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96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18.49mm"/>
    </style:style>
    <style:style style:name="co4" style:family="table-column">
      <style:table-column-properties fo:break-before="auto" style:column-width="75.71mm"/>
    </style:style>
    <style:style style:name="co5" style:family="table-column">
      <style:table-column-properties fo:break-before="auto" style:column-width="35.74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40.29mm"/>
    </style:style>
    <style:style style:name="co11" style:family="table-column">
      <style:table-column-properties fo:break-before="auto" style:column-width="23.6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7.6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14.11mm" fo:break-before="auto" style:use-optimal-row-height="true"/>
    </style:style>
    <style:style style:name="ro8" style:family="table-row">
      <style:table-row-properties style:row-height="45.28mm" fo:break-before="auto" style:use-optimal-row-height="true"/>
    </style:style>
    <style:style style:name="ta1" style:family="table" style:master-page-name="PageStyle_5f_Original_20_datasets">
      <style:table-properties table:display="true" style:writing-mode="lr-tb"/>
    </style:style>
    <style:style style:name="ta2" style:family="table" style:master-page-name="PageStyle_5f_lscd_20_values">
      <style:table-properties table:display="true" style:writing-mode="lr-tb"/>
    </style:style>
    <style:style style:name="ta3" style:family="table" style:master-page-name="PageStyle_5f_log_28_CR_29_">
      <style:table-properties table:display="true" style:writing-mode="lr-tb"/>
    </style:style>
    <style:style style:name="ta4" style:family="table" style:master-page-name="PageStyle_5f_Slope_20_calculation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rotation-align="none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iginal datase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996" table:default-cell-style-name="ce1"/>
        <table:table-row table:style-name="ro1">
          <table:table-cell office:value-type="string" calcext:value-type="string">
            <text:p>Registry Code</text:p>
          </table:table-cell>
          <table:table-cell office:value-type="string" calcext:value-type="string">
            <text:p>Country, Registry Name</text:p>
          </table:table-cell>
          <table:table-cell office:value-type="string" calcext:value-type="string">
            <text:p>CR for head &amp; neck squamous cell carcinoma</text:p>
          </table:table-cell>
          <table:table-cell office:value-type="string" calcext:value-type="string">
            <text:p>CR for esophageal squamous cell carcinoma</text:p>
          </table:table-cell>
          <table:table-cell office:value-type="string" calcext:value-type="string">
            <text:p>CR for colorectal adenocarcinoma</text:p>
          </table:table-cell>
          <table:table-cell office:value-type="string" calcext:value-type="string">
            <text:p>CR for hepatocellular carcinoma</text:p>
          </table:table-cell>
          <table:table-cell office:value-type="string" calcext:value-type="string">
            <text:p>CR for pancreatic cancer (ductal + endocrine)</text:p>
          </table:table-cell>
          <table:table-cell office:value-type="string" calcext:value-type="string">
            <text:p>CR for lung adenocarcinoma</text:p>
          </table:table-cell>
          <table:table-cell office:value-type="string" calcext:value-type="string">
            <text:p>CR for osteosarcoma</text:p>
          </table:table-cell>
          <table:table-cell office:value-type="string" calcext:value-type="string">
            <text:p>CR for melanoma</text:p>
          </table:table-cell>
          <table:table-cell office:value-type="string" calcext:value-type="string">
            <text:p>CR for ovarian germ cell</text:p>
          </table:table-cell>
          <table:table-cell office:value-type="string" calcext:value-type="string">
            <text:p>CR for testicular germ cell</text:p>
          </table:table-cell>
          <table:table-cell office:value-type="string" calcext:value-type="string">
            <text:p>CR for medulloblastoma</text:p>
          </table:table-cell>
          <table:table-cell office:value-type="string" calcext:value-type="string">
            <text:p>CR for thyroid follicular/papillary</text:p>
          </table:table-cell>
          <table:table-cell office:value-type="string" calcext:value-type="string">
            <text:p>CR for thyroid medullary</text:p>
          </table:table-cell>
          <table:table-cell office:value-type="string" calcext:value-type="string">
            <text:p>CR for chronic lymphocytic leukemia</text:p>
          </table:table-cell>
          <table:table-cell office:value-type="string" calcext:value-type="string">
            <text:p>CR for acute myeloid leukemia</text:p>
          </table:table-cell>
          <table:table-cell office:value-type="string" calcext:value-type="string">
            <text:p>CR for prostate</text:p>
          </table:table-cell>
          <table:table-cell office:value-type="string" calcext:value-type="string">
            <text:p>CR for breast</text:p>
          </table:table-cell>
          <table:table-cell office:value-type="string" calcext:value-type="string">
            <text:p>Pearson's p-value </text:p>
          </table:table-cell>
          <table:table-cell office:value-type="string" calcext:value-type="string">
            <text:p>Pearson's correlation coefficient</text:p>
          </table:table-cell>
          <table:table-cell office:value-type="string" calcext:value-type="string">
            <text:p>CI's lower bound for the Pearson's correlation coefficient</text:p>
          </table:table-cell>
          <table:table-cell office:value-type="string" calcext:value-type="string">
            <text:p>CI's upper bound for the Pearson's correlation coefficient</text:p>
          </table:table-cell>
          <table:table-cell office:value-type="string" calcext:value-type="string">
            <text:p>Person-year for that cancer registry</text:p>
          </table:table-cell>
          <table:table-cell table:number-columns-repeated="1000"/>
        </table:table-row>
        <table:table-row table:style-name="ro1">
          <table:table-cell office:value-type="float" office:value="10120199" calcext:value-type="float">
            <text:p>10120199</text:p>
          </table:table-cell>
          <table:table-cell office:value-type="string" calcext:value-type="string">
            <text:p><text:s/>Algeria, Setif (2003-2007)</text:p>
          </table:table-cell>
          <table:table-cell office:value-type="float" office:value="0.00946410027294986" calcext:value-type="float">
            <text:p>0.00946410027295</text:p>
          </table:table-cell>
          <table:table-cell office:value-type="float" office:value="0.000144024888879095" calcext:value-type="float">
            <text:p>0.000144024888879</text:p>
          </table:table-cell>
          <table:table-cell office:value-type="float" office:value="0.00826392987521384" calcext:value-type="float">
            <text:p>0.008263929875214</text:p>
          </table:table-cell>
          <table:table-cell table:style-name="ce2" office:value-type="float" office:value="0.000054991831923006" calcext:value-type="float">
            <text:p>5.50E-05</text:p>
          </table:table-cell>
          <table:table-cell office:value-type="float" office:value="0.000829598433018621" calcext:value-type="float">
            <text:p>0.000829598433019</text:p>
          </table:table-cell>
          <table:table-cell office:value-type="float" office:value="0.00196039791608096" calcext:value-type="float">
            <text:p>0.001960397916081</text:p>
          </table:table-cell>
          <table:table-cell office:value-type="float" office:value="0.000327927693076262" calcext:value-type="float">
            <text:p>0.000327927693076</text:p>
          </table:table-cell>
          <table:table-cell office:value-type="float" office:value="0.000167856119261521" calcext:value-type="float">
            <text:p>0.000167856119262</text:p>
          </table:table-cell>
          <table:table-cell office:value-type="float" office:value="0.00027603323707414" calcext:value-type="float">
            <text:p>0.000276033237074</text:p>
          </table:table-cell>
          <table:table-cell office:value-type="float" office:value="0.000215953736106093" calcext:value-type="float">
            <text:p>0.000215953736106</text:p>
          </table:table-cell>
          <table:table-cell table:style-name="ce2" office:value-type="float" office:value="0.0000470037860214769" calcext:value-type="float">
            <text:p>4.70E-05</text:p>
          </table:table-cell>
          <table:table-cell office:value-type="float" office:value="0.00192034746279015" calcext:value-type="float">
            <text:p>0.00192034746279</text:p>
          </table:table-cell>
          <table:table-cell table:style-name="ce2" office:value-type="float" office:value="0.0000183689507701114" calcext:value-type="float">
            <text:p>1.84E-05</text:p>
          </table:table-cell>
          <table:table-cell office:value-type="float" office:value="0" calcext:value-type="float">
            <text:p>0</text:p>
          </table:table-cell>
          <table:table-cell office:value-type="float" office:value="0.000449344280572083" calcext:value-type="float">
            <text:p>0.000449344280572</text:p>
          </table:table-cell>
          <table:table-cell office:value-type="float" office:value="0.00546922218982999" calcext:value-type="float">
            <text:p>0.00546922218983</text:p>
          </table:table-cell>
          <table:table-cell office:value-type="float" office:value="0.0302194192349914" calcext:value-type="float">
            <text:p>0.03021941923499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172262" calcext:value-type="float">
            <text:p>7172262</text:p>
          </table:table-cell>
          <table:table-cell table:number-columns-repeated="1000"/>
        </table:table-row>
        <table:table-row table:style-name="ro1">
          <table:table-cell office:value-type="float" office:value="14340199" calcext:value-type="float">
            <text:p>14340199</text:p>
          </table:table-cell>
          <table:table-cell office:value-type="string" calcext:value-type="string">
            <text:p><text:s/>Libya, Benghazi (2003-2005)</text:p>
          </table:table-cell>
          <table:table-cell office:value-type="float" office:value="0.00814750280580085" calcext:value-type="float">
            <text:p>0.008147502805801</text:p>
          </table:table-cell>
          <table:table-cell office:value-type="float" office:value="0.000415618497137388" calcext:value-type="float">
            <text:p>0.000415618497137</text:p>
          </table:table-cell>
          <table:table-cell office:value-type="float" office:value="0.0152340324100127" calcext:value-type="float">
            <text:p>0.015234032410013</text:p>
          </table:table-cell>
          <table:table-cell office:value-type="float" office:value="0.000557513149146082" calcext:value-type="float">
            <text:p>0.000557513149146</text:p>
          </table:table-cell>
          <table:table-cell office:value-type="float" office:value="0.0048171314755825" calcext:value-type="float">
            <text:p>0.004817131475583</text:p>
          </table:table-cell>
          <table:table-cell office:value-type="float" office:value="0.00351697486684162" calcext:value-type="float">
            <text:p>0.003516974866842</text:p>
          </table:table-cell>
          <table:table-cell table:style-name="ce2" office:value-type="float" office:value="0.0000919542793464739" calcext:value-type="float">
            <text:p>9.20E-05</text:p>
          </table:table-cell>
          <table:table-cell office:value-type="float" office:value="0.000290303976283532" calcext:value-type="float">
            <text:p>0.000290303976284</text:p>
          </table:table-cell>
          <table:table-cell office:value-type="float" office:value="0.000147450374348379" calcext:value-type="float">
            <text:p>0.000147450374348</text:p>
          </table:table-cell>
          <table:table-cell office:value-type="float" office:value="0.000518041599178706" calcext:value-type="float">
            <text:p>0.000518041599179</text:p>
          </table:table-cell>
          <table:table-cell table:style-name="ce2" office:value-type="float" office:value="0.000061083169408001" calcext:value-type="float">
            <text:p>6.11E-05</text:p>
          </table:table-cell>
          <table:table-cell office:value-type="float" office:value="0.0011792302923482" calcext:value-type="float">
            <text:p>0.001179230292348</text:p>
          </table:table-cell>
          <table:table-cell table:style-name="ce2" office:value-type="float" office:value="0.0000300428974276376" calcext:value-type="float">
            <text:p>3.00E-05</text:p>
          </table:table-cell>
          <table:table-cell office:value-type="float" office:value="0.00037788406768815" calcext:value-type="float">
            <text:p>0.000377884067688</text:p>
          </table:table-cell>
          <table:table-cell office:value-type="float" office:value="0.00195501495392633" calcext:value-type="float">
            <text:p>0.001955014953926</text:p>
          </table:table-cell>
          <table:table-cell office:value-type="float" office:value="0.0173907076598741" calcext:value-type="float">
            <text:p>0.017390707659874</text:p>
          </table:table-cell>
          <table:table-cell office:value-type="float" office:value="0.0246293295061921" calcext:value-type="float">
            <text:p>0.024629329506192</text:p>
          </table:table-cell>
          <table:table-cell office:value-type="float" office:value="0.00147714031355406" calcext:value-type="float">
            <text:p>0.001477140313554</text:p>
          </table:table-cell>
          <table:table-cell office:value-type="float" office:value="0.707845385535436" calcext:value-type="float">
            <text:p>0.707845385535436</text:p>
          </table:table-cell>
          <table:table-cell office:value-type="float" office:value="0.344359286526879" calcext:value-type="float">
            <text:p>0.344359286526879</text:p>
          </table:table-cell>
          <table:table-cell office:value-type="float" office:value="0.886785914735382" calcext:value-type="float">
            <text:p>0.886785914735382</text:p>
          </table:table-cell>
          <table:table-cell office:value-type="float" office:value="4604236" calcext:value-type="float">
            <text:p>4604236</text:p>
          </table:table-cell>
          <table:table-cell table:number-columns-repeated="1000"/>
        </table:table-row>
        <table:table-row table:style-name="ro1">
          <table:table-cell office:value-type="float" office:value="14540199" calcext:value-type="float">
            <text:p>14540199</text:p>
          </table:table-cell>
          <table:table-cell office:value-type="string" calcext:value-type="string">
            <text:p><text:s/>Malawi, Blantyre (2003-2007)</text:p>
          </table:table-cell>
          <table:table-cell office:value-type="float" office:value="0.00387268316628396" calcext:value-type="float">
            <text:p>0.003872683166284</text:p>
          </table:table-cell>
          <table:table-cell office:value-type="float" office:value="0.00384875133710957" calcext:value-type="float">
            <text:p>0.00384875133711</text:p>
          </table:table-cell>
          <table:table-cell office:value-type="float" office:value="0.00312048804243613" calcext:value-type="float">
            <text:p>0.003120488042436</text:p>
          </table:table-cell>
          <table:table-cell office:value-type="float" office:value="0.00167166678461078" calcext:value-type="float">
            <text:p>0.001671666784611</text:p>
          </table:table-cell>
          <table:table-cell office:value-type="float" office:value="0.000227976277377167" calcext:value-type="float">
            <text:p>0.000227976277377</text:p>
          </table:table-cell>
          <table:table-cell table:style-name="ce2" office:value-type="float" office:value="0.0000359342650975097" calcext:value-type="float">
            <text:p>3.59E-05</text:p>
          </table:table-cell>
          <table:table-cell office:value-type="float" office:value="0.000580188028617379" calcext:value-type="float">
            <text:p>0.000580188028617</text:p>
          </table:table-cell>
          <table:table-cell office:value-type="float" office:value="0.0022593841985751" calcext:value-type="float">
            <text:p>0.002259384198575</text:p>
          </table:table-cell>
          <table:table-cell office:value-type="float" office:value="0.000827563562093491" calcext:value-type="float">
            <text:p>0.000827563562093</text:p>
          </table:table-cell>
          <table:table-cell office:value-type="float" office:value="0.0010174220826883" calcext:value-type="float">
            <text:p>0.001017422082688</text:p>
          </table:table-cell>
          <table:table-cell office:value-type="float" office:value="0" calcext:value-type="float">
            <text:p>0</text:p>
          </table:table-cell>
          <table:table-cell office:value-type="float" office:value="0.00063789243913083" calcext:value-type="float">
            <text:p>0.0006378924391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207389981965063" calcext:value-type="float">
            <text:p>2.07E-05</text:p>
          </table:table-cell>
          <table:table-cell office:value-type="float" office:value="0.0164693311821901" calcext:value-type="float">
            <text:p>0.01646933118219</text:p>
          </table:table-cell>
          <table:table-cell office:value-type="float" office:value="0.0127342066094773" calcext:value-type="float">
            <text:p>0.0127342066094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654150" calcext:value-type="float">
            <text:p>4654150</text:p>
          </table:table-cell>
          <table:table-cell table:number-columns-repeated="1000"/>
        </table:table-row>
        <table:table-row table:style-name="ro1">
          <table:table-cell office:value-type="float" office:value="17100199" calcext:value-type="float">
            <text:p>17100199</text:p>
          </table:table-cell>
          <table:table-cell office:value-type="string" calcext:value-type="string">
            <text:p><text:s/>South Africa, PROMEC (2003-2007)</text:p>
          </table:table-cell>
          <table:table-cell office:value-type="float" office:value="0.00546437985449327" calcext:value-type="float">
            <text:p>0.005464379854493</text:p>
          </table:table-cell>
          <table:table-cell office:value-type="float" office:value="0.0162928637507946" calcext:value-type="float">
            <text:p>0.016292863750795</text:p>
          </table:table-cell>
          <table:table-cell office:value-type="float" office:value="0.00136296252587899" calcext:value-type="float">
            <text:p>0.001362962525879</text:p>
          </table:table-cell>
          <table:table-cell office:value-type="float" office:value="0.000558923484250104" calcext:value-type="float">
            <text:p>0.00055892348425</text:p>
          </table:table-cell>
          <table:table-cell office:value-type="float" office:value="0.000436709242087666" calcext:value-type="float">
            <text:p>0.000436709242088</text:p>
          </table:table-cell>
          <table:table-cell office:value-type="float" office:value="0.000289872507362298" calcext:value-type="float">
            <text:p>0.000289872507362</text:p>
          </table:table-cell>
          <table:table-cell office:value-type="float" office:value="0.000107453696667536" calcext:value-type="float">
            <text:p>0.000107453696668</text:p>
          </table:table-cell>
          <table:table-cell office:value-type="float" office:value="0.000468391333174504" calcext:value-type="float">
            <text:p>0.000468391333175</text:p>
          </table:table-cell>
          <table:table-cell table:style-name="ce2" office:value-type="float" office:value="0.0000640027475819932" calcext:value-type="float">
            <text:p>6.40E-05</text:p>
          </table:table-cell>
          <table:table-cell office:value-type="float" office:value="0.000180171637759036" calcext:value-type="float">
            <text:p>0.000180171637759</text:p>
          </table:table-cell>
          <table:table-cell office:value-type="float" office:value="0" calcext:value-type="float">
            <text:p>0</text:p>
          </table:table-cell>
          <table:table-cell office:value-type="float" office:value="0.000250128946554317" calcext:value-type="float">
            <text:p>0.000250128946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7980660599701" calcext:value-type="float">
            <text:p>0.006879806605997</text:p>
          </table:table-cell>
          <table:table-cell office:value-type="float" office:value="0.00765477987567734" calcext:value-type="float">
            <text:p>0.0076547798756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255416" calcext:value-type="float">
            <text:p>5255416</text:p>
          </table:table-cell>
          <table:table-cell table:number-columns-repeated="1000"/>
        </table:table-row>
        <table:table-row table:style-name="ro1">
          <table:table-cell office:value-type="float" office:value="17160270" calcext:value-type="float">
            <text:p>17160270</text:p>
          </table:table-cell>
          <table:table-cell office:value-type="string" calcext:value-type="string">
            <text:p><text:s/>Zimbabwe, Harare: African (2003-2006)</text:p>
          </table:table-cell>
          <table:table-cell office:value-type="float" office:value="0.00685222719885896" calcext:value-type="float">
            <text:p>0.006852227198859</text:p>
          </table:table-cell>
          <table:table-cell office:value-type="float" office:value="0.00552955765372099" calcext:value-type="float">
            <text:p>0.005529557653721</text:p>
          </table:table-cell>
          <table:table-cell office:value-type="float" office:value="0.013517336354032" calcext:value-type="float">
            <text:p>0.013517336354032</text:p>
          </table:table-cell>
          <table:table-cell office:value-type="float" office:value="0.00192916397172656" calcext:value-type="float">
            <text:p>0.001929163971727</text:p>
          </table:table-cell>
          <table:table-cell office:value-type="float" office:value="0.00535972245949881" calcext:value-type="float">
            <text:p>0.005359722459499</text:p>
          </table:table-cell>
          <table:table-cell office:value-type="float" office:value="0.00156821882122471" calcext:value-type="float">
            <text:p>0.001568218821225</text:p>
          </table:table-cell>
          <table:table-cell office:value-type="float" office:value="0.000579901953819864" calcext:value-type="float">
            <text:p>0.00057990195382</text:p>
          </table:table-cell>
          <table:table-cell office:value-type="float" office:value="0.00279118863379067" calcext:value-type="float">
            <text:p>0.002791188633791</text:p>
          </table:table-cell>
          <table:table-cell table:style-name="ce2" office:value-type="float" office:value="0.0000879238565825656" calcext:value-type="float">
            <text:p>8.79E-05</text:p>
          </table:table-cell>
          <table:table-cell office:value-type="float" office:value="0.000371537990608694" calcext:value-type="float">
            <text:p>0.000371537990609</text:p>
          </table:table-cell>
          <table:table-cell table:style-name="ce2" office:value-type="float" office:value="0.0000236574262785374" calcext:value-type="float">
            <text:p>2.37E-05</text:p>
          </table:table-cell>
          <table:table-cell office:value-type="float" office:value="0.00120804766635344" calcext:value-type="float">
            <text:p>0.001208047666353</text:p>
          </table:table-cell>
          <table:table-cell office:value-type="float" office:value="0.000244544180534462" calcext:value-type="float">
            <text:p>0.000244544180534</text:p>
          </table:table-cell>
          <table:table-cell office:value-type="float" office:value="0.000889150464366082" calcext:value-type="float">
            <text:p>0.000889150464366</text:p>
          </table:table-cell>
          <table:table-cell office:value-type="float" office:value="0.000954710322901641" calcext:value-type="float">
            <text:p>0.000954710322902</text:p>
          </table:table-cell>
          <table:table-cell office:value-type="float" office:value="0.067583821663538" calcext:value-type="float">
            <text:p>0.067583821663538</text:p>
          </table:table-cell>
          <table:table-cell office:value-type="float" office:value="0.0360359419484193" calcext:value-type="float">
            <text:p>0.036035941948419</text:p>
          </table:table-cell>
          <table:table-cell office:value-type="float" office:value="0.000885176994720904" calcext:value-type="float">
            <text:p>0.000885176994721</text:p>
          </table:table-cell>
          <table:table-cell office:value-type="float" office:value="0.729681877119387" calcext:value-type="float">
            <text:p>0.729681877119387</text:p>
          </table:table-cell>
          <table:table-cell office:value-type="float" office:value="0.383557567874923" calcext:value-type="float">
            <text:p>0.383557567874923</text:p>
          </table:table-cell>
          <table:table-cell office:value-type="float" office:value="0.89606183133039" calcext:value-type="float">
            <text:p>0.89606183133039</text:p>
          </table:table-cell>
          <table:table-cell office:value-type="float" office:value="5696501" calcext:value-type="float">
            <text:p>5696501</text:p>
          </table:table-cell>
          <table:table-cell table:number-columns-repeated="1000"/>
        </table:table-row>
        <table:table-row table:style-name="ro1">
          <table:table-cell office:value-type="float" office:value="17880299" calcext:value-type="float">
            <text:p>17880299</text:p>
          </table:table-cell>
          <table:table-cell office:value-type="string" calcext:value-type="string">
            <text:p><text:s/>Tunisia, North (2003-2005)</text:p>
          </table:table-cell>
          <table:table-cell office:value-type="float" office:value="0.00968655805095501" calcext:value-type="float">
            <text:p>0.009686558050955</text:p>
          </table:table-cell>
          <table:table-cell office:value-type="float" office:value="0.000315482953763163" calcext:value-type="float">
            <text:p>0.000315482953763</text:p>
          </table:table-cell>
          <table:table-cell office:value-type="float" office:value="0.010654203562134" calcext:value-type="float">
            <text:p>0.010654203562134</text:p>
          </table:table-cell>
          <table:table-cell office:value-type="float" office:value="0.000645251027271828" calcext:value-type="float">
            <text:p>0.000645251027272</text:p>
          </table:table-cell>
          <table:table-cell office:value-type="float" office:value="0.00223547709792036" calcext:value-type="float">
            <text:p>0.00223547709792</text:p>
          </table:table-cell>
          <table:table-cell office:value-type="float" office:value="0.00349822089693082" calcext:value-type="float">
            <text:p>0.003498220896931</text:p>
          </table:table-cell>
          <table:table-cell office:value-type="float" office:value="0.000182933727154872" calcext:value-type="float">
            <text:p>0.000182933727155</text:p>
          </table:table-cell>
          <table:table-cell office:value-type="float" office:value="0.000534722968447818" calcext:value-type="float">
            <text:p>0.000534722968448</text:p>
          </table:table-cell>
          <table:table-cell office:value-type="float" office:value="0.000138551923643382" calcext:value-type="float">
            <text:p>0.000138551923643</text:p>
          </table:table-cell>
          <table:table-cell office:value-type="float" office:value="0.000611099558117601" calcext:value-type="float">
            <text:p>0.000611099558118</text:p>
          </table:table-cell>
          <table:table-cell table:style-name="ce2" office:value-type="float" office:value="0.000070407359555461" calcext:value-type="float">
            <text:p>7.04E-05</text:p>
          </table:table-cell>
          <table:table-cell office:value-type="float" office:value="0.00177472398389978" calcext:value-type="float">
            <text:p>0.0017747239839</text:p>
          </table:table-cell>
          <table:table-cell table:style-name="ce2" office:value-type="float" office:value="0.0000926871973428423" calcext:value-type="float">
            <text:p>9.27E-05</text:p>
          </table:table-cell>
          <table:table-cell office:value-type="float" office:value="0.000543293218900532" calcext:value-type="float">
            <text:p>0.000543293218901</text:p>
          </table:table-cell>
          <table:table-cell office:value-type="float" office:value="0.00124056526987147" calcext:value-type="float">
            <text:p>0.001240565269871</text:p>
          </table:table-cell>
          <table:table-cell office:value-type="float" office:value="0.0128426836979916" calcext:value-type="float">
            <text:p>0.012842683697992</text:p>
          </table:table-cell>
          <table:table-cell office:value-type="float" office:value="0.032503521395734" calcext:value-type="float">
            <text:p>0.032503521395734</text:p>
          </table:table-cell>
          <table:table-cell office:value-type="float" office:value="0.0023150245804886" calcext:value-type="float">
            <text:p>0.002315024580489</text:p>
          </table:table-cell>
          <table:table-cell office:value-type="float" office:value="0.686980686153952" calcext:value-type="float">
            <text:p>0.686980686153952</text:p>
          </table:table-cell>
          <table:table-cell office:value-type="float" office:value="0.308053106088483" calcext:value-type="float">
            <text:p>0.308053106088483</text:p>
          </table:table-cell>
          <table:table-cell office:value-type="float" office:value="0.877786052903726" calcext:value-type="float">
            <text:p>0.877786052903726</text:p>
          </table:table-cell>
          <table:table-cell office:value-type="float" office:value="14211700" calcext:value-type="float">
            <text:p>14211700</text:p>
          </table:table-cell>
          <table:table-cell table:number-columns-repeated="1000"/>
        </table:table-row>
        <table:table-row table:style-name="ro1">
          <table:table-cell office:value-type="float" office:value="18000299" calcext:value-type="float">
            <text:p>18000299</text:p>
          </table:table-cell>
          <table:table-cell office:value-type="string" calcext:value-type="string">
            <text:p><text:s/>Uganda, Kyadondo county (2003-2007)</text:p>
          </table:table-cell>
          <table:table-cell office:value-type="float" office:value="0.00843839138717353" calcext:value-type="float">
            <text:p>0.008438391387174</text:p>
          </table:table-cell>
          <table:table-cell office:value-type="float" office:value="0.00460684965377597" calcext:value-type="float">
            <text:p>0.004606849653776</text:p>
          </table:table-cell>
          <table:table-cell office:value-type="float" office:value="0.00867933976971011" calcext:value-type="float">
            <text:p>0.00867933976971</text:p>
          </table:table-cell>
          <table:table-cell office:value-type="float" office:value="0.00191697638028462" calcext:value-type="float">
            <text:p>0.001916976380285</text:p>
          </table:table-cell>
          <table:table-cell office:value-type="float" office:value="0.00328677293323607" calcext:value-type="float">
            <text:p>0.003286772933236</text:p>
          </table:table-cell>
          <table:table-cell office:value-type="float" office:value="0.00087844984438429" calcext:value-type="float">
            <text:p>0.000878449844384</text:p>
          </table:table-cell>
          <table:table-cell office:value-type="float" office:value="0.000108351933993565" calcext:value-type="float">
            <text:p>0.000108351933994</text:p>
          </table:table-cell>
          <table:table-cell office:value-type="float" office:value="0.00221333405836956" calcext:value-type="float">
            <text:p>0.00221333405837</text:p>
          </table:table-cell>
          <table:table-cell table:style-name="ce2" office:value-type="float" office:value="0.0000216214163738631" calcext:value-type="float">
            <text:p>2.16E-05</text:p>
          </table:table-cell>
          <table:table-cell office:value-type="float" office:value="0.000190117099926214" calcext:value-type="float">
            <text:p>0.000190117099926</text:p>
          </table:table-cell>
          <table:table-cell table:style-name="ce2" office:value-type="float" office:value="0.00000363728262675842" calcext:value-type="float">
            <text:p>3.64E-06</text:p>
          </table:table-cell>
          <table:table-cell office:value-type="float" office:value="0.00112462654273806" calcext:value-type="float">
            <text:p>0.001124626542738</text:p>
          </table:table-cell>
          <table:table-cell office:value-type="float" office:value="0" calcext:value-type="float">
            <text:p>0</text:p>
          </table:table-cell>
          <table:table-cell office:value-type="float" office:value="0.000401965393203467" calcext:value-type="float">
            <text:p>0.000401965393203</text:p>
          </table:table-cell>
          <table:table-cell table:style-name="ce2" office:value-type="float" office:value="0.0000562524188595723" calcext:value-type="float">
            <text:p>5.63E-05</text:p>
          </table:table-cell>
          <table:table-cell office:value-type="float" office:value="0.0526697754526537" calcext:value-type="float">
            <text:p>0.052669775452654</text:p>
          </table:table-cell>
          <table:table-cell office:value-type="float" office:value="0.0379896625415464" calcext:value-type="float">
            <text:p>0.03798966254154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9278357" calcext:value-type="float">
            <text:p>9278357</text:p>
          </table:table-cell>
          <table:table-cell table:number-columns-repeated="1000"/>
        </table:table-row>
        <table:table-row table:style-name="ro1">
          <table:table-cell office:value-type="float" office:value="18180299" calcext:value-type="float">
            <text:p>18180299</text:p>
          </table:table-cell>
          <table:table-cell office:value-type="string" calcext:value-type="string">
            <text:p><text:s/>Egypt, Gharbiah (2003-2007)</text:p>
          </table:table-cell>
          <table:table-cell office:value-type="float" office:value="0.00602058506838686" calcext:value-type="float">
            <text:p>0.006020585068387</text:p>
          </table:table-cell>
          <table:table-cell office:value-type="float" office:value="0.00107452873095395" calcext:value-type="float">
            <text:p>0.001074528730954</text:p>
          </table:table-cell>
          <table:table-cell office:value-type="float" office:value="0.00523209879767177" calcext:value-type="float">
            <text:p>0.005232098797672</text:p>
          </table:table-cell>
          <table:table-cell office:value-type="float" office:value="0.00424545137099293" calcext:value-type="float">
            <text:p>0.004245451370993</text:p>
          </table:table-cell>
          <table:table-cell office:value-type="float" office:value="0.00398872368133831" calcext:value-type="float">
            <text:p>0.003988723681338</text:p>
          </table:table-cell>
          <table:table-cell office:value-type="float" office:value="0.00282839960913172" calcext:value-type="float">
            <text:p>0.002828399609132</text:p>
          </table:table-cell>
          <table:table-cell office:value-type="float" office:value="0.00021354050550943" calcext:value-type="float">
            <text:p>0.000213540505509</text:p>
          </table:table-cell>
          <table:table-cell office:value-type="float" office:value="0.000326751005277061" calcext:value-type="float">
            <text:p>0.000326751005277</text:p>
          </table:table-cell>
          <table:table-cell office:value-type="float" office:value="0.000147874822510277" calcext:value-type="float">
            <text:p>0.00014787482251</text:p>
          </table:table-cell>
          <table:table-cell office:value-type="float" office:value="0.000352224449511814" calcext:value-type="float">
            <text:p>0.000352224449512</text:p>
          </table:table-cell>
          <table:table-cell table:style-name="ce2" office:value-type="float" office:value="0.00009181295756241" calcext:value-type="float">
            <text:p>9.18E-05</text:p>
          </table:table-cell>
          <table:table-cell office:value-type="float" office:value="0.00196416511310584" calcext:value-type="float">
            <text:p>0.001964165113106</text:p>
          </table:table-cell>
          <table:table-cell table:style-name="ce2" office:value-type="float" office:value="0.0000761486522363271" calcext:value-type="float">
            <text:p>7.61E-05</text:p>
          </table:table-cell>
          <table:table-cell office:value-type="float" office:value="0.00143718594018592" calcext:value-type="float">
            <text:p>0.001437185940186</text:p>
          </table:table-cell>
          <table:table-cell office:value-type="float" office:value="0.000887147907471136" calcext:value-type="float">
            <text:p>0.000887147907471</text:p>
          </table:table-cell>
          <table:table-cell office:value-type="float" office:value="0.00909541090702147" calcext:value-type="float">
            <text:p>0.009095410907021</text:p>
          </table:table-cell>
          <table:table-cell office:value-type="float" office:value="0.0495410552716942" calcext:value-type="float">
            <text:p>0.049541055271694</text:p>
          </table:table-cell>
          <table:table-cell office:value-type="float" office:value="0.000601057564129537" calcext:value-type="float">
            <text:p>0.00060105756413</text:p>
          </table:table-cell>
          <table:table-cell office:value-type="float" office:value="0.744949122563635" calcext:value-type="float">
            <text:p>0.744949122563635</text:p>
          </table:table-cell>
          <table:table-cell office:value-type="float" office:value="0.411724876263123" calcext:value-type="float">
            <text:p>0.411724876263123</text:p>
          </table:table-cell>
          <table:table-cell office:value-type="float" office:value="0.902462035307068" calcext:value-type="float">
            <text:p>0.902462035307068</text:p>
          </table:table-cell>
          <table:table-cell office:value-type="float" office:value="19538766" calcext:value-type="float">
            <text:p>19538766</text:p>
          </table:table-cell>
          <table:table-cell table:number-columns-repeated="1000"/>
        </table:table-row>
        <table:table-row table:style-name="ro1">
          <table:table-cell office:value-type="float" office:value="20320199" calcext:value-type="float">
            <text:p>20320199</text:p>
          </table:table-cell>
          <table:table-cell office:value-type="string" calcext:value-type="string">
            <text:p><text:s/>Argentina, Bahia Blanca (2003-2007)</text:p>
          </table:table-cell>
          <table:table-cell office:value-type="float" office:value="0.00900821021798239" calcext:value-type="float">
            <text:p>0.009008210217982</text:p>
          </table:table-cell>
          <table:table-cell office:value-type="float" office:value="0.00253852926053096" calcext:value-type="float">
            <text:p>0.002538529260531</text:p>
          </table:table-cell>
          <table:table-cell office:value-type="float" office:value="0.0295751940375624" calcext:value-type="float">
            <text:p>0.029575194037562</text:p>
          </table:table-cell>
          <table:table-cell office:value-type="float" office:value="0.000960289455268943" calcext:value-type="float">
            <text:p>0.000960289455269</text:p>
          </table:table-cell>
          <table:table-cell office:value-type="float" office:value="0.00720734533713453" calcext:value-type="float">
            <text:p>0.007207345337135</text:p>
          </table:table-cell>
          <table:table-cell office:value-type="float" office:value="0.00808050399874008" calcext:value-type="float">
            <text:p>0.00808050399874</text:p>
          </table:table-cell>
          <table:table-cell table:style-name="ce2" office:value-type="float" office:value="0.0000887215208429077" calcext:value-type="float">
            <text:p>8.87E-05</text:p>
          </table:table-cell>
          <table:table-cell office:value-type="float" office:value="0.00263709670931053" calcext:value-type="float">
            <text:p>0.002637096709311</text:p>
          </table:table-cell>
          <table:table-cell office:value-type="float" office:value="0.000575662492007741" calcext:value-type="float">
            <text:p>0.000575662492008</text:p>
          </table:table-cell>
          <table:table-cell office:value-type="float" office:value="0.00343140395069312" calcext:value-type="float">
            <text:p>0.003431403950693</text:p>
          </table:table-cell>
          <table:table-cell office:value-type="float" office:value="0" calcext:value-type="float">
            <text:p>0</text:p>
          </table:table-cell>
          <table:table-cell office:value-type="float" office:value="0.00316804337644218" calcext:value-type="float">
            <text:p>0.003168043376442</text:p>
          </table:table-cell>
          <table:table-cell office:value-type="float" office:value="0.000179587420812142" calcext:value-type="float">
            <text:p>0.000179587420812</text:p>
          </table:table-cell>
          <table:table-cell office:value-type="float" office:value="0.00142375900073465" calcext:value-type="float">
            <text:p>0.001423759000735</text:p>
          </table:table-cell>
          <table:table-cell office:value-type="float" office:value="0.00249387459304297" calcext:value-type="float">
            <text:p>0.002493874593043</text:p>
          </table:table-cell>
          <table:table-cell office:value-type="float" office:value="0.056585250225895" calcext:value-type="float">
            <text:p>0.056585250225895</text:p>
          </table:table-cell>
          <table:table-cell office:value-type="float" office:value="0.0818309240164767" calcext:value-type="float">
            <text:p>0.0818309240164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361910" calcext:value-type="float">
            <text:p>1361910</text:p>
          </table:table-cell>
          <table:table-cell table:number-columns-repeated="1000"/>
        </table:table-row>
        <table:table-row table:style-name="ro1">
          <table:table-cell office:value-type="float" office:value="20320699" calcext:value-type="float">
            <text:p>20320699</text:p>
          </table:table-cell>
          <table:table-cell office:value-type="string" calcext:value-type="string">
            <text:p><text:s/>Argentina, Cordoba (2004-2007)</text:p>
          </table:table-cell>
          <table:table-cell office:value-type="float" office:value="0.00911859727531069" calcext:value-type="float">
            <text:p>0.009118597275311</text:p>
          </table:table-cell>
          <table:table-cell office:value-type="float" office:value="0.00286286537423066" calcext:value-type="float">
            <text:p>0.002862865374231</text:p>
          </table:table-cell>
          <table:table-cell office:value-type="float" office:value="0.0242808018900758" calcext:value-type="float">
            <text:p>0.024280801890076</text:p>
          </table:table-cell>
          <table:table-cell office:value-type="float" office:value="0.00126338222132527" calcext:value-type="float">
            <text:p>0.001263382221325</text:p>
          </table:table-cell>
          <table:table-cell office:value-type="float" office:value="0.00732182956721854" calcext:value-type="float">
            <text:p>0.007321829567219</text:p>
          </table:table-cell>
          <table:table-cell office:value-type="float" office:value="0.00704689803511479" calcext:value-type="float">
            <text:p>0.007046898035115</text:p>
          </table:table-cell>
          <table:table-cell office:value-type="float" office:value="0.000207542305199313" calcext:value-type="float">
            <text:p>0.000207542305199</text:p>
          </table:table-cell>
          <table:table-cell office:value-type="float" office:value="0.00362950374511222" calcext:value-type="float">
            <text:p>0.003629503745112</text:p>
          </table:table-cell>
          <table:table-cell office:value-type="float" office:value="0.000444506553716814" calcext:value-type="float">
            <text:p>0.000444506553717</text:p>
          </table:table-cell>
          <table:table-cell office:value-type="float" office:value="0.00494505571539221" calcext:value-type="float">
            <text:p>0.004945055715392</text:p>
          </table:table-cell>
          <table:table-cell office:value-type="float" office:value="0.000176097886660413" calcext:value-type="float">
            <text:p>0.00017609788666</text:p>
          </table:table-cell>
          <table:table-cell office:value-type="float" office:value="0.00385208372084877" calcext:value-type="float">
            <text:p>0.003852083720849</text:p>
          </table:table-cell>
          <table:table-cell table:style-name="ce2" office:value-type="float" office:value="0.0000971024860512719" calcext:value-type="float">
            <text:p>9.71E-05</text:p>
          </table:table-cell>
          <table:table-cell office:value-type="float" office:value="0.000939493992253455" calcext:value-type="float">
            <text:p>0.000939493992253</text:p>
          </table:table-cell>
          <table:table-cell office:value-type="float" office:value="0.0010733071091589" calcext:value-type="float">
            <text:p>0.001073307109159</text:p>
          </table:table-cell>
          <table:table-cell office:value-type="float" office:value="0.0562693017018635" calcext:value-type="float">
            <text:p>0.056269301701864</text:p>
          </table:table-cell>
          <table:table-cell office:value-type="float" office:value="0.0886538769728224" calcext:value-type="float">
            <text:p>0.088653876972822</text:p>
          </table:table-cell>
          <table:table-cell office:value-type="float" office:value="0.00131107259820151" calcext:value-type="float">
            <text:p>0.001311072598202</text:p>
          </table:table-cell>
          <table:table-cell office:value-type="float" office:value="0.71310789869194" calcext:value-type="float">
            <text:p>0.71310789869194</text:p>
          </table:table-cell>
          <table:table-cell office:value-type="float" office:value="0.353691428128999" calcext:value-type="float">
            <text:p>0.353691428128999</text:p>
          </table:table-cell>
          <table:table-cell office:value-type="float" office:value="0.88903463850389" calcext:value-type="float">
            <text:p>0.88903463850389</text:p>
          </table:table-cell>
          <table:table-cell office:value-type="float" office:value="5061744" calcext:value-type="float">
            <text:p>5061744</text:p>
          </table:table-cell>
          <table:table-cell table:number-columns-repeated="1000"/>
        </table:table-row>
        <table:table-row table:style-name="ro1">
          <table:table-cell office:value-type="float" office:value="20320799" calcext:value-type="float">
            <text:p>20320799</text:p>
          </table:table-cell>
          <table:table-cell office:value-type="string" calcext:value-type="string">
            <text:p><text:s/>Argentina, Mendoza (2003-2007)</text:p>
          </table:table-cell>
          <table:table-cell office:value-type="float" office:value="0.00748209077387475" calcext:value-type="float">
            <text:p>0.007482090773875</text:p>
          </table:table-cell>
          <table:table-cell office:value-type="float" office:value="0.00253794892829915" calcext:value-type="float">
            <text:p>0.002537948928299</text:p>
          </table:table-cell>
          <table:table-cell office:value-type="float" office:value="0.0237697079174257" calcext:value-type="float">
            <text:p>0.023769707917426</text:p>
          </table:table-cell>
          <table:table-cell office:value-type="float" office:value="0.0013163646772885" calcext:value-type="float">
            <text:p>0.001316364677289</text:p>
          </table:table-cell>
          <table:table-cell office:value-type="float" office:value="0.00758180860995642" calcext:value-type="float">
            <text:p>0.007581808609956</text:p>
          </table:table-cell>
          <table:table-cell office:value-type="float" office:value="0.00418792459960586" calcext:value-type="float">
            <text:p>0.004187924599606</text:p>
          </table:table-cell>
          <table:table-cell office:value-type="float" office:value="0.00029509910202758" calcext:value-type="float">
            <text:p>0.000295099102028</text:p>
          </table:table-cell>
          <table:table-cell office:value-type="float" office:value="0.00363795984587837" calcext:value-type="float">
            <text:p>0.003637959845878</text:p>
          </table:table-cell>
          <table:table-cell office:value-type="float" office:value="0.000351983010342109" calcext:value-type="float">
            <text:p>0.000351983010342</text:p>
          </table:table-cell>
          <table:table-cell office:value-type="float" office:value="0.00529913742737036" calcext:value-type="float">
            <text:p>0.00529913742737</text:p>
          </table:table-cell>
          <table:table-cell office:value-type="float" office:value="0.000128716005631701" calcext:value-type="float">
            <text:p>0.000128716005632</text:p>
          </table:table-cell>
          <table:table-cell office:value-type="float" office:value="0.00311893922289382" calcext:value-type="float">
            <text:p>0.003118939222894</text:p>
          </table:table-cell>
          <table:table-cell office:value-type="float" office:value="0.000189843335534849" calcext:value-type="float">
            <text:p>0.000189843335535</text:p>
          </table:table-cell>
          <table:table-cell office:value-type="float" office:value="0.00095381963402744" calcext:value-type="float">
            <text:p>0.000953819634027</text:p>
          </table:table-cell>
          <table:table-cell office:value-type="float" office:value="0.00162483540036923" calcext:value-type="float">
            <text:p>0.001624835400369</text:p>
          </table:table-cell>
          <table:table-cell office:value-type="float" office:value="0.0523284192876573" calcext:value-type="float">
            <text:p>0.052328419287657</text:p>
          </table:table-cell>
          <table:table-cell office:value-type="float" office:value="0.0846598630004464" calcext:value-type="float">
            <text:p>0.084659863000446</text:p>
          </table:table-cell>
          <table:table-cell office:value-type="float" office:value="0.000819598145363587" calcext:value-type="float">
            <text:p>0.000819598145364</text:p>
          </table:table-cell>
          <table:table-cell office:value-type="float" office:value="0.732799084316307" calcext:value-type="float">
            <text:p>0.732799084316307</text:p>
          </table:table-cell>
          <table:table-cell office:value-type="float" office:value="0.389256813284389" calcext:value-type="float">
            <text:p>0.389256813284389</text:p>
          </table:table-cell>
          <table:table-cell office:value-type="float" office:value="0.897374243832715" calcext:value-type="float">
            <text:p>0.897374243832715</text:p>
          </table:table-cell>
          <table:table-cell office:value-type="float" office:value="7847329" calcext:value-type="float">
            <text:p>7847329</text:p>
          </table:table-cell>
          <table:table-cell table:number-columns-repeated="1000"/>
        </table:table-row>
        <table:table-row table:style-name="ro1">
          <table:table-cell office:value-type="float" office:value="20320899" calcext:value-type="float">
            <text:p>20320899</text:p>
          </table:table-cell>
          <table:table-cell office:value-type="string" calcext:value-type="string">
            <text:p><text:s/>Argentina, Tierra del Fuego (2003-2007)</text:p>
          </table:table-cell>
          <table:table-cell office:value-type="float" office:value="0.00621278413303895" calcext:value-type="float">
            <text:p>0.006212784133039</text:p>
          </table:table-cell>
          <table:table-cell office:value-type="float" office:value="0.00302110105706413" calcext:value-type="float">
            <text:p>0.003021101057064</text:p>
          </table:table-cell>
          <table:table-cell office:value-type="float" office:value="0.0248611226900641" calcext:value-type="float">
            <text:p>0.024861122690064</text:p>
          </table:table-cell>
          <table:table-cell office:value-type="float" office:value="0.00360492923600785" calcext:value-type="float">
            <text:p>0.003604929236008</text:p>
          </table:table-cell>
          <table:table-cell office:value-type="float" office:value="0.00847407750870628" calcext:value-type="float">
            <text:p>0.008474077508706</text:p>
          </table:table-cell>
          <table:table-cell office:value-type="float" office:value="0.00449263852831085" calcext:value-type="float">
            <text:p>0.004492638528311</text:p>
          </table:table-cell>
          <table:table-cell office:value-type="float" office:value="0.000357231461622464" calcext:value-type="float">
            <text:p>0.000357231461622</text:p>
          </table:table-cell>
          <table:table-cell office:value-type="float" office:value="0.00512295144727152" calcext:value-type="float">
            <text:p>0.005122951447272</text:p>
          </table:table-cell>
          <table:table-cell office:value-type="float" office:value="0.000414512038334081" calcext:value-type="float">
            <text:p>0.000414512038334</text:p>
          </table:table-cell>
          <table:table-cell office:value-type="float" office:value="0.00472315582441001" calcext:value-type="float">
            <text:p>0.00472315582441</text:p>
          </table:table-cell>
          <table:table-cell office:value-type="float" office:value="0" calcext:value-type="float">
            <text:p>0</text:p>
          </table:table-cell>
          <table:table-cell office:value-type="float" office:value="0.00394530253603301" calcext:value-type="float">
            <text:p>0.003945302536033</text:p>
          </table:table-cell>
          <table:table-cell office:value-type="float" office:value="0" calcext:value-type="float">
            <text:p>0</text:p>
          </table:table-cell>
          <table:table-cell office:value-type="float" office:value="0.00142377943587015" calcext:value-type="float">
            <text:p>0.00142377943587</text:p>
          </table:table-cell>
          <table:table-cell office:value-type="float" office:value="0.000256297198582609" calcext:value-type="float">
            <text:p>0.000256297198583</text:p>
          </table:table-cell>
          <table:table-cell office:value-type="float" office:value="0.0331395045761816" calcext:value-type="float">
            <text:p>0.033139504576182</text:p>
          </table:table-cell>
          <table:table-cell office:value-type="float" office:value="0.057892762460418" calcext:value-type="float">
            <text:p>0.05789276246041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70747" calcext:value-type="float">
            <text:p>570747</text:p>
          </table:table-cell>
          <table:table-cell table:number-columns-repeated="1000"/>
        </table:table-row>
        <table:table-row table:style-name="ro1">
          <table:table-cell office:value-type="float" office:value="20760199" calcext:value-type="float">
            <text:p>20760199</text:p>
          </table:table-cell>
          <table:table-cell office:value-type="string" calcext:value-type="string">
            <text:p><text:s/>Brazil, Fortaleza (2003-2006)</text:p>
          </table:table-cell>
          <table:table-cell office:value-type="float" office:value="0.016937517049583" calcext:value-type="float">
            <text:p>0.016937517049583</text:p>
          </table:table-cell>
          <table:table-cell office:value-type="float" office:value="0.00365041381233658" calcext:value-type="float">
            <text:p>0.003650413812337</text:p>
          </table:table-cell>
          <table:table-cell office:value-type="float" office:value="0.0106192784773292" calcext:value-type="float">
            <text:p>0.010619278477329</text:p>
          </table:table-cell>
          <table:table-cell office:value-type="float" office:value="0.000441085625235743" calcext:value-type="float">
            <text:p>0.000441085625236</text:p>
          </table:table-cell>
          <table:table-cell office:value-type="float" office:value="0.00342545165920861" calcext:value-type="float">
            <text:p>0.003425451659209</text:p>
          </table:table-cell>
          <table:table-cell office:value-type="float" office:value="0.00731350934154311" calcext:value-type="float">
            <text:p>0.007313509341543</text:p>
          </table:table-cell>
          <table:table-cell office:value-type="float" office:value="0.000419175579857207" calcext:value-type="float">
            <text:p>0.000419175579857</text:p>
          </table:table-cell>
          <table:table-cell office:value-type="float" office:value="0.00220036915874201" calcext:value-type="float">
            <text:p>0.002200369158742</text:p>
          </table:table-cell>
          <table:table-cell office:value-type="float" office:value="0.000107958806638009" calcext:value-type="float">
            <text:p>0.000107958806638</text:p>
          </table:table-cell>
          <table:table-cell office:value-type="float" office:value="0.000788389392559155" calcext:value-type="float">
            <text:p>0.000788389392559</text:p>
          </table:table-cell>
          <table:table-cell office:value-type="float" office:value="0.000159311406937626" calcext:value-type="float">
            <text:p>0.000159311406938</text:p>
          </table:table-cell>
          <table:table-cell office:value-type="float" office:value="0.00450145946741241" calcext:value-type="float">
            <text:p>0.004501459467412</text:p>
          </table:table-cell>
          <table:table-cell office:value-type="float" office:value="0.000104850643228472" calcext:value-type="float">
            <text:p>0.000104850643228</text:p>
          </table:table-cell>
          <table:table-cell office:value-type="float" office:value="0.000464903777088088" calcext:value-type="float">
            <text:p>0.000464903777088</text:p>
          </table:table-cell>
          <table:table-cell office:value-type="float" office:value="0.00157337411201496" calcext:value-type="float">
            <text:p>0.001573374112015</text:p>
          </table:table-cell>
          <table:table-cell office:value-type="float" office:value="0.0648642718118305" calcext:value-type="float">
            <text:p>0.064864271811831</text:p>
          </table:table-cell>
          <table:table-cell office:value-type="float" office:value="0.0576274755810463" calcext:value-type="float">
            <text:p>0.057627475581046</text:p>
          </table:table-cell>
          <table:table-cell office:value-type="float" office:value="0.00607068367790564" calcext:value-type="float">
            <text:p>0.006070683677906</text:p>
          </table:table-cell>
          <table:table-cell office:value-type="float" office:value="0.635922304690842" calcext:value-type="float">
            <text:p>0.635922304690842</text:p>
          </table:table-cell>
          <table:table-cell office:value-type="float" office:value="0.223630947690073" calcext:value-type="float">
            <text:p>0.223630947690073</text:p>
          </table:table-cell>
          <table:table-cell office:value-type="float" office:value="0.855179212173634" calcext:value-type="float">
            <text:p>0.855179212173634</text:p>
          </table:table-cell>
          <table:table-cell office:value-type="float" office:value="9160873" calcext:value-type="float">
            <text:p>9160873</text:p>
          </table:table-cell>
          <table:table-cell table:number-columns-repeated="1000"/>
        </table:table-row>
        <table:table-row table:style-name="ro1">
          <table:table-cell office:value-type="float" office:value="20760299" calcext:value-type="float">
            <text:p>20760299</text:p>
          </table:table-cell>
          <table:table-cell office:value-type="string" calcext:value-type="string">
            <text:p><text:s/>Brazil, Goiania (2003-2007)</text:p>
          </table:table-cell>
          <table:table-cell office:value-type="float" office:value="0.021686791304695" calcext:value-type="float">
            <text:p>0.021686791304695</text:p>
          </table:table-cell>
          <table:table-cell office:value-type="float" office:value="0.00679756992887921" calcext:value-type="float">
            <text:p>0.006797569928879</text:p>
          </table:table-cell>
          <table:table-cell office:value-type="float" office:value="0.0304657206377563" calcext:value-type="float">
            <text:p>0.030465720637756</text:p>
          </table:table-cell>
          <table:table-cell office:value-type="float" office:value="0.00204605929839692" calcext:value-type="float">
            <text:p>0.002046059298397</text:p>
          </table:table-cell>
          <table:table-cell office:value-type="float" office:value="0.00577065348947104" calcext:value-type="float">
            <text:p>0.005770653489471</text:p>
          </table:table-cell>
          <table:table-cell office:value-type="float" office:value="0.00963930872811485" calcext:value-type="float">
            <text:p>0.009639308728115</text:p>
          </table:table-cell>
          <table:table-cell office:value-type="float" office:value="0.000393950167366198" calcext:value-type="float">
            <text:p>0.000393950167366</text:p>
          </table:table-cell>
          <table:table-cell office:value-type="float" office:value="0.00680121294949928" calcext:value-type="float">
            <text:p>0.006801212949499</text:p>
          </table:table-cell>
          <table:table-cell office:value-type="float" office:value="0.000298094147619554" calcext:value-type="float">
            <text:p>0.00029809414762</text:p>
          </table:table-cell>
          <table:table-cell office:value-type="float" office:value="0.00130799215594205" calcext:value-type="float">
            <text:p>0.001307992155942</text:p>
          </table:table-cell>
          <table:table-cell office:value-type="float" office:value="0.000236479348064188" calcext:value-type="float">
            <text:p>0.000236479348064</text:p>
          </table:table-cell>
          <table:table-cell office:value-type="float" office:value="0.00860879113659525" calcext:value-type="float">
            <text:p>0.008608791136595</text:p>
          </table:table-cell>
          <table:table-cell office:value-type="float" office:value="0.000210772624894884" calcext:value-type="float">
            <text:p>0.000210772624895</text:p>
          </table:table-cell>
          <table:table-cell office:value-type="float" office:value="0.000677289358480025" calcext:value-type="float">
            <text:p>0.00067728935848</text:p>
          </table:table-cell>
          <table:table-cell office:value-type="float" office:value="0.00231527741467661" calcext:value-type="float">
            <text:p>0.002315277414677</text:p>
          </table:table-cell>
          <table:table-cell office:value-type="float" office:value="0.202024329225119" calcext:value-type="float">
            <text:p>0.202024329225119</text:p>
          </table:table-cell>
          <table:table-cell office:value-type="float" office:value="0.0765994046308078" calcext:value-type="float">
            <text:p>0.076599404630808</text:p>
          </table:table-cell>
          <table:table-cell office:value-type="float" office:value="0.00285945935698395" calcext:value-type="float">
            <text:p>0.002859459356984</text:p>
          </table:table-cell>
          <table:table-cell office:value-type="float" office:value="0.676569016127201" calcext:value-type="float">
            <text:p>0.676569016127201</text:p>
          </table:table-cell>
          <table:table-cell office:value-type="float" office:value="0.290339596631408" calcext:value-type="float">
            <text:p>0.290339596631408</text:p>
          </table:table-cell>
          <table:table-cell office:value-type="float" office:value="0.873244096431496" calcext:value-type="float">
            <text:p>0.873244096431496</text:p>
          </table:table-cell>
          <table:table-cell office:value-type="float" office:value="5871626" calcext:value-type="float">
            <text:p>5871626</text:p>
          </table:table-cell>
          <table:table-cell table:number-columns-repeated="1000"/>
        </table:table-row>
        <table:table-row table:style-name="ro1">
          <table:table-cell office:value-type="float" office:value="20760899" calcext:value-type="float">
            <text:p>20760899</text:p>
          </table:table-cell>
          <table:table-cell office:value-type="string" calcext:value-type="string">
            <text:p><text:s/>Brazil, Sao Paulo (2003-2007)</text:p>
          </table:table-cell>
          <table:table-cell office:value-type="float" office:value="0.0210169961846818" calcext:value-type="float">
            <text:p>0.021016996184682</text:p>
          </table:table-cell>
          <table:table-cell office:value-type="float" office:value="0.00373598260393938" calcext:value-type="float">
            <text:p>0.003735982603939</text:p>
          </table:table-cell>
          <table:table-cell office:value-type="float" office:value="0.0281216708552017" calcext:value-type="float">
            <text:p>0.028121670855202</text:p>
          </table:table-cell>
          <table:table-cell office:value-type="float" office:value="0.00127651783498454" calcext:value-type="float">
            <text:p>0.001276517834985</text:p>
          </table:table-cell>
          <table:table-cell office:value-type="float" office:value="0.0050981399794015" calcext:value-type="float">
            <text:p>0.005098139979402</text:p>
          </table:table-cell>
          <table:table-cell office:value-type="float" office:value="0.0051802112898027" calcext:value-type="float">
            <text:p>0.005180211289803</text:p>
          </table:table-cell>
          <table:table-cell office:value-type="float" office:value="0.000279718926792063" calcext:value-type="float">
            <text:p>0.000279718926792</text:p>
          </table:table-cell>
          <table:table-cell office:value-type="float" office:value="0.00405075959716908" calcext:value-type="float">
            <text:p>0.004050759597169</text:p>
          </table:table-cell>
          <table:table-cell office:value-type="float" office:value="0.000154535818624459" calcext:value-type="float">
            <text:p>0.000154535818624</text:p>
          </table:table-cell>
          <table:table-cell office:value-type="float" office:value="0.00194676963014288" calcext:value-type="float">
            <text:p>0.001946769630143</text:p>
          </table:table-cell>
          <table:table-cell table:style-name="ce2" office:value-type="float" office:value="0.0000820239627320985" calcext:value-type="float">
            <text:p>8.20E-05</text:p>
          </table:table-cell>
          <table:table-cell office:value-type="float" office:value="0.0087853252535802" calcext:value-type="float">
            <text:p>0.00878532525358</text:p>
          </table:table-cell>
          <table:table-cell office:value-type="float" office:value="0.000231637847382185" calcext:value-type="float">
            <text:p>0.000231637847382</text:p>
          </table:table-cell>
          <table:table-cell office:value-type="float" office:value="0.000598749738630702" calcext:value-type="float">
            <text:p>0.000598749738631</text:p>
          </table:table-cell>
          <table:table-cell office:value-type="float" office:value="0.00166364173312039" calcext:value-type="float">
            <text:p>0.00166364173312</text:p>
          </table:table-cell>
          <table:table-cell office:value-type="float" office:value="0.0986543112706373" calcext:value-type="float">
            <text:p>0.098654311270637</text:p>
          </table:table-cell>
          <table:table-cell office:value-type="float" office:value="0.0785506479520578" calcext:value-type="float">
            <text:p>0.078550647952058</text:p>
          </table:table-cell>
          <table:table-cell office:value-type="float" office:value="0.00257570712804056" calcext:value-type="float">
            <text:p>0.002575707128041</text:p>
          </table:table-cell>
          <table:table-cell office:value-type="float" office:value="0.681771193134246" calcext:value-type="float">
            <text:p>0.681771193134246</text:p>
          </table:table-cell>
          <table:table-cell office:value-type="float" office:value="0.299157165510829" calcext:value-type="float">
            <text:p>0.299157165510829</text:p>
          </table:table-cell>
          <table:table-cell office:value-type="float" office:value="0.875517758781537" calcext:value-type="float">
            <text:p>0.875517758781537</text:p>
          </table:table-cell>
          <table:table-cell office:value-type="float" office:value="53161589" calcext:value-type="float">
            <text:p>53161589</text:p>
          </table:table-cell>
          <table:table-cell table:number-columns-repeated="1000"/>
        </table:table-row>
        <table:table-row table:style-name="ro1">
          <table:table-cell office:value-type="float" office:value="20761099" calcext:value-type="float">
            <text:p>20761099</text:p>
          </table:table-cell>
          <table:table-cell office:value-type="string" calcext:value-type="string">
            <text:p><text:s/>Brazil, Cuiaba (2003-2006)</text:p>
          </table:table-cell>
          <table:table-cell office:value-type="float" office:value="0.0185136553150619" calcext:value-type="float">
            <text:p>0.018513655315062</text:p>
          </table:table-cell>
          <table:table-cell office:value-type="float" office:value="0.00426434669667563" calcext:value-type="float">
            <text:p>0.004264346696676</text:p>
          </table:table-cell>
          <table:table-cell office:value-type="float" office:value="0.0163188019011066" calcext:value-type="float">
            <text:p>0.016318801901107</text:p>
          </table:table-cell>
          <table:table-cell office:value-type="float" office:value="0.00086906556334383" calcext:value-type="float">
            <text:p>0.000869065563344</text:p>
          </table:table-cell>
          <table:table-cell office:value-type="float" office:value="0.00504409311982787" calcext:value-type="float">
            <text:p>0.005044093119828</text:p>
          </table:table-cell>
          <table:table-cell office:value-type="float" office:value="0.00377109541826393" calcext:value-type="float">
            <text:p>0.003771095418264</text:p>
          </table:table-cell>
          <table:table-cell office:value-type="float" office:value="0.000187990849681718" calcext:value-type="float">
            <text:p>0.000187990849682</text:p>
          </table:table-cell>
          <table:table-cell office:value-type="float" office:value="0.00265574651709269" calcext:value-type="float">
            <text:p>0.002655746517093</text:p>
          </table:table-cell>
          <table:table-cell office:value-type="float" office:value="0.000121742570982309" calcext:value-type="float">
            <text:p>0.000121742570982</text:p>
          </table:table-cell>
          <table:table-cell office:value-type="float" office:value="0.00190185345054226" calcext:value-type="float">
            <text:p>0.001901853450542</text:p>
          </table:table-cell>
          <table:table-cell office:value-type="float" office:value="0.000119158499391398" calcext:value-type="float">
            <text:p>0.000119158499391</text:p>
          </table:table-cell>
          <table:table-cell office:value-type="float" office:value="0.00164093567148981" calcext:value-type="float">
            <text:p>0.00164093567149</text:p>
          </table:table-cell>
          <table:table-cell office:value-type="float" office:value="0" calcext:value-type="float">
            <text:p>0</text:p>
          </table:table-cell>
          <table:table-cell office:value-type="float" office:value="0.000630359288489225" calcext:value-type="float">
            <text:p>0.000630359288489</text:p>
          </table:table-cell>
          <table:table-cell office:value-type="float" office:value="0.000939505278044295" calcext:value-type="float">
            <text:p>0.000939505278044</text:p>
          </table:table-cell>
          <table:table-cell office:value-type="float" office:value="0.123114687730976" calcext:value-type="float">
            <text:p>0.123114687730976</text:p>
          </table:table-cell>
          <table:table-cell office:value-type="float" office:value="0.0554700197058961" calcext:value-type="float">
            <text:p>0.05547001970589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36597" calcext:value-type="float">
            <text:p>3036597</text:p>
          </table:table-cell>
          <table:table-cell table:number-columns-repeated="1000"/>
        </table:table-row>
        <table:table-row table:style-name="ro1">
          <table:table-cell office:value-type="float" office:value="20761199" calcext:value-type="float">
            <text:p>20761199</text:p>
          </table:table-cell>
          <table:table-cell office:value-type="string" calcext:value-type="string">
            <text:p><text:s/>Brazil, Aracaju (2003-2006)</text:p>
          </table:table-cell>
          <table:table-cell office:value-type="float" office:value="0.0222626925483723" calcext:value-type="float">
            <text:p>0.022262692548372</text:p>
          </table:table-cell>
          <table:table-cell office:value-type="float" office:value="0.00231431103111629" calcext:value-type="float">
            <text:p>0.002314311031116</text:p>
          </table:table-cell>
          <table:table-cell office:value-type="float" office:value="0.0152539251379996" calcext:value-type="float">
            <text:p>0.015253925138</text:p>
          </table:table-cell>
          <table:table-cell office:value-type="float" office:value="0.00208435066242523" calcext:value-type="float">
            <text:p>0.002084350662425</text:p>
          </table:table-cell>
          <table:table-cell office:value-type="float" office:value="0.00488544605654993" calcext:value-type="float">
            <text:p>0.00488544605655</text:p>
          </table:table-cell>
          <table:table-cell office:value-type="float" office:value="0.00558168729701945" calcext:value-type="float">
            <text:p>0.005581687297019</text:p>
          </table:table-cell>
          <table:table-cell office:value-type="float" office:value="0.000184280118042243" calcext:value-type="float">
            <text:p>0.000184280118042</text:p>
          </table:table-cell>
          <table:table-cell office:value-type="float" office:value="0.0044021786151238" calcext:value-type="float">
            <text:p>0.004402178615124</text:p>
          </table:table-cell>
          <table:table-cell office:value-type="float" office:value="0.000413590437412876" calcext:value-type="float">
            <text:p>0.000413590437413</text:p>
          </table:table-cell>
          <table:table-cell office:value-type="float" office:value="0.000275563597687974" calcext:value-type="float">
            <text:p>0.000275563597688</text:p>
          </table:table-cell>
          <table:table-cell table:style-name="ce2" office:value-type="float" office:value="0.0000750069378273326" calcext:value-type="float">
            <text:p>7.50E-05</text:p>
          </table:table-cell>
          <table:table-cell office:value-type="float" office:value="0.011557298153085" calcext:value-type="float">
            <text:p>0.011557298153085</text:p>
          </table:table-cell>
          <table:table-cell office:value-type="float" office:value="0.000233776879212375" calcext:value-type="float">
            <text:p>0.000233776879212</text:p>
          </table:table-cell>
          <table:table-cell office:value-type="float" office:value="0.00153130958619658" calcext:value-type="float">
            <text:p>0.001531309586197</text:p>
          </table:table-cell>
          <table:table-cell office:value-type="float" office:value="0.00198519645110626" calcext:value-type="float">
            <text:p>0.001985196451106</text:p>
          </table:table-cell>
          <table:table-cell office:value-type="float" office:value="0.174411020481772" calcext:value-type="float">
            <text:p>0.174411020481772</text:p>
          </table:table-cell>
          <table:table-cell office:value-type="float" office:value="0.0670735260893404" calcext:value-type="float">
            <text:p>0.06707352608934</text:p>
          </table:table-cell>
          <table:table-cell office:value-type="float" office:value="0.00335784535096129" calcext:value-type="float">
            <text:p>0.003357845350961</text:p>
          </table:table-cell>
          <table:table-cell office:value-type="float" office:value="0.668372594185034" calcext:value-type="float">
            <text:p>0.668372594185034</text:p>
          </table:table-cell>
          <table:table-cell office:value-type="float" office:value="0.276578666356424" calcext:value-type="float">
            <text:p>0.276578666356424</text:p>
          </table:table-cell>
          <table:table-cell office:value-type="float" office:value="0.869644309254552" calcext:value-type="float">
            <text:p>0.869644309254552</text:p>
          </table:table-cell>
          <table:table-cell office:value-type="float" office:value="1931558" calcext:value-type="float">
            <text:p>1931558</text:p>
          </table:table-cell>
          <table:table-cell table:number-columns-repeated="1000"/>
        </table:table-row>
        <table:table-row table:style-name="ro1">
          <table:table-cell office:value-type="float" office:value="20761899" calcext:value-type="float">
            <text:p>20761899</text:p>
          </table:table-cell>
          <table:table-cell office:value-type="string" calcext:value-type="string">
            <text:p><text:s/>Brazil, Belo Horizonte (2003-2005)</text:p>
          </table:table-cell>
          <table:table-cell office:value-type="float" office:value="0.0187486976818681" calcext:value-type="float">
            <text:p>0.018748697681868</text:p>
          </table:table-cell>
          <table:table-cell office:value-type="float" office:value="0.00550204650407371" calcext:value-type="float">
            <text:p>0.005502046504074</text:p>
          </table:table-cell>
          <table:table-cell office:value-type="float" office:value="0.0191718785433387" calcext:value-type="float">
            <text:p>0.019171878543339</text:p>
          </table:table-cell>
          <table:table-cell office:value-type="float" office:value="0.00141593690575076" calcext:value-type="float">
            <text:p>0.001415936905751</text:p>
          </table:table-cell>
          <table:table-cell office:value-type="float" office:value="0.00563028699502352" calcext:value-type="float">
            <text:p>0.005630286995024</text:p>
          </table:table-cell>
          <table:table-cell office:value-type="float" office:value="0.0050361830777949" calcext:value-type="float">
            <text:p>0.005036183077795</text:p>
          </table:table-cell>
          <table:table-cell office:value-type="float" office:value="0.000190875102786496" calcext:value-type="float">
            <text:p>0.000190875102786</text:p>
          </table:table-cell>
          <table:table-cell office:value-type="float" office:value="0.00303838600297513" calcext:value-type="float">
            <text:p>0.003038386002975</text:p>
          </table:table-cell>
          <table:table-cell office:value-type="float" office:value="0.000137799825133806" calcext:value-type="float">
            <text:p>0.000137799825134</text:p>
          </table:table-cell>
          <table:table-cell office:value-type="float" office:value="0.00119546509286376" calcext:value-type="float">
            <text:p>0.001195465092864</text:p>
          </table:table-cell>
          <table:table-cell office:value-type="float" office:value="0.000158129027774101" calcext:value-type="float">
            <text:p>0.000158129027774</text:p>
          </table:table-cell>
          <table:table-cell office:value-type="float" office:value="0.00438127057614426" calcext:value-type="float">
            <text:p>0.004381270576144</text:p>
          </table:table-cell>
          <table:table-cell office:value-type="float" office:value="0.00022738266796225" calcext:value-type="float">
            <text:p>0.000227382667962</text:p>
          </table:table-cell>
          <table:table-cell office:value-type="float" office:value="0.00101668445697605" calcext:value-type="float">
            <text:p>0.001016684456976</text:p>
          </table:table-cell>
          <table:table-cell office:value-type="float" office:value="0.00211207946070641" calcext:value-type="float">
            <text:p>0.002112079460706</text:p>
          </table:table-cell>
          <table:table-cell office:value-type="float" office:value="0.172215016766997" calcext:value-type="float">
            <text:p>0.172215016766997</text:p>
          </table:table-cell>
          <table:table-cell office:value-type="float" office:value="0.0731386480111807" calcext:value-type="float">
            <text:p>0.073138648011181</text:p>
          </table:table-cell>
          <table:table-cell office:value-type="float" office:value="0.0012148356432542" calcext:value-type="float">
            <text:p>0.001214835643254</text:p>
          </table:table-cell>
          <table:table-cell office:value-type="float" office:value="0.716414283716978" calcext:value-type="float">
            <text:p>0.716414283716978</text:p>
          </table:table-cell>
          <table:table-cell office:value-type="float" office:value="0.359591551421041" calcext:value-type="float">
            <text:p>0.359591551421041</text:p>
          </table:table-cell>
          <table:table-cell office:value-type="float" office:value="0.890443160943778" calcext:value-type="float">
            <text:p>0.890443160943778</text:p>
          </table:table-cell>
          <table:table-cell office:value-type="float" office:value="6849683" calcext:value-type="float">
            <text:p>6849683</text:p>
          </table:table-cell>
          <table:table-cell table:number-columns-repeated="1000"/>
        </table:table-row>
        <table:table-row table:style-name="ro1">
          <table:table-cell office:value-type="float" office:value="21520199" calcext:value-type="float">
            <text:p>21520199</text:p>
          </table:table-cell>
          <table:table-cell office:value-type="string" calcext:value-type="string">
            <text:p><text:s/>Chile, Valdivia (2003-2007)</text:p>
          </table:table-cell>
          <table:table-cell office:value-type="float" office:value="0.00363251573581697" calcext:value-type="float">
            <text:p>0.003632515735817</text:p>
          </table:table-cell>
          <table:table-cell office:value-type="float" office:value="0.00330680653477033" calcext:value-type="float">
            <text:p>0.00330680653477</text:p>
          </table:table-cell>
          <table:table-cell office:value-type="float" office:value="0.015364213822588" calcext:value-type="float">
            <text:p>0.015364213822588</text:p>
          </table:table-cell>
          <table:table-cell office:value-type="float" office:value="0.000696495654451687" calcext:value-type="float">
            <text:p>0.000696495654452</text:p>
          </table:table-cell>
          <table:table-cell office:value-type="float" office:value="0.00491770558894056" calcext:value-type="float">
            <text:p>0.004917705588941</text:p>
          </table:table-cell>
          <table:table-cell office:value-type="float" office:value="0.00161347368248647" calcext:value-type="float">
            <text:p>0.001613473682486</text:p>
          </table:table-cell>
          <table:table-cell office:value-type="float" office:value="0.000111961271310062" calcext:value-type="float">
            <text:p>0.00011196127131</text:p>
          </table:table-cell>
          <table:table-cell office:value-type="float" office:value="0.00296760598567434" calcext:value-type="float">
            <text:p>0.002967605985674</text:p>
          </table:table-cell>
          <table:table-cell office:value-type="float" office:value="0.000209926241873842" calcext:value-type="float">
            <text:p>0.000209926241874</text:p>
          </table:table-cell>
          <table:table-cell office:value-type="float" office:value="0.0102145911434785" calcext:value-type="float">
            <text:p>0.010214591143479</text:p>
          </table:table-cell>
          <table:table-cell table:style-name="ce2" office:value-type="float" office:value="0.0000361687190176036" calcext:value-type="float">
            <text:p>3.62E-05</text:p>
          </table:table-cell>
          <table:table-cell office:value-type="float" office:value="0.00320231976122409" calcext:value-type="float">
            <text:p>0.003202319761224</text:p>
          </table:table-cell>
          <table:table-cell office:value-type="float" office:value="0.000218993352822117" calcext:value-type="float">
            <text:p>0.000218993352822</text:p>
          </table:table-cell>
          <table:table-cell office:value-type="float" office:value="0.000392227797653123" calcext:value-type="float">
            <text:p>0.000392227797653</text:p>
          </table:table-cell>
          <table:table-cell office:value-type="float" office:value="0.00143343239623838" calcext:value-type="float">
            <text:p>0.001433432396238</text:p>
          </table:table-cell>
          <table:table-cell office:value-type="float" office:value="0.0786172314569879" calcext:value-type="float">
            <text:p>0.078617231456988</text:p>
          </table:table-cell>
          <table:table-cell office:value-type="float" office:value="0.0373054498485946" calcext:value-type="float">
            <text:p>0.037305449848595</text:p>
          </table:table-cell>
          <table:table-cell office:value-type="float" office:value="0.00408199225471995" calcext:value-type="float">
            <text:p>0.00408199225472</text:p>
          </table:table-cell>
          <table:table-cell office:value-type="float" office:value="0.658072816111675" calcext:value-type="float">
            <text:p>0.658072816111675</text:p>
          </table:table-cell>
          <table:table-cell office:value-type="float" office:value="0.259511271939771" calcext:value-type="float">
            <text:p>0.259511271939771</text:p>
          </table:table-cell>
          <table:table-cell office:value-type="float" office:value="0.865090197442194" calcext:value-type="float">
            <text:p>0.865090197442194</text:p>
          </table:table-cell>
          <table:table-cell office:value-type="float" office:value="1797429" calcext:value-type="float">
            <text:p>1797429</text:p>
          </table:table-cell>
          <table:table-cell table:number-columns-repeated="1000"/>
        </table:table-row>
        <table:table-row table:style-name="ro1">
          <table:table-cell office:value-type="float" office:value="21520299" calcext:value-type="float">
            <text:p>21520299</text:p>
          </table:table-cell>
          <table:table-cell office:value-type="string" calcext:value-type="string">
            <text:p><text:s/>Chile, Biobio Province (2003-2007)</text:p>
          </table:table-cell>
          <table:table-cell office:value-type="float" office:value="0.00221724237413874" calcext:value-type="float">
            <text:p>0.002217242374139</text:p>
          </table:table-cell>
          <table:table-cell office:value-type="float" office:value="0.00591047128488491" calcext:value-type="float">
            <text:p>0.005910471284885</text:p>
          </table:table-cell>
          <table:table-cell office:value-type="float" office:value="0.0116600823526162" calcext:value-type="float">
            <text:p>0.011660082352616</text:p>
          </table:table-cell>
          <table:table-cell table:style-name="ce2" office:value-type="float" office:value="0.0000936934356435206" calcext:value-type="float">
            <text:p>9.37E-05</text:p>
          </table:table-cell>
          <table:table-cell office:value-type="float" office:value="0.00435650615487978" calcext:value-type="float">
            <text:p>0.00435650615488</text:p>
          </table:table-cell>
          <table:table-cell office:value-type="float" office:value="0.00180817643054308" calcext:value-type="float">
            <text:p>0.001808176430543</text:p>
          </table:table-cell>
          <table:table-cell table:style-name="ce2" office:value-type="float" office:value="0.0000992176678601624" calcext:value-type="float">
            <text:p>9.92E-05</text:p>
          </table:table-cell>
          <table:table-cell office:value-type="float" office:value="0.00252752752425869" calcext:value-type="float">
            <text:p>0.002527527524259</text:p>
          </table:table-cell>
          <table:table-cell office:value-type="float" office:value="0.000252524834392954" calcext:value-type="float">
            <text:p>0.000252524834393</text:p>
          </table:table-cell>
          <table:table-cell office:value-type="float" office:value="0.00594498539764739" calcext:value-type="float">
            <text:p>0.005944985397647</text:p>
          </table:table-cell>
          <table:table-cell table:style-name="ce2" office:value-type="float" office:value="0.0000672550505823129" calcext:value-type="float">
            <text:p>6.73E-05</text:p>
          </table:table-cell>
          <table:table-cell office:value-type="float" office:value="0.0010627750974897" calcext:value-type="float">
            <text:p>0.00106277509749</text:p>
          </table:table-cell>
          <table:table-cell office:value-type="float" office:value="0" calcext:value-type="float">
            <text:p>0</text:p>
          </table:table-cell>
          <table:table-cell office:value-type="float" office:value="0.00120471503030742" calcext:value-type="float">
            <text:p>0.001204715030307</text:p>
          </table:table-cell>
          <table:table-cell office:value-type="float" office:value="0.000977171050922771" calcext:value-type="float">
            <text:p>0.000977171050923</text:p>
          </table:table-cell>
          <table:table-cell office:value-type="float" office:value="0.0593657469646895" calcext:value-type="float">
            <text:p>0.05936574696469</text:p>
          </table:table-cell>
          <table:table-cell office:value-type="float" office:value="0.0364244697653549" calcext:value-type="float">
            <text:p>0.03642446976535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26431" calcext:value-type="float">
            <text:p>1826431</text:p>
          </table:table-cell>
          <table:table-cell table:number-columns-repeated="1000"/>
        </table:table-row>
        <table:table-row table:style-name="ro1">
          <table:table-cell office:value-type="float" office:value="21520399" calcext:value-type="float">
            <text:p>21520399</text:p>
          </table:table-cell>
          <table:table-cell office:value-type="string" calcext:value-type="string">
            <text:p><text:s/>Chile, Region of Antofagasta (2003-2007)</text:p>
          </table:table-cell>
          <table:table-cell office:value-type="float" office:value="0.00633931224286926" calcext:value-type="float">
            <text:p>0.006339312242869</text:p>
          </table:table-cell>
          <table:table-cell office:value-type="float" office:value="0.00181842959316463" calcext:value-type="float">
            <text:p>0.001818429593165</text:p>
          </table:table-cell>
          <table:table-cell office:value-type="float" office:value="0.0137422003449562" calcext:value-type="float">
            <text:p>0.013742200344956</text:p>
          </table:table-cell>
          <table:table-cell office:value-type="float" office:value="0.000675423270526691" calcext:value-type="float">
            <text:p>0.000675423270527</text:p>
          </table:table-cell>
          <table:table-cell office:value-type="float" office:value="0.00637942275496063" calcext:value-type="float">
            <text:p>0.006379422754961</text:p>
          </table:table-cell>
          <table:table-cell office:value-type="float" office:value="0.00366329649380594" calcext:value-type="float">
            <text:p>0.003663296493806</text:p>
          </table:table-cell>
          <table:table-cell office:value-type="float" office:value="0.000111162403731847" calcext:value-type="float">
            <text:p>0.000111162403732</text:p>
          </table:table-cell>
          <table:table-cell office:value-type="float" office:value="0.00227859091408217" calcext:value-type="float">
            <text:p>0.002278590914082</text:p>
          </table:table-cell>
          <table:table-cell office:value-type="float" office:value="0.000112020868750764" calcext:value-type="float">
            <text:p>0.000112020868751</text:p>
          </table:table-cell>
          <table:table-cell office:value-type="float" office:value="0.00386361222964741" calcext:value-type="float">
            <text:p>0.003863612229647</text:p>
          </table:table-cell>
          <table:table-cell table:style-name="ce2" office:value-type="float" office:value="0.0000635343811433103" calcext:value-type="float">
            <text:p>6.35E-05</text:p>
          </table:table-cell>
          <table:table-cell office:value-type="float" office:value="0.00473317936427896" calcext:value-type="float">
            <text:p>0.004733179364279</text:p>
          </table:table-cell>
          <table:table-cell office:value-type="float" office:value="0" calcext:value-type="float">
            <text:p>0</text:p>
          </table:table-cell>
          <table:table-cell office:value-type="float" office:value="0.000373076016959927" calcext:value-type="float">
            <text:p>0.00037307601696</text:p>
          </table:table-cell>
          <table:table-cell office:value-type="float" office:value="0.00140942620926881" calcext:value-type="float">
            <text:p>0.001409426209269</text:p>
          </table:table-cell>
          <table:table-cell office:value-type="float" office:value="0.0443176519873159" calcext:value-type="float">
            <text:p>0.044317651987316</text:p>
          </table:table-cell>
          <table:table-cell office:value-type="float" office:value="0.0411515444110258" calcext:value-type="float">
            <text:p>0.04115154441102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648271" calcext:value-type="float">
            <text:p>2648271</text:p>
          </table:table-cell>
          <table:table-cell table:number-columns-repeated="1000"/>
        </table:table-row>
        <table:table-row table:style-name="ro1">
          <table:table-cell office:value-type="float" office:value="21700199" calcext:value-type="float">
            <text:p>21700199</text:p>
          </table:table-cell>
          <table:table-cell office:value-type="string" calcext:value-type="string">
            <text:p><text:s/>Colombia, Cali (2003-2007)</text:p>
          </table:table-cell>
          <table:table-cell office:value-type="float" office:value="0.00791594418966063" calcext:value-type="float">
            <text:p>0.007915944189661</text:p>
          </table:table-cell>
          <table:table-cell office:value-type="float" office:value="0.00124433955717186" calcext:value-type="float">
            <text:p>0.001244339557172</text:p>
          </table:table-cell>
          <table:table-cell office:value-type="float" office:value="0.0156985274043255" calcext:value-type="float">
            <text:p>0.015698527404326</text:p>
          </table:table-cell>
          <table:table-cell office:value-type="float" office:value="0.001496024361954" calcext:value-type="float">
            <text:p>0.001496024361954</text:p>
          </table:table-cell>
          <table:table-cell office:value-type="float" office:value="0.00404253460990932" calcext:value-type="float">
            <text:p>0.004042534609909</text:p>
          </table:table-cell>
          <table:table-cell office:value-type="float" office:value="0.00343925945726709" calcext:value-type="float">
            <text:p>0.003439259457267</text:p>
          </table:table-cell>
          <table:table-cell office:value-type="float" office:value="0.000497539718571758" calcext:value-type="float">
            <text:p>0.000497539718572</text:p>
          </table:table-cell>
          <table:table-cell office:value-type="float" office:value="0.00378348512831756" calcext:value-type="float">
            <text:p>0.003783485128318</text:p>
          </table:table-cell>
          <table:table-cell office:value-type="float" office:value="0.000213545017461651" calcext:value-type="float">
            <text:p>0.000213545017462</text:p>
          </table:table-cell>
          <table:table-cell office:value-type="float" office:value="0.00207390375400598" calcext:value-type="float">
            <text:p>0.002073903754006</text:p>
          </table:table-cell>
          <table:table-cell office:value-type="float" office:value="0.000140997834639444" calcext:value-type="float">
            <text:p>0.000140997834639</text:p>
          </table:table-cell>
          <table:table-cell office:value-type="float" office:value="0.00609887726479239" calcext:value-type="float">
            <text:p>0.006098877264792</text:p>
          </table:table-cell>
          <table:table-cell table:style-name="ce2" office:value-type="float" office:value="0.0000940631047220423" calcext:value-type="float">
            <text:p>9.41E-05</text:p>
          </table:table-cell>
          <table:table-cell office:value-type="float" office:value="0.000746634040608144" calcext:value-type="float">
            <text:p>0.000746634040608</text:p>
          </table:table-cell>
          <table:table-cell office:value-type="float" office:value="0.00159573255566121" calcext:value-type="float">
            <text:p>0.001595732555661</text:p>
          </table:table-cell>
          <table:table-cell office:value-type="float" office:value="0.0837918887944848" calcext:value-type="float">
            <text:p>0.083791888794485</text:p>
          </table:table-cell>
          <table:table-cell office:value-type="float" office:value="0.0548405900795678" calcext:value-type="float">
            <text:p>0.054840590079568</text:p>
          </table:table-cell>
          <table:table-cell office:value-type="float" office:value="0.00210347224289631" calcext:value-type="float">
            <text:p>0.002103472242896</text:p>
          </table:table-cell>
          <table:table-cell office:value-type="float" office:value="0.691573714234776" calcext:value-type="float">
            <text:p>0.691573714234776</text:p>
          </table:table-cell>
          <table:table-cell office:value-type="float" office:value="0.315951699360845" calcext:value-type="float">
            <text:p>0.315951699360845</text:p>
          </table:table-cell>
          <table:table-cell office:value-type="float" office:value="0.879778856822832" calcext:value-type="float">
            <text:p>0.879778856822832</text:p>
          </table:table-cell>
          <table:table-cell office:value-type="float" office:value="9928716" calcext:value-type="float">
            <text:p>9928716</text:p>
          </table:table-cell>
          <table:table-cell table:number-columns-repeated="1000"/>
        </table:table-row>
        <table:table-row table:style-name="ro1">
          <table:table-cell office:value-type="float" office:value="21700299" calcext:value-type="float">
            <text:p>21700299</text:p>
          </table:table-cell>
          <table:table-cell office:value-type="string" calcext:value-type="string">
            <text:p><text:s/>Colombia, Bucaramanga (2003-2007)</text:p>
          </table:table-cell>
          <table:table-cell office:value-type="float" office:value="0.00698895336431032" calcext:value-type="float">
            <text:p>0.00698895336431</text:p>
          </table:table-cell>
          <table:table-cell office:value-type="float" office:value="0.00152494948083518" calcext:value-type="float">
            <text:p>0.001524949480835</text:p>
          </table:table-cell>
          <table:table-cell office:value-type="float" office:value="0.0137799003645813" calcext:value-type="float">
            <text:p>0.013779900364581</text:p>
          </table:table-cell>
          <table:table-cell office:value-type="float" office:value="0.00104724516521699" calcext:value-type="float">
            <text:p>0.001047245165217</text:p>
          </table:table-cell>
          <table:table-cell office:value-type="float" office:value="0.00230031381636898" calcext:value-type="float">
            <text:p>0.002300313816369</text:p>
          </table:table-cell>
          <table:table-cell office:value-type="float" office:value="0.002072668286401" calcext:value-type="float">
            <text:p>0.002072668286401</text:p>
          </table:table-cell>
          <table:table-cell office:value-type="float" office:value="0.000177977349915355" calcext:value-type="float">
            <text:p>0.000177977349915</text:p>
          </table:table-cell>
          <table:table-cell office:value-type="float" office:value="0.00228824284515854" calcext:value-type="float">
            <text:p>0.002288242845159</text:p>
          </table:table-cell>
          <table:table-cell office:value-type="float" office:value="0.000279454541103623" calcext:value-type="float">
            <text:p>0.000279454541104</text:p>
          </table:table-cell>
          <table:table-cell office:value-type="float" office:value="0.00139156790675452" calcext:value-type="float">
            <text:p>0.001391567906755</text:p>
          </table:table-cell>
          <table:table-cell table:style-name="ce2" office:value-type="float" office:value="0.0000963660444168524" calcext:value-type="float">
            <text:p>9.64E-05</text:p>
          </table:table-cell>
          <table:table-cell office:value-type="float" office:value="0.00538575340297071" calcext:value-type="float">
            <text:p>0.005385753402971</text:p>
          </table:table-cell>
          <table:table-cell table:style-name="ce2" office:value-type="float" office:value="0.0000356100087806021" calcext:value-type="float">
            <text:p>3.56E-05</text:p>
          </table:table-cell>
          <table:table-cell office:value-type="float" office:value="0.000485594646516111" calcext:value-type="float">
            <text:p>0.000485594646516</text:p>
          </table:table-cell>
          <table:table-cell office:value-type="float" office:value="0.000940945092331443" calcext:value-type="float">
            <text:p>0.000940945092331</text:p>
          </table:table-cell>
          <table:table-cell office:value-type="float" office:value="0.0642055312973032" calcext:value-type="float">
            <text:p>0.064205531297303</text:p>
          </table:table-cell>
          <table:table-cell office:value-type="float" office:value="0.0471527127657268" calcext:value-type="float">
            <text:p>0.047152712765727</text:p>
          </table:table-cell>
          <table:table-cell office:value-type="float" office:value="0.00275614309024963" calcext:value-type="float">
            <text:p>0.00275614309025</text:p>
          </table:table-cell>
          <table:table-cell office:value-type="float" office:value="0.678412281589927" calcext:value-type="float">
            <text:p>0.678412281589927</text:p>
          </table:table-cell>
          <table:table-cell office:value-type="float" office:value="0.293456404160777" calcext:value-type="float">
            <text:p>0.293456404160777</text:p>
          </table:table-cell>
          <table:table-cell office:value-type="float" office:value="0.874050694439783" calcext:value-type="float">
            <text:p>0.874050694439783</text:p>
          </table:table-cell>
          <table:table-cell office:value-type="float" office:value="4981814" calcext:value-type="float">
            <text:p>4981814</text:p>
          </table:table-cell>
          <table:table-cell table:number-columns-repeated="1000"/>
        </table:table-row>
        <table:table-row table:style-name="ro1">
          <table:table-cell office:value-type="float" office:value="21700399" calcext:value-type="float">
            <text:p>21700399</text:p>
          </table:table-cell>
          <table:table-cell office:value-type="string" calcext:value-type="string">
            <text:p><text:s/>Colombia, Manizales (2003-2007)</text:p>
          </table:table-cell>
          <table:table-cell office:value-type="float" office:value="0.00700242055807332" calcext:value-type="float">
            <text:p>0.007002420558073</text:p>
          </table:table-cell>
          <table:table-cell office:value-type="float" office:value="0.00137595918413115" calcext:value-type="float">
            <text:p>0.001375959184131</text:p>
          </table:table-cell>
          <table:table-cell office:value-type="float" office:value="0.0160987295304725" calcext:value-type="float">
            <text:p>0.016098729530473</text:p>
          </table:table-cell>
          <table:table-cell office:value-type="float" office:value="0.000842095001204992" calcext:value-type="float">
            <text:p>0.000842095001205</text:p>
          </table:table-cell>
          <table:table-cell office:value-type="float" office:value="0.00302987961164989" calcext:value-type="float">
            <text:p>0.00302987961165</text:p>
          </table:table-cell>
          <table:table-cell office:value-type="float" office:value="0.00338543348040583" calcext:value-type="float">
            <text:p>0.003385433480406</text:p>
          </table:table-cell>
          <table:table-cell office:value-type="float" office:value="0.000204702778017893" calcext:value-type="float">
            <text:p>0.000204702778018</text:p>
          </table:table-cell>
          <table:table-cell office:value-type="float" office:value="0.00376051911500294" calcext:value-type="float">
            <text:p>0.003760519115003</text:p>
          </table:table-cell>
          <table:table-cell office:value-type="float" office:value="0.00042270616666698" calcext:value-type="float">
            <text:p>0.000422706166667</text:p>
          </table:table-cell>
          <table:table-cell office:value-type="float" office:value="0.00262934201212795" calcext:value-type="float">
            <text:p>0.002629342012128</text:p>
          </table:table-cell>
          <table:table-cell table:style-name="ce2" office:value-type="float" office:value="0.000092988583571656" calcext:value-type="float">
            <text:p>9.30E-05</text:p>
          </table:table-cell>
          <table:table-cell office:value-type="float" office:value="0.00719585133795989" calcext:value-type="float">
            <text:p>0.00719585133796</text:p>
          </table:table-cell>
          <table:table-cell office:value-type="float" office:value="0" calcext:value-type="float">
            <text:p>0</text:p>
          </table:table-cell>
          <table:table-cell office:value-type="float" office:value="0.000880251212862584" calcext:value-type="float">
            <text:p>0.000880251212863</text:p>
          </table:table-cell>
          <table:table-cell office:value-type="float" office:value="0.000906762761540382" calcext:value-type="float">
            <text:p>0.00090676276154</text:p>
          </table:table-cell>
          <table:table-cell office:value-type="float" office:value="0.0407183046826275" calcext:value-type="float">
            <text:p>0.040718304682628</text:p>
          </table:table-cell>
          <table:table-cell office:value-type="float" office:value="0.0356937289798096" calcext:value-type="float">
            <text:p>0.0356937289798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28836" calcext:value-type="float">
            <text:p>1828836</text:p>
          </table:table-cell>
          <table:table-cell table:number-columns-repeated="1000"/>
        </table:table-row>
        <table:table-row table:style-name="ro1">
          <table:table-cell office:value-type="float" office:value="21700499" calcext:value-type="float">
            <text:p>21700499</text:p>
          </table:table-cell>
          <table:table-cell office:value-type="string" calcext:value-type="string">
            <text:p><text:s/>Colombia, Pasto (2003-2007)</text:p>
          </table:table-cell>
          <table:table-cell office:value-type="float" office:value="0.0037193057215397" calcext:value-type="float">
            <text:p>0.00371930572154</text:p>
          </table:table-cell>
          <table:table-cell office:value-type="float" office:value="0.00163852003233237" calcext:value-type="float">
            <text:p>0.001638520032332</text:p>
          </table:table-cell>
          <table:table-cell office:value-type="float" office:value="0.00808486460723536" calcext:value-type="float">
            <text:p>0.008084864607235</text:p>
          </table:table-cell>
          <table:table-cell office:value-type="float" office:value="0.00174362510336853" calcext:value-type="float">
            <text:p>0.001743625103369</text:p>
          </table:table-cell>
          <table:table-cell office:value-type="float" office:value="0.00555195983008843" calcext:value-type="float">
            <text:p>0.005551959830088</text:p>
          </table:table-cell>
          <table:table-cell office:value-type="float" office:value="0.00150065278998874" calcext:value-type="float">
            <text:p>0.001500652789989</text:p>
          </table:table-cell>
          <table:table-cell table:style-name="ce2" office:value-type="float" office:value="0.0000894379514629903" calcext:value-type="float">
            <text:p>8.94E-05</text:p>
          </table:table-cell>
          <table:table-cell office:value-type="float" office:value="0.00302015277442353" calcext:value-type="float">
            <text:p>0.003020152774424</text:p>
          </table:table-cell>
          <table:table-cell office:value-type="float" office:value="0.000425877814722048" calcext:value-type="float">
            <text:p>0.000425877814722</text:p>
          </table:table-cell>
          <table:table-cell office:value-type="float" office:value="0.00304035490069279" calcext:value-type="float">
            <text:p>0.003040354900693</text:p>
          </table:table-cell>
          <table:table-cell office:value-type="float" office:value="0.000140548832465208" calcext:value-type="float">
            <text:p>0.000140548832465</text:p>
          </table:table-cell>
          <table:table-cell office:value-type="float" office:value="0.0051011544952275" calcext:value-type="float">
            <text:p>0.005101154495228</text:p>
          </table:table-cell>
          <table:table-cell office:value-type="float" office:value="0" calcext:value-type="float">
            <text:p>0</text:p>
          </table:table-cell>
          <table:table-cell office:value-type="float" office:value="0.000430961543802165" calcext:value-type="float">
            <text:p>0.000430961543802</text:p>
          </table:table-cell>
          <table:table-cell office:value-type="float" office:value="0.000570038910015598" calcext:value-type="float">
            <text:p>0.000570038910016</text:p>
          </table:table-cell>
          <table:table-cell office:value-type="float" office:value="0.0315000413393784" calcext:value-type="float">
            <text:p>0.031500041339378</text:p>
          </table:table-cell>
          <table:table-cell office:value-type="float" office:value="0.030344559316509" calcext:value-type="float">
            <text:p>0.03034455931650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64546" calcext:value-type="float">
            <text:p>1864546</text:p>
          </table:table-cell>
          <table:table-cell table:number-columns-repeated="1000"/>
        </table:table-row>
        <table:table-row table:style-name="ro1">
          <table:table-cell office:value-type="float" office:value="21880099" calcext:value-type="float">
            <text:p>21880099</text:p>
          </table:table-cell>
          <table:table-cell office:value-type="string" calcext:value-type="string">
            <text:p><text:s/>Costa Rica (2003-2007)</text:p>
          </table:table-cell>
          <table:table-cell office:value-type="float" office:value="0.00590846284027046" calcext:value-type="float">
            <text:p>0.00590846284027</text:p>
          </table:table-cell>
          <table:table-cell office:value-type="float" office:value="0.000679741860412008" calcext:value-type="float">
            <text:p>0.000679741860412</text:p>
          </table:table-cell>
          <table:table-cell office:value-type="float" office:value="0.0139169021102174" calcext:value-type="float">
            <text:p>0.013916902110217</text:p>
          </table:table-cell>
          <table:table-cell office:value-type="float" office:value="0.000881920586280401" calcext:value-type="float">
            <text:p>0.00088192058628</text:p>
          </table:table-cell>
          <table:table-cell office:value-type="float" office:value="0.00472593125197034" calcext:value-type="float">
            <text:p>0.00472593125197</text:p>
          </table:table-cell>
          <table:table-cell office:value-type="float" office:value="0.0020993722345851" calcext:value-type="float">
            <text:p>0.002099372234585</text:p>
          </table:table-cell>
          <table:table-cell office:value-type="float" office:value="0.000118092049850821" calcext:value-type="float">
            <text:p>0.000118092049851</text:p>
          </table:table-cell>
          <table:table-cell office:value-type="float" office:value="0.00254284261682609" calcext:value-type="float">
            <text:p>0.002542842616826</text:p>
          </table:table-cell>
          <table:table-cell office:value-type="float" office:value="0.000351636797498545" calcext:value-type="float">
            <text:p>0.000351636797499</text:p>
          </table:table-cell>
          <table:table-cell office:value-type="float" office:value="0.00253279272018102" calcext:value-type="float">
            <text:p>0.002532792720181</text:p>
          </table:table-cell>
          <table:table-cell office:value-type="float" office:value="0.000113850636368598" calcext:value-type="float">
            <text:p>0.000113850636369</text:p>
          </table:table-cell>
          <table:table-cell office:value-type="float" office:value="0.00625561223293967" calcext:value-type="float">
            <text:p>0.00625561223294</text:p>
          </table:table-cell>
          <table:table-cell office:value-type="float" office:value="0.000165586616048649" calcext:value-type="float">
            <text:p>0.000165586616049</text:p>
          </table:table-cell>
          <table:table-cell office:value-type="float" office:value="0.000496274969956763" calcext:value-type="float">
            <text:p>0.000496274969957</text:p>
          </table:table-cell>
          <table:table-cell office:value-type="float" office:value="0.000986500449689431" calcext:value-type="float">
            <text:p>0.000986500449689</text:p>
          </table:table-cell>
          <table:table-cell office:value-type="float" office:value="0.0661728488042897" calcext:value-type="float">
            <text:p>0.06617284880429</text:p>
          </table:table-cell>
          <table:table-cell office:value-type="float" office:value="0.0448378019100983" calcext:value-type="float">
            <text:p>0.044837801910098</text:p>
          </table:table-cell>
          <table:table-cell office:value-type="float" office:value="0.0042837417087418" calcext:value-type="float">
            <text:p>0.004283741708742</text:p>
          </table:table-cell>
          <table:table-cell office:value-type="float" office:value="0.655469434532844" calcext:value-type="float">
            <text:p>0.655469434532844</text:p>
          </table:table-cell>
          <table:table-cell office:value-type="float" office:value="0.25523636175392" calcext:value-type="float">
            <text:p>0.25523636175392</text:p>
          </table:table-cell>
          <table:table-cell office:value-type="float" office:value="0.863933667207197" calcext:value-type="float">
            <text:p>0.863933667207197</text:p>
          </table:table-cell>
          <table:table-cell office:value-type="float" office:value="20809609" calcext:value-type="float">
            <text:p>20809609</text:p>
          </table:table-cell>
          <table:table-cell table:number-columns-repeated="1000"/>
        </table:table-row>
        <table:table-row table:style-name="ro1">
          <table:table-cell office:value-type="float" office:value="21920199" calcext:value-type="float">
            <text:p>21920199</text:p>
          </table:table-cell>
          <table:table-cell office:value-type="string" calcext:value-type="string">
            <text:p><text:s/>Cuba, Villa Clara (2004-2007)</text:p>
          </table:table-cell>
          <table:table-cell office:value-type="float" office:value="0.0170354370229197" calcext:value-type="float">
            <text:p>0.01703543702292</text:p>
          </table:table-cell>
          <table:table-cell office:value-type="float" office:value="0.00151589760233045" calcext:value-type="float">
            <text:p>0.00151589760233</text:p>
          </table:table-cell>
          <table:table-cell office:value-type="float" office:value="0.0162610240205783" calcext:value-type="float">
            <text:p>0.016261024020578</text:p>
          </table:table-cell>
          <table:table-cell office:value-type="float" office:value="0.000409727603829818" calcext:value-type="float">
            <text:p>0.00040972760383</text:p>
          </table:table-cell>
          <table:table-cell office:value-type="float" office:value="0.00460250146338766" calcext:value-type="float">
            <text:p>0.004602501463388</text:p>
          </table:table-cell>
          <table:table-cell office:value-type="float" office:value="0.00430241182438005" calcext:value-type="float">
            <text:p>0.00430241182438</text:p>
          </table:table-cell>
          <table:table-cell office:value-type="float" office:value="0.000415402245704835" calcext:value-type="float">
            <text:p>0.000415402245705</text:p>
          </table:table-cell>
          <table:table-cell office:value-type="float" office:value="0.00186980758781771" calcext:value-type="float">
            <text:p>0.001869807587818</text:p>
          </table:table-cell>
          <table:table-cell office:value-type="float" office:value="0.000274904413397675" calcext:value-type="float">
            <text:p>0.000274904413398</text:p>
          </table:table-cell>
          <table:table-cell office:value-type="float" office:value="0.000571920667978713" calcext:value-type="float">
            <text:p>0.000571920667979</text:p>
          </table:table-cell>
          <table:table-cell office:value-type="float" office:value="0.000120899301950162" calcext:value-type="float">
            <text:p>0.00012089930195</text:p>
          </table:table-cell>
          <table:table-cell office:value-type="float" office:value="0.00377385030347022" calcext:value-type="float">
            <text:p>0.00377385030347</text:p>
          </table:table-cell>
          <table:table-cell table:style-name="ce2" office:value-type="float" office:value="0.0000541091832390243" calcext:value-type="float">
            <text:p>5.41E-05</text:p>
          </table:table-cell>
          <table:table-cell office:value-type="float" office:value="0.000421175439014838" calcext:value-type="float">
            <text:p>0.000421175439015</text:p>
          </table:table-cell>
          <table:table-cell office:value-type="float" office:value="0.00060897990588385" calcext:value-type="float">
            <text:p>0.000608979905884</text:p>
          </table:table-cell>
          <table:table-cell office:value-type="float" office:value="0.0288724236847023" calcext:value-type="float">
            <text:p>0.028872423684702</text:p>
          </table:table-cell>
          <table:table-cell office:value-type="float" office:value="0.0363864889995337" calcext:value-type="float">
            <text:p>0.036386488999534</text:p>
          </table:table-cell>
          <table:table-cell office:value-type="float" office:value="0.00737946134839285" calcext:value-type="float">
            <text:p>0.007379461348393</text:p>
          </table:table-cell>
          <table:table-cell office:value-type="float" office:value="0.624383515797544" calcext:value-type="float">
            <text:p>0.624383515797544</text:p>
          </table:table-cell>
          <table:table-cell office:value-type="float" office:value="0.205372366501719" calcext:value-type="float">
            <text:p>0.205372366501719</text:p>
          </table:table-cell>
          <table:table-cell office:value-type="float" office:value="0.849952014185261" calcext:value-type="float">
            <text:p>0.849952014185261</text:p>
          </table:table-cell>
          <table:table-cell office:value-type="float" office:value="3067285" calcext:value-type="float">
            <text:p>3067285</text:p>
          </table:table-cell>
          <table:table-cell table:number-columns-repeated="1000"/>
        </table:table-row>
        <table:table-row table:style-name="ro1">
          <table:table-cell office:value-type="float" office:value="22180199" calcext:value-type="float">
            <text:p>22180199</text:p>
          </table:table-cell>
          <table:table-cell office:value-type="string" calcext:value-type="string">
            <text:p><text:s/>Ecuador, Quito (2003-2007)</text:p>
          </table:table-cell>
          <table:table-cell office:value-type="float" office:value="0.00291185980502177" calcext:value-type="float">
            <text:p>0.002911859805022</text:p>
          </table:table-cell>
          <table:table-cell office:value-type="float" office:value="0.000827362875241939" calcext:value-type="float">
            <text:p>0.000827362875242</text:p>
          </table:table-cell>
          <table:table-cell office:value-type="float" office:value="0.0116739036595844" calcext:value-type="float">
            <text:p>0.011673903659584</text:p>
          </table:table-cell>
          <table:table-cell office:value-type="float" office:value="0.00189163247264361" calcext:value-type="float">
            <text:p>0.001891632472644</text:p>
          </table:table-cell>
          <table:table-cell office:value-type="float" office:value="0.00399187217698198" calcext:value-type="float">
            <text:p>0.003991872176982</text:p>
          </table:table-cell>
          <table:table-cell office:value-type="float" office:value="0.00348875134813097" calcext:value-type="float">
            <text:p>0.003488751348131</text:p>
          </table:table-cell>
          <table:table-cell office:value-type="float" office:value="0.000388207311030535" calcext:value-type="float">
            <text:p>0.000388207311031</text:p>
          </table:table-cell>
          <table:table-cell office:value-type="float" office:value="0.00422009460907265" calcext:value-type="float">
            <text:p>0.004220094609073</text:p>
          </table:table-cell>
          <table:table-cell office:value-type="float" office:value="0.000330815572506839" calcext:value-type="float">
            <text:p>0.000330815572507</text:p>
          </table:table-cell>
          <table:table-cell office:value-type="float" office:value="0.00363480267619199" calcext:value-type="float">
            <text:p>0.003634802676192</text:p>
          </table:table-cell>
          <table:table-cell office:value-type="float" office:value="0.000102506415015369" calcext:value-type="float">
            <text:p>0.000102506415015</text:p>
          </table:table-cell>
          <table:table-cell office:value-type="float" office:value="0.0098255387672451" calcext:value-type="float">
            <text:p>0.009825538767245</text:p>
          </table:table-cell>
          <table:table-cell office:value-type="float" office:value="0.000221766531727008" calcext:value-type="float">
            <text:p>0.000221766531727</text:p>
          </table:table-cell>
          <table:table-cell office:value-type="float" office:value="0.000707149790843116" calcext:value-type="float">
            <text:p>0.000707149790843</text:p>
          </table:table-cell>
          <table:table-cell office:value-type="float" office:value="0.00163006447478243" calcext:value-type="float">
            <text:p>0.001630064474782</text:p>
          </table:table-cell>
          <table:table-cell office:value-type="float" office:value="0.0674902373409131" calcext:value-type="float">
            <text:p>0.067490237340913</text:p>
          </table:table-cell>
          <table:table-cell office:value-type="float" office:value="0.0426662885685357" calcext:value-type="float">
            <text:p>0.042666288568536</text:p>
          </table:table-cell>
          <table:table-cell office:value-type="float" office:value="0.00480638227615815" calcext:value-type="float">
            <text:p>0.004806382276158</text:p>
          </table:table-cell>
          <table:table-cell office:value-type="float" office:value="0.649159592283849" calcext:value-type="float">
            <text:p>0.649159592283849</text:p>
          </table:table-cell>
          <table:table-cell office:value-type="float" office:value="0.244939737753585" calcext:value-type="float">
            <text:p>0.244939737753585</text:p>
          </table:table-cell>
          <table:table-cell office:value-type="float" office:value="0.861121420304259" calcext:value-type="float">
            <text:p>0.861121420304259</text:p>
          </table:table-cell>
          <table:table-cell office:value-type="float" office:value="7406001" calcext:value-type="float">
            <text:p>7406001</text:p>
          </table:table-cell>
          <table:table-cell table:number-columns-repeated="1000"/>
        </table:table-row>
        <table:table-row table:style-name="ro1">
          <table:table-cell office:value-type="float" office:value="22180299" calcext:value-type="float">
            <text:p>22180299</text:p>
          </table:table-cell>
          <table:table-cell office:value-type="string" calcext:value-type="string">
            <text:p><text:s/>Ecuador, Cuenca (2003-2007)</text:p>
          </table:table-cell>
          <table:table-cell office:value-type="float" office:value="0.00244573254368654" calcext:value-type="float">
            <text:p>0.002445732543687</text:p>
          </table:table-cell>
          <table:table-cell office:value-type="float" office:value="0.000433526173197642" calcext:value-type="float">
            <text:p>0.000433526173198</text:p>
          </table:table-cell>
          <table:table-cell office:value-type="float" office:value="0.00675850029087905" calcext:value-type="float">
            <text:p>0.006758500290879</text:p>
          </table:table-cell>
          <table:table-cell office:value-type="float" office:value="0.00167026975474169" calcext:value-type="float">
            <text:p>0.001670269754742</text:p>
          </table:table-cell>
          <table:table-cell office:value-type="float" office:value="0.00432876416911429" calcext:value-type="float">
            <text:p>0.004328764169114</text:p>
          </table:table-cell>
          <table:table-cell office:value-type="float" office:value="0.00117031213837284" calcext:value-type="float">
            <text:p>0.001170312138373</text:p>
          </table:table-cell>
          <table:table-cell office:value-type="float" office:value="0.000235392143100469" calcext:value-type="float">
            <text:p>0.0002353921431</text:p>
          </table:table-cell>
          <table:table-cell office:value-type="float" office:value="0.00189309910419829" calcext:value-type="float">
            <text:p>0.001893099104198</text:p>
          </table:table-cell>
          <table:table-cell office:value-type="float" office:value="0.000408107419541266" calcext:value-type="float">
            <text:p>0.000408107419541</text:p>
          </table:table-cell>
          <table:table-cell office:value-type="float" office:value="0.00196631455243353" calcext:value-type="float">
            <text:p>0.001966314552434</text:p>
          </table:table-cell>
          <table:table-cell office:value-type="float" office:value="0.000222184397674304" calcext:value-type="float">
            <text:p>0.000222184397674</text:p>
          </table:table-cell>
          <table:table-cell office:value-type="float" office:value="0.00664762620115639" calcext:value-type="float">
            <text:p>0.006647626201156</text:p>
          </table:table-cell>
          <table:table-cell office:value-type="float" office:value="0" calcext:value-type="float">
            <text:p>0</text:p>
          </table:table-cell>
          <table:table-cell office:value-type="float" office:value="0.000406394622435581" calcext:value-type="float">
            <text:p>0.000406394622436</text:p>
          </table:table-cell>
          <table:table-cell office:value-type="float" office:value="0.000850180177355091" calcext:value-type="float">
            <text:p>0.000850180177355</text:p>
          </table:table-cell>
          <table:table-cell office:value-type="float" office:value="0.0396630471436495" calcext:value-type="float">
            <text:p>0.03966304714365</text:p>
          </table:table-cell>
          <table:table-cell office:value-type="float" office:value="0.0260891825610487" calcext:value-type="float">
            <text:p>0.02608918256104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200335" calcext:value-type="float">
            <text:p>2200335</text:p>
          </table:table-cell>
          <table:table-cell table:number-columns-repeated="1000"/>
        </table:table-row>
        <table:table-row table:style-name="ro1">
          <table:table-cell office:value-type="float" office:value="22509199" calcext:value-type="float">
            <text:p>22509199</text:p>
          </table:table-cell>
          <table:table-cell office:value-type="string" calcext:value-type="string">
            <text:p><text:s/>France, Martinique (2003-2007)</text:p>
          </table:table-cell>
          <table:table-cell office:value-type="float" office:value="0.0107548899031785" calcext:value-type="float">
            <text:p>0.010754889903179</text:p>
          </table:table-cell>
          <table:table-cell office:value-type="float" office:value="0.0029018661270707" calcext:value-type="float">
            <text:p>0.002901866127071</text:p>
          </table:table-cell>
          <table:table-cell office:value-type="float" office:value="0.0189342563180937" calcext:value-type="float">
            <text:p>0.018934256318094</text:p>
          </table:table-cell>
          <table:table-cell office:value-type="float" office:value="0.00156094763764846" calcext:value-type="float">
            <text:p>0.001560947637648</text:p>
          </table:table-cell>
          <table:table-cell office:value-type="float" office:value="0.0049255542309306" calcext:value-type="float">
            <text:p>0.004925554230931</text:p>
          </table:table-cell>
          <table:table-cell office:value-type="float" office:value="0.00612721000158438" calcext:value-type="float">
            <text:p>0.006127210001584</text:p>
          </table:table-cell>
          <table:table-cell office:value-type="float" office:value="0.000248516824147251" calcext:value-type="float">
            <text:p>0.000248516824147</text:p>
          </table:table-cell>
          <table:table-cell office:value-type="float" office:value="0.00198103686766752" calcext:value-type="float">
            <text:p>0.001981036867668</text:p>
          </table:table-cell>
          <table:table-cell office:value-type="float" office:value="0.000487554003443471" calcext:value-type="float">
            <text:p>0.000487554003443</text:p>
          </table:table-cell>
          <table:table-cell office:value-type="float" office:value="0.00104874257419449" calcext:value-type="float">
            <text:p>0.001048742574194</text:p>
          </table:table-cell>
          <table:table-cell table:style-name="ce2" office:value-type="float" office:value="0.0000687240398415844" calcext:value-type="float">
            <text:p>6.87E-05</text:p>
          </table:table-cell>
          <table:table-cell office:value-type="float" office:value="0.00416449956564497" calcext:value-type="float">
            <text:p>0.004164499565645</text:p>
          </table:table-cell>
          <table:table-cell office:value-type="float" office:value="0.000158025623933203" calcext:value-type="float">
            <text:p>0.000158025623933</text:p>
          </table:table-cell>
          <table:table-cell office:value-type="float" office:value="0.000546338130400503" calcext:value-type="float">
            <text:p>0.000546338130401</text:p>
          </table:table-cell>
          <table:table-cell office:value-type="float" office:value="0.00159840613209037" calcext:value-type="float">
            <text:p>0.00159840613209</text:p>
          </table:table-cell>
          <table:table-cell office:value-type="float" office:value="0.233375977316135" calcext:value-type="float">
            <text:p>0.233375977316135</text:p>
          </table:table-cell>
          <table:table-cell office:value-type="float" office:value="0.059728790201229" calcext:value-type="float">
            <text:p>0.059728790201229</text:p>
          </table:table-cell>
          <table:table-cell office:value-type="float" office:value="0.00587547743969274" calcext:value-type="float">
            <text:p>0.005875477439693</text:p>
          </table:table-cell>
          <table:table-cell office:value-type="float" office:value="0.637811235769535" calcext:value-type="float">
            <text:p>0.637811235769535</text:p>
          </table:table-cell>
          <table:table-cell office:value-type="float" office:value="0.2266477459783" calcext:value-type="float">
            <text:p>0.2266477459783</text:p>
          </table:table-cell>
          <table:table-cell office:value-type="float" office:value="0.856030691782358" calcext:value-type="float">
            <text:p>0.856030691782358</text:p>
          </table:table-cell>
          <table:table-cell office:value-type="float" office:value="1863690" calcext:value-type="float">
            <text:p>1863690</text:p>
          </table:table-cell>
          <table:table-cell table:number-columns-repeated="1000"/>
        </table:table-row>
        <table:table-row table:style-name="ro1">
          <table:table-cell office:value-type="float" office:value="23880199" calcext:value-type="float">
            <text:p>23880199</text:p>
          </table:table-cell>
          <table:table-cell office:value-type="string" calcext:value-type="string">
            <text:p><text:s/>Jamaica, Kingston and St Andrew (2003-2007)</text:p>
          </table:table-cell>
          <table:table-cell office:value-type="float" office:value="0.00799077426755007" calcext:value-type="float">
            <text:p>0.00799077426755</text:p>
          </table:table-cell>
          <table:table-cell office:value-type="float" office:value="0.00154476315442212" calcext:value-type="float">
            <text:p>0.001544763154422</text:p>
          </table:table-cell>
          <table:table-cell office:value-type="float" office:value="0.0156578302091141" calcext:value-type="float">
            <text:p>0.015657830209114</text:p>
          </table:table-cell>
          <table:table-cell office:value-type="float" office:value="0.000342562637128061" calcext:value-type="float">
            <text:p>0.000342562637128</text:p>
          </table:table-cell>
          <table:table-cell office:value-type="float" office:value="0.00265988153590836" calcext:value-type="float">
            <text:p>0.002659881535908</text:p>
          </table:table-cell>
          <table:table-cell office:value-type="float" office:value="0.00223372912740826" calcext:value-type="float">
            <text:p>0.002233729127408</text:p>
          </table:table-cell>
          <table:table-cell office:value-type="float" office:value="0.000133522527979104" calcext:value-type="float">
            <text:p>0.000133522527979</text:p>
          </table:table-cell>
          <table:table-cell office:value-type="float" office:value="0.000863813810066149" calcext:value-type="float">
            <text:p>0.000863813810066</text:p>
          </table:table-cell>
          <table:table-cell office:value-type="float" office:value="0.000295037551272188" calcext:value-type="float">
            <text:p>0.000295037551272</text:p>
          </table:table-cell>
          <table:table-cell office:value-type="float" office:value="0.000149502433331575" calcext:value-type="float">
            <text:p>0.000149502433332</text:p>
          </table:table-cell>
          <table:table-cell table:style-name="ce2" office:value-type="float" office:value="0.0000680652377859256" calcext:value-type="float">
            <text:p>6.81E-05</text:p>
          </table:table-cell>
          <table:table-cell office:value-type="float" office:value="0.00152126677596256" calcext:value-type="float">
            <text:p>0.001521266775963</text:p>
          </table:table-cell>
          <table:table-cell office:value-type="float" office:value="0.000179121110725519" calcext:value-type="float">
            <text:p>0.000179121110726</text:p>
          </table:table-cell>
          <table:table-cell office:value-type="float" office:value="0.00070436779440518" calcext:value-type="float">
            <text:p>0.000704367794405</text:p>
          </table:table-cell>
          <table:table-cell office:value-type="float" office:value="0.000817598398545577" calcext:value-type="float">
            <text:p>0.000817598398546</text:p>
          </table:table-cell>
          <table:table-cell office:value-type="float" office:value="0.101341925627924" calcext:value-type="float">
            <text:p>0.101341925627924</text:p>
          </table:table-cell>
          <table:table-cell office:value-type="float" office:value="0.0483617772293776" calcext:value-type="float">
            <text:p>0.048361777229378</text:p>
          </table:table-cell>
          <table:table-cell office:value-type="float" office:value="0.00668878944598861" calcext:value-type="float">
            <text:p>0.006688789445989</text:p>
          </table:table-cell>
          <table:table-cell office:value-type="float" office:value="0.630246928276265" calcext:value-type="float">
            <text:p>0.630246928276265</text:p>
          </table:table-cell>
          <table:table-cell office:value-type="float" office:value="0.214614120466396" calcext:value-type="float">
            <text:p>0.214614120466396</text:p>
          </table:table-cell>
          <table:table-cell office:value-type="float" office:value="0.852613765453721" calcext:value-type="float">
            <text:p>0.852613765453721</text:p>
          </table:table-cell>
          <table:table-cell office:value-type="float" office:value="3176661" calcext:value-type="float">
            <text:p>3176661</text:p>
          </table:table-cell>
          <table:table-cell table:number-columns-repeated="1000"/>
        </table:table-row>
        <table:table-row table:style-name="ro1">
          <table:table-cell office:value-type="float" office:value="26300099" calcext:value-type="float">
            <text:p>26300099</text:p>
          </table:table-cell>
          <table:table-cell office:value-type="string" calcext:value-type="string">
            <text:p><text:s/>Puerto Rico (2003-2007)</text:p>
          </table:table-cell>
          <table:table-cell office:value-type="float" office:value="0.0109996744711228" calcext:value-type="float">
            <text:p>0.010999674471123</text:p>
          </table:table-cell>
          <table:table-cell office:value-type="float" office:value="0.00190717951451628" calcext:value-type="float">
            <text:p>0.001907179514516</text:p>
          </table:table-cell>
          <table:table-cell office:value-type="float" office:value="0.0289448597020686" calcext:value-type="float">
            <text:p>0.028944859702069</text:p>
          </table:table-cell>
          <table:table-cell office:value-type="float" office:value="0.00208345522209314" calcext:value-type="float">
            <text:p>0.002083455222093</text:p>
          </table:table-cell>
          <table:table-cell office:value-type="float" office:value="0.00359212876876312" calcext:value-type="float">
            <text:p>0.003592128768763</text:p>
          </table:table-cell>
          <table:table-cell office:value-type="float" office:value="0.00362201311974396" calcext:value-type="float">
            <text:p>0.003622013119744</text:p>
          </table:table-cell>
          <table:table-cell office:value-type="float" office:value="0.000164124643033841" calcext:value-type="float">
            <text:p>0.000164124643034</text:p>
          </table:table-cell>
          <table:table-cell office:value-type="float" office:value="0.00172827104610289" calcext:value-type="float">
            <text:p>0.001728271046103</text:p>
          </table:table-cell>
          <table:table-cell office:value-type="float" office:value="0.000241903462463234" calcext:value-type="float">
            <text:p>0.000241903462463</text:p>
          </table:table-cell>
          <table:table-cell office:value-type="float" office:value="0.00192319904150726" calcext:value-type="float">
            <text:p>0.001923199041507</text:p>
          </table:table-cell>
          <table:table-cell table:style-name="ce2" office:value-type="float" office:value="0.000053730321140571" calcext:value-type="float">
            <text:p>5.37E-05</text:p>
          </table:table-cell>
          <table:table-cell office:value-type="float" office:value="0.00782340648331288" calcext:value-type="float">
            <text:p>0.007823406483313</text:p>
          </table:table-cell>
          <table:table-cell office:value-type="float" office:value="0.000128295596062488" calcext:value-type="float">
            <text:p>0.000128295596062</text:p>
          </table:table-cell>
          <table:table-cell office:value-type="float" office:value="0.000747638233897646" calcext:value-type="float">
            <text:p>0.000747638233898</text:p>
          </table:table-cell>
          <table:table-cell office:value-type="float" office:value="0.00123637671072756" calcext:value-type="float">
            <text:p>0.001236376710728</text:p>
          </table:table-cell>
          <table:table-cell office:value-type="float" office:value="0.137750290802187" calcext:value-type="float">
            <text:p>0.137750290802187</text:p>
          </table:table-cell>
          <table:table-cell office:value-type="float" office:value="0.0634566620491563" calcext:value-type="float">
            <text:p>0.063456662049156</text:p>
          </table:table-cell>
          <table:table-cell office:value-type="float" office:value="0.00295742192656911" calcext:value-type="float">
            <text:p>0.002957421926569</text:p>
          </table:table-cell>
          <table:table-cell office:value-type="float" office:value="0.674870749953297" calcext:value-type="float">
            <text:p>0.674870749953297</text:p>
          </table:table-cell>
          <table:table-cell office:value-type="float" office:value="0.287475205718339" calcext:value-type="float">
            <text:p>0.287475205718339</text:p>
          </table:table-cell>
          <table:table-cell office:value-type="float" office:value="0.872499993766774" calcext:value-type="float">
            <text:p>0.872499993766774</text:p>
          </table:table-cell>
          <table:table-cell office:value-type="float" office:value="18485739" calcext:value-type="float">
            <text:p>18485739</text:p>
          </table:table-cell>
          <table:table-cell table:number-columns-repeated="1000"/>
        </table:table-row>
        <table:table-row table:style-name="ro1">
          <table:table-cell office:value-type="float" office:value="28580099" calcext:value-type="float">
            <text:p>28580099</text:p>
          </table:table-cell>
          <table:table-cell office:value-type="string" calcext:value-type="string">
            <text:p><text:s/>Uruguay (2005-2007)</text:p>
          </table:table-cell>
          <table:table-cell office:value-type="float" office:value="0.0120922484858455" calcext:value-type="float">
            <text:p>0.012092248485846</text:p>
          </table:table-cell>
          <table:table-cell office:value-type="float" office:value="0.00362282248179141" calcext:value-type="float">
            <text:p>0.003622822481791</text:p>
          </table:table-cell>
          <table:table-cell office:value-type="float" office:value="0.0323449532440894" calcext:value-type="float">
            <text:p>0.032344953244089</text:p>
          </table:table-cell>
          <table:table-cell office:value-type="float" office:value="0.000823130527751977" calcext:value-type="float">
            <text:p>0.000823130527752</text:p>
          </table:table-cell>
          <table:table-cell office:value-type="float" office:value="0.00929420274769601" calcext:value-type="float">
            <text:p>0.009294202747696</text:p>
          </table:table-cell>
          <table:table-cell office:value-type="float" office:value="0.00700949982894771" calcext:value-type="float">
            <text:p>0.007009499828948</text:p>
          </table:table-cell>
          <table:table-cell office:value-type="float" office:value="0.000208396397129923" calcext:value-type="float">
            <text:p>0.00020839639713</text:p>
          </table:table-cell>
          <table:table-cell office:value-type="float" office:value="0.00451166938669527" calcext:value-type="float">
            <text:p>0.004511669386695</text:p>
          </table:table-cell>
          <table:table-cell office:value-type="float" office:value="0.000290045277770952" calcext:value-type="float">
            <text:p>0.000290045277771</text:p>
          </table:table-cell>
          <table:table-cell office:value-type="float" office:value="0.00412647568088861" calcext:value-type="float">
            <text:p>0.004126475680889</text:p>
          </table:table-cell>
          <table:table-cell office:value-type="float" office:value="0.000178847324877021" calcext:value-type="float">
            <text:p>0.000178847324877</text:p>
          </table:table-cell>
          <table:table-cell office:value-type="float" office:value="0.00355787462384308" calcext:value-type="float">
            <text:p>0.003557874623843</text:p>
          </table:table-cell>
          <table:table-cell office:value-type="float" office:value="0.000129102713103126" calcext:value-type="float">
            <text:p>0.000129102713103</text:p>
          </table:table-cell>
          <table:table-cell office:value-type="float" office:value="0.00114815417812089" calcext:value-type="float">
            <text:p>0.001148154178121</text:p>
          </table:table-cell>
          <table:table-cell office:value-type="float" office:value="0.00140682449009751" calcext:value-type="float">
            <text:p>0.001406824490098</text:p>
          </table:table-cell>
          <table:table-cell office:value-type="float" office:value="0.075789532429543" calcext:value-type="float">
            <text:p>0.075789532429543</text:p>
          </table:table-cell>
          <table:table-cell office:value-type="float" office:value="0.0760995568608385" calcext:value-type="float">
            <text:p>0.076099556860839</text:p>
          </table:table-cell>
          <table:table-cell office:value-type="float" office:value="0.00090685750305175" calcext:value-type="float">
            <text:p>0.000906857503052</text:p>
          </table:table-cell>
          <table:table-cell office:value-type="float" office:value="0.728693342591226" calcext:value-type="float">
            <text:p>0.728693342591226</text:p>
          </table:table-cell>
          <table:table-cell office:value-type="float" office:value="0.381755701788364" calcext:value-type="float">
            <text:p>0.381755701788364</text:p>
          </table:table-cell>
          <table:table-cell office:value-type="float" office:value="0.895645028367531" calcext:value-type="float">
            <text:p>0.895645028367531</text:p>
          </table:table-cell>
          <table:table-cell office:value-type="float" office:value="9337183" calcext:value-type="float">
            <text:p>9337183</text:p>
          </table:table-cell>
          <table:table-cell table:number-columns-repeated="1000"/>
        </table:table-row>
        <table:table-row table:style-name="ro1">
          <table:table-cell office:value-type="float" office:value="31240099" calcext:value-type="float">
            <text:p>31240099</text:p>
          </table:table-cell>
          <table:table-cell office:value-type="string" calcext:value-type="string">
            <text:p><text:s/>Canada (2003-2007)</text:p>
          </table:table-cell>
          <table:table-cell office:value-type="float" office:value="0.0109290510589592" calcext:value-type="float">
            <text:p>0.010929051058959</text:p>
          </table:table-cell>
          <table:table-cell office:value-type="float" office:value="0.00115829804922546" calcext:value-type="float">
            <text:p>0.001158298049225</text:p>
          </table:table-cell>
          <table:table-cell office:value-type="float" office:value="0.0370786574087943" calcext:value-type="float">
            <text:p>0.037078657408794</text:p>
          </table:table-cell>
          <table:table-cell office:value-type="float" office:value="0.00155767630458652" calcext:value-type="float">
            <text:p>0.001557676304587</text:p>
          </table:table-cell>
          <table:table-cell office:value-type="float" office:value="0.00747346198701701" calcext:value-type="float">
            <text:p>0.007473461987017</text:p>
          </table:table-cell>
          <table:table-cell office:value-type="float" office:value="0.015584453857536" calcext:value-type="float">
            <text:p>0.015584453857536</text:p>
          </table:table-cell>
          <table:table-cell office:value-type="float" office:value="0.000216395706680799" calcext:value-type="float">
            <text:p>0.000216395706681</text:p>
          </table:table-cell>
          <table:table-cell office:value-type="float" office:value="0.00997859282186164" calcext:value-type="float">
            <text:p>0.009978592821862</text:p>
          </table:table-cell>
          <table:table-cell office:value-type="float" office:value="0.000262852007240046" calcext:value-type="float">
            <text:p>0.00026285200724</text:p>
          </table:table-cell>
          <table:table-cell office:value-type="float" office:value="0.00358399770078771" calcext:value-type="float">
            <text:p>0.003583997700788</text:p>
          </table:table-cell>
          <table:table-cell table:style-name="ce2" office:value-type="float" office:value="0.0000968408687148155" calcext:value-type="float">
            <text:p>9.68E-05</text:p>
          </table:table-cell>
          <table:table-cell office:value-type="float" office:value="0.00762301128854647" calcext:value-type="float">
            <text:p>0.007623011288546</text:p>
          </table:table-cell>
          <table:table-cell office:value-type="float" office:value="0.000143420745384967" calcext:value-type="float">
            <text:p>0.000143420745385</text:p>
          </table:table-cell>
          <table:table-cell office:value-type="float" office:value="0.00400362992704685" calcext:value-type="float">
            <text:p>0.004003629927047</text:p>
          </table:table-cell>
          <table:table-cell office:value-type="float" office:value="0.00214723593584239" calcext:value-type="float">
            <text:p>0.002147235935842</text:p>
          </table:table-cell>
          <table:table-cell office:value-type="float" office:value="0.118080348537446" calcext:value-type="float">
            <text:p>0.118080348537446</text:p>
          </table:table-cell>
          <table:table-cell office:value-type="float" office:value="0.0896308661171668" calcext:value-type="float">
            <text:p>0.089630866117167</text:p>
          </table:table-cell>
          <table:table-cell office:value-type="float" office:value="0.000492068075321761" calcext:value-type="float">
            <text:p>0.000492068075322</text:p>
          </table:table-cell>
          <table:table-cell office:value-type="float" office:value="0.752454184396798" calcext:value-type="float">
            <text:p>0.752454184396798</text:p>
          </table:table-cell>
          <table:table-cell office:value-type="float" office:value="0.425808763642585" calcext:value-type="float">
            <text:p>0.425808763642585</text:p>
          </table:table-cell>
          <table:table-cell office:value-type="float" office:value="0.905582953091828" calcext:value-type="float">
            <text:p>0.905582953091828</text:p>
          </table:table-cell>
          <table:table-cell office:value-type="float" office:value="151264105" calcext:value-type="float">
            <text:p>151264105</text:p>
          </table:table-cell>
          <table:table-cell table:number-columns-repeated="1000"/>
        </table:table-row>
        <table:table-row table:style-name="ro1">
          <table:table-cell office:value-type="float" office:value="31240199" calcext:value-type="float">
            <text:p>31240199</text:p>
          </table:table-cell>
          <table:table-cell office:value-type="string" calcext:value-type="string">
            <text:p><text:s/>Canada, Alberta (2003-2007)</text:p>
          </table:table-cell>
          <table:table-cell office:value-type="float" office:value="0.00942080636225947" calcext:value-type="float">
            <text:p>0.009420806362259</text:p>
          </table:table-cell>
          <table:table-cell office:value-type="float" office:value="0.00123307927254776" calcext:value-type="float">
            <text:p>0.001233079272548</text:p>
          </table:table-cell>
          <table:table-cell office:value-type="float" office:value="0.0341449672177774" calcext:value-type="float">
            <text:p>0.034144967217777</text:p>
          </table:table-cell>
          <table:table-cell office:value-type="float" office:value="0.0019387562800621" calcext:value-type="float">
            <text:p>0.001938756280062</text:p>
          </table:table-cell>
          <table:table-cell office:value-type="float" office:value="0.00793396486051956" calcext:value-type="float">
            <text:p>0.00793396486052</text:p>
          </table:table-cell>
          <table:table-cell office:value-type="float" office:value="0.0151522268727531" calcext:value-type="float">
            <text:p>0.015152226872753</text:p>
          </table:table-cell>
          <table:table-cell office:value-type="float" office:value="0.000257186857665286" calcext:value-type="float">
            <text:p>0.000257186857665</text:p>
          </table:table-cell>
          <table:table-cell office:value-type="float" office:value="0.010719315428779" calcext:value-type="float">
            <text:p>0.010719315428779</text:p>
          </table:table-cell>
          <table:table-cell office:value-type="float" office:value="0.000208305141666914" calcext:value-type="float">
            <text:p>0.000208305141667</text:p>
          </table:table-cell>
          <table:table-cell office:value-type="float" office:value="0.00389898111753676" calcext:value-type="float">
            <text:p>0.003898981117537</text:p>
          </table:table-cell>
          <table:table-cell table:style-name="ce2" office:value-type="float" office:value="0.0000714449139323237" calcext:value-type="float">
            <text:p>7.14E-05</text:p>
          </table:table-cell>
          <table:table-cell office:value-type="float" office:value="0.00766795095479984" calcext:value-type="float">
            <text:p>0.0076679509548</text:p>
          </table:table-cell>
          <table:table-cell table:style-name="ce2" office:value-type="float" office:value="0.0000914505319016542" calcext:value-type="float">
            <text:p>9.15E-05</text:p>
          </table:table-cell>
          <table:table-cell office:value-type="float" office:value="0.00531170968321245" calcext:value-type="float">
            <text:p>0.005311709683212</text:p>
          </table:table-cell>
          <table:table-cell office:value-type="float" office:value="0.00200519986099185" calcext:value-type="float">
            <text:p>0.002005199860992</text:p>
          </table:table-cell>
          <table:table-cell office:value-type="float" office:value="0.131765213867142" calcext:value-type="float">
            <text:p>0.131765213867142</text:p>
          </table:table-cell>
          <table:table-cell office:value-type="float" office:value="0.0895707708063275" calcext:value-type="float">
            <text:p>0.089570770806328</text:p>
          </table:table-cell>
          <table:table-cell office:value-type="float" office:value="0.00036506297440031" calcext:value-type="float">
            <text:p>0.0003650629744</text:p>
          </table:table-cell>
          <table:table-cell office:value-type="float" office:value="0.763193970648832" calcext:value-type="float">
            <text:p>0.763193970648832</text:p>
          </table:table-cell>
          <table:table-cell office:value-type="float" office:value="0.446242015604184" calcext:value-type="float">
            <text:p>0.446242015604184</text:p>
          </table:table-cell>
          <table:table-cell office:value-type="float" office:value="0.910020350891219" calcext:value-type="float">
            <text:p>0.910020350891219</text:p>
          </table:table-cell>
          <table:table-cell office:value-type="float" office:value="15884839" calcext:value-type="float">
            <text:p>15884839</text:p>
          </table:table-cell>
          <table:table-cell table:number-columns-repeated="1000"/>
        </table:table-row>
        <table:table-row table:style-name="ro1">
          <table:table-cell office:value-type="float" office:value="31240299" calcext:value-type="float">
            <text:p>31240299</text:p>
          </table:table-cell>
          <table:table-cell office:value-type="string" calcext:value-type="string">
            <text:p><text:s/>Canada, British Columbia (2003-2007)</text:p>
          </table:table-cell>
          <table:table-cell office:value-type="float" office:value="0.00945366898608465" calcext:value-type="float">
            <text:p>0.009453668986085</text:p>
          </table:table-cell>
          <table:table-cell office:value-type="float" office:value="0.00134747295320649" calcext:value-type="float">
            <text:p>0.001347472953206</text:p>
          </table:table-cell>
          <table:table-cell office:value-type="float" office:value="0.0336351245051004" calcext:value-type="float">
            <text:p>0.0336351245051</text:p>
          </table:table-cell>
          <table:table-cell office:value-type="float" office:value="0.00154738276944199" calcext:value-type="float">
            <text:p>0.001547382769442</text:p>
          </table:table-cell>
          <table:table-cell office:value-type="float" office:value="0.00705206483944972" calcext:value-type="float">
            <text:p>0.00705206483945</text:p>
          </table:table-cell>
          <table:table-cell office:value-type="float" office:value="0.0120467912379363" calcext:value-type="float">
            <text:p>0.012046791237936</text:p>
          </table:table-cell>
          <table:table-cell office:value-type="float" office:value="0.000243065641304425" calcext:value-type="float">
            <text:p>0.000243065641304</text:p>
          </table:table-cell>
          <table:table-cell office:value-type="float" office:value="0.0118571940166547" calcext:value-type="float">
            <text:p>0.011857194016655</text:p>
          </table:table-cell>
          <table:table-cell office:value-type="float" office:value="0.000310140603344812" calcext:value-type="float">
            <text:p>0.000310140603345</text:p>
          </table:table-cell>
          <table:table-cell office:value-type="float" office:value="0.00363153940296591" calcext:value-type="float">
            <text:p>0.003631539402966</text:p>
          </table:table-cell>
          <table:table-cell table:style-name="ce2" office:value-type="float" office:value="0.0000895534740720511" calcext:value-type="float">
            <text:p>8.96E-05</text:p>
          </table:table-cell>
          <table:table-cell office:value-type="float" office:value="0.00396700906783553" calcext:value-type="float">
            <text:p>0.003967009067836</text:p>
          </table:table-cell>
          <table:table-cell table:style-name="ce2" office:value-type="float" office:value="0.0000977024337553158" calcext:value-type="float">
            <text:p>9.77E-05</text:p>
          </table:table-cell>
          <table:table-cell office:value-type="float" office:value="0.00403029539625661" calcext:value-type="float">
            <text:p>0.004030295396257</text:p>
          </table:table-cell>
          <table:table-cell office:value-type="float" office:value="0.00189876156411014" calcext:value-type="float">
            <text:p>0.00189876156411</text:p>
          </table:table-cell>
          <table:table-cell office:value-type="float" office:value="0.108750081962899" calcext:value-type="float">
            <text:p>0.108750081962899</text:p>
          </table:table-cell>
          <table:table-cell office:value-type="float" office:value="0.0843563566584335" calcext:value-type="float">
            <text:p>0.084356356658434</text:p>
          </table:table-cell>
          <table:table-cell office:value-type="float" office:value="0.000259692412999168" calcext:value-type="float">
            <text:p>0.000259692412999</text:p>
          </table:table-cell>
          <table:table-cell office:value-type="float" office:value="0.774811970646435" calcext:value-type="float">
            <text:p>0.774811970646435</text:p>
          </table:table-cell>
          <table:table-cell office:value-type="float" office:value="0.468724621282567" calcext:value-type="float">
            <text:p>0.468724621282567</text:p>
          </table:table-cell>
          <table:table-cell office:value-type="float" office:value="0.914783016924501" calcext:value-type="float">
            <text:p>0.914783016924501</text:p>
          </table:table-cell>
          <table:table-cell office:value-type="float" office:value="19633287" calcext:value-type="float">
            <text:p>19633287</text:p>
          </table:table-cell>
          <table:table-cell table:number-columns-repeated="1000"/>
        </table:table-row>
        <table:table-row table:style-name="ro1">
          <table:table-cell office:value-type="float" office:value="31240399" calcext:value-type="float">
            <text:p>31240399</text:p>
          </table:table-cell>
          <table:table-cell office:value-type="string" calcext:value-type="string">
            <text:p><text:s/>Canada, Manitoba (2003-2007)</text:p>
          </table:table-cell>
          <table:table-cell office:value-type="float" office:value="0.0112279047302613" calcext:value-type="float">
            <text:p>0.011227904730261</text:p>
          </table:table-cell>
          <table:table-cell office:value-type="float" office:value="0.00109590690471081" calcext:value-type="float">
            <text:p>0.001095906904711</text:p>
          </table:table-cell>
          <table:table-cell office:value-type="float" office:value="0.0385127638572392" calcext:value-type="float">
            <text:p>0.038512763857239</text:p>
          </table:table-cell>
          <table:table-cell office:value-type="float" office:value="0.00102723218980216" calcext:value-type="float">
            <text:p>0.001027232189802</text:p>
          </table:table-cell>
          <table:table-cell office:value-type="float" office:value="0.00789911582631712" calcext:value-type="float">
            <text:p>0.007899115826317</text:p>
          </table:table-cell>
          <table:table-cell office:value-type="float" office:value="0.0178855390750235" calcext:value-type="float">
            <text:p>0.017885539075024</text:p>
          </table:table-cell>
          <table:table-cell office:value-type="float" office:value="0.000312244477117512" calcext:value-type="float">
            <text:p>0.000312244477118</text:p>
          </table:table-cell>
          <table:table-cell office:value-type="float" office:value="0.00827387425973401" calcext:value-type="float">
            <text:p>0.008273874259734</text:p>
          </table:table-cell>
          <table:table-cell office:value-type="float" office:value="0.000318367891715158" calcext:value-type="float">
            <text:p>0.000318367891715</text:p>
          </table:table-cell>
          <table:table-cell office:value-type="float" office:value="0.00381506526727887" calcext:value-type="float">
            <text:p>0.003815065267279</text:p>
          </table:table-cell>
          <table:table-cell table:style-name="ce2" office:value-type="float" office:value="0.0000351138675181684" calcext:value-type="float">
            <text:p>3.51E-05</text:p>
          </table:table-cell>
          <table:table-cell office:value-type="float" office:value="0.00505792340135606" calcext:value-type="float">
            <text:p>0.005057923401356</text:p>
          </table:table-cell>
          <table:table-cell table:style-name="ce2" office:value-type="float" office:value="0.0000395384525676997" calcext:value-type="float">
            <text:p>3.95E-05</text:p>
          </table:table-cell>
          <table:table-cell office:value-type="float" office:value="0.0053726856999381" calcext:value-type="float">
            <text:p>0.005372685699938</text:p>
          </table:table-cell>
          <table:table-cell office:value-type="float" office:value="0.00203781974912432" calcext:value-type="float">
            <text:p>0.002037819749124</text:p>
          </table:table-cell>
          <table:table-cell office:value-type="float" office:value="0.102979237581743" calcext:value-type="float">
            <text:p>0.102979237581743</text:p>
          </table:table-cell>
          <table:table-cell office:value-type="float" office:value="0.0907354875217262" calcext:value-type="float">
            <text:p>0.090735487521726</text:p>
          </table:table-cell>
          <table:table-cell office:value-type="float" office:value="0.000741641304434992" calcext:value-type="float">
            <text:p>0.000741641304435</text:p>
          </table:table-cell>
          <table:table-cell office:value-type="float" office:value="0.736785533903985" calcext:value-type="float">
            <text:p>0.736785533903985</text:p>
          </table:table-cell>
          <table:table-cell office:value-type="float" office:value="0.396583840159414" calcext:value-type="float">
            <text:p>0.396583840159414</text:p>
          </table:table-cell>
          <table:table-cell office:value-type="float" office:value="0.899048394512506" calcext:value-type="float">
            <text:p>0.899048394512506</text:p>
          </table:table-cell>
          <table:table-cell office:value-type="float" office:value="5492275" calcext:value-type="float">
            <text:p>5492275</text:p>
          </table:table-cell>
          <table:table-cell table:number-columns-repeated="1000"/>
        </table:table-row>
        <table:table-row table:style-name="ro1">
          <table:table-cell office:value-type="float" office:value="31240499" calcext:value-type="float">
            <text:p>31240499</text:p>
          </table:table-cell>
          <table:table-cell office:value-type="string" calcext:value-type="string">
            <text:p><text:s/>Canada, Northwest Territories (2003-2007)</text:p>
          </table:table-cell>
          <table:table-cell office:value-type="float" office:value="0.0198018483393218" calcext:value-type="float">
            <text:p>0.019801848339322</text:p>
          </table:table-cell>
          <table:table-cell office:value-type="float" office:value="0.00198172128673925" calcext:value-type="float">
            <text:p>0.001981721286739</text:p>
          </table:table-cell>
          <table:table-cell office:value-type="float" office:value="0.0647160098230513" calcext:value-type="float">
            <text:p>0.064716009823051</text:p>
          </table:table-cell>
          <table:table-cell office:value-type="float" office:value="0" calcext:value-type="float">
            <text:p>0</text:p>
          </table:table-cell>
          <table:table-cell office:value-type="float" office:value="0.00878025638594188" calcext:value-type="float">
            <text:p>0.008780256385942</text:p>
          </table:table-cell>
          <table:table-cell office:value-type="float" office:value="0.019481244671888" calcext:value-type="float">
            <text:p>0.019481244671888</text:p>
          </table:table-cell>
          <table:table-cell office:value-type="float" office:value="0" calcext:value-type="float">
            <text:p>0</text:p>
          </table:table-cell>
          <table:table-cell office:value-type="float" office:value="0.0029407705187181" calcext:value-type="float">
            <text:p>0.002940770518718</text:p>
          </table:table-cell>
          <table:table-cell office:value-type="float" office:value="0" calcext:value-type="float">
            <text:p>0</text:p>
          </table:table-cell>
          <table:table-cell office:value-type="float" office:value="0.00340065863379322" calcext:value-type="float">
            <text:p>0.003400658633793</text:p>
          </table:table-cell>
          <table:table-cell office:value-type="float" office:value="0" calcext:value-type="float">
            <text:p>0</text:p>
          </table:table-cell>
          <table:table-cell office:value-type="float" office:value="0.00528817879947526" calcext:value-type="float">
            <text:p>0.005288178799475</text:p>
          </table:table-cell>
          <table:table-cell office:value-type="float" office:value="0" calcext:value-type="float">
            <text:p>0</text:p>
          </table:table-cell>
          <table:table-cell office:value-type="float" office:value="0.00171996848689463" calcext:value-type="float">
            <text:p>0.001719968486895</text:p>
          </table:table-cell>
          <table:table-cell office:value-type="float" office:value="0.00171949641522371" calcext:value-type="float">
            <text:p>0.001719496415224</text:p>
          </table:table-cell>
          <table:table-cell office:value-type="float" office:value="0.111763592577765" calcext:value-type="float">
            <text:p>0.111763592577765</text:p>
          </table:table-cell>
          <table:table-cell office:value-type="float" office:value="0.0995249622892463" calcext:value-type="float">
            <text:p>0.09952496228924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12512" calcext:value-type="float">
            <text:p>212512</text:p>
          </table:table-cell>
          <table:table-cell table:number-columns-repeated="1000"/>
        </table:table-row>
        <table:table-row table:style-name="ro1">
          <table:table-cell office:value-type="float" office:value="31240599" calcext:value-type="float">
            <text:p>31240599</text:p>
          </table:table-cell>
          <table:table-cell office:value-type="string" calcext:value-type="string">
            <text:p><text:s/>Canada, New Brunswick (2003-2007)</text:p>
          </table:table-cell>
          <table:table-cell office:value-type="float" office:value="0.0110144605395072" calcext:value-type="float">
            <text:p>0.011014460539507</text:p>
          </table:table-cell>
          <table:table-cell office:value-type="float" office:value="0.00133758413712773" calcext:value-type="float">
            <text:p>0.001337584137128</text:p>
          </table:table-cell>
          <table:table-cell office:value-type="float" office:value="0.0308893055938088" calcext:value-type="float">
            <text:p>0.030889305593809</text:p>
          </table:table-cell>
          <table:table-cell office:value-type="float" office:value="0.00106072786353637" calcext:value-type="float">
            <text:p>0.001060727863536</text:p>
          </table:table-cell>
          <table:table-cell office:value-type="float" office:value="0.00942361177359882" calcext:value-type="float">
            <text:p>0.009423611773599</text:p>
          </table:table-cell>
          <table:table-cell office:value-type="float" office:value="0.02194784839898" calcext:value-type="float">
            <text:p>0.02194784839898</text:p>
          </table:table-cell>
          <table:table-cell office:value-type="float" office:value="0.000272286747879136" calcext:value-type="float">
            <text:p>0.000272286747879</text:p>
          </table:table-cell>
          <table:table-cell office:value-type="float" office:value="0.0117843466903324" calcext:value-type="float">
            <text:p>0.011784346690332</text:p>
          </table:table-cell>
          <table:table-cell office:value-type="float" office:value="0.000201886385210158" calcext:value-type="float">
            <text:p>0.00020188638521</text:p>
          </table:table-cell>
          <table:table-cell office:value-type="float" office:value="0.00294115466708676" calcext:value-type="float">
            <text:p>0.002941154667087</text:p>
          </table:table-cell>
          <table:table-cell office:value-type="float" office:value="0.000119086065488805" calcext:value-type="float">
            <text:p>0.000119086065489</text:p>
          </table:table-cell>
          <table:table-cell office:value-type="float" office:value="0.00945724509839909" calcext:value-type="float">
            <text:p>0.009457245098399</text:p>
          </table:table-cell>
          <table:table-cell office:value-type="float" office:value="0.000159929836236026" calcext:value-type="float">
            <text:p>0.000159929836236</text:p>
          </table:table-cell>
          <table:table-cell office:value-type="float" office:value="0.00346194616777178" calcext:value-type="float">
            <text:p>0.003461946167772</text:p>
          </table:table-cell>
          <table:table-cell office:value-type="float" office:value="0.00196811865489093" calcext:value-type="float">
            <text:p>0.001968118654891</text:p>
          </table:table-cell>
          <table:table-cell office:value-type="float" office:value="0.146894499299526" calcext:value-type="float">
            <text:p>0.146894499299526</text:p>
          </table:table-cell>
          <table:table-cell office:value-type="float" office:value="0.0848095287540702" calcext:value-type="float">
            <text:p>0.08480952875407</text:p>
          </table:table-cell>
          <table:table-cell office:value-type="float" office:value="0.000985477059251894" calcext:value-type="float">
            <text:p>0.000985477059252</text:p>
          </table:table-cell>
          <table:table-cell office:value-type="float" office:value="0.725265088233411" calcext:value-type="float">
            <text:p>0.725265088233411</text:p>
          </table:table-cell>
          <table:table-cell office:value-type="float" office:value="0.375527164868369" calcext:value-type="float">
            <text:p>0.375527164868369</text:p>
          </table:table-cell>
          <table:table-cell office:value-type="float" office:value="0.894197273268368" calcext:value-type="float">
            <text:p>0.894197273268368</text:p>
          </table:table-cell>
          <table:table-cell office:value-type="float" office:value="3486436" calcext:value-type="float">
            <text:p>3486436</text:p>
          </table:table-cell>
          <table:table-cell table:number-columns-repeated="1000"/>
        </table:table-row>
        <table:table-row table:style-name="ro1">
          <table:table-cell office:value-type="float" office:value="31240699" calcext:value-type="float">
            <text:p>31240699</text:p>
          </table:table-cell>
          <table:table-cell office:value-type="string" calcext:value-type="string">
            <text:p><text:s/>Canada, Nova Scotia (2003-2007)</text:p>
          </table:table-cell>
          <table:table-cell office:value-type="float" office:value="0.0117367108710562" calcext:value-type="float">
            <text:p>0.011736710871056</text:p>
          </table:table-cell>
          <table:table-cell office:value-type="float" office:value="0.00103698846104388" calcext:value-type="float">
            <text:p>0.001036988461044</text:p>
          </table:table-cell>
          <table:table-cell office:value-type="float" office:value="0.0447621822916913" calcext:value-type="float">
            <text:p>0.044762182291691</text:p>
          </table:table-cell>
          <table:table-cell office:value-type="float" office:value="0.0008960695207018" calcext:value-type="float">
            <text:p>0.000896069520702</text:p>
          </table:table-cell>
          <table:table-cell office:value-type="float" office:value="0.00768292789182176" calcext:value-type="float">
            <text:p>0.007682927891822</text:p>
          </table:table-cell>
          <table:table-cell office:value-type="float" office:value="0.0186211664619192" calcext:value-type="float">
            <text:p>0.018621166461919</text:p>
          </table:table-cell>
          <table:table-cell office:value-type="float" office:value="0.000120559412267489" calcext:value-type="float">
            <text:p>0.000120559412267</text:p>
          </table:table-cell>
          <table:table-cell office:value-type="float" office:value="0.0154104893196052" calcext:value-type="float">
            <text:p>0.015410489319605</text:p>
          </table:table-cell>
          <table:table-cell table:style-name="ce2" office:value-type="float" office:value="0.0000599977677300334" calcext:value-type="float">
            <text:p>6.00E-05</text:p>
          </table:table-cell>
          <table:table-cell office:value-type="float" office:value="0.00427155179866805" calcext:value-type="float">
            <text:p>0.004271551798668</text:p>
          </table:table-cell>
          <table:table-cell table:style-name="ce2" office:value-type="float" office:value="0.000096450728035094" calcext:value-type="float">
            <text:p>9.65E-05</text:p>
          </table:table-cell>
          <table:table-cell office:value-type="float" office:value="0.00636290979299336" calcext:value-type="float">
            <text:p>0.006362909792993</text:p>
          </table:table-cell>
          <table:table-cell office:value-type="float" office:value="0.000228793185814626" calcext:value-type="float">
            <text:p>0.000228793185815</text:p>
          </table:table-cell>
          <table:table-cell office:value-type="float" office:value="0.00366469234690983" calcext:value-type="float">
            <text:p>0.00366469234691</text:p>
          </table:table-cell>
          <table:table-cell office:value-type="float" office:value="0.00183819310084267" calcext:value-type="float">
            <text:p>0.001838193100843</text:p>
          </table:table-cell>
          <table:table-cell office:value-type="float" office:value="0.139707450508919" calcext:value-type="float">
            <text:p>0.139707450508919</text:p>
          </table:table-cell>
          <table:table-cell office:value-type="float" office:value="0.0881943401688317" calcext:value-type="float">
            <text:p>0.088194340168832</text:p>
          </table:table-cell>
          <table:table-cell office:value-type="float" office:value="0.000381029437815261" calcext:value-type="float">
            <text:p>0.000381029437815</text:p>
          </table:table-cell>
          <table:table-cell office:value-type="float" office:value="0.761686767642661" calcext:value-type="float">
            <text:p>0.761686767642661</text:p>
          </table:table-cell>
          <table:table-cell office:value-type="float" office:value="0.443354374086009" calcext:value-type="float">
            <text:p>0.443354374086009</text:p>
          </table:table-cell>
          <table:table-cell office:value-type="float" office:value="0.9093996370433" calcext:value-type="float">
            <text:p>0.9093996370433</text:p>
          </table:table-cell>
          <table:table-cell office:value-type="float" office:value="4370062" calcext:value-type="float">
            <text:p>4370062</text:p>
          </table:table-cell>
          <table:table-cell table:number-columns-repeated="1000"/>
        </table:table-row>
        <table:table-row table:style-name="ro1">
          <table:table-cell office:value-type="float" office:value="31240799" calcext:value-type="float">
            <text:p>31240799</text:p>
          </table:table-cell>
          <table:table-cell office:value-type="string" calcext:value-type="string">
            <text:p><text:s/>Canada, Prince Edward Island (2003-2007)</text:p>
          </table:table-cell>
          <table:table-cell office:value-type="float" office:value="0.010874858785019" calcext:value-type="float">
            <text:p>0.010874858785019</text:p>
          </table:table-cell>
          <table:table-cell office:value-type="float" office:value="0.00114693295223698" calcext:value-type="float">
            <text:p>0.001146932952237</text:p>
          </table:table-cell>
          <table:table-cell office:value-type="float" office:value="0.0419170654122739" calcext:value-type="float">
            <text:p>0.041917065412274</text:p>
          </table:table-cell>
          <table:table-cell office:value-type="float" office:value="0.00123731479861152" calcext:value-type="float">
            <text:p>0.001237314798612</text:p>
          </table:table-cell>
          <table:table-cell office:value-type="float" office:value="0.00831722709996301" calcext:value-type="float">
            <text:p>0.008317227099963</text:p>
          </table:table-cell>
          <table:table-cell office:value-type="float" office:value="0.0167107713742913" calcext:value-type="float">
            <text:p>0.016710771374291</text:p>
          </table:table-cell>
          <table:table-cell office:value-type="float" office:value="0.000102195124675442" calcext:value-type="float">
            <text:p>0.000102195124675</text:p>
          </table:table-cell>
          <table:table-cell office:value-type="float" office:value="0.0147650875341533" calcext:value-type="float">
            <text:p>0.014765087534153</text:p>
          </table:table-cell>
          <table:table-cell office:value-type="float" office:value="0" calcext:value-type="float">
            <text:p>0</text:p>
          </table:table-cell>
          <table:table-cell office:value-type="float" office:value="0.00369607820217363" calcext:value-type="float">
            <text:p>0.003696078202174</text:p>
          </table:table-cell>
          <table:table-cell office:value-type="float" office:value="0.000294752472138693" calcext:value-type="float">
            <text:p>0.000294752472139</text:p>
          </table:table-cell>
          <table:table-cell office:value-type="float" office:value="0.00474290250656709" calcext:value-type="float">
            <text:p>0.004742902506567</text:p>
          </table:table-cell>
          <table:table-cell office:value-type="float" office:value="0.00058534127582504" calcext:value-type="float">
            <text:p>0.000585341275825</text:p>
          </table:table-cell>
          <table:table-cell office:value-type="float" office:value="0.00553738295128935" calcext:value-type="float">
            <text:p>0.005537382951289</text:p>
          </table:table-cell>
          <table:table-cell office:value-type="float" office:value="0.00280790921946724" calcext:value-type="float">
            <text:p>0.002807909219467</text:p>
          </table:table-cell>
          <table:table-cell office:value-type="float" office:value="0.168411340883543" calcext:value-type="float">
            <text:p>0.168411340883543</text:p>
          </table:table-cell>
          <table:table-cell office:value-type="float" office:value="0.0886951141416968" calcext:value-type="float">
            <text:p>0.08869511414169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643023" calcext:value-type="float">
            <text:p>643023</text:p>
          </table:table-cell>
          <table:table-cell table:number-columns-repeated="1000"/>
        </table:table-row>
        <table:table-row table:style-name="ro1">
          <table:table-cell office:value-type="float" office:value="31240899" calcext:value-type="float">
            <text:p>31240899</text:p>
          </table:table-cell>
          <table:table-cell office:value-type="string" calcext:value-type="string">
            <text:p><text:s/>Canada, Newfoundland and Labrador (2003-2007) </text:p>
          </table:table-cell>
          <table:table-cell office:value-type="float" office:value="0.0111879674063568" calcext:value-type="float">
            <text:p>0.011187967406357</text:p>
          </table:table-cell>
          <table:table-cell office:value-type="float" office:value="0.00101649505609446" calcext:value-type="float">
            <text:p>0.001016495056094</text:p>
          </table:table-cell>
          <table:table-cell office:value-type="float" office:value="0.0535575042553858" calcext:value-type="float">
            <text:p>0.053557504255386</text:p>
          </table:table-cell>
          <table:table-cell office:value-type="float" office:value="0.000808095269127134" calcext:value-type="float">
            <text:p>0.000808095269127</text:p>
          </table:table-cell>
          <table:table-cell office:value-type="float" office:value="0.00441468672682072" calcext:value-type="float">
            <text:p>0.004414686726821</text:p>
          </table:table-cell>
          <table:table-cell office:value-type="float" office:value="0.0098337644255389" calcext:value-type="float">
            <text:p>0.009833764425539</text:p>
          </table:table-cell>
          <table:table-cell office:value-type="float" office:value="0.000147536937776727" calcext:value-type="float">
            <text:p>0.000147536937777</text:p>
          </table:table-cell>
          <table:table-cell office:value-type="float" office:value="0.00872873095215031" calcext:value-type="float">
            <text:p>0.00872873095215</text:p>
          </table:table-cell>
          <table:table-cell office:value-type="float" office:value="0.000103420151833733" calcext:value-type="float">
            <text:p>0.000103420151834</text:p>
          </table:table-cell>
          <table:table-cell office:value-type="float" office:value="0.00306006420815868" calcext:value-type="float">
            <text:p>0.003060064208159</text:p>
          </table:table-cell>
          <table:table-cell office:value-type="float" office:value="0.000101963516961854" calcext:value-type="float">
            <text:p>0.000101963516962</text:p>
          </table:table-cell>
          <table:table-cell office:value-type="float" office:value="0.00599575790795457" calcext:value-type="float">
            <text:p>0.005995757907955</text:p>
          </table:table-cell>
          <table:table-cell office:value-type="float" office:value="0.000194680573730014" calcext:value-type="float">
            <text:p>0.00019468057373</text:p>
          </table:table-cell>
          <table:table-cell office:value-type="float" office:value="0.000682230244630958" calcext:value-type="float">
            <text:p>0.000682230244631</text:p>
          </table:table-cell>
          <table:table-cell office:value-type="float" office:value="0.00167991485175394" calcext:value-type="float">
            <text:p>0.001679914851754</text:p>
          </table:table-cell>
          <table:table-cell office:value-type="float" office:value="0.111909146745402" calcext:value-type="float">
            <text:p>0.111909146745402</text:p>
          </table:table-cell>
          <table:table-cell office:value-type="float" office:value="0.0801088742836381" calcext:value-type="float">
            <text:p>0.080108874283638</text:p>
          </table:table-cell>
          <table:table-cell office:value-type="float" office:value="0.00123306975830539" calcext:value-type="float">
            <text:p>0.001233069758305</text:p>
          </table:table-cell>
          <table:table-cell office:value-type="float" office:value="0.715771641127561" calcext:value-type="float">
            <text:p>0.715771641127561</text:p>
          </table:table-cell>
          <table:table-cell office:value-type="float" office:value="0.358442540934696" calcext:value-type="float">
            <text:p>0.358442540934696</text:p>
          </table:table-cell>
          <table:table-cell office:value-type="float" office:value="0.890169655517946" calcext:value-type="float">
            <text:p>0.890169655517946</text:p>
          </table:table-cell>
          <table:table-cell office:value-type="float" office:value="2418450" calcext:value-type="float">
            <text:p>2418450</text:p>
          </table:table-cell>
          <table:table-cell table:number-columns-repeated="1000"/>
        </table:table-row>
        <table:table-row table:style-name="ro1">
          <table:table-cell office:value-type="float" office:value="31240999" calcext:value-type="float">
            <text:p>31240999</text:p>
          </table:table-cell>
          <table:table-cell office:value-type="string" calcext:value-type="string">
            <text:p><text:s/>Canada, Yukon (2003-2007)</text:p>
          </table:table-cell>
          <table:table-cell office:value-type="float" office:value="0.011413236647755" calcext:value-type="float">
            <text:p>0.011413236647755</text:p>
          </table:table-cell>
          <table:table-cell office:value-type="float" office:value="0.000448489093413147" calcext:value-type="float">
            <text:p>0.000448489093413</text:p>
          </table:table-cell>
          <table:table-cell office:value-type="float" office:value="0.0542451062977295" calcext:value-type="float">
            <text:p>0.05424510629773</text:p>
          </table:table-cell>
          <table:table-cell office:value-type="float" office:value="0" calcext:value-type="float">
            <text:p>0</text:p>
          </table:table-cell>
          <table:table-cell office:value-type="float" office:value="0.00498530265378329" calcext:value-type="float">
            <text:p>0.004985302653783</text:p>
          </table:table-cell>
          <table:table-cell office:value-type="float" office:value="0.00751811800687275" calcext:value-type="float">
            <text:p>0.007518118006873</text:p>
          </table:table-cell>
          <table:table-cell office:value-type="float" office:value="0.000657338090114409" calcext:value-type="float">
            <text:p>0.000657338090114</text:p>
          </table:table-cell>
          <table:table-cell office:value-type="float" office:value="0.00787647016219965" calcext:value-type="float">
            <text:p>0.0078764701622</text:p>
          </table:table-cell>
          <table:table-cell office:value-type="float" office:value="0" calcext:value-type="float">
            <text:p>0</text:p>
          </table:table-cell>
          <table:table-cell office:value-type="float" office:value="0.00321581114562305" calcext:value-type="float">
            <text:p>0.003215811145623</text:p>
          </table:table-cell>
          <table:table-cell office:value-type="float" office:value="0" calcext:value-type="float">
            <text:p>0</text:p>
          </table:table-cell>
          <table:table-cell office:value-type="float" office:value="0.0049023862496629" calcext:value-type="float">
            <text:p>0.004902386249663</text:p>
          </table:table-cell>
          <table:table-cell office:value-type="float" office:value="0" calcext:value-type="float">
            <text:p>0</text:p>
          </table:table-cell>
          <table:table-cell office:value-type="float" office:value="0.00244916843548569" calcext:value-type="float">
            <text:p>0.002449168435486</text:p>
          </table:table-cell>
          <table:table-cell office:value-type="float" office:value="0.00162659553481013" calcext:value-type="float">
            <text:p>0.00162659553481</text:p>
          </table:table-cell>
          <table:table-cell office:value-type="float" office:value="0.0815743166740141" calcext:value-type="float">
            <text:p>0.081574316674014</text:p>
          </table:table-cell>
          <table:table-cell office:value-type="float" office:value="0.0870511679147579" calcext:value-type="float">
            <text:p>0.08705116791475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55397" calcext:value-type="float">
            <text:p>155397</text:p>
          </table:table-cell>
          <table:table-cell table:number-columns-repeated="1000"/>
        </table:table-row>
        <table:table-row table:style-name="ro1">
          <table:table-cell office:value-type="float" office:value="31241099" calcext:value-type="float">
            <text:p>31241099</text:p>
          </table:table-cell>
          <table:table-cell office:value-type="string" calcext:value-type="string">
            <text:p><text:s/>Canada, Ontario (2003-2007)</text:p>
          </table:table-cell>
          <table:table-cell office:value-type="float" office:value="0.010930485273149" calcext:value-type="float">
            <text:p>0.010930485273149</text:p>
          </table:table-cell>
          <table:table-cell office:value-type="float" office:value="0.00120634956046476" calcext:value-type="float">
            <text:p>0.001206349560465</text:p>
          </table:table-cell>
          <table:table-cell office:value-type="float" office:value="0.0371524681390938" calcext:value-type="float">
            <text:p>0.037152468139094</text:p>
          </table:table-cell>
          <table:table-cell office:value-type="float" office:value="0.00199626851973126" calcext:value-type="float">
            <text:p>0.001996268519731</text:p>
          </table:table-cell>
          <table:table-cell office:value-type="float" office:value="0.00669570039266836" calcext:value-type="float">
            <text:p>0.006695700392668</text:p>
          </table:table-cell>
          <table:table-cell office:value-type="float" office:value="0.0135674219886266" calcext:value-type="float">
            <text:p>0.013567421988627</text:p>
          </table:table-cell>
          <table:table-cell office:value-type="float" office:value="0.00020191067970386" calcext:value-type="float">
            <text:p>0.000201910679704</text:p>
          </table:table-cell>
          <table:table-cell office:value-type="float" office:value="0.0118634254735509" calcext:value-type="float">
            <text:p>0.011863425473551</text:p>
          </table:table-cell>
          <table:table-cell office:value-type="float" office:value="0.000310834576497261" calcext:value-type="float">
            <text:p>0.000310834576497</text:p>
          </table:table-cell>
          <table:table-cell office:value-type="float" office:value="0.00365681454633089" calcext:value-type="float">
            <text:p>0.003656814546331</text:p>
          </table:table-cell>
          <table:table-cell office:value-type="float" office:value="0.000102308292701176" calcext:value-type="float">
            <text:p>0.000102308292701</text:p>
          </table:table-cell>
          <table:table-cell office:value-type="float" office:value="0.00985178954427679" calcext:value-type="float">
            <text:p>0.009851789544277</text:p>
          </table:table-cell>
          <table:table-cell office:value-type="float" office:value="0.000158925565883237" calcext:value-type="float">
            <text:p>0.000158925565883</text:p>
          </table:table-cell>
          <table:table-cell office:value-type="float" office:value="0.00418456443932185" calcext:value-type="float">
            <text:p>0.004184564439322</text:p>
          </table:table-cell>
          <table:table-cell office:value-type="float" office:value="0.00235305634190168" calcext:value-type="float">
            <text:p>0.002353056341902</text:p>
          </table:table-cell>
          <table:table-cell office:value-type="float" office:value="0.13261901654315" calcext:value-type="float">
            <text:p>0.13261901654315</text:p>
          </table:table-cell>
          <table:table-cell office:value-type="float" office:value="0.0906214900284723" calcext:value-type="float">
            <text:p>0.090621490028472</text:p>
          </table:table-cell>
          <table:table-cell office:value-type="float" office:value="0.000497433834238947" calcext:value-type="float">
            <text:p>0.000497433834239</text:p>
          </table:table-cell>
          <table:table-cell office:value-type="float" office:value="0.752053822145587" calcext:value-type="float">
            <text:p>0.752053822145587</text:p>
          </table:table-cell>
          <table:table-cell office:value-type="float" office:value="0.425053431792919" calcext:value-type="float">
            <text:p>0.425053431792919</text:p>
          </table:table-cell>
          <table:table-cell office:value-type="float" office:value="0.905416883349609" calcext:value-type="float">
            <text:p>0.905416883349609</text:p>
          </table:table-cell>
          <table:table-cell office:value-type="float" office:value="58822022" calcext:value-type="float">
            <text:p>58822022</text:p>
          </table:table-cell>
          <table:table-cell table:number-columns-repeated="1000"/>
        </table:table-row>
        <table:table-row table:style-name="ro1">
          <table:table-cell office:value-type="float" office:value="31241199" calcext:value-type="float">
            <text:p>31241199</text:p>
          </table:table-cell>
          <table:table-cell office:value-type="string" calcext:value-type="string">
            <text:p><text:s/>Canada, Quebec (2003-2007)</text:p>
          </table:table-cell>
          <table:table-cell office:value-type="float" office:value="0.0121755436764208" calcext:value-type="float">
            <text:p>0.012175543676421</text:p>
          </table:table-cell>
          <table:table-cell office:value-type="float" office:value="0.0010132654349015" calcext:value-type="float">
            <text:p>0.001013265434902</text:p>
          </table:table-cell>
          <table:table-cell office:value-type="float" office:value="0.0375452926754003" calcext:value-type="float">
            <text:p>0.0375452926754</text:p>
          </table:table-cell>
          <table:table-cell office:value-type="float" office:value="0.00110086940074579" calcext:value-type="float">
            <text:p>0.001100869400746</text:p>
          </table:table-cell>
          <table:table-cell office:value-type="float" office:value="0.00862958940499374" calcext:value-type="float">
            <text:p>0.008629589404994</text:p>
          </table:table-cell>
          <table:table-cell office:value-type="float" office:value="0.0196972234215385" calcext:value-type="float">
            <text:p>0.019697223421539</text:p>
          </table:table-cell>
          <table:table-cell office:value-type="float" office:value="0.000210823607732694" calcext:value-type="float">
            <text:p>0.000210823607733</text:p>
          </table:table-cell>
          <table:table-cell office:value-type="float" office:value="0.00537569187804487" calcext:value-type="float">
            <text:p>0.005375691878045</text:p>
          </table:table-cell>
          <table:table-cell office:value-type="float" office:value="0.000241061328467322" calcext:value-type="float">
            <text:p>0.000241061328467</text:p>
          </table:table-cell>
          <table:table-cell office:value-type="float" office:value="0.00328093637368828" calcext:value-type="float">
            <text:p>0.003280936373688</text:p>
          </table:table-cell>
          <table:table-cell office:value-type="float" office:value="0.000109474167104383" calcext:value-type="float">
            <text:p>0.000109474167104</text:p>
          </table:table-cell>
          <table:table-cell office:value-type="float" office:value="0.00700054686458143" calcext:value-type="float">
            <text:p>0.007000546864581</text:p>
          </table:table-cell>
          <table:table-cell office:value-type="float" office:value="0.000158903422083695" calcext:value-type="float">
            <text:p>0.000158903422084</text:p>
          </table:table-cell>
          <table:table-cell office:value-type="float" office:value="0.00321564287595023" calcext:value-type="float">
            <text:p>0.00321564287595</text:p>
          </table:table-cell>
          <table:table-cell office:value-type="float" office:value="0.00211625898456516" calcext:value-type="float">
            <text:p>0.002116258984565</text:p>
          </table:table-cell>
          <table:table-cell office:value-type="float" office:value="0.0892201349501571" calcext:value-type="float">
            <text:p>0.089220134950157</text:p>
          </table:table-cell>
          <table:table-cell office:value-type="float" office:value="0.0920276446824937" calcext:value-type="float">
            <text:p>0.092027644682494</text:p>
          </table:table-cell>
          <table:table-cell office:value-type="float" office:value="0.000848340747579446" calcext:value-type="float">
            <text:p>0.000848340747579</text:p>
          </table:table-cell>
          <table:table-cell office:value-type="float" office:value="0.731408337769876" calcext:value-type="float">
            <text:p>0.731408337769876</text:p>
          </table:table-cell>
          <table:table-cell office:value-type="float" office:value="0.38671083272898" calcext:value-type="float">
            <text:p>0.38671083272898</text:p>
          </table:table-cell>
          <table:table-cell office:value-type="float" office:value="0.896789068579595" calcext:value-type="float">
            <text:p>0.896789068579595</text:p>
          </table:table-cell>
          <table:table-cell office:value-type="float" office:value="35554273" calcext:value-type="float">
            <text:p>35554273</text:p>
          </table:table-cell>
          <table:table-cell table:number-columns-repeated="1000"/>
        </table:table-row>
        <table:table-row table:style-name="ro1">
          <table:table-cell office:value-type="float" office:value="31241299" calcext:value-type="float">
            <text:p>31241299</text:p>
          </table:table-cell>
          <table:table-cell office:value-type="string" calcext:value-type="string">
            <text:p><text:s/>Canada, Saskatchewan (2003-2007)</text:p>
          </table:table-cell>
          <table:table-cell office:value-type="float" office:value="0.00989531258936516" calcext:value-type="float">
            <text:p>0.009895312589365</text:p>
          </table:table-cell>
          <table:table-cell office:value-type="float" office:value="0.000857837366584317" calcext:value-type="float">
            <text:p>0.000857837366584</text:p>
          </table:table-cell>
          <table:table-cell office:value-type="float" office:value="0.0402087032376487" calcext:value-type="float">
            <text:p>0.040208703237649</text:p>
          </table:table-cell>
          <table:table-cell office:value-type="float" office:value="0.00111047378032105" calcext:value-type="float">
            <text:p>0.001110473780321</text:p>
          </table:table-cell>
          <table:table-cell office:value-type="float" office:value="0.00758158117018753" calcext:value-type="float">
            <text:p>0.007581581170188</text:p>
          </table:table-cell>
          <table:table-cell office:value-type="float" office:value="0.0163702740051378" calcext:value-type="float">
            <text:p>0.016370274005138</text:p>
          </table:table-cell>
          <table:table-cell office:value-type="float" office:value="0.000189691813857222" calcext:value-type="float">
            <text:p>0.000189691813857</text:p>
          </table:table-cell>
          <table:table-cell office:value-type="float" office:value="0.00845874642617417" calcext:value-type="float">
            <text:p>0.008458746426174</text:p>
          </table:table-cell>
          <table:table-cell office:value-type="float" office:value="0.000179841092072775" calcext:value-type="float">
            <text:p>0.000179841092073</text:p>
          </table:table-cell>
          <table:table-cell office:value-type="float" office:value="0.00365462821321854" calcext:value-type="float">
            <text:p>0.003654628213219</text:p>
          </table:table-cell>
          <table:table-cell office:value-type="float" office:value="0.000104985749388149" calcext:value-type="float">
            <text:p>0.000104985749388</text:p>
          </table:table-cell>
          <table:table-cell office:value-type="float" office:value="0.00415631639755167" calcext:value-type="float">
            <text:p>0.004156316397552</text:p>
          </table:table-cell>
          <table:table-cell table:style-name="ce2" office:value-type="float" office:value="0.0000953919463469875" calcext:value-type="float">
            <text:p>9.54E-05</text:p>
          </table:table-cell>
          <table:table-cell office:value-type="float" office:value="0.00549215285572566" calcext:value-type="float">
            <text:p>0.005492152855726</text:p>
          </table:table-cell>
          <table:table-cell office:value-type="float" office:value="0.00212292728550401" calcext:value-type="float">
            <text:p>0.002122927285504</text:p>
          </table:table-cell>
          <table:table-cell office:value-type="float" office:value="0.145786464381657" calcext:value-type="float">
            <text:p>0.145786464381657</text:p>
          </table:table-cell>
          <table:table-cell office:value-type="float" office:value="0.0904964621190467" calcext:value-type="float">
            <text:p>0.090496462119047</text:p>
          </table:table-cell>
          <table:table-cell office:value-type="float" office:value="0.000348035455107976" calcext:value-type="float">
            <text:p>0.000348035455108</text:p>
          </table:table-cell>
          <table:table-cell office:value-type="float" office:value="0.764863150105048" calcext:value-type="float">
            <text:p>0.764863150105048</text:p>
          </table:table-cell>
          <table:table-cell office:value-type="float" office:value="0.449447707599329" calcext:value-type="float">
            <text:p>0.449447707599329</text:p>
          </table:table-cell>
          <table:table-cell office:value-type="float" office:value="0.9107070043796" calcext:value-type="float">
            <text:p>0.9107070043796</text:p>
          </table:table-cell>
          <table:table-cell office:value-type="float" office:value="4591529" calcext:value-type="float">
            <text:p>4591529</text:p>
          </table:table-cell>
          <table:table-cell table:number-columns-repeated="1000"/>
        </table:table-row>
        <table:table-row table:style-name="ro1">
          <table:table-cell office:value-type="float" office:value="38400210" calcext:value-type="float">
            <text:p>38400210</text:p>
          </table:table-cell>
          <table:table-cell office:value-type="string" calcext:value-type="string">
            <text:p><text:s/>USA, California, San Francisco Bay Area: White (2003-2007)</text:p>
          </table:table-cell>
          <table:table-cell office:value-type="float" office:value="0.0120562068904462" calcext:value-type="float">
            <text:p>0.012056206890446</text:p>
          </table:table-cell>
          <table:table-cell office:value-type="float" office:value="0.00108313263840466" calcext:value-type="float">
            <text:p>0.001083132638405</text:p>
          </table:table-cell>
          <table:table-cell office:value-type="float" office:value="0.0286890640258986" calcext:value-type="float">
            <text:p>0.028689064025899</text:p>
          </table:table-cell>
          <table:table-cell office:value-type="float" office:value="0.00293450493656322" calcext:value-type="float">
            <text:p>0.002934504936563</text:p>
          </table:table-cell>
          <table:table-cell office:value-type="float" office:value="0.00835632577142" calcext:value-type="float">
            <text:p>0.00835632577142</text:p>
          </table:table-cell>
          <table:table-cell office:value-type="float" office:value="0.0139298310515902" calcext:value-type="float">
            <text:p>0.01392983105159</text:p>
          </table:table-cell>
          <table:table-cell office:value-type="float" office:value="0.000133687655843472" calcext:value-type="float">
            <text:p>0.000133687655843</text:p>
          </table:table-cell>
          <table:table-cell office:value-type="float" office:value="0.0193385337106787" calcext:value-type="float">
            <text:p>0.019338533710679</text:p>
          </table:table-cell>
          <table:table-cell office:value-type="float" office:value="0.000223532003550834" calcext:value-type="float">
            <text:p>0.000223532003551</text:p>
          </table:table-cell>
          <table:table-cell office:value-type="float" office:value="0.00465966767059347" calcext:value-type="float">
            <text:p>0.004659667670593</text:p>
          </table:table-cell>
          <table:table-cell table:style-name="ce2" office:value-type="float" office:value="0.0000881391149528716" calcext:value-type="float">
            <text:p>8.81E-05</text:p>
          </table:table-cell>
          <table:table-cell office:value-type="float" office:value="0.00568504929259995" calcext:value-type="float">
            <text:p>0.0056850492926</text:p>
          </table:table-cell>
          <table:table-cell table:style-name="ce2" office:value-type="float" office:value="0.0000987928129736985" calcext:value-type="float">
            <text:p>9.88E-05</text:p>
          </table:table-cell>
          <table:table-cell office:value-type="float" office:value="0.00400658909044995" calcext:value-type="float">
            <text:p>0.00400658909045</text:p>
          </table:table-cell>
          <table:table-cell office:value-type="float" office:value="0.00214625974346666" calcext:value-type="float">
            <text:p>0.002146259743467</text:p>
          </table:table-cell>
          <table:table-cell office:value-type="float" office:value="0.154277727911666" calcext:value-type="float">
            <text:p>0.154277727911666</text:p>
          </table:table-cell>
          <table:table-cell office:value-type="float" office:value="0.116784269218928" calcext:value-type="float">
            <text:p>0.116784269218928</text:p>
          </table:table-cell>
          <table:table-cell office:value-type="float" office:value="0.000146207676388732" calcext:value-type="float">
            <text:p>0.000146207676389</text:p>
          </table:table-cell>
          <table:table-cell office:value-type="float" office:value="0.792998730166739" calcext:value-type="float">
            <text:p>0.792998730166739</text:p>
          </table:table-cell>
          <table:table-cell office:value-type="float" office:value="0.504733476486352" calcext:value-type="float">
            <text:p>0.504733476486352</text:p>
          </table:table-cell>
          <table:table-cell office:value-type="float" office:value="0.922161141607091" calcext:value-type="float">
            <text:p>0.922161141607091</text:p>
          </table:table-cell>
          <table:table-cell office:value-type="float" office:value="12819932" calcext:value-type="float">
            <text:p>12819932</text:p>
          </table:table-cell>
          <table:table-cell table:number-columns-repeated="1000"/>
        </table:table-row>
        <table:table-row table:style-name="ro1">
          <table:table-cell office:value-type="float" office:value="38400229" calcext:value-type="float">
            <text:p>38400229</text:p>
          </table:table-cell>
          <table:table-cell office:value-type="string" calcext:value-type="string">
            <text:p><text:s/>USA, California, San Francisco Bay Area: Asian and Pacific Islander (2003-2007)</text:p>
          </table:table-cell>
          <table:table-cell office:value-type="float" office:value="0.00883835595540707" calcext:value-type="float">
            <text:p>0.008838355955407</text:p>
          </table:table-cell>
          <table:table-cell office:value-type="float" office:value="0.00107251751516027" calcext:value-type="float">
            <text:p>0.00107251751516</text:p>
          </table:table-cell>
          <table:table-cell office:value-type="float" office:value="0.0272208137180706" calcext:value-type="float">
            <text:p>0.027220813718071</text:p>
          </table:table-cell>
          <table:table-cell office:value-type="float" office:value="0.00778099634752764" calcext:value-type="float">
            <text:p>0.007780996347528</text:p>
          </table:table-cell>
          <table:table-cell office:value-type="float" office:value="0.00482251126108763" calcext:value-type="float">
            <text:p>0.004822511261088</text:p>
          </table:table-cell>
          <table:table-cell office:value-type="float" office:value="0.0150376436188041" calcext:value-type="float">
            <text:p>0.015037643618804</text:p>
          </table:table-cell>
          <table:table-cell office:value-type="float" office:value="0.000266610708039725" calcext:value-type="float">
            <text:p>0.00026661070804</text:p>
          </table:table-cell>
          <table:table-cell office:value-type="float" office:value="0.000560882684674564" calcext:value-type="float">
            <text:p>0.000560882684675</text:p>
          </table:table-cell>
          <table:table-cell office:value-type="float" office:value="0.000495090900959956" calcext:value-type="float">
            <text:p>0.00049509090096</text:p>
          </table:table-cell>
          <table:table-cell office:value-type="float" office:value="0.00150488050266395" calcext:value-type="float">
            <text:p>0.001504880502664</text:p>
          </table:table-cell>
          <table:table-cell table:style-name="ce2" office:value-type="float" office:value="0.0000315154701512187" calcext:value-type="float">
            <text:p>3.15E-05</text:p>
          </table:table-cell>
          <table:table-cell office:value-type="float" office:value="0.00644885486187425" calcext:value-type="float">
            <text:p>0.006448854861874</text:p>
          </table:table-cell>
          <table:table-cell office:value-type="float" office:value="0.000129640016590624" calcext:value-type="float">
            <text:p>0.000129640016591</text:p>
          </table:table-cell>
          <table:table-cell office:value-type="float" office:value="0.00073969425795663" calcext:value-type="float">
            <text:p>0.000739694257957</text:p>
          </table:table-cell>
          <table:table-cell office:value-type="float" office:value="0.00186075093492752" calcext:value-type="float">
            <text:p>0.001860750934928</text:p>
          </table:table-cell>
          <table:table-cell office:value-type="float" office:value="0.0851549765637045" calcext:value-type="float">
            <text:p>0.085154976563705</text:p>
          </table:table-cell>
          <table:table-cell office:value-type="float" office:value="0.0781001799004169" calcext:value-type="float">
            <text:p>0.078100179900417</text:p>
          </table:table-cell>
          <table:table-cell office:value-type="float" office:value="0.00645470670891712" calcext:value-type="float">
            <text:p>0.006454706708917</text:p>
          </table:table-cell>
          <table:table-cell office:value-type="float" office:value="0.632344589348947" calcext:value-type="float">
            <text:p>0.632344589348947</text:p>
          </table:table-cell>
          <table:table-cell office:value-type="float" office:value="0.217938573166404" calcext:value-type="float">
            <text:p>0.217938573166404</text:p>
          </table:table-cell>
          <table:table-cell office:value-type="float" office:value="0.853563224008597" calcext:value-type="float">
            <text:p>0.853563224008597</text:p>
          </table:table-cell>
          <table:table-cell office:value-type="float" office:value="4608307" calcext:value-type="float">
            <text:p>4608307</text:p>
          </table:table-cell>
          <table:table-cell table:number-columns-repeated="1000"/>
        </table:table-row>
        <table:table-row table:style-name="ro1">
          <table:table-cell office:value-type="float" office:value="38400230" calcext:value-type="float">
            <text:p>38400230</text:p>
          </table:table-cell>
          <table:table-cell office:value-type="string" calcext:value-type="string">
            <text:p><text:s/>USA, California, San Francisco Bay Area: Black (2003-2007)</text:p>
          </table:table-cell>
          <table:table-cell office:value-type="float" office:value="0.0137131085755112" calcext:value-type="float">
            <text:p>0.013713108575511</text:p>
          </table:table-cell>
          <table:table-cell office:value-type="float" office:value="0.00307958222967684" calcext:value-type="float">
            <text:p>0.003079582229677</text:p>
          </table:table-cell>
          <table:table-cell office:value-type="float" office:value="0.0386474007172269" calcext:value-type="float">
            <text:p>0.038647400717227</text:p>
          </table:table-cell>
          <table:table-cell office:value-type="float" office:value="0.00649230635373263" calcext:value-type="float">
            <text:p>0.006492306353733</text:p>
          </table:table-cell>
          <table:table-cell office:value-type="float" office:value="0.011292691528568" calcext:value-type="float">
            <text:p>0.011292691528568</text:p>
          </table:table-cell>
          <table:table-cell office:value-type="float" office:value="0.0208272814963191" calcext:value-type="float">
            <text:p>0.020827281496319</text:p>
          </table:table-cell>
          <table:table-cell office:value-type="float" office:value="0.000169895581237723" calcext:value-type="float">
            <text:p>0.000169895581238</text:p>
          </table:table-cell>
          <table:table-cell office:value-type="float" office:value="0.000607762183154196" calcext:value-type="float">
            <text:p>0.000607762183154</text:p>
          </table:table-cell>
          <table:table-cell office:value-type="float" office:value="0.000387464686292932" calcext:value-type="float">
            <text:p>0.000387464686293</text:p>
          </table:table-cell>
          <table:table-cell office:value-type="float" office:value="0.000836800381984023" calcext:value-type="float">
            <text:p>0.000836800381984</text:p>
          </table:table-cell>
          <table:table-cell office:value-type="float" office:value="0.000101985731249108" calcext:value-type="float">
            <text:p>0.000101985731249</text:p>
          </table:table-cell>
          <table:table-cell office:value-type="float" office:value="0.00330902422481287" calcext:value-type="float">
            <text:p>0.003309024224813</text:p>
          </table:table-cell>
          <table:table-cell table:style-name="ce2" office:value-type="float" office:value="0.000069796052030508" calcext:value-type="float">
            <text:p>6.98E-05</text:p>
          </table:table-cell>
          <table:table-cell office:value-type="float" office:value="0.00221319420590303" calcext:value-type="float">
            <text:p>0.002213194205903</text:p>
          </table:table-cell>
          <table:table-cell office:value-type="float" office:value="0.00188373728260746" calcext:value-type="float">
            <text:p>0.001883737282607</text:p>
          </table:table-cell>
          <table:table-cell office:value-type="float" office:value="0.211946093889079" calcext:value-type="float">
            <text:p>0.211946093889079</text:p>
          </table:table-cell>
          <table:table-cell office:value-type="float" office:value="0.0996218186841039" calcext:value-type="float">
            <text:p>0.099621818684104</text:p>
          </table:table-cell>
          <table:table-cell office:value-type="float" office:value="0.00159617949309121" calcext:value-type="float">
            <text:p>0.001596179493091</text:p>
          </table:table-cell>
          <table:table-cell office:value-type="float" office:value="0.704365247291361" calcext:value-type="float">
            <text:p>0.704365247291361</text:p>
          </table:table-cell>
          <table:table-cell office:value-type="float" office:value="0.33822707956753" calcext:value-type="float">
            <text:p>0.33822707956753</text:p>
          </table:table-cell>
          <table:table-cell office:value-type="float" office:value="0.88529414889773" calcext:value-type="float">
            <text:p>0.88529414889773</text:p>
          </table:table-cell>
          <table:table-cell office:value-type="float" office:value="1950869" calcext:value-type="float">
            <text:p>1950869</text:p>
          </table:table-cell>
          <table:table-cell table:number-columns-repeated="1000"/>
        </table:table-row>
        <table:table-row table:style-name="ro1">
          <table:table-cell office:value-type="float" office:value="38400250" calcext:value-type="float">
            <text:p>38400250</text:p>
          </table:table-cell>
          <table:table-cell office:value-type="string" calcext:value-type="string">
            <text:p><text:s/>USA, California, San Francisco Bay Area: Hispanic White (2003-2007)</text:p>
          </table:table-cell>
          <table:table-cell office:value-type="float" office:value="0.00843575135151892" calcext:value-type="float">
            <text:p>0.008435751351519</text:p>
          </table:table-cell>
          <table:table-cell office:value-type="float" office:value="0.000966407898152844" calcext:value-type="float">
            <text:p>0.000966407898153</text:p>
          </table:table-cell>
          <table:table-cell office:value-type="float" office:value="0.028867123772248" calcext:value-type="float">
            <text:p>0.028867123772248</text:p>
          </table:table-cell>
          <table:table-cell office:value-type="float" office:value="0.00567706701124344" calcext:value-type="float">
            <text:p>0.005677067011243</text:p>
          </table:table-cell>
          <table:table-cell office:value-type="float" office:value="0.00763951465418353" calcext:value-type="float">
            <text:p>0.007639514654184</text:p>
          </table:table-cell>
          <table:table-cell office:value-type="float" office:value="0.00879007741028397" calcext:value-type="float">
            <text:p>0.008790077410284</text:p>
          </table:table-cell>
          <table:table-cell office:value-type="float" office:value="0.000190506055285263" calcext:value-type="float">
            <text:p>0.000190506055285</text:p>
          </table:table-cell>
          <table:table-cell office:value-type="float" office:value="0.00425393310622292" calcext:value-type="float">
            <text:p>0.004253933106223</text:p>
          </table:table-cell>
          <table:table-cell office:value-type="float" office:value="0.0002435340857361" calcext:value-type="float">
            <text:p>0.000243534085736</text:p>
          </table:table-cell>
          <table:table-cell office:value-type="float" office:value="0.00329168142267433" calcext:value-type="float">
            <text:p>0.003291681422674</text:p>
          </table:table-cell>
          <table:table-cell office:value-type="float" office:value="0.000147263060784177" calcext:value-type="float">
            <text:p>0.000147263060784</text:p>
          </table:table-cell>
          <table:table-cell office:value-type="float" office:value="0.00558461455795491" calcext:value-type="float">
            <text:p>0.005584614557955</text:p>
          </table:table-cell>
          <table:table-cell office:value-type="float" office:value="0.000178828667148772" calcext:value-type="float">
            <text:p>0.000178828667149</text:p>
          </table:table-cell>
          <table:table-cell office:value-type="float" office:value="0.00127192969264646" calcext:value-type="float">
            <text:p>0.001271929692646</text:p>
          </table:table-cell>
          <table:table-cell office:value-type="float" office:value="0.00183902214792051" calcext:value-type="float">
            <text:p>0.001839022147921</text:p>
          </table:table-cell>
          <table:table-cell office:value-type="float" office:value="0.129170060872634" calcext:value-type="float">
            <text:p>0.129170060872634</text:p>
          </table:table-cell>
          <table:table-cell office:value-type="float" office:value="0.0886433999202588" calcext:value-type="float">
            <text:p>0.088643399920259</text:p>
          </table:table-cell>
          <table:table-cell office:value-type="float" office:value="0.000479428869976761" calcext:value-type="float">
            <text:p>0.000479428869977</text:p>
          </table:table-cell>
          <table:table-cell office:value-type="float" office:value="0.753411796968687" calcext:value-type="float">
            <text:p>0.753411796968687</text:p>
          </table:table-cell>
          <table:table-cell office:value-type="float" office:value="0.427617264322044" calcext:value-type="float">
            <text:p>0.427617264322044</text:p>
          </table:table-cell>
          <table:table-cell office:value-type="float" office:value="0.90597997920535" calcext:value-type="float">
            <text:p>0.90597997920535</text:p>
          </table:table-cell>
          <table:table-cell office:value-type="float" office:value="3624020" calcext:value-type="float">
            <text:p>3624020</text:p>
          </table:table-cell>
          <table:table-cell table:number-columns-repeated="1000"/>
        </table:table-row>
        <table:table-row table:style-name="ro1">
          <table:table-cell office:value-type="float" office:value="38400260" calcext:value-type="float">
            <text:p>38400260</text:p>
          </table:table-cell>
          <table:table-cell office:value-type="string" calcext:value-type="string">
            <text:p><text:s/>USA, California, San Francisco Bay Area: Non-Hispanic White (2003-2007)</text:p>
          </table:table-cell>
          <table:table-cell office:value-type="float" office:value="0.012678201077748" calcext:value-type="float">
            <text:p>0.012678201077748</text:p>
          </table:table-cell>
          <table:table-cell office:value-type="float" office:value="0.00109303609869711" calcext:value-type="float">
            <text:p>0.001093036098697</text:p>
          </table:table-cell>
          <table:table-cell office:value-type="float" office:value="0.0287215906354994" calcext:value-type="float">
            <text:p>0.028721590635499</text:p>
          </table:table-cell>
          <table:table-cell office:value-type="float" office:value="0.00247160211735515" calcext:value-type="float">
            <text:p>0.002471602117355</text:p>
          </table:table-cell>
          <table:table-cell office:value-type="float" office:value="0.00845642994631957" calcext:value-type="float">
            <text:p>0.00845642994632</text:p>
          </table:table-cell>
          <table:table-cell office:value-type="float" office:value="0.0148273710879344" calcext:value-type="float">
            <text:p>0.014827371087934</text:p>
          </table:table-cell>
          <table:table-cell table:style-name="ce2" office:value-type="float" office:value="0.0000862768868488178" calcext:value-type="float">
            <text:p>8.63E-05</text:p>
          </table:table-cell>
          <table:table-cell office:value-type="float" office:value="0.0223823687794997" calcext:value-type="float">
            <text:p>0.0223823687795</text:p>
          </table:table-cell>
          <table:table-cell office:value-type="float" office:value="0.000186086897478103" calcext:value-type="float">
            <text:p>0.000186086897478</text:p>
          </table:table-cell>
          <table:table-cell office:value-type="float" office:value="0.00513539462165159" calcext:value-type="float">
            <text:p>0.005135394621652</text:p>
          </table:table-cell>
          <table:table-cell table:style-name="ce2" office:value-type="float" office:value="0.0000628279356645232" calcext:value-type="float">
            <text:p>6.28E-05</text:p>
          </table:table-cell>
          <table:table-cell office:value-type="float" office:value="0.0058136927940568" calcext:value-type="float">
            <text:p>0.005813692794057</text:p>
          </table:table-cell>
          <table:table-cell table:style-name="ce2" office:value-type="float" office:value="0.00007859064520966" calcext:value-type="float">
            <text:p>7.86E-05</text:p>
          </table:table-cell>
          <table:table-cell office:value-type="float" office:value="0.00444618766267199" calcext:value-type="float">
            <text:p>0.004446187662672</text:p>
          </table:table-cell>
          <table:table-cell office:value-type="float" office:value="0.00221392480112464" calcext:value-type="float">
            <text:p>0.002213924801125</text:p>
          </table:table-cell>
          <table:table-cell office:value-type="float" office:value="0.158213420082597" calcext:value-type="float">
            <text:p>0.158213420082597</text:p>
          </table:table-cell>
          <table:table-cell office:value-type="float" office:value="0.122207348053295" calcext:value-type="float">
            <text:p>0.122207348053295</text:p>
          </table:table-cell>
          <table:table-cell office:value-type="float" office:value="0.000127475371052066" calcext:value-type="float">
            <text:p>0.000127475371052</text:p>
          </table:table-cell>
          <table:table-cell office:value-type="float" office:value="0.797095105562555" calcext:value-type="float">
            <text:p>0.797095105562555</text:p>
          </table:table-cell>
          <table:table-cell office:value-type="float" office:value="0.512984907012256" calcext:value-type="float">
            <text:p>0.512984907012256</text:p>
          </table:table-cell>
          <table:table-cell office:value-type="float" office:value="0.923810117627837" calcext:value-type="float">
            <text:p>0.923810117627837</text:p>
          </table:table-cell>
          <table:table-cell office:value-type="float" office:value="9195912" calcext:value-type="float">
            <text:p>9195912</text:p>
          </table:table-cell>
          <table:table-cell table:number-columns-repeated="1000"/>
        </table:table-row>
        <table:table-row table:style-name="ro1">
          <table:table-cell office:value-type="float" office:value="38400299" calcext:value-type="float">
            <text:p>38400299</text:p>
          </table:table-cell>
          <table:table-cell office:value-type="string" calcext:value-type="string">
            <text:p><text:s/>USA, California, San Francisco Bay Area (2003-2007)</text:p>
          </table:table-cell>
          <table:table-cell office:value-type="float" office:value="0.0115828433424671" calcext:value-type="float">
            <text:p>0.011582843342467</text:p>
          </table:table-cell>
          <table:table-cell office:value-type="float" office:value="0.00125312015151124" calcext:value-type="float">
            <text:p>0.001253120151511</text:p>
          </table:table-cell>
          <table:table-cell office:value-type="float" office:value="0.0296438640626741" calcext:value-type="float">
            <text:p>0.029643864062674</text:p>
          </table:table-cell>
          <table:table-cell office:value-type="float" office:value="0.00439785420575763" calcext:value-type="float">
            <text:p>0.004397854205758</text:p>
          </table:table-cell>
          <table:table-cell office:value-type="float" office:value="0.00785558226695496" calcext:value-type="float">
            <text:p>0.007855582266955</text:p>
          </table:table-cell>
          <table:table-cell office:value-type="float" office:value="0.0148224245487117" calcext:value-type="float">
            <text:p>0.014822424548712</text:p>
          </table:table-cell>
          <table:table-cell office:value-type="float" office:value="0.000171891571491228" calcext:value-type="float">
            <text:p>0.000171891571491</text:p>
          </table:table-cell>
          <table:table-cell office:value-type="float" office:value="0.0139615222943001" calcext:value-type="float">
            <text:p>0.0139615222943</text:p>
          </table:table-cell>
          <table:table-cell office:value-type="float" office:value="0.000311815149605499" calcext:value-type="float">
            <text:p>0.000311815149605</text:p>
          </table:table-cell>
          <table:table-cell office:value-type="float" office:value="0.0036129489339116" calcext:value-type="float">
            <text:p>0.003612948933912</text:p>
          </table:table-cell>
          <table:table-cell table:style-name="ce2" office:value-type="float" office:value="0.0000751037207873298" calcext:value-type="float">
            <text:p>7.51E-05</text:p>
          </table:table-cell>
          <table:table-cell office:value-type="float" office:value="0.00568085202010297" calcext:value-type="float">
            <text:p>0.005680852020103</text:p>
          </table:table-cell>
          <table:table-cell office:value-type="float" office:value="0.000105281007840237" calcext:value-type="float">
            <text:p>0.00010528100784</text:p>
          </table:table-cell>
          <table:table-cell office:value-type="float" office:value="0.00315430717540582" calcext:value-type="float">
            <text:p>0.003154307175406</text:p>
          </table:table-cell>
          <table:table-cell office:value-type="float" office:value="0.00206608866673433" calcext:value-type="float">
            <text:p>0.002066088666734</text:p>
          </table:table-cell>
          <table:table-cell office:value-type="float" office:value="0.149523627342002" calcext:value-type="float">
            <text:p>0.149523627342002</text:p>
          </table:table-cell>
          <table:table-cell office:value-type="float" office:value="0.106245273592193" calcext:value-type="float">
            <text:p>0.106245273592193</text:p>
          </table:table-cell>
          <table:table-cell office:value-type="float" office:value="0.00019751365367604" calcext:value-type="float">
            <text:p>0.000197513653676</text:p>
          </table:table-cell>
          <table:table-cell office:value-type="float" office:value="0.78368847584495" calcext:value-type="float">
            <text:p>0.78368847584495</text:p>
          </table:table-cell>
          <table:table-cell office:value-type="float" office:value="0.486173474942528" calcext:value-type="float">
            <text:p>0.486173474942528</text:p>
          </table:table-cell>
          <table:table-cell office:value-type="float" office:value="0.91839580157553" calcext:value-type="float">
            <text:p>0.91839580157553</text:p>
          </table:table-cell>
          <table:table-cell office:value-type="float" office:value="19542303" calcext:value-type="float">
            <text:p>19542303</text:p>
          </table:table-cell>
          <table:table-cell table:number-columns-repeated="1000"/>
        </table:table-row>
        <table:table-row table:style-name="ro1">
          <table:table-cell office:value-type="float" office:value="38400310" calcext:value-type="float">
            <text:p>38400310</text:p>
          </table:table-cell>
          <table:table-cell office:value-type="string" calcext:value-type="string">
            <text:p><text:s/>USA, California, Los Angeles County: White (2003-2007)</text:p>
          </table:table-cell>
          <table:table-cell office:value-type="float" office:value="0.0102782197985031" calcext:value-type="float">
            <text:p>0.010278219798503</text:p>
          </table:table-cell>
          <table:table-cell office:value-type="float" office:value="0.00103121168570126" calcext:value-type="float">
            <text:p>0.001031211685701</text:p>
          </table:table-cell>
          <table:table-cell office:value-type="float" office:value="0.0290648059826052" calcext:value-type="float">
            <text:p>0.029064805982605</text:p>
          </table:table-cell>
          <table:table-cell office:value-type="float" office:value="0.00325914878957058" calcext:value-type="float">
            <text:p>0.003259148789571</text:p>
          </table:table-cell>
          <table:table-cell office:value-type="float" office:value="0.00764783529664054" calcext:value-type="float">
            <text:p>0.007647835296641</text:p>
          </table:table-cell>
          <table:table-cell office:value-type="float" office:value="0.0135370191406808" calcext:value-type="float">
            <text:p>0.013537019140681</text:p>
          </table:table-cell>
          <table:table-cell office:value-type="float" office:value="0.000281098757574128" calcext:value-type="float">
            <text:p>0.000281098757574</text:p>
          </table:table-cell>
          <table:table-cell office:value-type="float" office:value="0.0138599889879398" calcext:value-type="float">
            <text:p>0.01385998898794</text:p>
          </table:table-cell>
          <table:table-cell office:value-type="float" office:value="0.00039737532226428" calcext:value-type="float">
            <text:p>0.000397375322264</text:p>
          </table:table-cell>
          <table:table-cell office:value-type="float" office:value="0.00414958802462474" calcext:value-type="float">
            <text:p>0.004149588024625</text:p>
          </table:table-cell>
          <table:table-cell table:style-name="ce2" office:value-type="float" office:value="0.0000915165490441593" calcext:value-type="float">
            <text:p>9.15E-05</text:p>
          </table:table-cell>
          <table:table-cell office:value-type="float" office:value="0.00764199155106848" calcext:value-type="float">
            <text:p>0.007641991551068</text:p>
          </table:table-cell>
          <table:table-cell office:value-type="float" office:value="0.000150415710742161" calcext:value-type="float">
            <text:p>0.000150415710742</text:p>
          </table:table-cell>
          <table:table-cell office:value-type="float" office:value="0.00274469669452934" calcext:value-type="float">
            <text:p>0.002744696694529</text:p>
          </table:table-cell>
          <table:table-cell office:value-type="float" office:value="0.00214923523251814" calcext:value-type="float">
            <text:p>0.002149235232518</text:p>
          </table:table-cell>
          <table:table-cell office:value-type="float" office:value="0.125833505864346" calcext:value-type="float">
            <text:p>0.125833505864346</text:p>
          </table:table-cell>
          <table:table-cell office:value-type="float" office:value="0.0994987539082449" calcext:value-type="float">
            <text:p>0.099498753908245</text:p>
          </table:table-cell>
          <table:table-cell office:value-type="float" office:value="0.000493310322761342" calcext:value-type="float">
            <text:p>0.000493310322761</text:p>
          </table:table-cell>
          <table:table-cell office:value-type="float" office:value="0.752361173208791" calcext:value-type="float">
            <text:p>0.752361173208791</text:p>
          </table:table-cell>
          <table:table-cell office:value-type="float" office:value="0.425633246170886" calcext:value-type="float">
            <text:p>0.425633246170886</text:p>
          </table:table-cell>
          <table:table-cell office:value-type="float" office:value="0.905544376357528" calcext:value-type="float">
            <text:p>0.905544376357528</text:p>
          </table:table-cell>
          <table:table-cell office:value-type="float" office:value="34833675" calcext:value-type="float">
            <text:p>34833675</text:p>
          </table:table-cell>
          <table:table-cell table:number-columns-repeated="1000"/>
        </table:table-row>
        <table:table-row table:style-name="ro1">
          <table:table-cell office:value-type="float" office:value="38400320" calcext:value-type="float">
            <text:p>38400320</text:p>
          </table:table-cell>
          <table:table-cell office:value-type="string" calcext:value-type="string">
            <text:p><text:s/>USA, California, Los Angeles County: Chinese (2003-2007)</text:p>
          </table:table-cell>
          <table:table-cell office:value-type="float" office:value="0.00888818579024185" calcext:value-type="float">
            <text:p>0.008888185790242</text:p>
          </table:table-cell>
          <table:table-cell office:value-type="float" office:value="0.00100785692605238" calcext:value-type="float">
            <text:p>0.001007856926052</text:p>
          </table:table-cell>
          <table:table-cell office:value-type="float" office:value="0.0282626415757296" calcext:value-type="float">
            <text:p>0.02826264157573</text:p>
          </table:table-cell>
          <table:table-cell office:value-type="float" office:value="0.00787294373608213" calcext:value-type="float">
            <text:p>0.007872943736082</text:p>
          </table:table-cell>
          <table:table-cell office:value-type="float" office:value="0.00502859419438859" calcext:value-type="float">
            <text:p>0.005028594194389</text:p>
          </table:table-cell>
          <table:table-cell office:value-type="float" office:value="0.0166799808786067" calcext:value-type="float">
            <text:p>0.016679980878607</text:p>
          </table:table-cell>
          <table:table-cell office:value-type="float" office:value="0.000195156829220476" calcext:value-type="float">
            <text:p>0.00019515682922</text:p>
          </table:table-cell>
          <table:table-cell office:value-type="float" office:value="0.00118094169225594" calcext:value-type="float">
            <text:p>0.001180941692256</text:p>
          </table:table-cell>
          <table:table-cell office:value-type="float" office:value="0.000237194742634544" calcext:value-type="float">
            <text:p>0.000237194742635</text:p>
          </table:table-cell>
          <table:table-cell office:value-type="float" office:value="0.00107609485360069" calcext:value-type="float">
            <text:p>0.001076094853601</text:p>
          </table:table-cell>
          <table:table-cell table:style-name="ce2" office:value-type="float" office:value="0.00003312506967391" calcext:value-type="float">
            <text:p>3.31E-05</text:p>
          </table:table-cell>
          <table:table-cell office:value-type="float" office:value="0.00584125088896939" calcext:value-type="float">
            <text:p>0.005841250888969</text:p>
          </table:table-cell>
          <table:table-cell office:value-type="float" office:value="0.000201520578061444" calcext:value-type="float">
            <text:p>0.000201520578061</text:p>
          </table:table-cell>
          <table:table-cell office:value-type="float" office:value="0.000753834667646239" calcext:value-type="float">
            <text:p>0.000753834667646</text:p>
          </table:table-cell>
          <table:table-cell office:value-type="float" office:value="0.00189288070387794" calcext:value-type="float">
            <text:p>0.001892880703878</text:p>
          </table:table-cell>
          <table:table-cell office:value-type="float" office:value="0.0673634789447097" calcext:value-type="float">
            <text:p>0.06736347894471</text:p>
          </table:table-cell>
          <table:table-cell office:value-type="float" office:value="0.0662082694762743" calcext:value-type="float">
            <text:p>0.066208269476274</text:p>
          </table:table-cell>
          <table:table-cell office:value-type="float" office:value="0.0020605577560926" calcext:value-type="float">
            <text:p>0.002060557756093</text:p>
          </table:table-cell>
          <table:table-cell office:value-type="float" office:value="0.692551252378847" calcext:value-type="float">
            <text:p>0.692551252378847</text:p>
          </table:table-cell>
          <table:table-cell office:value-type="float" office:value="0.317639510612796" calcext:value-type="float">
            <text:p>0.317639510612796</text:p>
          </table:table-cell>
          <table:table-cell office:value-type="float" office:value="0.880202135016576" calcext:value-type="float">
            <text:p>0.880202135016576</text:p>
          </table:table-cell>
          <table:table-cell office:value-type="float" office:value="1866471" calcext:value-type="float">
            <text:p>1866471</text:p>
          </table:table-cell>
          <table:table-cell table:number-columns-repeated="1000"/>
        </table:table-row>
        <table:table-row table:style-name="ro1">
          <table:table-cell office:value-type="float" office:value="38400321" calcext:value-type="float">
            <text:p>38400321</text:p>
          </table:table-cell>
          <table:table-cell office:value-type="string" calcext:value-type="string">
            <text:p><text:s/>USA, California, Los Angeles County: Japanese (2003-2007)</text:p>
          </table:table-cell>
          <table:table-cell office:value-type="float" office:value="0.00437662826727805" calcext:value-type="float">
            <text:p>0.004376628267278</text:p>
          </table:table-cell>
          <table:table-cell office:value-type="float" office:value="0.00226385389880416" calcext:value-type="float">
            <text:p>0.002263853898804</text:p>
          </table:table-cell>
          <table:table-cell office:value-type="float" office:value="0.0402633343218727" calcext:value-type="float">
            <text:p>0.040263334321873</text:p>
          </table:table-cell>
          <table:table-cell office:value-type="float" office:value="0.00401462263386556" calcext:value-type="float">
            <text:p>0.004014622633866</text:p>
          </table:table-cell>
          <table:table-cell office:value-type="float" office:value="0.00818080598671977" calcext:value-type="float">
            <text:p>0.00818080598672</text:p>
          </table:table-cell>
          <table:table-cell office:value-type="float" office:value="0.0101409681415028" calcext:value-type="float">
            <text:p>0.010140968141503</text:p>
          </table:table-cell>
          <table:table-cell office:value-type="float" office:value="0" calcext:value-type="float">
            <text:p>0</text:p>
          </table:table-cell>
          <table:table-cell office:value-type="float" office:value="0.000974387612381619" calcext:value-type="float">
            <text:p>0.000974387612382</text:p>
          </table:table-cell>
          <table:table-cell office:value-type="float" office:value="0.000569156956588364" calcext:value-type="float">
            <text:p>0.000569156956588</text:p>
          </table:table-cell>
          <table:table-cell office:value-type="float" office:value="0.00531638336861949" calcext:value-type="float">
            <text:p>0.005316383368619</text:p>
          </table:table-cell>
          <table:table-cell table:style-name="ce2" office:value-type="float" office:value="0.0000985689437548305" calcext:value-type="float">
            <text:p>9.86E-05</text:p>
          </table:table-cell>
          <table:table-cell office:value-type="float" office:value="0.00491896465845918" calcext:value-type="float">
            <text:p>0.004918964658459</text:p>
          </table:table-cell>
          <table:table-cell office:value-type="float" office:value="0" calcext:value-type="float">
            <text:p>0</text:p>
          </table:table-cell>
          <table:table-cell office:value-type="float" office:value="0.00052708523678068" calcext:value-type="float">
            <text:p>0.000527085236781</text:p>
          </table:table-cell>
          <table:table-cell office:value-type="float" office:value="0.00132465255089715" calcext:value-type="float">
            <text:p>0.001324652550897</text:p>
          </table:table-cell>
          <table:table-cell office:value-type="float" office:value="0.088810237198746" calcext:value-type="float">
            <text:p>0.088810237198746</text:p>
          </table:table-cell>
          <table:table-cell office:value-type="float" office:value="0.0935715889154918" calcext:value-type="float">
            <text:p>0.09357158891549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46448" calcext:value-type="float">
            <text:p>546448</text:p>
          </table:table-cell>
          <table:table-cell table:number-columns-repeated="1000"/>
        </table:table-row>
        <table:table-row table:style-name="ro1">
          <table:table-cell office:value-type="float" office:value="38400322" calcext:value-type="float">
            <text:p>38400322</text:p>
          </table:table-cell>
          <table:table-cell office:value-type="string" calcext:value-type="string">
            <text:p><text:s/>USA, California, Los Angeles County: Korean (2003-2007)</text:p>
          </table:table-cell>
          <table:table-cell office:value-type="float" office:value="0.006340325787726" calcext:value-type="float">
            <text:p>0.006340325787726</text:p>
          </table:table-cell>
          <table:table-cell office:value-type="float" office:value="0.00149627448675108" calcext:value-type="float">
            <text:p>0.001496274486751</text:p>
          </table:table-cell>
          <table:table-cell office:value-type="float" office:value="0.0335767581476444" calcext:value-type="float">
            <text:p>0.033576758147644</text:p>
          </table:table-cell>
          <table:table-cell office:value-type="float" office:value="0.0121081674957373" calcext:value-type="float">
            <text:p>0.012108167495737</text:p>
          </table:table-cell>
          <table:table-cell office:value-type="float" office:value="0.0105522472604924" calcext:value-type="float">
            <text:p>0.010552247260492</text:p>
          </table:table-cell>
          <table:table-cell office:value-type="float" office:value="0.00915555932424869" calcext:value-type="float">
            <text:p>0.009155559324249</text:p>
          </table:table-cell>
          <table:table-cell office:value-type="float" office:value="0.000221336962440676" calcext:value-type="float">
            <text:p>0.000221336962441</text:p>
          </table:table-cell>
          <table:table-cell office:value-type="float" office:value="0.000943787312962199" calcext:value-type="float">
            <text:p>0.000943787312962</text:p>
          </table:table-cell>
          <table:table-cell office:value-type="float" office:value="0" calcext:value-type="float">
            <text:p>0</text:p>
          </table:table-cell>
          <table:table-cell office:value-type="float" office:value="0.000753944824144391" calcext:value-type="float">
            <text:p>0.000753944824144</text:p>
          </table:table-cell>
          <table:table-cell office:value-type="float" office:value="0" calcext:value-type="float">
            <text:p>0</text:p>
          </table:table-cell>
          <table:table-cell office:value-type="float" office:value="0.00800603836904115" calcext:value-type="float">
            <text:p>0.008006038369041</text:p>
          </table:table-cell>
          <table:table-cell table:style-name="ce2" office:value-type="float" office:value="0.0000941674425548536" calcext:value-type="float">
            <text:p>9.42E-05</text:p>
          </table:table-cell>
          <table:table-cell office:value-type="float" office:value="0.000540334316343576" calcext:value-type="float">
            <text:p>0.000540334316344</text:p>
          </table:table-cell>
          <table:table-cell office:value-type="float" office:value="0.00120231884643892" calcext:value-type="float">
            <text:p>0.001202318846439</text:p>
          </table:table-cell>
          <table:table-cell office:value-type="float" office:value="0.0517484162473299" calcext:value-type="float">
            <text:p>0.05174841624733</text:p>
          </table:table-cell>
          <table:table-cell office:value-type="float" office:value="0.0576179591683323" calcext:value-type="float">
            <text:p>0.05761795916833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01850" calcext:value-type="float">
            <text:p>1001850</text:p>
          </table:table-cell>
          <table:table-cell table:number-columns-repeated="1000"/>
        </table:table-row>
        <table:table-row table:style-name="ro1">
          <table:table-cell office:value-type="float" office:value="38400323" calcext:value-type="float">
            <text:p>38400323</text:p>
          </table:table-cell>
          <table:table-cell office:value-type="string" calcext:value-type="string">
            <text:p><text:s/>USA, California, Los Angeles County: Filipino (2003-2007)</text:p>
          </table:table-cell>
          <table:table-cell office:value-type="float" office:value="0.00738955143348083" calcext:value-type="float">
            <text:p>0.007389551433481</text:p>
          </table:table-cell>
          <table:table-cell office:value-type="float" office:value="0.000814674775184547" calcext:value-type="float">
            <text:p>0.000814674775185</text:p>
          </table:table-cell>
          <table:table-cell office:value-type="float" office:value="0.027638694148382" calcext:value-type="float">
            <text:p>0.027638694148382</text:p>
          </table:table-cell>
          <table:table-cell office:value-type="float" office:value="0.00704571869192748" calcext:value-type="float">
            <text:p>0.007045718691927</text:p>
          </table:table-cell>
          <table:table-cell office:value-type="float" office:value="0.00654427474813725" calcext:value-type="float">
            <text:p>0.006544274748137</text:p>
          </table:table-cell>
          <table:table-cell office:value-type="float" office:value="0.0161125973130419" calcext:value-type="float">
            <text:p>0.016112597313042</text:p>
          </table:table-cell>
          <table:table-cell office:value-type="float" office:value="0.000282884657543427" calcext:value-type="float">
            <text:p>0.000282884657543</text:p>
          </table:table-cell>
          <table:table-cell office:value-type="float" office:value="0.000753844930204935" calcext:value-type="float">
            <text:p>0.000753844930205</text:p>
          </table:table-cell>
          <table:table-cell office:value-type="float" office:value="0.000171387251252947" calcext:value-type="float">
            <text:p>0.000171387251253</text:p>
          </table:table-cell>
          <table:table-cell office:value-type="float" office:value="0.000842122001129708" calcext:value-type="float">
            <text:p>0.00084212200113</text:p>
          </table:table-cell>
          <table:table-cell office:value-type="float" office:value="0" calcext:value-type="float">
            <text:p>0</text:p>
          </table:table-cell>
          <table:table-cell office:value-type="float" office:value="0.0142259165204184" calcext:value-type="float">
            <text:p>0.014225916520418</text:p>
          </table:table-cell>
          <table:table-cell office:value-type="float" office:value="0.000128519433857058" calcext:value-type="float">
            <text:p>0.000128519433857</text:p>
          </table:table-cell>
          <table:table-cell office:value-type="float" office:value="0.000555879419000254" calcext:value-type="float">
            <text:p>0.000555879419</text:p>
          </table:table-cell>
          <table:table-cell office:value-type="float" office:value="0.00231267224301195" calcext:value-type="float">
            <text:p>0.002312672243012</text:p>
          </table:table-cell>
          <table:table-cell office:value-type="float" office:value="0.122216964309018" calcext:value-type="float">
            <text:p>0.122216964309018</text:p>
          </table:table-cell>
          <table:table-cell office:value-type="float" office:value="0.117537387532992" calcext:value-type="float">
            <text:p>0.11753738753299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41283" calcext:value-type="float">
            <text:p>1441283</text:p>
          </table:table-cell>
          <table:table-cell table:number-columns-repeated="1000"/>
        </table:table-row>
        <table:table-row table:style-name="ro1">
          <table:table-cell office:value-type="float" office:value="38400329" calcext:value-type="float">
            <text:p>38400329</text:p>
          </table:table-cell>
          <table:table-cell office:value-type="string" calcext:value-type="string">
            <text:p><text:s/>USA, California, Los Angeles County: Asian and Pacific Islander (2003-2007)</text:p>
          </table:table-cell>
          <table:table-cell office:value-type="float" office:value="0.00708332615323101" calcext:value-type="float">
            <text:p>0.007083326153231</text:p>
          </table:table-cell>
          <table:table-cell office:value-type="float" office:value="0.000952766567195876" calcext:value-type="float">
            <text:p>0.000952766567196</text:p>
          </table:table-cell>
          <table:table-cell office:value-type="float" office:value="0.0289236446907982" calcext:value-type="float">
            <text:p>0.028923644690798</text:p>
          </table:table-cell>
          <table:table-cell office:value-type="float" office:value="0.00776814718509774" calcext:value-type="float">
            <text:p>0.007768147185098</text:p>
          </table:table-cell>
          <table:table-cell office:value-type="float" office:value="0.00676325695688482" calcext:value-type="float">
            <text:p>0.006763256956885</text:p>
          </table:table-cell>
          <table:table-cell office:value-type="float" office:value="0.0132261117057254" calcext:value-type="float">
            <text:p>0.013226111705725</text:p>
          </table:table-cell>
          <table:table-cell office:value-type="float" office:value="0.000191179678987686" calcext:value-type="float">
            <text:p>0.000191179678988</text:p>
          </table:table-cell>
          <table:table-cell office:value-type="float" office:value="0.000931151984001658" calcext:value-type="float">
            <text:p>0.000931151984002</text:p>
          </table:table-cell>
          <table:table-cell office:value-type="float" office:value="0.000219522898024033" calcext:value-type="float">
            <text:p>0.000219522898024</text:p>
          </table:table-cell>
          <table:table-cell office:value-type="float" office:value="0.00127648746899185" calcext:value-type="float">
            <text:p>0.001276487468992</text:p>
          </table:table-cell>
          <table:table-cell table:style-name="ce2" office:value-type="float" office:value="0.0000574352579608459" calcext:value-type="float">
            <text:p>5.74E-05</text:p>
          </table:table-cell>
          <table:table-cell office:value-type="float" office:value="0.00831954872874976" calcext:value-type="float">
            <text:p>0.00831954872875</text:p>
          </table:table-cell>
          <table:table-cell office:value-type="float" office:value="0.000124527616022792" calcext:value-type="float">
            <text:p>0.000124527616023</text:p>
          </table:table-cell>
          <table:table-cell office:value-type="float" office:value="0.000676941575382438" calcext:value-type="float">
            <text:p>0.000676941575382</text:p>
          </table:table-cell>
          <table:table-cell office:value-type="float" office:value="0.00180648641531654" calcext:value-type="float">
            <text:p>0.001806486415317</text:p>
          </table:table-cell>
          <table:table-cell office:value-type="float" office:value="0.0770543485415793" calcext:value-type="float">
            <text:p>0.077054348541579</text:p>
          </table:table-cell>
          <table:table-cell office:value-type="float" office:value="0.0811616931322171" calcext:value-type="float">
            <text:p>0.081161693132217</text:p>
          </table:table-cell>
          <table:table-cell office:value-type="float" office:value="0.00214636285936631" calcext:value-type="float">
            <text:p>0.002146362859366</text:p>
          </table:table-cell>
          <table:table-cell office:value-type="float" office:value="0.69061290102051" calcext:value-type="float">
            <text:p>0.69061290102051</text:p>
          </table:table-cell>
          <table:table-cell office:value-type="float" office:value="0.31429507877107" calcext:value-type="float">
            <text:p>0.31429507877107</text:p>
          </table:table-cell>
          <table:table-cell office:value-type="float" office:value="0.879362529588203" calcext:value-type="float">
            <text:p>0.879362529588203</text:p>
          </table:table-cell>
          <table:table-cell office:value-type="float" office:value="6393136" calcext:value-type="float">
            <text:p>6393136</text:p>
          </table:table-cell>
          <table:table-cell table:number-columns-repeated="1000"/>
        </table:table-row>
        <table:table-row table:style-name="ro1">
          <table:table-cell office:value-type="float" office:value="38400330" calcext:value-type="float">
            <text:p>38400330</text:p>
          </table:table-cell>
          <table:table-cell office:value-type="string" calcext:value-type="string">
            <text:p><text:s/>USA, California, Los Angeles County: Black (2003-2007)</text:p>
          </table:table-cell>
          <table:table-cell office:value-type="float" office:value="0.0129564819614154" calcext:value-type="float">
            <text:p>0.012956481961415</text:p>
          </table:table-cell>
          <table:table-cell office:value-type="float" office:value="0.00262042177232555" calcext:value-type="float">
            <text:p>0.002620421772326</text:p>
          </table:table-cell>
          <table:table-cell office:value-type="float" office:value="0.0425157027669812" calcext:value-type="float">
            <text:p>0.042515702766981</text:p>
          </table:table-cell>
          <table:table-cell office:value-type="float" office:value="0.00469841554354314" calcext:value-type="float">
            <text:p>0.004698415543543</text:p>
          </table:table-cell>
          <table:table-cell office:value-type="float" office:value="0.0106961122991063" calcext:value-type="float">
            <text:p>0.010696112299106</text:p>
          </table:table-cell>
          <table:table-cell office:value-type="float" office:value="0.0209572150880667" calcext:value-type="float">
            <text:p>0.020957215088067</text:p>
          </table:table-cell>
          <table:table-cell office:value-type="float" office:value="0.000309957184972555" calcext:value-type="float">
            <text:p>0.000309957184973</text:p>
          </table:table-cell>
          <table:table-cell office:value-type="float" office:value="0.000704793440323623" calcext:value-type="float">
            <text:p>0.000704793440324</text:p>
          </table:table-cell>
          <table:table-cell office:value-type="float" office:value="0.000227773106522153" calcext:value-type="float">
            <text:p>0.000227773106522</text:p>
          </table:table-cell>
          <table:table-cell office:value-type="float" office:value="0.000864998687220446" calcext:value-type="float">
            <text:p>0.00086499868722</text:p>
          </table:table-cell>
          <table:table-cell table:style-name="ce2" office:value-type="float" office:value="0.0000147434493901436" calcext:value-type="float">
            <text:p>1.47E-05</text:p>
          </table:table-cell>
          <table:table-cell office:value-type="float" office:value="0.00491392945255289" calcext:value-type="float">
            <text:p>0.004913929452553</text:p>
          </table:table-cell>
          <table:table-cell table:style-name="ce2" office:value-type="float" office:value="0.0000719622409984306" calcext:value-type="float">
            <text:p>7.20E-05</text:p>
          </table:table-cell>
          <table:table-cell office:value-type="float" office:value="0.00228709281551558" calcext:value-type="float">
            <text:p>0.002287092815516</text:p>
          </table:table-cell>
          <table:table-cell office:value-type="float" office:value="0.00164327799634198" calcext:value-type="float">
            <text:p>0.001643277996342</text:p>
          </table:table-cell>
          <table:table-cell office:value-type="float" office:value="0.19729500861058" calcext:value-type="float">
            <text:p>0.19729500861058</text:p>
          </table:table-cell>
          <table:table-cell office:value-type="float" office:value="0.0979445396419286" calcext:value-type="float">
            <text:p>0.097944539641929</text:p>
          </table:table-cell>
          <table:table-cell office:value-type="float" office:value="0.00241696765725452" calcext:value-type="float">
            <text:p>0.002416967657255</text:p>
          </table:table-cell>
          <table:table-cell office:value-type="float" office:value="0.684889010211742" calcext:value-type="float">
            <text:p>0.684889010211742</text:p>
          </table:table-cell>
          <table:table-cell office:value-type="float" office:value="0.304473296507996" calcext:value-type="float">
            <text:p>0.304473296507996</text:p>
          </table:table-cell>
          <table:table-cell office:value-type="float" office:value="0.876876331533479" calcext:value-type="float">
            <text:p>0.876876331533479</text:p>
          </table:table-cell>
          <table:table-cell office:value-type="float" office:value="4717452" calcext:value-type="float">
            <text:p>4717452</text:p>
          </table:table-cell>
          <table:table-cell table:number-columns-repeated="1000"/>
        </table:table-row>
        <table:table-row table:style-name="ro1">
          <table:table-cell office:value-type="float" office:value="38400350" calcext:value-type="float">
            <text:p>38400350</text:p>
          </table:table-cell>
          <table:table-cell office:value-type="string" calcext:value-type="string">
            <text:p><text:s/>USA, California, Los Angeles County: Hispanic White (2003-2007)</text:p>
          </table:table-cell>
          <table:table-cell office:value-type="float" office:value="0.00685094334277054" calcext:value-type="float">
            <text:p>0.006850943342771</text:p>
          </table:table-cell>
          <table:table-cell office:value-type="float" office:value="0.000933032890724184" calcext:value-type="float">
            <text:p>0.000933032890724</text:p>
          </table:table-cell>
          <table:table-cell office:value-type="float" office:value="0.0251550454702428" calcext:value-type="float">
            <text:p>0.025155045470243</text:p>
          </table:table-cell>
          <table:table-cell office:value-type="float" office:value="0.00498742191156496" calcext:value-type="float">
            <text:p>0.004987421911565</text:p>
          </table:table-cell>
          <table:table-cell office:value-type="float" office:value="0.0070459495887011" calcext:value-type="float">
            <text:p>0.007045949588701</text:p>
          </table:table-cell>
          <table:table-cell office:value-type="float" office:value="0.0069910079051865" calcext:value-type="float">
            <text:p>0.006991007905187</text:p>
          </table:table-cell>
          <table:table-cell office:value-type="float" office:value="0.000320420720708845" calcext:value-type="float">
            <text:p>0.000320420720709</text:p>
          </table:table-cell>
          <table:table-cell office:value-type="float" office:value="0.00280142270337319" calcext:value-type="float">
            <text:p>0.002801422703373</text:p>
          </table:table-cell>
          <table:table-cell office:value-type="float" office:value="0.000418503400657215" calcext:value-type="float">
            <text:p>0.000418503400657</text:p>
          </table:table-cell>
          <table:table-cell office:value-type="float" office:value="0.00313893217790836" calcext:value-type="float">
            <text:p>0.003138932177908</text:p>
          </table:table-cell>
          <table:table-cell table:style-name="ce2" office:value-type="float" office:value="0.0000786829551413319" calcext:value-type="float">
            <text:p>7.87E-05</text:p>
          </table:table-cell>
          <table:table-cell office:value-type="float" office:value="0.00668068342640791" calcext:value-type="float">
            <text:p>0.006680683426408</text:p>
          </table:table-cell>
          <table:table-cell office:value-type="float" office:value="0.000151158752938184" calcext:value-type="float">
            <text:p>0.000151158752938</text:p>
          </table:table-cell>
          <table:table-cell office:value-type="float" office:value="0.00110895099417627" calcext:value-type="float">
            <text:p>0.001108950994176</text:p>
          </table:table-cell>
          <table:table-cell office:value-type="float" office:value="0.0018492607066783" calcext:value-type="float">
            <text:p>0.001849260706678</text:p>
          </table:table-cell>
          <table:table-cell office:value-type="float" office:value="0.111645831880044" calcext:value-type="float">
            <text:p>0.111645831880044</text:p>
          </table:table-cell>
          <table:table-cell office:value-type="float" office:value="0.0706938452431139" calcext:value-type="float">
            <text:p>0.070693845243114</text:p>
          </table:table-cell>
          <table:table-cell office:value-type="float" office:value="0.00157478126262722" calcext:value-type="float">
            <text:p>0.001574781262627</text:p>
          </table:table-cell>
          <table:table-cell office:value-type="float" office:value="0.70497473091145" calcext:value-type="float">
            <text:p>0.70497473091145</text:p>
          </table:table-cell>
          <table:table-cell office:value-type="float" office:value="0.339298784113447" calcext:value-type="float">
            <text:p>0.339298784113447</text:p>
          </table:table-cell>
          <table:table-cell office:value-type="float" office:value="0.885555674094905" calcext:value-type="float">
            <text:p>0.885555674094905</text:p>
          </table:table-cell>
          <table:table-cell office:value-type="float" office:value="21286779" calcext:value-type="float">
            <text:p>21286779</text:p>
          </table:table-cell>
          <table:table-cell table:number-columns-repeated="1000"/>
        </table:table-row>
        <table:table-row table:style-name="ro1">
          <table:table-cell office:value-type="float" office:value="38400360" calcext:value-type="float">
            <text:p>38400360</text:p>
          </table:table-cell>
          <table:table-cell office:value-type="string" calcext:value-type="string">
            <text:p><text:s/>USA, California, Los Angeles County: Non-Hispanic White (2003-2007)</text:p>
          </table:table-cell>
          <table:table-cell office:value-type="float" office:value="0.0125263091557556" calcext:value-type="float">
            <text:p>0.012526309155756</text:p>
          </table:table-cell>
          <table:table-cell office:value-type="float" office:value="0.00109709101563193" calcext:value-type="float">
            <text:p>0.001097091015632</text:p>
          </table:table-cell>
          <table:table-cell office:value-type="float" office:value="0.0313824035804177" calcext:value-type="float">
            <text:p>0.031382403580418</text:p>
          </table:table-cell>
          <table:table-cell office:value-type="float" office:value="0.00225775682556674" calcext:value-type="float">
            <text:p>0.002257756825567</text:p>
          </table:table-cell>
          <table:table-cell office:value-type="float" office:value="0.00808785117825208" calcext:value-type="float">
            <text:p>0.008087851178252</text:p>
          </table:table-cell>
          <table:table-cell office:value-type="float" office:value="0.0174155057590289" calcext:value-type="float">
            <text:p>0.017415505759029</text:p>
          </table:table-cell>
          <table:table-cell office:value-type="float" office:value="0.000274216311116881" calcext:value-type="float">
            <text:p>0.000274216311117</text:p>
          </table:table-cell>
          <table:table-cell office:value-type="float" office:value="0.0223288726884049" calcext:value-type="float">
            <text:p>0.022328872688405</text:p>
          </table:table-cell>
          <table:table-cell office:value-type="float" office:value="0.000378321855142018" calcext:value-type="float">
            <text:p>0.000378321855142</text:p>
          </table:table-cell>
          <table:table-cell office:value-type="float" office:value="0.00541687078706026" calcext:value-type="float">
            <text:p>0.00541687078706</text:p>
          </table:table-cell>
          <table:table-cell office:value-type="float" office:value="0.000120355096445444" calcext:value-type="float">
            <text:p>0.000120355096445</text:p>
          </table:table-cell>
          <table:table-cell office:value-type="float" office:value="0.00869253128557268" calcext:value-type="float">
            <text:p>0.008692531285573</text:p>
          </table:table-cell>
          <table:table-cell office:value-type="float" office:value="0.000164310195003482" calcext:value-type="float">
            <text:p>0.000164310195003</text:p>
          </table:table-cell>
          <table:table-cell office:value-type="float" office:value="0.00373370566844162" calcext:value-type="float">
            <text:p>0.003733705668442</text:p>
          </table:table-cell>
          <table:table-cell office:value-type="float" office:value="0.00228995407834911" calcext:value-type="float">
            <text:p>0.002289954078349</text:p>
          </table:table-cell>
          <table:table-cell office:value-type="float" office:value="0.134553418551299" calcext:value-type="float">
            <text:p>0.134553418551299</text:p>
          </table:table-cell>
          <table:table-cell office:value-type="float" office:value="0.120800902712728" calcext:value-type="float">
            <text:p>0.120800902712728</text:p>
          </table:table-cell>
          <table:table-cell office:value-type="float" office:value="0.000522425970884033" calcext:value-type="float">
            <text:p>0.000522425970884</text:p>
          </table:table-cell>
          <table:table-cell office:value-type="float" office:value="0.750235057963565" calcext:value-type="float">
            <text:p>0.750235057963565</text:p>
          </table:table-cell>
          <table:table-cell office:value-type="float" office:value="0.421627836911342" calcext:value-type="float">
            <text:p>0.421627836911342</text:p>
          </table:table-cell>
          <table:table-cell office:value-type="float" office:value="0.904661870914522" calcext:value-type="float">
            <text:p>0.904661870914522</text:p>
          </table:table-cell>
          <table:table-cell office:value-type="float" office:value="13546896" calcext:value-type="float">
            <text:p>13546896</text:p>
          </table:table-cell>
          <table:table-cell table:number-columns-repeated="1000"/>
        </table:table-row>
        <table:table-row table:style-name="ro1">
          <table:table-cell office:value-type="float" office:value="38400399" calcext:value-type="float">
            <text:p>38400399</text:p>
          </table:table-cell>
          <table:table-cell office:value-type="string" calcext:value-type="string">
            <text:p><text:s/>USA, California, Los Angeles County (2003-2007)</text:p>
          </table:table-cell>
          <table:table-cell office:value-type="float" office:value="0.0100741658907181" calcext:value-type="float">
            <text:p>0.010074165890718</text:p>
          </table:table-cell>
          <table:table-cell office:value-type="float" office:value="0.00119026572249168" calcext:value-type="float">
            <text:p>0.001190265722492</text:p>
          </table:table-cell>
          <table:table-cell office:value-type="float" office:value="0.0305993368865157" calcext:value-type="float">
            <text:p>0.030599336886516</text:p>
          </table:table-cell>
          <table:table-cell office:value-type="float" office:value="0.00414130723458244" calcext:value-type="float">
            <text:p>0.004141307234582</text:p>
          </table:table-cell>
          <table:table-cell office:value-type="float" office:value="0.00780913804429994" calcext:value-type="float">
            <text:p>0.0078091380443</text:p>
          </table:table-cell>
          <table:table-cell office:value-type="float" office:value="0.0142009532366842" calcext:value-type="float">
            <text:p>0.014200953236684</text:p>
          </table:table-cell>
          <table:table-cell office:value-type="float" office:value="0.000268678863211226" calcext:value-type="float">
            <text:p>0.000268678863211</text:p>
          </table:table-cell>
          <table:table-cell office:value-type="float" office:value="0.0104812026144747" calcext:value-type="float">
            <text:p>0.010481202614475</text:p>
          </table:table-cell>
          <table:table-cell office:value-type="float" office:value="0.000352026254746295" calcext:value-type="float">
            <text:p>0.000352026254746</text:p>
          </table:table-cell>
          <table:table-cell office:value-type="float" office:value="0.00350818081413328" calcext:value-type="float">
            <text:p>0.003508180814133</text:p>
          </table:table-cell>
          <table:table-cell table:style-name="ce2" office:value-type="float" office:value="0.000078805980070396" calcext:value-type="float">
            <text:p>7.88E-05</text:p>
          </table:table-cell>
          <table:table-cell office:value-type="float" office:value="0.00743447442061193" calcext:value-type="float">
            <text:p>0.007434474420612</text:p>
          </table:table-cell>
          <table:table-cell office:value-type="float" office:value="0.000139166156757418" calcext:value-type="float">
            <text:p>0.000139166156757</text:p>
          </table:table-cell>
          <table:table-cell office:value-type="float" office:value="0.00254334788232162" calcext:value-type="float">
            <text:p>0.002543347882322</text:p>
          </table:table-cell>
          <table:table-cell office:value-type="float" office:value="0.00202352547923123" calcext:value-type="float">
            <text:p>0.002023525479231</text:p>
          </table:table-cell>
          <table:table-cell office:value-type="float" office:value="0.131782112094964" calcext:value-type="float">
            <text:p>0.131782112094964</text:p>
          </table:table-cell>
          <table:table-cell office:value-type="float" office:value="0.0961111179468586" calcext:value-type="float">
            <text:p>0.096111117946859</text:p>
          </table:table-cell>
          <table:table-cell office:value-type="float" office:value="0.000439825205645894" calcext:value-type="float">
            <text:p>0.000439825205646</text:p>
          </table:table-cell>
          <table:table-cell office:value-type="float" office:value="0.756554935044749" calcext:value-type="float">
            <text:p>0.756554935044749</text:p>
          </table:table-cell>
          <table:table-cell office:value-type="float" office:value="0.433571627914786" calcext:value-type="float">
            <text:p>0.433571627914786</text:p>
          </table:table-cell>
          <table:table-cell office:value-type="float" office:value="0.907281240486" calcext:value-type="float">
            <text:p>0.907281240486</text:p>
          </table:table-cell>
          <table:table-cell office:value-type="float" office:value="46497309" calcext:value-type="float">
            <text:p>46497309</text:p>
          </table:table-cell>
          <table:table-cell table:number-columns-repeated="1000"/>
        </table:table-row>
        <table:table-row table:style-name="ro1">
          <table:table-cell office:value-type="float" office:value="38400410" calcext:value-type="float">
            <text:p>38400410</text:p>
          </table:table-cell>
          <table:table-cell office:value-type="string" calcext:value-type="string">
            <text:p><text:s/>USA, Connecticut: White (2003-2007)</text:p>
          </table:table-cell>
          <table:table-cell office:value-type="float" office:value="0.0123013608724151" calcext:value-type="float">
            <text:p>0.012301360872415</text:p>
          </table:table-cell>
          <table:table-cell office:value-type="float" office:value="0.00156703360437041" calcext:value-type="float">
            <text:p>0.00156703360437</text:p>
          </table:table-cell>
          <table:table-cell office:value-type="float" office:value="0.0317772551304078" calcext:value-type="float">
            <text:p>0.031777255130408</text:p>
          </table:table-cell>
          <table:table-cell office:value-type="float" office:value="0.00283083953794966" calcext:value-type="float">
            <text:p>0.00283083953795</text:p>
          </table:table-cell>
          <table:table-cell office:value-type="float" office:value="0.00950924010295936" calcext:value-type="float">
            <text:p>0.009509240102959</text:p>
          </table:table-cell>
          <table:table-cell office:value-type="float" office:value="0.0216985816808438" calcext:value-type="float">
            <text:p>0.021698581680844</text:p>
          </table:table-cell>
          <table:table-cell office:value-type="float" office:value="0.000217065574345474" calcext:value-type="float">
            <text:p>0.000217065574345</text:p>
          </table:table-cell>
          <table:table-cell office:value-type="float" office:value="0.0198479034093781" calcext:value-type="float">
            <text:p>0.019847903409378</text:p>
          </table:table-cell>
          <table:table-cell office:value-type="float" office:value="0.000215902756782859" calcext:value-type="float">
            <text:p>0.000215902756783</text:p>
          </table:table-cell>
          <table:table-cell office:value-type="float" office:value="0.00487825635688206" calcext:value-type="float">
            <text:p>0.004878256356882</text:p>
          </table:table-cell>
          <table:table-cell office:value-type="float" office:value="0.000104989220825351" calcext:value-type="float">
            <text:p>0.000104989220825</text:p>
          </table:table-cell>
          <table:table-cell office:value-type="float" office:value="0.0116464972506877" calcext:value-type="float">
            <text:p>0.011646497250688</text:p>
          </table:table-cell>
          <table:table-cell office:value-type="float" office:value="0.000266920052458494" calcext:value-type="float">
            <text:p>0.000266920052458</text:p>
          </table:table-cell>
          <table:table-cell office:value-type="float" office:value="0.00306965999767579" calcext:value-type="float">
            <text:p>0.003069659997676</text:p>
          </table:table-cell>
          <table:table-cell office:value-type="float" office:value="0.00218923036210117" calcext:value-type="float">
            <text:p>0.002189230362101</text:p>
          </table:table-cell>
          <table:table-cell office:value-type="float" office:value="0.14862917667839" calcext:value-type="float">
            <text:p>0.14862917667839</text:p>
          </table:table-cell>
          <table:table-cell office:value-type="float" office:value="0.110606287813802" calcext:value-type="float">
            <text:p>0.110606287813802</text:p>
          </table:table-cell>
          <table:table-cell office:value-type="float" office:value="0.000494666095915974" calcext:value-type="float">
            <text:p>0.000494666095916</text:p>
          </table:table-cell>
          <table:table-cell office:value-type="float" office:value="0.752259884003301" calcext:value-type="float">
            <text:p>0.752259884003301</text:p>
          </table:table-cell>
          <table:table-cell office:value-type="float" office:value="0.425442135562879" calcext:value-type="float">
            <text:p>0.425442135562879</text:p>
          </table:table-cell>
          <table:table-cell office:value-type="float" office:value="0.905502363403402" calcext:value-type="float">
            <text:p>0.905502363403402</text:p>
          </table:table-cell>
          <table:table-cell office:value-type="float" office:value="13738595" calcext:value-type="float">
            <text:p>13738595</text:p>
          </table:table-cell>
          <table:table-cell table:number-columns-repeated="1000"/>
        </table:table-row>
        <table:table-row table:style-name="ro1">
          <table:table-cell office:value-type="float" office:value="38400430" calcext:value-type="float">
            <text:p>38400430</text:p>
          </table:table-cell>
          <table:table-cell office:value-type="string" calcext:value-type="string">
            <text:p><text:s/>USA, Connecticut: Black (2003-2007)</text:p>
          </table:table-cell>
          <table:table-cell office:value-type="float" office:value="0.018790701303727" calcext:value-type="float">
            <text:p>0.018790701303727</text:p>
          </table:table-cell>
          <table:table-cell office:value-type="float" office:value="0.00577315164609838" calcext:value-type="float">
            <text:p>0.005773151646098</text:p>
          </table:table-cell>
          <table:table-cell office:value-type="float" office:value="0.0406885005138016" calcext:value-type="float">
            <text:p>0.040688500513802</text:p>
          </table:table-cell>
          <table:table-cell office:value-type="float" office:value="0.00549837677035654" calcext:value-type="float">
            <text:p>0.005498376770357</text:p>
          </table:table-cell>
          <table:table-cell office:value-type="float" office:value="0.0144546489449174" calcext:value-type="float">
            <text:p>0.014454648944917</text:p>
          </table:table-cell>
          <table:table-cell office:value-type="float" office:value="0.02050792219635" calcext:value-type="float">
            <text:p>0.02050792219635</text:p>
          </table:table-cell>
          <table:table-cell office:value-type="float" office:value="0.00025662093795263" calcext:value-type="float">
            <text:p>0.000256620937953</text:p>
          </table:table-cell>
          <table:table-cell office:value-type="float" office:value="0.00140771804922524" calcext:value-type="float">
            <text:p>0.001407718049225</text:p>
          </table:table-cell>
          <table:table-cell office:value-type="float" office:value="0.000446348813657885" calcext:value-type="float">
            <text:p>0.000446348813658</text:p>
          </table:table-cell>
          <table:table-cell office:value-type="float" office:value="0.00139193907829721" calcext:value-type="float">
            <text:p>0.001391939078297</text:p>
          </table:table-cell>
          <table:table-cell office:value-type="float" office:value="0" calcext:value-type="float">
            <text:p>0</text:p>
          </table:table-cell>
          <table:table-cell office:value-type="float" office:value="0.00579347264142055" calcext:value-type="float">
            <text:p>0.005793472641421</text:p>
          </table:table-cell>
          <table:table-cell table:style-name="ce2" office:value-type="float" office:value="0.0000368492321296656" calcext:value-type="float">
            <text:p>3.68E-05</text:p>
          </table:table-cell>
          <table:table-cell office:value-type="float" office:value="0.00252365874659813" calcext:value-type="float">
            <text:p>0.002523658746598</text:p>
          </table:table-cell>
          <table:table-cell office:value-type="float" office:value="0.00137298142274767" calcext:value-type="float">
            <text:p>0.001372981422748</text:p>
          </table:table-cell>
          <table:table-cell office:value-type="float" office:value="0.22898628103971" calcext:value-type="float">
            <text:p>0.22898628103971</text:p>
          </table:table-cell>
          <table:table-cell office:value-type="float" office:value="0.0878747711630556" calcext:value-type="float">
            <text:p>0.08787477116305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787446" calcext:value-type="float">
            <text:p>1787446</text:p>
          </table:table-cell>
          <table:table-cell table:number-columns-repeated="1000"/>
        </table:table-row>
        <table:table-row table:style-name="ro1">
          <table:table-cell office:value-type="float" office:value="38400499" calcext:value-type="float">
            <text:p>38400499</text:p>
          </table:table-cell>
          <table:table-cell office:value-type="string" calcext:value-type="string">
            <text:p><text:s/>USA, Connecticut (2003-2007)</text:p>
          </table:table-cell>
          <table:table-cell office:value-type="float" office:value="0.0127100382822732" calcext:value-type="float">
            <text:p>0.012710038282273</text:p>
          </table:table-cell>
          <table:table-cell office:value-type="float" office:value="0.00183426048697234" calcext:value-type="float">
            <text:p>0.001834260486972</text:p>
          </table:table-cell>
          <table:table-cell office:value-type="float" office:value="0.0324251358209311" calcext:value-type="float">
            <text:p>0.032425135820931</text:p>
          </table:table-cell>
          <table:table-cell office:value-type="float" office:value="0.00317989358544768" calcext:value-type="float">
            <text:p>0.003179893585448</text:p>
          </table:table-cell>
          <table:table-cell office:value-type="float" office:value="0.00983306981298993" calcext:value-type="float">
            <text:p>0.00983306981299</text:p>
          </table:table-cell>
          <table:table-cell office:value-type="float" office:value="0.0214050731485998" calcext:value-type="float">
            <text:p>0.0214050731486</text:p>
          </table:table-cell>
          <table:table-cell office:value-type="float" office:value="0.000208984930857721" calcext:value-type="float">
            <text:p>0.000208984930858</text:p>
          </table:table-cell>
          <table:table-cell office:value-type="float" office:value="0.0183583792828154" calcext:value-type="float">
            <text:p>0.018358379282815</text:p>
          </table:table-cell>
          <table:table-cell office:value-type="float" office:value="0.000258529019767942" calcext:value-type="float">
            <text:p>0.000258529019768</text:p>
          </table:table-cell>
          <table:table-cell office:value-type="float" office:value="0.00436591263690286" calcext:value-type="float">
            <text:p>0.004365912636903</text:p>
          </table:table-cell>
          <table:table-cell table:style-name="ce2" office:value-type="float" office:value="0.0000910409277180437" calcext:value-type="float">
            <text:p>9.10E-05</text:p>
          </table:table-cell>
          <table:table-cell office:value-type="float" office:value="0.0110852600772508" calcext:value-type="float">
            <text:p>0.011085260077251</text:p>
          </table:table-cell>
          <table:table-cell office:value-type="float" office:value="0.000249361371661918" calcext:value-type="float">
            <text:p>0.000249361371662</text:p>
          </table:table-cell>
          <table:table-cell office:value-type="float" office:value="0.00299626143158957" calcext:value-type="float">
            <text:p>0.00299626143159</text:p>
          </table:table-cell>
          <table:table-cell office:value-type="float" office:value="0.00212834717903819" calcext:value-type="float">
            <text:p>0.002128347179038</text:p>
          </table:table-cell>
          <table:table-cell office:value-type="float" office:value="0.153913074553058" calcext:value-type="float">
            <text:p>0.153913074553058</text:p>
          </table:table-cell>
          <table:table-cell office:value-type="float" office:value="0.108172468554827" calcext:value-type="float">
            <text:p>0.108172468554827</text:p>
          </table:table-cell>
          <table:table-cell office:value-type="float" office:value="0.000468295549284514" calcext:value-type="float">
            <text:p>0.000468295549285</text:p>
          </table:table-cell>
          <table:table-cell office:value-type="float" office:value="0.754272872112954" calcext:value-type="float">
            <text:p>0.754272872112954</text:p>
          </table:table-cell>
          <table:table-cell office:value-type="float" office:value="0.429245679057741" calcext:value-type="float">
            <text:p>0.429245679057741</text:p>
          </table:table-cell>
          <table:table-cell office:value-type="float" office:value="0.906336751871051" calcext:value-type="float">
            <text:p>0.906336751871051</text:p>
          </table:table-cell>
          <table:table-cell office:value-type="float" office:value="16176102" calcext:value-type="float">
            <text:p>16176102</text:p>
          </table:table-cell>
          <table:table-cell table:number-columns-repeated="1000"/>
        </table:table-row>
        <table:table-row table:style-name="ro1">
          <table:table-cell office:value-type="float" office:value="38400510" calcext:value-type="float">
            <text:p>38400510</text:p>
          </table:table-cell>
          <table:table-cell office:value-type="string" calcext:value-type="string">
            <text:p><text:s/>USA, Georgia, Atlanta: White (2003-2007)</text:p>
          </table:table-cell>
          <table:table-cell office:value-type="float" office:value="0.0122832087913083" calcext:value-type="float">
            <text:p>0.012283208791308</text:p>
          </table:table-cell>
          <table:table-cell office:value-type="float" office:value="0.000770858426437772" calcext:value-type="float">
            <text:p>0.000770858426438</text:p>
          </table:table-cell>
          <table:table-cell office:value-type="float" office:value="0.0266004356943565" calcext:value-type="float">
            <text:p>0.026600435694357</text:p>
          </table:table-cell>
          <table:table-cell office:value-type="float" office:value="0.00211335982671798" calcext:value-type="float">
            <text:p>0.002113359826718</text:p>
          </table:table-cell>
          <table:table-cell office:value-type="float" office:value="0.00718097441290326" calcext:value-type="float">
            <text:p>0.007180974412903</text:p>
          </table:table-cell>
          <table:table-cell office:value-type="float" office:value="0.0131012822813987" calcext:value-type="float">
            <text:p>0.013101282281399</text:p>
          </table:table-cell>
          <table:table-cell office:value-type="float" office:value="0.00018641782216505" calcext:value-type="float">
            <text:p>0.000186417822165</text:p>
          </table:table-cell>
          <table:table-cell office:value-type="float" office:value="0.0278259332680122" calcext:value-type="float">
            <text:p>0.027825933268012</text:p>
          </table:table-cell>
          <table:table-cell office:value-type="float" office:value="0.000263731492412587" calcext:value-type="float">
            <text:p>0.000263731492413</text:p>
          </table:table-cell>
          <table:table-cell office:value-type="float" office:value="0.00391591932801473" calcext:value-type="float">
            <text:p>0.003915919328015</text:p>
          </table:table-cell>
          <table:table-cell table:style-name="ce2" office:value-type="float" office:value="0.0000952906808774498" calcext:value-type="float">
            <text:p>9.53E-05</text:p>
          </table:table-cell>
          <table:table-cell office:value-type="float" office:value="0.00888785283283101" calcext:value-type="float">
            <text:p>0.008887852832831</text:p>
          </table:table-cell>
          <table:table-cell office:value-type="float" office:value="0.000131860595655965" calcext:value-type="float">
            <text:p>0.000131860595656</text:p>
          </table:table-cell>
          <table:table-cell office:value-type="float" office:value="0.00325015587827987" calcext:value-type="float">
            <text:p>0.00325015587828</text:p>
          </table:table-cell>
          <table:table-cell office:value-type="float" office:value="0.0022449558054748" calcext:value-type="float">
            <text:p>0.002244955805475</text:p>
          </table:table-cell>
          <table:table-cell office:value-type="float" office:value="0.138358885186552" calcext:value-type="float">
            <text:p>0.138358885186552</text:p>
          </table:table-cell>
          <table:table-cell office:value-type="float" office:value="0.102634614041735" calcext:value-type="float">
            <text:p>0.102634614041735</text:p>
          </table:table-cell>
          <table:table-cell office:value-type="float" office:value="0.0004004059307392" calcext:value-type="float">
            <text:p>0.000400405930739</text:p>
          </table:table-cell>
          <table:table-cell office:value-type="float" office:value="0.75992680144208" calcext:value-type="float">
            <text:p>0.75992680144208</text:p>
          </table:table-cell>
          <table:table-cell office:value-type="float" office:value="0.439990807066876" calcext:value-type="float">
            <text:p>0.439990807066876</text:p>
          </table:table-cell>
          <table:table-cell office:value-type="float" office:value="0.908673993627904" calcext:value-type="float">
            <text:p>0.908673993627904</text:p>
          </table:table-cell>
          <table:table-cell office:value-type="float" office:value="8858010" calcext:value-type="float">
            <text:p>8858010</text:p>
          </table:table-cell>
          <table:table-cell table:number-columns-repeated="1000"/>
        </table:table-row>
        <table:table-row table:style-name="ro1">
          <table:table-cell office:value-type="float" office:value="38400530" calcext:value-type="float">
            <text:p>38400530</text:p>
          </table:table-cell>
          <table:table-cell office:value-type="string" calcext:value-type="string">
            <text:p><text:s/>USA, Georgia, Atlanta: Black (2003-2007)</text:p>
          </table:table-cell>
          <table:table-cell office:value-type="float" office:value="0.01353658114133" calcext:value-type="float">
            <text:p>0.01353658114133</text:p>
          </table:table-cell>
          <table:table-cell office:value-type="float" office:value="0.00440956353326825" calcext:value-type="float">
            <text:p>0.004409563533268</text:p>
          </table:table-cell>
          <table:table-cell office:value-type="float" office:value="0.0402213492265889" calcext:value-type="float">
            <text:p>0.040221349226589</text:p>
          </table:table-cell>
          <table:table-cell office:value-type="float" office:value="0.00388770159318412" calcext:value-type="float">
            <text:p>0.003887701593184</text:p>
          </table:table-cell>
          <table:table-cell office:value-type="float" office:value="0.0103675566203267" calcext:value-type="float">
            <text:p>0.010367556620327</text:p>
          </table:table-cell>
          <table:table-cell office:value-type="float" office:value="0.014848263854611" calcext:value-type="float">
            <text:p>0.014848263854611</text:p>
          </table:table-cell>
          <table:table-cell office:value-type="float" office:value="0.000316508776345936" calcext:value-type="float">
            <text:p>0.000316508776346</text:p>
          </table:table-cell>
          <table:table-cell office:value-type="float" office:value="0.00090133513109712" calcext:value-type="float">
            <text:p>0.000901335131097</text:p>
          </table:table-cell>
          <table:table-cell office:value-type="float" office:value="0.000408320375481095" calcext:value-type="float">
            <text:p>0.000408320375481</text:p>
          </table:table-cell>
          <table:table-cell office:value-type="float" office:value="0.000792827392872304" calcext:value-type="float">
            <text:p>0.000792827392872</text:p>
          </table:table-cell>
          <table:table-cell table:style-name="ce2" office:value-type="float" office:value="0.0000578102994992271" calcext:value-type="float">
            <text:p>5.78E-05</text:p>
          </table:table-cell>
          <table:table-cell office:value-type="float" office:value="0.00427360194664671" calcext:value-type="float">
            <text:p>0.004273601946647</text:p>
          </table:table-cell>
          <table:table-cell table:style-name="ce2" office:value-type="float" office:value="0.0000489504292758825" calcext:value-type="float">
            <text:p>4.90E-05</text:p>
          </table:table-cell>
          <table:table-cell office:value-type="float" office:value="0.0026291247431981" calcext:value-type="float">
            <text:p>0.002629124743198</text:p>
          </table:table-cell>
          <table:table-cell office:value-type="float" office:value="0.00170162500363008" calcext:value-type="float">
            <text:p>0.00170162500363</text:p>
          </table:table-cell>
          <table:table-cell office:value-type="float" office:value="0.259968229459366" calcext:value-type="float">
            <text:p>0.259968229459366</text:p>
          </table:table-cell>
          <table:table-cell office:value-type="float" office:value="0.102174887750136" calcext:value-type="float">
            <text:p>0.102174887750136</text:p>
          </table:table-cell>
          <table:table-cell office:value-type="float" office:value="0.00207773295357327" calcext:value-type="float">
            <text:p>0.002077732953573</text:p>
          </table:table-cell>
          <table:table-cell office:value-type="float" office:value="0.692158040148078" calcext:value-type="float">
            <text:p>0.692158040148078</text:p>
          </table:table-cell>
          <table:table-cell office:value-type="float" office:value="0.316960307096683" calcext:value-type="float">
            <text:p>0.316960307096683</text:p>
          </table:table-cell>
          <table:table-cell office:value-type="float" office:value="0.880031908321935" calcext:value-type="float">
            <text:p>0.880031908321935</text:p>
          </table:table-cell>
          <table:table-cell office:value-type="float" office:value="6130030" calcext:value-type="float">
            <text:p>6130030</text:p>
          </table:table-cell>
          <table:table-cell table:number-columns-repeated="1000"/>
        </table:table-row>
        <table:table-row table:style-name="ro1">
          <table:table-cell office:value-type="float" office:value="38400599" calcext:value-type="float">
            <text:p>38400599</text:p>
          </table:table-cell>
          <table:table-cell office:value-type="string" calcext:value-type="string">
            <text:p><text:s/>USA, Georgia, Atlanta (2003-2007)</text:p>
          </table:table-cell>
          <table:table-cell office:value-type="float" office:value="0.0124343570258339" calcext:value-type="float">
            <text:p>0.012434357025834</text:p>
          </table:table-cell>
          <table:table-cell office:value-type="float" office:value="0.0018356994840213" calcext:value-type="float">
            <text:p>0.001835699484021</text:p>
          </table:table-cell>
          <table:table-cell office:value-type="float" office:value="0.0303544646765772" calcext:value-type="float">
            <text:p>0.030354464676577</text:p>
          </table:table-cell>
          <table:table-cell office:value-type="float" office:value="0.00294256917302288" calcext:value-type="float">
            <text:p>0.002942569173023</text:p>
          </table:table-cell>
          <table:table-cell office:value-type="float" office:value="0.00795064218487885" calcext:value-type="float">
            <text:p>0.007950642184879</text:p>
          </table:table-cell>
          <table:table-cell office:value-type="float" office:value="0.013312188150984" calcext:value-type="float">
            <text:p>0.013312188150984</text:p>
          </table:table-cell>
          <table:table-cell office:value-type="float" office:value="0.000219909008838557" calcext:value-type="float">
            <text:p>0.000219909008839</text:p>
          </table:table-cell>
          <table:table-cell office:value-type="float" office:value="0.01834353920637" calcext:value-type="float">
            <text:p>0.01834353920637</text:p>
          </table:table-cell>
          <table:table-cell office:value-type="float" office:value="0.000308503196534673" calcext:value-type="float">
            <text:p>0.000308503196535</text:p>
          </table:table-cell>
          <table:table-cell office:value-type="float" office:value="0.00262140975146741" calcext:value-type="float">
            <text:p>0.002621409751467</text:p>
          </table:table-cell>
          <table:table-cell table:style-name="ce2" office:value-type="float" office:value="0.0000793806145507165" calcext:value-type="float">
            <text:p>7.94E-05</text:p>
          </table:table-cell>
          <table:table-cell office:value-type="float" office:value="0.00722778316358892" calcext:value-type="float">
            <text:p>0.007227783163589</text:p>
          </table:table-cell>
          <table:table-cell office:value-type="float" office:value="0.000100292335645065" calcext:value-type="float">
            <text:p>0.000100292335645</text:p>
          </table:table-cell>
          <table:table-cell office:value-type="float" office:value="0.00294791330146775" calcext:value-type="float">
            <text:p>0.002947913301468</text:p>
          </table:table-cell>
          <table:table-cell office:value-type="float" office:value="0.00209047692019285" calcext:value-type="float">
            <text:p>0.002090476920193</text:p>
          </table:table-cell>
          <table:table-cell office:value-type="float" office:value="0.16754108296913" calcext:value-type="float">
            <text:p>0.16754108296913</text:p>
          </table:table-cell>
          <table:table-cell office:value-type="float" office:value="0.100456719044875" calcext:value-type="float">
            <text:p>0.100456719044875</text:p>
          </table:table-cell>
          <table:table-cell office:value-type="float" office:value="0.000273675757210601" calcext:value-type="float">
            <text:p>0.000273675757211</text:p>
          </table:table-cell>
          <table:table-cell office:value-type="float" office:value="0.773065112931245" calcext:value-type="float">
            <text:p>0.773065112931245</text:p>
          </table:table-cell>
          <table:table-cell office:value-type="float" office:value="0.465318663049896" calcext:value-type="float">
            <text:p>0.465318663049896</text:p>
          </table:table-cell>
          <table:table-cell office:value-type="float" office:value="0.914069389748696" calcext:value-type="float">
            <text:p>0.914069389748696</text:p>
          </table:table-cell>
          <table:table-cell office:value-type="float" office:value="15953632" calcext:value-type="float">
            <text:p>15953632</text:p>
          </table:table-cell>
          <table:table-cell table:number-columns-repeated="1000"/>
        </table:table-row>
        <table:table-row table:style-name="ro1">
          <table:table-cell office:value-type="float" office:value="38400699" calcext:value-type="float">
            <text:p>38400699</text:p>
          </table:table-cell>
          <table:table-cell office:value-type="string" calcext:value-type="string">
            <text:p><text:s/>USA, Iowa (2003-2007)</text:p>
          </table:table-cell>
          <table:table-cell office:value-type="float" office:value="0.0135829504921201" calcext:value-type="float">
            <text:p>0.01358295049212</text:p>
          </table:table-cell>
          <table:table-cell office:value-type="float" office:value="0.00109825023512288" calcext:value-type="float">
            <text:p>0.001098250235123</text:p>
          </table:table-cell>
          <table:table-cell office:value-type="float" office:value="0.0351466298330897" calcext:value-type="float">
            <text:p>0.03514662983309</text:p>
          </table:table-cell>
          <table:table-cell office:value-type="float" office:value="0.00154708227533722" calcext:value-type="float">
            <text:p>0.001547082275337</text:p>
          </table:table-cell>
          <table:table-cell office:value-type="float" office:value="0.00814435638843863" calcext:value-type="float">
            <text:p>0.008144356388439</text:p>
          </table:table-cell>
          <table:table-cell office:value-type="float" office:value="0.0183584558512177" calcext:value-type="float">
            <text:p>0.018358455851218</text:p>
          </table:table-cell>
          <table:table-cell office:value-type="float" office:value="0.000242619449045166" calcext:value-type="float">
            <text:p>0.000242619449045</text:p>
          </table:table-cell>
          <table:table-cell office:value-type="float" office:value="0.0143774041902939" calcext:value-type="float">
            <text:p>0.014377404190294</text:p>
          </table:table-cell>
          <table:table-cell office:value-type="float" office:value="0.000323992844167797" calcext:value-type="float">
            <text:p>0.000323992844168</text:p>
          </table:table-cell>
          <table:table-cell office:value-type="float" office:value="0.00462408265052604" calcext:value-type="float">
            <text:p>0.004624082650526</text:p>
          </table:table-cell>
          <table:table-cell office:value-type="float" office:value="0.000128169820342251" calcext:value-type="float">
            <text:p>0.000128169820342</text:p>
          </table:table-cell>
          <table:table-cell office:value-type="float" office:value="0.00778651065652135" calcext:value-type="float">
            <text:p>0.007786510656521</text:p>
          </table:table-cell>
          <table:table-cell office:value-type="float" office:value="0.000145154351626298" calcext:value-type="float">
            <text:p>0.000145154351626</text:p>
          </table:table-cell>
          <table:table-cell office:value-type="float" office:value="0.00457085891702843" calcext:value-type="float">
            <text:p>0.004570858917028</text:p>
          </table:table-cell>
          <table:table-cell office:value-type="float" office:value="0.00249953738766197" calcext:value-type="float">
            <text:p>0.002499537387662</text:p>
          </table:table-cell>
          <table:table-cell office:value-type="float" office:value="0.130216608694468" calcext:value-type="float">
            <text:p>0.130216608694468</text:p>
          </table:table-cell>
          <table:table-cell office:value-type="float" office:value="0.09945862256541" calcext:value-type="float">
            <text:p>0.09945862256541</text:p>
          </table:table-cell>
          <table:table-cell office:value-type="float" office:value="0.000530875699848554" calcext:value-type="float">
            <text:p>0.000530875699849</text:p>
          </table:table-cell>
          <table:table-cell office:value-type="float" office:value="0.749636496704492" calcext:value-type="float">
            <text:p>0.749636496704492</text:p>
          </table:table-cell>
          <table:table-cell office:value-type="float" office:value="0.42050251005459" calcext:value-type="float">
            <text:p>0.42050251005459</text:p>
          </table:table-cell>
          <table:table-cell office:value-type="float" office:value="0.904413181614524" calcext:value-type="float">
            <text:p>0.904413181614524</text:p>
          </table:table-cell>
          <table:table-cell office:value-type="float" office:value="13619645" calcext:value-type="float">
            <text:p>13619645</text:p>
          </table:table-cell>
          <table:table-cell table:number-columns-repeated="1000"/>
        </table:table-row>
        <table:table-row table:style-name="ro1">
          <table:table-cell office:value-type="float" office:value="38400710" calcext:value-type="float">
            <text:p>38400710</text:p>
          </table:table-cell>
          <table:table-cell office:value-type="string" calcext:value-type="string">
            <text:p><text:s/>USA, Louisiana, New Orleans: White (2003-2004,2006-2007)</text:p>
          </table:table-cell>
          <table:table-cell office:value-type="float" office:value="0.0170104537442277" calcext:value-type="float">
            <text:p>0.017010453744228</text:p>
          </table:table-cell>
          <table:table-cell office:value-type="float" office:value="0.00168333134335589" calcext:value-type="float">
            <text:p>0.001683331343356</text:p>
          </table:table-cell>
          <table:table-cell office:value-type="float" office:value="0.0340937196696046" calcext:value-type="float">
            <text:p>0.034093719669605</text:p>
          </table:table-cell>
          <table:table-cell office:value-type="float" office:value="0.0042225419801251" calcext:value-type="float">
            <text:p>0.004222541980125</text:p>
          </table:table-cell>
          <table:table-cell office:value-type="float" office:value="0.00808357376216853" calcext:value-type="float">
            <text:p>0.008083573762169</text:p>
          </table:table-cell>
          <table:table-cell office:value-type="float" office:value="0.0201309498878932" calcext:value-type="float">
            <text:p>0.020130949887893</text:p>
          </table:table-cell>
          <table:table-cell office:value-type="float" office:value="0.000202660118736503" calcext:value-type="float">
            <text:p>0.000202660118737</text:p>
          </table:table-cell>
          <table:table-cell office:value-type="float" office:value="0.0123082031825564" calcext:value-type="float">
            <text:p>0.012308203182556</text:p>
          </table:table-cell>
          <table:table-cell office:value-type="float" office:value="0.000339919993752365" calcext:value-type="float">
            <text:p>0.000339919993752</text:p>
          </table:table-cell>
          <table:table-cell office:value-type="float" office:value="0.00611862661175281" calcext:value-type="float">
            <text:p>0.006118626611753</text:p>
          </table:table-cell>
          <table:table-cell office:value-type="float" office:value="0.000154730927748975" calcext:value-type="float">
            <text:p>0.000154730927749</text:p>
          </table:table-cell>
          <table:table-cell office:value-type="float" office:value="0.0062213033948565" calcext:value-type="float">
            <text:p>0.006221303394857</text:p>
          </table:table-cell>
          <table:table-cell office:value-type="float" office:value="0.000208315266792293" calcext:value-type="float">
            <text:p>0.000208315266792</text:p>
          </table:table-cell>
          <table:table-cell office:value-type="float" office:value="0.00258136948623705" calcext:value-type="float">
            <text:p>0.002581369486237</text:p>
          </table:table-cell>
          <table:table-cell office:value-type="float" office:value="0.00248842094863777" calcext:value-type="float">
            <text:p>0.002488420948638</text:p>
          </table:table-cell>
          <table:table-cell office:value-type="float" office:value="0.11203819783417" calcext:value-type="float">
            <text:p>0.11203819783417</text:p>
          </table:table-cell>
          <table:table-cell office:value-type="float" office:value="0.100519836277679" calcext:value-type="float">
            <text:p>0.100519836277679</text:p>
          </table:table-cell>
          <table:table-cell office:value-type="float" office:value="0.000277112495020049" calcext:value-type="float">
            <text:p>0.00027711249502</text:p>
          </table:table-cell>
          <table:table-cell office:value-type="float" office:value="0.772647226621328" calcext:value-type="float">
            <text:p>0.772647226621328</text:p>
          </table:table-cell>
          <table:table-cell office:value-type="float" office:value="0.464505232432018" calcext:value-type="float">
            <text:p>0.464505232432018</text:p>
          </table:table-cell>
          <table:table-cell office:value-type="float" office:value="0.913898545103689" calcext:value-type="float">
            <text:p>0.913898545103689</text:p>
          </table:table-cell>
          <table:table-cell office:value-type="float" office:value="1674078" calcext:value-type="float">
            <text:p>1674078</text:p>
          </table:table-cell>
          <table:table-cell table:number-columns-repeated="1000"/>
        </table:table-row>
        <table:table-row table:style-name="ro1">
          <table:table-cell office:value-type="float" office:value="38400730" calcext:value-type="float">
            <text:p>38400730</text:p>
          </table:table-cell>
          <table:table-cell office:value-type="string" calcext:value-type="string">
            <text:p><text:s/>USA, Louisiana, New Orleans: Black (2003-2004,2006-2007)</text:p>
          </table:table-cell>
          <table:table-cell office:value-type="float" office:value="0.0185241391715114" calcext:value-type="float">
            <text:p>0.018524139171511</text:p>
          </table:table-cell>
          <table:table-cell office:value-type="float" office:value="0.00438327014887206" calcext:value-type="float">
            <text:p>0.004383270148872</text:p>
          </table:table-cell>
          <table:table-cell office:value-type="float" office:value="0.042922917219321" calcext:value-type="float">
            <text:p>0.042922917219321</text:p>
          </table:table-cell>
          <table:table-cell office:value-type="float" office:value="0.00651735123971634" calcext:value-type="float">
            <text:p>0.006517351239716</text:p>
          </table:table-cell>
          <table:table-cell office:value-type="float" office:value="0.0107621185734211" calcext:value-type="float">
            <text:p>0.010762118573421</text:p>
          </table:table-cell>
          <table:table-cell office:value-type="float" office:value="0.0181436068370322" calcext:value-type="float">
            <text:p>0.018143606837032</text:p>
          </table:table-cell>
          <table:table-cell office:value-type="float" office:value="0.000182066535745926" calcext:value-type="float">
            <text:p>0.000182066535746</text:p>
          </table:table-cell>
          <table:table-cell office:value-type="float" office:value="0.000422237528570306" calcext:value-type="float">
            <text:p>0.00042223752857</text:p>
          </table:table-cell>
          <table:table-cell office:value-type="float" office:value="0.000159522861254072" calcext:value-type="float">
            <text:p>0.000159522861254</text:p>
          </table:table-cell>
          <table:table-cell office:value-type="float" office:value="0.00131553793708447" calcext:value-type="float">
            <text:p>0.001315537937084</text:p>
          </table:table-cell>
          <table:table-cell table:style-name="ce2" office:value-type="float" office:value="0.0000494335937111032" calcext:value-type="float">
            <text:p>4.94E-05</text:p>
          </table:table-cell>
          <table:table-cell office:value-type="float" office:value="0.00316234899175033" calcext:value-type="float">
            <text:p>0.00316234899175</text:p>
          </table:table-cell>
          <table:table-cell office:value-type="float" office:value="0" calcext:value-type="float">
            <text:p>0</text:p>
          </table:table-cell>
          <table:table-cell office:value-type="float" office:value="0.00248676450351337" calcext:value-type="float">
            <text:p>0.002486764503513</text:p>
          </table:table-cell>
          <table:table-cell office:value-type="float" office:value="0.00196225749332819" calcext:value-type="float">
            <text:p>0.001962257493328</text:p>
          </table:table-cell>
          <table:table-cell office:value-type="float" office:value="0.187733072100219" calcext:value-type="float">
            <text:p>0.187733072100219</text:p>
          </table:table-cell>
          <table:table-cell office:value-type="float" office:value="0.0989571970373351" calcext:value-type="float">
            <text:p>0.0989571970373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367483" calcext:value-type="float">
            <text:p>1367483</text:p>
          </table:table-cell>
          <table:table-cell table:number-columns-repeated="1000"/>
        </table:table-row>
        <table:table-row table:style-name="ro1">
          <table:table-cell office:value-type="float" office:value="38400799" calcext:value-type="float">
            <text:p>38400799</text:p>
          </table:table-cell>
          <table:table-cell office:value-type="string" calcext:value-type="string">
            <text:p><text:s/>USA, Louisiana, New Orleans (2003-2004,2006-2007)</text:p>
          </table:table-cell>
          <table:table-cell office:value-type="float" office:value="0.0172366556762118" calcext:value-type="float">
            <text:p>0.017236655676212</text:p>
          </table:table-cell>
          <table:table-cell office:value-type="float" office:value="0.00257115169325204" calcext:value-type="float">
            <text:p>0.002571151693252</text:p>
          </table:table-cell>
          <table:table-cell office:value-type="float" office:value="0.0367539405660792" calcext:value-type="float">
            <text:p>0.036753940566079</text:p>
          </table:table-cell>
          <table:table-cell office:value-type="float" office:value="0.00499933200706524" calcext:value-type="float">
            <text:p>0.004999332007065</text:p>
          </table:table-cell>
          <table:table-cell office:value-type="float" office:value="0.00880751874070626" calcext:value-type="float">
            <text:p>0.008807518740706</text:p>
          </table:table-cell>
          <table:table-cell office:value-type="float" office:value="0.0193771247672768" calcext:value-type="float">
            <text:p>0.019377124767277</text:p>
          </table:table-cell>
          <table:table-cell office:value-type="float" office:value="0.000186355674223739" calcext:value-type="float">
            <text:p>0.000186355674224</text:p>
          </table:table-cell>
          <table:table-cell office:value-type="float" office:value="0.0077305132998837" calcext:value-type="float">
            <text:p>0.007730513299884</text:p>
          </table:table-cell>
          <table:table-cell office:value-type="float" office:value="0.000285420388771293" calcext:value-type="float">
            <text:p>0.000285420388771</text:p>
          </table:table-cell>
          <table:table-cell office:value-type="float" office:value="0.00400920869040743" calcext:value-type="float">
            <text:p>0.004009208690407</text:p>
          </table:table-cell>
          <table:table-cell table:style-name="ce2" office:value-type="float" office:value="0.000091065557863868" calcext:value-type="float">
            <text:p>9.11E-05</text:p>
          </table:table-cell>
          <table:table-cell office:value-type="float" office:value="0.00511502596644495" calcext:value-type="float">
            <text:p>0.005115025966445</text:p>
          </table:table-cell>
          <table:table-cell office:value-type="float" office:value="0.000126931344002327" calcext:value-type="float">
            <text:p>0.000126931344002</text:p>
          </table:table-cell>
          <table:table-cell office:value-type="float" office:value="0.00245051472011658" calcext:value-type="float">
            <text:p>0.002450514720117</text:p>
          </table:table-cell>
          <table:table-cell office:value-type="float" office:value="0.00224715835879109" calcext:value-type="float">
            <text:p>0.002247158358791</text:p>
          </table:table-cell>
          <table:table-cell office:value-type="float" office:value="0.135545391934309" calcext:value-type="float">
            <text:p>0.135545391934309</text:p>
          </table:table-cell>
          <table:table-cell office:value-type="float" office:value="0.0987448466952843" calcext:value-type="float">
            <text:p>0.098744846695284</text:p>
          </table:table-cell>
          <table:table-cell office:value-type="float" office:value="0.000222024258538678" calcext:value-type="float">
            <text:p>0.000222024258539</text:p>
          </table:table-cell>
          <table:table-cell office:value-type="float" office:value="0.779943036436894" calcext:value-type="float">
            <text:p>0.779943036436894</text:p>
          </table:table-cell>
          <table:table-cell office:value-type="float" office:value="0.478781888550467" calcext:value-type="float">
            <text:p>0.478781888550467</text:p>
          </table:table-cell>
          <table:table-cell office:value-type="float" office:value="0.916874122347929" calcext:value-type="float">
            <text:p>0.916874122347929</text:p>
          </table:table-cell>
          <table:table-cell office:value-type="float" office:value="3164019" calcext:value-type="float">
            <text:p>3164019</text:p>
          </table:table-cell>
          <table:table-cell table:number-columns-repeated="1000"/>
        </table:table-row>
        <table:table-row table:style-name="ro1">
          <table:table-cell office:value-type="float" office:value="38400810" calcext:value-type="float">
            <text:p>38400810</text:p>
          </table:table-cell>
          <table:table-cell office:value-type="string" calcext:value-type="string">
            <text:p><text:s/>USA, Michigan, Detroit: White (2003-2007)</text:p>
          </table:table-cell>
          <table:table-cell office:value-type="float" office:value="0.0138887580167794" calcext:value-type="float">
            <text:p>0.013888758016779</text:p>
          </table:table-cell>
          <table:table-cell office:value-type="float" office:value="0.00100023564667188" calcext:value-type="float">
            <text:p>0.001000235646672</text:p>
          </table:table-cell>
          <table:table-cell office:value-type="float" office:value="0.0315117424145882" calcext:value-type="float">
            <text:p>0.031511742414588</text:p>
          </table:table-cell>
          <table:table-cell office:value-type="float" office:value="0.00300558496550157" calcext:value-type="float">
            <text:p>0.003005584965502</text:p>
          </table:table-cell>
          <table:table-cell office:value-type="float" office:value="0.00993005219322161" calcext:value-type="float">
            <text:p>0.009930052193222</text:p>
          </table:table-cell>
          <table:table-cell office:value-type="float" office:value="0.0234266966738418" calcext:value-type="float">
            <text:p>0.023426696673842</text:p>
          </table:table-cell>
          <table:table-cell office:value-type="float" office:value="0.000272681520142657" calcext:value-type="float">
            <text:p>0.000272681520143</text:p>
          </table:table-cell>
          <table:table-cell office:value-type="float" office:value="0.0162650866336663" calcext:value-type="float">
            <text:p>0.016265086633666</text:p>
          </table:table-cell>
          <table:table-cell office:value-type="float" office:value="0.000293789163631583" calcext:value-type="float">
            <text:p>0.000293789163632</text:p>
          </table:table-cell>
          <table:table-cell office:value-type="float" office:value="0.0048785343042491" calcext:value-type="float">
            <text:p>0.004878534304249</text:p>
          </table:table-cell>
          <table:table-cell office:value-type="float" office:value="0.000117877815868601" calcext:value-type="float">
            <text:p>0.000117877815869</text:p>
          </table:table-cell>
          <table:table-cell office:value-type="float" office:value="0.00854208639398554" calcext:value-type="float">
            <text:p>0.008542086393986</text:p>
          </table:table-cell>
          <table:table-cell office:value-type="float" office:value="0.000197997331448061" calcext:value-type="float">
            <text:p>0.000197997331448</text:p>
          </table:table-cell>
          <table:table-cell office:value-type="float" office:value="0.00432428909006688" calcext:value-type="float">
            <text:p>0.004324289090067</text:p>
          </table:table-cell>
          <table:table-cell office:value-type="float" office:value="0.00269102817054816" calcext:value-type="float">
            <text:p>0.002691028170548</text:p>
          </table:table-cell>
          <table:table-cell office:value-type="float" office:value="0.151326549803097" calcext:value-type="float">
            <text:p>0.151326549803097</text:p>
          </table:table-cell>
          <table:table-cell office:value-type="float" office:value="0.104548436421158" calcext:value-type="float">
            <text:p>0.104548436421158</text:p>
          </table:table-cell>
          <table:table-cell office:value-type="float" office:value="0.000431953180984657" calcext:value-type="float">
            <text:p>0.000431953180985</text:p>
          </table:table-cell>
          <table:table-cell office:value-type="float" office:value="0.757207591996407" calcext:value-type="float">
            <text:p>0.757207591996407</text:p>
          </table:table-cell>
          <table:table-cell office:value-type="float" office:value="0.434811568257603" calcext:value-type="float">
            <text:p>0.434811568257603</text:p>
          </table:table-cell>
          <table:table-cell office:value-type="float" office:value="0.907551079481079" calcext:value-type="float">
            <text:p>0.907551079481079</text:p>
          </table:table-cell>
          <table:table-cell office:value-type="float" office:value="13223246" calcext:value-type="float">
            <text:p>13223246</text:p>
          </table:table-cell>
          <table:table-cell table:number-columns-repeated="1000"/>
        </table:table-row>
        <table:table-row table:style-name="ro1">
          <table:table-cell office:value-type="float" office:value="38400830" calcext:value-type="float">
            <text:p>38400830</text:p>
          </table:table-cell>
          <table:table-cell office:value-type="string" calcext:value-type="string">
            <text:p><text:s/>USA, Michigan, Detroit: Black (2003-2007)</text:p>
          </table:table-cell>
          <table:table-cell office:value-type="float" office:value="0.0183534832596406" calcext:value-type="float">
            <text:p>0.018353483259641</text:p>
          </table:table-cell>
          <table:table-cell office:value-type="float" office:value="0.00444007394567465" calcext:value-type="float">
            <text:p>0.004440073945675</text:p>
          </table:table-cell>
          <table:table-cell office:value-type="float" office:value="0.0440491993688802" calcext:value-type="float">
            <text:p>0.04404919936888</text:p>
          </table:table-cell>
          <table:table-cell office:value-type="float" office:value="0.00580887831957723" calcext:value-type="float">
            <text:p>0.005808878319577</text:p>
          </table:table-cell>
          <table:table-cell office:value-type="float" office:value="0.0144476874161154" calcext:value-type="float">
            <text:p>0.014447687416115</text:p>
          </table:table-cell>
          <table:table-cell office:value-type="float" office:value="0.0259500214489615" calcext:value-type="float">
            <text:p>0.025950021448962</text:p>
          </table:table-cell>
          <table:table-cell office:value-type="float" office:value="0.000306193497070488" calcext:value-type="float">
            <text:p>0.00030619349707</text:p>
          </table:table-cell>
          <table:table-cell office:value-type="float" office:value="0.00049325246988541" calcext:value-type="float">
            <text:p>0.000493252469885</text:p>
          </table:table-cell>
          <table:table-cell office:value-type="float" office:value="0.000210235546758581" calcext:value-type="float">
            <text:p>0.000210235546759</text:p>
          </table:table-cell>
          <table:table-cell office:value-type="float" office:value="0.000984787348021697" calcext:value-type="float">
            <text:p>0.000984787348022</text:p>
          </table:table-cell>
          <table:table-cell table:style-name="ce2" office:value-type="float" office:value="0.0000759144408563609" calcext:value-type="float">
            <text:p>7.59E-05</text:p>
          </table:table-cell>
          <table:table-cell office:value-type="float" office:value="0.00518149714328277" calcext:value-type="float">
            <text:p>0.005181497143283</text:p>
          </table:table-cell>
          <table:table-cell office:value-type="float" office:value="0.000121427366172159" calcext:value-type="float">
            <text:p>0.000121427366172</text:p>
          </table:table-cell>
          <table:table-cell office:value-type="float" office:value="0.00299388131513526" calcext:value-type="float">
            <text:p>0.002993881315135</text:p>
          </table:table-cell>
          <table:table-cell office:value-type="float" office:value="0.00254415333512358" calcext:value-type="float">
            <text:p>0.002544153335124</text:p>
          </table:table-cell>
          <table:table-cell office:value-type="float" office:value="0.257686498560912" calcext:value-type="float">
            <text:p>0.257686498560912</text:p>
          </table:table-cell>
          <table:table-cell office:value-type="float" office:value="0.100320479526347" calcext:value-type="float">
            <text:p>0.100320479526347</text:p>
          </table:table-cell>
          <table:table-cell office:value-type="float" office:value="0.00241462123344549" calcext:value-type="float">
            <text:p>0.002414621233445</text:p>
          </table:table-cell>
          <table:table-cell office:value-type="float" office:value="0.684936336179491" calcext:value-type="float">
            <text:p>0.684936336179491</text:p>
          </table:table-cell>
          <table:table-cell office:value-type="float" office:value="0.304554174132113" calcext:value-type="float">
            <text:p>0.304554174132113</text:p>
          </table:table-cell>
          <table:table-cell office:value-type="float" office:value="0.876896929978101" calcext:value-type="float">
            <text:p>0.876896929978101</text:p>
          </table:table-cell>
          <table:table-cell office:value-type="float" office:value="4970972" calcext:value-type="float">
            <text:p>4970972</text:p>
          </table:table-cell>
          <table:table-cell table:number-columns-repeated="1000"/>
        </table:table-row>
        <table:table-row table:style-name="ro1">
          <table:table-cell office:value-type="float" office:value="38400899" calcext:value-type="float">
            <text:p>38400899</text:p>
          </table:table-cell>
          <table:table-cell office:value-type="string" calcext:value-type="string">
            <text:p><text:s/>USA, Michigan, Detroit (2003-2007)</text:p>
          </table:table-cell>
          <table:table-cell office:value-type="float" office:value="0.0146658748271297" calcext:value-type="float">
            <text:p>0.01466587482713</text:p>
          </table:table-cell>
          <table:table-cell office:value-type="float" office:value="0.00174070442753594" calcext:value-type="float">
            <text:p>0.001740704427536</text:p>
          </table:table-cell>
          <table:table-cell office:value-type="float" office:value="0.0340333542324161" calcext:value-type="float">
            <text:p>0.034033354232416</text:p>
          </table:table-cell>
          <table:table-cell office:value-type="float" office:value="0.00370343780641131" calcext:value-type="float">
            <text:p>0.003703437806411</text:p>
          </table:table-cell>
          <table:table-cell office:value-type="float" office:value="0.010777242452924" calcext:value-type="float">
            <text:p>0.010777242452924</text:p>
          </table:table-cell>
          <table:table-cell office:value-type="float" office:value="0.0236344741788278" calcext:value-type="float">
            <text:p>0.023634474178828</text:p>
          </table:table-cell>
          <table:table-cell office:value-type="float" office:value="0.000279186890638798" calcext:value-type="float">
            <text:p>0.000279186890639</text:p>
          </table:table-cell>
          <table:table-cell office:value-type="float" office:value="0.0124333233079394" calcext:value-type="float">
            <text:p>0.012433323307939</text:p>
          </table:table-cell>
          <table:table-cell office:value-type="float" office:value="0.000261487635613354" calcext:value-type="float">
            <text:p>0.000261487635613</text:p>
          </table:table-cell>
          <table:table-cell office:value-type="float" office:value="0.00384610559270364" calcext:value-type="float">
            <text:p>0.003846105592704</text:p>
          </table:table-cell>
          <table:table-cell office:value-type="float" office:value="0.000103343283501151" calcext:value-type="float">
            <text:p>0.000103343283501</text:p>
          </table:table-cell>
          <table:table-cell office:value-type="float" office:value="0.0077130471305028" calcext:value-type="float">
            <text:p>0.007713047130503</text:p>
          </table:table-cell>
          <table:table-cell office:value-type="float" office:value="0.000174896443967998" calcext:value-type="float">
            <text:p>0.000174896443968</text:p>
          </table:table-cell>
          <table:table-cell office:value-type="float" office:value="0.00414102034293218" calcext:value-type="float">
            <text:p>0.004141020342932</text:p>
          </table:table-cell>
          <table:table-cell office:value-type="float" office:value="0.00265177225270113" calcext:value-type="float">
            <text:p>0.002651772252701</text:p>
          </table:table-cell>
          <table:table-cell office:value-type="float" office:value="0.177077462366391" calcext:value-type="float">
            <text:p>0.177077462366391</text:p>
          </table:table-cell>
          <table:table-cell office:value-type="float" office:value="0.103080220947206" calcext:value-type="float">
            <text:p>0.103080220947206</text:p>
          </table:table-cell>
          <table:table-cell office:value-type="float" office:value="0.000305703273941971" calcext:value-type="float">
            <text:p>0.000305703273942</text:p>
          </table:table-cell>
          <table:table-cell office:value-type="float" office:value="0.769329060630656" calcext:value-type="float">
            <text:p>0.769329060630656</text:p>
          </table:table-cell>
          <table:table-cell office:value-type="float" office:value="0.458064707433654" calcext:value-type="float">
            <text:p>0.458064707433654</text:p>
          </table:table-cell>
          <table:table-cell office:value-type="float" office:value="0.9125401994328" calcext:value-type="float">
            <text:p>0.9125401994328</text:p>
          </table:table-cell>
          <table:table-cell office:value-type="float" office:value="18984455" calcext:value-type="float">
            <text:p>18984455</text:p>
          </table:table-cell>
          <table:table-cell table:number-columns-repeated="1000"/>
        </table:table-row>
        <table:table-row table:style-name="ro1">
          <table:table-cell office:value-type="float" office:value="38400910" calcext:value-type="float">
            <text:p>38400910</text:p>
          </table:table-cell>
          <table:table-cell office:value-type="string" calcext:value-type="string">
            <text:p><text:s/>USA, New Mexico: White (2003-2007)</text:p>
          </table:table-cell>
          <table:table-cell office:value-type="float" office:value="0.0112314557985695" calcext:value-type="float">
            <text:p>0.01123145579857</text:p>
          </table:table-cell>
          <table:table-cell office:value-type="float" office:value="0.000909891603437605" calcext:value-type="float">
            <text:p>0.000909891603438</text:p>
          </table:table-cell>
          <table:table-cell office:value-type="float" office:value="0.0298410758647273" calcext:value-type="float">
            <text:p>0.029841075864727</text:p>
          </table:table-cell>
          <table:table-cell office:value-type="float" office:value="0.00287343002804638" calcext:value-type="float">
            <text:p>0.002873430028046</text:p>
          </table:table-cell>
          <table:table-cell office:value-type="float" office:value="0.00798046223281888" calcext:value-type="float">
            <text:p>0.007980462232819</text:p>
          </table:table-cell>
          <table:table-cell office:value-type="float" office:value="0.0114044873538731" calcext:value-type="float">
            <text:p>0.011404487353873</text:p>
          </table:table-cell>
          <table:table-cell office:value-type="float" office:value="0.000222464006527147" calcext:value-type="float">
            <text:p>0.000222464006527</text:p>
          </table:table-cell>
          <table:table-cell office:value-type="float" office:value="0.0146901797381357" calcext:value-type="float">
            <text:p>0.014690179738136</text:p>
          </table:table-cell>
          <table:table-cell office:value-type="float" office:value="0.00031081103195866" calcext:value-type="float">
            <text:p>0.000310811031959</text:p>
          </table:table-cell>
          <table:table-cell office:value-type="float" office:value="0.00437502185432399" calcext:value-type="float">
            <text:p>0.004375021854324</text:p>
          </table:table-cell>
          <table:table-cell office:value-type="float" office:value="0.000107403784344547" calcext:value-type="float">
            <text:p>0.000107403784345</text:p>
          </table:table-cell>
          <table:table-cell office:value-type="float" office:value="0.00962987889888593" calcext:value-type="float">
            <text:p>0.009629878898886</text:p>
          </table:table-cell>
          <table:table-cell office:value-type="float" office:value="0.000183374959380431" calcext:value-type="float">
            <text:p>0.00018337495938</text:p>
          </table:table-cell>
          <table:table-cell office:value-type="float" office:value="0.00373704136552602" calcext:value-type="float">
            <text:p>0.003737041365526</text:p>
          </table:table-cell>
          <table:table-cell office:value-type="float" office:value="0.00216609757346453" calcext:value-type="float">
            <text:p>0.002166097573465</text:p>
          </table:table-cell>
          <table:table-cell office:value-type="float" office:value="0.142765894254591" calcext:value-type="float">
            <text:p>0.142765894254591</text:p>
          </table:table-cell>
          <table:table-cell office:value-type="float" office:value="0.0946887816865239" calcext:value-type="float">
            <text:p>0.094688781686524</text:p>
          </table:table-cell>
          <table:table-cell office:value-type="float" office:value="0.0004549061343182" calcext:value-type="float">
            <text:p>0.000454906134318</text:p>
          </table:table-cell>
          <table:table-cell office:value-type="float" office:value="0.755331293342817" calcext:value-type="float">
            <text:p>0.755331293342817</text:p>
          </table:table-cell>
          <table:table-cell office:value-type="float" office:value="0.431250202371055" calcext:value-type="float">
            <text:p>0.431250202371055</text:p>
          </table:table-cell>
          <table:table-cell office:value-type="float" office:value="0.906774994888352" calcext:value-type="float">
            <text:p>0.906774994888352</text:p>
          </table:table-cell>
          <table:table-cell office:value-type="float" office:value="7650842" calcext:value-type="float">
            <text:p>7650842</text:p>
          </table:table-cell>
          <table:table-cell table:number-columns-repeated="1000"/>
        </table:table-row>
        <table:table-row table:style-name="ro1">
          <table:table-cell office:value-type="float" office:value="38400950" calcext:value-type="float">
            <text:p>38400950</text:p>
          </table:table-cell>
          <table:table-cell office:value-type="string" calcext:value-type="string">
            <text:p><text:s/>USA, New Mexico: Hispanic White (2003-2007)</text:p>
          </table:table-cell>
          <table:table-cell office:value-type="float" office:value="0.00796733514406063" calcext:value-type="float">
            <text:p>0.007967335144061</text:p>
          </table:table-cell>
          <table:table-cell office:value-type="float" office:value="0.000888972360338019" calcext:value-type="float">
            <text:p>0.000888972360338</text:p>
          </table:table-cell>
          <table:table-cell office:value-type="float" office:value="0.0309525364754672" calcext:value-type="float">
            <text:p>0.030952536475467</text:p>
          </table:table-cell>
          <table:table-cell office:value-type="float" office:value="0.00516471511377864" calcext:value-type="float">
            <text:p>0.005164715113779</text:p>
          </table:table-cell>
          <table:table-cell office:value-type="float" office:value="0.00820730700681879" calcext:value-type="float">
            <text:p>0.008207307006819</text:p>
          </table:table-cell>
          <table:table-cell office:value-type="float" office:value="0.00705281618082447" calcext:value-type="float">
            <text:p>0.007052816180824</text:p>
          </table:table-cell>
          <table:table-cell office:value-type="float" office:value="0.000194327027711275" calcext:value-type="float">
            <text:p>0.000194327027711</text:p>
          </table:table-cell>
          <table:table-cell office:value-type="float" office:value="0.00311127711885595" calcext:value-type="float">
            <text:p>0.003111277118856</text:p>
          </table:table-cell>
          <table:table-cell office:value-type="float" office:value="0.000313408186395783" calcext:value-type="float">
            <text:p>0.000313408186396</text:p>
          </table:table-cell>
          <table:table-cell office:value-type="float" office:value="0.0035504009532454" calcext:value-type="float">
            <text:p>0.003550400953245</text:p>
          </table:table-cell>
          <table:table-cell table:style-name="ce2" office:value-type="float" office:value="0.0000470019163127111" calcext:value-type="float">
            <text:p>4.70E-05</text:p>
          </table:table-cell>
          <table:table-cell office:value-type="float" office:value="0.00818516311322467" calcext:value-type="float">
            <text:p>0.008185163113225</text:p>
          </table:table-cell>
          <table:table-cell office:value-type="float" office:value="0.000318308573533591" calcext:value-type="float">
            <text:p>0.000318308573534</text:p>
          </table:table-cell>
          <table:table-cell office:value-type="float" office:value="0.00212220146312489" calcext:value-type="float">
            <text:p>0.002122201463125</text:p>
          </table:table-cell>
          <table:table-cell office:value-type="float" office:value="0.00185737718991684" calcext:value-type="float">
            <text:p>0.001857377189917</text:p>
          </table:table-cell>
          <table:table-cell office:value-type="float" office:value="0.11961493296776" calcext:value-type="float">
            <text:p>0.11961493296776</text:p>
          </table:table-cell>
          <table:table-cell office:value-type="float" office:value="0.076545743235593" calcext:value-type="float">
            <text:p>0.076545743235593</text:p>
          </table:table-cell>
          <table:table-cell office:value-type="float" office:value="0.00107840034834683" calcext:value-type="float">
            <text:p>0.001078400348347</text:p>
          </table:table-cell>
          <table:table-cell office:value-type="float" office:value="0.72149313440527" calcext:value-type="float">
            <text:p>0.72149313440527</text:p>
          </table:table-cell>
          <table:table-cell office:value-type="float" office:value="0.368710493294705" calcext:value-type="float">
            <text:p>0.368710493294705</text:p>
          </table:table-cell>
          <table:table-cell office:value-type="float" office:value="0.892600280377513" calcext:value-type="float">
            <text:p>0.892600280377513</text:p>
          </table:table-cell>
          <table:table-cell office:value-type="float" office:value="3855199" calcext:value-type="float">
            <text:p>3855199</text:p>
          </table:table-cell>
          <table:table-cell table:number-columns-repeated="1000"/>
        </table:table-row>
        <table:table-row table:style-name="ro1">
          <table:table-cell office:value-type="float" office:value="38400960" calcext:value-type="float">
            <text:p>38400960</text:p>
          </table:table-cell>
          <table:table-cell office:value-type="string" calcext:value-type="string">
            <text:p><text:s/>USA, New Mexico: Non-Hispanic White (2003-2007)</text:p>
          </table:table-cell>
          <table:table-cell office:value-type="float" office:value="0.0130253563923461" calcext:value-type="float">
            <text:p>0.013025356392346</text:p>
          </table:table-cell>
          <table:table-cell office:value-type="float" office:value="0.00091263032487767" calcext:value-type="float">
            <text:p>0.000912630324878</text:p>
          </table:table-cell>
          <table:table-cell office:value-type="float" office:value="0.029345587528524" calcext:value-type="float">
            <text:p>0.029345587528524</text:p>
          </table:table-cell>
          <table:table-cell office:value-type="float" office:value="0.00159653467265324" calcext:value-type="float">
            <text:p>0.001596534672653</text:p>
          </table:table-cell>
          <table:table-cell office:value-type="float" office:value="0.00783371690334427" calcext:value-type="float">
            <text:p>0.007833716903344</text:p>
          </table:table-cell>
          <table:table-cell office:value-type="float" office:value="0.013738980944779" calcext:value-type="float">
            <text:p>0.013738980944779</text:p>
          </table:table-cell>
          <table:table-cell office:value-type="float" office:value="0.000268041115066928" calcext:value-type="float">
            <text:p>0.000268041115067</text:p>
          </table:table-cell>
          <table:table-cell office:value-type="float" office:value="0.0218965607943799" calcext:value-type="float">
            <text:p>0.02189656079438</text:p>
          </table:table-cell>
          <table:table-cell office:value-type="float" office:value="0.000268370149445273" calcext:value-type="float">
            <text:p>0.000268370149445</text:p>
          </table:table-cell>
          <table:table-cell office:value-type="float" office:value="0.00533381239370678" calcext:value-type="float">
            <text:p>0.005333812393707</text:p>
          </table:table-cell>
          <table:table-cell office:value-type="float" office:value="0.000202628415660485" calcext:value-type="float">
            <text:p>0.00020262841566</text:p>
          </table:table-cell>
          <table:table-cell office:value-type="float" office:value="0.0108891951875804" calcext:value-type="float">
            <text:p>0.01088919518758</text:p>
          </table:table-cell>
          <table:table-cell office:value-type="float" office:value="0.000109699210588044" calcext:value-type="float">
            <text:p>0.000109699210588</text:p>
          </table:table-cell>
          <table:table-cell office:value-type="float" office:value="0.00462584144101498" calcext:value-type="float">
            <text:p>0.004625841441015</text:p>
          </table:table-cell>
          <table:table-cell office:value-type="float" office:value="0.00238122315211012" calcext:value-type="float">
            <text:p>0.00238122315211</text:p>
          </table:table-cell>
          <table:table-cell office:value-type="float" office:value="0.155037109190605" calcext:value-type="float">
            <text:p>0.155037109190605</text:p>
          </table:table-cell>
          <table:table-cell office:value-type="float" office:value="0.104685093304643" calcext:value-type="float">
            <text:p>0.104685093304643</text:p>
          </table:table-cell>
          <table:table-cell office:value-type="float" office:value="0.000613291983301067" calcext:value-type="float">
            <text:p>0.000613291983301</text:p>
          </table:table-cell>
          <table:table-cell office:value-type="float" office:value="0.744179054934988" calcext:value-type="float">
            <text:p>0.744179054934988</text:p>
          </table:table-cell>
          <table:table-cell office:value-type="float" office:value="0.410288727274166" calcext:value-type="float">
            <text:p>0.410288727274166</text:p>
          </table:table-cell>
          <table:table-cell office:value-type="float" office:value="0.902140870947341" calcext:value-type="float">
            <text:p>0.902140870947341</text:p>
          </table:table-cell>
          <table:table-cell office:value-type="float" office:value="3795643" calcext:value-type="float">
            <text:p>3795643</text:p>
          </table:table-cell>
          <table:table-cell table:number-columns-repeated="1000"/>
        </table:table-row>
        <table:table-row table:style-name="ro1">
          <table:table-cell office:value-type="float" office:value="38400999" calcext:value-type="float">
            <text:p>38400999</text:p>
          </table:table-cell>
          <table:table-cell office:value-type="string" calcext:value-type="string">
            <text:p><text:s/>USA, New Mexico (2003-2007)</text:p>
          </table:table-cell>
          <table:table-cell office:value-type="float" office:value="0.010614302641118" calcext:value-type="float">
            <text:p>0.010614302641118</text:p>
          </table:table-cell>
          <table:table-cell office:value-type="float" office:value="0.000891623089669198" calcext:value-type="float">
            <text:p>0.000891623089669</text:p>
          </table:table-cell>
          <table:table-cell office:value-type="float" office:value="0.0292692200150515" calcext:value-type="float">
            <text:p>0.029269220015052</text:p>
          </table:table-cell>
          <table:table-cell office:value-type="float" office:value="0.0030239386078868" calcext:value-type="float">
            <text:p>0.003023938607887</text:p>
          </table:table-cell>
          <table:table-cell office:value-type="float" office:value="0.00787544604536011" calcext:value-type="float">
            <text:p>0.00787544604536</text:p>
          </table:table-cell>
          <table:table-cell office:value-type="float" office:value="0.0108592255598687" calcext:value-type="float">
            <text:p>0.010859225559869</text:p>
          </table:table-cell>
          <table:table-cell office:value-type="float" office:value="0.000226225541322782" calcext:value-type="float">
            <text:p>0.000226225541323</text:p>
          </table:table-cell>
          <table:table-cell office:value-type="float" office:value="0.0132552680528962" calcext:value-type="float">
            <text:p>0.013255268052896</text:p>
          </table:table-cell>
          <table:table-cell office:value-type="float" office:value="0.000289236320312715" calcext:value-type="float">
            <text:p>0.000289236320313</text:p>
          </table:table-cell>
          <table:table-cell office:value-type="float" office:value="0.00413891526666837" calcext:value-type="float">
            <text:p>0.004138915266668</text:p>
          </table:table-cell>
          <table:table-cell table:style-name="ce2" office:value-type="float" office:value="0.0000945354201417638" calcext:value-type="float">
            <text:p>9.45E-05</text:p>
          </table:table-cell>
          <table:table-cell office:value-type="float" office:value="0.0090447357865676" calcext:value-type="float">
            <text:p>0.009044735786568</text:p>
          </table:table-cell>
          <table:table-cell office:value-type="float" office:value="0.000178255272524477" calcext:value-type="float">
            <text:p>0.000178255272524</text:p>
          </table:table-cell>
          <table:table-cell office:value-type="float" office:value="0.0035030977179043" calcext:value-type="float">
            <text:p>0.003503097717904</text:p>
          </table:table-cell>
          <table:table-cell office:value-type="float" office:value="0.0021084937284599" calcext:value-type="float">
            <text:p>0.00210849372846</text:p>
          </table:table-cell>
          <table:table-cell office:value-type="float" office:value="0.13722226781444" calcext:value-type="float">
            <text:p>0.13722226781444</text:p>
          </table:table-cell>
          <table:table-cell office:value-type="float" office:value="0.0901183865127676" calcext:value-type="float">
            <text:p>0.090118386512768</text:p>
          </table:table-cell>
          <table:table-cell office:value-type="float" office:value="0.000428897257842564" calcext:value-type="float">
            <text:p>0.000428897257843</text:p>
          </table:table-cell>
          <table:table-cell office:value-type="float" office:value="0.757463623960497" calcext:value-type="float">
            <text:p>0.757463623960497</text:p>
          </table:table-cell>
          <table:table-cell office:value-type="float" office:value="0.435298320747229" calcext:value-type="float">
            <text:p>0.435298320747229</text:p>
          </table:table-cell>
          <table:table-cell office:value-type="float" office:value="0.907656901210081" calcext:value-type="float">
            <text:p>0.907656901210081</text:p>
          </table:table-cell>
          <table:table-cell office:value-type="float" office:value="9039234" calcext:value-type="float">
            <text:p>9039234</text:p>
          </table:table-cell>
          <table:table-cell table:number-columns-repeated="1000"/>
        </table:table-row>
        <table:table-row table:style-name="ro1">
          <table:table-cell office:value-type="float" office:value="38401299" calcext:value-type="float">
            <text:p>38401299</text:p>
          </table:table-cell>
          <table:table-cell office:value-type="string" calcext:value-type="string">
            <text:p><text:s/>USA, Utah (2003-2007)</text:p>
          </table:table-cell>
          <table:table-cell office:value-type="float" office:value="0.00819209897632773" calcext:value-type="float">
            <text:p>0.008192098976328</text:p>
          </table:table-cell>
          <table:table-cell office:value-type="float" office:value="0.000428340393912828" calcext:value-type="float">
            <text:p>0.000428340393913</text:p>
          </table:table-cell>
          <table:table-cell office:value-type="float" office:value="0.0265774393347575" calcext:value-type="float">
            <text:p>0.026577439334758</text:p>
          </table:table-cell>
          <table:table-cell office:value-type="float" office:value="0.00157865841295898" calcext:value-type="float">
            <text:p>0.001578658412959</text:p>
          </table:table-cell>
          <table:table-cell office:value-type="float" office:value="0.00737174128803991" calcext:value-type="float">
            <text:p>0.00737174128804</text:p>
          </table:table-cell>
          <table:table-cell office:value-type="float" office:value="0.00768220944604002" calcext:value-type="float">
            <text:p>0.00768220944604</text:p>
          </table:table-cell>
          <table:table-cell office:value-type="float" office:value="0.000173752203516068" calcext:value-type="float">
            <text:p>0.000173752203516</text:p>
          </table:table-cell>
          <table:table-cell office:value-type="float" office:value="0.0206876048833863" calcext:value-type="float">
            <text:p>0.020687604883386</text:p>
          </table:table-cell>
          <table:table-cell office:value-type="float" office:value="0.0002769450919223" calcext:value-type="float">
            <text:p>0.000276945091922</text:p>
          </table:table-cell>
          <table:table-cell office:value-type="float" office:value="0.00519038999723538" calcext:value-type="float">
            <text:p>0.005190389997235</text:p>
          </table:table-cell>
          <table:table-cell office:value-type="float" office:value="0.000161288652552279" calcext:value-type="float">
            <text:p>0.000161288652552</text:p>
          </table:table-cell>
          <table:table-cell office:value-type="float" office:value="0.0103599102221588" calcext:value-type="float">
            <text:p>0.010359910222159</text:p>
          </table:table-cell>
          <table:table-cell office:value-type="float" office:value="0.000210499826306096" calcext:value-type="float">
            <text:p>0.000210499826306</text:p>
          </table:table-cell>
          <table:table-cell office:value-type="float" office:value="0.00366856818621288" calcext:value-type="float">
            <text:p>0.003668568186213</text:p>
          </table:table-cell>
          <table:table-cell office:value-type="float" office:value="0.00237868909807774" calcext:value-type="float">
            <text:p>0.002378689098078</text:p>
          </table:table-cell>
          <table:table-cell office:value-type="float" office:value="0.166920482649092" calcext:value-type="float">
            <text:p>0.166920482649092</text:p>
          </table:table-cell>
          <table:table-cell office:value-type="float" office:value="0.0891852318620991" calcext:value-type="float">
            <text:p>0.089185231862099</text:p>
          </table:table-cell>
          <table:table-cell office:value-type="float" office:value="0.000864524315776105" calcext:value-type="float">
            <text:p>0.000864524315776</text:p>
          </table:table-cell>
          <table:table-cell office:value-type="float" office:value="0.730642349825759" calcext:value-type="float">
            <text:p>0.730642349825759</text:p>
          </table:table-cell>
          <table:table-cell office:value-type="float" office:value="0.385310811575129" calcext:value-type="float">
            <text:p>0.385310811575129</text:p>
          </table:table-cell>
          <table:table-cell office:value-type="float" office:value="0.896466521615705" calcext:value-type="float">
            <text:p>0.896466521615705</text:p>
          </table:table-cell>
          <table:table-cell office:value-type="float" office:value="12048125" calcext:value-type="float">
            <text:p>12048125</text:p>
          </table:table-cell>
          <table:table-cell table:number-columns-repeated="1000"/>
        </table:table-row>
        <table:table-row table:style-name="ro1">
          <table:table-cell office:value-type="float" office:value="38401399" calcext:value-type="float">
            <text:p>38401399</text:p>
          </table:table-cell>
          <table:table-cell office:value-type="string" calcext:value-type="string">
            <text:p><text:s/>USA, Washington, Seattle (2003-2007)</text:p>
          </table:table-cell>
          <table:table-cell office:value-type="float" office:value="0.0124885386208356" calcext:value-type="float">
            <text:p>0.012488538620836</text:p>
          </table:table-cell>
          <table:table-cell office:value-type="float" office:value="0.00120032686813366" calcext:value-type="float">
            <text:p>0.001200326868134</text:p>
          </table:table-cell>
          <table:table-cell office:value-type="float" office:value="0.0287769035428046" calcext:value-type="float">
            <text:p>0.028776903542805</text:p>
          </table:table-cell>
          <table:table-cell office:value-type="float" office:value="0.00300510008262726" calcext:value-type="float">
            <text:p>0.003005100082627</text:p>
          </table:table-cell>
          <table:table-cell office:value-type="float" office:value="0.00857933817330514" calcext:value-type="float">
            <text:p>0.008579338173305</text:p>
          </table:table-cell>
          <table:table-cell office:value-type="float" office:value="0.0159836549499967" calcext:value-type="float">
            <text:p>0.015983654949997</text:p>
          </table:table-cell>
          <table:table-cell office:value-type="float" office:value="0.000206771727958757" calcext:value-type="float">
            <text:p>0.000206771727959</text:p>
          </table:table-cell>
          <table:table-cell office:value-type="float" office:value="0.0209554468530585" calcext:value-type="float">
            <text:p>0.020955446853059</text:p>
          </table:table-cell>
          <table:table-cell office:value-type="float" office:value="0.000262016447620885" calcext:value-type="float">
            <text:p>0.000262016447621</text:p>
          </table:table-cell>
          <table:table-cell office:value-type="float" office:value="0.00466412189384219" calcext:value-type="float">
            <text:p>0.004664121893842</text:p>
          </table:table-cell>
          <table:table-cell office:value-type="float" office:value="0.000103763694884885" calcext:value-type="float">
            <text:p>0.000103763694885</text:p>
          </table:table-cell>
          <table:table-cell office:value-type="float" office:value="0.00841097579089594" calcext:value-type="float">
            <text:p>0.008410975790896</text:p>
          </table:table-cell>
          <table:table-cell office:value-type="float" office:value="0.000153977679360565" calcext:value-type="float">
            <text:p>0.000153977679361</text:p>
          </table:table-cell>
          <table:table-cell office:value-type="float" office:value="0.00456066095549935" calcext:value-type="float">
            <text:p>0.004560660955499</text:p>
          </table:table-cell>
          <table:table-cell office:value-type="float" office:value="0.00212554773112307" calcext:value-type="float">
            <text:p>0.002125547731123</text:p>
          </table:table-cell>
          <table:table-cell office:value-type="float" office:value="0.155850726868121" calcext:value-type="float">
            <text:p>0.155850726868121</text:p>
          </table:table-cell>
          <table:table-cell office:value-type="float" office:value="0.112605848076295" calcext:value-type="float">
            <text:p>0.112605848076295</text:p>
          </table:table-cell>
          <table:table-cell office:value-type="float" office:value="0.000276527242581537" calcext:value-type="float">
            <text:p>0.000276527242582</text:p>
          </table:table-cell>
          <table:table-cell office:value-type="float" office:value="0.772718082712991" calcext:value-type="float">
            <text:p>0.772718082712991</text:p>
          </table:table-cell>
          <table:table-cell office:value-type="float" office:value="0.464643119745394" calcext:value-type="float">
            <text:p>0.464643119745394</text:p>
          </table:table-cell>
          <table:table-cell office:value-type="float" office:value="0.913927516754276" calcext:value-type="float">
            <text:p>0.913927516754276</text:p>
          </table:table-cell>
          <table:table-cell office:value-type="float" office:value="20300313" calcext:value-type="float">
            <text:p>20300313</text:p>
          </table:table-cell>
          <table:table-cell table:number-columns-repeated="1000"/>
        </table:table-row>
        <table:table-row table:style-name="ro1">
          <table:table-cell office:value-type="float" office:value="38401510" calcext:value-type="float">
            <text:p>38401510</text:p>
          </table:table-cell>
          <table:table-cell office:value-type="string" calcext:value-type="string">
            <text:p><text:s/>USA, New Jersey: White (2003-2007)</text:p>
          </table:table-cell>
          <table:table-cell office:value-type="float" office:value="0.0122083120494248" calcext:value-type="float">
            <text:p>0.012208312049425</text:p>
          </table:table-cell>
          <table:table-cell office:value-type="float" office:value="0.00112087167169505" calcext:value-type="float">
            <text:p>0.001120871671695</text:p>
          </table:table-cell>
          <table:table-cell office:value-type="float" office:value="0.032245879793815" calcext:value-type="float">
            <text:p>0.032245879793815</text:p>
          </table:table-cell>
          <table:table-cell office:value-type="float" office:value="0.00257309600360336" calcext:value-type="float">
            <text:p>0.002573096003603</text:p>
          </table:table-cell>
          <table:table-cell office:value-type="float" office:value="0.00898370706666348" calcext:value-type="float">
            <text:p>0.008983707066663</text:p>
          </table:table-cell>
          <table:table-cell office:value-type="float" office:value="0.0198012335098674" calcext:value-type="float">
            <text:p>0.019801233509867</text:p>
          </table:table-cell>
          <table:table-cell office:value-type="float" office:value="0.00024049472815547" calcext:value-type="float">
            <text:p>0.000240494728155</text:p>
          </table:table-cell>
          <table:table-cell office:value-type="float" office:value="0.018965291964303" calcext:value-type="float">
            <text:p>0.018965291964303</text:p>
          </table:table-cell>
          <table:table-cell office:value-type="float" office:value="0.00031438008509075" calcext:value-type="float">
            <text:p>0.000314380085091</text:p>
          </table:table-cell>
          <table:table-cell office:value-type="float" office:value="0.00492188667927556" calcext:value-type="float">
            <text:p>0.004921886679276</text:p>
          </table:table-cell>
          <table:table-cell table:style-name="ce2" office:value-type="float" office:value="0.0000810722766525288" calcext:value-type="float">
            <text:p>8.11E-05</text:p>
          </table:table-cell>
          <table:table-cell office:value-type="float" office:value="0.011044227951049" calcext:value-type="float">
            <text:p>0.011044227951049</text:p>
          </table:table-cell>
          <table:table-cell office:value-type="float" office:value="0.000190477439817048" calcext:value-type="float">
            <text:p>0.000190477439817</text:p>
          </table:table-cell>
          <table:table-cell office:value-type="float" office:value="0.00360169109905619" calcext:value-type="float">
            <text:p>0.003601691099056</text:p>
          </table:table-cell>
          <table:table-cell office:value-type="float" office:value="0.00253907648348317" calcext:value-type="float">
            <text:p>0.002539076483483</text:p>
          </table:table-cell>
          <table:table-cell office:value-type="float" office:value="0.149755656886409" calcext:value-type="float">
            <text:p>0.149755656886409</text:p>
          </table:table-cell>
          <table:table-cell office:value-type="float" office:value="0.107925933202396" calcext:value-type="float">
            <text:p>0.107925933202396</text:p>
          </table:table-cell>
          <table:table-cell office:value-type="float" office:value="0.000590070411369492" calcext:value-type="float">
            <text:p>0.000590070411369</text:p>
          </table:table-cell>
          <table:table-cell office:value-type="float" office:value="0.745651854929822" calcext:value-type="float">
            <text:p>0.745651854929822</text:p>
          </table:table-cell>
          <table:table-cell office:value-type="float" office:value="0.413036893332758" calcext:value-type="float">
            <text:p>0.413036893332758</text:p>
          </table:table-cell>
          <table:table-cell office:value-type="float" office:value="0.902754964093948" calcext:value-type="float">
            <text:p>0.902754964093948</text:p>
          </table:table-cell>
          <table:table-cell office:value-type="float" office:value="30830676" calcext:value-type="float">
            <text:p>30830676</text:p>
          </table:table-cell>
          <table:table-cell table:number-columns-repeated="1000"/>
        </table:table-row>
        <table:table-row table:style-name="ro1">
          <table:table-cell office:value-type="float" office:value="38401530" calcext:value-type="float">
            <text:p>38401530</text:p>
          </table:table-cell>
          <table:table-cell office:value-type="string" calcext:value-type="string">
            <text:p><text:s/>USA, New Jersey: Black (2003-2007)</text:p>
          </table:table-cell>
          <table:table-cell office:value-type="float" office:value="0.0151548492998488" calcext:value-type="float">
            <text:p>0.015154849299849</text:p>
          </table:table-cell>
          <table:table-cell office:value-type="float" office:value="0.00427559539001577" calcext:value-type="float">
            <text:p>0.004275595390016</text:p>
          </table:table-cell>
          <table:table-cell office:value-type="float" office:value="0.0389339204956427" calcext:value-type="float">
            <text:p>0.038933920495643</text:p>
          </table:table-cell>
          <table:table-cell office:value-type="float" office:value="0.00409051380197691" calcext:value-type="float">
            <text:p>0.004090513801977</text:p>
          </table:table-cell>
          <table:table-cell office:value-type="float" office:value="0.00985487665374926" calcext:value-type="float">
            <text:p>0.009854876653749</text:p>
          </table:table-cell>
          <table:table-cell office:value-type="float" office:value="0.0192240492795615" calcext:value-type="float">
            <text:p>0.019224049279562</text:p>
          </table:table-cell>
          <table:table-cell office:value-type="float" office:value="0.000300394432038893" calcext:value-type="float">
            <text:p>0.000300394432039</text:p>
          </table:table-cell>
          <table:table-cell office:value-type="float" office:value="0.00075576092091817" calcext:value-type="float">
            <text:p>0.000755760920918</text:p>
          </table:table-cell>
          <table:table-cell office:value-type="float" office:value="0.000341345247607043" calcext:value-type="float">
            <text:p>0.000341345247607</text:p>
          </table:table-cell>
          <table:table-cell office:value-type="float" office:value="0.000976109481404409" calcext:value-type="float">
            <text:p>0.000976109481404</text:p>
          </table:table-cell>
          <table:table-cell table:style-name="ce2" office:value-type="float" office:value="0.0000206476726681779" calcext:value-type="float">
            <text:p>2.06E-05</text:p>
          </table:table-cell>
          <table:table-cell office:value-type="float" office:value="0.00555571843320448" calcext:value-type="float">
            <text:p>0.005555718433204</text:p>
          </table:table-cell>
          <table:table-cell table:style-name="ce2" office:value-type="float" office:value="0.0000753094754037647" calcext:value-type="float">
            <text:p>7.53E-05</text:p>
          </table:table-cell>
          <table:table-cell office:value-type="float" office:value="0.00195828138616024" calcext:value-type="float">
            <text:p>0.00195828138616</text:p>
          </table:table-cell>
          <table:table-cell office:value-type="float" office:value="0.0018577775533987" calcext:value-type="float">
            <text:p>0.001857777553399</text:p>
          </table:table-cell>
          <table:table-cell office:value-type="float" office:value="0.238350876342044" calcext:value-type="float">
            <text:p>0.238350876342044</text:p>
          </table:table-cell>
          <table:table-cell office:value-type="float" office:value="0.090555627371524" calcext:value-type="float">
            <text:p>0.090555627371524</text:p>
          </table:table-cell>
          <table:table-cell office:value-type="float" office:value="0.0033813198308934" calcext:value-type="float">
            <text:p>0.003381319830893</text:p>
          </table:table-cell>
          <table:table-cell office:value-type="float" office:value="0.668011617032409" calcext:value-type="float">
            <text:p>0.668011617032409</text:p>
          </table:table-cell>
          <table:table-cell office:value-type="float" office:value="0.275976295227364" calcext:value-type="float">
            <text:p>0.275976295227364</text:p>
          </table:table-cell>
          <table:table-cell office:value-type="float" office:value="0.869485278076869" calcext:value-type="float">
            <text:p>0.869485278076869</text:p>
          </table:table-cell>
          <table:table-cell office:value-type="float" office:value="6178151" calcext:value-type="float">
            <text:p>6178151</text:p>
          </table:table-cell>
          <table:table-cell table:number-columns-repeated="1000"/>
        </table:table-row>
        <table:table-row table:style-name="ro1">
          <table:table-cell office:value-type="float" office:value="38401599" calcext:value-type="float">
            <text:p>38401599</text:p>
          </table:table-cell>
          <table:table-cell office:value-type="string" calcext:value-type="string">
            <text:p><text:s/>USA, New Jersey (2003-2007)</text:p>
          </table:table-cell>
          <table:table-cell office:value-type="float" office:value="0.012326801825003" calcext:value-type="float">
            <text:p>0.012326801825003</text:p>
          </table:table-cell>
          <table:table-cell office:value-type="float" office:value="0.00148005463380051" calcext:value-type="float">
            <text:p>0.001480054633801</text:p>
          </table:table-cell>
          <table:table-cell office:value-type="float" office:value="0.0328305722619" calcext:value-type="float">
            <text:p>0.0328305722619</text:p>
          </table:table-cell>
          <table:table-cell office:value-type="float" office:value="0.00291540321131826" calcext:value-type="float">
            <text:p>0.002915403211318</text:p>
          </table:table-cell>
          <table:table-cell office:value-type="float" office:value="0.0089041140044781" calcext:value-type="float">
            <text:p>0.008904114004478</text:p>
          </table:table-cell>
          <table:table-cell office:value-type="float" office:value="0.0192852685645675" calcext:value-type="float">
            <text:p>0.019285268564568</text:p>
          </table:table-cell>
          <table:table-cell office:value-type="float" office:value="0.000241425309781831" calcext:value-type="float">
            <text:p>0.000241425309782</text:p>
          </table:table-cell>
          <table:table-cell office:value-type="float" office:value="0.016223971635315" calcext:value-type="float">
            <text:p>0.016223971635315</text:p>
          </table:table-cell>
          <table:table-cell office:value-type="float" office:value="0.0003599127104038" calcext:value-type="float">
            <text:p>0.000359912710404</text:p>
          </table:table-cell>
          <table:table-cell office:value-type="float" office:value="0.00403450169134817" calcext:value-type="float">
            <text:p>0.004034501691348</text:p>
          </table:table-cell>
          <table:table-cell table:style-name="ce2" office:value-type="float" office:value="0.0000654241792300219" calcext:value-type="float">
            <text:p>6.54E-05</text:p>
          </table:table-cell>
          <table:table-cell office:value-type="float" office:value="0.0103082923555667" calcext:value-type="float">
            <text:p>0.010308292355567</text:p>
          </table:table-cell>
          <table:table-cell office:value-type="float" office:value="0.000175478407845473" calcext:value-type="float">
            <text:p>0.000175478407845</text:p>
          </table:table-cell>
          <table:table-cell office:value-type="float" office:value="0.00345123532201252" calcext:value-type="float">
            <text:p>0.003451235322013</text:p>
          </table:table-cell>
          <table:table-cell office:value-type="float" office:value="0.00244165816360996" calcext:value-type="float">
            <text:p>0.00244165816361</text:p>
          </table:table-cell>
          <table:table-cell office:value-type="float" office:value="0.160933379202166" calcext:value-type="float">
            <text:p>0.160933379202166</text:p>
          </table:table-cell>
          <table:table-cell office:value-type="float" office:value="0.104225097252989" calcext:value-type="float">
            <text:p>0.104225097252989</text:p>
          </table:table-cell>
          <table:table-cell office:value-type="float" office:value="0.000572579181919775" calcext:value-type="float">
            <text:p>0.00057257918192</text:p>
          </table:table-cell>
          <table:table-cell office:value-type="float" office:value="0.74679333164675" calcext:value-type="float">
            <text:p>0.74679333164675</text:p>
          </table:table-cell>
          <table:table-cell office:value-type="float" office:value="0.415171002755169" calcext:value-type="float">
            <text:p>0.415171002755169</text:p>
          </table:table-cell>
          <table:table-cell office:value-type="float" office:value="0.903230469852051" calcext:value-type="float">
            <text:p>0.903230469852051</text:p>
          </table:table-cell>
          <table:table-cell office:value-type="float" office:value="40266285" calcext:value-type="float">
            <text:p>40266285</text:p>
          </table:table-cell>
          <table:table-cell table:number-columns-repeated="1000"/>
        </table:table-row>
        <table:table-row table:style-name="ro1">
          <table:table-cell office:value-type="float" office:value="38401610" calcext:value-type="float">
            <text:p>38401610</text:p>
          </table:table-cell>
          <table:table-cell office:value-type="string" calcext:value-type="string">
            <text:p><text:s/>USA, New York State: White (2003-2007)</text:p>
          </table:table-cell>
          <table:table-cell office:value-type="float" office:value="0.012444462327106" calcext:value-type="float">
            <text:p>0.012444462327106</text:p>
          </table:table-cell>
          <table:table-cell office:value-type="float" office:value="0.00133426181948701" calcext:value-type="float">
            <text:p>0.001334261819487</text:p>
          </table:table-cell>
          <table:table-cell office:value-type="float" office:value="0.0313870340857175" calcext:value-type="float">
            <text:p>0.031387034085718</text:p>
          </table:table-cell>
          <table:table-cell office:value-type="float" office:value="0.00303470376965306" calcext:value-type="float">
            <text:p>0.003034703769653</text:p>
          </table:table-cell>
          <table:table-cell office:value-type="float" office:value="0.00919107083259642" calcext:value-type="float">
            <text:p>0.009191070832596</text:p>
          </table:table-cell>
          <table:table-cell office:value-type="float" office:value="0.0210349920183246" calcext:value-type="float">
            <text:p>0.021034992018325</text:p>
          </table:table-cell>
          <table:table-cell office:value-type="float" office:value="0.000259675821450158" calcext:value-type="float">
            <text:p>0.00025967582145</text:p>
          </table:table-cell>
          <table:table-cell office:value-type="float" office:value="0.0138138931552152" calcext:value-type="float">
            <text:p>0.013813893155215</text:p>
          </table:table-cell>
          <table:table-cell office:value-type="float" office:value="0.000325060472709309" calcext:value-type="float">
            <text:p>0.000325060472709</text:p>
          </table:table-cell>
          <table:table-cell office:value-type="float" office:value="0.00477169866738701" calcext:value-type="float">
            <text:p>0.004771698667387</text:p>
          </table:table-cell>
          <table:table-cell office:value-type="float" office:value="0.000119746753713824" calcext:value-type="float">
            <text:p>0.000119746753714</text:p>
          </table:table-cell>
          <table:table-cell office:value-type="float" office:value="0.00996929590374787" calcext:value-type="float">
            <text:p>0.009969295903748</text:p>
          </table:table-cell>
          <table:table-cell office:value-type="float" office:value="0.00022263782248302" calcext:value-type="float">
            <text:p>0.000222637822483</text:p>
          </table:table-cell>
          <table:table-cell office:value-type="float" office:value="0.00396084880625979" calcext:value-type="float">
            <text:p>0.00396084880626</text:p>
          </table:table-cell>
          <table:table-cell office:value-type="float" office:value="0.00272394456785582" calcext:value-type="float">
            <text:p>0.002723944567856</text:p>
          </table:table-cell>
          <table:table-cell office:value-type="float" office:value="0.143829753622078" calcext:value-type="float">
            <text:p>0.143829753622078</text:p>
          </table:table-cell>
          <table:table-cell office:value-type="float" office:value="0.104722325372013" calcext:value-type="float">
            <text:p>0.104722325372013</text:p>
          </table:table-cell>
          <table:table-cell office:value-type="float" office:value="0.000479644652328748" calcext:value-type="float">
            <text:p>0.000479644652329</text:p>
          </table:table-cell>
          <table:table-cell office:value-type="float" office:value="0.753395272921432" calcext:value-type="float">
            <text:p>0.753395272921432</text:p>
          </table:table-cell>
          <table:table-cell office:value-type="float" office:value="0.427586035678661" calcext:value-type="float">
            <text:p>0.427586035678661</text:p>
          </table:table-cell>
          <table:table-cell office:value-type="float" office:value="0.905973130611399" calcext:value-type="float">
            <text:p>0.905973130611399</text:p>
          </table:table-cell>
          <table:table-cell office:value-type="float" office:value="66761809" calcext:value-type="float">
            <text:p>66761809</text:p>
          </table:table-cell>
          <table:table-cell table:number-columns-repeated="1000"/>
        </table:table-row>
        <table:table-row table:style-name="ro1">
          <table:table-cell office:value-type="float" office:value="38401629" calcext:value-type="float">
            <text:p>38401629</text:p>
          </table:table-cell>
          <table:table-cell office:value-type="string" calcext:value-type="string">
            <text:p><text:s/>USA, New York State: Asian and Pacific Islander (2003-2007)</text:p>
          </table:table-cell>
          <table:table-cell office:value-type="float" office:value="0.00685787701778853" calcext:value-type="float">
            <text:p>0.006857877017789</text:p>
          </table:table-cell>
          <table:table-cell office:value-type="float" office:value="0.00138306694685901" calcext:value-type="float">
            <text:p>0.001383066946859</text:p>
          </table:table-cell>
          <table:table-cell office:value-type="float" office:value="0.0222364036657774" calcext:value-type="float">
            <text:p>0.022236403665777</text:p>
          </table:table-cell>
          <table:table-cell office:value-type="float" office:value="0.00791931643163198" calcext:value-type="float">
            <text:p>0.007919316431632</text:p>
          </table:table-cell>
          <table:table-cell office:value-type="float" office:value="0.00445864277229009" calcext:value-type="float">
            <text:p>0.00445864277229</text:p>
          </table:table-cell>
          <table:table-cell office:value-type="float" office:value="0.0132941651475056" calcext:value-type="float">
            <text:p>0.013294165147506</text:p>
          </table:table-cell>
          <table:table-cell office:value-type="float" office:value="0.000215400929238271" calcext:value-type="float">
            <text:p>0.000215400929238</text:p>
          </table:table-cell>
          <table:table-cell office:value-type="float" office:value="0.00062713733086802" calcext:value-type="float">
            <text:p>0.000627137330868</text:p>
          </table:table-cell>
          <table:table-cell office:value-type="float" office:value="0.0001621983521506" calcext:value-type="float">
            <text:p>0.000162198352151</text:p>
          </table:table-cell>
          <table:table-cell office:value-type="float" office:value="0.00103208834120042" calcext:value-type="float">
            <text:p>0.0010320883412</text:p>
          </table:table-cell>
          <table:table-cell table:style-name="ce2" office:value-type="float" office:value="0.000053911759430775" calcext:value-type="float">
            <text:p>5.39E-05</text:p>
          </table:table-cell>
          <table:table-cell office:value-type="float" office:value="0.0082782456827667" calcext:value-type="float">
            <text:p>0.008278245682767</text:p>
          </table:table-cell>
          <table:table-cell table:style-name="ce2" office:value-type="float" office:value="0.0000586487156445835" calcext:value-type="float">
            <text:p>5.86E-05</text:p>
          </table:table-cell>
          <table:table-cell office:value-type="float" office:value="0.000335555874933842" calcext:value-type="float">
            <text:p>0.000335555874934</text:p>
          </table:table-cell>
          <table:table-cell office:value-type="float" office:value="0.00136597310902118" calcext:value-type="float">
            <text:p>0.001365973109021</text:p>
          </table:table-cell>
          <table:table-cell office:value-type="float" office:value="0.0436740502630487" calcext:value-type="float">
            <text:p>0.043674050263049</text:p>
          </table:table-cell>
          <table:table-cell office:value-type="float" office:value="0.0519479397289815" calcext:value-type="float">
            <text:p>0.051947939728982</text:p>
          </table:table-cell>
          <table:table-cell office:value-type="float" office:value="0.00365186138410345" calcext:value-type="float">
            <text:p>0.003651861384103</text:p>
          </table:table-cell>
          <table:table-cell office:value-type="float" office:value="0.663991854972298" calcext:value-type="float">
            <text:p>0.663991854972298</text:p>
          </table:table-cell>
          <table:table-cell office:value-type="float" office:value="0.269289167435298" calcext:value-type="float">
            <text:p>0.269289167435298</text:p>
          </table:table-cell>
          <table:table-cell office:value-type="float" office:value="0.867711515195123" calcext:value-type="float">
            <text:p>0.867711515195123</text:p>
          </table:table-cell>
          <table:table-cell office:value-type="float" office:value="6447863" calcext:value-type="float">
            <text:p>6447863</text:p>
          </table:table-cell>
          <table:table-cell table:number-columns-repeated="1000"/>
        </table:table-row>
        <table:table-row table:style-name="ro1">
          <table:table-cell office:value-type="float" office:value="38401630" calcext:value-type="float">
            <text:p>38401630</text:p>
          </table:table-cell>
          <table:table-cell office:value-type="string" calcext:value-type="string">
            <text:p><text:s/>USA, New York State: Black (2003-2007)</text:p>
          </table:table-cell>
          <table:table-cell office:value-type="float" office:value="0.0131532269663529" calcext:value-type="float">
            <text:p>0.013153226966353</text:p>
          </table:table-cell>
          <table:table-cell office:value-type="float" office:value="0.004157232804064" calcext:value-type="float">
            <text:p>0.004157232804064</text:p>
          </table:table-cell>
          <table:table-cell office:value-type="float" office:value="0.0357172980540107" calcext:value-type="float">
            <text:p>0.035717298054011</text:p>
          </table:table-cell>
          <table:table-cell office:value-type="float" office:value="0.00517964170014904" calcext:value-type="float">
            <text:p>0.005179641700149</text:p>
          </table:table-cell>
          <table:table-cell office:value-type="float" office:value="0.00949562814764777" calcext:value-type="float">
            <text:p>0.009495628147648</text:p>
          </table:table-cell>
          <table:table-cell office:value-type="float" office:value="0.0178406133073886" calcext:value-type="float">
            <text:p>0.017840613307389</text:p>
          </table:table-cell>
          <table:table-cell office:value-type="float" office:value="0.000313198604969358" calcext:value-type="float">
            <text:p>0.000313198604969</text:p>
          </table:table-cell>
          <table:table-cell office:value-type="float" office:value="0.000759896875787326" calcext:value-type="float">
            <text:p>0.000759896875787</text:p>
          </table:table-cell>
          <table:table-cell office:value-type="float" office:value="0.000328107225452623" calcext:value-type="float">
            <text:p>0.000328107225453</text:p>
          </table:table-cell>
          <table:table-cell office:value-type="float" office:value="0.00111819003991385" calcext:value-type="float">
            <text:p>0.001118190039914</text:p>
          </table:table-cell>
          <table:table-cell table:style-name="ce2" office:value-type="float" office:value="0.000045793328986131" calcext:value-type="float">
            <text:p>4.58E-05</text:p>
          </table:table-cell>
          <table:table-cell office:value-type="float" office:value="0.00474186653160556" calcext:value-type="float">
            <text:p>0.004741866531606</text:p>
          </table:table-cell>
          <table:table-cell office:value-type="float" office:value="0.000177201506865426" calcext:value-type="float">
            <text:p>0.000177201506865</text:p>
          </table:table-cell>
          <table:table-cell office:value-type="float" office:value="0.00184441147686924" calcext:value-type="float">
            <text:p>0.001844411476869</text:p>
          </table:table-cell>
          <table:table-cell office:value-type="float" office:value="0.00219907271960604" calcext:value-type="float">
            <text:p>0.002199072719606</text:p>
          </table:table-cell>
          <table:table-cell office:value-type="float" office:value="0.236430599881194" calcext:value-type="float">
            <text:p>0.236430599881194</text:p>
          </table:table-cell>
          <table:table-cell office:value-type="float" office:value="0.0844350256476752" calcext:value-type="float">
            <text:p>0.084435025647675</text:p>
          </table:table-cell>
          <table:table-cell office:value-type="float" office:value="0.00308501462993815" calcext:value-type="float">
            <text:p>0.003085014629938</text:p>
          </table:table-cell>
          <table:table-cell office:value-type="float" office:value="0.672726242522786" calcext:value-type="float">
            <text:p>0.672726242522786</text:p>
          </table:table-cell>
          <table:table-cell office:value-type="float" office:value="0.283868032403883" calcext:value-type="float">
            <text:p>0.283868032403883</text:p>
          </table:table-cell>
          <table:table-cell office:value-type="float" office:value="0.871559057117456" calcext:value-type="float">
            <text:p>0.871559057117456</text:p>
          </table:table-cell>
          <table:table-cell office:value-type="float" office:value="16584553" calcext:value-type="float">
            <text:p>16584553</text:p>
          </table:table-cell>
          <table:table-cell table:number-columns-repeated="1000"/>
        </table:table-row>
        <table:table-row table:style-name="ro1">
          <table:table-cell office:value-type="float" office:value="38401699" calcext:value-type="float">
            <text:p>38401699</text:p>
          </table:table-cell>
          <table:table-cell office:value-type="string" calcext:value-type="string">
            <text:p><text:s/>USA, New York State (2003-2007)</text:p>
          </table:table-cell>
          <table:table-cell office:value-type="float" office:value="0.0124150939605952" calcext:value-type="float">
            <text:p>0.012415093960595</text:p>
          </table:table-cell>
          <table:table-cell office:value-type="float" office:value="0.0017524566009325" calcext:value-type="float">
            <text:p>0.001752456600933</text:p>
          </table:table-cell>
          <table:table-cell office:value-type="float" office:value="0.0321067498606571" calcext:value-type="float">
            <text:p>0.032106749860657</text:p>
          </table:table-cell>
          <table:table-cell office:value-type="float" office:value="0.00372270757905585" calcext:value-type="float">
            <text:p>0.003722707579056</text:p>
          </table:table-cell>
          <table:table-cell office:value-type="float" office:value="0.00904848413616349" calcext:value-type="float">
            <text:p>0.009048484136163</text:p>
          </table:table-cell>
          <table:table-cell office:value-type="float" office:value="0.0202336160863062" calcext:value-type="float">
            <text:p>0.020233616086306</text:p>
          </table:table-cell>
          <table:table-cell office:value-type="float" office:value="0.000277437367451684" calcext:value-type="float">
            <text:p>0.000277437367452</text:p>
          </table:table-cell>
          <table:table-cell office:value-type="float" office:value="0.0114723911469958" calcext:value-type="float">
            <text:p>0.011472391146996</text:p>
          </table:table-cell>
          <table:table-cell office:value-type="float" office:value="0.000329454258016367" calcext:value-type="float">
            <text:p>0.000329454258016</text:p>
          </table:table-cell>
          <table:table-cell office:value-type="float" office:value="0.00392191571400521" calcext:value-type="float">
            <text:p>0.003921915714005</text:p>
          </table:table-cell>
          <table:table-cell office:value-type="float" office:value="0.000102279410085832" calcext:value-type="float">
            <text:p>0.000102279410086</text:p>
          </table:table-cell>
          <table:table-cell office:value-type="float" office:value="0.00924466249799871" calcext:value-type="float">
            <text:p>0.009244662497999</text:p>
          </table:table-cell>
          <table:table-cell office:value-type="float" office:value="0.00021108474050164" calcext:value-type="float">
            <text:p>0.000211084740502</text:p>
          </table:table-cell>
          <table:table-cell office:value-type="float" office:value="0.00354123919602126" calcext:value-type="float">
            <text:p>0.003541239196021</text:p>
          </table:table-cell>
          <table:table-cell office:value-type="float" office:value="0.0025926597179853" calcext:value-type="float">
            <text:p>0.002592659717985</text:p>
          </table:table-cell>
          <table:table-cell office:value-type="float" office:value="0.154154875526025" calcext:value-type="float">
            <text:p>0.154154875526025</text:p>
          </table:table-cell>
          <table:table-cell office:value-type="float" office:value="0.100539985871343" calcext:value-type="float">
            <text:p>0.100539985871343</text:p>
          </table:table-cell>
          <table:table-cell office:value-type="float" office:value="0.000444362895279271" calcext:value-type="float">
            <text:p>0.000444362895279</text:p>
          </table:table-cell>
          <table:table-cell office:value-type="float" office:value="0.756183128305111" calcext:value-type="float">
            <text:p>0.756183128305111</text:p>
          </table:table-cell>
          <table:table-cell office:value-type="float" office:value="0.432865802976478" calcext:value-type="float">
            <text:p>0.432865802976478</text:p>
          </table:table-cell>
          <table:table-cell office:value-type="float" office:value="0.907127462625326" calcext:value-type="float">
            <text:p>0.907127462625326</text:p>
          </table:table-cell>
          <table:table-cell office:value-type="float" office:value="90396983" calcext:value-type="float">
            <text:p>90396983</text:p>
          </table:table-cell>
          <table:table-cell table:number-columns-repeated="1000"/>
        </table:table-row>
        <table:table-row table:style-name="ro1">
          <table:table-cell office:value-type="float" office:value="38401999" calcext:value-type="float">
            <text:p>38401999</text:p>
          </table:table-cell>
          <table:table-cell office:value-type="string" calcext:value-type="string">
            <text:p><text:s/>USA, Kentucky (2003-2007)</text:p>
          </table:table-cell>
          <table:table-cell office:value-type="float" office:value="0.0160968263325255" calcext:value-type="float">
            <text:p>0.016096826332526</text:p>
          </table:table-cell>
          <table:table-cell office:value-type="float" office:value="0.0011800707151945" calcext:value-type="float">
            <text:p>0.001180070715195</text:p>
          </table:table-cell>
          <table:table-cell office:value-type="float" office:value="0.0391955579530013" calcext:value-type="float">
            <text:p>0.039195557953001</text:p>
          </table:table-cell>
          <table:table-cell office:value-type="float" office:value="0.00219665422860879" calcext:value-type="float">
            <text:p>0.002196654228609</text:p>
          </table:table-cell>
          <table:table-cell office:value-type="float" office:value="0.0087285652582193" calcext:value-type="float">
            <text:p>0.008728565258219</text:p>
          </table:table-cell>
          <table:table-cell office:value-type="float" office:value="0.0201861232730259" calcext:value-type="float">
            <text:p>0.020186123273026</text:p>
          </table:table-cell>
          <table:table-cell office:value-type="float" office:value="0.000200484313736922" calcext:value-type="float">
            <text:p>0.000200484313737</text:p>
          </table:table-cell>
          <table:table-cell office:value-type="float" office:value="0.0171634745247202" calcext:value-type="float">
            <text:p>0.01716347452472</text:p>
          </table:table-cell>
          <table:table-cell office:value-type="float" office:value="0.000292093493050005" calcext:value-type="float">
            <text:p>0.00029209349305</text:p>
          </table:table-cell>
          <table:table-cell office:value-type="float" office:value="0.00335235161791357" calcext:value-type="float">
            <text:p>0.003352351617914</text:p>
          </table:table-cell>
          <table:table-cell table:style-name="ce2" office:value-type="float" office:value="0.0000985314205891699" calcext:value-type="float">
            <text:p>9.85E-05</text:p>
          </table:table-cell>
          <table:table-cell office:value-type="float" office:value="0.00771485534840344" calcext:value-type="float">
            <text:p>0.007714855348403</text:p>
          </table:table-cell>
          <table:table-cell office:value-type="float" office:value="0.000214365640935523" calcext:value-type="float">
            <text:p>0.000214365640936</text:p>
          </table:table-cell>
          <table:table-cell office:value-type="float" office:value="0.00374329648603089" calcext:value-type="float">
            <text:p>0.003743296486031</text:p>
          </table:table-cell>
          <table:table-cell office:value-type="float" office:value="0.00229088344965828" calcext:value-type="float">
            <text:p>0.002290883449658</text:p>
          </table:table-cell>
          <table:table-cell office:value-type="float" office:value="0.127821754788443" calcext:value-type="float">
            <text:p>0.127821754788443</text:p>
          </table:table-cell>
          <table:table-cell office:value-type="float" office:value="0.0984000746326362" calcext:value-type="float">
            <text:p>0.098400074632636</text:p>
          </table:table-cell>
          <table:table-cell office:value-type="float" office:value="0.000371731160886846" calcext:value-type="float">
            <text:p>0.000371731160887</text:p>
          </table:table-cell>
          <table:table-cell office:value-type="float" office:value="0.762557953246858" calcext:value-type="float">
            <text:p>0.762557953246858</text:p>
          </table:table-cell>
          <table:table-cell office:value-type="float" office:value="0.445022668087369" calcext:value-type="float">
            <text:p>0.445022668087369</text:p>
          </table:table-cell>
          <table:table-cell office:value-type="float" office:value="0.909758499079089" calcext:value-type="float">
            <text:p>0.909758499079089</text:p>
          </table:table-cell>
          <table:table-cell office:value-type="float" office:value="19691738" calcext:value-type="float">
            <text:p>19691738</text:p>
          </table:table-cell>
          <table:table-cell table:number-columns-repeated="1000"/>
        </table:table-row>
        <table:table-row table:style-name="ro1">
          <table:table-cell office:value-type="float" office:value="38402010" calcext:value-type="float">
            <text:p>38402010</text:p>
          </table:table-cell>
          <table:table-cell office:value-type="string" calcext:value-type="string">
            <text:p><text:s/>USA, SEER (9 Registries): White (2003-2007)</text:p>
          </table:table-cell>
          <table:table-cell office:value-type="float" office:value="0.0124254380552727" calcext:value-type="float">
            <text:p>0.012425438055273</text:p>
          </table:table-cell>
          <table:table-cell office:value-type="float" office:value="0.00103674661177598" calcext:value-type="float">
            <text:p>0.001036746611776</text:p>
          </table:table-cell>
          <table:table-cell office:value-type="float" office:value="0.0303876475591981" calcext:value-type="float">
            <text:p>0.030387647559198</text:p>
          </table:table-cell>
          <table:table-cell office:value-type="float" office:value="0.00242536264498937" calcext:value-type="float">
            <text:p>0.002425362644989</text:p>
          </table:table-cell>
          <table:table-cell office:value-type="float" office:value="0.0085391012946401" calcext:value-type="float">
            <text:p>0.00853910129464</text:p>
          </table:table-cell>
          <table:table-cell office:value-type="float" office:value="0.0166664345895063" calcext:value-type="float">
            <text:p>0.016666434589506</text:p>
          </table:table-cell>
          <table:table-cell office:value-type="float" office:value="0.000208893269327799" calcext:value-type="float">
            <text:p>0.000208893269328</text:p>
          </table:table-cell>
          <table:table-cell office:value-type="float" office:value="0.0200786230016246" calcext:value-type="float">
            <text:p>0.020078623001625</text:p>
          </table:table-cell>
          <table:table-cell office:value-type="float" office:value="0.000265333059126149" calcext:value-type="float">
            <text:p>0.000265333059126</text:p>
          </table:table-cell>
          <table:table-cell office:value-type="float" office:value="0.00485289044273831" calcext:value-type="float">
            <text:p>0.004852890442738</text:p>
          </table:table-cell>
          <table:table-cell office:value-type="float" office:value="0.000118656386732901" calcext:value-type="float">
            <text:p>0.000118656386733</text:p>
          </table:table-cell>
          <table:table-cell office:value-type="float" office:value="0.00877819509508037" calcext:value-type="float">
            <text:p>0.00877819509508</text:p>
          </table:table-cell>
          <table:table-cell office:value-type="float" office:value="0.000173245932772898" calcext:value-type="float">
            <text:p>0.000173245932773</text:p>
          </table:table-cell>
          <table:table-cell office:value-type="float" office:value="0.00404934171578832" calcext:value-type="float">
            <text:p>0.004049341715788</text:p>
          </table:table-cell>
          <table:table-cell office:value-type="float" office:value="0.00230133283517574" calcext:value-type="float">
            <text:p>0.002301332835176</text:p>
          </table:table-cell>
          <table:table-cell office:value-type="float" office:value="0.148650892950093" calcext:value-type="float">
            <text:p>0.148650892950093</text:p>
          </table:table-cell>
          <table:table-cell office:value-type="float" office:value="0.106547999709537" calcext:value-type="float">
            <text:p>0.106547999709537</text:p>
          </table:table-cell>
          <table:table-cell office:value-type="float" office:value="0.000370328708562129" calcext:value-type="float">
            <text:p>0.000370328708562</text:p>
          </table:table-cell>
          <table:table-cell office:value-type="float" office:value="0.762690925963926" calcext:value-type="float">
            <text:p>0.762690925963926</text:p>
          </table:table-cell>
          <table:table-cell office:value-type="float" office:value="0.445277500832989" calcext:value-type="float">
            <text:p>0.445277500832989</text:p>
          </table:table-cell>
          <table:table-cell office:value-type="float" office:value="0.909813254353512" calcext:value-type="float">
            <text:p>0.909813254353512</text:p>
          </table:table-cell>
          <table:table-cell office:value-type="float" office:value="98801413" calcext:value-type="float">
            <text:p>98801413</text:p>
          </table:table-cell>
          <table:table-cell table:number-columns-repeated="1000"/>
        </table:table-row>
        <table:table-row table:style-name="ro1">
          <table:table-cell office:value-type="float" office:value="38402030" calcext:value-type="float">
            <text:p>38402030</text:p>
          </table:table-cell>
          <table:table-cell office:value-type="string" calcext:value-type="string">
            <text:p><text:s/>USA, SEER (9 Registries): Black (2003-2007)</text:p>
          </table:table-cell>
          <table:table-cell office:value-type="float" office:value="0.0155034751951607" calcext:value-type="float">
            <text:p>0.015503475195161</text:p>
          </table:table-cell>
          <table:table-cell office:value-type="float" office:value="0.00425273855956011" calcext:value-type="float">
            <text:p>0.00425273855956</text:p>
          </table:table-cell>
          <table:table-cell office:value-type="float" office:value="0.0408633541852458" calcext:value-type="float">
            <text:p>0.040863354185246</text:p>
          </table:table-cell>
          <table:table-cell office:value-type="float" office:value="0.00522722616530748" calcext:value-type="float">
            <text:p>0.005227226165307</text:p>
          </table:table-cell>
          <table:table-cell office:value-type="float" office:value="0.0122867231579578" calcext:value-type="float">
            <text:p>0.012286723157958</text:p>
          </table:table-cell>
          <table:table-cell office:value-type="float" office:value="0.0206974340903379" calcext:value-type="float">
            <text:p>0.020697434090338</text:p>
          </table:table-cell>
          <table:table-cell office:value-type="float" office:value="0.000285486370386696" calcext:value-type="float">
            <text:p>0.000285486370387</text:p>
          </table:table-cell>
          <table:table-cell office:value-type="float" office:value="0.000752971074851568" calcext:value-type="float">
            <text:p>0.000752971074852</text:p>
          </table:table-cell>
          <table:table-cell office:value-type="float" office:value="0.000310871103584414" calcext:value-type="float">
            <text:p>0.000310871103584</text:p>
          </table:table-cell>
          <table:table-cell office:value-type="float" office:value="0.000886409692354829" calcext:value-type="float">
            <text:p>0.000886409692355</text:p>
          </table:table-cell>
          <table:table-cell table:style-name="ce2" office:value-type="float" office:value="0.0000560172306088283" calcext:value-type="float">
            <text:p>5.60E-05</text:p>
          </table:table-cell>
          <table:table-cell office:value-type="float" office:value="0.00472362558086335" calcext:value-type="float">
            <text:p>0.004723625580863</text:p>
          </table:table-cell>
          <table:table-cell table:style-name="ce2" office:value-type="float" office:value="0.0000846832299540845" calcext:value-type="float">
            <text:p>8.47E-05</text:p>
          </table:table-cell>
          <table:table-cell office:value-type="float" office:value="0.00264604240934469" calcext:value-type="float">
            <text:p>0.002646042409345</text:p>
          </table:table-cell>
          <table:table-cell office:value-type="float" office:value="0.00208935106418234" calcext:value-type="float">
            <text:p>0.002089351064182</text:p>
          </table:table-cell>
          <table:table-cell office:value-type="float" office:value="0.240890583574331" calcext:value-type="float">
            <text:p>0.240890583574331</text:p>
          </table:table-cell>
          <table:table-cell office:value-type="float" office:value="0.0983190363980005" calcext:value-type="float">
            <text:p>0.098319036398001</text:p>
          </table:table-cell>
          <table:table-cell office:value-type="float" office:value="0.00193140334555841" calcext:value-type="float">
            <text:p>0.001931403345558</text:p>
          </table:table-cell>
          <table:table-cell office:value-type="float" office:value="0.695597415500515" calcext:value-type="float">
            <text:p>0.695597415500515</text:p>
          </table:table-cell>
          <table:table-cell office:value-type="float" office:value="0.322914277331626" calcext:value-type="float">
            <text:p>0.322914277331626</text:p>
          </table:table-cell>
          <table:table-cell office:value-type="float" office:value="0.881519224918985" calcext:value-type="float">
            <text:p>0.881519224918985</text:p>
          </table:table-cell>
          <table:table-cell office:value-type="float" office:value="17019076" calcext:value-type="float">
            <text:p>17019076</text:p>
          </table:table-cell>
          <table:table-cell table:number-columns-repeated="1000"/>
        </table:table-row>
        <table:table-row table:style-name="ro1">
          <table:table-cell office:value-type="float" office:value="38402099" calcext:value-type="float">
            <text:p>38402099</text:p>
          </table:table-cell>
          <table:table-cell office:value-type="string" calcext:value-type="string">
            <text:p><text:s/>USA, SEER (9 Registries) (2003-2007)</text:p>
          </table:table-cell>
          <table:table-cell office:value-type="float" office:value="0.0123705421989784" calcext:value-type="float">
            <text:p>0.012370542198978</text:p>
          </table:table-cell>
          <table:table-cell office:value-type="float" office:value="0.00138222408598323" calcext:value-type="float">
            <text:p>0.001382224085983</text:p>
          </table:table-cell>
          <table:table-cell office:value-type="float" office:value="0.0312725677390327" calcext:value-type="float">
            <text:p>0.031272567739033</text:p>
          </table:table-cell>
          <table:table-cell office:value-type="float" office:value="0.00317590019437337" calcext:value-type="float">
            <text:p>0.003175900194373</text:p>
          </table:table-cell>
          <table:table-cell office:value-type="float" office:value="0.00872281628368165" calcext:value-type="float">
            <text:p>0.008722816283682</text:p>
          </table:table-cell>
          <table:table-cell office:value-type="float" office:value="0.0167968240881684" calcext:value-type="float">
            <text:p>0.016796824088168</text:p>
          </table:table-cell>
          <table:table-cell office:value-type="float" office:value="0.000217609975871037" calcext:value-type="float">
            <text:p>0.000217609975871</text:p>
          </table:table-cell>
          <table:table-cell office:value-type="float" office:value="0.0164112868516272" calcext:value-type="float">
            <text:p>0.016411286851627</text:p>
          </table:table-cell>
          <table:table-cell office:value-type="float" office:value="0.000284945911269762" calcext:value-type="float">
            <text:p>0.00028494591127</text:p>
          </table:table-cell>
          <table:table-cell office:value-type="float" office:value="0.00403741447390103" calcext:value-type="float">
            <text:p>0.004037414473901</text:p>
          </table:table-cell>
          <table:table-cell office:value-type="float" office:value="0.000103973090452617" calcext:value-type="float">
            <text:p>0.000103973090453</text:p>
          </table:table-cell>
          <table:table-cell office:value-type="float" office:value="0.00822412305260718" calcext:value-type="float">
            <text:p>0.008224123052607</text:p>
          </table:table-cell>
          <table:table-cell office:value-type="float" office:value="0.00016163833059497" calcext:value-type="float">
            <text:p>0.000161638330595</text:p>
          </table:table-cell>
          <table:table-cell office:value-type="float" office:value="0.00366148749703164" calcext:value-type="float">
            <text:p>0.003661487497032</text:p>
          </table:table-cell>
          <table:table-cell office:value-type="float" office:value="0.00225671742381829" calcext:value-type="float">
            <text:p>0.002256717423818</text:p>
          </table:table-cell>
          <table:table-cell office:value-type="float" office:value="0.152755582390913" calcext:value-type="float">
            <text:p>0.152755582390913</text:p>
          </table:table-cell>
          <table:table-cell office:value-type="float" office:value="0.10317495007906" calcext:value-type="float">
            <text:p>0.10317495007906</text:p>
          </table:table-cell>
          <table:table-cell office:value-type="float" office:value="0.000300223232399421" calcext:value-type="float">
            <text:p>0.000300223232399</text:p>
          </table:table-cell>
          <table:table-cell office:value-type="float" office:value="0.769944371826244" calcext:value-type="float">
            <text:p>0.769944371826244</text:p>
          </table:table-cell>
          <table:table-cell office:value-type="float" office:value="0.459256556893337" calcext:value-type="float">
            <text:p>0.459256556893337</text:p>
          </table:table-cell>
          <table:table-cell office:value-type="float" office:value="0.912792326005001" calcext:value-type="float">
            <text:p>0.912792326005001</text:p>
          </table:table-cell>
          <table:table-cell office:value-type="float" office:value="131523648" calcext:value-type="float">
            <text:p>131523648</text:p>
          </table:table-cell>
          <table:table-cell table:number-columns-repeated="1000"/>
        </table:table-row>
        <table:table-row table:style-name="ro1">
          <table:table-cell office:value-type="float" office:value="38402210" calcext:value-type="float">
            <text:p>38402210</text:p>
          </table:table-cell>
          <table:table-cell office:value-type="string" calcext:value-type="string">
            <text:p><text:s/>USA, Louisiana: White (2003-2004,2006-2007)</text:p>
          </table:table-cell>
          <table:table-cell office:value-type="float" office:value="0.0157761450040327" calcext:value-type="float">
            <text:p>0.015776145004033</text:p>
          </table:table-cell>
          <table:table-cell office:value-type="float" office:value="0.00142606672943337" calcext:value-type="float">
            <text:p>0.001426066729433</text:p>
          </table:table-cell>
          <table:table-cell office:value-type="float" office:value="0.0369463751431738" calcext:value-type="float">
            <text:p>0.036946375143174</text:p>
          </table:table-cell>
          <table:table-cell office:value-type="float" office:value="0.00274366350611085" calcext:value-type="float">
            <text:p>0.002743663506111</text:p>
          </table:table-cell>
          <table:table-cell office:value-type="float" office:value="0.00860378286294719" calcext:value-type="float">
            <text:p>0.008603782862947</text:p>
          </table:table-cell>
          <table:table-cell office:value-type="float" office:value="0.0189647412469267" calcext:value-type="float">
            <text:p>0.018964741246927</text:p>
          </table:table-cell>
          <table:table-cell office:value-type="float" office:value="0.000133036516493727" calcext:value-type="float">
            <text:p>0.000133036516494</text:p>
          </table:table-cell>
          <table:table-cell office:value-type="float" office:value="0.0130869217270254" calcext:value-type="float">
            <text:p>0.013086921727025</text:p>
          </table:table-cell>
          <table:table-cell office:value-type="float" office:value="0.000232892966275323" calcext:value-type="float">
            <text:p>0.000232892966275</text:p>
          </table:table-cell>
          <table:table-cell office:value-type="float" office:value="0.00432375847741041" calcext:value-type="float">
            <text:p>0.00432375847741</text:p>
          </table:table-cell>
          <table:table-cell office:value-type="float" office:value="0.000118188552548708" calcext:value-type="float">
            <text:p>0.000118188552549</text:p>
          </table:table-cell>
          <table:table-cell office:value-type="float" office:value="0.00723957467196881" calcext:value-type="float">
            <text:p>0.007239574671969</text:p>
          </table:table-cell>
          <table:table-cell office:value-type="float" office:value="0.000127660493741261" calcext:value-type="float">
            <text:p>0.000127660493741</text:p>
          </table:table-cell>
          <table:table-cell office:value-type="float" office:value="0.00315158720997976" calcext:value-type="float">
            <text:p>0.00315158720998</text:p>
          </table:table-cell>
          <table:table-cell office:value-type="float" office:value="0.00236757139758384" calcext:value-type="float">
            <text:p>0.002367571397584</text:p>
          </table:table-cell>
          <table:table-cell office:value-type="float" office:value="0.143014430580232" calcext:value-type="float">
            <text:p>0.143014430580232</text:p>
          </table:table-cell>
          <table:table-cell office:value-type="float" office:value="0.0970499120971687" calcext:value-type="float">
            <text:p>0.097049912097169</text:p>
          </table:table-cell>
          <table:table-cell office:value-type="float" office:value="0.000239323655443657" calcext:value-type="float">
            <text:p>0.000239323655444</text:p>
          </table:table-cell>
          <table:table-cell office:value-type="float" office:value="0.77750280690978" calcext:value-type="float">
            <text:p>0.77750280690978</text:p>
          </table:table-cell>
          <table:table-cell office:value-type="float" office:value="0.473988981553197" calcext:value-type="float">
            <text:p>0.473988981553197</text:p>
          </table:table-cell>
          <table:table-cell office:value-type="float" office:value="0.915880571853858" calcext:value-type="float">
            <text:p>0.915880571853858</text:p>
          </table:table-cell>
          <table:table-cell office:value-type="float" office:value="10723843" calcext:value-type="float">
            <text:p>10723843</text:p>
          </table:table-cell>
          <table:table-cell table:number-columns-repeated="1000"/>
        </table:table-row>
        <table:table-row table:style-name="ro1">
          <table:table-cell office:value-type="float" office:value="38402230" calcext:value-type="float">
            <text:p>38402230</text:p>
          </table:table-cell>
          <table:table-cell office:value-type="string" calcext:value-type="string">
            <text:p><text:s/>USA, Louisiana: Black (2003-2004,2006-2007)</text:p>
          </table:table-cell>
          <table:table-cell office:value-type="float" office:value="0.019090742396734" calcext:value-type="float">
            <text:p>0.019090742396734</text:p>
          </table:table-cell>
          <table:table-cell office:value-type="float" office:value="0.00501155743614953" calcext:value-type="float">
            <text:p>0.00501155743615</text:p>
          </table:table-cell>
          <table:table-cell office:value-type="float" office:value="0.0467310531194065" calcext:value-type="float">
            <text:p>0.046731053119407</text:p>
          </table:table-cell>
          <table:table-cell office:value-type="float" office:value="0.00515110875470923" calcext:value-type="float">
            <text:p>0.005151108754709</text:p>
          </table:table-cell>
          <table:table-cell office:value-type="float" office:value="0.0121500857038536" calcext:value-type="float">
            <text:p>0.012150085703854</text:p>
          </table:table-cell>
          <table:table-cell office:value-type="float" office:value="0.0198757260907404" calcext:value-type="float">
            <text:p>0.01987572609074</text:p>
          </table:table-cell>
          <table:table-cell office:value-type="float" office:value="0.000209969354348433" calcext:value-type="float">
            <text:p>0.000209969354348</text:p>
          </table:table-cell>
          <table:table-cell office:value-type="float" office:value="0.000557171122937957" calcext:value-type="float">
            <text:p>0.000557171122938</text:p>
          </table:table-cell>
          <table:table-cell office:value-type="float" office:value="0.000151071855069549" calcext:value-type="float">
            <text:p>0.00015107185507</text:p>
          </table:table-cell>
          <table:table-cell office:value-type="float" office:value="0.000754401553217746" calcext:value-type="float">
            <text:p>0.000754401553218</text:p>
          </table:table-cell>
          <table:table-cell table:style-name="ce2" office:value-type="float" office:value="0.0000769108483853051" calcext:value-type="float">
            <text:p>7.69E-05</text:p>
          </table:table-cell>
          <table:table-cell office:value-type="float" office:value="0.00370978639261632" calcext:value-type="float">
            <text:p>0.003709786392616</text:p>
          </table:table-cell>
          <table:table-cell table:style-name="ce2" office:value-type="float" office:value="0.0000449006487675222" calcext:value-type="float">
            <text:p>4.49E-05</text:p>
          </table:table-cell>
          <table:table-cell office:value-type="float" office:value="0.00231667946899473" calcext:value-type="float">
            <text:p>0.002316679468995</text:p>
          </table:table-cell>
          <table:table-cell office:value-type="float" office:value="0.00196051945050463" calcext:value-type="float">
            <text:p>0.001960519450505</text:p>
          </table:table-cell>
          <table:table-cell office:value-type="float" office:value="0.224436869472991" calcext:value-type="float">
            <text:p>0.224436869472991</text:p>
          </table:table-cell>
          <table:table-cell office:value-type="float" office:value="0.100462188244679" calcext:value-type="float">
            <text:p>0.100462188244679</text:p>
          </table:table-cell>
          <table:table-cell office:value-type="float" office:value="0.00118847306125103" calcext:value-type="float">
            <text:p>0.001188473061251</text:p>
          </table:table-cell>
          <table:table-cell office:value-type="float" office:value="0.71735760993915" calcext:value-type="float">
            <text:p>0.71735760993915</text:p>
          </table:table-cell>
          <table:table-cell office:value-type="float" office:value="0.361280130382069" calcext:value-type="float">
            <text:p>0.361280130382069</text:p>
          </table:table-cell>
          <table:table-cell office:value-type="float" office:value="0.890844408224952" calcext:value-type="float">
            <text:p>0.890844408224952</text:p>
          </table:table-cell>
          <table:table-cell office:value-type="float" office:value="5503572" calcext:value-type="float">
            <text:p>5503572</text:p>
          </table:table-cell>
          <table:table-cell table:number-columns-repeated="1000"/>
        </table:table-row>
        <table:table-row table:style-name="ro1">
          <table:table-cell office:value-type="float" office:value="38402299" calcext:value-type="float">
            <text:p>38402299</text:p>
          </table:table-cell>
          <table:table-cell office:value-type="string" calcext:value-type="string">
            <text:p><text:s/>USA, Louisiana (2003-2004,2006-2007)</text:p>
          </table:table-cell>
          <table:table-cell office:value-type="float" office:value="0.0164925331068566" calcext:value-type="float">
            <text:p>0.016492533106857</text:p>
          </table:table-cell>
          <table:table-cell office:value-type="float" office:value="0.00229404611757746" calcext:value-type="float">
            <text:p>0.002294046117577</text:p>
          </table:table-cell>
          <table:table-cell office:value-type="float" office:value="0.0391394816397315" calcext:value-type="float">
            <text:p>0.039139481639732</text:p>
          </table:table-cell>
          <table:table-cell office:value-type="float" office:value="0.00341022189531706" calcext:value-type="float">
            <text:p>0.003410221895317</text:p>
          </table:table-cell>
          <table:table-cell office:value-type="float" office:value="0.009404020939332" calcext:value-type="float">
            <text:p>0.009404020939332</text:p>
          </table:table-cell>
          <table:table-cell office:value-type="float" office:value="0.0190716105259887" calcext:value-type="float">
            <text:p>0.019071610525989</text:p>
          </table:table-cell>
          <table:table-cell office:value-type="float" office:value="0.000154091082374468" calcext:value-type="float">
            <text:p>0.000154091082374</text:p>
          </table:table-cell>
          <table:table-cell office:value-type="float" office:value="0.00963704871235584" calcext:value-type="float">
            <text:p>0.009637048712356</text:p>
          </table:table-cell>
          <table:table-cell office:value-type="float" office:value="0.00020925609687001" calcext:value-type="float">
            <text:p>0.00020925609687</text:p>
          </table:table-cell>
          <table:table-cell office:value-type="float" office:value="0.00315785538067663" calcext:value-type="float">
            <text:p>0.003157855380677</text:p>
          </table:table-cell>
          <table:table-cell office:value-type="float" office:value="0.000105147017972944" calcext:value-type="float">
            <text:p>0.000105147017973</text:p>
          </table:table-cell>
          <table:table-cell office:value-type="float" office:value="0.00617104813289385" calcext:value-type="float">
            <text:p>0.006171048132894</text:p>
          </table:table-cell>
          <table:table-cell office:value-type="float" office:value="0.000104323275985366" calcext:value-type="float">
            <text:p>0.000104323275985</text:p>
          </table:table-cell>
          <table:table-cell office:value-type="float" office:value="0.00290591619216253" calcext:value-type="float">
            <text:p>0.002905916192163</text:p>
          </table:table-cell>
          <table:table-cell office:value-type="float" office:value="0.00224520284761766" calcext:value-type="float">
            <text:p>0.002245202847618</text:p>
          </table:table-cell>
          <table:table-cell office:value-type="float" office:value="0.161510180365353" calcext:value-type="float">
            <text:p>0.161510180365353</text:p>
          </table:table-cell>
          <table:table-cell office:value-type="float" office:value="0.0973584805395345" calcext:value-type="float">
            <text:p>0.097358480539535</text:p>
          </table:table-cell>
          <table:table-cell office:value-type="float" office:value="0.000187880307755295" calcext:value-type="float">
            <text:p>0.000187880307755</text:p>
          </table:table-cell>
          <table:table-cell office:value-type="float" office:value="0.785267841268816" calcext:value-type="float">
            <text:p>0.785267841268816</text:p>
          </table:table-cell>
          <table:table-cell office:value-type="float" office:value="0.489303149754178" calcext:value-type="float">
            <text:p>0.489303149754178</text:p>
          </table:table-cell>
          <table:table-cell office:value-type="float" office:value="0.919036266384664" calcext:value-type="float">
            <text:p>0.919036266384664</text:p>
          </table:table-cell>
          <table:table-cell office:value-type="float" office:value="16598418" calcext:value-type="float">
            <text:p>16598418</text:p>
          </table:table-cell>
          <table:table-cell table:number-columns-repeated="1000"/>
        </table:table-row>
        <table:table-row table:style-name="ro1">
          <table:table-cell office:value-type="float" office:value="38402410" calcext:value-type="float">
            <text:p>38402410</text:p>
          </table:table-cell>
          <table:table-cell office:value-type="string" calcext:value-type="string">
            <text:p><text:s/>USA, SEER (18 Registries): White (2003-2007)</text:p>
          </table:table-cell>
          <table:table-cell office:value-type="float" office:value="0.0126165480126961" calcext:value-type="float">
            <text:p>0.012616548012696</text:p>
          </table:table-cell>
          <table:table-cell office:value-type="float" office:value="0.0010546082668959" calcext:value-type="float">
            <text:p>0.001054608266896</text:p>
          </table:table-cell>
          <table:table-cell office:value-type="float" office:value="0.0308655009110779" calcext:value-type="float">
            <text:p>0.030865500911078</text:p>
          </table:table-cell>
          <table:table-cell office:value-type="float" office:value="0.0026223358329291" calcext:value-type="float">
            <text:p>0.002622335832929</text:p>
          </table:table-cell>
          <table:table-cell office:value-type="float" office:value="0.00835550631813102" calcext:value-type="float">
            <text:p>0.008355506318131</text:p>
          </table:table-cell>
          <table:table-cell office:value-type="float" office:value="0.0168474002241207" calcext:value-type="float">
            <text:p>0.016847400224121</text:p>
          </table:table-cell>
          <table:table-cell office:value-type="float" office:value="0.000220652938341992" calcext:value-type="float">
            <text:p>0.000220652938342</text:p>
          </table:table-cell>
          <table:table-cell office:value-type="float" office:value="0.0183682416244324" calcext:value-type="float">
            <text:p>0.018368241624432</text:p>
          </table:table-cell>
          <table:table-cell office:value-type="float" office:value="0.00028532694735295" calcext:value-type="float">
            <text:p>0.000285326947353</text:p>
          </table:table-cell>
          <table:table-cell office:value-type="float" office:value="0.00448313493740619" calcext:value-type="float">
            <text:p>0.004483134937406</text:p>
          </table:table-cell>
          <table:table-cell office:value-type="float" office:value="0.000112100075347301" calcext:value-type="float">
            <text:p>0.000112100075347</text:p>
          </table:table-cell>
          <table:table-cell office:value-type="float" office:value="0.0080832940662516" calcext:value-type="float">
            <text:p>0.008083294066252</text:p>
          </table:table-cell>
          <table:table-cell office:value-type="float" office:value="0.000168311744416134" calcext:value-type="float">
            <text:p>0.000168311744416</text:p>
          </table:table-cell>
          <table:table-cell office:value-type="float" office:value="0.0033753132740588" calcext:value-type="float">
            <text:p>0.003375313274059</text:p>
          </table:table-cell>
          <table:table-cell office:value-type="float" office:value="0.00230165110526941" calcext:value-type="float">
            <text:p>0.002301651105269</text:p>
          </table:table-cell>
          <table:table-cell office:value-type="float" office:value="0.138532068472324" calcext:value-type="float">
            <text:p>0.138532068472324</text:p>
          </table:table-cell>
          <table:table-cell office:value-type="float" office:value="0.103175966796328" calcext:value-type="float">
            <text:p>0.103175966796328</text:p>
          </table:table-cell>
          <table:table-cell office:value-type="float" office:value="0.000369464715666012" calcext:value-type="float">
            <text:p>0.000369464715666</text:p>
          </table:table-cell>
          <table:table-cell office:value-type="float" office:value="0.762773054059789" calcext:value-type="float">
            <text:p>0.762773054059789</text:p>
          </table:table-cell>
          <table:table-cell office:value-type="float" office:value="0.445434919173252" calcext:value-type="float">
            <text:p>0.445434919173252</text:p>
          </table:table-cell>
          <table:table-cell office:value-type="float" office:value="0.909847070359721" calcext:value-type="float">
            <text:p>0.909847070359721</text:p>
          </table:table-cell>
          <table:table-cell office:value-type="float" office:value="299835349" calcext:value-type="float">
            <text:p>299835349</text:p>
          </table:table-cell>
          <table:table-cell table:number-columns-repeated="1000"/>
        </table:table-row>
        <table:table-row table:style-name="ro1">
          <table:table-cell office:value-type="float" office:value="38402429" calcext:value-type="float">
            <text:p>38402429</text:p>
          </table:table-cell>
          <table:table-cell office:value-type="string" calcext:value-type="string">
            <text:p><text:s/>USA, SEER (18 Registries): Asian and Pacific Islander (2003-2007)</text:p>
          </table:table-cell>
          <table:table-cell office:value-type="float" office:value="0.00736026576207452" calcext:value-type="float">
            <text:p>0.007360265762075</text:p>
          </table:table-cell>
          <table:table-cell office:value-type="float" office:value="0.00123381652803335" calcext:value-type="float">
            <text:p>0.001233816528033</text:p>
          </table:table-cell>
          <table:table-cell office:value-type="float" office:value="0.0262966692284043" calcext:value-type="float">
            <text:p>0.026296669228404</text:p>
          </table:table-cell>
          <table:table-cell office:value-type="float" office:value="0.00713108814991002" calcext:value-type="float">
            <text:p>0.00713108814991</text:p>
          </table:table-cell>
          <table:table-cell office:value-type="float" office:value="0.00627302861499273" calcext:value-type="float">
            <text:p>0.006273028614993</text:p>
          </table:table-cell>
          <table:table-cell office:value-type="float" office:value="0.0134518826586577" calcext:value-type="float">
            <text:p>0.013451882658658</text:p>
          </table:table-cell>
          <table:table-cell office:value-type="float" office:value="0.000178444853267577" calcext:value-type="float">
            <text:p>0.000178444853268</text:p>
          </table:table-cell>
          <table:table-cell office:value-type="float" office:value="0.00101005886130298" calcext:value-type="float">
            <text:p>0.001010058861303</text:p>
          </table:table-cell>
          <table:table-cell office:value-type="float" office:value="0.000352018319947799" calcext:value-type="float">
            <text:p>0.000352018319948</text:p>
          </table:table-cell>
          <table:table-cell office:value-type="float" office:value="0.00128867854820834" calcext:value-type="float">
            <text:p>0.001288678548208</text:p>
          </table:table-cell>
          <table:table-cell table:style-name="ce2" office:value-type="float" office:value="0.0000668327731502672" calcext:value-type="float">
            <text:p>6.68E-05</text:p>
          </table:table-cell>
          <table:table-cell office:value-type="float" office:value="0.00772389717444375" calcext:value-type="float">
            <text:p>0.007723897174444</text:p>
          </table:table-cell>
          <table:table-cell office:value-type="float" office:value="0.000101988932094238" calcext:value-type="float">
            <text:p>0.000101988932094</text:p>
          </table:table-cell>
          <table:table-cell office:value-type="float" office:value="0.000714636422425259" calcext:value-type="float">
            <text:p>0.000714636422425</text:p>
          </table:table-cell>
          <table:table-cell office:value-type="float" office:value="0.00191887821940839" calcext:value-type="float">
            <text:p>0.001918878219408</text:p>
          </table:table-cell>
          <table:table-cell office:value-type="float" office:value="0.0778052539276973" calcext:value-type="float">
            <text:p>0.077805253927697</text:p>
          </table:table-cell>
          <table:table-cell office:value-type="float" office:value="0.0757835998052732" calcext:value-type="float">
            <text:p>0.075783599805273</text:p>
          </table:table-cell>
          <table:table-cell office:value-type="float" office:value="0.00225570235880346" calcext:value-type="float">
            <text:p>0.002255702358803</text:p>
          </table:table-cell>
          <table:table-cell office:value-type="float" office:value="0.688232773003666" calcext:value-type="float">
            <text:p>0.688232773003666</text:p>
          </table:table-cell>
          <table:table-cell office:value-type="float" office:value="0.310201142953339" calcext:value-type="float">
            <text:p>0.310201142953339</text:p>
          </table:table-cell>
          <table:table-cell office:value-type="float" office:value="0.87832995865158" calcext:value-type="float">
            <text:p>0.87832995865158</text:p>
          </table:table-cell>
          <table:table-cell office:value-type="float" office:value="35714299" calcext:value-type="float">
            <text:p>35714299</text:p>
          </table:table-cell>
          <table:table-cell table:number-columns-repeated="1000"/>
        </table:table-row>
        <table:table-row table:style-name="ro1">
          <table:table-cell office:value-type="float" office:value="38402430" calcext:value-type="float">
            <text:p>38402430</text:p>
          </table:table-cell>
          <table:table-cell office:value-type="string" calcext:value-type="string">
            <text:p><text:s/>USA, SEER (18 Registries): Black (2003-2007)</text:p>
          </table:table-cell>
          <table:table-cell office:value-type="float" office:value="0.0154753921432001" calcext:value-type="float">
            <text:p>0.0154753921432</text:p>
          </table:table-cell>
          <table:table-cell office:value-type="float" office:value="0.00431907616479326" calcext:value-type="float">
            <text:p>0.004319076164793</text:p>
          </table:table-cell>
          <table:table-cell office:value-type="float" office:value="0.0423106990554366" calcext:value-type="float">
            <text:p>0.042310699055437</text:p>
          </table:table-cell>
          <table:table-cell office:value-type="float" office:value="0.00456623307087058" calcext:value-type="float">
            <text:p>0.004566233070871</text:p>
          </table:table-cell>
          <table:table-cell office:value-type="float" office:value="0.0115775281336563" calcext:value-type="float">
            <text:p>0.011577528133656</text:p>
          </table:table-cell>
          <table:table-cell office:value-type="float" office:value="0.0198151819984974" calcext:value-type="float">
            <text:p>0.019815181998497</text:p>
          </table:table-cell>
          <table:table-cell office:value-type="float" office:value="0.000281201139613336" calcext:value-type="float">
            <text:p>0.000281201139613</text:p>
          </table:table-cell>
          <table:table-cell office:value-type="float" office:value="0.000805555859194312" calcext:value-type="float">
            <text:p>0.000805555859194</text:p>
          </table:table-cell>
          <table:table-cell office:value-type="float" office:value="0.000319475489475794" calcext:value-type="float">
            <text:p>0.000319475489476</text:p>
          </table:table-cell>
          <table:table-cell office:value-type="float" office:value="0.000847381126497805" calcext:value-type="float">
            <text:p>0.000847381126498</text:p>
          </table:table-cell>
          <table:table-cell table:style-name="ce2" office:value-type="float" office:value="0.0000545311459792385" calcext:value-type="float">
            <text:p>5.45E-05</text:p>
          </table:table-cell>
          <table:table-cell office:value-type="float" office:value="0.00461836227948146" calcext:value-type="float">
            <text:p>0.004618362279481</text:p>
          </table:table-cell>
          <table:table-cell table:style-name="ce2" office:value-type="float" office:value="0.0000874883958881732" calcext:value-type="float">
            <text:p>8.75E-05</text:p>
          </table:table-cell>
          <table:table-cell office:value-type="float" office:value="0.00241206589596323" calcext:value-type="float">
            <text:p>0.002412065895963</text:p>
          </table:table-cell>
          <table:table-cell office:value-type="float" office:value="0.00202420310387932" calcext:value-type="float">
            <text:p>0.002024203103879</text:p>
          </table:table-cell>
          <table:table-cell office:value-type="float" office:value="0.225948169928613" calcext:value-type="float">
            <text:p>0.225948169928613</text:p>
          </table:table-cell>
          <table:table-cell office:value-type="float" office:value="0.0958084719281248" calcext:value-type="float">
            <text:p>0.095808471928125</text:p>
          </table:table-cell>
          <table:table-cell office:value-type="float" office:value="0.00195447848839136" calcext:value-type="float">
            <text:p>0.001954478488391</text:p>
          </table:table-cell>
          <table:table-cell office:value-type="float" office:value="0.695041174068359" calcext:value-type="float">
            <text:p>0.695041174068359</text:p>
          </table:table-cell>
          <table:table-cell office:value-type="float" office:value="0.321949353084197" calcext:value-type="float">
            <text:p>0.321949353084197</text:p>
          </table:table-cell>
          <table:table-cell office:value-type="float" office:value="0.881278934847696" calcext:value-type="float">
            <text:p>0.881278934847696</text:p>
          </table:table-cell>
          <table:table-cell office:value-type="float" office:value="48130211" calcext:value-type="float">
            <text:p>48130211</text:p>
          </table:table-cell>
          <table:table-cell table:number-columns-repeated="1000"/>
        </table:table-row>
        <table:table-row table:style-name="ro1">
          <table:table-cell office:value-type="float" office:value="38402450" calcext:value-type="float">
            <text:p>38402450</text:p>
          </table:table-cell>
          <table:table-cell office:value-type="string" calcext:value-type="string">
            <text:p><text:s/>USA, SEER (18 Registries): Hispanic White (2003-2007)</text:p>
          </table:table-cell>
          <table:table-cell office:value-type="float" office:value="0.00757885450792646" calcext:value-type="float">
            <text:p>0.007578854507926</text:p>
          </table:table-cell>
          <table:table-cell office:value-type="float" office:value="0.00107192702615103" calcext:value-type="float">
            <text:p>0.001071927026151</text:p>
          </table:table-cell>
          <table:table-cell office:value-type="float" office:value="0.0273995933164834" calcext:value-type="float">
            <text:p>0.027399593316483</text:p>
          </table:table-cell>
          <table:table-cell office:value-type="float" office:value="0.00512461397548307" calcext:value-type="float">
            <text:p>0.005124613975483</text:p>
          </table:table-cell>
          <table:table-cell office:value-type="float" office:value="0.00781533218562646" calcext:value-type="float">
            <text:p>0.007815332185626</text:p>
          </table:table-cell>
          <table:table-cell office:value-type="float" office:value="0.00886447406843283" calcext:value-type="float">
            <text:p>0.008864474068433</text:p>
          </table:table-cell>
          <table:table-cell office:value-type="float" office:value="0.000242825922052615" calcext:value-type="float">
            <text:p>0.000242825922053</text:p>
          </table:table-cell>
          <table:table-cell office:value-type="float" office:value="0.0033718703014532" calcext:value-type="float">
            <text:p>0.003371870301453</text:p>
          </table:table-cell>
          <table:table-cell office:value-type="float" office:value="0.00037775148286197" calcext:value-type="float">
            <text:p>0.000377751482862</text:p>
          </table:table-cell>
          <table:table-cell office:value-type="float" office:value="0.00315169933123648" calcext:value-type="float">
            <text:p>0.003151699331236</text:p>
          </table:table-cell>
          <table:table-cell office:value-type="float" office:value="0.000107137420414269" calcext:value-type="float">
            <text:p>0.000107137420414</text:p>
          </table:table-cell>
          <table:table-cell office:value-type="float" office:value="0.00671638933322144" calcext:value-type="float">
            <text:p>0.006716389333221</text:p>
          </table:table-cell>
          <table:table-cell office:value-type="float" office:value="0.000163985803930056" calcext:value-type="float">
            <text:p>0.00016398580393</text:p>
          </table:table-cell>
          <table:table-cell office:value-type="float" office:value="0.00144096224216021" calcext:value-type="float">
            <text:p>0.00144096224216</text:p>
          </table:table-cell>
          <table:table-cell office:value-type="float" office:value="0.00188399807451959" calcext:value-type="float">
            <text:p>0.00188399807452</text:p>
          </table:table-cell>
          <table:table-cell office:value-type="float" office:value="0.11699755176396" calcext:value-type="float">
            <text:p>0.11699755176396</text:p>
          </table:table-cell>
          <table:table-cell office:value-type="float" office:value="0.0768722594937046" calcext:value-type="float">
            <text:p>0.076872259493705</text:p>
          </table:table-cell>
          <table:table-cell office:value-type="float" office:value="0.000874142386987131" calcext:value-type="float">
            <text:p>0.000874142386987</text:p>
          </table:table-cell>
          <table:table-cell office:value-type="float" office:value="0.73019271757445" calcext:value-type="float">
            <text:p>0.73019271757445</text:p>
          </table:table-cell>
          <table:table-cell office:value-type="float" office:value="0.384489743856077" calcext:value-type="float">
            <text:p>0.384489743856077</text:p>
          </table:table-cell>
          <table:table-cell office:value-type="float" office:value="0.896277105787489" calcext:value-type="float">
            <text:p>0.896277105787489</text:p>
          </table:table-cell>
          <table:table-cell office:value-type="float" office:value="77117005" calcext:value-type="float">
            <text:p>77117005</text:p>
          </table:table-cell>
          <table:table-cell table:number-columns-repeated="1000"/>
        </table:table-row>
        <table:table-row table:style-name="ro1">
          <table:table-cell office:value-type="float" office:value="38402460" calcext:value-type="float">
            <text:p>38402460</text:p>
          </table:table-cell>
          <table:table-cell office:value-type="string" calcext:value-type="string">
            <text:p><text:s/>USA, SEER (18 Registries): Non-Hispanic White (2003-2007)</text:p>
          </table:table-cell>
          <table:table-cell office:value-type="float" office:value="0.0133778151315484" calcext:value-type="float">
            <text:p>0.013377815131548</text:p>
          </table:table-cell>
          <table:table-cell office:value-type="float" office:value="0.001053567244725" calcext:value-type="float">
            <text:p>0.001053567244725</text:p>
          </table:table-cell>
          <table:table-cell office:value-type="float" office:value="0.0313727127074609" calcext:value-type="float">
            <text:p>0.031372712707461</text:p>
          </table:table-cell>
          <table:table-cell office:value-type="float" office:value="0.00225517010850983" calcext:value-type="float">
            <text:p>0.00225517010851</text:p>
          </table:table-cell>
          <table:table-cell office:value-type="float" office:value="0.00842912277236242" calcext:value-type="float">
            <text:p>0.008429122772362</text:p>
          </table:table-cell>
          <table:table-cell office:value-type="float" office:value="0.018002974607206" calcext:value-type="float">
            <text:p>0.018002974607206</text:p>
          </table:table-cell>
          <table:table-cell office:value-type="float" office:value="0.000211546896154523" calcext:value-type="float">
            <text:p>0.000211546896155</text:p>
          </table:table-cell>
          <table:table-cell office:value-type="float" office:value="0.0211904881434873" calcext:value-type="float">
            <text:p>0.021190488143487</text:p>
          </table:table-cell>
          <table:table-cell office:value-type="float" office:value="0.00024892533271754" calcext:value-type="float">
            <text:p>0.000248925332718</text:p>
          </table:table-cell>
          <table:table-cell office:value-type="float" office:value="0.00493316757251756" calcext:value-type="float">
            <text:p>0.004933167572518</text:p>
          </table:table-cell>
          <table:table-cell office:value-type="float" office:value="0.000115888259471404" calcext:value-type="float">
            <text:p>0.000115888259471</text:p>
          </table:table-cell>
          <table:table-cell office:value-type="float" office:value="0.00847228688849975" calcext:value-type="float">
            <text:p>0.0084722868885</text:p>
          </table:table-cell>
          <table:table-cell office:value-type="float" office:value="0.000172208758220707" calcext:value-type="float">
            <text:p>0.000172208758221</text:p>
          </table:table-cell>
          <table:table-cell office:value-type="float" office:value="0.00364750563397542" calcext:value-type="float">
            <text:p>0.003647505633975</text:p>
          </table:table-cell>
          <table:table-cell office:value-type="float" office:value="0.00235033587400209" calcext:value-type="float">
            <text:p>0.002350335874002</text:p>
          </table:table-cell>
          <table:table-cell office:value-type="float" office:value="0.141692543467262" calcext:value-type="float">
            <text:p>0.141692543467262</text:p>
          </table:table-cell>
          <table:table-cell office:value-type="float" office:value="0.107498045993655" calcext:value-type="float">
            <text:p>0.107498045993655</text:p>
          </table:table-cell>
          <table:table-cell office:value-type="float" office:value="0.000377625810256799" calcext:value-type="float">
            <text:p>0.000377625810257</text:p>
          </table:table-cell>
          <table:table-cell office:value-type="float" office:value="0.762003587324787" calcext:value-type="float">
            <text:p>0.762003587324787</text:p>
          </table:table-cell>
          <table:table-cell office:value-type="float" office:value="0.443960819083904" calcext:value-type="float">
            <text:p>0.443960819083904</text:p>
          </table:table-cell>
          <table:table-cell office:value-type="float" office:value="0.909530168044735" calcext:value-type="float">
            <text:p>0.909530168044735</text:p>
          </table:table-cell>
          <table:table-cell office:value-type="float" office:value="222718344" calcext:value-type="float">
            <text:p>222718344</text:p>
          </table:table-cell>
          <table:table-cell table:number-columns-repeated="1000"/>
        </table:table-row>
        <table:table-row table:style-name="ro1">
          <table:table-cell office:value-type="float" office:value="38402499" calcext:value-type="float">
            <text:p>38402499</text:p>
          </table:table-cell>
          <table:table-cell office:value-type="string" calcext:value-type="string">
            <text:p><text:s/>USA, SEER (18 Registries) (2003-2007)</text:p>
          </table:table-cell>
          <table:table-cell office:value-type="float" office:value="0.0125011898662207" calcext:value-type="float">
            <text:p>0.012501189866221</text:p>
          </table:table-cell>
          <table:table-cell office:value-type="float" office:value="0.00137822412376782" calcext:value-type="float">
            <text:p>0.001378224123768</text:p>
          </table:table-cell>
          <table:table-cell office:value-type="float" office:value="0.0317526849857545" calcext:value-type="float">
            <text:p>0.031752684985755</text:p>
          </table:table-cell>
          <table:table-cell office:value-type="float" office:value="0.00321158139484023" calcext:value-type="float">
            <text:p>0.00321158139484</text:p>
          </table:table-cell>
          <table:table-cell office:value-type="float" office:value="0.00849197342830174" calcext:value-type="float">
            <text:p>0.008491973428302</text:p>
          </table:table-cell>
          <table:table-cell office:value-type="float" office:value="0.0167931276850693" calcext:value-type="float">
            <text:p>0.016793127685069</text:p>
          </table:table-cell>
          <table:table-cell office:value-type="float" office:value="0.000224949886699849" calcext:value-type="float">
            <text:p>0.0002249498867</text:p>
          </table:table-cell>
          <table:table-cell office:value-type="float" office:value="0.0155634123660099" calcext:value-type="float">
            <text:p>0.01556341236601</text:p>
          </table:table-cell>
          <table:table-cell office:value-type="float" office:value="0.000297482034221878" calcext:value-type="float">
            <text:p>0.000297482034222</text:p>
          </table:table-cell>
          <table:table-cell office:value-type="float" office:value="0.00378743154852181" calcext:value-type="float">
            <text:p>0.003787431548522</text:p>
          </table:table-cell>
          <table:table-cell table:style-name="ce2" office:value-type="float" office:value="0.0000992306183008567" calcext:value-type="float">
            <text:p>9.92E-05</text:p>
          </table:table-cell>
          <table:table-cell office:value-type="float" office:value="0.00768571644520518" calcext:value-type="float">
            <text:p>0.007685716445205</text:p>
          </table:table-cell>
          <table:table-cell office:value-type="float" office:value="0.000155648399491454" calcext:value-type="float">
            <text:p>0.000155648399491</text:p>
          </table:table-cell>
          <table:table-cell office:value-type="float" office:value="0.00315562333781651" calcext:value-type="float">
            <text:p>0.003155623337817</text:p>
          </table:table-cell>
          <table:table-cell office:value-type="float" office:value="0.00224035955045451" calcext:value-type="float">
            <text:p>0.002240359550455</text:p>
          </table:table-cell>
          <table:table-cell office:value-type="float" office:value="0.144552356587851" calcext:value-type="float">
            <text:p>0.144552356587851</text:p>
          </table:table-cell>
          <table:table-cell office:value-type="float" office:value="0.100223566973441" calcext:value-type="float">
            <text:p>0.100223566973441</text:p>
          </table:table-cell>
          <table:table-cell office:value-type="float" office:value="0.000312146826933368" calcext:value-type="float">
            <text:p>0.000312146826933</text:p>
          </table:table-cell>
          <table:table-cell office:value-type="float" office:value="0.768617234039934" calcext:value-type="float">
            <text:p>0.768617234039934</text:p>
          </table:table-cell>
          <table:table-cell office:value-type="float" office:value="0.456687303750155" calcext:value-type="float">
            <text:p>0.456687303750155</text:p>
          </table:table-cell>
          <table:table-cell office:value-type="float" office:value="0.912248389374764" calcext:value-type="float">
            <text:p>0.912248389374764</text:p>
          </table:table-cell>
          <table:table-cell office:value-type="float" office:value="388913208" calcext:value-type="float">
            <text:p>388913208</text:p>
          </table:table-cell>
          <table:table-cell table:number-columns-repeated="1000"/>
        </table:table-row>
        <table:table-row table:style-name="ro1">
          <table:table-cell office:value-type="float" office:value="38402510" calcext:value-type="float">
            <text:p>38402510</text:p>
          </table:table-cell>
          <table:table-cell office:value-type="string" calcext:value-type="string">
            <text:p><text:s/>USA, California: White (2003-2007)</text:p>
          </table:table-cell>
          <table:table-cell office:value-type="float" office:value="0.0116733513436085" calcext:value-type="float">
            <text:p>0.011673351343609</text:p>
          </table:table-cell>
          <table:table-cell office:value-type="float" office:value="0.00103664951279235" calcext:value-type="float">
            <text:p>0.001036649512792</text:p>
          </table:table-cell>
          <table:table-cell office:value-type="float" office:value="0.0287882861844697" calcext:value-type="float">
            <text:p>0.02878828618447</text:p>
          </table:table-cell>
          <table:table-cell office:value-type="float" office:value="0.00302017955959286" calcext:value-type="float">
            <text:p>0.003020179559593</text:p>
          </table:table-cell>
          <table:table-cell office:value-type="float" office:value="0.00817141674405592" calcext:value-type="float">
            <text:p>0.008171416744056</text:p>
          </table:table-cell>
          <table:table-cell office:value-type="float" office:value="0.0151076464519701" calcext:value-type="float">
            <text:p>0.01510764645197</text:p>
          </table:table-cell>
          <table:table-cell office:value-type="float" office:value="0.000232295866330982" calcext:value-type="float">
            <text:p>0.000232295866331</text:p>
          </table:table-cell>
          <table:table-cell office:value-type="float" office:value="0.017668685635512" calcext:value-type="float">
            <text:p>0.017668685635512</text:p>
          </table:table-cell>
          <table:table-cell office:value-type="float" office:value="0.000311222562032879" calcext:value-type="float">
            <text:p>0.000311222562033</text:p>
          </table:table-cell>
          <table:table-cell office:value-type="float" office:value="0.00446821673136039" calcext:value-type="float">
            <text:p>0.00446821673136</text:p>
          </table:table-cell>
          <table:table-cell office:value-type="float" office:value="0.00011027485910677" calcext:value-type="float">
            <text:p>0.000110274859107</text:p>
          </table:table-cell>
          <table:table-cell office:value-type="float" office:value="0.00701397836453521" calcext:value-type="float">
            <text:p>0.007013978364535</text:p>
          </table:table-cell>
          <table:table-cell office:value-type="float" office:value="0.000149171531878798" calcext:value-type="float">
            <text:p>0.000149171531879</text:p>
          </table:table-cell>
          <table:table-cell office:value-type="float" office:value="0.00286085781461476" calcext:value-type="float">
            <text:p>0.002860857814615</text:p>
          </table:table-cell>
          <table:table-cell office:value-type="float" office:value="0.00219044462084582" calcext:value-type="float">
            <text:p>0.002190444620846</text:p>
          </table:table-cell>
          <table:table-cell office:value-type="float" office:value="0.135036555909691" calcext:value-type="float">
            <text:p>0.135036555909691</text:p>
          </table:table-cell>
          <table:table-cell office:value-type="float" office:value="0.104749272159435" calcext:value-type="float">
            <text:p>0.104749272159435</text:p>
          </table:table-cell>
          <table:table-cell office:value-type="float" office:value="0.00033993187564807" calcext:value-type="float">
            <text:p>0.000339931875648</text:p>
          </table:table-cell>
          <table:table-cell office:value-type="float" office:value="0.765681567534583" calcext:value-type="float">
            <text:p>0.765681567534583</text:p>
          </table:table-cell>
          <table:table-cell office:value-type="float" office:value="0.451022468065131" calcext:value-type="float">
            <text:p>0.451022468065131</text:p>
          </table:table-cell>
          <table:table-cell office:value-type="float" office:value="0.911043384041893" calcext:value-type="float">
            <text:p>0.911043384041893</text:p>
          </table:table-cell>
          <table:table-cell office:value-type="float" office:value="132076162" calcext:value-type="float">
            <text:p>132076162</text:p>
          </table:table-cell>
          <table:table-cell table:number-columns-repeated="1000"/>
        </table:table-row>
        <table:table-row table:style-name="ro1">
          <table:table-cell office:value-type="float" office:value="38402529" calcext:value-type="float">
            <text:p>38402529</text:p>
          </table:table-cell>
          <table:table-cell office:value-type="string" calcext:value-type="string">
            <text:p><text:s/>USA, California: Asian and Pacific Islander (2003-2007)</text:p>
          </table:table-cell>
          <table:table-cell office:value-type="float" office:value="0.0066995041384211" calcext:value-type="float">
            <text:p>0.006699504138421</text:p>
          </table:table-cell>
          <table:table-cell office:value-type="float" office:value="0.000938853211035726" calcext:value-type="float">
            <text:p>0.000938853211036</text:p>
          </table:table-cell>
          <table:table-cell office:value-type="float" office:value="0.0254569620116151" calcext:value-type="float">
            <text:p>0.025456962011615</text:p>
          </table:table-cell>
          <table:table-cell office:value-type="float" office:value="0.0074764457930008" calcext:value-type="float">
            <text:p>0.007476445793001</text:p>
          </table:table-cell>
          <table:table-cell office:value-type="float" office:value="0.00553341842775191" calcext:value-type="float">
            <text:p>0.005533418427752</text:p>
          </table:table-cell>
          <table:table-cell office:value-type="float" office:value="0.0131663236448376" calcext:value-type="float">
            <text:p>0.013166323644838</text:p>
          </table:table-cell>
          <table:table-cell office:value-type="float" office:value="0.000180454030012322" calcext:value-type="float">
            <text:p>0.000180454030012</text:p>
          </table:table-cell>
          <table:table-cell office:value-type="float" office:value="0.000894363130604942" calcext:value-type="float">
            <text:p>0.000894363130605</text:p>
          </table:table-cell>
          <table:table-cell office:value-type="float" office:value="0.000262611029574355" calcext:value-type="float">
            <text:p>0.000262611029574</text:p>
          </table:table-cell>
          <table:table-cell office:value-type="float" office:value="0.000989054534754467" calcext:value-type="float">
            <text:p>0.000989054534754</text:p>
          </table:table-cell>
          <table:table-cell table:style-name="ce2" office:value-type="float" office:value="0.0000527379465023042" calcext:value-type="float">
            <text:p>5.27E-05</text:p>
          </table:table-cell>
          <table:table-cell office:value-type="float" office:value="0.00706942274682339" calcext:value-type="float">
            <text:p>0.007069422746823</text:p>
          </table:table-cell>
          <table:table-cell table:style-name="ce2" office:value-type="float" office:value="0.0000899856834107099" calcext:value-type="float">
            <text:p>9.00E-05</text:p>
          </table:table-cell>
          <table:table-cell office:value-type="float" office:value="0.000574534026796086" calcext:value-type="float">
            <text:p>0.000574534026796</text:p>
          </table:table-cell>
          <table:table-cell office:value-type="float" office:value="0.00172531484215832" calcext:value-type="float">
            <text:p>0.001725314842158</text:p>
          </table:table-cell>
          <table:table-cell office:value-type="float" office:value="0.0718154524442179" calcext:value-type="float">
            <text:p>0.071815452444218</text:p>
          </table:table-cell>
          <table:table-cell office:value-type="float" office:value="0.0710655972945712" calcext:value-type="float">
            <text:p>0.071065597294571</text:p>
          </table:table-cell>
          <table:table-cell office:value-type="float" office:value="0.0023561842092128" calcext:value-type="float">
            <text:p>0.002356184209213</text:p>
          </table:table-cell>
          <table:table-cell office:value-type="float" office:value="0.686127278971424" calcext:value-type="float">
            <text:p>0.686127278971424</text:p>
          </table:table-cell>
          <table:table-cell office:value-type="float" office:value="0.306591240946463" calcext:value-type="float">
            <text:p>0.306591240946463</text:p>
          </table:table-cell>
          <table:table-cell office:value-type="float" office:value="0.877415051229256" calcext:value-type="float">
            <text:p>0.877415051229256</text:p>
          </table:table-cell>
          <table:table-cell office:value-type="float" office:value="22463078" calcext:value-type="float">
            <text:p>22463078</text:p>
          </table:table-cell>
          <table:table-cell table:number-columns-repeated="1000"/>
        </table:table-row>
        <table:table-row table:style-name="ro1">
          <table:table-cell office:value-type="float" office:value="38402530" calcext:value-type="float">
            <text:p>38402530</text:p>
          </table:table-cell>
          <table:table-cell office:value-type="string" calcext:value-type="string">
            <text:p><text:s/>USA, California: Black (2003-2007)</text:p>
          </table:table-cell>
          <table:table-cell office:value-type="float" office:value="0.0130150703133133" calcext:value-type="float">
            <text:p>0.013015070313313</text:p>
          </table:table-cell>
          <table:table-cell office:value-type="float" office:value="0.00246561958788596" calcext:value-type="float">
            <text:p>0.002465619587886</text:p>
          </table:table-cell>
          <table:table-cell office:value-type="float" office:value="0.0401303141934061" calcext:value-type="float">
            <text:p>0.040130314193406</text:p>
          </table:table-cell>
          <table:table-cell office:value-type="float" office:value="0.00517045174142368" calcext:value-type="float">
            <text:p>0.005170451741424</text:p>
          </table:table-cell>
          <table:table-cell office:value-type="float" office:value="0.0111998361645304" calcext:value-type="float">
            <text:p>0.01119983616453</text:p>
          </table:table-cell>
          <table:table-cell office:value-type="float" office:value="0.0204715029798852" calcext:value-type="float">
            <text:p>0.020471502979885</text:p>
          </table:table-cell>
          <table:table-cell office:value-type="float" office:value="0.00030717932383715" calcext:value-type="float">
            <text:p>0.000307179323837</text:p>
          </table:table-cell>
          <table:table-cell office:value-type="float" office:value="0.000833001955721361" calcext:value-type="float">
            <text:p>0.000833001955721</text:p>
          </table:table-cell>
          <table:table-cell office:value-type="float" office:value="0.000323076835606218" calcext:value-type="float">
            <text:p>0.000323076835606</text:p>
          </table:table-cell>
          <table:table-cell office:value-type="float" office:value="0.000890639229526683" calcext:value-type="float">
            <text:p>0.000890639229527</text:p>
          </table:table-cell>
          <table:table-cell table:style-name="ce2" office:value-type="float" office:value="0.0000686318318649202" calcext:value-type="float">
            <text:p>6.86E-05</text:p>
          </table:table-cell>
          <table:table-cell office:value-type="float" office:value="0.00425730643893046" calcext:value-type="float">
            <text:p>0.00425730643893</text:p>
          </table:table-cell>
          <table:table-cell table:style-name="ce2" office:value-type="float" office:value="0.0000935298601522094" calcext:value-type="float">
            <text:p>9.35E-05</text:p>
          </table:table-cell>
          <table:table-cell office:value-type="float" office:value="0.00234008024947611" calcext:value-type="float">
            <text:p>0.002340080249476</text:p>
          </table:table-cell>
          <table:table-cell office:value-type="float" office:value="0.00200765579765111" calcext:value-type="float">
            <text:p>0.002007655797651</text:p>
          </table:table-cell>
          <table:table-cell office:value-type="float" office:value="0.204519892526502" calcext:value-type="float">
            <text:p>0.204519892526502</text:p>
          </table:table-cell>
          <table:table-cell office:value-type="float" office:value="0.0964283225154186" calcext:value-type="float">
            <text:p>0.096428322515419</text:p>
          </table:table-cell>
          <table:table-cell office:value-type="float" office:value="0.00179357242862466" calcext:value-type="float">
            <text:p>0.001793572428625</text:p>
          </table:table-cell>
          <table:table-cell office:value-type="float" office:value="0.699038282691937" calcext:value-type="float">
            <text:p>0.699038282691937</text:p>
          </table:table-cell>
          <table:table-cell office:value-type="float" office:value="0.328900495350184" calcext:value-type="float">
            <text:p>0.328900495350184</text:p>
          </table:table-cell>
          <table:table-cell office:value-type="float" office:value="0.88300350351589" calcext:value-type="float">
            <text:p>0.88300350351589</text:p>
          </table:table-cell>
          <table:table-cell office:value-type="float" office:value="12483186" calcext:value-type="float">
            <text:p>12483186</text:p>
          </table:table-cell>
          <table:table-cell table:number-columns-repeated="1000"/>
        </table:table-row>
        <table:table-row table:style-name="ro1">
          <table:table-cell office:value-type="float" office:value="38402542" calcext:value-type="float">
            <text:p>38402542</text:p>
          </table:table-cell>
          <table:table-cell office:value-type="string" calcext:value-type="string">
            <text:p><text:s/>USA, California: American Indian (2003-2007)</text:p>
          </table:table-cell>
          <table:table-cell office:value-type="float" office:value="0.00553075641187652" calcext:value-type="float">
            <text:p>0.005530756411877</text:p>
          </table:table-cell>
          <table:table-cell office:value-type="float" office:value="0.000367409465788656" calcext:value-type="float">
            <text:p>0.000367409465789</text:p>
          </table:table-cell>
          <table:table-cell office:value-type="float" office:value="0.0115799181306232" calcext:value-type="float">
            <text:p>0.011579918130623</text:p>
          </table:table-cell>
          <table:table-cell office:value-type="float" office:value="0.00324623074804707" calcext:value-type="float">
            <text:p>0.003246230748047</text:p>
          </table:table-cell>
          <table:table-cell office:value-type="float" office:value="0.00322775619487868" calcext:value-type="float">
            <text:p>0.003227756194879</text:p>
          </table:table-cell>
          <table:table-cell office:value-type="float" office:value="0.00443630671898813" calcext:value-type="float">
            <text:p>0.004436306718988</text:p>
          </table:table-cell>
          <table:table-cell table:style-name="ce2" office:value-type="float" office:value="0.0000955780138232418" calcext:value-type="float">
            <text:p>9.56E-05</text:p>
          </table:table-cell>
          <table:table-cell office:value-type="float" office:value="0.00299251423776567" calcext:value-type="float">
            <text:p>0.002992514237766</text:p>
          </table:table-cell>
          <table:table-cell office:value-type="float" office:value="0.0001415227227554" calcext:value-type="float">
            <text:p>0.000141522722755</text:p>
          </table:table-cell>
          <table:table-cell office:value-type="float" office:value="0.00145091074630302" calcext:value-type="float">
            <text:p>0.001450910746303</text:p>
          </table:table-cell>
          <table:table-cell table:style-name="ce2" office:value-type="float" office:value="0.0000245470998254235" calcext:value-type="float">
            <text:p>2.45E-05</text:p>
          </table:table-cell>
          <table:table-cell office:value-type="float" office:value="0.00181988702235726" calcext:value-type="float">
            <text:p>0.001819887022357</text:p>
          </table:table-cell>
          <table:table-cell office:value-type="float" office:value="0" calcext:value-type="float">
            <text:p>0</text:p>
          </table:table-cell>
          <table:table-cell office:value-type="float" office:value="0.000825624339905121" calcext:value-type="float">
            <text:p>0.000825624339905</text:p>
          </table:table-cell>
          <table:table-cell office:value-type="float" office:value="0.000896999538085123" calcext:value-type="float">
            <text:p>0.000896999538085</text:p>
          </table:table-cell>
          <table:table-cell office:value-type="float" office:value="0.039934227295501" calcext:value-type="float">
            <text:p>0.039934227295501</text:p>
          </table:table-cell>
          <table:table-cell office:value-type="float" office:value="0.031459387795302" calcext:value-type="float">
            <text:p>0.03145938779530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425459" calcext:value-type="float">
            <text:p>2425459</text:p>
          </table:table-cell>
          <table:table-cell table:number-columns-repeated="1000"/>
        </table:table-row>
        <table:table-row table:style-name="ro1">
          <table:table-cell office:value-type="float" office:value="38402599" calcext:value-type="float">
            <text:p>38402599</text:p>
          </table:table-cell>
          <table:table-cell office:value-type="string" calcext:value-type="string">
            <text:p><text:s/>USA, California (2003-2007)</text:p>
          </table:table-cell>
          <table:table-cell office:value-type="float" office:value="0.0112371198801688" calcext:value-type="float">
            <text:p>0.011237119880169</text:p>
          </table:table-cell>
          <table:table-cell office:value-type="float" office:value="0.00112145751416771" calcext:value-type="float">
            <text:p>0.001121457514168</text:p>
          </table:table-cell>
          <table:table-cell office:value-type="float" office:value="0.0293698470623443" calcext:value-type="float">
            <text:p>0.029369847062344</text:p>
          </table:table-cell>
          <table:table-cell office:value-type="float" office:value="0.00379253623192241" calcext:value-type="float">
            <text:p>0.003792536231922</text:p>
          </table:table-cell>
          <table:table-cell office:value-type="float" office:value="0.0080488617534652" calcext:value-type="float">
            <text:p>0.008048861753465</text:p>
          </table:table-cell>
          <table:table-cell office:value-type="float" office:value="0.0151728459398288" calcext:value-type="float">
            <text:p>0.015172845939829</text:p>
          </table:table-cell>
          <table:table-cell office:value-type="float" office:value="0.000233923667875316" calcext:value-type="float">
            <text:p>0.000233923667875</text:p>
          </table:table-cell>
          <table:table-cell office:value-type="float" office:value="0.0151467998140378" calcext:value-type="float">
            <text:p>0.015146799814038</text:p>
          </table:table-cell>
          <table:table-cell office:value-type="float" office:value="0.00030873487392454" calcext:value-type="float">
            <text:p>0.000308734873925</text:p>
          </table:table-cell>
          <table:table-cell office:value-type="float" office:value="0.00382683437679103" calcext:value-type="float">
            <text:p>0.003826834376791</text:p>
          </table:table-cell>
          <table:table-cell table:style-name="ce2" office:value-type="float" office:value="0.0000995703437323801" calcext:value-type="float">
            <text:p>9.96E-05</text:p>
          </table:table-cell>
          <table:table-cell office:value-type="float" office:value="0.00688456474031473" calcext:value-type="float">
            <text:p>0.006884564740315</text:p>
          </table:table-cell>
          <table:table-cell office:value-type="float" office:value="0.000139880847148099" calcext:value-type="float">
            <text:p>0.000139880847148</text:p>
          </table:table-cell>
          <table:table-cell office:value-type="float" office:value="0.00266438308787527" calcext:value-type="float">
            <text:p>0.002664383087875</text:p>
          </table:table-cell>
          <table:table-cell office:value-type="float" office:value="0.00213033536994173" calcext:value-type="float">
            <text:p>0.002130335369942</text:p>
          </table:table-cell>
          <table:table-cell office:value-type="float" office:value="0.136601611706833" calcext:value-type="float">
            <text:p>0.136601611706833</text:p>
          </table:table-cell>
          <table:table-cell office:value-type="float" office:value="0.100237129244777" calcext:value-type="float">
            <text:p>0.100237129244777</text:p>
          </table:table-cell>
          <table:table-cell office:value-type="float" office:value="0.000304002429382333" calcext:value-type="float">
            <text:p>0.000304002429382</text:p>
          </table:table-cell>
          <table:table-cell office:value-type="float" office:value="0.769519042863548" calcext:value-type="float">
            <text:p>0.769519042863548</text:p>
          </table:table-cell>
          <table:table-cell office:value-type="float" office:value="0.458432581061458" calcext:value-type="float">
            <text:p>0.458432581061458</text:p>
          </table:table-cell>
          <table:table-cell office:value-type="float" office:value="0.912618057137656" calcext:value-type="float">
            <text:p>0.912618057137656</text:p>
          </table:table-cell>
          <table:table-cell office:value-type="float" office:value="169447885" calcext:value-type="float">
            <text:p>169447885</text:p>
          </table:table-cell>
          <table:table-cell table:number-columns-repeated="1000"/>
        </table:table-row>
        <table:table-row table:style-name="ro1">
          <table:table-cell office:value-type="float" office:value="38404010" calcext:value-type="float">
            <text:p>38404010</text:p>
          </table:table-cell>
          <table:table-cell office:value-type="string" calcext:value-type="string">
            <text:p><text:s/>USA, Arkansas: White (2003-2007)</text:p>
          </table:table-cell>
          <table:table-cell office:value-type="float" office:value="0.0146495165879913" calcext:value-type="float">
            <text:p>0.014649516587991</text:p>
          </table:table-cell>
          <table:table-cell office:value-type="float" office:value="0.00106916791716645" calcext:value-type="float">
            <text:p>0.001069167917166</text:p>
          </table:table-cell>
          <table:table-cell office:value-type="float" office:value="0.0331268036803122" calcext:value-type="float">
            <text:p>0.033126803680312</text:p>
          </table:table-cell>
          <table:table-cell office:value-type="float" office:value="0.00215482342225888" calcext:value-type="float">
            <text:p>0.002154823422259</text:p>
          </table:table-cell>
          <table:table-cell office:value-type="float" office:value="0.00749480110755134" calcext:value-type="float">
            <text:p>0.007494801107551</text:p>
          </table:table-cell>
          <table:table-cell office:value-type="float" office:value="0.017829711001931" calcext:value-type="float">
            <text:p>0.017829711001931</text:p>
          </table:table-cell>
          <table:table-cell office:value-type="float" office:value="0.000166480926530845" calcext:value-type="float">
            <text:p>0.000166480926531</text:p>
          </table:table-cell>
          <table:table-cell office:value-type="float" office:value="0.0119214175236364" calcext:value-type="float">
            <text:p>0.011921417523636</text:p>
          </table:table-cell>
          <table:table-cell office:value-type="float" office:value="0.000201462530198127" calcext:value-type="float">
            <text:p>0.000201462530198</text:p>
          </table:table-cell>
          <table:table-cell office:value-type="float" office:value="0.0035588399654788" calcext:value-type="float">
            <text:p>0.003558839965479</text:p>
          </table:table-cell>
          <table:table-cell office:value-type="float" office:value="0.000101243459384742" calcext:value-type="float">
            <text:p>0.000101243459385</text:p>
          </table:table-cell>
          <table:table-cell office:value-type="float" office:value="0.00544542458573333" calcext:value-type="float">
            <text:p>0.005445424585733</text:p>
          </table:table-cell>
          <table:table-cell office:value-type="float" office:value="0.00016044187311096" calcext:value-type="float">
            <text:p>0.000160441873111</text:p>
          </table:table-cell>
          <table:table-cell office:value-type="float" office:value="0.00281951299087122" calcext:value-type="float">
            <text:p>0.002819512990871</text:p>
          </table:table-cell>
          <table:table-cell office:value-type="float" office:value="0.00227112190471917" calcext:value-type="float">
            <text:p>0.002271121904719</text:p>
          </table:table-cell>
          <table:table-cell office:value-type="float" office:value="0.14305165142225" calcext:value-type="float">
            <text:p>0.14305165142225</text:p>
          </table:table-cell>
          <table:table-cell office:value-type="float" office:value="0.09268777186898" calcext:value-type="float">
            <text:p>0.09268777186898</text:p>
          </table:table-cell>
          <table:table-cell office:value-type="float" office:value="0.000315118403183323" calcext:value-type="float">
            <text:p>0.000315118403183</text:p>
          </table:table-cell>
          <table:table-cell office:value-type="float" office:value="0.768293085806205" calcext:value-type="float">
            <text:p>0.768293085806205</text:p>
          </table:table-cell>
          <table:table-cell office:value-type="float" office:value="0.456060563342749" calcext:value-type="float">
            <text:p>0.456060563342749</text:p>
          </table:table-cell>
          <table:table-cell office:value-type="float" office:value="0.912115457964803" calcext:value-type="float">
            <text:p>0.912115457964803</text:p>
          </table:table-cell>
          <table:table-cell office:value-type="float" office:value="10565172" calcext:value-type="float">
            <text:p>10565172</text:p>
          </table:table-cell>
          <table:table-cell table:number-columns-repeated="1000"/>
        </table:table-row>
        <table:table-row table:style-name="ro1">
          <table:table-cell office:value-type="float" office:value="38404030" calcext:value-type="float">
            <text:p>38404030</text:p>
          </table:table-cell>
          <table:table-cell office:value-type="string" calcext:value-type="string">
            <text:p><text:s/>USA, Arkansas: Black (2003-2007)</text:p>
          </table:table-cell>
          <table:table-cell office:value-type="float" office:value="0.0123115985059329" calcext:value-type="float">
            <text:p>0.012311598505933</text:p>
          </table:table-cell>
          <table:table-cell office:value-type="float" office:value="0.00501227493672082" calcext:value-type="float">
            <text:p>0.005012274936721</text:p>
          </table:table-cell>
          <table:table-cell office:value-type="float" office:value="0.043797313223079" calcext:value-type="float">
            <text:p>0.043797313223079</text:p>
          </table:table-cell>
          <table:table-cell office:value-type="float" office:value="0.0034457875343739" calcext:value-type="float">
            <text:p>0.003445787534374</text:p>
          </table:table-cell>
          <table:table-cell office:value-type="float" office:value="0.0107028265426583" calcext:value-type="float">
            <text:p>0.010702826542658</text:p>
          </table:table-cell>
          <table:table-cell office:value-type="float" office:value="0.0176981718988708" calcext:value-type="float">
            <text:p>0.017698171898871</text:p>
          </table:table-cell>
          <table:table-cell office:value-type="float" office:value="0.000346769428327775" calcext:value-type="float">
            <text:p>0.000346769428328</text:p>
          </table:table-cell>
          <table:table-cell office:value-type="float" office:value="0.000725787412211217" calcext:value-type="float">
            <text:p>0.000725787412211</text:p>
          </table:table-cell>
          <table:table-cell office:value-type="float" office:value="0.000217278730697589" calcext:value-type="float">
            <text:p>0.000217278730698</text:p>
          </table:table-cell>
          <table:table-cell office:value-type="float" office:value="0.00105117211020778" calcext:value-type="float">
            <text:p>0.001051172110208</text:p>
          </table:table-cell>
          <table:table-cell table:style-name="ce2" office:value-type="float" office:value="0.0000732883953789718" calcext:value-type="float">
            <text:p>7.33E-05</text:p>
          </table:table-cell>
          <table:table-cell office:value-type="float" office:value="0.00345100410754855" calcext:value-type="float">
            <text:p>0.003451004107549</text:p>
          </table:table-cell>
          <table:table-cell table:style-name="ce2" office:value-type="float" office:value="0.0000848555206128521" calcext:value-type="float">
            <text:p>8.49E-05</text:p>
          </table:table-cell>
          <table:table-cell office:value-type="float" office:value="0.00251164357332504" calcext:value-type="float">
            <text:p>0.002511643573325</text:p>
          </table:table-cell>
          <table:table-cell office:value-type="float" office:value="0.00199992933207329" calcext:value-type="float">
            <text:p>0.001999929332073</text:p>
          </table:table-cell>
          <table:table-cell office:value-type="float" office:value="0.198782628310469" calcext:value-type="float">
            <text:p>0.198782628310469</text:p>
          </table:table-cell>
          <table:table-cell office:value-type="float" office:value="0.0852590887838424" calcext:value-type="float">
            <text:p>0.085259088783842</text:p>
          </table:table-cell>
          <table:table-cell office:value-type="float" office:value="0.00163041729670343" calcext:value-type="float">
            <text:p>0.001630417296703</text:p>
          </table:table-cell>
          <table:table-cell office:value-type="float" office:value="0.703403876392801" calcext:value-type="float">
            <text:p>0.703403876392801</text:p>
          </table:table-cell>
          <table:table-cell office:value-type="float" office:value="0.33653855129366" calcext:value-type="float">
            <text:p>0.33653855129366</text:p>
          </table:table-cell>
          <table:table-cell office:value-type="float" office:value="0.884881398542954" calcext:value-type="float">
            <text:p>0.884881398542954</text:p>
          </table:table-cell>
          <table:table-cell office:value-type="float" office:value="2135590" calcext:value-type="float">
            <text:p>2135590</text:p>
          </table:table-cell>
          <table:table-cell table:number-columns-repeated="1000"/>
        </table:table-row>
        <table:table-row table:style-name="ro1">
          <table:table-cell office:value-type="float" office:value="38404099" calcext:value-type="float">
            <text:p>38404099</text:p>
          </table:table-cell>
          <table:table-cell office:value-type="string" calcext:value-type="string">
            <text:p><text:s/>USA, Arkansas (2003-2007)</text:p>
          </table:table-cell>
          <table:table-cell office:value-type="float" office:value="0.0143120575683557" calcext:value-type="float">
            <text:p>0.014312057568356</text:p>
          </table:table-cell>
          <table:table-cell office:value-type="float" office:value="0.00149041173739347" calcext:value-type="float">
            <text:p>0.001490411737393</text:p>
          </table:table-cell>
          <table:table-cell office:value-type="float" office:value="0.03418734365321" calcext:value-type="float">
            <text:p>0.03418734365321</text:p>
          </table:table-cell>
          <table:table-cell office:value-type="float" office:value="0.00233500025777849" calcext:value-type="float">
            <text:p>0.002335000257778</text:p>
          </table:table-cell>
          <table:table-cell office:value-type="float" office:value="0.00780650705255366" calcext:value-type="float">
            <text:p>0.007806507052554</text:p>
          </table:table-cell>
          <table:table-cell office:value-type="float" office:value="0.0176982564529348" calcext:value-type="float">
            <text:p>0.017698256452935</text:p>
          </table:table-cell>
          <table:table-cell office:value-type="float" office:value="0.000189357433059215" calcext:value-type="float">
            <text:p>0.000189357433059</text:p>
          </table:table-cell>
          <table:table-cell office:value-type="float" office:value="0.0105765018365287" calcext:value-type="float">
            <text:p>0.010576501836529</text:p>
          </table:table-cell>
          <table:table-cell office:value-type="float" office:value="0.000216387423769866" calcext:value-type="float">
            <text:p>0.00021638742377</text:p>
          </table:table-cell>
          <table:table-cell office:value-type="float" office:value="0.00315635075758836" calcext:value-type="float">
            <text:p>0.003156350757588</text:p>
          </table:table-cell>
          <table:table-cell office:value-type="float" office:value="0.000100102690337725" calcext:value-type="float">
            <text:p>0.000100102690338</text:p>
          </table:table-cell>
          <table:table-cell office:value-type="float" office:value="0.00514659526026611" calcext:value-type="float">
            <text:p>0.005146595260266</text:p>
          </table:table-cell>
          <table:table-cell office:value-type="float" office:value="0.000149233595649855" calcext:value-type="float">
            <text:p>0.00014923359565</text:p>
          </table:table-cell>
          <table:table-cell office:value-type="float" office:value="0.00279493244616198" calcext:value-type="float">
            <text:p>0.002794932446162</text:p>
          </table:table-cell>
          <table:table-cell office:value-type="float" office:value="0.00225330778303296" calcext:value-type="float">
            <text:p>0.002253307783033</text:p>
          </table:table-cell>
          <table:table-cell office:value-type="float" office:value="0.1499052043803" calcext:value-type="float">
            <text:p>0.1499052043803</text:p>
          </table:table-cell>
          <table:table-cell office:value-type="float" office:value="0.0919891441258836" calcext:value-type="float">
            <text:p>0.091989144125884</text:p>
          </table:table-cell>
          <table:table-cell office:value-type="float" office:value="0.000284290637832418" calcext:value-type="float">
            <text:p>0.000284290637832</text:p>
          </table:table-cell>
          <table:table-cell office:value-type="float" office:value="0.771788189253319" calcext:value-type="float">
            <text:p>0.771788189253319</text:p>
          </table:table-cell>
          <table:table-cell office:value-type="float" office:value="0.46283471701646" calcext:value-type="float">
            <text:p>0.46283471701646</text:p>
          </table:table-cell>
          <table:table-cell office:value-type="float" office:value="0.913547187251622" calcext:value-type="float">
            <text:p>0.913547187251622</text:p>
          </table:table-cell>
          <table:table-cell office:value-type="float" office:value="12975962" calcext:value-type="float">
            <text:p>12975962</text:p>
          </table:table-cell>
          <table:table-cell table:number-columns-repeated="1000"/>
        </table:table-row>
        <table:table-row table:style-name="ro1">
          <table:table-cell office:value-type="float" office:value="38404110" calcext:value-type="float">
            <text:p>38404110</text:p>
          </table:table-cell>
          <table:table-cell office:value-type="string" calcext:value-type="string">
            <text:p><text:s/>USA, Delaware: White (2003-2007)</text:p>
          </table:table-cell>
          <table:table-cell office:value-type="float" office:value="0.0139922364128835" calcext:value-type="float">
            <text:p>0.013992236412884</text:p>
          </table:table-cell>
          <table:table-cell office:value-type="float" office:value="0.00112017634207909" calcext:value-type="float">
            <text:p>0.001120176342079</text:p>
          </table:table-cell>
          <table:table-cell office:value-type="float" office:value="0.032681528718399" calcext:value-type="float">
            <text:p>0.032681528718399</text:p>
          </table:table-cell>
          <table:table-cell office:value-type="float" office:value="0.00274001618581774" calcext:value-type="float">
            <text:p>0.002740016185818</text:p>
          </table:table-cell>
          <table:table-cell office:value-type="float" office:value="0.00856625083032239" calcext:value-type="float">
            <text:p>0.008566250830322</text:p>
          </table:table-cell>
          <table:table-cell office:value-type="float" office:value="0.0180374957518194" calcext:value-type="float">
            <text:p>0.018037495751819</text:p>
          </table:table-cell>
          <table:table-cell office:value-type="float" office:value="0.000251513759011794" calcext:value-type="float">
            <text:p>0.000251513759012</text:p>
          </table:table-cell>
          <table:table-cell office:value-type="float" office:value="0.0204874768010088" calcext:value-type="float">
            <text:p>0.020487476801009</text:p>
          </table:table-cell>
          <table:table-cell office:value-type="float" office:value="0.000290367565459988" calcext:value-type="float">
            <text:p>0.00029036756546</text:p>
          </table:table-cell>
          <table:table-cell office:value-type="float" office:value="0.00425386876174524" calcext:value-type="float">
            <text:p>0.004253868761745</text:p>
          </table:table-cell>
          <table:table-cell table:style-name="ce2" office:value-type="float" office:value="0.0000518610008119222" calcext:value-type="float">
            <text:p>5.19E-05</text:p>
          </table:table-cell>
          <table:table-cell office:value-type="float" office:value="0.00924026120937458" calcext:value-type="float">
            <text:p>0.009240261209375</text:p>
          </table:table-cell>
          <table:table-cell table:style-name="ce2" office:value-type="float" office:value="0.0000856346992254419" calcext:value-type="float">
            <text:p>8.56E-05</text:p>
          </table:table-cell>
          <table:table-cell office:value-type="float" office:value="0.00257650758031925" calcext:value-type="float">
            <text:p>0.002576507580319</text:p>
          </table:table-cell>
          <table:table-cell office:value-type="float" office:value="0.00216913409570036" calcext:value-type="float">
            <text:p>0.0021691340957</text:p>
          </table:table-cell>
          <table:table-cell office:value-type="float" office:value="0.154554938578857" calcext:value-type="float">
            <text:p>0.154554938578857</text:p>
          </table:table-cell>
          <table:table-cell office:value-type="float" office:value="0.10165774769771" calcext:value-type="float">
            <text:p>0.10165774769771</text:p>
          </table:table-cell>
          <table:table-cell office:value-type="float" office:value="0.00054613762933986" calcext:value-type="float">
            <text:p>0.00054613762934</text:p>
          </table:table-cell>
          <table:table-cell office:value-type="float" office:value="0.748575154447055" calcext:value-type="float">
            <text:p>0.748575154447055</text:p>
          </table:table-cell>
          <table:table-cell office:value-type="float" office:value="0.418509617077888" calcext:value-type="float">
            <text:p>0.418509617077888</text:p>
          </table:table-cell>
          <table:table-cell office:value-type="float" office:value="0.903971958062045" calcext:value-type="float">
            <text:p>0.903971958062045</text:p>
          </table:table-cell>
          <table:table-cell office:value-type="float" office:value="2947795" calcext:value-type="float">
            <text:p>2947795</text:p>
          </table:table-cell>
          <table:table-cell table:number-columns-repeated="1000"/>
        </table:table-row>
        <table:table-row table:style-name="ro1">
          <table:table-cell office:value-type="float" office:value="38404130" calcext:value-type="float">
            <text:p>38404130</text:p>
          </table:table-cell>
          <table:table-cell office:value-type="string" calcext:value-type="string">
            <text:p><text:s/>USA, Delaware: Black (2003-2007)</text:p>
          </table:table-cell>
          <table:table-cell office:value-type="float" office:value="0.0176169234212412" calcext:value-type="float">
            <text:p>0.017616923421241</text:p>
          </table:table-cell>
          <table:table-cell office:value-type="float" office:value="0.00444746220964118" calcext:value-type="float">
            <text:p>0.004447462209641</text:p>
          </table:table-cell>
          <table:table-cell office:value-type="float" office:value="0.0425011792660013" calcext:value-type="float">
            <text:p>0.042501179266001</text:p>
          </table:table-cell>
          <table:table-cell office:value-type="float" office:value="0.00521696823158265" calcext:value-type="float">
            <text:p>0.005216968231583</text:p>
          </table:table-cell>
          <table:table-cell office:value-type="float" office:value="0.00911093641324155" calcext:value-type="float">
            <text:p>0.009110936413242</text:p>
          </table:table-cell>
          <table:table-cell office:value-type="float" office:value="0.0203724734961656" calcext:value-type="float">
            <text:p>0.020372473496166</text:p>
          </table:table-cell>
          <table:table-cell office:value-type="float" office:value="0.000114244017452044" calcext:value-type="float">
            <text:p>0.000114244017452</text:p>
          </table:table-cell>
          <table:table-cell office:value-type="float" office:value="0.000619491902731265" calcext:value-type="float">
            <text:p>0.000619491902731</text:p>
          </table:table-cell>
          <table:table-cell office:value-type="float" office:value="0.000272942196844579" calcext:value-type="float">
            <text:p>0.000272942196845</text:p>
          </table:table-cell>
          <table:table-cell office:value-type="float" office:value="0.00127722863173357" calcext:value-type="float">
            <text:p>0.001277228631734</text:p>
          </table:table-cell>
          <table:table-cell table:style-name="ce2" office:value-type="float" office:value="0.0000676832042236037" calcext:value-type="float">
            <text:p>6.77E-05</text:p>
          </table:table-cell>
          <table:table-cell office:value-type="float" office:value="0.00702567510725121" calcext:value-type="float">
            <text:p>0.007025675107251</text:p>
          </table:table-cell>
          <table:table-cell office:value-type="float" office:value="0" calcext:value-type="float">
            <text:p>0</text:p>
          </table:table-cell>
          <table:table-cell office:value-type="float" office:value="0.00223280865963906" calcext:value-type="float">
            <text:p>0.002232808659639</text:p>
          </table:table-cell>
          <table:table-cell office:value-type="float" office:value="0.00257651212269004" calcext:value-type="float">
            <text:p>0.00257651212269</text:p>
          </table:table-cell>
          <table:table-cell office:value-type="float" office:value="0.278996449770633" calcext:value-type="float">
            <text:p>0.278996449770633</text:p>
          </table:table-cell>
          <table:table-cell office:value-type="float" office:value="0.106860915988036" calcext:value-type="float">
            <text:p>0.10686091598803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53776" calcext:value-type="float">
            <text:p>853776</text:p>
          </table:table-cell>
          <table:table-cell table:number-columns-repeated="1000"/>
        </table:table-row>
        <table:table-row table:style-name="ro1">
          <table:table-cell office:value-type="float" office:value="38404199" calcext:value-type="float">
            <text:p>38404199</text:p>
          </table:table-cell>
          <table:table-cell office:value-type="string" calcext:value-type="string">
            <text:p><text:s/>USA, Delaware (2003-2007)</text:p>
          </table:table-cell>
          <table:table-cell office:value-type="float" office:value="0.0143792081375863" calcext:value-type="float">
            <text:p>0.014379208137586</text:p>
          </table:table-cell>
          <table:table-cell office:value-type="float" office:value="0.00160708859742547" calcext:value-type="float">
            <text:p>0.001607088597425</text:p>
          </table:table-cell>
          <table:table-cell office:value-type="float" office:value="0.0341529585978291" calcext:value-type="float">
            <text:p>0.034152958597829</text:p>
          </table:table-cell>
          <table:table-cell office:value-type="float" office:value="0.00315141567886558" calcext:value-type="float">
            <text:p>0.003151415678866</text:p>
          </table:table-cell>
          <table:table-cell office:value-type="float" office:value="0.00855398400062657" calcext:value-type="float">
            <text:p>0.008553984000627</text:p>
          </table:table-cell>
          <table:table-cell office:value-type="float" office:value="0.0181310581714273" calcext:value-type="float">
            <text:p>0.018131058171427</text:p>
          </table:table-cell>
          <table:table-cell office:value-type="float" office:value="0.000206670172023545" calcext:value-type="float">
            <text:p>0.000206670172024</text:p>
          </table:table-cell>
          <table:table-cell office:value-type="float" office:value="0.0177362047450027" calcext:value-type="float">
            <text:p>0.017736204745003</text:p>
          </table:table-cell>
          <table:table-cell office:value-type="float" office:value="0.000313538691051145" calcext:value-type="float">
            <text:p>0.000313538691051</text:p>
          </table:table-cell>
          <table:table-cell office:value-type="float" office:value="0.00355472740252037" calcext:value-type="float">
            <text:p>0.00355472740252</text:p>
          </table:table-cell>
          <table:table-cell table:style-name="ce2" office:value-type="float" office:value="0.0000545185890668619" calcext:value-type="float">
            <text:p>5.45E-05</text:p>
          </table:table-cell>
          <table:table-cell office:value-type="float" office:value="0.00863855066378178" calcext:value-type="float">
            <text:p>0.008638550663782</text:p>
          </table:table-cell>
          <table:table-cell table:style-name="ce2" office:value-type="float" office:value="0.0000696241940646443" calcext:value-type="float">
            <text:p>6.96E-05</text:p>
          </table:table-cell>
          <table:table-cell office:value-type="float" office:value="0.00254443995760642" calcext:value-type="float">
            <text:p>0.002544439957606</text:p>
          </table:table-cell>
          <table:table-cell office:value-type="float" office:value="0.00219592511084359" calcext:value-type="float">
            <text:p>0.002195925110844</text:p>
          </table:table-cell>
          <table:table-cell office:value-type="float" office:value="0.172382611930845" calcext:value-type="float">
            <text:p>0.172382611930845</text:p>
          </table:table-cell>
          <table:table-cell office:value-type="float" office:value="0.102422218304009" calcext:value-type="float">
            <text:p>0.102422218304009</text:p>
          </table:table-cell>
          <table:table-cell office:value-type="float" office:value="0.00041490677470124" calcext:value-type="float">
            <text:p>0.000414906774701</text:p>
          </table:table-cell>
          <table:table-cell office:value-type="float" office:value="0.758655540748141" calcext:value-type="float">
            <text:p>0.758655540748141</text:p>
          </table:table-cell>
          <table:table-cell office:value-type="float" office:value="0.437566802981422" calcext:value-type="float">
            <text:p>0.437566802981422</text:p>
          </table:table-cell>
          <table:table-cell office:value-type="float" office:value="0.908149286490478" calcext:value-type="float">
            <text:p>0.908149286490478</text:p>
          </table:table-cell>
          <table:table-cell office:value-type="float" office:value="3935810" calcext:value-type="float">
            <text:p>3935810</text:p>
          </table:table-cell>
          <table:table-cell table:number-columns-repeated="1000"/>
        </table:table-row>
        <table:table-row table:style-name="ro1">
          <table:table-cell office:value-type="float" office:value="38404499" calcext:value-type="float">
            <text:p>38404499</text:p>
          </table:table-cell>
          <table:table-cell office:value-type="string" calcext:value-type="string">
            <text:p><text:s/>USA, Mississippi (2003-2007)</text:p>
          </table:table-cell>
          <table:table-cell office:value-type="float" office:value="0.0164830600564495" calcext:value-type="float">
            <text:p>0.01648306005645</text:p>
          </table:table-cell>
          <table:table-cell office:value-type="float" office:value="0.00248164729016617" calcext:value-type="float">
            <text:p>0.002481647290166</text:p>
          </table:table-cell>
          <table:table-cell office:value-type="float" office:value="0.0394240858090412" calcext:value-type="float">
            <text:p>0.039424085809041</text:p>
          </table:table-cell>
          <table:table-cell office:value-type="float" office:value="0.00284784396889879" calcext:value-type="float">
            <text:p>0.002847843968899</text:p>
          </table:table-cell>
          <table:table-cell office:value-type="float" office:value="0.00884259415675672" calcext:value-type="float">
            <text:p>0.008842594156757</text:p>
          </table:table-cell>
          <table:table-cell office:value-type="float" office:value="0.0219340149139409" calcext:value-type="float">
            <text:p>0.021934014913941</text:p>
          </table:table-cell>
          <table:table-cell office:value-type="float" office:value="0.000198747725056728" calcext:value-type="float">
            <text:p>0.000198747725057</text:p>
          </table:table-cell>
          <table:table-cell office:value-type="float" office:value="0.0114022435755113" calcext:value-type="float">
            <text:p>0.011402243575511</text:p>
          </table:table-cell>
          <table:table-cell office:value-type="float" office:value="0.000232080733381824" calcext:value-type="float">
            <text:p>0.000232080733382</text:p>
          </table:table-cell>
          <table:table-cell office:value-type="float" office:value="0.00252672927413427" calcext:value-type="float">
            <text:p>0.002526729274134</text:p>
          </table:table-cell>
          <table:table-cell office:value-type="float" office:value="0.000107978756675353" calcext:value-type="float">
            <text:p>0.000107978756675</text:p>
          </table:table-cell>
          <table:table-cell office:value-type="float" office:value="0.00587659400512748" calcext:value-type="float">
            <text:p>0.005876594005127</text:p>
          </table:table-cell>
          <table:table-cell office:value-type="float" office:value="0.000125839726334744" calcext:value-type="float">
            <text:p>0.000125839726335</text:p>
          </table:table-cell>
          <table:table-cell office:value-type="float" office:value="0.00211622434272873" calcext:value-type="float">
            <text:p>0.002116224342729</text:p>
          </table:table-cell>
          <table:table-cell office:value-type="float" office:value="0.00247443445102949" calcext:value-type="float">
            <text:p>0.002474434451029</text:p>
          </table:table-cell>
          <table:table-cell office:value-type="float" office:value="0.160155585314798" calcext:value-type="float">
            <text:p>0.160155585314798</text:p>
          </table:table-cell>
          <table:table-cell office:value-type="float" office:value="0.0913882396401875" calcext:value-type="float">
            <text:p>0.091388239640188</text:p>
          </table:table-cell>
          <table:table-cell office:value-type="float" office:value="0.000276827734813523" calcext:value-type="float">
            <text:p>0.000276827734814</text:p>
          </table:table-cell>
          <table:table-cell office:value-type="float" office:value="0.772681686702329" calcext:value-type="float">
            <text:p>0.772681686702329</text:p>
          </table:table-cell>
          <table:table-cell office:value-type="float" office:value="0.464572290544384" calcext:value-type="float">
            <text:p>0.464572290544384</text:p>
          </table:table-cell>
          <table:table-cell office:value-type="float" office:value="0.913912635327095" calcext:value-type="float">
            <text:p>0.913912635327095</text:p>
          </table:table-cell>
          <table:table-cell office:value-type="float" office:value="13608448" calcext:value-type="float">
            <text:p>13608448</text:p>
          </table:table-cell>
          <table:table-cell table:number-columns-repeated="1000"/>
        </table:table-row>
        <table:table-row table:style-name="ro1">
          <table:table-cell office:value-type="float" office:value="38404510" calcext:value-type="float">
            <text:p>38404510</text:p>
          </table:table-cell>
          <table:table-cell office:value-type="string" calcext:value-type="string">
            <text:p><text:s/>USA, North Carolina: White (2003-2007)</text:p>
          </table:table-cell>
          <table:table-cell office:value-type="float" office:value="0.0138556267413999" calcext:value-type="float">
            <text:p>0.0138556267414</text:p>
          </table:table-cell>
          <table:table-cell office:value-type="float" office:value="0.000969766782834344" calcext:value-type="float">
            <text:p>0.000969766782834</text:p>
          </table:table-cell>
          <table:table-cell office:value-type="float" office:value="0.0317284941992914" calcext:value-type="float">
            <text:p>0.031728494199291</text:p>
          </table:table-cell>
          <table:table-cell office:value-type="float" office:value="0.00222885958176559" calcext:value-type="float">
            <text:p>0.002228859581766</text:p>
          </table:table-cell>
          <table:table-cell office:value-type="float" office:value="0.00802005856035543" calcext:value-type="float">
            <text:p>0.008020058560355</text:p>
          </table:table-cell>
          <table:table-cell office:value-type="float" office:value="0.0182313955420236" calcext:value-type="float">
            <text:p>0.018231395542024</text:p>
          </table:table-cell>
          <table:table-cell office:value-type="float" office:value="0.000227429355752508" calcext:value-type="float">
            <text:p>0.000227429355753</text:p>
          </table:table-cell>
          <table:table-cell office:value-type="float" office:value="0.0184424182246411" calcext:value-type="float">
            <text:p>0.018442418224641</text:p>
          </table:table-cell>
          <table:table-cell office:value-type="float" office:value="0.000320800977339488" calcext:value-type="float">
            <text:p>0.000320800977339</text:p>
          </table:table-cell>
          <table:table-cell office:value-type="float" office:value="0.00417235594794282" calcext:value-type="float">
            <text:p>0.004172355947943</text:p>
          </table:table-cell>
          <table:table-cell office:value-type="float" office:value="0.000134030004127676" calcext:value-type="float">
            <text:p>0.000134030004128</text:p>
          </table:table-cell>
          <table:table-cell office:value-type="float" office:value="0.00763819239710409" calcext:value-type="float">
            <text:p>0.007638192397104</text:p>
          </table:table-cell>
          <table:table-cell office:value-type="float" office:value="0.000148847901821579" calcext:value-type="float">
            <text:p>0.000148847901822</text:p>
          </table:table-cell>
          <table:table-cell office:value-type="float" office:value="0.00296469130744852" calcext:value-type="float">
            <text:p>0.002964691307449</text:p>
          </table:table-cell>
          <table:table-cell office:value-type="float" office:value="0.00242521143084257" calcext:value-type="float">
            <text:p>0.002425211430843</text:p>
          </table:table-cell>
          <table:table-cell office:value-type="float" office:value="0.132493251750503" calcext:value-type="float">
            <text:p>0.132493251750503</text:p>
          </table:table-cell>
          <table:table-cell office:value-type="float" office:value="0.101653512322819" calcext:value-type="float">
            <text:p>0.101653512322819</text:p>
          </table:table-cell>
          <table:table-cell office:value-type="float" office:value="0.000446877835759807" calcext:value-type="float">
            <text:p>0.00044687783576</text:p>
          </table:table-cell>
          <table:table-cell office:value-type="float" office:value="0.75597841964115" calcext:value-type="float">
            <text:p>0.75597841964115</text:p>
          </table:table-cell>
          <table:table-cell office:value-type="float" office:value="0.432477360336685" calcext:value-type="float">
            <text:p>0.432477360336685</text:p>
          </table:table-cell>
          <table:table-cell office:value-type="float" office:value="0.907042778688175" calcext:value-type="float">
            <text:p>0.907042778688175</text:p>
          </table:table-cell>
          <table:table-cell office:value-type="float" office:value="30465026" calcext:value-type="float">
            <text:p>30465026</text:p>
          </table:table-cell>
          <table:table-cell table:number-columns-repeated="1000"/>
        </table:table-row>
        <table:table-row table:style-name="ro1">
          <table:table-cell office:value-type="float" office:value="38404529" calcext:value-type="float">
            <text:p>38404529</text:p>
          </table:table-cell>
          <table:table-cell office:value-type="string" calcext:value-type="string">
            <text:p><text:s/>USA, North Carolina: Asian and Pacific Islander (2003-2007)</text:p>
          </table:table-cell>
          <table:table-cell office:value-type="float" office:value="0.00427680432254155" calcext:value-type="float">
            <text:p>0.004276804322542</text:p>
          </table:table-cell>
          <table:table-cell office:value-type="float" office:value="0.000791391534292665" calcext:value-type="float">
            <text:p>0.000791391534293</text:p>
          </table:table-cell>
          <table:table-cell office:value-type="float" office:value="0.0135266733812806" calcext:value-type="float">
            <text:p>0.013526673381281</text:p>
          </table:table-cell>
          <table:table-cell office:value-type="float" office:value="0.0072266902821777" calcext:value-type="float">
            <text:p>0.007226690282178</text:p>
          </table:table-cell>
          <table:table-cell office:value-type="float" office:value="0.0033454569132625" calcext:value-type="float">
            <text:p>0.003345456913263</text:p>
          </table:table-cell>
          <table:table-cell office:value-type="float" office:value="0.00508507552750986" calcext:value-type="float">
            <text:p>0.00508507552751</text:p>
          </table:table-cell>
          <table:table-cell office:value-type="float" office:value="0.000554902367123098" calcext:value-type="float">
            <text:p>0.000554902367123</text:p>
          </table:table-cell>
          <table:table-cell office:value-type="float" office:value="0.000717706092208242" calcext:value-type="float">
            <text:p>0.000717706092208</text:p>
          </table:table-cell>
          <table:table-cell office:value-type="float" office:value="0" calcext:value-type="float">
            <text:p>0</text:p>
          </table:table-cell>
          <table:table-cell office:value-type="float" office:value="0.000487013825573796" calcext:value-type="float">
            <text:p>0.000487013825574</text:p>
          </table:table-cell>
          <table:table-cell office:value-type="float" office:value="0" calcext:value-type="float">
            <text:p>0</text:p>
          </table:table-cell>
          <table:table-cell office:value-type="float" office:value="0.00485767619466919" calcext:value-type="float">
            <text:p>0.004857676194669</text:p>
          </table:table-cell>
          <table:table-cell table:number-columns-repeated="2" table:style-name="ce2" office:value-type="float" office:value="0.0000742923805872444" calcext:value-type="float">
            <text:p>7.43E-05</text:p>
          </table:table-cell>
          <table:table-cell office:value-type="float" office:value="0.00173278166906091" calcext:value-type="float">
            <text:p>0.001732781669061</text:p>
          </table:table-cell>
          <table:table-cell office:value-type="float" office:value="0.0433261671806589" calcext:value-type="float">
            <text:p>0.043326167180659</text:p>
          </table:table-cell>
          <table:table-cell office:value-type="float" office:value="0.0421137035234551" calcext:value-type="float">
            <text:p>0.04211370352345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47841" calcext:value-type="float">
            <text:p>847841</text:p>
          </table:table-cell>
          <table:table-cell table:number-columns-repeated="1000"/>
        </table:table-row>
        <table:table-row table:style-name="ro1">
          <table:table-cell office:value-type="float" office:value="38404530" calcext:value-type="float">
            <text:p>38404530</text:p>
          </table:table-cell>
          <table:table-cell office:value-type="string" calcext:value-type="string">
            <text:p><text:s/>USA, North Carolina: Black (2003-2007)</text:p>
          </table:table-cell>
          <table:table-cell office:value-type="float" office:value="0.018196578454105" calcext:value-type="float">
            <text:p>0.018196578454105</text:p>
          </table:table-cell>
          <table:table-cell office:value-type="float" office:value="0.00492491179870361" calcext:value-type="float">
            <text:p>0.004924911798704</text:p>
          </table:table-cell>
          <table:table-cell office:value-type="float" office:value="0.0435694821300488" calcext:value-type="float">
            <text:p>0.043569482130049</text:p>
          </table:table-cell>
          <table:table-cell office:value-type="float" office:value="0.0031504950914957" calcext:value-type="float">
            <text:p>0.003150495091496</text:p>
          </table:table-cell>
          <table:table-cell office:value-type="float" office:value="0.0114403486991114" calcext:value-type="float">
            <text:p>0.011440348699111</text:p>
          </table:table-cell>
          <table:table-cell office:value-type="float" office:value="0.0189223502164569" calcext:value-type="float">
            <text:p>0.018922350216457</text:p>
          </table:table-cell>
          <table:table-cell office:value-type="float" office:value="0.000300385371537948" calcext:value-type="float">
            <text:p>0.000300385371538</text:p>
          </table:table-cell>
          <table:table-cell office:value-type="float" office:value="0.000638695738610088" calcext:value-type="float">
            <text:p>0.00063869573861</text:p>
          </table:table-cell>
          <table:table-cell office:value-type="float" office:value="0.000333942898326061" calcext:value-type="float">
            <text:p>0.000333942898326</text:p>
          </table:table-cell>
          <table:table-cell office:value-type="float" office:value="0.0014211951662753" calcext:value-type="float">
            <text:p>0.001421195166275</text:p>
          </table:table-cell>
          <table:table-cell table:style-name="ce2" office:value-type="float" office:value="0.0000762662340381128" calcext:value-type="float">
            <text:p>7.63E-05</text:p>
          </table:table-cell>
          <table:table-cell office:value-type="float" office:value="0.00480083949465125" calcext:value-type="float">
            <text:p>0.004800839494651</text:p>
          </table:table-cell>
          <table:table-cell office:value-type="float" office:value="0.00018402373485109" calcext:value-type="float">
            <text:p>0.000184023734851</text:p>
          </table:table-cell>
          <table:table-cell office:value-type="float" office:value="0.00243996787820463" calcext:value-type="float">
            <text:p>0.002439967878205</text:p>
          </table:table-cell>
          <table:table-cell office:value-type="float" office:value="0.00195383907303196" calcext:value-type="float">
            <text:p>0.001953839073032</text:p>
          </table:table-cell>
          <table:table-cell office:value-type="float" office:value="0.236177268896002" calcext:value-type="float">
            <text:p>0.236177268896002</text:p>
          </table:table-cell>
          <table:table-cell office:value-type="float" office:value="0.0997918422567006" calcext:value-type="float">
            <text:p>0.099791842256701</text:p>
          </table:table-cell>
          <table:table-cell office:value-type="float" office:value="0.00364044824802168" calcext:value-type="float">
            <text:p>0.003640448248022</text:p>
          </table:table-cell>
          <table:table-cell office:value-type="float" office:value="0.664156461683257" calcext:value-type="float">
            <text:p>0.664156461683257</text:p>
          </table:table-cell>
          <table:table-cell office:value-type="float" office:value="0.269562255754554" calcext:value-type="float">
            <text:p>0.269562255754554</text:p>
          </table:table-cell>
          <table:table-cell office:value-type="float" office:value="0.867784251683169" calcext:value-type="float">
            <text:p>0.867784251683169</text:p>
          </table:table-cell>
          <table:table-cell office:value-type="float" office:value="9211578" calcext:value-type="float">
            <text:p>9211578</text:p>
          </table:table-cell>
          <table:table-cell table:number-columns-repeated="1000"/>
        </table:table-row>
        <table:table-row table:style-name="ro1">
          <table:table-cell office:value-type="float" office:value="38404542" calcext:value-type="float">
            <text:p>38404542</text:p>
          </table:table-cell>
          <table:table-cell office:value-type="string" calcext:value-type="string">
            <text:p><text:s/>USA, North Carolina: American Indian (2003-2007)</text:p>
          </table:table-cell>
          <table:table-cell office:value-type="float" office:value="0.00845638008489344" calcext:value-type="float">
            <text:p>0.008456380084893</text:p>
          </table:table-cell>
          <table:table-cell office:value-type="float" office:value="0.00205358043287538" calcext:value-type="float">
            <text:p>0.002053580432875</text:p>
          </table:table-cell>
          <table:table-cell office:value-type="float" office:value="0.0229749421647147" calcext:value-type="float">
            <text:p>0.022974942164715</text:p>
          </table:table-cell>
          <table:table-cell office:value-type="float" office:value="0.00244583059980416" calcext:value-type="float">
            <text:p>0.002445830599804</text:p>
          </table:table-cell>
          <table:table-cell office:value-type="float" office:value="0.00460183880489494" calcext:value-type="float">
            <text:p>0.004601838804895</text:p>
          </table:table-cell>
          <table:table-cell office:value-type="float" office:value="0.0202579377977003" calcext:value-type="float">
            <text:p>0.0202579377977</text:p>
          </table:table-cell>
          <table:table-cell office:value-type="float" office:value="0.000111563198300826" calcext:value-type="float">
            <text:p>0.000111563198301</text:p>
          </table:table-cell>
          <table:table-cell office:value-type="float" office:value="0.00223350993930586" calcext:value-type="float">
            <text:p>0.002233509939306</text:p>
          </table:table-cell>
          <table:table-cell office:value-type="float" office:value="0.00032183316168898" calcext:value-type="float">
            <text:p>0.000321833161689</text:p>
          </table:table-cell>
          <table:table-cell office:value-type="float" office:value="0.00164408223411326" calcext:value-type="float">
            <text:p>0.001644082234113</text:p>
          </table:table-cell>
          <table:table-cell office:value-type="float" office:value="0" calcext:value-type="float">
            <text:p>0</text:p>
          </table:table-cell>
          <table:table-cell office:value-type="float" office:value="0.00273255927776765" calcext:value-type="float">
            <text:p>0.002732559277768</text:p>
          </table:table-cell>
          <table:table-cell office:value-type="float" office:value="0.000170124526385564" calcext:value-type="float">
            <text:p>0.000170124526386</text:p>
          </table:table-cell>
          <table:table-cell office:value-type="float" office:value="0.000526721720204277" calcext:value-type="float">
            <text:p>0.000526721720204</text:p>
          </table:table-cell>
          <table:table-cell office:value-type="float" office:value="0.00192548509828348" calcext:value-type="float">
            <text:p>0.001925485098283</text:p>
          </table:table-cell>
          <table:table-cell office:value-type="float" office:value="0.162044297750181" calcext:value-type="float">
            <text:p>0.162044297750181</text:p>
          </table:table-cell>
          <table:table-cell office:value-type="float" office:value="0.0689054618476007" calcext:value-type="float">
            <text:p>0.0689054618476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55306" calcext:value-type="float">
            <text:p>555306</text:p>
          </table:table-cell>
          <table:table-cell table:number-columns-repeated="1000"/>
        </table:table-row>
        <table:table-row table:style-name="ro1">
          <table:table-cell office:value-type="float" office:value="38404599" calcext:value-type="float">
            <text:p>38404599</text:p>
          </table:table-cell>
          <table:table-cell office:value-type="string" calcext:value-type="string">
            <text:p><text:s/>USA, North Carolina (2003-2007)</text:p>
          </table:table-cell>
          <table:table-cell office:value-type="float" office:value="0.0145556087188446" calcext:value-type="float">
            <text:p>0.014555608718845</text:p>
          </table:table-cell>
          <table:table-cell office:value-type="float" office:value="0.00165309922637373" calcext:value-type="float">
            <text:p>0.001653099226374</text:p>
          </table:table-cell>
          <table:table-cell office:value-type="float" office:value="0.0337673998194111" calcext:value-type="float">
            <text:p>0.033767399819411</text:p>
          </table:table-cell>
          <table:table-cell office:value-type="float" office:value="0.00248568547528637" calcext:value-type="float">
            <text:p>0.002485685475286</text:p>
          </table:table-cell>
          <table:table-cell office:value-type="float" office:value="0.00857465117822388" calcext:value-type="float">
            <text:p>0.008574651178224</text:p>
          </table:table-cell>
          <table:table-cell office:value-type="float" office:value="0.0183265003294191" calcext:value-type="float">
            <text:p>0.018326500329419</text:p>
          </table:table-cell>
          <table:table-cell office:value-type="float" office:value="0.000245624699242784" calcext:value-type="float">
            <text:p>0.000245624699243</text:p>
          </table:table-cell>
          <table:table-cell office:value-type="float" office:value="0.014892267264305" calcext:value-type="float">
            <text:p>0.014892267264305</text:p>
          </table:table-cell>
          <table:table-cell office:value-type="float" office:value="0.00032706999927263" calcext:value-type="float">
            <text:p>0.000327069999273</text:p>
          </table:table-cell>
          <table:table-cell office:value-type="float" office:value="0.00354526468260316" calcext:value-type="float">
            <text:p>0.003545264682603</text:p>
          </table:table-cell>
          <table:table-cell office:value-type="float" office:value="0.000114903242491509" calcext:value-type="float">
            <text:p>0.000114903242492</text:p>
          </table:table-cell>
          <table:table-cell office:value-type="float" office:value="0.00708116220614726" calcext:value-type="float">
            <text:p>0.007081162206147</text:p>
          </table:table-cell>
          <table:table-cell office:value-type="float" office:value="0.000155336227812488" calcext:value-type="float">
            <text:p>0.000155336227812</text:p>
          </table:table-cell>
          <table:table-cell office:value-type="float" office:value="0.00288105874446527" calcext:value-type="float">
            <text:p>0.002881058744465</text:p>
          </table:table-cell>
          <table:table-cell office:value-type="float" office:value="0.00236472603382902" calcext:value-type="float">
            <text:p>0.002364726033829</text:p>
          </table:table-cell>
          <table:table-cell office:value-type="float" office:value="0.149732054328106" calcext:value-type="float">
            <text:p>0.149732054328106</text:p>
          </table:table-cell>
          <table:table-cell office:value-type="float" office:value="0.101101222663885" calcext:value-type="float">
            <text:p>0.101101222663885</text:p>
          </table:table-cell>
          <table:table-cell office:value-type="float" office:value="0.000390757154662857" calcext:value-type="float">
            <text:p>0.000390757154663</text:p>
          </table:table-cell>
          <table:table-cell office:value-type="float" office:value="0.760794108646604" calcext:value-type="float">
            <text:p>0.760794108646604</text:p>
          </table:table-cell>
          <table:table-cell office:value-type="float" office:value="0.441647243831567" calcext:value-type="float">
            <text:p>0.441647243831567</text:p>
          </table:table-cell>
          <table:table-cell office:value-type="float" office:value="0.90903170134185" calcext:value-type="float">
            <text:p>0.90903170134185</text:p>
          </table:table-cell>
          <table:table-cell office:value-type="float" office:value="41079751" calcext:value-type="float">
            <text:p>41079751</text:p>
          </table:table-cell>
          <table:table-cell table:number-columns-repeated="1000"/>
        </table:table-row>
        <table:table-row table:style-name="ro1">
          <table:table-cell office:value-type="float" office:value="38404699" calcext:value-type="float">
            <text:p>38404699</text:p>
          </table:table-cell>
          <table:table-cell office:value-type="string" calcext:value-type="string">
            <text:p><text:s/>USA, North Dakota (2003-2007)</text:p>
          </table:table-cell>
          <table:table-cell office:value-type="float" office:value="0.0113397320022255" calcext:value-type="float">
            <text:p>0.011339732002226</text:p>
          </table:table-cell>
          <table:table-cell office:value-type="float" office:value="0.000990055268252141" calcext:value-type="float">
            <text:p>0.000990055268252</text:p>
          </table:table-cell>
          <table:table-cell office:value-type="float" office:value="0.0375791182200622" calcext:value-type="float">
            <text:p>0.037579118220062</text:p>
          </table:table-cell>
          <table:table-cell office:value-type="float" office:value="0.00141996510350621" calcext:value-type="float">
            <text:p>0.001419965103506</text:p>
          </table:table-cell>
          <table:table-cell office:value-type="float" office:value="0.00802175017953154" calcext:value-type="float">
            <text:p>0.008021750179532</text:p>
          </table:table-cell>
          <table:table-cell office:value-type="float" office:value="0.0179416830957112" calcext:value-type="float">
            <text:p>0.017941683095711</text:p>
          </table:table-cell>
          <table:table-cell office:value-type="float" office:value="0.000377250571098016" calcext:value-type="float">
            <text:p>0.000377250571098</text:p>
          </table:table-cell>
          <table:table-cell office:value-type="float" office:value="0.0121626449647832" calcext:value-type="float">
            <text:p>0.012162644964783</text:p>
          </table:table-cell>
          <table:table-cell office:value-type="float" office:value="0.000203975970959166" calcext:value-type="float">
            <text:p>0.000203975970959</text:p>
          </table:table-cell>
          <table:table-cell office:value-type="float" office:value="0.00435002768768134" calcext:value-type="float">
            <text:p>0.004350027687681</text:p>
          </table:table-cell>
          <table:table-cell office:value-type="float" office:value="0.000127317753414001" calcext:value-type="float">
            <text:p>0.000127317753414</text:p>
          </table:table-cell>
          <table:table-cell office:value-type="float" office:value="0.00786683244775564" calcext:value-type="float">
            <text:p>0.007866832447756</text:p>
          </table:table-cell>
          <table:table-cell office:value-type="float" office:value="0.000188419887431863" calcext:value-type="float">
            <text:p>0.000188419887432</text:p>
          </table:table-cell>
          <table:table-cell office:value-type="float" office:value="0.00510609990325053" calcext:value-type="float">
            <text:p>0.005106099903251</text:p>
          </table:table-cell>
          <table:table-cell office:value-type="float" office:value="0.00219643040194938" calcext:value-type="float">
            <text:p>0.002196430401949</text:p>
          </table:table-cell>
          <table:table-cell office:value-type="float" office:value="0.157496957870895" calcext:value-type="float">
            <text:p>0.157496957870895</text:p>
          </table:table-cell>
          <table:table-cell office:value-type="float" office:value="0.104771433699346" calcext:value-type="float">
            <text:p>0.104771433699346</text:p>
          </table:table-cell>
          <table:table-cell office:value-type="float" office:value="0.000744596267692188" calcext:value-type="float">
            <text:p>0.000744596267692</text:p>
          </table:table-cell>
          <table:table-cell office:value-type="float" office:value="0.736628237075289" calcext:value-type="float">
            <text:p>0.736628237075289</text:p>
          </table:table-cell>
          <table:table-cell office:value-type="float" office:value="0.39629390750336" calcext:value-type="float">
            <text:p>0.39629390750336</text:p>
          </table:table-cell>
          <table:table-cell office:value-type="float" office:value="0.898982425872611" calcext:value-type="float">
            <text:p>0.898982425872611</text:p>
          </table:table-cell>
          <table:table-cell office:value-type="float" office:value="2929172" calcext:value-type="float">
            <text:p>2929172</text:p>
          </table:table-cell>
          <table:table-cell table:number-columns-repeated="1000"/>
        </table:table-row>
        <table:table-row table:style-name="ro1">
          <table:table-cell office:value-type="float" office:value="38404710" calcext:value-type="float">
            <text:p>38404710</text:p>
          </table:table-cell>
          <table:table-cell office:value-type="string" calcext:value-type="string">
            <text:p><text:s/>USA, Nebraska: White (2003-2007)</text:p>
          </table:table-cell>
          <table:table-cell office:value-type="float" office:value="0.0125361693952621" calcext:value-type="float">
            <text:p>0.012536169395262</text:p>
          </table:table-cell>
          <table:table-cell office:value-type="float" office:value="0.000714255509013625" calcext:value-type="float">
            <text:p>0.000714255509014</text:p>
          </table:table-cell>
          <table:table-cell office:value-type="float" office:value="0.0366541684836522" calcext:value-type="float">
            <text:p>0.036654168483652</text:p>
          </table:table-cell>
          <table:table-cell office:value-type="float" office:value="0.00175412713739544" calcext:value-type="float">
            <text:p>0.001754127137395</text:p>
          </table:table-cell>
          <table:table-cell office:value-type="float" office:value="0.00767832136551617" calcext:value-type="float">
            <text:p>0.007678321365516</text:p>
          </table:table-cell>
          <table:table-cell office:value-type="float" office:value="0.0172436727507758" calcext:value-type="float">
            <text:p>0.017243672750776</text:p>
          </table:table-cell>
          <table:table-cell office:value-type="float" office:value="0.000235038489244706" calcext:value-type="float">
            <text:p>0.000235038489245</text:p>
          </table:table-cell>
          <table:table-cell office:value-type="float" office:value="0.0118136285976278" calcext:value-type="float">
            <text:p>0.011813628597628</text:p>
          </table:table-cell>
          <table:table-cell office:value-type="float" office:value="0.000196648003774266" calcext:value-type="float">
            <text:p>0.000196648003774</text:p>
          </table:table-cell>
          <table:table-cell office:value-type="float" office:value="0.0049062612763782" calcext:value-type="float">
            <text:p>0.004906261276378</text:p>
          </table:table-cell>
          <table:table-cell office:value-type="float" office:value="0.000174087898319052" calcext:value-type="float">
            <text:p>0.000174087898319</text:p>
          </table:table-cell>
          <table:table-cell office:value-type="float" office:value="0.00858567096537185" calcext:value-type="float">
            <text:p>0.008585670965372</text:p>
          </table:table-cell>
          <table:table-cell office:value-type="float" office:value="0.000138666897534483" calcext:value-type="float">
            <text:p>0.000138666897534</text:p>
          </table:table-cell>
          <table:table-cell office:value-type="float" office:value="0.00461999424279159" calcext:value-type="float">
            <text:p>0.004619994242792</text:p>
          </table:table-cell>
          <table:table-cell office:value-type="float" office:value="0.00240104889618227" calcext:value-type="float">
            <text:p>0.002401048896182</text:p>
          </table:table-cell>
          <table:table-cell office:value-type="float" office:value="0.138429115676232" calcext:value-type="float">
            <text:p>0.138429115676232</text:p>
          </table:table-cell>
          <table:table-cell office:value-type="float" office:value="0.102017476770127" calcext:value-type="float">
            <text:p>0.102017476770127</text:p>
          </table:table-cell>
          <table:table-cell office:value-type="float" office:value="0.00051871424081118" calcext:value-type="float">
            <text:p>0.000518714240811</text:p>
          </table:table-cell>
          <table:table-cell office:value-type="float" office:value="0.750500535999662" calcext:value-type="float">
            <text:p>0.750500535999662</text:p>
          </table:table-cell>
          <table:table-cell office:value-type="float" office:value="0.422127273915558" calcext:value-type="float">
            <text:p>0.422127273915558</text:p>
          </table:table-cell>
          <table:table-cell office:value-type="float" office:value="0.904772137651705" calcext:value-type="float">
            <text:p>0.904772137651705</text:p>
          </table:table-cell>
          <table:table-cell office:value-type="float" office:value="7506093" calcext:value-type="float">
            <text:p>7506093</text:p>
          </table:table-cell>
          <table:table-cell table:number-columns-repeated="1000"/>
        </table:table-row>
        <table:table-row table:style-name="ro1">
          <table:table-cell office:value-type="float" office:value="38404730" calcext:value-type="float">
            <text:p>38404730</text:p>
          </table:table-cell>
          <table:table-cell office:value-type="string" calcext:value-type="string">
            <text:p><text:s/>USA, Nebraska: Black (2003-2007)</text:p>
          </table:table-cell>
          <table:table-cell office:value-type="float" office:value="0.0162149437567893" calcext:value-type="float">
            <text:p>0.016214943756789</text:p>
          </table:table-cell>
          <table:table-cell office:value-type="float" office:value="0.00430755126211477" calcext:value-type="float">
            <text:p>0.004307551262115</text:p>
          </table:table-cell>
          <table:table-cell office:value-type="float" office:value="0.0405857588684175" calcext:value-type="float">
            <text:p>0.040585758868418</text:p>
          </table:table-cell>
          <table:table-cell office:value-type="float" office:value="0.00731145009234912" calcext:value-type="float">
            <text:p>0.007311450092349</text:p>
          </table:table-cell>
          <table:table-cell office:value-type="float" office:value="0.015131338584821" calcext:value-type="float">
            <text:p>0.015131338584821</text:p>
          </table:table-cell>
          <table:table-cell office:value-type="float" office:value="0.0249126487873612" calcext:value-type="float">
            <text:p>0.024912648787361</text:p>
          </table:table-cell>
          <table:table-cell office:value-type="float" office:value="0.000123449033126119" calcext:value-type="float">
            <text:p>0.000123449033126</text:p>
          </table:table-cell>
          <table:table-cell office:value-type="float" office:value="0.000352936467853895" calcext:value-type="float">
            <text:p>0.000352936467854</text:p>
          </table:table-cell>
          <table:table-cell office:value-type="float" office:value="0.00124998279634874" calcext:value-type="float">
            <text:p>0.001249982796349</text:p>
          </table:table-cell>
          <table:table-cell office:value-type="float" office:value="0.00025153435959352" calcext:value-type="float">
            <text:p>0.000251534359594</text:p>
          </table:table-cell>
          <table:table-cell office:value-type="float" office:value="0.000106908955043713" calcext:value-type="float">
            <text:p>0.000106908955044</text:p>
          </table:table-cell>
          <table:table-cell office:value-type="float" office:value="0.0052445085039026" calcext:value-type="float">
            <text:p>0.005244508503903</text:p>
          </table:table-cell>
          <table:table-cell office:value-type="float" office:value="0" calcext:value-type="float">
            <text:p>0</text:p>
          </table:table-cell>
          <table:table-cell office:value-type="float" office:value="0.0027375704120024" calcext:value-type="float">
            <text:p>0.002737570412002</text:p>
          </table:table-cell>
          <table:table-cell office:value-type="float" office:value="0.00255751240832594" calcext:value-type="float">
            <text:p>0.002557512408326</text:p>
          </table:table-cell>
          <table:table-cell office:value-type="float" office:value="0.19486098042527" calcext:value-type="float">
            <text:p>0.19486098042527</text:p>
          </table:table-cell>
          <table:table-cell office:value-type="float" office:value="0.0953115590949625" calcext:value-type="float">
            <text:p>0.09531155909496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04098" calcext:value-type="float">
            <text:p>404098</text:p>
          </table:table-cell>
          <table:table-cell table:number-columns-repeated="1000"/>
        </table:table-row>
        <table:table-row table:style-name="ro1">
          <table:table-cell office:value-type="float" office:value="38404799" calcext:value-type="float">
            <text:p>38404799</text:p>
          </table:table-cell>
          <table:table-cell office:value-type="string" calcext:value-type="string">
            <text:p><text:s/>USA, Nebraska (2003-2007)</text:p>
          </table:table-cell>
          <table:table-cell office:value-type="float" office:value="0.0126882988774833" calcext:value-type="float">
            <text:p>0.012688298877483</text:p>
          </table:table-cell>
          <table:table-cell office:value-type="float" office:value="0.000842829506583214" calcext:value-type="float">
            <text:p>0.000842829506583</text:p>
          </table:table-cell>
          <table:table-cell office:value-type="float" office:value="0.0370634308799831" calcext:value-type="float">
            <text:p>0.037063430879983</text:p>
          </table:table-cell>
          <table:table-cell office:value-type="float" office:value="0.00204386895569116" calcext:value-type="float">
            <text:p>0.002043868955691</text:p>
          </table:table-cell>
          <table:table-cell office:value-type="float" office:value="0.00795577257947465" calcext:value-type="float">
            <text:p>0.007955772579475</text:p>
          </table:table-cell>
          <table:table-cell office:value-type="float" office:value="0.0175049098800081" calcext:value-type="float">
            <text:p>0.017504909880008</text:p>
          </table:table-cell>
          <table:table-cell office:value-type="float" office:value="0.000232716535996161" calcext:value-type="float">
            <text:p>0.000232716535996</text:p>
          </table:table-cell>
          <table:table-cell office:value-type="float" office:value="0.0130957609814482" calcext:value-type="float">
            <text:p>0.013095760981448</text:p>
          </table:table-cell>
          <table:table-cell office:value-type="float" office:value="0.000243050076725867" calcext:value-type="float">
            <text:p>0.000243050076726</text:p>
          </table:table-cell>
          <table:table-cell office:value-type="float" office:value="0.00465704696815951" calcext:value-type="float">
            <text:p>0.00465704696816</text:p>
          </table:table-cell>
          <table:table-cell office:value-type="float" office:value="0.000163996715407989" calcext:value-type="float">
            <text:p>0.000163996715408</text:p>
          </table:table-cell>
          <table:table-cell office:value-type="float" office:value="0.00842279897158112" calcext:value-type="float">
            <text:p>0.008422798971581</text:p>
          </table:table-cell>
          <table:table-cell office:value-type="float" office:value="0.000131284406780737" calcext:value-type="float">
            <text:p>0.000131284406781</text:p>
          </table:table-cell>
          <table:table-cell office:value-type="float" office:value="0.00467133302499961" calcext:value-type="float">
            <text:p>0.004671333025</text:p>
          </table:table-cell>
          <table:table-cell office:value-type="float" office:value="0.0023985642631103" calcext:value-type="float">
            <text:p>0.00239856426311</text:p>
          </table:table-cell>
          <table:table-cell office:value-type="float" office:value="0.141881882445358" calcext:value-type="float">
            <text:p>0.141881882445358</text:p>
          </table:table-cell>
          <table:table-cell office:value-type="float" office:value="0.10119316304155" calcext:value-type="float">
            <text:p>0.10119316304155</text:p>
          </table:table-cell>
          <table:table-cell office:value-type="float" office:value="0.000430608961609291" calcext:value-type="float">
            <text:p>0.000430608961609</text:p>
          </table:table-cell>
          <table:table-cell office:value-type="float" office:value="0.757320027260434" calcext:value-type="float">
            <text:p>0.757320027260434</text:p>
          </table:table-cell>
          <table:table-cell office:value-type="float" office:value="0.435025300186509" calcext:value-type="float">
            <text:p>0.435025300186509</text:p>
          </table:table-cell>
          <table:table-cell office:value-type="float" office:value="0.907597552960007" calcext:value-type="float">
            <text:p>0.907597552960007</text:p>
          </table:table-cell>
          <table:table-cell office:value-type="float" office:value="8154079" calcext:value-type="float">
            <text:p>8154079</text:p>
          </table:table-cell>
          <table:table-cell table:number-columns-repeated="1000"/>
        </table:table-row>
        <table:table-row table:style-name="ro1">
          <table:table-cell office:value-type="float" office:value="38404899" calcext:value-type="float">
            <text:p>38404899</text:p>
          </table:table-cell>
          <table:table-cell office:value-type="string" calcext:value-type="string">
            <text:p><text:s/>USA, New Hampshire (2003-2007)</text:p>
          </table:table-cell>
          <table:table-cell office:value-type="float" office:value="0.0130804410741294" calcext:value-type="float">
            <text:p>0.013080441074129</text:p>
          </table:table-cell>
          <table:table-cell office:value-type="float" office:value="0.00105062483030321" calcext:value-type="float">
            <text:p>0.001050624830303</text:p>
          </table:table-cell>
          <table:table-cell office:value-type="float" office:value="0.0318785187884599" calcext:value-type="float">
            <text:p>0.03187851878846</text:p>
          </table:table-cell>
          <table:table-cell office:value-type="float" office:value="0.00207293685878874" calcext:value-type="float">
            <text:p>0.002072936858789</text:p>
          </table:table-cell>
          <table:table-cell office:value-type="float" office:value="0.0085060633367669" calcext:value-type="float">
            <text:p>0.008506063336767</text:p>
          </table:table-cell>
          <table:table-cell office:value-type="float" office:value="0.0175114559494527" calcext:value-type="float">
            <text:p>0.017511455949453</text:p>
          </table:table-cell>
          <table:table-cell office:value-type="float" office:value="0.000299402782635346" calcext:value-type="float">
            <text:p>0.000299402782635</text:p>
          </table:table-cell>
          <table:table-cell office:value-type="float" office:value="0.0224137981253217" calcext:value-type="float">
            <text:p>0.022413798125322</text:p>
          </table:table-cell>
          <table:table-cell office:value-type="float" office:value="0.000377614947453681" calcext:value-type="float">
            <text:p>0.000377614947454</text:p>
          </table:table-cell>
          <table:table-cell office:value-type="float" office:value="0.00520084860500607" calcext:value-type="float">
            <text:p>0.005200848605006</text:p>
          </table:table-cell>
          <table:table-cell office:value-type="float" office:value="0.000131251198097173" calcext:value-type="float">
            <text:p>0.000131251198097</text:p>
          </table:table-cell>
          <table:table-cell office:value-type="float" office:value="0.00877342042981299" calcext:value-type="float">
            <text:p>0.008773420429813</text:p>
          </table:table-cell>
          <table:table-cell office:value-type="float" office:value="0.000245838758121409" calcext:value-type="float">
            <text:p>0.000245838758121</text:p>
          </table:table-cell>
          <table:table-cell office:value-type="float" office:value="0.00411508482078092" calcext:value-type="float">
            <text:p>0.004115084820781</text:p>
          </table:table-cell>
          <table:table-cell office:value-type="float" office:value="0.00228201732716571" calcext:value-type="float">
            <text:p>0.002282017327166</text:p>
          </table:table-cell>
          <table:table-cell office:value-type="float" office:value="0.147681411300108" calcext:value-type="float">
            <text:p>0.147681411300108</text:p>
          </table:table-cell>
          <table:table-cell office:value-type="float" office:value="0.106322086740433" calcext:value-type="float">
            <text:p>0.106322086740433</text:p>
          </table:table-cell>
          <table:table-cell office:value-type="float" office:value="0.000666057761404826" calcext:value-type="float">
            <text:p>0.000666057761405</text:p>
          </table:table-cell>
          <table:table-cell office:value-type="float" office:value="0.740997192261901" calcext:value-type="float">
            <text:p>0.740997192261901</text:p>
          </table:table-cell>
          <table:table-cell office:value-type="float" office:value="0.404372172259209" calcext:value-type="float">
            <text:p>0.404372172259209</text:p>
          </table:table-cell>
          <table:table-cell office:value-type="float" office:value="0.900811984813126" calcext:value-type="float">
            <text:p>0.900811984813126</text:p>
          </table:table-cell>
          <table:table-cell office:value-type="float" office:value="6113549" calcext:value-type="float">
            <text:p>6113549</text:p>
          </table:table-cell>
          <table:table-cell table:number-columns-repeated="1000"/>
        </table:table-row>
        <table:table-row table:style-name="ro1">
          <table:table-cell office:value-type="float" office:value="38405042" calcext:value-type="float">
            <text:p>38405042</text:p>
          </table:table-cell>
          <table:table-cell office:value-type="string" calcext:value-type="string">
            <text:p><text:s/>USA, Alaska: American Indian (2003-2007)</text:p>
          </table:table-cell>
          <table:table-cell office:value-type="float" office:value="0.0183432392548116" calcext:value-type="float">
            <text:p>0.018343239254812</text:p>
          </table:table-cell>
          <table:table-cell office:value-type="float" office:value="0.00491968089875232" calcext:value-type="float">
            <text:p>0.004919680898752</text:p>
          </table:table-cell>
          <table:table-cell office:value-type="float" office:value="0.0696926099745619" calcext:value-type="float">
            <text:p>0.069692609974562</text:p>
          </table:table-cell>
          <table:table-cell office:value-type="float" office:value="0.00319231002263199" calcext:value-type="float">
            <text:p>0.003192310022632</text:p>
          </table:table-cell>
          <table:table-cell office:value-type="float" office:value="0.0130735416225263" calcext:value-type="float">
            <text:p>0.013073541622526</text:p>
          </table:table-cell>
          <table:table-cell office:value-type="float" office:value="0.0143945161859015" calcext:value-type="float">
            <text:p>0.014394516185902</text:p>
          </table:table-cell>
          <table:table-cell office:value-type="float" office:value="0" calcext:value-type="float">
            <text:p>0</text:p>
          </table:table-cell>
          <table:table-cell office:value-type="float" office:value="0.00163061858670463" calcext:value-type="float">
            <text:p>0.001630618586705</text:p>
          </table:table-cell>
          <table:table-cell office:value-type="float" office:value="0.000216094735932233" calcext:value-type="float">
            <text:p>0.000216094735932</text:p>
          </table:table-cell>
          <table:table-cell office:value-type="float" office:value="0.00373394706703602" calcext:value-type="float">
            <text:p>0.003733947067036</text:p>
          </table:table-cell>
          <table:table-cell office:value-type="float" office:value="0" calcext:value-type="float">
            <text:p>0</text:p>
          </table:table-cell>
          <table:table-cell office:value-type="float" office:value="0.00522641625990877" calcext:value-type="float">
            <text:p>0.005226416259909</text:p>
          </table:table-cell>
          <table:table-cell office:value-type="float" office:value="0" calcext:value-type="float">
            <text:p>0</text:p>
          </table:table-cell>
          <table:table-cell office:value-type="float" office:value="0.00106762821712945" calcext:value-type="float">
            <text:p>0.001067628217129</text:p>
          </table:table-cell>
          <table:table-cell office:value-type="float" office:value="0.00148253971299165" calcext:value-type="float">
            <text:p>0.001482539712992</text:p>
          </table:table-cell>
          <table:table-cell office:value-type="float" office:value="0.0565812763253932" calcext:value-type="float">
            <text:p>0.056581276325393</text:p>
          </table:table-cell>
          <table:table-cell office:value-type="float" office:value="0.125149712997334" calcext:value-type="float">
            <text:p>0.12514971299733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46804" calcext:value-type="float">
            <text:p>546804</text:p>
          </table:table-cell>
          <table:table-cell table:number-columns-repeated="1000"/>
        </table:table-row>
        <table:table-row table:style-name="ro1">
          <table:table-cell office:value-type="float" office:value="38405099" calcext:value-type="float">
            <text:p>38405099</text:p>
          </table:table-cell>
          <table:table-cell office:value-type="string" calcext:value-type="string">
            <text:p><text:s/>USA, Alaska (2003-2007)</text:p>
          </table:table-cell>
          <table:table-cell office:value-type="float" office:value="0.0137144955003586" calcext:value-type="float">
            <text:p>0.013714495500359</text:p>
          </table:table-cell>
          <table:table-cell office:value-type="float" office:value="0.00186050820829516" calcext:value-type="float">
            <text:p>0.001860508208295</text:p>
          </table:table-cell>
          <table:table-cell office:value-type="float" office:value="0.0346916538188606" calcext:value-type="float">
            <text:p>0.034691653818861</text:p>
          </table:table-cell>
          <table:table-cell office:value-type="float" office:value="0.00307525777376622" calcext:value-type="float">
            <text:p>0.003075257773766</text:p>
          </table:table-cell>
          <table:table-cell office:value-type="float" office:value="0.00846373571409329" calcext:value-type="float">
            <text:p>0.008463735714093</text:p>
          </table:table-cell>
          <table:table-cell office:value-type="float" office:value="0.0176601664267545" calcext:value-type="float">
            <text:p>0.017660166426755</text:p>
          </table:table-cell>
          <table:table-cell office:value-type="float" office:value="0.000119357093466036" calcext:value-type="float">
            <text:p>0.000119357093466</text:p>
          </table:table-cell>
          <table:table-cell office:value-type="float" office:value="0.00853924480438807" calcext:value-type="float">
            <text:p>0.008539244804388</text:p>
          </table:table-cell>
          <table:table-cell office:value-type="float" office:value="0.000340329844242155" calcext:value-type="float">
            <text:p>0.000340329844242</text:p>
          </table:table-cell>
          <table:table-cell office:value-type="float" office:value="0.00400704235122324" calcext:value-type="float">
            <text:p>0.004007042351223</text:p>
          </table:table-cell>
          <table:table-cell office:value-type="float" office:value="0.000100545426885524" calcext:value-type="float">
            <text:p>0.000100545426886</text:p>
          </table:table-cell>
          <table:table-cell office:value-type="float" office:value="0.00841447439426619" calcext:value-type="float">
            <text:p>0.008414474394266</text:p>
          </table:table-cell>
          <table:table-cell office:value-type="float" office:value="0.000169088194328433" calcext:value-type="float">
            <text:p>0.000169088194328</text:p>
          </table:table-cell>
          <table:table-cell office:value-type="float" office:value="0.00429721955927611" calcext:value-type="float">
            <text:p>0.004297219559276</text:p>
          </table:table-cell>
          <table:table-cell office:value-type="float" office:value="0.00219351428717309" calcext:value-type="float">
            <text:p>0.002193514287173</text:p>
          </table:table-cell>
          <table:table-cell office:value-type="float" office:value="0.132357225217006" calcext:value-type="float">
            <text:p>0.132357225217006</text:p>
          </table:table-cell>
          <table:table-cell office:value-type="float" office:value="0.108046823029415" calcext:value-type="float">
            <text:p>0.108046823029415</text:p>
          </table:table-cell>
          <table:table-cell office:value-type="float" office:value="0.000313914236435231" calcext:value-type="float">
            <text:p>0.000313914236435</text:p>
          </table:table-cell>
          <table:table-cell office:value-type="float" office:value="0.768424131094558" calcext:value-type="float">
            <text:p>0.768424131094558</text:p>
          </table:table-cell>
          <table:table-cell office:value-type="float" office:value="0.456313902036748" calcext:value-type="float">
            <text:p>0.456313902036748</text:p>
          </table:table-cell>
          <table:table-cell office:value-type="float" office:value="0.912169202560233" calcext:value-type="float">
            <text:p>0.912169202560233</text:p>
          </table:table-cell>
          <table:table-cell office:value-type="float" office:value="3256010" calcext:value-type="float">
            <text:p>3256010</text:p>
          </table:table-cell>
          <table:table-cell table:number-columns-repeated="1000"/>
        </table:table-row>
        <table:table-row table:style-name="ro1">
          <table:table-cell office:value-type="float" office:value="38405110" calcext:value-type="float">
            <text:p>38405110</text:p>
          </table:table-cell>
          <table:table-cell office:value-type="string" calcext:value-type="string">
            <text:p><text:s/>USA, Alabama: White (2003-2007)</text:p>
          </table:table-cell>
          <table:table-cell office:value-type="float" office:value="0.0160555754338746" calcext:value-type="float">
            <text:p>0.016055575433875</text:p>
          </table:table-cell>
          <table:table-cell office:value-type="float" office:value="0.0010468155200182" calcext:value-type="float">
            <text:p>0.001046815520018</text:p>
          </table:table-cell>
          <table:table-cell office:value-type="float" office:value="0.0336299728327868" calcext:value-type="float">
            <text:p>0.033629972832787</text:p>
          </table:table-cell>
          <table:table-cell office:value-type="float" office:value="0.00206438574631698" calcext:value-type="float">
            <text:p>0.002064385746317</text:p>
          </table:table-cell>
          <table:table-cell office:value-type="float" office:value="0.0077933267352155" calcext:value-type="float">
            <text:p>0.007793326735216</text:p>
          </table:table-cell>
          <table:table-cell office:value-type="float" office:value="0.0183320648778965" calcext:value-type="float">
            <text:p>0.018332064877897</text:p>
          </table:table-cell>
          <table:table-cell office:value-type="float" office:value="0.000187308146613888" calcext:value-type="float">
            <text:p>0.000187308146614</text:p>
          </table:table-cell>
          <table:table-cell office:value-type="float" office:value="0.0174833974629756" calcext:value-type="float">
            <text:p>0.017483397462976</text:p>
          </table:table-cell>
          <table:table-cell office:value-type="float" office:value="0.000175966449240077" calcext:value-type="float">
            <text:p>0.00017596644924</text:p>
          </table:table-cell>
          <table:table-cell office:value-type="float" office:value="0.00381624192585697" calcext:value-type="float">
            <text:p>0.003816241925857</text:p>
          </table:table-cell>
          <table:table-cell office:value-type="float" office:value="0.000155174317601683" calcext:value-type="float">
            <text:p>0.000155174317602</text:p>
          </table:table-cell>
          <table:table-cell office:value-type="float" office:value="0.00603567664247825" calcext:value-type="float">
            <text:p>0.006035676642478</text:p>
          </table:table-cell>
          <table:table-cell office:value-type="float" office:value="0.000168337933932813" calcext:value-type="float">
            <text:p>0.000168337933933</text:p>
          </table:table-cell>
          <table:table-cell office:value-type="float" office:value="0.00309426181870141" calcext:value-type="float">
            <text:p>0.003094261818701</text:p>
          </table:table-cell>
          <table:table-cell office:value-type="float" office:value="0.00241957247649597" calcext:value-type="float">
            <text:p>0.002419572476496</text:p>
          </table:table-cell>
          <table:table-cell office:value-type="float" office:value="0.124320262939253" calcext:value-type="float">
            <text:p>0.124320262939253</text:p>
          </table:table-cell>
          <table:table-cell office:value-type="float" office:value="0.094823753997231" calcext:value-type="float">
            <text:p>0.094823753997231</text:p>
          </table:table-cell>
          <table:table-cell office:value-type="float" office:value="0.000236089813383744" calcext:value-type="float">
            <text:p>0.000236089813384</text:p>
          </table:table-cell>
          <table:table-cell office:value-type="float" office:value="0.777947496590501" calcext:value-type="float">
            <text:p>0.777947496590501</text:p>
          </table:table-cell>
          <table:table-cell office:value-type="float" office:value="0.474861067998167" calcext:value-type="float">
            <text:p>0.474861067998167</text:p>
          </table:table-cell>
          <table:table-cell office:value-type="float" office:value="0.916061755667723" calcext:value-type="float">
            <text:p>0.916061755667723</text:p>
          </table:table-cell>
          <table:table-cell office:value-type="float" office:value="15238977" calcext:value-type="float">
            <text:p>15238977</text:p>
          </table:table-cell>
          <table:table-cell table:number-columns-repeated="1000"/>
        </table:table-row>
        <table:table-row table:style-name="ro1">
          <table:table-cell office:value-type="float" office:value="38405130" calcext:value-type="float">
            <text:p>38405130</text:p>
          </table:table-cell>
          <table:table-cell office:value-type="string" calcext:value-type="string">
            <text:p><text:s/>USA, Alabama: Black (2003-2007)</text:p>
          </table:table-cell>
          <table:table-cell office:value-type="float" office:value="0.0166409920143326" calcext:value-type="float">
            <text:p>0.016640992014333</text:p>
          </table:table-cell>
          <table:table-cell office:value-type="float" office:value="0.00550879629821731" calcext:value-type="float">
            <text:p>0.005508796298217</text:p>
          </table:table-cell>
          <table:table-cell office:value-type="float" office:value="0.0443652509809946" calcext:value-type="float">
            <text:p>0.044365250980995</text:p>
          </table:table-cell>
          <table:table-cell office:value-type="float" office:value="0.00265171480877183" calcext:value-type="float">
            <text:p>0.002651714808772</text:p>
          </table:table-cell>
          <table:table-cell office:value-type="float" office:value="0.0101216412954983" calcext:value-type="float">
            <text:p>0.010121641295498</text:p>
          </table:table-cell>
          <table:table-cell office:value-type="float" office:value="0.0173873585138676" calcext:value-type="float">
            <text:p>0.017387358513868</text:p>
          </table:table-cell>
          <table:table-cell office:value-type="float" office:value="0.000248018928659724" calcext:value-type="float">
            <text:p>0.00024801892866</text:p>
          </table:table-cell>
          <table:table-cell office:value-type="float" office:value="0.000614241997842854" calcext:value-type="float">
            <text:p>0.000614241997843</text:p>
          </table:table-cell>
          <table:table-cell office:value-type="float" office:value="0.000393772243976263" calcext:value-type="float">
            <text:p>0.000393772243976</text:p>
          </table:table-cell>
          <table:table-cell office:value-type="float" office:value="0.00115710739361262" calcext:value-type="float">
            <text:p>0.001157107393613</text:p>
          </table:table-cell>
          <table:table-cell table:style-name="ce2" office:value-type="float" office:value="0.0000579938888739642" calcext:value-type="float">
            <text:p>5.80E-05</text:p>
          </table:table-cell>
          <table:table-cell office:value-type="float" office:value="0.00407057189039194" calcext:value-type="float">
            <text:p>0.004070571890392</text:p>
          </table:table-cell>
          <table:table-cell table:style-name="ce2" office:value-type="float" office:value="0.0000515869354436324" calcext:value-type="float">
            <text:p>5.16E-05</text:p>
          </table:table-cell>
          <table:table-cell office:value-type="float" office:value="0.00258230256028441" calcext:value-type="float">
            <text:p>0.002582302560284</text:p>
          </table:table-cell>
          <table:table-cell office:value-type="float" office:value="0.00183393745904692" calcext:value-type="float">
            <text:p>0.001833937459047</text:p>
          </table:table-cell>
          <table:table-cell office:value-type="float" office:value="0.221733933336218" calcext:value-type="float">
            <text:p>0.221733933336218</text:p>
          </table:table-cell>
          <table:table-cell office:value-type="float" office:value="0.0920118118213561" calcext:value-type="float">
            <text:p>0.092011811821356</text:p>
          </table:table-cell>
          <table:table-cell office:value-type="float" office:value="0.00279741653078691" calcext:value-type="float">
            <text:p>0.002797416530787</text:p>
          </table:table-cell>
          <table:table-cell office:value-type="float" office:value="0.677669272876314" calcext:value-type="float">
            <text:p>0.677669272876314</text:p>
          </table:table-cell>
          <table:table-cell office:value-type="float" office:value="0.292199053295653" calcext:value-type="float">
            <text:p>0.292199053295653</text:p>
          </table:table-cell>
          <table:table-cell office:value-type="float" office:value="0.873725689553347" calcext:value-type="float">
            <text:p>0.873725689553347</text:p>
          </table:table-cell>
          <table:table-cell office:value-type="float" office:value="5777909" calcext:value-type="float">
            <text:p>5777909</text:p>
          </table:table-cell>
          <table:table-cell table:number-columns-repeated="1000"/>
        </table:table-row>
        <table:table-row table:style-name="ro1">
          <table:table-cell office:value-type="float" office:value="38405199" calcext:value-type="float">
            <text:p>38405199</text:p>
          </table:table-cell>
          <table:table-cell office:value-type="string" calcext:value-type="string">
            <text:p><text:s/>USA, Alabama (2003-2007)</text:p>
          </table:table-cell>
          <table:table-cell office:value-type="float" office:value="0.01612420466592" calcext:value-type="float">
            <text:p>0.01612420466592</text:p>
          </table:table-cell>
          <table:table-cell office:value-type="float" office:value="0.00191138817989405" calcext:value-type="float">
            <text:p>0.001911388179894</text:p>
          </table:table-cell>
          <table:table-cell office:value-type="float" office:value="0.0357040627720613" calcext:value-type="float">
            <text:p>0.035704062772061</text:p>
          </table:table-cell>
          <table:table-cell office:value-type="float" office:value="0.00221586289406222" calcext:value-type="float">
            <text:p>0.002215862894062</text:p>
          </table:table-cell>
          <table:table-cell office:value-type="float" office:value="0.0082587379778335" calcext:value-type="float">
            <text:p>0.008258737977834</text:p>
          </table:table-cell>
          <table:table-cell office:value-type="float" office:value="0.0181126214350944" calcext:value-type="float">
            <text:p>0.018112621435094</text:p>
          </table:table-cell>
          <table:table-cell office:value-type="float" office:value="0.000205152588416792" calcext:value-type="float">
            <text:p>0.000205152588417</text:p>
          </table:table-cell>
          <table:table-cell office:value-type="float" office:value="0.013824035226046" calcext:value-type="float">
            <text:p>0.013824035226046</text:p>
          </table:table-cell>
          <table:table-cell office:value-type="float" office:value="0.00024117312461442" calcext:value-type="float">
            <text:p>0.000241173124614</text:p>
          </table:table-cell>
          <table:table-cell office:value-type="float" office:value="0.00309076563290438" calcext:value-type="float">
            <text:p>0.003090765632904</text:p>
          </table:table-cell>
          <table:table-cell office:value-type="float" office:value="0.000124685366212663" calcext:value-type="float">
            <text:p>0.000124685366213</text:p>
          </table:table-cell>
          <table:table-cell office:value-type="float" office:value="0.00555155402920172" calcext:value-type="float">
            <text:p>0.005551554029202</text:p>
          </table:table-cell>
          <table:table-cell office:value-type="float" office:value="0.000150103046366258" calcext:value-type="float">
            <text:p>0.000150103046366</text:p>
          </table:table-cell>
          <table:table-cell office:value-type="float" office:value="0.00307027222779126" calcext:value-type="float">
            <text:p>0.003070272227791</text:p>
          </table:table-cell>
          <table:table-cell office:value-type="float" office:value="0.00230990512440445" calcext:value-type="float">
            <text:p>0.002309905124404</text:p>
          </table:table-cell>
          <table:table-cell office:value-type="float" office:value="0.14423929837864" calcext:value-type="float">
            <text:p>0.14423929837864</text:p>
          </table:table-cell>
          <table:table-cell office:value-type="float" office:value="0.094827186886609" calcext:value-type="float">
            <text:p>0.094827186886609</text:p>
          </table:table-cell>
          <table:table-cell office:value-type="float" office:value="0.000241417224212226" calcext:value-type="float">
            <text:p>0.000241417224212</text:p>
          </table:table-cell>
          <table:table-cell office:value-type="float" office:value="0.777217590166837" calcext:value-type="float">
            <text:p>0.777217590166837</text:p>
          </table:table-cell>
          <table:table-cell office:value-type="float" office:value="0.473429952714823" calcext:value-type="float">
            <text:p>0.473429952714823</text:p>
          </table:table-cell>
          <table:table-cell office:value-type="float" office:value="0.915764333815592" calcext:value-type="float">
            <text:p>0.915764333815592</text:p>
          </table:table-cell>
          <table:table-cell office:value-type="float" office:value="21366406" calcext:value-type="float">
            <text:p>21366406</text:p>
          </table:table-cell>
          <table:table-cell table:number-columns-repeated="1000"/>
        </table:table-row>
        <table:table-row table:style-name="ro1">
          <table:table-cell office:value-type="float" office:value="38405210" calcext:value-type="float">
            <text:p>38405210</text:p>
          </table:table-cell>
          <table:table-cell office:value-type="string" calcext:value-type="string">
            <text:p><text:s/>USA, Arizona: White (2003-2007)</text:p>
          </table:table-cell>
          <table:table-cell office:value-type="float" office:value="0.0105742021271489" calcext:value-type="float">
            <text:p>0.010574202127149</text:p>
          </table:table-cell>
          <table:table-cell office:value-type="float" office:value="0.000847347752671145" calcext:value-type="float">
            <text:p>0.000847347752671</text:p>
          </table:table-cell>
          <table:table-cell office:value-type="float" office:value="0.0261832265963574" calcext:value-type="float">
            <text:p>0.026183226596357</text:p>
          </table:table-cell>
          <table:table-cell office:value-type="float" office:value="0.00255704776959692" calcext:value-type="float">
            <text:p>0.002557047769597</text:p>
          </table:table-cell>
          <table:table-cell office:value-type="float" office:value="0.00761107660446785" calcext:value-type="float">
            <text:p>0.007611076604468</text:p>
          </table:table-cell>
          <table:table-cell office:value-type="float" office:value="0.0144312353395676" calcext:value-type="float">
            <text:p>0.014431235339568</text:p>
          </table:table-cell>
          <table:table-cell office:value-type="float" office:value="0.000209088330857819" calcext:value-type="float">
            <text:p>0.000209088330858</text:p>
          </table:table-cell>
          <table:table-cell office:value-type="float" office:value="0.0127081196333557" calcext:value-type="float">
            <text:p>0.012708119633356</text:p>
          </table:table-cell>
          <table:table-cell office:value-type="float" office:value="0.000231606616133832" calcext:value-type="float">
            <text:p>0.000231606616134</text:p>
          </table:table-cell>
          <table:table-cell office:value-type="float" office:value="0.00386900717719726" calcext:value-type="float">
            <text:p>0.003869007177197</text:p>
          </table:table-cell>
          <table:table-cell table:style-name="ce2" office:value-type="float" office:value="0.0000880234245761673" calcext:value-type="float">
            <text:p>8.80E-05</text:p>
          </table:table-cell>
          <table:table-cell office:value-type="float" office:value="0.00868408637358186" calcext:value-type="float">
            <text:p>0.008684086373582</text:p>
          </table:table-cell>
          <table:table-cell office:value-type="float" office:value="0.000187090328171549" calcext:value-type="float">
            <text:p>0.000187090328172</text:p>
          </table:table-cell>
          <table:table-cell office:value-type="float" office:value="0.00179966213271879" calcext:value-type="float">
            <text:p>0.001799662132719</text:p>
          </table:table-cell>
          <table:table-cell office:value-type="float" office:value="0.00204445631153648" calcext:value-type="float">
            <text:p>0.002044456311536</text:p>
          </table:table-cell>
          <table:table-cell office:value-type="float" office:value="0.117520166757338" calcext:value-type="float">
            <text:p>0.117520166757338</text:p>
          </table:table-cell>
          <table:table-cell office:value-type="float" office:value="0.0890084866557421" calcext:value-type="float">
            <text:p>0.089008486655742</text:p>
          </table:table-cell>
          <table:table-cell office:value-type="float" office:value="0.000643644550113898" calcext:value-type="float">
            <text:p>0.000643644550114</text:p>
          </table:table-cell>
          <table:table-cell office:value-type="float" office:value="0.742322233794816" calcext:value-type="float">
            <text:p>0.742322233794816</text:p>
          </table:table-cell>
          <table:table-cell office:value-type="float" office:value="0.406832618892044" calcext:value-type="float">
            <text:p>0.406832618892044</text:p>
          </table:table-cell>
          <table:table-cell office:value-type="float" office:value="0.901365744588302" calcext:value-type="float">
            <text:p>0.901365744588302</text:p>
          </table:table-cell>
          <table:table-cell office:value-type="float" office:value="24496126" calcext:value-type="float">
            <text:p>24496126</text:p>
          </table:table-cell>
          <table:table-cell table:number-columns-repeated="1000"/>
        </table:table-row>
        <table:table-row table:style-name="ro1">
          <table:table-cell office:value-type="float" office:value="38405229" calcext:value-type="float">
            <text:p>38405229</text:p>
          </table:table-cell>
          <table:table-cell office:value-type="string" calcext:value-type="string">
            <text:p><text:s/>USA, Arizona: Asian and Pacific Islander (2003-2007)</text:p>
          </table:table-cell>
          <table:table-cell office:value-type="float" office:value="0.0049007997107733" calcext:value-type="float">
            <text:p>0.004900799710773</text:p>
          </table:table-cell>
          <table:table-cell office:value-type="float" office:value="0.00156089106044398" calcext:value-type="float">
            <text:p>0.001560891060444</text:p>
          </table:table-cell>
          <table:table-cell office:value-type="float" office:value="0.0160310800462459" calcext:value-type="float">
            <text:p>0.016031080046246</text:p>
          </table:table-cell>
          <table:table-cell office:value-type="float" office:value="0.00475156138331708" calcext:value-type="float">
            <text:p>0.004751561383317</text:p>
          </table:table-cell>
          <table:table-cell office:value-type="float" office:value="0.00358286650490903" calcext:value-type="float">
            <text:p>0.003582866504909</text:p>
          </table:table-cell>
          <table:table-cell office:value-type="float" office:value="0.00834029759840541" calcext:value-type="float">
            <text:p>0.008340297598405</text:p>
          </table:table-cell>
          <table:table-cell office:value-type="float" office:value="0" calcext:value-type="float">
            <text:p>0</text:p>
          </table:table-cell>
          <table:table-cell office:value-type="float" office:value="0.000349611956793157" calcext:value-type="float">
            <text:p>0.000349611956793</text:p>
          </table:table-cell>
          <table:table-cell office:value-type="float" office:value="0" calcext:value-type="float">
            <text:p>0</text:p>
          </table:table-cell>
          <table:table-cell office:value-type="float" office:value="0.000343006105508678" calcext:value-type="float">
            <text:p>0.000343006105509</text:p>
          </table:table-cell>
          <table:table-cell office:value-type="float" office:value="0.00015926901227273" calcext:value-type="float">
            <text:p>0.000159269012273</text:p>
          </table:table-cell>
          <table:table-cell office:value-type="float" office:value="0.00805411791219249" calcext:value-type="float">
            <text:p>0.008054117912192</text:p>
          </table:table-cell>
          <table:table-cell office:value-type="float" office:value="0" calcext:value-type="float">
            <text:p>0</text:p>
          </table:table-cell>
          <table:table-cell office:value-type="float" office:value="0.000221943617818502" calcext:value-type="float">
            <text:p>0.000221943617819</text:p>
          </table:table-cell>
          <table:table-cell office:value-type="float" office:value="0.00123459725247922" calcext:value-type="float">
            <text:p>0.001234597252479</text:p>
          </table:table-cell>
          <table:table-cell office:value-type="float" office:value="0.0546738612117848" calcext:value-type="float">
            <text:p>0.054673861211785</text:p>
          </table:table-cell>
          <table:table-cell office:value-type="float" office:value="0.0464613703346012" calcext:value-type="float">
            <text:p>0.0464613703346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88874" calcext:value-type="float">
            <text:p>788874</text:p>
          </table:table-cell>
          <table:table-cell table:number-columns-repeated="1000"/>
        </table:table-row>
        <table:table-row table:style-name="ro1">
          <table:table-cell office:value-type="float" office:value="38405230" calcext:value-type="float">
            <text:p>38405230</text:p>
          </table:table-cell>
          <table:table-cell office:value-type="string" calcext:value-type="string">
            <text:p><text:s/>USA, Arizona: Black (2003-2007)</text:p>
          </table:table-cell>
          <table:table-cell office:value-type="float" office:value="0.00843968554759848" calcext:value-type="float">
            <text:p>0.008439685547598</text:p>
          </table:table-cell>
          <table:table-cell office:value-type="float" office:value="0.00160112864067285" calcext:value-type="float">
            <text:p>0.001601128640673</text:p>
          </table:table-cell>
          <table:table-cell office:value-type="float" office:value="0.0307905121018361" calcext:value-type="float">
            <text:p>0.030790512101836</text:p>
          </table:table-cell>
          <table:table-cell office:value-type="float" office:value="0.00323864270307609" calcext:value-type="float">
            <text:p>0.003238642703076</text:p>
          </table:table-cell>
          <table:table-cell office:value-type="float" office:value="0.0111111956841787" calcext:value-type="float">
            <text:p>0.011111195684179</text:p>
          </table:table-cell>
          <table:table-cell office:value-type="float" office:value="0.0155957285764045" calcext:value-type="float">
            <text:p>0.015595728576405</text:p>
          </table:table-cell>
          <table:table-cell office:value-type="float" office:value="0.000245324536333011" calcext:value-type="float">
            <text:p>0.000245324536333</text:p>
          </table:table-cell>
          <table:table-cell office:value-type="float" office:value="0.000605970744059419" calcext:value-type="float">
            <text:p>0.000605970744059</text:p>
          </table:table-cell>
          <table:table-cell office:value-type="float" office:value="0.000100431856985036" calcext:value-type="float">
            <text:p>0.000100431856985</text:p>
          </table:table-cell>
          <table:table-cell office:value-type="float" office:value="0.000524257716114759" calcext:value-type="float">
            <text:p>0.000524257716115</text:p>
          </table:table-cell>
          <table:table-cell table:style-name="ce2" office:value-type="float" office:value="0.0000796875984334105" calcext:value-type="float">
            <text:p>7.97E-05</text:p>
          </table:table-cell>
          <table:table-cell office:value-type="float" office:value="0.00411005399969336" calcext:value-type="float">
            <text:p>0.004110053999693</text:p>
          </table:table-cell>
          <table:table-cell office:value-type="float" office:value="0" calcext:value-type="float">
            <text:p>0</text:p>
          </table:table-cell>
          <table:table-cell office:value-type="float" office:value="0.00151855466272558" calcext:value-type="float">
            <text:p>0.001518554662726</text:p>
          </table:table-cell>
          <table:table-cell office:value-type="float" office:value="0.00181346531915407" calcext:value-type="float">
            <text:p>0.001813465319154</text:p>
          </table:table-cell>
          <table:table-cell office:value-type="float" office:value="0.153789429220401" calcext:value-type="float">
            <text:p>0.153789429220401</text:p>
          </table:table-cell>
          <table:table-cell office:value-type="float" office:value="0.0758039911013483" calcext:value-type="float">
            <text:p>0.07580399110134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222273" calcext:value-type="float">
            <text:p>1222273</text:p>
          </table:table-cell>
          <table:table-cell table:number-columns-repeated="1000"/>
        </table:table-row>
        <table:table-row table:style-name="ro1">
          <table:table-cell office:value-type="float" office:value="38405242" calcext:value-type="float">
            <text:p>38405242</text:p>
          </table:table-cell>
          <table:table-cell office:value-type="string" calcext:value-type="string">
            <text:p><text:s/>USA, Arizona: American Indian (2003-2007)</text:p>
          </table:table-cell>
          <table:table-cell office:value-type="float" office:value="0.00456090450296419" calcext:value-type="float">
            <text:p>0.004560904502964</text:p>
          </table:table-cell>
          <table:table-cell office:value-type="float" office:value="0.00175640593646617" calcext:value-type="float">
            <text:p>0.001756405936466</text:p>
          </table:table-cell>
          <table:table-cell office:value-type="float" office:value="0.0157104567778147" calcext:value-type="float">
            <text:p>0.015710456777815</text:p>
          </table:table-cell>
          <table:table-cell office:value-type="float" office:value="0.00347371041795688" calcext:value-type="float">
            <text:p>0.003473710417957</text:p>
          </table:table-cell>
          <table:table-cell office:value-type="float" office:value="0.0049150515399039" calcext:value-type="float">
            <text:p>0.004915051539904</text:p>
          </table:table-cell>
          <table:table-cell office:value-type="float" office:value="0.00407651249242646" calcext:value-type="float">
            <text:p>0.004076512492426</text:p>
          </table:table-cell>
          <table:table-cell office:value-type="float" office:value="0.000143540481027491" calcext:value-type="float">
            <text:p>0.000143540481027</text:p>
          </table:table-cell>
          <table:table-cell office:value-type="float" office:value="0.00227833995388858" calcext:value-type="float">
            <text:p>0.002278339953889</text:p>
          </table:table-cell>
          <table:table-cell table:style-name="ce2" office:value-type="float" office:value="0.000062156584868601" calcext:value-type="float">
            <text:p>6.22E-05</text:p>
          </table:table-cell>
          <table:table-cell office:value-type="float" office:value="0.00334330762111972" calcext:value-type="float">
            <text:p>0.00334330762112</text:p>
          </table:table-cell>
          <table:table-cell office:value-type="float" office:value="0.00016182397486033" calcext:value-type="float">
            <text:p>0.00016182397486</text:p>
          </table:table-cell>
          <table:table-cell office:value-type="float" office:value="0.00543495973916802" calcext:value-type="float">
            <text:p>0.005434959739168</text:p>
          </table:table-cell>
          <table:table-cell table:style-name="ce2" office:value-type="float" office:value="0.0000369808629121221" calcext:value-type="float">
            <text:p>3.70E-05</text:p>
          </table:table-cell>
          <table:table-cell office:value-type="float" office:value="0.000758467038031356" calcext:value-type="float">
            <text:p>0.000758467038031</text:p>
          </table:table-cell>
          <table:table-cell office:value-type="float" office:value="0.0007850793208929" calcext:value-type="float">
            <text:p>0.000785079320893</text:p>
          </table:table-cell>
          <table:table-cell office:value-type="float" office:value="0.0592093781594769" calcext:value-type="float">
            <text:p>0.059209378159477</text:p>
          </table:table-cell>
          <table:table-cell office:value-type="float" office:value="0.0495038477590557" calcext:value-type="float">
            <text:p>0.049503847759056</text:p>
          </table:table-cell>
          <table:table-cell office:value-type="float" office:value="0.000453448494659892" calcext:value-type="float">
            <text:p>0.00045344849466</text:p>
          </table:table-cell>
          <table:table-cell office:value-type="float" office:value="0.755448077326646" calcext:value-type="float">
            <text:p>0.755448077326646</text:p>
          </table:table-cell>
          <table:table-cell office:value-type="float" office:value="0.431471573436206" calcext:value-type="float">
            <text:p>0.431471573436206</text:p>
          </table:table-cell>
          <table:table-cell office:value-type="float" office:value="0.906823329668123" calcext:value-type="float">
            <text:p>0.906823329668123</text:p>
          </table:table-cell>
          <table:table-cell office:value-type="float" office:value="1526752" calcext:value-type="float">
            <text:p>1526752</text:p>
          </table:table-cell>
          <table:table-cell table:number-columns-repeated="1000"/>
        </table:table-row>
        <table:table-row table:style-name="ro1">
          <table:table-cell office:value-type="float" office:value="38405299" calcext:value-type="float">
            <text:p>38405299</text:p>
          </table:table-cell>
          <table:table-cell office:value-type="string" calcext:value-type="string">
            <text:p><text:s/>USA, Arizona (2003-2007)</text:p>
          </table:table-cell>
          <table:table-cell office:value-type="float" office:value="0.0104542297422708" calcext:value-type="float">
            <text:p>0.010454229742271</text:p>
          </table:table-cell>
          <table:table-cell office:value-type="float" office:value="0.000906701869403879" calcext:value-type="float">
            <text:p>0.000906701869404</text:p>
          </table:table-cell>
          <table:table-cell office:value-type="float" office:value="0.0261286636125597" calcext:value-type="float">
            <text:p>0.02612866361256</text:p>
          </table:table-cell>
          <table:table-cell office:value-type="float" office:value="0.00265818586039723" calcext:value-type="float">
            <text:p>0.002658185860397</text:p>
          </table:table-cell>
          <table:table-cell office:value-type="float" office:value="0.00755565824312763" calcext:value-type="float">
            <text:p>0.007555658243128</text:p>
          </table:table-cell>
          <table:table-cell office:value-type="float" office:value="0.0141021065899118" calcext:value-type="float">
            <text:p>0.014102106589912</text:p>
          </table:table-cell>
          <table:table-cell office:value-type="float" office:value="0.000199853450614433" calcext:value-type="float">
            <text:p>0.000199853450614</text:p>
          </table:table-cell>
          <table:table-cell office:value-type="float" office:value="0.0126998164436705" calcext:value-type="float">
            <text:p>0.012699816443671</text:p>
          </table:table-cell>
          <table:table-cell office:value-type="float" office:value="0.000209482786914722" calcext:value-type="float">
            <text:p>0.000209482786915</text:p>
          </table:table-cell>
          <table:table-cell office:value-type="float" office:value="0.00369522528223543" calcext:value-type="float">
            <text:p>0.003695225282235</text:p>
          </table:table-cell>
          <table:table-cell table:style-name="ce2" office:value-type="float" office:value="0.0000952950284282047" calcext:value-type="float">
            <text:p>9.53E-05</text:p>
          </table:table-cell>
          <table:table-cell office:value-type="float" office:value="0.0085435983727127" calcext:value-type="float">
            <text:p>0.008543598372713</text:p>
          </table:table-cell>
          <table:table-cell office:value-type="float" office:value="0.000172799061601007" calcext:value-type="float">
            <text:p>0.000172799061601</text:p>
          </table:table-cell>
          <table:table-cell office:value-type="float" office:value="0.00181895367719266" calcext:value-type="float">
            <text:p>0.001818953677193</text:p>
          </table:table-cell>
          <table:table-cell office:value-type="float" office:value="0.00198244499613202" calcext:value-type="float">
            <text:p>0.001982444996132</text:p>
          </table:table-cell>
          <table:table-cell office:value-type="float" office:value="0.123899916702069" calcext:value-type="float">
            <text:p>0.123899916702069</text:p>
          </table:table-cell>
          <table:table-cell office:value-type="float" office:value="0.0878191228094053" calcext:value-type="float">
            <text:p>0.087819122809405</text:p>
          </table:table-cell>
          <table:table-cell office:value-type="float" office:value="0.00054987101868198" calcext:value-type="float">
            <text:p>0.000549871018682</text:p>
          </table:table-cell>
          <table:table-cell office:value-type="float" office:value="0.748319284472068" calcext:value-type="float">
            <text:p>0.748319284472068</text:p>
          </table:table-cell>
          <table:table-cell office:value-type="float" office:value="0.418029642503062" calcext:value-type="float">
            <text:p>0.418029642503062</text:p>
          </table:table-cell>
          <table:table-cell office:value-type="float" office:value="0.903865537699821" calcext:value-type="float">
            <text:p>0.903865537699821</text:p>
          </table:table-cell>
          <table:table-cell office:value-type="float" office:value="28034025" calcext:value-type="float">
            <text:p>28034025</text:p>
          </table:table-cell>
          <table:table-cell table:number-columns-repeated="1000"/>
        </table:table-row>
        <table:table-row table:style-name="ro1">
          <table:table-cell office:value-type="float" office:value="38405310" calcext:value-type="float">
            <text:p>38405310</text:p>
          </table:table-cell>
          <table:table-cell office:value-type="string" calcext:value-type="string">
            <text:p><text:s/>USA, Colorado: White (2003-2007)</text:p>
          </table:table-cell>
          <table:table-cell office:value-type="float" office:value="0.0103470918486197" calcext:value-type="float">
            <text:p>0.01034709184862</text:p>
          </table:table-cell>
          <table:table-cell office:value-type="float" office:value="0.000746391526903901" calcext:value-type="float">
            <text:p>0.000746391526904</text:p>
          </table:table-cell>
          <table:table-cell office:value-type="float" office:value="0.0280165644830808" calcext:value-type="float">
            <text:p>0.028016564483081</text:p>
          </table:table-cell>
          <table:table-cell office:value-type="float" office:value="0.00205838414083177" calcext:value-type="float">
            <text:p>0.002058384140832</text:p>
          </table:table-cell>
          <table:table-cell office:value-type="float" office:value="0.00786279382799261" calcext:value-type="float">
            <text:p>0.007862793827993</text:p>
          </table:table-cell>
          <table:table-cell office:value-type="float" office:value="0.0131515930123339" calcext:value-type="float">
            <text:p>0.013151593012334</text:p>
          </table:table-cell>
          <table:table-cell office:value-type="float" office:value="0.000322610746593589" calcext:value-type="float">
            <text:p>0.000322610746594</text:p>
          </table:table-cell>
          <table:table-cell office:value-type="float" office:value="0.017117531410429" calcext:value-type="float">
            <text:p>0.017117531410429</text:p>
          </table:table-cell>
          <table:table-cell office:value-type="float" office:value="0.000231236796713342" calcext:value-type="float">
            <text:p>0.000231236796713</text:p>
          </table:table-cell>
          <table:table-cell office:value-type="float" office:value="0.00422761186824013" calcext:value-type="float">
            <text:p>0.00422761186824</text:p>
          </table:table-cell>
          <table:table-cell office:value-type="float" office:value="0.00012210511919118" calcext:value-type="float">
            <text:p>0.000122105119191</text:p>
          </table:table-cell>
          <table:table-cell office:value-type="float" office:value="0.00802310973326331" calcext:value-type="float">
            <text:p>0.008023109733263</text:p>
          </table:table-cell>
          <table:table-cell office:value-type="float" office:value="0.000163579468762888" calcext:value-type="float">
            <text:p>0.000163579468763</text:p>
          </table:table-cell>
          <table:table-cell office:value-type="float" office:value="0.00338097546548598" calcext:value-type="float">
            <text:p>0.003380975465486</text:p>
          </table:table-cell>
          <table:table-cell office:value-type="float" office:value="0.00200816850861526" calcext:value-type="float">
            <text:p>0.002008168508615</text:p>
          </table:table-cell>
          <table:table-cell office:value-type="float" office:value="0.140916574599529" calcext:value-type="float">
            <text:p>0.140916574599529</text:p>
          </table:table-cell>
          <table:table-cell office:value-type="float" office:value="0.101418069643743" calcext:value-type="float">
            <text:p>0.101418069643743</text:p>
          </table:table-cell>
          <table:table-cell office:value-type="float" office:value="0.000567507184437099" calcext:value-type="float">
            <text:p>0.000567507184437</text:p>
          </table:table-cell>
          <table:table-cell office:value-type="float" office:value="0.747129743452929" calcext:value-type="float">
            <text:p>0.747129743452929</text:p>
          </table:table-cell>
          <table:table-cell office:value-type="float" office:value="0.415800656716271" calcext:value-type="float">
            <text:p>0.415800656716271</text:p>
          </table:table-cell>
          <table:table-cell office:value-type="float" office:value="0.903370535910367" calcext:value-type="float">
            <text:p>0.903370535910367</text:p>
          </table:table-cell>
          <table:table-cell office:value-type="float" office:value="20269238" calcext:value-type="float">
            <text:p>20269238</text:p>
          </table:table-cell>
          <table:table-cell table:number-columns-repeated="1000"/>
        </table:table-row>
        <table:table-row table:style-name="ro1">
          <table:table-cell office:value-type="float" office:value="38405329" calcext:value-type="float">
            <text:p>38405329</text:p>
          </table:table-cell>
          <table:table-cell office:value-type="string" calcext:value-type="string">
            <text:p><text:s/>USA, Colorado: Asian and Pacific Islander (2003-2007)</text:p>
          </table:table-cell>
          <table:table-cell office:value-type="float" office:value="0.00592077813452137" calcext:value-type="float">
            <text:p>0.005920778134521</text:p>
          </table:table-cell>
          <table:table-cell office:value-type="float" office:value="0.00151532701008956" calcext:value-type="float">
            <text:p>0.00151532701009</text:p>
          </table:table-cell>
          <table:table-cell office:value-type="float" office:value="0.0210692274095607" calcext:value-type="float">
            <text:p>0.021069227409561</text:p>
          </table:table-cell>
          <table:table-cell office:value-type="float" office:value="0.00574708716283359" calcext:value-type="float">
            <text:p>0.005747087162834</text:p>
          </table:table-cell>
          <table:table-cell office:value-type="float" office:value="0.00598693623094883" calcext:value-type="float">
            <text:p>0.005986936230949</text:p>
          </table:table-cell>
          <table:table-cell office:value-type="float" office:value="0.0125163200239469" calcext:value-type="float">
            <text:p>0.012516320023947</text:p>
          </table:table-cell>
          <table:table-cell office:value-type="float" office:value="0.000112825244303936" calcext:value-type="float">
            <text:p>0.000112825244304</text:p>
          </table:table-cell>
          <table:table-cell office:value-type="float" office:value="0.000875206484120028" calcext:value-type="float">
            <text:p>0.00087520648412</text:p>
          </table:table-cell>
          <table:table-cell office:value-type="float" office:value="0.000320874567624399" calcext:value-type="float">
            <text:p>0.000320874567624</text:p>
          </table:table-cell>
          <table:table-cell office:value-type="float" office:value="0.000656237668641698" calcext:value-type="float">
            <text:p>0.000656237668642</text:p>
          </table:table-cell>
          <table:table-cell table:style-name="ce2" office:value-type="float" office:value="0.0000935230731121045" calcext:value-type="float">
            <text:p>9.35E-05</text:p>
          </table:table-cell>
          <table:table-cell office:value-type="float" office:value="0.00668271989285954" calcext:value-type="float">
            <text:p>0.00668271989286</text:p>
          </table:table-cell>
          <table:table-cell office:value-type="float" office:value="0" calcext:value-type="float">
            <text:p>0</text:p>
          </table:table-cell>
          <table:table-cell office:value-type="float" office:value="0.00144407547341899" calcext:value-type="float">
            <text:p>0.001444075473419</text:p>
          </table:table-cell>
          <table:table-cell office:value-type="float" office:value="0.00046420210338919" calcext:value-type="float">
            <text:p>0.000464202103389</text:p>
          </table:table-cell>
          <table:table-cell office:value-type="float" office:value="0.0524528723660007" calcext:value-type="float">
            <text:p>0.052452872366001</text:p>
          </table:table-cell>
          <table:table-cell office:value-type="float" office:value="0.0563809651471098" calcext:value-type="float">
            <text:p>0.0563809651471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675812" calcext:value-type="float">
            <text:p>675812</text:p>
          </table:table-cell>
          <table:table-cell table:number-columns-repeated="1000"/>
        </table:table-row>
        <table:table-row table:style-name="ro1">
          <table:table-cell office:value-type="float" office:value="38405330" calcext:value-type="float">
            <text:p>38405330</text:p>
          </table:table-cell>
          <table:table-cell office:value-type="string" calcext:value-type="string">
            <text:p><text:s/>USA, Colorado: Black (2003-2007)</text:p>
          </table:table-cell>
          <table:table-cell office:value-type="float" office:value="0.0108660086805639" calcext:value-type="float">
            <text:p>0.010866008680564</text:p>
          </table:table-cell>
          <table:table-cell office:value-type="float" office:value="0.00365380970598758" calcext:value-type="float">
            <text:p>0.003653809705988</text:p>
          </table:table-cell>
          <table:table-cell office:value-type="float" office:value="0.0353378202537714" calcext:value-type="float">
            <text:p>0.035337820253771</text:p>
          </table:table-cell>
          <table:table-cell office:value-type="float" office:value="0.00414213796944935" calcext:value-type="float">
            <text:p>0.004142137969449</text:p>
          </table:table-cell>
          <table:table-cell office:value-type="float" office:value="0.0121751674763938" calcext:value-type="float">
            <text:p>0.012175167476394</text:p>
          </table:table-cell>
          <table:table-cell office:value-type="float" office:value="0.0158803550502213" calcext:value-type="float">
            <text:p>0.015880355050221</text:p>
          </table:table-cell>
          <table:table-cell office:value-type="float" office:value="0.000257628340638763" calcext:value-type="float">
            <text:p>0.000257628340639</text:p>
          </table:table-cell>
          <table:table-cell office:value-type="float" office:value="0.00109455388080485" calcext:value-type="float">
            <text:p>0.001094553880805</text:p>
          </table:table-cell>
          <table:table-cell office:value-type="float" office:value="0.00048831120282948" calcext:value-type="float">
            <text:p>0.000488311202829</text:p>
          </table:table-cell>
          <table:table-cell office:value-type="float" office:value="0.00124645348739689" calcext:value-type="float">
            <text:p>0.001246453487397</text:p>
          </table:table-cell>
          <table:table-cell table:style-name="ce2" office:value-type="float" office:value="0.0000541256204272921" calcext:value-type="float">
            <text:p>5.41E-05</text:p>
          </table:table-cell>
          <table:table-cell office:value-type="float" office:value="0.00621053289273076" calcext:value-type="float">
            <text:p>0.006210532892731</text:p>
          </table:table-cell>
          <table:table-cell office:value-type="float" office:value="0" calcext:value-type="float">
            <text:p>0</text:p>
          </table:table-cell>
          <table:table-cell office:value-type="float" office:value="0.00294604508972194" calcext:value-type="float">
            <text:p>0.002946045089722</text:p>
          </table:table-cell>
          <table:table-cell office:value-type="float" office:value="0.00246345853946154" calcext:value-type="float">
            <text:p>0.002463458539462</text:p>
          </table:table-cell>
          <table:table-cell office:value-type="float" office:value="0.214903971349802" calcext:value-type="float">
            <text:p>0.214903971349802</text:p>
          </table:table-cell>
          <table:table-cell office:value-type="float" office:value="0.0840680538546136" calcext:value-type="float">
            <text:p>0.08406805385461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61046" calcext:value-type="float">
            <text:p>1061046</text:p>
          </table:table-cell>
          <table:table-cell table:number-columns-repeated="1000"/>
        </table:table-row>
        <table:table-row table:style-name="ro1">
          <table:table-cell office:value-type="float" office:value="38405399" calcext:value-type="float">
            <text:p>38405399</text:p>
          </table:table-cell>
          <table:table-cell office:value-type="string" calcext:value-type="string">
            <text:p><text:s/>USA, Colorado (2003-2007)</text:p>
          </table:table-cell>
          <table:table-cell office:value-type="float" office:value="0.010380448948395" calcext:value-type="float">
            <text:p>0.010380448948395</text:p>
          </table:table-cell>
          <table:table-cell office:value-type="float" office:value="0.000878240658133507" calcext:value-type="float">
            <text:p>0.000878240658134</text:p>
          </table:table-cell>
          <table:table-cell office:value-type="float" office:value="0.0283412355148491" calcext:value-type="float">
            <text:p>0.028341235514849</text:p>
          </table:table-cell>
          <table:table-cell office:value-type="float" office:value="0.00225806487766095" calcext:value-type="float">
            <text:p>0.002258064877661</text:p>
          </table:table-cell>
          <table:table-cell office:value-type="float" office:value="0.00795281924989117" calcext:value-type="float">
            <text:p>0.007952819249891</text:p>
          </table:table-cell>
          <table:table-cell office:value-type="float" office:value="0.0132116151740546" calcext:value-type="float">
            <text:p>0.013211615174055</text:p>
          </table:table-cell>
          <table:table-cell office:value-type="float" office:value="0.000312001790774057" calcext:value-type="float">
            <text:p>0.000312001790774</text:p>
          </table:table-cell>
          <table:table-cell office:value-type="float" office:value="0.0161315171577923" calcext:value-type="float">
            <text:p>0.016131517157792</text:p>
          </table:table-cell>
          <table:table-cell office:value-type="float" office:value="0.000264076439053689" calcext:value-type="float">
            <text:p>0.000264076439054</text:p>
          </table:table-cell>
          <table:table-cell office:value-type="float" office:value="0.00406947290042198" calcext:value-type="float">
            <text:p>0.004069472900422</text:p>
          </table:table-cell>
          <table:table-cell office:value-type="float" office:value="0.000118175315413576" calcext:value-type="float">
            <text:p>0.000118175315414</text:p>
          </table:table-cell>
          <table:table-cell office:value-type="float" office:value="0.0080206795384418" calcext:value-type="float">
            <text:p>0.008020679538442</text:p>
          </table:table-cell>
          <table:table-cell office:value-type="float" office:value="0.000152351812512493" calcext:value-type="float">
            <text:p>0.000152351812512</text:p>
          </table:table-cell>
          <table:table-cell office:value-type="float" office:value="0.0036246705885227" calcext:value-type="float">
            <text:p>0.003624670588523</text:p>
          </table:table-cell>
          <table:table-cell office:value-type="float" office:value="0.00203069074257294" calcext:value-type="float">
            <text:p>0.002030690742573</text:p>
          </table:table-cell>
          <table:table-cell office:value-type="float" office:value="0.14848200518182" calcext:value-type="float">
            <text:p>0.14848200518182</text:p>
          </table:table-cell>
          <table:table-cell office:value-type="float" office:value="0.101072892764428" calcext:value-type="float">
            <text:p>0.101072892764428</text:p>
          </table:table-cell>
          <table:table-cell office:value-type="float" office:value="0.000513831626771655" calcext:value-type="float">
            <text:p>0.000513831626772</text:p>
          </table:table-cell>
          <table:table-cell office:value-type="float" office:value="0.750852175839387" calcext:value-type="float">
            <text:p>0.750852175839387</text:p>
          </table:table-cell>
          <table:table-cell office:value-type="float" office:value="0.422789111927538" calcext:value-type="float">
            <text:p>0.422789111927538</text:p>
          </table:table-cell>
          <table:table-cell office:value-type="float" office:value="0.904918160001824" calcext:value-type="float">
            <text:p>0.904918160001824</text:p>
          </table:table-cell>
          <table:table-cell office:value-type="float" office:value="22322709" calcext:value-type="float">
            <text:p>22322709</text:p>
          </table:table-cell>
          <table:table-cell table:number-columns-repeated="1000"/>
        </table:table-row>
        <table:table-row table:style-name="ro1">
          <table:table-cell office:value-type="float" office:value="38405510" calcext:value-type="float">
            <text:p>38405510</text:p>
          </table:table-cell>
          <table:table-cell office:value-type="string" calcext:value-type="string">
            <text:p><text:s/>USA, Florida: White (2003-2007)</text:p>
          </table:table-cell>
          <table:table-cell office:value-type="float" office:value="0.015995129039166" calcext:value-type="float">
            <text:p>0.015995129039166</text:p>
          </table:table-cell>
          <table:table-cell office:value-type="float" office:value="0.00108209186224944" calcext:value-type="float">
            <text:p>0.001082091862249</text:p>
          </table:table-cell>
          <table:table-cell office:value-type="float" office:value="0.0302795014879962" calcext:value-type="float">
            <text:p>0.030279501487996</text:p>
          </table:table-cell>
          <table:table-cell office:value-type="float" office:value="0.00269465086065921" calcext:value-type="float">
            <text:p>0.002694650860659</text:p>
          </table:table-cell>
          <table:table-cell office:value-type="float" office:value="0.00834882317776036" calcext:value-type="float">
            <text:p>0.00834882317776</text:p>
          </table:table-cell>
          <table:table-cell office:value-type="float" office:value="0.0186042475018031" calcext:value-type="float">
            <text:p>0.018604247501803</text:p>
          </table:table-cell>
          <table:table-cell office:value-type="float" office:value="0.000243058951056554" calcext:value-type="float">
            <text:p>0.000243058951057</text:p>
          </table:table-cell>
          <table:table-cell office:value-type="float" office:value="0.015316880401353" calcext:value-type="float">
            <text:p>0.015316880401353</text:p>
          </table:table-cell>
          <table:table-cell office:value-type="float" office:value="0.000236947360739166" calcext:value-type="float">
            <text:p>0.000236947360739</text:p>
          </table:table-cell>
          <table:table-cell office:value-type="float" office:value="0.00401176919141757" calcext:value-type="float">
            <text:p>0.004011769191418</text:p>
          </table:table-cell>
          <table:table-cell office:value-type="float" office:value="0.000109004238185444" calcext:value-type="float">
            <text:p>0.000109004238185</text:p>
          </table:table-cell>
          <table:table-cell office:value-type="float" office:value="0.00732586848216586" calcext:value-type="float">
            <text:p>0.007325868482166</text:p>
          </table:table-cell>
          <table:table-cell office:value-type="float" office:value="0.0001501200490172" calcext:value-type="float">
            <text:p>0.000150120049017</text:p>
          </table:table-cell>
          <table:table-cell office:value-type="float" office:value="0.0027801366949262" calcext:value-type="float">
            <text:p>0.002780136694926</text:p>
          </table:table-cell>
          <table:table-cell office:value-type="float" office:value="0.00239831941254397" calcext:value-type="float">
            <text:p>0.002398319412544</text:p>
          </table:table-cell>
          <table:table-cell office:value-type="float" office:value="0.128350644199871" calcext:value-type="float">
            <text:p>0.128350644199871</text:p>
          </table:table-cell>
          <table:table-cell office:value-type="float" office:value="0.0940195149058298" calcext:value-type="float">
            <text:p>0.09401951490583</text:p>
          </table:table-cell>
          <table:table-cell office:value-type="float" office:value="0.000366210349699525" calcext:value-type="float">
            <text:p>0.0003662103497</text:p>
          </table:table-cell>
          <table:table-cell office:value-type="float" office:value="0.763083846907936" calcext:value-type="float">
            <text:p>0.763083846907936</text:p>
          </table:table-cell>
          <table:table-cell office:value-type="float" office:value="0.446030806429226" calcext:value-type="float">
            <text:p>0.446030806429226</text:p>
          </table:table-cell>
          <table:table-cell office:value-type="float" office:value="0.909975020734947" calcext:value-type="float">
            <text:p>0.909975020734947</text:p>
          </table:table-cell>
          <table:table-cell office:value-type="float" office:value="64574815" calcext:value-type="float">
            <text:p>64574815</text:p>
          </table:table-cell>
          <table:table-cell table:number-columns-repeated="1000"/>
        </table:table-row>
        <table:table-row table:style-name="ro1">
          <table:table-cell office:value-type="float" office:value="38405529" calcext:value-type="float">
            <text:p>38405529</text:p>
          </table:table-cell>
          <table:table-cell office:value-type="string" calcext:value-type="string">
            <text:p><text:s/>USA, Florida: Asian and Pacific Islander (2003-2007)</text:p>
          </table:table-cell>
          <table:table-cell office:value-type="float" office:value="0.00380969266874406" calcext:value-type="float">
            <text:p>0.003809692668744</text:p>
          </table:table-cell>
          <table:table-cell office:value-type="float" office:value="0.00100349866963052" calcext:value-type="float">
            <text:p>0.001003498669631</text:p>
          </table:table-cell>
          <table:table-cell office:value-type="float" office:value="0.0140753271287604" calcext:value-type="float">
            <text:p>0.01407532712876</text:p>
          </table:table-cell>
          <table:table-cell office:value-type="float" office:value="0.0055373431361519" calcext:value-type="float">
            <text:p>0.005537343136152</text:p>
          </table:table-cell>
          <table:table-cell office:value-type="float" office:value="0.00357020394516445" calcext:value-type="float">
            <text:p>0.003570203945164</text:p>
          </table:table-cell>
          <table:table-cell office:value-type="float" office:value="0.00750041452800758" calcext:value-type="float">
            <text:p>0.007500414528008</text:p>
          </table:table-cell>
          <table:table-cell office:value-type="float" office:value="0.000102982471606441" calcext:value-type="float">
            <text:p>0.000102982471606</text:p>
          </table:table-cell>
          <table:table-cell office:value-type="float" office:value="0.00125724181304397" calcext:value-type="float">
            <text:p>0.001257241813044</text:p>
          </table:table-cell>
          <table:table-cell office:value-type="float" office:value="0.000262791566677439" calcext:value-type="float">
            <text:p>0.000262791566677</text:p>
          </table:table-cell>
          <table:table-cell office:value-type="float" office:value="0.00033793760244191" calcext:value-type="float">
            <text:p>0.000337937602442</text:p>
          </table:table-cell>
          <table:table-cell table:style-name="ce2" office:value-type="float" office:value="0.0000321149897103969" calcext:value-type="float">
            <text:p>3.21E-05</text:p>
          </table:table-cell>
          <table:table-cell office:value-type="float" office:value="0.0056349520733879" calcext:value-type="float">
            <text:p>0.005634952073388</text:p>
          </table:table-cell>
          <table:table-cell table:style-name="ce2" office:value-type="float" office:value="0.000048879453444378" calcext:value-type="float">
            <text:p>4.89E-05</text:p>
          </table:table-cell>
          <table:table-cell office:value-type="float" office:value="0.000452114864809148" calcext:value-type="float">
            <text:p>0.000452114864809</text:p>
          </table:table-cell>
          <table:table-cell office:value-type="float" office:value="0.00108163557985982" calcext:value-type="float">
            <text:p>0.00108163557986</text:p>
          </table:table-cell>
          <table:table-cell office:value-type="float" office:value="0.0339431204256997" calcext:value-type="float">
            <text:p>0.0339431204257</text:p>
          </table:table-cell>
          <table:table-cell office:value-type="float" office:value="0.0351931253472965" calcext:value-type="float">
            <text:p>0.035193125347297</text:p>
          </table:table-cell>
          <table:table-cell office:value-type="float" office:value="0.00133305020593388" calcext:value-type="float">
            <text:p>0.001333050205934</text:p>
          </table:table-cell>
          <table:table-cell office:value-type="float" office:value="0.712380992281868" calcext:value-type="float">
            <text:p>0.712380992281868</text:p>
          </table:table-cell>
          <table:table-cell office:value-type="float" office:value="0.352398114122055" calcext:value-type="float">
            <text:p>0.352398114122055</text:p>
          </table:table-cell>
          <table:table-cell office:value-type="float" office:value="0.888724528653469" calcext:value-type="float">
            <text:p>0.888724528653469</text:p>
          </table:table-cell>
          <table:table-cell office:value-type="float" office:value="2098470" calcext:value-type="float">
            <text:p>2098470</text:p>
          </table:table-cell>
          <table:table-cell table:number-columns-repeated="1000"/>
        </table:table-row>
        <table:table-row table:style-name="ro1">
          <table:table-cell office:value-type="float" office:value="38405530" calcext:value-type="float">
            <text:p>38405530</text:p>
          </table:table-cell>
          <table:table-cell office:value-type="string" calcext:value-type="string">
            <text:p><text:s/>USA, Florida: Black (2003-2007)</text:p>
          </table:table-cell>
          <table:table-cell office:value-type="float" office:value="0.0148679606418128" calcext:value-type="float">
            <text:p>0.014867960641813</text:p>
          </table:table-cell>
          <table:table-cell office:value-type="float" office:value="0.00374041823186688" calcext:value-type="float">
            <text:p>0.003740418231867</text:p>
          </table:table-cell>
          <table:table-cell office:value-type="float" office:value="0.0357560528671815" calcext:value-type="float">
            <text:p>0.035756052867182</text:p>
          </table:table-cell>
          <table:table-cell office:value-type="float" office:value="0.00379117590472433" calcext:value-type="float">
            <text:p>0.003791175904724</text:p>
          </table:table-cell>
          <table:table-cell office:value-type="float" office:value="0.0101199831635845" calcext:value-type="float">
            <text:p>0.010119983163585</text:p>
          </table:table-cell>
          <table:table-cell office:value-type="float" office:value="0.0157374007809881" calcext:value-type="float">
            <text:p>0.015737400780988</text:p>
          </table:table-cell>
          <table:table-cell office:value-type="float" office:value="0.000339699100957177" calcext:value-type="float">
            <text:p>0.000339699100957</text:p>
          </table:table-cell>
          <table:table-cell office:value-type="float" office:value="0.000735907282103689" calcext:value-type="float">
            <text:p>0.000735907282104</text:p>
          </table:table-cell>
          <table:table-cell office:value-type="float" office:value="0.000315618108226433" calcext:value-type="float">
            <text:p>0.000315618108226</text:p>
          </table:table-cell>
          <table:table-cell office:value-type="float" office:value="0.000740242163358468" calcext:value-type="float">
            <text:p>0.000740242163358</text:p>
          </table:table-cell>
          <table:table-cell table:style-name="ce2" office:value-type="float" office:value="0.0000738643785197695" calcext:value-type="float">
            <text:p>7.39E-05</text:p>
          </table:table-cell>
          <table:table-cell office:value-type="float" office:value="0.0041988841014918" calcext:value-type="float">
            <text:p>0.004198884101492</text:p>
          </table:table-cell>
          <table:table-cell office:value-type="float" office:value="0.000136913388319174" calcext:value-type="float">
            <text:p>0.000136913388319</text:p>
          </table:table-cell>
          <table:table-cell office:value-type="float" office:value="0.00201692465416081" calcext:value-type="float">
            <text:p>0.002016924654161</text:p>
          </table:table-cell>
          <table:table-cell office:value-type="float" office:value="0.0021822610452259" calcext:value-type="float">
            <text:p>0.002182261045226</text:p>
          </table:table-cell>
          <table:table-cell office:value-type="float" office:value="0.208093315530525" calcext:value-type="float">
            <text:p>0.208093315530525</text:p>
          </table:table-cell>
          <table:table-cell office:value-type="float" office:value="0.0809612543275011" calcext:value-type="float">
            <text:p>0.080961254327501</text:p>
          </table:table-cell>
          <table:table-cell office:value-type="float" office:value="0.00263520454479105" calcext:value-type="float">
            <text:p>0.002635204544791</text:p>
          </table:table-cell>
          <table:table-cell office:value-type="float" office:value="0.680642966477835" calcext:value-type="float">
            <text:p>0.680642966477835</text:p>
          </table:table-cell>
          <table:table-cell office:value-type="float" office:value="0.297239282410111" calcext:value-type="float">
            <text:p>0.297239282410111</text:p>
          </table:table-cell>
          <table:table-cell office:value-type="float" office:value="0.875025383826556" calcext:value-type="float">
            <text:p>0.875025383826556</text:p>
          </table:table-cell>
          <table:table-cell office:value-type="float" office:value="13711889" calcext:value-type="float">
            <text:p>13711889</text:p>
          </table:table-cell>
          <table:table-cell table:number-columns-repeated="1000"/>
        </table:table-row>
        <table:table-row table:style-name="ro1">
          <table:table-cell office:value-type="float" office:value="38405599" calcext:value-type="float">
            <text:p>38405599</text:p>
          </table:table-cell>
          <table:table-cell office:value-type="string" calcext:value-type="string">
            <text:p><text:s/>USA, Florida (2003-2007)</text:p>
          </table:table-cell>
          <table:table-cell office:value-type="float" office:value="0.015760741712768" calcext:value-type="float">
            <text:p>0.015760741712768</text:p>
          </table:table-cell>
          <table:table-cell office:value-type="float" office:value="0.00134838783102177" calcext:value-type="float">
            <text:p>0.001348387831022</text:p>
          </table:table-cell>
          <table:table-cell office:value-type="float" office:value="0.030983446930415" calcext:value-type="float">
            <text:p>0.030983446930415</text:p>
          </table:table-cell>
          <table:table-cell office:value-type="float" office:value="0.00290745767428013" calcext:value-type="float">
            <text:p>0.00290745767428</text:p>
          </table:table-cell>
          <table:table-cell office:value-type="float" office:value="0.00851983815067654" calcext:value-type="float">
            <text:p>0.008519838150677</text:p>
          </table:table-cell>
          <table:table-cell office:value-type="float" office:value="0.0182656016033004" calcext:value-type="float">
            <text:p>0.0182656016033</text:p>
          </table:table-cell>
          <table:table-cell office:value-type="float" office:value="0.000261585863333559" calcext:value-type="float">
            <text:p>0.000261585863334</text:p>
          </table:table-cell>
          <table:table-cell office:value-type="float" office:value="0.0137249381858059" calcext:value-type="float">
            <text:p>0.013724938185806</text:p>
          </table:table-cell>
          <table:table-cell office:value-type="float" office:value="0.000252795219997729" calcext:value-type="float">
            <text:p>0.000252795219998</text:p>
          </table:table-cell>
          <table:table-cell office:value-type="float" office:value="0.00345038433883084" calcext:value-type="float">
            <text:p>0.003450384338831</text:p>
          </table:table-cell>
          <table:table-cell office:value-type="float" office:value="0.000101483223223077" calcext:value-type="float">
            <text:p>0.000101483223223</text:p>
          </table:table-cell>
          <table:table-cell office:value-type="float" office:value="0.00695655508188561" calcext:value-type="float">
            <text:p>0.006956555081886</text:p>
          </table:table-cell>
          <table:table-cell office:value-type="float" office:value="0.000144593338582035" calcext:value-type="float">
            <text:p>0.000144593338582</text:p>
          </table:table-cell>
          <table:table-cell office:value-type="float" office:value="0.00269393267872066" calcext:value-type="float">
            <text:p>0.002693932678721</text:p>
          </table:table-cell>
          <table:table-cell office:value-type="float" office:value="0.00236773144024073" calcext:value-type="float">
            <text:p>0.002367731440241</text:p>
          </table:table-cell>
          <table:table-cell office:value-type="float" office:value="0.137041930769099" calcext:value-type="float">
            <text:p>0.137041930769099</text:p>
          </table:table-cell>
          <table:table-cell office:value-type="float" office:value="0.0924848559873699" calcext:value-type="float">
            <text:p>0.09248485598737</text:p>
          </table:table-cell>
          <table:table-cell office:value-type="float" office:value="0.000349457713857859" calcext:value-type="float">
            <text:p>0.000349457713858</text:p>
          </table:table-cell>
          <table:table-cell office:value-type="float" office:value="0.764721152591637" calcext:value-type="float">
            <text:p>0.764721152591637</text:p>
          </table:table-cell>
          <table:table-cell office:value-type="float" office:value="0.449174682065064" calcext:value-type="float">
            <text:p>0.449174682065064</text:p>
          </table:table-cell>
          <table:table-cell office:value-type="float" office:value="0.910648621949139" calcext:value-type="float">
            <text:p>0.910648621949139</text:p>
          </table:table-cell>
          <table:table-cell office:value-type="float" office:value="80820728" calcext:value-type="float">
            <text:p>80820728</text:p>
          </table:table-cell>
          <table:table-cell table:number-columns-repeated="1000"/>
        </table:table-row>
        <table:table-row table:style-name="ro1">
          <table:table-cell office:value-type="float" office:value="38405610" calcext:value-type="float">
            <text:p>38405610</text:p>
          </table:table-cell>
          <table:table-cell office:value-type="string" calcext:value-type="string">
            <text:p><text:s/>USA, Georgia: White (2003-2007)</text:p>
          </table:table-cell>
          <table:table-cell office:value-type="float" office:value="0.0146580478553736" calcext:value-type="float">
            <text:p>0.014658047855374</text:p>
          </table:table-cell>
          <table:table-cell office:value-type="float" office:value="0.000980448915563828" calcext:value-type="float">
            <text:p>0.000980448915564</text:p>
          </table:table-cell>
          <table:table-cell office:value-type="float" office:value="0.0315086984922839" calcext:value-type="float">
            <text:p>0.031508698492284</text:p>
          </table:table-cell>
          <table:table-cell office:value-type="float" office:value="0.00232684541253958" calcext:value-type="float">
            <text:p>0.00232684541254</text:p>
          </table:table-cell>
          <table:table-cell office:value-type="float" office:value="0.00768455198468334" calcext:value-type="float">
            <text:p>0.007684551984683</text:p>
          </table:table-cell>
          <table:table-cell office:value-type="float" office:value="0.0169717425370081" calcext:value-type="float">
            <text:p>0.016971742537008</text:p>
          </table:table-cell>
          <table:table-cell office:value-type="float" office:value="0.00021312525482324" calcext:value-type="float">
            <text:p>0.000213125254823</text:p>
          </table:table-cell>
          <table:table-cell office:value-type="float" office:value="0.0219633554426515" calcext:value-type="float">
            <text:p>0.021963355442652</text:p>
          </table:table-cell>
          <table:table-cell office:value-type="float" office:value="0.000196444425953897" calcext:value-type="float">
            <text:p>0.000196444425954</text:p>
          </table:table-cell>
          <table:table-cell office:value-type="float" office:value="0.00374513048222813" calcext:value-type="float">
            <text:p>0.003745130482228</text:p>
          </table:table-cell>
          <table:table-cell office:value-type="float" office:value="0.000129754858888012" calcext:value-type="float">
            <text:p>0.000129754858888</text:p>
          </table:table-cell>
          <table:table-cell office:value-type="float" office:value="0.00733471865402721" calcext:value-type="float">
            <text:p>0.007334718654027</text:p>
          </table:table-cell>
          <table:table-cell office:value-type="float" office:value="0.000165130705529641" calcext:value-type="float">
            <text:p>0.00016513070553</text:p>
          </table:table-cell>
          <table:table-cell office:value-type="float" office:value="0.00315193311705212" calcext:value-type="float">
            <text:p>0.003151933117052</text:p>
          </table:table-cell>
          <table:table-cell office:value-type="float" office:value="0.00253118633311229" calcext:value-type="float">
            <text:p>0.002531186333112</text:p>
          </table:table-cell>
          <table:table-cell office:value-type="float" office:value="0.130564691836585" calcext:value-type="float">
            <text:p>0.130564691836585</text:p>
          </table:table-cell>
          <table:table-cell office:value-type="float" office:value="0.0985017140141091" calcext:value-type="float">
            <text:p>0.098501714014109</text:p>
          </table:table-cell>
          <table:table-cell office:value-type="float" office:value="0.00026096560760891" calcext:value-type="float">
            <text:p>0.000260965607609</text:p>
          </table:table-cell>
          <table:table-cell office:value-type="float" office:value="0.77464970774923" calcext:value-type="float">
            <text:p>0.77464970774923</text:p>
          </table:table-cell>
          <table:table-cell office:value-type="float" office:value="0.468407863222323" calcext:value-type="float">
            <text:p>0.468407863222323</text:p>
          </table:table-cell>
          <table:table-cell office:value-type="float" office:value="0.914716765994544" calcext:value-type="float">
            <text:p>0.914716765994544</text:p>
          </table:table-cell>
          <table:table-cell office:value-type="float" office:value="28886292" calcext:value-type="float">
            <text:p>28886292</text:p>
          </table:table-cell>
          <table:table-cell table:number-columns-repeated="1000"/>
        </table:table-row>
        <table:table-row table:style-name="ro1">
          <table:table-cell office:value-type="float" office:value="38405629" calcext:value-type="float">
            <text:p>38405629</text:p>
          </table:table-cell>
          <table:table-cell office:value-type="string" calcext:value-type="string">
            <text:p><text:s/>USA, Georgia: Asian and Pacific Islander (2003-2007)</text:p>
          </table:table-cell>
          <table:table-cell office:value-type="float" office:value="0.00596985959854714" calcext:value-type="float">
            <text:p>0.005969859598547</text:p>
          </table:table-cell>
          <table:table-cell office:value-type="float" office:value="0.000500689018226692" calcext:value-type="float">
            <text:p>0.000500689018227</text:p>
          </table:table-cell>
          <table:table-cell office:value-type="float" office:value="0.01863020190852" calcext:value-type="float">
            <text:p>0.01863020190852</text:p>
          </table:table-cell>
          <table:table-cell office:value-type="float" office:value="0.00809720895671506" calcext:value-type="float">
            <text:p>0.008097208956715</text:p>
          </table:table-cell>
          <table:table-cell office:value-type="float" office:value="0.00407351273053598" calcext:value-type="float">
            <text:p>0.004073512730536</text:p>
          </table:table-cell>
          <table:table-cell office:value-type="float" office:value="0.00706341121388824" calcext:value-type="float">
            <text:p>0.007063411213888</text:p>
          </table:table-cell>
          <table:table-cell office:value-type="float" office:value="0" calcext:value-type="float">
            <text:p>0</text:p>
          </table:table-cell>
          <table:table-cell office:value-type="float" office:value="0.000408937751293192" calcext:value-type="float">
            <text:p>0.000408937751293</text:p>
          </table:table-cell>
          <table:table-cell office:value-type="float" office:value="0.000361272924844776" calcext:value-type="float">
            <text:p>0.000361272924845</text:p>
          </table:table-cell>
          <table:table-cell office:value-type="float" office:value="0.000451516908129466" calcext:value-type="float">
            <text:p>0.000451516908129</text:p>
          </table:table-cell>
          <table:table-cell table:style-name="ce2" office:value-type="float" office:value="0.0000583312695862027" calcext:value-type="float">
            <text:p>5.83E-05</text:p>
          </table:table-cell>
          <table:table-cell office:value-type="float" office:value="0.00552034724860885" calcext:value-type="float">
            <text:p>0.005520347248609</text:p>
          </table:table-cell>
          <table:table-cell table:style-name="ce2" office:value-type="float" office:value="0.0000788694202747661" calcext:value-type="float">
            <text:p>7.89E-05</text:p>
          </table:table-cell>
          <table:table-cell office:value-type="float" office:value="0.000185337403170407" calcext:value-type="float">
            <text:p>0.00018533740317</text:p>
          </table:table-cell>
          <table:table-cell office:value-type="float" office:value="0.00207155374265805" calcext:value-type="float">
            <text:p>0.002071553742658</text:p>
          </table:table-cell>
          <table:table-cell office:value-type="float" office:value="0.0382170266214418" calcext:value-type="float">
            <text:p>0.038217026621442</text:p>
          </table:table-cell>
          <table:table-cell office:value-type="float" office:value="0.0448638559744425" calcext:value-type="float">
            <text:p>0.04486385597444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296788" calcext:value-type="float">
            <text:p>1296788</text:p>
          </table:table-cell>
          <table:table-cell table:number-columns-repeated="1000"/>
        </table:table-row>
        <table:table-row table:style-name="ro1">
          <table:table-cell office:value-type="float" office:value="38405630" calcext:value-type="float">
            <text:p>38405630</text:p>
          </table:table-cell>
          <table:table-cell office:value-type="string" calcext:value-type="string">
            <text:p><text:s/>USA, Georgia: Black (2003-2007)</text:p>
          </table:table-cell>
          <table:table-cell office:value-type="float" office:value="0.015104463911157" calcext:value-type="float">
            <text:p>0.015104463911157</text:p>
          </table:table-cell>
          <table:table-cell office:value-type="float" office:value="0.00601884276641615" calcext:value-type="float">
            <text:p>0.006018842766416</text:p>
          </table:table-cell>
          <table:table-cell office:value-type="float" office:value="0.0442517234241831" calcext:value-type="float">
            <text:p>0.044251723424183</text:p>
          </table:table-cell>
          <table:table-cell office:value-type="float" office:value="0.00326370558923935" calcext:value-type="float">
            <text:p>0.003263705589239</text:p>
          </table:table-cell>
          <table:table-cell office:value-type="float" office:value="0.0113971474681715" calcext:value-type="float">
            <text:p>0.011397147468172</text:p>
          </table:table-cell>
          <table:table-cell office:value-type="float" office:value="0.0163677849143332" calcext:value-type="float">
            <text:p>0.016367784914333</text:p>
          </table:table-cell>
          <table:table-cell office:value-type="float" office:value="0.000268973920124643" calcext:value-type="float">
            <text:p>0.000268973920125</text:p>
          </table:table-cell>
          <table:table-cell office:value-type="float" office:value="0.000987793484634068" calcext:value-type="float">
            <text:p>0.000987793484634</text:p>
          </table:table-cell>
          <table:table-cell office:value-type="float" office:value="0.00042591566182729" calcext:value-type="float">
            <text:p>0.000425915661827</text:p>
          </table:table-cell>
          <table:table-cell office:value-type="float" office:value="0.000717173294335028" calcext:value-type="float">
            <text:p>0.000717173294335</text:p>
          </table:table-cell>
          <table:table-cell table:style-name="ce2" office:value-type="float" office:value="0.0000587476986230014" calcext:value-type="float">
            <text:p>5.87E-05</text:p>
          </table:table-cell>
          <table:table-cell office:value-type="float" office:value="0.0042672227616898" calcext:value-type="float">
            <text:p>0.00426722276169</text:p>
          </table:table-cell>
          <table:table-cell table:style-name="ce2" office:value-type="float" office:value="0.0000953486207960187" calcext:value-type="float">
            <text:p>9.53E-05</text:p>
          </table:table-cell>
          <table:table-cell office:value-type="float" office:value="0.00249517372469726" calcext:value-type="float">
            <text:p>0.002495173724697</text:p>
          </table:table-cell>
          <table:table-cell office:value-type="float" office:value="0.00196958369537102" calcext:value-type="float">
            <text:p>0.001969583695371</text:p>
          </table:table-cell>
          <table:table-cell office:value-type="float" office:value="0.240444304806182" calcext:value-type="float">
            <text:p>0.240444304806182</text:p>
          </table:table-cell>
          <table:table-cell office:value-type="float" office:value="0.0952590654313091" calcext:value-type="float">
            <text:p>0.095259065431309</text:p>
          </table:table-cell>
          <table:table-cell office:value-type="float" office:value="0.00208287587170419" calcext:value-type="float">
            <text:p>0.002082875871704</text:p>
          </table:table-cell>
          <table:table-cell office:value-type="float" office:value="0.692040815122774" calcext:value-type="float">
            <text:p>0.692040815122774</text:p>
          </table:table-cell>
          <table:table-cell office:value-type="float" office:value="0.316757896353854" calcext:value-type="float">
            <text:p>0.316757896353854</text:p>
          </table:table-cell>
          <table:table-cell office:value-type="float" office:value="0.879981150739268" calcext:value-type="float">
            <text:p>0.879981150739268</text:p>
          </table:table-cell>
          <table:table-cell office:value-type="float" office:value="13275948" calcext:value-type="float">
            <text:p>13275948</text:p>
          </table:table-cell>
          <table:table-cell table:number-columns-repeated="1000"/>
        </table:table-row>
        <table:table-row table:style-name="ro1">
          <table:table-cell office:value-type="float" office:value="38405699" calcext:value-type="float">
            <text:p>38405699</text:p>
          </table:table-cell>
          <table:table-cell office:value-type="string" calcext:value-type="string">
            <text:p><text:s/>USA, Georgia (2003-2007)</text:p>
          </table:table-cell>
          <table:table-cell office:value-type="float" office:value="0.0145654358816592" calcext:value-type="float">
            <text:p>0.014565435881659</text:p>
          </table:table-cell>
          <table:table-cell office:value-type="float" office:value="0.00208407251989099" calcext:value-type="float">
            <text:p>0.002084072519891</text:p>
          </table:table-cell>
          <table:table-cell office:value-type="float" office:value="0.0341757061484676" calcext:value-type="float">
            <text:p>0.034175706148468</text:p>
          </table:table-cell>
          <table:table-cell office:value-type="float" office:value="0.00266940365418779" calcext:value-type="float">
            <text:p>0.002669403654188</text:p>
          </table:table-cell>
          <table:table-cell office:value-type="float" office:value="0.00843390782778625" calcext:value-type="float">
            <text:p>0.008433907827786</text:p>
          </table:table-cell>
          <table:table-cell office:value-type="float" office:value="0.0166476725040675" calcext:value-type="float">
            <text:p>0.016647672504068</text:p>
          </table:table-cell>
          <table:table-cell office:value-type="float" office:value="0.000229738248185192" calcext:value-type="float">
            <text:p>0.000229738248185</text:p>
          </table:table-cell>
          <table:table-cell office:value-type="float" office:value="0.0165922879114915" calcext:value-type="float">
            <text:p>0.016592287911492</text:p>
          </table:table-cell>
          <table:table-cell office:value-type="float" office:value="0.000281921480887164" calcext:value-type="float">
            <text:p>0.000281921480887</text:p>
          </table:table-cell>
          <table:table-cell office:value-type="float" office:value="0.00278938247907231" calcext:value-type="float">
            <text:p>0.002789382479072</text:p>
          </table:table-cell>
          <table:table-cell office:value-type="float" office:value="0.00010258423862258" calcext:value-type="float">
            <text:p>0.000102584238623</text:p>
          </table:table-cell>
          <table:table-cell office:value-type="float" office:value="0.00648344112830175" calcext:value-type="float">
            <text:p>0.006483441128302</text:p>
          </table:table-cell>
          <table:table-cell office:value-type="float" office:value="0.000142558957991116" calcext:value-type="float">
            <text:p>0.000142558957991</text:p>
          </table:table-cell>
          <table:table-cell office:value-type="float" office:value="0.00298696280083758" calcext:value-type="float">
            <text:p>0.002986962800838</text:p>
          </table:table-cell>
          <table:table-cell office:value-type="float" office:value="0.0023902200345302" calcext:value-type="float">
            <text:p>0.00239022003453</text:p>
          </table:table-cell>
          <table:table-cell office:value-type="float" office:value="0.151996055086013" calcext:value-type="float">
            <text:p>0.151996055086013</text:p>
          </table:table-cell>
          <table:table-cell office:value-type="float" office:value="0.0970383573577105" calcext:value-type="float">
            <text:p>0.097038357357711</text:p>
          </table:table-cell>
          <table:table-cell office:value-type="float" office:value="0.000239613055747157" calcext:value-type="float">
            <text:p>0.000239613055747</text:p>
          </table:table-cell>
          <table:table-cell office:value-type="float" office:value="0.777463256562694" calcext:value-type="float">
            <text:p>0.777463256562694</text:p>
          </table:table-cell>
          <table:table-cell office:value-type="float" office:value="0.473911447700599" calcext:value-type="float">
            <text:p>0.473911447700599</text:p>
          </table:table-cell>
          <table:table-cell office:value-type="float" office:value="0.915864454779024" calcext:value-type="float">
            <text:p>0.915864454779024</text:p>
          </table:table-cell>
          <table:table-cell office:value-type="float" office:value="43625159" calcext:value-type="float">
            <text:p>43625159</text:p>
          </table:table-cell>
          <table:table-cell table:number-columns-repeated="1000"/>
        </table:table-row>
        <table:table-row table:style-name="ro1">
          <table:table-cell office:value-type="float" office:value="38405799" calcext:value-type="float">
            <text:p>38405799</text:p>
          </table:table-cell>
          <table:table-cell office:value-type="string" calcext:value-type="string">
            <text:p><text:s/>USA, Idaho (2003-2007)</text:p>
          </table:table-cell>
          <table:table-cell office:value-type="float" office:value="0.0120429904290985" calcext:value-type="float">
            <text:p>0.012042990429099</text:p>
          </table:table-cell>
          <table:table-cell office:value-type="float" office:value="0.000784354339828975" calcext:value-type="float">
            <text:p>0.000784354339829</text:p>
          </table:table-cell>
          <table:table-cell office:value-type="float" office:value="0.0286786557219454" calcext:value-type="float">
            <text:p>0.028678655721945</text:p>
          </table:table-cell>
          <table:table-cell office:value-type="float" office:value="0.00167875729476433" calcext:value-type="float">
            <text:p>0.001678757294764</text:p>
          </table:table-cell>
          <table:table-cell office:value-type="float" office:value="0.00889269139064475" calcext:value-type="float">
            <text:p>0.008892691390645</text:p>
          </table:table-cell>
          <table:table-cell office:value-type="float" office:value="0.0134078864650575" calcext:value-type="float">
            <text:p>0.013407886465058</text:p>
          </table:table-cell>
          <table:table-cell office:value-type="float" office:value="0.000239617716325795" calcext:value-type="float">
            <text:p>0.000239617716326</text:p>
          </table:table-cell>
          <table:table-cell office:value-type="float" office:value="0.0187316266605413" calcext:value-type="float">
            <text:p>0.018731626660541</text:p>
          </table:table-cell>
          <table:table-cell office:value-type="float" office:value="0.000276653515364178" calcext:value-type="float">
            <text:p>0.000276653515364</text:p>
          </table:table-cell>
          <table:table-cell office:value-type="float" office:value="0.00469737330588317" calcext:value-type="float">
            <text:p>0.004697373305883</text:p>
          </table:table-cell>
          <table:table-cell office:value-type="float" office:value="0.000158979627843655" calcext:value-type="float">
            <text:p>0.000158979627844</text:p>
          </table:table-cell>
          <table:table-cell office:value-type="float" office:value="0.0099690920111649" calcext:value-type="float">
            <text:p>0.009969092011165</text:p>
          </table:table-cell>
          <table:table-cell office:value-type="float" office:value="0.000132831503100177" calcext:value-type="float">
            <text:p>0.0001328315031</text:p>
          </table:table-cell>
          <table:table-cell office:value-type="float" office:value="0.00400680705671051" calcext:value-type="float">
            <text:p>0.004006807056711</text:p>
          </table:table-cell>
          <table:table-cell office:value-type="float" office:value="0.00240154744190113" calcext:value-type="float">
            <text:p>0.002401547441901</text:p>
          </table:table-cell>
          <table:table-cell office:value-type="float" office:value="0.145100694765875" calcext:value-type="float">
            <text:p>0.145100694765875</text:p>
          </table:table-cell>
          <table:table-cell office:value-type="float" office:value="0.0969771751612843" calcext:value-type="float">
            <text:p>0.096977175161284</text:p>
          </table:table-cell>
          <table:table-cell office:value-type="float" office:value="0.000568523435084067" calcext:value-type="float">
            <text:p>0.000568523435084</text:p>
          </table:table-cell>
          <table:table-cell office:value-type="float" office:value="0.747062138826312" calcext:value-type="float">
            <text:p>0.747062138826312</text:p>
          </table:table-cell>
          <table:table-cell office:value-type="float" office:value="0.415674097240424" calcext:value-type="float">
            <text:p>0.415674097240424</text:p>
          </table:table-cell>
          <table:table-cell office:value-type="float" office:value="0.903342391198396" calcext:value-type="float">
            <text:p>0.903342391198396</text:p>
          </table:table-cell>
          <table:table-cell office:value-type="float" office:value="6751396" calcext:value-type="float">
            <text:p>6751396</text:p>
          </table:table-cell>
          <table:table-cell table:number-columns-repeated="1000"/>
        </table:table-row>
        <table:table-row table:style-name="ro1">
          <table:table-cell office:value-type="float" office:value="38405810" calcext:value-type="float">
            <text:p>38405810</text:p>
          </table:table-cell>
          <table:table-cell office:value-type="string" calcext:value-type="string">
            <text:p><text:s/>USA, Illinois: White (2003-2007)</text:p>
          </table:table-cell>
          <table:table-cell office:value-type="float" office:value="0.0130425917825619" calcext:value-type="float">
            <text:p>0.013042591782562</text:p>
          </table:table-cell>
          <table:table-cell office:value-type="float" office:value="0.00108258096279169" calcext:value-type="float">
            <text:p>0.001082580962792</text:p>
          </table:table-cell>
          <table:table-cell office:value-type="float" office:value="0.0344692774471538" calcext:value-type="float">
            <text:p>0.034469277447154</text:p>
          </table:table-cell>
          <table:table-cell office:value-type="float" office:value="0.00241654394935295" calcext:value-type="float">
            <text:p>0.002416543949353</text:p>
          </table:table-cell>
          <table:table-cell office:value-type="float" office:value="0.00883227767059819" calcext:value-type="float">
            <text:p>0.008832277670598</text:p>
          </table:table-cell>
          <table:table-cell office:value-type="float" office:value="0.0182467569514779" calcext:value-type="float">
            <text:p>0.018246756951478</text:p>
          </table:table-cell>
          <table:table-cell office:value-type="float" office:value="0.000228663033817552" calcext:value-type="float">
            <text:p>0.000228663033818</text:p>
          </table:table-cell>
          <table:table-cell office:value-type="float" office:value="0.0131479840921548" calcext:value-type="float">
            <text:p>0.013147984092155</text:p>
          </table:table-cell>
          <table:table-cell office:value-type="float" office:value="0.000332199959511594" calcext:value-type="float">
            <text:p>0.000332199959512</text:p>
          </table:table-cell>
          <table:table-cell office:value-type="float" office:value="0.0042483897531976" calcext:value-type="float">
            <text:p>0.004248389753198</text:p>
          </table:table-cell>
          <table:table-cell office:value-type="float" office:value="0.00012533884985685" calcext:value-type="float">
            <text:p>0.000125338849857</text:p>
          </table:table-cell>
          <table:table-cell office:value-type="float" office:value="0.00840411037474744" calcext:value-type="float">
            <text:p>0.008404110374747</text:p>
          </table:table-cell>
          <table:table-cell office:value-type="float" office:value="0.00015389859503701" calcext:value-type="float">
            <text:p>0.000153898595037</text:p>
          </table:table-cell>
          <table:table-cell office:value-type="float" office:value="0.00313206829288647" calcext:value-type="float">
            <text:p>0.003132068292886</text:p>
          </table:table-cell>
          <table:table-cell office:value-type="float" office:value="0.00261308303248171" calcext:value-type="float">
            <text:p>0.002613083032482</text:p>
          </table:table-cell>
          <table:table-cell office:value-type="float" office:value="0.134149584483819" calcext:value-type="float">
            <text:p>0.134149584483819</text:p>
          </table:table-cell>
          <table:table-cell office:value-type="float" office:value="0.100788778986985" calcext:value-type="float">
            <text:p>0.100788778986985</text:p>
          </table:table-cell>
          <table:table-cell office:value-type="float" office:value="0.000460183537144276" calcext:value-type="float">
            <text:p>0.000460183537144</text:p>
          </table:table-cell>
          <table:table-cell office:value-type="float" office:value="0.754911063412862" calcext:value-type="float">
            <text:p>0.754911063412862</text:p>
          </table:table-cell>
          <table:table-cell office:value-type="float" office:value="0.43045395395697" calcext:value-type="float">
            <text:p>0.43045395395697</text:p>
          </table:table-cell>
          <table:table-cell office:value-type="float" office:value="0.906601036376694" calcext:value-type="float">
            <text:p>0.906601036376694</text:p>
          </table:table-cell>
          <table:table-cell office:value-type="float" office:value="47354111" calcext:value-type="float">
            <text:p>47354111</text:p>
          </table:table-cell>
          <table:table-cell table:number-columns-repeated="1000"/>
        </table:table-row>
        <table:table-row table:style-name="ro1">
          <table:table-cell office:value-type="float" office:value="38405829" calcext:value-type="float">
            <text:p>38405829</text:p>
          </table:table-cell>
          <table:table-cell office:value-type="string" calcext:value-type="string">
            <text:p><text:s/>USA, Illinois: Asian and Pacific Islander (2003-2007)</text:p>
          </table:table-cell>
          <table:table-cell office:value-type="float" office:value="0.00520605682405001" calcext:value-type="float">
            <text:p>0.00520605682405</text:p>
          </table:table-cell>
          <table:table-cell office:value-type="float" office:value="0.000633150623990534" calcext:value-type="float">
            <text:p>0.000633150623991</text:p>
          </table:table-cell>
          <table:table-cell office:value-type="float" office:value="0.0209627380066608" calcext:value-type="float">
            <text:p>0.020962738006661</text:p>
          </table:table-cell>
          <table:table-cell office:value-type="float" office:value="0.00445051061843126" calcext:value-type="float">
            <text:p>0.004450510618431</text:p>
          </table:table-cell>
          <table:table-cell office:value-type="float" office:value="0.00371245521600026" calcext:value-type="float">
            <text:p>0.003712455216</text:p>
          </table:table-cell>
          <table:table-cell office:value-type="float" office:value="0.00768338032781132" calcext:value-type="float">
            <text:p>0.007683380327811</text:p>
          </table:table-cell>
          <table:table-cell office:value-type="float" office:value="0.000145260338158429" calcext:value-type="float">
            <text:p>0.000145260338158</text:p>
          </table:table-cell>
          <table:table-cell office:value-type="float" office:value="0.000395207794567925" calcext:value-type="float">
            <text:p>0.000395207794568</text:p>
          </table:table-cell>
          <table:table-cell table:style-name="ce2" office:value-type="float" office:value="0.0000609533097647202" calcext:value-type="float">
            <text:p>6.10E-05</text:p>
          </table:table-cell>
          <table:table-cell office:value-type="float" office:value="0.000591963358237492" calcext:value-type="float">
            <text:p>0.000591963358237</text:p>
          </table:table-cell>
          <table:table-cell office:value-type="float" office:value="0" calcext:value-type="float">
            <text:p>0</text:p>
          </table:table-cell>
          <table:table-cell office:value-type="float" office:value="0.00673957468706049" calcext:value-type="float">
            <text:p>0.00673957468706</text:p>
          </table:table-cell>
          <table:table-cell office:value-type="float" office:value="0.000141032349044649" calcext:value-type="float">
            <text:p>0.000141032349045</text:p>
          </table:table-cell>
          <table:table-cell office:value-type="float" office:value="0.000254358360237197" calcext:value-type="float">
            <text:p>0.000254358360237</text:p>
          </table:table-cell>
          <table:table-cell office:value-type="float" office:value="0.000818660508659347" calcext:value-type="float">
            <text:p>0.000818660508659</text:p>
          </table:table-cell>
          <table:table-cell office:value-type="float" office:value="0.0424924593202255" calcext:value-type="float">
            <text:p>0.042492459320226</text:p>
          </table:table-cell>
          <table:table-cell office:value-type="float" office:value="0.0542765683265184" calcext:value-type="float">
            <text:p>0.05427656832651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637557" calcext:value-type="float">
            <text:p>2637557</text:p>
          </table:table-cell>
          <table:table-cell table:number-columns-repeated="1000"/>
        </table:table-row>
        <table:table-row table:style-name="ro1">
          <table:table-cell office:value-type="float" office:value="38405830" calcext:value-type="float">
            <text:p>38405830</text:p>
          </table:table-cell>
          <table:table-cell office:value-type="string" calcext:value-type="string">
            <text:p><text:s/>USA, Illinois: Black (2003-2007)</text:p>
          </table:table-cell>
          <table:table-cell office:value-type="float" office:value="0.0182068117141229" calcext:value-type="float">
            <text:p>0.018206811714123</text:p>
          </table:table-cell>
          <table:table-cell office:value-type="float" office:value="0.00487927918037581" calcext:value-type="float">
            <text:p>0.004879279180376</text:p>
          </table:table-cell>
          <table:table-cell office:value-type="float" office:value="0.04851971423629" calcext:value-type="float">
            <text:p>0.04851971423629</text:p>
          </table:table-cell>
          <table:table-cell office:value-type="float" office:value="0.00430572254766174" calcext:value-type="float">
            <text:p>0.004305722547662</text:p>
          </table:table-cell>
          <table:table-cell office:value-type="float" office:value="0.0130144872904177" calcext:value-type="float">
            <text:p>0.013014487290418</text:p>
          </table:table-cell>
          <table:table-cell office:value-type="float" office:value="0.0206312689075302" calcext:value-type="float">
            <text:p>0.02063126890753</text:p>
          </table:table-cell>
          <table:table-cell office:value-type="float" office:value="0.000277338787458035" calcext:value-type="float">
            <text:p>0.000277338787458</text:p>
          </table:table-cell>
          <table:table-cell office:value-type="float" office:value="0.000669390985137506" calcext:value-type="float">
            <text:p>0.000669390985138</text:p>
          </table:table-cell>
          <table:table-cell office:value-type="float" office:value="0.00023731143907215" calcext:value-type="float">
            <text:p>0.000237311439072</text:p>
          </table:table-cell>
          <table:table-cell office:value-type="float" office:value="0.000934700349713585" calcext:value-type="float">
            <text:p>0.000934700349714</text:p>
          </table:table-cell>
          <table:table-cell table:style-name="ce2" office:value-type="float" office:value="0.0000997381565231684" calcext:value-type="float">
            <text:p>9.97E-05</text:p>
          </table:table-cell>
          <table:table-cell office:value-type="float" office:value="0.00412350104942847" calcext:value-type="float">
            <text:p>0.004123501049428</text:p>
          </table:table-cell>
          <table:table-cell office:value-type="float" office:value="0.000175507716664562" calcext:value-type="float">
            <text:p>0.000175507716665</text:p>
          </table:table-cell>
          <table:table-cell office:value-type="float" office:value="0.00283300720707261" calcext:value-type="float">
            <text:p>0.002833007207073</text:p>
          </table:table-cell>
          <table:table-cell office:value-type="float" office:value="0.00187109776239275" calcext:value-type="float">
            <text:p>0.001871097762393</text:p>
          </table:table-cell>
          <table:table-cell office:value-type="float" office:value="0.217847533693117" calcext:value-type="float">
            <text:p>0.217847533693117</text:p>
          </table:table-cell>
          <table:table-cell office:value-type="float" office:value="0.0975405235755914" calcext:value-type="float">
            <text:p>0.097540523575591</text:p>
          </table:table-cell>
          <table:table-cell office:value-type="float" office:value="0.00199952202181342" calcext:value-type="float">
            <text:p>0.001999522021813</text:p>
          </table:table-cell>
          <table:table-cell office:value-type="float" office:value="0.693970698657086" calcext:value-type="float">
            <text:p>0.693970698657086</text:p>
          </table:table-cell>
          <table:table-cell office:value-type="float" office:value="0.320094554441598" calcext:value-type="float">
            <text:p>0.320094554441598</text:p>
          </table:table-cell>
          <table:table-cell office:value-type="float" office:value="0.880816230326167" calcext:value-type="float">
            <text:p>0.880816230326167</text:p>
          </table:table-cell>
          <table:table-cell office:value-type="float" office:value="9414949" calcext:value-type="float">
            <text:p>9414949</text:p>
          </table:table-cell>
          <table:table-cell table:number-columns-repeated="1000"/>
        </table:table-row>
        <table:table-row table:style-name="ro1">
          <table:table-cell office:value-type="float" office:value="38405899" calcext:value-type="float">
            <text:p>38405899</text:p>
          </table:table-cell>
          <table:table-cell office:value-type="string" calcext:value-type="string">
            <text:p><text:s/>USA, Illinois (2003-2007)</text:p>
          </table:table-cell>
          <table:table-cell office:value-type="float" office:value="0.0136363575746971" calcext:value-type="float">
            <text:p>0.013636357574697</text:p>
          </table:table-cell>
          <table:table-cell office:value-type="float" office:value="0.00155432584673121" calcext:value-type="float">
            <text:p>0.001554325846731</text:p>
          </table:table-cell>
          <table:table-cell office:value-type="float" office:value="0.0362703234939597" calcext:value-type="float">
            <text:p>0.03627032349396</text:p>
          </table:table-cell>
          <table:table-cell office:value-type="float" office:value="0.00275082067325221" calcext:value-type="float">
            <text:p>0.002750820673252</text:p>
          </table:table-cell>
          <table:table-cell office:value-type="float" office:value="0.00923350398154286" calcext:value-type="float">
            <text:p>0.009233503981543</text:p>
          </table:table-cell>
          <table:table-cell office:value-type="float" office:value="0.0182699594453071" calcext:value-type="float">
            <text:p>0.018269959445307</text:p>
          </table:table-cell>
          <table:table-cell office:value-type="float" office:value="0.000238239270649093" calcext:value-type="float">
            <text:p>0.000238239270649</text:p>
          </table:table-cell>
          <table:table-cell office:value-type="float" office:value="0.0118391713010807" calcext:value-type="float">
            <text:p>0.011839171301081</text:p>
          </table:table-cell>
          <table:table-cell office:value-type="float" office:value="0.000311945053602786" calcext:value-type="float">
            <text:p>0.000311945053603</text:p>
          </table:table-cell>
          <table:table-cell office:value-type="float" office:value="0.00370239644181275" calcext:value-type="float">
            <text:p>0.003702396441813</text:p>
          </table:table-cell>
          <table:table-cell office:value-type="float" office:value="0.000120477381398575" calcext:value-type="float">
            <text:p>0.000120477381399</text:p>
          </table:table-cell>
          <table:table-cell office:value-type="float" office:value="0.00791858479054339" calcext:value-type="float">
            <text:p>0.007918584790543</text:p>
          </table:table-cell>
          <table:table-cell office:value-type="float" office:value="0.00016123068305007" calcext:value-type="float">
            <text:p>0.00016123068305</text:p>
          </table:table-cell>
          <table:table-cell office:value-type="float" office:value="0.00309775190232911" calcext:value-type="float">
            <text:p>0.003097751902329</text:p>
          </table:table-cell>
          <table:table-cell office:value-type="float" office:value="0.00247642387629356" calcext:value-type="float">
            <text:p>0.002476423876294</text:p>
          </table:table-cell>
          <table:table-cell office:value-type="float" office:value="0.145253994863014" calcext:value-type="float">
            <text:p>0.145253994863014</text:p>
          </table:table-cell>
          <table:table-cell office:value-type="float" office:value="0.0998583870835709" calcext:value-type="float">
            <text:p>0.099858387083571</text:p>
          </table:table-cell>
          <table:table-cell office:value-type="float" office:value="0.000375257494877435" calcext:value-type="float">
            <text:p>0.000375257494877</text:p>
          </table:table-cell>
          <table:table-cell office:value-type="float" office:value="0.762225444202769" calcext:value-type="float">
            <text:p>0.762225444202769</text:p>
          </table:table-cell>
          <table:table-cell office:value-type="float" office:value="0.444385663175286" calcext:value-type="float">
            <text:p>0.444385663175286</text:p>
          </table:table-cell>
          <table:table-cell office:value-type="float" office:value="0.909621556662933" calcext:value-type="float">
            <text:p>0.909621556662933</text:p>
          </table:table-cell>
          <table:table-cell office:value-type="float" office:value="59643171" calcext:value-type="float">
            <text:p>59643171</text:p>
          </table:table-cell>
          <table:table-cell table:number-columns-repeated="1000"/>
        </table:table-row>
        <table:table-row table:style-name="ro1">
          <table:table-cell office:value-type="float" office:value="38405910" calcext:value-type="float">
            <text:p>38405910</text:p>
          </table:table-cell>
          <table:table-cell office:value-type="string" calcext:value-type="string">
            <text:p><text:s/>USA, Indiana: White (2003-2007)</text:p>
          </table:table-cell>
          <table:table-cell office:value-type="float" office:value="0.0129828271432423" calcext:value-type="float">
            <text:p>0.012982827143242</text:p>
          </table:table-cell>
          <table:table-cell office:value-type="float" office:value="0.000899094195057652" calcext:value-type="float">
            <text:p>0.000899094195058</text:p>
          </table:table-cell>
          <table:table-cell office:value-type="float" office:value="0.0343095110189201" calcext:value-type="float">
            <text:p>0.03430951101892</text:p>
          </table:table-cell>
          <table:table-cell office:value-type="float" office:value="0.00231252323103528" calcext:value-type="float">
            <text:p>0.002312523231035</text:p>
          </table:table-cell>
          <table:table-cell office:value-type="float" office:value="0.00838279104540011" calcext:value-type="float">
            <text:p>0.0083827910454</text:p>
          </table:table-cell>
          <table:table-cell office:value-type="float" office:value="0.0176577981566187" calcext:value-type="float">
            <text:p>0.017657798156619</text:p>
          </table:table-cell>
          <table:table-cell office:value-type="float" office:value="0.000260126540199717" calcext:value-type="float">
            <text:p>0.0002601265402</text:p>
          </table:table-cell>
          <table:table-cell office:value-type="float" office:value="0.0135428728746739" calcext:value-type="float">
            <text:p>0.013542872874674</text:p>
          </table:table-cell>
          <table:table-cell office:value-type="float" office:value="0.000281199747760572" calcext:value-type="float">
            <text:p>0.000281199747761</text:p>
          </table:table-cell>
          <table:table-cell office:value-type="float" office:value="0.00406264813747839" calcext:value-type="float">
            <text:p>0.004062648137478</text:p>
          </table:table-cell>
          <table:table-cell office:value-type="float" office:value="0.000127082850962598" calcext:value-type="float">
            <text:p>0.000127082850963</text:p>
          </table:table-cell>
          <table:table-cell office:value-type="float" office:value="0.00690881911491012" calcext:value-type="float">
            <text:p>0.00690881911491</text:p>
          </table:table-cell>
          <table:table-cell office:value-type="float" office:value="0.000155952192122451" calcext:value-type="float">
            <text:p>0.000155952192122</text:p>
          </table:table-cell>
          <table:table-cell office:value-type="float" office:value="0.00262047299685483" calcext:value-type="float">
            <text:p>0.002620472996855</text:p>
          </table:table-cell>
          <table:table-cell office:value-type="float" office:value="0.00265655445662539" calcext:value-type="float">
            <text:p>0.002656554456625</text:p>
          </table:table-cell>
          <table:table-cell office:value-type="float" office:value="0.117338988485983" calcext:value-type="float">
            <text:p>0.117338988485983</text:p>
          </table:table-cell>
          <table:table-cell office:value-type="float" office:value="0.0941387836693633" calcext:value-type="float">
            <text:p>0.094138783669363</text:p>
          </table:table-cell>
          <table:table-cell office:value-type="float" office:value="0.000413626759383945" calcext:value-type="float">
            <text:p>0.000413626759384</text:p>
          </table:table-cell>
          <table:table-cell office:value-type="float" office:value="0.758766254924943" calcext:value-type="float">
            <text:p>0.758766254924943</text:p>
          </table:table-cell>
          <table:table-cell office:value-type="float" office:value="0.437777724298913" calcext:value-type="float">
            <text:p>0.437777724298913</text:p>
          </table:table-cell>
          <table:table-cell office:value-type="float" office:value="0.908195001947568" calcext:value-type="float">
            <text:p>0.908195001947568</text:p>
          </table:table-cell>
          <table:table-cell office:value-type="float" office:value="26064188" calcext:value-type="float">
            <text:p>26064188</text:p>
          </table:table-cell>
          <table:table-cell table:number-columns-repeated="1000"/>
        </table:table-row>
        <table:table-row table:style-name="ro1">
          <table:table-cell office:value-type="float" office:value="38405930" calcext:value-type="float">
            <text:p>38405930</text:p>
          </table:table-cell>
          <table:table-cell office:value-type="string" calcext:value-type="string">
            <text:p><text:s/>USA, Indiana: Black (2003-2007)</text:p>
          </table:table-cell>
          <table:table-cell office:value-type="float" office:value="0.0146565573606961" calcext:value-type="float">
            <text:p>0.014656557360696</text:p>
          </table:table-cell>
          <table:table-cell office:value-type="float" office:value="0.00514298122409445" calcext:value-type="float">
            <text:p>0.005142981224094</text:p>
          </table:table-cell>
          <table:table-cell office:value-type="float" office:value="0.0426019942015669" calcext:value-type="float">
            <text:p>0.042601994201567</text:p>
          </table:table-cell>
          <table:table-cell office:value-type="float" office:value="0.00506225474899344" calcext:value-type="float">
            <text:p>0.005062254748993</text:p>
          </table:table-cell>
          <table:table-cell office:value-type="float" office:value="0.01254245184418" calcext:value-type="float">
            <text:p>0.01254245184418</text:p>
          </table:table-cell>
          <table:table-cell office:value-type="float" office:value="0.0211535871918997" calcext:value-type="float">
            <text:p>0.0211535871919</text:p>
          </table:table-cell>
          <table:table-cell office:value-type="float" office:value="0.000417629304419387" calcext:value-type="float">
            <text:p>0.000417629304419</text:p>
          </table:table-cell>
          <table:table-cell office:value-type="float" office:value="0.000633377602174373" calcext:value-type="float">
            <text:p>0.000633377602174</text:p>
          </table:table-cell>
          <table:table-cell office:value-type="float" office:value="0.000360337322539214" calcext:value-type="float">
            <text:p>0.000360337322539</text:p>
          </table:table-cell>
          <table:table-cell office:value-type="float" office:value="0.000726723761710881" calcext:value-type="float">
            <text:p>0.000726723761711</text:p>
          </table:table-cell>
          <table:table-cell table:style-name="ce2" office:value-type="float" office:value="0.0000937608108062297" calcext:value-type="float">
            <text:p>9.38E-05</text:p>
          </table:table-cell>
          <table:table-cell office:value-type="float" office:value="0.00374476648788841" calcext:value-type="float">
            <text:p>0.003744766487888</text:p>
          </table:table-cell>
          <table:table-cell table:style-name="ce2" office:value-type="float" office:value="0.0000820933332436316" calcext:value-type="float">
            <text:p>8.21E-05</text:p>
          </table:table-cell>
          <table:table-cell office:value-type="float" office:value="0.00217241398503349" calcext:value-type="float">
            <text:p>0.002172413985033</text:p>
          </table:table-cell>
          <table:table-cell office:value-type="float" office:value="0.00219921648688836" calcext:value-type="float">
            <text:p>0.002199216486888</text:p>
          </table:table-cell>
          <table:table-cell office:value-type="float" office:value="0.189266772420367" calcext:value-type="float">
            <text:p>0.189266772420367</text:p>
          </table:table-cell>
          <table:table-cell office:value-type="float" office:value="0.093624849352945" calcext:value-type="float">
            <text:p>0.093624849352945</text:p>
          </table:table-cell>
          <table:table-cell office:value-type="float" office:value="0.00242283513098518" calcext:value-type="float">
            <text:p>0.002422835130985</text:p>
          </table:table-cell>
          <table:table-cell office:value-type="float" office:value="0.684770830886191" calcext:value-type="float">
            <text:p>0.684770830886191</text:p>
          </table:table-cell>
          <table:table-cell office:value-type="float" office:value="0.304271358118505" calcext:value-type="float">
            <text:p>0.304271358118505</text:p>
          </table:table-cell>
          <table:table-cell office:value-type="float" office:value="0.876824891360075" calcext:value-type="float">
            <text:p>0.876824891360075</text:p>
          </table:table-cell>
          <table:table-cell office:value-type="float" office:value="2789423" calcext:value-type="float">
            <text:p>2789423</text:p>
          </table:table-cell>
          <table:table-cell table:number-columns-repeated="1000"/>
        </table:table-row>
        <table:table-row table:style-name="ro1">
          <table:table-cell office:value-type="float" office:value="38405999" calcext:value-type="float">
            <text:p>38405999</text:p>
          </table:table-cell>
          <table:table-cell office:value-type="string" calcext:value-type="string">
            <text:p><text:s/>USA, Indiana (2003-2007)</text:p>
          </table:table-cell>
          <table:table-cell office:value-type="float" office:value="0.0131432306886215" calcext:value-type="float">
            <text:p>0.013143230688622</text:p>
          </table:table-cell>
          <table:table-cell office:value-type="float" office:value="0.00117363941598428" calcext:value-type="float">
            <text:p>0.001173639415984</text:p>
          </table:table-cell>
          <table:table-cell office:value-type="float" office:value="0.035155026235317" calcext:value-type="float">
            <text:p>0.035155026235317</text:p>
          </table:table-cell>
          <table:table-cell office:value-type="float" office:value="0.00249090894042668" calcext:value-type="float">
            <text:p>0.002490908940427</text:p>
          </table:table-cell>
          <table:table-cell office:value-type="float" office:value="0.00863650780374836" calcext:value-type="float">
            <text:p>0.008636507803748</text:p>
          </table:table-cell>
          <table:table-cell office:value-type="float" office:value="0.0179015775314051" calcext:value-type="float">
            <text:p>0.017901577531405</text:p>
          </table:table-cell>
          <table:table-cell office:value-type="float" office:value="0.000274776868473062" calcext:value-type="float">
            <text:p>0.000274776868473</text:p>
          </table:table-cell>
          <table:table-cell office:value-type="float" office:value="0.0133947291212479" calcext:value-type="float">
            <text:p>0.013394729121248</text:p>
          </table:table-cell>
          <table:table-cell office:value-type="float" office:value="0.000293716391961948" calcext:value-type="float">
            <text:p>0.000293716391962</text:p>
          </table:table-cell>
          <table:table-cell office:value-type="float" office:value="0.00383021231689781" calcext:value-type="float">
            <text:p>0.003830212316898</text:p>
          </table:table-cell>
          <table:table-cell office:value-type="float" office:value="0.00012346803826604" calcext:value-type="float">
            <text:p>0.000123468038266</text:p>
          </table:table-cell>
          <table:table-cell office:value-type="float" office:value="0.00673382905366" calcext:value-type="float">
            <text:p>0.00673382905366</text:p>
          </table:table-cell>
          <table:table-cell office:value-type="float" office:value="0.000154978513686967" calcext:value-type="float">
            <text:p>0.000154978513687</text:p>
          </table:table-cell>
          <table:table-cell office:value-type="float" office:value="0.00269313742174783" calcext:value-type="float">
            <text:p>0.002693137421748</text:p>
          </table:table-cell>
          <table:table-cell office:value-type="float" office:value="0.00262816440971297" calcext:value-type="float">
            <text:p>0.002628164409713</text:p>
          </table:table-cell>
          <table:table-cell office:value-type="float" office:value="0.124842995310607" calcext:value-type="float">
            <text:p>0.124842995310607</text:p>
          </table:table-cell>
          <table:table-cell office:value-type="float" office:value="0.0945403974970151" calcext:value-type="float">
            <text:p>0.094540397497015</text:p>
          </table:table-cell>
          <table:table-cell office:value-type="float" office:value="0.000364018141749689" calcext:value-type="float">
            <text:p>0.00036401814175</text:p>
          </table:table-cell>
          <table:table-cell office:value-type="float" office:value="0.76329450376938" calcext:value-type="float">
            <text:p>0.76329450376938</text:p>
          </table:table-cell>
          <table:table-cell office:value-type="float" office:value="0.446434861515426" calcext:value-type="float">
            <text:p>0.446434861515426</text:p>
          </table:table-cell>
          <table:table-cell office:value-type="float" office:value="0.910061730201935" calcext:value-type="float">
            <text:p>0.910061730201935</text:p>
          </table:table-cell>
          <table:table-cell office:value-type="float" office:value="29390973" calcext:value-type="float">
            <text:p>29390973</text:p>
          </table:table-cell>
          <table:table-cell table:number-columns-repeated="1000"/>
        </table:table-row>
        <table:table-row table:style-name="ro1">
          <table:table-cell office:value-type="float" office:value="38406010" calcext:value-type="float">
            <text:p>38406010</text:p>
          </table:table-cell>
          <table:table-cell office:value-type="string" calcext:value-type="string">
            <text:p><text:s/>USA, Massachusetts: White (2003-2007)</text:p>
          </table:table-cell>
          <table:table-cell office:value-type="float" office:value="0.0136059623060903" calcext:value-type="float">
            <text:p>0.01360596230609</text:p>
          </table:table-cell>
          <table:table-cell office:value-type="float" office:value="0.00123293370768769" calcext:value-type="float">
            <text:p>0.001232933707688</text:p>
          </table:table-cell>
          <table:table-cell office:value-type="float" office:value="0.0328505190542593" calcext:value-type="float">
            <text:p>0.032850519054259</text:p>
          </table:table-cell>
          <table:table-cell office:value-type="float" office:value="0.00298362843818839" calcext:value-type="float">
            <text:p>0.002983628438188</text:p>
          </table:table-cell>
          <table:table-cell office:value-type="float" office:value="0.00905932175430243" calcext:value-type="float">
            <text:p>0.009059321754302</text:p>
          </table:table-cell>
          <table:table-cell office:value-type="float" office:value="0.0210177624303984" calcext:value-type="float">
            <text:p>0.021017762430398</text:p>
          </table:table-cell>
          <table:table-cell office:value-type="float" office:value="0.000257982708513231" calcext:value-type="float">
            <text:p>0.000257982708513</text:p>
          </table:table-cell>
          <table:table-cell office:value-type="float" office:value="0.017749315854246" calcext:value-type="float">
            <text:p>0.017749315854246</text:p>
          </table:table-cell>
          <table:table-cell office:value-type="float" office:value="0.000241550534106122" calcext:value-type="float">
            <text:p>0.000241550534106</text:p>
          </table:table-cell>
          <table:table-cell office:value-type="float" office:value="0.00497141642761413" calcext:value-type="float">
            <text:p>0.004971416427614</text:p>
          </table:table-cell>
          <table:table-cell office:value-type="float" office:value="0.000134755213819981" calcext:value-type="float">
            <text:p>0.00013475521382</text:p>
          </table:table-cell>
          <table:table-cell office:value-type="float" office:value="0.0116807302521308" calcext:value-type="float">
            <text:p>0.011680730252131</text:p>
          </table:table-cell>
          <table:table-cell office:value-type="float" office:value="0.000230757707661083" calcext:value-type="float">
            <text:p>0.000230757707661</text:p>
          </table:table-cell>
          <table:table-cell office:value-type="float" office:value="0.00316697875275044" calcext:value-type="float">
            <text:p>0.00316697875275</text:p>
          </table:table-cell>
          <table:table-cell office:value-type="float" office:value="0.00233252286367671" calcext:value-type="float">
            <text:p>0.002332522863677</text:p>
          </table:table-cell>
          <table:table-cell office:value-type="float" office:value="0.151529370763958" calcext:value-type="float">
            <text:p>0.151529370763958</text:p>
          </table:table-cell>
          <table:table-cell office:value-type="float" office:value="0.109535863947554" calcext:value-type="float">
            <text:p>0.109535863947554</text:p>
          </table:table-cell>
          <table:table-cell office:value-type="float" office:value="0.00055351110212043" calcext:value-type="float">
            <text:p>0.00055351110212</text:p>
          </table:table-cell>
          <table:table-cell office:value-type="float" office:value="0.748071195203491" calcext:value-type="float">
            <text:p>0.748071195203491</text:p>
          </table:table-cell>
          <table:table-cell office:value-type="float" office:value="0.41756443940657" calcext:value-type="float">
            <text:p>0.41756443940657</text:p>
          </table:table-cell>
          <table:table-cell office:value-type="float" office:value="0.903762335072414" calcext:value-type="float">
            <text:p>0.903762335072414</text:p>
          </table:table-cell>
          <table:table-cell office:value-type="float" office:value="26186674" calcext:value-type="float">
            <text:p>26186674</text:p>
          </table:table-cell>
          <table:table-cell table:number-columns-repeated="1000"/>
        </table:table-row>
        <table:table-row table:style-name="ro1">
          <table:table-cell office:value-type="float" office:value="38406029" calcext:value-type="float">
            <text:p>38406029</text:p>
          </table:table-cell>
          <table:table-cell office:value-type="string" calcext:value-type="string">
            <text:p><text:s/>USA, Massachusetts: Asian and Pacific Islander (2003-2007)</text:p>
          </table:table-cell>
          <table:table-cell office:value-type="float" office:value="0.00741151966850729" calcext:value-type="float">
            <text:p>0.007411519668507</text:p>
          </table:table-cell>
          <table:table-cell office:value-type="float" office:value="0.0012372769551293" calcext:value-type="float">
            <text:p>0.001237276955129</text:p>
          </table:table-cell>
          <table:table-cell office:value-type="float" office:value="0.0234474206647937" calcext:value-type="float">
            <text:p>0.023447420664794</text:p>
          </table:table-cell>
          <table:table-cell office:value-type="float" office:value="0.0101399529322803" calcext:value-type="float">
            <text:p>0.01013995293228</text:p>
          </table:table-cell>
          <table:table-cell office:value-type="float" office:value="0.00419986051571157" calcext:value-type="float">
            <text:p>0.004199860515712</text:p>
          </table:table-cell>
          <table:table-cell office:value-type="float" office:value="0.014505029391369" calcext:value-type="float">
            <text:p>0.014505029391369</text:p>
          </table:table-cell>
          <table:table-cell table:style-name="ce2" office:value-type="float" office:value="0.0000790866038277311" calcext:value-type="float">
            <text:p>7.91E-05</text:p>
          </table:table-cell>
          <table:table-cell office:value-type="float" office:value="0.000661102540962447" calcext:value-type="float">
            <text:p>0.000661102540962</text:p>
          </table:table-cell>
          <table:table-cell office:value-type="float" office:value="0.000252700129830629" calcext:value-type="float">
            <text:p>0.000252700129831</text:p>
          </table:table-cell>
          <table:table-cell office:value-type="float" office:value="0.00062073353405442" calcext:value-type="float">
            <text:p>0.000620733534054</text:p>
          </table:table-cell>
          <table:table-cell table:style-name="ce2" office:value-type="float" office:value="0.0000839234341396604" calcext:value-type="float">
            <text:p>8.39E-05</text:p>
          </table:table-cell>
          <table:table-cell office:value-type="float" office:value="0.0131366254037881" calcext:value-type="float">
            <text:p>0.013136625403788</text:p>
          </table:table-cell>
          <table:table-cell table:style-name="ce2" office:value-type="float" office:value="0.0000846189347106417" calcext:value-type="float">
            <text:p>8.46E-05</text:p>
          </table:table-cell>
          <table:table-cell office:value-type="float" office:value="0.000525418886286118" calcext:value-type="float">
            <text:p>0.000525418886286</text:p>
          </table:table-cell>
          <table:table-cell office:value-type="float" office:value="0.00170861781735724" calcext:value-type="float">
            <text:p>0.001708617817357</text:p>
          </table:table-cell>
          <table:table-cell office:value-type="float" office:value="0.0568096099393141" calcext:value-type="float">
            <text:p>0.056809609939314</text:p>
          </table:table-cell>
          <table:table-cell office:value-type="float" office:value="0.0548953041479797" calcext:value-type="float">
            <text:p>0.05489530414798</text:p>
          </table:table-cell>
          <table:table-cell office:value-type="float" office:value="0.00333229449500916" calcext:value-type="float">
            <text:p>0.003332294495009</text:p>
          </table:table-cell>
          <table:table-cell office:value-type="float" office:value="0.66876784067305" calcext:value-type="float">
            <text:p>0.66876784067305</text:p>
          </table:table-cell>
          <table:table-cell office:value-type="float" office:value="0.277238576833401" calcext:value-type="float">
            <text:p>0.277238576833401</text:p>
          </table:table-cell>
          <table:table-cell office:value-type="float" office:value="0.869818390147782" calcext:value-type="float">
            <text:p>0.869818390147782</text:p>
          </table:table-cell>
          <table:table-cell office:value-type="float" office:value="1534446" calcext:value-type="float">
            <text:p>1534446</text:p>
          </table:table-cell>
          <table:table-cell table:number-columns-repeated="1000"/>
        </table:table-row>
        <table:table-row table:style-name="ro1">
          <table:table-cell office:value-type="float" office:value="38406030" calcext:value-type="float">
            <text:p>38406030</text:p>
          </table:table-cell>
          <table:table-cell office:value-type="string" calcext:value-type="string">
            <text:p><text:s/>USA, Massachusetts: Black (2003-2007)</text:p>
          </table:table-cell>
          <table:table-cell office:value-type="float" office:value="0.0112985684736495" calcext:value-type="float">
            <text:p>0.01129856847365</text:p>
          </table:table-cell>
          <table:table-cell office:value-type="float" office:value="0.00432951417633651" calcext:value-type="float">
            <text:p>0.004329514176337</text:p>
          </table:table-cell>
          <table:table-cell office:value-type="float" office:value="0.0308481184007786" calcext:value-type="float">
            <text:p>0.030848118400779</text:p>
          </table:table-cell>
          <table:table-cell office:value-type="float" office:value="0.00438989455888533" calcext:value-type="float">
            <text:p>0.004389894558885</text:p>
          </table:table-cell>
          <table:table-cell office:value-type="float" office:value="0.0101179998927516" calcext:value-type="float">
            <text:p>0.010117999892752</text:p>
          </table:table-cell>
          <table:table-cell office:value-type="float" office:value="0.0172298186164792" calcext:value-type="float">
            <text:p>0.017229818616479</text:p>
          </table:table-cell>
          <table:table-cell office:value-type="float" office:value="0.000231322909354647" calcext:value-type="float">
            <text:p>0.000231322909355</text:p>
          </table:table-cell>
          <table:table-cell office:value-type="float" office:value="0.000672627560461357" calcext:value-type="float">
            <text:p>0.000672627560461</text:p>
          </table:table-cell>
          <table:table-cell office:value-type="float" office:value="0.000110856292180581" calcext:value-type="float">
            <text:p>0.000110856292181</text:p>
          </table:table-cell>
          <table:table-cell office:value-type="float" office:value="0.000692641186917587" calcext:value-type="float">
            <text:p>0.000692641186918</text:p>
          </table:table-cell>
          <table:table-cell office:value-type="float" office:value="0" calcext:value-type="float">
            <text:p>0</text:p>
          </table:table-cell>
          <table:table-cell office:value-type="float" office:value="0.00874051633548004" calcext:value-type="float">
            <text:p>0.00874051633548</text:p>
          </table:table-cell>
          <table:table-cell office:value-type="float" office:value="0.000241895719398279" calcext:value-type="float">
            <text:p>0.000241895719398</text:p>
          </table:table-cell>
          <table:table-cell office:value-type="float" office:value="0.00153372700178161" calcext:value-type="float">
            <text:p>0.001533727001782</text:p>
          </table:table-cell>
          <table:table-cell office:value-type="float" office:value="0.00246660536773893" calcext:value-type="float">
            <text:p>0.002466605367739</text:p>
          </table:table-cell>
          <table:table-cell office:value-type="float" office:value="0.230822356394068" calcext:value-type="float">
            <text:p>0.230822356394068</text:p>
          </table:table-cell>
          <table:table-cell office:value-type="float" office:value="0.0854151437825253" calcext:value-type="float">
            <text:p>0.08541514378252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269822" calcext:value-type="float">
            <text:p>2269822</text:p>
          </table:table-cell>
          <table:table-cell table:number-columns-repeated="1000"/>
        </table:table-row>
        <table:table-row table:style-name="ro1">
          <table:table-cell office:value-type="float" office:value="38406099" calcext:value-type="float">
            <text:p>38406099</text:p>
          </table:table-cell>
          <table:table-cell office:value-type="string" calcext:value-type="string">
            <text:p><text:s/>USA, Massachusetts (2003-2007)</text:p>
          </table:table-cell>
          <table:table-cell office:value-type="float" office:value="0.0134787834981651" calcext:value-type="float">
            <text:p>0.013478783498165</text:p>
          </table:table-cell>
          <table:table-cell office:value-type="float" office:value="0.00137924999404378" calcext:value-type="float">
            <text:p>0.001379249994044</text:p>
          </table:table-cell>
          <table:table-cell office:value-type="float" office:value="0.0328872947766048" calcext:value-type="float">
            <text:p>0.032887294776605</text:p>
          </table:table-cell>
          <table:table-cell office:value-type="float" office:value="0.00332266574299437" calcext:value-type="float">
            <text:p>0.003322665742994</text:p>
          </table:table-cell>
          <table:table-cell office:value-type="float" office:value="0.00897332765104256" calcext:value-type="float">
            <text:p>0.008973327651043</text:p>
          </table:table-cell>
          <table:table-cell office:value-type="float" office:value="0.020699842853382" calcext:value-type="float">
            <text:p>0.020699842853382</text:p>
          </table:table-cell>
          <table:table-cell office:value-type="float" office:value="0.000259003205819641" calcext:value-type="float">
            <text:p>0.00025900320582</text:p>
          </table:table-cell>
          <table:table-cell office:value-type="float" office:value="0.0175462870866051" calcext:value-type="float">
            <text:p>0.017546287086605</text:p>
          </table:table-cell>
          <table:table-cell office:value-type="float" office:value="0.000242233233800432" calcext:value-type="float">
            <text:p>0.0002422332338</text:p>
          </table:table-cell>
          <table:table-cell office:value-type="float" office:value="0.00448429305628899" calcext:value-type="float">
            <text:p>0.004484293056289</text:p>
          </table:table-cell>
          <table:table-cell office:value-type="float" office:value="0.000117842264577177" calcext:value-type="float">
            <text:p>0.000117842264577</text:p>
          </table:table-cell>
          <table:table-cell office:value-type="float" office:value="0.011793034641238" calcext:value-type="float">
            <text:p>0.011793034641238</text:p>
          </table:table-cell>
          <table:table-cell office:value-type="float" office:value="0.000228285564376395" calcext:value-type="float">
            <text:p>0.000228285564376</text:p>
          </table:table-cell>
          <table:table-cell office:value-type="float" office:value="0.00312103974223355" calcext:value-type="float">
            <text:p>0.003121039742234</text:p>
          </table:table-cell>
          <table:table-cell office:value-type="float" office:value="0.00231534932881927" calcext:value-type="float">
            <text:p>0.002315349328819</text:p>
          </table:table-cell>
          <table:table-cell office:value-type="float" office:value="0.15695405199991" calcext:value-type="float">
            <text:p>0.15695405199991</text:p>
          </table:table-cell>
          <table:table-cell office:value-type="float" office:value="0.107256326766034" calcext:value-type="float">
            <text:p>0.107256326766034</text:p>
          </table:table-cell>
          <table:table-cell office:value-type="float" office:value="0.000513220061907127" calcext:value-type="float">
            <text:p>0.000513220061907</text:p>
          </table:table-cell>
          <table:table-cell office:value-type="float" office:value="0.750896415515365" calcext:value-type="float">
            <text:p>0.750896415515365</text:p>
          </table:table-cell>
          <table:table-cell office:value-type="float" office:value="0.422872402309883" calcext:value-type="float">
            <text:p>0.422872402309883</text:p>
          </table:table-cell>
          <table:table-cell office:value-type="float" office:value="0.904936528450211" calcext:value-type="float">
            <text:p>0.904936528450211</text:p>
          </table:table-cell>
          <table:table-cell office:value-type="float" office:value="30100001" calcext:value-type="float">
            <text:p>30100001</text:p>
          </table:table-cell>
          <table:table-cell table:number-columns-repeated="1000"/>
        </table:table-row>
        <table:table-row table:style-name="ro1">
          <table:table-cell office:value-type="float" office:value="38406199" calcext:value-type="float">
            <text:p>38406199</text:p>
          </table:table-cell>
          <table:table-cell office:value-type="string" calcext:value-type="string">
            <text:p><text:s/>USA, Maine (2003-2007)</text:p>
          </table:table-cell>
          <table:table-cell office:value-type="float" office:value="0.0146816470584607" calcext:value-type="float">
            <text:p>0.014681647058461</text:p>
          </table:table-cell>
          <table:table-cell office:value-type="float" office:value="0.00135479888154011" calcext:value-type="float">
            <text:p>0.00135479888154</text:p>
          </table:table-cell>
          <table:table-cell office:value-type="float" office:value="0.0342550810575597" calcext:value-type="float">
            <text:p>0.03425508105756</text:p>
          </table:table-cell>
          <table:table-cell office:value-type="float" office:value="0.00190216784070343" calcext:value-type="float">
            <text:p>0.001902167840703</text:p>
          </table:table-cell>
          <table:table-cell office:value-type="float" office:value="0.00886746219605043" calcext:value-type="float">
            <text:p>0.00886746219605</text:p>
          </table:table-cell>
          <table:table-cell office:value-type="float" office:value="0.0171641953219985" calcext:value-type="float">
            <text:p>0.017164195321999</text:p>
          </table:table-cell>
          <table:table-cell office:value-type="float" office:value="0.000251633992674814" calcext:value-type="float">
            <text:p>0.000251633992675</text:p>
          </table:table-cell>
          <table:table-cell office:value-type="float" office:value="0.0177431572529234" calcext:value-type="float">
            <text:p>0.017743157252923</text:p>
          </table:table-cell>
          <table:table-cell office:value-type="float" office:value="0.00020968704843643" calcext:value-type="float">
            <text:p>0.000209687048436</text:p>
          </table:table-cell>
          <table:table-cell office:value-type="float" office:value="0.00443871793635601" calcext:value-type="float">
            <text:p>0.004438717936356</text:p>
          </table:table-cell>
          <table:table-cell office:value-type="float" office:value="0.000115789264831619" calcext:value-type="float">
            <text:p>0.000115789264832</text:p>
          </table:table-cell>
          <table:table-cell office:value-type="float" office:value="0.00752235023465217" calcext:value-type="float">
            <text:p>0.007522350234652</text:p>
          </table:table-cell>
          <table:table-cell office:value-type="float" office:value="0.000345052695123473" calcext:value-type="float">
            <text:p>0.000345052695123</text:p>
          </table:table-cell>
          <table:table-cell office:value-type="float" office:value="0.00482551162322522" calcext:value-type="float">
            <text:p>0.004825511623225</text:p>
          </table:table-cell>
          <table:table-cell office:value-type="float" office:value="0.0028733860727688" calcext:value-type="float">
            <text:p>0.002873386072769</text:p>
          </table:table-cell>
          <table:table-cell office:value-type="float" office:value="0.153622206721768" calcext:value-type="float">
            <text:p>0.153622206721768</text:p>
          </table:table-cell>
          <table:table-cell office:value-type="float" office:value="0.105946392639923" calcext:value-type="float">
            <text:p>0.105946392639923</text:p>
          </table:table-cell>
          <table:table-cell office:value-type="float" office:value="0.000361445597486076" calcext:value-type="float">
            <text:p>0.000361445597486</text:p>
          </table:table-cell>
          <table:table-cell office:value-type="float" office:value="0.763543061550748" calcext:value-type="float">
            <text:p>0.763543061550748</text:p>
          </table:table-cell>
          <table:table-cell office:value-type="float" office:value="0.446911779540949" calcext:value-type="float">
            <text:p>0.446911779540949</text:p>
          </table:table-cell>
          <table:table-cell office:value-type="float" office:value="0.910164023726506" calcext:value-type="float">
            <text:p>0.910164023726506</text:p>
          </table:table-cell>
          <table:table-cell office:value-type="float" office:value="6086936" calcext:value-type="float">
            <text:p>6086936</text:p>
          </table:table-cell>
          <table:table-cell table:number-columns-repeated="1000"/>
        </table:table-row>
        <table:table-row table:style-name="ro1">
          <table:table-cell office:value-type="float" office:value="38406210" calcext:value-type="float">
            <text:p>38406210</text:p>
          </table:table-cell>
          <table:table-cell office:value-type="string" calcext:value-type="string">
            <text:p><text:s/>USA, Michigan: White (2003-2007)</text:p>
          </table:table-cell>
          <table:table-cell office:value-type="float" office:value="0.01274360590764" calcext:value-type="float">
            <text:p>0.01274360590764</text:p>
          </table:table-cell>
          <table:table-cell office:value-type="float" office:value="0.000964282489417761" calcext:value-type="float">
            <text:p>0.000964282489418</text:p>
          </table:table-cell>
          <table:table-cell office:value-type="float" office:value="0.0303506908942753" calcext:value-type="float">
            <text:p>0.030350690894275</text:p>
          </table:table-cell>
          <table:table-cell office:value-type="float" office:value="0.00207571558580267" calcext:value-type="float">
            <text:p>0.002075715585803</text:p>
          </table:table-cell>
          <table:table-cell office:value-type="float" office:value="0.00874363250188959" calcext:value-type="float">
            <text:p>0.00874363250189</text:p>
          </table:table-cell>
          <table:table-cell office:value-type="float" office:value="0.0185119778724734" calcext:value-type="float">
            <text:p>0.018511977872473</text:p>
          </table:table-cell>
          <table:table-cell office:value-type="float" office:value="0.000258374744490231" calcext:value-type="float">
            <text:p>0.00025837474449</text:p>
          </table:table-cell>
          <table:table-cell office:value-type="float" office:value="0.0147321678696026" calcext:value-type="float">
            <text:p>0.014732167869603</text:p>
          </table:table-cell>
          <table:table-cell office:value-type="float" office:value="0.0001959470010602" calcext:value-type="float">
            <text:p>0.00019594700106</text:p>
          </table:table-cell>
          <table:table-cell office:value-type="float" office:value="0.00470854727441236" calcext:value-type="float">
            <text:p>0.004708547274412</text:p>
          </table:table-cell>
          <table:table-cell office:value-type="float" office:value="0.000129359660878571" calcext:value-type="float">
            <text:p>0.000129359660879</text:p>
          </table:table-cell>
          <table:table-cell office:value-type="float" office:value="0.00734255315473071" calcext:value-type="float">
            <text:p>0.007342553154731</text:p>
          </table:table-cell>
          <table:table-cell office:value-type="float" office:value="0.000140712874804022" calcext:value-type="float">
            <text:p>0.000140712874804</text:p>
          </table:table-cell>
          <table:table-cell office:value-type="float" office:value="0.00364080387704589" calcext:value-type="float">
            <text:p>0.003640803877046</text:p>
          </table:table-cell>
          <table:table-cell office:value-type="float" office:value="0.00256227342087403" calcext:value-type="float">
            <text:p>0.002562273420874</text:p>
          </table:table-cell>
          <table:table-cell office:value-type="float" office:value="0.141469344651004" calcext:value-type="float">
            <text:p>0.141469344651004</text:p>
          </table:table-cell>
          <table:table-cell office:value-type="float" office:value="0.0988881085632446" calcext:value-type="float">
            <text:p>0.098888108563245</text:p>
          </table:table-cell>
          <table:table-cell office:value-type="float" office:value="0.000373594742037575" calcext:value-type="float">
            <text:p>0.000373594742038</text:p>
          </table:table-cell>
          <table:table-cell office:value-type="float" office:value="0.762381904380934" calcext:value-type="float">
            <text:p>0.762381904380934</text:p>
          </table:table-cell>
          <table:table-cell office:value-type="float" office:value="0.444685362063913" calcext:value-type="float">
            <text:p>0.444685362063913</text:p>
          </table:table-cell>
          <table:table-cell office:value-type="float" office:value="0.909685998103026" calcext:value-type="float">
            <text:p>0.909685998103026</text:p>
          </table:table-cell>
          <table:table-cell office:value-type="float" office:value="38605052" calcext:value-type="float">
            <text:p>38605052</text:p>
          </table:table-cell>
          <table:table-cell table:number-columns-repeated="1000"/>
        </table:table-row>
        <table:table-row table:style-name="ro1">
          <table:table-cell office:value-type="float" office:value="38406229" calcext:value-type="float">
            <text:p>38406229</text:p>
          </table:table-cell>
          <table:table-cell office:value-type="string" calcext:value-type="string">
            <text:p><text:s/>USA, Michigan: Asian and Pacific Islander (2003-2007)</text:p>
          </table:table-cell>
          <table:table-cell office:value-type="float" office:value="0.00489628017989028" calcext:value-type="float">
            <text:p>0.00489628017989</text:p>
          </table:table-cell>
          <table:table-cell office:value-type="float" office:value="0.000306511452495445" calcext:value-type="float">
            <text:p>0.000306511452495</text:p>
          </table:table-cell>
          <table:table-cell office:value-type="float" office:value="0.0180901896475618" calcext:value-type="float">
            <text:p>0.018090189647562</text:p>
          </table:table-cell>
          <table:table-cell office:value-type="float" office:value="0.00602680717711386" calcext:value-type="float">
            <text:p>0.006026807177114</text:p>
          </table:table-cell>
          <table:table-cell office:value-type="float" office:value="0.00364378924304397" calcext:value-type="float">
            <text:p>0.003643789243044</text:p>
          </table:table-cell>
          <table:table-cell office:value-type="float" office:value="0.00821943988808045" calcext:value-type="float">
            <text:p>0.00821943988808</text:p>
          </table:table-cell>
          <table:table-cell office:value-type="float" office:value="0" calcext:value-type="float">
            <text:p>0</text:p>
          </table:table-cell>
          <table:table-cell office:value-type="float" office:value="0.00118355319242536" calcext:value-type="float">
            <text:p>0.001183553192425</text:p>
          </table:table-cell>
          <table:table-cell office:value-type="float" office:value="0" calcext:value-type="float">
            <text:p>0</text:p>
          </table:table-cell>
          <table:table-cell office:value-type="float" office:value="0.000342739523356778" calcext:value-type="float">
            <text:p>0.000342739523357</text:p>
          </table:table-cell>
          <table:table-cell office:value-type="float" office:value="0" calcext:value-type="float">
            <text:p>0</text:p>
          </table:table-cell>
          <table:table-cell office:value-type="float" office:value="0.00623425360118756" calcext:value-type="float">
            <text:p>0.006234253601188</text:p>
          </table:table-cell>
          <table:table-cell office:value-type="float" office:value="0" calcext:value-type="float">
            <text:p>0</text:p>
          </table:table-cell>
          <table:table-cell office:value-type="float" office:value="0.000903271709735842" calcext:value-type="float">
            <text:p>0.000903271709736</text:p>
          </table:table-cell>
          <table:table-cell office:value-type="float" office:value="0.00189196568151439" calcext:value-type="float">
            <text:p>0.001891965681514</text:p>
          </table:table-cell>
          <table:table-cell office:value-type="float" office:value="0.0408703249636358" calcext:value-type="float">
            <text:p>0.040870324963636</text:p>
          </table:table-cell>
          <table:table-cell office:value-type="float" office:value="0.0436998119041934" calcext:value-type="float">
            <text:p>0.04369981190419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190791" calcext:value-type="float">
            <text:p>1190791</text:p>
          </table:table-cell>
          <table:table-cell table:number-columns-repeated="1000"/>
        </table:table-row>
        <table:table-row table:style-name="ro1">
          <table:table-cell office:value-type="float" office:value="38406230" calcext:value-type="float">
            <text:p>38406230</text:p>
          </table:table-cell>
          <table:table-cell office:value-type="string" calcext:value-type="string">
            <text:p><text:s/>USA, Michigan: Black (2003-2007)</text:p>
          </table:table-cell>
          <table:table-cell office:value-type="float" office:value="0.0181436574596002" calcext:value-type="float">
            <text:p>0.0181436574596</text:p>
          </table:table-cell>
          <table:table-cell office:value-type="float" office:value="0.00383999646903848" calcext:value-type="float">
            <text:p>0.003839996469038</text:p>
          </table:table-cell>
          <table:table-cell office:value-type="float" office:value="0.0431463343975077" calcext:value-type="float">
            <text:p>0.043146334397508</text:p>
          </table:table-cell>
          <table:table-cell office:value-type="float" office:value="0.00537947946932467" calcext:value-type="float">
            <text:p>0.005379479469325</text:p>
          </table:table-cell>
          <table:table-cell office:value-type="float" office:value="0.0136550854239461" calcext:value-type="float">
            <text:p>0.013655085423946</text:p>
          </table:table-cell>
          <table:table-cell office:value-type="float" office:value="0.0243473455965015" calcext:value-type="float">
            <text:p>0.024347345596502</text:p>
          </table:table-cell>
          <table:table-cell office:value-type="float" office:value="0.000299684101421168" calcext:value-type="float">
            <text:p>0.000299684101421</text:p>
          </table:table-cell>
          <table:table-cell office:value-type="float" office:value="0.00053688083735573" calcext:value-type="float">
            <text:p>0.000536880837356</text:p>
          </table:table-cell>
          <table:table-cell office:value-type="float" office:value="0.000272692550783599" calcext:value-type="float">
            <text:p>0.000272692550784</text:p>
          </table:table-cell>
          <table:table-cell office:value-type="float" office:value="0.000838480881773035" calcext:value-type="float">
            <text:p>0.000838480881773</text:p>
          </table:table-cell>
          <table:table-cell office:value-type="float" office:value="0.000131511595171181" calcext:value-type="float">
            <text:p>0.000131511595171</text:p>
          </table:table-cell>
          <table:table-cell office:value-type="float" office:value="0.00515305927807832" calcext:value-type="float">
            <text:p>0.005153059278078</text:p>
          </table:table-cell>
          <table:table-cell office:value-type="float" office:value="0.000126436059699701" calcext:value-type="float">
            <text:p>0.0001264360597</text:p>
          </table:table-cell>
          <table:table-cell office:value-type="float" office:value="0.00290915562664423" calcext:value-type="float">
            <text:p>0.002909155626644</text:p>
          </table:table-cell>
          <table:table-cell office:value-type="float" office:value="0.00260543860252548" calcext:value-type="float">
            <text:p>0.002605438602525</text:p>
          </table:table-cell>
          <table:table-cell office:value-type="float" office:value="0.239889862799929" calcext:value-type="float">
            <text:p>0.239889862799929</text:p>
          </table:table-cell>
          <table:table-cell office:value-type="float" office:value="0.0970876586187686" calcext:value-type="float">
            <text:p>0.097087658618769</text:p>
          </table:table-cell>
          <table:table-cell office:value-type="float" office:value="0.00250597006344111" calcext:value-type="float">
            <text:p>0.002505970063441</text:p>
          </table:table-cell>
          <table:table-cell office:value-type="float" office:value="0.683121004284207" calcext:value-type="float">
            <text:p>0.683121004284207</text:p>
          </table:table-cell>
          <table:table-cell office:value-type="float" office:value="0.301455791108088" calcext:value-type="float">
            <text:p>0.301455791108088</text:p>
          </table:table-cell>
          <table:table-cell office:value-type="float" office:value="0.876106308320244" calcext:value-type="float">
            <text:p>0.876106308320244</text:p>
          </table:table-cell>
          <table:table-cell office:value-type="float" office:value="7133134" calcext:value-type="float">
            <text:p>7133134</text:p>
          </table:table-cell>
          <table:table-cell table:number-columns-repeated="1000"/>
        </table:table-row>
        <table:table-row table:style-name="ro1">
          <table:table-cell office:value-type="float" office:value="38406299" calcext:value-type="float">
            <text:p>38406299</text:p>
          </table:table-cell>
          <table:table-cell office:value-type="string" calcext:value-type="string">
            <text:p><text:s/>USA, Michigan (2003-2007)</text:p>
          </table:table-cell>
          <table:table-cell office:value-type="float" office:value="0.0133995057192023" calcext:value-type="float">
            <text:p>0.013399505719202</text:p>
          </table:table-cell>
          <table:table-cell office:value-type="float" office:value="0.00129484320983623" calcext:value-type="float">
            <text:p>0.001294843209836</text:p>
          </table:table-cell>
          <table:table-cell office:value-type="float" office:value="0.0320266545121532" calcext:value-type="float">
            <text:p>0.032026654512153</text:p>
          </table:table-cell>
          <table:table-cell office:value-type="float" office:value="0.00255826800024829" calcext:value-type="float">
            <text:p>0.002558268000248</text:p>
          </table:table-cell>
          <table:table-cell office:value-type="float" office:value="0.00925915603963413" calcext:value-type="float">
            <text:p>0.009259156039634</text:p>
          </table:table-cell>
          <table:table-cell office:value-type="float" office:value="0.0191118197459686" calcext:value-type="float">
            <text:p>0.019111819745969</text:p>
          </table:table-cell>
          <table:table-cell office:value-type="float" office:value="0.000264043626060173" calcext:value-type="float">
            <text:p>0.00026404362606</text:p>
          </table:table-cell>
          <table:table-cell office:value-type="float" office:value="0.0135681728921013" calcext:value-type="float">
            <text:p>0.013568172892101</text:p>
          </table:table-cell>
          <table:table-cell office:value-type="float" office:value="0.000214848998978168" calcext:value-type="float">
            <text:p>0.000214848998978</text:p>
          </table:table-cell>
          <table:table-cell office:value-type="float" office:value="0.00411923069156373" calcext:value-type="float">
            <text:p>0.004119230691564</text:p>
          </table:table-cell>
          <table:table-cell office:value-type="float" office:value="0.000128663585769214" calcext:value-type="float">
            <text:p>0.000128663585769</text:p>
          </table:table-cell>
          <table:table-cell office:value-type="float" office:value="0.00714162731650351" calcext:value-type="float">
            <text:p>0.007141627316504</text:p>
          </table:table-cell>
          <table:table-cell office:value-type="float" office:value="0.000140133338044195" calcext:value-type="float">
            <text:p>0.000140133338044</text:p>
          </table:table-cell>
          <table:table-cell office:value-type="float" office:value="0.0037133247061652" calcext:value-type="float">
            <text:p>0.003713324706165</text:p>
          </table:table-cell>
          <table:table-cell office:value-type="float" office:value="0.00256672263250234" calcext:value-type="float">
            <text:p>0.002566722632502</text:p>
          </table:table-cell>
          <table:table-cell office:value-type="float" office:value="0.158975675823886" calcext:value-type="float">
            <text:p>0.158975675823886</text:p>
          </table:table-cell>
          <table:table-cell office:value-type="float" office:value="0.0992223664561086" calcext:value-type="float">
            <text:p>0.099222366456109</text:p>
          </table:table-cell>
          <table:table-cell office:value-type="float" office:value="0.000306250892386339" calcext:value-type="float">
            <text:p>0.000306250892386</text:p>
          </table:table-cell>
          <table:table-cell office:value-type="float" office:value="0.769268080117925" calcext:value-type="float">
            <text:p>0.769268080117925</text:p>
          </table:table-cell>
          <table:table-cell office:value-type="float" office:value="0.457946649925592" calcext:value-type="float">
            <text:p>0.457946649925592</text:p>
          </table:table-cell>
          <table:table-cell office:value-type="float" office:value="0.912515206459531" calcext:value-type="float">
            <text:p>0.912515206459531</text:p>
          </table:table-cell>
          <table:table-cell office:value-type="float" office:value="47295478" calcext:value-type="float">
            <text:p>47295478</text:p>
          </table:table-cell>
          <table:table-cell table:number-columns-repeated="1000"/>
        </table:table-row>
        <table:table-row table:style-name="ro1">
          <table:table-cell office:value-type="float" office:value="38406310" calcext:value-type="float">
            <text:p>38406310</text:p>
          </table:table-cell>
          <table:table-cell office:value-type="string" calcext:value-type="string">
            <text:p><text:s/>USA, Missouri: White (2003-2007)</text:p>
          </table:table-cell>
          <table:table-cell office:value-type="float" office:value="0.0135033577252968" calcext:value-type="float">
            <text:p>0.013503357725297</text:p>
          </table:table-cell>
          <table:table-cell office:value-type="float" office:value="0.000948209852758644" calcext:value-type="float">
            <text:p>0.000948209852759</text:p>
          </table:table-cell>
          <table:table-cell office:value-type="float" office:value="0.0329346835058502" calcext:value-type="float">
            <text:p>0.03293468350585</text:p>
          </table:table-cell>
          <table:table-cell office:value-type="float" office:value="0.00214350566465318" calcext:value-type="float">
            <text:p>0.002143505664653</text:p>
          </table:table-cell>
          <table:table-cell office:value-type="float" office:value="0.00827882854912054" calcext:value-type="float">
            <text:p>0.008278828549121</text:p>
          </table:table-cell>
          <table:table-cell office:value-type="float" office:value="0.01977612728947" calcext:value-type="float">
            <text:p>0.01977612728947</text:p>
          </table:table-cell>
          <table:table-cell office:value-type="float" office:value="0.000196120723759559" calcext:value-type="float">
            <text:p>0.00019612072376</text:p>
          </table:table-cell>
          <table:table-cell office:value-type="float" office:value="0.0144258609414091" calcext:value-type="float">
            <text:p>0.014425860941409</text:p>
          </table:table-cell>
          <table:table-cell office:value-type="float" office:value="0.000264346696573859" calcext:value-type="float">
            <text:p>0.000264346696574</text:p>
          </table:table-cell>
          <table:table-cell office:value-type="float" office:value="0.00382166409028529" calcext:value-type="float">
            <text:p>0.003821664090285</text:p>
          </table:table-cell>
          <table:table-cell table:style-name="ce2" office:value-type="float" office:value="0.000097328349758026" calcext:value-type="float">
            <text:p>9.73E-05</text:p>
          </table:table-cell>
          <table:table-cell office:value-type="float" office:value="0.00761978901952736" calcext:value-type="float">
            <text:p>0.007619789019527</text:p>
          </table:table-cell>
          <table:table-cell office:value-type="float" office:value="0.000257631263856225" calcext:value-type="float">
            <text:p>0.000257631263856</text:p>
          </table:table-cell>
          <table:table-cell office:value-type="float" office:value="0.00302905770835748" calcext:value-type="float">
            <text:p>0.003029057708357</text:p>
          </table:table-cell>
          <table:table-cell office:value-type="float" office:value="0.00247939890175587" calcext:value-type="float">
            <text:p>0.002479398901756</text:p>
          </table:table-cell>
          <table:table-cell office:value-type="float" office:value="0.122961064394718" calcext:value-type="float">
            <text:p>0.122961064394718</text:p>
          </table:table-cell>
          <table:table-cell office:value-type="float" office:value="0.0965423103111998" calcext:value-type="float">
            <text:p>0.0965423103112</text:p>
          </table:table-cell>
          <table:table-cell office:value-type="float" office:value="0.000493258030076937" calcext:value-type="float">
            <text:p>0.000493258030077</text:p>
          </table:table-cell>
          <table:table-cell office:value-type="float" office:value="0.752365084606315" calcext:value-type="float">
            <text:p>0.752365084606315</text:p>
          </table:table-cell>
          <table:table-cell office:value-type="float" office:value="0.425640626708261" calcext:value-type="float">
            <text:p>0.425640626708261</text:p>
          </table:table-cell>
          <table:table-cell office:value-type="float" office:value="0.905545998675144" calcext:value-type="float">
            <text:p>0.905545998675144</text:p>
          </table:table-cell>
          <table:table-cell office:value-type="float" office:value="23225067" calcext:value-type="float">
            <text:p>23225067</text:p>
          </table:table-cell>
          <table:table-cell table:number-columns-repeated="1000"/>
        </table:table-row>
        <table:table-row table:style-name="ro1">
          <table:table-cell office:value-type="float" office:value="38406330" calcext:value-type="float">
            <text:p>38406330</text:p>
          </table:table-cell>
          <table:table-cell office:value-type="string" calcext:value-type="string">
            <text:p><text:s/>USA, Missouri: Black (2003-2007)</text:p>
          </table:table-cell>
          <table:table-cell office:value-type="float" office:value="0.0158274000295326" calcext:value-type="float">
            <text:p>0.015827400029533</text:p>
          </table:table-cell>
          <table:table-cell office:value-type="float" office:value="0.0049052092439361" calcext:value-type="float">
            <text:p>0.004905209243936</text:p>
          </table:table-cell>
          <table:table-cell office:value-type="float" office:value="0.0438475138517325" calcext:value-type="float">
            <text:p>0.043847513851733</text:p>
          </table:table-cell>
          <table:table-cell office:value-type="float" office:value="0.00641441377408329" calcext:value-type="float">
            <text:p>0.006414413774083</text:p>
          </table:table-cell>
          <table:table-cell office:value-type="float" office:value="0.014111179060235" calcext:value-type="float">
            <text:p>0.014111179060235</text:p>
          </table:table-cell>
          <table:table-cell office:value-type="float" office:value="0.0256556392444672" calcext:value-type="float">
            <text:p>0.025655639244467</text:p>
          </table:table-cell>
          <table:table-cell office:value-type="float" office:value="0.000278362137817144" calcext:value-type="float">
            <text:p>0.000278362137817</text:p>
          </table:table-cell>
          <table:table-cell office:value-type="float" office:value="0.000382242446632473" calcext:value-type="float">
            <text:p>0.000382242446632</text:p>
          </table:table-cell>
          <table:table-cell office:value-type="float" office:value="0.000336390575427776" calcext:value-type="float">
            <text:p>0.000336390575428</text:p>
          </table:table-cell>
          <table:table-cell office:value-type="float" office:value="0.000711673979220297" calcext:value-type="float">
            <text:p>0.00071167397922</text:p>
          </table:table-cell>
          <table:table-cell table:style-name="ce2" office:value-type="float" office:value="0.0000850261736735702" calcext:value-type="float">
            <text:p>8.50E-05</text:p>
          </table:table-cell>
          <table:table-cell office:value-type="float" office:value="0.00562915074277124" calcext:value-type="float">
            <text:p>0.005629150742771</text:p>
          </table:table-cell>
          <table:table-cell table:style-name="ce2" office:value-type="float" office:value="0.0000353179925401503" calcext:value-type="float">
            <text:p>3.53E-05</text:p>
          </table:table-cell>
          <table:table-cell office:value-type="float" office:value="0.00240439535548439" calcext:value-type="float">
            <text:p>0.002404395355484</text:p>
          </table:table-cell>
          <table:table-cell office:value-type="float" office:value="0.00195854862560413" calcext:value-type="float">
            <text:p>0.001958548625604</text:p>
          </table:table-cell>
          <table:table-cell office:value-type="float" office:value="0.184663367037487" calcext:value-type="float">
            <text:p>0.184663367037487</text:p>
          </table:table-cell>
          <table:table-cell office:value-type="float" office:value="0.0940891588500171" calcext:value-type="float">
            <text:p>0.094089158850017</text:p>
          </table:table-cell>
          <table:table-cell office:value-type="float" office:value="0.00303950110800644" calcext:value-type="float">
            <text:p>0.003039501108006</text:p>
          </table:table-cell>
          <table:table-cell office:value-type="float" office:value="0.673482775150713" calcext:value-type="float">
            <text:p>0.673482775150713</text:p>
          </table:table-cell>
          <table:table-cell office:value-type="float" office:value="0.285139304459656" calcext:value-type="float">
            <text:p>0.285139304459656</text:p>
          </table:table-cell>
          <table:table-cell office:value-type="float" office:value="0.871891165099218" calcext:value-type="float">
            <text:p>0.871891165099218</text:p>
          </table:table-cell>
          <table:table-cell office:value-type="float" office:value="3307200" calcext:value-type="float">
            <text:p>3307200</text:p>
          </table:table-cell>
          <table:table-cell table:number-columns-repeated="1000"/>
        </table:table-row>
        <table:table-row table:style-name="ro1">
          <table:table-cell office:value-type="float" office:value="38406399" calcext:value-type="float">
            <text:p>38406399</text:p>
          </table:table-cell>
          <table:table-cell office:value-type="string" calcext:value-type="string">
            <text:p><text:s/>USA, Missouri (2003-2007)</text:p>
          </table:table-cell>
          <table:table-cell office:value-type="float" office:value="0.0136694395698247" calcext:value-type="float">
            <text:p>0.013669439569825</text:p>
          </table:table-cell>
          <table:table-cell office:value-type="float" office:value="0.00128092560780418" calcext:value-type="float">
            <text:p>0.001280925607804</text:p>
          </table:table-cell>
          <table:table-cell office:value-type="float" office:value="0.0338816386567113" calcext:value-type="float">
            <text:p>0.033881638656711</text:p>
          </table:table-cell>
          <table:table-cell office:value-type="float" office:value="0.00260631690292794" calcext:value-type="float">
            <text:p>0.002606316902928</text:p>
          </table:table-cell>
          <table:table-cell office:value-type="float" office:value="0.00877611309891612" calcext:value-type="float">
            <text:p>0.008776113098916</text:p>
          </table:table-cell>
          <table:table-cell office:value-type="float" office:value="0.0201293730171301" calcext:value-type="float">
            <text:p>0.02012937301713</text:p>
          </table:table-cell>
          <table:table-cell office:value-type="float" office:value="0.000213781089074744" calcext:value-type="float">
            <text:p>0.000213781089075</text:p>
          </table:table-cell>
          <table:table-cell office:value-type="float" office:value="0.0131077288659233" calcext:value-type="float">
            <text:p>0.013107728865923</text:p>
          </table:table-cell>
          <table:table-cell office:value-type="float" office:value="0.00026734829529059" calcext:value-type="float">
            <text:p>0.000267348295291</text:p>
          </table:table-cell>
          <table:table-cell office:value-type="float" office:value="0.00344639157195541" calcext:value-type="float">
            <text:p>0.003446391571955</text:p>
          </table:table-cell>
          <table:table-cell table:style-name="ce2" office:value-type="float" office:value="0.0000986335289996737" calcext:value-type="float">
            <text:p>9.86E-05</text:p>
          </table:table-cell>
          <table:table-cell office:value-type="float" office:value="0.00748365240879917" calcext:value-type="float">
            <text:p>0.007483652408799</text:p>
          </table:table-cell>
          <table:table-cell office:value-type="float" office:value="0.000232868713202835" calcext:value-type="float">
            <text:p>0.000232868713203</text:p>
          </table:table-cell>
          <table:table-cell office:value-type="float" office:value="0.00297524601728024" calcext:value-type="float">
            <text:p>0.00297524601728</text:p>
          </table:table-cell>
          <table:table-cell office:value-type="float" office:value="0.00244031192899389" calcext:value-type="float">
            <text:p>0.002440311928994</text:p>
          </table:table-cell>
          <table:table-cell office:value-type="float" office:value="0.128703393265105" calcext:value-type="float">
            <text:p>0.128703393265105</text:p>
          </table:table-cell>
          <table:table-cell office:value-type="float" office:value="0.0961812092046491" calcext:value-type="float">
            <text:p>0.096181209204649</text:p>
          </table:table-cell>
          <table:table-cell office:value-type="float" office:value="0.000389554086382304" calcext:value-type="float">
            <text:p>0.000389554086382</text:p>
          </table:table-cell>
          <table:table-cell office:value-type="float" office:value="0.760903497314548" calcext:value-type="float">
            <text:p>0.760903497314548</text:p>
          </table:table-cell>
          <table:table-cell office:value-type="float" office:value="0.441856315677919" calcext:value-type="float">
            <text:p>0.441856315677919</text:p>
          </table:table-cell>
          <table:table-cell office:value-type="float" office:value="0.909076801532616" calcext:value-type="float">
            <text:p>0.909076801532616</text:p>
          </table:table-cell>
          <table:table-cell office:value-type="float" office:value="27143372" calcext:value-type="float">
            <text:p>27143372</text:p>
          </table:table-cell>
          <table:table-cell table:number-columns-repeated="1000"/>
        </table:table-row>
        <table:table-row table:style-name="ro1">
          <table:table-cell office:value-type="float" office:value="38406442" calcext:value-type="float">
            <text:p>38406442</text:p>
          </table:table-cell>
          <table:table-cell office:value-type="string" calcext:value-type="string">
            <text:p><text:s/>USA, Montana: American Indian (2003-2007)</text:p>
          </table:table-cell>
          <table:table-cell office:value-type="float" office:value="0.012040614797908" calcext:value-type="float">
            <text:p>0.012040614797908</text:p>
          </table:table-cell>
          <table:table-cell office:value-type="float" office:value="0" calcext:value-type="float">
            <text:p>0</text:p>
          </table:table-cell>
          <table:table-cell office:value-type="float" office:value="0.0443791049714807" calcext:value-type="float">
            <text:p>0.044379104971481</text:p>
          </table:table-cell>
          <table:table-cell office:value-type="float" office:value="0.0062286527287311" calcext:value-type="float">
            <text:p>0.006228652728731</text:p>
          </table:table-cell>
          <table:table-cell office:value-type="float" office:value="0.0104831032916541" calcext:value-type="float">
            <text:p>0.010483103291654</text:p>
          </table:table-cell>
          <table:table-cell office:value-type="float" office:value="0.0162224532079847" calcext:value-type="float">
            <text:p>0.016222453207985</text:p>
          </table:table-cell>
          <table:table-cell office:value-type="float" office:value="0.000929457081758891" calcext:value-type="float">
            <text:p>0.000929457081759</text:p>
          </table:table-cell>
          <table:table-cell office:value-type="float" office:value="0.00450658340646918" calcext:value-type="float">
            <text:p>0.004506583406469</text:p>
          </table:table-cell>
          <table:table-cell office:value-type="float" office:value="0.000347053515652114" calcext:value-type="float">
            <text:p>0.000347053515652</text:p>
          </table:table-cell>
          <table:table-cell office:value-type="float" office:value="0.00334492876628122" calcext:value-type="float">
            <text:p>0.003344928766281</text:p>
          </table:table-cell>
          <table:table-cell office:value-type="float" office:value="0.000154726441469594" calcext:value-type="float">
            <text:p>0.00015472644147</text:p>
          </table:table-cell>
          <table:table-cell office:value-type="float" office:value="0.00657424918079457" calcext:value-type="float">
            <text:p>0.006574249180795</text:p>
          </table:table-cell>
          <table:table-cell office:value-type="float" office:value="0" calcext:value-type="float">
            <text:p>0</text:p>
          </table:table-cell>
          <table:table-cell office:value-type="float" office:value="0.00324402598865527" calcext:value-type="float">
            <text:p>0.003244025988655</text:p>
          </table:table-cell>
          <table:table-cell office:value-type="float" office:value="0.00303432755295811" calcext:value-type="float">
            <text:p>0.003034327552958</text:p>
          </table:table-cell>
          <table:table-cell office:value-type="float" office:value="0.118545156687886" calcext:value-type="float">
            <text:p>0.118545156687886</text:p>
          </table:table-cell>
          <table:table-cell office:value-type="float" office:value="0.100597540993658" calcext:value-type="float">
            <text:p>0.10059754099365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11710" calcext:value-type="float">
            <text:p>311710</text:p>
          </table:table-cell>
          <table:table-cell table:number-columns-repeated="1000"/>
        </table:table-row>
        <table:table-row table:style-name="ro1">
          <table:table-cell office:value-type="float" office:value="38406499" calcext:value-type="float">
            <text:p>38406499</text:p>
          </table:table-cell>
          <table:table-cell office:value-type="string" calcext:value-type="string">
            <text:p><text:s/>USA, Montana (2003-2007)</text:p>
          </table:table-cell>
          <table:table-cell office:value-type="float" office:value="0.0114225930080899" calcext:value-type="float">
            <text:p>0.01142259300809</text:p>
          </table:table-cell>
          <table:table-cell office:value-type="float" office:value="0.000976334144416167" calcext:value-type="float">
            <text:p>0.000976334144416</text:p>
          </table:table-cell>
          <table:table-cell office:value-type="float" office:value="0.0318879507598389" calcext:value-type="float">
            <text:p>0.031887950759839</text:p>
          </table:table-cell>
          <table:table-cell office:value-type="float" office:value="0.00145882652004263" calcext:value-type="float">
            <text:p>0.001458826520043</text:p>
          </table:table-cell>
          <table:table-cell office:value-type="float" office:value="0.00841952032277381" calcext:value-type="float">
            <text:p>0.008419520322774</text:p>
          </table:table-cell>
          <table:table-cell office:value-type="float" office:value="0.0170198157758331" calcext:value-type="float">
            <text:p>0.017019815775833</text:p>
          </table:table-cell>
          <table:table-cell office:value-type="float" office:value="0.000357914729082158" calcext:value-type="float">
            <text:p>0.000357914729082</text:p>
          </table:table-cell>
          <table:table-cell office:value-type="float" office:value="0.0132413614426524" calcext:value-type="float">
            <text:p>0.013241361442652</text:p>
          </table:table-cell>
          <table:table-cell office:value-type="float" office:value="0.000216760969253133" calcext:value-type="float">
            <text:p>0.000216760969253</text:p>
          </table:table-cell>
          <table:table-cell office:value-type="float" office:value="0.00433856851749252" calcext:value-type="float">
            <text:p>0.004338568517493</text:p>
          </table:table-cell>
          <table:table-cell table:style-name="ce2" office:value-type="float" office:value="0.0000795682380321527" calcext:value-type="float">
            <text:p>7.96E-05</text:p>
          </table:table-cell>
          <table:table-cell office:value-type="float" office:value="0.00840556964676757" calcext:value-type="float">
            <text:p>0.008405569646768</text:p>
          </table:table-cell>
          <table:table-cell office:value-type="float" office:value="0.000172077134908182" calcext:value-type="float">
            <text:p>0.000172077134908</text:p>
          </table:table-cell>
          <table:table-cell office:value-type="float" office:value="0.00396070909181822" calcext:value-type="float">
            <text:p>0.003960709091818</text:p>
          </table:table-cell>
          <table:table-cell office:value-type="float" office:value="0.00274314986776606" calcext:value-type="float">
            <text:p>0.002743149867766</text:p>
          </table:table-cell>
          <table:table-cell office:value-type="float" office:value="0.161917689028131" calcext:value-type="float">
            <text:p>0.161917689028131</text:p>
          </table:table-cell>
          <table:table-cell office:value-type="float" office:value="0.100027165758776" calcext:value-type="float">
            <text:p>0.100027165758776</text:p>
          </table:table-cell>
          <table:table-cell office:value-type="float" office:value="0.000788174160100574" calcext:value-type="float">
            <text:p>0.000788174160101</text:p>
          </table:table-cell>
          <table:table-cell office:value-type="float" office:value="0.734366554713688" calcext:value-type="float">
            <text:p>0.734366554713688</text:p>
          </table:table-cell>
          <table:table-cell office:value-type="float" office:value="0.392132620415296" calcext:value-type="float">
            <text:p>0.392132620415296</text:p>
          </table:table-cell>
          <table:table-cell office:value-type="float" office:value="0.898033084902976" calcext:value-type="float">
            <text:p>0.898033084902976</text:p>
          </table:table-cell>
          <table:table-cell office:value-type="float" office:value="4364489" calcext:value-type="float">
            <text:p>4364489</text:p>
          </table:table-cell>
          <table:table-cell table:number-columns-repeated="1000"/>
        </table:table-row>
        <table:table-row table:style-name="ro1">
          <table:table-cell office:value-type="float" office:value="38406510" calcext:value-type="float">
            <text:p>38406510</text:p>
          </table:table-cell>
          <table:table-cell office:value-type="string" calcext:value-type="string">
            <text:p><text:s/>USA, Ohio: White (2003-2007)</text:p>
          </table:table-cell>
          <table:table-cell office:value-type="float" office:value="0.012573358738757" calcext:value-type="float">
            <text:p>0.012573358738757</text:p>
          </table:table-cell>
          <table:table-cell office:value-type="float" office:value="0.000892098281484814" calcext:value-type="float">
            <text:p>0.000892098281485</text:p>
          </table:table-cell>
          <table:table-cell office:value-type="float" office:value="0.0327001004231133" calcext:value-type="float">
            <text:p>0.032700100423113</text:p>
          </table:table-cell>
          <table:table-cell office:value-type="float" office:value="0.00188998505710968" calcext:value-type="float">
            <text:p>0.00188998505711</text:p>
          </table:table-cell>
          <table:table-cell office:value-type="float" office:value="0.00805279904155189" calcext:value-type="float">
            <text:p>0.008052799041552</text:p>
          </table:table-cell>
          <table:table-cell office:value-type="float" office:value="0.0177757015879432" calcext:value-type="float">
            <text:p>0.017775701587943</text:p>
          </table:table-cell>
          <table:table-cell office:value-type="float" office:value="0.000203506818161089" calcext:value-type="float">
            <text:p>0.000203506818161</text:p>
          </table:table-cell>
          <table:table-cell office:value-type="float" office:value="0.0150691371219048" calcext:value-type="float">
            <text:p>0.015069137121905</text:p>
          </table:table-cell>
          <table:table-cell office:value-type="float" office:value="0.000219778524108825" calcext:value-type="float">
            <text:p>0.000219778524109</text:p>
          </table:table-cell>
          <table:table-cell office:value-type="float" office:value="0.00430631910091568" calcext:value-type="float">
            <text:p>0.004306319100916</text:p>
          </table:table-cell>
          <table:table-cell office:value-type="float" office:value="0.000117129440920236" calcext:value-type="float">
            <text:p>0.00011712944092</text:p>
          </table:table-cell>
          <table:table-cell office:value-type="float" office:value="0.00708197722996616" calcext:value-type="float">
            <text:p>0.007081977229966</text:p>
          </table:table-cell>
          <table:table-cell office:value-type="float" office:value="0.000187947766095507" calcext:value-type="float">
            <text:p>0.000187947766096</text:p>
          </table:table-cell>
          <table:table-cell office:value-type="float" office:value="0.00253974058215832" calcext:value-type="float">
            <text:p>0.002539740582158</text:p>
          </table:table-cell>
          <table:table-cell office:value-type="float" office:value="0.00243103604731851" calcext:value-type="float">
            <text:p>0.002431036047319</text:p>
          </table:table-cell>
          <table:table-cell office:value-type="float" office:value="0.122636245453883" calcext:value-type="float">
            <text:p>0.122636245453883</text:p>
          </table:table-cell>
          <table:table-cell office:value-type="float" office:value="0.0966675069763309" calcext:value-type="float">
            <text:p>0.096667506976331</text:p>
          </table:table-cell>
          <table:table-cell office:value-type="float" office:value="0.000446956841954727" calcext:value-type="float">
            <text:p>0.000446956841955</text:p>
          </table:table-cell>
          <table:table-cell office:value-type="float" office:value="0.755972004322264" calcext:value-type="float">
            <text:p>0.755972004322264</text:p>
          </table:table-cell>
          <table:table-cell office:value-type="float" office:value="0.432465188960276" calcext:value-type="float">
            <text:p>0.432465188960276</text:p>
          </table:table-cell>
          <table:table-cell office:value-type="float" office:value="0.907040124599739" calcext:value-type="float">
            <text:p>0.907040124599739</text:p>
          </table:table-cell>
          <table:table-cell office:value-type="float" office:value="45747480" calcext:value-type="float">
            <text:p>45747480</text:p>
          </table:table-cell>
          <table:table-cell table:number-columns-repeated="1000"/>
        </table:table-row>
        <table:table-row table:style-name="ro1">
          <table:table-cell office:value-type="float" office:value="38406529" calcext:value-type="float">
            <text:p>38406529</text:p>
          </table:table-cell>
          <table:table-cell office:value-type="string" calcext:value-type="string">
            <text:p><text:s/>USA, Ohio: Asian and Pacific Islander (2003-2007)</text:p>
          </table:table-cell>
          <table:table-cell office:value-type="float" office:value="0.00264721451805238" calcext:value-type="float">
            <text:p>0.002647214518052</text:p>
          </table:table-cell>
          <table:table-cell office:value-type="float" office:value="0.000745408539422794" calcext:value-type="float">
            <text:p>0.000745408539423</text:p>
          </table:table-cell>
          <table:table-cell office:value-type="float" office:value="0.014666989722576" calcext:value-type="float">
            <text:p>0.014666989722576</text:p>
          </table:table-cell>
          <table:table-cell office:value-type="float" office:value="0.0038443337018893" calcext:value-type="float">
            <text:p>0.003844333701889</text:p>
          </table:table-cell>
          <table:table-cell office:value-type="float" office:value="0.00390153280411538" calcext:value-type="float">
            <text:p>0.003901532804115</text:p>
          </table:table-cell>
          <table:table-cell office:value-type="float" office:value="0.00615535537915774" calcext:value-type="float">
            <text:p>0.006155355379158</text:p>
          </table:table-cell>
          <table:table-cell table:style-name="ce2" office:value-type="float" office:value="0.0000829718183584079" calcext:value-type="float">
            <text:p>8.30E-05</text:p>
          </table:table-cell>
          <table:table-cell office:value-type="float" office:value="0.00117822629549979" calcext:value-type="float">
            <text:p>0.0011782262955</text:p>
          </table:table-cell>
          <table:table-cell office:value-type="float" office:value="0.000317299076764186" calcext:value-type="float">
            <text:p>0.000317299076764</text:p>
          </table:table-cell>
          <table:table-cell office:value-type="float" office:value="0.000537860824248228" calcext:value-type="float">
            <text:p>0.000537860824248</text:p>
          </table:table-cell>
          <table:table-cell table:style-name="ce2" office:value-type="float" office:value="0.0000733886277879582" calcext:value-type="float">
            <text:p>7.34E-05</text:p>
          </table:table-cell>
          <table:table-cell office:value-type="float" office:value="0.00284611227813665" calcext:value-type="float">
            <text:p>0.002846112278137</text:p>
          </table:table-cell>
          <table:table-cell office:value-type="float" office:value="0" calcext:value-type="float">
            <text:p>0</text:p>
          </table:table-cell>
          <table:table-cell office:value-type="float" office:value="0.000113382200007535" calcext:value-type="float">
            <text:p>0.000113382200008</text:p>
          </table:table-cell>
          <table:table-cell office:value-type="float" office:value="0.00137627740168224" calcext:value-type="float">
            <text:p>0.001376277401682</text:p>
          </table:table-cell>
          <table:table-cell office:value-type="float" office:value="0.0313976401097388" calcext:value-type="float">
            <text:p>0.031397640109739</text:p>
          </table:table-cell>
          <table:table-cell office:value-type="float" office:value="0.0365218969721414" calcext:value-type="float">
            <text:p>0.03652189697214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83442" calcext:value-type="float">
            <text:p>883442</text:p>
          </table:table-cell>
          <table:table-cell table:number-columns-repeated="1000"/>
        </table:table-row>
        <table:table-row table:style-name="ro1">
          <table:table-cell office:value-type="float" office:value="38406530" calcext:value-type="float">
            <text:p>38406530</text:p>
          </table:table-cell>
          <table:table-cell office:value-type="string" calcext:value-type="string">
            <text:p><text:s/>USA, Ohio: Black (2003-2007)</text:p>
          </table:table-cell>
          <table:table-cell office:value-type="float" office:value="0.014937012744059" calcext:value-type="float">
            <text:p>0.014937012744059</text:p>
          </table:table-cell>
          <table:table-cell office:value-type="float" office:value="0.00344462160151161" calcext:value-type="float">
            <text:p>0.003444621601512</text:p>
          </table:table-cell>
          <table:table-cell office:value-type="float" office:value="0.0404701436981185" calcext:value-type="float">
            <text:p>0.040470143698119</text:p>
          </table:table-cell>
          <table:table-cell office:value-type="float" office:value="0.00568013639620167" calcext:value-type="float">
            <text:p>0.005680136396202</text:p>
          </table:table-cell>
          <table:table-cell office:value-type="float" office:value="0.0116100297856145" calcext:value-type="float">
            <text:p>0.011610029785615</text:p>
          </table:table-cell>
          <table:table-cell office:value-type="float" office:value="0.023667437531505" calcext:value-type="float">
            <text:p>0.023667437531505</text:p>
          </table:table-cell>
          <table:table-cell office:value-type="float" office:value="0.000288591489106267" calcext:value-type="float">
            <text:p>0.000288591489106</text:p>
          </table:table-cell>
          <table:table-cell office:value-type="float" office:value="0.000734004315889849" calcext:value-type="float">
            <text:p>0.00073400431589</text:p>
          </table:table-cell>
          <table:table-cell office:value-type="float" office:value="0.00024978421439639" calcext:value-type="float">
            <text:p>0.000249784214396</text:p>
          </table:table-cell>
          <table:table-cell office:value-type="float" office:value="0.00121917396456709" calcext:value-type="float">
            <text:p>0.001219173964567</text:p>
          </table:table-cell>
          <table:table-cell table:style-name="ce2" office:value-type="float" office:value="0.0000854050432270648" calcext:value-type="float">
            <text:p>8.54E-05</text:p>
          </table:table-cell>
          <table:table-cell office:value-type="float" office:value="0.00482853004055553" calcext:value-type="float">
            <text:p>0.004828530040556</text:p>
          </table:table-cell>
          <table:table-cell office:value-type="float" office:value="0.000129476470953703" calcext:value-type="float">
            <text:p>0.000129476470954</text:p>
          </table:table-cell>
          <table:table-cell office:value-type="float" office:value="0.00243929638900168" calcext:value-type="float">
            <text:p>0.002439296389002</text:p>
          </table:table-cell>
          <table:table-cell office:value-type="float" office:value="0.00207501405530698" calcext:value-type="float">
            <text:p>0.002075014055307</text:p>
          </table:table-cell>
          <table:table-cell office:value-type="float" office:value="0.208280022078986" calcext:value-type="float">
            <text:p>0.208280022078986</text:p>
          </table:table-cell>
          <table:table-cell office:value-type="float" office:value="0.0960177421666814" calcext:value-type="float">
            <text:p>0.096017742166681</text:p>
          </table:table-cell>
          <table:table-cell office:value-type="float" office:value="0.00190729589891392" calcext:value-type="float">
            <text:p>0.001907295898914</text:p>
          </table:table-cell>
          <table:table-cell office:value-type="float" office:value="0.696184390182835" calcext:value-type="float">
            <text:p>0.696184390182835</text:p>
          </table:table-cell>
          <table:table-cell office:value-type="float" office:value="0.323933356097028" calcext:value-type="float">
            <text:p>0.323933356097028</text:p>
          </table:table-cell>
          <table:table-cell office:value-type="float" office:value="0.881772687013362" calcext:value-type="float">
            <text:p>0.881772687013362</text:p>
          </table:table-cell>
          <table:table-cell office:value-type="float" office:value="6800199" calcext:value-type="float">
            <text:p>6800199</text:p>
          </table:table-cell>
          <table:table-cell table:number-columns-repeated="1000"/>
        </table:table-row>
        <table:table-row table:style-name="ro1">
          <table:table-cell office:value-type="float" office:value="38406599" calcext:value-type="float">
            <text:p>38406599</text:p>
          </table:table-cell>
          <table:table-cell office:value-type="string" calcext:value-type="string">
            <text:p><text:s/>USA, Ohio (2003-2007)</text:p>
          </table:table-cell>
          <table:table-cell office:value-type="float" office:value="0.0128050568327191" calcext:value-type="float">
            <text:p>0.012805056832719</text:p>
          </table:table-cell>
          <table:table-cell office:value-type="float" office:value="0.0011477942529421" calcext:value-type="float">
            <text:p>0.001147794252942</text:p>
          </table:table-cell>
          <table:table-cell office:value-type="float" office:value="0.033836802435442" calcext:value-type="float">
            <text:p>0.033836802435442</text:p>
          </table:table-cell>
          <table:table-cell office:value-type="float" office:value="0.00230097247463016" calcext:value-type="float">
            <text:p>0.00230097247463</text:p>
          </table:table-cell>
          <table:table-cell office:value-type="float" office:value="0.00839899969747802" calcext:value-type="float">
            <text:p>0.008398999697478</text:p>
          </table:table-cell>
          <table:table-cell office:value-type="float" office:value="0.0183339275626175" calcext:value-type="float">
            <text:p>0.018333927562618</text:p>
          </table:table-cell>
          <table:table-cell office:value-type="float" office:value="0.000219588082634763" calcext:value-type="float">
            <text:p>0.000219588082635</text:p>
          </table:table-cell>
          <table:table-cell office:value-type="float" office:value="0.0143841036375002" calcext:value-type="float">
            <text:p>0.0143841036375</text:p>
          </table:table-cell>
          <table:table-cell office:value-type="float" office:value="0.00023286228878497" calcext:value-type="float">
            <text:p>0.000232862288785</text:p>
          </table:table-cell>
          <table:table-cell office:value-type="float" office:value="0.00395523382783809" calcext:value-type="float">
            <text:p>0.003955233827838</text:p>
          </table:table-cell>
          <table:table-cell office:value-type="float" office:value="0.000112840618530702" calcext:value-type="float">
            <text:p>0.000112840618531</text:p>
          </table:table-cell>
          <table:table-cell office:value-type="float" office:value="0.0069843679420173" calcext:value-type="float">
            <text:p>0.006984367942017</text:p>
          </table:table-cell>
          <table:table-cell office:value-type="float" office:value="0.000188748385978741" calcext:value-type="float">
            <text:p>0.000188748385979</text:p>
          </table:table-cell>
          <table:table-cell office:value-type="float" office:value="0.0025804714885261" calcext:value-type="float">
            <text:p>0.002580471488526</text:p>
          </table:table-cell>
          <table:table-cell office:value-type="float" office:value="0.0024042079338882" calcext:value-type="float">
            <text:p>0.002404207933888</text:p>
          </table:table-cell>
          <table:table-cell office:value-type="float" office:value="0.133828937004102" calcext:value-type="float">
            <text:p>0.133828937004102</text:p>
          </table:table-cell>
          <table:table-cell office:value-type="float" office:value="0.0974642998382706" calcext:value-type="float">
            <text:p>0.097464299838271</text:p>
          </table:table-cell>
          <table:table-cell office:value-type="float" office:value="0.00038308128935638" calcext:value-type="float">
            <text:p>0.000383081289356</text:p>
          </table:table-cell>
          <table:table-cell office:value-type="float" office:value="0.761496912996172" calcext:value-type="float">
            <text:p>0.761496912996172</text:p>
          </table:table-cell>
          <table:table-cell office:value-type="float" office:value="0.44299110065119" calcext:value-type="float">
            <text:p>0.44299110065119</text:p>
          </table:table-cell>
          <table:table-cell office:value-type="float" office:value="0.909321402209358" calcext:value-type="float">
            <text:p>0.909321402209358</text:p>
          </table:table-cell>
          <table:table-cell office:value-type="float" office:value="53598113" calcext:value-type="float">
            <text:p>53598113</text:p>
          </table:table-cell>
          <table:table-cell table:number-columns-repeated="1000"/>
        </table:table-row>
        <table:table-row table:style-name="ro1">
          <table:table-cell office:value-type="float" office:value="38406610" calcext:value-type="float">
            <text:p>38406610</text:p>
          </table:table-cell>
          <table:table-cell office:value-type="string" calcext:value-type="string">
            <text:p><text:s/>USA, Oklahoma: White (2003-2007)</text:p>
          </table:table-cell>
          <table:table-cell office:value-type="float" office:value="0.014183087023393" calcext:value-type="float">
            <text:p>0.014183087023393</text:p>
          </table:table-cell>
          <table:table-cell office:value-type="float" office:value="0.000810139275709937" calcext:value-type="float">
            <text:p>0.00081013927571</text:p>
          </table:table-cell>
          <table:table-cell office:value-type="float" office:value="0.0317124701734093" calcext:value-type="float">
            <text:p>0.031712470173409</text:p>
          </table:table-cell>
          <table:table-cell office:value-type="float" office:value="0.00192655247831179" calcext:value-type="float">
            <text:p>0.001926552478312</text:p>
          </table:table-cell>
          <table:table-cell office:value-type="float" office:value="0.00794966257750797" calcext:value-type="float">
            <text:p>0.007949662577508</text:p>
          </table:table-cell>
          <table:table-cell office:value-type="float" office:value="0.0176258614632446" calcext:value-type="float">
            <text:p>0.017625861463245</text:p>
          </table:table-cell>
          <table:table-cell office:value-type="float" office:value="0.000170953324356322" calcext:value-type="float">
            <text:p>0.000170953324356</text:p>
          </table:table-cell>
          <table:table-cell office:value-type="float" office:value="0.0163101115707932" calcext:value-type="float">
            <text:p>0.016310111570793</text:p>
          </table:table-cell>
          <table:table-cell office:value-type="float" office:value="0.000215709295526576" calcext:value-type="float">
            <text:p>0.000215709295527</text:p>
          </table:table-cell>
          <table:table-cell office:value-type="float" office:value="0.00397676873638332" calcext:value-type="float">
            <text:p>0.003976768736383</text:p>
          </table:table-cell>
          <table:table-cell office:value-type="float" office:value="0.000106263274332518" calcext:value-type="float">
            <text:p>0.000106263274333</text:p>
          </table:table-cell>
          <table:table-cell office:value-type="float" office:value="0.00529132739952961" calcext:value-type="float">
            <text:p>0.00529132739953</text:p>
          </table:table-cell>
          <table:table-cell office:value-type="float" office:value="0.000168365879102392" calcext:value-type="float">
            <text:p>0.000168365879102</text:p>
          </table:table-cell>
          <table:table-cell office:value-type="float" office:value="0.00377196717326893" calcext:value-type="float">
            <text:p>0.003771967173269</text:p>
          </table:table-cell>
          <table:table-cell office:value-type="float" office:value="0.00252035650076165" calcext:value-type="float">
            <text:p>0.002520356500762</text:p>
          </table:table-cell>
          <table:table-cell office:value-type="float" office:value="0.125379047874358" calcext:value-type="float">
            <text:p>0.125379047874358</text:p>
          </table:table-cell>
          <table:table-cell office:value-type="float" office:value="0.104618405653361" calcext:value-type="float">
            <text:p>0.104618405653361</text:p>
          </table:table-cell>
          <table:table-cell office:value-type="float" office:value="0.000248863100603014" calcext:value-type="float">
            <text:p>0.000248863100603</text:p>
          </table:table-cell>
          <table:table-cell office:value-type="float" office:value="0.77621968017779" calcext:value-type="float">
            <text:p>0.77621968017779</text:p>
          </table:table-cell>
          <table:table-cell office:value-type="float" office:value="0.471475959201935" calcext:value-type="float">
            <text:p>0.471475959201935</text:p>
          </table:table-cell>
          <table:table-cell office:value-type="float" office:value="0.91535746008843" calcext:value-type="float">
            <text:p>0.91535746008843</text:p>
          </table:table-cell>
          <table:table-cell office:value-type="float" office:value="13302295" calcext:value-type="float">
            <text:p>13302295</text:p>
          </table:table-cell>
          <table:table-cell table:number-columns-repeated="1000"/>
        </table:table-row>
        <table:table-row table:style-name="ro1">
          <table:table-cell office:value-type="float" office:value="38406630" calcext:value-type="float">
            <text:p>38406630</text:p>
          </table:table-cell>
          <table:table-cell office:value-type="string" calcext:value-type="string">
            <text:p><text:s/>USA, Oklahoma: Black (2003-2007)</text:p>
          </table:table-cell>
          <table:table-cell office:value-type="float" office:value="0.0152123299693898" calcext:value-type="float">
            <text:p>0.01521232996939</text:p>
          </table:table-cell>
          <table:table-cell office:value-type="float" office:value="0.00403437642323011" calcext:value-type="float">
            <text:p>0.00403437642323</text:p>
          </table:table-cell>
          <table:table-cell office:value-type="float" office:value="0.042487965790256" calcext:value-type="float">
            <text:p>0.042487965790256</text:p>
          </table:table-cell>
          <table:table-cell office:value-type="float" office:value="0.00275644387529239" calcext:value-type="float">
            <text:p>0.002756443875292</text:p>
          </table:table-cell>
          <table:table-cell office:value-type="float" office:value="0.0122689133607145" calcext:value-type="float">
            <text:p>0.012268913360715</text:p>
          </table:table-cell>
          <table:table-cell office:value-type="float" office:value="0.0201000726645197" calcext:value-type="float">
            <text:p>0.02010007266452</text:p>
          </table:table-cell>
          <table:table-cell office:value-type="float" office:value="0.000368124493276165" calcext:value-type="float">
            <text:p>0.000368124493276</text:p>
          </table:table-cell>
          <table:table-cell office:value-type="float" office:value="0.000584874518011596" calcext:value-type="float">
            <text:p>0.000584874518012</text:p>
          </table:table-cell>
          <table:table-cell office:value-type="float" office:value="0.000437504227103063" calcext:value-type="float">
            <text:p>0.000437504227103</text:p>
          </table:table-cell>
          <table:table-cell office:value-type="float" office:value="0.00102613503958481" calcext:value-type="float">
            <text:p>0.001026135039585</text:p>
          </table:table-cell>
          <table:table-cell table:style-name="ce2" office:value-type="float" office:value="0.0000709930821569827" calcext:value-type="float">
            <text:p>7.10E-05</text:p>
          </table:table-cell>
          <table:table-cell office:value-type="float" office:value="0.00326628748238133" calcext:value-type="float">
            <text:p>0.003266287482381</text:p>
          </table:table-cell>
          <table:table-cell office:value-type="float" office:value="0.000320673667258615" calcext:value-type="float">
            <text:p>0.000320673667259</text:p>
          </table:table-cell>
          <table:table-cell office:value-type="float" office:value="0.00233570687435721" calcext:value-type="float">
            <text:p>0.002335706874357</text:p>
          </table:table-cell>
          <table:table-cell office:value-type="float" office:value="0.00212440290413411" calcext:value-type="float">
            <text:p>0.002124402904134</text:p>
          </table:table-cell>
          <table:table-cell office:value-type="float" office:value="0.205443907058094" calcext:value-type="float">
            <text:p>0.205443907058094</text:p>
          </table:table-cell>
          <table:table-cell office:value-type="float" office:value="0.101786344803181" calcext:value-type="float">
            <text:p>0.101786344803181</text:p>
          </table:table-cell>
          <table:table-cell office:value-type="float" office:value="0.00480132791154109" calcext:value-type="float">
            <text:p>0.004801327911541</text:p>
          </table:table-cell>
          <table:table-cell office:value-type="float" office:value="0.649217893624146" calcext:value-type="float">
            <text:p>0.649217893624146</text:p>
          </table:table-cell>
          <table:table-cell office:value-type="float" office:value="0.2450344604125" calcext:value-type="float">
            <text:p>0.2450344604125</text:p>
          </table:table-cell>
          <table:table-cell office:value-type="float" office:value="0.861147464259784" calcext:value-type="float">
            <text:p>0.861147464259784</text:p>
          </table:table-cell>
          <table:table-cell office:value-type="float" office:value="1434562" calcext:value-type="float">
            <text:p>1434562</text:p>
          </table:table-cell>
          <table:table-cell table:number-columns-repeated="1000"/>
        </table:table-row>
        <table:table-row table:style-name="ro1">
          <table:table-cell office:value-type="float" office:value="38406642" calcext:value-type="float">
            <text:p>38406642</text:p>
          </table:table-cell>
          <table:table-cell office:value-type="string" calcext:value-type="string">
            <text:p><text:s/>USA, Oklahoma: American Indian (2003-2007)</text:p>
          </table:table-cell>
          <table:table-cell office:value-type="float" office:value="0.0167015935677891" calcext:value-type="float">
            <text:p>0.016701593567789</text:p>
          </table:table-cell>
          <table:table-cell office:value-type="float" office:value="0.000680412552585541" calcext:value-type="float">
            <text:p>0.000680412552586</text:p>
          </table:table-cell>
          <table:table-cell office:value-type="float" office:value="0.0488016433304777" calcext:value-type="float">
            <text:p>0.048801643330478</text:p>
          </table:table-cell>
          <table:table-cell office:value-type="float" office:value="0.00530096894360256" calcext:value-type="float">
            <text:p>0.005300968943603</text:p>
          </table:table-cell>
          <table:table-cell office:value-type="float" office:value="0.0112998107566772" calcext:value-type="float">
            <text:p>0.011299810756677</text:p>
          </table:table-cell>
          <table:table-cell office:value-type="float" office:value="0.0235422089923947" calcext:value-type="float">
            <text:p>0.023542208992395</text:p>
          </table:table-cell>
          <table:table-cell office:value-type="float" office:value="0.000255139108895898" calcext:value-type="float">
            <text:p>0.000255139108896</text:p>
          </table:table-cell>
          <table:table-cell office:value-type="float" office:value="0.00828611236364426" calcext:value-type="float">
            <text:p>0.008286112363644</text:p>
          </table:table-cell>
          <table:table-cell office:value-type="float" office:value="0.000314624398830532" calcext:value-type="float">
            <text:p>0.000314624398831</text:p>
          </table:table-cell>
          <table:table-cell office:value-type="float" office:value="0.0044135919444928" calcext:value-type="float">
            <text:p>0.004413591944493</text:p>
          </table:table-cell>
          <table:table-cell table:style-name="ce2" office:value-type="float" office:value="0.0000342968030724983" calcext:value-type="float">
            <text:p>3.43E-05</text:p>
          </table:table-cell>
          <table:table-cell office:value-type="float" office:value="0.00628163187685689" calcext:value-type="float">
            <text:p>0.006281631876857</text:p>
          </table:table-cell>
          <table:table-cell table:style-name="ce2" office:value-type="float" office:value="0.0000675784372918314" calcext:value-type="float">
            <text:p>6.76E-05</text:p>
          </table:table-cell>
          <table:table-cell office:value-type="float" office:value="0.00301595941246127" calcext:value-type="float">
            <text:p>0.003015959412461</text:p>
          </table:table-cell>
          <table:table-cell office:value-type="float" office:value="0.00295436396651941" calcext:value-type="float">
            <text:p>0.002954363966519</text:p>
          </table:table-cell>
          <table:table-cell office:value-type="float" office:value="0.13640480083125" calcext:value-type="float">
            <text:p>0.13640480083125</text:p>
          </table:table-cell>
          <table:table-cell office:value-type="float" office:value="0.108783371127783" calcext:value-type="float">
            <text:p>0.108783371127783</text:p>
          </table:table-cell>
          <table:table-cell office:value-type="float" office:value="0.000409991285900579" calcext:value-type="float">
            <text:p>0.000409991285901</text:p>
          </table:table-cell>
          <table:table-cell office:value-type="float" office:value="0.759082266670768" calcext:value-type="float">
            <text:p>0.759082266670768</text:p>
          </table:table-cell>
          <table:table-cell office:value-type="float" office:value="0.438379951940798" calcext:value-type="float">
            <text:p>0.438379951940798</text:p>
          </table:table-cell>
          <table:table-cell office:value-type="float" office:value="0.908325468079798" calcext:value-type="float">
            <text:p>0.908325468079798</text:p>
          </table:table-cell>
          <table:table-cell office:value-type="float" office:value="1559209" calcext:value-type="float">
            <text:p>1559209</text:p>
          </table:table-cell>
          <table:table-cell table:number-columns-repeated="1000"/>
        </table:table-row>
        <table:table-row table:style-name="ro1">
          <table:table-cell office:value-type="float" office:value="38406699" calcext:value-type="float">
            <text:p>38406699</text:p>
          </table:table-cell>
          <table:table-cell office:value-type="string" calcext:value-type="string">
            <text:p><text:s/>USA, Oklahoma (2003-2007)</text:p>
          </table:table-cell>
          <table:table-cell office:value-type="float" office:value="0.0144545597108347" calcext:value-type="float">
            <text:p>0.014454559710835</text:p>
          </table:table-cell>
          <table:table-cell office:value-type="float" office:value="0.000981020700074202" calcext:value-type="float">
            <text:p>0.000981020700074</text:p>
          </table:table-cell>
          <table:table-cell office:value-type="float" office:value="0.0336132935156892" calcext:value-type="float">
            <text:p>0.033613293515689</text:p>
          </table:table-cell>
          <table:table-cell office:value-type="float" office:value="0.00231459471065651" calcext:value-type="float">
            <text:p>0.002314594710657</text:p>
          </table:table-cell>
          <table:table-cell office:value-type="float" office:value="0.00841543874439259" calcext:value-type="float">
            <text:p>0.008415438744393</text:p>
          </table:table-cell>
          <table:table-cell office:value-type="float" office:value="0.0181636948264724" calcext:value-type="float">
            <text:p>0.018163694826472</text:p>
          </table:table-cell>
          <table:table-cell office:value-type="float" office:value="0.000198420054497251" calcext:value-type="float">
            <text:p>0.000198420054497</text:p>
          </table:table-cell>
          <table:table-cell office:value-type="float" office:value="0.0147249287463425" calcext:value-type="float">
            <text:p>0.014724928746343</text:p>
          </table:table-cell>
          <table:table-cell office:value-type="float" office:value="0.000251923688369001" calcext:value-type="float">
            <text:p>0.000251923688369</text:p>
          </table:table-cell>
          <table:table-cell office:value-type="float" office:value="0.0037332306605808" calcext:value-type="float">
            <text:p>0.003733230660581</text:p>
          </table:table-cell>
          <table:table-cell table:style-name="ce2" office:value-type="float" office:value="0.0000964361353325944" calcext:value-type="float">
            <text:p>9.64E-05</text:p>
          </table:table-cell>
          <table:table-cell office:value-type="float" office:value="0.00521439144027154" calcext:value-type="float">
            <text:p>0.005214391440272</text:p>
          </table:table-cell>
          <table:table-cell office:value-type="float" office:value="0.000169533666443704" calcext:value-type="float">
            <text:p>0.000169533666444</text:p>
          </table:table-cell>
          <table:table-cell office:value-type="float" office:value="0.0037217142557594" calcext:value-type="float">
            <text:p>0.003721714255759</text:p>
          </table:table-cell>
          <table:table-cell office:value-type="float" office:value="0.00253225354515665" calcext:value-type="float">
            <text:p>0.002532253545157</text:p>
          </table:table-cell>
          <table:table-cell office:value-type="float" office:value="0.131245757971883" calcext:value-type="float">
            <text:p>0.131245757971883</text:p>
          </table:table-cell>
          <table:table-cell office:value-type="float" office:value="0.104832225696952" calcext:value-type="float">
            <text:p>0.104832225696952</text:p>
          </table:table-cell>
          <table:table-cell office:value-type="float" office:value="0.000241585993015381" calcext:value-type="float">
            <text:p>0.000241585993015</text:p>
          </table:table-cell>
          <table:table-cell office:value-type="float" office:value="0.777194688203007" calcext:value-type="float">
            <text:p>0.777194688203007</text:p>
          </table:table-cell>
          <table:table-cell office:value-type="float" office:value="0.473385075154593" calcext:value-type="float">
            <text:p>0.473385075154593</text:p>
          </table:table-cell>
          <table:table-cell office:value-type="float" office:value="0.915754999278131" calcext:value-type="float">
            <text:p>0.915754999278131</text:p>
          </table:table-cell>
          <table:table-cell office:value-type="float" office:value="16609049" calcext:value-type="float">
            <text:p>16609049</text:p>
          </table:table-cell>
          <table:table-cell table:number-columns-repeated="1000"/>
        </table:table-row>
        <table:table-row table:style-name="ro1">
          <table:table-cell office:value-type="float" office:value="38406710" calcext:value-type="float">
            <text:p>38406710</text:p>
          </table:table-cell>
          <table:table-cell office:value-type="string" calcext:value-type="string">
            <text:p><text:s/>USA, Oregon: White (2003-2007)</text:p>
          </table:table-cell>
          <table:table-cell office:value-type="float" office:value="0.0119259539949338" calcext:value-type="float">
            <text:p>0.011925953994934</text:p>
          </table:table-cell>
          <table:table-cell office:value-type="float" office:value="0.000961769945337082" calcext:value-type="float">
            <text:p>0.000961769945337</text:p>
          </table:table-cell>
          <table:table-cell office:value-type="float" office:value="0.0296250260853491" calcext:value-type="float">
            <text:p>0.029625026085349</text:p>
          </table:table-cell>
          <table:table-cell office:value-type="float" office:value="0.00172111955803867" calcext:value-type="float">
            <text:p>0.001721119558039</text:p>
          </table:table-cell>
          <table:table-cell office:value-type="float" office:value="0.00830694213819253" calcext:value-type="float">
            <text:p>0.008306942138193</text:p>
          </table:table-cell>
          <table:table-cell office:value-type="float" office:value="0.0169948595805337" calcext:value-type="float">
            <text:p>0.016994859580534</text:p>
          </table:table-cell>
          <table:table-cell office:value-type="float" office:value="0.000303706397563866" calcext:value-type="float">
            <text:p>0.000303706397564</text:p>
          </table:table-cell>
          <table:table-cell office:value-type="float" office:value="0.0201334668260332" calcext:value-type="float">
            <text:p>0.020133466826033</text:p>
          </table:table-cell>
          <table:table-cell office:value-type="float" office:value="0.000316792918485445" calcext:value-type="float">
            <text:p>0.000316792918485</text:p>
          </table:table-cell>
          <table:table-cell office:value-type="float" office:value="0.00484773415346798" calcext:value-type="float">
            <text:p>0.004847734153468</text:p>
          </table:table-cell>
          <table:table-cell office:value-type="float" office:value="0.000139592062776401" calcext:value-type="float">
            <text:p>0.000139592062776</text:p>
          </table:table-cell>
          <table:table-cell office:value-type="float" office:value="0.00653704006037625" calcext:value-type="float">
            <text:p>0.006537040060376</text:p>
          </table:table-cell>
          <table:table-cell office:value-type="float" office:value="0.000163234374495535" calcext:value-type="float">
            <text:p>0.000163234374496</text:p>
          </table:table-cell>
          <table:table-cell office:value-type="float" office:value="0.002414887314223" calcext:value-type="float">
            <text:p>0.002414887314223</text:p>
          </table:table-cell>
          <table:table-cell office:value-type="float" office:value="0.00223778705938457" calcext:value-type="float">
            <text:p>0.002237787059385</text:p>
          </table:table-cell>
          <table:table-cell office:value-type="float" office:value="0.133822656131884" calcext:value-type="float">
            <text:p>0.133822656131884</text:p>
          </table:table-cell>
          <table:table-cell office:value-type="float" office:value="0.106084059380319" calcext:value-type="float">
            <text:p>0.106084059380319</text:p>
          </table:table-cell>
          <table:table-cell office:value-type="float" office:value="0.000647589478269373" calcext:value-type="float">
            <text:p>0.000647589478269</text:p>
          </table:table-cell>
          <table:table-cell office:value-type="float" office:value="0.742086267695305" calcext:value-type="float">
            <text:p>0.742086267695305</text:p>
          </table:table-cell>
          <table:table-cell office:value-type="float" office:value="0.406394101011618" calcext:value-type="float">
            <text:p>0.406394101011618</text:p>
          </table:table-cell>
          <table:table-cell office:value-type="float" office:value="0.901267167967036" calcext:value-type="float">
            <text:p>0.901267167967036</text:p>
          </table:table-cell>
          <table:table-cell office:value-type="float" office:value="15551400" calcext:value-type="float">
            <text:p>15551400</text:p>
          </table:table-cell>
          <table:table-cell table:number-columns-repeated="1000"/>
        </table:table-row>
        <table:table-row table:style-name="ro1">
          <table:table-cell office:value-type="float" office:value="38406729" calcext:value-type="float">
            <text:p>38406729</text:p>
          </table:table-cell>
          <table:table-cell office:value-type="string" calcext:value-type="string">
            <text:p><text:s/>USA, Oregon: Asian and Pacific Islander (2003-2007)</text:p>
          </table:table-cell>
          <table:table-cell office:value-type="float" office:value="0.00677680197095714" calcext:value-type="float">
            <text:p>0.006776801970957</text:p>
          </table:table-cell>
          <table:table-cell office:value-type="float" office:value="0.00194860110328429" calcext:value-type="float">
            <text:p>0.001948601103284</text:p>
          </table:table-cell>
          <table:table-cell office:value-type="float" office:value="0.018453203308908" calcext:value-type="float">
            <text:p>0.018453203308908</text:p>
          </table:table-cell>
          <table:table-cell office:value-type="float" office:value="0.00871966825804897" calcext:value-type="float">
            <text:p>0.008719668258049</text:p>
          </table:table-cell>
          <table:table-cell office:value-type="float" office:value="0.0051433784999355" calcext:value-type="float">
            <text:p>0.005143378499936</text:p>
          </table:table-cell>
          <table:table-cell office:value-type="float" office:value="0.0114661660583489" calcext:value-type="float">
            <text:p>0.011466166058349</text:p>
          </table:table-cell>
          <table:table-cell office:value-type="float" office:value="0.000237577062717302" calcext:value-type="float">
            <text:p>0.000237577062717</text:p>
          </table:table-cell>
          <table:table-cell office:value-type="float" office:value="0.00125450297642495" calcext:value-type="float">
            <text:p>0.001254502976425</text:p>
          </table:table-cell>
          <table:table-cell office:value-type="float" office:value="0" calcext:value-type="float">
            <text:p>0</text:p>
          </table:table-cell>
          <table:table-cell office:value-type="float" office:value="0.000375604280760966" calcext:value-type="float">
            <text:p>0.000375604280761</text:p>
          </table:table-cell>
          <table:table-cell office:value-type="float" office:value="0.000181268545184376" calcext:value-type="float">
            <text:p>0.000181268545184</text:p>
          </table:table-cell>
          <table:table-cell office:value-type="float" office:value="0.00638426723886195" calcext:value-type="float">
            <text:p>0.006384267238862</text:p>
          </table:table-cell>
          <table:table-cell office:value-type="float" office:value="0.000422889524148841" calcext:value-type="float">
            <text:p>0.000422889524149</text:p>
          </table:table-cell>
          <table:table-cell office:value-type="float" office:value="0" calcext:value-type="float">
            <text:p>0</text:p>
          </table:table-cell>
          <table:table-cell office:value-type="float" office:value="0.00124305135321342" calcext:value-type="float">
            <text:p>0.001243051353213</text:p>
          </table:table-cell>
          <table:table-cell office:value-type="float" office:value="0.0573643258449696" calcext:value-type="float">
            <text:p>0.05736432584497</text:p>
          </table:table-cell>
          <table:table-cell office:value-type="float" office:value="0.0569793690259121" calcext:value-type="float">
            <text:p>0.05697936902591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18795" calcext:value-type="float">
            <text:p>718795</text:p>
          </table:table-cell>
          <table:table-cell table:number-columns-repeated="1000"/>
        </table:table-row>
        <table:table-row table:style-name="ro1">
          <table:table-cell office:value-type="float" office:value="38406730" calcext:value-type="float">
            <text:p>38406730</text:p>
          </table:table-cell>
          <table:table-cell office:value-type="string" calcext:value-type="string">
            <text:p><text:s/>USA, Oregon: Black (2003-2007)</text:p>
          </table:table-cell>
          <table:table-cell office:value-type="float" office:value="0.00779488119153258" calcext:value-type="float">
            <text:p>0.007794881191533</text:p>
          </table:table-cell>
          <table:table-cell office:value-type="float" office:value="0.00259872778772848" calcext:value-type="float">
            <text:p>0.002598727787728</text:p>
          </table:table-cell>
          <table:table-cell office:value-type="float" office:value="0.0335748121549292" calcext:value-type="float">
            <text:p>0.033574812154929</text:p>
          </table:table-cell>
          <table:table-cell office:value-type="float" office:value="0.00369092078384839" calcext:value-type="float">
            <text:p>0.003690920783848</text:p>
          </table:table-cell>
          <table:table-cell office:value-type="float" office:value="0.00873655920781529" calcext:value-type="float">
            <text:p>0.008736559207815</text:p>
          </table:table-cell>
          <table:table-cell office:value-type="float" office:value="0.019205143891576" calcext:value-type="float">
            <text:p>0.019205143891576</text:p>
          </table:table-cell>
          <table:table-cell office:value-type="float" office:value="0.000142337873559321" calcext:value-type="float">
            <text:p>0.000142337873559</text:p>
          </table:table-cell>
          <table:table-cell office:value-type="float" office:value="0.000715320014279032" calcext:value-type="float">
            <text:p>0.000715320014279</text:p>
          </table:table-cell>
          <table:table-cell office:value-type="float" office:value="0.000242506547676787" calcext:value-type="float">
            <text:p>0.000242506547677</text:p>
          </table:table-cell>
          <table:table-cell office:value-type="float" office:value="0.00149859584494816" calcext:value-type="float">
            <text:p>0.001498595844948</text:p>
          </table:table-cell>
          <table:table-cell office:value-type="float" office:value="0" calcext:value-type="float">
            <text:p>0</text:p>
          </table:table-cell>
          <table:table-cell office:value-type="float" office:value="0.00323576856544834" calcext:value-type="float">
            <text:p>0.003235768565448</text:p>
          </table:table-cell>
          <table:table-cell office:value-type="float" office:value="0.000321566028021748" calcext:value-type="float">
            <text:p>0.000321566028022</text:p>
          </table:table-cell>
          <table:table-cell office:value-type="float" office:value="0.00454423680592112" calcext:value-type="float">
            <text:p>0.004544236805921</text:p>
          </table:table-cell>
          <table:table-cell office:value-type="float" office:value="0.00350702213415918" calcext:value-type="float">
            <text:p>0.003507022134159</text:p>
          </table:table-cell>
          <table:table-cell office:value-type="float" office:value="0.154378040848754" calcext:value-type="float">
            <text:p>0.154378040848754</text:p>
          </table:table-cell>
          <table:table-cell office:value-type="float" office:value="0.0771656789106912" calcext:value-type="float">
            <text:p>0.07716567891069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00865" calcext:value-type="float">
            <text:p>400865</text:p>
          </table:table-cell>
          <table:table-cell table:number-columns-repeated="1000"/>
        </table:table-row>
        <table:table-row table:style-name="ro1">
          <table:table-cell office:value-type="float" office:value="38406799" calcext:value-type="float">
            <text:p>38406799</text:p>
          </table:table-cell>
          <table:table-cell office:value-type="string" calcext:value-type="string">
            <text:p><text:s/>USA, Oregon (2003-2007)</text:p>
          </table:table-cell>
          <table:table-cell office:value-type="float" office:value="0.0120081940951975" calcext:value-type="float">
            <text:p>0.012008194095198</text:p>
          </table:table-cell>
          <table:table-cell office:value-type="float" office:value="0.00102839971921267" calcext:value-type="float">
            <text:p>0.001028399719213</text:p>
          </table:table-cell>
          <table:table-cell office:value-type="float" office:value="0.0302439822343143" calcext:value-type="float">
            <text:p>0.030243982234314</text:p>
          </table:table-cell>
          <table:table-cell office:value-type="float" office:value="0.0019964686678901" calcext:value-type="float">
            <text:p>0.00199646866789</text:p>
          </table:table-cell>
          <table:table-cell office:value-type="float" office:value="0.00837857076580472" calcext:value-type="float">
            <text:p>0.008378570765805</text:p>
          </table:table-cell>
          <table:table-cell office:value-type="float" office:value="0.0170312719442068" calcext:value-type="float">
            <text:p>0.017031271944207</text:p>
          </table:table-cell>
          <table:table-cell office:value-type="float" office:value="0.000316730319846948" calcext:value-type="float">
            <text:p>0.000316730319847</text:p>
          </table:table-cell>
          <table:table-cell office:value-type="float" office:value="0.0191320013610052" calcext:value-type="float">
            <text:p>0.019132001361005</text:p>
          </table:table-cell>
          <table:table-cell office:value-type="float" office:value="0.000304278248073539" calcext:value-type="float">
            <text:p>0.000304278248074</text:p>
          </table:table-cell>
          <table:table-cell office:value-type="float" office:value="0.00464426275331617" calcext:value-type="float">
            <text:p>0.004644262753316</text:p>
          </table:table-cell>
          <table:table-cell office:value-type="float" office:value="0.000133893866496626" calcext:value-type="float">
            <text:p>0.000133893866497</text:p>
          </table:table-cell>
          <table:table-cell office:value-type="float" office:value="0.0068954005631996" calcext:value-type="float">
            <text:p>0.0068954005632</text:p>
          </table:table-cell>
          <table:table-cell office:value-type="float" office:value="0.000185146983426158" calcext:value-type="float">
            <text:p>0.000185146983426</text:p>
          </table:table-cell>
          <table:table-cell office:value-type="float" office:value="0.00242736233008249" calcext:value-type="float">
            <text:p>0.002427362330082</text:p>
          </table:table-cell>
          <table:table-cell office:value-type="float" office:value="0.0022510582194946" calcext:value-type="float">
            <text:p>0.002251058219495</text:p>
          </table:table-cell>
          <table:table-cell office:value-type="float" office:value="0.137789097223135" calcext:value-type="float">
            <text:p>0.137789097223135</text:p>
          </table:table-cell>
          <table:table-cell office:value-type="float" office:value="0.106870940187582" calcext:value-type="float">
            <text:p>0.106870940187582</text:p>
          </table:table-cell>
          <table:table-cell office:value-type="float" office:value="0.000609927281967071" calcext:value-type="float">
            <text:p>0.000609927281967</text:p>
          </table:table-cell>
          <table:table-cell office:value-type="float" office:value="0.74438955788237" calcext:value-type="float">
            <text:p>0.74438955788237</text:p>
          </table:table-cell>
          <table:table-cell office:value-type="float" office:value="0.410681143444086" calcext:value-type="float">
            <text:p>0.410681143444086</text:p>
          </table:table-cell>
          <table:table-cell office:value-type="float" office:value="0.902228680684143" calcext:value-type="float">
            <text:p>0.902228680684143</text:p>
          </table:table-cell>
          <table:table-cell office:value-type="float" office:value="16980890" calcext:value-type="float">
            <text:p>16980890</text:p>
          </table:table-cell>
          <table:table-cell table:number-columns-repeated="1000"/>
        </table:table-row>
        <table:table-row table:style-name="ro1">
          <table:table-cell office:value-type="float" office:value="38406810" calcext:value-type="float">
            <text:p>38406810</text:p>
          </table:table-cell>
          <table:table-cell office:value-type="string" calcext:value-type="string">
            <text:p><text:s/>USA, Pennsylvania: White (2003-2007)</text:p>
          </table:table-cell>
          <table:table-cell office:value-type="float" office:value="0.0127151335415296" calcext:value-type="float">
            <text:p>0.01271513354153</text:p>
          </table:table-cell>
          <table:table-cell office:value-type="float" office:value="0.00102360592182478" calcext:value-type="float">
            <text:p>0.001023605921825</text:p>
          </table:table-cell>
          <table:table-cell office:value-type="float" office:value="0.0344563872701285" calcext:value-type="float">
            <text:p>0.034456387270129</text:p>
          </table:table-cell>
          <table:table-cell office:value-type="float" office:value="0.00240925085628708" calcext:value-type="float">
            <text:p>0.002409250856287</text:p>
          </table:table-cell>
          <table:table-cell office:value-type="float" office:value="0.00898947943422517" calcext:value-type="float">
            <text:p>0.008989479434225</text:p>
          </table:table-cell>
          <table:table-cell office:value-type="float" office:value="0.0183183156577293" calcext:value-type="float">
            <text:p>0.018318315657729</text:p>
          </table:table-cell>
          <table:table-cell office:value-type="float" office:value="0.000176824316582344" calcext:value-type="float">
            <text:p>0.000176824316582</text:p>
          </table:table-cell>
          <table:table-cell office:value-type="float" office:value="0.0146409348590928" calcext:value-type="float">
            <text:p>0.014640934859093</text:p>
          </table:table-cell>
          <table:table-cell office:value-type="float" office:value="0.000266737119010789" calcext:value-type="float">
            <text:p>0.000266737119011</text:p>
          </table:table-cell>
          <table:table-cell office:value-type="float" office:value="0.0047966375161175" calcext:value-type="float">
            <text:p>0.004796637516118</text:p>
          </table:table-cell>
          <table:table-cell table:style-name="ce2" office:value-type="float" office:value="0.000084726476943731" calcext:value-type="float">
            <text:p>8.47E-05</text:p>
          </table:table-cell>
          <table:table-cell office:value-type="float" office:value="0.0114889214351579" calcext:value-type="float">
            <text:p>0.011488921435158</text:p>
          </table:table-cell>
          <table:table-cell office:value-type="float" office:value="0.000213998639050786" calcext:value-type="float">
            <text:p>0.000213998639051</text:p>
          </table:table-cell>
          <table:table-cell office:value-type="float" office:value="0.00331587777741045" calcext:value-type="float">
            <text:p>0.00331587777741</text:p>
          </table:table-cell>
          <table:table-cell office:value-type="float" office:value="0.0026950956665019" calcext:value-type="float">
            <text:p>0.002695095666502</text:p>
          </table:table-cell>
          <table:table-cell office:value-type="float" office:value="0.137343513170228" calcext:value-type="float">
            <text:p>0.137343513170228</text:p>
          </table:table-cell>
          <table:table-cell office:value-type="float" office:value="0.100489478478327" calcext:value-type="float">
            <text:p>0.100489478478327</text:p>
          </table:table-cell>
          <table:table-cell office:value-type="float" office:value="0.000546557803878578" calcext:value-type="float">
            <text:p>0.000546557803879</text:p>
          </table:table-cell>
          <table:table-cell office:value-type="float" office:value="0.74854628509979" calcext:value-type="float">
            <text:p>0.74854628509979</text:p>
          </table:table-cell>
          <table:table-cell office:value-type="float" office:value="0.418455453184138" calcext:value-type="float">
            <text:p>0.418455453184138</text:p>
          </table:table-cell>
          <table:table-cell office:value-type="float" office:value="0.90395995180817" calcext:value-type="float">
            <text:p>0.90395995180817</text:p>
          </table:table-cell>
          <table:table-cell office:value-type="float" office:value="49084105" calcext:value-type="float">
            <text:p>49084105</text:p>
          </table:table-cell>
          <table:table-cell table:number-columns-repeated="1000"/>
        </table:table-row>
        <table:table-row table:style-name="ro1">
          <table:table-cell office:value-type="float" office:value="38406829" calcext:value-type="float">
            <text:p>38406829</text:p>
          </table:table-cell>
          <table:table-cell office:value-type="string" calcext:value-type="string">
            <text:p><text:s/>USA, Pennsylvania: Asian and Pacific Islander (2003-2007)</text:p>
          </table:table-cell>
          <table:table-cell office:value-type="float" office:value="0.00564631196204973" calcext:value-type="float">
            <text:p>0.00564631196205</text:p>
          </table:table-cell>
          <table:table-cell office:value-type="float" office:value="0.000758218128417866" calcext:value-type="float">
            <text:p>0.000758218128418</text:p>
          </table:table-cell>
          <table:table-cell office:value-type="float" office:value="0.0179906845457177" calcext:value-type="float">
            <text:p>0.017990684545718</text:p>
          </table:table-cell>
          <table:table-cell office:value-type="float" office:value="0.00613444065351615" calcext:value-type="float">
            <text:p>0.006134440653516</text:p>
          </table:table-cell>
          <table:table-cell office:value-type="float" office:value="0.00369974074134822" calcext:value-type="float">
            <text:p>0.003699740741348</text:p>
          </table:table-cell>
          <table:table-cell office:value-type="float" office:value="0.00828081530652213" calcext:value-type="float">
            <text:p>0.008280815306522</text:p>
          </table:table-cell>
          <table:table-cell office:value-type="float" office:value="0.000231845802746144" calcext:value-type="float">
            <text:p>0.000231845802746</text:p>
          </table:table-cell>
          <table:table-cell office:value-type="float" office:value="0.000857507489392875" calcext:value-type="float">
            <text:p>0.000857507489393</text:p>
          </table:table-cell>
          <table:table-cell office:value-type="float" office:value="0.000400318348072212" calcext:value-type="float">
            <text:p>0.000400318348072</text:p>
          </table:table-cell>
          <table:table-cell office:value-type="float" office:value="0.00138742962579255" calcext:value-type="float">
            <text:p>0.001387429625793</text:p>
          </table:table-cell>
          <table:table-cell table:style-name="ce2" office:value-type="float" office:value="0.0000540254907546693" calcext:value-type="float">
            <text:p>5.40E-05</text:p>
          </table:table-cell>
          <table:table-cell office:value-type="float" office:value="0.00878786422815967" calcext:value-type="float">
            <text:p>0.00878786422816</text:p>
          </table:table-cell>
          <table:table-cell office:value-type="float" office:value="0" calcext:value-type="float">
            <text:p>0</text:p>
          </table:table-cell>
          <table:table-cell office:value-type="float" office:value="0.000983750837071693" calcext:value-type="float">
            <text:p>0.000983750837072</text:p>
          </table:table-cell>
          <table:table-cell office:value-type="float" office:value="0.00169993863149751" calcext:value-type="float">
            <text:p>0.001699938631498</text:p>
          </table:table-cell>
          <table:table-cell office:value-type="float" office:value="0.0437074535362252" calcext:value-type="float">
            <text:p>0.043707453536225</text:p>
          </table:table-cell>
          <table:table-cell office:value-type="float" office:value="0.0455248797202537" calcext:value-type="float">
            <text:p>0.04552487972025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40873" calcext:value-type="float">
            <text:p>1440873</text:p>
          </table:table-cell>
          <table:table-cell table:number-columns-repeated="1000"/>
        </table:table-row>
        <table:table-row table:style-name="ro1">
          <table:table-cell office:value-type="float" office:value="38406830" calcext:value-type="float">
            <text:p>38406830</text:p>
          </table:table-cell>
          <table:table-cell office:value-type="string" calcext:value-type="string">
            <text:p><text:s/>USA, Pennsylvania: Black (2003-2007)</text:p>
          </table:table-cell>
          <table:table-cell office:value-type="float" office:value="0.017535244842982" calcext:value-type="float">
            <text:p>0.017535244842982</text:p>
          </table:table-cell>
          <table:table-cell office:value-type="float" office:value="0.00373081339116886" calcext:value-type="float">
            <text:p>0.003730813391169</text:p>
          </table:table-cell>
          <table:table-cell office:value-type="float" office:value="0.0415103622590423" calcext:value-type="float">
            <text:p>0.041510362259042</text:p>
          </table:table-cell>
          <table:table-cell office:value-type="float" office:value="0.00632588347981657" calcext:value-type="float">
            <text:p>0.006325883479817</text:p>
          </table:table-cell>
          <table:table-cell office:value-type="float" office:value="0.0120987316105073" calcext:value-type="float">
            <text:p>0.012098731610507</text:p>
          </table:table-cell>
          <table:table-cell office:value-type="float" office:value="0.0243166106110064" calcext:value-type="float">
            <text:p>0.024316610611006</text:p>
          </table:table-cell>
          <table:table-cell office:value-type="float" office:value="0.000231382315329021" calcext:value-type="float">
            <text:p>0.000231382315329</text:p>
          </table:table-cell>
          <table:table-cell office:value-type="float" office:value="0.000397371302300896" calcext:value-type="float">
            <text:p>0.000397371302301</text:p>
          </table:table-cell>
          <table:table-cell office:value-type="float" office:value="0.000274345221631191" calcext:value-type="float">
            <text:p>0.000274345221631</text:p>
          </table:table-cell>
          <table:table-cell office:value-type="float" office:value="0.00115960857662154" calcext:value-type="float">
            <text:p>0.001159608576622</text:p>
          </table:table-cell>
          <table:table-cell table:style-name="ce2" office:value-type="float" office:value="0.0000764466679887211" calcext:value-type="float">
            <text:p>7.64E-05</text:p>
          </table:table-cell>
          <table:table-cell office:value-type="float" office:value="0.00737821564294865" calcext:value-type="float">
            <text:p>0.007378215642949</text:p>
          </table:table-cell>
          <table:table-cell office:value-type="float" office:value="0.000183872014392507" calcext:value-type="float">
            <text:p>0.000183872014393</text:p>
          </table:table-cell>
          <table:table-cell office:value-type="float" office:value="0.00191711522731261" calcext:value-type="float">
            <text:p>0.001917115227313</text:p>
          </table:table-cell>
          <table:table-cell office:value-type="float" office:value="0.00229325104443921" calcext:value-type="float">
            <text:p>0.002293251044439</text:p>
          </table:table-cell>
          <table:table-cell office:value-type="float" office:value="0.229301529810216" calcext:value-type="float">
            <text:p>0.229301529810216</text:p>
          </table:table-cell>
          <table:table-cell office:value-type="float" office:value="0.10087594120343" calcext:value-type="float">
            <text:p>0.10087594120343</text:p>
          </table:table-cell>
          <table:table-cell office:value-type="float" office:value="0.00450463587073591" calcext:value-type="float">
            <text:p>0.004504635870736</text:p>
          </table:table-cell>
          <table:table-cell office:value-type="float" office:value="0.652730517290522" calcext:value-type="float">
            <text:p>0.652730517290522</text:p>
          </table:table-cell>
          <table:table-cell office:value-type="float" office:value="0.250755721565927" calcext:value-type="float">
            <text:p>0.250755721565927</text:p>
          </table:table-cell>
          <table:table-cell office:value-type="float" office:value="0.862714548225446" calcext:value-type="float">
            <text:p>0.862714548225446</text:p>
          </table:table-cell>
          <table:table-cell office:value-type="float" office:value="6523037" calcext:value-type="float">
            <text:p>6523037</text:p>
          </table:table-cell>
          <table:table-cell table:number-columns-repeated="1000"/>
        </table:table-row>
        <table:table-row table:style-name="ro1">
          <table:table-cell office:value-type="float" office:value="38406899" calcext:value-type="float">
            <text:p>38406899</text:p>
          </table:table-cell>
          <table:table-cell office:value-type="string" calcext:value-type="string">
            <text:p><text:s/>USA, Pennsylvania (2003-2007)</text:p>
          </table:table-cell>
          <table:table-cell office:value-type="float" office:value="0.0131479284697696" calcext:value-type="float">
            <text:p>0.01314792846977</text:p>
          </table:table-cell>
          <table:table-cell office:value-type="float" office:value="0.00123179978594692" calcext:value-type="float">
            <text:p>0.001231799785947</text:p>
          </table:table-cell>
          <table:table-cell office:value-type="float" office:value="0.035216634234968" calcext:value-type="float">
            <text:p>0.035216634234968</text:p>
          </table:table-cell>
          <table:table-cell office:value-type="float" office:value="0.00283217275960397" calcext:value-type="float">
            <text:p>0.002832172759604</text:p>
          </table:table-cell>
          <table:table-cell office:value-type="float" office:value="0.00921396791316566" calcext:value-type="float">
            <text:p>0.009213967913166</text:p>
          </table:table-cell>
          <table:table-cell office:value-type="float" office:value="0.0187791789529495" calcext:value-type="float">
            <text:p>0.01877917895295</text:p>
          </table:table-cell>
          <table:table-cell office:value-type="float" office:value="0.000187481299942494" calcext:value-type="float">
            <text:p>0.000187481299942</text:p>
          </table:table-cell>
          <table:table-cell office:value-type="float" office:value="0.0139857850424913" calcext:value-type="float">
            <text:p>0.013985785042491</text:p>
          </table:table-cell>
          <table:table-cell office:value-type="float" office:value="0.000280880456798303" calcext:value-type="float">
            <text:p>0.000280880456798</text:p>
          </table:table-cell>
          <table:table-cell office:value-type="float" office:value="0.00435545757231375" calcext:value-type="float">
            <text:p>0.004355457572314</text:p>
          </table:table-cell>
          <table:table-cell table:style-name="ce2" office:value-type="float" office:value="0.0000824199694972179" calcext:value-type="float">
            <text:p>8.24E-05</text:p>
          </table:table-cell>
          <table:table-cell office:value-type="float" office:value="0.0112803092267444" calcext:value-type="float">
            <text:p>0.011280309226744</text:p>
          </table:table-cell>
          <table:table-cell office:value-type="float" office:value="0.0002133127608718" calcext:value-type="float">
            <text:p>0.000213312760872</text:p>
          </table:table-cell>
          <table:table-cell office:value-type="float" office:value="0.0033646751482554" calcext:value-type="float">
            <text:p>0.003364675148255</text:p>
          </table:table-cell>
          <table:table-cell office:value-type="float" office:value="0.00268094810797575" calcext:value-type="float">
            <text:p>0.002680948107976</text:p>
          </table:table-cell>
          <table:table-cell office:value-type="float" office:value="0.14768825925748" calcext:value-type="float">
            <text:p>0.14768825925748</text:p>
          </table:table-cell>
          <table:table-cell office:value-type="float" office:value="0.100803373567546" calcext:value-type="float">
            <text:p>0.100803373567546</text:p>
          </table:table-cell>
          <table:table-cell office:value-type="float" office:value="0.000490439892697481" calcext:value-type="float">
            <text:p>0.000490439892697</text:p>
          </table:table-cell>
          <table:table-cell office:value-type="float" office:value="0.752576387986265" calcext:value-type="float">
            <text:p>0.752576387986265</text:p>
          </table:table-cell>
          <table:table-cell office:value-type="float" office:value="0.426039406230888" calcext:value-type="float">
            <text:p>0.426039406230888</text:p>
          </table:table-cell>
          <table:table-cell office:value-type="float" office:value="0.905633633632435" calcext:value-type="float">
            <text:p>0.905633633632435</text:p>
          </table:table-cell>
          <table:table-cell office:value-type="float" office:value="57184077" calcext:value-type="float">
            <text:p>57184077</text:p>
          </table:table-cell>
          <table:table-cell table:number-columns-repeated="1000"/>
        </table:table-row>
        <table:table-row table:style-name="ro1">
          <table:table-cell office:value-type="float" office:value="38406910" calcext:value-type="float">
            <text:p>38406910</text:p>
          </table:table-cell>
          <table:table-cell office:value-type="string" calcext:value-type="string">
            <text:p><text:s/>USA, Rhode Island: White (2003-2007)</text:p>
          </table:table-cell>
          <table:table-cell office:value-type="float" office:value="0.0131346118297285" calcext:value-type="float">
            <text:p>0.013134611829729</text:p>
          </table:table-cell>
          <table:table-cell office:value-type="float" office:value="0.0014314710480514" calcext:value-type="float">
            <text:p>0.001431471048051</text:p>
          </table:table-cell>
          <table:table-cell office:value-type="float" office:value="0.03243174548317" calcext:value-type="float">
            <text:p>0.03243174548317</text:p>
          </table:table-cell>
          <table:table-cell office:value-type="float" office:value="0.00288910409228861" calcext:value-type="float">
            <text:p>0.002889104092289</text:p>
          </table:table-cell>
          <table:table-cell office:value-type="float" office:value="0.00834425116662672" calcext:value-type="float">
            <text:p>0.008344251166627</text:p>
          </table:table-cell>
          <table:table-cell office:value-type="float" office:value="0.0237729998986641" calcext:value-type="float">
            <text:p>0.023772999898664</text:p>
          </table:table-cell>
          <table:table-cell office:value-type="float" office:value="0.000262948931210393" calcext:value-type="float">
            <text:p>0.00026294893121</text:p>
          </table:table-cell>
          <table:table-cell office:value-type="float" office:value="0.0177878067637357" calcext:value-type="float">
            <text:p>0.017787806763736</text:p>
          </table:table-cell>
          <table:table-cell office:value-type="float" office:value="0.000147341447814626" calcext:value-type="float">
            <text:p>0.000147341447815</text:p>
          </table:table-cell>
          <table:table-cell office:value-type="float" office:value="0.00465768926353727" calcext:value-type="float">
            <text:p>0.004657689263537</text:p>
          </table:table-cell>
          <table:table-cell table:style-name="ce2" office:value-type="float" office:value="0.0000694343416682238" calcext:value-type="float">
            <text:p>6.94E-05</text:p>
          </table:table-cell>
          <table:table-cell office:value-type="float" office:value="0.0108983037912728" calcext:value-type="float">
            <text:p>0.010898303791273</text:p>
          </table:table-cell>
          <table:table-cell office:value-type="float" office:value="0.000205108933433953" calcext:value-type="float">
            <text:p>0.000205108933434</text:p>
          </table:table-cell>
          <table:table-cell office:value-type="float" office:value="0.0031627324725642" calcext:value-type="float">
            <text:p>0.003162732472564</text:p>
          </table:table-cell>
          <table:table-cell office:value-type="float" office:value="0.00291395072959048" calcext:value-type="float">
            <text:p>0.00291395072959</text:p>
          </table:table-cell>
          <table:table-cell office:value-type="float" office:value="0.134977481868216" calcext:value-type="float">
            <text:p>0.134977481868216</text:p>
          </table:table-cell>
          <table:table-cell office:value-type="float" office:value="0.109316552505017" calcext:value-type="float">
            <text:p>0.109316552505017</text:p>
          </table:table-cell>
          <table:table-cell office:value-type="float" office:value="0.000393880358555698" calcext:value-type="float">
            <text:p>0.000393880358556</text:p>
          </table:table-cell>
          <table:table-cell office:value-type="float" office:value="0.76051143639987" calcext:value-type="float">
            <text:p>0.76051143639987</text:p>
          </table:table-cell>
          <table:table-cell office:value-type="float" office:value="0.441107139845236" calcext:value-type="float">
            <text:p>0.441107139845236</text:p>
          </table:table-cell>
          <table:table-cell office:value-type="float" office:value="0.908915141447883" calcext:value-type="float">
            <text:p>0.908915141447883</text:p>
          </table:table-cell>
          <table:table-cell office:value-type="float" office:value="4384096" calcext:value-type="float">
            <text:p>4384096</text:p>
          </table:table-cell>
          <table:table-cell table:number-columns-repeated="1000"/>
        </table:table-row>
        <table:table-row table:style-name="ro1">
          <table:table-cell office:value-type="float" office:value="38406930" calcext:value-type="float">
            <text:p>38406930</text:p>
          </table:table-cell>
          <table:table-cell office:value-type="string" calcext:value-type="string">
            <text:p><text:s/>USA, Rhode Island: Black (2003-2007)</text:p>
          </table:table-cell>
          <table:table-cell office:value-type="float" office:value="0.0132274413808728" calcext:value-type="float">
            <text:p>0.013227441380873</text:p>
          </table:table-cell>
          <table:table-cell office:value-type="float" office:value="0.0012647676042059" calcext:value-type="float">
            <text:p>0.001264767604206</text:p>
          </table:table-cell>
          <table:table-cell office:value-type="float" office:value="0.0304551392047143" calcext:value-type="float">
            <text:p>0.030455139204714</text:p>
          </table:table-cell>
          <table:table-cell office:value-type="float" office:value="0.0105336673208244" calcext:value-type="float">
            <text:p>0.010533667320824</text:p>
          </table:table-cell>
          <table:table-cell office:value-type="float" office:value="0.00934490567426416" calcext:value-type="float">
            <text:p>0.009344905674264</text:p>
          </table:table-cell>
          <table:table-cell office:value-type="float" office:value="0.0164076981958788" calcext:value-type="float">
            <text:p>0.016407698195879</text:p>
          </table:table-cell>
          <table:table-cell office:value-type="float" office:value="0.000458576993132492" calcext:value-type="float">
            <text:p>0.000458576993132</text:p>
          </table:table-cell>
          <table:table-cell office:value-type="float" office:value="0.00171665167179694" calcext:value-type="float">
            <text:p>0.001716651671797</text:p>
          </table:table-cell>
          <table:table-cell office:value-type="float" office:value="0.000300084023526587" calcext:value-type="float">
            <text:p>0.000300084023527</text:p>
          </table:table-cell>
          <table:table-cell office:value-type="float" office:value="0.000749297832159576" calcext:value-type="float">
            <text:p>0.00074929783216</text:p>
          </table:table-cell>
          <table:table-cell office:value-type="float" office:value="0" calcext:value-type="float">
            <text:p>0</text:p>
          </table:table-cell>
          <table:table-cell office:value-type="float" office:value="0.00726695648884842" calcext:value-type="float">
            <text:p>0.007266956488848</text:p>
          </table:table-cell>
          <table:table-cell office:value-type="float" office:value="0.000267323919028405" calcext:value-type="float">
            <text:p>0.000267323919028</text:p>
          </table:table-cell>
          <table:table-cell office:value-type="float" office:value="0.000839994325170629" calcext:value-type="float">
            <text:p>0.000839994325171</text:p>
          </table:table-cell>
          <table:table-cell office:value-type="float" office:value="0.00122724576068289" calcext:value-type="float">
            <text:p>0.001227245760683</text:p>
          </table:table-cell>
          <table:table-cell office:value-type="float" office:value="0.171881549061493" calcext:value-type="float">
            <text:p>0.171881549061493</text:p>
          </table:table-cell>
          <table:table-cell office:value-type="float" office:value="0.085703199322835" calcext:value-type="float">
            <text:p>0.0857031993228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50209" calcext:value-type="float">
            <text:p>350209</text:p>
          </table:table-cell>
          <table:table-cell table:number-columns-repeated="1000"/>
        </table:table-row>
        <table:table-row table:style-name="ro1">
          <table:table-cell office:value-type="float" office:value="38406999" calcext:value-type="float">
            <text:p>38406999</text:p>
          </table:table-cell>
          <table:table-cell office:value-type="string" calcext:value-type="string">
            <text:p><text:s/>USA, Rhode Island (2003-2007)</text:p>
          </table:table-cell>
          <table:table-cell office:value-type="float" office:value="0.0132486782859403" calcext:value-type="float">
            <text:p>0.01324867828594</text:p>
          </table:table-cell>
          <table:table-cell office:value-type="float" office:value="0.00139715387682453" calcext:value-type="float">
            <text:p>0.001397153876825</text:p>
          </table:table-cell>
          <table:table-cell office:value-type="float" office:value="0.0321664039896144" calcext:value-type="float">
            <text:p>0.032166403989614</text:p>
          </table:table-cell>
          <table:table-cell office:value-type="float" office:value="0.00343129730574858" calcext:value-type="float">
            <text:p>0.003431297305749</text:p>
          </table:table-cell>
          <table:table-cell office:value-type="float" office:value="0.0083890369284318" calcext:value-type="float">
            <text:p>0.008389036928432</text:p>
          </table:table-cell>
          <table:table-cell office:value-type="float" office:value="0.0232641346533723" calcext:value-type="float">
            <text:p>0.023264134653372</text:p>
          </table:table-cell>
          <table:table-cell office:value-type="float" office:value="0.000286056092307212" calcext:value-type="float">
            <text:p>0.000286056092307</text:p>
          </table:table-cell>
          <table:table-cell office:value-type="float" office:value="0.0172907480949041" calcext:value-type="float">
            <text:p>0.017290748094904</text:p>
          </table:table-cell>
          <table:table-cell office:value-type="float" office:value="0.000191711884781313" calcext:value-type="float">
            <text:p>0.000191711884781</text:p>
          </table:table-cell>
          <table:table-cell office:value-type="float" office:value="0.00418210581334657" calcext:value-type="float">
            <text:p>0.004182105813347</text:p>
          </table:table-cell>
          <table:table-cell table:style-name="ce2" office:value-type="float" office:value="0.0000593829276495561" calcext:value-type="float">
            <text:p>5.94E-05</text:p>
          </table:table-cell>
          <table:table-cell office:value-type="float" office:value="0.0107860069859833" calcext:value-type="float">
            <text:p>0.010786006985983</text:p>
          </table:table-cell>
          <table:table-cell office:value-type="float" office:value="0.00020332128115958" calcext:value-type="float">
            <text:p>0.00020332128116</text:p>
          </table:table-cell>
          <table:table-cell office:value-type="float" office:value="0.00310244207521608" calcext:value-type="float">
            <text:p>0.003102442075216</text:p>
          </table:table-cell>
          <table:table-cell office:value-type="float" office:value="0.00279372031190567" calcext:value-type="float">
            <text:p>0.002793720311906</text:p>
          </table:table-cell>
          <table:table-cell office:value-type="float" office:value="0.140867110534454" calcext:value-type="float">
            <text:p>0.140867110534454</text:p>
          </table:table-cell>
          <table:table-cell office:value-type="float" office:value="0.107510779741974" calcext:value-type="float">
            <text:p>0.107510779741974</text:p>
          </table:table-cell>
          <table:table-cell office:value-type="float" office:value="0.000448214180865492" calcext:value-type="float">
            <text:p>0.000448214180865</text:p>
          </table:table-cell>
          <table:table-cell office:value-type="float" office:value="0.75587003496838" calcext:value-type="float">
            <text:p>0.75587003496838</text:p>
          </table:table-cell>
          <table:table-cell office:value-type="float" office:value="0.432271744820896" calcext:value-type="float">
            <text:p>0.432271744820896</text:p>
          </table:table-cell>
          <table:table-cell office:value-type="float" office:value="0.90699793713731" calcext:value-type="float">
            <text:p>0.90699793713731</text:p>
          </table:table-cell>
          <table:table-cell office:value-type="float" office:value="4923060" calcext:value-type="float">
            <text:p>4923060</text:p>
          </table:table-cell>
          <table:table-cell table:number-columns-repeated="1000"/>
        </table:table-row>
        <table:table-row table:style-name="ro1">
          <table:table-cell office:value-type="float" office:value="38407010" calcext:value-type="float">
            <text:p>38407010</text:p>
          </table:table-cell>
          <table:table-cell office:value-type="string" calcext:value-type="string">
            <text:p><text:s/>USA, South Carolina: White (2003-2007)</text:p>
          </table:table-cell>
          <table:table-cell office:value-type="float" office:value="0.0145943436741594" calcext:value-type="float">
            <text:p>0.014594343674159</text:p>
          </table:table-cell>
          <table:table-cell office:value-type="float" office:value="0.00106120412264304" calcext:value-type="float">
            <text:p>0.001061204122643</text:p>
          </table:table-cell>
          <table:table-cell office:value-type="float" office:value="0.0332673094643124" calcext:value-type="float">
            <text:p>0.033267309464312</text:p>
          </table:table-cell>
          <table:table-cell office:value-type="float" office:value="0.00190079040743567" calcext:value-type="float">
            <text:p>0.001900790407436</text:p>
          </table:table-cell>
          <table:table-cell office:value-type="float" office:value="0.00808940449325202" calcext:value-type="float">
            <text:p>0.008089404493252</text:p>
          </table:table-cell>
          <table:table-cell office:value-type="float" office:value="0.0167110263785633" calcext:value-type="float">
            <text:p>0.016711026378563</text:p>
          </table:table-cell>
          <table:table-cell office:value-type="float" office:value="0.000205263430486922" calcext:value-type="float">
            <text:p>0.000205263430487</text:p>
          </table:table-cell>
          <table:table-cell office:value-type="float" office:value="0.0223949337943484" calcext:value-type="float">
            <text:p>0.022394933794348</text:p>
          </table:table-cell>
          <table:table-cell office:value-type="float" office:value="0.000205509770691785" calcext:value-type="float">
            <text:p>0.000205509770692</text:p>
          </table:table-cell>
          <table:table-cell office:value-type="float" office:value="0.00370006814413199" calcext:value-type="float">
            <text:p>0.003700068144132</text:p>
          </table:table-cell>
          <table:table-cell office:value-type="float" office:value="0.000117315022148538" calcext:value-type="float">
            <text:p>0.000117315022149</text:p>
          </table:table-cell>
          <table:table-cell office:value-type="float" office:value="0.00645622369684536" calcext:value-type="float">
            <text:p>0.006456223696845</text:p>
          </table:table-cell>
          <table:table-cell office:value-type="float" office:value="0.000146905871876179" calcext:value-type="float">
            <text:p>0.000146905871876</text:p>
          </table:table-cell>
          <table:table-cell office:value-type="float" office:value="0.00341218085365065" calcext:value-type="float">
            <text:p>0.003412180853651</text:p>
          </table:table-cell>
          <table:table-cell office:value-type="float" office:value="0.0025574180310971" calcext:value-type="float">
            <text:p>0.002557418031097</text:p>
          </table:table-cell>
          <table:table-cell office:value-type="float" office:value="0.133634838330286" calcext:value-type="float">
            <text:p>0.133634838330286</text:p>
          </table:table-cell>
          <table:table-cell office:value-type="float" office:value="0.100679496613437" calcext:value-type="float">
            <text:p>0.100679496613437</text:p>
          </table:table-cell>
          <table:table-cell office:value-type="float" office:value="0.000238832299233716" calcext:value-type="float">
            <text:p>0.000238832299234</text:p>
          </table:table-cell>
          <table:table-cell office:value-type="float" office:value="0.777570048878277" calcext:value-type="float">
            <text:p>0.777570048878277</text:p>
          </table:table-cell>
          <table:table-cell office:value-type="float" office:value="0.474120812410897" calcext:value-type="float">
            <text:p>0.474120812410897</text:p>
          </table:table-cell>
          <table:table-cell office:value-type="float" office:value="0.915907972456492" calcext:value-type="float">
            <text:p>0.915907972456492</text:p>
          </table:table-cell>
          <table:table-cell office:value-type="float" office:value="13765487" calcext:value-type="float">
            <text:p>13765487</text:p>
          </table:table-cell>
          <table:table-cell table:number-columns-repeated="1000"/>
        </table:table-row>
        <table:table-row table:style-name="ro1">
          <table:table-cell office:value-type="float" office:value="38407030" calcext:value-type="float">
            <text:p>38407030</text:p>
          </table:table-cell>
          <table:table-cell office:value-type="string" calcext:value-type="string">
            <text:p><text:s/>USA, South Carolina: Black (2003-2007)</text:p>
          </table:table-cell>
          <table:table-cell office:value-type="float" office:value="0.0185928153883621" calcext:value-type="float">
            <text:p>0.018592815388362</text:p>
          </table:table-cell>
          <table:table-cell office:value-type="float" office:value="0.00740740891887656" calcext:value-type="float">
            <text:p>0.007407408918877</text:p>
          </table:table-cell>
          <table:table-cell office:value-type="float" office:value="0.0434311320788245" calcext:value-type="float">
            <text:p>0.043431132078825</text:p>
          </table:table-cell>
          <table:table-cell office:value-type="float" office:value="0.00257965807010971" calcext:value-type="float">
            <text:p>0.00257965807011</text:p>
          </table:table-cell>
          <table:table-cell office:value-type="float" office:value="0.0104740214358455" calcext:value-type="float">
            <text:p>0.010474021435846</text:p>
          </table:table-cell>
          <table:table-cell office:value-type="float" office:value="0.0160464650413956" calcext:value-type="float">
            <text:p>0.016046465041396</text:p>
          </table:table-cell>
          <table:table-cell office:value-type="float" office:value="0.000329638971806484" calcext:value-type="float">
            <text:p>0.000329638971806</text:p>
          </table:table-cell>
          <table:table-cell office:value-type="float" office:value="0.000667813108314876" calcext:value-type="float">
            <text:p>0.000667813108315</text:p>
          </table:table-cell>
          <table:table-cell office:value-type="float" office:value="0.000270907467743597" calcext:value-type="float">
            <text:p>0.000270907467744</text:p>
          </table:table-cell>
          <table:table-cell office:value-type="float" office:value="0.000788033084782153" calcext:value-type="float">
            <text:p>0.000788033084782</text:p>
          </table:table-cell>
          <table:table-cell table:style-name="ce2" office:value-type="float" office:value="0.0000713420933412707" calcext:value-type="float">
            <text:p>7.13E-05</text:p>
          </table:table-cell>
          <table:table-cell office:value-type="float" office:value="0.0039028292269027" calcext:value-type="float">
            <text:p>0.003902829226903</text:p>
          </table:table-cell>
          <table:table-cell office:value-type="float" office:value="0.000221744007656985" calcext:value-type="float">
            <text:p>0.000221744007657</text:p>
          </table:table-cell>
          <table:table-cell office:value-type="float" office:value="0.00232422619631907" calcext:value-type="float">
            <text:p>0.002324226196319</text:p>
          </table:table-cell>
          <table:table-cell office:value-type="float" office:value="0.00171605235947342" calcext:value-type="float">
            <text:p>0.001716052359473</text:p>
          </table:table-cell>
          <table:table-cell office:value-type="float" office:value="0.238899909062324" calcext:value-type="float">
            <text:p>0.238899909062324</text:p>
          </table:table-cell>
          <table:table-cell office:value-type="float" office:value="0.0963046995968302" calcext:value-type="float">
            <text:p>0.09630469959683</text:p>
          </table:table-cell>
          <table:table-cell office:value-type="float" office:value="0.00374477312120947" calcext:value-type="float">
            <text:p>0.003744773121209</text:p>
          </table:table-cell>
          <table:table-cell office:value-type="float" office:value="0.662667146341359" calcext:value-type="float">
            <text:p>0.662667146341359</text:p>
          </table:table-cell>
          <table:table-cell office:value-type="float" office:value="0.267093737732336" calcext:value-type="float">
            <text:p>0.267093737732336</text:p>
          </table:table-cell>
          <table:table-cell office:value-type="float" office:value="0.8671258345452" calcext:value-type="float">
            <text:p>0.8671258345452</text:p>
          </table:table-cell>
          <table:table-cell office:value-type="float" office:value="6004871" calcext:value-type="float">
            <text:p>6004871</text:p>
          </table:table-cell>
          <table:table-cell table:number-columns-repeated="1000"/>
        </table:table-row>
        <table:table-row table:style-name="ro1">
          <table:table-cell office:value-type="float" office:value="38407099" calcext:value-type="float">
            <text:p>38407099</text:p>
          </table:table-cell>
          <table:table-cell office:value-type="string" calcext:value-type="string">
            <text:p><text:s/>USA, South Carolina (2003-2007)</text:p>
          </table:table-cell>
          <table:table-cell office:value-type="float" office:value="0.0154327697667941" calcext:value-type="float">
            <text:p>0.015432769766794</text:p>
          </table:table-cell>
          <table:table-cell office:value-type="float" office:value="0.00247110440642789" calcext:value-type="float">
            <text:p>0.002471104406428</text:p>
          </table:table-cell>
          <table:table-cell office:value-type="float" office:value="0.0356565305725536" calcext:value-type="float">
            <text:p>0.035656530572554</text:p>
          </table:table-cell>
          <table:table-cell office:value-type="float" office:value="0.00209531893058472" calcext:value-type="float">
            <text:p>0.002095318930585</text:p>
          </table:table-cell>
          <table:table-cell office:value-type="float" office:value="0.0086288157420568" calcext:value-type="float">
            <text:p>0.008628815742057</text:p>
          </table:table-cell>
          <table:table-cell office:value-type="float" office:value="0.0165155841026326" calcext:value-type="float">
            <text:p>0.016515584102633</text:p>
          </table:table-cell>
          <table:table-cell office:value-type="float" office:value="0.000244401237086196" calcext:value-type="float">
            <text:p>0.000244401237086</text:p>
          </table:table-cell>
          <table:table-cell office:value-type="float" office:value="0.0172632374432233" calcext:value-type="float">
            <text:p>0.017263237443223</text:p>
          </table:table-cell>
          <table:table-cell office:value-type="float" office:value="0.000254125630174365" calcext:value-type="float">
            <text:p>0.000254125630174</text:p>
          </table:table-cell>
          <table:table-cell office:value-type="float" office:value="0.00284768572742568" calcext:value-type="float">
            <text:p>0.002847685727426</text:p>
          </table:table-cell>
          <table:table-cell office:value-type="float" office:value="0.000102701592171425" calcext:value-type="float">
            <text:p>0.000102701592171</text:p>
          </table:table-cell>
          <table:table-cell office:value-type="float" office:value="0.00578191928097688" calcext:value-type="float">
            <text:p>0.005781919280977</text:p>
          </table:table-cell>
          <table:table-cell office:value-type="float" office:value="0.000164739169011946" calcext:value-type="float">
            <text:p>0.000164739169012</text:p>
          </table:table-cell>
          <table:table-cell office:value-type="float" office:value="0.00321745979619343" calcext:value-type="float">
            <text:p>0.003217459796193</text:p>
          </table:table-cell>
          <table:table-cell office:value-type="float" office:value="0.00234151136951371" calcext:value-type="float">
            <text:p>0.002341511369514</text:p>
          </table:table-cell>
          <table:table-cell office:value-type="float" office:value="0.156974517837616" calcext:value-type="float">
            <text:p>0.156974517837616</text:p>
          </table:table-cell>
          <table:table-cell office:value-type="float" office:value="0.0998426328963067" calcext:value-type="float">
            <text:p>0.099842632896307</text:p>
          </table:table-cell>
          <table:table-cell office:value-type="float" office:value="0.000246717779716521" calcext:value-type="float">
            <text:p>0.000246717779717</text:p>
          </table:table-cell>
          <table:table-cell office:value-type="float" office:value="0.776504610946428" calcext:value-type="float">
            <text:p>0.776504610946428</text:p>
          </table:table-cell>
          <table:table-cell office:value-type="float" office:value="0.472033573090565" calcext:value-type="float">
            <text:p>0.472033573090565</text:p>
          </table:table-cell>
          <table:table-cell office:value-type="float" office:value="0.915473662727746" calcext:value-type="float">
            <text:p>0.915473662727746</text:p>
          </table:table-cell>
          <table:table-cell office:value-type="float" office:value="20129813" calcext:value-type="float">
            <text:p>20129813</text:p>
          </table:table-cell>
          <table:table-cell table:number-columns-repeated="1000"/>
        </table:table-row>
        <table:table-row table:style-name="ro1">
          <table:table-cell office:value-type="float" office:value="38407110" calcext:value-type="float">
            <text:p>38407110</text:p>
          </table:table-cell>
          <table:table-cell office:value-type="string" calcext:value-type="string">
            <text:p><text:s/>USA, Texas: White (2003-2007)</text:p>
          </table:table-cell>
          <table:table-cell office:value-type="float" office:value="0.0129420661683373" calcext:value-type="float">
            <text:p>0.012942066168337</text:p>
          </table:table-cell>
          <table:table-cell office:value-type="float" office:value="0.000973236507178543" calcext:value-type="float">
            <text:p>0.000973236507179</text:p>
          </table:table-cell>
          <table:table-cell office:value-type="float" office:value="0.0306654138370266" calcext:value-type="float">
            <text:p>0.030665413837027</text:p>
          </table:table-cell>
          <table:table-cell office:value-type="float" office:value="0.0035601995235869" calcext:value-type="float">
            <text:p>0.003560199523587</text:p>
          </table:table-cell>
          <table:table-cell office:value-type="float" office:value="0.00797957870086467" calcext:value-type="float">
            <text:p>0.007979578700865</text:p>
          </table:table-cell>
          <table:table-cell office:value-type="float" office:value="0.0151523454619137" calcext:value-type="float">
            <text:p>0.015152345461914</text:p>
          </table:table-cell>
          <table:table-cell office:value-type="float" office:value="0.000251425074720121" calcext:value-type="float">
            <text:p>0.00025142507472</text:p>
          </table:table-cell>
          <table:table-cell office:value-type="float" office:value="0.0118565113940685" calcext:value-type="float">
            <text:p>0.011856511394069</text:p>
          </table:table-cell>
          <table:table-cell office:value-type="float" office:value="0.000265573052149306" calcext:value-type="float">
            <text:p>0.000265573052149</text:p>
          </table:table-cell>
          <table:table-cell office:value-type="float" office:value="0.00393388802399239" calcext:value-type="float">
            <text:p>0.003933888023992</text:p>
          </table:table-cell>
          <table:table-cell office:value-type="float" office:value="0.000127635848200401" calcext:value-type="float">
            <text:p>0.0001276358482</text:p>
          </table:table-cell>
          <table:table-cell office:value-type="float" office:value="0.00744888154746271" calcext:value-type="float">
            <text:p>0.007448881547463</text:p>
          </table:table-cell>
          <table:table-cell office:value-type="float" office:value="0.000186300385193031" calcext:value-type="float">
            <text:p>0.000186300385193</text:p>
          </table:table-cell>
          <table:table-cell office:value-type="float" office:value="0.00340519232385507" calcext:value-type="float">
            <text:p>0.003405192323855</text:p>
          </table:table-cell>
          <table:table-cell office:value-type="float" office:value="0.00235321388459111" calcext:value-type="float">
            <text:p>0.002353213884591</text:p>
          </table:table-cell>
          <table:table-cell office:value-type="float" office:value="0.12144794932745" calcext:value-type="float">
            <text:p>0.12144794932745</text:p>
          </table:table-cell>
          <table:table-cell office:value-type="float" office:value="0.0937925708745355" calcext:value-type="float">
            <text:p>0.093792570874536</text:p>
          </table:table-cell>
          <table:table-cell office:value-type="float" office:value="0.00030231258378377" calcext:value-type="float">
            <text:p>0.000302312583784</text:p>
          </table:table-cell>
          <table:table-cell office:value-type="float" office:value="0.769708677360943" calcext:value-type="float">
            <text:p>0.769708677360943</text:p>
          </table:table-cell>
          <table:table-cell office:value-type="float" office:value="0.458799887690138" calcext:value-type="float">
            <text:p>0.458799887690138</text:p>
          </table:table-cell>
          <table:table-cell office:value-type="float" office:value="0.912695761984363" calcext:value-type="float">
            <text:p>0.912695761984363</text:p>
          </table:table-cell>
          <table:table-cell office:value-type="float" office:value="90927010" calcext:value-type="float">
            <text:p>90927010</text:p>
          </table:table-cell>
          <table:table-cell table:number-columns-repeated="1000"/>
        </table:table-row>
        <table:table-row table:style-name="ro1">
          <table:table-cell office:value-type="float" office:value="38407129" calcext:value-type="float">
            <text:p>38407129</text:p>
          </table:table-cell>
          <table:table-cell office:value-type="string" calcext:value-type="string">
            <text:p><text:s/>USA, Texas: Asian and Pacific Islander (2003-2007)</text:p>
          </table:table-cell>
          <table:table-cell office:value-type="float" office:value="0.00308476401939058" calcext:value-type="float">
            <text:p>0.003084764019391</text:p>
          </table:table-cell>
          <table:table-cell office:value-type="float" office:value="0.000437893731278404" calcext:value-type="float">
            <text:p>0.000437893731278</text:p>
          </table:table-cell>
          <table:table-cell office:value-type="float" office:value="0.0156847486957254" calcext:value-type="float">
            <text:p>0.015684748695725</text:p>
          </table:table-cell>
          <table:table-cell office:value-type="float" office:value="0.00719432488021851" calcext:value-type="float">
            <text:p>0.007194324880219</text:p>
          </table:table-cell>
          <table:table-cell office:value-type="float" office:value="0.00308918568549509" calcext:value-type="float">
            <text:p>0.003089185685495</text:p>
          </table:table-cell>
          <table:table-cell office:value-type="float" office:value="0.0100351775191006" calcext:value-type="float">
            <text:p>0.010035177519101</text:p>
          </table:table-cell>
          <table:table-cell office:value-type="float" office:value="0.000127346950154999" calcext:value-type="float">
            <text:p>0.000127346950155</text:p>
          </table:table-cell>
          <table:table-cell office:value-type="float" office:value="0.000272035849996608" calcext:value-type="float">
            <text:p>0.000272035849997</text:p>
          </table:table-cell>
          <table:table-cell office:value-type="float" office:value="0.000187878002407547" calcext:value-type="float">
            <text:p>0.000187878002408</text:p>
          </table:table-cell>
          <table:table-cell office:value-type="float" office:value="0.000537922135864284" calcext:value-type="float">
            <text:p>0.000537922135864</text:p>
          </table:table-cell>
          <table:table-cell table:style-name="ce2" office:value-type="float" office:value="0.0000482601172187702" calcext:value-type="float">
            <text:p>4.83E-05</text:p>
          </table:table-cell>
          <table:table-cell office:value-type="float" office:value="0.00454373345114565" calcext:value-type="float">
            <text:p>0.004543733451146</text:p>
          </table:table-cell>
          <table:table-cell office:value-type="float" office:value="0" calcext:value-type="float">
            <text:p>0</text:p>
          </table:table-cell>
          <table:table-cell office:value-type="float" office:value="0.000554505915595799" calcext:value-type="float">
            <text:p>0.000554505915596</text:p>
          </table:table-cell>
          <table:table-cell office:value-type="float" office:value="0.000999027061315428" calcext:value-type="float">
            <text:p>0.000999027061315</text:p>
          </table:table-cell>
          <table:table-cell office:value-type="float" office:value="0.0353122973686346" calcext:value-type="float">
            <text:p>0.035312297368635</text:p>
          </table:table-cell>
          <table:table-cell office:value-type="float" office:value="0.0413926027322941" calcext:value-type="float">
            <text:p>0.04139260273229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972665" calcext:value-type="float">
            <text:p>3972665</text:p>
          </table:table-cell>
          <table:table-cell table:number-columns-repeated="1000"/>
        </table:table-row>
        <table:table-row table:style-name="ro1">
          <table:table-cell office:value-type="float" office:value="38407130" calcext:value-type="float">
            <text:p>38407130</text:p>
          </table:table-cell>
          <table:table-cell office:value-type="string" calcext:value-type="string">
            <text:p><text:s/>USA, Texas: Black (2003-2007)</text:p>
          </table:table-cell>
          <table:table-cell office:value-type="float" office:value="0.0155455935937654" calcext:value-type="float">
            <text:p>0.015545593593765</text:p>
          </table:table-cell>
          <table:table-cell office:value-type="float" office:value="0.00368522543582643" calcext:value-type="float">
            <text:p>0.003685225435826</text:p>
          </table:table-cell>
          <table:table-cell office:value-type="float" office:value="0.0447755509071037" calcext:value-type="float">
            <text:p>0.044775550907104</text:p>
          </table:table-cell>
          <table:table-cell office:value-type="float" office:value="0.00505712028650407" calcext:value-type="float">
            <text:p>0.005057120286504</text:p>
          </table:table-cell>
          <table:table-cell office:value-type="float" office:value="0.0114702268687469" calcext:value-type="float">
            <text:p>0.011470226868747</text:p>
          </table:table-cell>
          <table:table-cell office:value-type="float" office:value="0.0202743382583961" calcext:value-type="float">
            <text:p>0.020274338258396</text:p>
          </table:table-cell>
          <table:table-cell office:value-type="float" office:value="0.000363111784550056" calcext:value-type="float">
            <text:p>0.00036311178455</text:p>
          </table:table-cell>
          <table:table-cell office:value-type="float" office:value="0.000558872571446524" calcext:value-type="float">
            <text:p>0.000558872571447</text:p>
          </table:table-cell>
          <table:table-cell office:value-type="float" office:value="0.000385607949266236" calcext:value-type="float">
            <text:p>0.000385607949266</text:p>
          </table:table-cell>
          <table:table-cell office:value-type="float" office:value="0.000928446621477611" calcext:value-type="float">
            <text:p>0.000928446621478</text:p>
          </table:table-cell>
          <table:table-cell table:style-name="ce2" office:value-type="float" office:value="0.0000826807823916531" calcext:value-type="float">
            <text:p>8.27E-05</text:p>
          </table:table-cell>
          <table:table-cell office:value-type="float" office:value="0.00462509199959076" calcext:value-type="float">
            <text:p>0.004625091999591</text:p>
          </table:table-cell>
          <table:table-cell office:value-type="float" office:value="0.000100079514545403" calcext:value-type="float">
            <text:p>0.000100079514545</text:p>
          </table:table-cell>
          <table:table-cell office:value-type="float" office:value="0.00325126986512317" calcext:value-type="float">
            <text:p>0.003251269865123</text:p>
          </table:table-cell>
          <table:table-cell office:value-type="float" office:value="0.00168786067082893" calcext:value-type="float">
            <text:p>0.001687860670829</text:p>
          </table:table-cell>
          <table:table-cell office:value-type="float" office:value="0.194316557988889" calcext:value-type="float">
            <text:p>0.194316557988889</text:p>
          </table:table-cell>
          <table:table-cell office:value-type="float" office:value="0.0967026449934385" calcext:value-type="float">
            <text:p>0.096702644993439</text:p>
          </table:table-cell>
          <table:table-cell office:value-type="float" office:value="0.00291551898464881" calcext:value-type="float">
            <text:p>0.002915518984649</text:p>
          </table:table-cell>
          <table:table-cell office:value-type="float" office:value="0.675591476352645" calcext:value-type="float">
            <text:p>0.675591476352645</text:p>
          </table:table-cell>
          <table:table-cell office:value-type="float" office:value="0.288689977451381" calcext:value-type="float">
            <text:p>0.288689977451381</text:p>
          </table:table-cell>
          <table:table-cell office:value-type="float" office:value="0.872815895157603" calcext:value-type="float">
            <text:p>0.872815895157603</text:p>
          </table:table-cell>
          <table:table-cell office:value-type="float" office:value="13401036" calcext:value-type="float">
            <text:p>13401036</text:p>
          </table:table-cell>
          <table:table-cell table:number-columns-repeated="1000"/>
        </table:table-row>
        <table:table-row table:style-name="ro1">
          <table:table-cell office:value-type="float" office:value="38407199" calcext:value-type="float">
            <text:p>38407199</text:p>
          </table:table-cell>
          <table:table-cell office:value-type="string" calcext:value-type="string">
            <text:p><text:s/>USA, Texas (2003-2007)</text:p>
          </table:table-cell>
          <table:table-cell office:value-type="float" office:value="0.0130373967687985" calcext:value-type="float">
            <text:p>0.013037396768799</text:p>
          </table:table-cell>
          <table:table-cell office:value-type="float" office:value="0.00122671378544567" calcext:value-type="float">
            <text:p>0.001226713785446</text:p>
          </table:table-cell>
          <table:table-cell office:value-type="float" office:value="0.0320160218284211" calcext:value-type="float">
            <text:p>0.032016021828421</text:p>
          </table:table-cell>
          <table:table-cell office:value-type="float" office:value="0.00386238261819117" calcext:value-type="float">
            <text:p>0.003862382618191</text:p>
          </table:table-cell>
          <table:table-cell office:value-type="float" office:value="0.00821619564675871" calcext:value-type="float">
            <text:p>0.008216195646759</text:p>
          </table:table-cell>
          <table:table-cell office:value-type="float" office:value="0.015574857767384" calcext:value-type="float">
            <text:p>0.015574857767384</text:p>
          </table:table-cell>
          <table:table-cell office:value-type="float" office:value="0.000266861840330051" calcext:value-type="float">
            <text:p>0.00026686184033</text:p>
          </table:table-cell>
          <table:table-cell office:value-type="float" office:value="0.0109068706078701" calcext:value-type="float">
            <text:p>0.01090687060787</text:p>
          </table:table-cell>
          <table:table-cell office:value-type="float" office:value="0.000285705309050788" calcext:value-type="float">
            <text:p>0.000285705309051</text:p>
          </table:table-cell>
          <table:table-cell office:value-type="float" office:value="0.00352418862053304" calcext:value-type="float">
            <text:p>0.003524188620533</text:p>
          </table:table-cell>
          <table:table-cell office:value-type="float" office:value="0.00011916665652798" calcext:value-type="float">
            <text:p>0.000119166656528</text:p>
          </table:table-cell>
          <table:table-cell office:value-type="float" office:value="0.00720394057009398" calcext:value-type="float">
            <text:p>0.007203940570094</text:p>
          </table:table-cell>
          <table:table-cell office:value-type="float" office:value="0.000178926904598222" calcext:value-type="float">
            <text:p>0.000178926904598</text:p>
          </table:table-cell>
          <table:table-cell office:value-type="float" office:value="0.00344024012681084" calcext:value-type="float">
            <text:p>0.003440240126811</text:p>
          </table:table-cell>
          <table:table-cell office:value-type="float" office:value="0.00228773311258905" calcext:value-type="float">
            <text:p>0.002287733112589</text:p>
          </table:table-cell>
          <table:table-cell office:value-type="float" office:value="0.130663894357303" calcext:value-type="float">
            <text:p>0.130663894357303</text:p>
          </table:table-cell>
          <table:table-cell office:value-type="float" office:value="0.0939545087977221" calcext:value-type="float">
            <text:p>0.093954508797722</text:p>
          </table:table-cell>
          <table:table-cell office:value-type="float" office:value="0.000290353619453398" calcext:value-type="float">
            <text:p>0.000290353619453</text:p>
          </table:table-cell>
          <table:table-cell office:value-type="float" office:value="0.77107660904573" calcext:value-type="float">
            <text:p>0.77107660904573</text:p>
          </table:table-cell>
          <table:table-cell office:value-type="float" office:value="0.461452611915515" calcext:value-type="float">
            <text:p>0.461452611915515</text:p>
          </table:table-cell>
          <table:table-cell office:value-type="float" office:value="0.913255981061196" calcext:value-type="float">
            <text:p>0.913255981061196</text:p>
          </table:table-cell>
          <table:table-cell office:value-type="float" office:value="109179302" calcext:value-type="float">
            <text:p>109179302</text:p>
          </table:table-cell>
          <table:table-cell table:number-columns-repeated="1000"/>
        </table:table-row>
        <table:table-row table:style-name="ro1">
          <table:table-cell office:value-type="float" office:value="38407299" calcext:value-type="float">
            <text:p>38407299</text:p>
          </table:table-cell>
          <table:table-cell office:value-type="string" calcext:value-type="string">
            <text:p><text:s/>USA, Vermont (2003-2007)</text:p>
          </table:table-cell>
          <table:table-cell office:value-type="float" office:value="0.0138273524331793" calcext:value-type="float">
            <text:p>0.013827352433179</text:p>
          </table:table-cell>
          <table:table-cell office:value-type="float" office:value="0.0013267040249967" calcext:value-type="float">
            <text:p>0.001326704024997</text:p>
          </table:table-cell>
          <table:table-cell office:value-type="float" office:value="0.0295600140698046" calcext:value-type="float">
            <text:p>0.029560014069805</text:p>
          </table:table-cell>
          <table:table-cell office:value-type="float" office:value="0.00196936466180557" calcext:value-type="float">
            <text:p>0.001969364661806</text:p>
          </table:table-cell>
          <table:table-cell office:value-type="float" office:value="0.00852166487417014" calcext:value-type="float">
            <text:p>0.00852166487417</text:p>
          </table:table-cell>
          <table:table-cell office:value-type="float" office:value="0.0196728317680544" calcext:value-type="float">
            <text:p>0.019672831768054</text:p>
          </table:table-cell>
          <table:table-cell office:value-type="float" office:value="0.000224135697560543" calcext:value-type="float">
            <text:p>0.000224135697561</text:p>
          </table:table-cell>
          <table:table-cell office:value-type="float" office:value="0.023847744936228" calcext:value-type="float">
            <text:p>0.023847744936228</text:p>
          </table:table-cell>
          <table:table-cell office:value-type="float" office:value="0.000315051625031516" calcext:value-type="float">
            <text:p>0.000315051625032</text:p>
          </table:table-cell>
          <table:table-cell office:value-type="float" office:value="0.00456209941891627" calcext:value-type="float">
            <text:p>0.004562099418916</text:p>
          </table:table-cell>
          <table:table-cell table:style-name="ce2" office:value-type="float" office:value="0.0000925262663718453" calcext:value-type="float">
            <text:p>9.25E-05</text:p>
          </table:table-cell>
          <table:table-cell office:value-type="float" office:value="0.0085767531469221" calcext:value-type="float">
            <text:p>0.008576753146922</text:p>
          </table:table-cell>
          <table:table-cell office:value-type="float" office:value="0.000277580059608708" calcext:value-type="float">
            <text:p>0.000277580059609</text:p>
          </table:table-cell>
          <table:table-cell office:value-type="float" office:value="0.00386508516465553" calcext:value-type="float">
            <text:p>0.003865085164656</text:p>
          </table:table-cell>
          <table:table-cell office:value-type="float" office:value="0.00269803790759761" calcext:value-type="float">
            <text:p>0.002698037907598</text:p>
          </table:table-cell>
          <table:table-cell office:value-type="float" office:value="0.146028963576243" calcext:value-type="float">
            <text:p>0.146028963576243</text:p>
          </table:table-cell>
          <table:table-cell office:value-type="float" office:value="0.106894938397829" calcext:value-type="float">
            <text:p>0.106894938397829</text:p>
          </table:table-cell>
          <table:table-cell office:value-type="float" office:value="0.000512579943475311" calcext:value-type="float">
            <text:p>0.000512579943475</text:p>
          </table:table-cell>
          <table:table-cell office:value-type="float" office:value="0.75094276768" calcext:value-type="float">
            <text:p>0.75094276768</text:p>
          </table:table-cell>
          <table:table-cell office:value-type="float" office:value="0.422959675837032" calcext:value-type="float">
            <text:p>0.422959675837032</text:p>
          </table:table-cell>
          <table:table-cell office:value-type="float" office:value="0.904955773394579" calcext:value-type="float">
            <text:p>0.904955773394579</text:p>
          </table:table-cell>
          <table:table-cell office:value-type="float" office:value="2894194" calcext:value-type="float">
            <text:p>2894194</text:p>
          </table:table-cell>
          <table:table-cell table:number-columns-repeated="1000"/>
        </table:table-row>
        <table:table-row table:style-name="ro1">
          <table:table-cell office:value-type="float" office:value="38407399" calcext:value-type="float">
            <text:p>38407399</text:p>
          </table:table-cell>
          <table:table-cell office:value-type="string" calcext:value-type="string">
            <text:p><text:s/>USA, Washington State (2003-2007)</text:p>
          </table:table-cell>
          <table:table-cell office:value-type="float" office:value="0.0121110053995597" calcext:value-type="float">
            <text:p>0.01211100539956</text:p>
          </table:table-cell>
          <table:table-cell office:value-type="float" office:value="0.00101244094886722" calcext:value-type="float">
            <text:p>0.001012440948867</text:p>
          </table:table-cell>
          <table:table-cell office:value-type="float" office:value="0.0284596040550833" calcext:value-type="float">
            <text:p>0.028459604055083</text:p>
          </table:table-cell>
          <table:table-cell office:value-type="float" office:value="0.00255712078988155" calcext:value-type="float">
            <text:p>0.002557120789882</text:p>
          </table:table-cell>
          <table:table-cell office:value-type="float" office:value="0.00864580530955122" calcext:value-type="float">
            <text:p>0.008645805309551</text:p>
          </table:table-cell>
          <table:table-cell office:value-type="float" office:value="0.0157669324549339" calcext:value-type="float">
            <text:p>0.015766932454934</text:p>
          </table:table-cell>
          <table:table-cell office:value-type="float" office:value="0.000207152781756874" calcext:value-type="float">
            <text:p>0.000207152781757</text:p>
          </table:table-cell>
          <table:table-cell office:value-type="float" office:value="0.0193244033539364" calcext:value-type="float">
            <text:p>0.019324403353936</text:p>
          </table:table-cell>
          <table:table-cell office:value-type="float" office:value="0.000271651084848555" calcext:value-type="float">
            <text:p>0.000271651084849</text:p>
          </table:table-cell>
          <table:table-cell office:value-type="float" office:value="0.0046171884532451" calcext:value-type="float">
            <text:p>0.004617188453245</text:p>
          </table:table-cell>
          <table:table-cell table:style-name="ce2" office:value-type="float" office:value="0.0000932595335438569" calcext:value-type="float">
            <text:p>9.33E-05</text:p>
          </table:table-cell>
          <table:table-cell office:value-type="float" office:value="0.00783628019331853" calcext:value-type="float">
            <text:p>0.007836280193319</text:p>
          </table:table-cell>
          <table:table-cell office:value-type="float" office:value="0.000152366271972357" calcext:value-type="float">
            <text:p>0.000152366271972</text:p>
          </table:table-cell>
          <table:table-cell office:value-type="float" office:value="0.00407024651794942" calcext:value-type="float">
            <text:p>0.004070246517949</text:p>
          </table:table-cell>
          <table:table-cell office:value-type="float" office:value="0.00222795999501889" calcext:value-type="float">
            <text:p>0.002227959995019</text:p>
          </table:table-cell>
          <table:table-cell office:value-type="float" office:value="0.147643330865554" calcext:value-type="float">
            <text:p>0.147643330865554</text:p>
          </table:table-cell>
          <table:table-cell office:value-type="float" office:value="0.1069933527858" calcext:value-type="float">
            <text:p>0.1069933527858</text:p>
          </table:table-cell>
          <table:table-cell office:value-type="float" office:value="0.000332411922232989" calcext:value-type="float">
            <text:p>0.000332411922233</text:p>
          </table:table-cell>
          <table:table-cell office:value-type="float" office:value="0.766455732154367" calcext:value-type="float">
            <text:p>0.766455732154367</text:p>
          </table:table-cell>
          <table:table-cell office:value-type="float" office:value="0.452513884659069" calcext:value-type="float">
            <text:p>0.452513884659069</text:p>
          </table:table-cell>
          <table:table-cell office:value-type="float" office:value="0.911361397260136" calcext:value-type="float">
            <text:p>0.911361397260136</text:p>
          </table:table-cell>
          <table:table-cell office:value-type="float" office:value="29638196" calcext:value-type="float">
            <text:p>29638196</text:p>
          </table:table-cell>
          <table:table-cell table:number-columns-repeated="1000"/>
        </table:table-row>
        <table:table-row table:style-name="ro1">
          <table:table-cell office:value-type="float" office:value="38407499" calcext:value-type="float">
            <text:p>38407499</text:p>
          </table:table-cell>
          <table:table-cell office:value-type="string" calcext:value-type="string">
            <text:p><text:s/>USA, West Virginia (2003-2007)</text:p>
          </table:table-cell>
          <table:table-cell office:value-type="float" office:value="0.0148452560446475" calcext:value-type="float">
            <text:p>0.014845256044648</text:p>
          </table:table-cell>
          <table:table-cell office:value-type="float" office:value="0.000870290181018804" calcext:value-type="float">
            <text:p>0.000870290181019</text:p>
          </table:table-cell>
          <table:table-cell office:value-type="float" office:value="0.0382113169692115" calcext:value-type="float">
            <text:p>0.038211316969212</text:p>
          </table:table-cell>
          <table:table-cell office:value-type="float" office:value="0.00166758312778605" calcext:value-type="float">
            <text:p>0.001667583127786</text:p>
          </table:table-cell>
          <table:table-cell office:value-type="float" office:value="0.00764113915899807" calcext:value-type="float">
            <text:p>0.007641139158998</text:p>
          </table:table-cell>
          <table:table-cell office:value-type="float" office:value="0.0182629143725277" calcext:value-type="float">
            <text:p>0.018262914372528</text:p>
          </table:table-cell>
          <table:table-cell office:value-type="float" office:value="0.000228930320457319" calcext:value-type="float">
            <text:p>0.000228930320457</text:p>
          </table:table-cell>
          <table:table-cell office:value-type="float" office:value="0.0144634573536171" calcext:value-type="float">
            <text:p>0.014463457353617</text:p>
          </table:table-cell>
          <table:table-cell office:value-type="float" office:value="0.000234127456755611" calcext:value-type="float">
            <text:p>0.000234127456756</text:p>
          </table:table-cell>
          <table:table-cell office:value-type="float" office:value="0.0039732695671318" calcext:value-type="float">
            <text:p>0.003973269567132</text:p>
          </table:table-cell>
          <table:table-cell office:value-type="float" office:value="0.000126743534731753" calcext:value-type="float">
            <text:p>0.000126743534732</text:p>
          </table:table-cell>
          <table:table-cell office:value-type="float" office:value="0.00738449309627479" calcext:value-type="float">
            <text:p>0.007384493096275</text:p>
          </table:table-cell>
          <table:table-cell office:value-type="float" office:value="0.000239908335734082" calcext:value-type="float">
            <text:p>0.000239908335734</text:p>
          </table:table-cell>
          <table:table-cell office:value-type="float" office:value="0.00393355857518559" calcext:value-type="float">
            <text:p>0.003933558575186</text:p>
          </table:table-cell>
          <table:table-cell office:value-type="float" office:value="0.00245595460801322" calcext:value-type="float">
            <text:p>0.002455954608013</text:p>
          </table:table-cell>
          <table:table-cell office:value-type="float" office:value="0.12286526151192" calcext:value-type="float">
            <text:p>0.12286526151192</text:p>
          </table:table-cell>
          <table:table-cell office:value-type="float" office:value="0.0944264389688631" calcext:value-type="float">
            <text:p>0.094426438968863</text:p>
          </table:table-cell>
          <table:table-cell office:value-type="float" office:value="0.000496693094773182" calcext:value-type="float">
            <text:p>0.000496693094773</text:p>
          </table:table-cell>
          <table:table-cell office:value-type="float" office:value="0.752108877574964" calcext:value-type="float">
            <text:p>0.752108877574964</text:p>
          </table:table-cell>
          <table:table-cell office:value-type="float" office:value="0.425157273525517" calcext:value-type="float">
            <text:p>0.425157273525517</text:p>
          </table:table-cell>
          <table:table-cell office:value-type="float" office:value="0.905439723054142" calcext:value-type="float">
            <text:p>0.905439723054142</text:p>
          </table:table-cell>
          <table:table-cell office:value-type="float" office:value="8357398" calcext:value-type="float">
            <text:p>8357398</text:p>
          </table:table-cell>
          <table:table-cell table:number-columns-repeated="1000"/>
        </table:table-row>
        <table:table-row table:style-name="ro1">
          <table:table-cell office:value-type="float" office:value="38407510" calcext:value-type="float">
            <text:p>38407510</text:p>
          </table:table-cell>
          <table:table-cell office:value-type="string" calcext:value-type="string">
            <text:p><text:s/>USA, Wisconsin: White (2003-2007)</text:p>
          </table:table-cell>
          <table:table-cell office:value-type="float" office:value="0.0127385575819982" calcext:value-type="float">
            <text:p>0.012738557581998</text:p>
          </table:table-cell>
          <table:table-cell office:value-type="float" office:value="0.00133457769858798" calcext:value-type="float">
            <text:p>0.001334577698588</text:p>
          </table:table-cell>
          <table:table-cell office:value-type="float" office:value="0.029541158147335" calcext:value-type="float">
            <text:p>0.029541158147335</text:p>
          </table:table-cell>
          <table:table-cell office:value-type="float" office:value="0.00190866487066819" calcext:value-type="float">
            <text:p>0.001908664870668</text:p>
          </table:table-cell>
          <table:table-cell office:value-type="float" office:value="0.00847018833932918" calcext:value-type="float">
            <text:p>0.008470188339329</text:p>
          </table:table-cell>
          <table:table-cell office:value-type="float" office:value="0.0159738908049264" calcext:value-type="float">
            <text:p>0.015973890804926</text:p>
          </table:table-cell>
          <table:table-cell office:value-type="float" office:value="0.000183934018709422" calcext:value-type="float">
            <text:p>0.000183934018709</text:p>
          </table:table-cell>
          <table:table-cell office:value-type="float" office:value="0.0136267378268036" calcext:value-type="float">
            <text:p>0.013626737826804</text:p>
          </table:table-cell>
          <table:table-cell office:value-type="float" office:value="0.000368612230238155" calcext:value-type="float">
            <text:p>0.000368612230238</text:p>
          </table:table-cell>
          <table:table-cell office:value-type="float" office:value="0.00527249265656024" calcext:value-type="float">
            <text:p>0.00527249265656</text:p>
          </table:table-cell>
          <table:table-cell table:style-name="ce2" office:value-type="float" office:value="0.0000889356984475594" calcext:value-type="float">
            <text:p>8.89E-05</text:p>
          </table:table-cell>
          <table:table-cell office:value-type="float" office:value="0.006708034392316" calcext:value-type="float">
            <text:p>0.006708034392316</text:p>
          </table:table-cell>
          <table:table-cell office:value-type="float" office:value="0.000194307328738847" calcext:value-type="float">
            <text:p>0.000194307328739</text:p>
          </table:table-cell>
          <table:table-cell office:value-type="float" office:value="0.00438075486255224" calcext:value-type="float">
            <text:p>0.004380754862552</text:p>
          </table:table-cell>
          <table:table-cell office:value-type="float" office:value="0.00308457438788276" calcext:value-type="float">
            <text:p>0.003084574387883</text:p>
          </table:table-cell>
          <table:table-cell office:value-type="float" office:value="0.140014867539575" calcext:value-type="float">
            <text:p>0.140014867539575</text:p>
          </table:table-cell>
          <table:table-cell office:value-type="float" office:value="0.102343241519691" calcext:value-type="float">
            <text:p>0.102343241519691</text:p>
          </table:table-cell>
          <table:table-cell office:value-type="float" office:value="0.000395323577583317" calcext:value-type="float">
            <text:p>0.000395323577583</text:p>
          </table:table-cell>
          <table:table-cell office:value-type="float" office:value="0.760381445203671" calcext:value-type="float">
            <text:p>0.760381445203671</text:p>
          </table:table-cell>
          <table:table-cell office:value-type="float" office:value="0.440858842328422" calcext:value-type="float">
            <text:p>0.440858842328422</text:p>
          </table:table-cell>
          <table:table-cell office:value-type="float" office:value="0.908861531795292" calcext:value-type="float">
            <text:p>0.908861531795292</text:p>
          </table:table-cell>
          <table:table-cell office:value-type="float" office:value="23298020" calcext:value-type="float">
            <text:p>23298020</text:p>
          </table:table-cell>
          <table:table-cell table:number-columns-repeated="1000"/>
        </table:table-row>
        <table:table-row table:style-name="ro1">
          <table:table-cell office:value-type="float" office:value="38407530" calcext:value-type="float">
            <text:p>38407530</text:p>
          </table:table-cell>
          <table:table-cell office:value-type="string" calcext:value-type="string">
            <text:p><text:s/>USA, Wisconsin: Black (2003-2007)</text:p>
          </table:table-cell>
          <table:table-cell office:value-type="float" office:value="0.0200155036173545" calcext:value-type="float">
            <text:p>0.020015503617355</text:p>
          </table:table-cell>
          <table:table-cell office:value-type="float" office:value="0.00508898705829169" calcext:value-type="float">
            <text:p>0.005088987058292</text:p>
          </table:table-cell>
          <table:table-cell office:value-type="float" office:value="0.0426493410635516" calcext:value-type="float">
            <text:p>0.042649341063552</text:p>
          </table:table-cell>
          <table:table-cell office:value-type="float" office:value="0.00484687611881386" calcext:value-type="float">
            <text:p>0.004846876118814</text:p>
          </table:table-cell>
          <table:table-cell office:value-type="float" office:value="0.013563951335888" calcext:value-type="float">
            <text:p>0.013563951335888</text:p>
          </table:table-cell>
          <table:table-cell office:value-type="float" office:value="0.0248768593834386" calcext:value-type="float">
            <text:p>0.024876859383439</text:p>
          </table:table-cell>
          <table:table-cell office:value-type="float" office:value="0.000368648954531264" calcext:value-type="float">
            <text:p>0.000368648954531</text:p>
          </table:table-cell>
          <table:table-cell office:value-type="float" office:value="0.000947384574082988" calcext:value-type="float">
            <text:p>0.000947384574083</text:p>
          </table:table-cell>
          <table:table-cell office:value-type="float" office:value="0.00076027092780922" calcext:value-type="float">
            <text:p>0.000760270927809</text:p>
          </table:table-cell>
          <table:table-cell office:value-type="float" office:value="0.00112868376122651" calcext:value-type="float">
            <text:p>0.001128683761227</text:p>
          </table:table-cell>
          <table:table-cell table:style-name="ce2" office:value-type="float" office:value="0.000089680114603798" calcext:value-type="float">
            <text:p>8.97E-05</text:p>
          </table:table-cell>
          <table:table-cell office:value-type="float" office:value="0.00430158737627838" calcext:value-type="float">
            <text:p>0.004301587376278</text:p>
          </table:table-cell>
          <table:table-cell office:value-type="float" office:value="0.000290865770285188" calcext:value-type="float">
            <text:p>0.000290865770285</text:p>
          </table:table-cell>
          <table:table-cell office:value-type="float" office:value="0.00383494026512724" calcext:value-type="float">
            <text:p>0.003834940265127</text:p>
          </table:table-cell>
          <table:table-cell office:value-type="float" office:value="0.00219664113043482" calcext:value-type="float">
            <text:p>0.002196641130435</text:p>
          </table:table-cell>
          <table:table-cell office:value-type="float" office:value="0.24067728286322" calcext:value-type="float">
            <text:p>0.24067728286322</text:p>
          </table:table-cell>
          <table:table-cell office:value-type="float" office:value="0.0883533197607127" calcext:value-type="float">
            <text:p>0.088353319760713</text:p>
          </table:table-cell>
          <table:table-cell office:value-type="float" office:value="0.0037665253939636" calcext:value-type="float">
            <text:p>0.003766525393964</text:p>
          </table:table-cell>
          <table:table-cell office:value-type="float" office:value="0.662360869163561" calcext:value-type="float">
            <text:p>0.662360869163561</text:p>
          </table:table-cell>
          <table:table-cell office:value-type="float" office:value="0.266586730615688" calcext:value-type="float">
            <text:p>0.266586730615688</text:p>
          </table:table-cell>
          <table:table-cell office:value-type="float" office:value="0.866990342652228" calcext:value-type="float">
            <text:p>0.866990342652228</text:p>
          </table:table-cell>
          <table:table-cell office:value-type="float" office:value="1717441" calcext:value-type="float">
            <text:p>1717441</text:p>
          </table:table-cell>
          <table:table-cell table:number-columns-repeated="1000"/>
        </table:table-row>
        <table:table-row table:style-name="ro1">
          <table:table-cell office:value-type="float" office:value="38407599" calcext:value-type="float">
            <text:p>38407599</text:p>
          </table:table-cell>
          <table:table-cell office:value-type="string" calcext:value-type="string">
            <text:p><text:s/>USA, Wisconsin (2003-2007)</text:p>
          </table:table-cell>
          <table:table-cell office:value-type="float" office:value="0.0131413884016566" calcext:value-type="float">
            <text:p>0.013141388401657</text:p>
          </table:table-cell>
          <table:table-cell office:value-type="float" office:value="0.00150972462315058" calcext:value-type="float">
            <text:p>0.001509724623151</text:p>
          </table:table-cell>
          <table:table-cell office:value-type="float" office:value="0.0303387942898266" calcext:value-type="float">
            <text:p>0.030338794289827</text:p>
          </table:table-cell>
          <table:table-cell office:value-type="float" office:value="0.00217909677771232" calcext:value-type="float">
            <text:p>0.002179096777712</text:p>
          </table:table-cell>
          <table:table-cell office:value-type="float" office:value="0.00880570122594303" calcext:value-type="float">
            <text:p>0.008805701225943</text:p>
          </table:table-cell>
          <table:table-cell office:value-type="float" office:value="0.0165198028993625" calcext:value-type="float">
            <text:p>0.016519802899363</text:p>
          </table:table-cell>
          <table:table-cell office:value-type="float" office:value="0.000202760192928545" calcext:value-type="float">
            <text:p>0.000202760192929</text:p>
          </table:table-cell>
          <table:table-cell office:value-type="float" office:value="0.0130397550586184" calcext:value-type="float">
            <text:p>0.013039755058618</text:p>
          </table:table-cell>
          <table:table-cell office:value-type="float" office:value="0.000381302218800822" calcext:value-type="float">
            <text:p>0.000381302218801</text:p>
          </table:table-cell>
          <table:table-cell office:value-type="float" office:value="0.00495219254835504" calcext:value-type="float">
            <text:p>0.004952192548355</text:p>
          </table:table-cell>
          <table:table-cell table:style-name="ce2" office:value-type="float" office:value="0.0000943630941979671" calcext:value-type="float">
            <text:p>9.44E-05</text:p>
          </table:table-cell>
          <table:table-cell office:value-type="float" office:value="0.00659040816772046" calcext:value-type="float">
            <text:p>0.00659040816772</text:p>
          </table:table-cell>
          <table:table-cell office:value-type="float" office:value="0.000191515730204709" calcext:value-type="float">
            <text:p>0.000191515730205</text:p>
          </table:table-cell>
          <table:table-cell office:value-type="float" office:value="0.00436741576224447" calcext:value-type="float">
            <text:p>0.004367415762244</text:p>
          </table:table-cell>
          <table:table-cell office:value-type="float" office:value="0.0031292018569705" calcext:value-type="float">
            <text:p>0.003129201856971</text:p>
          </table:table-cell>
          <table:table-cell office:value-type="float" office:value="0.145054310870596" calcext:value-type="float">
            <text:p>0.145054310870596</text:p>
          </table:table-cell>
          <table:table-cell office:value-type="float" office:value="0.101864423676488" calcext:value-type="float">
            <text:p>0.101864423676488</text:p>
          </table:table-cell>
          <table:table-cell office:value-type="float" office:value="0.000353516730718706" calcext:value-type="float">
            <text:p>0.000353516730719</text:p>
          </table:table-cell>
          <table:table-cell office:value-type="float" office:value="0.764318536481617" calcext:value-type="float">
            <text:p>0.764318536481617</text:p>
          </table:table-cell>
          <table:table-cell office:value-type="float" office:value="0.448400872775398" calcext:value-type="float">
            <text:p>0.448400872775398</text:p>
          </table:table-cell>
          <table:table-cell office:value-type="float" office:value="0.910483054212318" calcext:value-type="float">
            <text:p>0.910483054212318</text:p>
          </table:table-cell>
          <table:table-cell office:value-type="float" office:value="25876638" calcext:value-type="float">
            <text:p>25876638</text:p>
          </table:table-cell>
          <table:table-cell table:number-columns-repeated="1000"/>
        </table:table-row>
        <table:table-row table:style-name="ro1">
          <table:table-cell office:value-type="float" office:value="38407699" calcext:value-type="float">
            <text:p>38407699</text:p>
          </table:table-cell>
          <table:table-cell office:value-type="string" calcext:value-type="string">
            <text:p><text:s/>USA, Wyoming (2003-2007)</text:p>
          </table:table-cell>
          <table:table-cell office:value-type="float" office:value="0.0102973719049496" calcext:value-type="float">
            <text:p>0.01029737190495</text:p>
          </table:table-cell>
          <table:table-cell office:value-type="float" office:value="0.000843788096804439" calcext:value-type="float">
            <text:p>0.000843788096804</text:p>
          </table:table-cell>
          <table:table-cell office:value-type="float" office:value="0.0315110488270899" calcext:value-type="float">
            <text:p>0.03151104882709</text:p>
          </table:table-cell>
          <table:table-cell office:value-type="float" office:value="0.00174533653945292" calcext:value-type="float">
            <text:p>0.001745336539453</text:p>
          </table:table-cell>
          <table:table-cell office:value-type="float" office:value="0.00789538423590868" calcext:value-type="float">
            <text:p>0.007895384235909</text:p>
          </table:table-cell>
          <table:table-cell office:value-type="float" office:value="0.0125026358260484" calcext:value-type="float">
            <text:p>0.012502635826048</text:p>
          </table:table-cell>
          <table:table-cell office:value-type="float" office:value="0.000215306531320654" calcext:value-type="float">
            <text:p>0.000215306531321</text:p>
          </table:table-cell>
          <table:table-cell office:value-type="float" office:value="0.0157137601432127" calcext:value-type="float">
            <text:p>0.015713760143213</text:p>
          </table:table-cell>
          <table:table-cell table:style-name="ce2" office:value-type="float" office:value="0.0000513299592440124" calcext:value-type="float">
            <text:p>5.13E-05</text:p>
          </table:table-cell>
          <table:table-cell office:value-type="float" office:value="0.00423318991891093" calcext:value-type="float">
            <text:p>0.004233189918911</text:p>
          </table:table-cell>
          <table:table-cell table:style-name="ce2" office:value-type="float" office:value="0.0000586937970556539" calcext:value-type="float">
            <text:p>5.87E-05</text:p>
          </table:table-cell>
          <table:table-cell office:value-type="float" office:value="0.0106404088021005" calcext:value-type="float">
            <text:p>0.010640408802101</text:p>
          </table:table-cell>
          <table:table-cell table:style-name="ce2" office:value-type="float" office:value="0.0000586461526738214" calcext:value-type="float">
            <text:p>5.86E-05</text:p>
          </table:table-cell>
          <table:table-cell office:value-type="float" office:value="0.00340627814115344" calcext:value-type="float">
            <text:p>0.003406278141153</text:p>
          </table:table-cell>
          <table:table-cell office:value-type="float" office:value="0.00170680379666721" calcext:value-type="float">
            <text:p>0.001706803796667</text:p>
          </table:table-cell>
          <table:table-cell office:value-type="float" office:value="0.159673685090479" calcext:value-type="float">
            <text:p>0.159673685090479</text:p>
          </table:table-cell>
          <table:table-cell office:value-type="float" office:value="0.0985514179812689" calcext:value-type="float">
            <text:p>0.098551417981269</text:p>
          </table:table-cell>
          <table:table-cell office:value-type="float" office:value="0.000338803239176233" calcext:value-type="float">
            <text:p>0.000338803239176</text:p>
          </table:table-cell>
          <table:table-cell office:value-type="float" office:value="0.765796841453914" calcext:value-type="float">
            <text:p>0.765796841453914</text:p>
          </table:table-cell>
          <table:table-cell office:value-type="float" office:value="0.451244430258044" calcext:value-type="float">
            <text:p>0.451244430258044</text:p>
          </table:table-cell>
          <table:table-cell office:value-type="float" office:value="0.911090747503279" calcext:value-type="float">
            <text:p>0.911090747503279</text:p>
          </table:table-cell>
          <table:table-cell office:value-type="float" office:value="2399715" calcext:value-type="float">
            <text:p>2399715</text:p>
          </table:table-cell>
          <table:table-cell table:number-columns-repeated="1000"/>
        </table:table-row>
        <table:table-row table:style-name="ro1">
          <table:table-cell office:value-type="float" office:value="38407710" calcext:value-type="float">
            <text:p>38407710</text:p>
          </table:table-cell>
          <table:table-cell office:value-type="string" calcext:value-type="string">
            <text:p><text:s/>USA, Virginia: White (2003-2007)</text:p>
          </table:table-cell>
          <table:table-cell office:value-type="float" office:value="0.0126300451951299" calcext:value-type="float">
            <text:p>0.01263004519513</text:p>
          </table:table-cell>
          <table:table-cell office:value-type="float" office:value="0.00106771957740626" calcext:value-type="float">
            <text:p>0.001067719577406</text:p>
          </table:table-cell>
          <table:table-cell office:value-type="float" office:value="0.0306094301650894" calcext:value-type="float">
            <text:p>0.030609430165089</text:p>
          </table:table-cell>
          <table:table-cell office:value-type="float" office:value="0.00189349601745863" calcext:value-type="float">
            <text:p>0.001893496017459</text:p>
          </table:table-cell>
          <table:table-cell office:value-type="float" office:value="0.0076687726153679" calcext:value-type="float">
            <text:p>0.007668772615368</text:p>
          </table:table-cell>
          <table:table-cell office:value-type="float" office:value="0.0164465117663238" calcext:value-type="float">
            <text:p>0.016446511766324</text:p>
          </table:table-cell>
          <table:table-cell office:value-type="float" office:value="0.000180870564994487" calcext:value-type="float">
            <text:p>0.000180870564994</text:p>
          </table:table-cell>
          <table:table-cell office:value-type="float" office:value="0.018807891535231" calcext:value-type="float">
            <text:p>0.018807891535231</text:p>
          </table:table-cell>
          <table:table-cell office:value-type="float" office:value="0.000136796219725601" calcext:value-type="float">
            <text:p>0.000136796219726</text:p>
          </table:table-cell>
          <table:table-cell office:value-type="float" office:value="0.00422763378716726" calcext:value-type="float">
            <text:p>0.004227633787167</text:p>
          </table:table-cell>
          <table:table-cell office:value-type="float" office:value="0.000101397966446845" calcext:value-type="float">
            <text:p>0.000101397966447</text:p>
          </table:table-cell>
          <table:table-cell office:value-type="float" office:value="0.00678207729409588" calcext:value-type="float">
            <text:p>0.006782077294096</text:p>
          </table:table-cell>
          <table:table-cell office:value-type="float" office:value="0.00016437300016747" calcext:value-type="float">
            <text:p>0.000164373000167</text:p>
          </table:table-cell>
          <table:table-cell office:value-type="float" office:value="0.00233581893098139" calcext:value-type="float">
            <text:p>0.002335818930981</text:p>
          </table:table-cell>
          <table:table-cell office:value-type="float" office:value="0.00219590033375293" calcext:value-type="float">
            <text:p>0.002195900333753</text:p>
          </table:table-cell>
          <table:table-cell office:value-type="float" office:value="0.133573047006074" calcext:value-type="float">
            <text:p>0.133573047006074</text:p>
          </table:table-cell>
          <table:table-cell office:value-type="float" office:value="0.10153765734974" calcext:value-type="float">
            <text:p>0.10153765734974</text:p>
          </table:table-cell>
          <table:table-cell office:value-type="float" office:value="0.00030999966689782" calcext:value-type="float">
            <text:p>0.000309999666898</text:p>
          </table:table-cell>
          <table:table-cell office:value-type="float" office:value="0.76885305928101" calcext:value-type="float">
            <text:p>0.76885305928101</text:p>
          </table:table-cell>
          <table:table-cell office:value-type="float" office:value="0.457143466364347" calcext:value-type="float">
            <text:p>0.457143466364347</text:p>
          </table:table-cell>
          <table:table-cell office:value-type="float" office:value="0.912345081004688" calcext:value-type="float">
            <text:p>0.912345081004688</text:p>
          </table:table-cell>
          <table:table-cell office:value-type="float" office:value="26417448" calcext:value-type="float">
            <text:p>26417448</text:p>
          </table:table-cell>
          <table:table-cell table:number-columns-repeated="1000"/>
        </table:table-row>
        <table:table-row table:style-name="ro1">
          <table:table-cell office:value-type="float" office:value="38407729" calcext:value-type="float">
            <text:p>38407729</text:p>
          </table:table-cell>
          <table:table-cell office:value-type="string" calcext:value-type="string">
            <text:p><text:s/>USA, Virginia: Asian and Pacific Islander (2003-2007)</text:p>
          </table:table-cell>
          <table:table-cell office:value-type="float" office:value="0.00465666971131024" calcext:value-type="float">
            <text:p>0.00465666971131</text:p>
          </table:table-cell>
          <table:table-cell office:value-type="float" office:value="0.000753714009020511" calcext:value-type="float">
            <text:p>0.000753714009021</text:p>
          </table:table-cell>
          <table:table-cell office:value-type="float" office:value="0.0179143491086471" calcext:value-type="float">
            <text:p>0.017914349108647</text:p>
          </table:table-cell>
          <table:table-cell office:value-type="float" office:value="0.00652642938588547" calcext:value-type="float">
            <text:p>0.006526429385885</text:p>
          </table:table-cell>
          <table:table-cell office:value-type="float" office:value="0.00578319740486371" calcext:value-type="float">
            <text:p>0.005783197404864</text:p>
          </table:table-cell>
          <table:table-cell office:value-type="float" office:value="0.00880739371065921" calcext:value-type="float">
            <text:p>0.008807393710659</text:p>
          </table:table-cell>
          <table:table-cell table:style-name="ce2" office:value-type="float" office:value="0.000040891639675338" calcext:value-type="float">
            <text:p>4.09E-05</text:p>
          </table:table-cell>
          <table:table-cell office:value-type="float" office:value="0.000846724060410601" calcext:value-type="float">
            <text:p>0.000846724060411</text:p>
          </table:table-cell>
          <table:table-cell office:value-type="float" office:value="0.000236584898027825" calcext:value-type="float">
            <text:p>0.000236584898028</text:p>
          </table:table-cell>
          <table:table-cell office:value-type="float" office:value="0.000811029300119773" calcext:value-type="float">
            <text:p>0.00081102930012</text:p>
          </table:table-cell>
          <table:table-cell table:style-name="ce2" office:value-type="float" office:value="0.0000642696894981496" calcext:value-type="float">
            <text:p>6.43E-05</text:p>
          </table:table-cell>
          <table:table-cell office:value-type="float" office:value="0.00630587586757436" calcext:value-type="float">
            <text:p>0.006305875867574</text:p>
          </table:table-cell>
          <table:table-cell office:value-type="float" office:value="0" calcext:value-type="float">
            <text:p>0</text:p>
          </table:table-cell>
          <table:table-cell office:value-type="float" office:value="0.000388747504179326" calcext:value-type="float">
            <text:p>0.000388747504179</text:p>
          </table:table-cell>
          <table:table-cell office:value-type="float" office:value="0.00149263914189895" calcext:value-type="float">
            <text:p>0.001492639141899</text:p>
          </table:table-cell>
          <table:table-cell office:value-type="float" office:value="0.0505026921772875" calcext:value-type="float">
            <text:p>0.050502692177288</text:p>
          </table:table-cell>
          <table:table-cell office:value-type="float" office:value="0.0506444314250043" calcext:value-type="float">
            <text:p>0.05064443142500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15372" calcext:value-type="float">
            <text:p>1815372</text:p>
          </table:table-cell>
          <table:table-cell table:number-columns-repeated="1000"/>
        </table:table-row>
        <table:table-row table:style-name="ro1">
          <table:table-cell office:value-type="float" office:value="38407730" calcext:value-type="float">
            <text:p>38407730</text:p>
          </table:table-cell>
          <table:table-cell office:value-type="string" calcext:value-type="string">
            <text:p><text:s/>USA, Virginia: Black (2003-2007)</text:p>
          </table:table-cell>
          <table:table-cell office:value-type="float" office:value="0.0155757766906711" calcext:value-type="float">
            <text:p>0.015575776690671</text:p>
          </table:table-cell>
          <table:table-cell office:value-type="float" office:value="0.00414397611696823" calcext:value-type="float">
            <text:p>0.004143976116968</text:p>
          </table:table-cell>
          <table:table-cell office:value-type="float" office:value="0.0435122080260755" calcext:value-type="float">
            <text:p>0.043512208026076</text:p>
          </table:table-cell>
          <table:table-cell office:value-type="float" office:value="0.00321238877021754" calcext:value-type="float">
            <text:p>0.003212388770218</text:p>
          </table:table-cell>
          <table:table-cell office:value-type="float" office:value="0.0114752083971647" calcext:value-type="float">
            <text:p>0.011475208397165</text:p>
          </table:table-cell>
          <table:table-cell office:value-type="float" office:value="0.0180689996790729" calcext:value-type="float">
            <text:p>0.018068999679073</text:p>
          </table:table-cell>
          <table:table-cell office:value-type="float" office:value="0.00023160618643346" calcext:value-type="float">
            <text:p>0.000231606186433</text:p>
          </table:table-cell>
          <table:table-cell office:value-type="float" office:value="0.00100827225484998" calcext:value-type="float">
            <text:p>0.00100827225485</text:p>
          </table:table-cell>
          <table:table-cell office:value-type="float" office:value="0.000148883615253812" calcext:value-type="float">
            <text:p>0.000148883615254</text:p>
          </table:table-cell>
          <table:table-cell office:value-type="float" office:value="0.000958386366673749" calcext:value-type="float">
            <text:p>0.000958386366674</text:p>
          </table:table-cell>
          <table:table-cell table:style-name="ce2" office:value-type="float" office:value="0.0000406473889928789" calcext:value-type="float">
            <text:p>4.06E-05</text:p>
          </table:table-cell>
          <table:table-cell office:value-type="float" office:value="0.004144715310616" calcext:value-type="float">
            <text:p>0.004144715310616</text:p>
          </table:table-cell>
          <table:table-cell office:value-type="float" office:value="0.000107665797560529" calcext:value-type="float">
            <text:p>0.000107665797561</text:p>
          </table:table-cell>
          <table:table-cell office:value-type="float" office:value="0.00245543556581398" calcext:value-type="float">
            <text:p>0.002455435565814</text:p>
          </table:table-cell>
          <table:table-cell office:value-type="float" office:value="0.00186816823208462" calcext:value-type="float">
            <text:p>0.001868168232085</text:p>
          </table:table-cell>
          <table:table-cell office:value-type="float" office:value="0.226050004857471" calcext:value-type="float">
            <text:p>0.226050004857471</text:p>
          </table:table-cell>
          <table:table-cell office:value-type="float" office:value="0.100848156753829" calcext:value-type="float">
            <text:p>0.100848156753829</text:p>
          </table:table-cell>
          <table:table-cell office:value-type="float" office:value="0.00115083495712254" calcext:value-type="float">
            <text:p>0.001150834957123</text:p>
          </table:table-cell>
          <table:table-cell office:value-type="float" office:value="0.718734761816379" calcext:value-type="float">
            <text:p>0.718734761816379</text:p>
          </table:table-cell>
          <table:table-cell office:value-type="float" office:value="0.363749469304846" calcext:value-type="float">
            <text:p>0.363749469304846</text:p>
          </table:table-cell>
          <table:table-cell office:value-type="float" office:value="0.891429699261701" calcext:value-type="float">
            <text:p>0.891429699261701</text:p>
          </table:table-cell>
          <table:table-cell office:value-type="float" office:value="7392354" calcext:value-type="float">
            <text:p>7392354</text:p>
          </table:table-cell>
          <table:table-cell table:number-columns-repeated="1000"/>
        </table:table-row>
        <table:table-row table:style-name="ro1">
          <table:table-cell office:value-type="float" office:value="38407799" calcext:value-type="float">
            <text:p>38407799</text:p>
          </table:table-cell>
          <table:table-cell office:value-type="string" calcext:value-type="string">
            <text:p><text:s/>USA, Virginia (2003-2007)</text:p>
          </table:table-cell>
          <table:table-cell office:value-type="float" office:value="0.0129025941358024" calcext:value-type="float">
            <text:p>0.012902594135802</text:p>
          </table:table-cell>
          <table:table-cell office:value-type="float" office:value="0.00155834896955116" calcext:value-type="float">
            <text:p>0.001558348969551</text:p>
          </table:table-cell>
          <table:table-cell office:value-type="float" office:value="0.0326485093061712" calcext:value-type="float">
            <text:p>0.032648509306171</text:p>
          </table:table-cell>
          <table:table-cell office:value-type="float" office:value="0.00234647947565623" calcext:value-type="float">
            <text:p>0.002346479475656</text:p>
          </table:table-cell>
          <table:table-cell office:value-type="float" office:value="0.00832819134391628" calcext:value-type="float">
            <text:p>0.008328191343916</text:p>
          </table:table-cell>
          <table:table-cell office:value-type="float" office:value="0.0165269986371772" calcext:value-type="float">
            <text:p>0.016526998637177</text:p>
          </table:table-cell>
          <table:table-cell office:value-type="float" office:value="0.000192010182698098" calcext:value-type="float">
            <text:p>0.000192010182698</text:p>
          </table:table-cell>
          <table:table-cell office:value-type="float" office:value="0.0156449581453028" calcext:value-type="float">
            <text:p>0.015644958145303</text:p>
          </table:table-cell>
          <table:table-cell office:value-type="float" office:value="0.000162668141672612" calcext:value-type="float">
            <text:p>0.000162668141673</text:p>
          </table:table-cell>
          <table:table-cell office:value-type="float" office:value="0.00347371947189694" calcext:value-type="float">
            <text:p>0.003473719471897</text:p>
          </table:table-cell>
          <table:table-cell table:style-name="ce2" office:value-type="float" office:value="0.0000895768323240624" calcext:value-type="float">
            <text:p>8.96E-05</text:p>
          </table:table-cell>
          <table:table-cell office:value-type="float" office:value="0.00650603095429837" calcext:value-type="float">
            <text:p>0.006506030954298</text:p>
          </table:table-cell>
          <table:table-cell office:value-type="float" office:value="0.000153913797548028" calcext:value-type="float">
            <text:p>0.000153913797548</text:p>
          </table:table-cell>
          <table:table-cell office:value-type="float" office:value="0.00241589998235186" calcext:value-type="float">
            <text:p>0.002415899982352</text:p>
          </table:table-cell>
          <table:table-cell office:value-type="float" office:value="0.00218804683102651" calcext:value-type="float">
            <text:p>0.002188046831027</text:p>
          </table:table-cell>
          <table:table-cell office:value-type="float" office:value="0.148257213619008" calcext:value-type="float">
            <text:p>0.148257213619008</text:p>
          </table:table-cell>
          <table:table-cell office:value-type="float" office:value="0.101035656724765" calcext:value-type="float">
            <text:p>0.101035656724765</text:p>
          </table:table-cell>
          <table:table-cell office:value-type="float" office:value="0.000254919680709786" calcext:value-type="float">
            <text:p>0.00025491968071</text:p>
          </table:table-cell>
          <table:table-cell office:value-type="float" office:value="0.775426213776419" calcext:value-type="float">
            <text:p>0.775426213776419</text:p>
          </table:table-cell>
          <table:table-cell office:value-type="float" office:value="0.46992441635233" calcext:value-type="float">
            <text:p>0.46992441635233</text:p>
          </table:table-cell>
          <table:table-cell office:value-type="float" office:value="0.915033740379919" calcext:value-type="float">
            <text:p>0.915033740379919</text:p>
          </table:table-cell>
          <table:table-cell office:value-type="float" office:value="35765920" calcext:value-type="float">
            <text:p>35765920</text:p>
          </table:table-cell>
          <table:table-cell table:number-columns-repeated="1000"/>
        </table:table-row>
        <table:table-row table:style-name="ro1">
          <table:table-cell office:value-type="float" office:value="38407899" calcext:value-type="float">
            <text:p>38407899</text:p>
          </table:table-cell>
          <table:table-cell office:value-type="string" calcext:value-type="string">
            <text:p><text:s/>USA, South Dakota (2003-2007)</text:p>
          </table:table-cell>
          <table:table-cell office:value-type="float" office:value="0.0110295794210239" calcext:value-type="float">
            <text:p>0.011029579421024</text:p>
          </table:table-cell>
          <table:table-cell office:value-type="float" office:value="0.00114203284017185" calcext:value-type="float">
            <text:p>0.001142032840172</text:p>
          </table:table-cell>
          <table:table-cell office:value-type="float" office:value="0.0318562567219679" calcext:value-type="float">
            <text:p>0.031856256721968</text:p>
          </table:table-cell>
          <table:table-cell office:value-type="float" office:value="0.00138774106682896" calcext:value-type="float">
            <text:p>0.001387741066829</text:p>
          </table:table-cell>
          <table:table-cell office:value-type="float" office:value="0.00681725463961879" calcext:value-type="float">
            <text:p>0.006817254639619</text:p>
          </table:table-cell>
          <table:table-cell office:value-type="float" office:value="0.0136887372523926" calcext:value-type="float">
            <text:p>0.013688737252393</text:p>
          </table:table-cell>
          <table:table-cell office:value-type="float" office:value="0.000193631036199706" calcext:value-type="float">
            <text:p>0.0001936310362</text:p>
          </table:table-cell>
          <table:table-cell office:value-type="float" office:value="0.0117476951187815" calcext:value-type="float">
            <text:p>0.011747695118782</text:p>
          </table:table-cell>
          <table:table-cell office:value-type="float" office:value="0.000298309231541127" calcext:value-type="float">
            <text:p>0.000298309231541</text:p>
          </table:table-cell>
          <table:table-cell office:value-type="float" office:value="0.00429652149670912" calcext:value-type="float">
            <text:p>0.004296521496709</text:p>
          </table:table-cell>
          <table:table-cell office:value-type="float" office:value="0.000132555737461774" calcext:value-type="float">
            <text:p>0.000132555737462</text:p>
          </table:table-cell>
          <table:table-cell office:value-type="float" office:value="0.00658939223919327" calcext:value-type="float">
            <text:p>0.006589392239193</text:p>
          </table:table-cell>
          <table:table-cell table:style-name="ce2" office:value-type="float" office:value="0.0000587231479543199" calcext:value-type="float">
            <text:p>5.87E-05</text:p>
          </table:table-cell>
          <table:table-cell office:value-type="float" office:value="0.00389654720559088" calcext:value-type="float">
            <text:p>0.003896547205591</text:p>
          </table:table-cell>
          <table:table-cell office:value-type="float" office:value="0.0021001096328566" calcext:value-type="float">
            <text:p>0.002100109632857</text:p>
          </table:table-cell>
          <table:table-cell office:value-type="float" office:value="0.147866705525014" calcext:value-type="float">
            <text:p>0.147866705525014</text:p>
          </table:table-cell>
          <table:table-cell office:value-type="float" office:value="0.0952657139034419" calcext:value-type="float">
            <text:p>0.095265713903442</text:p>
          </table:table-cell>
          <table:table-cell office:value-type="float" office:value="0.000495621114298572" calcext:value-type="float">
            <text:p>0.000495621114299</text:p>
          </table:table-cell>
          <table:table-cell office:value-type="float" office:value="0.752188673503411" calcext:value-type="float">
            <text:p>0.752188673503411</text:p>
          </table:table-cell>
          <table:table-cell office:value-type="float" office:value="0.425307794350631" calcext:value-type="float">
            <text:p>0.425307794350631</text:p>
          </table:table-cell>
          <table:table-cell office:value-type="float" office:value="0.905472824760711" calcext:value-type="float">
            <text:p>0.905472824760711</text:p>
          </table:table-cell>
          <table:table-cell office:value-type="float" office:value="3614217" calcext:value-type="float">
            <text:p>3614217</text:p>
          </table:table-cell>
          <table:table-cell table:number-columns-repeated="1000"/>
        </table:table-row>
        <table:table-row table:style-name="ro1">
          <table:table-cell office:value-type="float" office:value="38407910" calcext:value-type="float">
            <text:p>38407910</text:p>
          </table:table-cell>
          <table:table-cell office:value-type="string" calcext:value-type="string">
            <text:p><text:s/>USA, Tennessee: White (2003-2007)</text:p>
          </table:table-cell>
          <table:table-cell office:value-type="float" office:value="0.0142774989016151" calcext:value-type="float">
            <text:p>0.014277498901615</text:p>
          </table:table-cell>
          <table:table-cell office:value-type="float" office:value="0.000818488811472089" calcext:value-type="float">
            <text:p>0.000818488811472</text:p>
          </table:table-cell>
          <table:table-cell office:value-type="float" office:value="0.0328716705561146" calcext:value-type="float">
            <text:p>0.032871670556115</text:p>
          </table:table-cell>
          <table:table-cell office:value-type="float" office:value="0.00182820418396115" calcext:value-type="float">
            <text:p>0.001828204183961</text:p>
          </table:table-cell>
          <table:table-cell office:value-type="float" office:value="0.007722788082548" calcext:value-type="float">
            <text:p>0.007722788082548</text:p>
          </table:table-cell>
          <table:table-cell office:value-type="float" office:value="0.0195914017963418" calcext:value-type="float">
            <text:p>0.019591401796342</text:p>
          </table:table-cell>
          <table:table-cell office:value-type="float" office:value="0.000226969759854324" calcext:value-type="float">
            <text:p>0.000226969759854</text:p>
          </table:table-cell>
          <table:table-cell office:value-type="float" office:value="0.0164990821532343" calcext:value-type="float">
            <text:p>0.016499082153234</text:p>
          </table:table-cell>
          <table:table-cell office:value-type="float" office:value="0.000197498408619882" calcext:value-type="float">
            <text:p>0.00019749840862</text:p>
          </table:table-cell>
          <table:table-cell office:value-type="float" office:value="0.0038857772885889" calcext:value-type="float">
            <text:p>0.003885777288589</text:p>
          </table:table-cell>
          <table:table-cell office:value-type="float" office:value="0.000105582060773091" calcext:value-type="float">
            <text:p>0.000105582060773</text:p>
          </table:table-cell>
          <table:table-cell office:value-type="float" office:value="0.00794077348316241" calcext:value-type="float">
            <text:p>0.007940773483162</text:p>
          </table:table-cell>
          <table:table-cell office:value-type="float" office:value="0.000244443916087158" calcext:value-type="float">
            <text:p>0.000244443916087</text:p>
          </table:table-cell>
          <table:table-cell office:value-type="float" office:value="0.00270330757403087" calcext:value-type="float">
            <text:p>0.002703307574031</text:p>
          </table:table-cell>
          <table:table-cell office:value-type="float" office:value="0.00240760625512135" calcext:value-type="float">
            <text:p>0.002407606255121</text:p>
          </table:table-cell>
          <table:table-cell office:value-type="float" office:value="0.117919076846082" calcext:value-type="float">
            <text:p>0.117919076846082</text:p>
          </table:table-cell>
          <table:table-cell office:value-type="float" office:value="0.0965240410840216" calcext:value-type="float">
            <text:p>0.096524041084022</text:p>
          </table:table-cell>
          <table:table-cell office:value-type="float" office:value="0.000562594485665979" calcext:value-type="float">
            <text:p>0.000562594485666</text:p>
          </table:table-cell>
          <table:table-cell office:value-type="float" office:value="0.747457978748906" calcext:value-type="float">
            <text:p>0.747457978748906</text:p>
          </table:table-cell>
          <table:table-cell office:value-type="float" office:value="0.416415313200667" calcext:value-type="float">
            <text:p>0.416415313200667</text:p>
          </table:table-cell>
          <table:table-cell office:value-type="float" office:value="0.903507165535495" calcext:value-type="float">
            <text:p>0.903507165535495</text:p>
          </table:table-cell>
          <table:table-cell office:value-type="float" office:value="22829777" calcext:value-type="float">
            <text:p>22829777</text:p>
          </table:table-cell>
          <table:table-cell table:number-columns-repeated="1000"/>
        </table:table-row>
        <table:table-row table:style-name="ro1">
          <table:table-cell office:value-type="float" office:value="38407930" calcext:value-type="float">
            <text:p>38407930</text:p>
          </table:table-cell>
          <table:table-cell office:value-type="string" calcext:value-type="string">
            <text:p><text:s/>USA, Tennessee: Black (2003-2007)</text:p>
          </table:table-cell>
          <table:table-cell office:value-type="float" office:value="0.0161116613057229" calcext:value-type="float">
            <text:p>0.016111661305723</text:p>
          </table:table-cell>
          <table:table-cell office:value-type="float" office:value="0.00456893348714081" calcext:value-type="float">
            <text:p>0.004568933487141</text:p>
          </table:table-cell>
          <table:table-cell office:value-type="float" office:value="0.0411046829561958" calcext:value-type="float">
            <text:p>0.041104682956196</text:p>
          </table:table-cell>
          <table:table-cell office:value-type="float" office:value="0.00311815063252622" calcext:value-type="float">
            <text:p>0.003118150632526</text:p>
          </table:table-cell>
          <table:table-cell office:value-type="float" office:value="0.0112904107388099" calcext:value-type="float">
            <text:p>0.01129041073881</text:p>
          </table:table-cell>
          <table:table-cell office:value-type="float" office:value="0.0205798905947387" calcext:value-type="float">
            <text:p>0.020579890594739</text:p>
          </table:table-cell>
          <table:table-cell office:value-type="float" office:value="0.000286229353689047" calcext:value-type="float">
            <text:p>0.000286229353689</text:p>
          </table:table-cell>
          <table:table-cell office:value-type="float" office:value="0.000680910049200178" calcext:value-type="float">
            <text:p>0.0006809100492</text:p>
          </table:table-cell>
          <table:table-cell office:value-type="float" office:value="0.000347093794955916" calcext:value-type="float">
            <text:p>0.000347093794956</text:p>
          </table:table-cell>
          <table:table-cell office:value-type="float" office:value="0.000714131390706654" calcext:value-type="float">
            <text:p>0.000714131390707</text:p>
          </table:table-cell>
          <table:table-cell table:style-name="ce2" office:value-type="float" office:value="0.0000502234631113439" calcext:value-type="float">
            <text:p>5.02E-05</text:p>
          </table:table-cell>
          <table:table-cell office:value-type="float" office:value="0.0044873058583042" calcext:value-type="float">
            <text:p>0.004487305858304</text:p>
          </table:table-cell>
          <table:table-cell office:value-type="float" office:value="0.000165058234066063" calcext:value-type="float">
            <text:p>0.000165058234066</text:p>
          </table:table-cell>
          <table:table-cell office:value-type="float" office:value="0.00246474804622524" calcext:value-type="float">
            <text:p>0.002464748046225</text:p>
          </table:table-cell>
          <table:table-cell office:value-type="float" office:value="0.00191577645581726" calcext:value-type="float">
            <text:p>0.001915776455817</text:p>
          </table:table-cell>
          <table:table-cell office:value-type="float" office:value="0.183644591769409" calcext:value-type="float">
            <text:p>0.183644591769409</text:p>
          </table:table-cell>
          <table:table-cell office:value-type="float" office:value="0.0958288581730818" calcext:value-type="float">
            <text:p>0.095828858173082</text:p>
          </table:table-cell>
          <table:table-cell office:value-type="float" office:value="0.00307667536184075" calcext:value-type="float">
            <text:p>0.003076675361841</text:p>
          </table:table-cell>
          <table:table-cell office:value-type="float" office:value="0.672864175875603" calcext:value-type="float">
            <text:p>0.672864175875603</text:p>
          </table:table-cell>
          <table:table-cell office:value-type="float" office:value="0.284099712774319" calcext:value-type="float">
            <text:p>0.284099712774319</text:p>
          </table:table-cell>
          <table:table-cell office:value-type="float" office:value="0.871619621668749" calcext:value-type="float">
            <text:p>0.871619621668749</text:p>
          </table:table-cell>
          <table:table-cell office:value-type="float" office:value="4944521" calcext:value-type="float">
            <text:p>4944521</text:p>
          </table:table-cell>
          <table:table-cell table:number-columns-repeated="1000"/>
        </table:table-row>
        <table:table-row table:style-name="ro1">
          <table:table-cell office:value-type="float" office:value="38407999" calcext:value-type="float">
            <text:p>38407999</text:p>
          </table:table-cell>
          <table:table-cell office:value-type="string" calcext:value-type="string">
            <text:p><text:s/>USA, Tennessee (2003-2007)</text:p>
          </table:table-cell>
          <table:table-cell office:value-type="float" office:value="0.0144165169483621" calcext:value-type="float">
            <text:p>0.014416516948362</text:p>
          </table:table-cell>
          <table:table-cell office:value-type="float" office:value="0.00124820918871124" calcext:value-type="float">
            <text:p>0.001248209188711</text:p>
          </table:table-cell>
          <table:table-cell office:value-type="float" office:value="0.0338287709387439" calcext:value-type="float">
            <text:p>0.033828770938744</text:p>
          </table:table-cell>
          <table:table-cell office:value-type="float" office:value="0.00205619849184531" calcext:value-type="float">
            <text:p>0.002056198491845</text:p>
          </table:table-cell>
          <table:table-cell office:value-type="float" office:value="0.00809756270723766" calcext:value-type="float">
            <text:p>0.008097562707238</text:p>
          </table:table-cell>
          <table:table-cell office:value-type="float" office:value="0.0197243585734593" calcext:value-type="float">
            <text:p>0.019724358573459</text:p>
          </table:table-cell>
          <table:table-cell office:value-type="float" office:value="0.000240838115581024" calcext:value-type="float">
            <text:p>0.000240838115581</text:p>
          </table:table-cell>
          <table:table-cell office:value-type="float" office:value="0.0145596258298672" calcext:value-type="float">
            <text:p>0.014559625829867</text:p>
          </table:table-cell>
          <table:table-cell office:value-type="float" office:value="0.000225743560882527" calcext:value-type="float">
            <text:p>0.000225743560883</text:p>
          </table:table-cell>
          <table:table-cell office:value-type="float" office:value="0.00332730224717544" calcext:value-type="float">
            <text:p>0.003327302247175</text:p>
          </table:table-cell>
          <table:table-cell table:style-name="ce2" office:value-type="float" office:value="0.0000992577514606793" calcext:value-type="float">
            <text:p>9.93E-05</text:p>
          </table:table-cell>
          <table:table-cell office:value-type="float" office:value="0.00743005913504979" calcext:value-type="float">
            <text:p>0.00743005913505</text:p>
          </table:table-cell>
          <table:table-cell office:value-type="float" office:value="0.00023079160841154" calcext:value-type="float">
            <text:p>0.000230791608412</text:p>
          </table:table-cell>
          <table:table-cell office:value-type="float" office:value="0.00267750141273499" calcext:value-type="float">
            <text:p>0.002677501412735</text:p>
          </table:table-cell>
          <table:table-cell office:value-type="float" office:value="0.00235582813292903" calcext:value-type="float">
            <text:p>0.002355828132929</text:p>
          </table:table-cell>
          <table:table-cell office:value-type="float" office:value="0.124992501503687" calcext:value-type="float">
            <text:p>0.124992501503687</text:p>
          </table:table-cell>
          <table:table-cell office:value-type="float" office:value="0.0965130460865012" calcext:value-type="float">
            <text:p>0.096513046086501</text:p>
          </table:table-cell>
          <table:table-cell office:value-type="float" office:value="0.000467029451806988" calcext:value-type="float">
            <text:p>0.000467029451807</text:p>
          </table:table-cell>
          <table:table-cell office:value-type="float" office:value="0.754371870176767" calcext:value-type="float">
            <text:p>0.754371870176767</text:p>
          </table:table-cell>
          <table:table-cell office:value-type="float" office:value="0.429433033917848" calcext:value-type="float">
            <text:p>0.429433033917848</text:p>
          </table:table-cell>
          <table:table-cell office:value-type="float" office:value="0.906377756238586" calcext:value-type="float">
            <text:p>0.906377756238586</text:p>
          </table:table-cell>
          <table:table-cell office:value-type="float" office:value="28280709" calcext:value-type="float">
            <text:p>28280709</text:p>
          </table:table-cell>
          <table:table-cell table:number-columns-repeated="1000"/>
        </table:table-row>
        <table:table-row table:style-name="ro1">
          <table:table-cell office:value-type="float" office:value="38408010" calcext:value-type="float">
            <text:p>38408010</text:p>
          </table:table-cell>
          <table:table-cell office:value-type="string" calcext:value-type="string">
            <text:p><text:s/>USA, NPCR (42 States): White (2003-2007)</text:p>
          </table:table-cell>
          <table:table-cell office:value-type="float" office:value="0.0130473998691397" calcext:value-type="float">
            <text:p>0.01304739986914</text:p>
          </table:table-cell>
          <table:table-cell office:value-type="float" office:value="0.00102849615675725" calcext:value-type="float">
            <text:p>0.001028496156757</text:p>
          </table:table-cell>
          <table:table-cell office:value-type="float" office:value="0.0313065739782731" calcext:value-type="float">
            <text:p>0.031306573978273</text:p>
          </table:table-cell>
          <table:table-cell office:value-type="float" office:value="0.00244539222204612" calcext:value-type="float">
            <text:p>0.002445392222046</text:p>
          </table:table-cell>
          <table:table-cell office:value-type="float" office:value="0.00829161595248284" calcext:value-type="float">
            <text:p>0.008291615952483</text:p>
          </table:table-cell>
          <table:table-cell office:value-type="float" office:value="0.017496856325653" calcext:value-type="float">
            <text:p>0.017496856325653</text:p>
          </table:table-cell>
          <table:table-cell office:value-type="float" office:value="0.000231837098047104" calcext:value-type="float">
            <text:p>0.000231837098047</text:p>
          </table:table-cell>
          <table:table-cell office:value-type="float" office:value="0.0158858221024991" calcext:value-type="float">
            <text:p>0.015885822102499</text:p>
          </table:table-cell>
          <table:table-cell office:value-type="float" office:value="0.000262385039697312" calcext:value-type="float">
            <text:p>0.000262385039697</text:p>
          </table:table-cell>
          <table:table-cell office:value-type="float" office:value="0.00434464230943475" calcext:value-type="float">
            <text:p>0.004344642309435</text:p>
          </table:table-cell>
          <table:table-cell office:value-type="float" office:value="0.000115055288706288" calcext:value-type="float">
            <text:p>0.000115055288706</text:p>
          </table:table-cell>
          <table:table-cell office:value-type="float" office:value="0.00792134990479096" calcext:value-type="float">
            <text:p>0.007921349904791</text:p>
          </table:table-cell>
          <table:table-cell office:value-type="float" office:value="0.000177196429981139" calcext:value-type="float">
            <text:p>0.000177196429981</text:p>
          </table:table-cell>
          <table:table-cell office:value-type="float" office:value="0.0031894994095207" calcext:value-type="float">
            <text:p>0.003189499409521</text:p>
          </table:table-cell>
          <table:table-cell office:value-type="float" office:value="0.00242968719941374" calcext:value-type="float">
            <text:p>0.002429687199414</text:p>
          </table:table-cell>
          <table:table-cell office:value-type="float" office:value="0.133597247509205" calcext:value-type="float">
            <text:p>0.133597247509205</text:p>
          </table:table-cell>
          <table:table-cell office:value-type="float" office:value="0.0998638078791359" calcext:value-type="float">
            <text:p>0.099863807879136</text:p>
          </table:table-cell>
          <table:table-cell office:value-type="float" office:value="0.00040082226612892" calcext:value-type="float">
            <text:p>0.000400822266129</text:p>
          </table:table-cell>
          <table:table-cell office:value-type="float" office:value="0.759889771444225" calcext:value-type="float">
            <text:p>0.759889771444225</text:p>
          </table:table-cell>
          <table:table-cell office:value-type="float" office:value="0.439920133322477" calcext:value-type="float">
            <text:p>0.439920133322477</text:p>
          </table:table-cell>
          <table:table-cell office:value-type="float" office:value="0.90865871630396" calcext:value-type="float">
            <text:p>0.90865871630396</text:p>
          </table:table-cell>
          <table:table-cell office:value-type="float" office:value="996806623" calcext:value-type="float">
            <text:p>996806623</text:p>
          </table:table-cell>
          <table:table-cell table:number-columns-repeated="1000"/>
        </table:table-row>
        <table:table-row table:style-name="ro1">
          <table:table-cell office:value-type="float" office:value="38408029" calcext:value-type="float">
            <text:p>38408029</text:p>
          </table:table-cell>
          <table:table-cell office:value-type="string" calcext:value-type="string">
            <text:p><text:s/>USA, NPCR (42 States): Asian and Pacific Islander (2003-2007)</text:p>
          </table:table-cell>
          <table:table-cell office:value-type="float" office:value="0.00597370522066802" calcext:value-type="float">
            <text:p>0.005973705220668</text:p>
          </table:table-cell>
          <table:table-cell office:value-type="float" office:value="0.000971569773157801" calcext:value-type="float">
            <text:p>0.000971569773158</text:p>
          </table:table-cell>
          <table:table-cell office:value-type="float" office:value="0.0218545443155084" calcext:value-type="float">
            <text:p>0.021854544315508</text:p>
          </table:table-cell>
          <table:table-cell office:value-type="float" office:value="0.00711592426887171" calcext:value-type="float">
            <text:p>0.007115924268872</text:p>
          </table:table-cell>
          <table:table-cell office:value-type="float" office:value="0.00487002520056789" calcext:value-type="float">
            <text:p>0.004870025200568</text:p>
          </table:table-cell>
          <table:table-cell office:value-type="float" office:value="0.0115990705234262" calcext:value-type="float">
            <text:p>0.011599070523426</text:p>
          </table:table-cell>
          <table:table-cell office:value-type="float" office:value="0.000155320015606649" calcext:value-type="float">
            <text:p>0.000155320015607</text:p>
          </table:table-cell>
          <table:table-cell office:value-type="float" office:value="0.000832799648421579" calcext:value-type="float">
            <text:p>0.000832799648422</text:p>
          </table:table-cell>
          <table:table-cell office:value-type="float" office:value="0.000246858028707146" calcext:value-type="float">
            <text:p>0.000246858028707</text:p>
          </table:table-cell>
          <table:table-cell office:value-type="float" office:value="0.000828732378723676" calcext:value-type="float">
            <text:p>0.000828732378724</text:p>
          </table:table-cell>
          <table:table-cell table:style-name="ce2" office:value-type="float" office:value="0.0000600866450689873" calcext:value-type="float">
            <text:p>6.01E-05</text:p>
          </table:table-cell>
          <table:table-cell office:value-type="float" office:value="0.00693748000441651" calcext:value-type="float">
            <text:p>0.006937480004417</text:p>
          </table:table-cell>
          <table:table-cell table:style-name="ce2" office:value-type="float" office:value="0.0000820781952007762" calcext:value-type="float">
            <text:p>8.21E-05</text:p>
          </table:table-cell>
          <table:table-cell office:value-type="float" office:value="0.000491000416856879" calcext:value-type="float">
            <text:p>0.000491000416857</text:p>
          </table:table-cell>
          <table:table-cell office:value-type="float" office:value="0.00150195178737668" calcext:value-type="float">
            <text:p>0.001501951787377</text:p>
          </table:table-cell>
          <table:table-cell office:value-type="float" office:value="0.0569423941954728" calcext:value-type="float">
            <text:p>0.056942394195473</text:p>
          </table:table-cell>
          <table:table-cell office:value-type="float" office:value="0.0583347570437897" calcext:value-type="float">
            <text:p>0.05833475704379</text:p>
          </table:table-cell>
          <table:table-cell office:value-type="float" office:value="0.0023548455278144" calcext:value-type="float">
            <text:p>0.002354845527814</text:p>
          </table:table-cell>
          <table:table-cell office:value-type="float" office:value="0.686154842816348" calcext:value-type="float">
            <text:p>0.686154842816348</text:p>
          </table:table-cell>
          <table:table-cell office:value-type="float" office:value="0.306638429158425" calcext:value-type="float">
            <text:p>0.306638429158425</text:p>
          </table:table-cell>
          <table:table-cell office:value-type="float" office:value="0.877427037635403" calcext:value-type="float">
            <text:p>0.877427037635403</text:p>
          </table:table-cell>
          <table:table-cell office:value-type="float" office:value="58306480" calcext:value-type="float">
            <text:p>58306480</text:p>
          </table:table-cell>
          <table:table-cell table:number-columns-repeated="1000"/>
        </table:table-row>
        <table:table-row table:style-name="ro1">
          <table:table-cell office:value-type="float" office:value="38408030" calcext:value-type="float">
            <text:p>38408030</text:p>
          </table:table-cell>
          <table:table-cell office:value-type="string" calcext:value-type="string">
            <text:p><text:s/>USA, NPCR (42 States): Black (2003-2007)</text:p>
          </table:table-cell>
          <table:table-cell office:value-type="float" office:value="0.0154584400698563" calcext:value-type="float">
            <text:p>0.015458440069856</text:p>
          </table:table-cell>
          <table:table-cell office:value-type="float" office:value="0.00438078170578092" calcext:value-type="float">
            <text:p>0.004380781705781</text:p>
          </table:table-cell>
          <table:table-cell office:value-type="float" office:value="0.0412610511783675" calcext:value-type="float">
            <text:p>0.041261051178368</text:p>
          </table:table-cell>
          <table:table-cell office:value-type="float" office:value="0.00432531318957934" calcext:value-type="float">
            <text:p>0.004325313189579</text:p>
          </table:table-cell>
          <table:table-cell office:value-type="float" office:value="0.0112506244758923" calcext:value-type="float">
            <text:p>0.011250624475892</text:p>
          </table:table-cell>
          <table:table-cell office:value-type="float" office:value="0.0193726322310915" calcext:value-type="float">
            <text:p>0.019372632231092</text:p>
          </table:table-cell>
          <table:table-cell office:value-type="float" office:value="0.000289610890607674" calcext:value-type="float">
            <text:p>0.000289610890608</text:p>
          </table:table-cell>
          <table:table-cell office:value-type="float" office:value="0.000719559647952885" calcext:value-type="float">
            <text:p>0.000719559647953</text:p>
          </table:table-cell>
          <table:table-cell office:value-type="float" office:value="0.000318640326668802" calcext:value-type="float">
            <text:p>0.000318640326669</text:p>
          </table:table-cell>
          <table:table-cell office:value-type="float" office:value="0.000933782022231059" calcext:value-type="float">
            <text:p>0.000933782022231</text:p>
          </table:table-cell>
          <table:table-cell table:style-name="ce2" office:value-type="float" office:value="0.0000699420665539275" calcext:value-type="float">
            <text:p>6.99E-05</text:p>
          </table:table-cell>
          <table:table-cell office:value-type="float" office:value="0.00471202127250549" calcext:value-type="float">
            <text:p>0.004712021272505</text:p>
          </table:table-cell>
          <table:table-cell office:value-type="float" office:value="0.000134725322361727" calcext:value-type="float">
            <text:p>0.000134725322362</text:p>
          </table:table-cell>
          <table:table-cell office:value-type="float" office:value="0.00236819837770888" calcext:value-type="float">
            <text:p>0.002368198377709</text:p>
          </table:table-cell>
          <table:table-cell office:value-type="float" office:value="0.00203321641974973" calcext:value-type="float">
            <text:p>0.00203321641975</text:p>
          </table:table-cell>
          <table:table-cell office:value-type="float" office:value="0.21748339788608" calcext:value-type="float">
            <text:p>0.21748339788608</text:p>
          </table:table-cell>
          <table:table-cell office:value-type="float" office:value="0.0934818814518947" calcext:value-type="float">
            <text:p>0.093481881451895</text:p>
          </table:table-cell>
          <table:table-cell office:value-type="float" office:value="0.00242337172090012" calcext:value-type="float">
            <text:p>0.0024233717209</text:p>
          </table:table-cell>
          <table:table-cell office:value-type="float" office:value="0.684760034872682" calcext:value-type="float">
            <text:p>0.684760034872682</text:p>
          </table:table-cell>
          <table:table-cell office:value-type="float" office:value="0.304252912183749" calcext:value-type="float">
            <text:p>0.304252912183749</text:p>
          </table:table-cell>
          <table:table-cell office:value-type="float" office:value="0.876820191936497" calcext:value-type="float">
            <text:p>0.876820191936497</text:p>
          </table:table-cell>
          <table:table-cell office:value-type="float" office:value="169684859" calcext:value-type="float">
            <text:p>169684859</text:p>
          </table:table-cell>
          <table:table-cell table:number-columns-repeated="1000"/>
        </table:table-row>
        <table:table-row table:style-name="ro1">
          <table:table-cell office:value-type="float" office:value="38408042" calcext:value-type="float">
            <text:p>38408042</text:p>
          </table:table-cell>
          <table:table-cell office:value-type="string" calcext:value-type="string">
            <text:p><text:s/>USA, NPCR (42 States): American Indian (2003-2007)</text:p>
          </table:table-cell>
          <table:table-cell office:value-type="float" office:value="0.00861841988808257" calcext:value-type="float">
            <text:p>0.008618419888083</text:p>
          </table:table-cell>
          <table:table-cell office:value-type="float" office:value="0.00108940799642746" calcext:value-type="float">
            <text:p>0.001089407996427</text:p>
          </table:table-cell>
          <table:table-cell office:value-type="float" office:value="0.02393182441905" calcext:value-type="float">
            <text:p>0.02393182441905</text:p>
          </table:table-cell>
          <table:table-cell office:value-type="float" office:value="0.00331912141436195" calcext:value-type="float">
            <text:p>0.003319121414362</text:p>
          </table:table-cell>
          <table:table-cell office:value-type="float" office:value="0.00587054429962328" calcext:value-type="float">
            <text:p>0.005870544299623</text:p>
          </table:table-cell>
          <table:table-cell office:value-type="float" office:value="0.0101980035056954" calcext:value-type="float">
            <text:p>0.010198003505695</text:p>
          </table:table-cell>
          <table:table-cell office:value-type="float" office:value="0.000168008305581217" calcext:value-type="float">
            <text:p>0.000168008305581</text:p>
          </table:table-cell>
          <table:table-cell office:value-type="float" office:value="0.00342686948689981" calcext:value-type="float">
            <text:p>0.0034268694869</text:p>
          </table:table-cell>
          <table:table-cell office:value-type="float" office:value="0.000149649458982769" calcext:value-type="float">
            <text:p>0.000149649458983</text:p>
          </table:table-cell>
          <table:table-cell office:value-type="float" office:value="0.00211386095289343" calcext:value-type="float">
            <text:p>0.002113860952893</text:p>
          </table:table-cell>
          <table:table-cell table:style-name="ce2" office:value-type="float" office:value="0.0000398725069670185" calcext:value-type="float">
            <text:p>3.99E-05</text:p>
          </table:table-cell>
          <table:table-cell office:value-type="float" office:value="0.00378423144270791" calcext:value-type="float">
            <text:p>0.003784231442708</text:p>
          </table:table-cell>
          <table:table-cell table:style-name="ce2" office:value-type="float" office:value="0.0000765678120544787" calcext:value-type="float">
            <text:p>7.66E-05</text:p>
          </table:table-cell>
          <table:table-cell office:value-type="float" office:value="0.00142418546877312" calcext:value-type="float">
            <text:p>0.001424185468773</text:p>
          </table:table-cell>
          <table:table-cell office:value-type="float" office:value="0.00145774594778273" calcext:value-type="float">
            <text:p>0.001457745947783</text:p>
          </table:table-cell>
          <table:table-cell office:value-type="float" office:value="0.0722077536085288" calcext:value-type="float">
            <text:p>0.072207753608529</text:p>
          </table:table-cell>
          <table:table-cell office:value-type="float" office:value="0.0580535845061461" calcext:value-type="float">
            <text:p>0.058053584506146</text:p>
          </table:table-cell>
          <table:table-cell office:value-type="float" office:value="0.000299049188793976" calcext:value-type="float">
            <text:p>0.000299049188794</text:p>
          </table:table-cell>
          <table:table-cell office:value-type="float" office:value="0.770077414343128" calcext:value-type="float">
            <text:p>0.770077414343128</text:p>
          </table:table-cell>
          <table:table-cell office:value-type="float" office:value="0.45951440561165" calcext:value-type="float">
            <text:p>0.45951440561165</text:p>
          </table:table-cell>
          <table:table-cell office:value-type="float" office:value="0.912846826472421" calcext:value-type="float">
            <text:p>0.912846826472421</text:p>
          </table:table-cell>
          <table:table-cell office:value-type="float" office:value="14030554" calcext:value-type="float">
            <text:p>14030554</text:p>
          </table:table-cell>
          <table:table-cell table:number-columns-repeated="1000"/>
        </table:table-row>
        <table:table-row table:style-name="ro1">
          <table:table-cell office:value-type="float" office:value="38408099" calcext:value-type="float">
            <text:p>38408099</text:p>
          </table:table-cell>
          <table:table-cell office:value-type="string" calcext:value-type="string">
            <text:p><text:s/>USA, NPCR (42 States) (2003-2007)</text:p>
          </table:table-cell>
          <table:table-cell office:value-type="float" office:value="0.0131670210424605" calcext:value-type="float">
            <text:p>0.013167021042461</text:p>
          </table:table-cell>
          <table:table-cell office:value-type="float" office:value="0.00137146658818876" calcext:value-type="float">
            <text:p>0.001371466588189</text:p>
          </table:table-cell>
          <table:table-cell office:value-type="float" office:value="0.0323807023035102" calcext:value-type="float">
            <text:p>0.03238070230351</text:p>
          </table:table-cell>
          <table:table-cell office:value-type="float" office:value="0.00285868978611335" calcext:value-type="float">
            <text:p>0.002858689786113</text:p>
          </table:table-cell>
          <table:table-cell office:value-type="float" office:value="0.00851949509035891" calcext:value-type="float">
            <text:p>0.008519495090359</text:p>
          </table:table-cell>
          <table:table-cell office:value-type="float" office:value="0.0175446392964172" calcext:value-type="float">
            <text:p>0.017544639296417</text:p>
          </table:table-cell>
          <table:table-cell office:value-type="float" office:value="0.000240821334836153" calcext:value-type="float">
            <text:p>0.000240821334836</text:p>
          </table:table-cell>
          <table:table-cell office:value-type="float" office:value="0.0141483820042352" calcext:value-type="float">
            <text:p>0.014148382004235</text:p>
          </table:table-cell>
          <table:table-cell office:value-type="float" office:value="0.000276462330695979" calcext:value-type="float">
            <text:p>0.000276462330696</text:p>
          </table:table-cell>
          <table:table-cell office:value-type="float" office:value="0.00379419419395327" calcext:value-type="float">
            <text:p>0.003794194193953</text:p>
          </table:table-cell>
          <table:table-cell office:value-type="float" office:value="0.000106515333686782" calcext:value-type="float">
            <text:p>0.000106515333687</text:p>
          </table:table-cell>
          <table:table-cell office:value-type="float" office:value="0.00761720279797308" calcext:value-type="float">
            <text:p>0.007617202797973</text:p>
          </table:table-cell>
          <table:table-cell office:value-type="float" office:value="0.000171539044905193" calcext:value-type="float">
            <text:p>0.000171539044905</text:p>
          </table:table-cell>
          <table:table-cell office:value-type="float" office:value="0.00311155233139316" calcext:value-type="float">
            <text:p>0.003111552331393</text:p>
          </table:table-cell>
          <table:table-cell office:value-type="float" office:value="0.00237566704356379" calcext:value-type="float">
            <text:p>0.002375667043564</text:p>
          </table:table-cell>
          <table:table-cell office:value-type="float" office:value="0.142809891294561" calcext:value-type="float">
            <text:p>0.142809891294561</text:p>
          </table:table-cell>
          <table:table-cell office:value-type="float" office:value="0.0987077475044365" calcext:value-type="float">
            <text:p>0.098707747504437</text:p>
          </table:table-cell>
          <table:table-cell office:value-type="float" office:value="0.000348458717944311" calcext:value-type="float">
            <text:p>0.000348458717944</text:p>
          </table:table-cell>
          <table:table-cell office:value-type="float" office:value="0.764820841279519" calcext:value-type="float">
            <text:p>0.764820841279519</text:p>
          </table:table-cell>
          <table:table-cell office:value-type="float" office:value="0.449366352196429" calcext:value-type="float">
            <text:p>0.449366352196429</text:p>
          </table:table-cell>
          <table:table-cell office:value-type="float" office:value="0.910689609669904" calcext:value-type="float">
            <text:p>0.910689609669904</text:p>
          </table:table-cell>
          <table:table-cell office:value-type="float" office:value="1238828526" calcext:value-type="float">
            <text:p>1238828526</text:p>
          </table:table-cell>
          <table:table-cell table:number-columns-repeated="1000"/>
        </table:table-row>
        <table:table-row table:style-name="ro1">
          <table:table-cell office:value-type="float" office:value="40480046" calcext:value-type="float">
            <text:p>40480046</text:p>
          </table:table-cell>
          <table:table-cell office:value-type="string" calcext:value-type="string">
            <text:p><text:s/>Bahrain: Bahraini (2003-2007)</text:p>
          </table:table-cell>
          <table:table-cell office:value-type="float" office:value="0.00729593251334893" calcext:value-type="float">
            <text:p>0.007295932513349</text:p>
          </table:table-cell>
          <table:table-cell office:value-type="float" office:value="0.000874656606571796" calcext:value-type="float">
            <text:p>0.000874656606572</text:p>
          </table:table-cell>
          <table:table-cell office:value-type="float" office:value="0.0133674003665472" calcext:value-type="float">
            <text:p>0.013367400366547</text:p>
          </table:table-cell>
          <table:table-cell office:value-type="float" office:value="0.0019351404249929" calcext:value-type="float">
            <text:p>0.001935140424993</text:p>
          </table:table-cell>
          <table:table-cell office:value-type="float" office:value="0.00517828454099549" calcext:value-type="float">
            <text:p>0.005178284540995</text:p>
          </table:table-cell>
          <table:table-cell office:value-type="float" office:value="0.0043640249534917" calcext:value-type="float">
            <text:p>0.004364024953492</text:p>
          </table:table-cell>
          <table:table-cell table:style-name="ce2" office:value-type="float" office:value="0.0000750407466390194" calcext:value-type="float">
            <text:p>7.50E-05</text:p>
          </table:table-cell>
          <table:table-cell office:value-type="float" office:value="0.000197389728929755" calcext:value-type="float">
            <text:p>0.00019738972893</text:p>
          </table:table-cell>
          <table:table-cell table:style-name="ce2" office:value-type="float" office:value="0.0000848794694543461" calcext:value-type="float">
            <text:p>8.49E-05</text:p>
          </table:table-cell>
          <table:table-cell office:value-type="float" office:value="0.00174334912064232" calcext:value-type="float">
            <text:p>0.001743349120642</text:p>
          </table:table-cell>
          <table:table-cell table:style-name="ce2" office:value-type="float" office:value="0.0000358034663427018" calcext:value-type="float">
            <text:p>3.58E-05</text:p>
          </table:table-cell>
          <table:table-cell office:value-type="float" office:value="0.00438661971462372" calcext:value-type="float">
            <text:p>0.004386619714624</text:p>
          </table:table-cell>
          <table:table-cell office:value-type="float" office:value="0.000107235967156116" calcext:value-type="float">
            <text:p>0.000107235967156</text:p>
          </table:table-cell>
          <table:table-cell office:value-type="float" office:value="0.000442781124536972" calcext:value-type="float">
            <text:p>0.000442781124537</text:p>
          </table:table-cell>
          <table:table-cell office:value-type="float" office:value="0.00109195197306962" calcext:value-type="float">
            <text:p>0.00109195197307</text:p>
          </table:table-cell>
          <table:table-cell office:value-type="float" office:value="0.0176514633050418" calcext:value-type="float">
            <text:p>0.017651463305042</text:p>
          </table:table-cell>
          <table:table-cell office:value-type="float" office:value="0.0612086649607312" calcext:value-type="float">
            <text:p>0.061208664960731</text:p>
          </table:table-cell>
          <table:table-cell office:value-type="float" office:value="0.00296163124617488" calcext:value-type="float">
            <text:p>0.002961631246175</text:p>
          </table:table-cell>
          <table:table-cell office:value-type="float" office:value="0.67479881089839" calcext:value-type="float">
            <text:p>0.67479881089839</text:p>
          </table:table-cell>
          <table:table-cell office:value-type="float" office:value="0.28735402207158" calcext:value-type="float">
            <text:p>0.28735402207158</text:p>
          </table:table-cell>
          <table:table-cell office:value-type="float" office:value="0.872468453108186" calcext:value-type="float">
            <text:p>0.872468453108186</text:p>
          </table:table-cell>
          <table:table-cell office:value-type="float" office:value="2266926" calcext:value-type="float">
            <text:p>2266926</text:p>
          </table:table-cell>
          <table:table-cell table:number-columns-repeated="1000"/>
        </table:table-row>
        <table:table-row table:style-name="ro1">
          <table:table-cell office:value-type="float" office:value="41560199" calcext:value-type="float">
            <text:p>41560199</text:p>
          </table:table-cell>
          <table:table-cell office:value-type="string" calcext:value-type="string">
            <text:p><text:s/>China, Beijing City (2003-2007)</text:p>
          </table:table-cell>
          <table:table-cell office:value-type="float" office:value="0.00497546772055088" calcext:value-type="float">
            <text:p>0.004975467720551</text:p>
          </table:table-cell>
          <table:table-cell office:value-type="float" office:value="0.00384777469457015" calcext:value-type="float">
            <text:p>0.00384777469457</text:p>
          </table:table-cell>
          <table:table-cell office:value-type="float" office:value="0.0205066459467664" calcext:value-type="float">
            <text:p>0.020506645946766</text:p>
          </table:table-cell>
          <table:table-cell office:value-type="float" office:value="0.00429562954447786" calcext:value-type="float">
            <text:p>0.004295629544478</text:p>
          </table:table-cell>
          <table:table-cell office:value-type="float" office:value="0.00506929031488576" calcext:value-type="float">
            <text:p>0.005069290314886</text:p>
          </table:table-cell>
          <table:table-cell office:value-type="float" office:value="0.0119599639870046" calcext:value-type="float">
            <text:p>0.011959963987005</text:p>
          </table:table-cell>
          <table:table-cell office:value-type="float" office:value="0.000197887468532395" calcext:value-type="float">
            <text:p>0.000197887468532</text:p>
          </table:table-cell>
          <table:table-cell office:value-type="float" office:value="0.000422668354871076" calcext:value-type="float">
            <text:p>0.000422668354871</text:p>
          </table:table-cell>
          <table:table-cell office:value-type="float" office:value="0.000350473194717276" calcext:value-type="float">
            <text:p>0.000350473194717</text:p>
          </table:table-cell>
          <table:table-cell office:value-type="float" office:value="0.0003529744599135" calcext:value-type="float">
            <text:p>0.000352974459914</text:p>
          </table:table-cell>
          <table:table-cell office:value-type="float" office:value="0.000104015501911702" calcext:value-type="float">
            <text:p>0.000104015501912</text:p>
          </table:table-cell>
          <table:table-cell office:value-type="float" office:value="0.00272645255118016" calcext:value-type="float">
            <text:p>0.00272645255118</text:p>
          </table:table-cell>
          <table:table-cell office:value-type="float" office:value="0.000108112345711456" calcext:value-type="float">
            <text:p>0.000108112345711</text:p>
          </table:table-cell>
          <table:table-cell office:value-type="float" office:value="0.000344087833815562" calcext:value-type="float">
            <text:p>0.000344087833816</text:p>
          </table:table-cell>
          <table:table-cell office:value-type="float" office:value="0.00151407598963961" calcext:value-type="float">
            <text:p>0.00151407598964</text:p>
          </table:table-cell>
          <table:table-cell office:value-type="float" office:value="0.00760898877151721" calcext:value-type="float">
            <text:p>0.007608988771517</text:p>
          </table:table-cell>
          <table:table-cell office:value-type="float" office:value="0.0392662940354478" calcext:value-type="float">
            <text:p>0.039266294035448</text:p>
          </table:table-cell>
          <table:table-cell office:value-type="float" office:value="0.00279788383100721" calcext:value-type="float">
            <text:p>0.002797883831007</text:p>
          </table:table-cell>
          <table:table-cell office:value-type="float" office:value="0.67766091181812" calcext:value-type="float">
            <text:p>0.67766091181812</text:p>
          </table:table-cell>
          <table:table-cell office:value-type="float" office:value="0.292184911936337" calcext:value-type="float">
            <text:p>0.292184911936337</text:p>
          </table:table-cell>
          <table:table-cell office:value-type="float" office:value="0.873722031285321" calcext:value-type="float">
            <text:p>0.873722031285321</text:p>
          </table:table-cell>
          <table:table-cell office:value-type="float" office:value="33977332" calcext:value-type="float">
            <text:p>33977332</text:p>
          </table:table-cell>
          <table:table-cell table:number-columns-repeated="1000"/>
        </table:table-row>
        <table:table-row table:style-name="ro1">
          <table:table-cell office:value-type="float" office:value="41560299" calcext:value-type="float">
            <text:p>41560299</text:p>
          </table:table-cell>
          <table:table-cell office:value-type="string" calcext:value-type="string">
            <text:p><text:s/>China, Qidong County (2003-2007)</text:p>
          </table:table-cell>
          <table:table-cell office:value-type="float" office:value="0.00320563474603949" calcext:value-type="float">
            <text:p>0.003205634746039</text:p>
          </table:table-cell>
          <table:table-cell office:value-type="float" office:value="0.0022925177218431" calcext:value-type="float">
            <text:p>0.002292517721843</text:p>
          </table:table-cell>
          <table:table-cell office:value-type="float" office:value="0.0141704678882603" calcext:value-type="float">
            <text:p>0.01417046788826</text:p>
          </table:table-cell>
          <table:table-cell office:value-type="float" office:value="0.00483559760702922" calcext:value-type="float">
            <text:p>0.004835597607029</text:p>
          </table:table-cell>
          <table:table-cell office:value-type="float" office:value="0.00715782640810326" calcext:value-type="float">
            <text:p>0.007157826408103</text:p>
          </table:table-cell>
          <table:table-cell office:value-type="float" office:value="0.00309667554057371" calcext:value-type="float">
            <text:p>0.003096675540574</text:p>
          </table:table-cell>
          <table:table-cell office:value-type="float" office:value="0.000823342163697269" calcext:value-type="float">
            <text:p>0.000823342163697</text:p>
          </table:table-cell>
          <table:table-cell office:value-type="float" office:value="0.000266647049163727" calcext:value-type="float">
            <text:p>0.000266647049164</text:p>
          </table:table-cell>
          <table:table-cell office:value-type="float" office:value="0" calcext:value-type="float">
            <text:p>0</text:p>
          </table:table-cell>
          <table:table-cell office:value-type="float" office:value="0.000285581794038309" calcext:value-type="float">
            <text:p>0.000285581794038</text:p>
          </table:table-cell>
          <table:table-cell office:value-type="float" office:value="0" calcext:value-type="float">
            <text:p>0</text:p>
          </table:table-cell>
          <table:table-cell office:value-type="float" office:value="0.000465655580641654" calcext:value-type="float">
            <text:p>0.0004656555806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442358106428773" calcext:value-type="float">
            <text:p>4.42E-05</text:p>
          </table:table-cell>
          <table:table-cell office:value-type="float" office:value="0.00150983720737485" calcext:value-type="float">
            <text:p>0.001509837207375</text:p>
          </table:table-cell>
          <table:table-cell office:value-type="float" office:value="0.00336409415193978" calcext:value-type="float">
            <text:p>0.00336409415194</text:p>
          </table:table-cell>
          <table:table-cell office:value-type="float" office:value="0.0165059614457088" calcext:value-type="float">
            <text:p>0.01650596144570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393906" calcext:value-type="float">
            <text:p>5393906</text:p>
          </table:table-cell>
          <table:table-cell table:number-columns-repeated="1000"/>
        </table:table-row>
        <table:table-row table:style-name="ro1">
          <table:table-cell office:value-type="float" office:value="41560399" calcext:value-type="float">
            <text:p>41560399</text:p>
          </table:table-cell>
          <table:table-cell office:value-type="string" calcext:value-type="string">
            <text:p><text:s/>China, Shanghai City (2003-2007)</text:p>
          </table:table-cell>
          <table:table-cell office:value-type="float" office:value="0.00673625628905738" calcext:value-type="float">
            <text:p>0.006736256289057</text:p>
          </table:table-cell>
          <table:table-cell office:value-type="float" office:value="0.00274169264473641" calcext:value-type="float">
            <text:p>0.002741692644736</text:p>
          </table:table-cell>
          <table:table-cell office:value-type="float" office:value="0.0296304144675507" calcext:value-type="float">
            <text:p>0.029630414467551</text:p>
          </table:table-cell>
          <table:table-cell office:value-type="float" office:value="0.00253128061842744" calcext:value-type="float">
            <text:p>0.002531280618427</text:p>
          </table:table-cell>
          <table:table-cell office:value-type="float" office:value="0.00702250116618132" calcext:value-type="float">
            <text:p>0.007022501166181</text:p>
          </table:table-cell>
          <table:table-cell office:value-type="float" office:value="0.0100360012871537" calcext:value-type="float">
            <text:p>0.010036001287154</text:p>
          </table:table-cell>
          <table:table-cell office:value-type="float" office:value="0.000158946166633323" calcext:value-type="float">
            <text:p>0.000158946166633</text:p>
          </table:table-cell>
          <table:table-cell office:value-type="float" office:value="0.00052680226752685" calcext:value-type="float">
            <text:p>0.000526802267527</text:p>
          </table:table-cell>
          <table:table-cell office:value-type="float" office:value="0.000291362122413908" calcext:value-type="float">
            <text:p>0.000291362122414</text:p>
          </table:table-cell>
          <table:table-cell office:value-type="float" office:value="0.000512521984806228" calcext:value-type="float">
            <text:p>0.000512521984806</text:p>
          </table:table-cell>
          <table:table-cell table:style-name="ce2" office:value-type="float" office:value="0.0000574785082487933" calcext:value-type="float">
            <text:p>5.75E-05</text:p>
          </table:table-cell>
          <table:table-cell office:value-type="float" office:value="0.00425555218712438" calcext:value-type="float">
            <text:p>0.004255552187124</text:p>
          </table:table-cell>
          <table:table-cell table:style-name="ce2" office:value-type="float" office:value="0.0000754622065628029" calcext:value-type="float">
            <text:p>7.55E-05</text:p>
          </table:table-cell>
          <table:table-cell office:value-type="float" office:value="0.000332261351344999" calcext:value-type="float">
            <text:p>0.000332261351345</text:p>
          </table:table-cell>
          <table:table-cell office:value-type="float" office:value="0.000981517315595701" calcext:value-type="float">
            <text:p>0.000981517315596</text:p>
          </table:table-cell>
          <table:table-cell office:value-type="float" office:value="0.0115274240144422" calcext:value-type="float">
            <text:p>0.011527424014442</text:p>
          </table:table-cell>
          <table:table-cell office:value-type="float" office:value="0.0430904130821268" calcext:value-type="float">
            <text:p>0.043090413082127</text:p>
          </table:table-cell>
          <table:table-cell office:value-type="float" office:value="0.00274862506253282" calcext:value-type="float">
            <text:p>0.002748625062533</text:p>
          </table:table-cell>
          <table:table-cell office:value-type="float" office:value="0.67854859768176" calcext:value-type="float">
            <text:p>0.67854859768176</text:p>
          </table:table-cell>
          <table:table-cell office:value-type="float" office:value="0.293687228716052" calcext:value-type="float">
            <text:p>0.293687228716052</text:p>
          </table:table-cell>
          <table:table-cell office:value-type="float" office:value="0.87411030245727" calcext:value-type="float">
            <text:p>0.87411030245727</text:p>
          </table:table-cell>
          <table:table-cell office:value-type="float" office:value="28870719" calcext:value-type="float">
            <text:p>28870719</text:p>
          </table:table-cell>
          <table:table-cell table:number-columns-repeated="1000"/>
        </table:table-row>
        <table:table-row table:style-name="ro1">
          <table:table-cell office:value-type="float" office:value="41560699" calcext:value-type="float">
            <text:p>41560699</text:p>
          </table:table-cell>
          <table:table-cell office:value-type="string" calcext:value-type="string">
            <text:p><text:s/>China, Cixian County (2003-2007)</text:p>
          </table:table-cell>
          <table:table-cell office:value-type="float" office:value="0.00744093584970996" calcext:value-type="float">
            <text:p>0.00744093584971</text:p>
          </table:table-cell>
          <table:table-cell office:value-type="float" office:value="0.172236108021367" calcext:value-type="float">
            <text:p>0.172236108021367</text:p>
          </table:table-cell>
          <table:table-cell office:value-type="float" office:value="0.0124027837786536" calcext:value-type="float">
            <text:p>0.012402783778654</text:p>
          </table:table-cell>
          <table:table-cell office:value-type="float" office:value="0.00792292194439616" calcext:value-type="float">
            <text:p>0.007922921944396</text:p>
          </table:table-cell>
          <table:table-cell office:value-type="float" office:value="0.00321398932868985" calcext:value-type="float">
            <text:p>0.00321398932869</text:p>
          </table:table-cell>
          <table:table-cell office:value-type="float" office:value="0.0202045323532902" calcext:value-type="float">
            <text:p>0.02020453235329</text:p>
          </table:table-cell>
          <table:table-cell office:value-type="float" office:value="0.00189189538435781" calcext:value-type="float">
            <text:p>0.001891895384358</text:p>
          </table:table-cell>
          <table:table-cell office:value-type="float" office:value="0.000425817966720548" calcext:value-type="float">
            <text:p>0.000425817966721</text:p>
          </table:table-cell>
          <table:table-cell office:value-type="float" office:value="0.000477243212190017" calcext:value-type="float">
            <text:p>0.00047724321219</text:p>
          </table:table-cell>
          <table:table-cell office:value-type="float" office:value="0.000520007583981133" calcext:value-type="float">
            <text:p>0.000520007583981</text:p>
          </table:table-cell>
          <table:table-cell table:style-name="ce2" office:value-type="float" office:value="0.0000252046835166017" calcext:value-type="float">
            <text:p>2.52E-05</text:p>
          </table:table-cell>
          <table:table-cell office:value-type="float" office:value="0.000909419048397821" calcext:value-type="float">
            <text:p>0.00090941904839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660982810402721" calcext:value-type="float">
            <text:p>6.61E-05</text:p>
          </table:table-cell>
          <table:table-cell office:value-type="float" office:value="0.000611944323730069" calcext:value-type="float">
            <text:p>0.00061194432373</text:p>
          </table:table-cell>
          <table:table-cell office:value-type="float" office:value="0.00102636577394591" calcext:value-type="float">
            <text:p>0.001026365773946</text:p>
          </table:table-cell>
          <table:table-cell office:value-type="float" office:value="0.0141080486686011" calcext:value-type="float">
            <text:p>0.0141080486686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08098" calcext:value-type="float">
            <text:p>3008098</text:p>
          </table:table-cell>
          <table:table-cell table:number-columns-repeated="1000"/>
        </table:table-row>
        <table:table-row table:style-name="ro1">
          <table:table-cell office:value-type="float" office:value="41560799" calcext:value-type="float">
            <text:p>41560799</text:p>
          </table:table-cell>
          <table:table-cell office:value-type="string" calcext:value-type="string">
            <text:p><text:s/>China, Jiashan County (2003-2007)</text:p>
          </table:table-cell>
          <table:table-cell office:value-type="float" office:value="0.0063028407276204" calcext:value-type="float">
            <text:p>0.00630284072762</text:p>
          </table:table-cell>
          <table:table-cell office:value-type="float" office:value="0" calcext:value-type="float">
            <text:p>0</text:p>
          </table:table-cell>
          <table:table-cell office:value-type="float" office:value="0.0257325238250113" calcext:value-type="float">
            <text:p>0.025732523825011</text:p>
          </table:table-cell>
          <table:table-cell office:value-type="float" office:value="0.00616160034117106" calcext:value-type="float">
            <text:p>0.006161600341171</text:p>
          </table:table-cell>
          <table:table-cell office:value-type="float" office:value="0.00976928419070326" calcext:value-type="float">
            <text:p>0.009769284190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5705105784839" calcext:value-type="float">
            <text:p>0.000415705105785</text:p>
          </table:table-cell>
          <table:table-cell office:value-type="float" office:value="0" calcext:value-type="float">
            <text:p>0</text:p>
          </table:table-cell>
          <table:table-cell office:value-type="float" office:value="0.000593908249822983" calcext:value-type="float">
            <text:p>0.00059390824982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0000481897210581849" calcext:value-type="float">
            <text:p>4.82E-05</text:p>
          </table:table-cell>
          <table:table-cell office:value-type="float" office:value="0.00126747199188698" calcext:value-type="float">
            <text:p>0.001267471991887</text:p>
          </table:table-cell>
          <table:table-cell office:value-type="float" office:value="0.0033005284442488" calcext:value-type="float">
            <text:p>0.003300528444249</text:p>
          </table:table-cell>
          <table:table-cell office:value-type="float" office:value="0.0234012579554497" calcext:value-type="float">
            <text:p>0.0234012579554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12870" calcext:value-type="float">
            <text:p>1812870</text:p>
          </table:table-cell>
          <table:table-cell table:number-columns-repeated="1000"/>
        </table:table-row>
        <table:table-row table:style-name="ro1">
          <table:table-cell office:value-type="float" office:value="41560999" calcext:value-type="float">
            <text:p>41560999</text:p>
          </table:table-cell>
          <table:table-cell office:value-type="string" calcext:value-type="string">
            <text:p><text:s/>China, Wuhan City (2003-2007)</text:p>
          </table:table-cell>
          <table:table-cell office:value-type="float" office:value="0.00814703015587225" calcext:value-type="float">
            <text:p>0.008147030155872</text:p>
          </table:table-cell>
          <table:table-cell office:value-type="float" office:value="0" calcext:value-type="float">
            <text:p>0</text:p>
          </table:table-cell>
          <table:table-cell office:value-type="float" office:value="0.023185832797681" calcext:value-type="float">
            <text:p>0.023185832797681</text:p>
          </table:table-cell>
          <table:table-cell office:value-type="float" office:value="0.00504188907202533" calcext:value-type="float">
            <text:p>0.005041889072025</text:p>
          </table:table-cell>
          <table:table-cell office:value-type="float" office:value="0.00521623462708501" calcext:value-type="float">
            <text:p>0.005216234627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2266968335513" calcext:value-type="float">
            <text:p>0.000502266968336</text:p>
          </table:table-cell>
          <table:table-cell office:value-type="float" office:value="0" calcext:value-type="float">
            <text:p>0</text:p>
          </table:table-cell>
          <table:table-cell office:value-type="float" office:value="0.000382606178490873" calcext:value-type="float">
            <text:p>0.000382606178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7828904978361" calcext:value-type="float">
            <text:p>0.000447828904978</text:p>
          </table:table-cell>
          <table:table-cell office:value-type="float" office:value="0.00117051133166075" calcext:value-type="float">
            <text:p>0.001170511331661</text:p>
          </table:table-cell>
          <table:table-cell office:value-type="float" office:value="0.0054208258610847" calcext:value-type="float">
            <text:p>0.005420825861085</text:p>
          </table:table-cell>
          <table:table-cell office:value-type="float" office:value="0.0326527088493769" calcext:value-type="float">
            <text:p>0.0326527088493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2483739" calcext:value-type="float">
            <text:p>22483739</text:p>
          </table:table-cell>
          <table:table-cell table:number-columns-repeated="1000"/>
        </table:table-row>
        <table:table-row table:style-name="ro1">
          <table:table-cell office:value-type="float" office:value="41561499" calcext:value-type="float">
            <text:p>41561499</text:p>
          </table:table-cell>
          <table:table-cell office:value-type="string" calcext:value-type="string">
            <text:p><text:s/>China, Zhongshan City (2004-2007)</text:p>
          </table:table-cell>
          <table:table-cell office:value-type="float" office:value="0.0293622080937257" calcext:value-type="float">
            <text:p>0.029362208093726</text:p>
          </table:table-cell>
          <table:table-cell office:value-type="float" office:value="0.0113402966656843" calcext:value-type="float">
            <text:p>0.011340296665684</text:p>
          </table:table-cell>
          <table:table-cell office:value-type="float" office:value="0.0236407166485904" calcext:value-type="float">
            <text:p>0.02364071664859</text:p>
          </table:table-cell>
          <table:table-cell office:value-type="float" office:value="0.00470557820092605" calcext:value-type="float">
            <text:p>0.004705578200926</text:p>
          </table:table-cell>
          <table:table-cell office:value-type="float" office:value="0.00412147560361391" calcext:value-type="float">
            <text:p>0.004121475603614</text:p>
          </table:table-cell>
          <table:table-cell office:value-type="float" office:value="0.0116548017177721" calcext:value-type="float">
            <text:p>0.011654801717772</text:p>
          </table:table-cell>
          <table:table-cell office:value-type="float" office:value="0.000172358507054454" calcext:value-type="float">
            <text:p>0.000172358507054</text:p>
          </table:table-cell>
          <table:table-cell office:value-type="float" office:value="0.000264254213771167" calcext:value-type="float">
            <text:p>0.000264254213771</text:p>
          </table:table-cell>
          <table:table-cell office:value-type="float" office:value="0.000289792875915575" calcext:value-type="float">
            <text:p>0.000289792875916</text:p>
          </table:table-cell>
          <table:table-cell office:value-type="float" office:value="0.000585103383837135" calcext:value-type="float">
            <text:p>0.000585103383837</text:p>
          </table:table-cell>
          <table:table-cell table:style-name="ce2" office:value-type="float" office:value="0.0000528614841136203" calcext:value-type="float">
            <text:p>5.29E-05</text:p>
          </table:table-cell>
          <table:table-cell office:value-type="float" office:value="0.00247243443466789" calcext:value-type="float">
            <text:p>0.002472434434668</text:p>
          </table:table-cell>
          <table:table-cell table:style-name="ce2" office:value-type="float" office:value="0.0000764806672464807" calcext:value-type="float">
            <text:p>7.65E-05</text:p>
          </table:table-cell>
          <table:table-cell office:value-type="float" office:value="0.000250219803139227" calcext:value-type="float">
            <text:p>0.000250219803139</text:p>
          </table:table-cell>
          <table:table-cell office:value-type="float" office:value="0.0020055922542978" calcext:value-type="float">
            <text:p>0.002005592254298</text:p>
          </table:table-cell>
          <table:table-cell office:value-type="float" office:value="0.00629532868017226" calcext:value-type="float">
            <text:p>0.006295328680172</text:p>
          </table:table-cell>
          <table:table-cell office:value-type="float" office:value="0.0236952895946538" calcext:value-type="float">
            <text:p>0.023695289594654</text:p>
          </table:table-cell>
          <table:table-cell office:value-type="float" office:value="0.00745467024062885" calcext:value-type="float">
            <text:p>0.007454670240629</text:p>
          </table:table-cell>
          <table:table-cell office:value-type="float" office:value="0.623771962983339" calcext:value-type="float">
            <text:p>0.623771962983339</text:p>
          </table:table-cell>
          <table:table-cell office:value-type="float" office:value="0.204412737662817" calcext:value-type="float">
            <text:p>0.204412737662817</text:p>
          </table:table-cell>
          <table:table-cell office:value-type="float" office:value="0.849673729321168" calcext:value-type="float">
            <text:p>0.849673729321168</text:p>
          </table:table-cell>
          <table:table-cell office:value-type="float" office:value="5472617" calcext:value-type="float">
            <text:p>5472617</text:p>
          </table:table-cell>
          <table:table-cell table:number-columns-repeated="1000"/>
        </table:table-row>
        <table:table-row table:style-name="ro1">
          <table:table-cell office:value-type="float" office:value="41561599" calcext:value-type="float">
            <text:p>41561599</text:p>
          </table:table-cell>
          <table:table-cell office:value-type="string" calcext:value-type="string">
            <text:p><text:s/>China, Nangang District, Harbin City (2003-2007)</text:p>
          </table:table-cell>
          <table:table-cell office:value-type="float" office:value="0.00611441228434268" calcext:value-type="float">
            <text:p>0.006114412284343</text:p>
          </table:table-cell>
          <table:table-cell office:value-type="float" office:value="0.000526747586468306" calcext:value-type="float">
            <text:p>0.000526747586468</text:p>
          </table:table-cell>
          <table:table-cell office:value-type="float" office:value="0.0249310459197254" calcext:value-type="float">
            <text:p>0.024931045919725</text:p>
          </table:table-cell>
          <table:table-cell office:value-type="float" office:value="0.00247978616440606" calcext:value-type="float">
            <text:p>0.002479786164406</text:p>
          </table:table-cell>
          <table:table-cell office:value-type="float" office:value="0.00793882451260256" calcext:value-type="float">
            <text:p>0.007938824512603</text:p>
          </table:table-cell>
          <table:table-cell office:value-type="float" office:value="0.0014200235476097" calcext:value-type="float">
            <text:p>0.00142002354761</text:p>
          </table:table-cell>
          <table:table-cell table:style-name="ce2" office:value-type="float" office:value="0.0000239262839773909" calcext:value-type="float">
            <text:p>2.39E-05</text:p>
          </table:table-cell>
          <table:table-cell office:value-type="float" office:value="0.00017546997213822" calcext:value-type="float">
            <text:p>0.000175469972138</text:p>
          </table:table-cell>
          <table:table-cell office:value-type="float" office:value="0" calcext:value-type="float">
            <text:p>0</text:p>
          </table:table-cell>
          <table:table-cell office:value-type="float" office:value="0.000458551098107001" calcext:value-type="float">
            <text:p>0.000458551098107</text:p>
          </table:table-cell>
          <table:table-cell office:value-type="float" office:value="0" calcext:value-type="float">
            <text:p>0</text:p>
          </table:table-cell>
          <table:table-cell office:value-type="float" office:value="0.000274727543481484" calcext:value-type="float">
            <text:p>0.000274727543481</text:p>
          </table:table-cell>
          <table:table-cell office:value-type="float" office:value="0" calcext:value-type="float">
            <text:p>0</text:p>
          </table:table-cell>
          <table:table-cell office:value-type="float" office:value="0.000115532208103015" calcext:value-type="float">
            <text:p>0.000115532208103</text:p>
          </table:table-cell>
          <table:table-cell office:value-type="float" office:value="0" calcext:value-type="float">
            <text:p>0</text:p>
          </table:table-cell>
          <table:table-cell office:value-type="float" office:value="0.00343995822560164" calcext:value-type="float">
            <text:p>0.003439958225602</text:p>
          </table:table-cell>
          <table:table-cell office:value-type="float" office:value="0.0348026145133661" calcext:value-type="float">
            <text:p>0.03480261451336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828060" calcext:value-type="float">
            <text:p>4828060</text:p>
          </table:table-cell>
          <table:table-cell table:number-columns-repeated="1000"/>
        </table:table-row>
        <table:table-row table:style-name="ro1">
          <table:table-cell office:value-type="float" office:value="41561899" calcext:value-type="float">
            <text:p>41561899</text:p>
          </table:table-cell>
          <table:table-cell office:value-type="string" calcext:value-type="string">
            <text:p><text:s/>China, Yanting County (2003-2007)</text:p>
          </table:table-cell>
          <table:table-cell office:value-type="float" office:value="0.00631128858903759" calcext:value-type="float">
            <text:p>0.006311288589038</text:p>
          </table:table-cell>
          <table:table-cell office:value-type="float" office:value="0.0920088971676459" calcext:value-type="float">
            <text:p>0.092008897167646</text:p>
          </table:table-cell>
          <table:table-cell office:value-type="float" office:value="0.0105509345896883" calcext:value-type="float">
            <text:p>0.010550934589688</text:p>
          </table:table-cell>
          <table:table-cell office:value-type="float" office:value="0.0287496149873212" calcext:value-type="float">
            <text:p>0.028749614987321</text:p>
          </table:table-cell>
          <table:table-cell office:value-type="float" office:value="0.00171356906622605" calcext:value-type="float">
            <text:p>0.001713569066226</text:p>
          </table:table-cell>
          <table:table-cell office:value-type="float" office:value="0.0013036843012741" calcext:value-type="float">
            <text:p>0.001303684301274</text:p>
          </table:table-cell>
          <table:table-cell office:value-type="float" office:value="0.000681522372774635" calcext:value-type="float">
            <text:p>0.000681522372775</text:p>
          </table:table-cell>
          <table:table-cell office:value-type="float" office:value="0.000118589909499464" calcext:value-type="float">
            <text:p>0.000118589909499</text:p>
          </table:table-cell>
          <table:table-cell office:value-type="float" office:value="0.000134731985355189" calcext:value-type="float">
            <text:p>0.000134731985355</text:p>
          </table:table-cell>
          <table:table-cell office:value-type="float" office:value="0.000119958734195437" calcext:value-type="float">
            <text:p>0.000119958734195</text:p>
          </table:table-cell>
          <table:table-cell office:value-type="float" office:value="0" calcext:value-type="float">
            <text:p>0</text:p>
          </table:table-cell>
          <table:table-cell office:value-type="float" office:value="0.000117890436119333" calcext:value-type="float">
            <text:p>0.00011789043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114747392512" calcext:value-type="float">
            <text:p>0.000101114747393</text:p>
          </table:table-cell>
          <table:table-cell office:value-type="float" office:value="0.00131136561904125" calcext:value-type="float">
            <text:p>0.001311365619041</text:p>
          </table:table-cell>
          <table:table-cell office:value-type="float" office:value="0.00931903848111909" calcext:value-type="float">
            <text:p>0.00931903848111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939424" calcext:value-type="float">
            <text:p>2939424</text:p>
          </table:table-cell>
          <table:table-cell table:number-columns-repeated="1000"/>
        </table:table-row>
        <table:table-row table:style-name="ro1">
          <table:table-cell office:value-type="float" office:value="41562099" calcext:value-type="float">
            <text:p>41562099</text:p>
          </table:table-cell>
          <table:table-cell office:value-type="string" calcext:value-type="string">
            <text:p><text:s/>China, Haining County (2003-2007)</text:p>
          </table:table-cell>
          <table:table-cell office:value-type="float" office:value="0.00550344586044573" calcext:value-type="float">
            <text:p>0.005503445860446</text:p>
          </table:table-cell>
          <table:table-cell office:value-type="float" office:value="0.00283630248836437" calcext:value-type="float">
            <text:p>0.002836302488364</text:p>
          </table:table-cell>
          <table:table-cell office:value-type="float" office:value="0.0161057823965005" calcext:value-type="float">
            <text:p>0.016105782396501</text:p>
          </table:table-cell>
          <table:table-cell office:value-type="float" office:value="0.000432784138932279" calcext:value-type="float">
            <text:p>0.000432784138932</text:p>
          </table:table-cell>
          <table:table-cell office:value-type="float" office:value="0.00768205373829882" calcext:value-type="float">
            <text:p>0.007682053738299</text:p>
          </table:table-cell>
          <table:table-cell office:value-type="float" office:value="0.00103971692307357" calcext:value-type="float">
            <text:p>0.001039716923074</text:p>
          </table:table-cell>
          <table:table-cell office:value-type="float" office:value="0.000312250706532514" calcext:value-type="float">
            <text:p>0.000312250706533</text:p>
          </table:table-cell>
          <table:table-cell office:value-type="float" office:value="0.000290020550185999" calcext:value-type="float">
            <text:p>0.000290020550186</text:p>
          </table:table-cell>
          <table:table-cell office:value-type="float" office:value="0.000136501550257626" calcext:value-type="float">
            <text:p>0.000136501550258</text:p>
          </table:table-cell>
          <table:table-cell office:value-type="float" office:value="0.000100620565789703" calcext:value-type="float">
            <text:p>0.00010062056579</text:p>
          </table:table-cell>
          <table:table-cell office:value-type="float" office:value="0" calcext:value-type="float">
            <text:p>0</text:p>
          </table:table-cell>
          <table:table-cell office:value-type="float" office:value="0.000824472368250963" calcext:value-type="float">
            <text:p>0.000824472368251</text:p>
          </table:table-cell>
          <table:table-cell table:style-name="ce2" office:value-type="float" office:value="0.0000167778244685653" calcext:value-type="float">
            <text:p>1.68E-05</text:p>
          </table:table-cell>
          <table:table-cell office:value-type="float" office:value="0.000206635858443886" calcext:value-type="float">
            <text:p>0.000206635858444</text:p>
          </table:table-cell>
          <table:table-cell office:value-type="float" office:value="0.000427341368294894" calcext:value-type="float">
            <text:p>0.000427341368295</text:p>
          </table:table-cell>
          <table:table-cell office:value-type="float" office:value="0.00348315075594094" calcext:value-type="float">
            <text:p>0.003483150755941</text:p>
          </table:table-cell>
          <table:table-cell office:value-type="float" office:value="0.0152059609221392" calcext:value-type="float">
            <text:p>0.01520596092213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101219" calcext:value-type="float">
            <text:p>3101219</text:p>
          </table:table-cell>
          <table:table-cell table:number-columns-repeated="1000"/>
        </table:table-row>
        <table:table-row table:style-name="ro1">
          <table:table-cell office:value-type="float" office:value="41562399" calcext:value-type="float">
            <text:p>41562399</text:p>
          </table:table-cell>
          <table:table-cell office:value-type="string" calcext:value-type="string">
            <text:p><text:s/>China, Jiaxing City (2005-2007)</text:p>
          </table:table-cell>
          <table:table-cell office:value-type="float" office:value="0.00697826924884248" calcext:value-type="float">
            <text:p>0.006978269248842</text:p>
          </table:table-cell>
          <table:table-cell office:value-type="float" office:value="0" calcext:value-type="float">
            <text:p>0</text:p>
          </table:table-cell>
          <table:table-cell office:value-type="float" office:value="0.0269976387141508" calcext:value-type="float">
            <text:p>0.026997638714151</text:p>
          </table:table-cell>
          <table:table-cell office:value-type="float" office:value="0.00071427118406397" calcext:value-type="float">
            <text:p>0.000714271184064</text:p>
          </table:table-cell>
          <table:table-cell office:value-type="float" office:value="0.0104884015944759" calcext:value-type="float">
            <text:p>0.010488401594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46068448436801" calcext:value-type="float">
            <text:p>0.000646068448437</text:p>
          </table:table-cell>
          <table:table-cell office:value-type="float" office:value="0" calcext:value-type="float">
            <text:p>0</text:p>
          </table:table-cell>
          <table:table-cell office:value-type="float" office:value="0.000205886568949795" calcext:value-type="float">
            <text:p>0.00020588656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744109910857" calcext:value-type="float">
            <text:p>0.000699744109911</text:p>
          </table:table-cell>
          <table:table-cell office:value-type="float" office:value="0.00116795479898063" calcext:value-type="float">
            <text:p>0.001167954798981</text:p>
          </table:table-cell>
          <table:table-cell office:value-type="float" office:value="0.0058700426878998" calcext:value-type="float">
            <text:p>0.0058700426879</text:p>
          </table:table-cell>
          <table:table-cell office:value-type="float" office:value="0.0299970905399772" calcext:value-type="float">
            <text:p>0.0299970905399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34988" calcext:value-type="float">
            <text:p>1434988</text:p>
          </table:table-cell>
          <table:table-cell table:number-columns-repeated="1000"/>
        </table:table-row>
        <table:table-row table:style-name="ro1">
          <table:table-cell office:value-type="float" office:value="41563099" calcext:value-type="float">
            <text:p>41563099</text:p>
          </table:table-cell>
          <table:table-cell office:value-type="string" calcext:value-type="string">
            <text:p><text:s/>China, Hong Kong (2003-2007)</text:p>
          </table:table-cell>
          <table:table-cell office:value-type="float" office:value="0.0175338768799952" calcext:value-type="float">
            <text:p>0.017533876879995</text:p>
          </table:table-cell>
          <table:table-cell office:value-type="float" office:value="0.00451350298875964" calcext:value-type="float">
            <text:p>0.00451350298876</text:p>
          </table:table-cell>
          <table:table-cell office:value-type="float" office:value="0.0351294208791768" calcext:value-type="float">
            <text:p>0.035129420879177</text:p>
          </table:table-cell>
          <table:table-cell office:value-type="float" office:value="0.00629516014685307" calcext:value-type="float">
            <text:p>0.006295160146853</text:p>
          </table:table-cell>
          <table:table-cell office:value-type="float" office:value="0.00431122909321145" calcext:value-type="float">
            <text:p>0.004311229093211</text:p>
          </table:table-cell>
          <table:table-cell office:value-type="float" office:value="0.0194979275813994" calcext:value-type="float">
            <text:p>0.019497927581399</text:p>
          </table:table-cell>
          <table:table-cell office:value-type="float" office:value="0.000253005756264883" calcext:value-type="float">
            <text:p>0.000253005756265</text:p>
          </table:table-cell>
          <table:table-cell office:value-type="float" office:value="0.000533694387504189" calcext:value-type="float">
            <text:p>0.000533694387504</text:p>
          </table:table-cell>
          <table:table-cell office:value-type="float" office:value="0.000446925850971092" calcext:value-type="float">
            <text:p>0.000446925850971</text:p>
          </table:table-cell>
          <table:table-cell office:value-type="float" office:value="0.00109221477365394" calcext:value-type="float">
            <text:p>0.001092214773654</text:p>
          </table:table-cell>
          <table:table-cell office:value-type="float" office:value="0.000110508088247575" calcext:value-type="float">
            <text:p>0.000110508088248</text:p>
          </table:table-cell>
          <table:table-cell office:value-type="float" office:value="0.00482442215945438" calcext:value-type="float">
            <text:p>0.004824422159454</text:p>
          </table:table-cell>
          <table:table-cell office:value-type="float" office:value="0.000145002573082778" calcext:value-type="float">
            <text:p>0.000145002573083</text:p>
          </table:table-cell>
          <table:table-cell office:value-type="float" office:value="0.00038446839532598" calcext:value-type="float">
            <text:p>0.000384468395326</text:p>
          </table:table-cell>
          <table:table-cell office:value-type="float" office:value="0.00179199156432662" calcext:value-type="float">
            <text:p>0.001791991564327</text:p>
          </table:table-cell>
          <table:table-cell office:value-type="float" office:value="0.0234066697653" calcext:value-type="float">
            <text:p>0.0234066697653</text:p>
          </table:table-cell>
          <table:table-cell office:value-type="float" office:value="0.0479925023445803" calcext:value-type="float">
            <text:p>0.04799250234458</text:p>
          </table:table-cell>
          <table:table-cell office:value-type="float" office:value="0.0064506296595872" calcext:value-type="float">
            <text:p>0.006450629659587</text:p>
          </table:table-cell>
          <table:table-cell office:value-type="float" office:value="0.632381662561104" calcext:value-type="float">
            <text:p>0.632381662561104</text:p>
          </table:table-cell>
          <table:table-cell office:value-type="float" office:value="0.217997414807918" calcext:value-type="float">
            <text:p>0.217997414807918</text:p>
          </table:table-cell>
          <table:table-cell office:value-type="float" office:value="0.853579991150458" calcext:value-type="float">
            <text:p>0.853579991150458</text:p>
          </table:table-cell>
          <table:table-cell office:value-type="float" office:value="32287400" calcext:value-type="float">
            <text:p>32287400</text:p>
          </table:table-cell>
          <table:table-cell table:number-columns-repeated="1000"/>
        </table:table-row>
        <table:table-row table:style-name="ro1">
          <table:table-cell office:value-type="float" office:value="41563999" calcext:value-type="float">
            <text:p>41563999</text:p>
          </table:table-cell>
          <table:table-cell office:value-type="string" calcext:value-type="string">
            <text:p><text:s/>China, Yangcheng County (2003-2007)</text:p>
          </table:table-cell>
          <table:table-cell office:value-type="float" office:value="0.00529099689950235" calcext:value-type="float">
            <text:p>0.005290996899502</text:p>
          </table:table-cell>
          <table:table-cell office:value-type="float" office:value="0.134490329788407" calcext:value-type="float">
            <text:p>0.134490329788407</text:p>
          </table:table-cell>
          <table:table-cell office:value-type="float" office:value="0.0121562551320254" calcext:value-type="float">
            <text:p>0.012156255132025</text:p>
          </table:table-cell>
          <table:table-cell office:value-type="float" office:value="0.00253371380599334" calcext:value-type="float">
            <text:p>0.002533713805993</text:p>
          </table:table-cell>
          <table:table-cell office:value-type="float" office:value="0.00200103131967182" calcext:value-type="float">
            <text:p>0.002001031319672</text:p>
          </table:table-cell>
          <table:table-cell office:value-type="float" office:value="0" calcext:value-type="float">
            <text:p>0</text:p>
          </table:table-cell>
          <table:table-cell office:value-type="float" office:value="0.000405223660952717" calcext:value-type="float">
            <text:p>0.000405223660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648933987485" calcext:value-type="float">
            <text:p>0.000326489339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13057542220288" calcext:value-type="float">
            <text:p>0.001130575422203</text:p>
          </table:table-cell>
          <table:table-cell office:value-type="float" office:value="0.0147781424616153" calcext:value-type="float">
            <text:p>0.01477814246161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911955" calcext:value-type="float">
            <text:p>1911955</text:p>
          </table:table-cell>
          <table:table-cell table:number-columns-repeated="1000"/>
        </table:table-row>
        <table:table-row table:style-name="ro1">
          <table:table-cell office:value-type="float" office:value="41564099" calcext:value-type="float">
            <text:p>41564099</text:p>
          </table:table-cell>
          <table:table-cell office:value-type="string" calcext:value-type="string">
            <text:p><text:s/>China, Macao (2003-2007)</text:p>
          </table:table-cell>
          <table:table-cell office:value-type="float" office:value="0.01827400078772" calcext:value-type="float">
            <text:p>0.01827400078772</text:p>
          </table:table-cell>
          <table:table-cell office:value-type="float" office:value="0.00313558709079012" calcext:value-type="float">
            <text:p>0.00313558709079</text:p>
          </table:table-cell>
          <table:table-cell office:value-type="float" office:value="0.028389832679113" calcext:value-type="float">
            <text:p>0.028389832679113</text:p>
          </table:table-cell>
          <table:table-cell office:value-type="float" office:value="0.00501959651008559" calcext:value-type="float">
            <text:p>0.005019596510086</text:p>
          </table:table-cell>
          <table:table-cell office:value-type="float" office:value="0.00300202288800066" calcext:value-type="float">
            <text:p>0.003002022888001</text:p>
          </table:table-cell>
          <table:table-cell office:value-type="float" office:value="0.0133244024232017" calcext:value-type="float">
            <text:p>0.013324402423202</text:p>
          </table:table-cell>
          <table:table-cell office:value-type="float" office:value="0.000223357753594455" calcext:value-type="float">
            <text:p>0.000223357753594</text:p>
          </table:table-cell>
          <table:table-cell office:value-type="float" office:value="0.000285044964405155" calcext:value-type="float">
            <text:p>0.000285044964405</text:p>
          </table:table-cell>
          <table:table-cell office:value-type="float" office:value="0.000158652113915527" calcext:value-type="float">
            <text:p>0.000158652113916</text:p>
          </table:table-cell>
          <table:table-cell office:value-type="float" office:value="0.00109931802709412" calcext:value-type="float">
            <text:p>0.001099318027094</text:p>
          </table:table-cell>
          <table:table-cell table:style-name="ce2" office:value-type="float" office:value="0.0000416773668714013" calcext:value-type="float">
            <text:p>4.17E-05</text:p>
          </table:table-cell>
          <table:table-cell office:value-type="float" office:value="0.00487812070967506" calcext:value-type="float">
            <text:p>0.004878120709675</text:p>
          </table:table-cell>
          <table:table-cell office:value-type="float" office:value="0" calcext:value-type="float">
            <text:p>0</text:p>
          </table:table-cell>
          <table:table-cell office:value-type="float" office:value="0.000222529114803267" calcext:value-type="float">
            <text:p>0.000222529114803</text:p>
          </table:table-cell>
          <table:table-cell office:value-type="float" office:value="0.000864351097613611" calcext:value-type="float">
            <text:p>0.000864351097614</text:p>
          </table:table-cell>
          <table:table-cell office:value-type="float" office:value="0.0353883760080006" calcext:value-type="float">
            <text:p>0.035388376008001</text:p>
          </table:table-cell>
          <table:table-cell office:value-type="float" office:value="0.0422633777216286" calcext:value-type="float">
            <text:p>0.04226337772162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316408" calcext:value-type="float">
            <text:p>2316408</text:p>
          </table:table-cell>
          <table:table-cell table:number-columns-repeated="1000"/>
        </table:table-row>
        <table:table-row table:style-name="ro1">
          <table:table-cell office:value-type="float" office:value="43560299" calcext:value-type="float">
            <text:p>43560299</text:p>
          </table:table-cell>
          <table:table-cell office:value-type="string" calcext:value-type="string">
            <text:p><text:s/>India, Bangalore (2005-2007)</text:p>
          </table:table-cell>
          <table:table-cell office:value-type="float" office:value="0.0192612526968114" calcext:value-type="float">
            <text:p>0.019261252696811</text:p>
          </table:table-cell>
          <table:table-cell office:value-type="float" office:value="0.00593008436275628" calcext:value-type="float">
            <text:p>0.005930084362756</text:p>
          </table:table-cell>
          <table:table-cell office:value-type="float" office:value="0.00811244836518648" calcext:value-type="float">
            <text:p>0.008112448365186</text:p>
          </table:table-cell>
          <table:table-cell office:value-type="float" office:value="0.00193068891939208" calcext:value-type="float">
            <text:p>0.001930688919392</text:p>
          </table:table-cell>
          <table:table-cell office:value-type="float" office:value="0.00181725498812717" calcext:value-type="float">
            <text:p>0.001817254988127</text:p>
          </table:table-cell>
          <table:table-cell office:value-type="float" office:value="0.00175000057391489" calcext:value-type="float">
            <text:p>0.001750000573915</text:p>
          </table:table-cell>
          <table:table-cell office:value-type="float" office:value="0.000174259460933564" calcext:value-type="float">
            <text:p>0.000174259460934</text:p>
          </table:table-cell>
          <table:table-cell office:value-type="float" office:value="0.000442675069181825" calcext:value-type="float">
            <text:p>0.000442675069182</text:p>
          </table:table-cell>
          <table:table-cell office:value-type="float" office:value="0.000134486367263504" calcext:value-type="float">
            <text:p>0.000134486367264</text:p>
          </table:table-cell>
          <table:table-cell office:value-type="float" office:value="0.000469784715274069" calcext:value-type="float">
            <text:p>0.000469784715274</text:p>
          </table:table-cell>
          <table:table-cell table:style-name="ce2" office:value-type="float" office:value="0.0000806273396419962" calcext:value-type="float">
            <text:p>8.06E-05</text:p>
          </table:table-cell>
          <table:table-cell office:value-type="float" office:value="0.00195990618172259" calcext:value-type="float">
            <text:p>0.001959906181723</text:p>
          </table:table-cell>
          <table:table-cell office:value-type="float" office:value="0.000113441397825123" calcext:value-type="float">
            <text:p>0.000113441397825</text:p>
          </table:table-cell>
          <table:table-cell office:value-type="float" office:value="0.000510918644644933" calcext:value-type="float">
            <text:p>0.000510918644645</text:p>
          </table:table-cell>
          <table:table-cell office:value-type="float" office:value="0.00122602108367114" calcext:value-type="float">
            <text:p>0.001226021083671</text:p>
          </table:table-cell>
          <table:table-cell office:value-type="float" office:value="0.0102645630012875" calcext:value-type="float">
            <text:p>0.010264563001288</text:p>
          </table:table-cell>
          <table:table-cell office:value-type="float" office:value="0.0419681722319625" calcext:value-type="float">
            <text:p>0.041968172231963</text:p>
          </table:table-cell>
          <table:table-cell office:value-type="float" office:value="0.00203459187458055" calcext:value-type="float">
            <text:p>0.002034591874581</text:p>
          </table:table-cell>
          <table:table-cell office:value-type="float" office:value="0.693150847671115" calcext:value-type="float">
            <text:p>0.693150847671115</text:p>
          </table:table-cell>
          <table:table-cell office:value-type="float" office:value="0.318675944942347" calcext:value-type="float">
            <text:p>0.318675944942347</text:p>
          </table:table-cell>
          <table:table-cell office:value-type="float" office:value="0.880461614715038" calcext:value-type="float">
            <text:p>0.880461614715038</text:p>
          </table:table-cell>
          <table:table-cell office:value-type="float" office:value="20094093" calcext:value-type="float">
            <text:p>20094093</text:p>
          </table:table-cell>
          <table:table-cell table:number-columns-repeated="1000"/>
        </table:table-row>
        <table:table-row table:style-name="ro1">
          <table:table-cell office:value-type="float" office:value="43560399" calcext:value-type="float">
            <text:p>43560399</text:p>
          </table:table-cell>
          <table:table-cell office:value-type="string" calcext:value-type="string">
            <text:p><text:s/>India, Mumbai (2003-2007)</text:p>
          </table:table-cell>
          <table:table-cell office:value-type="float" office:value="0.0198320186814468" calcext:value-type="float">
            <text:p>0.019832018681447</text:p>
          </table:table-cell>
          <table:table-cell office:value-type="float" office:value="0.00374297411070757" calcext:value-type="float">
            <text:p>0.003742974110708</text:p>
          </table:table-cell>
          <table:table-cell office:value-type="float" office:value="0.00572629899553035" calcext:value-type="float">
            <text:p>0.00572629899553</text:p>
          </table:table-cell>
          <table:table-cell office:value-type="float" office:value="0.00292136940443655" calcext:value-type="float">
            <text:p>0.002921369404437</text:p>
          </table:table-cell>
          <table:table-cell office:value-type="float" office:value="0.00237372206420469" calcext:value-type="float">
            <text:p>0.002373722064205</text:p>
          </table:table-cell>
          <table:table-cell office:value-type="float" office:value="0.00211907978033061" calcext:value-type="float">
            <text:p>0.002119079780331</text:p>
          </table:table-cell>
          <table:table-cell office:value-type="float" office:value="0.000169543754975543" calcext:value-type="float">
            <text:p>0.000169543754976</text:p>
          </table:table-cell>
          <table:table-cell office:value-type="float" office:value="0.000334390778760755" calcext:value-type="float">
            <text:p>0.000334390778761</text:p>
          </table:table-cell>
          <table:table-cell office:value-type="float" office:value="0.000125091006284468" calcext:value-type="float">
            <text:p>0.000125091006284</text:p>
          </table:table-cell>
          <table:table-cell office:value-type="float" office:value="0.000546975350588881" calcext:value-type="float">
            <text:p>0.000546975350589</text:p>
          </table:table-cell>
          <table:table-cell table:style-name="ce2" office:value-type="float" office:value="0.0000816903027227964" calcext:value-type="float">
            <text:p>8.17E-05</text:p>
          </table:table-cell>
          <table:table-cell office:value-type="float" office:value="0.000813218513299347" calcext:value-type="float">
            <text:p>0.000813218513299</text:p>
          </table:table-cell>
          <table:table-cell table:style-name="ce2" office:value-type="float" office:value="0.0000783071123857142" calcext:value-type="float">
            <text:p>7.83E-05</text:p>
          </table:table-cell>
          <table:table-cell office:value-type="float" office:value="0.000299434546834235" calcext:value-type="float">
            <text:p>0.000299434546834</text:p>
          </table:table-cell>
          <table:table-cell office:value-type="float" office:value="0.00109717546511772" calcext:value-type="float">
            <text:p>0.001097175465118</text:p>
          </table:table-cell>
          <table:table-cell office:value-type="float" office:value="0.00730916117482207" calcext:value-type="float">
            <text:p>0.007309161174822</text:p>
          </table:table-cell>
          <table:table-cell office:value-type="float" office:value="0.0332676178212655" calcext:value-type="float">
            <text:p>0.033267617821266</text:p>
          </table:table-cell>
          <table:table-cell office:value-type="float" office:value="0.00152013705192022" calcext:value-type="float">
            <text:p>0.00152013705192</text:p>
          </table:table-cell>
          <table:table-cell office:value-type="float" office:value="0.706562622667564" calcext:value-type="float">
            <text:p>0.706562622667564</text:p>
          </table:table-cell>
          <table:table-cell office:value-type="float" office:value="0.342095368528638" calcext:value-type="float">
            <text:p>0.342095368528638</text:p>
          </table:table-cell>
          <table:table-cell office:value-type="float" office:value="0.886236490257073" calcext:value-type="float">
            <text:p>0.886236490257073</text:p>
          </table:table-cell>
          <table:table-cell office:value-type="float" office:value="64105800" calcext:value-type="float">
            <text:p>64105800</text:p>
          </table:table-cell>
          <table:table-cell table:number-columns-repeated="1000"/>
        </table:table-row>
        <table:table-row table:style-name="ro1">
          <table:table-cell office:value-type="float" office:value="43560499" calcext:value-type="float">
            <text:p>43560499</text:p>
          </table:table-cell>
          <table:table-cell office:value-type="string" calcext:value-type="string">
            <text:p><text:s/>India, Chennai (2003-2007)</text:p>
          </table:table-cell>
          <table:table-cell office:value-type="float" office:value="0.0234517948930897" calcext:value-type="float">
            <text:p>0.02345179489309</text:p>
          </table:table-cell>
          <table:table-cell office:value-type="float" office:value="0.00569942588399431" calcext:value-type="float">
            <text:p>0.005699425883994</text:p>
          </table:table-cell>
          <table:table-cell office:value-type="float" office:value="0.00612192065892416" calcext:value-type="float">
            <text:p>0.006121920658924</text:p>
          </table:table-cell>
          <table:table-cell office:value-type="float" office:value="0.00133612645676433" calcext:value-type="float">
            <text:p>0.001336126456764</text:p>
          </table:table-cell>
          <table:table-cell office:value-type="float" office:value="0.00155799156381499" calcext:value-type="float">
            <text:p>0.001557991563815</text:p>
          </table:table-cell>
          <table:table-cell office:value-type="float" office:value="0.00170631719143007" calcext:value-type="float">
            <text:p>0.00170631719143</text:p>
          </table:table-cell>
          <table:table-cell office:value-type="float" office:value="0.000208269837704644" calcext:value-type="float">
            <text:p>0.000208269837705</text:p>
          </table:table-cell>
          <table:table-cell office:value-type="float" office:value="0.000399029593111491" calcext:value-type="float">
            <text:p>0.000399029593111</text:p>
          </table:table-cell>
          <table:table-cell office:value-type="float" office:value="0.000139443210636798" calcext:value-type="float">
            <text:p>0.000139443210637</text:p>
          </table:table-cell>
          <table:table-cell office:value-type="float" office:value="0.000633906629300628" calcext:value-type="float">
            <text:p>0.000633906629301</text:p>
          </table:table-cell>
          <table:table-cell table:style-name="ce2" office:value-type="float" office:value="0.0000680946368921585" calcext:value-type="float">
            <text:p>6.81E-05</text:p>
          </table:table-cell>
          <table:table-cell office:value-type="float" office:value="0.00160633828404733" calcext:value-type="float">
            <text:p>0.001606338284047</text:p>
          </table:table-cell>
          <table:table-cell table:style-name="ce2" office:value-type="float" office:value="0.0000503366642984326" calcext:value-type="float">
            <text:p>5.03E-05</text:p>
          </table:table-cell>
          <table:table-cell office:value-type="float" office:value="0.000228232828563956" calcext:value-type="float">
            <text:p>0.000228232828564</text:p>
          </table:table-cell>
          <table:table-cell office:value-type="float" office:value="0.00103423735979589" calcext:value-type="float">
            <text:p>0.001034237359796</text:p>
          </table:table-cell>
          <table:table-cell office:value-type="float" office:value="0.00628043541971847" calcext:value-type="float">
            <text:p>0.006280435419718</text:p>
          </table:table-cell>
          <table:table-cell office:value-type="float" office:value="0.0362252688183989" calcext:value-type="float">
            <text:p>0.036225268818399</text:p>
          </table:table-cell>
          <table:table-cell office:value-type="float" office:value="0.00464680212418545" calcext:value-type="float">
            <text:p>0.004646802124185</text:p>
          </table:table-cell>
          <table:table-cell office:value-type="float" office:value="0.651024743137461" calcext:value-type="float">
            <text:p>0.651024743137461</text:p>
          </table:table-cell>
          <table:table-cell office:value-type="float" office:value="0.247973893637077" calcext:value-type="float">
            <text:p>0.247973893637077</text:p>
          </table:table-cell>
          <table:table-cell office:value-type="float" office:value="0.861954055953555" calcext:value-type="float">
            <text:p>0.861954055953555</text:p>
          </table:table-cell>
          <table:table-cell office:value-type="float" office:value="21990608" calcext:value-type="float">
            <text:p>21990608</text:p>
          </table:table-cell>
          <table:table-cell table:number-columns-repeated="1000"/>
        </table:table-row>
        <table:table-row table:style-name="ro1">
          <table:table-cell office:value-type="float" office:value="43560699" calcext:value-type="float">
            <text:p>43560699</text:p>
          </table:table-cell>
          <table:table-cell office:value-type="string" calcext:value-type="string">
            <text:p><text:s/>India, Poona (2003-2007)</text:p>
          </table:table-cell>
          <table:table-cell office:value-type="float" office:value="0.0166410130668712" calcext:value-type="float">
            <text:p>0.016641013066871</text:p>
          </table:table-cell>
          <table:table-cell office:value-type="float" office:value="0.00408494649438687" calcext:value-type="float">
            <text:p>0.004084946494387</text:p>
          </table:table-cell>
          <table:table-cell office:value-type="float" office:value="0.00554772967384582" calcext:value-type="float">
            <text:p>0.005547729673846</text:p>
          </table:table-cell>
          <table:table-cell office:value-type="float" office:value="0.00215850022536813" calcext:value-type="float">
            <text:p>0.002158500225368</text:p>
          </table:table-cell>
          <table:table-cell office:value-type="float" office:value="0.00182514453396766" calcext:value-type="float">
            <text:p>0.001825144533968</text:p>
          </table:table-cell>
          <table:table-cell office:value-type="float" office:value="0.00127910588249349" calcext:value-type="float">
            <text:p>0.001279105882493</text:p>
          </table:table-cell>
          <table:table-cell office:value-type="float" office:value="0.000141432915201386" calcext:value-type="float">
            <text:p>0.000141432915201</text:p>
          </table:table-cell>
          <table:table-cell office:value-type="float" office:value="0.000200064879342851" calcext:value-type="float">
            <text:p>0.000200064879343</text:p>
          </table:table-cell>
          <table:table-cell office:value-type="float" office:value="0.000132323069769769" calcext:value-type="float">
            <text:p>0.00013232306977</text:p>
          </table:table-cell>
          <table:table-cell office:value-type="float" office:value="0.000356578665778151" calcext:value-type="float">
            <text:p>0.000356578665778</text:p>
          </table:table-cell>
          <table:table-cell table:style-name="ce2" office:value-type="float" office:value="0.000055919788104413" calcext:value-type="float">
            <text:p>5.59E-05</text:p>
          </table:table-cell>
          <table:table-cell office:value-type="float" office:value="0.000820530081250378" calcext:value-type="float">
            <text:p>0.00082053008125</text:p>
          </table:table-cell>
          <table:table-cell office:value-type="float" office:value="0" calcext:value-type="float">
            <text:p>0</text:p>
          </table:table-cell>
          <table:table-cell office:value-type="float" office:value="0.000149984095052264" calcext:value-type="float">
            <text:p>0.000149984095052</text:p>
          </table:table-cell>
          <table:table-cell office:value-type="float" office:value="0.000699330597975307" calcext:value-type="float">
            <text:p>0.000699330597975</text:p>
          </table:table-cell>
          <table:table-cell office:value-type="float" office:value="0.00713150935000644" calcext:value-type="float">
            <text:p>0.007131509350006</text:p>
          </table:table-cell>
          <table:table-cell office:value-type="float" office:value="0.025962122787359" calcext:value-type="float">
            <text:p>0.02596212278735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0435178" calcext:value-type="float">
            <text:p>20435178</text:p>
          </table:table-cell>
          <table:table-cell table:number-columns-repeated="1000"/>
        </table:table-row>
        <table:table-row table:style-name="ro1">
          <table:table-cell office:value-type="float" office:value="43560799" calcext:value-type="float">
            <text:p>43560799</text:p>
          </table:table-cell>
          <table:table-cell office:value-type="string" calcext:value-type="string">
            <text:p><text:s/>India, Barshi, Paranda and Bhum (2003-2007)</text:p>
          </table:table-cell>
          <table:table-cell office:value-type="float" office:value="0.00766531810780152" calcext:value-type="float">
            <text:p>0.007665318107802</text:p>
          </table:table-cell>
          <table:table-cell office:value-type="float" office:value="0.00232542022255744" calcext:value-type="float">
            <text:p>0.002325420222557</text:p>
          </table:table-cell>
          <table:table-cell office:value-type="float" office:value="0.00189214457216487" calcext:value-type="float">
            <text:p>0.001892144572165</text:p>
          </table:table-cell>
          <table:table-cell office:value-type="float" office:value="0.00153608932383261" calcext:value-type="float">
            <text:p>0.001536089323833</text:p>
          </table:table-cell>
          <table:table-cell office:value-type="float" office:value="0.000853047069455821" calcext:value-type="float">
            <text:p>0.000853047069456</text:p>
          </table:table-cell>
          <table:table-cell office:value-type="float" office:value="0.0011138839536749" calcext:value-type="float">
            <text:p>0.001113883953675</text:p>
          </table:table-cell>
          <table:table-cell table:style-name="ce2" office:value-type="float" office:value="0.0000577902480920752" calcext:value-type="float">
            <text:p>5.78E-05</text:p>
          </table:table-cell>
          <table:table-cell table:style-name="ce2" office:value-type="float" office:value="0.0000413485293016632" calcext:value-type="float">
            <text:p>4.13E-05</text:p>
          </table:table-cell>
          <table:table-cell office:value-type="float" office:value="0" calcext:value-type="float">
            <text:p>0</text:p>
          </table:table-cell>
          <table:table-cell office:value-type="float" office:value="0.00064295782078327" calcext:value-type="float">
            <text:p>0.000642957820783</text:p>
          </table:table-cell>
          <table:table-cell table:style-name="ce2" office:value-type="float" office:value="0.0000174968864768601" calcext:value-type="float">
            <text:p>1.75E-05</text:p>
          </table:table-cell>
          <table:table-cell table:style-name="ce2" office:value-type="float" office:value="0.0000866795036599814" calcext:value-type="float">
            <text:p>8.67E-05</text:p>
          </table:table-cell>
          <table:table-cell table:style-name="ce2" office:value-type="float" office:value="0.0000174968864768601" calcext:value-type="float">
            <text:p>1.75E-05</text:p>
          </table:table-cell>
          <table:table-cell office:value-type="float" office:value="0.000117276473049032" calcext:value-type="float">
            <text:p>0.000117276473049</text:p>
          </table:table-cell>
          <table:table-cell office:value-type="float" office:value="0.000665511756962255" calcext:value-type="float">
            <text:p>0.000665511756962</text:p>
          </table:table-cell>
          <table:table-cell office:value-type="float" office:value="0.00184673945551607" calcext:value-type="float">
            <text:p>0.001846739455516</text:p>
          </table:table-cell>
          <table:table-cell office:value-type="float" office:value="0.0090558453426916" calcext:value-type="float">
            <text:p>0.00905584534269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541722" calcext:value-type="float">
            <text:p>2541722</text:p>
          </table:table-cell>
          <table:table-cell table:number-columns-repeated="1000"/>
        </table:table-row>
        <table:table-row table:style-name="ro1">
          <table:table-cell office:value-type="float" office:value="43560899" calcext:value-type="float">
            <text:p>43560899</text:p>
          </table:table-cell>
          <table:table-cell office:value-type="string" calcext:value-type="string">
            <text:p><text:s/>India, Trivandrum (2005-2007)</text:p>
          </table:table-cell>
          <table:table-cell office:value-type="float" office:value="0.0226396004586012" calcext:value-type="float">
            <text:p>0.022639600458601</text:p>
          </table:table-cell>
          <table:table-cell office:value-type="float" office:value="0.00234096250118817" calcext:value-type="float">
            <text:p>0.002340962501188</text:p>
          </table:table-cell>
          <table:table-cell office:value-type="float" office:value="0.00703022218996437" calcext:value-type="float">
            <text:p>0.007030222189964</text:p>
          </table:table-cell>
          <table:table-cell office:value-type="float" office:value="0.0009295875829765" calcext:value-type="float">
            <text:p>0.000929587582977</text:p>
          </table:table-cell>
          <table:table-cell office:value-type="float" office:value="0.00242782199225701" calcext:value-type="float">
            <text:p>0.002427821992257</text:p>
          </table:table-cell>
          <table:table-cell office:value-type="float" office:value="0.001863717400806" calcext:value-type="float">
            <text:p>0.001863717400806</text:p>
          </table:table-cell>
          <table:table-cell office:value-type="float" office:value="0.000164546074299942" calcext:value-type="float">
            <text:p>0.0001645460743</text:p>
          </table:table-cell>
          <table:table-cell office:value-type="float" office:value="0.000398098428501003" calcext:value-type="float">
            <text:p>0.000398098428501</text:p>
          </table:table-cell>
          <table:table-cell office:value-type="float" office:value="0.000137379527888802" calcext:value-type="float">
            <text:p>0.000137379527889</text:p>
          </table:table-cell>
          <table:table-cell office:value-type="float" office:value="0.000615406171516758" calcext:value-type="float">
            <text:p>0.000615406171517</text:p>
          </table:table-cell>
          <table:table-cell table:style-name="ce2" office:value-type="float" office:value="0.0000372046585963272" calcext:value-type="float">
            <text:p>3.72E-05</text:p>
          </table:table-cell>
          <table:table-cell office:value-type="float" office:value="0.00371331028879005" calcext:value-type="float">
            <text:p>0.00371331028879</text:p>
          </table:table-cell>
          <table:table-cell table:style-name="ce2" office:value-type="float" office:value="0.0000215186889739006" calcext:value-type="float">
            <text:p>2.15E-05</text:p>
          </table:table-cell>
          <table:table-cell office:value-type="float" office:value="0.000336963055760446" calcext:value-type="float">
            <text:p>0.00033696305576</text:p>
          </table:table-cell>
          <table:table-cell office:value-type="float" office:value="0.00129802535163897" calcext:value-type="float">
            <text:p>0.001298025351639</text:p>
          </table:table-cell>
          <table:table-cell office:value-type="float" office:value="0.00940768452369127" calcext:value-type="float">
            <text:p>0.009407684523691</text:p>
          </table:table-cell>
          <table:table-cell office:value-type="float" office:value="0.0389892368121074" calcext:value-type="float">
            <text:p>0.038989236812107</text:p>
          </table:table-cell>
          <table:table-cell office:value-type="float" office:value="0.00365039095645114" calcext:value-type="float">
            <text:p>0.003650390956451</text:p>
          </table:table-cell>
          <table:table-cell office:value-type="float" office:value="0.664013038846453" calcext:value-type="float">
            <text:p>0.664013038846453</text:p>
          </table:table-cell>
          <table:table-cell office:value-type="float" office:value="0.269324308668714" calcext:value-type="float">
            <text:p>0.269324308668714</text:p>
          </table:table-cell>
          <table:table-cell office:value-type="float" office:value="0.867720876424203" calcext:value-type="float">
            <text:p>0.867720876424203</text:p>
          </table:table-cell>
          <table:table-cell office:value-type="float" office:value="3296656" calcext:value-type="float">
            <text:p>3296656</text:p>
          </table:table-cell>
          <table:table-cell table:number-columns-repeated="1000"/>
        </table:table-row>
        <table:table-row table:style-name="ro1">
          <table:table-cell office:value-type="float" office:value="43560999" calcext:value-type="float">
            <text:p>43560999</text:p>
          </table:table-cell>
          <table:table-cell office:value-type="string" calcext:value-type="string">
            <text:p><text:s/>India, Karunagappally (2003-2007)</text:p>
          </table:table-cell>
          <table:table-cell office:value-type="float" office:value="0.0195128866336059" calcext:value-type="float">
            <text:p>0.019512886633606</text:p>
          </table:table-cell>
          <table:table-cell office:value-type="float" office:value="0.00379386295927976" calcext:value-type="float">
            <text:p>0.00379386295928</text:p>
          </table:table-cell>
          <table:table-cell office:value-type="float" office:value="0.00578837576874716" calcext:value-type="float">
            <text:p>0.005788375768747</text:p>
          </table:table-cell>
          <table:table-cell office:value-type="float" office:value="0.000429112761589041" calcext:value-type="float">
            <text:p>0.000429112761589</text:p>
          </table:table-cell>
          <table:table-cell office:value-type="float" office:value="0.00228987231282112" calcext:value-type="float">
            <text:p>0.002289872312821</text:p>
          </table:table-cell>
          <table:table-cell office:value-type="float" office:value="0.00142263084534098" calcext:value-type="float">
            <text:p>0.001422630845341</text:p>
          </table:table-cell>
          <table:table-cell office:value-type="float" office:value="0.000214466650972662" calcext:value-type="float">
            <text:p>0.000214466650973</text:p>
          </table:table-cell>
          <table:table-cell office:value-type="float" office:value="0.000192663347403192" calcext:value-type="float">
            <text:p>0.000192663347403</text:p>
          </table:table-cell>
          <table:table-cell office:value-type="float" office:value="0.000228489949059835" calcext:value-type="float">
            <text:p>0.00022848994906</text:p>
          </table:table-cell>
          <table:table-cell office:value-type="float" office:value="0.000365311925308367" calcext:value-type="float">
            <text:p>0.000365311925308</text:p>
          </table:table-cell>
          <table:table-cell office:value-type="float" office:value="0" calcext:value-type="float">
            <text:p>0</text:p>
          </table:table-cell>
          <table:table-cell office:value-type="float" office:value="0.00292206626630706" calcext:value-type="float">
            <text:p>0.002922066266307</text:p>
          </table:table-cell>
          <table:table-cell office:value-type="float" office:value="0.000114518429047554" calcext:value-type="float">
            <text:p>0.000114518429048</text:p>
          </table:table-cell>
          <table:table-cell office:value-type="float" office:value="0.000131396757654523" calcext:value-type="float">
            <text:p>0.000131396757655</text:p>
          </table:table-cell>
          <table:table-cell office:value-type="float" office:value="0.00117655106264254" calcext:value-type="float">
            <text:p>0.001176551062643</text:p>
          </table:table-cell>
          <table:table-cell office:value-type="float" office:value="0.00555540696907168" calcext:value-type="float">
            <text:p>0.005555406969072</text:p>
          </table:table-cell>
          <table:table-cell office:value-type="float" office:value="0.0172928254461853" calcext:value-type="float">
            <text:p>0.01729282544618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051310" calcext:value-type="float">
            <text:p>2051310</text:p>
          </table:table-cell>
          <table:table-cell table:number-columns-repeated="1000"/>
        </table:table-row>
        <table:table-row table:style-name="ro1">
          <table:table-cell office:value-type="float" office:value="43561099" calcext:value-type="float">
            <text:p>43561099</text:p>
          </table:table-cell>
          <table:table-cell office:value-type="string" calcext:value-type="string">
            <text:p><text:s/>India, New Delhi (2003-2007)</text:p>
          </table:table-cell>
          <table:table-cell office:value-type="float" office:value="0.023081005098101" calcext:value-type="float">
            <text:p>0.023081005098101</text:p>
          </table:table-cell>
          <table:table-cell office:value-type="float" office:value="0.0017262128669262" calcext:value-type="float">
            <text:p>0.001726212866926</text:p>
          </table:table-cell>
          <table:table-cell office:value-type="float" office:value="0.00466360027331142" calcext:value-type="float">
            <text:p>0.004663600273311</text:p>
          </table:table-cell>
          <table:table-cell office:value-type="float" office:value="0.000878977380236485" calcext:value-type="float">
            <text:p>0.000878977380236</text:p>
          </table:table-cell>
          <table:table-cell office:value-type="float" office:value="0.00199563667170127" calcext:value-type="float">
            <text:p>0.001995636671701</text:p>
          </table:table-cell>
          <table:table-cell office:value-type="float" office:value="0.000760051042208378" calcext:value-type="float">
            <text:p>0.000760051042208</text:p>
          </table:table-cell>
          <table:table-cell office:value-type="float" office:value="0.000229922144891058" calcext:value-type="float">
            <text:p>0.000229922144891</text:p>
          </table:table-cell>
          <table:table-cell office:value-type="float" office:value="0.000266780048843534" calcext:value-type="float">
            <text:p>0.000266780048844</text:p>
          </table:table-cell>
          <table:table-cell office:value-type="float" office:value="0.000156639548785101" calcext:value-type="float">
            <text:p>0.000156639548785</text:p>
          </table:table-cell>
          <table:table-cell office:value-type="float" office:value="0.000502088410717847" calcext:value-type="float">
            <text:p>0.000502088410718</text:p>
          </table:table-cell>
          <table:table-cell table:style-name="ce2" office:value-type="float" office:value="0.0000678317891383785" calcext:value-type="float">
            <text:p>6.78E-05</text:p>
          </table:table-cell>
          <table:table-cell office:value-type="float" office:value="0.000910744403856195" calcext:value-type="float">
            <text:p>0.000910744403856</text:p>
          </table:table-cell>
          <table:table-cell table:style-name="ce2" office:value-type="float" office:value="0.0000732656889420764" calcext:value-type="float">
            <text:p>7.33E-05</text:p>
          </table:table-cell>
          <table:table-cell office:value-type="float" office:value="0.000595805894210914" calcext:value-type="float">
            <text:p>0.000595805894211</text:p>
          </table:table-cell>
          <table:table-cell office:value-type="float" office:value="0.00119561002881944" calcext:value-type="float">
            <text:p>0.001195610028819</text:p>
          </table:table-cell>
          <table:table-cell office:value-type="float" office:value="0.0119889968224727" calcext:value-type="float">
            <text:p>0.011988996822473</text:p>
          </table:table-cell>
          <table:table-cell office:value-type="float" office:value="0.0354427980917085" calcext:value-type="float">
            <text:p>0.035442798091709</text:p>
          </table:table-cell>
          <table:table-cell office:value-type="float" office:value="0.00346508398903222" calcext:value-type="float">
            <text:p>0.003465083989032</text:p>
          </table:table-cell>
          <table:table-cell office:value-type="float" office:value="0.666739924321796" calcext:value-type="float">
            <text:p>0.666739924321796</text:p>
          </table:table-cell>
          <table:table-cell office:value-type="float" office:value="0.273856642092585" calcext:value-type="float">
            <text:p>0.273856642092585</text:p>
          </table:table-cell>
          <table:table-cell office:value-type="float" office:value="0.868924691414586" calcext:value-type="float">
            <text:p>0.868924691414586</text:p>
          </table:table-cell>
          <table:table-cell office:value-type="float" office:value="76743775" calcext:value-type="float">
            <text:p>76743775</text:p>
          </table:table-cell>
          <table:table-cell table:number-columns-repeated="1000"/>
        </table:table-row>
        <table:table-row table:style-name="ro1">
          <table:table-cell office:value-type="float" office:value="43561199" calcext:value-type="float">
            <text:p>43561199</text:p>
          </table:table-cell>
          <table:table-cell office:value-type="string" calcext:value-type="string">
            <text:p><text:s/>India, Dindigul, Ambillikai (2003-2007)</text:p>
          </table:table-cell>
          <table:table-cell office:value-type="float" office:value="0.0126251002167548" calcext:value-type="float">
            <text:p>0.012625100216755</text:p>
          </table:table-cell>
          <table:table-cell office:value-type="float" office:value="0.0014962165503197" calcext:value-type="float">
            <text:p>0.00149621655032</text:p>
          </table:table-cell>
          <table:table-cell office:value-type="float" office:value="0.00169997635129136" calcext:value-type="float">
            <text:p>0.001699976351291</text:p>
          </table:table-cell>
          <table:table-cell office:value-type="float" office:value="0.000536810211435091" calcext:value-type="float">
            <text:p>0.000536810211435</text:p>
          </table:table-cell>
          <table:table-cell office:value-type="float" office:value="0.000693019783012715" calcext:value-type="float">
            <text:p>0.000693019783013</text:p>
          </table:table-cell>
          <table:table-cell office:value-type="float" office:value="0.000267173572193221" calcext:value-type="float">
            <text:p>0.000267173572193</text:p>
          </table:table-cell>
          <table:table-cell office:value-type="float" office:value="0.000139399110688436" calcext:value-type="float">
            <text:p>0.000139399110688</text:p>
          </table:table-cell>
          <table:table-cell office:value-type="float" office:value="0.000126792539300267" calcext:value-type="float">
            <text:p>0.0001267925393</text:p>
          </table:table-cell>
          <table:table-cell table:style-name="ce2" office:value-type="float" office:value="0.0000810252346498869" calcext:value-type="float">
            <text:p>8.10E-05</text:p>
          </table:table-cell>
          <table:table-cell office:value-type="float" office:value="0.00027479660197692" calcext:value-type="float">
            <text:p>0.000274796601977</text:p>
          </table:table-cell>
          <table:table-cell table:style-name="ce2" office:value-type="float" office:value="0.0000216695603524721" calcext:value-type="float">
            <text:p>2.17E-05</text:p>
          </table:table-cell>
          <table:table-cell office:value-type="float" office:value="0.000470869872704099" calcext:value-type="float">
            <text:p>0.000470869872704</text:p>
          </table:table-cell>
          <table:table-cell table:style-name="ce2" office:value-type="float" office:value="0.00000624954029142518" calcext:value-type="float">
            <text:p>6.25E-06</text:p>
          </table:table-cell>
          <table:table-cell office:value-type="float" office:value="0.000130938191233446" calcext:value-type="float">
            <text:p>0.000130938191233</text:p>
          </table:table-cell>
          <table:table-cell office:value-type="float" office:value="0.000408447261642381" calcext:value-type="float">
            <text:p>0.000408447261642</text:p>
          </table:table-cell>
          <table:table-cell office:value-type="float" office:value="0.00120739009877964" calcext:value-type="float">
            <text:p>0.00120739009878</text:p>
          </table:table-cell>
          <table:table-cell office:value-type="float" office:value="0.0124480811626268" calcext:value-type="float">
            <text:p>0.012448081162627</text:p>
          </table:table-cell>
          <table:table-cell office:value-type="float" office:value="0.00602589048729163" calcext:value-type="float">
            <text:p>0.006025890487292</text:p>
          </table:table-cell>
          <table:table-cell office:value-type="float" office:value="0.636351380115511" calcext:value-type="float">
            <text:p>0.636351380115511</text:p>
          </table:table-cell>
          <table:table-cell office:value-type="float" office:value="0.224315528267706" calcext:value-type="float">
            <text:p>0.224315528267706</text:p>
          </table:table-cell>
          <table:table-cell office:value-type="float" office:value="0.855372731826277" calcext:value-type="float">
            <text:p>0.855372731826277</text:p>
          </table:table-cell>
          <table:table-cell office:value-type="float" office:value="9952007" calcext:value-type="float">
            <text:p>9952007</text:p>
          </table:table-cell>
          <table:table-cell table:number-columns-repeated="1000"/>
        </table:table-row>
        <table:table-row table:style-name="ro1">
          <table:table-cell office:value-type="float" office:value="43561499" calcext:value-type="float">
            <text:p>43561499</text:p>
          </table:table-cell>
          <table:table-cell office:value-type="string" calcext:value-type="string">
            <text:p><text:s/>India, Bhopal (2004-2007)</text:p>
          </table:table-cell>
          <table:table-cell office:value-type="float" office:value="0.0281455961787415" calcext:value-type="float">
            <text:p>0.028145596178742</text:p>
          </table:table-cell>
          <table:table-cell office:value-type="float" office:value="0.00592912914092723" calcext:value-type="float">
            <text:p>0.005929129140927</text:p>
          </table:table-cell>
          <table:table-cell office:value-type="float" office:value="0.00425270770313935" calcext:value-type="float">
            <text:p>0.004252707703139</text:p>
          </table:table-cell>
          <table:table-cell office:value-type="float" office:value="0.00102178843636581" calcext:value-type="float">
            <text:p>0.001021788436366</text:p>
          </table:table-cell>
          <table:table-cell office:value-type="float" office:value="0.00113876554672335" calcext:value-type="float">
            <text:p>0.001138765546723</text:p>
          </table:table-cell>
          <table:table-cell office:value-type="float" office:value="0.00113003120257298" calcext:value-type="float">
            <text:p>0.001130031202573</text:p>
          </table:table-cell>
          <table:table-cell office:value-type="float" office:value="0.000127732705117807" calcext:value-type="float">
            <text:p>0.000127732705118</text:p>
          </table:table-cell>
          <table:table-cell office:value-type="float" office:value="0.000311282842638164" calcext:value-type="float">
            <text:p>0.000311282842638</text:p>
          </table:table-cell>
          <table:table-cell table:style-name="ce2" office:value-type="float" office:value="0.0000612840651157378" calcext:value-type="float">
            <text:p>6.13E-05</text:p>
          </table:table-cell>
          <table:table-cell office:value-type="float" office:value="0.000732420623964362" calcext:value-type="float">
            <text:p>0.000732420623964</text:p>
          </table:table-cell>
          <table:table-cell table:style-name="ce2" office:value-type="float" office:value="0.0000273073446520687" calcext:value-type="float">
            <text:p>2.73E-05</text:p>
          </table:table-cell>
          <table:table-cell office:value-type="float" office:value="0.00103800807459073" calcext:value-type="float">
            <text:p>0.001038008074591</text:p>
          </table:table-cell>
          <table:table-cell table:style-name="ce2" office:value-type="float" office:value="0.0000866802509066207" calcext:value-type="float">
            <text:p>8.67E-05</text:p>
          </table:table-cell>
          <table:table-cell office:value-type="float" office:value="0.000719515792040592" calcext:value-type="float">
            <text:p>0.000719515792041</text:p>
          </table:table-cell>
          <table:table-cell office:value-type="float" office:value="0.000865129529165222" calcext:value-type="float">
            <text:p>0.000865129529165</text:p>
          </table:table-cell>
          <table:table-cell office:value-type="float" office:value="0.00751851520595477" calcext:value-type="float">
            <text:p>0.007518515205955</text:p>
          </table:table-cell>
          <table:table-cell office:value-type="float" office:value="0.0293871038767009" calcext:value-type="float">
            <text:p>0.029387103876701</text:p>
          </table:table-cell>
          <table:table-cell office:value-type="float" office:value="0.00263294331596109" calcext:value-type="float">
            <text:p>0.002632943315961</text:p>
          </table:table-cell>
          <table:table-cell office:value-type="float" office:value="0.680685463275202" calcext:value-type="float">
            <text:p>0.680685463275202</text:p>
          </table:table-cell>
          <table:table-cell office:value-type="float" office:value="0.297311467085422" calcext:value-type="float">
            <text:p>0.297311467085422</text:p>
          </table:table-cell>
          <table:table-cell office:value-type="float" office:value="0.875043937355809" calcext:value-type="float">
            <text:p>0.875043937355809</text:p>
          </table:table-cell>
          <table:table-cell office:value-type="float" office:value="6571799" calcext:value-type="float">
            <text:p>6571799</text:p>
          </table:table-cell>
          <table:table-cell table:number-columns-repeated="1000"/>
        </table:table-row>
        <table:table-row table:style-name="ro1">
          <table:table-cell office:value-type="float" office:value="43561899" calcext:value-type="float">
            <text:p>43561899</text:p>
          </table:table-cell>
          <table:table-cell office:value-type="string" calcext:value-type="string">
            <text:p><text:s/>India, Sikkim State (2003-2007)</text:p>
          </table:table-cell>
          <table:table-cell office:value-type="float" office:value="0.0216390237409417" calcext:value-type="float">
            <text:p>0.021639023740942</text:p>
          </table:table-cell>
          <table:table-cell office:value-type="float" office:value="0.00987084326195068" calcext:value-type="float">
            <text:p>0.009870843261951</text:p>
          </table:table-cell>
          <table:table-cell office:value-type="float" office:value="0.00305585994828175" calcext:value-type="float">
            <text:p>0.003055859948282</text:p>
          </table:table-cell>
          <table:table-cell office:value-type="float" office:value="0.00613977791351641" calcext:value-type="float">
            <text:p>0.006139777913516</text:p>
          </table:table-cell>
          <table:table-cell office:value-type="float" office:value="0.000929233822813473" calcext:value-type="float">
            <text:p>0.000929233822813</text:p>
          </table:table-cell>
          <table:table-cell office:value-type="float" office:value="0.00248476197001739" calcext:value-type="float">
            <text:p>0.002484761970017</text:p>
          </table:table-cell>
          <table:table-cell table:style-name="ce2" office:value-type="float" office:value="0.0000775530071377916" calcext:value-type="float">
            <text:p>7.76E-05</text:p>
          </table:table-cell>
          <table:table-cell office:value-type="float" office:value="0.0011569548279772" calcext:value-type="float">
            <text:p>0.001156954827977</text:p>
          </table:table-cell>
          <table:table-cell table:style-name="ce2" office:value-type="float" office:value="0.0000536417375631631" calcext:value-type="float">
            <text:p>5.36E-05</text:p>
          </table:table-cell>
          <table:table-cell office:value-type="float" office:value="0.000208287517814906" calcext:value-type="float">
            <text:p>0.000208287517815</text:p>
          </table:table-cell>
          <table:table-cell table:style-name="ce2" office:value-type="float" office:value="0.0000157531999482823" calcext:value-type="float">
            <text:p>1.58E-05</text:p>
          </table:table-cell>
          <table:table-cell office:value-type="float" office:value="0.00109102581321726" calcext:value-type="float">
            <text:p>0.001091025813217</text:p>
          </table:table-cell>
          <table:table-cell office:value-type="float" office:value="0.000379807375719102" calcext:value-type="float">
            <text:p>0.000379807375719</text:p>
          </table:table-cell>
          <table:table-cell office:value-type="float" office:value="0" calcext:value-type="float">
            <text:p>0</text:p>
          </table:table-cell>
          <table:table-cell office:value-type="float" office:value="0.000455615512770898" calcext:value-type="float">
            <text:p>0.000455615512771</text:p>
          </table:table-cell>
          <table:table-cell office:value-type="float" office:value="0.00222528035586306" calcext:value-type="float">
            <text:p>0.002225280355863</text:p>
          </table:table-cell>
          <table:table-cell office:value-type="float" office:value="0.00980079257669005" calcext:value-type="float">
            <text:p>0.0098007925766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814808" calcext:value-type="float">
            <text:p>2814808</text:p>
          </table:table-cell>
          <table:table-cell table:number-columns-repeated="1000"/>
        </table:table-row>
        <table:table-row table:style-name="ro1">
          <table:table-cell office:value-type="float" office:value="43561999" calcext:value-type="float">
            <text:p>43561999</text:p>
          </table:table-cell>
          <table:table-cell office:value-type="string" calcext:value-type="string">
            <text:p><text:s/>India, Mizoram (2003-2007)</text:p>
          </table:table-cell>
          <table:table-cell office:value-type="float" office:value="0.0230968408639425" calcext:value-type="float">
            <text:p>0.023096840863943</text:p>
          </table:table-cell>
          <table:table-cell office:value-type="float" office:value="0.0112023318976403" calcext:value-type="float">
            <text:p>0.01120233189764</text:p>
          </table:table-cell>
          <table:table-cell office:value-type="float" office:value="0.00701284998305964" calcext:value-type="float">
            <text:p>0.00701284998306</text:p>
          </table:table-cell>
          <table:table-cell office:value-type="float" office:value="0.00378971928544545" calcext:value-type="float">
            <text:p>0.003789719285445</text:p>
          </table:table-cell>
          <table:table-cell office:value-type="float" office:value="0.00259207971102545" calcext:value-type="float">
            <text:p>0.002592079711025</text:p>
          </table:table-cell>
          <table:table-cell office:value-type="float" office:value="0.000791137884459048" calcext:value-type="float">
            <text:p>0.000791137884459</text:p>
          </table:table-cell>
          <table:table-cell office:value-type="float" office:value="0.000169504310432352" calcext:value-type="float">
            <text:p>0.000169504310432</text:p>
          </table:table-cell>
          <table:table-cell office:value-type="float" office:value="0.00040614961728024" calcext:value-type="float">
            <text:p>0.00040614961728</text:p>
          </table:table-cell>
          <table:table-cell table:style-name="ce2" office:value-type="float" office:value="0.0000684202253672239" calcext:value-type="float">
            <text:p>6.84E-05</text:p>
          </table:table-cell>
          <table:table-cell office:value-type="float" office:value="0.000197748775900168" calcext:value-type="float">
            <text:p>0.0001977487759</text:p>
          </table:table-cell>
          <table:table-cell office:value-type="float" office:value="0" calcext:value-type="float">
            <text:p>0</text:p>
          </table:table-cell>
          <table:table-cell office:value-type="float" office:value="0.00119405980811822" calcext:value-type="float">
            <text:p>0.001194059808118</text:p>
          </table:table-cell>
          <table:table-cell table:style-name="ce2" office:value-type="float" office:value="0.0000655002054898395" calcext:value-type="float">
            <text:p>6.55E-05</text:p>
          </table:table-cell>
          <table:table-cell office:value-type="float" office:value="0.000299026434919845" calcext:value-type="float">
            <text:p>0.00029902643492</text:p>
          </table:table-cell>
          <table:table-cell office:value-type="float" office:value="0.00120503329044049" calcext:value-type="float">
            <text:p>0.00120503329044</text:p>
          </table:table-cell>
          <table:table-cell office:value-type="float" office:value="0.00285440958080219" calcext:value-type="float">
            <text:p>0.002854409580802</text:p>
          </table:table-cell>
          <table:table-cell office:value-type="float" office:value="0.0178422615874214" calcext:value-type="float">
            <text:p>0.01784226158742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795982" calcext:value-type="float">
            <text:p>4795982</text:p>
          </table:table-cell>
          <table:table-cell table:number-columns-repeated="1000"/>
        </table:table-row>
        <table:table-row table:style-name="ro1">
          <table:table-cell office:value-type="float" office:value="43640399" calcext:value-type="float">
            <text:p>43640399</text:p>
          </table:table-cell>
          <table:table-cell office:value-type="string" calcext:value-type="string">
            <text:p><text:s/>Iran, Golestan Province (2005-2007)</text:p>
          </table:table-cell>
          <table:table-cell office:value-type="float" office:value="0.00612186223221678" calcext:value-type="float">
            <text:p>0.006121862232217</text:p>
          </table:table-cell>
          <table:table-cell office:value-type="float" office:value="0.0167607022274886" calcext:value-type="float">
            <text:p>0.016760702227489</text:p>
          </table:table-cell>
          <table:table-cell office:value-type="float" office:value="0.0127534918799946" calcext:value-type="float">
            <text:p>0.012753491879995</text:p>
          </table:table-cell>
          <table:table-cell office:value-type="float" office:value="0.0014606357000658" calcext:value-type="float">
            <text:p>0.001460635700066</text:p>
          </table:table-cell>
          <table:table-cell office:value-type="float" office:value="0.00237836624288187" calcext:value-type="float">
            <text:p>0.002378366242882</text:p>
          </table:table-cell>
          <table:table-cell office:value-type="float" office:value="0.0012299907194588" calcext:value-type="float">
            <text:p>0.001229990719459</text:p>
          </table:table-cell>
          <table:table-cell office:value-type="float" office:value="0.000233971022551285" calcext:value-type="float">
            <text:p>0.000233971022551</text:p>
          </table:table-cell>
          <table:table-cell office:value-type="float" office:value="0.00068664104700459" calcext:value-type="float">
            <text:p>0.000686641047005</text:p>
          </table:table-cell>
          <table:table-cell office:value-type="float" office:value="0.000625094046512494" calcext:value-type="float">
            <text:p>0.000625094046512</text:p>
          </table:table-cell>
          <table:table-cell office:value-type="float" office:value="0.00217362156556327" calcext:value-type="float">
            <text:p>0.002173621565563</text:p>
          </table:table-cell>
          <table:table-cell table:style-name="ce2" office:value-type="float" office:value="0.0000283181725968835" calcext:value-type="float">
            <text:p>2.83E-05</text:p>
          </table:table-cell>
          <table:table-cell office:value-type="float" office:value="0.00137329856707012" calcext:value-type="float">
            <text:p>0.00137329856707</text:p>
          </table:table-cell>
          <table:table-cell table:style-name="ce2" office:value-type="float" office:value="0.0000989176898351928" calcext:value-type="float">
            <text:p>9.89E-05</text:p>
          </table:table-cell>
          <table:table-cell office:value-type="float" office:value="0.00201419011632933" calcext:value-type="float">
            <text:p>0.002014190116329</text:p>
          </table:table-cell>
          <table:table-cell office:value-type="float" office:value="0.00135893041794144" calcext:value-type="float">
            <text:p>0.001358930417941</text:p>
          </table:table-cell>
          <table:table-cell office:value-type="float" office:value="0.0119543616693298" calcext:value-type="float">
            <text:p>0.01195436166933</text:p>
          </table:table-cell>
          <table:table-cell office:value-type="float" office:value="0.0288261696383229" calcext:value-type="float">
            <text:p>0.028826169638323</text:p>
          </table:table-cell>
          <table:table-cell office:value-type="float" office:value="0.00283104876738238" calcext:value-type="float">
            <text:p>0.002831048767382</text:p>
          </table:table-cell>
          <table:table-cell office:value-type="float" office:value="0.677070403647278" calcext:value-type="float">
            <text:p>0.677070403647278</text:p>
          </table:table-cell>
          <table:table-cell office:value-type="float" office:value="0.291186590339144" calcext:value-type="float">
            <text:p>0.291186590339144</text:p>
          </table:table-cell>
          <table:table-cell office:value-type="float" office:value="0.873463606305068" calcext:value-type="float">
            <text:p>0.873463606305068</text:p>
          </table:table-cell>
          <table:table-cell office:value-type="float" office:value="4853207" calcext:value-type="float">
            <text:p>4853207</text:p>
          </table:table-cell>
          <table:table-cell table:number-columns-repeated="1000"/>
        </table:table-row>
        <table:table-row table:style-name="ro1">
          <table:table-cell office:value-type="float" office:value="43760090" calcext:value-type="float">
            <text:p>43760090</text:p>
          </table:table-cell>
          <table:table-cell office:value-type="string" calcext:value-type="string">
            <text:p><text:s/>Israel: Jews (2003-2007)</text:p>
          </table:table-cell>
          <table:table-cell office:value-type="float" office:value="0.00679819002433466" calcext:value-type="float">
            <text:p>0.006798190024335</text:p>
          </table:table-cell>
          <table:table-cell office:value-type="float" office:value="0.000645951405571894" calcext:value-type="float">
            <text:p>0.000645951405572</text:p>
          </table:table-cell>
          <table:table-cell office:value-type="float" office:value="0.0394363085984613" calcext:value-type="float">
            <text:p>0.039436308598461</text:p>
          </table:table-cell>
          <table:table-cell office:value-type="float" office:value="0.00130134973155111" calcext:value-type="float">
            <text:p>0.001301349731551</text:p>
          </table:table-cell>
          <table:table-cell office:value-type="float" office:value="0.00849992092620092" calcext:value-type="float">
            <text:p>0.008499920926201</text:p>
          </table:table-cell>
          <table:table-cell office:value-type="float" office:value="0.00834193968010788" calcext:value-type="float">
            <text:p>0.008341939680108</text:p>
          </table:table-cell>
          <table:table-cell office:value-type="float" office:value="0.000260638068629814" calcext:value-type="float">
            <text:p>0.00026063806863</text:p>
          </table:table-cell>
          <table:table-cell office:value-type="float" office:value="0.0136769301604744" calcext:value-type="float">
            <text:p>0.013676930160474</text:p>
          </table:table-cell>
          <table:table-cell office:value-type="float" office:value="0.000205939542026849" calcext:value-type="float">
            <text:p>0.000205939542027</text:p>
          </table:table-cell>
          <table:table-cell office:value-type="float" office:value="0.00364271726160602" calcext:value-type="float">
            <text:p>0.003642717261606</text:p>
          </table:table-cell>
          <table:table-cell office:value-type="float" office:value="0.000115727713040457" calcext:value-type="float">
            <text:p>0.00011572771304</text:p>
          </table:table-cell>
          <table:table-cell office:value-type="float" office:value="0.00943299249887888" calcext:value-type="float">
            <text:p>0.009432992498879</text:p>
          </table:table-cell>
          <table:table-cell office:value-type="float" office:value="0.000345949374109749" calcext:value-type="float">
            <text:p>0.00034594937411</text:p>
          </table:table-cell>
          <table:table-cell office:value-type="float" office:value="0.00324242832453821" calcext:value-type="float">
            <text:p>0.003242428324538</text:p>
          </table:table-cell>
          <table:table-cell office:value-type="float" office:value="0.00231045983211142" calcext:value-type="float">
            <text:p>0.002310459832111</text:p>
          </table:table-cell>
          <table:table-cell office:value-type="float" office:value="0.0915434343273327" calcext:value-type="float">
            <text:p>0.091543434327333</text:p>
          </table:table-cell>
          <table:table-cell office:value-type="float" office:value="0.103290949080841" calcext:value-type="float">
            <text:p>0.103290949080841</text:p>
          </table:table-cell>
          <table:table-cell office:value-type="float" office:value="0.00059149226202404" calcext:value-type="float">
            <text:p>0.000591492262024</text:p>
          </table:table-cell>
          <table:table-cell office:value-type="float" office:value="0.74556030525286" calcext:value-type="float">
            <text:p>0.74556030525286</text:p>
          </table:table-cell>
          <table:table-cell office:value-type="float" office:value="0.412865889781664" calcext:value-type="float">
            <text:p>0.412865889781664</text:p>
          </table:table-cell>
          <table:table-cell office:value-type="float" office:value="0.902716810541555" calcext:value-type="float">
            <text:p>0.902716810541555</text:p>
          </table:table-cell>
          <table:table-cell office:value-type="float" office:value="24927000" calcext:value-type="float">
            <text:p>24927000</text:p>
          </table:table-cell>
          <table:table-cell table:number-columns-repeated="1000"/>
        </table:table-row>
        <table:table-row table:style-name="ro1">
          <table:table-cell office:value-type="float" office:value="43760094" calcext:value-type="float">
            <text:p>43760094</text:p>
          </table:table-cell>
          <table:table-cell office:value-type="string" calcext:value-type="string">
            <text:p><text:s/>Israel: Non-Jews (2003-2007)</text:p>
          </table:table-cell>
          <table:table-cell office:value-type="float" office:value="0.00796237144404985" calcext:value-type="float">
            <text:p>0.00796237144405</text:p>
          </table:table-cell>
          <table:table-cell office:value-type="float" office:value="0.000485187416534295" calcext:value-type="float">
            <text:p>0.000485187416534</text:p>
          </table:table-cell>
          <table:table-cell office:value-type="float" office:value="0.0270639082849226" calcext:value-type="float">
            <text:p>0.027063908284923</text:p>
          </table:table-cell>
          <table:table-cell office:value-type="float" office:value="0.00167644826692603" calcext:value-type="float">
            <text:p>0.001676448266926</text:p>
          </table:table-cell>
          <table:table-cell office:value-type="float" office:value="0.00526027137518738" calcext:value-type="float">
            <text:p>0.005260271375187</text:p>
          </table:table-cell>
          <table:table-cell office:value-type="float" office:value="0.00791836399167963" calcext:value-type="float">
            <text:p>0.00791836399168</text:p>
          </table:table-cell>
          <table:table-cell office:value-type="float" office:value="0.000229216399318256" calcext:value-type="float">
            <text:p>0.000229216399318</text:p>
          </table:table-cell>
          <table:table-cell office:value-type="float" office:value="0.00140083734860042" calcext:value-type="float">
            <text:p>0.0014008373486</text:p>
          </table:table-cell>
          <table:table-cell office:value-type="float" office:value="0.00011625576597077" calcext:value-type="float">
            <text:p>0.000116255765971</text:p>
          </table:table-cell>
          <table:table-cell office:value-type="float" office:value="0.0013729622970922" calcext:value-type="float">
            <text:p>0.001372962297092</text:p>
          </table:table-cell>
          <table:table-cell office:value-type="float" office:value="0.000216224733730532" calcext:value-type="float">
            <text:p>0.000216224733731</text:p>
          </table:table-cell>
          <table:table-cell office:value-type="float" office:value="0.00572350459217202" calcext:value-type="float">
            <text:p>0.005723504592172</text:p>
          </table:table-cell>
          <table:table-cell office:value-type="float" office:value="0.000331607122687538" calcext:value-type="float">
            <text:p>0.000331607122688</text:p>
          </table:table-cell>
          <table:table-cell office:value-type="float" office:value="0.00262495808628437" calcext:value-type="float">
            <text:p>0.002624958086284</text:p>
          </table:table-cell>
          <table:table-cell office:value-type="float" office:value="0.00305857244381251" calcext:value-type="float">
            <text:p>0.003058572443813</text:p>
          </table:table-cell>
          <table:table-cell office:value-type="float" office:value="0.0433942324105941" calcext:value-type="float">
            <text:p>0.043394232410594</text:p>
          </table:table-cell>
          <table:table-cell office:value-type="float" office:value="0.064827151216202" calcext:value-type="float">
            <text:p>0.064827151216202</text:p>
          </table:table-cell>
          <table:table-cell office:value-type="float" office:value="0.000806074651999333" calcext:value-type="float">
            <text:p>0.000806074651999</text:p>
          </table:table-cell>
          <table:table-cell office:value-type="float" office:value="0.733467446445402" calcext:value-type="float">
            <text:p>0.733467446445402</text:p>
          </table:table-cell>
          <table:table-cell office:value-type="float" office:value="0.390482225693709" calcext:value-type="float">
            <text:p>0.390482225693709</text:p>
          </table:table-cell>
          <table:table-cell office:value-type="float" office:value="0.897655260377875" calcext:value-type="float">
            <text:p>0.897655260377875</text:p>
          </table:table-cell>
          <table:table-cell office:value-type="float" office:value="6715500" calcext:value-type="float">
            <text:p>6715500</text:p>
          </table:table-cell>
          <table:table-cell table:number-columns-repeated="1000"/>
        </table:table-row>
        <table:table-row table:style-name="ro1">
          <table:table-cell office:value-type="float" office:value="43760099" calcext:value-type="float">
            <text:p>43760099</text:p>
          </table:table-cell>
          <table:table-cell office:value-type="string" calcext:value-type="string">
            <text:p><text:s/>Israel (2003-2007)</text:p>
          </table:table-cell>
          <table:table-cell office:value-type="float" office:value="0.00689310646716779" calcext:value-type="float">
            <text:p>0.006893106467168</text:p>
          </table:table-cell>
          <table:table-cell office:value-type="float" office:value="0.000643268625745559" calcext:value-type="float">
            <text:p>0.000643268625746</text:p>
          </table:table-cell>
          <table:table-cell office:value-type="float" office:value="0.0383488758137884" calcext:value-type="float">
            <text:p>0.038348875813788</text:p>
          </table:table-cell>
          <table:table-cell office:value-type="float" office:value="0.00135008008795986" calcext:value-type="float">
            <text:p>0.00135008008796</text:p>
          </table:table-cell>
          <table:table-cell office:value-type="float" office:value="0.00819541722417975" calcext:value-type="float">
            <text:p>0.00819541722418</text:p>
          </table:table-cell>
          <table:table-cell office:value-type="float" office:value="0.00830550816202526" calcext:value-type="float">
            <text:p>0.008305508162025</text:p>
          </table:table-cell>
          <table:table-cell office:value-type="float" office:value="0.00026689488771958" calcext:value-type="float">
            <text:p>0.00026689488772</text:p>
          </table:table-cell>
          <table:table-cell office:value-type="float" office:value="0.0122407936558482" calcext:value-type="float">
            <text:p>0.012240793655848</text:p>
          </table:table-cell>
          <table:table-cell office:value-type="float" office:value="0.000191817947973564" calcext:value-type="float">
            <text:p>0.000191817947974</text:p>
          </table:table-cell>
          <table:table-cell office:value-type="float" office:value="0.00320209537054573" calcext:value-type="float">
            <text:p>0.003202095370546</text:p>
          </table:table-cell>
          <table:table-cell office:value-type="float" office:value="0.000133489758442045" calcext:value-type="float">
            <text:p>0.000133489758442</text:p>
          </table:table-cell>
          <table:table-cell office:value-type="float" office:value="0.00897390818690842" calcext:value-type="float">
            <text:p>0.008973908186908</text:p>
          </table:table-cell>
          <table:table-cell office:value-type="float" office:value="0.000344417568590391" calcext:value-type="float">
            <text:p>0.00034441756859</text:p>
          </table:table-cell>
          <table:table-cell office:value-type="float" office:value="0.00319148841444723" calcext:value-type="float">
            <text:p>0.003191488414447</text:p>
          </table:table-cell>
          <table:table-cell office:value-type="float" office:value="0.00239308921258868" calcext:value-type="float">
            <text:p>0.002393089212589</text:p>
          </table:table-cell>
          <table:table-cell office:value-type="float" office:value="0.0867835899000122" calcext:value-type="float">
            <text:p>0.086783589900012</text:p>
          </table:table-cell>
          <table:table-cell office:value-type="float" office:value="0.099184150016649" calcext:value-type="float">
            <text:p>0.099184150016649</text:p>
          </table:table-cell>
          <table:table-cell office:value-type="float" office:value="0.000514817811846813" calcext:value-type="float">
            <text:p>0.000514817811847</text:p>
          </table:table-cell>
          <table:table-cell office:value-type="float" office:value="0.750780928822667" calcext:value-type="float">
            <text:p>0.750780928822667</text:p>
          </table:table-cell>
          <table:table-cell office:value-type="float" office:value="0.422654986264088" calcext:value-type="float">
            <text:p>0.422654986264088</text:p>
          </table:table-cell>
          <table:table-cell office:value-type="float" office:value="0.904888576816575" calcext:value-type="float">
            <text:p>0.904888576816575</text:p>
          </table:table-cell>
          <table:table-cell office:value-type="float" office:value="31642500" calcext:value-type="float">
            <text:p>31642500</text:p>
          </table:table-cell>
          <table:table-cell table:number-columns-repeated="1000"/>
        </table:table-row>
        <table:table-row table:style-name="ro1">
          <table:table-cell office:value-type="float" office:value="43920199" calcext:value-type="float">
            <text:p>43920199</text:p>
          </table:table-cell>
          <table:table-cell office:value-type="string" calcext:value-type="string">
            <text:p><text:s/>Japan, Hiroshima (2003-2007)</text:p>
          </table:table-cell>
          <table:table-cell office:value-type="float" office:value="0.0101705730937179" calcext:value-type="float">
            <text:p>0.010170573093718</text:p>
          </table:table-cell>
          <table:table-cell office:value-type="float" office:value="0.00929987806648897" calcext:value-type="float">
            <text:p>0.009299878066489</text:p>
          </table:table-cell>
          <table:table-cell office:value-type="float" office:value="0.0541908425601443" calcext:value-type="float">
            <text:p>0.054190842560144</text:p>
          </table:table-cell>
          <table:table-cell office:value-type="float" office:value="0.0104713994827366" calcext:value-type="float">
            <text:p>0.010471399482737</text:p>
          </table:table-cell>
          <table:table-cell office:value-type="float" office:value="0.00937103689125308" calcext:value-type="float">
            <text:p>0.009371036891253</text:p>
          </table:table-cell>
          <table:table-cell office:value-type="float" office:value="0.0216694632226749" calcext:value-type="float">
            <text:p>0.021669463222675</text:p>
          </table:table-cell>
          <table:table-cell office:value-type="float" office:value="0.000225697568684111" calcext:value-type="float">
            <text:p>0.000225697568684</text:p>
          </table:table-cell>
          <table:table-cell office:value-type="float" office:value="0.000508967347899795" calcext:value-type="float">
            <text:p>0.0005089673479</text:p>
          </table:table-cell>
          <table:table-cell office:value-type="float" office:value="0.00067023091352752" calcext:value-type="float">
            <text:p>0.000670230913528</text:p>
          </table:table-cell>
          <table:table-cell office:value-type="float" office:value="0.00176829333826895" calcext:value-type="float">
            <text:p>0.001768293338269</text:p>
          </table:table-cell>
          <table:table-cell table:style-name="ce2" office:value-type="float" office:value="0.0000902060346011327" calcext:value-type="float">
            <text:p>9.02E-05</text:p>
          </table:table-cell>
          <table:table-cell office:value-type="float" office:value="0.0114536768236408" calcext:value-type="float">
            <text:p>0.011453676823641</text:p>
          </table:table-cell>
          <table:table-cell table:style-name="ce2" office:value-type="float" office:value="0.0000481996758215492" calcext:value-type="float">
            <text:p>4.82E-05</text:p>
          </table:table-cell>
          <table:table-cell table:style-name="ce2" office:value-type="float" office:value="0.0000905704673714569" calcext:value-type="float">
            <text:p>9.06E-05</text:p>
          </table:table-cell>
          <table:table-cell office:value-type="float" office:value="0.00237760580391292" calcext:value-type="float">
            <text:p>0.002377605803913</text:p>
          </table:table-cell>
          <table:table-cell office:value-type="float" office:value="0.0601936459825828" calcext:value-type="float">
            <text:p>0.060193645982583</text:p>
          </table:table-cell>
          <table:table-cell office:value-type="float" office:value="0.0629734217808805" calcext:value-type="float">
            <text:p>0.062973421780881</text:p>
          </table:table-cell>
          <table:table-cell office:value-type="float" office:value="0.0161824225653489" calcext:value-type="float">
            <text:p>0.016182422565349</text:p>
          </table:table-cell>
          <table:table-cell office:value-type="float" office:value="0.573086556443068" calcext:value-type="float">
            <text:p>0.573086556443068</text:p>
          </table:table-cell>
          <table:table-cell office:value-type="float" office:value="0.127585294059033" calcext:value-type="float">
            <text:p>0.127585294059033</text:p>
          </table:table-cell>
          <table:table-cell office:value-type="float" office:value="0.826163669186404" calcext:value-type="float">
            <text:p>0.826163669186404</text:p>
          </table:table-cell>
          <table:table-cell office:value-type="float" office:value="5273678" calcext:value-type="float">
            <text:p>5273678</text:p>
          </table:table-cell>
          <table:table-cell table:number-columns-repeated="1000"/>
        </table:table-row>
        <table:table-row table:style-name="ro1">
          <table:table-cell office:value-type="float" office:value="43920299" calcext:value-type="float">
            <text:p>43920299</text:p>
          </table:table-cell>
          <table:table-cell office:value-type="string" calcext:value-type="string">
            <text:p><text:s/>Japan, Miyagi Prefecture (2003-2007)</text:p>
          </table:table-cell>
          <table:table-cell office:value-type="float" office:value="0.00760049489887763" calcext:value-type="float">
            <text:p>0.007600494898878</text:p>
          </table:table-cell>
          <table:table-cell office:value-type="float" office:value="0.00959623463918265" calcext:value-type="float">
            <text:p>0.009596234639183</text:p>
          </table:table-cell>
          <table:table-cell office:value-type="float" office:value="0.0549978638693521" calcext:value-type="float">
            <text:p>0.054997863869352</text:p>
          </table:table-cell>
          <table:table-cell office:value-type="float" office:value="0.00350705414230055" calcext:value-type="float">
            <text:p>0.003507054142301</text:p>
          </table:table-cell>
          <table:table-cell office:value-type="float" office:value="0.00948014045166384" calcext:value-type="float">
            <text:p>0.009480140451664</text:p>
          </table:table-cell>
          <table:table-cell office:value-type="float" office:value="0.0149512351602963" calcext:value-type="float">
            <text:p>0.014951235160296</text:p>
          </table:table-cell>
          <table:table-cell table:style-name="ce2" office:value-type="float" office:value="0.0000739583775774515" calcext:value-type="float">
            <text:p>7.40E-05</text:p>
          </table:table-cell>
          <table:table-cell office:value-type="float" office:value="0.000566704563919736" calcext:value-type="float">
            <text:p>0.00056670456392</text:p>
          </table:table-cell>
          <table:table-cell office:value-type="float" office:value="0.000239860643044743" calcext:value-type="float">
            <text:p>0.000239860643045</text:p>
          </table:table-cell>
          <table:table-cell office:value-type="float" office:value="0.0017199856914344" calcext:value-type="float">
            <text:p>0.001719985691434</text:p>
          </table:table-cell>
          <table:table-cell office:value-type="float" office:value="0.000110791855293144" calcext:value-type="float">
            <text:p>0.000110791855293</text:p>
          </table:table-cell>
          <table:table-cell office:value-type="float" office:value="0.00645710879559359" calcext:value-type="float">
            <text:p>0.006457108795594</text:p>
          </table:table-cell>
          <table:table-cell table:style-name="ce2" office:value-type="float" office:value="0.0000659419537806258" calcext:value-type="float">
            <text:p>6.59E-05</text:p>
          </table:table-cell>
          <table:table-cell office:value-type="float" office:value="0.000136309457042493" calcext:value-type="float">
            <text:p>0.000136309457042</text:p>
          </table:table-cell>
          <table:table-cell office:value-type="float" office:value="0.00214572410323135" calcext:value-type="float">
            <text:p>0.002145724103231</text:p>
          </table:table-cell>
          <table:table-cell office:value-type="float" office:value="0.0590439850129409" calcext:value-type="float">
            <text:p>0.059043985012941</text:p>
          </table:table-cell>
          <table:table-cell office:value-type="float" office:value="0.057594645172413" calcext:value-type="float">
            <text:p>0.057594645172413</text:p>
          </table:table-cell>
          <table:table-cell office:value-type="float" office:value="0.00477336810108731" calcext:value-type="float">
            <text:p>0.004773368101087</text:p>
          </table:table-cell>
          <table:table-cell office:value-type="float" office:value="0.649541305109764" calcext:value-type="float">
            <text:p>0.649541305109764</text:p>
          </table:table-cell>
          <table:table-cell office:value-type="float" office:value="0.245560049829288" calcext:value-type="float">
            <text:p>0.245560049829288</text:p>
          </table:table-cell>
          <table:table-cell office:value-type="float" office:value="0.86129191611345" calcext:value-type="float">
            <text:p>0.86129191611345</text:p>
          </table:table-cell>
          <table:table-cell office:value-type="float" office:value="10701386" calcext:value-type="float">
            <text:p>10701386</text:p>
          </table:table-cell>
          <table:table-cell table:number-columns-repeated="1000"/>
        </table:table-row>
        <table:table-row table:style-name="ro1">
          <table:table-cell office:value-type="float" office:value="43920399" calcext:value-type="float">
            <text:p>43920399</text:p>
          </table:table-cell>
          <table:table-cell office:value-type="string" calcext:value-type="string">
            <text:p><text:s/>Japan, Nagasaki Prefecture (2003-2007)</text:p>
          </table:table-cell>
          <table:table-cell office:value-type="float" office:value="0.00949367821215927" calcext:value-type="float">
            <text:p>0.009493678212159</text:p>
          </table:table-cell>
          <table:table-cell office:value-type="float" office:value="0.00631376734697214" calcext:value-type="float">
            <text:p>0.006313767346972</text:p>
          </table:table-cell>
          <table:table-cell office:value-type="float" office:value="0.0424738640545449" calcext:value-type="float">
            <text:p>0.042473864054545</text:p>
          </table:table-cell>
          <table:table-cell office:value-type="float" office:value="0.00622299135936479" calcext:value-type="float">
            <text:p>0.006222991359365</text:p>
          </table:table-cell>
          <table:table-cell office:value-type="float" office:value="0.00859883842202833" calcext:value-type="float">
            <text:p>0.008598838422028</text:p>
          </table:table-cell>
          <table:table-cell office:value-type="float" office:value="0.0173250659880476" calcext:value-type="float">
            <text:p>0.017325065988048</text:p>
          </table:table-cell>
          <table:table-cell office:value-type="float" office:value="0.000144656600152438" calcext:value-type="float">
            <text:p>0.000144656600152</text:p>
          </table:table-cell>
          <table:table-cell office:value-type="float" office:value="0.000818813091746697" calcext:value-type="float">
            <text:p>0.000818813091747</text:p>
          </table:table-cell>
          <table:table-cell office:value-type="float" office:value="0.000384985484627898" calcext:value-type="float">
            <text:p>0.000384985484628</text:p>
          </table:table-cell>
          <table:table-cell office:value-type="float" office:value="0.00156802552809708" calcext:value-type="float">
            <text:p>0.001568025528097</text:p>
          </table:table-cell>
          <table:table-cell table:style-name="ce2" office:value-type="float" office:value="0.0000539438990414769" calcext:value-type="float">
            <text:p>5.39E-05</text:p>
          </table:table-cell>
          <table:table-cell office:value-type="float" office:value="0.00182476636016221" calcext:value-type="float">
            <text:p>0.001824766360162</text:p>
          </table:table-cell>
          <table:table-cell table:style-name="ce2" office:value-type="float" office:value="0.0000244801108552252" calcext:value-type="float">
            <text:p>2.45E-05</text:p>
          </table:table-cell>
          <table:table-cell office:value-type="float" office:value="0.00018558331679728" calcext:value-type="float">
            <text:p>0.000185583316797</text:p>
          </table:table-cell>
          <table:table-cell office:value-type="float" office:value="0.00225410627305074" calcext:value-type="float">
            <text:p>0.002254106273051</text:p>
          </table:table-cell>
          <table:table-cell office:value-type="float" office:value="0.0513770742609232" calcext:value-type="float">
            <text:p>0.051377074260923</text:p>
          </table:table-cell>
          <table:table-cell office:value-type="float" office:value="0.0522386147433692" calcext:value-type="float">
            <text:p>0.052238614743369</text:p>
          </table:table-cell>
          <table:table-cell office:value-type="float" office:value="0.00196598594605968" calcext:value-type="float">
            <text:p>0.00196598594606</text:p>
          </table:table-cell>
          <table:table-cell office:value-type="float" office:value="0.694765788088567" calcext:value-type="float">
            <text:p>0.694765788088567</text:p>
          </table:table-cell>
          <table:table-cell office:value-type="float" office:value="0.321471921654977" calcext:value-type="float">
            <text:p>0.321471921654977</text:p>
          </table:table-cell>
          <table:table-cell office:value-type="float" office:value="0.881159935539731" calcext:value-type="float">
            <text:p>0.881159935539731</text:p>
          </table:table-cell>
          <table:table-cell office:value-type="float" office:value="6536982" calcext:value-type="float">
            <text:p>6536982</text:p>
          </table:table-cell>
          <table:table-cell table:number-columns-repeated="1000"/>
        </table:table-row>
        <table:table-row table:style-name="ro1">
          <table:table-cell office:value-type="float" office:value="43920499" calcext:value-type="float">
            <text:p>43920499</text:p>
          </table:table-cell>
          <table:table-cell office:value-type="string" calcext:value-type="string">
            <text:p><text:s/>Japan, Osaka Prefecture (2003-2007)</text:p>
          </table:table-cell>
          <table:table-cell office:value-type="float" office:value="0.0071636735862009" calcext:value-type="float">
            <text:p>0.007163673586201</text:p>
          </table:table-cell>
          <table:table-cell office:value-type="float" office:value="0.00627650738498806" calcext:value-type="float">
            <text:p>0.006276507384988</text:p>
          </table:table-cell>
          <table:table-cell office:value-type="float" office:value="0.0305085328244573" calcext:value-type="float">
            <text:p>0.030508532824457</text:p>
          </table:table-cell>
          <table:table-cell office:value-type="float" office:value="0.00390094563175475" calcext:value-type="float">
            <text:p>0.003900945631755</text:p>
          </table:table-cell>
          <table:table-cell office:value-type="float" office:value="0.00877896388322745" calcext:value-type="float">
            <text:p>0.008778963883227</text:p>
          </table:table-cell>
          <table:table-cell office:value-type="float" office:value="0.0134917451783231" calcext:value-type="float">
            <text:p>0.013491745178323</text:p>
          </table:table-cell>
          <table:table-cell office:value-type="float" office:value="0.000166209160640695" calcext:value-type="float">
            <text:p>0.000166209160641</text:p>
          </table:table-cell>
          <table:table-cell office:value-type="float" office:value="0.000271953000686081" calcext:value-type="float">
            <text:p>0.000271953000686</text:p>
          </table:table-cell>
          <table:table-cell office:value-type="float" office:value="0.000290624638808558" calcext:value-type="float">
            <text:p>0.000290624638809</text:p>
          </table:table-cell>
          <table:table-cell office:value-type="float" office:value="0.00100583419665192" calcext:value-type="float">
            <text:p>0.001005834196652</text:p>
          </table:table-cell>
          <table:table-cell table:style-name="ce2" office:value-type="float" office:value="0.0000521900567017648" calcext:value-type="float">
            <text:p>5.22E-05</text:p>
          </table:table-cell>
          <table:table-cell office:value-type="float" office:value="0.00244018562916491" calcext:value-type="float">
            <text:p>0.002440185629165</text:p>
          </table:table-cell>
          <table:table-cell table:style-name="ce2" office:value-type="float" office:value="0.0000186856571325612" calcext:value-type="float">
            <text:p>1.87E-05</text:p>
          </table:table-cell>
          <table:table-cell table:style-name="ce2" office:value-type="float" office:value="0.0000939645166032685" calcext:value-type="float">
            <text:p>9.40E-05</text:p>
          </table:table-cell>
          <table:table-cell office:value-type="float" office:value="0.00171909025116526" calcext:value-type="float">
            <text:p>0.001719090251165</text:p>
          </table:table-cell>
          <table:table-cell office:value-type="float" office:value="0.0192741773220364" calcext:value-type="float">
            <text:p>0.019274177322036</text:p>
          </table:table-cell>
          <table:table-cell office:value-type="float" office:value="0.0398429280351194" calcext:value-type="float">
            <text:p>0.039842928035119</text:p>
          </table:table-cell>
          <table:table-cell office:value-type="float" office:value="0.0062946362835985" calcext:value-type="float">
            <text:p>0.006294636283599</text:p>
          </table:table-cell>
          <table:table-cell office:value-type="float" office:value="0.633814488984254" calcext:value-type="float">
            <text:p>0.633814488984254</text:p>
          </table:table-cell>
          <table:table-cell office:value-type="float" office:value="0.220273870347533" calcext:value-type="float">
            <text:p>0.220273870347533</text:p>
          </table:table-cell>
          <table:table-cell office:value-type="float" office:value="0.854227666185957" calcext:value-type="float">
            <text:p>0.854227666185957</text:p>
          </table:table-cell>
          <table:table-cell office:value-type="float" office:value="41408403" calcext:value-type="float">
            <text:p>41408403</text:p>
          </table:table-cell>
          <table:table-cell table:number-columns-repeated="1000"/>
        </table:table-row>
        <table:table-row table:style-name="ro1">
          <table:table-cell office:value-type="float" office:value="43920599" calcext:value-type="float">
            <text:p>43920599</text:p>
          </table:table-cell>
          <table:table-cell office:value-type="string" calcext:value-type="string">
            <text:p><text:s/>Japan, Saga Prefecture (2003-2007)</text:p>
          </table:table-cell>
          <table:table-cell office:value-type="float" office:value="0.00688551721523009" calcext:value-type="float">
            <text:p>0.00688551721523</text:p>
          </table:table-cell>
          <table:table-cell office:value-type="float" office:value="0.00516793138046812" calcext:value-type="float">
            <text:p>0.005167931380468</text:p>
          </table:table-cell>
          <table:table-cell office:value-type="float" office:value="0.0315452853295351" calcext:value-type="float">
            <text:p>0.031545285329535</text:p>
          </table:table-cell>
          <table:table-cell office:value-type="float" office:value="0.00820672023256626" calcext:value-type="float">
            <text:p>0.008206720232566</text:p>
          </table:table-cell>
          <table:table-cell office:value-type="float" office:value="0.00910438143371581" calcext:value-type="float">
            <text:p>0.009104381433716</text:p>
          </table:table-cell>
          <table:table-cell office:value-type="float" office:value="0.0144906283619973" calcext:value-type="float">
            <text:p>0.014490628361997</text:p>
          </table:table-cell>
          <table:table-cell table:style-name="ce2" office:value-type="float" office:value="0.0000801327106112441" calcext:value-type="float">
            <text:p>8.01E-05</text:p>
          </table:table-cell>
          <table:table-cell office:value-type="float" office:value="0.000441964632623626" calcext:value-type="float">
            <text:p>0.000441964632624</text:p>
          </table:table-cell>
          <table:table-cell office:value-type="float" office:value="0.000280289034464785" calcext:value-type="float">
            <text:p>0.000280289034465</text:p>
          </table:table-cell>
          <table:table-cell office:value-type="float" office:value="0.0011876360730745" calcext:value-type="float">
            <text:p>0.001187636073075</text:p>
          </table:table-cell>
          <table:table-cell table:style-name="ce2" office:value-type="float" office:value="0.0000438192741818886" calcext:value-type="float">
            <text:p>4.38E-05</text:p>
          </table:table-cell>
          <table:table-cell office:value-type="float" office:value="0.00196636900102613" calcext:value-type="float">
            <text:p>0.001966369001026</text:p>
          </table:table-cell>
          <table:table-cell office:value-type="float" office:value="0" calcext:value-type="float">
            <text:p>0</text:p>
          </table:table-cell>
          <table:table-cell office:value-type="float" office:value="0.000190095208915306" calcext:value-type="float">
            <text:p>0.000190095208915</text:p>
          </table:table-cell>
          <table:table-cell office:value-type="float" office:value="0.002171065873818" calcext:value-type="float">
            <text:p>0.002171065873818</text:p>
          </table:table-cell>
          <table:table-cell office:value-type="float" office:value="0.0300163392886694" calcext:value-type="float">
            <text:p>0.030016339288669</text:p>
          </table:table-cell>
          <table:table-cell office:value-type="float" office:value="0.0372427094039156" calcext:value-type="float">
            <text:p>0.0372427094039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839888" calcext:value-type="float">
            <text:p>3839888</text:p>
          </table:table-cell>
          <table:table-cell table:number-columns-repeated="1000"/>
        </table:table-row>
        <table:table-row table:style-name="ro1">
          <table:table-cell office:value-type="float" office:value="43920899" calcext:value-type="float">
            <text:p>43920899</text:p>
          </table:table-cell>
          <table:table-cell office:value-type="string" calcext:value-type="string">
            <text:p><text:s/>Japan, Niigata Prefecture (2003-2007)</text:p>
          </table:table-cell>
          <table:table-cell office:value-type="float" office:value="0.00699069855351445" calcext:value-type="float">
            <text:p>0.006990698553514</text:p>
          </table:table-cell>
          <table:table-cell office:value-type="float" office:value="0.00947378880020586" calcext:value-type="float">
            <text:p>0.009473788800206</text:p>
          </table:table-cell>
          <table:table-cell office:value-type="float" office:value="0.046615762502383" calcext:value-type="float">
            <text:p>0.046615762502383</text:p>
          </table:table-cell>
          <table:table-cell office:value-type="float" office:value="0.00245770764404406" calcext:value-type="float">
            <text:p>0.002457707644044</text:p>
          </table:table-cell>
          <table:table-cell office:value-type="float" office:value="0.00917584971597565" calcext:value-type="float">
            <text:p>0.009175849715976</text:p>
          </table:table-cell>
          <table:table-cell office:value-type="float" office:value="0.0157524703324947" calcext:value-type="float">
            <text:p>0.015752470332495</text:p>
          </table:table-cell>
          <table:table-cell office:value-type="float" office:value="0.000180379824055204" calcext:value-type="float">
            <text:p>0.000180379824055</text:p>
          </table:table-cell>
          <table:table-cell office:value-type="float" office:value="0.000483580596238932" calcext:value-type="float">
            <text:p>0.000483580596239</text:p>
          </table:table-cell>
          <table:table-cell office:value-type="float" office:value="0.000392149595267116" calcext:value-type="float">
            <text:p>0.000392149595267</text:p>
          </table:table-cell>
          <table:table-cell office:value-type="float" office:value="0.00176100694247829" calcext:value-type="float">
            <text:p>0.001761006942478</text:p>
          </table:table-cell>
          <table:table-cell table:style-name="ce2" office:value-type="float" office:value="0.0000664984066224268" calcext:value-type="float">
            <text:p>6.65E-05</text:p>
          </table:table-cell>
          <table:table-cell office:value-type="float" office:value="0.00334388807109449" calcext:value-type="float">
            <text:p>0.003343888071094</text:p>
          </table:table-cell>
          <table:table-cell table:style-name="ce2" office:value-type="float" office:value="0.0000451107177674571" calcext:value-type="float">
            <text:p>4.51E-05</text:p>
          </table:table-cell>
          <table:table-cell table:style-name="ce2" office:value-type="float" office:value="0.0000665640830247759" calcext:value-type="float">
            <text:p>6.66E-05</text:p>
          </table:table-cell>
          <table:table-cell office:value-type="float" office:value="0.00202852760583509" calcext:value-type="float">
            <text:p>0.002028527605835</text:p>
          </table:table-cell>
          <table:table-cell office:value-type="float" office:value="0.0258550694996383" calcext:value-type="float">
            <text:p>0.025855069499638</text:p>
          </table:table-cell>
          <table:table-cell office:value-type="float" office:value="0.0519459409457071" calcext:value-type="float">
            <text:p>0.051945940945707</text:p>
          </table:table-cell>
          <table:table-cell office:value-type="float" office:value="0.0101873698113" calcext:value-type="float">
            <text:p>0.0101873698113</text:p>
          </table:table-cell>
          <table:table-cell office:value-type="float" office:value="0.604314699576726" calcext:value-type="float">
            <text:p>0.604314699576726</text:p>
          </table:table-cell>
          <table:table-cell office:value-type="float" office:value="0.174296100352076" calcext:value-type="float">
            <text:p>0.174296100352076</text:p>
          </table:table-cell>
          <table:table-cell office:value-type="float" office:value="0.840753591205107" calcext:value-type="float">
            <text:p>0.840753591205107</text:p>
          </table:table-cell>
          <table:table-cell office:value-type="float" office:value="10707384" calcext:value-type="float">
            <text:p>10707384</text:p>
          </table:table-cell>
          <table:table-cell table:number-columns-repeated="1000"/>
        </table:table-row>
        <table:table-row table:style-name="ro1">
          <table:table-cell office:value-type="float" office:value="43920999" calcext:value-type="float">
            <text:p>43920999</text:p>
          </table:table-cell>
          <table:table-cell office:value-type="string" calcext:value-type="string">
            <text:p><text:s/>Japan, Fukui Prefecture (2003-2007)</text:p>
          </table:table-cell>
          <table:table-cell office:value-type="float" office:value="0.00524419918637402" calcext:value-type="float">
            <text:p>0.005244199186374</text:p>
          </table:table-cell>
          <table:table-cell office:value-type="float" office:value="0.0047171118533191" calcext:value-type="float">
            <text:p>0.004717111853319</text:p>
          </table:table-cell>
          <table:table-cell office:value-type="float" office:value="0.0376777221723899" calcext:value-type="float">
            <text:p>0.03767772217239</text:p>
          </table:table-cell>
          <table:table-cell office:value-type="float" office:value="0.00231286722780229" calcext:value-type="float">
            <text:p>0.002312867227802</text:p>
          </table:table-cell>
          <table:table-cell office:value-type="float" office:value="0.00987901624543608" calcext:value-type="float">
            <text:p>0.009879016245436</text:p>
          </table:table-cell>
          <table:table-cell office:value-type="float" office:value="0.00980879315048206" calcext:value-type="float">
            <text:p>0.009808793150482</text:p>
          </table:table-cell>
          <table:table-cell office:value-type="float" office:value="0.000193965348085782" calcext:value-type="float">
            <text:p>0.000193965348086</text:p>
          </table:table-cell>
          <table:table-cell office:value-type="float" office:value="0.000466868380404201" calcext:value-type="float">
            <text:p>0.000466868380404</text:p>
          </table:table-cell>
          <table:table-cell office:value-type="float" office:value="0.000284152211794117" calcext:value-type="float">
            <text:p>0.000284152211794</text:p>
          </table:table-cell>
          <table:table-cell office:value-type="float" office:value="0.00168416521968336" calcext:value-type="float">
            <text:p>0.001684165219683</text:p>
          </table:table-cell>
          <table:table-cell office:value-type="float" office:value="0.000143933305840717" calcext:value-type="float">
            <text:p>0.000143933305841</text:p>
          </table:table-cell>
          <table:table-cell office:value-type="float" office:value="0.00660077462337397" calcext:value-type="float">
            <text:p>0.006600774623374</text:p>
          </table:table-cell>
          <table:table-cell table:style-name="ce2" office:value-type="float" office:value="0.0000625433385342096" calcext:value-type="float">
            <text:p>6.25E-05</text:p>
          </table:table-cell>
          <table:table-cell office:value-type="float" office:value="0.000213530292686955" calcext:value-type="float">
            <text:p>0.000213530292687</text:p>
          </table:table-cell>
          <table:table-cell office:value-type="float" office:value="0.00175351330556997" calcext:value-type="float">
            <text:p>0.00175351330557</text:p>
          </table:table-cell>
          <table:table-cell office:value-type="float" office:value="0.0345960775307843" calcext:value-type="float">
            <text:p>0.034596077530784</text:p>
          </table:table-cell>
          <table:table-cell office:value-type="float" office:value="0.0467313308229265" calcext:value-type="float">
            <text:p>0.046731330822927</text:p>
          </table:table-cell>
          <table:table-cell office:value-type="float" office:value="0.00624048496658425" calcext:value-type="float">
            <text:p>0.006240484966584</text:p>
          </table:table-cell>
          <table:table-cell office:value-type="float" office:value="0.634318556152727" calcext:value-type="float">
            <text:p>0.634318556152727</text:p>
          </table:table-cell>
          <table:table-cell office:value-type="float" office:value="0.221075798121298" calcext:value-type="float">
            <text:p>0.221075798121298</text:p>
          </table:table-cell>
          <table:table-cell office:value-type="float" office:value="0.85445535517694" calcext:value-type="float">
            <text:p>0.85445535517694</text:p>
          </table:table-cell>
          <table:table-cell office:value-type="float" office:value="3638837" calcext:value-type="float">
            <text:p>3638837</text:p>
          </table:table-cell>
          <table:table-cell table:number-columns-repeated="1000"/>
        </table:table-row>
        <table:table-row table:style-name="ro1">
          <table:table-cell office:value-type="float" office:value="43921099" calcext:value-type="float">
            <text:p>43921099</text:p>
          </table:table-cell>
          <table:table-cell office:value-type="string" calcext:value-type="string">
            <text:p><text:s/>Japan, Aichi Prefecture (2003-2007)</text:p>
          </table:table-cell>
          <table:table-cell office:value-type="float" office:value="0.0069679912744368" calcext:value-type="float">
            <text:p>0.006967991274437</text:p>
          </table:table-cell>
          <table:table-cell office:value-type="float" office:value="0.00458133990131477" calcext:value-type="float">
            <text:p>0.004581339901315</text:p>
          </table:table-cell>
          <table:table-cell office:value-type="float" office:value="0.0357154601801715" calcext:value-type="float">
            <text:p>0.035715460180172</text:p>
          </table:table-cell>
          <table:table-cell office:value-type="float" office:value="0.00313395183031191" calcext:value-type="float">
            <text:p>0.003133951830312</text:p>
          </table:table-cell>
          <table:table-cell office:value-type="float" office:value="0.00868485646747713" calcext:value-type="float">
            <text:p>0.008684856467477</text:p>
          </table:table-cell>
          <table:table-cell office:value-type="float" office:value="0.0158441825662838" calcext:value-type="float">
            <text:p>0.015844182566284</text:p>
          </table:table-cell>
          <table:table-cell office:value-type="float" office:value="0.000239543842873253" calcext:value-type="float">
            <text:p>0.000239543842873</text:p>
          </table:table-cell>
          <table:table-cell office:value-type="float" office:value="0.000497752105239889" calcext:value-type="float">
            <text:p>0.00049775210524</text:p>
          </table:table-cell>
          <table:table-cell office:value-type="float" office:value="0.000350048374119794" calcext:value-type="float">
            <text:p>0.00035004837412</text:p>
          </table:table-cell>
          <table:table-cell office:value-type="float" office:value="0.00140802752469201" calcext:value-type="float">
            <text:p>0.001408027524692</text:p>
          </table:table-cell>
          <table:table-cell office:value-type="float" office:value="0.00010186942212137" calcext:value-type="float">
            <text:p>0.000101869422121</text:p>
          </table:table-cell>
          <table:table-cell office:value-type="float" office:value="0.00363160360689193" calcext:value-type="float">
            <text:p>0.003631603606892</text:p>
          </table:table-cell>
          <table:table-cell table:style-name="ce2" office:value-type="float" office:value="0.000034534057288751" calcext:value-type="float">
            <text:p>3.45E-05</text:p>
          </table:table-cell>
          <table:table-cell table:style-name="ce2" office:value-type="float" office:value="0.0000538575603996029" calcext:value-type="float">
            <text:p>5.39E-05</text:p>
          </table:table-cell>
          <table:table-cell office:value-type="float" office:value="0.00179599621806712" calcext:value-type="float">
            <text:p>0.001795996218067</text:p>
          </table:table-cell>
          <table:table-cell office:value-type="float" office:value="0.0452124487833676" calcext:value-type="float">
            <text:p>0.045212448783368</text:p>
          </table:table-cell>
          <table:table-cell office:value-type="float" office:value="0.0474029804841607" calcext:value-type="float">
            <text:p>0.047402980484161</text:p>
          </table:table-cell>
          <table:table-cell office:value-type="float" office:value="0.0126901744825405" calcext:value-type="float">
            <text:p>0.012690174482541</text:p>
          </table:table-cell>
          <table:table-cell office:value-type="float" office:value="0.589867060270151" calcext:value-type="float">
            <text:p>0.589867060270151</text:p>
          </table:table-cell>
          <table:table-cell office:value-type="float" office:value="0.152442165796486" calcext:value-type="float">
            <text:p>0.152442165796486</text:p>
          </table:table-cell>
          <table:table-cell office:value-type="float" office:value="0.834046008506128" calcext:value-type="float">
            <text:p>0.834046008506128</text:p>
          </table:table-cell>
          <table:table-cell office:value-type="float" office:value="6580206" calcext:value-type="float">
            <text:p>6580206</text:p>
          </table:table-cell>
          <table:table-cell table:number-columns-repeated="1000"/>
        </table:table-row>
        <table:table-row table:style-name="ro1">
          <table:table-cell office:value-type="float" office:value="44100099" calcext:value-type="float">
            <text:p>44100099</text:p>
          </table:table-cell>
          <table:table-cell office:value-type="string" calcext:value-type="string">
            <text:p><text:s/>Republic of Korea (2003-2007)</text:p>
          </table:table-cell>
          <table:table-cell office:value-type="float" office:value="0.00766669693736484" calcext:value-type="float">
            <text:p>0.007666696937365</text:p>
          </table:table-cell>
          <table:table-cell office:value-type="float" office:value="0.00451182215118324" calcext:value-type="float">
            <text:p>0.004511822151183</text:p>
          </table:table-cell>
          <table:table-cell office:value-type="float" office:value="0.0366054532957006" calcext:value-type="float">
            <text:p>0.036605453295701</text:p>
          </table:table-cell>
          <table:table-cell office:value-type="float" office:value="0.00508560926923635" calcext:value-type="float">
            <text:p>0.005085609269236</text:p>
          </table:table-cell>
          <table:table-cell office:value-type="float" office:value="0.00761718164837907" calcext:value-type="float">
            <text:p>0.007617181648379</text:p>
          </table:table-cell>
          <table:table-cell office:value-type="float" office:value="0.0113493905403969" calcext:value-type="float">
            <text:p>0.011349390540397</text:p>
          </table:table-cell>
          <table:table-cell office:value-type="float" office:value="0.000238809107205343" calcext:value-type="float">
            <text:p>0.000238809107205</text:p>
          </table:table-cell>
          <table:table-cell office:value-type="float" office:value="0.000696193625504322" calcext:value-type="float">
            <text:p>0.000696193625504</text:p>
          </table:table-cell>
          <table:table-cell office:value-type="float" office:value="0.00034760617381117" calcext:value-type="float">
            <text:p>0.000347606173811</text:p>
          </table:table-cell>
          <table:table-cell office:value-type="float" office:value="0.000440559587307453" calcext:value-type="float">
            <text:p>0.000440559587307</text:p>
          </table:table-cell>
          <table:table-cell table:style-name="ce2" office:value-type="float" office:value="0.0000768044375590377" calcext:value-type="float">
            <text:p>7.68E-05</text:p>
          </table:table-cell>
          <table:table-cell office:value-type="float" office:value="0.0201419744480943" calcext:value-type="float">
            <text:p>0.020141974448094</text:p>
          </table:table-cell>
          <table:table-cell office:value-type="float" office:value="0.000158659456351335" calcext:value-type="float">
            <text:p>0.000158659456351</text:p>
          </table:table-cell>
          <table:table-cell office:value-type="float" office:value="0.000169904106633648" calcext:value-type="float">
            <text:p>0.000169904106634</text:p>
          </table:table-cell>
          <table:table-cell office:value-type="float" office:value="0.00165502905313269" calcext:value-type="float">
            <text:p>0.001655029053133</text:p>
          </table:table-cell>
          <table:table-cell office:value-type="float" office:value="0.0200922209844176" calcext:value-type="float">
            <text:p>0.020092220984418</text:p>
          </table:table-cell>
          <table:table-cell office:value-type="float" office:value="0.0319789136312736" calcext:value-type="float">
            <text:p>0.031978913631274</text:p>
          </table:table-cell>
          <table:table-cell office:value-type="float" office:value="0.0136933165455484" calcext:value-type="float">
            <text:p>0.013693316545548</text:p>
          </table:table-cell>
          <table:table-cell office:value-type="float" office:value="0.584707740641933" calcext:value-type="float">
            <text:p>0.584707740641933</text:p>
          </table:table-cell>
          <table:table-cell office:value-type="float" office:value="0.144740318115799" calcext:value-type="float">
            <text:p>0.144740318115799</text:p>
          </table:table-cell>
          <table:table-cell office:value-type="float" office:value="0.831633078166447" calcext:value-type="float">
            <text:p>0.831633078166447</text:p>
          </table:table-cell>
          <table:table-cell office:value-type="float" office:value="236549725" calcext:value-type="float">
            <text:p>236549725</text:p>
          </table:table-cell>
          <table:table-cell table:number-columns-repeated="1000"/>
        </table:table-row>
        <table:table-row table:style-name="ro1">
          <table:table-cell office:value-type="float" office:value="44100299" calcext:value-type="float">
            <text:p>44100299</text:p>
          </table:table-cell>
          <table:table-cell office:value-type="string" calcext:value-type="string">
            <text:p><text:s/>Republic of Korea, Busan (2003-2007)</text:p>
          </table:table-cell>
          <table:table-cell office:value-type="float" office:value="0.0074877088924652" calcext:value-type="float">
            <text:p>0.007487708892465</text:p>
          </table:table-cell>
          <table:table-cell office:value-type="float" office:value="0.00411845520869865" calcext:value-type="float">
            <text:p>0.004118455208699</text:p>
          </table:table-cell>
          <table:table-cell office:value-type="float" office:value="0.0324109588905653" calcext:value-type="float">
            <text:p>0.032410958890565</text:p>
          </table:table-cell>
          <table:table-cell office:value-type="float" office:value="0.00452984148926102" calcext:value-type="float">
            <text:p>0.004529841489261</text:p>
          </table:table-cell>
          <table:table-cell office:value-type="float" office:value="0.00746546321816027" calcext:value-type="float">
            <text:p>0.00746546321816</text:p>
          </table:table-cell>
          <table:table-cell office:value-type="float" office:value="0.0100993764665512" calcext:value-type="float">
            <text:p>0.010099376466551</text:p>
          </table:table-cell>
          <table:table-cell office:value-type="float" office:value="0.000274029853882029" calcext:value-type="float">
            <text:p>0.000274029853882</text:p>
          </table:table-cell>
          <table:table-cell office:value-type="float" office:value="0.000571183465701649" calcext:value-type="float">
            <text:p>0.000571183465702</text:p>
          </table:table-cell>
          <table:table-cell office:value-type="float" office:value="0.000397688516897071" calcext:value-type="float">
            <text:p>0.000397688516897</text:p>
          </table:table-cell>
          <table:table-cell office:value-type="float" office:value="0.00041587431344344" calcext:value-type="float">
            <text:p>0.000415874313443</text:p>
          </table:table-cell>
          <table:table-cell table:style-name="ce2" office:value-type="float" office:value="0.0000441570236528484" calcext:value-type="float">
            <text:p>4.42E-05</text:p>
          </table:table-cell>
          <table:table-cell office:value-type="float" office:value="0.0140589918088337" calcext:value-type="float">
            <text:p>0.014058991808834</text:p>
          </table:table-cell>
          <table:table-cell office:value-type="float" office:value="0.000124494236330532" calcext:value-type="float">
            <text:p>0.000124494236331</text:p>
          </table:table-cell>
          <table:table-cell office:value-type="float" office:value="0.000141783079759381" calcext:value-type="float">
            <text:p>0.000141783079759</text:p>
          </table:table-cell>
          <table:table-cell office:value-type="float" office:value="0.00140772593024702" calcext:value-type="float">
            <text:p>0.001407725930247</text:p>
          </table:table-cell>
          <table:table-cell office:value-type="float" office:value="0.0183383263400702" calcext:value-type="float">
            <text:p>0.01833832634007</text:p>
          </table:table-cell>
          <table:table-cell office:value-type="float" office:value="0.031305819339911" calcext:value-type="float">
            <text:p>0.031305819339911</text:p>
          </table:table-cell>
          <table:table-cell office:value-type="float" office:value="0.0153362573251945" calcext:value-type="float">
            <text:p>0.015336257325195</text:p>
          </table:table-cell>
          <table:table-cell office:value-type="float" office:value="0.57686853933609" calcext:value-type="float">
            <text:p>0.57686853933609</text:p>
          </table:table-cell>
          <table:table-cell office:value-type="float" office:value="0.133139096698297" calcext:value-type="float">
            <text:p>0.133139096698297</text:p>
          </table:table-cell>
          <table:table-cell office:value-type="float" office:value="0.82794887722108" calcext:value-type="float">
            <text:p>0.82794887722108</text:p>
          </table:table-cell>
          <table:table-cell office:value-type="float" office:value="17824249" calcext:value-type="float">
            <text:p>17824249</text:p>
          </table:table-cell>
          <table:table-cell table:number-columns-repeated="1000"/>
        </table:table-row>
        <table:table-row table:style-name="ro1">
          <table:table-cell office:value-type="float" office:value="44100399" calcext:value-type="float">
            <text:p>44100399</text:p>
          </table:table-cell>
          <table:table-cell office:value-type="string" calcext:value-type="string">
            <text:p><text:s/>Republic of Korea, Seoul (2003-2007)</text:p>
          </table:table-cell>
          <table:table-cell office:value-type="float" office:value="0.00709531382402563" calcext:value-type="float">
            <text:p>0.007095313824026</text:p>
          </table:table-cell>
          <table:table-cell office:value-type="float" office:value="0.00318575585883257" calcext:value-type="float">
            <text:p>0.003185755858833</text:p>
          </table:table-cell>
          <table:table-cell office:value-type="float" office:value="0.0402326406896081" calcext:value-type="float">
            <text:p>0.040232640689608</text:p>
          </table:table-cell>
          <table:table-cell office:value-type="float" office:value="0.00475282878207224" calcext:value-type="float">
            <text:p>0.004752828782072</text:p>
          </table:table-cell>
          <table:table-cell office:value-type="float" office:value="0.00727952815798725" calcext:value-type="float">
            <text:p>0.007279528157987</text:p>
          </table:table-cell>
          <table:table-cell office:value-type="float" office:value="0.0117156613291836" calcext:value-type="float">
            <text:p>0.011715661329184</text:p>
          </table:table-cell>
          <table:table-cell office:value-type="float" office:value="0.000250356911967262" calcext:value-type="float">
            <text:p>0.000250356911967</text:p>
          </table:table-cell>
          <table:table-cell office:value-type="float" office:value="0.000651310039546419" calcext:value-type="float">
            <text:p>0.000651310039546</text:p>
          </table:table-cell>
          <table:table-cell office:value-type="float" office:value="0.000339417921321692" calcext:value-type="float">
            <text:p>0.000339417921322</text:p>
          </table:table-cell>
          <table:table-cell office:value-type="float" office:value="0.000498803628722287" calcext:value-type="float">
            <text:p>0.000498803628722</text:p>
          </table:table-cell>
          <table:table-cell table:style-name="ce2" office:value-type="float" office:value="0.0000920074683417187" calcext:value-type="float">
            <text:p>9.20E-05</text:p>
          </table:table-cell>
          <table:table-cell office:value-type="float" office:value="0.0227199734966015" calcext:value-type="float">
            <text:p>0.022719973496602</text:p>
          </table:table-cell>
          <table:table-cell office:value-type="float" office:value="0.0001681784825921" calcext:value-type="float">
            <text:p>0.000168178482592</text:p>
          </table:table-cell>
          <table:table-cell office:value-type="float" office:value="0.000183293045081441" calcext:value-type="float">
            <text:p>0.000183293045081</text:p>
          </table:table-cell>
          <table:table-cell office:value-type="float" office:value="0.0016661204091342" calcext:value-type="float">
            <text:p>0.001666120409134</text:p>
          </table:table-cell>
          <table:table-cell office:value-type="float" office:value="0.0277380285807651" calcext:value-type="float">
            <text:p>0.027738028580765</text:p>
          </table:table-cell>
          <table:table-cell office:value-type="float" office:value="0.0384385699554552" calcext:value-type="float">
            <text:p>0.038438569955455</text:p>
          </table:table-cell>
          <table:table-cell office:value-type="float" office:value="0.0151074946393206" calcext:value-type="float">
            <text:p>0.015107494639321</text:p>
          </table:table-cell>
          <table:table-cell office:value-type="float" office:value="0.577919138088292" calcext:value-type="float">
            <text:p>0.577919138088292</text:p>
          </table:table-cell>
          <table:table-cell office:value-type="float" office:value="0.134686851850706" calcext:value-type="float">
            <text:p>0.134686851850706</text:p>
          </table:table-cell>
          <table:table-cell office:value-type="float" office:value="0.828443889496029" calcext:value-type="float">
            <text:p>0.828443889496029</text:p>
          </table:table-cell>
          <table:table-cell office:value-type="float" office:value="49772045" calcext:value-type="float">
            <text:p>49772045</text:p>
          </table:table-cell>
          <table:table-cell table:number-columns-repeated="1000"/>
        </table:table-row>
        <table:table-row table:style-name="ro1">
          <table:table-cell office:value-type="float" office:value="44100499" calcext:value-type="float">
            <text:p>44100499</text:p>
          </table:table-cell>
          <table:table-cell office:value-type="string" calcext:value-type="string">
            <text:p><text:s/>Republic of Korea, Daegu (2003-2007)</text:p>
          </table:table-cell>
          <table:table-cell office:value-type="float" office:value="0.0079682271424153" calcext:value-type="float">
            <text:p>0.007968227142415</text:p>
          </table:table-cell>
          <table:table-cell office:value-type="float" office:value="0.00483996479199352" calcext:value-type="float">
            <text:p>0.004839964791994</text:p>
          </table:table-cell>
          <table:table-cell office:value-type="float" office:value="0.0361939503921701" calcext:value-type="float">
            <text:p>0.03619395039217</text:p>
          </table:table-cell>
          <table:table-cell office:value-type="float" office:value="0.00569045345369031" calcext:value-type="float">
            <text:p>0.00569045345369</text:p>
          </table:table-cell>
          <table:table-cell office:value-type="float" office:value="0.00726171216004211" calcext:value-type="float">
            <text:p>0.007261712160042</text:p>
          </table:table-cell>
          <table:table-cell office:value-type="float" office:value="0.0124900049026564" calcext:value-type="float">
            <text:p>0.012490004902656</text:p>
          </table:table-cell>
          <table:table-cell office:value-type="float" office:value="0.000213685855326488" calcext:value-type="float">
            <text:p>0.000213685855326</text:p>
          </table:table-cell>
          <table:table-cell office:value-type="float" office:value="0.000661938377724362" calcext:value-type="float">
            <text:p>0.000661938377724</text:p>
          </table:table-cell>
          <table:table-cell office:value-type="float" office:value="0.000405347290227674" calcext:value-type="float">
            <text:p>0.000405347290228</text:p>
          </table:table-cell>
          <table:table-cell office:value-type="float" office:value="0.000469473501759351" calcext:value-type="float">
            <text:p>0.000469473501759</text:p>
          </table:table-cell>
          <table:table-cell table:style-name="ce2" office:value-type="float" office:value="0.0000718564656858666" calcext:value-type="float">
            <text:p>7.19E-05</text:p>
          </table:table-cell>
          <table:table-cell office:value-type="float" office:value="0.0251122410480653" calcext:value-type="float">
            <text:p>0.025112241048065</text:p>
          </table:table-cell>
          <table:table-cell office:value-type="float" office:value="0.000229056223806844" calcext:value-type="float">
            <text:p>0.000229056223807</text:p>
          </table:table-cell>
          <table:table-cell office:value-type="float" office:value="0.000163223667463306" calcext:value-type="float">
            <text:p>0.000163223667463</text:p>
          </table:table-cell>
          <table:table-cell office:value-type="float" office:value="0.00149680828092089" calcext:value-type="float">
            <text:p>0.001496808280921</text:p>
          </table:table-cell>
          <table:table-cell office:value-type="float" office:value="0.0178344340466732" calcext:value-type="float">
            <text:p>0.017834434046673</text:p>
          </table:table-cell>
          <table:table-cell office:value-type="float" office:value="0.0324523579190175" calcext:value-type="float">
            <text:p>0.032452357919018</text:p>
          </table:table-cell>
          <table:table-cell office:value-type="float" office:value="0.0196575280512277" calcext:value-type="float">
            <text:p>0.019657528051228</text:p>
          </table:table-cell>
          <table:table-cell office:value-type="float" office:value="0.55901513970803" calcext:value-type="float">
            <text:p>0.55901513970803</text:p>
          </table:table-cell>
          <table:table-cell office:value-type="float" office:value="0.107164030649011" calcext:value-type="float">
            <text:p>0.107164030649011</text:p>
          </table:table-cell>
          <table:table-cell office:value-type="float" office:value="0.819476617393929" calcext:value-type="float">
            <text:p>0.819476617393929</text:p>
          </table:table-cell>
          <table:table-cell office:value-type="float" office:value="12281750" calcext:value-type="float">
            <text:p>12281750</text:p>
          </table:table-cell>
          <table:table-cell table:number-columns-repeated="1000"/>
        </table:table-row>
        <table:table-row table:style-name="ro1">
          <table:table-cell office:value-type="float" office:value="44100599" calcext:value-type="float">
            <text:p>44100599</text:p>
          </table:table-cell>
          <table:table-cell office:value-type="string" calcext:value-type="string">
            <text:p><text:s/>Republic of Korea, Daejeon (2003-2007)</text:p>
          </table:table-cell>
          <table:table-cell office:value-type="float" office:value="0.00736697571730459" calcext:value-type="float">
            <text:p>0.007366975717305</text:p>
          </table:table-cell>
          <table:table-cell office:value-type="float" office:value="0.00369585790964958" calcext:value-type="float">
            <text:p>0.00369585790965</text:p>
          </table:table-cell>
          <table:table-cell office:value-type="float" office:value="0.0400145968742594" calcext:value-type="float">
            <text:p>0.040014596874259</text:p>
          </table:table-cell>
          <table:table-cell office:value-type="float" office:value="0.00532706435760355" calcext:value-type="float">
            <text:p>0.005327064357604</text:p>
          </table:table-cell>
          <table:table-cell office:value-type="float" office:value="0.00742811204580149" calcext:value-type="float">
            <text:p>0.007428112045802</text:p>
          </table:table-cell>
          <table:table-cell office:value-type="float" office:value="0.0105465203846986" calcext:value-type="float">
            <text:p>0.010546520384699</text:p>
          </table:table-cell>
          <table:table-cell office:value-type="float" office:value="0.000198227443574022" calcext:value-type="float">
            <text:p>0.000198227443574</text:p>
          </table:table-cell>
          <table:table-cell office:value-type="float" office:value="0.000649930173056089" calcext:value-type="float">
            <text:p>0.000649930173056</text:p>
          </table:table-cell>
          <table:table-cell office:value-type="float" office:value="0.000402939099536992" calcext:value-type="float">
            <text:p>0.000402939099537</text:p>
          </table:table-cell>
          <table:table-cell office:value-type="float" office:value="0.000383075060804481" calcext:value-type="float">
            <text:p>0.000383075060804</text:p>
          </table:table-cell>
          <table:table-cell table:style-name="ce2" office:value-type="float" office:value="0.000039366971362333" calcext:value-type="float">
            <text:p>3.94E-05</text:p>
          </table:table-cell>
          <table:table-cell office:value-type="float" office:value="0.0278549748144577" calcext:value-type="float">
            <text:p>0.027854974814458</text:p>
          </table:table-cell>
          <table:table-cell office:value-type="float" office:value="0.000182653427876714" calcext:value-type="float">
            <text:p>0.000182653427877</text:p>
          </table:table-cell>
          <table:table-cell office:value-type="float" office:value="0.000116165280747612" calcext:value-type="float">
            <text:p>0.000116165280748</text:p>
          </table:table-cell>
          <table:table-cell office:value-type="float" office:value="0.00175922016889326" calcext:value-type="float">
            <text:p>0.001759220168893</text:p>
          </table:table-cell>
          <table:table-cell office:value-type="float" office:value="0.0213561301409443" calcext:value-type="float">
            <text:p>0.021356130140944</text:p>
          </table:table-cell>
          <table:table-cell office:value-type="float" office:value="0.0370922027217311" calcext:value-type="float">
            <text:p>0.037092202721731</text:p>
          </table:table-cell>
          <table:table-cell office:value-type="float" office:value="0.0198825995585188" calcext:value-type="float">
            <text:p>0.019882599558519</text:p>
          </table:table-cell>
          <table:table-cell office:value-type="float" office:value="0.558173058040246" calcext:value-type="float">
            <text:p>0.558173058040246</text:p>
          </table:table-cell>
          <table:table-cell office:value-type="float" office:value="0.105953924258374" calcext:value-type="float">
            <text:p>0.105953924258374</text:p>
          </table:table-cell>
          <table:table-cell office:value-type="float" office:value="0.819074179641947" calcext:value-type="float">
            <text:p>0.819074179641947</text:p>
          </table:table-cell>
          <table:table-cell office:value-type="float" office:value="7081836" calcext:value-type="float">
            <text:p>7081836</text:p>
          </table:table-cell>
          <table:table-cell table:number-columns-repeated="1000"/>
        </table:table-row>
        <table:table-row table:style-name="ro1">
          <table:table-cell office:value-type="float" office:value="44100899" calcext:value-type="float">
            <text:p>44100899</text:p>
          </table:table-cell>
          <table:table-cell office:value-type="string" calcext:value-type="string">
            <text:p><text:s/>Republic of Korea, Ulsan (2003-2007)</text:p>
          </table:table-cell>
          <table:table-cell office:value-type="float" office:value="0.00719561549520634" calcext:value-type="float">
            <text:p>0.007195615495206</text:p>
          </table:table-cell>
          <table:table-cell office:value-type="float" office:value="0.00462598067464576" calcext:value-type="float">
            <text:p>0.004625980674646</text:p>
          </table:table-cell>
          <table:table-cell office:value-type="float" office:value="0.0378715444013087" calcext:value-type="float">
            <text:p>0.037871544401309</text:p>
          </table:table-cell>
          <table:table-cell office:value-type="float" office:value="0.00529393351892009" calcext:value-type="float">
            <text:p>0.00529393351892</text:p>
          </table:table-cell>
          <table:table-cell office:value-type="float" office:value="0.00862976323186587" calcext:value-type="float">
            <text:p>0.008629763231866</text:p>
          </table:table-cell>
          <table:table-cell office:value-type="float" office:value="0.0108461454428347" calcext:value-type="float">
            <text:p>0.010846145442835</text:p>
          </table:table-cell>
          <table:table-cell office:value-type="float" office:value="0.000163962974615287" calcext:value-type="float">
            <text:p>0.000163962974615</text:p>
          </table:table-cell>
          <table:table-cell office:value-type="float" office:value="0.000596381584966774" calcext:value-type="float">
            <text:p>0.000596381584967</text:p>
          </table:table-cell>
          <table:table-cell office:value-type="float" office:value="0.000339091070120782" calcext:value-type="float">
            <text:p>0.000339091070121</text:p>
          </table:table-cell>
          <table:table-cell office:value-type="float" office:value="0.000386003391349536" calcext:value-type="float">
            <text:p>0.00038600339135</text:p>
          </table:table-cell>
          <table:table-cell table:style-name="ce2" office:value-type="float" office:value="0.0000884206608295487" calcext:value-type="float">
            <text:p>8.84E-05</text:p>
          </table:table-cell>
          <table:table-cell office:value-type="float" office:value="0.0224596368224914" calcext:value-type="float">
            <text:p>0.022459636822491</text:p>
          </table:table-cell>
          <table:table-cell office:value-type="float" office:value="0.000185245341341148" calcext:value-type="float">
            <text:p>0.000185245341341</text:p>
          </table:table-cell>
          <table:table-cell office:value-type="float" office:value="0.000272838168959772" calcext:value-type="float">
            <text:p>0.00027283816896</text:p>
          </table:table-cell>
          <table:table-cell office:value-type="float" office:value="0.00166532501340872" calcext:value-type="float">
            <text:p>0.001665325013409</text:p>
          </table:table-cell>
          <table:table-cell office:value-type="float" office:value="0.0175532283256647" calcext:value-type="float">
            <text:p>0.017553228325665</text:p>
          </table:table-cell>
          <table:table-cell office:value-type="float" office:value="0.0291317955620218" calcext:value-type="float">
            <text:p>0.029131795562022</text:p>
          </table:table-cell>
          <table:table-cell office:value-type="float" office:value="0.0106121090397056" calcext:value-type="float">
            <text:p>0.010612109039706</text:p>
          </table:table-cell>
          <table:table-cell office:value-type="float" office:value="0.601677583926641" calcext:value-type="float">
            <text:p>0.601677583926641</text:p>
          </table:table-cell>
          <table:table-cell office:value-type="float" office:value="0.170275262842932" calcext:value-type="float">
            <text:p>0.170275262842932</text:p>
          </table:table-cell>
          <table:table-cell office:value-type="float" office:value="0.839534652738384" calcext:value-type="float">
            <text:p>0.839534652738384</text:p>
          </table:table-cell>
          <table:table-cell office:value-type="float" office:value="5325548" calcext:value-type="float">
            <text:p>5325548</text:p>
          </table:table-cell>
          <table:table-cell table:number-columns-repeated="1000"/>
        </table:table-row>
        <table:table-row table:style-name="ro1">
          <table:table-cell office:value-type="float" office:value="44100999" calcext:value-type="float">
            <text:p>44100999</text:p>
          </table:table-cell>
          <table:table-cell office:value-type="string" calcext:value-type="string">
            <text:p><text:s/>Republic of Korea, Jejudo (2004-2007)</text:p>
          </table:table-cell>
          <table:table-cell office:value-type="float" office:value="0.00943805264466134" calcext:value-type="float">
            <text:p>0.009438052644661</text:p>
          </table:table-cell>
          <table:table-cell office:value-type="float" office:value="0.00519932897282352" calcext:value-type="float">
            <text:p>0.005199328972824</text:p>
          </table:table-cell>
          <table:table-cell office:value-type="float" office:value="0.0313757115677218" calcext:value-type="float">
            <text:p>0.031375711567722</text:p>
          </table:table-cell>
          <table:table-cell office:value-type="float" office:value="0.00723510577310248" calcext:value-type="float">
            <text:p>0.007235105773102</text:p>
          </table:table-cell>
          <table:table-cell office:value-type="float" office:value="0.0069609512543863" calcext:value-type="float">
            <text:p>0.006960951254386</text:p>
          </table:table-cell>
          <table:table-cell office:value-type="float" office:value="0.0107323011980335" calcext:value-type="float">
            <text:p>0.010732301198034</text:p>
          </table:table-cell>
          <table:table-cell office:value-type="float" office:value="0.00046458890727967" calcext:value-type="float">
            <text:p>0.00046458890728</text:p>
          </table:table-cell>
          <table:table-cell office:value-type="float" office:value="0.000723014766384818" calcext:value-type="float">
            <text:p>0.000723014766385</text:p>
          </table:table-cell>
          <table:table-cell office:value-type="float" office:value="0.000505334443130984" calcext:value-type="float">
            <text:p>0.000505334443131</text:p>
          </table:table-cell>
          <table:table-cell office:value-type="float" office:value="0.000296314396851521" calcext:value-type="float">
            <text:p>0.000296314396852</text:p>
          </table:table-cell>
          <table:table-cell office:value-type="float" office:value="0.000187949133293414" calcext:value-type="float">
            <text:p>0.000187949133293</text:p>
          </table:table-cell>
          <table:table-cell office:value-type="float" office:value="0.0198142174722377" calcext:value-type="float">
            <text:p>0.019814217472238</text:p>
          </table:table-cell>
          <table:table-cell office:value-type="float" office:value="0.000113674186282233" calcext:value-type="float">
            <text:p>0.000113674186282</text:p>
          </table:table-cell>
          <table:table-cell office:value-type="float" office:value="0.000215091363102486" calcext:value-type="float">
            <text:p>0.000215091363102</text:p>
          </table:table-cell>
          <table:table-cell office:value-type="float" office:value="0.00209658908846761" calcext:value-type="float">
            <text:p>0.002096589088468</text:p>
          </table:table-cell>
          <table:table-cell office:value-type="float" office:value="0.0225442066100746" calcext:value-type="float">
            <text:p>0.022544206610075</text:p>
          </table:table-cell>
          <table:table-cell office:value-type="float" office:value="0.0245176963912206" calcext:value-type="float">
            <text:p>0.024517696391221</text:p>
          </table:table-cell>
          <table:table-cell office:value-type="float" office:value="0.0194404032518514" calcext:value-type="float">
            <text:p>0.019440403251851</text:p>
          </table:table-cell>
          <table:table-cell office:value-type="float" office:value="0.55983465493649" calcext:value-type="float">
            <text:p>0.55983465493649</text:p>
          </table:table-cell>
          <table:table-cell office:value-type="float" office:value="0.108342994916554" calcext:value-type="float">
            <text:p>0.108342994916554</text:p>
          </table:table-cell>
          <table:table-cell office:value-type="float" office:value="0.819868023990279" calcext:value-type="float">
            <text:p>0.819868023990279</text:p>
          </table:table-cell>
          <table:table-cell office:value-type="float" office:value="2150085" calcext:value-type="float">
            <text:p>2150085</text:p>
          </table:table-cell>
          <table:table-cell table:number-columns-repeated="1000"/>
        </table:table-row>
        <table:table-row table:style-name="ro1">
          <table:table-cell office:value-type="float" office:value="44101099" calcext:value-type="float">
            <text:p>44101099</text:p>
          </table:table-cell>
          <table:table-cell office:value-type="string" calcext:value-type="string">
            <text:p><text:s/>Republic of Korea, Gwangju (2003-2007)</text:p>
          </table:table-cell>
          <table:table-cell office:value-type="float" office:value="0.00791192892295988" calcext:value-type="float">
            <text:p>0.00791192892296</text:p>
          </table:table-cell>
          <table:table-cell office:value-type="float" office:value="0.0045395823179018" calcext:value-type="float">
            <text:p>0.004539582317902</text:p>
          </table:table-cell>
          <table:table-cell office:value-type="float" office:value="0.0405102294994889" calcext:value-type="float">
            <text:p>0.040510229499489</text:p>
          </table:table-cell>
          <table:table-cell office:value-type="float" office:value="0.00372570752879407" calcext:value-type="float">
            <text:p>0.003725707528794</text:p>
          </table:table-cell>
          <table:table-cell office:value-type="float" office:value="0.00861191750957048" calcext:value-type="float">
            <text:p>0.00861191750957</text:p>
          </table:table-cell>
          <table:table-cell office:value-type="float" office:value="0.0112848032893116" calcext:value-type="float">
            <text:p>0.011284803289312</text:p>
          </table:table-cell>
          <table:table-cell office:value-type="float" office:value="0.000206533283964184" calcext:value-type="float">
            <text:p>0.000206533283964</text:p>
          </table:table-cell>
          <table:table-cell office:value-type="float" office:value="0.000777709057899811" calcext:value-type="float">
            <text:p>0.0007777090579</text:p>
          </table:table-cell>
          <table:table-cell office:value-type="float" office:value="0.000326469081085379" calcext:value-type="float">
            <text:p>0.000326469081085</text:p>
          </table:table-cell>
          <table:table-cell office:value-type="float" office:value="0.000292082562966669" calcext:value-type="float">
            <text:p>0.000292082562967</text:p>
          </table:table-cell>
          <table:table-cell table:style-name="ce2" office:value-type="float" office:value="0.0000550979972042826" calcext:value-type="float">
            <text:p>5.51E-05</text:p>
          </table:table-cell>
          <table:table-cell office:value-type="float" office:value="0.04076099376207" calcext:value-type="float">
            <text:p>0.04076099376207</text:p>
          </table:table-cell>
          <table:table-cell office:value-type="float" office:value="0.000249310502193793" calcext:value-type="float">
            <text:p>0.000249310502194</text:p>
          </table:table-cell>
          <table:table-cell office:value-type="float" office:value="0.000121644105764982" calcext:value-type="float">
            <text:p>0.000121644105765</text:p>
          </table:table-cell>
          <table:table-cell office:value-type="float" office:value="0.00163512148497433" calcext:value-type="float">
            <text:p>0.001635121484974</text:p>
          </table:table-cell>
          <table:table-cell office:value-type="float" office:value="0.0234112051168776" calcext:value-type="float">
            <text:p>0.023411205116878</text:p>
          </table:table-cell>
          <table:table-cell office:value-type="float" office:value="0.0284287625389988" calcext:value-type="float">
            <text:p>0.028428762538999</text:p>
          </table:table-cell>
          <table:table-cell office:value-type="float" office:value="0.0270511155877124" calcext:value-type="float">
            <text:p>0.027051115587712</text:p>
          </table:table-cell>
          <table:table-cell office:value-type="float" office:value="0.534573427210279" calcext:value-type="float">
            <text:p>0.534573427210279</text:p>
          </table:table-cell>
          <table:table-cell office:value-type="float" office:value="0.0725764478028013" calcext:value-type="float">
            <text:p>0.072576447802801</text:p>
          </table:table-cell>
          <table:table-cell office:value-type="float" office:value="0.807690309810753" calcext:value-type="float">
            <text:p>0.807690309810753</text:p>
          </table:table-cell>
          <table:table-cell office:value-type="float" office:value="6850681" calcext:value-type="float">
            <text:p>6850681</text:p>
          </table:table-cell>
          <table:table-cell table:number-columns-repeated="1000"/>
        </table:table-row>
        <table:table-row table:style-name="ro1">
          <table:table-cell office:value-type="float" office:value="44101199" calcext:value-type="float">
            <text:p>44101199</text:p>
          </table:table-cell>
          <table:table-cell office:value-type="string" calcext:value-type="string">
            <text:p><text:s/>Republic of Korea, Incheon (2003-2007)</text:p>
          </table:table-cell>
          <table:table-cell office:value-type="float" office:value="0.00722485910632457" calcext:value-type="float">
            <text:p>0.007224859106325</text:p>
          </table:table-cell>
          <table:table-cell office:value-type="float" office:value="0.00345347921779207" calcext:value-type="float">
            <text:p>0.003453479217792</text:p>
          </table:table-cell>
          <table:table-cell office:value-type="float" office:value="0.0380691141169406" calcext:value-type="float">
            <text:p>0.038069114116941</text:p>
          </table:table-cell>
          <table:table-cell office:value-type="float" office:value="0.0045055333726195" calcext:value-type="float">
            <text:p>0.00450553337262</text:p>
          </table:table-cell>
          <table:table-cell office:value-type="float" office:value="0.00774348147851289" calcext:value-type="float">
            <text:p>0.007743481478513</text:p>
          </table:table-cell>
          <table:table-cell office:value-type="float" office:value="0.0117534253182142" calcext:value-type="float">
            <text:p>0.011753425318214</text:p>
          </table:table-cell>
          <table:table-cell office:value-type="float" office:value="0.000306270100986974" calcext:value-type="float">
            <text:p>0.000306270100987</text:p>
          </table:table-cell>
          <table:table-cell office:value-type="float" office:value="0.00075820049218153" calcext:value-type="float">
            <text:p>0.000758200492182</text:p>
          </table:table-cell>
          <table:table-cell office:value-type="float" office:value="0.000286924762959225" calcext:value-type="float">
            <text:p>0.000286924762959</text:p>
          </table:table-cell>
          <table:table-cell office:value-type="float" office:value="0.000354935231242879" calcext:value-type="float">
            <text:p>0.000354935231243</text:p>
          </table:table-cell>
          <table:table-cell table:style-name="ce2" office:value-type="float" office:value="0.000062581701793479" calcext:value-type="float">
            <text:p>6.26E-05</text:p>
          </table:table-cell>
          <table:table-cell office:value-type="float" office:value="0.0119232445890038" calcext:value-type="float">
            <text:p>0.011923244589004</text:p>
          </table:table-cell>
          <table:table-cell office:value-type="float" office:value="0.000212355191245431" calcext:value-type="float">
            <text:p>0.000212355191245</text:p>
          </table:table-cell>
          <table:table-cell office:value-type="float" office:value="0.000254903397037206" calcext:value-type="float">
            <text:p>0.000254903397037</text:p>
          </table:table-cell>
          <table:table-cell office:value-type="float" office:value="0.00161659687993825" calcext:value-type="float">
            <text:p>0.001616596879938</text:p>
          </table:table-cell>
          <table:table-cell office:value-type="float" office:value="0.0169177203767306" calcext:value-type="float">
            <text:p>0.016917720376731</text:p>
          </table:table-cell>
          <table:table-cell office:value-type="float" office:value="0.0339911993198072" calcext:value-type="float">
            <text:p>0.033991199319807</text:p>
          </table:table-cell>
          <table:table-cell office:value-type="float" office:value="0.00794005351343285" calcext:value-type="float">
            <text:p>0.007940053513433</text:p>
          </table:table-cell>
          <table:table-cell office:value-type="float" office:value="0.619939781492206" calcext:value-type="float">
            <text:p>0.619939781492206</text:p>
          </table:table-cell>
          <table:table-cell office:value-type="float" office:value="0.198417697777318" calcext:value-type="float">
            <text:p>0.198417697777318</text:p>
          </table:table-cell>
          <table:table-cell office:value-type="float" office:value="0.847927039676591" calcext:value-type="float">
            <text:p>0.847927039676591</text:p>
          </table:table-cell>
          <table:table-cell office:value-type="float" office:value="12703788" calcext:value-type="float">
            <text:p>12703788</text:p>
          </table:table-cell>
          <table:table-cell table:number-columns-repeated="1000"/>
        </table:table-row>
        <table:table-row table:style-name="ro1">
          <table:table-cell office:value-type="float" office:value="44140025" calcext:value-type="float">
            <text:p>44140025</text:p>
          </table:table-cell>
          <table:table-cell office:value-type="string" calcext:value-type="string">
            <text:p><text:s/>Kuwait: Kuwaitis (2003-2007)</text:p>
          </table:table-cell>
          <table:table-cell office:value-type="float" office:value="0.00514003697171565" calcext:value-type="float">
            <text:p>0.005140036971716</text:p>
          </table:table-cell>
          <table:table-cell office:value-type="float" office:value="0.000878230789754953" calcext:value-type="float">
            <text:p>0.000878230789755</text:p>
          </table:table-cell>
          <table:table-cell office:value-type="float" office:value="0.0180467381312722" calcext:value-type="float">
            <text:p>0.018046738131272</text:p>
          </table:table-cell>
          <table:table-cell office:value-type="float" office:value="0.00248830174724621" calcext:value-type="float">
            <text:p>0.002488301747246</text:p>
          </table:table-cell>
          <table:table-cell office:value-type="float" office:value="0.00425038758487277" calcext:value-type="float">
            <text:p>0.004250387584873</text:p>
          </table:table-cell>
          <table:table-cell office:value-type="float" office:value="0.00182064122066862" calcext:value-type="float">
            <text:p>0.001820641220669</text:p>
          </table:table-cell>
          <table:table-cell office:value-type="float" office:value="0.000119300973543547" calcext:value-type="float">
            <text:p>0.000119300973544</text:p>
          </table:table-cell>
          <table:table-cell office:value-type="float" office:value="0.000217734124165086" calcext:value-type="float">
            <text:p>0.000217734124165</text:p>
          </table:table-cell>
          <table:table-cell office:value-type="float" office:value="0.000171300742286444" calcext:value-type="float">
            <text:p>0.000171300742286</text:p>
          </table:table-cell>
          <table:table-cell office:value-type="float" office:value="0.00109493462579352" calcext:value-type="float">
            <text:p>0.001094934625794</text:p>
          </table:table-cell>
          <table:table-cell office:value-type="float" office:value="0.000118737024060148" calcext:value-type="float">
            <text:p>0.00011873702406</text:p>
          </table:table-cell>
          <table:table-cell office:value-type="float" office:value="0.00517464967299291" calcext:value-type="float">
            <text:p>0.005174649672993</text:p>
          </table:table-cell>
          <table:table-cell table:style-name="ce2" office:value-type="float" office:value="0.0000991672897352939" calcext:value-type="float">
            <text:p>9.92E-05</text:p>
          </table:table-cell>
          <table:table-cell office:value-type="float" office:value="0.00120754770005636" calcext:value-type="float">
            <text:p>0.001207547700056</text:p>
          </table:table-cell>
          <table:table-cell office:value-type="float" office:value="0.00212963475433981" calcext:value-type="float">
            <text:p>0.00212963475434</text:p>
          </table:table-cell>
          <table:table-cell office:value-type="float" office:value="0.0181315693384361" calcext:value-type="float">
            <text:p>0.018131569338436</text:p>
          </table:table-cell>
          <table:table-cell office:value-type="float" office:value="0.0566759867700689" calcext:value-type="float">
            <text:p>0.056675986770069</text:p>
          </table:table-cell>
          <table:table-cell office:value-type="float" office:value="0.00155770714039827" calcext:value-type="float">
            <text:p>0.001557707140398</text:p>
          </table:table-cell>
          <table:table-cell office:value-type="float" office:value="0.705465952430475" calcext:value-type="float">
            <text:p>0.705465952430475</text:p>
          </table:table-cell>
          <table:table-cell office:value-type="float" office:value="0.340163230213058" calcext:value-type="float">
            <text:p>0.340163230213058</text:p>
          </table:table-cell>
          <table:table-cell office:value-type="float" office:value="0.885766370568509" calcext:value-type="float">
            <text:p>0.885766370568509</text:p>
          </table:table-cell>
          <table:table-cell office:value-type="float" office:value="4834986" calcext:value-type="float">
            <text:p>4834986</text:p>
          </table:table-cell>
          <table:table-cell table:number-columns-repeated="1000"/>
        </table:table-row>
        <table:table-row table:style-name="ro1">
          <table:table-cell office:value-type="float" office:value="44140026" calcext:value-type="float">
            <text:p>44140026</text:p>
          </table:table-cell>
          <table:table-cell office:value-type="string" calcext:value-type="string">
            <text:p><text:s/>Kuwait: Non-Kuwaitis (2003-2007)</text:p>
          </table:table-cell>
          <table:table-cell office:value-type="float" office:value="0.00459500116497382" calcext:value-type="float">
            <text:p>0.004595001164974</text:p>
          </table:table-cell>
          <table:table-cell office:value-type="float" office:value="0.000296368369335717" calcext:value-type="float">
            <text:p>0.000296368369336</text:p>
          </table:table-cell>
          <table:table-cell office:value-type="float" office:value="0.0104014936323995" calcext:value-type="float">
            <text:p>0.0104014936324</text:p>
          </table:table-cell>
          <table:table-cell office:value-type="float" office:value="0.00165929781768223" calcext:value-type="float">
            <text:p>0.001659297817682</text:p>
          </table:table-cell>
          <table:table-cell office:value-type="float" office:value="0.00317686571025045" calcext:value-type="float">
            <text:p>0.00317686571025</text:p>
          </table:table-cell>
          <table:table-cell office:value-type="float" office:value="0.000910183071976443" calcext:value-type="float">
            <text:p>0.000910183071976</text:p>
          </table:table-cell>
          <table:table-cell table:style-name="ce2" office:value-type="float" office:value="0.0000490670922076972" calcext:value-type="float">
            <text:p>4.91E-05</text:p>
          </table:table-cell>
          <table:table-cell office:value-type="float" office:value="0.000449361233466266" calcext:value-type="float">
            <text:p>0.000449361233466</text:p>
          </table:table-cell>
          <table:table-cell table:style-name="ce2" office:value-type="float" office:value="0.0000884690964526657" calcext:value-type="float">
            <text:p>8.85E-05</text:p>
          </table:table-cell>
          <table:table-cell office:value-type="float" office:value="0.000347443066414171" calcext:value-type="float">
            <text:p>0.000347443066414</text:p>
          </table:table-cell>
          <table:table-cell table:style-name="ce2" office:value-type="float" office:value="0.0000636962819016633" calcext:value-type="float">
            <text:p>6.37E-05</text:p>
          </table:table-cell>
          <table:table-cell office:value-type="float" office:value="0.00189362913696537" calcext:value-type="float">
            <text:p>0.001893629136965</text:p>
          </table:table-cell>
          <table:table-cell table:style-name="ce2" office:value-type="float" office:value="0.0000262021718439956" calcext:value-type="float">
            <text:p>2.62E-05</text:p>
          </table:table-cell>
          <table:table-cell office:value-type="float" office:value="0.00110121266155563" calcext:value-type="float">
            <text:p>0.001101212661556</text:p>
          </table:table-cell>
          <table:table-cell office:value-type="float" office:value="0.00214800788223658" calcext:value-type="float">
            <text:p>0.002148007882237</text:p>
          </table:table-cell>
          <table:table-cell office:value-type="float" office:value="0.015010206152377" calcext:value-type="float">
            <text:p>0.015010206152377</text:p>
          </table:table-cell>
          <table:table-cell office:value-type="float" office:value="0.0543061743127759" calcext:value-type="float">
            <text:p>0.054306174312776</text:p>
          </table:table-cell>
          <table:table-cell table:style-name="ce2" office:value-type="float" office:value="0.0000988413124463072" calcext:value-type="float">
            <text:p>9.88E-05</text:p>
          </table:table-cell>
          <table:table-cell office:value-type="float" office:value="0.804462102118931" calcext:value-type="float">
            <text:p>0.804462102118931</text:p>
          </table:table-cell>
          <table:table-cell office:value-type="float" office:value="0.52795773865565" calcext:value-type="float">
            <text:p>0.52795773865565</text:p>
          </table:table-cell>
          <table:table-cell office:value-type="float" office:value="0.926763882888074" calcext:value-type="float">
            <text:p>0.926763882888074</text:p>
          </table:table-cell>
          <table:table-cell office:value-type="float" office:value="9481230" calcext:value-type="float">
            <text:p>9481230</text:p>
          </table:table-cell>
          <table:table-cell table:number-columns-repeated="1000"/>
        </table:table-row>
        <table:table-row table:style-name="ro1">
          <table:table-cell office:value-type="float" office:value="44140099" calcext:value-type="float">
            <text:p>44140099</text:p>
          </table:table-cell>
          <table:table-cell office:value-type="string" calcext:value-type="string">
            <text:p><text:s/>Kuwait (2003-2007)</text:p>
          </table:table-cell>
          <table:table-cell office:value-type="float" office:value="0.00467011182852877" calcext:value-type="float">
            <text:p>0.004670111828529</text:p>
          </table:table-cell>
          <table:table-cell office:value-type="float" office:value="0.000610752808293619" calcext:value-type="float">
            <text:p>0.000610752808294</text:p>
          </table:table-cell>
          <table:table-cell office:value-type="float" office:value="0.0134192874631684" calcext:value-type="float">
            <text:p>0.013419287463168</text:p>
          </table:table-cell>
          <table:table-cell office:value-type="float" office:value="0.00240488988323377" calcext:value-type="float">
            <text:p>0.002404889883234</text:p>
          </table:table-cell>
          <table:table-cell office:value-type="float" office:value="0.00360397416313133" calcext:value-type="float">
            <text:p>0.003603974163131</text:p>
          </table:table-cell>
          <table:table-cell office:value-type="float" office:value="0.00155886901927014" calcext:value-type="float">
            <text:p>0.00155886901927</text:p>
          </table:table-cell>
          <table:table-cell table:style-name="ce2" office:value-type="float" office:value="0.0000797036740158691" calcext:value-type="float">
            <text:p>7.97E-05</text:p>
          </table:table-cell>
          <table:table-cell office:value-type="float" office:value="0.000340795584399538" calcext:value-type="float">
            <text:p>0.0003407955844</text:p>
          </table:table-cell>
          <table:table-cell office:value-type="float" office:value="0.000149252728665833" calcext:value-type="float">
            <text:p>0.000149252728666</text:p>
          </table:table-cell>
          <table:table-cell office:value-type="float" office:value="0.000478768414627343" calcext:value-type="float">
            <text:p>0.000478768414627</text:p>
          </table:table-cell>
          <table:table-cell table:style-name="ce2" office:value-type="float" office:value="0.0000770687077136843" calcext:value-type="float">
            <text:p>7.71E-05</text:p>
          </table:table-cell>
          <table:table-cell office:value-type="float" office:value="0.00288582049415871" calcext:value-type="float">
            <text:p>0.002885820494159</text:p>
          </table:table-cell>
          <table:table-cell table:style-name="ce2" office:value-type="float" office:value="0.000044763136214073" calcext:value-type="float">
            <text:p>4.48E-05</text:p>
          </table:table-cell>
          <table:table-cell office:value-type="float" office:value="0.00121240615498552" calcext:value-type="float">
            <text:p>0.001212406154986</text:p>
          </table:table-cell>
          <table:table-cell office:value-type="float" office:value="0.00196505345721563" calcext:value-type="float">
            <text:p>0.001965053457216</text:p>
          </table:table-cell>
          <table:table-cell office:value-type="float" office:value="0.0161834677158687" calcext:value-type="float">
            <text:p>0.016183467715869</text:p>
          </table:table-cell>
          <table:table-cell office:value-type="float" office:value="0.0537905259397123" calcext:value-type="float">
            <text:p>0.053790525939712</text:p>
          </table:table-cell>
          <table:table-cell office:value-type="float" office:value="0.000302295003003383" calcext:value-type="float">
            <text:p>0.000302295003003</text:p>
          </table:table-cell>
          <table:table-cell office:value-type="float" office:value="0.769710654922936" calcext:value-type="float">
            <text:p>0.769710654922936</text:p>
          </table:table-cell>
          <table:table-cell office:value-type="float" office:value="0.458803718627109" calcext:value-type="float">
            <text:p>0.458803718627109</text:p>
          </table:table-cell>
          <table:table-cell office:value-type="float" office:value="0.912696572257932" calcext:value-type="float">
            <text:p>0.912696572257932</text:p>
          </table:table-cell>
          <table:table-cell office:value-type="float" office:value="14316216" calcext:value-type="float">
            <text:p>14316216</text:p>
          </table:table-cell>
          <table:table-cell table:number-columns-repeated="1000"/>
        </table:table-row>
        <table:table-row table:style-name="ro1">
          <table:table-cell office:value-type="float" office:value="44580220" calcext:value-type="float">
            <text:p>44580220</text:p>
          </table:table-cell>
          <table:table-cell office:value-type="string" calcext:value-type="string">
            <text:p><text:s/>Malaysia, Penang: Chinese (2004-2007)</text:p>
          </table:table-cell>
          <table:table-cell office:value-type="float" office:value="0.015444666040113" calcext:value-type="float">
            <text:p>0.015444666040113</text:p>
          </table:table-cell>
          <table:table-cell office:value-type="float" office:value="0.00106184406325075" calcext:value-type="float">
            <text:p>0.001061844063251</text:p>
          </table:table-cell>
          <table:table-cell office:value-type="float" office:value="0.0303134850779534" calcext:value-type="float">
            <text:p>0.030313485077953</text:p>
          </table:table-cell>
          <table:table-cell office:value-type="float" office:value="0.00371837783764357" calcext:value-type="float">
            <text:p>0.003718377837644</text:p>
          </table:table-cell>
          <table:table-cell office:value-type="float" office:value="0.00347552518779379" calcext:value-type="float">
            <text:p>0.003475525187794</text:p>
          </table:table-cell>
          <table:table-cell office:value-type="float" office:value="0.0100910228939814" calcext:value-type="float">
            <text:p>0.010091022893981</text:p>
          </table:table-cell>
          <table:table-cell office:value-type="float" office:value="0.000490910251573467" calcext:value-type="float">
            <text:p>0.000490910251573</text:p>
          </table:table-cell>
          <table:table-cell office:value-type="float" office:value="0.000500274880651684" calcext:value-type="float">
            <text:p>0.000500274880652</text:p>
          </table:table-cell>
          <table:table-cell office:value-type="float" office:value="0.000300345392045622" calcext:value-type="float">
            <text:p>0.000300345392046</text:p>
          </table:table-cell>
          <table:table-cell office:value-type="float" office:value="0.000493232933003874" calcext:value-type="float">
            <text:p>0.000493232933004</text:p>
          </table:table-cell>
          <table:table-cell table:style-name="ce2" office:value-type="float" office:value="0.0000583439078889212" calcext:value-type="float">
            <text:p>5.83E-05</text:p>
          </table:table-cell>
          <table:table-cell office:value-type="float" office:value="0.00137067730605701" calcext:value-type="float">
            <text:p>0.001370677306057</text:p>
          </table:table-cell>
          <table:table-cell table:style-name="ce2" office:value-type="float" office:value="0.0000595036428740162" calcext:value-type="float">
            <text:p>5.95E-05</text:p>
          </table:table-cell>
          <table:table-cell office:value-type="float" office:value="0.000173798263305716" calcext:value-type="float">
            <text:p>0.000173798263306</text:p>
          </table:table-cell>
          <table:table-cell office:value-type="float" office:value="0.00170160973008196" calcext:value-type="float">
            <text:p>0.001701609730082</text:p>
          </table:table-cell>
          <table:table-cell office:value-type="float" office:value="0.0208326722533113" calcext:value-type="float">
            <text:p>0.020832672253311</text:p>
          </table:table-cell>
          <table:table-cell office:value-type="float" office:value="0.0625533189679423" calcext:value-type="float">
            <text:p>0.062553318967942</text:p>
          </table:table-cell>
          <table:table-cell office:value-type="float" office:value="0.00514566483134526" calcext:value-type="float">
            <text:p>0.005145664831345</text:p>
          </table:table-cell>
          <table:table-cell office:value-type="float" office:value="0.64535471534544" calcext:value-type="float">
            <text:p>0.64535471534544</text:p>
          </table:table-cell>
          <table:table-cell office:value-type="float" office:value="0.238774563424772" calcext:value-type="float">
            <text:p>0.238774563424772</text:p>
          </table:table-cell>
          <table:table-cell office:value-type="float" office:value="0.859419324213974" calcext:value-type="float">
            <text:p>0.859419324213974</text:p>
          </table:table-cell>
          <table:table-cell office:value-type="float" office:value="2474800" calcext:value-type="float">
            <text:p>2474800</text:p>
          </table:table-cell>
          <table:table-cell table:number-columns-repeated="1000"/>
        </table:table-row>
        <table:table-row table:style-name="ro1">
          <table:table-cell office:value-type="float" office:value="44580227" calcext:value-type="float">
            <text:p>44580227</text:p>
          </table:table-cell>
          <table:table-cell office:value-type="string" calcext:value-type="string">
            <text:p><text:s/>Malaysia, Penang: Malay (2004-2007)</text:p>
          </table:table-cell>
          <table:table-cell office:value-type="float" office:value="0.00570998647671962" calcext:value-type="float">
            <text:p>0.00570998647672</text:p>
          </table:table-cell>
          <table:table-cell office:value-type="float" office:value="0.000388172545537606" calcext:value-type="float">
            <text:p>0.000388172545538</text:p>
          </table:table-cell>
          <table:table-cell office:value-type="float" office:value="0.0141166181204789" calcext:value-type="float">
            <text:p>0.014116618120479</text:p>
          </table:table-cell>
          <table:table-cell office:value-type="float" office:value="0.0010281345383259" calcext:value-type="float">
            <text:p>0.001028134538326</text:p>
          </table:table-cell>
          <table:table-cell office:value-type="float" office:value="0.00177970791811437" calcext:value-type="float">
            <text:p>0.001779707918114</text:p>
          </table:table-cell>
          <table:table-cell office:value-type="float" office:value="0.0038717103906299" calcext:value-type="float">
            <text:p>0.00387171039063</text:p>
          </table:table-cell>
          <table:table-cell table:style-name="ce2" office:value-type="float" office:value="0.0000495614023690975" calcext:value-type="float">
            <text:p>4.96E-05</text:p>
          </table:table-cell>
          <table:table-cell office:value-type="float" office:value="0.000333399513707359" calcext:value-type="float">
            <text:p>0.000333399513707</text:p>
          </table:table-cell>
          <table:table-cell office:value-type="float" office:value="0.000475953207816413" calcext:value-type="float">
            <text:p>0.000475953207816</text:p>
          </table:table-cell>
          <table:table-cell office:value-type="float" office:value="0.00185399905579055" calcext:value-type="float">
            <text:p>0.001853999055791</text:p>
          </table:table-cell>
          <table:table-cell office:value-type="float" office:value="0.000105347535947972" calcext:value-type="float">
            <text:p>0.000105347535948</text:p>
          </table:table-cell>
          <table:table-cell office:value-type="float" office:value="0.00145655212104805" calcext:value-type="float">
            <text:p>0.001456552121048</text:p>
          </table:table-cell>
          <table:table-cell table:style-name="ce2" office:value-type="float" office:value="0.0000273959947126796" calcext:value-type="float">
            <text:p>2.74E-05</text:p>
          </table:table-cell>
          <table:table-cell office:value-type="float" office:value="0.000162313723473603" calcext:value-type="float">
            <text:p>0.000162313723474</text:p>
          </table:table-cell>
          <table:table-cell office:value-type="float" office:value="0.00157378399450907" calcext:value-type="float">
            <text:p>0.001573783994509</text:p>
          </table:table-cell>
          <table:table-cell office:value-type="float" office:value="0.0107666991113682" calcext:value-type="float">
            <text:p>0.010766699111368</text:p>
          </table:table-cell>
          <table:table-cell office:value-type="float" office:value="0.0328601500636494" calcext:value-type="float">
            <text:p>0.032860150063649</text:p>
          </table:table-cell>
          <table:table-cell office:value-type="float" office:value="0.0052794966452705" calcext:value-type="float">
            <text:p>0.005279496645271</text:p>
          </table:table-cell>
          <table:table-cell office:value-type="float" office:value="0.643909456853442" calcext:value-type="float">
            <text:p>0.643909456853442</text:p>
          </table:table-cell>
          <table:table-cell office:value-type="float" office:value="0.236441318940467" calcext:value-type="float">
            <text:p>0.236441318940467</text:p>
          </table:table-cell>
          <table:table-cell office:value-type="float" office:value="0.858771547862608" calcext:value-type="float">
            <text:p>0.858771547862608</text:p>
          </table:table-cell>
          <table:table-cell office:value-type="float" office:value="2447200" calcext:value-type="float">
            <text:p>2447200</text:p>
          </table:table-cell>
          <table:table-cell table:number-columns-repeated="1000"/>
        </table:table-row>
        <table:table-row table:style-name="ro1">
          <table:table-cell office:value-type="float" office:value="44580240" calcext:value-type="float">
            <text:p>44580240</text:p>
          </table:table-cell>
          <table:table-cell office:value-type="string" calcext:value-type="string">
            <text:p><text:s/>Malaysia, Penang: Indian (2004-2007)</text:p>
          </table:table-cell>
          <table:table-cell office:value-type="float" office:value="0.0258569315883048" calcext:value-type="float">
            <text:p>0.025856931588305</text:p>
          </table:table-cell>
          <table:table-cell office:value-type="float" office:value="0.00218652049759327" calcext:value-type="float">
            <text:p>0.002186520497593</text:p>
          </table:table-cell>
          <table:table-cell office:value-type="float" office:value="0.0168726941404777" calcext:value-type="float">
            <text:p>0.016872694140478</text:p>
          </table:table-cell>
          <table:table-cell office:value-type="float" office:value="0.00165215437676091" calcext:value-type="float">
            <text:p>0.001652154376761</text:p>
          </table:table-cell>
          <table:table-cell office:value-type="float" office:value="0.00256025750332533" calcext:value-type="float">
            <text:p>0.002560257503325</text:p>
          </table:table-cell>
          <table:table-cell office:value-type="float" office:value="0.0031723696032789" calcext:value-type="float">
            <text:p>0.003172369603279</text:p>
          </table:table-cell>
          <table:table-cell office:value-type="float" office:value="0" calcext:value-type="float">
            <text:p>0</text:p>
          </table:table-cell>
          <table:table-cell office:value-type="float" office:value="0.000316780821917808" calcext:value-type="float">
            <text:p>0.000316780821918</text:p>
          </table:table-cell>
          <table:table-cell office:value-type="float" office:value="0.000201612903225806" calcext:value-type="float">
            <text:p>0.000201612903226</text:p>
          </table:table-cell>
          <table:table-cell office:value-type="float" office:value="0.000431034482758621" calcext:value-type="float">
            <text:p>0.000431034482759</text:p>
          </table:table-cell>
          <table:table-cell office:value-type="float" office:value="0.000204807950577491" calcext:value-type="float">
            <text:p>0.000204807950577</text:p>
          </table:table-cell>
          <table:table-cell office:value-type="float" office:value="0.00109993920237118" calcext:value-type="float">
            <text:p>0.00109993920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0364934161547" calcext:value-type="float">
            <text:p>0.001503649341615</text:p>
          </table:table-cell>
          <table:table-cell office:value-type="float" office:value="0.0102668702050742" calcext:value-type="float">
            <text:p>0.010266870205074</text:p>
          </table:table-cell>
          <table:table-cell office:value-type="float" office:value="0.0611400831434161" calcext:value-type="float">
            <text:p>0.0611400831434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84000" calcext:value-type="float">
            <text:p>584000</text:p>
          </table:table-cell>
          <table:table-cell table:number-columns-repeated="1000"/>
        </table:table-row>
        <table:table-row table:style-name="ro1">
          <table:table-cell office:value-type="float" office:value="44580299" calcext:value-type="float">
            <text:p>44580299</text:p>
          </table:table-cell>
          <table:table-cell office:value-type="string" calcext:value-type="string">
            <text:p><text:s/>Malaysia, Penang (2004-2007)</text:p>
          </table:table-cell>
          <table:table-cell office:value-type="float" office:value="0.0132637097356447" calcext:value-type="float">
            <text:p>0.013263709735645</text:p>
          </table:table-cell>
          <table:table-cell office:value-type="float" office:value="0.000979109890060486" calcext:value-type="float">
            <text:p>0.00097910989006</text:p>
          </table:table-cell>
          <table:table-cell office:value-type="float" office:value="0.0249269048756542" calcext:value-type="float">
            <text:p>0.024926904875654</text:p>
          </table:table-cell>
          <table:table-cell office:value-type="float" office:value="0.00279245706444024" calcext:value-type="float">
            <text:p>0.00279245706444</text:p>
          </table:table-cell>
          <table:table-cell office:value-type="float" office:value="0.0029922389040422" calcext:value-type="float">
            <text:p>0.002992238904042</text:p>
          </table:table-cell>
          <table:table-cell office:value-type="float" office:value="0.00781202561668289" calcext:value-type="float">
            <text:p>0.007812025616683</text:p>
          </table:table-cell>
          <table:table-cell office:value-type="float" office:value="0.000307312931845088" calcext:value-type="float">
            <text:p>0.000307312931845</text:p>
          </table:table-cell>
          <table:table-cell office:value-type="float" office:value="0.000451233567503272" calcext:value-type="float">
            <text:p>0.000451233567503</text:p>
          </table:table-cell>
          <table:table-cell office:value-type="float" office:value="0.000351902981946221" calcext:value-type="float">
            <text:p>0.000351902981946</text:p>
          </table:table-cell>
          <table:table-cell office:value-type="float" office:value="0.00093792489080167" calcext:value-type="float">
            <text:p>0.000937924890802</text:p>
          </table:table-cell>
          <table:table-cell table:style-name="ce2" office:value-type="float" office:value="0.0000980189791895158" calcext:value-type="float">
            <text:p>9.80E-05</text:p>
          </table:table-cell>
          <table:table-cell office:value-type="float" office:value="0.00139309759591084" calcext:value-type="float">
            <text:p>0.001393097595911</text:p>
          </table:table-cell>
          <table:table-cell table:style-name="ce2" office:value-type="float" office:value="0.0000491922402796004" calcext:value-type="float">
            <text:p>4.92E-05</text:p>
          </table:table-cell>
          <table:table-cell office:value-type="float" office:value="0.000165439849577667" calcext:value-type="float">
            <text:p>0.000165439849578</text:p>
          </table:table-cell>
          <table:table-cell office:value-type="float" office:value="0.00167385116620953" calcext:value-type="float">
            <text:p>0.00167385116621</text:p>
          </table:table-cell>
          <table:table-cell office:value-type="float" office:value="0.0177769220490866" calcext:value-type="float">
            <text:p>0.017776922049087</text:p>
          </table:table-cell>
          <table:table-cell office:value-type="float" office:value="0.0542091497339272" calcext:value-type="float">
            <text:p>0.054209149733927</text:p>
          </table:table-cell>
          <table:table-cell office:value-type="float" office:value="0.00505781883185064" calcext:value-type="float">
            <text:p>0.005057818831851</text:p>
          </table:table-cell>
          <table:table-cell office:value-type="float" office:value="0.646319951649613" calcext:value-type="float">
            <text:p>0.646319951649613</text:p>
          </table:table-cell>
          <table:table-cell office:value-type="float" office:value="0.240335472742683" calcext:value-type="float">
            <text:p>0.240335472742683</text:p>
          </table:table-cell>
          <table:table-cell office:value-type="float" office:value="0.859851568368511" calcext:value-type="float">
            <text:p>0.859851568368511</text:p>
          </table:table-cell>
          <table:table-cell office:value-type="float" office:value="5465200" calcext:value-type="float">
            <text:p>5465200</text:p>
          </table:table-cell>
          <table:table-cell table:number-columns-repeated="1000"/>
        </table:table-row>
        <table:table-row table:style-name="ro1">
          <table:table-cell office:value-type="float" office:value="46080299" calcext:value-type="float">
            <text:p>46080299</text:p>
          </table:table-cell>
          <table:table-cell office:value-type="string" calcext:value-type="string">
            <text:p><text:s/>Philippines, Manila (2003-2007)</text:p>
          </table:table-cell>
          <table:table-cell office:value-type="float" office:value="0.0136333294471809" calcext:value-type="float">
            <text:p>0.013633329447181</text:p>
          </table:table-cell>
          <table:table-cell office:value-type="float" office:value="0.00088519497111937" calcext:value-type="float">
            <text:p>0.000885194971119</text:p>
          </table:table-cell>
          <table:table-cell office:value-type="float" office:value="0.0243934907768343" calcext:value-type="float">
            <text:p>0.024393490776834</text:p>
          </table:table-cell>
          <table:table-cell office:value-type="float" office:value="0.00248656574168489" calcext:value-type="float">
            <text:p>0.002486565741685</text:p>
          </table:table-cell>
          <table:table-cell office:value-type="float" office:value="0.00448425076491135" calcext:value-type="float">
            <text:p>0.004484250764911</text:p>
          </table:table-cell>
          <table:table-cell office:value-type="float" office:value="0.00748896111739144" calcext:value-type="float">
            <text:p>0.007488961117391</text:p>
          </table:table-cell>
          <table:table-cell office:value-type="float" office:value="0.000379648572088833" calcext:value-type="float">
            <text:p>0.000379648572089</text:p>
          </table:table-cell>
          <table:table-cell office:value-type="float" office:value="0.000676350236375107" calcext:value-type="float">
            <text:p>0.000676350236375</text:p>
          </table:table-cell>
          <table:table-cell office:value-type="float" office:value="0.000301182712868732" calcext:value-type="float">
            <text:p>0.000301182712869</text:p>
          </table:table-cell>
          <table:table-cell office:value-type="float" office:value="0.000739876066740907" calcext:value-type="float">
            <text:p>0.000739876066741</text:p>
          </table:table-cell>
          <table:table-cell table:style-name="ce2" office:value-type="float" office:value="0.0000846953602045868" calcext:value-type="float">
            <text:p>8.47E-05</text:p>
          </table:table-cell>
          <table:table-cell office:value-type="float" office:value="0.00700947403877608" calcext:value-type="float">
            <text:p>0.007009474038776</text:p>
          </table:table-cell>
          <table:table-cell table:style-name="ce2" office:value-type="float" office:value="0.0000644525393858937" calcext:value-type="float">
            <text:p>6.45E-05</text:p>
          </table:table-cell>
          <table:table-cell office:value-type="float" office:value="0.000162230619412092" calcext:value-type="float">
            <text:p>0.000162230619412</text:p>
          </table:table-cell>
          <table:table-cell office:value-type="float" office:value="0.00213907962522762" calcext:value-type="float">
            <text:p>0.002139079625228</text:p>
          </table:table-cell>
          <table:table-cell office:value-type="float" office:value="0.0361319900861031" calcext:value-type="float">
            <text:p>0.036131990086103</text:p>
          </table:table-cell>
          <table:table-cell office:value-type="float" office:value="0.0670964934774602" calcext:value-type="float">
            <text:p>0.06709649347746</text:p>
          </table:table-cell>
          <table:table-cell office:value-type="float" office:value="0.00922010709102494" calcext:value-type="float">
            <text:p>0.009220107091025</text:p>
          </table:table-cell>
          <table:table-cell office:value-type="float" office:value="0.610663802993658" calcext:value-type="float">
            <text:p>0.610663802993658</text:p>
          </table:table-cell>
          <table:table-cell office:value-type="float" office:value="0.184035826926307" calcext:value-type="float">
            <text:p>0.184035826926307</text:p>
          </table:table-cell>
          <table:table-cell office:value-type="float" office:value="0.84367850064598" calcext:value-type="float">
            <text:p>0.84367850064598</text:p>
          </table:table-cell>
          <table:table-cell office:value-type="float" office:value="28992816" calcext:value-type="float">
            <text:p>28992816</text:p>
          </table:table-cell>
          <table:table-cell table:number-columns-repeated="1000"/>
        </table:table-row>
        <table:table-row table:style-name="ro1">
          <table:table-cell office:value-type="float" office:value="46080399" calcext:value-type="float">
            <text:p>46080399</text:p>
          </table:table-cell>
          <table:table-cell office:value-type="string" calcext:value-type="string">
            <text:p><text:s/>Philippines, Rizal (2003-2007)</text:p>
          </table:table-cell>
          <table:table-cell office:value-type="float" office:value="0.0122220724633532" calcext:value-type="float">
            <text:p>0.012222072463353</text:p>
          </table:table-cell>
          <table:table-cell office:value-type="float" office:value="0.000556424421196695" calcext:value-type="float">
            <text:p>0.000556424421197</text:p>
          </table:table-cell>
          <table:table-cell office:value-type="float" office:value="0.021449754265235" calcext:value-type="float">
            <text:p>0.021449754265235</text:p>
          </table:table-cell>
          <table:table-cell office:value-type="float" office:value="0.00468759958541802" calcext:value-type="float">
            <text:p>0.004687599585418</text:p>
          </table:table-cell>
          <table:table-cell office:value-type="float" office:value="0.00498171943922304" calcext:value-type="float">
            <text:p>0.004981719439223</text:p>
          </table:table-cell>
          <table:table-cell office:value-type="float" office:value="0.00474055418942017" calcext:value-type="float">
            <text:p>0.00474055418942</text:p>
          </table:table-cell>
          <table:table-cell office:value-type="float" office:value="0.000378811420336539" calcext:value-type="float">
            <text:p>0.000378811420337</text:p>
          </table:table-cell>
          <table:table-cell office:value-type="float" office:value="0.000660882028175833" calcext:value-type="float">
            <text:p>0.000660882028176</text:p>
          </table:table-cell>
          <table:table-cell office:value-type="float" office:value="0.000261007277262025" calcext:value-type="float">
            <text:p>0.000261007277262</text:p>
          </table:table-cell>
          <table:table-cell office:value-type="float" office:value="0.000574166676645835" calcext:value-type="float">
            <text:p>0.000574166676646</text:p>
          </table:table-cell>
          <table:table-cell table:style-name="ce2" office:value-type="float" office:value="0.0000527533713303998" calcext:value-type="float">
            <text:p>5.28E-05</text:p>
          </table:table-cell>
          <table:table-cell office:value-type="float" office:value="0.00593839372346958" calcext:value-type="float">
            <text:p>0.00593839372347</text:p>
          </table:table-cell>
          <table:table-cell table:style-name="ce2" office:value-type="float" office:value="0.0000718318634077583" calcext:value-type="float">
            <text:p>7.18E-05</text:p>
          </table:table-cell>
          <table:table-cell office:value-type="float" office:value="0.000231153835721517" calcext:value-type="float">
            <text:p>0.000231153835722</text:p>
          </table:table-cell>
          <table:table-cell office:value-type="float" office:value="0.00177651469459702" calcext:value-type="float">
            <text:p>0.001776514694597</text:p>
          </table:table-cell>
          <table:table-cell office:value-type="float" office:value="0.0342268811496549" calcext:value-type="float">
            <text:p>0.034226881149655</text:p>
          </table:table-cell>
          <table:table-cell office:value-type="float" office:value="0.0639598940275511" calcext:value-type="float">
            <text:p>0.063959894027551</text:p>
          </table:table-cell>
          <table:table-cell office:value-type="float" office:value="0.00525011185573976" calcext:value-type="float">
            <text:p>0.00525011185574</text:p>
          </table:table-cell>
          <table:table-cell office:value-type="float" office:value="0.644224230286884" calcext:value-type="float">
            <text:p>0.644224230286884</text:p>
          </table:table-cell>
          <table:table-cell office:value-type="float" office:value="0.236949093377009" calcext:value-type="float">
            <text:p>0.236949093377009</text:p>
          </table:table-cell>
          <table:table-cell office:value-type="float" office:value="0.858912690353859" calcext:value-type="float">
            <text:p>0.858912690353859</text:p>
          </table:table-cell>
          <table:table-cell office:value-type="float" office:value="32348412" calcext:value-type="float">
            <text:p>32348412</text:p>
          </table:table-cell>
          <table:table-cell table:number-columns-repeated="1000"/>
        </table:table-row>
        <table:table-row table:style-name="ro1">
          <table:table-cell office:value-type="float" office:value="46340068" calcext:value-type="float">
            <text:p>46340068</text:p>
          </table:table-cell>
          <table:table-cell office:value-type="string" calcext:value-type="string">
            <text:p><text:s/>Qatar: Qatari (2003-2007)</text:p>
          </table:table-cell>
          <table:table-cell office:value-type="float" office:value="0.00860726082299328" calcext:value-type="float">
            <text:p>0.008607260822993</text:p>
          </table:table-cell>
          <table:table-cell office:value-type="float" office:value="0.00198332681113101" calcext:value-type="float">
            <text:p>0.001983326811131</text:p>
          </table:table-cell>
          <table:table-cell office:value-type="float" office:value="0.0189738359129953" calcext:value-type="float">
            <text:p>0.018973835912995</text:p>
          </table:table-cell>
          <table:table-cell office:value-type="float" office:value="0.00766879924028547" calcext:value-type="float">
            <text:p>0.007668799240285</text:p>
          </table:table-cell>
          <table:table-cell office:value-type="float" office:value="0.00331696924975779" calcext:value-type="float">
            <text:p>0.003316969249758</text:p>
          </table:table-cell>
          <table:table-cell office:value-type="float" office:value="0.0051954457389679" calcext:value-type="float">
            <text:p>0.005195445738968</text:p>
          </table:table-cell>
          <table:table-cell office:value-type="float" office:value="0.000111297655038267" calcext:value-type="float">
            <text:p>0.000111297655038</text:p>
          </table:table-cell>
          <table:table-cell office:value-type="float" office:value="0.000459913939072468" calcext:value-type="float">
            <text:p>0.000459913939072</text:p>
          </table:table-cell>
          <table:table-cell table:style-name="ce2" office:value-type="float" office:value="0.0000969894475481068" calcext:value-type="float">
            <text:p>9.70E-05</text:p>
          </table:table-cell>
          <table:table-cell office:value-type="float" office:value="0.000865151971021975" calcext:value-type="float">
            <text:p>0.000865151971022</text:p>
          </table:table-cell>
          <table:table-cell office:value-type="float" office:value="0.000134270794253683" calcext:value-type="float">
            <text:p>0.000134270794254</text:p>
          </table:table-cell>
          <table:table-cell office:value-type="float" office:value="0.00469690734656032" calcext:value-type="float">
            <text:p>0.00469690734656</text:p>
          </table:table-cell>
          <table:table-cell table:style-name="ce2" office:value-type="float" office:value="0.0000790913795904535" calcext:value-type="float">
            <text:p>7.91E-05</text:p>
          </table:table-cell>
          <table:table-cell office:value-type="float" office:value="0.00165417411956337" calcext:value-type="float">
            <text:p>0.001654174119563</text:p>
          </table:table-cell>
          <table:table-cell office:value-type="float" office:value="0.00124773046230916" calcext:value-type="float">
            <text:p>0.001247730462309</text:p>
          </table:table-cell>
          <table:table-cell office:value-type="float" office:value="0.011786831936719" calcext:value-type="float">
            <text:p>0.011786831936719</text:p>
          </table:table-cell>
          <table:table-cell office:value-type="float" office:value="0.0493284644375369" calcext:value-type="float">
            <text:p>0.049328464437537</text:p>
          </table:table-cell>
          <table:table-cell office:value-type="float" office:value="0.00031810923356268" calcext:value-type="float">
            <text:p>0.000318109233563</text:p>
          </table:table-cell>
          <table:table-cell office:value-type="float" office:value="0.767969403197249" calcext:value-type="float">
            <text:p>0.767969403197249</text:p>
          </table:table-cell>
          <table:table-cell office:value-type="float" office:value="0.455435032109808" calcext:value-type="float">
            <text:p>0.455435032109808</text:p>
          </table:table-cell>
          <table:table-cell office:value-type="float" office:value="0.91198268731609" calcext:value-type="float">
            <text:p>0.91198268731609</text:p>
          </table:table-cell>
          <table:table-cell office:value-type="float" office:value="988504" calcext:value-type="float">
            <text:p>988504</text:p>
          </table:table-cell>
          <table:table-cell table:number-columns-repeated="1000"/>
        </table:table-row>
        <table:table-row table:style-name="ro1">
          <table:table-cell office:value-type="float" office:value="46820158" calcext:value-type="float">
            <text:p>46820158</text:p>
          </table:table-cell>
          <table:table-cell office:value-type="string" calcext:value-type="string">
            <text:p><text:s/>Saudi Arabia, Riyadh: Saudi (2003-2007)</text:p>
          </table:table-cell>
          <table:table-cell office:value-type="float" office:value="0.00478492132125701" calcext:value-type="float">
            <text:p>0.004784921321257</text:p>
          </table:table-cell>
          <table:table-cell office:value-type="float" office:value="0.00109266364827839" calcext:value-type="float">
            <text:p>0.001092663648278</text:p>
          </table:table-cell>
          <table:table-cell office:value-type="float" office:value="0.0113486546252718" calcext:value-type="float">
            <text:p>0.011348654625272</text:p>
          </table:table-cell>
          <table:table-cell office:value-type="float" office:value="0.00394664352882595" calcext:value-type="float">
            <text:p>0.003946643528826</text:p>
          </table:table-cell>
          <table:table-cell office:value-type="float" office:value="0.00324043564860127" calcext:value-type="float">
            <text:p>0.003240435648601</text:p>
          </table:table-cell>
          <table:table-cell office:value-type="float" office:value="0.00231959958718259" calcext:value-type="float">
            <text:p>0.002319599587183</text:p>
          </table:table-cell>
          <table:table-cell office:value-type="float" office:value="0.000222597190196132" calcext:value-type="float">
            <text:p>0.000222597190196</text:p>
          </table:table-cell>
          <table:table-cell office:value-type="float" office:value="0.000272680209480046" calcext:value-type="float">
            <text:p>0.00027268020948</text:p>
          </table:table-cell>
          <table:table-cell office:value-type="float" office:value="0.000208625509548521" calcext:value-type="float">
            <text:p>0.000208625509549</text:p>
          </table:table-cell>
          <table:table-cell office:value-type="float" office:value="0.000460182783716752" calcext:value-type="float">
            <text:p>0.000460182783717</text:p>
          </table:table-cell>
          <table:table-cell office:value-type="float" office:value="0.000145893758391741" calcext:value-type="float">
            <text:p>0.000145893758392</text:p>
          </table:table-cell>
          <table:table-cell office:value-type="float" office:value="0.00553448474472763" calcext:value-type="float">
            <text:p>0.005534484744728</text:p>
          </table:table-cell>
          <table:table-cell office:value-type="float" office:value="0.000191528292968564" calcext:value-type="float">
            <text:p>0.000191528292969</text:p>
          </table:table-cell>
          <table:table-cell office:value-type="float" office:value="0.000858090357550524" calcext:value-type="float">
            <text:p>0.000858090357551</text:p>
          </table:table-cell>
          <table:table-cell office:value-type="float" office:value="0.00136858264974748" calcext:value-type="float">
            <text:p>0.001368582649747</text:p>
          </table:table-cell>
          <table:table-cell office:value-type="float" office:value="0.00995166787947887" calcext:value-type="float">
            <text:p>0.009951667879479</text:p>
          </table:table-cell>
          <table:table-cell office:value-type="float" office:value="0.0229475650845471" calcext:value-type="float">
            <text:p>0.022947565084547</text:p>
          </table:table-cell>
          <table:table-cell office:value-type="float" office:value="0.00317824821048251" calcext:value-type="float">
            <text:p>0.003178248210483</text:p>
          </table:table-cell>
          <table:table-cell office:value-type="float" office:value="0.671204447745416" calcext:value-type="float">
            <text:p>0.671204447745416</text:p>
          </table:table-cell>
          <table:table-cell office:value-type="float" office:value="0.281314953253096" calcext:value-type="float">
            <text:p>0.281314953253096</text:p>
          </table:table-cell>
          <table:table-cell office:value-type="float" office:value="0.870890455891844" calcext:value-type="float">
            <text:p>0.870890455891844</text:p>
          </table:table-cell>
          <table:table-cell office:value-type="float" office:value="18946396" calcext:value-type="float">
            <text:p>18946396</text:p>
          </table:table-cell>
          <table:table-cell table:number-columns-repeated="1000"/>
        </table:table-row>
        <table:table-row table:style-name="ro1">
          <table:table-cell office:value-type="float" office:value="47020020" calcext:value-type="float">
            <text:p>47020020</text:p>
          </table:table-cell>
          <table:table-cell office:value-type="string" calcext:value-type="string">
            <text:p><text:s/>Singapore: Chinese (2003-2007)</text:p>
          </table:table-cell>
          <table:table-cell office:value-type="float" office:value="0.015985382568482" calcext:value-type="float">
            <text:p>0.015985382568482</text:p>
          </table:table-cell>
          <table:table-cell office:value-type="float" office:value="0.00228106529441764" calcext:value-type="float">
            <text:p>0.002281065294418</text:p>
          </table:table-cell>
          <table:table-cell office:value-type="float" office:value="0.0371817281417503" calcext:value-type="float">
            <text:p>0.03718172814175</text:p>
          </table:table-cell>
          <table:table-cell office:value-type="float" office:value="0.00513847501262238" calcext:value-type="float">
            <text:p>0.005138475012622</text:p>
          </table:table-cell>
          <table:table-cell office:value-type="float" office:value="0.00608345237291335" calcext:value-type="float">
            <text:p>0.006083452372913</text:p>
          </table:table-cell>
          <table:table-cell office:value-type="float" office:value="0.0150673523784348" calcext:value-type="float">
            <text:p>0.015067352378435</text:p>
          </table:table-cell>
          <table:table-cell office:value-type="float" office:value="0.000200185361111296" calcext:value-type="float">
            <text:p>0.000200185361111</text:p>
          </table:table-cell>
          <table:table-cell office:value-type="float" office:value="0.000546757686369785" calcext:value-type="float">
            <text:p>0.00054675768637</text:p>
          </table:table-cell>
          <table:table-cell office:value-type="float" office:value="0.000548560188383131" calcext:value-type="float">
            <text:p>0.000548560188383</text:p>
          </table:table-cell>
          <table:table-cell office:value-type="float" office:value="0.000937027107547094" calcext:value-type="float">
            <text:p>0.000937027107547</text:p>
          </table:table-cell>
          <table:table-cell office:value-type="float" office:value="0.000100692938378646" calcext:value-type="float">
            <text:p>0.000100692938379</text:p>
          </table:table-cell>
          <table:table-cell office:value-type="float" office:value="0.00360172750526587" calcext:value-type="float">
            <text:p>0.003601727505266</text:p>
          </table:table-cell>
          <table:table-cell table:style-name="ce2" office:value-type="float" office:value="0.0000810930345632302" calcext:value-type="float">
            <text:p>8.11E-05</text:p>
          </table:table-cell>
          <table:table-cell office:value-type="float" office:value="0.000547646019194674" calcext:value-type="float">
            <text:p>0.000547646019195</text:p>
          </table:table-cell>
          <table:table-cell office:value-type="float" office:value="0.0020808908288565" calcext:value-type="float">
            <text:p>0.002080890828857</text:p>
          </table:table-cell>
          <table:table-cell office:value-type="float" office:value="0.0322118103509533" calcext:value-type="float">
            <text:p>0.032211810350953</text:p>
          </table:table-cell>
          <table:table-cell office:value-type="float" office:value="0.0645254340400204" calcext:value-type="float">
            <text:p>0.06452543404002</text:p>
          </table:table-cell>
          <table:table-cell office:value-type="float" office:value="0.00292565463076944" calcext:value-type="float">
            <text:p>0.002925654630769</text:p>
          </table:table-cell>
          <table:table-cell office:value-type="float" office:value="0.675416374107825" calcext:value-type="float">
            <text:p>0.675416374107825</text:p>
          </table:table-cell>
          <table:table-cell office:value-type="float" office:value="0.288394731079255" calcext:value-type="float">
            <text:p>0.288394731079255</text:p>
          </table:table-cell>
          <table:table-cell office:value-type="float" office:value="0.872739161335378" calcext:value-type="float">
            <text:p>0.872739161335378</text:p>
          </table:table-cell>
          <table:table-cell office:value-type="float" office:value="12720100" calcext:value-type="float">
            <text:p>12720100</text:p>
          </table:table-cell>
          <table:table-cell table:number-columns-repeated="1000"/>
        </table:table-row>
        <table:table-row table:style-name="ro1">
          <table:table-cell office:value-type="float" office:value="47020027" calcext:value-type="float">
            <text:p>47020027</text:p>
          </table:table-cell>
          <table:table-cell office:value-type="string" calcext:value-type="string">
            <text:p><text:s/>Singapore: Malay (2003-2007)</text:p>
          </table:table-cell>
          <table:table-cell office:value-type="float" office:value="0.00708445183855183" calcext:value-type="float">
            <text:p>0.007084451838552</text:p>
          </table:table-cell>
          <table:table-cell office:value-type="float" office:value="0.000288072516446303" calcext:value-type="float">
            <text:p>0.000288072516446</text:p>
          </table:table-cell>
          <table:table-cell office:value-type="float" office:value="0.0227909260362351" calcext:value-type="float">
            <text:p>0.022790926036235</text:p>
          </table:table-cell>
          <table:table-cell office:value-type="float" office:value="0.00158357037302854" calcext:value-type="float">
            <text:p>0.001583570373029</text:p>
          </table:table-cell>
          <table:table-cell office:value-type="float" office:value="0.00476924451622127" calcext:value-type="float">
            <text:p>0.004769244516221</text:p>
          </table:table-cell>
          <table:table-cell office:value-type="float" office:value="0.0115383025014523" calcext:value-type="float">
            <text:p>0.011538302501452</text:p>
          </table:table-cell>
          <table:table-cell office:value-type="float" office:value="0.000180425842617499" calcext:value-type="float">
            <text:p>0.000180425842617</text:p>
          </table:table-cell>
          <table:table-cell table:style-name="ce2" office:value-type="float" office:value="0.0000778520381902999" calcext:value-type="float">
            <text:p>7.79E-05</text:p>
          </table:table-cell>
          <table:table-cell office:value-type="float" office:value="0.000355224725603348" calcext:value-type="float">
            <text:p>0.000355224725603</text:p>
          </table:table-cell>
          <table:table-cell office:value-type="float" office:value="0.000838926703361933" calcext:value-type="float">
            <text:p>0.000838926703362</text:p>
          </table:table-cell>
          <table:table-cell table:style-name="ce2" office:value-type="float" office:value="0.0000704771691202925" calcext:value-type="float">
            <text:p>7.05E-05</text:p>
          </table:table-cell>
          <table:table-cell office:value-type="float" office:value="0.00461074188074482" calcext:value-type="float">
            <text:p>0.004610741880745</text:p>
          </table:table-cell>
          <table:table-cell office:value-type="float" office:value="0" calcext:value-type="float">
            <text:p>0</text:p>
          </table:table-cell>
          <table:table-cell office:value-type="float" office:value="0.000435903178323635" calcext:value-type="float">
            <text:p>0.000435903178324</text:p>
          </table:table-cell>
          <table:table-cell office:value-type="float" office:value="0.00150080860825965" calcext:value-type="float">
            <text:p>0.00150080860826</text:p>
          </table:table-cell>
          <table:table-cell office:value-type="float" office:value="0.0199031382473526" calcext:value-type="float">
            <text:p>0.019903138247353</text:p>
          </table:table-cell>
          <table:table-cell office:value-type="float" office:value="0.058894059543284" calcext:value-type="float">
            <text:p>0.05889405954328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355100" calcext:value-type="float">
            <text:p>2355100</text:p>
          </table:table-cell>
          <table:table-cell table:number-columns-repeated="1000"/>
        </table:table-row>
        <table:table-row table:style-name="ro1">
          <table:table-cell office:value-type="float" office:value="47020040" calcext:value-type="float">
            <text:p>47020040</text:p>
          </table:table-cell>
          <table:table-cell office:value-type="string" calcext:value-type="string">
            <text:p><text:s/>Singapore: Indian (2003-2007)</text:p>
          </table:table-cell>
          <table:table-cell office:value-type="float" office:value="0.0112712336158622" calcext:value-type="float">
            <text:p>0.011271233615862</text:p>
          </table:table-cell>
          <table:table-cell office:value-type="float" office:value="0.00107562052234868" calcext:value-type="float">
            <text:p>0.001075620522349</text:p>
          </table:table-cell>
          <table:table-cell office:value-type="float" office:value="0.0156750874215231" calcext:value-type="float">
            <text:p>0.015675087421523</text:p>
          </table:table-cell>
          <table:table-cell office:value-type="float" office:value="0.00197523263590343" calcext:value-type="float">
            <text:p>0.001975232635903</text:p>
          </table:table-cell>
          <table:table-cell office:value-type="float" office:value="0.00375720513502952" calcext:value-type="float">
            <text:p>0.00375720513503</text:p>
          </table:table-cell>
          <table:table-cell office:value-type="float" office:value="0.00636224780392937" calcext:value-type="float">
            <text:p>0.006362247803929</text:p>
          </table:table-cell>
          <table:table-cell office:value-type="float" office:value="0.000130965850982385" calcext:value-type="float">
            <text:p>0.000130965850982</text:p>
          </table:table-cell>
          <table:table-cell table:style-name="ce2" office:value-type="float" office:value="0.0000799336635171858" calcext:value-type="float">
            <text:p>7.99E-05</text:p>
          </table:table-cell>
          <table:table-cell office:value-type="float" office:value="0.000252010017134572" calcext:value-type="float">
            <text:p>0.000252010017135</text:p>
          </table:table-cell>
          <table:table-cell office:value-type="float" office:value="0.000696609192102835" calcext:value-type="float">
            <text:p>0.000696609192103</text:p>
          </table:table-cell>
          <table:table-cell table:style-name="ce2" office:value-type="float" office:value="0.0000439175516025209" calcext:value-type="float">
            <text:p>4.39E-05</text:p>
          </table:table-cell>
          <table:table-cell office:value-type="float" office:value="0.0033156962964363" calcext:value-type="float">
            <text:p>0.003315696296436</text:p>
          </table:table-cell>
          <table:table-cell office:value-type="float" office:value="0.000228690172149688" calcext:value-type="float">
            <text:p>0.00022869017215</text:p>
          </table:table-cell>
          <table:table-cell office:value-type="float" office:value="0.000366331389755398" calcext:value-type="float">
            <text:p>0.000366331389755</text:p>
          </table:table-cell>
          <table:table-cell office:value-type="float" office:value="0.000850999525544961" calcext:value-type="float">
            <text:p>0.000850999525545</text:p>
          </table:table-cell>
          <table:table-cell office:value-type="float" office:value="0.0202353663242923" calcext:value-type="float">
            <text:p>0.020235366324292</text:p>
          </table:table-cell>
          <table:table-cell office:value-type="float" office:value="0.0538091565280101" calcext:value-type="float">
            <text:p>0.05380915652801</text:p>
          </table:table-cell>
          <table:table-cell office:value-type="float" office:value="0.0202742267299052" calcext:value-type="float">
            <text:p>0.020274226729905</text:p>
          </table:table-cell>
          <table:table-cell office:value-type="float" office:value="0.556725397632872" calcext:value-type="float">
            <text:p>0.556725397632872</text:p>
          </table:table-cell>
          <table:table-cell office:value-type="float" office:value="0.103876702038012" calcext:value-type="float">
            <text:p>0.103876702038012</text:p>
          </table:table-cell>
          <table:table-cell office:value-type="float" office:value="0.818381730150355" calcext:value-type="float">
            <text:p>0.818381730150355</text:p>
          </table:table-cell>
          <table:table-cell office:value-type="float" office:value="1424000" calcext:value-type="float">
            <text:p>1424000</text:p>
          </table:table-cell>
          <table:table-cell table:number-columns-repeated="1000"/>
        </table:table-row>
        <table:table-row table:style-name="ro1">
          <table:table-cell office:value-type="float" office:value="47020099" calcext:value-type="float">
            <text:p>47020099</text:p>
          </table:table-cell>
          <table:table-cell office:value-type="string" calcext:value-type="string">
            <text:p><text:s/>Singapore (2003-2007)</text:p>
          </table:table-cell>
          <table:table-cell office:value-type="float" office:value="0.0145457789953869" calcext:value-type="float">
            <text:p>0.014545778995387</text:p>
          </table:table-cell>
          <table:table-cell office:value-type="float" office:value="0.00197844977562521" calcext:value-type="float">
            <text:p>0.001978449775625</text:p>
          </table:table-cell>
          <table:table-cell office:value-type="float" office:value="0.0339657460460538" calcext:value-type="float">
            <text:p>0.033965746046054</text:p>
          </table:table-cell>
          <table:table-cell office:value-type="float" office:value="0.00452912305936767" calcext:value-type="float">
            <text:p>0.004529123059368</text:p>
          </table:table-cell>
          <table:table-cell office:value-type="float" office:value="0.00571463393191717" calcext:value-type="float">
            <text:p>0.005714633931917</text:p>
          </table:table-cell>
          <table:table-cell office:value-type="float" office:value="0.0140407002281112" calcext:value-type="float">
            <text:p>0.014040700228111</text:p>
          </table:table-cell>
          <table:table-cell office:value-type="float" office:value="0.000187479946925601" calcext:value-type="float">
            <text:p>0.000187479946926</text:p>
          </table:table-cell>
          <table:table-cell office:value-type="float" office:value="0.00050193628591638" calcext:value-type="float">
            <text:p>0.000501936285916</text:p>
          </table:table-cell>
          <table:table-cell office:value-type="float" office:value="0.000483469613946898" calcext:value-type="float">
            <text:p>0.000483469613947</text:p>
          </table:table-cell>
          <table:table-cell office:value-type="float" office:value="0.000908921566297954" calcext:value-type="float">
            <text:p>0.000908921566298</text:p>
          </table:table-cell>
          <table:table-cell table:style-name="ce2" office:value-type="float" office:value="0.0000912260535340513" calcext:value-type="float">
            <text:p>9.12E-05</text:p>
          </table:table-cell>
          <table:table-cell office:value-type="float" office:value="0.0036979804281219" calcext:value-type="float">
            <text:p>0.003697980428122</text:p>
          </table:table-cell>
          <table:table-cell table:style-name="ce2" office:value-type="float" office:value="0.0000811883767773205" calcext:value-type="float">
            <text:p>8.12E-05</text:p>
          </table:table-cell>
          <table:table-cell office:value-type="float" office:value="0.000539009623875796" calcext:value-type="float">
            <text:p>0.000539009623876</text:p>
          </table:table-cell>
          <table:table-cell office:value-type="float" office:value="0.00195221045133463" calcext:value-type="float">
            <text:p>0.001952210451335</text:p>
          </table:table-cell>
          <table:table-cell office:value-type="float" office:value="0.0302644730239163" calcext:value-type="float">
            <text:p>0.030264473023916</text:p>
          </table:table-cell>
          <table:table-cell office:value-type="float" office:value="0.0630746558601358" calcext:value-type="float">
            <text:p>0.063074655860136</text:p>
          </table:table-cell>
          <table:table-cell office:value-type="float" office:value="0.00299298011653759" calcext:value-type="float">
            <text:p>0.002992980116538</text:p>
          </table:table-cell>
          <table:table-cell office:value-type="float" office:value="0.674265649906888" calcext:value-type="float">
            <text:p>0.674265649906888</text:p>
          </table:table-cell>
          <table:table-cell office:value-type="float" office:value="0.286456281722148" calcext:value-type="float">
            <text:p>0.286456281722148</text:p>
          </table:table-cell>
          <table:table-cell office:value-type="float" office:value="0.87223464488593" calcext:value-type="float">
            <text:p>0.87223464488593</text:p>
          </table:table-cell>
          <table:table-cell office:value-type="float" office:value="16848000" calcext:value-type="float">
            <text:p>16848000</text:p>
          </table:table-cell>
          <table:table-cell table:number-columns-repeated="1000"/>
        </table:table-row>
        <table:table-row table:style-name="ro1">
          <table:table-cell office:value-type="float" office:value="47640199" calcext:value-type="float">
            <text:p>47640199</text:p>
          </table:table-cell>
          <table:table-cell office:value-type="string" calcext:value-type="string">
            <text:p><text:s/>Thailand, Chiang Mai (2003-2007)</text:p>
          </table:table-cell>
          <table:table-cell office:value-type="float" office:value="0.00887134787337173" calcext:value-type="float">
            <text:p>0.008871347873372</text:p>
          </table:table-cell>
          <table:table-cell office:value-type="float" office:value="0.000635990040366916" calcext:value-type="float">
            <text:p>0.000635990040367</text:p>
          </table:table-cell>
          <table:table-cell office:value-type="float" office:value="0.0122300326122645" calcext:value-type="float">
            <text:p>0.012230032612265</text:p>
          </table:table-cell>
          <table:table-cell office:value-type="float" office:value="0.00142372933913352" calcext:value-type="float">
            <text:p>0.001423729339134</text:p>
          </table:table-cell>
          <table:table-cell office:value-type="float" office:value="0.00246264784325633" calcext:value-type="float">
            <text:p>0.002462647843256</text:p>
          </table:table-cell>
          <table:table-cell office:value-type="float" office:value="0.0104864031746655" calcext:value-type="float">
            <text:p>0.010486403174666</text:p>
          </table:table-cell>
          <table:table-cell table:style-name="ce2" office:value-type="float" office:value="0.0000970037531851656" calcext:value-type="float">
            <text:p>9.70E-05</text:p>
          </table:table-cell>
          <table:table-cell office:value-type="float" office:value="0.00050129938868368" calcext:value-type="float">
            <text:p>0.000501299388684</text:p>
          </table:table-cell>
          <table:table-cell office:value-type="float" office:value="0.000288269722003611" calcext:value-type="float">
            <text:p>0.000288269722004</text:p>
          </table:table-cell>
          <table:table-cell office:value-type="float" office:value="0.000589617619659735" calcext:value-type="float">
            <text:p>0.00058961761966</text:p>
          </table:table-cell>
          <table:table-cell table:style-name="ce2" office:value-type="float" office:value="0.0000538007264878641" calcext:value-type="float">
            <text:p>5.38E-05</text:p>
          </table:table-cell>
          <table:table-cell office:value-type="float" office:value="0.00186626053225537" calcext:value-type="float">
            <text:p>0.001866260532255</text:p>
          </table:table-cell>
          <table:table-cell table:style-name="ce2" office:value-type="float" office:value="0.000057575462347062" calcext:value-type="float">
            <text:p>5.76E-05</text:p>
          </table:table-cell>
          <table:table-cell table:style-name="ce2" office:value-type="float" office:value="0.000068533008063143" calcext:value-type="float">
            <text:p>6.85E-05</text:p>
          </table:table-cell>
          <table:table-cell office:value-type="float" office:value="0.00136957936376231" calcext:value-type="float">
            <text:p>0.001369579363762</text:p>
          </table:table-cell>
          <table:table-cell office:value-type="float" office:value="0.00693184967789577" calcext:value-type="float">
            <text:p>0.006931849677896</text:p>
          </table:table-cell>
          <table:table-cell office:value-type="float" office:value="0.0270421582274088" calcext:value-type="float">
            <text:p>0.027042158227409</text:p>
          </table:table-cell>
          <table:table-cell office:value-type="float" office:value="0.00765796374630678" calcext:value-type="float">
            <text:p>0.007657963746307</text:p>
          </table:table-cell>
          <table:table-cell office:value-type="float" office:value="0.622143297366476" calcext:value-type="float">
            <text:p>0.622143297366476</text:p>
          </table:table-cell>
          <table:table-cell office:value-type="float" office:value="0.201861014099588" calcext:value-type="float">
            <text:p>0.201861014099588</text:p>
          </table:table-cell>
          <table:table-cell office:value-type="float" office:value="0.848931996704906" calcext:value-type="float">
            <text:p>0.848931996704906</text:p>
          </table:table-cell>
          <table:table-cell office:value-type="float" office:value="7261170" calcext:value-type="float">
            <text:p>7261170</text:p>
          </table:table-cell>
          <table:table-cell table:number-columns-repeated="1000"/>
        </table:table-row>
        <table:table-row table:style-name="ro1">
          <table:table-cell office:value-type="float" office:value="47640299" calcext:value-type="float">
            <text:p>47640299</text:p>
          </table:table-cell>
          <table:table-cell office:value-type="string" calcext:value-type="string">
            <text:p><text:s/>Thailand, Khon Kaen (2003-2007)</text:p>
          </table:table-cell>
          <table:table-cell office:value-type="float" office:value="0.00755262430939165" calcext:value-type="float">
            <text:p>0.007552624309392</text:p>
          </table:table-cell>
          <table:table-cell office:value-type="float" office:value="0.000411903653041075" calcext:value-type="float">
            <text:p>0.000411903653041</text:p>
          </table:table-cell>
          <table:table-cell office:value-type="float" office:value="0.00956807142196515" calcext:value-type="float">
            <text:p>0.009568071421965</text:p>
          </table:table-cell>
          <table:table-cell office:value-type="float" office:value="0.00068064979996169" calcext:value-type="float">
            <text:p>0.000680649799962</text:p>
          </table:table-cell>
          <table:table-cell office:value-type="float" office:value="0.00113361185122158" calcext:value-type="float">
            <text:p>0.001133611851222</text:p>
          </table:table-cell>
          <table:table-cell office:value-type="float" office:value="0.00424518938423274" calcext:value-type="float">
            <text:p>0.004245189384233</text:p>
          </table:table-cell>
          <table:table-cell office:value-type="float" office:value="0.000129819648656311" calcext:value-type="float">
            <text:p>0.000129819648656</text:p>
          </table:table-cell>
          <table:table-cell office:value-type="float" office:value="0.000690396429167725" calcext:value-type="float">
            <text:p>0.000690396429168</text:p>
          </table:table-cell>
          <table:table-cell office:value-type="float" office:value="0.000263896173334076" calcext:value-type="float">
            <text:p>0.000263896173334</text:p>
          </table:table-cell>
          <table:table-cell office:value-type="float" office:value="0.000244189930299028" calcext:value-type="float">
            <text:p>0.000244189930299</text:p>
          </table:table-cell>
          <table:table-cell table:style-name="ce2" office:value-type="float" office:value="0.0000556104465148656" calcext:value-type="float">
            <text:p>5.56E-05</text:p>
          </table:table-cell>
          <table:table-cell office:value-type="float" office:value="0.0021864677663353" calcext:value-type="float">
            <text:p>0.002186467766335</text:p>
          </table:table-cell>
          <table:table-cell table:style-name="ce2" office:value-type="float" office:value="0.0000232170221057813" calcext:value-type="float">
            <text:p>2.32E-05</text:p>
          </table:table-cell>
          <table:table-cell office:value-type="float" office:value="0.000211440665880259" calcext:value-type="float">
            <text:p>0.00021144066588</text:p>
          </table:table-cell>
          <table:table-cell office:value-type="float" office:value="0.00135836407334008" calcext:value-type="float">
            <text:p>0.00135836407334</text:p>
          </table:table-cell>
          <table:table-cell office:value-type="float" office:value="0.00319862764479324" calcext:value-type="float">
            <text:p>0.003198627644793</text:p>
          </table:table-cell>
          <table:table-cell office:value-type="float" office:value="0.0198023887726659" calcext:value-type="float">
            <text:p>0.019802388772666</text:p>
          </table:table-cell>
          <table:table-cell office:value-type="float" office:value="0.0033405492974965" calcext:value-type="float">
            <text:p>0.003340549297497</text:p>
          </table:table-cell>
          <table:table-cell office:value-type="float" office:value="0.668639878341887" calcext:value-type="float">
            <text:p>0.668639878341887</text:p>
          </table:table-cell>
          <table:table-cell office:value-type="float" office:value="0.277024888232885" calcext:value-type="float">
            <text:p>0.277024888232885</text:p>
          </table:table-cell>
          <table:table-cell office:value-type="float" office:value="0.869762036373978" calcext:value-type="float">
            <text:p>0.869762036373978</text:p>
          </table:table-cell>
          <table:table-cell office:value-type="float" office:value="8631295" calcext:value-type="float">
            <text:p>8631295</text:p>
          </table:table-cell>
          <table:table-cell table:number-columns-repeated="1000"/>
        </table:table-row>
        <table:table-row table:style-name="ro1">
          <table:table-cell office:value-type="float" office:value="47640399" calcext:value-type="float">
            <text:p>47640399</text:p>
          </table:table-cell>
          <table:table-cell office:value-type="string" calcext:value-type="string">
            <text:p><text:s/>Thailand, Bangkok (2003-2007)</text:p>
          </table:table-cell>
          <table:table-cell office:value-type="float" office:value="0.00939468737090283" calcext:value-type="float">
            <text:p>0.009394687370903</text:p>
          </table:table-cell>
          <table:table-cell office:value-type="float" office:value="0.00220984737716244" calcext:value-type="float">
            <text:p>0.002209847377162</text:p>
          </table:table-cell>
          <table:table-cell office:value-type="float" office:value="0.0189047917905336" calcext:value-type="float">
            <text:p>0.018904791790534</text:p>
          </table:table-cell>
          <table:table-cell office:value-type="float" office:value="0.0054743888749229" calcext:value-type="float">
            <text:p>0.005474388874923</text:p>
          </table:table-cell>
          <table:table-cell office:value-type="float" office:value="0.00381201185216804" calcext:value-type="float">
            <text:p>0.003812011852168</text:p>
          </table:table-cell>
          <table:table-cell office:value-type="float" office:value="0.00782728530743054" calcext:value-type="float">
            <text:p>0.007827285307431</text:p>
          </table:table-cell>
          <table:table-cell office:value-type="float" office:value="0.000393669789152247" calcext:value-type="float">
            <text:p>0.000393669789152</text:p>
          </table:table-cell>
          <table:table-cell office:value-type="float" office:value="0.000321291348119806" calcext:value-type="float">
            <text:p>0.00032129134812</text:p>
          </table:table-cell>
          <table:table-cell office:value-type="float" office:value="0.000154215025170382" calcext:value-type="float">
            <text:p>0.00015421502517</text:p>
          </table:table-cell>
          <table:table-cell office:value-type="float" office:value="0.000324780692877336" calcext:value-type="float">
            <text:p>0.000324780692877</text:p>
          </table:table-cell>
          <table:table-cell table:style-name="ce2" office:value-type="float" office:value="0.0000834219215309666" calcext:value-type="float">
            <text:p>8.34E-05</text:p>
          </table:table-cell>
          <table:table-cell office:value-type="float" office:value="0.00496349913975705" calcext:value-type="float">
            <text:p>0.004963499139757</text:p>
          </table:table-cell>
          <table:table-cell table:style-name="ce2" office:value-type="float" office:value="0.0000327986981757334" calcext:value-type="float">
            <text:p>3.28E-05</text:p>
          </table:table-cell>
          <table:table-cell office:value-type="float" office:value="0.000139999038287922" calcext:value-type="float">
            <text:p>0.000139999038288</text:p>
          </table:table-cell>
          <table:table-cell office:value-type="float" office:value="0.000575887240124686" calcext:value-type="float">
            <text:p>0.000575887240125</text:p>
          </table:table-cell>
          <table:table-cell office:value-type="float" office:value="0.0141459041591839" calcext:value-type="float">
            <text:p>0.014145904159184</text:p>
          </table:table-cell>
          <table:table-cell office:value-type="float" office:value="0.038114918823453" calcext:value-type="float">
            <text:p>0.038114918823453</text:p>
          </table:table-cell>
          <table:table-cell office:value-type="float" office:value="0.00988519168245272" calcext:value-type="float">
            <text:p>0.009885191682453</text:p>
          </table:table-cell>
          <table:table-cell office:value-type="float" office:value="0.606244629310169" calcext:value-type="float">
            <text:p>0.606244629310169</text:p>
          </table:table-cell>
          <table:table-cell office:value-type="float" office:value="0.177247799670386" calcext:value-type="float">
            <text:p>0.177247799670386</text:p>
          </table:table-cell>
          <table:table-cell office:value-type="float" office:value="0.841644134941497" calcext:value-type="float">
            <text:p>0.841644134941497</text:p>
          </table:table-cell>
          <table:table-cell office:value-type="float" office:value="31491379" calcext:value-type="float">
            <text:p>31491379</text:p>
          </table:table-cell>
          <table:table-cell table:number-columns-repeated="1000"/>
        </table:table-row>
        <table:table-row table:style-name="ro1">
          <table:table-cell office:value-type="float" office:value="47640499" calcext:value-type="float">
            <text:p>47640499</text:p>
          </table:table-cell>
          <table:table-cell office:value-type="string" calcext:value-type="string">
            <text:p><text:s/>Thailand, Songkhla (2004-2007)</text:p>
          </table:table-cell>
          <table:table-cell office:value-type="float" office:value="0.0136666726637291" calcext:value-type="float">
            <text:p>0.013666672663729</text:p>
          </table:table-cell>
          <table:table-cell office:value-type="float" office:value="0.00523212927125762" calcext:value-type="float">
            <text:p>0.005232129271258</text:p>
          </table:table-cell>
          <table:table-cell office:value-type="float" office:value="0.0125496529608007" calcext:value-type="float">
            <text:p>0.012549652960801</text:p>
          </table:table-cell>
          <table:table-cell office:value-type="float" office:value="0.00180698389832647" calcext:value-type="float">
            <text:p>0.001806983898326</text:p>
          </table:table-cell>
          <table:table-cell office:value-type="float" office:value="0.00230160622285267" calcext:value-type="float">
            <text:p>0.002301606222853</text:p>
          </table:table-cell>
          <table:table-cell office:value-type="float" office:value="0.00653072399243491" calcext:value-type="float">
            <text:p>0.006530723992435</text:p>
          </table:table-cell>
          <table:table-cell office:value-type="float" office:value="0.000141213087127569" calcext:value-type="float">
            <text:p>0.000141213087128</text:p>
          </table:table-cell>
          <table:table-cell office:value-type="float" office:value="0.000406457273185146" calcext:value-type="float">
            <text:p>0.000406457273185</text:p>
          </table:table-cell>
          <table:table-cell office:value-type="float" office:value="0.000365170013133149" calcext:value-type="float">
            <text:p>0.000365170013133</text:p>
          </table:table-cell>
          <table:table-cell office:value-type="float" office:value="0.000272476940713946" calcext:value-type="float">
            <text:p>0.000272476940714</text:p>
          </table:table-cell>
          <table:table-cell table:style-name="ce2" office:value-type="float" office:value="0.0000886183894061518" calcext:value-type="float">
            <text:p>8.86E-05</text:p>
          </table:table-cell>
          <table:table-cell office:value-type="float" office:value="0.00280028374837761" calcext:value-type="float">
            <text:p>0.002800283748378</text:p>
          </table:table-cell>
          <table:table-cell table:style-name="ce2" office:value-type="float" office:value="0.0000302437841888291" calcext:value-type="float">
            <text:p>3.02E-05</text:p>
          </table:table-cell>
          <table:table-cell office:value-type="float" office:value="0.000328115895356233" calcext:value-type="float">
            <text:p>0.000328115895356</text:p>
          </table:table-cell>
          <table:table-cell office:value-type="float" office:value="0.00198681259481817" calcext:value-type="float">
            <text:p>0.001986812594818</text:p>
          </table:table-cell>
          <table:table-cell office:value-type="float" office:value="0.00772841808889696" calcext:value-type="float">
            <text:p>0.007728418088897</text:p>
          </table:table-cell>
          <table:table-cell office:value-type="float" office:value="0.023027546790603" calcext:value-type="float">
            <text:p>0.023027546790603</text:p>
          </table:table-cell>
          <table:table-cell office:value-type="float" office:value="0.00443080941479135" calcext:value-type="float">
            <text:p>0.004430809414791</text:p>
          </table:table-cell>
          <table:table-cell office:value-type="float" office:value="0.65363356807524" calcext:value-type="float">
            <text:p>0.65363356807524</text:p>
          </table:table-cell>
          <table:table-cell office:value-type="float" office:value="0.252231136611769" calcext:value-type="float">
            <text:p>0.252231136611769</text:p>
          </table:table-cell>
          <table:table-cell office:value-type="float" office:value="0.863116774899456" calcext:value-type="float">
            <text:p>0.863116774899456</text:p>
          </table:table-cell>
          <table:table-cell office:value-type="float" office:value="5202591" calcext:value-type="float">
            <text:p>5202591</text:p>
          </table:table-cell>
          <table:table-cell table:number-columns-repeated="1000"/>
        </table:table-row>
        <table:table-row table:style-name="ro1">
          <table:table-cell office:value-type="float" office:value="47640599" calcext:value-type="float">
            <text:p>47640599</text:p>
          </table:table-cell>
          <table:table-cell office:value-type="string" calcext:value-type="string">
            <text:p><text:s/>Thailand, Lampang (2003-2007)</text:p>
          </table:table-cell>
          <table:table-cell office:value-type="float" office:value="0.00824726481630214" calcext:value-type="float">
            <text:p>0.008247264816302</text:p>
          </table:table-cell>
          <table:table-cell office:value-type="float" office:value="0.000807859367624653" calcext:value-type="float">
            <text:p>0.000807859367625</text:p>
          </table:table-cell>
          <table:table-cell office:value-type="float" office:value="0.0143342424479388" calcext:value-type="float">
            <text:p>0.014334242447939</text:p>
          </table:table-cell>
          <table:table-cell office:value-type="float" office:value="0.00225248412227873" calcext:value-type="float">
            <text:p>0.002252484122279</text:p>
          </table:table-cell>
          <table:table-cell office:value-type="float" office:value="0.00227430123241461" calcext:value-type="float">
            <text:p>0.002274301232415</text:p>
          </table:table-cell>
          <table:table-cell office:value-type="float" office:value="0.0116872790494847" calcext:value-type="float">
            <text:p>0.011687279049485</text:p>
          </table:table-cell>
          <table:table-cell table:style-name="ce2" office:value-type="float" office:value="0.0000877470890528882" calcext:value-type="float">
            <text:p>8.77E-05</text:p>
          </table:table-cell>
          <table:table-cell office:value-type="float" office:value="0.00053114889295302" calcext:value-type="float">
            <text:p>0.000531148892953</text:p>
          </table:table-cell>
          <table:table-cell office:value-type="float" office:value="0.000393144563989696" calcext:value-type="float">
            <text:p>0.00039314456399</text:p>
          </table:table-cell>
          <table:table-cell office:value-type="float" office:value="0.000342354499688684" calcext:value-type="float">
            <text:p>0.000342354499689</text:p>
          </table:table-cell>
          <table:table-cell table:style-name="ce2" office:value-type="float" office:value="0.0000529931596266353" calcext:value-type="float">
            <text:p>5.30E-05</text:p>
          </table:table-cell>
          <table:table-cell office:value-type="float" office:value="0.00193950587694067" calcext:value-type="float">
            <text:p>0.001939505876941</text:p>
          </table:table-cell>
          <table:table-cell office:value-type="float" office:value="0.000116622976219409" calcext:value-type="float">
            <text:p>0.000116622976219</text:p>
          </table:table-cell>
          <table:table-cell office:value-type="float" office:value="0.000321798991103892" calcext:value-type="float">
            <text:p>0.000321798991104</text:p>
          </table:table-cell>
          <table:table-cell office:value-type="float" office:value="0.00113127420126022" calcext:value-type="float">
            <text:p>0.00113127420126</text:p>
          </table:table-cell>
          <table:table-cell office:value-type="float" office:value="0.00654746582990606" calcext:value-type="float">
            <text:p>0.006547465829906</text:p>
          </table:table-cell>
          <table:table-cell office:value-type="float" office:value="0.0302372339961067" calcext:value-type="float">
            <text:p>0.030237233996107</text:p>
          </table:table-cell>
          <table:table-cell office:value-type="float" office:value="0.0031413071186408" calcext:value-type="float">
            <text:p>0.003141307118641</text:p>
          </table:table-cell>
          <table:table-cell office:value-type="float" office:value="0.671803011003107" calcext:value-type="float">
            <text:p>0.671803011003107</text:p>
          </table:table-cell>
          <table:table-cell office:value-type="float" office:value="0.282318490580173" calcext:value-type="float">
            <text:p>0.282318490580173</text:p>
          </table:table-cell>
          <table:table-cell office:value-type="float" office:value="0.87115352314293" calcext:value-type="float">
            <text:p>0.87115352314293</text:p>
          </table:table-cell>
          <table:table-cell office:value-type="float" office:value="3804456" calcext:value-type="float">
            <text:p>3804456</text:p>
          </table:table-cell>
          <table:table-cell table:number-columns-repeated="1000"/>
        </table:table-row>
        <table:table-row table:style-name="ro1">
          <table:table-cell office:value-type="float" office:value="47640899" calcext:value-type="float">
            <text:p>47640899</text:p>
          </table:table-cell>
          <table:table-cell office:value-type="string" calcext:value-type="string">
            <text:p><text:s/>Thailand, Chonburi (2003-2007)</text:p>
          </table:table-cell>
          <table:table-cell office:value-type="float" office:value="0.0160078768330696" calcext:value-type="float">
            <text:p>0.01600787683307</text:p>
          </table:table-cell>
          <table:table-cell office:value-type="float" office:value="0.00317669350289283" calcext:value-type="float">
            <text:p>0.003176693502893</text:p>
          </table:table-cell>
          <table:table-cell office:value-type="float" office:value="0.0154860183971765" calcext:value-type="float">
            <text:p>0.015486018397177</text:p>
          </table:table-cell>
          <table:table-cell office:value-type="float" office:value="0.00253496961752959" calcext:value-type="float">
            <text:p>0.00253496961753</text:p>
          </table:table-cell>
          <table:table-cell office:value-type="float" office:value="0.00284097913286278" calcext:value-type="float">
            <text:p>0.002840979132863</text:p>
          </table:table-cell>
          <table:table-cell office:value-type="float" office:value="0.00718970008687912" calcext:value-type="float">
            <text:p>0.007189700086879</text:p>
          </table:table-cell>
          <table:table-cell office:value-type="float" office:value="0.000152120452751782" calcext:value-type="float">
            <text:p>0.000152120452752</text:p>
          </table:table-cell>
          <table:table-cell office:value-type="float" office:value="0.000613217444614341" calcext:value-type="float">
            <text:p>0.000613217444614</text:p>
          </table:table-cell>
          <table:table-cell office:value-type="float" office:value="0.000319974416686237" calcext:value-type="float">
            <text:p>0.000319974416686</text:p>
          </table:table-cell>
          <table:table-cell office:value-type="float" office:value="0.000974233718140968" calcext:value-type="float">
            <text:p>0.000974233718141</text:p>
          </table:table-cell>
          <table:table-cell table:style-name="ce2" office:value-type="float" office:value="0.0000235991737358791" calcext:value-type="float">
            <text:p>2.36E-05</text:p>
          </table:table-cell>
          <table:table-cell office:value-type="float" office:value="0.00294799751974254" calcext:value-type="float">
            <text:p>0.002947997519743</text:p>
          </table:table-cell>
          <table:table-cell table:style-name="ce2" office:value-type="float" office:value="0.0000477036097425587" calcext:value-type="float">
            <text:p>4.77E-05</text:p>
          </table:table-cell>
          <table:table-cell office:value-type="float" office:value="0.00010994952368106" calcext:value-type="float">
            <text:p>0.000109949523681</text:p>
          </table:table-cell>
          <table:table-cell office:value-type="float" office:value="0.00160518155297372" calcext:value-type="float">
            <text:p>0.001605181552974</text:p>
          </table:table-cell>
          <table:table-cell office:value-type="float" office:value="0.00848474227957693" calcext:value-type="float">
            <text:p>0.008484742279577</text:p>
          </table:table-cell>
          <table:table-cell office:value-type="float" office:value="0.0360504829239418" calcext:value-type="float">
            <text:p>0.036050482923942</text:p>
          </table:table-cell>
          <table:table-cell office:value-type="float" office:value="0.00582081521676336" calcext:value-type="float">
            <text:p>0.005820815216763</text:p>
          </table:table-cell>
          <table:table-cell office:value-type="float" office:value="0.638349226963254" calcext:value-type="float">
            <text:p>0.638349226963254</text:p>
          </table:table-cell>
          <table:table-cell office:value-type="float" office:value="0.227508413760252" calcext:value-type="float">
            <text:p>0.227508413760252</text:p>
          </table:table-cell>
          <table:table-cell office:value-type="float" office:value="0.856272987353236" calcext:value-type="float">
            <text:p>0.856272987353236</text:p>
          </table:table-cell>
          <table:table-cell office:value-type="float" office:value="5606220" calcext:value-type="float">
            <text:p>5606220</text:p>
          </table:table-cell>
          <table:table-cell table:number-columns-repeated="1000"/>
        </table:table-row>
        <table:table-row table:style-name="ro1">
          <table:table-cell office:value-type="float" office:value="47920199" calcext:value-type="float">
            <text:p>47920199</text:p>
          </table:table-cell>
          <table:table-cell office:value-type="string" calcext:value-type="string">
            <text:p><text:s/>Turkey, Izmir (2003-2007)</text:p>
          </table:table-cell>
          <table:table-cell office:value-type="float" office:value="0.0131951354725218" calcext:value-type="float">
            <text:p>0.013195135472522</text:p>
          </table:table-cell>
          <table:table-cell office:value-type="float" office:value="0.00158225158000294" calcext:value-type="float">
            <text:p>0.001582251580003</text:p>
          </table:table-cell>
          <table:table-cell office:value-type="float" office:value="0.0187948003928219" calcext:value-type="float">
            <text:p>0.018794800392822</text:p>
          </table:table-cell>
          <table:table-cell office:value-type="float" office:value="0.00166382077456752" calcext:value-type="float">
            <text:p>0.001663820774568</text:p>
          </table:table-cell>
          <table:table-cell office:value-type="float" office:value="0.00514225801488244" calcext:value-type="float">
            <text:p>0.005142258014882</text:p>
          </table:table-cell>
          <table:table-cell office:value-type="float" office:value="0.010792199278251" calcext:value-type="float">
            <text:p>0.010792199278251</text:p>
          </table:table-cell>
          <table:table-cell office:value-type="float" office:value="0.000205907130277891" calcext:value-type="float">
            <text:p>0.000205907130278</text:p>
          </table:table-cell>
          <table:table-cell office:value-type="float" office:value="0.00211465886935751" calcext:value-type="float">
            <text:p>0.002114658869358</text:p>
          </table:table-cell>
          <table:table-cell office:value-type="float" office:value="0.000180222231979868" calcext:value-type="float">
            <text:p>0.00018022223198</text:p>
          </table:table-cell>
          <table:table-cell office:value-type="float" office:value="0.00252073738017259" calcext:value-type="float">
            <text:p>0.002520737380173</text:p>
          </table:table-cell>
          <table:table-cell office:value-type="float" office:value="0.000129208280880118" calcext:value-type="float">
            <text:p>0.00012920828088</text:p>
          </table:table-cell>
          <table:table-cell office:value-type="float" office:value="0.00792222572419624" calcext:value-type="float">
            <text:p>0.007922225724196</text:p>
          </table:table-cell>
          <table:table-cell office:value-type="float" office:value="0.000198639020038656" calcext:value-type="float">
            <text:p>0.000198639020039</text:p>
          </table:table-cell>
          <table:table-cell office:value-type="float" office:value="0.00160756128088535" calcext:value-type="float">
            <text:p>0.001607561280885</text:p>
          </table:table-cell>
          <table:table-cell office:value-type="float" office:value="0.00204731709621334" calcext:value-type="float">
            <text:p>0.002047317096213</text:p>
          </table:table-cell>
          <table:table-cell office:value-type="float" office:value="0.0456387468414332" calcext:value-type="float">
            <text:p>0.045638746841433</text:p>
          </table:table-cell>
          <table:table-cell office:value-type="float" office:value="0.0461632166307865" calcext:value-type="float">
            <text:p>0.046163216630787</text:p>
          </table:table-cell>
          <table:table-cell office:value-type="float" office:value="0.0012778182423876" calcext:value-type="float">
            <text:p>0.001277818242388</text:p>
          </table:table-cell>
          <table:table-cell office:value-type="float" office:value="0.714227098567069" calcext:value-type="float">
            <text:p>0.714227098567069</text:p>
          </table:table-cell>
          <table:table-cell office:value-type="float" office:value="0.355685402358277" calcext:value-type="float">
            <text:p>0.355685402358277</text:p>
          </table:table-cell>
          <table:table-cell office:value-type="float" office:value="0.889511791597849" calcext:value-type="float">
            <text:p>0.889511791597849</text:p>
          </table:table-cell>
          <table:table-cell office:value-type="float" office:value="17660460" calcext:value-type="float">
            <text:p>17660460</text:p>
          </table:table-cell>
          <table:table-cell table:number-columns-repeated="1000"/>
        </table:table-row>
        <table:table-row table:style-name="ro1">
          <table:table-cell office:value-type="float" office:value="47920299" calcext:value-type="float">
            <text:p>47920299</text:p>
          </table:table-cell>
          <table:table-cell office:value-type="string" calcext:value-type="string">
            <text:p><text:s/>Turkey, Antalya (2003-2007)</text:p>
          </table:table-cell>
          <table:table-cell office:value-type="float" office:value="0.00984446817926412" calcext:value-type="float">
            <text:p>0.009844468179264</text:p>
          </table:table-cell>
          <table:table-cell office:value-type="float" office:value="0.00100346436697364" calcext:value-type="float">
            <text:p>0.001003464366974</text:p>
          </table:table-cell>
          <table:table-cell office:value-type="float" office:value="0.0152708079047486" calcext:value-type="float">
            <text:p>0.015270807904749</text:p>
          </table:table-cell>
          <table:table-cell office:value-type="float" office:value="0.00178712127095194" calcext:value-type="float">
            <text:p>0.001787121270952</text:p>
          </table:table-cell>
          <table:table-cell office:value-type="float" office:value="0.00606504942582512" calcext:value-type="float">
            <text:p>0.006065049425825</text:p>
          </table:table-cell>
          <table:table-cell office:value-type="float" office:value="0.00800746400662148" calcext:value-type="float">
            <text:p>0.008007464006621</text:p>
          </table:table-cell>
          <table:table-cell office:value-type="float" office:value="0.000234377555049772" calcext:value-type="float">
            <text:p>0.00023437755505</text:p>
          </table:table-cell>
          <table:table-cell office:value-type="float" office:value="0.00193843403110254" calcext:value-type="float">
            <text:p>0.001938434031103</text:p>
          </table:table-cell>
          <table:table-cell office:value-type="float" office:value="0.000358853127308859" calcext:value-type="float">
            <text:p>0.000358853127309</text:p>
          </table:table-cell>
          <table:table-cell office:value-type="float" office:value="0.00225306006196619" calcext:value-type="float">
            <text:p>0.002253060061966</text:p>
          </table:table-cell>
          <table:table-cell table:style-name="ce2" office:value-type="float" office:value="0.0000996129843536576" calcext:value-type="float">
            <text:p>9.96E-05</text:p>
          </table:table-cell>
          <table:table-cell office:value-type="float" office:value="0.0044007342543793" calcext:value-type="float">
            <text:p>0.004400734254379</text:p>
          </table:table-cell>
          <table:table-cell office:value-type="float" office:value="0.000165473007670411" calcext:value-type="float">
            <text:p>0.00016547300767</text:p>
          </table:table-cell>
          <table:table-cell office:value-type="float" office:value="0.00105674254745696" calcext:value-type="float">
            <text:p>0.001056742547457</text:p>
          </table:table-cell>
          <table:table-cell office:value-type="float" office:value="0.00215343366390494" calcext:value-type="float">
            <text:p>0.002153433663905</text:p>
          </table:table-cell>
          <table:table-cell office:value-type="float" office:value="0.0437670705146915" calcext:value-type="float">
            <text:p>0.043767070514692</text:p>
          </table:table-cell>
          <table:table-cell office:value-type="float" office:value="0.0383546673197561" calcext:value-type="float">
            <text:p>0.038354667319756</text:p>
          </table:table-cell>
          <table:table-cell office:value-type="float" office:value="0.00137820861268634" calcext:value-type="float">
            <text:p>0.001378208612686</text:p>
          </table:table-cell>
          <table:table-cell office:value-type="float" office:value="0.710917826480288" calcext:value-type="float">
            <text:p>0.710917826480288</text:p>
          </table:table-cell>
          <table:table-cell office:value-type="float" office:value="0.349799007975503" calcext:value-type="float">
            <text:p>0.349799007975503</text:p>
          </table:table-cell>
          <table:table-cell office:value-type="float" office:value="0.888099829090139" calcext:value-type="float">
            <text:p>0.888099829090139</text:p>
          </table:table-cell>
          <table:table-cell office:value-type="float" office:value="7905010" calcext:value-type="float">
            <text:p>7905010</text:p>
          </table:table-cell>
          <table:table-cell table:number-columns-repeated="1000"/>
        </table:table-row>
        <table:table-row table:style-name="ro1">
          <table:table-cell office:value-type="float" office:value="47920799" calcext:value-type="float">
            <text:p>47920799</text:p>
          </table:table-cell>
          <table:table-cell office:value-type="string" calcext:value-type="string">
            <text:p><text:s/>Turkey, Edirne (2004-2007)</text:p>
          </table:table-cell>
          <table:table-cell office:value-type="float" office:value="0.0106693955587563" calcext:value-type="float">
            <text:p>0.010669395558756</text:p>
          </table:table-cell>
          <table:table-cell office:value-type="float" office:value="0.000285591115058438" calcext:value-type="float">
            <text:p>0.000285591115058</text:p>
          </table:table-cell>
          <table:table-cell office:value-type="float" office:value="0.0158613117646532" calcext:value-type="float">
            <text:p>0.015861311764653</text:p>
          </table:table-cell>
          <table:table-cell office:value-type="float" office:value="0.0013653114235963" calcext:value-type="float">
            <text:p>0.001365311423596</text:p>
          </table:table-cell>
          <table:table-cell office:value-type="float" office:value="0.00523288637056149" calcext:value-type="float">
            <text:p>0.005232886370561</text:p>
          </table:table-cell>
          <table:table-cell office:value-type="float" office:value="0.00819252540752817" calcext:value-type="float">
            <text:p>0.008192525407528</text:p>
          </table:table-cell>
          <table:table-cell office:value-type="float" office:value="0.000268410763093987" calcext:value-type="float">
            <text:p>0.000268410763094</text:p>
          </table:table-cell>
          <table:table-cell office:value-type="float" office:value="0.00158748572665729" calcext:value-type="float">
            <text:p>0.001587485726657</text:p>
          </table:table-cell>
          <table:table-cell table:style-name="ce2" office:value-type="float" office:value="0.0000852340527087382" calcext:value-type="float">
            <text:p>8.52E-05</text:p>
          </table:table-cell>
          <table:table-cell office:value-type="float" office:value="0.00230049364417771" calcext:value-type="float">
            <text:p>0.002300493644178</text:p>
          </table:table-cell>
          <table:table-cell table:style-name="ce2" office:value-type="float" office:value="0.0000918033003882446" calcext:value-type="float">
            <text:p>9.18E-05</text:p>
          </table:table-cell>
          <table:table-cell office:value-type="float" office:value="0.00334405116631416" calcext:value-type="float">
            <text:p>0.003344051166314</text:p>
          </table:table-cell>
          <table:table-cell office:value-type="float" office:value="0.000473938663662729" calcext:value-type="float">
            <text:p>0.000473938663663</text:p>
          </table:table-cell>
          <table:table-cell office:value-type="float" office:value="0.00128842340731818" calcext:value-type="float">
            <text:p>0.001288423407318</text:p>
          </table:table-cell>
          <table:table-cell office:value-type="float" office:value="0.00148464401545865" calcext:value-type="float">
            <text:p>0.001484644015459</text:p>
          </table:table-cell>
          <table:table-cell office:value-type="float" office:value="0.0203714116947831" calcext:value-type="float">
            <text:p>0.020371411694783</text:p>
          </table:table-cell>
          <table:table-cell office:value-type="float" office:value="0.033195205675921" calcext:value-type="float">
            <text:p>0.033195205675921</text:p>
          </table:table-cell>
          <table:table-cell office:value-type="float" office:value="0.00185615328512778" calcext:value-type="float">
            <text:p>0.001856153285128</text:p>
          </table:table-cell>
          <table:table-cell office:value-type="float" office:value="0.697450046798067" calcext:value-type="float">
            <text:p>0.697450046798067</text:p>
          </table:table-cell>
          <table:table-cell office:value-type="float" office:value="0.326133674947499" calcext:value-type="float">
            <text:p>0.326133674947499</text:p>
          </table:table-cell>
          <table:table-cell office:value-type="float" office:value="0.882318846921715" calcext:value-type="float">
            <text:p>0.882318846921715</text:p>
          </table:table-cell>
          <table:table-cell office:value-type="float" office:value="1476188" calcext:value-type="float">
            <text:p>1476188</text:p>
          </table:table-cell>
          <table:table-cell table:number-columns-repeated="1000"/>
        </table:table-row>
        <table:table-row table:style-name="ro1">
          <table:table-cell office:value-type="float" office:value="47920899" calcext:value-type="float">
            <text:p>47920899</text:p>
          </table:table-cell>
          <table:table-cell office:value-type="string" calcext:value-type="string">
            <text:p><text:s/>Turkey, Trabzon (2005-2007)</text:p>
          </table:table-cell>
          <table:table-cell office:value-type="float" office:value="0.00948436655466371" calcext:value-type="float">
            <text:p>0.009484366554664</text:p>
          </table:table-cell>
          <table:table-cell office:value-type="float" office:value="0.00126586612779356" calcext:value-type="float">
            <text:p>0.001265866127794</text:p>
          </table:table-cell>
          <table:table-cell office:value-type="float" office:value="0.0163517943633952" calcext:value-type="float">
            <text:p>0.016351794363395</text:p>
          </table:table-cell>
          <table:table-cell office:value-type="float" office:value="0.00173997364089877" calcext:value-type="float">
            <text:p>0.001739973640899</text:p>
          </table:table-cell>
          <table:table-cell office:value-type="float" office:value="0.00593768632780152" calcext:value-type="float">
            <text:p>0.005937686327802</text:p>
          </table:table-cell>
          <table:table-cell office:value-type="float" office:value="0.00732498053946433" calcext:value-type="float">
            <text:p>0.007324980539464</text:p>
          </table:table-cell>
          <table:table-cell office:value-type="float" office:value="0.000193558153522646" calcext:value-type="float">
            <text:p>0.000193558153523</text:p>
          </table:table-cell>
          <table:table-cell office:value-type="float" office:value="0.00221608099036516" calcext:value-type="float">
            <text:p>0.002216080990365</text:p>
          </table:table-cell>
          <table:table-cell office:value-type="float" office:value="0.000283033994986277" calcext:value-type="float">
            <text:p>0.000283033994986</text:p>
          </table:table-cell>
          <table:table-cell office:value-type="float" office:value="0.00253323292099217" calcext:value-type="float">
            <text:p>0.002533232920992</text:p>
          </table:table-cell>
          <table:table-cell table:style-name="ce2" office:value-type="float" office:value="0.0000519064880073904" calcext:value-type="float">
            <text:p>5.19E-05</text:p>
          </table:table-cell>
          <table:table-cell office:value-type="float" office:value="0.00876580363441065" calcext:value-type="float">
            <text:p>0.008765803634411</text:p>
          </table:table-cell>
          <table:table-cell table:style-name="ce2" office:value-type="float" office:value="0.0000343863911136945" calcext:value-type="float">
            <text:p>3.44E-05</text:p>
          </table:table-cell>
          <table:table-cell office:value-type="float" office:value="0.00139011182715336" calcext:value-type="float">
            <text:p>0.001390111827153</text:p>
          </table:table-cell>
          <table:table-cell office:value-type="float" office:value="0.00164602940524905" calcext:value-type="float">
            <text:p>0.001646029405249</text:p>
          </table:table-cell>
          <table:table-cell office:value-type="float" office:value="0.0341048716035407" calcext:value-type="float">
            <text:p>0.034104871603541</text:p>
          </table:table-cell>
          <table:table-cell office:value-type="float" office:value="0.0353213847328756" calcext:value-type="float">
            <text:p>0.035321384732876</text:p>
          </table:table-cell>
          <table:table-cell office:value-type="float" office:value="0.00127092132232054" calcext:value-type="float">
            <text:p>0.001270921322321</text:p>
          </table:table-cell>
          <table:table-cell office:value-type="float" office:value="0.714462218234591" calcext:value-type="float">
            <text:p>0.714462218234591</text:p>
          </table:table-cell>
          <table:table-cell office:value-type="float" office:value="0.356104708467932" calcext:value-type="float">
            <text:p>0.356104708467932</text:p>
          </table:table-cell>
          <table:table-cell office:value-type="float" office:value="0.889611982563282" calcext:value-type="float">
            <text:p>0.889611982563282</text:p>
          </table:table-cell>
          <table:table-cell office:value-type="float" office:value="2120256" calcext:value-type="float">
            <text:p>2120256</text:p>
          </table:table-cell>
          <table:table-cell table:number-columns-repeated="1000"/>
        </table:table-row>
        <table:table-row table:style-name="ro1">
          <table:table-cell office:value-type="float" office:value="50400099" calcext:value-type="float">
            <text:p>50400099</text:p>
          </table:table-cell>
          <table:table-cell office:value-type="string" calcext:value-type="string">
            <text:p><text:s/>Austria (2003-2007)</text:p>
          </table:table-cell>
          <table:table-cell office:value-type="float" office:value="0.0121816215472332" calcext:value-type="float">
            <text:p>0.012181621547233</text:p>
          </table:table-cell>
          <table:table-cell office:value-type="float" office:value="0.00168712956050567" calcext:value-type="float">
            <text:p>0.001687129560506</text:p>
          </table:table-cell>
          <table:table-cell office:value-type="float" office:value="0.0342951358320725" calcext:value-type="float">
            <text:p>0.034295135832073</text:p>
          </table:table-cell>
          <table:table-cell office:value-type="float" office:value="0.00354749367427645" calcext:value-type="float">
            <text:p>0.003547493674276</text:p>
          </table:table-cell>
          <table:table-cell office:value-type="float" office:value="0.00962269637457936" calcext:value-type="float">
            <text:p>0.009622696374579</text:p>
          </table:table-cell>
          <table:table-cell office:value-type="float" office:value="0.0115742001866201" calcext:value-type="float">
            <text:p>0.01157420018662</text:p>
          </table:table-cell>
          <table:table-cell office:value-type="float" office:value="0.000203591662583307" calcext:value-type="float">
            <text:p>0.000203591662583</text:p>
          </table:table-cell>
          <table:table-cell office:value-type="float" office:value="0.0100147605287506" calcext:value-type="float">
            <text:p>0.010014760528751</text:p>
          </table:table-cell>
          <table:table-cell office:value-type="float" office:value="0.000191253329381062" calcext:value-type="float">
            <text:p>0.000191253329381</text:p>
          </table:table-cell>
          <table:table-cell office:value-type="float" office:value="0.00595145605473913" calcext:value-type="float">
            <text:p>0.005951456054739</text:p>
          </table:table-cell>
          <table:table-cell table:style-name="ce2" office:value-type="float" office:value="0.0000927624956290687" calcext:value-type="float">
            <text:p>9.28E-05</text:p>
          </table:table-cell>
          <table:table-cell office:value-type="float" office:value="0.00571631616131098" calcext:value-type="float">
            <text:p>0.005716316161311</text:p>
          </table:table-cell>
          <table:table-cell office:value-type="float" office:value="0.000383351287734244" calcext:value-type="float">
            <text:p>0.000383351287734</text:p>
          </table:table-cell>
          <table:table-cell office:value-type="float" office:value="0.00282142085257327" calcext:value-type="float">
            <text:p>0.002821420852573</text:p>
          </table:table-cell>
          <table:table-cell office:value-type="float" office:value="0.00264825458124986" calcext:value-type="float">
            <text:p>0.00264825458125</text:p>
          </table:table-cell>
          <table:table-cell office:value-type="float" office:value="0.110492211460993" calcext:value-type="float">
            <text:p>0.110492211460993</text:p>
          </table:table-cell>
          <table:table-cell office:value-type="float" office:value="0.0760699123697436" calcext:value-type="float">
            <text:p>0.076069912369744</text:p>
          </table:table-cell>
          <table:table-cell office:value-type="float" office:value="0.000202438636464297" calcext:value-type="float">
            <text:p>0.000202438636464</text:p>
          </table:table-cell>
          <table:table-cell office:value-type="float" office:value="0.782905818684626" calcext:value-type="float">
            <text:p>0.782905818684626</text:p>
          </table:table-cell>
          <table:table-cell office:value-type="float" office:value="0.484625382450618" calcext:value-type="float">
            <text:p>0.484625382450618</text:p>
          </table:table-cell>
          <table:table-cell office:value-type="float" office:value="0.918078156369127" calcext:value-type="float">
            <text:p>0.918078156369127</text:p>
          </table:table-cell>
          <table:table-cell office:value-type="float" office:value="37927144" calcext:value-type="float">
            <text:p>37927144</text:p>
          </table:table-cell>
          <table:table-cell table:number-columns-repeated="1000"/>
        </table:table-row>
        <table:table-row table:style-name="ro1">
          <table:table-cell office:value-type="float" office:value="50400799" calcext:value-type="float">
            <text:p>50400799</text:p>
          </table:table-cell>
          <table:table-cell office:value-type="string" calcext:value-type="string">
            <text:p><text:s/>Austria, Tyrol (2003-2007)</text:p>
          </table:table-cell>
          <table:table-cell office:value-type="float" office:value="0.0127416808557874" calcext:value-type="float">
            <text:p>0.012741680855787</text:p>
          </table:table-cell>
          <table:table-cell office:value-type="float" office:value="0.00209932604404523" calcext:value-type="float">
            <text:p>0.002099326044045</text:p>
          </table:table-cell>
          <table:table-cell office:value-type="float" office:value="0.0327597621395357" calcext:value-type="float">
            <text:p>0.032759762139536</text:p>
          </table:table-cell>
          <table:table-cell office:value-type="float" office:value="0.00189571700060982" calcext:value-type="float">
            <text:p>0.00189571700061</text:p>
          </table:table-cell>
          <table:table-cell office:value-type="float" office:value="0.0073755479090264" calcext:value-type="float">
            <text:p>0.007375547909026</text:p>
          </table:table-cell>
          <table:table-cell office:value-type="float" office:value="0.0142521768387268" calcext:value-type="float">
            <text:p>0.014252176838727</text:p>
          </table:table-cell>
          <table:table-cell office:value-type="float" office:value="0.000193140364265388" calcext:value-type="float">
            <text:p>0.000193140364265</text:p>
          </table:table-cell>
          <table:table-cell office:value-type="float" office:value="0.0242860878614401" calcext:value-type="float">
            <text:p>0.02428608786144</text:p>
          </table:table-cell>
          <table:table-cell table:style-name="ce2" office:value-type="float" office:value="0.0000334099534933447" calcext:value-type="float">
            <text:p>3.34E-05</text:p>
          </table:table-cell>
          <table:table-cell office:value-type="float" office:value="0.00640444303061602" calcext:value-type="float">
            <text:p>0.006404443030616</text:p>
          </table:table-cell>
          <table:table-cell table:style-name="ce2" office:value-type="float" office:value="0.0000732638624428932" calcext:value-type="float">
            <text:p>7.33E-05</text:p>
          </table:table-cell>
          <table:table-cell office:value-type="float" office:value="0.00651960382429557" calcext:value-type="float">
            <text:p>0.006519603824296</text:p>
          </table:table-cell>
          <table:table-cell office:value-type="float" office:value="0.000216000050640203" calcext:value-type="float">
            <text:p>0.00021600005064</text:p>
          </table:table-cell>
          <table:table-cell office:value-type="float" office:value="0.00421831137789786" calcext:value-type="float">
            <text:p>0.004218311377898</text:p>
          </table:table-cell>
          <table:table-cell office:value-type="float" office:value="0.00279576616616815" calcext:value-type="float">
            <text:p>0.002795766166168</text:p>
          </table:table-cell>
          <table:table-cell office:value-type="float" office:value="0.123276059562083" calcext:value-type="float">
            <text:p>0.123276059562083</text:p>
          </table:table-cell>
          <table:table-cell office:value-type="float" office:value="0.0817859877460807" calcext:value-type="float">
            <text:p>0.081785987746081</text:p>
          </table:table-cell>
          <table:table-cell office:value-type="float" office:value="0.000126530440002437" calcext:value-type="float">
            <text:p>0.000126530440002</text:p>
          </table:table-cell>
          <table:table-cell office:value-type="float" office:value="0.797314835792308" calcext:value-type="float">
            <text:p>0.797314835792308</text:p>
          </table:table-cell>
          <table:table-cell office:value-type="float" office:value="0.513429003768179" calcext:value-type="float">
            <text:p>0.513429003768179</text:p>
          </table:table-cell>
          <table:table-cell office:value-type="float" office:value="0.923898436308389" calcext:value-type="float">
            <text:p>0.923898436308389</text:p>
          </table:table-cell>
          <table:table-cell office:value-type="float" office:value="3236647" calcext:value-type="float">
            <text:p>3236647</text:p>
          </table:table-cell>
          <table:table-cell table:number-columns-repeated="1000"/>
        </table:table-row>
        <table:table-row table:style-name="ro1">
          <table:table-cell office:value-type="float" office:value="50400899" calcext:value-type="float">
            <text:p>50400899</text:p>
          </table:table-cell>
          <table:table-cell office:value-type="string" calcext:value-type="string">
            <text:p><text:s/>Austria, Vorarlberg (2003-2007)</text:p>
          </table:table-cell>
          <table:table-cell office:value-type="float" office:value="0.0132029643936555" calcext:value-type="float">
            <text:p>0.013202964393656</text:p>
          </table:table-cell>
          <table:table-cell office:value-type="float" office:value="0.00189690197997865" calcext:value-type="float">
            <text:p>0.001896901979979</text:p>
          </table:table-cell>
          <table:table-cell office:value-type="float" office:value="0.0306679928033019" calcext:value-type="float">
            <text:p>0.030667992803302</text:p>
          </table:table-cell>
          <table:table-cell office:value-type="float" office:value="0.00266875665527147" calcext:value-type="float">
            <text:p>0.002668756655271</text:p>
          </table:table-cell>
          <table:table-cell office:value-type="float" office:value="0.00809783034008601" calcext:value-type="float">
            <text:p>0.008097830340086</text:p>
          </table:table-cell>
          <table:table-cell office:value-type="float" office:value="0.0124385765654981" calcext:value-type="float">
            <text:p>0.012438576565498</text:p>
          </table:table-cell>
          <table:table-cell office:value-type="float" office:value="0.000150102225067991" calcext:value-type="float">
            <text:p>0.000150102225068</text:p>
          </table:table-cell>
          <table:table-cell office:value-type="float" office:value="0.0213239904129653" calcext:value-type="float">
            <text:p>0.021323990412965</text:p>
          </table:table-cell>
          <table:table-cell office:value-type="float" office:value="0.000177814018687744" calcext:value-type="float">
            <text:p>0.000177814018688</text:p>
          </table:table-cell>
          <table:table-cell office:value-type="float" office:value="0.00565767963834048" calcext:value-type="float">
            <text:p>0.00565767963834</text:p>
          </table:table-cell>
          <table:table-cell table:style-name="ce2" office:value-type="float" office:value="0.0000377789923261821" calcext:value-type="float">
            <text:p>3.78E-05</text:p>
          </table:table-cell>
          <table:table-cell office:value-type="float" office:value="0.00284080418664838" calcext:value-type="float">
            <text:p>0.002840804186648</text:p>
          </table:table-cell>
          <table:table-cell office:value-type="float" office:value="0.000242068091965804" calcext:value-type="float">
            <text:p>0.000242068091966</text:p>
          </table:table-cell>
          <table:table-cell office:value-type="float" office:value="0.00243906070177454" calcext:value-type="float">
            <text:p>0.002439060701775</text:p>
          </table:table-cell>
          <table:table-cell office:value-type="float" office:value="0.00256688960406302" calcext:value-type="float">
            <text:p>0.002566889604063</text:p>
          </table:table-cell>
          <table:table-cell office:value-type="float" office:value="0.196483800572115" calcext:value-type="float">
            <text:p>0.196483800572115</text:p>
          </table:table-cell>
          <table:table-cell office:value-type="float" office:value="0.0817512199145282" calcext:value-type="float">
            <text:p>0.081751219914528</text:p>
          </table:table-cell>
          <table:table-cell office:value-type="float" office:value="0.000197843582384838" calcext:value-type="float">
            <text:p>0.000197843582385</text:p>
          </table:table-cell>
          <table:table-cell office:value-type="float" office:value="0.783635537243584" calcext:value-type="float">
            <text:p>0.783635537243584</text:p>
          </table:table-cell>
          <table:table-cell office:value-type="float" office:value="0.486068703699368" calcext:value-type="float">
            <text:p>0.486068703699368</text:p>
          </table:table-cell>
          <table:table-cell office:value-type="float" office:value="0.918374321661208" calcext:value-type="float">
            <text:p>0.918374321661208</text:p>
          </table:table-cell>
          <table:table-cell office:value-type="float" office:value="1697722" calcext:value-type="float">
            <text:p>1697722</text:p>
          </table:table-cell>
          <table:table-cell table:number-columns-repeated="1000"/>
        </table:table-row>
        <table:table-row table:style-name="ro1">
          <table:table-cell office:value-type="float" office:value="50560099" calcext:value-type="float">
            <text:p>50560099</text:p>
          </table:table-cell>
          <table:table-cell office:value-type="string" calcext:value-type="string">
            <text:p><text:s/>Belgium (2004-2007)</text:p>
          </table:table-cell>
          <table:table-cell office:value-type="float" office:value="0.0169898244288012" calcext:value-type="float">
            <text:p>0.016989824428801</text:p>
          </table:table-cell>
          <table:table-cell office:value-type="float" office:value="0.00333898949261561" calcext:value-type="float">
            <text:p>0.003338989492616</text:p>
          </table:table-cell>
          <table:table-cell office:value-type="float" office:value="0.0395742200057961" calcext:value-type="float">
            <text:p>0.039574220005796</text:p>
          </table:table-cell>
          <table:table-cell office:value-type="float" office:value="0.00192412372921162" calcext:value-type="float">
            <text:p>0.001924123729212</text:p>
          </table:table-cell>
          <table:table-cell office:value-type="float" office:value="0.00696811247691854" calcext:value-type="float">
            <text:p>0.006968112476919</text:p>
          </table:table-cell>
          <table:table-cell office:value-type="float" office:value="0.0167205579248109" calcext:value-type="float">
            <text:p>0.016720557924811</text:p>
          </table:table-cell>
          <table:table-cell office:value-type="float" office:value="0.000242925015131873" calcext:value-type="float">
            <text:p>0.000242925015132</text:p>
          </table:table-cell>
          <table:table-cell office:value-type="float" office:value="0.0103903167345309" calcext:value-type="float">
            <text:p>0.010390316734531</text:p>
          </table:table-cell>
          <table:table-cell office:value-type="float" office:value="0.000234646036548558" calcext:value-type="float">
            <text:p>0.000234646036549</text:p>
          </table:table-cell>
          <table:table-cell office:value-type="float" office:value="0.00391043155854265" calcext:value-type="float">
            <text:p>0.003910431558543</text:p>
          </table:table-cell>
          <table:table-cell table:style-name="ce2" office:value-type="float" office:value="0.000096958558154499" calcext:value-type="float">
            <text:p>9.70E-05</text:p>
          </table:table-cell>
          <table:table-cell office:value-type="float" office:value="0.00426973931678629" calcext:value-type="float">
            <text:p>0.004269739316786</text:p>
          </table:table-cell>
          <table:table-cell office:value-type="float" office:value="0.000247911882790335" calcext:value-type="float">
            <text:p>0.00024791188279</text:p>
          </table:table-cell>
          <table:table-cell office:value-type="float" office:value="0.00313277241404341" calcext:value-type="float">
            <text:p>0.003132772414043</text:p>
          </table:table-cell>
          <table:table-cell office:value-type="float" office:value="0.00217894655192555" calcext:value-type="float">
            <text:p>0.002178946551926</text:p>
          </table:table-cell>
          <table:table-cell office:value-type="float" office:value="0.134329259378051" calcext:value-type="float">
            <text:p>0.134329259378051</text:p>
          </table:table-cell>
          <table:table-cell office:value-type="float" office:value="0.124480713564324" calcext:value-type="float">
            <text:p>0.124480713564324</text:p>
          </table:table-cell>
          <table:table-cell office:value-type="float" office:value="0.000315686449317232" calcext:value-type="float">
            <text:p>0.000315686449317</text:p>
          </table:table-cell>
          <table:table-cell office:value-type="float" office:value="0.768231412350436" calcext:value-type="float">
            <text:p>0.768231412350436</text:p>
          </table:table-cell>
          <table:table-cell office:value-type="float" office:value="0.455941352813058" calcext:value-type="float">
            <text:p>0.455941352813058</text:p>
          </table:table-cell>
          <table:table-cell office:value-type="float" office:value="0.912090162593991" calcext:value-type="float">
            <text:p>0.912090162593991</text:p>
          </table:table-cell>
          <table:table-cell office:value-type="float" office:value="38549734" calcext:value-type="float">
            <text:p>38549734</text:p>
          </table:table-cell>
          <table:table-cell table:number-columns-repeated="1000"/>
        </table:table-row>
        <table:table-row table:style-name="ro1">
          <table:table-cell office:value-type="float" office:value="51000099" calcext:value-type="float">
            <text:p>51000099</text:p>
          </table:table-cell>
          <table:table-cell office:value-type="string" calcext:value-type="string">
            <text:p><text:s/>Bulgaria (2003-2007)</text:p>
          </table:table-cell>
          <table:table-cell office:value-type="float" office:value="0.0141718123289084" calcext:value-type="float">
            <text:p>0.014171812328908</text:p>
          </table:table-cell>
          <table:table-cell office:value-type="float" office:value="0.000744925640332554" calcext:value-type="float">
            <text:p>0.000744925640333</text:p>
          </table:table-cell>
          <table:table-cell office:value-type="float" office:value="0.0328871953430377" calcext:value-type="float">
            <text:p>0.032887195343038</text:p>
          </table:table-cell>
          <table:table-cell office:value-type="float" office:value="0.0014445560276266" calcext:value-type="float">
            <text:p>0.001444556027627</text:p>
          </table:table-cell>
          <table:table-cell office:value-type="float" office:value="0.00854463206471541" calcext:value-type="float">
            <text:p>0.008544632064715</text:p>
          </table:table-cell>
          <table:table-cell office:value-type="float" office:value="0.00317456509676091" calcext:value-type="float">
            <text:p>0.003174565096761</text:p>
          </table:table-cell>
          <table:table-cell office:value-type="float" office:value="0.000173515490298594" calcext:value-type="float">
            <text:p>0.000173515490299</text:p>
          </table:table-cell>
          <table:table-cell office:value-type="float" office:value="0.00317580522706366" calcext:value-type="float">
            <text:p>0.003175805227064</text:p>
          </table:table-cell>
          <table:table-cell office:value-type="float" office:value="0.000203900998695189" calcext:value-type="float">
            <text:p>0.000203900998695</text:p>
          </table:table-cell>
          <table:table-cell office:value-type="float" office:value="0.00341669683163587" calcext:value-type="float">
            <text:p>0.003416696831636</text:p>
          </table:table-cell>
          <table:table-cell office:value-type="float" office:value="0.000110225455532415" calcext:value-type="float">
            <text:p>0.000110225455532</text:p>
          </table:table-cell>
          <table:table-cell office:value-type="float" office:value="0.00192231204382317" calcext:value-type="float">
            <text:p>0.001922312043823</text:p>
          </table:table-cell>
          <table:table-cell table:style-name="ce2" office:value-type="float" office:value="0.000072578741707791" calcext:value-type="float">
            <text:p>7.26E-05</text:p>
          </table:table-cell>
          <table:table-cell office:value-type="float" office:value="0.00134913781755237" calcext:value-type="float">
            <text:p>0.001349137817552</text:p>
          </table:table-cell>
          <table:table-cell office:value-type="float" office:value="0.0011347621012924" calcext:value-type="float">
            <text:p>0.001134762101292</text:p>
          </table:table-cell>
          <table:table-cell office:value-type="float" office:value="0.0243031175692333" calcext:value-type="float">
            <text:p>0.024303117569233</text:p>
          </table:table-cell>
          <table:table-cell office:value-type="float" office:value="0.0596873288964249" calcext:value-type="float">
            <text:p>0.059687328896425</text:p>
          </table:table-cell>
          <table:table-cell office:value-type="float" office:value="0.000147951590962592" calcext:value-type="float">
            <text:p>0.000147951590963</text:p>
          </table:table-cell>
          <table:table-cell office:value-type="float" office:value="0.792640208641999" calcext:value-type="float">
            <text:p>0.792640208641999</text:p>
          </table:table-cell>
          <table:table-cell office:value-type="float" office:value="0.504013795737863" calcext:value-type="float">
            <text:p>0.504013795737863</text:p>
          </table:table-cell>
          <table:table-cell office:value-type="float" office:value="0.922016596737008" calcext:value-type="float">
            <text:p>0.922016596737008</text:p>
          </table:table-cell>
          <table:table-cell office:value-type="float" office:value="36002872" calcext:value-type="float">
            <text:p>36002872</text:p>
          </table:table-cell>
          <table:table-cell table:number-columns-repeated="1000"/>
        </table:table-row>
        <table:table-row table:style-name="ro1">
          <table:table-cell office:value-type="float" office:value="51120099" calcext:value-type="float">
            <text:p>51120099</text:p>
          </table:table-cell>
          <table:table-cell office:value-type="string" calcext:value-type="string">
            <text:p><text:s/>Belarus (2003-2007)</text:p>
          </table:table-cell>
          <table:table-cell office:value-type="float" office:value="0.0174592346704941" calcext:value-type="float">
            <text:p>0.017459234670494</text:p>
          </table:table-cell>
          <table:table-cell office:value-type="float" office:value="0.00326656322142548" calcext:value-type="float">
            <text:p>0.003266563221425</text:p>
          </table:table-cell>
          <table:table-cell office:value-type="float" office:value="0.0270597878924117" calcext:value-type="float">
            <text:p>0.027059787892412</text:p>
          </table:table-cell>
          <table:table-cell office:value-type="float" office:value="0.000847848673760639" calcext:value-type="float">
            <text:p>0.000847848673761</text:p>
          </table:table-cell>
          <table:table-cell office:value-type="float" office:value="0.00653966442763104" calcext:value-type="float">
            <text:p>0.006539664427631</text:p>
          </table:table-cell>
          <table:table-cell office:value-type="float" office:value="0.00467931213166699" calcext:value-type="float">
            <text:p>0.004679312131667</text:p>
          </table:table-cell>
          <table:table-cell office:value-type="float" office:value="0.000132618105642412" calcext:value-type="float">
            <text:p>0.000132618105642</text:p>
          </table:table-cell>
          <table:table-cell office:value-type="float" office:value="0.00439425316651431" calcext:value-type="float">
            <text:p>0.004394253166514</text:p>
          </table:table-cell>
          <table:table-cell office:value-type="float" office:value="0.000278193695335902" calcext:value-type="float">
            <text:p>0.000278193695336</text:p>
          </table:table-cell>
          <table:table-cell office:value-type="float" office:value="0.00159862304932316" calcext:value-type="float">
            <text:p>0.001598623049323</text:p>
          </table:table-cell>
          <table:table-cell office:value-type="float" office:value="0.000162738948322048" calcext:value-type="float">
            <text:p>0.000162738948322</text:p>
          </table:table-cell>
          <table:table-cell office:value-type="float" office:value="0.00788208672530339" calcext:value-type="float">
            <text:p>0.007882086725303</text:p>
          </table:table-cell>
          <table:table-cell office:value-type="float" office:value="0.000207193295788053" calcext:value-type="float">
            <text:p>0.000207193295788</text:p>
          </table:table-cell>
          <table:table-cell office:value-type="float" office:value="0.00364887548277998" calcext:value-type="float">
            <text:p>0.00364887548278</text:p>
          </table:table-cell>
          <table:table-cell office:value-type="float" office:value="0.00156358744352203" calcext:value-type="float">
            <text:p>0.001563587443522</text:p>
          </table:table-cell>
          <table:table-cell office:value-type="float" office:value="0.0347454641053578" calcext:value-type="float">
            <text:p>0.034745464105358</text:p>
          </table:table-cell>
          <table:table-cell office:value-type="float" office:value="0.046166956874276" calcext:value-type="float">
            <text:p>0.046166956874276</text:p>
          </table:table-cell>
          <table:table-cell office:value-type="float" office:value="0.00048143881025875" calcext:value-type="float">
            <text:p>0.000481438810259</text:p>
          </table:table-cell>
          <table:table-cell office:value-type="float" office:value="0.753258119932404" calcext:value-type="float">
            <text:p>0.753258119932404</text:p>
          </table:table-cell>
          <table:table-cell office:value-type="float" office:value="0.42732686153051" calcext:value-type="float">
            <text:p>0.42732686153051</text:p>
          </table:table-cell>
          <table:table-cell office:value-type="float" office:value="0.905916282791059" calcext:value-type="float">
            <text:p>0.905916282791059</text:p>
          </table:table-cell>
          <table:table-cell office:value-type="float" office:value="46168335" calcext:value-type="float">
            <text:p>46168335</text:p>
          </table:table-cell>
          <table:table-cell table:number-columns-repeated="1000"/>
        </table:table-row>
        <table:table-row table:style-name="ro1">
          <table:table-cell office:value-type="float" office:value="51910099" calcext:value-type="float">
            <text:p>51910099</text:p>
          </table:table-cell>
          <table:table-cell office:value-type="string" calcext:value-type="string">
            <text:p><text:s/>Croatia (2003-2007)</text:p>
          </table:table-cell>
          <table:table-cell office:value-type="float" office:value="0.0193779944684502" calcext:value-type="float">
            <text:p>0.01937799446845</text:p>
          </table:table-cell>
          <table:table-cell office:value-type="float" office:value="0.00219137077481661" calcext:value-type="float">
            <text:p>0.002191370774817</text:p>
          </table:table-cell>
          <table:table-cell office:value-type="float" office:value="0.0371176387187336" calcext:value-type="float">
            <text:p>0.037117638718734</text:p>
          </table:table-cell>
          <table:table-cell office:value-type="float" office:value="0.00227410218541935" calcext:value-type="float">
            <text:p>0.002274102185419</text:p>
          </table:table-cell>
          <table:table-cell office:value-type="float" office:value="0.0087063459867366" calcext:value-type="float">
            <text:p>0.008706345986737</text:p>
          </table:table-cell>
          <table:table-cell office:value-type="float" office:value="0.00932267627643407" calcext:value-type="float">
            <text:p>0.009322676276434</text:p>
          </table:table-cell>
          <table:table-cell office:value-type="float" office:value="0.000242153786162178" calcext:value-type="float">
            <text:p>0.000242153786162</text:p>
          </table:table-cell>
          <table:table-cell office:value-type="float" office:value="0.00758484003605582" calcext:value-type="float">
            <text:p>0.007584840036056</text:p>
          </table:table-cell>
          <table:table-cell office:value-type="float" office:value="0.000277511185242923" calcext:value-type="float">
            <text:p>0.000277511185243</text:p>
          </table:table-cell>
          <table:table-cell office:value-type="float" office:value="0.00477853971790134" calcext:value-type="float">
            <text:p>0.004778539717901</text:p>
          </table:table-cell>
          <table:table-cell office:value-type="float" office:value="0.00014023100525671" calcext:value-type="float">
            <text:p>0.000140231005257</text:p>
          </table:table-cell>
          <table:table-cell office:value-type="float" office:value="0.00603261022308914" calcext:value-type="float">
            <text:p>0.006032610223089</text:p>
          </table:table-cell>
          <table:table-cell office:value-type="float" office:value="0.000358618898055377" calcext:value-type="float">
            <text:p>0.000358618898055</text:p>
          </table:table-cell>
          <table:table-cell office:value-type="float" office:value="0.00233393435609783" calcext:value-type="float">
            <text:p>0.002333934356098</text:p>
          </table:table-cell>
          <table:table-cell office:value-type="float" office:value="0.00204452844412394" calcext:value-type="float">
            <text:p>0.002044528444124</text:p>
          </table:table-cell>
          <table:table-cell office:value-type="float" office:value="0.0480816019739997" calcext:value-type="float">
            <text:p>0.048081601974</text:p>
          </table:table-cell>
          <table:table-cell office:value-type="float" office:value="0.067255178121187" calcext:value-type="float">
            <text:p>0.067255178121187</text:p>
          </table:table-cell>
          <table:table-cell office:value-type="float" office:value="0.000276500947436809" calcext:value-type="float">
            <text:p>0.000276500947437</text:p>
          </table:table-cell>
          <table:table-cell office:value-type="float" office:value="0.772721269187161" calcext:value-type="float">
            <text:p>0.772721269187161</text:p>
          </table:table-cell>
          <table:table-cell office:value-type="float" office:value="0.464649321036313" calcext:value-type="float">
            <text:p>0.464649321036313</text:p>
          </table:table-cell>
          <table:table-cell office:value-type="float" office:value="0.913928819606557" calcext:value-type="float">
            <text:p>0.913928819606557</text:p>
          </table:table-cell>
          <table:table-cell office:value-type="float" office:value="20781580" calcext:value-type="float">
            <text:p>20781580</text:p>
          </table:table-cell>
          <table:table-cell table:number-columns-repeated="1000"/>
        </table:table-row>
        <table:table-row table:style-name="ro1">
          <table:table-cell office:value-type="float" office:value="51960099" calcext:value-type="float">
            <text:p>51960099</text:p>
          </table:table-cell>
          <table:table-cell office:value-type="string" calcext:value-type="string">
            <text:p><text:s/>Cyprus (2003-2007)</text:p>
          </table:table-cell>
          <table:table-cell office:value-type="float" office:value="0.00566671585207121" calcext:value-type="float">
            <text:p>0.005666715852071</text:p>
          </table:table-cell>
          <table:table-cell office:value-type="float" office:value="0.000446226764941824" calcext:value-type="float">
            <text:p>0.000446226764942</text:p>
          </table:table-cell>
          <table:table-cell office:value-type="float" office:value="0.0242105549857811" calcext:value-type="float">
            <text:p>0.024210554985781</text:p>
          </table:table-cell>
          <table:table-cell office:value-type="float" office:value="0.000697657870978889" calcext:value-type="float">
            <text:p>0.000697657870979</text:p>
          </table:table-cell>
          <table:table-cell office:value-type="float" office:value="0.00474605419234974" calcext:value-type="float">
            <text:p>0.00474605419235</text:p>
          </table:table-cell>
          <table:table-cell office:value-type="float" office:value="0.00761964523587479" calcext:value-type="float">
            <text:p>0.007619645235875</text:p>
          </table:table-cell>
          <table:table-cell office:value-type="float" office:value="0.00025558037125337" calcext:value-type="float">
            <text:p>0.000255580371253</text:p>
          </table:table-cell>
          <table:table-cell office:value-type="float" office:value="0.00358694066987805" calcext:value-type="float">
            <text:p>0.003586940669878</text:p>
          </table:table-cell>
          <table:table-cell office:value-type="float" office:value="0.000148819066649038" calcext:value-type="float">
            <text:p>0.000148819066649</text:p>
          </table:table-cell>
          <table:table-cell office:value-type="float" office:value="0.00420175470148725" calcext:value-type="float">
            <text:p>0.004201754701487</text:p>
          </table:table-cell>
          <table:table-cell table:style-name="ce2" office:value-type="float" office:value="0.0000540802875336431" calcext:value-type="float">
            <text:p>5.41E-05</text:p>
          </table:table-cell>
          <table:table-cell office:value-type="float" office:value="0.00734890617339962" calcext:value-type="float">
            <text:p>0.0073489061734</text:p>
          </table:table-cell>
          <table:table-cell office:value-type="float" office:value="0.000184329454045989" calcext:value-type="float">
            <text:p>0.000184329454046</text:p>
          </table:table-cell>
          <table:table-cell office:value-type="float" office:value="0.00284511318162309" calcext:value-type="float">
            <text:p>0.002845113181623</text:p>
          </table:table-cell>
          <table:table-cell office:value-type="float" office:value="0.00220611501990435" calcext:value-type="float">
            <text:p>0.002206115019904</text:p>
          </table:table-cell>
          <table:table-cell office:value-type="float" office:value="0.0698378757347506" calcext:value-type="float">
            <text:p>0.069837875734751</text:p>
          </table:table-cell>
          <table:table-cell office:value-type="float" office:value="0.0887563538927949" calcext:value-type="float">
            <text:p>0.088756353892795</text:p>
          </table:table-cell>
          <table:table-cell office:value-type="float" office:value="0.0018704150847384" calcext:value-type="float">
            <text:p>0.001870415084738</text:p>
          </table:table-cell>
          <table:table-cell office:value-type="float" office:value="0.697094255019651" calcext:value-type="float">
            <text:p>0.697094255019651</text:p>
          </table:table-cell>
          <table:table-cell office:value-type="float" office:value="0.325514731217879" calcext:value-type="float">
            <text:p>0.325514731217879</text:p>
          </table:table-cell>
          <table:table-cell office:value-type="float" office:value="0.882165364887238" calcext:value-type="float">
            <text:p>0.882165364887238</text:p>
          </table:table-cell>
          <table:table-cell office:value-type="float" office:value="3621462" calcext:value-type="float">
            <text:p>3621462</text:p>
          </table:table-cell>
          <table:table-cell table:number-columns-repeated="1000"/>
        </table:table-row>
        <table:table-row table:style-name="ro1">
          <table:table-cell office:value-type="float" office:value="52030099" calcext:value-type="float">
            <text:p>52030099</text:p>
          </table:table-cell>
          <table:table-cell office:value-type="string" calcext:value-type="string">
            <text:p><text:s/>Czech Republic (2003-2007)</text:p>
          </table:table-cell>
          <table:table-cell office:value-type="float" office:value="0.0133822633010712" calcext:value-type="float">
            <text:p>0.013382263301071</text:p>
          </table:table-cell>
          <table:table-cell office:value-type="float" office:value="0.00192359850292455" calcext:value-type="float">
            <text:p>0.001923598502925</text:p>
          </table:table-cell>
          <table:table-cell office:value-type="float" office:value="0.0438934740720669" calcext:value-type="float">
            <text:p>0.043893474072067</text:p>
          </table:table-cell>
          <table:table-cell office:value-type="float" office:value="0.00197613569723325" calcext:value-type="float">
            <text:p>0.001976135697233</text:p>
          </table:table-cell>
          <table:table-cell office:value-type="float" office:value="0.0114054245117766" calcext:value-type="float">
            <text:p>0.011405424511777</text:p>
          </table:table-cell>
          <table:table-cell office:value-type="float" office:value="0.00744697466439244" calcext:value-type="float">
            <text:p>0.007446974664392</text:p>
          </table:table-cell>
          <table:table-cell office:value-type="float" office:value="0.000136257682273616" calcext:value-type="float">
            <text:p>0.000136257682274</text:p>
          </table:table-cell>
          <table:table-cell office:value-type="float" office:value="0.0122416240184072" calcext:value-type="float">
            <text:p>0.012241624018407</text:p>
          </table:table-cell>
          <table:table-cell office:value-type="float" office:value="0.00020186323281944" calcext:value-type="float">
            <text:p>0.000201863232819</text:p>
          </table:table-cell>
          <table:table-cell office:value-type="float" office:value="0.00584714941860642" calcext:value-type="float">
            <text:p>0.005847149418606</text:p>
          </table:table-cell>
          <table:table-cell table:style-name="ce2" office:value-type="float" office:value="0.0000618529626958841" calcext:value-type="float">
            <text:p>6.19E-05</text:p>
          </table:table-cell>
          <table:table-cell office:value-type="float" office:value="0.00469717119799793" calcext:value-type="float">
            <text:p>0.004697171197998</text:p>
          </table:table-cell>
          <table:table-cell office:value-type="float" office:value="0.000161375464022351" calcext:value-type="float">
            <text:p>0.000161375464022</text:p>
          </table:table-cell>
          <table:table-cell office:value-type="float" office:value="0.00293570317398243" calcext:value-type="float">
            <text:p>0.002935703173982</text:p>
          </table:table-cell>
          <table:table-cell office:value-type="float" office:value="0.00164354820087929" calcext:value-type="float">
            <text:p>0.001643548200879</text:p>
          </table:table-cell>
          <table:table-cell office:value-type="float" office:value="0.0722584005451996" calcext:value-type="float">
            <text:p>0.0722584005452</text:p>
          </table:table-cell>
          <table:table-cell office:value-type="float" office:value="0.0749161888637515" calcext:value-type="float">
            <text:p>0.074916188863752</text:p>
          </table:table-cell>
          <table:table-cell office:value-type="float" office:value="0.000117534108764694" calcext:value-type="float">
            <text:p>0.000117534108765</text:p>
          </table:table-cell>
          <table:table-cell office:value-type="float" office:value="0.799478892324687" calcext:value-type="float">
            <text:p>0.799478892324687</text:p>
          </table:table-cell>
          <table:table-cell office:value-type="float" office:value="0.517810917001518" calcext:value-type="float">
            <text:p>0.517810917001518</text:p>
          </table:table-cell>
          <table:table-cell office:value-type="float" office:value="0.924767540311699" calcext:value-type="float">
            <text:p>0.924767540311699</text:p>
          </table:table-cell>
          <table:table-cell office:value-type="float" office:value="48049434" calcext:value-type="float">
            <text:p>48049434</text:p>
          </table:table-cell>
          <table:table-cell table:number-columns-repeated="1000"/>
        </table:table-row>
        <table:table-row table:style-name="ro1">
          <table:table-cell office:value-type="float" office:value="52080099" calcext:value-type="float">
            <text:p>52080099</text:p>
          </table:table-cell>
          <table:table-cell office:value-type="string" calcext:value-type="string">
            <text:p><text:s/>Denmark (2003-2007)</text:p>
          </table:table-cell>
          <table:table-cell office:value-type="float" office:value="0.0136480331295396" calcext:value-type="float">
            <text:p>0.01364803312954</text:p>
          </table:table-cell>
          <table:table-cell office:value-type="float" office:value="0.0023046413821859" calcext:value-type="float">
            <text:p>0.002304641382186</text:p>
          </table:table-cell>
          <table:table-cell office:value-type="float" office:value="0.0421658796549493" calcext:value-type="float">
            <text:p>0.042165879654949</text:p>
          </table:table-cell>
          <table:table-cell office:value-type="float" office:value="0.0018087556118652" calcext:value-type="float">
            <text:p>0.001808755611865</text:p>
          </table:table-cell>
          <table:table-cell office:value-type="float" office:value="0.00988470076922531" calcext:value-type="float">
            <text:p>0.009884700769225</text:p>
          </table:table-cell>
          <table:table-cell office:value-type="float" office:value="0.0161299859361489" calcext:value-type="float">
            <text:p>0.016129985936149</text:p>
          </table:table-cell>
          <table:table-cell office:value-type="float" office:value="0.000159016024532633" calcext:value-type="float">
            <text:p>0.000159016024533</text:p>
          </table:table-cell>
          <table:table-cell office:value-type="float" office:value="0.0169138886784698" calcext:value-type="float">
            <text:p>0.01691388867847</text:p>
          </table:table-cell>
          <table:table-cell office:value-type="float" office:value="0.000234789529738764" calcext:value-type="float">
            <text:p>0.000234789529739</text:p>
          </table:table-cell>
          <table:table-cell office:value-type="float" office:value="0.00792754219515324" calcext:value-type="float">
            <text:p>0.007927542195153</text:p>
          </table:table-cell>
          <table:table-cell table:style-name="ce2" office:value-type="float" office:value="0.0000807084417282075" calcext:value-type="float">
            <text:p>8.07E-05</text:p>
          </table:table-cell>
          <table:table-cell office:value-type="float" office:value="0.0018488839471591" calcext:value-type="float">
            <text:p>0.001848883947159</text:p>
          </table:table-cell>
          <table:table-cell office:value-type="float" office:value="0.000128418272012229" calcext:value-type="float">
            <text:p>0.000128418272012</text:p>
          </table:table-cell>
          <table:table-cell office:value-type="float" office:value="0.00366118251979092" calcext:value-type="float">
            <text:p>0.003661182519791</text:p>
          </table:table-cell>
          <table:table-cell office:value-type="float" office:value="0.00228058185718763" calcext:value-type="float">
            <text:p>0.002280581857188</text:p>
          </table:table-cell>
          <table:table-cell office:value-type="float" office:value="0.0886679878557237" calcext:value-type="float">
            <text:p>0.088667987855724</text:p>
          </table:table-cell>
          <table:table-cell office:value-type="float" office:value="0.099803696253956" calcext:value-type="float">
            <text:p>0.099803696253956</text:p>
          </table:table-cell>
          <table:table-cell table:style-name="ce2" office:value-type="float" office:value="0.0000739376839700157" calcext:value-type="float">
            <text:p>7.39E-05</text:p>
          </table:table-cell>
          <table:table-cell office:value-type="float" office:value="0.812512261618502" calcext:value-type="float">
            <text:p>0.812512261618502</text:p>
          </table:table-cell>
          <table:table-cell office:value-type="float" office:value="0.544517971472008" calcext:value-type="float">
            <text:p>0.544517971472008</text:p>
          </table:table-cell>
          <table:table-cell office:value-type="float" office:value="0.92997435897611" calcext:value-type="float">
            <text:p>0.92997435897611</text:p>
          </table:table-cell>
          <table:table-cell office:value-type="float" office:value="25198460" calcext:value-type="float">
            <text:p>25198460</text:p>
          </table:table-cell>
          <table:table-cell table:number-columns-repeated="1000"/>
        </table:table-row>
        <table:table-row table:style-name="ro1">
          <table:table-cell office:value-type="float" office:value="52330099" calcext:value-type="float">
            <text:p>52330099</text:p>
          </table:table-cell>
          <table:table-cell office:value-type="string" calcext:value-type="string">
            <text:p><text:s/>Estonia (2003-2007)</text:p>
          </table:table-cell>
          <table:table-cell office:value-type="float" office:value="0.0130011560156717" calcext:value-type="float">
            <text:p>0.013001156015672</text:p>
          </table:table-cell>
          <table:table-cell office:value-type="float" office:value="0.00268715862503545" calcext:value-type="float">
            <text:p>0.002687158625035</text:p>
          </table:table-cell>
          <table:table-cell office:value-type="float" office:value="0.030604474878087" calcext:value-type="float">
            <text:p>0.030604474878087</text:p>
          </table:table-cell>
          <table:table-cell office:value-type="float" office:value="0.000963995659935083" calcext:value-type="float">
            <text:p>0.000963995659935</text:p>
          </table:table-cell>
          <table:table-cell office:value-type="float" office:value="0.00927081774017174" calcext:value-type="float">
            <text:p>0.009270817740172</text:p>
          </table:table-cell>
          <table:table-cell office:value-type="float" office:value="0.0056109927668166" calcext:value-type="float">
            <text:p>0.005610992766817</text:p>
          </table:table-cell>
          <table:table-cell office:value-type="float" office:value="0.000213342628367682" calcext:value-type="float">
            <text:p>0.000213342628368</text:p>
          </table:table-cell>
          <table:table-cell office:value-type="float" office:value="0.00714613781382574" calcext:value-type="float">
            <text:p>0.007146137813826</text:p>
          </table:table-cell>
          <table:table-cell office:value-type="float" office:value="0.000364277964120459" calcext:value-type="float">
            <text:p>0.00036427796412</text:p>
          </table:table-cell>
          <table:table-cell office:value-type="float" office:value="0.00208682846130044" calcext:value-type="float">
            <text:p>0.0020868284613</text:p>
          </table:table-cell>
          <table:table-cell office:value-type="float" office:value="0.00017456742772613" calcext:value-type="float">
            <text:p>0.000174567427726</text:p>
          </table:table-cell>
          <table:table-cell office:value-type="float" office:value="0.00315163618963878" calcext:value-type="float">
            <text:p>0.003151636189639</text:p>
          </table:table-cell>
          <table:table-cell office:value-type="float" office:value="0.00032559660579285" calcext:value-type="float">
            <text:p>0.000325596605793</text:p>
          </table:table-cell>
          <table:table-cell office:value-type="float" office:value="0.00352296319251154" calcext:value-type="float">
            <text:p>0.003522963192512</text:p>
          </table:table-cell>
          <table:table-cell office:value-type="float" office:value="0.00218706487007736" calcext:value-type="float">
            <text:p>0.002187064870077</text:p>
          </table:table-cell>
          <table:table-cell office:value-type="float" office:value="0.0908489648506619" calcext:value-type="float">
            <text:p>0.090848964850662</text:p>
          </table:table-cell>
          <table:table-cell office:value-type="float" office:value="0.0549089762841359" calcext:value-type="float">
            <text:p>0.054908976284136</text:p>
          </table:table-cell>
          <table:table-cell office:value-type="float" office:value="0.000284409486801973" calcext:value-type="float">
            <text:p>0.000284409486802</text:p>
          </table:table-cell>
          <table:table-cell office:value-type="float" office:value="0.771774119309929" calcext:value-type="float">
            <text:p>0.771774119309929</text:p>
          </table:table-cell>
          <table:table-cell office:value-type="float" office:value="0.462807374344185" calcext:value-type="float">
            <text:p>0.462807374344185</text:p>
          </table:table-cell>
          <table:table-cell office:value-type="float" office:value="0.913541430693725" calcext:value-type="float">
            <text:p>0.913541430693725</text:p>
          </table:table-cell>
          <table:table-cell office:value-type="float" office:value="6276565" calcext:value-type="float">
            <text:p>6276565</text:p>
          </table:table-cell>
          <table:table-cell table:number-columns-repeated="1000"/>
        </table:table-row>
        <table:table-row table:style-name="ro1">
          <table:table-cell office:value-type="float" office:value="52460099" calcext:value-type="float">
            <text:p>52460099</text:p>
          </table:table-cell>
          <table:table-cell office:value-type="string" calcext:value-type="string">
            <text:p><text:s/>Finland (2003-2007)</text:p>
          </table:table-cell>
          <table:table-cell office:value-type="float" office:value="0.00757502656782735" calcext:value-type="float">
            <text:p>0.007575026567827</text:p>
          </table:table-cell>
          <table:table-cell office:value-type="float" office:value="0.0013593808151556" calcext:value-type="float">
            <text:p>0.001359380815156</text:p>
          </table:table-cell>
          <table:table-cell office:value-type="float" office:value="0.0255081864066878" calcext:value-type="float">
            <text:p>0.025508186406688</text:p>
          </table:table-cell>
          <table:table-cell office:value-type="float" office:value="0.00211490272520438" calcext:value-type="float">
            <text:p>0.002114902725204</text:p>
          </table:table-cell>
          <table:table-cell office:value-type="float" office:value="0.0101696764125921" calcext:value-type="float">
            <text:p>0.010169676412592</text:p>
          </table:table-cell>
          <table:table-cell office:value-type="float" office:value="0.0059709162556564" calcext:value-type="float">
            <text:p>0.005970916255656</text:p>
          </table:table-cell>
          <table:table-cell office:value-type="float" office:value="0.000154091555081996" calcext:value-type="float">
            <text:p>0.000154091555082</text:p>
          </table:table-cell>
          <table:table-cell office:value-type="float" office:value="0.0104797016975059" calcext:value-type="float">
            <text:p>0.010479701697506</text:p>
          </table:table-cell>
          <table:table-cell office:value-type="float" office:value="0.000210922827165393" calcext:value-type="float">
            <text:p>0.000210922827165</text:p>
          </table:table-cell>
          <table:table-cell office:value-type="float" office:value="0.00332776228101776" calcext:value-type="float">
            <text:p>0.003327762281018</text:p>
          </table:table-cell>
          <table:table-cell table:style-name="ce2" office:value-type="float" office:value="0.0000588952189732435" calcext:value-type="float">
            <text:p>5.89E-05</text:p>
          </table:table-cell>
          <table:table-cell office:value-type="float" office:value="0.0044060054966953" calcext:value-type="float">
            <text:p>0.004406005496695</text:p>
          </table:table-cell>
          <table:table-cell office:value-type="float" office:value="0.000129734618884998" calcext:value-type="float">
            <text:p>0.000129734618885</text:p>
          </table:table-cell>
          <table:table-cell office:value-type="float" office:value="0.00234533384924117" calcext:value-type="float">
            <text:p>0.002345333849241</text:p>
          </table:table-cell>
          <table:table-cell office:value-type="float" office:value="0.00166511922423944" calcext:value-type="float">
            <text:p>0.001665119224239</text:p>
          </table:table-cell>
          <table:table-cell office:value-type="float" office:value="0.131117281984605" calcext:value-type="float">
            <text:p>0.131117281984605</text:p>
          </table:table-cell>
          <table:table-cell office:value-type="float" office:value="0.0950303953272757" calcext:value-type="float">
            <text:p>0.095030395327276</text:p>
          </table:table-cell>
          <table:table-cell office:value-type="float" office:value="0.000179104960473797" calcext:value-type="float">
            <text:p>0.000179104960474</text:p>
          </table:table-cell>
          <table:table-cell office:value-type="float" office:value="0.786766732294822" calcext:value-type="float">
            <text:p>0.786766732294822</text:p>
          </table:table-cell>
          <table:table-cell office:value-type="float" office:value="0.49228042325848" calcext:value-type="float">
            <text:p>0.49228042325848</text:p>
          </table:table-cell>
          <table:table-cell office:value-type="float" office:value="0.919643444638693" calcext:value-type="float">
            <text:p>0.919643444638693</text:p>
          </table:table-cell>
          <table:table-cell office:value-type="float" office:value="24311782" calcext:value-type="float">
            <text:p>24311782</text:p>
          </table:table-cell>
          <table:table-cell table:number-columns-repeated="1000"/>
        </table:table-row>
        <table:table-row table:style-name="ro1">
          <table:table-cell office:value-type="float" office:value="52500199" calcext:value-type="float">
            <text:p>52500199</text:p>
          </table:table-cell>
          <table:table-cell office:value-type="string" calcext:value-type="string">
            <text:p><text:s/>France, Bas-Rhin (2003-2007)</text:p>
          </table:table-cell>
          <table:table-cell office:value-type="float" office:value="0.0211286236486465" calcext:value-type="float">
            <text:p>0.021128623648647</text:p>
          </table:table-cell>
          <table:table-cell office:value-type="float" office:value="0.00481782212800053" calcext:value-type="float">
            <text:p>0.004817822128001</text:p>
          </table:table-cell>
          <table:table-cell office:value-type="float" office:value="0.0344412376954541" calcext:value-type="float">
            <text:p>0.034441237695454</text:p>
          </table:table-cell>
          <table:table-cell office:value-type="float" office:value="0.00429126163072708" calcext:value-type="float">
            <text:p>0.004291261630727</text:p>
          </table:table-cell>
          <table:table-cell office:value-type="float" office:value="0.00887038897598056" calcext:value-type="float">
            <text:p>0.008870388975981</text:p>
          </table:table-cell>
          <table:table-cell office:value-type="float" office:value="0.0140361046420867" calcext:value-type="float">
            <text:p>0.014036104642087</text:p>
          </table:table-cell>
          <table:table-cell office:value-type="float" office:value="0.000229278552829745" calcext:value-type="float">
            <text:p>0.00022927855283</text:p>
          </table:table-cell>
          <table:table-cell office:value-type="float" office:value="0.012483855742266" calcext:value-type="float">
            <text:p>0.012483855742266</text:p>
          </table:table-cell>
          <table:table-cell office:value-type="float" office:value="0.000320158396124917" calcext:value-type="float">
            <text:p>0.000320158396125</text:p>
          </table:table-cell>
          <table:table-cell office:value-type="float" office:value="0.00668643592376887" calcext:value-type="float">
            <text:p>0.006686435923769</text:p>
          </table:table-cell>
          <table:table-cell table:style-name="ce2" office:value-type="float" office:value="0.0000753026606621446" calcext:value-type="float">
            <text:p>7.53E-05</text:p>
          </table:table-cell>
          <table:table-cell office:value-type="float" office:value="0.00450170042478508" calcext:value-type="float">
            <text:p>0.004501700424785</text:p>
          </table:table-cell>
          <table:table-cell office:value-type="float" office:value="0.000275639954066868" calcext:value-type="float">
            <text:p>0.000275639954067</text:p>
          </table:table-cell>
          <table:table-cell office:value-type="float" office:value="0.0027792020066434" calcext:value-type="float">
            <text:p>0.002779202006643</text:p>
          </table:table-cell>
          <table:table-cell office:value-type="float" office:value="0.00180286039433532" calcext:value-type="float">
            <text:p>0.001802860394335</text:p>
          </table:table-cell>
          <table:table-cell office:value-type="float" office:value="0.178477215435545" calcext:value-type="float">
            <text:p>0.178477215435545</text:p>
          </table:table-cell>
          <table:table-cell office:value-type="float" office:value="0.117948239488413" calcext:value-type="float">
            <text:p>0.117948239488413</text:p>
          </table:table-cell>
          <table:table-cell office:value-type="float" office:value="0.000349122893383624" calcext:value-type="float">
            <text:p>0.000349122893384</text:p>
          </table:table-cell>
          <table:table-cell office:value-type="float" office:value="0.764754537443951" calcext:value-type="float">
            <text:p>0.764754537443951</text:p>
          </table:table-cell>
          <table:table-cell office:value-type="float" office:value="0.449238867447759" calcext:value-type="float">
            <text:p>0.449238867447759</text:p>
          </table:table-cell>
          <table:table-cell office:value-type="float" office:value="0.910662348691066" calcext:value-type="float">
            <text:p>0.910662348691066</text:p>
          </table:table-cell>
          <table:table-cell office:value-type="float" office:value="5023321" calcext:value-type="float">
            <text:p>5023321</text:p>
          </table:table-cell>
          <table:table-cell table:number-columns-repeated="1000"/>
        </table:table-row>
        <table:table-row table:style-name="ro1">
          <table:table-cell office:value-type="float" office:value="52500299" calcext:value-type="float">
            <text:p>52500299</text:p>
          </table:table-cell>
          <table:table-cell office:value-type="string" calcext:value-type="string">
            <text:p><text:s/>France, Calvados (2003-2007) </text:p>
          </table:table-cell>
          <table:table-cell office:value-type="float" office:value="0.023321281218372" calcext:value-type="float">
            <text:p>0.023321281218372</text:p>
          </table:table-cell>
          <table:table-cell office:value-type="float" office:value="0.00480420864204204" calcext:value-type="float">
            <text:p>0.004804208642042</text:p>
          </table:table-cell>
          <table:table-cell office:value-type="float" office:value="0.0293370157012317" calcext:value-type="float">
            <text:p>0.029337015701232</text:p>
          </table:table-cell>
          <table:table-cell office:value-type="float" office:value="0.00283425280109219" calcext:value-type="float">
            <text:p>0.002834252801092</text:p>
          </table:table-cell>
          <table:table-cell office:value-type="float" office:value="0.00935562220560424" calcext:value-type="float">
            <text:p>0.009355622205604</text:p>
          </table:table-cell>
          <table:table-cell office:value-type="float" office:value="0.0117056895894104" calcext:value-type="float">
            <text:p>0.01170568958941</text:p>
          </table:table-cell>
          <table:table-cell office:value-type="float" office:value="0.000123885561043543" calcext:value-type="float">
            <text:p>0.000123885561044</text:p>
          </table:table-cell>
          <table:table-cell office:value-type="float" office:value="0.00792230092439407" calcext:value-type="float">
            <text:p>0.007922300924394</text:p>
          </table:table-cell>
          <table:table-cell office:value-type="float" office:value="0.000459399323816033" calcext:value-type="float">
            <text:p>0.000459399323816</text:p>
          </table:table-cell>
          <table:table-cell office:value-type="float" office:value="0.00493252449061605" calcext:value-type="float">
            <text:p>0.004932524490616</text:p>
          </table:table-cell>
          <table:table-cell office:value-type="float" office:value="0.000112555790266766" calcext:value-type="float">
            <text:p>0.000112555790267</text:p>
          </table:table-cell>
          <table:table-cell office:value-type="float" office:value="0.00633481721868153" calcext:value-type="float">
            <text:p>0.006334817218682</text:p>
          </table:table-cell>
          <table:table-cell office:value-type="float" office:value="0.000305139762821209" calcext:value-type="float">
            <text:p>0.000305139762821</text:p>
          </table:table-cell>
          <table:table-cell office:value-type="float" office:value="0.00406317590229553" calcext:value-type="float">
            <text:p>0.004063175902296</text:p>
          </table:table-cell>
          <table:table-cell office:value-type="float" office:value="0.00178948964242703" calcext:value-type="float">
            <text:p>0.001789489642427</text:p>
          </table:table-cell>
          <table:table-cell office:value-type="float" office:value="0.153301354245424" calcext:value-type="float">
            <text:p>0.153301354245424</text:p>
          </table:table-cell>
          <table:table-cell office:value-type="float" office:value="0.111319037268363" calcext:value-type="float">
            <text:p>0.111319037268363</text:p>
          </table:table-cell>
          <table:table-cell office:value-type="float" office:value="0.000481565486095015" calcext:value-type="float">
            <text:p>0.000481565486095</text:p>
          </table:table-cell>
          <table:table-cell office:value-type="float" office:value="0.753248452375371" calcext:value-type="float">
            <text:p>0.753248452375371</text:p>
          </table:table-cell>
          <table:table-cell office:value-type="float" office:value="0.427308595040531" calcext:value-type="float">
            <text:p>0.427308595040531</text:p>
          </table:table-cell>
          <table:table-cell office:value-type="float" office:value="0.905912275528633" calcext:value-type="float">
            <text:p>0.905912275528633</text:p>
          </table:table-cell>
          <table:table-cell office:value-type="float" office:value="3068529" calcext:value-type="float">
            <text:p>3068529</text:p>
          </table:table-cell>
          <table:table-cell table:number-columns-repeated="1000"/>
        </table:table-row>
        <table:table-row table:style-name="ro1">
          <table:table-cell office:value-type="float" office:value="52500399" calcext:value-type="float">
            <text:p>52500399</text:p>
          </table:table-cell>
          <table:table-cell office:value-type="string" calcext:value-type="string">
            <text:p><text:s/>France, Doubs (2003-2007) </text:p>
          </table:table-cell>
          <table:table-cell office:value-type="float" office:value="0.0198872878228676" calcext:value-type="float">
            <text:p>0.019887287822868</text:p>
          </table:table-cell>
          <table:table-cell office:value-type="float" office:value="0.00387419962158579" calcext:value-type="float">
            <text:p>0.003874199621586</text:p>
          </table:table-cell>
          <table:table-cell office:value-type="float" office:value="0.0315383115558683" calcext:value-type="float">
            <text:p>0.031538311555868</text:p>
          </table:table-cell>
          <table:table-cell office:value-type="float" office:value="0.00269640659695786" calcext:value-type="float">
            <text:p>0.002696406596958</text:p>
          </table:table-cell>
          <table:table-cell office:value-type="float" office:value="0.00813840207154515" calcext:value-type="float">
            <text:p>0.008138402071545</text:p>
          </table:table-cell>
          <table:table-cell office:value-type="float" office:value="0.0149164183719981" calcext:value-type="float">
            <text:p>0.014916418371998</text:p>
          </table:table-cell>
          <table:table-cell office:value-type="float" office:value="0.000149256868822174" calcext:value-type="float">
            <text:p>0.000149256868822</text:p>
          </table:table-cell>
          <table:table-cell office:value-type="float" office:value="0.0105852457980983" calcext:value-type="float">
            <text:p>0.010585245798098</text:p>
          </table:table-cell>
          <table:table-cell office:value-type="float" office:value="0.000307580967456475" calcext:value-type="float">
            <text:p>0.000307580967456</text:p>
          </table:table-cell>
          <table:table-cell office:value-type="float" office:value="0.00545883947270637" calcext:value-type="float">
            <text:p>0.005458839472706</text:p>
          </table:table-cell>
          <table:table-cell table:style-name="ce2" office:value-type="float" office:value="0.0000893099697095811" calcext:value-type="float">
            <text:p>8.93E-05</text:p>
          </table:table-cell>
          <table:table-cell office:value-type="float" office:value="0.00643944919419373" calcext:value-type="float">
            <text:p>0.006439449194194</text:p>
          </table:table-cell>
          <table:table-cell office:value-type="float" office:value="0.000300405971799513" calcext:value-type="float">
            <text:p>0.0003004059718</text:p>
          </table:table-cell>
          <table:table-cell office:value-type="float" office:value="0.00462632184593604" calcext:value-type="float">
            <text:p>0.004626321845936</text:p>
          </table:table-cell>
          <table:table-cell office:value-type="float" office:value="0.00171425466184745" calcext:value-type="float">
            <text:p>0.001714254661847</text:p>
          </table:table-cell>
          <table:table-cell office:value-type="float" office:value="0.175727365876576" calcext:value-type="float">
            <text:p>0.175727365876576</text:p>
          </table:table-cell>
          <table:table-cell office:value-type="float" office:value="0.108980623018671" calcext:value-type="float">
            <text:p>0.108980623018671</text:p>
          </table:table-cell>
          <table:table-cell office:value-type="float" office:value="0.000449825953771077" calcext:value-type="float">
            <text:p>0.000449825953771</text:p>
          </table:table-cell>
          <table:table-cell office:value-type="float" office:value="0.75573966887548" calcext:value-type="float">
            <text:p>0.75573966887548</text:p>
          </table:table-cell>
          <table:table-cell office:value-type="float" office:value="0.432024473135798" calcext:value-type="float">
            <text:p>0.432024473135798</text:p>
          </table:table-cell>
          <table:table-cell office:value-type="float" office:value="0.906943996762507" calcext:value-type="float">
            <text:p>0.906943996762507</text:p>
          </table:table-cell>
          <table:table-cell office:value-type="float" office:value="2386756" calcext:value-type="float">
            <text:p>2386756</text:p>
          </table:table-cell>
          <table:table-cell table:number-columns-repeated="1000"/>
        </table:table-row>
        <table:table-row table:style-name="ro1">
          <table:table-cell office:value-type="float" office:value="52500499" calcext:value-type="float">
            <text:p>52500499</text:p>
          </table:table-cell>
          <table:table-cell office:value-type="string" calcext:value-type="string">
            <text:p><text:s/>France, Haut-Rhin (2003-2007)</text:p>
          </table:table-cell>
          <table:table-cell office:value-type="float" office:value="0.0189612007092022" calcext:value-type="float">
            <text:p>0.018961200709202</text:p>
          </table:table-cell>
          <table:table-cell office:value-type="float" office:value="0.00349799381712096" calcext:value-type="float">
            <text:p>0.003497993817121</text:p>
          </table:table-cell>
          <table:table-cell office:value-type="float" office:value="0.0371264670281443" calcext:value-type="float">
            <text:p>0.037126467028144</text:p>
          </table:table-cell>
          <table:table-cell office:value-type="float" office:value="0.00442217871714281" calcext:value-type="float">
            <text:p>0.004422178717143</text:p>
          </table:table-cell>
          <table:table-cell office:value-type="float" office:value="0.00832385146890977" calcext:value-type="float">
            <text:p>0.00832385146891</text:p>
          </table:table-cell>
          <table:table-cell office:value-type="float" office:value="0.0149265933298537" calcext:value-type="float">
            <text:p>0.014926593329854</text:p>
          </table:table-cell>
          <table:table-cell office:value-type="float" office:value="0.000232887505166028" calcext:value-type="float">
            <text:p>0.000232887505166</text:p>
          </table:table-cell>
          <table:table-cell office:value-type="float" office:value="0.0137763151677525" calcext:value-type="float">
            <text:p>0.013776315167753</text:p>
          </table:table-cell>
          <table:table-cell office:value-type="float" office:value="0.000256015475167865" calcext:value-type="float">
            <text:p>0.000256015475168</text:p>
          </table:table-cell>
          <table:table-cell office:value-type="float" office:value="0.00570301228936164" calcext:value-type="float">
            <text:p>0.005703012289362</text:p>
          </table:table-cell>
          <table:table-cell table:style-name="ce2" office:value-type="float" office:value="0.0000214774377560595" calcext:value-type="float">
            <text:p>2.15E-05</text:p>
          </table:table-cell>
          <table:table-cell office:value-type="float" office:value="0.00339834018294482" calcext:value-type="float">
            <text:p>0.003398340182945</text:p>
          </table:table-cell>
          <table:table-cell office:value-type="float" office:value="0.00018592762994356" calcext:value-type="float">
            <text:p>0.000185927629944</text:p>
          </table:table-cell>
          <table:table-cell office:value-type="float" office:value="0.00393933425750667" calcext:value-type="float">
            <text:p>0.003939334257507</text:p>
          </table:table-cell>
          <table:table-cell office:value-type="float" office:value="0.00261240993979723" calcext:value-type="float">
            <text:p>0.002612409939797</text:p>
          </table:table-cell>
          <table:table-cell office:value-type="float" office:value="0.173873222717891" calcext:value-type="float">
            <text:p>0.173873222717891</text:p>
          </table:table-cell>
          <table:table-cell office:value-type="float" office:value="0.107450889942759" calcext:value-type="float">
            <text:p>0.107450889942759</text:p>
          </table:table-cell>
          <table:table-cell office:value-type="float" office:value="0.000228398356287185" calcext:value-type="float">
            <text:p>0.000228398356287</text:p>
          </table:table-cell>
          <table:table-cell office:value-type="float" office:value="0.779025989951407" calcext:value-type="float">
            <text:p>0.779025989951407</text:p>
          </table:table-cell>
          <table:table-cell office:value-type="float" office:value="0.476978589972814" calcext:value-type="float">
            <text:p>0.476978589972814</text:p>
          </table:table-cell>
          <table:table-cell office:value-type="float" office:value="0.916500941607054" calcext:value-type="float">
            <text:p>0.916500941607054</text:p>
          </table:table-cell>
          <table:table-cell office:value-type="float" office:value="3435402" calcext:value-type="float">
            <text:p>3435402</text:p>
          </table:table-cell>
          <table:table-cell table:number-columns-repeated="1000"/>
        </table:table-row>
        <table:table-row table:style-name="ro1">
          <table:table-cell office:value-type="float" office:value="52500599" calcext:value-type="float">
            <text:p>52500599</text:p>
          </table:table-cell>
          <table:table-cell office:value-type="string" calcext:value-type="string">
            <text:p><text:s/>France, Isere (2003-2007)</text:p>
          </table:table-cell>
          <table:table-cell office:value-type="float" office:value="0.0173755708759821" calcext:value-type="float">
            <text:p>0.017375570875982</text:p>
          </table:table-cell>
          <table:table-cell office:value-type="float" office:value="0.0031160307573655" calcext:value-type="float">
            <text:p>0.003116030757366</text:p>
          </table:table-cell>
          <table:table-cell office:value-type="float" office:value="0.0292433722295017" calcext:value-type="float">
            <text:p>0.029243372229502</text:p>
          </table:table-cell>
          <table:table-cell office:value-type="float" office:value="0.00344158357955386" calcext:value-type="float">
            <text:p>0.003441583579554</text:p>
          </table:table-cell>
          <table:table-cell office:value-type="float" office:value="0.00849616467932384" calcext:value-type="float">
            <text:p>0.008496164679324</text:p>
          </table:table-cell>
          <table:table-cell office:value-type="float" office:value="0.0154522890690853" calcext:value-type="float">
            <text:p>0.015452289069085</text:p>
          </table:table-cell>
          <table:table-cell office:value-type="float" office:value="0.000153677934421982" calcext:value-type="float">
            <text:p>0.000153677934422</text:p>
          </table:table-cell>
          <table:table-cell office:value-type="float" office:value="0.0115463227441851" calcext:value-type="float">
            <text:p>0.011546322744185</text:p>
          </table:table-cell>
          <table:table-cell office:value-type="float" office:value="0.000281242302040775" calcext:value-type="float">
            <text:p>0.000281242302041</text:p>
          </table:table-cell>
          <table:table-cell office:value-type="float" office:value="0.0043842453627539" calcext:value-type="float">
            <text:p>0.004384245362754</text:p>
          </table:table-cell>
          <table:table-cell office:value-type="float" office:value="0.000186685035105512" calcext:value-type="float">
            <text:p>0.000186685035106</text:p>
          </table:table-cell>
          <table:table-cell office:value-type="float" office:value="0.0134269677084942" calcext:value-type="float">
            <text:p>0.013426967708494</text:p>
          </table:table-cell>
          <table:table-cell office:value-type="float" office:value="0.000393784775525848" calcext:value-type="float">
            <text:p>0.000393784775526</text:p>
          </table:table-cell>
          <table:table-cell office:value-type="float" office:value="0.00342610066342519" calcext:value-type="float">
            <text:p>0.003426100663425</text:p>
          </table:table-cell>
          <table:table-cell office:value-type="float" office:value="0.00191510607537557" calcext:value-type="float">
            <text:p>0.001915106075376</text:p>
          </table:table-cell>
          <table:table-cell office:value-type="float" office:value="0.172410607692553" calcext:value-type="float">
            <text:p>0.172410607692553</text:p>
          </table:table-cell>
          <table:table-cell office:value-type="float" office:value="0.113863082778036" calcext:value-type="float">
            <text:p>0.113863082778036</text:p>
          </table:table-cell>
          <table:table-cell office:value-type="float" office:value="0.000628481793785607" calcext:value-type="float">
            <text:p>0.000628481793786</text:p>
          </table:table-cell>
          <table:table-cell office:value-type="float" office:value="0.743240513992067" calcext:value-type="float">
            <text:p>0.743240513992067</text:p>
          </table:table-cell>
          <table:table-cell office:value-type="float" office:value="0.408540617833282" calcext:value-type="float">
            <text:p>0.408540617833282</text:p>
          </table:table-cell>
          <table:table-cell office:value-type="float" office:value="0.901749206272477" calcext:value-type="float">
            <text:p>0.901749206272477</text:p>
          </table:table-cell>
          <table:table-cell office:value-type="float" office:value="5433747" calcext:value-type="float">
            <text:p>5433747</text:p>
          </table:table-cell>
          <table:table-cell table:number-columns-repeated="1000"/>
        </table:table-row>
        <table:table-row table:style-name="ro1">
          <table:table-cell office:value-type="float" office:value="52500699" calcext:value-type="float">
            <text:p>52500699</text:p>
          </table:table-cell>
          <table:table-cell office:value-type="string" calcext:value-type="string">
            <text:p><text:s/>France, Somme (2003-2007)</text:p>
          </table:table-cell>
          <table:table-cell office:value-type="float" office:value="0.030552746263774" calcext:value-type="float">
            <text:p>0.030552746263774</text:p>
          </table:table-cell>
          <table:table-cell office:value-type="float" office:value="0.00637847895757272" calcext:value-type="float">
            <text:p>0.006378478957573</text:p>
          </table:table-cell>
          <table:table-cell office:value-type="float" office:value="0.0326142454778945" calcext:value-type="float">
            <text:p>0.032614245477895</text:p>
          </table:table-cell>
          <table:table-cell office:value-type="float" office:value="0.00405012821712316" calcext:value-type="float">
            <text:p>0.004050128217123</text:p>
          </table:table-cell>
          <table:table-cell office:value-type="float" office:value="0.00787105921988651" calcext:value-type="float">
            <text:p>0.007871059219887</text:p>
          </table:table-cell>
          <table:table-cell office:value-type="float" office:value="0.0170318191690508" calcext:value-type="float">
            <text:p>0.017031819169051</text:p>
          </table:table-cell>
          <table:table-cell office:value-type="float" office:value="0.00018406550956316" calcext:value-type="float">
            <text:p>0.000184065509563</text:p>
          </table:table-cell>
          <table:table-cell office:value-type="float" office:value="0.00879517681654673" calcext:value-type="float">
            <text:p>0.008795176816547</text:p>
          </table:table-cell>
          <table:table-cell office:value-type="float" office:value="0.000505014341193739" calcext:value-type="float">
            <text:p>0.000505014341194</text:p>
          </table:table-cell>
          <table:table-cell office:value-type="float" office:value="0.00354439480018964" calcext:value-type="float">
            <text:p>0.00354439480019</text:p>
          </table:table-cell>
          <table:table-cell office:value-type="float" office:value="0.000108281739180497" calcext:value-type="float">
            <text:p>0.00010828173918</text:p>
          </table:table-cell>
          <table:table-cell office:value-type="float" office:value="0.00730244982043227" calcext:value-type="float">
            <text:p>0.007302449820432</text:p>
          </table:table-cell>
          <table:table-cell office:value-type="float" office:value="0.000426410177258909" calcext:value-type="float">
            <text:p>0.000426410177259</text:p>
          </table:table-cell>
          <table:table-cell office:value-type="float" office:value="0.00466474520051724" calcext:value-type="float">
            <text:p>0.004664745200517</text:p>
          </table:table-cell>
          <table:table-cell office:value-type="float" office:value="0.00194171296850029" calcext:value-type="float">
            <text:p>0.0019417129685</text:p>
          </table:table-cell>
          <table:table-cell office:value-type="float" office:value="0.166599381776691" calcext:value-type="float">
            <text:p>0.166599381776691</text:p>
          </table:table-cell>
          <table:table-cell office:value-type="float" office:value="0.119399930560886" calcext:value-type="float">
            <text:p>0.119399930560886</text:p>
          </table:table-cell>
          <table:table-cell office:value-type="float" office:value="0.000612547801080332" calcext:value-type="float">
            <text:p>0.00061254780108</text:p>
          </table:table-cell>
          <table:table-cell office:value-type="float" office:value="0.744225529864063" calcext:value-type="float">
            <text:p>0.744225529864063</text:p>
          </table:table-cell>
          <table:table-cell office:value-type="float" office:value="0.410375354446361" calcext:value-type="float">
            <text:p>0.410375354446361</text:p>
          </table:table-cell>
          <table:table-cell office:value-type="float" office:value="0.902160258743631" calcext:value-type="float">
            <text:p>0.902160258743631</text:p>
          </table:table-cell>
          <table:table-cell office:value-type="float" office:value="2575562" calcext:value-type="float">
            <text:p>2575562</text:p>
          </table:table-cell>
          <table:table-cell table:number-columns-repeated="1000"/>
        </table:table-row>
        <table:table-row table:style-name="ro1">
          <table:table-cell office:value-type="float" office:value="52500799" calcext:value-type="float">
            <text:p>52500799</text:p>
          </table:table-cell>
          <table:table-cell office:value-type="string" calcext:value-type="string">
            <text:p><text:s/>France, Tarn (2003-2007)</text:p>
          </table:table-cell>
          <table:table-cell office:value-type="float" office:value="0.0147964490123736" calcext:value-type="float">
            <text:p>0.014796449012374</text:p>
          </table:table-cell>
          <table:table-cell office:value-type="float" office:value="0.0032487863458816" calcext:value-type="float">
            <text:p>0.003248786345882</text:p>
          </table:table-cell>
          <table:table-cell office:value-type="float" office:value="0.0272847567174623" calcext:value-type="float">
            <text:p>0.027284756717462</text:p>
          </table:table-cell>
          <table:table-cell office:value-type="float" office:value="0.00237277619828413" calcext:value-type="float">
            <text:p>0.002372776198284</text:p>
          </table:table-cell>
          <table:table-cell office:value-type="float" office:value="0.00737956977461279" calcext:value-type="float">
            <text:p>0.007379569774613</text:p>
          </table:table-cell>
          <table:table-cell office:value-type="float" office:value="0.0116487031222506" calcext:value-type="float">
            <text:p>0.011648703122251</text:p>
          </table:table-cell>
          <table:table-cell office:value-type="float" office:value="0.000230751629633598" calcext:value-type="float">
            <text:p>0.000230751629634</text:p>
          </table:table-cell>
          <table:table-cell office:value-type="float" office:value="0.00787946851771902" calcext:value-type="float">
            <text:p>0.007879468517719</text:p>
          </table:table-cell>
          <table:table-cell office:value-type="float" office:value="0.000272195515535826" calcext:value-type="float">
            <text:p>0.000272195515536</text:p>
          </table:table-cell>
          <table:table-cell office:value-type="float" office:value="0.00491938649889493" calcext:value-type="float">
            <text:p>0.004919386498895</text:p>
          </table:table-cell>
          <table:table-cell office:value-type="float" office:value="0.000152947191647421" calcext:value-type="float">
            <text:p>0.000152947191647</text:p>
          </table:table-cell>
          <table:table-cell office:value-type="float" office:value="0.00749150247014403" calcext:value-type="float">
            <text:p>0.007491502470144</text:p>
          </table:table-cell>
          <table:table-cell office:value-type="float" office:value="0.000470797226430634" calcext:value-type="float">
            <text:p>0.000470797226431</text:p>
          </table:table-cell>
          <table:table-cell office:value-type="float" office:value="0.00317798762825522" calcext:value-type="float">
            <text:p>0.003177987628255</text:p>
          </table:table-cell>
          <table:table-cell office:value-type="float" office:value="0.00202625545487781" calcext:value-type="float">
            <text:p>0.002026255454878</text:p>
          </table:table-cell>
          <table:table-cell office:value-type="float" office:value="0.155357846307317" calcext:value-type="float">
            <text:p>0.155357846307317</text:p>
          </table:table-cell>
          <table:table-cell office:value-type="float" office:value="0.106857545578664" calcext:value-type="float">
            <text:p>0.106857545578664</text:p>
          </table:table-cell>
          <table:table-cell office:value-type="float" office:value="0.000726947118129706" calcext:value-type="float">
            <text:p>0.00072694711813</text:p>
          </table:table-cell>
          <table:table-cell office:value-type="float" office:value="0.737575525906685" calcext:value-type="float">
            <text:p>0.737575525906685</text:p>
          </table:table-cell>
          <table:table-cell office:value-type="float" office:value="0.398040996308793" calcext:value-type="float">
            <text:p>0.398040996308793</text:p>
          </table:table-cell>
          <table:table-cell office:value-type="float" office:value="0.899379597502395" calcext:value-type="float">
            <text:p>0.899379597502395</text:p>
          </table:table-cell>
          <table:table-cell office:value-type="float" office:value="1604504" calcext:value-type="float">
            <text:p>1604504</text:p>
          </table:table-cell>
          <table:table-cell table:number-columns-repeated="1000"/>
        </table:table-row>
        <table:table-row table:style-name="ro1">
          <table:table-cell office:value-type="float" office:value="52500899" calcext:value-type="float">
            <text:p>52500899</text:p>
          </table:table-cell>
          <table:table-cell office:value-type="string" calcext:value-type="string">
            <text:p><text:s/>France, Herault (2003-2007)</text:p>
          </table:table-cell>
          <table:table-cell office:value-type="float" office:value="0.0188991066714468" calcext:value-type="float">
            <text:p>0.018899106671447</text:p>
          </table:table-cell>
          <table:table-cell office:value-type="float" office:value="0.00278994361687129" calcext:value-type="float">
            <text:p>0.002789943616871</text:p>
          </table:table-cell>
          <table:table-cell office:value-type="float" office:value="0.0315178396767884" calcext:value-type="float">
            <text:p>0.031517839676788</text:p>
          </table:table-cell>
          <table:table-cell office:value-type="float" office:value="0.00401611817096745" calcext:value-type="float">
            <text:p>0.004016118170967</text:p>
          </table:table-cell>
          <table:table-cell office:value-type="float" office:value="0.00895042697543696" calcext:value-type="float">
            <text:p>0.008950426975437</text:p>
          </table:table-cell>
          <table:table-cell office:value-type="float" office:value="0.0161689805066721" calcext:value-type="float">
            <text:p>0.016168980506672</text:p>
          </table:table-cell>
          <table:table-cell office:value-type="float" office:value="0.000293789255490239" calcext:value-type="float">
            <text:p>0.00029378925549</text:p>
          </table:table-cell>
          <table:table-cell office:value-type="float" office:value="0.00821582726891535" calcext:value-type="float">
            <text:p>0.008215827268915</text:p>
          </table:table-cell>
          <table:table-cell office:value-type="float" office:value="0.000152938496403806" calcext:value-type="float">
            <text:p>0.000152938496404</text:p>
          </table:table-cell>
          <table:table-cell office:value-type="float" office:value="0.0042955834956666" calcext:value-type="float">
            <text:p>0.004295583495667</text:p>
          </table:table-cell>
          <table:table-cell table:style-name="ce2" office:value-type="float" office:value="0.0000635236411219644" calcext:value-type="float">
            <text:p>6.35E-05</text:p>
          </table:table-cell>
          <table:table-cell office:value-type="float" office:value="0.00506988107796284" calcext:value-type="float">
            <text:p>0.005069881077963</text:p>
          </table:table-cell>
          <table:table-cell office:value-type="float" office:value="0.000224932027956322" calcext:value-type="float">
            <text:p>0.000224932027956</text:p>
          </table:table-cell>
          <table:table-cell office:value-type="float" office:value="0.00349638931001409" calcext:value-type="float">
            <text:p>0.003496389310014</text:p>
          </table:table-cell>
          <table:table-cell office:value-type="float" office:value="0.00212688070351246" calcext:value-type="float">
            <text:p>0.002126880703512</text:p>
          </table:table-cell>
          <table:table-cell office:value-type="float" office:value="0.162561461054989" calcext:value-type="float">
            <text:p>0.162561461054989</text:p>
          </table:table-cell>
          <table:table-cell office:value-type="float" office:value="0.112459307724715" calcext:value-type="float">
            <text:p>0.112459307724715</text:p>
          </table:table-cell>
          <table:table-cell office:value-type="float" office:value="0.000268681707639828" calcext:value-type="float">
            <text:p>0.00026868170764</text:p>
          </table:table-cell>
          <table:table-cell office:value-type="float" office:value="0.77368024283547" calcext:value-type="float">
            <text:p>0.77368024283547</text:p>
          </table:table-cell>
          <table:table-cell office:value-type="float" office:value="0.46651698183643" calcext:value-type="float">
            <text:p>0.46651698183643</text:p>
          </table:table-cell>
          <table:table-cell office:value-type="float" office:value="0.914320782561096" calcext:value-type="float">
            <text:p>0.914320782561096</text:p>
          </table:table-cell>
          <table:table-cell office:value-type="float" office:value="4522561" calcext:value-type="float">
            <text:p>4522561</text:p>
          </table:table-cell>
          <table:table-cell table:number-columns-repeated="1000"/>
        </table:table-row>
        <table:table-row table:style-name="ro1">
          <table:table-cell office:value-type="float" office:value="52501499" calcext:value-type="float">
            <text:p>52501499</text:p>
          </table:table-cell>
          <table:table-cell office:value-type="string" calcext:value-type="string">
            <text:p><text:s/>France, Loire Atlantique (2003-2007)</text:p>
          </table:table-cell>
          <table:table-cell office:value-type="float" office:value="0.0250361485568395" calcext:value-type="float">
            <text:p>0.02503614855684</text:p>
          </table:table-cell>
          <table:table-cell office:value-type="float" office:value="0.00501391335441818" calcext:value-type="float">
            <text:p>0.005013913354418</text:p>
          </table:table-cell>
          <table:table-cell office:value-type="float" office:value="0.0329172926199002" calcext:value-type="float">
            <text:p>0.0329172926199</text:p>
          </table:table-cell>
          <table:table-cell office:value-type="float" office:value="0.00711508281690433" calcext:value-type="float">
            <text:p>0.007115082816904</text:p>
          </table:table-cell>
          <table:table-cell office:value-type="float" office:value="0.00686599714290385" calcext:value-type="float">
            <text:p>0.006865997142904</text:p>
          </table:table-cell>
          <table:table-cell office:value-type="float" office:value="0.0163936651133515" calcext:value-type="float">
            <text:p>0.016393665113352</text:p>
          </table:table-cell>
          <table:table-cell office:value-type="float" office:value="0.000309313645774752" calcext:value-type="float">
            <text:p>0.000309313645775</text:p>
          </table:table-cell>
          <table:table-cell office:value-type="float" office:value="0.0135160507501659" calcext:value-type="float">
            <text:p>0.013516050750166</text:p>
          </table:table-cell>
          <table:table-cell office:value-type="float" office:value="0.000329316407476222" calcext:value-type="float">
            <text:p>0.000329316407476</text:p>
          </table:table-cell>
          <table:table-cell office:value-type="float" office:value="0.00496057403392701" calcext:value-type="float">
            <text:p>0.004960574033927</text:p>
          </table:table-cell>
          <table:table-cell office:value-type="float" office:value="0.000112806453120208" calcext:value-type="float">
            <text:p>0.00011280645312</text:p>
          </table:table-cell>
          <table:table-cell office:value-type="float" office:value="0.00742723001463368" calcext:value-type="float">
            <text:p>0.007427230014634</text:p>
          </table:table-cell>
          <table:table-cell office:value-type="float" office:value="0.000384400353420056" calcext:value-type="float">
            <text:p>0.00038440035342</text:p>
          </table:table-cell>
          <table:table-cell office:value-type="float" office:value="0.00495355697010221" calcext:value-type="float">
            <text:p>0.004953556970102</text:p>
          </table:table-cell>
          <table:table-cell office:value-type="float" office:value="0.00178998106917943" calcext:value-type="float">
            <text:p>0.001789981069179</text:p>
          </table:table-cell>
          <table:table-cell office:value-type="float" office:value="0.189469507104662" calcext:value-type="float">
            <text:p>0.189469507104662</text:p>
          </table:table-cell>
          <table:table-cell office:value-type="float" office:value="0.119125273078712" calcext:value-type="float">
            <text:p>0.119125273078712</text:p>
          </table:table-cell>
          <table:table-cell office:value-type="float" office:value="0.000371437585469536" calcext:value-type="float">
            <text:p>0.00037143758547</text:p>
          </table:table-cell>
          <table:table-cell office:value-type="float" office:value="0.76258575378383" calcext:value-type="float">
            <text:p>0.76258575378383</text:p>
          </table:table-cell>
          <table:table-cell office:value-type="float" office:value="0.445075941585744" calcext:value-type="float">
            <text:p>0.445075941585744</text:p>
          </table:table-cell>
          <table:table-cell office:value-type="float" office:value="0.909769947159375" calcext:value-type="float">
            <text:p>0.909769947159375</text:p>
          </table:table-cell>
          <table:table-cell office:value-type="float" office:value="5603482" calcext:value-type="float">
            <text:p>5603482</text:p>
          </table:table-cell>
          <table:table-cell table:number-columns-repeated="1000"/>
        </table:table-row>
        <table:table-row table:style-name="ro1">
          <table:table-cell office:value-type="float" office:value="52501699" calcext:value-type="float">
            <text:p>52501699</text:p>
          </table:table-cell>
          <table:table-cell office:value-type="string" calcext:value-type="string">
            <text:p><text:s/>France, Manche (2003-2007)</text:p>
          </table:table-cell>
          <table:table-cell office:value-type="float" office:value="0.0227749746277526" calcext:value-type="float">
            <text:p>0.022774974627753</text:p>
          </table:table-cell>
          <table:table-cell office:value-type="float" office:value="0.00597727295984053" calcext:value-type="float">
            <text:p>0.005977272959841</text:p>
          </table:table-cell>
          <table:table-cell office:value-type="float" office:value="0.0259923373781609" calcext:value-type="float">
            <text:p>0.025992337378161</text:p>
          </table:table-cell>
          <table:table-cell office:value-type="float" office:value="0.00218852642721915" calcext:value-type="float">
            <text:p>0.002188526427219</text:p>
          </table:table-cell>
          <table:table-cell office:value-type="float" office:value="0.00669905047271129" calcext:value-type="float">
            <text:p>0.006699050472711</text:p>
          </table:table-cell>
          <table:table-cell office:value-type="float" office:value="0.0119740808588342" calcext:value-type="float">
            <text:p>0.011974080858834</text:p>
          </table:table-cell>
          <table:table-cell office:value-type="float" office:value="0.000167383131787349" calcext:value-type="float">
            <text:p>0.000167383131787</text:p>
          </table:table-cell>
          <table:table-cell office:value-type="float" office:value="0.00823564491945622" calcext:value-type="float">
            <text:p>0.008235644919456</text:p>
          </table:table-cell>
          <table:table-cell office:value-type="float" office:value="0.000389694098305213" calcext:value-type="float">
            <text:p>0.000389694098305</text:p>
          </table:table-cell>
          <table:table-cell office:value-type="float" office:value="0.00397798888071767" calcext:value-type="float">
            <text:p>0.003977988880718</text:p>
          </table:table-cell>
          <table:table-cell office:value-type="float" office:value="0.00010543781693508" calcext:value-type="float">
            <text:p>0.000105437816935</text:p>
          </table:table-cell>
          <table:table-cell office:value-type="float" office:value="0.00492205398815919" calcext:value-type="float">
            <text:p>0.004922053988159</text:p>
          </table:table-cell>
          <table:table-cell office:value-type="float" office:value="0.000375460113287259" calcext:value-type="float">
            <text:p>0.000375460113287</text:p>
          </table:table-cell>
          <table:table-cell office:value-type="float" office:value="0.00456046781261032" calcext:value-type="float">
            <text:p>0.00456046781261</text:p>
          </table:table-cell>
          <table:table-cell office:value-type="float" office:value="0.00157951230742836" calcext:value-type="float">
            <text:p>0.001579512307428</text:p>
          </table:table-cell>
          <table:table-cell office:value-type="float" office:value="0.157741990732642" calcext:value-type="float">
            <text:p>0.157741990732642</text:p>
          </table:table-cell>
          <table:table-cell office:value-type="float" office:value="0.103649170018577" calcext:value-type="float">
            <text:p>0.103649170018577</text:p>
          </table:table-cell>
          <table:table-cell office:value-type="float" office:value="0.000649666903291157" calcext:value-type="float">
            <text:p>0.000649666903291</text:p>
          </table:table-cell>
          <table:table-cell office:value-type="float" office:value="0.741962485370779" calcext:value-type="float">
            <text:p>0.741962485370779</text:p>
          </table:table-cell>
          <table:table-cell office:value-type="float" office:value="0.406164126559796" calcext:value-type="float">
            <text:p>0.406164126559796</text:p>
          </table:table-cell>
          <table:table-cell office:value-type="float" office:value="0.901215450374596" calcext:value-type="float">
            <text:p>0.901215450374596</text:p>
          </table:table-cell>
          <table:table-cell office:value-type="float" office:value="2201650" calcext:value-type="float">
            <text:p>2201650</text:p>
          </table:table-cell>
          <table:table-cell table:number-columns-repeated="1000"/>
        </table:table-row>
        <table:table-row table:style-name="ro1">
          <table:table-cell office:value-type="float" office:value="52501799" calcext:value-type="float">
            <text:p>52501799</text:p>
          </table:table-cell>
          <table:table-cell office:value-type="string" calcext:value-type="string">
            <text:p><text:s/>France, Vendee (2003-2007)</text:p>
          </table:table-cell>
          <table:table-cell office:value-type="float" office:value="0.0197072914583646" calcext:value-type="float">
            <text:p>0.019707291458365</text:p>
          </table:table-cell>
          <table:table-cell office:value-type="float" office:value="0.0039925122471744" calcext:value-type="float">
            <text:p>0.003992512247174</text:p>
          </table:table-cell>
          <table:table-cell office:value-type="float" office:value="0.0320429551107055" calcext:value-type="float">
            <text:p>0.032042955110706</text:p>
          </table:table-cell>
          <table:table-cell office:value-type="float" office:value="0.00488179406788526" calcext:value-type="float">
            <text:p>0.004881794067885</text:p>
          </table:table-cell>
          <table:table-cell office:value-type="float" office:value="0.00578246584900972" calcext:value-type="float">
            <text:p>0.00578246584901</text:p>
          </table:table-cell>
          <table:table-cell office:value-type="float" office:value="0.0133688525307353" calcext:value-type="float">
            <text:p>0.013368852530735</text:p>
          </table:table-cell>
          <table:table-cell office:value-type="float" office:value="0.000304193897142336" calcext:value-type="float">
            <text:p>0.000304193897142</text:p>
          </table:table-cell>
          <table:table-cell office:value-type="float" office:value="0.00955111503819174" calcext:value-type="float">
            <text:p>0.009551115038192</text:p>
          </table:table-cell>
          <table:table-cell office:value-type="float" office:value="0.000117067715951585" calcext:value-type="float">
            <text:p>0.000117067715952</text:p>
          </table:table-cell>
          <table:table-cell office:value-type="float" office:value="0.00511082055262671" calcext:value-type="float">
            <text:p>0.005110820552627</text:p>
          </table:table-cell>
          <table:table-cell office:value-type="float" office:value="0.000111131514920615" calcext:value-type="float">
            <text:p>0.000111131514921</text:p>
          </table:table-cell>
          <table:table-cell office:value-type="float" office:value="0.0109373800528643" calcext:value-type="float">
            <text:p>0.010937380052864</text:p>
          </table:table-cell>
          <table:table-cell office:value-type="float" office:value="0.000529743860936238" calcext:value-type="float">
            <text:p>0.000529743860936</text:p>
          </table:table-cell>
          <table:table-cell office:value-type="float" office:value="0.00257294436485892" calcext:value-type="float">
            <text:p>0.002572944364859</text:p>
          </table:table-cell>
          <table:table-cell office:value-type="float" office:value="0.00143344817046574" calcext:value-type="float">
            <text:p>0.001433448170466</text:p>
          </table:table-cell>
          <table:table-cell office:value-type="float" office:value="0.151912592042843" calcext:value-type="float">
            <text:p>0.151912592042843</text:p>
          </table:table-cell>
          <table:table-cell office:value-type="float" office:value="0.111022283665238" calcext:value-type="float">
            <text:p>0.111022283665238</text:p>
          </table:table-cell>
          <table:table-cell office:value-type="float" office:value="0.000832999564775783" calcext:value-type="float">
            <text:p>0.000832999564776</text:p>
          </table:table-cell>
          <table:table-cell office:value-type="float" office:value="0.732145700402673" calcext:value-type="float">
            <text:p>0.732145700402673</text:p>
          </table:table-cell>
          <table:table-cell office:value-type="float" office:value="0.388060037047465" calcext:value-type="float">
            <text:p>0.388060037047465</text:p>
          </table:table-cell>
          <table:table-cell office:value-type="float" office:value="0.897099395864082" calcext:value-type="float">
            <text:p>0.897099395864082</text:p>
          </table:table-cell>
          <table:table-cell office:value-type="float" office:value="2661203" calcext:value-type="float">
            <text:p>2661203</text:p>
          </table:table-cell>
          <table:table-cell table:number-columns-repeated="1000"/>
        </table:table-row>
        <table:table-row table:style-name="ro1">
          <table:table-cell office:value-type="float" office:value="52760299" calcext:value-type="float">
            <text:p>52760299</text:p>
          </table:table-cell>
          <table:table-cell office:value-type="string" calcext:value-type="string">
            <text:p><text:s/>Germany, Hamburg (2003-2007)</text:p>
          </table:table-cell>
          <table:table-cell office:value-type="float" office:value="0.0172137878550655" calcext:value-type="float">
            <text:p>0.017213787855066</text:p>
          </table:table-cell>
          <table:table-cell office:value-type="float" office:value="0.00281539923974014" calcext:value-type="float">
            <text:p>0.00281539923974</text:p>
          </table:table-cell>
          <table:table-cell office:value-type="float" office:value="0.0314950437519523" calcext:value-type="float">
            <text:p>0.031495043751952</text:p>
          </table:table-cell>
          <table:table-cell office:value-type="float" office:value="0.00309104242951086" calcext:value-type="float">
            <text:p>0.003091042429511</text:p>
          </table:table-cell>
          <table:table-cell office:value-type="float" office:value="0.00933236875909764" calcext:value-type="float">
            <text:p>0.009332368759098</text:p>
          </table:table-cell>
          <table:table-cell office:value-type="float" office:value="0.0115842666340715" calcext:value-type="float">
            <text:p>0.011584266634072</text:p>
          </table:table-cell>
          <table:table-cell office:value-type="float" office:value="0.000287554784020019" calcext:value-type="float">
            <text:p>0.00028755478402</text:p>
          </table:table-cell>
          <table:table-cell office:value-type="float" office:value="0.0118997257473355" calcext:value-type="float">
            <text:p>0.011899725747336</text:p>
          </table:table-cell>
          <table:table-cell office:value-type="float" office:value="0.000209680003716937" calcext:value-type="float">
            <text:p>0.000209680003717</text:p>
          </table:table-cell>
          <table:table-cell office:value-type="float" office:value="0.00651611793151178" calcext:value-type="float">
            <text:p>0.006516117931512</text:p>
          </table:table-cell>
          <table:table-cell table:style-name="ce2" office:value-type="float" office:value="0.0000539113609630925" calcext:value-type="float">
            <text:p>5.39E-05</text:p>
          </table:table-cell>
          <table:table-cell office:value-type="float" office:value="0.00151105933716331" calcext:value-type="float">
            <text:p>0.001511059337163</text:p>
          </table:table-cell>
          <table:table-cell table:style-name="ce2" office:value-type="float" office:value="0.0000998488243247224" calcext:value-type="float">
            <text:p>9.98E-05</text:p>
          </table:table-cell>
          <table:table-cell office:value-type="float" office:value="0.00294553560948635" calcext:value-type="float">
            <text:p>0.002945535609486</text:p>
          </table:table-cell>
          <table:table-cell office:value-type="float" office:value="0.00262892385179889" calcext:value-type="float">
            <text:p>0.002628923851799</text:p>
          </table:table-cell>
          <table:table-cell office:value-type="float" office:value="0.101600111646489" calcext:value-type="float">
            <text:p>0.101600111646489</text:p>
          </table:table-cell>
          <table:table-cell office:value-type="float" office:value="0.0954840877251407" calcext:value-type="float">
            <text:p>0.095484087725141</text:p>
          </table:table-cell>
          <table:table-cell table:style-name="ce2" office:value-type="float" office:value="0.0000723930105501758" calcext:value-type="float">
            <text:p>7.24E-05</text:p>
          </table:table-cell>
          <table:table-cell office:value-type="float" office:value="0.813083461444187" calcext:value-type="float">
            <text:p>0.813083461444187</text:p>
          </table:table-cell>
          <table:table-cell office:value-type="float" office:value="0.545700997045136" calcext:value-type="float">
            <text:p>0.545700997045136</text:p>
          </table:table-cell>
          <table:table-cell office:value-type="float" office:value="0.930201479895158" calcext:value-type="float">
            <text:p>0.930201479895158</text:p>
          </table:table-cell>
          <table:table-cell office:value-type="float" office:value="7970294" calcext:value-type="float">
            <text:p>7970294</text:p>
          </table:table-cell>
          <table:table-cell table:number-columns-repeated="1000"/>
        </table:table-row>
        <table:table-row table:style-name="ro1">
          <table:table-cell office:value-type="float" office:value="52760599" calcext:value-type="float">
            <text:p>52760599</text:p>
          </table:table-cell>
          <table:table-cell office:value-type="string" calcext:value-type="string">
            <text:p><text:s/>Germany, Munich (2003-2007)</text:p>
          </table:table-cell>
          <table:table-cell office:value-type="float" office:value="0.0128222381557629" calcext:value-type="float">
            <text:p>0.012822238155763</text:p>
          </table:table-cell>
          <table:table-cell office:value-type="float" office:value="0.0026666344283585" calcext:value-type="float">
            <text:p>0.002666634428359</text:p>
          </table:table-cell>
          <table:table-cell office:value-type="float" office:value="0.0381890378481334" calcext:value-type="float">
            <text:p>0.038189037848133</text:p>
          </table:table-cell>
          <table:table-cell office:value-type="float" office:value="0.00301108516027593" calcext:value-type="float">
            <text:p>0.003011085160276</text:p>
          </table:table-cell>
          <table:table-cell office:value-type="float" office:value="0.00925346655508609" calcext:value-type="float">
            <text:p>0.009253466555086</text:p>
          </table:table-cell>
          <table:table-cell office:value-type="float" office:value="0.00947540267643734" calcext:value-type="float">
            <text:p>0.009475402676437</text:p>
          </table:table-cell>
          <table:table-cell office:value-type="float" office:value="0.000198360451289054" calcext:value-type="float">
            <text:p>0.000198360451289</text:p>
          </table:table-cell>
          <table:table-cell office:value-type="float" office:value="0.0137471990336878" calcext:value-type="float">
            <text:p>0.013747199033688</text:p>
          </table:table-cell>
          <table:table-cell office:value-type="float" office:value="0.000147834766765182" calcext:value-type="float">
            <text:p>0.000147834766765</text:p>
          </table:table-cell>
          <table:table-cell office:value-type="float" office:value="0.00735306859101976" calcext:value-type="float">
            <text:p>0.00735306859102</text:p>
          </table:table-cell>
          <table:table-cell office:value-type="float" office:value="0.000141925304087405" calcext:value-type="float">
            <text:p>0.000141925304087</text:p>
          </table:table-cell>
          <table:table-cell office:value-type="float" office:value="0.00632365164256338" calcext:value-type="float">
            <text:p>0.006323651642563</text:p>
          </table:table-cell>
          <table:table-cell office:value-type="float" office:value="0.000343075902909797" calcext:value-type="float">
            <text:p>0.00034307590291</text:p>
          </table:table-cell>
          <table:table-cell office:value-type="float" office:value="0.00247537929129548" calcext:value-type="float">
            <text:p>0.002475379291295</text:p>
          </table:table-cell>
          <table:table-cell office:value-type="float" office:value="0.00221688479309447" calcext:value-type="float">
            <text:p>0.002216884793094</text:p>
          </table:table-cell>
          <table:table-cell office:value-type="float" office:value="0.108673968898446" calcext:value-type="float">
            <text:p>0.108673968898446</text:p>
          </table:table-cell>
          <table:table-cell office:value-type="float" office:value="0.0990477776287352" calcext:value-type="float">
            <text:p>0.099047777628735</text:p>
          </table:table-cell>
          <table:table-cell office:value-type="float" office:value="0.000158574650832799" calcext:value-type="float">
            <text:p>0.000158574650833</text:p>
          </table:table-cell>
          <table:table-cell office:value-type="float" office:value="0.790529800873225" calcext:value-type="float">
            <text:p>0.790529800873225</text:p>
          </table:table-cell>
          <table:table-cell office:value-type="float" office:value="0.499785561473997" calcext:value-type="float">
            <text:p>0.499785561473997</text:p>
          </table:table-cell>
          <table:table-cell office:value-type="float" office:value="0.921165013450199" calcext:value-type="float">
            <text:p>0.921165013450199</text:p>
          </table:table-cell>
          <table:table-cell office:value-type="float" office:value="17989671" calcext:value-type="float">
            <text:p>17989671</text:p>
          </table:table-cell>
          <table:table-cell table:number-columns-repeated="1000"/>
        </table:table-row>
        <table:table-row table:style-name="ro1">
          <table:table-cell office:value-type="float" office:value="52761199" calcext:value-type="float">
            <text:p>52761199</text:p>
          </table:table-cell>
          <table:table-cell office:value-type="string" calcext:value-type="string">
            <text:p><text:s/>Germany, North Rhine-Westphalia (2003-2007)</text:p>
          </table:table-cell>
          <table:table-cell office:value-type="float" office:value="0.014181840905088" calcext:value-type="float">
            <text:p>0.014181840905088</text:p>
          </table:table-cell>
          <table:table-cell office:value-type="float" office:value="0.00310378697968628" calcext:value-type="float">
            <text:p>0.003103786979686</text:p>
          </table:table-cell>
          <table:table-cell office:value-type="float" office:value="0.0430452414223772" calcext:value-type="float">
            <text:p>0.043045241422377</text:p>
          </table:table-cell>
          <table:table-cell office:value-type="float" office:value="0.00214634659630703" calcext:value-type="float">
            <text:p>0.002146346596307</text:p>
          </table:table-cell>
          <table:table-cell office:value-type="float" office:value="0.00817284619952726" calcext:value-type="float">
            <text:p>0.008172846199527</text:p>
          </table:table-cell>
          <table:table-cell office:value-type="float" office:value="0.0113430177054658" calcext:value-type="float">
            <text:p>0.011343017705466</text:p>
          </table:table-cell>
          <table:table-cell office:value-type="float" office:value="0.000240067205596752" calcext:value-type="float">
            <text:p>0.000240067205597</text:p>
          </table:table-cell>
          <table:table-cell office:value-type="float" office:value="0.0104182288644017" calcext:value-type="float">
            <text:p>0.010418228864402</text:p>
          </table:table-cell>
          <table:table-cell office:value-type="float" office:value="0.000188218803531241" calcext:value-type="float">
            <text:p>0.000188218803531</text:p>
          </table:table-cell>
          <table:table-cell office:value-type="float" office:value="0.00812348072183679" calcext:value-type="float">
            <text:p>0.008123480721837</text:p>
          </table:table-cell>
          <table:table-cell office:value-type="float" office:value="0.000154837467316907" calcext:value-type="float">
            <text:p>0.000154837467317</text:p>
          </table:table-cell>
          <table:table-cell office:value-type="float" office:value="0.0027216361639956" calcext:value-type="float">
            <text:p>0.002721636163996</text:p>
          </table:table-cell>
          <table:table-cell office:value-type="float" office:value="0.000167021947597737" calcext:value-type="float">
            <text:p>0.000167021947598</text:p>
          </table:table-cell>
          <table:table-cell office:value-type="float" office:value="0.00213945508422901" calcext:value-type="float">
            <text:p>0.002139455084229</text:p>
          </table:table-cell>
          <table:table-cell office:value-type="float" office:value="0.00235771935804573" calcext:value-type="float">
            <text:p>0.002357719358046</text:p>
          </table:table-cell>
          <table:table-cell office:value-type="float" office:value="0.107421947586172" calcext:value-type="float">
            <text:p>0.107421947586172</text:p>
          </table:table-cell>
          <table:table-cell office:value-type="float" office:value="0.0995815732555204" calcext:value-type="float">
            <text:p>0.09958157325552</text:p>
          </table:table-cell>
          <table:table-cell office:value-type="float" office:value="0.000148465664254527" calcext:value-type="float">
            <text:p>0.000148465664255</text:p>
          </table:table-cell>
          <table:table-cell office:value-type="float" office:value="0.79253519995946" calcext:value-type="float">
            <text:p>0.79253519995946</text:p>
          </table:table-cell>
          <table:table-cell office:value-type="float" office:value="0.503803081667121" calcext:value-type="float">
            <text:p>0.503803081667121</text:p>
          </table:table-cell>
          <table:table-cell office:value-type="float" office:value="0.92197425363022" calcext:value-type="float">
            <text:p>0.92197425363022</text:p>
          </table:table-cell>
          <table:table-cell office:value-type="float" office:value="12070131" calcext:value-type="float">
            <text:p>12070131</text:p>
          </table:table-cell>
          <table:table-cell table:number-columns-repeated="1000"/>
        </table:table-row>
        <table:table-row table:style-name="ro1">
          <table:table-cell office:value-type="float" office:value="52761299" calcext:value-type="float">
            <text:p>52761299</text:p>
          </table:table-cell>
          <table:table-cell office:value-type="string" calcext:value-type="string">
            <text:p><text:s/>Germany, Bremen (2003-2007)</text:p>
          </table:table-cell>
          <table:table-cell office:value-type="float" office:value="0.0186457306070709" calcext:value-type="float">
            <text:p>0.018645730607071</text:p>
          </table:table-cell>
          <table:table-cell office:value-type="float" office:value="0.00343511758912228" calcext:value-type="float">
            <text:p>0.003435117589122</text:p>
          </table:table-cell>
          <table:table-cell office:value-type="float" office:value="0.0396046839673568" calcext:value-type="float">
            <text:p>0.039604683967357</text:p>
          </table:table-cell>
          <table:table-cell office:value-type="float" office:value="0.00197050456189382" calcext:value-type="float">
            <text:p>0.001970504561894</text:p>
          </table:table-cell>
          <table:table-cell office:value-type="float" office:value="0.00952685210565971" calcext:value-type="float">
            <text:p>0.00952685210566</text:p>
          </table:table-cell>
          <table:table-cell office:value-type="float" office:value="0.0196048394774394" calcext:value-type="float">
            <text:p>0.019604839477439</text:p>
          </table:table-cell>
          <table:table-cell office:value-type="float" office:value="0.000174827486648525" calcext:value-type="float">
            <text:p>0.000174827486649</text:p>
          </table:table-cell>
          <table:table-cell office:value-type="float" office:value="0.00958726925000114" calcext:value-type="float">
            <text:p>0.009587269250001</text:p>
          </table:table-cell>
          <table:table-cell office:value-type="float" office:value="0.000351641166781178" calcext:value-type="float">
            <text:p>0.000351641166781</text:p>
          </table:table-cell>
          <table:table-cell office:value-type="float" office:value="0.00675271329656734" calcext:value-type="float">
            <text:p>0.006752713296567</text:p>
          </table:table-cell>
          <table:table-cell table:style-name="ce2" office:value-type="float" office:value="0.0000337692422242169" calcext:value-type="float">
            <text:p>3.38E-05</text:p>
          </table:table-cell>
          <table:table-cell office:value-type="float" office:value="0.00253808143726731" calcext:value-type="float">
            <text:p>0.002538081437267</text:p>
          </table:table-cell>
          <table:table-cell office:value-type="float" office:value="0.000280994307971587" calcext:value-type="float">
            <text:p>0.000280994307972</text:p>
          </table:table-cell>
          <table:table-cell office:value-type="float" office:value="0.00266033847931288" calcext:value-type="float">
            <text:p>0.002660338479313</text:p>
          </table:table-cell>
          <table:table-cell office:value-type="float" office:value="0.0016798440139101" calcext:value-type="float">
            <text:p>0.00167984401391</text:p>
          </table:table-cell>
          <table:table-cell office:value-type="float" office:value="0.089258880024756" calcext:value-type="float">
            <text:p>0.089258880024756</text:p>
          </table:table-cell>
          <table:table-cell office:value-type="float" office:value="0.0977983315312342" calcext:value-type="float">
            <text:p>0.097798331531234</text:p>
          </table:table-cell>
          <table:table-cell office:value-type="float" office:value="0.000485462454233421" calcext:value-type="float">
            <text:p>0.000485462454233</text:p>
          </table:table-cell>
          <table:table-cell office:value-type="float" office:value="0.75295207472373" calcext:value-type="float">
            <text:p>0.75295207472373</text:p>
          </table:table-cell>
          <table:table-cell office:value-type="float" office:value="0.426748729568854" calcext:value-type="float">
            <text:p>0.426748729568854</text:p>
          </table:table-cell>
          <table:table-cell office:value-type="float" office:value="0.90578941188247" calcext:value-type="float">
            <text:p>0.90578941188247</text:p>
          </table:table-cell>
          <table:table-cell office:value-type="float" office:value="3015962" calcext:value-type="float">
            <text:p>3015962</text:p>
          </table:table-cell>
          <table:table-cell table:number-columns-repeated="1000"/>
        </table:table-row>
        <table:table-row table:style-name="ro1">
          <table:table-cell office:value-type="float" office:value="52761699" calcext:value-type="float">
            <text:p>52761699</text:p>
          </table:table-cell>
          <table:table-cell office:value-type="string" calcext:value-type="string">
            <text:p><text:s/>Germany, Schleswig-Holstein (2003-2007)</text:p>
          </table:table-cell>
          <table:table-cell office:value-type="float" office:value="0.0142942635364295" calcext:value-type="float">
            <text:p>0.01429426353643</text:p>
          </table:table-cell>
          <table:table-cell office:value-type="float" office:value="0.00276690331247012" calcext:value-type="float">
            <text:p>0.00276690331247</text:p>
          </table:table-cell>
          <table:table-cell office:value-type="float" office:value="0.0405077569227338" calcext:value-type="float">
            <text:p>0.040507756922734</text:p>
          </table:table-cell>
          <table:table-cell office:value-type="float" office:value="0.00156020816423668" calcext:value-type="float">
            <text:p>0.001560208164237</text:p>
          </table:table-cell>
          <table:table-cell office:value-type="float" office:value="0.00924696827230733" calcext:value-type="float">
            <text:p>0.009246968272307</text:p>
          </table:table-cell>
          <table:table-cell office:value-type="float" office:value="0.0125376422781713" calcext:value-type="float">
            <text:p>0.012537642278171</text:p>
          </table:table-cell>
          <table:table-cell office:value-type="float" office:value="0.000176634912891763" calcext:value-type="float">
            <text:p>0.000176634912892</text:p>
          </table:table-cell>
          <table:table-cell office:value-type="float" office:value="0.0142896880936443" calcext:value-type="float">
            <text:p>0.014289688093644</text:p>
          </table:table-cell>
          <table:table-cell office:value-type="float" office:value="0.00011210822898563" calcext:value-type="float">
            <text:p>0.000112108228986</text:p>
          </table:table-cell>
          <table:table-cell office:value-type="float" office:value="0.00793129074693807" calcext:value-type="float">
            <text:p>0.007931290746938</text:p>
          </table:table-cell>
          <table:table-cell office:value-type="float" office:value="0.000120160107804197" calcext:value-type="float">
            <text:p>0.000120160107804</text:p>
          </table:table-cell>
          <table:table-cell office:value-type="float" office:value="0.00242319157720089" calcext:value-type="float">
            <text:p>0.002423191577201</text:p>
          </table:table-cell>
          <table:table-cell office:value-type="float" office:value="0.000109554004265348" calcext:value-type="float">
            <text:p>0.000109554004265</text:p>
          </table:table-cell>
          <table:table-cell office:value-type="float" office:value="0.00338215471547237" calcext:value-type="float">
            <text:p>0.003382154715472</text:p>
          </table:table-cell>
          <table:table-cell office:value-type="float" office:value="0.00225931826254803" calcext:value-type="float">
            <text:p>0.002259318262548</text:p>
          </table:table-cell>
          <table:table-cell office:value-type="float" office:value="0.11269886707324" calcext:value-type="float">
            <text:p>0.11269886707324</text:p>
          </table:table-cell>
          <table:table-cell office:value-type="float" office:value="0.110831137135085" calcext:value-type="float">
            <text:p>0.110831137135085</text:p>
          </table:table-cell>
          <table:table-cell table:style-name="ce2" office:value-type="float" office:value="0.0000756904027148231" calcext:value-type="float">
            <text:p>7.57E-05</text:p>
          </table:table-cell>
          <table:table-cell office:value-type="float" office:value="0.811876177225894" calcext:value-type="float">
            <text:p>0.811876177225894</text:p>
          </table:table-cell>
          <table:table-cell office:value-type="float" office:value="0.543201815598766" calcext:value-type="float">
            <text:p>0.543201815598766</text:p>
          </table:table-cell>
          <table:table-cell office:value-type="float" office:value="0.929721333036973" calcext:value-type="float">
            <text:p>0.929721333036973</text:p>
          </table:table-cell>
          <table:table-cell office:value-type="float" office:value="12990626" calcext:value-type="float">
            <text:p>12990626</text:p>
          </table:table-cell>
          <table:table-cell table:number-columns-repeated="1000"/>
        </table:table-row>
        <table:table-row table:style-name="ro1">
          <table:table-cell office:value-type="float" office:value="52762299" calcext:value-type="float">
            <text:p>52762299</text:p>
          </table:table-cell>
          <table:table-cell office:value-type="string" calcext:value-type="string">
            <text:p><text:s/>Germany, Brandenburg (2003-2007)</text:p>
          </table:table-cell>
          <table:table-cell office:value-type="float" office:value="0.0148040400202999" calcext:value-type="float">
            <text:p>0.0148040400203</text:p>
          </table:table-cell>
          <table:table-cell office:value-type="float" office:value="0.00336826462658558" calcext:value-type="float">
            <text:p>0.003368264626586</text:p>
          </table:table-cell>
          <table:table-cell office:value-type="float" office:value="0.0405746669100866" calcext:value-type="float">
            <text:p>0.040574666910087</text:p>
          </table:table-cell>
          <table:table-cell office:value-type="float" office:value="0.00231661158950967" calcext:value-type="float">
            <text:p>0.00231661158951</text:p>
          </table:table-cell>
          <table:table-cell office:value-type="float" office:value="0.0103371537864688" calcext:value-type="float">
            <text:p>0.010337153786469</text:p>
          </table:table-cell>
          <table:table-cell office:value-type="float" office:value="0.0103369872144513" calcext:value-type="float">
            <text:p>0.010336987214451</text:p>
          </table:table-cell>
          <table:table-cell office:value-type="float" office:value="0.00025133764372329" calcext:value-type="float">
            <text:p>0.000251337643723</text:p>
          </table:table-cell>
          <table:table-cell office:value-type="float" office:value="0.00827916737595707" calcext:value-type="float">
            <text:p>0.008279167375957</text:p>
          </table:table-cell>
          <table:table-cell office:value-type="float" office:value="0.000155067647098211" calcext:value-type="float">
            <text:p>0.000155067647098</text:p>
          </table:table-cell>
          <table:table-cell office:value-type="float" office:value="0.00669891346783796" calcext:value-type="float">
            <text:p>0.006698913467838</text:p>
          </table:table-cell>
          <table:table-cell office:value-type="float" office:value="0.000195921915418906" calcext:value-type="float">
            <text:p>0.000195921915419</text:p>
          </table:table-cell>
          <table:table-cell office:value-type="float" office:value="0.00446253331097378" calcext:value-type="float">
            <text:p>0.004462533310974</text:p>
          </table:table-cell>
          <table:table-cell office:value-type="float" office:value="0.000247663746988603" calcext:value-type="float">
            <text:p>0.000247663746989</text:p>
          </table:table-cell>
          <table:table-cell office:value-type="float" office:value="0.00326419251059664" calcext:value-type="float">
            <text:p>0.003264192510597</text:p>
          </table:table-cell>
          <table:table-cell office:value-type="float" office:value="0.00229363942486661" calcext:value-type="float">
            <text:p>0.002293639424867</text:p>
          </table:table-cell>
          <table:table-cell office:value-type="float" office:value="0.107836366124594" calcext:value-type="float">
            <text:p>0.107836366124594</text:p>
          </table:table-cell>
          <table:table-cell office:value-type="float" office:value="0.074202140847313" calcext:value-type="float">
            <text:p>0.074202140847313</text:p>
          </table:table-cell>
          <table:table-cell office:value-type="float" office:value="0.000148294526535864" calcext:value-type="float">
            <text:p>0.000148294526536</text:p>
          </table:table-cell>
          <table:table-cell office:value-type="float" office:value="0.79257012398593" calcext:value-type="float">
            <text:p>0.79257012398593</text:p>
          </table:table-cell>
          <table:table-cell office:value-type="float" office:value="0.503873157618633" calcext:value-type="float">
            <text:p>0.503873157618633</text:p>
          </table:table-cell>
          <table:table-cell office:value-type="float" office:value="0.921988336540501" calcext:value-type="float">
            <text:p>0.921988336540501</text:p>
          </table:table-cell>
          <table:table-cell office:value-type="float" office:value="11890429" calcext:value-type="float">
            <text:p>11890429</text:p>
          </table:table-cell>
          <table:table-cell table:number-columns-repeated="1000"/>
        </table:table-row>
        <table:table-row table:style-name="ro1">
          <table:table-cell office:value-type="float" office:value="52762399" calcext:value-type="float">
            <text:p>52762399</text:p>
          </table:table-cell>
          <table:table-cell office:value-type="string" calcext:value-type="string">
            <text:p><text:s/>Germany, Mecklenburg-Western Pomerania (2003-2007)</text:p>
          </table:table-cell>
          <table:table-cell office:value-type="float" office:value="0.0171215051047081" calcext:value-type="float">
            <text:p>0.017121505104708</text:p>
          </table:table-cell>
          <table:table-cell office:value-type="float" office:value="0.00421437327603961" calcext:value-type="float">
            <text:p>0.00421437327604</text:p>
          </table:table-cell>
          <table:table-cell office:value-type="float" office:value="0.0392355798447966" calcext:value-type="float">
            <text:p>0.039235579844797</text:p>
          </table:table-cell>
          <table:table-cell office:value-type="float" office:value="0.00252112466926868" calcext:value-type="float">
            <text:p>0.002521124669269</text:p>
          </table:table-cell>
          <table:table-cell office:value-type="float" office:value="0.00943618217292223" calcext:value-type="float">
            <text:p>0.009436182172922</text:p>
          </table:table-cell>
          <table:table-cell office:value-type="float" office:value="0.0107325529715804" calcext:value-type="float">
            <text:p>0.01073255297158</text:p>
          </table:table-cell>
          <table:table-cell office:value-type="float" office:value="0.000198435735834876" calcext:value-type="float">
            <text:p>0.000198435735835</text:p>
          </table:table-cell>
          <table:table-cell office:value-type="float" office:value="0.00936187923943116" calcext:value-type="float">
            <text:p>0.009361879239431</text:p>
          </table:table-cell>
          <table:table-cell office:value-type="float" office:value="0.00016118359253624" calcext:value-type="float">
            <text:p>0.000161183592536</text:p>
          </table:table-cell>
          <table:table-cell office:value-type="float" office:value="0.00687706485891224" calcext:value-type="float">
            <text:p>0.006877064858912</text:p>
          </table:table-cell>
          <table:table-cell table:style-name="ce2" office:value-type="float" office:value="0.0000740361350480104" calcext:value-type="float">
            <text:p>7.40E-05</text:p>
          </table:table-cell>
          <table:table-cell office:value-type="float" office:value="0.00378780628012731" calcext:value-type="float">
            <text:p>0.003787806280127</text:p>
          </table:table-cell>
          <table:table-cell office:value-type="float" office:value="0.000256614982024529" calcext:value-type="float">
            <text:p>0.000256614982025</text:p>
          </table:table-cell>
          <table:table-cell office:value-type="float" office:value="0.00389103552063166" calcext:value-type="float">
            <text:p>0.003891035520632</text:p>
          </table:table-cell>
          <table:table-cell office:value-type="float" office:value="0.00223470907482413" calcext:value-type="float">
            <text:p>0.002234709074824</text:p>
          </table:table-cell>
          <table:table-cell office:value-type="float" office:value="0.10545051065731" calcext:value-type="float">
            <text:p>0.10545051065731</text:p>
          </table:table-cell>
          <table:table-cell office:value-type="float" office:value="0.0757751130330989" calcext:value-type="float">
            <text:p>0.075775113033099</text:p>
          </table:table-cell>
          <table:table-cell office:value-type="float" office:value="0.000134682683814669" calcext:value-type="float">
            <text:p>0.000134682683815</text:p>
          </table:table-cell>
          <table:table-cell office:value-type="float" office:value="0.795462707192755" calcext:value-type="float">
            <text:p>0.795462707192755</text:p>
          </table:table-cell>
          <table:table-cell office:value-type="float" office:value="0.509690421815199" calcext:value-type="float">
            <text:p>0.509690421815199</text:p>
          </table:table-cell>
          <table:table-cell office:value-type="float" office:value="0.923153566566103" calcext:value-type="float">
            <text:p>0.923153566566103</text:p>
          </table:table-cell>
          <table:table-cell office:value-type="float" office:value="7966404" calcext:value-type="float">
            <text:p>7966404</text:p>
          </table:table-cell>
          <table:table-cell table:number-columns-repeated="1000"/>
        </table:table-row>
        <table:table-row table:style-name="ro1">
          <table:table-cell office:value-type="float" office:value="52762499" calcext:value-type="float">
            <text:p>52762499</text:p>
          </table:table-cell>
          <table:table-cell office:value-type="string" calcext:value-type="string">
            <text:p><text:s/>Germany, Free State Of Saxony (2003-2007)</text:p>
          </table:table-cell>
          <table:table-cell office:value-type="float" office:value="0.0133315732281071" calcext:value-type="float">
            <text:p>0.013331573228107</text:p>
          </table:table-cell>
          <table:table-cell office:value-type="float" office:value="0.00259103194332825" calcext:value-type="float">
            <text:p>0.002591031943328</text:p>
          </table:table-cell>
          <table:table-cell office:value-type="float" office:value="0.0390919647292102" calcext:value-type="float">
            <text:p>0.03909196472921</text:p>
          </table:table-cell>
          <table:table-cell office:value-type="float" office:value="0.00293775522906194" calcext:value-type="float">
            <text:p>0.002937755229062</text:p>
          </table:table-cell>
          <table:table-cell office:value-type="float" office:value="0.00951554349839829" calcext:value-type="float">
            <text:p>0.009515543498398</text:p>
          </table:table-cell>
          <table:table-cell office:value-type="float" office:value="0.00776787370787888" calcext:value-type="float">
            <text:p>0.007767873707879</text:p>
          </table:table-cell>
          <table:table-cell office:value-type="float" office:value="0.000179451579423577" calcext:value-type="float">
            <text:p>0.000179451579424</text:p>
          </table:table-cell>
          <table:table-cell office:value-type="float" office:value="0.00917835355007593" calcext:value-type="float">
            <text:p>0.009178353550076</text:p>
          </table:table-cell>
          <table:table-cell office:value-type="float" office:value="0.000204053907363579" calcext:value-type="float">
            <text:p>0.000204053907364</text:p>
          </table:table-cell>
          <table:table-cell office:value-type="float" office:value="0.00702562018470626" calcext:value-type="float">
            <text:p>0.007025620184706</text:p>
          </table:table-cell>
          <table:table-cell table:style-name="ce2" office:value-type="float" office:value="0.0000770578394496043" calcext:value-type="float">
            <text:p>7.71E-05</text:p>
          </table:table-cell>
          <table:table-cell office:value-type="float" office:value="0.00292836497820053" calcext:value-type="float">
            <text:p>0.002928364978201</text:p>
          </table:table-cell>
          <table:table-cell office:value-type="float" office:value="0.000331317243512423" calcext:value-type="float">
            <text:p>0.000331317243512</text:p>
          </table:table-cell>
          <table:table-cell office:value-type="float" office:value="0.00342598320508797" calcext:value-type="float">
            <text:p>0.003425983205088</text:p>
          </table:table-cell>
          <table:table-cell office:value-type="float" office:value="0.00205202167361398" calcext:value-type="float">
            <text:p>0.002052021673614</text:p>
          </table:table-cell>
          <table:table-cell office:value-type="float" office:value="0.0880142231081331" calcext:value-type="float">
            <text:p>0.088014223108133</text:p>
          </table:table-cell>
          <table:table-cell office:value-type="float" office:value="0.0709629086302986" calcext:value-type="float">
            <text:p>0.070962908630299</text:p>
          </table:table-cell>
          <table:table-cell table:style-name="ce2" office:value-type="float" office:value="0.0000969434434674454" calcext:value-type="float">
            <text:p>9.69E-05</text:p>
          </table:table-cell>
          <table:table-cell office:value-type="float" office:value="0.805011372231106" calcext:value-type="float">
            <text:p>0.805011372231106</text:p>
          </table:table-cell>
          <table:table-cell office:value-type="float" office:value="0.529081014609235" calcext:value-type="float">
            <text:p>0.529081014609235</text:p>
          </table:table-cell>
          <table:table-cell office:value-type="float" office:value="0.926983506177262" calcext:value-type="float">
            <text:p>0.926983506177262</text:p>
          </table:table-cell>
          <table:table-cell office:value-type="float" office:value="19436243" calcext:value-type="float">
            <text:p>19436243</text:p>
          </table:table-cell>
          <table:table-cell table:number-columns-repeated="1000"/>
        </table:table-row>
        <table:table-row table:style-name="ro1">
          <table:table-cell office:value-type="float" office:value="52763099" calcext:value-type="float">
            <text:p>52763099</text:p>
          </table:table-cell>
          <table:table-cell office:value-type="string" calcext:value-type="string">
            <text:p><text:s/>Germany, Saarland (2003-2007)</text:p>
          </table:table-cell>
          <table:table-cell office:value-type="float" office:value="0.0172104411968011" calcext:value-type="float">
            <text:p>0.017210441196801</text:p>
          </table:table-cell>
          <table:table-cell office:value-type="float" office:value="0.0034907602531641" calcext:value-type="float">
            <text:p>0.003490760253164</text:p>
          </table:table-cell>
          <table:table-cell office:value-type="float" office:value="0.0457287518727448" calcext:value-type="float">
            <text:p>0.045728751872745</text:p>
          </table:table-cell>
          <table:table-cell office:value-type="float" office:value="0.00334503073325322" calcext:value-type="float">
            <text:p>0.003345030733253</text:p>
          </table:table-cell>
          <table:table-cell office:value-type="float" office:value="0.00835026283417142" calcext:value-type="float">
            <text:p>0.008350262834171</text:p>
          </table:table-cell>
          <table:table-cell office:value-type="float" office:value="0.0163403508384064" calcext:value-type="float">
            <text:p>0.016340350838406</text:p>
          </table:table-cell>
          <table:table-cell office:value-type="float" office:value="0.000215788628081861" calcext:value-type="float">
            <text:p>0.000215788628082</text:p>
          </table:table-cell>
          <table:table-cell office:value-type="float" office:value="0.00927126765076032" calcext:value-type="float">
            <text:p>0.00927126765076</text:p>
          </table:table-cell>
          <table:table-cell table:style-name="ce2" office:value-type="float" office:value="0.0000767700316287228" calcext:value-type="float">
            <text:p>7.68E-05</text:p>
          </table:table-cell>
          <table:table-cell office:value-type="float" office:value="0.00613127373636493" calcext:value-type="float">
            <text:p>0.006131273736365</text:p>
          </table:table-cell>
          <table:table-cell office:value-type="float" office:value="0.000124519705592579" calcext:value-type="float">
            <text:p>0.000124519705593</text:p>
          </table:table-cell>
          <table:table-cell office:value-type="float" office:value="0.00275212376013702" calcext:value-type="float">
            <text:p>0.002752123760137</text:p>
          </table:table-cell>
          <table:table-cell office:value-type="float" office:value="0.000109270673882228" calcext:value-type="float">
            <text:p>0.000109270673882</text:p>
          </table:table-cell>
          <table:table-cell office:value-type="float" office:value="0.00208350152561309" calcext:value-type="float">
            <text:p>0.002083501525613</text:p>
          </table:table-cell>
          <table:table-cell office:value-type="float" office:value="0.00236024576578271" calcext:value-type="float">
            <text:p>0.002360245765783</text:p>
          </table:table-cell>
          <table:table-cell office:value-type="float" office:value="0.102528761729803" calcext:value-type="float">
            <text:p>0.102528761729803</text:p>
          </table:table-cell>
          <table:table-cell office:value-type="float" office:value="0.0941841504371008" calcext:value-type="float">
            <text:p>0.094184150437101</text:p>
          </table:table-cell>
          <table:table-cell table:style-name="ce2" office:value-type="float" office:value="0.0000699553963143806" calcext:value-type="float">
            <text:p>7.00E-05</text:p>
          </table:table-cell>
          <table:table-cell office:value-type="float" office:value="0.814006100111553" calcext:value-type="float">
            <text:p>0.814006100111553</text:p>
          </table:table-cell>
          <table:table-cell office:value-type="float" office:value="0.547614149829618" calcext:value-type="float">
            <text:p>0.547614149829618</text:p>
          </table:table-cell>
          <table:table-cell office:value-type="float" office:value="0.930568150867798" calcext:value-type="float">
            <text:p>0.930568150867798</text:p>
          </table:table-cell>
          <table:table-cell office:value-type="float" office:value="4797720" calcext:value-type="float">
            <text:p>4797720</text:p>
          </table:table-cell>
          <table:table-cell table:number-columns-repeated="1000"/>
        </table:table-row>
        <table:table-row table:style-name="ro1">
          <table:table-cell office:value-type="float" office:value="53520099" calcext:value-type="float">
            <text:p>53520099</text:p>
          </table:table-cell>
          <table:table-cell office:value-type="string" calcext:value-type="string">
            <text:p><text:s/>Iceland (2003-2007)</text:p>
          </table:table-cell>
          <table:table-cell office:value-type="float" office:value="0.00708732038340489" calcext:value-type="float">
            <text:p>0.007087320383405</text:p>
          </table:table-cell>
          <table:table-cell office:value-type="float" office:value="0.00154947551232276" calcext:value-type="float">
            <text:p>0.001549475512323</text:p>
          </table:table-cell>
          <table:table-cell office:value-type="float" office:value="0.0336187637891753" calcext:value-type="float">
            <text:p>0.033618763789175</text:p>
          </table:table-cell>
          <table:table-cell office:value-type="float" office:value="0.00117132323720746" calcext:value-type="float">
            <text:p>0.001171323237207</text:p>
          </table:table-cell>
          <table:table-cell office:value-type="float" office:value="0.00849963279048768" calcext:value-type="float">
            <text:p>0.008499632790488</text:p>
          </table:table-cell>
          <table:table-cell office:value-type="float" office:value="0.0191815480292475" calcext:value-type="float">
            <text:p>0.019181548029248</text:p>
          </table:table-cell>
          <table:table-cell office:value-type="float" office:value="0.000354707858297113" calcext:value-type="float">
            <text:p>0.000354707858297</text:p>
          </table:table-cell>
          <table:table-cell office:value-type="float" office:value="0.0138204641139526" calcext:value-type="float">
            <text:p>0.013820464113953</text:p>
          </table:table-cell>
          <table:table-cell table:style-name="ce2" office:value-type="float" office:value="0.0000937259827169288" calcext:value-type="float">
            <text:p>9.37E-05</text:p>
          </table:table-cell>
          <table:table-cell office:value-type="float" office:value="0.00465927752193279" calcext:value-type="float">
            <text:p>0.004659277521933</text:p>
          </table:table-cell>
          <table:table-cell office:value-type="float" office:value="0" calcext:value-type="float">
            <text:p>0</text:p>
          </table:table-cell>
          <table:table-cell office:value-type="float" office:value="0.00749106949462288" calcext:value-type="float">
            <text:p>0.007491069494623</text:p>
          </table:table-cell>
          <table:table-cell table:style-name="ce2" office:value-type="float" office:value="0.0000538650494813845" calcext:value-type="float">
            <text:p>5.39E-05</text:p>
          </table:table-cell>
          <table:table-cell office:value-type="float" office:value="0.00257809563423422" calcext:value-type="float">
            <text:p>0.002578095634234</text:p>
          </table:table-cell>
          <table:table-cell office:value-type="float" office:value="0.00144766983239873" calcext:value-type="float">
            <text:p>0.001447669832399</text:p>
          </table:table-cell>
          <table:table-cell office:value-type="float" office:value="0.131412206719287" calcext:value-type="float">
            <text:p>0.131412206719287</text:p>
          </table:table-cell>
          <table:table-cell office:value-type="float" office:value="0.0995962247046316" calcext:value-type="float">
            <text:p>0.09959622470463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10535" calcext:value-type="float">
            <text:p>1410535</text:p>
          </table:table-cell>
          <table:table-cell table:number-columns-repeated="1000"/>
        </table:table-row>
        <table:table-row table:style-name="ro1">
          <table:table-cell office:value-type="float" office:value="53720099" calcext:value-type="float">
            <text:p>53720099</text:p>
          </table:table-cell>
          <table:table-cell office:value-type="string" calcext:value-type="string">
            <text:p><text:s/>Ireland (2003-2007)</text:p>
          </table:table-cell>
          <table:table-cell office:value-type="float" office:value="0.00984547475713468" calcext:value-type="float">
            <text:p>0.009845474757135</text:p>
          </table:table-cell>
          <table:table-cell office:value-type="float" office:value="0.00280565938438845" calcext:value-type="float">
            <text:p>0.002805659384388</text:p>
          </table:table-cell>
          <table:table-cell office:value-type="float" office:value="0.0388986924561212" calcext:value-type="float">
            <text:p>0.038898692456121</text:p>
          </table:table-cell>
          <table:table-cell office:value-type="float" office:value="0.000827858600243792" calcext:value-type="float">
            <text:p>0.000827858600244</text:p>
          </table:table-cell>
          <table:table-cell office:value-type="float" office:value="0.00756983097970419" calcext:value-type="float">
            <text:p>0.007569830979704</text:p>
          </table:table-cell>
          <table:table-cell office:value-type="float" office:value="0.0085403739583905" calcext:value-type="float">
            <text:p>0.008540373958391</text:p>
          </table:table-cell>
          <table:table-cell office:value-type="float" office:value="0.000196701657226288" calcext:value-type="float">
            <text:p>0.000196701657226</text:p>
          </table:table-cell>
          <table:table-cell office:value-type="float" office:value="0.0118977285745851" calcext:value-type="float">
            <text:p>0.011897728574585</text:p>
          </table:table-cell>
          <table:table-cell office:value-type="float" office:value="0.000200743827550708" calcext:value-type="float">
            <text:p>0.000200743827551</text:p>
          </table:table-cell>
          <table:table-cell office:value-type="float" office:value="0.00502994298534589" calcext:value-type="float">
            <text:p>0.005029942985346</text:p>
          </table:table-cell>
          <table:table-cell table:style-name="ce2" office:value-type="float" office:value="0.0000437219004747374" calcext:value-type="float">
            <text:p>4.37E-05</text:p>
          </table:table-cell>
          <table:table-cell office:value-type="float" office:value="0.00192887063453154" calcext:value-type="float">
            <text:p>0.001928870634532</text:p>
          </table:table-cell>
          <table:table-cell office:value-type="float" office:value="0.000131997350935407" calcext:value-type="float">
            <text:p>0.000131997350935</text:p>
          </table:table-cell>
          <table:table-cell office:value-type="float" office:value="0.00387519345547956" calcext:value-type="float">
            <text:p>0.00387519345548</text:p>
          </table:table-cell>
          <table:table-cell office:value-type="float" office:value="0.00218698551903729" calcext:value-type="float">
            <text:p>0.002186985519037</text:p>
          </table:table-cell>
          <table:table-cell office:value-type="float" office:value="0.121895094307646" calcext:value-type="float">
            <text:p>0.121895094307646</text:p>
          </table:table-cell>
          <table:table-cell office:value-type="float" office:value="0.0939111142899987" calcext:value-type="float">
            <text:p>0.093911114289999</text:p>
          </table:table-cell>
          <table:table-cell office:value-type="float" office:value="0.000206385726762903" calcext:value-type="float">
            <text:p>0.000206385726763</text:p>
          </table:table-cell>
          <table:table-cell office:value-type="float" office:value="0.782289990945954" calcext:value-type="float">
            <text:p>0.782289990945954</text:p>
          </table:table-cell>
          <table:table-cell office:value-type="float" office:value="0.483408589989189" calcext:value-type="float">
            <text:p>0.483408589989189</text:p>
          </table:table-cell>
          <table:table-cell office:value-type="float" office:value="0.917828097599583" calcext:value-type="float">
            <text:p>0.917828097599583</text:p>
          </table:table-cell>
          <table:table-cell office:value-type="float" office:value="19729900" calcext:value-type="float">
            <text:p>19729900</text:p>
          </table:table-cell>
          <table:table-cell table:number-columns-repeated="1000"/>
        </table:table-row>
        <table:table-row table:style-name="ro1">
          <table:table-cell office:value-type="float" office:value="53800199" calcext:value-type="float">
            <text:p>53800199</text:p>
          </table:table-cell>
          <table:table-cell office:value-type="string" calcext:value-type="string">
            <text:p><text:s/>Italy, Florence and Prato Provinces (2003-2005)</text:p>
          </table:table-cell>
          <table:table-cell office:value-type="float" office:value="0.0115044993907747" calcext:value-type="float">
            <text:p>0.011504499390775</text:p>
          </table:table-cell>
          <table:table-cell office:value-type="float" office:value="0.000838650023451841" calcext:value-type="float">
            <text:p>0.000838650023452</text:p>
          </table:table-cell>
          <table:table-cell office:value-type="float" office:value="0.0385206895653653" calcext:value-type="float">
            <text:p>0.038520689565365</text:p>
          </table:table-cell>
          <table:table-cell office:value-type="float" office:value="0.00162901043633149" calcext:value-type="float">
            <text:p>0.001629010436331</text:p>
          </table:table-cell>
          <table:table-cell office:value-type="float" office:value="0.00789761150082697" calcext:value-type="float">
            <text:p>0.007897611500827</text:p>
          </table:table-cell>
          <table:table-cell office:value-type="float" office:value="0.00787438386966883" calcext:value-type="float">
            <text:p>0.007874383869669</text:p>
          </table:table-cell>
          <table:table-cell table:style-name="ce2" office:value-type="float" office:value="0.0000676139373481134" calcext:value-type="float">
            <text:p>6.76E-05</text:p>
          </table:table-cell>
          <table:table-cell office:value-type="float" office:value="0.0113092525665748" calcext:value-type="float">
            <text:p>0.011309252566575</text:p>
          </table:table-cell>
          <table:table-cell office:value-type="float" office:value="0.00028382899556615" calcext:value-type="float">
            <text:p>0.000283828995566</text:p>
          </table:table-cell>
          <table:table-cell office:value-type="float" office:value="0.00392046422943716" calcext:value-type="float">
            <text:p>0.003920464229437</text:p>
          </table:table-cell>
          <table:table-cell office:value-type="float" office:value="0.000238585359758786" calcext:value-type="float">
            <text:p>0.000238585359759</text:p>
          </table:table-cell>
          <table:table-cell office:value-type="float" office:value="0.00671119834927586" calcext:value-type="float">
            <text:p>0.006711198349276</text:p>
          </table:table-cell>
          <table:table-cell office:value-type="float" office:value="0.000396149563137128" calcext:value-type="float">
            <text:p>0.000396149563137</text:p>
          </table:table-cell>
          <table:table-cell office:value-type="float" office:value="0.0012346706453331" calcext:value-type="float">
            <text:p>0.001234670645333</text:p>
          </table:table-cell>
          <table:table-cell office:value-type="float" office:value="0.00166872640439088" calcext:value-type="float">
            <text:p>0.001668726404391</text:p>
          </table:table-cell>
          <table:table-cell office:value-type="float" office:value="0.0684292057202035" calcext:value-type="float">
            <text:p>0.068429205720204</text:p>
          </table:table-cell>
          <table:table-cell office:value-type="float" office:value="0.0976783420679056" calcext:value-type="float">
            <text:p>0.097678342067906</text:p>
          </table:table-cell>
          <table:table-cell office:value-type="float" office:value="0.000533349894699109" calcext:value-type="float">
            <text:p>0.000533349894699</text:p>
          </table:table-cell>
          <table:table-cell office:value-type="float" office:value="0.749462728986004" calcext:value-type="float">
            <text:p>0.749462728986004</text:p>
          </table:table-cell>
          <table:table-cell office:value-type="float" office:value="0.420176007100531" calcext:value-type="float">
            <text:p>0.420176007100531</text:p>
          </table:table-cell>
          <table:table-cell office:value-type="float" office:value="0.904340965170349" calcext:value-type="float">
            <text:p>0.904340965170349</text:p>
          </table:table-cell>
          <table:table-cell office:value-type="float" office:value="3187232" calcext:value-type="float">
            <text:p>3187232</text:p>
          </table:table-cell>
          <table:table-cell table:number-columns-repeated="1000"/>
        </table:table-row>
        <table:table-row table:style-name="ro1">
          <table:table-cell office:value-type="float" office:value="53800399" calcext:value-type="float">
            <text:p>53800399</text:p>
          </table:table-cell>
          <table:table-cell office:value-type="string" calcext:value-type="string">
            <text:p><text:s/>Italy, Latina (2003-2007)</text:p>
          </table:table-cell>
          <table:table-cell office:value-type="float" office:value="0.0100152145920097" calcext:value-type="float">
            <text:p>0.01001521459201</text:p>
          </table:table-cell>
          <table:table-cell office:value-type="float" office:value="0.000511187756328763" calcext:value-type="float">
            <text:p>0.000511187756329</text:p>
          </table:table-cell>
          <table:table-cell office:value-type="float" office:value="0.0292495465030658" calcext:value-type="float">
            <text:p>0.029249546503066</text:p>
          </table:table-cell>
          <table:table-cell office:value-type="float" office:value="0.00140535376394804" calcext:value-type="float">
            <text:p>0.001405353763948</text:p>
          </table:table-cell>
          <table:table-cell office:value-type="float" office:value="0.00630357354980491" calcext:value-type="float">
            <text:p>0.006303573549805</text:p>
          </table:table-cell>
          <table:table-cell office:value-type="float" office:value="0.00917218374300536" calcext:value-type="float">
            <text:p>0.009172183743005</text:p>
          </table:table-cell>
          <table:table-cell table:style-name="ce2" office:value-type="float" office:value="0.0000333765068792022" calcext:value-type="float">
            <text:p>3.34E-05</text:p>
          </table:table-cell>
          <table:table-cell office:value-type="float" office:value="0.0103179739853263" calcext:value-type="float">
            <text:p>0.010317973985326</text:p>
          </table:table-cell>
          <table:table-cell office:value-type="float" office:value="0.000248830187345358" calcext:value-type="float">
            <text:p>0.000248830187345</text:p>
          </table:table-cell>
          <table:table-cell office:value-type="float" office:value="0.00393405339805915" calcext:value-type="float">
            <text:p>0.003934053398059</text:p>
          </table:table-cell>
          <table:table-cell office:value-type="float" office:value="0.000146139833278265" calcext:value-type="float">
            <text:p>0.000146139833278</text:p>
          </table:table-cell>
          <table:table-cell office:value-type="float" office:value="0.0186032796616994" calcext:value-type="float">
            <text:p>0.018603279661699</text:p>
          </table:table-cell>
          <table:table-cell office:value-type="float" office:value="0.000513835538072941" calcext:value-type="float">
            <text:p>0.000513835538073</text:p>
          </table:table-cell>
          <table:table-cell office:value-type="float" office:value="0.00210545328106128" calcext:value-type="float">
            <text:p>0.002105453281061</text:p>
          </table:table-cell>
          <table:table-cell office:value-type="float" office:value="0.00303516930560059" calcext:value-type="float">
            <text:p>0.003035169305601</text:p>
          </table:table-cell>
          <table:table-cell office:value-type="float" office:value="0.0596275692790655" calcext:value-type="float">
            <text:p>0.059627569279066</text:p>
          </table:table-cell>
          <table:table-cell office:value-type="float" office:value="0.0803127930680562" calcext:value-type="float">
            <text:p>0.080312793068056</text:p>
          </table:table-cell>
          <table:table-cell office:value-type="float" office:value="0.00121031410971906" calcext:value-type="float">
            <text:p>0.001210314109719</text:p>
          </table:table-cell>
          <table:table-cell office:value-type="float" office:value="0.716574869871387" calcext:value-type="float">
            <text:p>0.716574869871387</text:p>
          </table:table-cell>
          <table:table-cell office:value-type="float" office:value="0.359878839935868" calcext:value-type="float">
            <text:p>0.359878839935868</text:p>
          </table:table-cell>
          <table:table-cell office:value-type="float" office:value="0.89051148597033" calcext:value-type="float">
            <text:p>0.89051148597033</text:p>
          </table:table-cell>
          <table:table-cell office:value-type="float" office:value="2421584" calcext:value-type="float">
            <text:p>2421584</text:p>
          </table:table-cell>
          <table:table-cell table:number-columns-repeated="1000"/>
        </table:table-row>
        <table:table-row table:style-name="ro1">
          <table:table-cell office:value-type="float" office:value="53800499" calcext:value-type="float">
            <text:p>53800499</text:p>
          </table:table-cell>
          <table:table-cell office:value-type="string" calcext:value-type="string">
            <text:p><text:s/>Italy, Lombardy, Varese Province (2003-2007)</text:p>
          </table:table-cell>
          <table:table-cell office:value-type="float" office:value="0.0135278264615545" calcext:value-type="float">
            <text:p>0.013527826461555</text:p>
          </table:table-cell>
          <table:table-cell office:value-type="float" office:value="0.0019081151344439" calcext:value-type="float">
            <text:p>0.001908115134444</text:p>
          </table:table-cell>
          <table:table-cell office:value-type="float" office:value="0.0410345596636254" calcext:value-type="float">
            <text:p>0.041034559663625</text:p>
          </table:table-cell>
          <table:table-cell office:value-type="float" office:value="0.00351562962307146" calcext:value-type="float">
            <text:p>0.003515629623071</text:p>
          </table:table-cell>
          <table:table-cell office:value-type="float" office:value="0.00867156026492472" calcext:value-type="float">
            <text:p>0.008671560264925</text:p>
          </table:table-cell>
          <table:table-cell office:value-type="float" office:value="0.0113214201322803" calcext:value-type="float">
            <text:p>0.01132142013228</text:p>
          </table:table-cell>
          <table:table-cell office:value-type="float" office:value="0.000151054784187861" calcext:value-type="float">
            <text:p>0.000151054784188</text:p>
          </table:table-cell>
          <table:table-cell office:value-type="float" office:value="0.0112835737934924" calcext:value-type="float">
            <text:p>0.011283573793492</text:p>
          </table:table-cell>
          <table:table-cell office:value-type="float" office:value="0.000261667949376597" calcext:value-type="float">
            <text:p>0.000261667949377</text:p>
          </table:table-cell>
          <table:table-cell office:value-type="float" office:value="0.00570020873546856" calcext:value-type="float">
            <text:p>0.005700208735469</text:p>
          </table:table-cell>
          <table:table-cell office:value-type="float" office:value="0.000106126047369721" calcext:value-type="float">
            <text:p>0.00010612604737</text:p>
          </table:table-cell>
          <table:table-cell office:value-type="float" office:value="0.00579354260879843" calcext:value-type="float">
            <text:p>0.005793542608798</text:p>
          </table:table-cell>
          <table:table-cell office:value-type="float" office:value="0.000184441234019713" calcext:value-type="float">
            <text:p>0.00018444123402</text:p>
          </table:table-cell>
          <table:table-cell office:value-type="float" office:value="0.00252466521057257" calcext:value-type="float">
            <text:p>0.002524665210573</text:p>
          </table:table-cell>
          <table:table-cell office:value-type="float" office:value="0.00254348732970514" calcext:value-type="float">
            <text:p>0.002543487329705</text:p>
          </table:table-cell>
          <table:table-cell office:value-type="float" office:value="0.113074739727015" calcext:value-type="float">
            <text:p>0.113074739727015</text:p>
          </table:table-cell>
          <table:table-cell office:value-type="float" office:value="0.099179095359205" calcext:value-type="float">
            <text:p>0.099179095359205</text:p>
          </table:table-cell>
          <table:table-cell office:value-type="float" office:value="0.000144173149155602" calcext:value-type="float">
            <text:p>0.000144173149156</text:p>
          </table:table-cell>
          <table:table-cell office:value-type="float" office:value="0.793421560388558" calcext:value-type="float">
            <text:p>0.793421560388558</text:p>
          </table:table-cell>
          <table:table-cell office:value-type="float" office:value="0.505582763009591" calcext:value-type="float">
            <text:p>0.505582763009591</text:p>
          </table:table-cell>
          <table:table-cell office:value-type="float" office:value="0.922331567422433" calcext:value-type="float">
            <text:p>0.922331567422433</text:p>
          </table:table-cell>
          <table:table-cell office:value-type="float" office:value="3834981" calcext:value-type="float">
            <text:p>3834981</text:p>
          </table:table-cell>
          <table:table-cell table:number-columns-repeated="1000"/>
        </table:table-row>
        <table:table-row table:style-name="ro1">
          <table:table-cell office:value-type="float" office:value="53800599" calcext:value-type="float">
            <text:p>53800599</text:p>
          </table:table-cell>
          <table:table-cell office:value-type="string" calcext:value-type="string">
            <text:p><text:s/>Italy, Parma Province (2003-2007)</text:p>
          </table:table-cell>
          <table:table-cell office:value-type="float" office:value="0.0123022730321755" calcext:value-type="float">
            <text:p>0.012302273032176</text:p>
          </table:table-cell>
          <table:table-cell office:value-type="float" office:value="0.0015786096070139" calcext:value-type="float">
            <text:p>0.001578609607014</text:p>
          </table:table-cell>
          <table:table-cell office:value-type="float" office:value="0.0407961149003472" calcext:value-type="float">
            <text:p>0.040796114900347</text:p>
          </table:table-cell>
          <table:table-cell office:value-type="float" office:value="0.00551793850683797" calcext:value-type="float">
            <text:p>0.005517938506838</text:p>
          </table:table-cell>
          <table:table-cell office:value-type="float" office:value="0.0114666824326514" calcext:value-type="float">
            <text:p>0.011466682432651</text:p>
          </table:table-cell>
          <table:table-cell office:value-type="float" office:value="0.0116002153611661" calcext:value-type="float">
            <text:p>0.011600215361166</text:p>
          </table:table-cell>
          <table:table-cell office:value-type="float" office:value="0.000115784927524348" calcext:value-type="float">
            <text:p>0.000115784927524</text:p>
          </table:table-cell>
          <table:table-cell office:value-type="float" office:value="0.0118807991138102" calcext:value-type="float">
            <text:p>0.01188079911381</text:p>
          </table:table-cell>
          <table:table-cell office:value-type="float" office:value="0.000455083439209729" calcext:value-type="float">
            <text:p>0.00045508343921</text:p>
          </table:table-cell>
          <table:table-cell office:value-type="float" office:value="0.00456644676195415" calcext:value-type="float">
            <text:p>0.004566446761954</text:p>
          </table:table-cell>
          <table:table-cell office:value-type="float" office:value="0.000235912999275135" calcext:value-type="float">
            <text:p>0.000235912999275</text:p>
          </table:table-cell>
          <table:table-cell office:value-type="float" office:value="0.0157409058659349" calcext:value-type="float">
            <text:p>0.015740905865935</text:p>
          </table:table-cell>
          <table:table-cell office:value-type="float" office:value="0.000817759723060448" calcext:value-type="float">
            <text:p>0.00081775972306</text:p>
          </table:table-cell>
          <table:table-cell office:value-type="float" office:value="0.00174101949054042" calcext:value-type="float">
            <text:p>0.00174101949054</text:p>
          </table:table-cell>
          <table:table-cell office:value-type="float" office:value="0.00312200309632189" calcext:value-type="float">
            <text:p>0.003122003096322</text:p>
          </table:table-cell>
          <table:table-cell office:value-type="float" office:value="0.0830939095888962" calcext:value-type="float">
            <text:p>0.083093909588896</text:p>
          </table:table-cell>
          <table:table-cell office:value-type="float" office:value="0.104889337017893" calcext:value-type="float">
            <text:p>0.104889337017893</text:p>
          </table:table-cell>
          <table:table-cell office:value-type="float" office:value="0.000524420449235841" calcext:value-type="float">
            <text:p>0.000524420449236</text:p>
          </table:table-cell>
          <table:table-cell office:value-type="float" office:value="0.750093051712047" calcext:value-type="float">
            <text:p>0.750093051712047</text:p>
          </table:table-cell>
          <table:table-cell office:value-type="float" office:value="0.421360766023769" calcext:value-type="float">
            <text:p>0.421360766023769</text:p>
          </table:table-cell>
          <table:table-cell office:value-type="float" office:value="0.904602879894483" calcext:value-type="float">
            <text:p>0.904602879894483</text:p>
          </table:table-cell>
          <table:table-cell office:value-type="float" office:value="1838691" calcext:value-type="float">
            <text:p>1838691</text:p>
          </table:table-cell>
          <table:table-cell table:number-columns-repeated="1000"/>
        </table:table-row>
        <table:table-row table:style-name="ro1">
          <table:table-cell office:value-type="float" office:value="53800699" calcext:value-type="float">
            <text:p>53800699</text:p>
          </table:table-cell>
          <table:table-cell office:value-type="string" calcext:value-type="string">
            <text:p><text:s/>Italy, Ragusa Province (2003-2007)</text:p>
          </table:table-cell>
          <table:table-cell office:value-type="float" office:value="0.00772246390148153" calcext:value-type="float">
            <text:p>0.007722463901482</text:p>
          </table:table-cell>
          <table:table-cell office:value-type="float" office:value="0.000379530661036609" calcext:value-type="float">
            <text:p>0.000379530661037</text:p>
          </table:table-cell>
          <table:table-cell office:value-type="float" office:value="0.0301160561007257" calcext:value-type="float">
            <text:p>0.030116056100726</text:p>
          </table:table-cell>
          <table:table-cell office:value-type="float" office:value="0.00076927884054774" calcext:value-type="float">
            <text:p>0.000769278840548</text:p>
          </table:table-cell>
          <table:table-cell office:value-type="float" office:value="0.00674615845195185" calcext:value-type="float">
            <text:p>0.006746158451952</text:p>
          </table:table-cell>
          <table:table-cell office:value-type="float" office:value="0.00792590270741197" calcext:value-type="float">
            <text:p>0.007925902707412</text:p>
          </table:table-cell>
          <table:table-cell office:value-type="float" office:value="0.000129807068797383" calcext:value-type="float">
            <text:p>0.000129807068797</text:p>
          </table:table-cell>
          <table:table-cell office:value-type="float" office:value="0.00658274878937736" calcext:value-type="float">
            <text:p>0.006582748789377</text:p>
          </table:table-cell>
          <table:table-cell office:value-type="float" office:value="0.000304936694355088" calcext:value-type="float">
            <text:p>0.000304936694355</text:p>
          </table:table-cell>
          <table:table-cell office:value-type="float" office:value="0.00311622404475222" calcext:value-type="float">
            <text:p>0.003116224044752</text:p>
          </table:table-cell>
          <table:table-cell office:value-type="float" office:value="0.000217042539142754" calcext:value-type="float">
            <text:p>0.000217042539143</text:p>
          </table:table-cell>
          <table:table-cell office:value-type="float" office:value="0.0103792262944099" calcext:value-type="float">
            <text:p>0.01037922629441</text:p>
          </table:table-cell>
          <table:table-cell office:value-type="float" office:value="0.000349993505127819" calcext:value-type="float">
            <text:p>0.000349993505128</text:p>
          </table:table-cell>
          <table:table-cell office:value-type="float" office:value="0.00347488148621236" calcext:value-type="float">
            <text:p>0.003474881486212</text:p>
          </table:table-cell>
          <table:table-cell office:value-type="float" office:value="0.00191678607222885" calcext:value-type="float">
            <text:p>0.001916786072229</text:p>
          </table:table-cell>
          <table:table-cell office:value-type="float" office:value="0.0555731753297817" calcext:value-type="float">
            <text:p>0.055573175329782</text:p>
          </table:table-cell>
          <table:table-cell office:value-type="float" office:value="0.0736934798854339" calcext:value-type="float">
            <text:p>0.073693479885434</text:p>
          </table:table-cell>
          <table:table-cell office:value-type="float" office:value="0.00165134082411433" calcext:value-type="float">
            <text:p>0.001651340824114</text:p>
          </table:table-cell>
          <table:table-cell office:value-type="float" office:value="0.702824494778223" calcext:value-type="float">
            <text:p>0.702824494778223</text:p>
          </table:table-cell>
          <table:table-cell office:value-type="float" office:value="0.33552207766758" calcext:value-type="float">
            <text:p>0.33552207766758</text:p>
          </table:table-cell>
          <table:table-cell office:value-type="float" office:value="0.88463251193204" calcext:value-type="float">
            <text:p>0.88463251193204</text:p>
          </table:table-cell>
          <table:table-cell office:value-type="float" office:value="1396952" calcext:value-type="float">
            <text:p>1396952</text:p>
          </table:table-cell>
          <table:table-cell table:number-columns-repeated="1000"/>
        </table:table-row>
        <table:table-row table:style-name="ro1">
          <table:table-cell office:value-type="float" office:value="53800799" calcext:value-type="float">
            <text:p>53800799</text:p>
          </table:table-cell>
          <table:table-cell office:value-type="string" calcext:value-type="string">
            <text:p><text:s/>Italy, Romagna Region (2003-2007)</text:p>
          </table:table-cell>
          <table:table-cell office:value-type="float" office:value="0.0118659276856504" calcext:value-type="float">
            <text:p>0.01186592768565</text:p>
          </table:table-cell>
          <table:table-cell office:value-type="float" office:value="0.000805415206503139" calcext:value-type="float">
            <text:p>0.000805415206503</text:p>
          </table:table-cell>
          <table:table-cell office:value-type="float" office:value="0.044551106972835" calcext:value-type="float">
            <text:p>0.044551106972835</text:p>
          </table:table-cell>
          <table:table-cell office:value-type="float" office:value="0.00229767304952811" calcext:value-type="float">
            <text:p>0.002297673049528</text:p>
          </table:table-cell>
          <table:table-cell office:value-type="float" office:value="0.00911367007582312" calcext:value-type="float">
            <text:p>0.009113670075823</text:p>
          </table:table-cell>
          <table:table-cell office:value-type="float" office:value="0.0123370959021386" calcext:value-type="float">
            <text:p>0.012337095902139</text:p>
          </table:table-cell>
          <table:table-cell office:value-type="float" office:value="0.000164217384881025" calcext:value-type="float">
            <text:p>0.000164217384881</text:p>
          </table:table-cell>
          <table:table-cell office:value-type="float" office:value="0.0124578941142529" calcext:value-type="float">
            <text:p>0.012457894114253</text:p>
          </table:table-cell>
          <table:table-cell office:value-type="float" office:value="0.000197242611641501" calcext:value-type="float">
            <text:p>0.000197242611642</text:p>
          </table:table-cell>
          <table:table-cell office:value-type="float" office:value="0.00457468696028078" calcext:value-type="float">
            <text:p>0.004574686960281</text:p>
          </table:table-cell>
          <table:table-cell table:style-name="ce2" office:value-type="float" office:value="0.0000993864079903088" calcext:value-type="float">
            <text:p>9.94E-05</text:p>
          </table:table-cell>
          <table:table-cell office:value-type="float" office:value="0.0134708276052527" calcext:value-type="float">
            <text:p>0.013470827605253</text:p>
          </table:table-cell>
          <table:table-cell office:value-type="float" office:value="0.000516836750275737" calcext:value-type="float">
            <text:p>0.000516836750276</text:p>
          </table:table-cell>
          <table:table-cell office:value-type="float" office:value="0.00263118651767952" calcext:value-type="float">
            <text:p>0.00263118651768</text:p>
          </table:table-cell>
          <table:table-cell office:value-type="float" office:value="0.00263740736550064" calcext:value-type="float">
            <text:p>0.002637407365501</text:p>
          </table:table-cell>
          <table:table-cell office:value-type="float" office:value="0.0989267684992644" calcext:value-type="float">
            <text:p>0.098926768499264</text:p>
          </table:table-cell>
          <table:table-cell office:value-type="float" office:value="0.093254761234619" calcext:value-type="float">
            <text:p>0.093254761234619</text:p>
          </table:table-cell>
          <table:table-cell office:value-type="float" office:value="0.000667200885271946" calcext:value-type="float">
            <text:p>0.000667200885272</text:p>
          </table:table-cell>
          <table:table-cell office:value-type="float" office:value="0.740930608994179" calcext:value-type="float">
            <text:p>0.740930608994179</text:p>
          </table:table-cell>
          <table:table-cell office:value-type="float" office:value="0.404248663382737" calcext:value-type="float">
            <text:p>0.404248663382737</text:p>
          </table:table-cell>
          <table:table-cell office:value-type="float" office:value="0.900784144688656" calcext:value-type="float">
            <text:p>0.900784144688656</text:p>
          </table:table-cell>
          <table:table-cell office:value-type="float" office:value="5135531" calcext:value-type="float">
            <text:p>5135531</text:p>
          </table:table-cell>
          <table:table-cell table:number-columns-repeated="1000"/>
        </table:table-row>
        <table:table-row table:style-name="ro1">
          <table:table-cell office:value-type="float" office:value="53800899" calcext:value-type="float">
            <text:p>53800899</text:p>
          </table:table-cell>
          <table:table-cell office:value-type="string" calcext:value-type="string">
            <text:p><text:s/>Italy, Torino (2003-2007)</text:p>
          </table:table-cell>
          <table:table-cell office:value-type="float" office:value="0.0127585386875584" calcext:value-type="float">
            <text:p>0.012758538687558</text:p>
          </table:table-cell>
          <table:table-cell office:value-type="float" office:value="0.00135030183633966" calcext:value-type="float">
            <text:p>0.00135030183634</text:p>
          </table:table-cell>
          <table:table-cell office:value-type="float" office:value="0.0370563654835207" calcext:value-type="float">
            <text:p>0.037056365483521</text:p>
          </table:table-cell>
          <table:table-cell office:value-type="float" office:value="0.00260048315609588" calcext:value-type="float">
            <text:p>0.002600483156096</text:p>
          </table:table-cell>
          <table:table-cell office:value-type="float" office:value="0.00779956636900636" calcext:value-type="float">
            <text:p>0.007799566369006</text:p>
          </table:table-cell>
          <table:table-cell office:value-type="float" office:value="0.0117539176654155" calcext:value-type="float">
            <text:p>0.011753917665416</text:p>
          </table:table-cell>
          <table:table-cell office:value-type="float" office:value="0.000148719392983189" calcext:value-type="float">
            <text:p>0.000148719392983</text:p>
          </table:table-cell>
          <table:table-cell office:value-type="float" office:value="0.00948644826779498" calcext:value-type="float">
            <text:p>0.009486448267795</text:p>
          </table:table-cell>
          <table:table-cell table:style-name="ce2" office:value-type="float" office:value="0.0000585693631069813" calcext:value-type="float">
            <text:p>5.86E-05</text:p>
          </table:table-cell>
          <table:table-cell office:value-type="float" office:value="0.00387064271024786" calcext:value-type="float">
            <text:p>0.003870642710248</text:p>
          </table:table-cell>
          <table:table-cell table:style-name="ce2" office:value-type="float" office:value="0.0000434158160082983" calcext:value-type="float">
            <text:p>4.34E-05</text:p>
          </table:table-cell>
          <table:table-cell office:value-type="float" office:value="0.00713392952751569" calcext:value-type="float">
            <text:p>0.007133929527516</text:p>
          </table:table-cell>
          <table:table-cell office:value-type="float" office:value="0.000249787628067197" calcext:value-type="float">
            <text:p>0.000249787628067</text:p>
          </table:table-cell>
          <table:table-cell office:value-type="float" office:value="0.0020383661607086" calcext:value-type="float">
            <text:p>0.002038366160709</text:p>
          </table:table-cell>
          <table:table-cell office:value-type="float" office:value="0.00186407622566813" calcext:value-type="float">
            <text:p>0.001864076225668</text:p>
          </table:table-cell>
          <table:table-cell office:value-type="float" office:value="0.092238288090654" calcext:value-type="float">
            <text:p>0.092238288090654</text:p>
          </table:table-cell>
          <table:table-cell office:value-type="float" office:value="0.0951696893492213" calcext:value-type="float">
            <text:p>0.095169689349221</text:p>
          </table:table-cell>
          <table:table-cell office:value-type="float" office:value="0.00022565879564862" calcext:value-type="float">
            <text:p>0.000225658795649</text:p>
          </table:table-cell>
          <table:table-cell office:value-type="float" office:value="0.779417474921469" calcext:value-type="float">
            <text:p>0.779417474921469</text:p>
          </table:table-cell>
          <table:table-cell office:value-type="float" office:value="0.477748102904697" calcext:value-type="float">
            <text:p>0.477748102904697</text:p>
          </table:table-cell>
          <table:table-cell office:value-type="float" office:value="0.916660280856101" calcext:value-type="float">
            <text:p>0.916660280856101</text:p>
          </table:table-cell>
          <table:table-cell office:value-type="float" office:value="4031528" calcext:value-type="float">
            <text:p>4031528</text:p>
          </table:table-cell>
          <table:table-cell table:number-columns-repeated="1000"/>
        </table:table-row>
        <table:table-row table:style-name="ro1">
          <table:table-cell office:value-type="float" office:value="53801099" calcext:value-type="float">
            <text:p>53801099</text:p>
          </table:table-cell>
          <table:table-cell office:value-type="string" calcext:value-type="string">
            <text:p><text:s/>Italy, Modena Province (2003-2007)</text:p>
          </table:table-cell>
          <table:table-cell office:value-type="float" office:value="0.0101594124402543" calcext:value-type="float">
            <text:p>0.010159412440254</text:p>
          </table:table-cell>
          <table:table-cell office:value-type="float" office:value="0.000888311764381455" calcext:value-type="float">
            <text:p>0.000888311764381</text:p>
          </table:table-cell>
          <table:table-cell office:value-type="float" office:value="0.0449171608623024" calcext:value-type="float">
            <text:p>0.044917160862302</text:p>
          </table:table-cell>
          <table:table-cell office:value-type="float" office:value="0.00397537361021532" calcext:value-type="float">
            <text:p>0.003975373610215</text:p>
          </table:table-cell>
          <table:table-cell office:value-type="float" office:value="0.00895535114322773" calcext:value-type="float">
            <text:p>0.008955351143228</text:p>
          </table:table-cell>
          <table:table-cell office:value-type="float" office:value="0.0156170248581812" calcext:value-type="float">
            <text:p>0.015617024858181</text:p>
          </table:table-cell>
          <table:table-cell office:value-type="float" office:value="0.000260126970039602" calcext:value-type="float">
            <text:p>0.00026012697004</text:p>
          </table:table-cell>
          <table:table-cell office:value-type="float" office:value="0.008992795425162" calcext:value-type="float">
            <text:p>0.008992795425162</text:p>
          </table:table-cell>
          <table:table-cell office:value-type="float" office:value="0.000364686408249373" calcext:value-type="float">
            <text:p>0.000364686408249</text:p>
          </table:table-cell>
          <table:table-cell office:value-type="float" office:value="0.00457735084396848" calcext:value-type="float">
            <text:p>0.004577350843968</text:p>
          </table:table-cell>
          <table:table-cell office:value-type="float" office:value="0.000244327242415671" calcext:value-type="float">
            <text:p>0.000244327242416</text:p>
          </table:table-cell>
          <table:table-cell office:value-type="float" office:value="0.0169354680314622" calcext:value-type="float">
            <text:p>0.016935468031462</text:p>
          </table:table-cell>
          <table:table-cell office:value-type="float" office:value="0.000410539437836547" calcext:value-type="float">
            <text:p>0.000410539437837</text:p>
          </table:table-cell>
          <table:table-cell office:value-type="float" office:value="0.00311480403567752" calcext:value-type="float">
            <text:p>0.003114804035678</text:p>
          </table:table-cell>
          <table:table-cell office:value-type="float" office:value="0.00127958933328637" calcext:value-type="float">
            <text:p>0.001279589333286</text:p>
          </table:table-cell>
          <table:table-cell office:value-type="float" office:value="0.128161102013036" calcext:value-type="float">
            <text:p>0.128161102013036</text:p>
          </table:table-cell>
          <table:table-cell office:value-type="float" office:value="0.100877545580819" calcext:value-type="float">
            <text:p>0.100877545580819</text:p>
          </table:table-cell>
          <table:table-cell office:value-type="float" office:value="0.00161889187333486" calcext:value-type="float">
            <text:p>0.001618891873335</text:p>
          </table:table-cell>
          <table:table-cell office:value-type="float" office:value="0.703725633747442" calcext:value-type="float">
            <text:p>0.703725633747442</text:p>
          </table:table-cell>
          <table:table-cell office:value-type="float" office:value="0.337103415486206" calcext:value-type="float">
            <text:p>0.337103415486206</text:p>
          </table:table-cell>
          <table:table-cell office:value-type="float" office:value="0.885019572031604" calcext:value-type="float">
            <text:p>0.885019572031604</text:p>
          </table:table-cell>
          <table:table-cell office:value-type="float" office:value="2984233" calcext:value-type="float">
            <text:p>2984233</text:p>
          </table:table-cell>
          <table:table-cell table:number-columns-repeated="1000"/>
        </table:table-row>
        <table:table-row table:style-name="ro1">
          <table:table-cell office:value-type="float" office:value="53801299" calcext:value-type="float">
            <text:p>53801299</text:p>
          </table:table-cell>
          <table:table-cell office:value-type="string" calcext:value-type="string">
            <text:p><text:s/>Italy, Ferrara Province (2003-2007)</text:p>
          </table:table-cell>
          <table:table-cell office:value-type="float" office:value="0.0144106753814268" calcext:value-type="float">
            <text:p>0.014410675381427</text:p>
          </table:table-cell>
          <table:table-cell office:value-type="float" office:value="0.00124878343582818" calcext:value-type="float">
            <text:p>0.001248783435828</text:p>
          </table:table-cell>
          <table:table-cell office:value-type="float" office:value="0.0470260545455046" calcext:value-type="float">
            <text:p>0.047026054545505</text:p>
          </table:table-cell>
          <table:table-cell office:value-type="float" office:value="0.00282278426114347" calcext:value-type="float">
            <text:p>0.002822784261143</text:p>
          </table:table-cell>
          <table:table-cell office:value-type="float" office:value="0.00782989019964967" calcext:value-type="float">
            <text:p>0.00782989019965</text:p>
          </table:table-cell>
          <table:table-cell office:value-type="float" office:value="0.0135122273866711" calcext:value-type="float">
            <text:p>0.013512227386671</text:p>
          </table:table-cell>
          <table:table-cell office:value-type="float" office:value="0.000120543072614781" calcext:value-type="float">
            <text:p>0.000120543072615</text:p>
          </table:table-cell>
          <table:table-cell office:value-type="float" office:value="0.00744080592628375" calcext:value-type="float">
            <text:p>0.007440805926284</text:p>
          </table:table-cell>
          <table:table-cell office:value-type="float" office:value="0" calcext:value-type="float">
            <text:p>0</text:p>
          </table:table-cell>
          <table:table-cell office:value-type="float" office:value="0.00515188582188581" calcext:value-type="float">
            <text:p>0.005151885821886</text:p>
          </table:table-cell>
          <table:table-cell office:value-type="float" office:value="0.000122408083294725" calcext:value-type="float">
            <text:p>0.000122408083295</text:p>
          </table:table-cell>
          <table:table-cell office:value-type="float" office:value="0.0187887691825684" calcext:value-type="float">
            <text:p>0.018788769182568</text:p>
          </table:table-cell>
          <table:table-cell office:value-type="float" office:value="0.000343361822452655" calcext:value-type="float">
            <text:p>0.000343361822453</text:p>
          </table:table-cell>
          <table:table-cell office:value-type="float" office:value="0.00188161656399864" calcext:value-type="float">
            <text:p>0.001881616563999</text:p>
          </table:table-cell>
          <table:table-cell office:value-type="float" office:value="0.00186990534410832" calcext:value-type="float">
            <text:p>0.001869905344108</text:p>
          </table:table-cell>
          <table:table-cell office:value-type="float" office:value="0.0948789242363514" calcext:value-type="float">
            <text:p>0.094878924236351</text:p>
          </table:table-cell>
          <table:table-cell office:value-type="float" office:value="0.111163648547516" calcext:value-type="float">
            <text:p>0.1111636485475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540753" calcext:value-type="float">
            <text:p>1540753</text:p>
          </table:table-cell>
          <table:table-cell table:number-columns-repeated="1000"/>
        </table:table-row>
        <table:table-row table:style-name="ro1">
          <table:table-cell office:value-type="float" office:value="53801399" calcext:value-type="float">
            <text:p>53801399</text:p>
          </table:table-cell>
          <table:table-cell office:value-type="string" calcext:value-type="string">
            <text:p><text:s/>Italy, Veneto Region (2003-2006)</text:p>
          </table:table-cell>
          <table:table-cell office:value-type="float" office:value="0.0159279235364059" calcext:value-type="float">
            <text:p>0.015927923536406</text:p>
          </table:table-cell>
          <table:table-cell office:value-type="float" office:value="0.00280644017374185" calcext:value-type="float">
            <text:p>0.002806440173742</text:p>
          </table:table-cell>
          <table:table-cell office:value-type="float" office:value="0.0411608677609918" calcext:value-type="float">
            <text:p>0.041160867760992</text:p>
          </table:table-cell>
          <table:table-cell office:value-type="float" office:value="0.0048705314294976" calcext:value-type="float">
            <text:p>0.004870531429498</text:p>
          </table:table-cell>
          <table:table-cell office:value-type="float" office:value="0.00957122472860362" calcext:value-type="float">
            <text:p>0.009571224728604</text:p>
          </table:table-cell>
          <table:table-cell office:value-type="float" office:value="0.0118041234966767" calcext:value-type="float">
            <text:p>0.011804123496677</text:p>
          </table:table-cell>
          <table:table-cell office:value-type="float" office:value="0.000126219029392106" calcext:value-type="float">
            <text:p>0.000126219029392</text:p>
          </table:table-cell>
          <table:table-cell office:value-type="float" office:value="0.0114242732267996" calcext:value-type="float">
            <text:p>0.0114242732268</text:p>
          </table:table-cell>
          <table:table-cell office:value-type="float" office:value="0.000248276214478647" calcext:value-type="float">
            <text:p>0.000248276214479</text:p>
          </table:table-cell>
          <table:table-cell office:value-type="float" office:value="0.00463424488554015" calcext:value-type="float">
            <text:p>0.00463424488554</text:p>
          </table:table-cell>
          <table:table-cell office:value-type="float" office:value="0.000113811904391232" calcext:value-type="float">
            <text:p>0.000113811904391</text:p>
          </table:table-cell>
          <table:table-cell office:value-type="float" office:value="0.00690753075241335" calcext:value-type="float">
            <text:p>0.006907530752413</text:p>
          </table:table-cell>
          <table:table-cell office:value-type="float" office:value="0.000261312146551527" calcext:value-type="float">
            <text:p>0.000261312146552</text:p>
          </table:table-cell>
          <table:table-cell office:value-type="float" office:value="0.00182462661740976" calcext:value-type="float">
            <text:p>0.00182462661741</text:p>
          </table:table-cell>
          <table:table-cell office:value-type="float" office:value="0.00214023054757336" calcext:value-type="float">
            <text:p>0.002140230547573</text:p>
          </table:table-cell>
          <table:table-cell office:value-type="float" office:value="0.103248846542255" calcext:value-type="float">
            <text:p>0.103248846542255</text:p>
          </table:table-cell>
          <table:table-cell office:value-type="float" office:value="0.10517009993126" calcext:value-type="float">
            <text:p>0.10517009993126</text:p>
          </table:table-cell>
          <table:table-cell office:value-type="float" office:value="0.000150641277866903" calcext:value-type="float">
            <text:p>0.000150641277867</text:p>
          </table:table-cell>
          <table:table-cell office:value-type="float" office:value="0.792094141341923" calcext:value-type="float">
            <text:p>0.792094141341923</text:p>
          </table:table-cell>
          <table:table-cell office:value-type="float" office:value="0.502918413219592" calcext:value-type="float">
            <text:p>0.502918413219592</text:p>
          </table:table-cell>
          <table:table-cell office:value-type="float" office:value="0.921796369841684" calcext:value-type="float">
            <text:p>0.921796369841684</text:p>
          </table:table-cell>
          <table:table-cell office:value-type="float" office:value="8290427" calcext:value-type="float">
            <text:p>8290427</text:p>
          </table:table-cell>
          <table:table-cell table:number-columns-repeated="1000"/>
        </table:table-row>
        <table:table-row table:style-name="ro1">
          <table:table-cell office:value-type="float" office:value="53801499" calcext:value-type="float">
            <text:p>53801499</text:p>
          </table:table-cell>
          <table:table-cell office:value-type="string" calcext:value-type="string">
            <text:p><text:s/>Italy, Umbria Region (2003-2007)</text:p>
          </table:table-cell>
          <table:table-cell office:value-type="float" office:value="0.0090707177308532" calcext:value-type="float">
            <text:p>0.009070717730853</text:p>
          </table:table-cell>
          <table:table-cell office:value-type="float" office:value="0.000903015454596221" calcext:value-type="float">
            <text:p>0.000903015454596</text:p>
          </table:table-cell>
          <table:table-cell office:value-type="float" office:value="0.0419548810376949" calcext:value-type="float">
            <text:p>0.041954881037695</text:p>
          </table:table-cell>
          <table:table-cell office:value-type="float" office:value="0.00549922598216208" calcext:value-type="float">
            <text:p>0.005499225982162</text:p>
          </table:table-cell>
          <table:table-cell office:value-type="float" office:value="0.00810542148723149" calcext:value-type="float">
            <text:p>0.008105421487231</text:p>
          </table:table-cell>
          <table:table-cell office:value-type="float" office:value="0.00987470636719891" calcext:value-type="float">
            <text:p>0.009874706367199</text:p>
          </table:table-cell>
          <table:table-cell office:value-type="float" office:value="0.000222119466069835" calcext:value-type="float">
            <text:p>0.00022211946607</text:p>
          </table:table-cell>
          <table:table-cell office:value-type="float" office:value="0.00717826717907192" calcext:value-type="float">
            <text:p>0.007178267179072</text:p>
          </table:table-cell>
          <table:table-cell office:value-type="float" office:value="0.000358257357700966" calcext:value-type="float">
            <text:p>0.000358257357701</text:p>
          </table:table-cell>
          <table:table-cell office:value-type="float" office:value="0.00363941878498696" calcext:value-type="float">
            <text:p>0.003639418784987</text:p>
          </table:table-cell>
          <table:table-cell office:value-type="float" office:value="0.00017441763806286" calcext:value-type="float">
            <text:p>0.000174417638063</text:p>
          </table:table-cell>
          <table:table-cell office:value-type="float" office:value="0.00670131229391269" calcext:value-type="float">
            <text:p>0.006701312293913</text:p>
          </table:table-cell>
          <table:table-cell office:value-type="float" office:value="0.000296824747783069" calcext:value-type="float">
            <text:p>0.000296824747783</text:p>
          </table:table-cell>
          <table:table-cell office:value-type="float" office:value="0.00287720182027697" calcext:value-type="float">
            <text:p>0.002877201820277</text:p>
          </table:table-cell>
          <table:table-cell office:value-type="float" office:value="0.00344781354236578" calcext:value-type="float">
            <text:p>0.003447813542366</text:p>
          </table:table-cell>
          <table:table-cell office:value-type="float" office:value="0.0844560252995259" calcext:value-type="float">
            <text:p>0.084456025299526</text:p>
          </table:table-cell>
          <table:table-cell office:value-type="float" office:value="0.0815557333851991" calcext:value-type="float">
            <text:p>0.081555733385199</text:p>
          </table:table-cell>
          <table:table-cell office:value-type="float" office:value="0.000154227567504384" calcext:value-type="float">
            <text:p>0.000154227567504</text:p>
          </table:table-cell>
          <table:table-cell office:value-type="float" office:value="0.791378627436076" calcext:value-type="float">
            <text:p>0.791378627436076</text:p>
          </table:table-cell>
          <table:table-cell office:value-type="float" office:value="0.501484534228135" calcext:value-type="float">
            <text:p>0.501484534228135</text:p>
          </table:table-cell>
          <table:table-cell office:value-type="float" office:value="0.92150767900441" calcext:value-type="float">
            <text:p>0.92150767900441</text:p>
          </table:table-cell>
          <table:table-cell office:value-type="float" office:value="3825540" calcext:value-type="float">
            <text:p>3825540</text:p>
          </table:table-cell>
          <table:table-cell table:number-columns-repeated="1000"/>
        </table:table-row>
        <table:table-row table:style-name="ro1">
          <table:table-cell office:value-type="float" office:value="53801599" calcext:value-type="float">
            <text:p>53801599</text:p>
          </table:table-cell>
          <table:table-cell office:value-type="string" calcext:value-type="string">
            <text:p><text:s/>Italy, Sassari Province (2003-2007)</text:p>
          </table:table-cell>
          <table:table-cell office:value-type="float" office:value="0.0155410678817698" calcext:value-type="float">
            <text:p>0.01554106788177</text:p>
          </table:table-cell>
          <table:table-cell office:value-type="float" office:value="0.00165266988467827" calcext:value-type="float">
            <text:p>0.001652669884678</text:p>
          </table:table-cell>
          <table:table-cell office:value-type="float" office:value="0.0328320679766499" calcext:value-type="float">
            <text:p>0.03283206797665</text:p>
          </table:table-cell>
          <table:table-cell office:value-type="float" office:value="0.00502430537663877" calcext:value-type="float">
            <text:p>0.005024305376639</text:p>
          </table:table-cell>
          <table:table-cell office:value-type="float" office:value="0.00892067045701096" calcext:value-type="float">
            <text:p>0.008920670457011</text:p>
          </table:table-cell>
          <table:table-cell office:value-type="float" office:value="0.0147200279224037" calcext:value-type="float">
            <text:p>0.014720027922404</text:p>
          </table:table-cell>
          <table:table-cell table:style-name="ce2" office:value-type="float" office:value="0.0000738645943389038" calcext:value-type="float">
            <text:p>7.39E-05</text:p>
          </table:table-cell>
          <table:table-cell office:value-type="float" office:value="0.00431070374319906" calcext:value-type="float">
            <text:p>0.004310703743199</text:p>
          </table:table-cell>
          <table:table-cell office:value-type="float" office:value="0.00023971544067256" calcext:value-type="float">
            <text:p>0.000239715440673</text:p>
          </table:table-cell>
          <table:table-cell office:value-type="float" office:value="0.00402683261586992" calcext:value-type="float">
            <text:p>0.00402683261587</text:p>
          </table:table-cell>
          <table:table-cell office:value-type="float" office:value="0" calcext:value-type="float">
            <text:p>0</text:p>
          </table:table-cell>
          <table:table-cell office:value-type="float" office:value="0.0112189571520677" calcext:value-type="float">
            <text:p>0.011218957152068</text:p>
          </table:table-cell>
          <table:table-cell table:style-name="ce2" office:value-type="float" office:value="0.000099873873774162" calcext:value-type="float">
            <text:p>9.99E-05</text:p>
          </table:table-cell>
          <table:table-cell office:value-type="float" office:value="0.00178742866932891" calcext:value-type="float">
            <text:p>0.001787428669329</text:p>
          </table:table-cell>
          <table:table-cell office:value-type="float" office:value="0.00260184715991344" calcext:value-type="float">
            <text:p>0.002601847159913</text:p>
          </table:table-cell>
          <table:table-cell office:value-type="float" office:value="0.0676615013486001" calcext:value-type="float">
            <text:p>0.0676615013486</text:p>
          </table:table-cell>
          <table:table-cell office:value-type="float" office:value="0.0901814687805752" calcext:value-type="float">
            <text:p>0.09018146878057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150842" calcext:value-type="float">
            <text:p>2150842</text:p>
          </table:table-cell>
          <table:table-cell table:number-columns-repeated="1000"/>
        </table:table-row>
        <table:table-row table:style-name="ro1">
          <table:table-cell office:value-type="float" office:value="53801699" calcext:value-type="float">
            <text:p>53801699</text:p>
          </table:table-cell>
          <table:table-cell office:value-type="string" calcext:value-type="string">
            <text:p><text:s/>Italy, Naples (2003-2007)</text:p>
          </table:table-cell>
          <table:table-cell office:value-type="float" office:value="0.0105571753866219" calcext:value-type="float">
            <text:p>0.010557175386622</text:p>
          </table:table-cell>
          <table:table-cell office:value-type="float" office:value="0.000816075924192242" calcext:value-type="float">
            <text:p>0.000816075924192</text:p>
          </table:table-cell>
          <table:table-cell office:value-type="float" office:value="0.0303791657180238" calcext:value-type="float">
            <text:p>0.030379165718024</text:p>
          </table:table-cell>
          <table:table-cell office:value-type="float" office:value="0.00837948904204265" calcext:value-type="float">
            <text:p>0.008379489042043</text:p>
          </table:table-cell>
          <table:table-cell office:value-type="float" office:value="0.00667452138459901" calcext:value-type="float">
            <text:p>0.006674521384599</text:p>
          </table:table-cell>
          <table:table-cell office:value-type="float" office:value="0.0123824579210498" calcext:value-type="float">
            <text:p>0.01238245792105</text:p>
          </table:table-cell>
          <table:table-cell table:style-name="ce2" office:value-type="float" office:value="0.0000867524114148489" calcext:value-type="float">
            <text:p>8.68E-05</text:p>
          </table:table-cell>
          <table:table-cell office:value-type="float" office:value="0.0046821438519872" calcext:value-type="float">
            <text:p>0.004682143851987</text:p>
          </table:table-cell>
          <table:table-cell office:value-type="float" office:value="0.000127316618395531" calcext:value-type="float">
            <text:p>0.000127316618396</text:p>
          </table:table-cell>
          <table:table-cell office:value-type="float" office:value="0.00432431998093586" calcext:value-type="float">
            <text:p>0.004324319980936</text:p>
          </table:table-cell>
          <table:table-cell office:value-type="float" office:value="0.000271881890670225" calcext:value-type="float">
            <text:p>0.00027188189067</text:p>
          </table:table-cell>
          <table:table-cell office:value-type="float" office:value="0.00803783430736395" calcext:value-type="float">
            <text:p>0.008037834307364</text:p>
          </table:table-cell>
          <table:table-cell office:value-type="float" office:value="0.000284034549275335" calcext:value-type="float">
            <text:p>0.000284034549275</text:p>
          </table:table-cell>
          <table:table-cell office:value-type="float" office:value="0.00183226567140071" calcext:value-type="float">
            <text:p>0.001832265671401</text:p>
          </table:table-cell>
          <table:table-cell office:value-type="float" office:value="0.00223649112383959" calcext:value-type="float">
            <text:p>0.00223649112384</text:p>
          </table:table-cell>
          <table:table-cell office:value-type="float" office:value="0.0494682010114927" calcext:value-type="float">
            <text:p>0.049468201011493</text:p>
          </table:table-cell>
          <table:table-cell office:value-type="float" office:value="0.07972682557018" calcext:value-type="float">
            <text:p>0.07972682557018</text:p>
          </table:table-cell>
          <table:table-cell office:value-type="float" office:value="0.000166050084096536" calcext:value-type="float">
            <text:p>0.000166050084097</text:p>
          </table:table-cell>
          <table:table-cell office:value-type="float" office:value="0.789114711397731" calcext:value-type="float">
            <text:p>0.789114711397731</text:p>
          </table:table-cell>
          <table:table-cell office:value-type="float" office:value="0.496958147823526" calcext:value-type="float">
            <text:p>0.496958147823526</text:p>
          </table:table-cell>
          <table:table-cell office:value-type="float" office:value="0.920593300702275" calcext:value-type="float">
            <text:p>0.920593300702275</text:p>
          </table:table-cell>
          <table:table-cell office:value-type="float" office:value="2647788" calcext:value-type="float">
            <text:p>2647788</text:p>
          </table:table-cell>
          <table:table-cell table:number-columns-repeated="1000"/>
        </table:table-row>
        <table:table-row table:style-name="ro1">
          <table:table-cell office:value-type="float" office:value="53801799" calcext:value-type="float">
            <text:p>53801799</text:p>
          </table:table-cell>
          <table:table-cell office:value-type="string" calcext:value-type="string">
            <text:p><text:s/>Italy, Biella Province (2003-2007)</text:p>
          </table:table-cell>
          <table:table-cell office:value-type="float" office:value="0.0168287598781513" calcext:value-type="float">
            <text:p>0.016828759878151</text:p>
          </table:table-cell>
          <table:table-cell office:value-type="float" office:value="0.00114553926177658" calcext:value-type="float">
            <text:p>0.001145539261777</text:p>
          </table:table-cell>
          <table:table-cell office:value-type="float" office:value="0.0391844124055548" calcext:value-type="float">
            <text:p>0.039184412405555</text:p>
          </table:table-cell>
          <table:table-cell office:value-type="float" office:value="0.00281239498262341" calcext:value-type="float">
            <text:p>0.002812394982623</text:p>
          </table:table-cell>
          <table:table-cell office:value-type="float" office:value="0.0102272279549343" calcext:value-type="float">
            <text:p>0.010227227954934</text:p>
          </table:table-cell>
          <table:table-cell office:value-type="float" office:value="0.0153650718767965" calcext:value-type="float">
            <text:p>0.015365071876797</text:p>
          </table:table-cell>
          <table:table-cell office:value-type="float" office:value="0.000168745270230637" calcext:value-type="float">
            <text:p>0.000168745270231</text:p>
          </table:table-cell>
          <table:table-cell office:value-type="float" office:value="0.0113535512180996" calcext:value-type="float">
            <text:p>0.0113535512181</text:p>
          </table:table-cell>
          <table:table-cell office:value-type="float" office:value="0" calcext:value-type="float">
            <text:p>0</text:p>
          </table:table-cell>
          <table:table-cell office:value-type="float" office:value="0.00588304844544669" calcext:value-type="float">
            <text:p>0.005883048445447</text:p>
          </table:table-cell>
          <table:table-cell office:value-type="float" office:value="0" calcext:value-type="float">
            <text:p>0</text:p>
          </table:table-cell>
          <table:table-cell office:value-type="float" office:value="0.00621042510594532" calcext:value-type="float">
            <text:p>0.006210425105945</text:p>
          </table:table-cell>
          <table:table-cell table:style-name="ce2" office:value-type="float" office:value="0.0000700826056691952" calcext:value-type="float">
            <text:p>7.01E-05</text:p>
          </table:table-cell>
          <table:table-cell office:value-type="float" office:value="0.00234187394535204" calcext:value-type="float">
            <text:p>0.002341873945352</text:p>
          </table:table-cell>
          <table:table-cell office:value-type="float" office:value="0.00194054057802558" calcext:value-type="float">
            <text:p>0.001940540578026</text:p>
          </table:table-cell>
          <table:table-cell office:value-type="float" office:value="0.0928847187104387" calcext:value-type="float">
            <text:p>0.092884718710439</text:p>
          </table:table-cell>
          <table:table-cell office:value-type="float" office:value="0.0997723122322795" calcext:value-type="float">
            <text:p>0.0997723122322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28501" calcext:value-type="float">
            <text:p>828501</text:p>
          </table:table-cell>
          <table:table-cell table:number-columns-repeated="1000"/>
        </table:table-row>
        <table:table-row table:style-name="ro1">
          <table:table-cell office:value-type="float" office:value="53801899" calcext:value-type="float">
            <text:p>53801899</text:p>
          </table:table-cell>
          <table:table-cell office:value-type="string" calcext:value-type="string">
            <text:p><text:s/>Italy, Friuli-Venezia Giulia (2003-2007)</text:p>
          </table:table-cell>
          <table:table-cell office:value-type="float" office:value="0.018649507515161" calcext:value-type="float">
            <text:p>0.018649507515161</text:p>
          </table:table-cell>
          <table:table-cell office:value-type="float" office:value="0.00347323553986163" calcext:value-type="float">
            <text:p>0.003473235539862</text:p>
          </table:table-cell>
          <table:table-cell office:value-type="float" office:value="0.0401143152930918" calcext:value-type="float">
            <text:p>0.040114315293092</text:p>
          </table:table-cell>
          <table:table-cell office:value-type="float" office:value="0.0046460419877943" calcext:value-type="float">
            <text:p>0.004646041987794</text:p>
          </table:table-cell>
          <table:table-cell office:value-type="float" office:value="0.0103512484968542" calcext:value-type="float">
            <text:p>0.010351248496854</text:p>
          </table:table-cell>
          <table:table-cell office:value-type="float" office:value="0.0112845710076582" calcext:value-type="float">
            <text:p>0.011284571007658</text:p>
          </table:table-cell>
          <table:table-cell office:value-type="float" office:value="0.000103376494748616" calcext:value-type="float">
            <text:p>0.000103376494749</text:p>
          </table:table-cell>
          <table:table-cell office:value-type="float" office:value="0.0125752548779013" calcext:value-type="float">
            <text:p>0.012575254877901</text:p>
          </table:table-cell>
          <table:table-cell office:value-type="float" office:value="0.000176615351539801" calcext:value-type="float">
            <text:p>0.00017661535154</text:p>
          </table:table-cell>
          <table:table-cell office:value-type="float" office:value="0.00457412124308626" calcext:value-type="float">
            <text:p>0.004574121243086</text:p>
          </table:table-cell>
          <table:table-cell table:style-name="ce2" office:value-type="float" office:value="0.0000964151316276751" calcext:value-type="float">
            <text:p>9.64E-05</text:p>
          </table:table-cell>
          <table:table-cell office:value-type="float" office:value="0.0064578257639349" calcext:value-type="float">
            <text:p>0.006457825763935</text:p>
          </table:table-cell>
          <table:table-cell office:value-type="float" office:value="0.000368161904672663" calcext:value-type="float">
            <text:p>0.000368161904673</text:p>
          </table:table-cell>
          <table:table-cell office:value-type="float" office:value="0.00164857215136724" calcext:value-type="float">
            <text:p>0.001648572151367</text:p>
          </table:table-cell>
          <table:table-cell office:value-type="float" office:value="0.0028354379701573" calcext:value-type="float">
            <text:p>0.002835437970157</text:p>
          </table:table-cell>
          <table:table-cell office:value-type="float" office:value="0.118038090540211" calcext:value-type="float">
            <text:p>0.118038090540211</text:p>
          </table:table-cell>
          <table:table-cell office:value-type="float" office:value="0.112783919954314" calcext:value-type="float">
            <text:p>0.112783919954314</text:p>
          </table:table-cell>
          <table:table-cell office:value-type="float" office:value="0.00012387668318703" calcext:value-type="float">
            <text:p>0.000123876683187</text:p>
          </table:table-cell>
          <table:table-cell office:value-type="float" office:value="0.797939384208918" calcext:value-type="float">
            <text:p>0.797939384208918</text:p>
          </table:table-cell>
          <table:table-cell office:value-type="float" office:value="0.514692109440448" calcext:value-type="float">
            <text:p>0.514692109440448</text:p>
          </table:table-cell>
          <table:table-cell office:value-type="float" office:value="0.924149394556302" calcext:value-type="float">
            <text:p>0.924149394556302</text:p>
          </table:table-cell>
          <table:table-cell office:value-type="float" office:value="5397647" calcext:value-type="float">
            <text:p>5397647</text:p>
          </table:table-cell>
          <table:table-cell table:number-columns-repeated="1000"/>
        </table:table-row>
        <table:table-row table:style-name="ro1">
          <table:table-cell office:value-type="float" office:value="53801999" calcext:value-type="float">
            <text:p>53801999</text:p>
          </table:table-cell>
          <table:table-cell office:value-type="string" calcext:value-type="string">
            <text:p><text:s/>Italy, Trento (2003-2006)</text:p>
          </table:table-cell>
          <table:table-cell office:value-type="float" office:value="0.0150609003818396" calcext:value-type="float">
            <text:p>0.01506090038184</text:p>
          </table:table-cell>
          <table:table-cell office:value-type="float" office:value="0.00311280564181679" calcext:value-type="float">
            <text:p>0.003112805641817</text:p>
          </table:table-cell>
          <table:table-cell office:value-type="float" office:value="0.030684261425342" calcext:value-type="float">
            <text:p>0.030684261425342</text:p>
          </table:table-cell>
          <table:table-cell office:value-type="float" office:value="0.00483268574071624" calcext:value-type="float">
            <text:p>0.004832685740716</text:p>
          </table:table-cell>
          <table:table-cell office:value-type="float" office:value="0.00975965162127788" calcext:value-type="float">
            <text:p>0.009759651621278</text:p>
          </table:table-cell>
          <table:table-cell office:value-type="float" office:value="0.00935420585707422" calcext:value-type="float">
            <text:p>0.009354205857074</text:p>
          </table:table-cell>
          <table:table-cell office:value-type="float" office:value="0.000174893186245648" calcext:value-type="float">
            <text:p>0.000174893186246</text:p>
          </table:table-cell>
          <table:table-cell office:value-type="float" office:value="0.00741531431859352" calcext:value-type="float">
            <text:p>0.007415314318594</text:p>
          </table:table-cell>
          <table:table-cell office:value-type="float" office:value="0.000314493704900394" calcext:value-type="float">
            <text:p>0.0003144937049</text:p>
          </table:table-cell>
          <table:table-cell office:value-type="float" office:value="0.00553208771433194" calcext:value-type="float">
            <text:p>0.005532087714332</text:p>
          </table:table-cell>
          <table:table-cell office:value-type="float" office:value="0.000176602048116358" calcext:value-type="float">
            <text:p>0.000176602048116</text:p>
          </table:table-cell>
          <table:table-cell office:value-type="float" office:value="0.00587589251421153" calcext:value-type="float">
            <text:p>0.005875892514212</text:p>
          </table:table-cell>
          <table:table-cell office:value-type="float" office:value="0.00026733147055935" calcext:value-type="float">
            <text:p>0.000267331470559</text:p>
          </table:table-cell>
          <table:table-cell office:value-type="float" office:value="0.00169474775749747" calcext:value-type="float">
            <text:p>0.001694747757497</text:p>
          </table:table-cell>
          <table:table-cell office:value-type="float" office:value="0.00226751325261438" calcext:value-type="float">
            <text:p>0.002267513252614</text:p>
          </table:table-cell>
          <table:table-cell office:value-type="float" office:value="0.0764659514351514" calcext:value-type="float">
            <text:p>0.076465951435151</text:p>
          </table:table-cell>
          <table:table-cell office:value-type="float" office:value="0.0910833362385421" calcext:value-type="float">
            <text:p>0.091083336238542</text:p>
          </table:table-cell>
          <table:table-cell office:value-type="float" office:value="0.000169107216891895" calcext:value-type="float">
            <text:p>0.000169107216892</text:p>
          </table:table-cell>
          <table:table-cell office:value-type="float" office:value="0.78855135205823" calcext:value-type="float">
            <text:p>0.78855135205823</text:p>
          </table:table-cell>
          <table:table-cell office:value-type="float" office:value="0.495834253718067" calcext:value-type="float">
            <text:p>0.495834253718067</text:p>
          </table:table-cell>
          <table:table-cell office:value-type="float" office:value="0.920365539971015" calcext:value-type="float">
            <text:p>0.920365539971015</text:p>
          </table:table-cell>
          <table:table-cell office:value-type="float" office:value="1813288" calcext:value-type="float">
            <text:p>1813288</text:p>
          </table:table-cell>
          <table:table-cell table:number-columns-repeated="1000"/>
        </table:table-row>
        <table:table-row table:style-name="ro1">
          <table:table-cell office:value-type="float" office:value="53802199" calcext:value-type="float">
            <text:p>53802199</text:p>
          </table:table-cell>
          <table:table-cell office:value-type="string" calcext:value-type="string">
            <text:p><text:s/>Italy, Lombardy, Mantova Province (2003-2005)</text:p>
          </table:table-cell>
          <table:table-cell office:value-type="float" office:value="0.0139911416442618" calcext:value-type="float">
            <text:p>0.013991141644262</text:p>
          </table:table-cell>
          <table:table-cell office:value-type="float" office:value="0.00158059769092863" calcext:value-type="float">
            <text:p>0.001580597690929</text:p>
          </table:table-cell>
          <table:table-cell office:value-type="float" office:value="0.043355718206571" calcext:value-type="float">
            <text:p>0.043355718206571</text:p>
          </table:table-cell>
          <table:table-cell office:value-type="float" office:value="0.00528788653140711" calcext:value-type="float">
            <text:p>0.005287886531407</text:p>
          </table:table-cell>
          <table:table-cell office:value-type="float" office:value="0.0099753551116316" calcext:value-type="float">
            <text:p>0.009975355111632</text:p>
          </table:table-cell>
          <table:table-cell office:value-type="float" office:value="0.0108400562581886" calcext:value-type="float">
            <text:p>0.010840056258189</text:p>
          </table:table-cell>
          <table:table-cell office:value-type="float" office:value="0.000187155001755669" calcext:value-type="float">
            <text:p>0.000187155001756</text:p>
          </table:table-cell>
          <table:table-cell office:value-type="float" office:value="0.00816447793855471" calcext:value-type="float">
            <text:p>0.008164477938555</text:p>
          </table:table-cell>
          <table:table-cell office:value-type="float" office:value="0.000130986063082888" calcext:value-type="float">
            <text:p>0.000130986063083</text:p>
          </table:table-cell>
          <table:table-cell office:value-type="float" office:value="0.00444288383048431" calcext:value-type="float">
            <text:p>0.004442883830484</text:p>
          </table:table-cell>
          <table:table-cell office:value-type="float" office:value="0.000432572760734295" calcext:value-type="float">
            <text:p>0.000432572760734</text:p>
          </table:table-cell>
          <table:table-cell office:value-type="float" office:value="0.0100177803766048" calcext:value-type="float">
            <text:p>0.010017780376605</text:p>
          </table:table-cell>
          <table:table-cell office:value-type="float" office:value="0.000425398695097044" calcext:value-type="float">
            <text:p>0.000425398695097</text:p>
          </table:table-cell>
          <table:table-cell office:value-type="float" office:value="0.00211645088501216" calcext:value-type="float">
            <text:p>0.002116450885012</text:p>
          </table:table-cell>
          <table:table-cell office:value-type="float" office:value="0.0027703723952961" calcext:value-type="float">
            <text:p>0.002770372395296</text:p>
          </table:table-cell>
          <table:table-cell office:value-type="float" office:value="0.0894753592172815" calcext:value-type="float">
            <text:p>0.089475359217282</text:p>
          </table:table-cell>
          <table:table-cell office:value-type="float" office:value="0.118820710041415" calcext:value-type="float">
            <text:p>0.118820710041415</text:p>
          </table:table-cell>
          <table:table-cell office:value-type="float" office:value="0.000166774963974881" calcext:value-type="float">
            <text:p>0.000166774963975</text:p>
          </table:table-cell>
          <table:table-cell office:value-type="float" office:value="0.788980351125371" calcext:value-type="float">
            <text:p>0.788980351125371</text:p>
          </table:table-cell>
          <table:table-cell office:value-type="float" office:value="0.496690011901501" calcext:value-type="float">
            <text:p>0.496690011901501</text:p>
          </table:table-cell>
          <table:table-cell office:value-type="float" office:value="0.920538988264941" calcext:value-type="float">
            <text:p>0.920538988264941</text:p>
          </table:table-cell>
          <table:table-cell office:value-type="float" office:value="1037592" calcext:value-type="float">
            <text:p>1037592</text:p>
          </table:table-cell>
          <table:table-cell table:number-columns-repeated="1000"/>
        </table:table-row>
        <table:table-row table:style-name="ro1">
          <table:table-cell office:value-type="float" office:value="53802299" calcext:value-type="float">
            <text:p>53802299</text:p>
          </table:table-cell>
          <table:table-cell office:value-type="string" calcext:value-type="string">
            <text:p><text:s/>Italy, Genova Province (2003-2006)</text:p>
          </table:table-cell>
          <table:table-cell office:value-type="float" office:value="0.0126722876336104" calcext:value-type="float">
            <text:p>0.01267228763361</text:p>
          </table:table-cell>
          <table:table-cell office:value-type="float" office:value="0.00152316108305651" calcext:value-type="float">
            <text:p>0.001523161083057</text:p>
          </table:table-cell>
          <table:table-cell office:value-type="float" office:value="0.0389405922901298" calcext:value-type="float">
            <text:p>0.03894059229013</text:p>
          </table:table-cell>
          <table:table-cell office:value-type="float" office:value="0.00274924724296413" calcext:value-type="float">
            <text:p>0.002749247242964</text:p>
          </table:table-cell>
          <table:table-cell office:value-type="float" office:value="0.00815019651302457" calcext:value-type="float">
            <text:p>0.008150196513025</text:p>
          </table:table-cell>
          <table:table-cell office:value-type="float" office:value="0.0159456276685342" calcext:value-type="float">
            <text:p>0.015945627668534</text:p>
          </table:table-cell>
          <table:table-cell office:value-type="float" office:value="0.000319711943165692" calcext:value-type="float">
            <text:p>0.000319711943166</text:p>
          </table:table-cell>
          <table:table-cell office:value-type="float" office:value="0.0113210131811748" calcext:value-type="float">
            <text:p>0.011321013181175</text:p>
          </table:table-cell>
          <table:table-cell office:value-type="float" office:value="0.000199791147568179" calcext:value-type="float">
            <text:p>0.000199791147568</text:p>
          </table:table-cell>
          <table:table-cell office:value-type="float" office:value="0.00466020461564777" calcext:value-type="float">
            <text:p>0.004660204615648</text:p>
          </table:table-cell>
          <table:table-cell table:style-name="ce2" office:value-type="float" office:value="0.0000780473877986538" calcext:value-type="float">
            <text:p>7.80E-05</text:p>
          </table:table-cell>
          <table:table-cell office:value-type="float" office:value="0.0074047724676391" calcext:value-type="float">
            <text:p>0.007404772467639</text:p>
          </table:table-cell>
          <table:table-cell office:value-type="float" office:value="0.000491404104119174" calcext:value-type="float">
            <text:p>0.000491404104119</text:p>
          </table:table-cell>
          <table:table-cell office:value-type="float" office:value="0.00294937315905282" calcext:value-type="float">
            <text:p>0.002949373159053</text:p>
          </table:table-cell>
          <table:table-cell office:value-type="float" office:value="0.00236669593573492" calcext:value-type="float">
            <text:p>0.002366695935735</text:p>
          </table:table-cell>
          <table:table-cell office:value-type="float" office:value="0.0933459559890451" calcext:value-type="float">
            <text:p>0.093345955989045</text:p>
          </table:table-cell>
          <table:table-cell office:value-type="float" office:value="0.102669253500633" calcext:value-type="float">
            <text:p>0.102669253500633</text:p>
          </table:table-cell>
          <table:table-cell office:value-type="float" office:value="0.000455901732201447" calcext:value-type="float">
            <text:p>0.000455901732201</text:p>
          </table:table-cell>
          <table:table-cell office:value-type="float" office:value="0.755251706339565" calcext:value-type="float">
            <text:p>0.755251706339565</text:p>
          </table:table-cell>
          <table:table-cell office:value-type="float" office:value="0.431099362773327" calcext:value-type="float">
            <text:p>0.431099362773327</text:p>
          </table:table-cell>
          <table:table-cell office:value-type="float" office:value="0.906742052985441" calcext:value-type="float">
            <text:p>0.906742052985441</text:p>
          </table:table-cell>
          <table:table-cell office:value-type="float" office:value="3057043" calcext:value-type="float">
            <text:p>3057043</text:p>
          </table:table-cell>
          <table:table-cell table:number-columns-repeated="1000"/>
        </table:table-row>
        <table:table-row table:style-name="ro1">
          <table:table-cell office:value-type="float" office:value="53802399" calcext:value-type="float">
            <text:p>53802399</text:p>
          </table:table-cell>
          <table:table-cell office:value-type="string" calcext:value-type="string">
            <text:p><text:s/>Italy, Reggio Emilia Province (2003-2007)</text:p>
          </table:table-cell>
          <table:table-cell office:value-type="float" office:value="0.0129716353801671" calcext:value-type="float">
            <text:p>0.012971635380167</text:p>
          </table:table-cell>
          <table:table-cell office:value-type="float" office:value="0.00127042323597018" calcext:value-type="float">
            <text:p>0.00127042323597</text:p>
          </table:table-cell>
          <table:table-cell office:value-type="float" office:value="0.0408360552059569" calcext:value-type="float">
            <text:p>0.040836055205957</text:p>
          </table:table-cell>
          <table:table-cell office:value-type="float" office:value="0.00212714170731045" calcext:value-type="float">
            <text:p>0.00212714170731</text:p>
          </table:table-cell>
          <table:table-cell office:value-type="float" office:value="0.0115237787131628" calcext:value-type="float">
            <text:p>0.011523778713163</text:p>
          </table:table-cell>
          <table:table-cell office:value-type="float" office:value="0.0104518126155367" calcext:value-type="float">
            <text:p>0.010451812615537</text:p>
          </table:table-cell>
          <table:table-cell table:style-name="ce2" office:value-type="float" office:value="0.0000974301060740838" calcext:value-type="float">
            <text:p>9.74E-05</text:p>
          </table:table-cell>
          <table:table-cell office:value-type="float" office:value="0.00894079274740112" calcext:value-type="float">
            <text:p>0.008940792747401</text:p>
          </table:table-cell>
          <table:table-cell table:style-name="ce2" office:value-type="float" office:value="0.0000888288800454804" calcext:value-type="float">
            <text:p>8.88E-05</text:p>
          </table:table-cell>
          <table:table-cell office:value-type="float" office:value="0.00392127380819057" calcext:value-type="float">
            <text:p>0.003921273808191</text:p>
          </table:table-cell>
          <table:table-cell office:value-type="float" office:value="0.000127299213984515" calcext:value-type="float">
            <text:p>0.000127299213985</text:p>
          </table:table-cell>
          <table:table-cell office:value-type="float" office:value="0.0124227404247271" calcext:value-type="float">
            <text:p>0.012422740424727</text:p>
          </table:table-cell>
          <table:table-cell office:value-type="float" office:value="0.000321310818162468" calcext:value-type="float">
            <text:p>0.000321310818162</text:p>
          </table:table-cell>
          <table:table-cell office:value-type="float" office:value="0.00377744688237132" calcext:value-type="float">
            <text:p>0.003777446882371</text:p>
          </table:table-cell>
          <table:table-cell office:value-type="float" office:value="0.00168741313663612" calcext:value-type="float">
            <text:p>0.001687413136636</text:p>
          </table:table-cell>
          <table:table-cell office:value-type="float" office:value="0.0946862683130941" calcext:value-type="float">
            <text:p>0.094686268313094</text:p>
          </table:table-cell>
          <table:table-cell office:value-type="float" office:value="0.106788770140512" calcext:value-type="float">
            <text:p>0.106788770140512</text:p>
          </table:table-cell>
          <table:table-cell office:value-type="float" office:value="0.000251003334033939" calcext:value-type="float">
            <text:p>0.000251003334034</text:p>
          </table:table-cell>
          <table:table-cell office:value-type="float" office:value="0.775937464113325" calcext:value-type="float">
            <text:p>0.775937464113325</text:p>
          </table:table-cell>
          <table:table-cell office:value-type="float" office:value="0.47092389813191" calcext:value-type="float">
            <text:p>0.47092389813191</text:p>
          </table:table-cell>
          <table:table-cell office:value-type="float" office:value="0.915242341728525" calcext:value-type="float">
            <text:p>0.915242341728525</text:p>
          </table:table-cell>
          <table:table-cell office:value-type="float" office:value="2220554" calcext:value-type="float">
            <text:p>2220554</text:p>
          </table:table-cell>
          <table:table-cell table:number-columns-repeated="1000"/>
        </table:table-row>
        <table:table-row table:style-name="ro1">
          <table:table-cell office:value-type="float" office:value="53802599" calcext:value-type="float">
            <text:p>53802599</text:p>
          </table:table-cell>
          <table:table-cell office:value-type="string" calcext:value-type="string">
            <text:p><text:s/>Italy, Brescia Province (2003-2006)</text:p>
          </table:table-cell>
          <table:table-cell office:value-type="float" office:value="0.0152891270581113" calcext:value-type="float">
            <text:p>0.015289127058111</text:p>
          </table:table-cell>
          <table:table-cell office:value-type="float" office:value="0.00225290040449225" calcext:value-type="float">
            <text:p>0.002252900404492</text:p>
          </table:table-cell>
          <table:table-cell office:value-type="float" office:value="0.0337446394245413" calcext:value-type="float">
            <text:p>0.033744639424541</text:p>
          </table:table-cell>
          <table:table-cell office:value-type="float" office:value="0.00699896175501191" calcext:value-type="float">
            <text:p>0.006998961755012</text:p>
          </table:table-cell>
          <table:table-cell office:value-type="float" office:value="0.0113162562720881" calcext:value-type="float">
            <text:p>0.011316256272088</text:p>
          </table:table-cell>
          <table:table-cell office:value-type="float" office:value="0.0110615548849738" calcext:value-type="float">
            <text:p>0.011061554884974</text:p>
          </table:table-cell>
          <table:table-cell office:value-type="float" office:value="0.000235845260843769" calcext:value-type="float">
            <text:p>0.000235845260844</text:p>
          </table:table-cell>
          <table:table-cell office:value-type="float" office:value="0.00948783018619486" calcext:value-type="float">
            <text:p>0.009487830186195</text:p>
          </table:table-cell>
          <table:table-cell office:value-type="float" office:value="0.000213347231307494" calcext:value-type="float">
            <text:p>0.000213347231307</text:p>
          </table:table-cell>
          <table:table-cell office:value-type="float" office:value="0.00392660966244481" calcext:value-type="float">
            <text:p>0.003926609662445</text:p>
          </table:table-cell>
          <table:table-cell table:style-name="ce2" office:value-type="float" office:value="0.0000513288075515449" calcext:value-type="float">
            <text:p>5.13E-05</text:p>
          </table:table-cell>
          <table:table-cell office:value-type="float" office:value="0.0101928102125657" calcext:value-type="float">
            <text:p>0.010192810212566</text:p>
          </table:table-cell>
          <table:table-cell office:value-type="float" office:value="0.000571074573235394" calcext:value-type="float">
            <text:p>0.000571074573235</text:p>
          </table:table-cell>
          <table:table-cell office:value-type="float" office:value="0.00194529166199786" calcext:value-type="float">
            <text:p>0.001945291661998</text:p>
          </table:table-cell>
          <table:table-cell office:value-type="float" office:value="0.00211224281625373" calcext:value-type="float">
            <text:p>0.002112242816254</text:p>
          </table:table-cell>
          <table:table-cell office:value-type="float" office:value="0.104524332243086" calcext:value-type="float">
            <text:p>0.104524332243086</text:p>
          </table:table-cell>
          <table:table-cell office:value-type="float" office:value="0.111559100969083" calcext:value-type="float">
            <text:p>0.111559100969083</text:p>
          </table:table-cell>
          <table:table-cell office:value-type="float" office:value="0.000433780591183819" calcext:value-type="float">
            <text:p>0.000433780591184</text:p>
          </table:table-cell>
          <table:table-cell office:value-type="float" office:value="0.757055207205912" calcext:value-type="float">
            <text:p>0.757055207205912</text:p>
          </table:table-cell>
          <table:table-cell office:value-type="float" office:value="0.434521952908229" calcext:value-type="float">
            <text:p>0.434521952908229</text:p>
          </table:table-cell>
          <table:table-cell office:value-type="float" office:value="0.907488087568985" calcext:value-type="float">
            <text:p>0.907488087568985</text:p>
          </table:table-cell>
          <table:table-cell office:value-type="float" office:value="3934844" calcext:value-type="float">
            <text:p>3934844</text:p>
          </table:table-cell>
          <table:table-cell table:number-columns-repeated="1000"/>
        </table:table-row>
        <table:table-row table:style-name="ro1">
          <table:table-cell office:value-type="float" office:value="53802699" calcext:value-type="float">
            <text:p>53802699</text:p>
          </table:table-cell>
          <table:table-cell office:value-type="string" calcext:value-type="string">
            <text:p><text:s/>Italy, Lombardy, Milan (2003-2006)</text:p>
          </table:table-cell>
          <table:table-cell office:value-type="float" office:value="0.012899281436108" calcext:value-type="float">
            <text:p>0.012899281436108</text:p>
          </table:table-cell>
          <table:table-cell office:value-type="float" office:value="0.00137852753417788" calcext:value-type="float">
            <text:p>0.001378527534178</text:p>
          </table:table-cell>
          <table:table-cell office:value-type="float" office:value="0.039767555459268" calcext:value-type="float">
            <text:p>0.039767555459268</text:p>
          </table:table-cell>
          <table:table-cell office:value-type="float" office:value="0.00529148049948426" calcext:value-type="float">
            <text:p>0.005291480499484</text:p>
          </table:table-cell>
          <table:table-cell office:value-type="float" office:value="0.00851297379924627" calcext:value-type="float">
            <text:p>0.008512973799246</text:p>
          </table:table-cell>
          <table:table-cell office:value-type="float" office:value="0.014914505905488" calcext:value-type="float">
            <text:p>0.014914505905488</text:p>
          </table:table-cell>
          <table:table-cell office:value-type="float" office:value="0.000204924186651754" calcext:value-type="float">
            <text:p>0.000204924186652</text:p>
          </table:table-cell>
          <table:table-cell office:value-type="float" office:value="0.0109785171537142" calcext:value-type="float">
            <text:p>0.010978517153714</text:p>
          </table:table-cell>
          <table:table-cell office:value-type="float" office:value="0.000103912803063102" calcext:value-type="float">
            <text:p>0.000103912803063</text:p>
          </table:table-cell>
          <table:table-cell office:value-type="float" office:value="0.00431317047296012" calcext:value-type="float">
            <text:p>0.00431317047296</text:p>
          </table:table-cell>
          <table:table-cell office:value-type="float" office:value="0.000127774685456564" calcext:value-type="float">
            <text:p>0.000127774685457</text:p>
          </table:table-cell>
          <table:table-cell office:value-type="float" office:value="0.0060407195613982" calcext:value-type="float">
            <text:p>0.006040719561398</text:p>
          </table:table-cell>
          <table:table-cell office:value-type="float" office:value="0.000236893342909245" calcext:value-type="float">
            <text:p>0.000236893342909</text:p>
          </table:table-cell>
          <table:table-cell office:value-type="float" office:value="0.0030143464154815" calcext:value-type="float">
            <text:p>0.003014346415482</text:p>
          </table:table-cell>
          <table:table-cell office:value-type="float" office:value="0.00268683448644883" calcext:value-type="float">
            <text:p>0.002686834486449</text:p>
          </table:table-cell>
          <table:table-cell office:value-type="float" office:value="0.100990834265963" calcext:value-type="float">
            <text:p>0.100990834265963</text:p>
          </table:table-cell>
          <table:table-cell office:value-type="float" office:value="0.105972569962521" calcext:value-type="float">
            <text:p>0.105972569962521</text:p>
          </table:table-cell>
          <table:table-cell table:style-name="ce2" office:value-type="float" office:value="0.0000739503455486901" calcext:value-type="float">
            <text:p>7.40E-05</text:p>
          </table:table-cell>
          <table:table-cell office:value-type="float" office:value="0.812507621234746" calcext:value-type="float">
            <text:p>0.812507621234746</text:p>
          </table:table-cell>
          <table:table-cell office:value-type="float" office:value="0.544508365027086" calcext:value-type="float">
            <text:p>0.544508365027086</text:p>
          </table:table-cell>
          <table:table-cell office:value-type="float" office:value="0.929972513495855" calcext:value-type="float">
            <text:p>0.929972513495855</text:p>
          </table:table-cell>
          <table:table-cell office:value-type="float" office:value="4574102" calcext:value-type="float">
            <text:p>4574102</text:p>
          </table:table-cell>
          <table:table-cell table:number-columns-repeated="1000"/>
        </table:table-row>
        <table:table-row table:style-name="ro1">
          <table:table-cell office:value-type="float" office:value="53802799" calcext:value-type="float">
            <text:p>53802799</text:p>
          </table:table-cell>
          <table:table-cell office:value-type="string" calcext:value-type="string">
            <text:p><text:s/>Italy, Salerno Province (2003-2007)</text:p>
          </table:table-cell>
          <table:table-cell office:value-type="float" office:value="0.00990971937239983" calcext:value-type="float">
            <text:p>0.0099097193724</text:p>
          </table:table-cell>
          <table:table-cell office:value-type="float" office:value="0.000750545006816853" calcext:value-type="float">
            <text:p>0.000750545006817</text:p>
          </table:table-cell>
          <table:table-cell office:value-type="float" office:value="0.0277726584741738" calcext:value-type="float">
            <text:p>0.027772658474174</text:p>
          </table:table-cell>
          <table:table-cell office:value-type="float" office:value="0.00356332648907352" calcext:value-type="float">
            <text:p>0.003563326489074</text:p>
          </table:table-cell>
          <table:table-cell office:value-type="float" office:value="0.00544448094782404" calcext:value-type="float">
            <text:p>0.005444480947824</text:p>
          </table:table-cell>
          <table:table-cell office:value-type="float" office:value="0.00609358481327417" calcext:value-type="float">
            <text:p>0.006093584813274</text:p>
          </table:table-cell>
          <table:table-cell office:value-type="float" office:value="0.000193840181823063" calcext:value-type="float">
            <text:p>0.000193840181823</text:p>
          </table:table-cell>
          <table:table-cell office:value-type="float" office:value="0.00501518195039798" calcext:value-type="float">
            <text:p>0.005015181950398</text:p>
          </table:table-cell>
          <table:table-cell office:value-type="float" office:value="0.000127309721127064" calcext:value-type="float">
            <text:p>0.000127309721127</text:p>
          </table:table-cell>
          <table:table-cell office:value-type="float" office:value="0.00450708469351449" calcext:value-type="float">
            <text:p>0.004507084693514</text:p>
          </table:table-cell>
          <table:table-cell table:style-name="ce2" office:value-type="float" office:value="0.0000571310354700242" calcext:value-type="float">
            <text:p>5.71E-05</text:p>
          </table:table-cell>
          <table:table-cell office:value-type="float" office:value="0.0073406229942912" calcext:value-type="float">
            <text:p>0.007340622994291</text:p>
          </table:table-cell>
          <table:table-cell office:value-type="float" office:value="0.000171878893956878" calcext:value-type="float">
            <text:p>0.000171878893957</text:p>
          </table:table-cell>
          <table:table-cell office:value-type="float" office:value="0.00283943887941919" calcext:value-type="float">
            <text:p>0.002839438879419</text:p>
          </table:table-cell>
          <table:table-cell office:value-type="float" office:value="0.00207401242559333" calcext:value-type="float">
            <text:p>0.002074012425593</text:p>
          </table:table-cell>
          <table:table-cell office:value-type="float" office:value="0.0530145470318243" calcext:value-type="float">
            <text:p>0.053014547031824</text:p>
          </table:table-cell>
          <table:table-cell office:value-type="float" office:value="0.064741863883545" calcext:value-type="float">
            <text:p>0.064741863883545</text:p>
          </table:table-cell>
          <table:table-cell office:value-type="float" office:value="0.000239068871178638" calcext:value-type="float">
            <text:p>0.000239068871179</text:p>
          </table:table-cell>
          <table:table-cell office:value-type="float" office:value="0.777537659642173" calcext:value-type="float">
            <text:p>0.777537659642173</text:p>
          </table:table-cell>
          <table:table-cell office:value-type="float" office:value="0.474057310180329" calcext:value-type="float">
            <text:p>0.474057310180329</text:p>
          </table:table-cell>
          <table:table-cell office:value-type="float" office:value="0.915894774244341" calcext:value-type="float">
            <text:p>0.915894774244341</text:p>
          </table:table-cell>
          <table:table-cell office:value-type="float" office:value="5013356" calcext:value-type="float">
            <text:p>5013356</text:p>
          </table:table-cell>
          <table:table-cell table:number-columns-repeated="1000"/>
        </table:table-row>
        <table:table-row table:style-name="ro1">
          <table:table-cell office:value-type="float" office:value="53802899" calcext:value-type="float">
            <text:p>53802899</text:p>
          </table:table-cell>
          <table:table-cell office:value-type="string" calcext:value-type="string">
            <text:p><text:s/>Italy, Sondrio (2003-2007)</text:p>
          </table:table-cell>
          <table:table-cell office:value-type="float" office:value="0.0192356297984555" calcext:value-type="float">
            <text:p>0.019235629798456</text:p>
          </table:table-cell>
          <table:table-cell office:value-type="float" office:value="0.00323454634984201" calcext:value-type="float">
            <text:p>0.003234546349842</text:p>
          </table:table-cell>
          <table:table-cell office:value-type="float" office:value="0.0367768088566205" calcext:value-type="float">
            <text:p>0.036776808856621</text:p>
          </table:table-cell>
          <table:table-cell office:value-type="float" office:value="0.00539112123267214" calcext:value-type="float">
            <text:p>0.005391121232672</text:p>
          </table:table-cell>
          <table:table-cell office:value-type="float" office:value="0.0122166866160873" calcext:value-type="float">
            <text:p>0.012216686616087</text:p>
          </table:table-cell>
          <table:table-cell office:value-type="float" office:value="0.0145140422655814" calcext:value-type="float">
            <text:p>0.014514042265581</text:p>
          </table:table-cell>
          <table:table-cell table:style-name="ce2" office:value-type="float" office:value="0.0000680738501378486" calcext:value-type="float">
            <text:p>6.81E-05</text:p>
          </table:table-cell>
          <table:table-cell office:value-type="float" office:value="0.0076566828943879" calcext:value-type="float">
            <text:p>0.007656682894388</text:p>
          </table:table-cell>
          <table:table-cell office:value-type="float" office:value="0.000209441628618104" calcext:value-type="float">
            <text:p>0.000209441628618</text:p>
          </table:table-cell>
          <table:table-cell office:value-type="float" office:value="0.00524182858660495" calcext:value-type="float">
            <text:p>0.005241828586605</text:p>
          </table:table-cell>
          <table:table-cell table:style-name="ce2" office:value-type="float" office:value="0.0000729128028291373" calcext:value-type="float">
            <text:p>7.29E-05</text:p>
          </table:table-cell>
          <table:table-cell office:value-type="float" office:value="0.0066275155165605" calcext:value-type="float">
            <text:p>0.006627515516561</text:p>
          </table:table-cell>
          <table:table-cell office:value-type="float" office:value="0.000307786719313913" calcext:value-type="float">
            <text:p>0.000307786719314</text:p>
          </table:table-cell>
          <table:table-cell office:value-type="float" office:value="0.00270501765385059" calcext:value-type="float">
            <text:p>0.002705017653851</text:p>
          </table:table-cell>
          <table:table-cell office:value-type="float" office:value="0.00266286866125927" calcext:value-type="float">
            <text:p>0.002662868661259</text:p>
          </table:table-cell>
          <table:table-cell office:value-type="float" office:value="0.106957301400013" calcext:value-type="float">
            <text:p>0.106957301400013</text:p>
          </table:table-cell>
          <table:table-cell office:value-type="float" office:value="0.0903188566944136" calcext:value-type="float">
            <text:p>0.090318856694414</text:p>
          </table:table-cell>
          <table:table-cell office:value-type="float" office:value="0.000132635964120276" calcext:value-type="float">
            <text:p>0.00013263596412</text:p>
          </table:table-cell>
          <table:table-cell office:value-type="float" office:value="0.795918665540478" calcext:value-type="float">
            <text:p>0.795918665540478</text:p>
          </table:table-cell>
          <table:table-cell office:value-type="float" office:value="0.510609788316117" calcext:value-type="float">
            <text:p>0.510609788316117</text:p>
          </table:table-cell>
          <table:table-cell office:value-type="float" office:value="0.92333702813886" calcext:value-type="float">
            <text:p>0.92333702813886</text:p>
          </table:table-cell>
          <table:table-cell office:value-type="float" office:value="819101" calcext:value-type="float">
            <text:p>819101</text:p>
          </table:table-cell>
          <table:table-cell table:number-columns-repeated="1000"/>
        </table:table-row>
        <table:table-row table:style-name="ro1">
          <table:table-cell office:value-type="float" office:value="53802999" calcext:value-type="float">
            <text:p>53802999</text:p>
          </table:table-cell>
          <table:table-cell office:value-type="string" calcext:value-type="string">
            <text:p><text:s/>Italy, Syracuse Province (2003-2007)</text:p>
          </table:table-cell>
          <table:table-cell office:value-type="float" office:value="0.0108414971277637" calcext:value-type="float">
            <text:p>0.010841497127764</text:p>
          </table:table-cell>
          <table:table-cell office:value-type="float" office:value="0.000417876169826976" calcext:value-type="float">
            <text:p>0.000417876169827</text:p>
          </table:table-cell>
          <table:table-cell office:value-type="float" office:value="0.0300346023657806" calcext:value-type="float">
            <text:p>0.030034602365781</text:p>
          </table:table-cell>
          <table:table-cell office:value-type="float" office:value="0.00208887595384351" calcext:value-type="float">
            <text:p>0.002088875953844</text:p>
          </table:table-cell>
          <table:table-cell office:value-type="float" office:value="0.00805688928470275" calcext:value-type="float">
            <text:p>0.008056889284703</text:p>
          </table:table-cell>
          <table:table-cell office:value-type="float" office:value="0.00877259917227314" calcext:value-type="float">
            <text:p>0.008772599172273</text:p>
          </table:table-cell>
          <table:table-cell office:value-type="float" office:value="0.000276372132106176" calcext:value-type="float">
            <text:p>0.000276372132106</text:p>
          </table:table-cell>
          <table:table-cell office:value-type="float" office:value="0.00544470686806168" calcext:value-type="float">
            <text:p>0.005444706868062</text:p>
          </table:table-cell>
          <table:table-cell office:value-type="float" office:value="0.000238487022949906" calcext:value-type="float">
            <text:p>0.00023848702295</text:p>
          </table:table-cell>
          <table:table-cell office:value-type="float" office:value="0.00385865916372869" calcext:value-type="float">
            <text:p>0.003858659163729</text:p>
          </table:table-cell>
          <table:table-cell table:style-name="ce2" office:value-type="float" office:value="0.0000816432515030728" calcext:value-type="float">
            <text:p>8.16E-05</text:p>
          </table:table-cell>
          <table:table-cell office:value-type="float" office:value="0.00837638019491907" calcext:value-type="float">
            <text:p>0.008376380194919</text:p>
          </table:table-cell>
          <table:table-cell table:style-name="ce2" office:value-type="float" office:value="0.0000841821744312733" calcext:value-type="float">
            <text:p>8.42E-05</text:p>
          </table:table-cell>
          <table:table-cell office:value-type="float" office:value="0.00192084080471853" calcext:value-type="float">
            <text:p>0.001920840804719</text:p>
          </table:table-cell>
          <table:table-cell office:value-type="float" office:value="0.00167193747668228" calcext:value-type="float">
            <text:p>0.001671937476682</text:p>
          </table:table-cell>
          <table:table-cell office:value-type="float" office:value="0.0478925542713669" calcext:value-type="float">
            <text:p>0.047892554271367</text:p>
          </table:table-cell>
          <table:table-cell office:value-type="float" office:value="0.0714704802221792" calcext:value-type="float">
            <text:p>0.071470480222179</text:p>
          </table:table-cell>
          <table:table-cell office:value-type="float" office:value="0.000776302419622343" calcext:value-type="float">
            <text:p>0.000776302419622</text:p>
          </table:table-cell>
          <table:table-cell office:value-type="float" office:value="0.734972220302314" calcext:value-type="float">
            <text:p>0.734972220302314</text:p>
          </table:table-cell>
          <table:table-cell office:value-type="float" office:value="0.393245617797591" calcext:value-type="float">
            <text:p>0.393245617797591</text:p>
          </table:table-cell>
          <table:table-cell office:value-type="float" office:value="0.898287462510733" calcext:value-type="float">
            <text:p>0.898287462510733</text:p>
          </table:table-cell>
          <table:table-cell office:value-type="float" office:value="1836969" calcext:value-type="float">
            <text:p>1836969</text:p>
          </table:table-cell>
          <table:table-cell table:number-columns-repeated="1000"/>
        </table:table-row>
        <table:table-row table:style-name="ro1">
          <table:table-cell office:value-type="float" office:value="53803099" calcext:value-type="float">
            <text:p>53803099</text:p>
          </table:table-cell>
          <table:table-cell office:value-type="string" calcext:value-type="string">
            <text:p><text:s/>Italy, Trapani (2003-2006)</text:p>
          </table:table-cell>
          <table:table-cell office:value-type="float" office:value="0.011322178280363" calcext:value-type="float">
            <text:p>0.011322178280363</text:p>
          </table:table-cell>
          <table:table-cell office:value-type="float" office:value="0.000265249885132789" calcext:value-type="float">
            <text:p>0.000265249885133</text:p>
          </table:table-cell>
          <table:table-cell office:value-type="float" office:value="0.0271129895364727" calcext:value-type="float">
            <text:p>0.027112989536473</text:p>
          </table:table-cell>
          <table:table-cell office:value-type="float" office:value="0.00107888250755276" calcext:value-type="float">
            <text:p>0.001078882507553</text:p>
          </table:table-cell>
          <table:table-cell office:value-type="float" office:value="0.00654167564216687" calcext:value-type="float">
            <text:p>0.006541675642167</text:p>
          </table:table-cell>
          <table:table-cell office:value-type="float" office:value="0.00569874481209596" calcext:value-type="float">
            <text:p>0.005698744812096</text:p>
          </table:table-cell>
          <table:table-cell office:value-type="float" office:value="0.000136283559246855" calcext:value-type="float">
            <text:p>0.000136283559247</text:p>
          </table:table-cell>
          <table:table-cell office:value-type="float" office:value="0.00786468564413645" calcext:value-type="float">
            <text:p>0.007864685644136</text:p>
          </table:table-cell>
          <table:table-cell office:value-type="float" office:value="0.000112367125873654" calcext:value-type="float">
            <text:p>0.000112367125874</text:p>
          </table:table-cell>
          <table:table-cell office:value-type="float" office:value="0.00422886144753958" calcext:value-type="float">
            <text:p>0.00422886144754</text:p>
          </table:table-cell>
          <table:table-cell table:style-name="ce2" office:value-type="float" office:value="0.0000985829671429474" calcext:value-type="float">
            <text:p>9.86E-05</text:p>
          </table:table-cell>
          <table:table-cell office:value-type="float" office:value="0.00596888257941461" calcext:value-type="float">
            <text:p>0.005968882579415</text:p>
          </table:table-cell>
          <table:table-cell office:value-type="float" office:value="0.00022371559008461" calcext:value-type="float">
            <text:p>0.000223715590085</text:p>
          </table:table-cell>
          <table:table-cell office:value-type="float" office:value="0.00206144038954133" calcext:value-type="float">
            <text:p>0.002061440389541</text:p>
          </table:table-cell>
          <table:table-cell office:value-type="float" office:value="0.00188248199277987" calcext:value-type="float">
            <text:p>0.00188248199278</text:p>
          </table:table-cell>
          <table:table-cell office:value-type="float" office:value="0.041570427062285" calcext:value-type="float">
            <text:p>0.041570427062285</text:p>
          </table:table-cell>
          <table:table-cell office:value-type="float" office:value="0.0683003518158574" calcext:value-type="float">
            <text:p>0.068300351815857</text:p>
          </table:table-cell>
          <table:table-cell office:value-type="float" office:value="0.000497429456538967" calcext:value-type="float">
            <text:p>0.000497429456539</text:p>
          </table:table-cell>
          <table:table-cell office:value-type="float" office:value="0.752054147317642" calcext:value-type="float">
            <text:p>0.752054147317642</text:p>
          </table:table-cell>
          <table:table-cell office:value-type="float" office:value="0.425054045084631" calcext:value-type="float">
            <text:p>0.425054045084631</text:p>
          </table:table-cell>
          <table:table-cell office:value-type="float" office:value="0.905417018249604" calcext:value-type="float">
            <text:p>0.905417018249604</text:p>
          </table:table-cell>
          <table:table-cell office:value-type="float" office:value="1573126" calcext:value-type="float">
            <text:p>1573126</text:p>
          </table:table-cell>
          <table:table-cell table:number-columns-repeated="1000"/>
        </table:table-row>
        <table:table-row table:style-name="ro1">
          <table:table-cell office:value-type="float" office:value="53803199" calcext:value-type="float">
            <text:p>53803199</text:p>
          </table:table-cell>
          <table:table-cell office:value-type="string" calcext:value-type="string">
            <text:p><text:s/>Italy, Nuoro (2003-2007)</text:p>
          </table:table-cell>
          <table:table-cell office:value-type="float" office:value="0.015803863082847" calcext:value-type="float">
            <text:p>0.015803863082847</text:p>
          </table:table-cell>
          <table:table-cell office:value-type="float" office:value="0.00289736610135571" calcext:value-type="float">
            <text:p>0.002897366101356</text:p>
          </table:table-cell>
          <table:table-cell office:value-type="float" office:value="0.0304412816339153" calcext:value-type="float">
            <text:p>0.030441281633915</text:p>
          </table:table-cell>
          <table:table-cell office:value-type="float" office:value="0.0041377674474601" calcext:value-type="float">
            <text:p>0.00413776744746</text:p>
          </table:table-cell>
          <table:table-cell office:value-type="float" office:value="0.0097651033044291" calcext:value-type="float">
            <text:p>0.009765103304429</text:p>
          </table:table-cell>
          <table:table-cell office:value-type="float" office:value="0.00654257088304966" calcext:value-type="float">
            <text:p>0.00654257088305</text:p>
          </table:table-cell>
          <table:table-cell table:style-name="ce2" office:value-type="float" office:value="0.0000834145392923254" calcext:value-type="float">
            <text:p>8.34E-05</text:p>
          </table:table-cell>
          <table:table-cell office:value-type="float" office:value="0.0027923632320493" calcext:value-type="float">
            <text:p>0.002792363232049</text:p>
          </table:table-cell>
          <table:table-cell office:value-type="float" office:value="0.000106817065094319" calcext:value-type="float">
            <text:p>0.000106817065094</text:p>
          </table:table-cell>
          <table:table-cell office:value-type="float" office:value="0.00325635619809782" calcext:value-type="float">
            <text:p>0.003256356198098</text:p>
          </table:table-cell>
          <table:table-cell office:value-type="float" office:value="0" calcext:value-type="float">
            <text:p>0</text:p>
          </table:table-cell>
          <table:table-cell office:value-type="float" office:value="0.012675023430554" calcext:value-type="float">
            <text:p>0.012675023430554</text:p>
          </table:table-cell>
          <table:table-cell office:value-type="float" office:value="0.000896676016071226" calcext:value-type="float">
            <text:p>0.000896676016071</text:p>
          </table:table-cell>
          <table:table-cell office:value-type="float" office:value="0.00357850152010223" calcext:value-type="float">
            <text:p>0.003578501520102</text:p>
          </table:table-cell>
          <table:table-cell office:value-type="float" office:value="0.00114767398889504" calcext:value-type="float">
            <text:p>0.001147673988895</text:p>
          </table:table-cell>
          <table:table-cell office:value-type="float" office:value="0.0582129228741051" calcext:value-type="float">
            <text:p>0.058212922874105</text:p>
          </table:table-cell>
          <table:table-cell office:value-type="float" office:value="0.0737788963105472" calcext:value-type="float">
            <text:p>0.07377889631054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125204" calcext:value-type="float">
            <text:p>1125204</text:p>
          </table:table-cell>
          <table:table-cell table:number-columns-repeated="1000"/>
        </table:table-row>
        <table:table-row table:style-name="ro1">
          <table:table-cell office:value-type="float" office:value="53803299" calcext:value-type="float">
            <text:p>53803299</text:p>
          </table:table-cell>
          <table:table-cell office:value-type="string" calcext:value-type="string">
            <text:p><text:s/>Italy, Catanzaro (2003-2007)</text:p>
          </table:table-cell>
          <table:table-cell office:value-type="float" office:value="0.0110342584404699" calcext:value-type="float">
            <text:p>0.01103425844047</text:p>
          </table:table-cell>
          <table:table-cell office:value-type="float" office:value="0.000865572682287641" calcext:value-type="float">
            <text:p>0.000865572682288</text:p>
          </table:table-cell>
          <table:table-cell office:value-type="float" office:value="0.0305102278097183" calcext:value-type="float">
            <text:p>0.030510227809718</text:p>
          </table:table-cell>
          <table:table-cell office:value-type="float" office:value="0.0030584645262916" calcext:value-type="float">
            <text:p>0.003058464526292</text:p>
          </table:table-cell>
          <table:table-cell office:value-type="float" office:value="0.00427501317409342" calcext:value-type="float">
            <text:p>0.004275013174093</text:p>
          </table:table-cell>
          <table:table-cell office:value-type="float" office:value="0.00774467685543462" calcext:value-type="float">
            <text:p>0.007744676855435</text:p>
          </table:table-cell>
          <table:table-cell office:value-type="float" office:value="0.000189043003229319" calcext:value-type="float">
            <text:p>0.000189043003229</text:p>
          </table:table-cell>
          <table:table-cell office:value-type="float" office:value="0.00604118976244406" calcext:value-type="float">
            <text:p>0.006041189762444</text:p>
          </table:table-cell>
          <table:table-cell office:value-type="float" office:value="0" calcext:value-type="float">
            <text:p>0</text:p>
          </table:table-cell>
          <table:table-cell office:value-type="float" office:value="0.00380135043252974" calcext:value-type="float">
            <text:p>0.00380135043253</text:p>
          </table:table-cell>
          <table:table-cell office:value-type="float" office:value="0.000276656019129413" calcext:value-type="float">
            <text:p>0.000276656019129</text:p>
          </table:table-cell>
          <table:table-cell office:value-type="float" office:value="0.00749601735098087" calcext:value-type="float">
            <text:p>0.007496017350981</text:p>
          </table:table-cell>
          <table:table-cell office:value-type="float" office:value="0.000406829778026501" calcext:value-type="float">
            <text:p>0.000406829778027</text:p>
          </table:table-cell>
          <table:table-cell office:value-type="float" office:value="0.00336323626869289" calcext:value-type="float">
            <text:p>0.003363236268693</text:p>
          </table:table-cell>
          <table:table-cell office:value-type="float" office:value="0.00167152998206772" calcext:value-type="float">
            <text:p>0.001671529982068</text:p>
          </table:table-cell>
          <table:table-cell office:value-type="float" office:value="0.0589634405091209" calcext:value-type="float">
            <text:p>0.058963440509121</text:p>
          </table:table-cell>
          <table:table-cell office:value-type="float" office:value="0.0690664614349228" calcext:value-type="float">
            <text:p>0.06906646143492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71257" calcext:value-type="float">
            <text:p>1071257</text:p>
          </table:table-cell>
          <table:table-cell table:number-columns-repeated="1000"/>
        </table:table-row>
        <table:table-row table:style-name="ro1">
          <table:table-cell office:value-type="float" office:value="53803399" calcext:value-type="float">
            <text:p>53803399</text:p>
          </table:table-cell>
          <table:table-cell office:value-type="string" calcext:value-type="string">
            <text:p><text:s/>Italy, Palerme (2003-2006)</text:p>
          </table:table-cell>
          <table:table-cell office:value-type="float" office:value="0.0108280730170068" calcext:value-type="float">
            <text:p>0.010828073017007</text:p>
          </table:table-cell>
          <table:table-cell office:value-type="float" office:value="0.000526959603759797" calcext:value-type="float">
            <text:p>0.00052695960376</text:p>
          </table:table-cell>
          <table:table-cell office:value-type="float" office:value="0.0307241195763584" calcext:value-type="float">
            <text:p>0.030724119576358</text:p>
          </table:table-cell>
          <table:table-cell office:value-type="float" office:value="0.00208985076875639" calcext:value-type="float">
            <text:p>0.002089850768756</text:p>
          </table:table-cell>
          <table:table-cell office:value-type="float" office:value="0.00719046147579224" calcext:value-type="float">
            <text:p>0.007190461475792</text:p>
          </table:table-cell>
          <table:table-cell office:value-type="float" office:value="0.00707895037644394" calcext:value-type="float">
            <text:p>0.007078950376444</text:p>
          </table:table-cell>
          <table:table-cell table:style-name="ce2" office:value-type="float" office:value="0.0000933889234644615" calcext:value-type="float">
            <text:p>9.34E-05</text:p>
          </table:table-cell>
          <table:table-cell office:value-type="float" office:value="0.00513356588975775" calcext:value-type="float">
            <text:p>0.005133565889758</text:p>
          </table:table-cell>
          <table:table-cell office:value-type="float" office:value="0.000183799441119613" calcext:value-type="float">
            <text:p>0.00018379944112</text:p>
          </table:table-cell>
          <table:table-cell office:value-type="float" office:value="0.00365524790798095" calcext:value-type="float">
            <text:p>0.003655247907981</text:p>
          </table:table-cell>
          <table:table-cell office:value-type="float" office:value="0.000168587186888521" calcext:value-type="float">
            <text:p>0.000168587186889</text:p>
          </table:table-cell>
          <table:table-cell office:value-type="float" office:value="0.00871604482605619" calcext:value-type="float">
            <text:p>0.008716044826056</text:p>
          </table:table-cell>
          <table:table-cell office:value-type="float" office:value="0.000310600514659543" calcext:value-type="float">
            <text:p>0.00031060051466</text:p>
          </table:table-cell>
          <table:table-cell office:value-type="float" office:value="0.00208543674719689" calcext:value-type="float">
            <text:p>0.002085436747197</text:p>
          </table:table-cell>
          <table:table-cell office:value-type="float" office:value="0.00192719038734511" calcext:value-type="float">
            <text:p>0.001927190387345</text:p>
          </table:table-cell>
          <table:table-cell office:value-type="float" office:value="0.0521980319764918" calcext:value-type="float">
            <text:p>0.052198031976492</text:p>
          </table:table-cell>
          <table:table-cell office:value-type="float" office:value="0.0746243397182689" calcext:value-type="float">
            <text:p>0.074624339718269</text:p>
          </table:table-cell>
          <table:table-cell office:value-type="float" office:value="0.000463922617963686" calcext:value-type="float">
            <text:p>0.000463922617964</text:p>
          </table:table-cell>
          <table:table-cell office:value-type="float" office:value="0.75461574778644" calcext:value-type="float">
            <text:p>0.75461574778644</text:p>
          </table:table-cell>
          <table:table-cell office:value-type="float" office:value="0.429894694169275" calcext:value-type="float">
            <text:p>0.429894694169275</text:p>
          </table:table-cell>
          <table:table-cell office:value-type="float" office:value="0.906478756575136" calcext:value-type="float">
            <text:p>0.906478756575136</text:p>
          </table:table-cell>
          <table:table-cell office:value-type="float" office:value="4571951" calcext:value-type="float">
            <text:p>4571951</text:p>
          </table:table-cell>
          <table:table-cell table:number-columns-repeated="1000"/>
        </table:table-row>
        <table:table-row table:style-name="ro1">
          <table:table-cell office:value-type="float" office:value="53803499" calcext:value-type="float">
            <text:p>53803499</text:p>
          </table:table-cell>
          <table:table-cell office:value-type="string" calcext:value-type="string">
            <text:p><text:s/>Italy, Alto Adige (2003-2006)</text:p>
          </table:table-cell>
          <table:table-cell office:value-type="float" office:value="0.0159869205318493" calcext:value-type="float">
            <text:p>0.015986920531849</text:p>
          </table:table-cell>
          <table:table-cell office:value-type="float" office:value="0.00362366993841197" calcext:value-type="float">
            <text:p>0.003623669938412</text:p>
          </table:table-cell>
          <table:table-cell office:value-type="float" office:value="0.0370086914331142" calcext:value-type="float">
            <text:p>0.037008691433114</text:p>
          </table:table-cell>
          <table:table-cell office:value-type="float" office:value="0.00319424918456226" calcext:value-type="float">
            <text:p>0.003194249184562</text:p>
          </table:table-cell>
          <table:table-cell office:value-type="float" office:value="0.00815233053582633" calcext:value-type="float">
            <text:p>0.008152330535826</text:p>
          </table:table-cell>
          <table:table-cell office:value-type="float" office:value="0.0112875804534048" calcext:value-type="float">
            <text:p>0.011287580453405</text:p>
          </table:table-cell>
          <table:table-cell office:value-type="float" office:value="0.000266235370796815" calcext:value-type="float">
            <text:p>0.000266235370797</text:p>
          </table:table-cell>
          <table:table-cell office:value-type="float" office:value="0.0189024794907484" calcext:value-type="float">
            <text:p>0.018902479490748</text:p>
          </table:table-cell>
          <table:table-cell office:value-type="float" office:value="0.000230594731997714" calcext:value-type="float">
            <text:p>0.000230594731998</text:p>
          </table:table-cell>
          <table:table-cell office:value-type="float" office:value="0.00656138455876303" calcext:value-type="float">
            <text:p>0.006561384558763</text:p>
          </table:table-cell>
          <table:table-cell table:style-name="ce2" office:value-type="float" office:value="0.0000900218625298229" calcext:value-type="float">
            <text:p>9.00E-05</text:p>
          </table:table-cell>
          <table:table-cell office:value-type="float" office:value="0.00472463718877286" calcext:value-type="float">
            <text:p>0.004724637188773</text:p>
          </table:table-cell>
          <table:table-cell office:value-type="float" office:value="0.000285822321995377" calcext:value-type="float">
            <text:p>0.000285822321995</text:p>
          </table:table-cell>
          <table:table-cell office:value-type="float" office:value="0.00177669373725652" calcext:value-type="float">
            <text:p>0.001776693737257</text:p>
          </table:table-cell>
          <table:table-cell office:value-type="float" office:value="0.00204070536376998" calcext:value-type="float">
            <text:p>0.00204070536377</text:p>
          </table:table-cell>
          <table:table-cell office:value-type="float" office:value="0.123260331425703" calcext:value-type="float">
            <text:p>0.123260331425703</text:p>
          </table:table-cell>
          <table:table-cell office:value-type="float" office:value="0.08275307927222" calcext:value-type="float">
            <text:p>0.08275307927222</text:p>
          </table:table-cell>
          <table:table-cell office:value-type="float" office:value="0.000268604123730087" calcext:value-type="float">
            <text:p>0.00026860412373</text:p>
          </table:table-cell>
          <table:table-cell office:value-type="float" office:value="0.773689874150751" calcext:value-type="float">
            <text:p>0.773689874150751</text:p>
          </table:table-cell>
          <table:table-cell office:value-type="float" office:value="0.466535753324398" calcext:value-type="float">
            <text:p>0.466535753324398</text:p>
          </table:table-cell>
          <table:table-cell office:value-type="float" office:value="0.914324717849291" calcext:value-type="float">
            <text:p>0.914324717849291</text:p>
          </table:table-cell>
          <table:table-cell office:value-type="float" office:value="1772397" calcext:value-type="float">
            <text:p>1772397</text:p>
          </table:table-cell>
          <table:table-cell table:number-columns-repeated="1000"/>
        </table:table-row>
        <table:table-row table:style-name="ro1">
          <table:table-cell office:value-type="float" office:value="53803799" calcext:value-type="float">
            <text:p>53803799</text:p>
          </table:table-cell>
          <table:table-cell office:value-type="string" calcext:value-type="string">
            <text:p><text:s/>Italy, Catania and Messina (2003-2005)</text:p>
          </table:table-cell>
          <table:table-cell office:value-type="float" office:value="0.0105302538281009" calcext:value-type="float">
            <text:p>0.010530253828101</text:p>
          </table:table-cell>
          <table:table-cell office:value-type="float" office:value="0.000704080109695345" calcext:value-type="float">
            <text:p>0.000704080109695</text:p>
          </table:table-cell>
          <table:table-cell office:value-type="float" office:value="0.0294011740781394" calcext:value-type="float">
            <text:p>0.029401174078139</text:p>
          </table:table-cell>
          <table:table-cell office:value-type="float" office:value="0.00176939115687245" calcext:value-type="float">
            <text:p>0.001769391156872</text:p>
          </table:table-cell>
          <table:table-cell office:value-type="float" office:value="0.00707895155474422" calcext:value-type="float">
            <text:p>0.007078951554744</text:p>
          </table:table-cell>
          <table:table-cell office:value-type="float" office:value="0.0068641965518224" calcext:value-type="float">
            <text:p>0.006864196551822</text:p>
          </table:table-cell>
          <table:table-cell office:value-type="float" office:value="0.000168305612818085" calcext:value-type="float">
            <text:p>0.000168305612818</text:p>
          </table:table-cell>
          <table:table-cell office:value-type="float" office:value="0.00442737236136057" calcext:value-type="float">
            <text:p>0.004427372361361</text:p>
          </table:table-cell>
          <table:table-cell office:value-type="float" office:value="0.000220012753371832" calcext:value-type="float">
            <text:p>0.000220012753372</text:p>
          </table:table-cell>
          <table:table-cell office:value-type="float" office:value="0.00406519897950133" calcext:value-type="float">
            <text:p>0.004065198979501</text:p>
          </table:table-cell>
          <table:table-cell office:value-type="float" office:value="0.000163419723531667" calcext:value-type="float">
            <text:p>0.000163419723532</text:p>
          </table:table-cell>
          <table:table-cell office:value-type="float" office:value="0.0151582116264576" calcext:value-type="float">
            <text:p>0.015158211626458</text:p>
          </table:table-cell>
          <table:table-cell office:value-type="float" office:value="0.000220338477091921" calcext:value-type="float">
            <text:p>0.000220338477092</text:p>
          </table:table-cell>
          <table:table-cell office:value-type="float" office:value="0.00425140346611071" calcext:value-type="float">
            <text:p>0.004251403466111</text:p>
          </table:table-cell>
          <table:table-cell office:value-type="float" office:value="0.00223777614528173" calcext:value-type="float">
            <text:p>0.002237776145282</text:p>
          </table:table-cell>
          <table:table-cell office:value-type="float" office:value="0.0590118526885237" calcext:value-type="float">
            <text:p>0.059011852688524</text:p>
          </table:table-cell>
          <table:table-cell office:value-type="float" office:value="0.0782648720799505" calcext:value-type="float">
            <text:p>0.078264872079951</text:p>
          </table:table-cell>
          <table:table-cell office:value-type="float" office:value="0.00078329769812413" calcext:value-type="float">
            <text:p>0.000783297698124</text:p>
          </table:table-cell>
          <table:table-cell office:value-type="float" office:value="0.734614418813845" calcext:value-type="float">
            <text:p>0.734614418813845</text:p>
          </table:table-cell>
          <table:table-cell office:value-type="float" office:value="0.392587985160755" calcext:value-type="float">
            <text:p>0.392587985160755</text:p>
          </table:table-cell>
          <table:table-cell office:value-type="float" office:value="0.898137200262546" calcext:value-type="float">
            <text:p>0.898137200262546</text:p>
          </table:table-cell>
          <table:table-cell office:value-type="float" office:value="4762208" calcext:value-type="float">
            <text:p>4762208</text:p>
          </table:table-cell>
          <table:table-cell table:number-columns-repeated="1000"/>
        </table:table-row>
        <table:table-row table:style-name="ro1">
          <table:table-cell office:value-type="float" office:value="53803899" calcext:value-type="float">
            <text:p>53803899</text:p>
          </table:table-cell>
          <table:table-cell office:value-type="string" calcext:value-type="string">
            <text:p><text:s/>Italy, Lombardy, Como Province (2003-2007)</text:p>
          </table:table-cell>
          <table:table-cell office:value-type="float" office:value="0.0119992094962221" calcext:value-type="float">
            <text:p>0.011999209496222</text:p>
          </table:table-cell>
          <table:table-cell office:value-type="float" office:value="0.00219008353993455" calcext:value-type="float">
            <text:p>0.002190083539935</text:p>
          </table:table-cell>
          <table:table-cell office:value-type="float" office:value="0.038581301336625" calcext:value-type="float">
            <text:p>0.038581301336625</text:p>
          </table:table-cell>
          <table:table-cell office:value-type="float" office:value="0.00490723607702375" calcext:value-type="float">
            <text:p>0.004907236077024</text:p>
          </table:table-cell>
          <table:table-cell office:value-type="float" office:value="0.00915096621505046" calcext:value-type="float">
            <text:p>0.00915096621505</text:p>
          </table:table-cell>
          <table:table-cell office:value-type="float" office:value="0.014631045326684" calcext:value-type="float">
            <text:p>0.014631045326684</text:p>
          </table:table-cell>
          <table:table-cell office:value-type="float" office:value="0.000172043269493651" calcext:value-type="float">
            <text:p>0.000172043269494</text:p>
          </table:table-cell>
          <table:table-cell office:value-type="float" office:value="0.0104417418563707" calcext:value-type="float">
            <text:p>0.010441741856371</text:p>
          </table:table-cell>
          <table:table-cell office:value-type="float" office:value="0.000289106578237346" calcext:value-type="float">
            <text:p>0.000289106578237</text:p>
          </table:table-cell>
          <table:table-cell office:value-type="float" office:value="0.00480056998291821" calcext:value-type="float">
            <text:p>0.004800569982918</text:p>
          </table:table-cell>
          <table:table-cell office:value-type="float" office:value="0.00021391115796415" calcext:value-type="float">
            <text:p>0.000213911157964</text:p>
          </table:table-cell>
          <table:table-cell office:value-type="float" office:value="0.00587032628377231" calcext:value-type="float">
            <text:p>0.005870326283772</text:p>
          </table:table-cell>
          <table:table-cell office:value-type="float" office:value="0.000172063930480404" calcext:value-type="float">
            <text:p>0.00017206393048</text:p>
          </table:table-cell>
          <table:table-cell office:value-type="float" office:value="0.0020482403010962" calcext:value-type="float">
            <text:p>0.002048240301096</text:p>
          </table:table-cell>
          <table:table-cell office:value-type="float" office:value="0.00250614139662226" calcext:value-type="float">
            <text:p>0.002506141396622</text:p>
          </table:table-cell>
          <table:table-cell office:value-type="float" office:value="0.104585568809756" calcext:value-type="float">
            <text:p>0.104585568809756</text:p>
          </table:table-cell>
          <table:table-cell office:value-type="float" office:value="0.105254932926456" calcext:value-type="float">
            <text:p>0.105254932926456</text:p>
          </table:table-cell>
          <table:table-cell office:value-type="float" office:value="0.000121590638103797" calcext:value-type="float">
            <text:p>0.000121590638104</text:p>
          </table:table-cell>
          <table:table-cell office:value-type="float" office:value="0.798486468799844" calcext:value-type="float">
            <text:p>0.798486468799844</text:p>
          </table:table-cell>
          <table:table-cell office:value-type="float" office:value="0.515799561066909" calcext:value-type="float">
            <text:p>0.515799561066909</text:p>
          </table:table-cell>
          <table:table-cell office:value-type="float" office:value="0.924369136555055" calcext:value-type="float">
            <text:p>0.924369136555055</text:p>
          </table:table-cell>
          <table:table-cell office:value-type="float" office:value="2561489" calcext:value-type="float">
            <text:p>2561489</text:p>
          </table:table-cell>
          <table:table-cell table:number-columns-repeated="1000"/>
        </table:table-row>
        <table:table-row table:style-name="ro1">
          <table:table-cell office:value-type="float" office:value="53803999" calcext:value-type="float">
            <text:p>53803999</text:p>
          </table:table-cell>
          <table:table-cell office:value-type="string" calcext:value-type="string">
            <text:p><text:s/>Italy, Lombardy, Lecco Province (2003-2007)</text:p>
          </table:table-cell>
          <table:table-cell office:value-type="float" office:value="0.0115950118807994" calcext:value-type="float">
            <text:p>0.011595011880799</text:p>
          </table:table-cell>
          <table:table-cell office:value-type="float" office:value="0.00155726635214389" calcext:value-type="float">
            <text:p>0.001557266352144</text:p>
          </table:table-cell>
          <table:table-cell office:value-type="float" office:value="0.0425024854747769" calcext:value-type="float">
            <text:p>0.042502485474777</text:p>
          </table:table-cell>
          <table:table-cell office:value-type="float" office:value="0.00301308903446052" calcext:value-type="float">
            <text:p>0.003013089034461</text:p>
          </table:table-cell>
          <table:table-cell office:value-type="float" office:value="0.00924180949246397" calcext:value-type="float">
            <text:p>0.009241809492464</text:p>
          </table:table-cell>
          <table:table-cell office:value-type="float" office:value="0.0112382719176474" calcext:value-type="float">
            <text:p>0.011238271917647</text:p>
          </table:table-cell>
          <table:table-cell office:value-type="float" office:value="0.000106447432879517" calcext:value-type="float">
            <text:p>0.00010644743288</text:p>
          </table:table-cell>
          <table:table-cell office:value-type="float" office:value="0.00926846145253003" calcext:value-type="float">
            <text:p>0.00926846145253</text:p>
          </table:table-cell>
          <table:table-cell office:value-type="float" office:value="0.00023489209578781" calcext:value-type="float">
            <text:p>0.000234892095788</text:p>
          </table:table-cell>
          <table:table-cell office:value-type="float" office:value="0.00566272602777399" calcext:value-type="float">
            <text:p>0.005662726027774</text:p>
          </table:table-cell>
          <table:table-cell office:value-type="float" office:value="0.000166587908294833" calcext:value-type="float">
            <text:p>0.000166587908295</text:p>
          </table:table-cell>
          <table:table-cell office:value-type="float" office:value="0.00488252983035524" calcext:value-type="float">
            <text:p>0.004882529830355</text:p>
          </table:table-cell>
          <table:table-cell office:value-type="float" office:value="0.000105292210922466" calcext:value-type="float">
            <text:p>0.000105292210922</text:p>
          </table:table-cell>
          <table:table-cell office:value-type="float" office:value="0.00198943533846863" calcext:value-type="float">
            <text:p>0.001989435338469</text:p>
          </table:table-cell>
          <table:table-cell office:value-type="float" office:value="0.00196417667454662" calcext:value-type="float">
            <text:p>0.001964176674547</text:p>
          </table:table-cell>
          <table:table-cell office:value-type="float" office:value="0.0961540301918474" calcext:value-type="float">
            <text:p>0.096154030191847</text:p>
          </table:table-cell>
          <table:table-cell office:value-type="float" office:value="0.109307111071648" calcext:value-type="float">
            <text:p>0.109307111071648</text:p>
          </table:table-cell>
          <table:table-cell office:value-type="float" office:value="0.000125542722724914" calcext:value-type="float">
            <text:p>0.000125542722725</text:p>
          </table:table-cell>
          <table:table-cell office:value-type="float" office:value="0.797545993363992" calcext:value-type="float">
            <text:p>0.797545993363992</text:p>
          </table:table-cell>
          <table:table-cell office:value-type="float" office:value="0.513896360511842" calcext:value-type="float">
            <text:p>0.513896360511842</text:p>
          </table:table-cell>
          <table:table-cell office:value-type="float" office:value="0.923991333555192" calcext:value-type="float">
            <text:p>0.923991333555192</text:p>
          </table:table-cell>
          <table:table-cell office:value-type="float" office:value="1474858" calcext:value-type="float">
            <text:p>1474858</text:p>
          </table:table-cell>
          <table:table-cell table:number-columns-repeated="1000"/>
        </table:table-row>
        <table:table-row table:style-name="ro1">
          <table:table-cell office:value-type="float" office:value="53804099" calcext:value-type="float">
            <text:p>53804099</text:p>
          </table:table-cell>
          <table:table-cell office:value-type="string" calcext:value-type="string">
            <text:p><text:s/>Italy, South Lombardy (2003-2005)</text:p>
          </table:table-cell>
          <table:table-cell office:value-type="float" office:value="0.0163408850072731" calcext:value-type="float">
            <text:p>0.016340885007273</text:p>
          </table:table-cell>
          <table:table-cell office:value-type="float" office:value="0.00148340180555188" calcext:value-type="float">
            <text:p>0.001483401805552</text:p>
          </table:table-cell>
          <table:table-cell office:value-type="float" office:value="0.0412031143768989" calcext:value-type="float">
            <text:p>0.041203114376899</text:p>
          </table:table-cell>
          <table:table-cell office:value-type="float" office:value="0.0117684772640003" calcext:value-type="float">
            <text:p>0.011768477264</text:p>
          </table:table-cell>
          <table:table-cell office:value-type="float" office:value="0.00994251192265875" calcext:value-type="float">
            <text:p>0.009942511922659</text:p>
          </table:table-cell>
          <table:table-cell office:value-type="float" office:value="0.0126808173715618" calcext:value-type="float">
            <text:p>0.012680817371562</text:p>
          </table:table-cell>
          <table:table-cell office:value-type="float" office:value="0.000115253022991558" calcext:value-type="float">
            <text:p>0.000115253022992</text:p>
          </table:table-cell>
          <table:table-cell office:value-type="float" office:value="0.00746575649108944" calcext:value-type="float">
            <text:p>0.007465756491089</text:p>
          </table:table-cell>
          <table:table-cell office:value-type="float" office:value="0.000220966639576591" calcext:value-type="float">
            <text:p>0.000220966639577</text:p>
          </table:table-cell>
          <table:table-cell office:value-type="float" office:value="0.00372529938290435" calcext:value-type="float">
            <text:p>0.003725299382904</text:p>
          </table:table-cell>
          <table:table-cell office:value-type="float" office:value="0" calcext:value-type="float">
            <text:p>0</text:p>
          </table:table-cell>
          <table:table-cell office:value-type="float" office:value="0.00451286870903587" calcext:value-type="float">
            <text:p>0.004512868709036</text:p>
          </table:table-cell>
          <table:table-cell office:value-type="float" office:value="0.000268395849532811" calcext:value-type="float">
            <text:p>0.000268395849533</text:p>
          </table:table-cell>
          <table:table-cell office:value-type="float" office:value="0.00234329289732884" calcext:value-type="float">
            <text:p>0.002343292897329</text:p>
          </table:table-cell>
          <table:table-cell office:value-type="float" office:value="0.00201644786347065" calcext:value-type="float">
            <text:p>0.002016447863471</text:p>
          </table:table-cell>
          <table:table-cell office:value-type="float" office:value="0.0787175266409841" calcext:value-type="float">
            <text:p>0.078717526640984</text:p>
          </table:table-cell>
          <table:table-cell office:value-type="float" office:value="0.107211859061335" calcext:value-type="float">
            <text:p>0.1072118590613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938722" calcext:value-type="float">
            <text:p>1938722</text:p>
          </table:table-cell>
          <table:table-cell table:number-columns-repeated="1000"/>
        </table:table-row>
        <table:table-row table:style-name="ro1">
          <table:table-cell office:value-type="float" office:value="54280099" calcext:value-type="float">
            <text:p>54280099</text:p>
          </table:table-cell>
          <table:table-cell office:value-type="string" calcext:value-type="string">
            <text:p><text:s/>Latvia (2004-2007)</text:p>
          </table:table-cell>
          <table:table-cell office:value-type="float" office:value="0.0136520762414564" calcext:value-type="float">
            <text:p>0.013652076241456</text:p>
          </table:table-cell>
          <table:table-cell office:value-type="float" office:value="0.00294957785627447" calcext:value-type="float">
            <text:p>0.002949577856274</text:p>
          </table:table-cell>
          <table:table-cell office:value-type="float" office:value="0.0278503796172105" calcext:value-type="float">
            <text:p>0.027850379617211</text:p>
          </table:table-cell>
          <table:table-cell office:value-type="float" office:value="0.000856686397812609" calcext:value-type="float">
            <text:p>0.000856686397813</text:p>
          </table:table-cell>
          <table:table-cell office:value-type="float" office:value="0.0103351024152898" calcext:value-type="float">
            <text:p>0.01033510241529</text:p>
          </table:table-cell>
          <table:table-cell office:value-type="float" office:value="0.00610508699549902" calcext:value-type="float">
            <text:p>0.006105086995499</text:p>
          </table:table-cell>
          <table:table-cell office:value-type="float" office:value="0.000237391672414013" calcext:value-type="float">
            <text:p>0.000237391672414</text:p>
          </table:table-cell>
          <table:table-cell office:value-type="float" office:value="0.00521394120009885" calcext:value-type="float">
            <text:p>0.005213941200099</text:p>
          </table:table-cell>
          <table:table-cell office:value-type="float" office:value="0.000147879972310301" calcext:value-type="float">
            <text:p>0.00014787997231</text:p>
          </table:table-cell>
          <table:table-cell office:value-type="float" office:value="0.00236174078926101" calcext:value-type="float">
            <text:p>0.002361740789261</text:p>
          </table:table-cell>
          <table:table-cell table:style-name="ce2" office:value-type="float" office:value="0.000059985912985826" calcext:value-type="float">
            <text:p>6.00E-05</text:p>
          </table:table-cell>
          <table:table-cell office:value-type="float" office:value="0.00347671178373847" calcext:value-type="float">
            <text:p>0.003476711783738</text:p>
          </table:table-cell>
          <table:table-cell office:value-type="float" office:value="0.000150858118233642" calcext:value-type="float">
            <text:p>0.000150858118234</text:p>
          </table:table-cell>
          <table:table-cell office:value-type="float" office:value="0.00284876250538498" calcext:value-type="float">
            <text:p>0.002848762505385</text:p>
          </table:table-cell>
          <table:table-cell office:value-type="float" office:value="0.000769403913002938" calcext:value-type="float">
            <text:p>0.000769403913003</text:p>
          </table:table-cell>
          <table:table-cell office:value-type="float" office:value="0.0669362166699889" calcext:value-type="float">
            <text:p>0.066936216669989</text:p>
          </table:table-cell>
          <table:table-cell office:value-type="float" office:value="0.0550325490473303" calcext:value-type="float">
            <text:p>0.05503254904733</text:p>
          </table:table-cell>
          <table:table-cell office:value-type="float" office:value="0.000505148056773486" calcext:value-type="float">
            <text:p>0.000505148056773</text:p>
          </table:table-cell>
          <table:table-cell office:value-type="float" office:value="0.751484477861723" calcext:value-type="float">
            <text:p>0.751484477861723</text:p>
          </table:table-cell>
          <table:table-cell office:value-type="float" office:value="0.423980078597268" calcext:value-type="float">
            <text:p>0.423980078597268</text:p>
          </table:table-cell>
          <table:table-cell office:value-type="float" office:value="0.905180639215424" calcext:value-type="float">
            <text:p>0.905180639215424</text:p>
          </table:table-cell>
          <table:table-cell office:value-type="float" office:value="8522893" calcext:value-type="float">
            <text:p>8522893</text:p>
          </table:table-cell>
          <table:table-cell table:number-columns-repeated="1000"/>
        </table:table-row>
        <table:table-row table:style-name="ro1">
          <table:table-cell office:value-type="float" office:value="54400099" calcext:value-type="float">
            <text:p>54400099</text:p>
          </table:table-cell>
          <table:table-cell office:value-type="string" calcext:value-type="string">
            <text:p><text:s/>Lithuania (2003-2007)</text:p>
          </table:table-cell>
          <table:table-cell office:value-type="float" office:value="0.015749452115399" calcext:value-type="float">
            <text:p>0.015749452115399</text:p>
          </table:table-cell>
          <table:table-cell office:value-type="float" office:value="0.00285460531264449" calcext:value-type="float">
            <text:p>0.002854605312644</text:p>
          </table:table-cell>
          <table:table-cell office:value-type="float" office:value="0.028354811398556" calcext:value-type="float">
            <text:p>0.028354811398556</text:p>
          </table:table-cell>
          <table:table-cell office:value-type="float" office:value="0.00110981828910798" calcext:value-type="float">
            <text:p>0.001109818289108</text:p>
          </table:table-cell>
          <table:table-cell office:value-type="float" office:value="0.00910539384485897" calcext:value-type="float">
            <text:p>0.009105393844859</text:p>
          </table:table-cell>
          <table:table-cell office:value-type="float" office:value="0.00535259300966066" calcext:value-type="float">
            <text:p>0.005352593009661</text:p>
          </table:table-cell>
          <table:table-cell office:value-type="float" office:value="0.000177277103251143" calcext:value-type="float">
            <text:p>0.000177277103251</text:p>
          </table:table-cell>
          <table:table-cell office:value-type="float" office:value="0.0050838113435089" calcext:value-type="float">
            <text:p>0.005083811343509</text:p>
          </table:table-cell>
          <table:table-cell office:value-type="float" office:value="0.000172600892539902" calcext:value-type="float">
            <text:p>0.00017260089254</text:p>
          </table:table-cell>
          <table:table-cell office:value-type="float" office:value="0.00154077436147879" calcext:value-type="float">
            <text:p>0.001540774361479</text:p>
          </table:table-cell>
          <table:table-cell table:style-name="ce2" office:value-type="float" office:value="0.0000975273370111123" calcext:value-type="float">
            <text:p>9.75E-05</text:p>
          </table:table-cell>
          <table:table-cell office:value-type="float" office:value="0.00667785014640972" calcext:value-type="float">
            <text:p>0.00667785014641</text:p>
          </table:table-cell>
          <table:table-cell office:value-type="float" office:value="0.000197392967141334" calcext:value-type="float">
            <text:p>0.000197392967141</text:p>
          </table:table-cell>
          <table:table-cell office:value-type="float" office:value="0.00418167059480915" calcext:value-type="float">
            <text:p>0.004181670594809</text:p>
          </table:table-cell>
          <table:table-cell office:value-type="float" office:value="0.00161371037621185" calcext:value-type="float">
            <text:p>0.001613710376212</text:p>
          </table:table-cell>
          <table:table-cell office:value-type="float" office:value="0.145698496961816" calcext:value-type="float">
            <text:p>0.145698496961816</text:p>
          </table:table-cell>
          <table:table-cell office:value-type="float" office:value="0.0526009493184981" calcext:value-type="float">
            <text:p>0.052600949318498</text:p>
          </table:table-cell>
          <table:table-cell office:value-type="float" office:value="0.000555877040029351" calcext:value-type="float">
            <text:p>0.000555877040029</text:p>
          </table:table-cell>
          <table:table-cell office:value-type="float" office:value="0.747910670950103" calcext:value-type="float">
            <text:p>0.747910670950103</text:p>
          </table:table-cell>
          <table:table-cell office:value-type="float" office:value="0.417263525615662" calcext:value-type="float">
            <text:p>0.417263525615662</text:p>
          </table:table-cell>
          <table:table-cell office:value-type="float" office:value="0.903695548959094" calcext:value-type="float">
            <text:p>0.903695548959094</text:p>
          </table:table-cell>
          <table:table-cell office:value-type="float" office:value="16012889" calcext:value-type="float">
            <text:p>16012889</text:p>
          </table:table-cell>
          <table:table-cell table:number-columns-repeated="1000"/>
        </table:table-row>
        <table:table-row table:style-name="ro1">
          <table:table-cell office:value-type="float" office:value="54700099" calcext:value-type="float">
            <text:p>54700099</text:p>
          </table:table-cell>
          <table:table-cell office:value-type="string" calcext:value-type="string">
            <text:p><text:s/>Malta (2003-2007)</text:p>
          </table:table-cell>
          <table:table-cell office:value-type="float" office:value="0.010336361756096" calcext:value-type="float">
            <text:p>0.010336361756096</text:p>
          </table:table-cell>
          <table:table-cell office:value-type="float" office:value="0.00103701822302722" calcext:value-type="float">
            <text:p>0.001037018223027</text:p>
          </table:table-cell>
          <table:table-cell office:value-type="float" office:value="0.028419872513383" calcext:value-type="float">
            <text:p>0.028419872513383</text:p>
          </table:table-cell>
          <table:table-cell office:value-type="float" office:value="0.000884030060411945" calcext:value-type="float">
            <text:p>0.000884030060412</text:p>
          </table:table-cell>
          <table:table-cell office:value-type="float" office:value="0.00720818241211544" calcext:value-type="float">
            <text:p>0.007208182412115</text:p>
          </table:table-cell>
          <table:table-cell office:value-type="float" office:value="0.00770183423028162" calcext:value-type="float">
            <text:p>0.007701834230282</text:p>
          </table:table-cell>
          <table:table-cell office:value-type="float" office:value="0.000153099768528695" calcext:value-type="float">
            <text:p>0.000153099768529</text:p>
          </table:table-cell>
          <table:table-cell office:value-type="float" office:value="0.00372065452101612" calcext:value-type="float">
            <text:p>0.003720654521016</text:p>
          </table:table-cell>
          <table:table-cell office:value-type="float" office:value="0.000221678550735087" calcext:value-type="float">
            <text:p>0.000221678550735</text:p>
          </table:table-cell>
          <table:table-cell office:value-type="float" office:value="0.0029846706162071" calcext:value-type="float">
            <text:p>0.002984670616207</text:p>
          </table:table-cell>
          <table:table-cell office:value-type="float" office:value="0.000277976103618616" calcext:value-type="float">
            <text:p>0.000277976103619</text:p>
          </table:table-cell>
          <table:table-cell office:value-type="float" office:value="0.00428927059267281" calcext:value-type="float">
            <text:p>0.004289270592673</text:p>
          </table:table-cell>
          <table:table-cell table:style-name="ce2" office:value-type="float" office:value="0.0000332019814127307" calcext:value-type="float">
            <text:p>3.32E-05</text:p>
          </table:table-cell>
          <table:table-cell office:value-type="float" office:value="0.000754284571482727" calcext:value-type="float">
            <text:p>0.000754284571483</text:p>
          </table:table-cell>
          <table:table-cell office:value-type="float" office:value="0.00231264034685265" calcext:value-type="float">
            <text:p>0.002312640346853</text:p>
          </table:table-cell>
          <table:table-cell office:value-type="float" office:value="0.0529239101770914" calcext:value-type="float">
            <text:p>0.052923910177091</text:p>
          </table:table-cell>
          <table:table-cell office:value-type="float" office:value="0.0809030169514877" calcext:value-type="float">
            <text:p>0.080903016951488</text:p>
          </table:table-cell>
          <table:table-cell office:value-type="float" office:value="0.000704846933164305" calcext:value-type="float">
            <text:p>0.000704846933164</text:p>
          </table:table-cell>
          <table:table-cell office:value-type="float" office:value="0.738788971387857" calcext:value-type="float">
            <text:p>0.738788971387857</text:p>
          </table:table-cell>
          <table:table-cell office:value-type="float" office:value="0.400282562933926" calcext:value-type="float">
            <text:p>0.400282562933926</text:p>
          </table:table-cell>
          <table:table-cell office:value-type="float" office:value="0.899887971231361" calcext:value-type="float">
            <text:p>0.899887971231361</text:p>
          </table:table-cell>
          <table:table-cell office:value-type="float" office:value="1907100" calcext:value-type="float">
            <text:p>1907100</text:p>
          </table:table-cell>
          <table:table-cell table:number-columns-repeated="1000"/>
        </table:table-row>
        <table:table-row table:style-name="ro1">
          <table:table-cell office:value-type="float" office:value="55280099" calcext:value-type="float">
            <text:p>55280099</text:p>
          </table:table-cell>
          <table:table-cell office:value-type="string" calcext:value-type="string">
            <text:p><text:s/>The Netherlands (2003-2007)</text:p>
          </table:table-cell>
          <table:table-cell office:value-type="float" office:value="0.0114702498227754" calcext:value-type="float">
            <text:p>0.011470249822775</text:p>
          </table:table-cell>
          <table:table-cell office:value-type="float" office:value="0.00237571073110742" calcext:value-type="float">
            <text:p>0.002375710731107</text:p>
          </table:table-cell>
          <table:table-cell office:value-type="float" office:value="0.0403815771555722" calcext:value-type="float">
            <text:p>0.040381577155572</text:p>
          </table:table-cell>
          <table:table-cell office:value-type="float" office:value="0.000813759488464568" calcext:value-type="float">
            <text:p>0.000813759488465</text:p>
          </table:table-cell>
          <table:table-cell office:value-type="float" office:value="0.00694136275933455" calcext:value-type="float">
            <text:p>0.006941362759335</text:p>
          </table:table-cell>
          <table:table-cell office:value-type="float" office:value="0.0127729589370393" calcext:value-type="float">
            <text:p>0.012772958937039</text:p>
          </table:table-cell>
          <table:table-cell office:value-type="float" office:value="0.000212304380602746" calcext:value-type="float">
            <text:p>0.000212304380603</text:p>
          </table:table-cell>
          <table:table-cell office:value-type="float" office:value="0.0150653026767004" calcext:value-type="float">
            <text:p>0.0150653026767</text:p>
          </table:table-cell>
          <table:table-cell office:value-type="float" office:value="0.000223093978578406" calcext:value-type="float">
            <text:p>0.000223093978578</text:p>
          </table:table-cell>
          <table:table-cell office:value-type="float" office:value="0.00528389499813376" calcext:value-type="float">
            <text:p>0.005283894998134</text:p>
          </table:table-cell>
          <table:table-cell office:value-type="float" office:value="0.00011341554077264" calcext:value-type="float">
            <text:p>0.000113415540773</text:p>
          </table:table-cell>
          <table:table-cell office:value-type="float" office:value="0.00160052238337461" calcext:value-type="float">
            <text:p>0.001600522383375</text:p>
          </table:table-cell>
          <table:table-cell office:value-type="float" office:value="0.000134756142252198" calcext:value-type="float">
            <text:p>0.000134756142252</text:p>
          </table:table-cell>
          <table:table-cell office:value-type="float" office:value="0.00262130115141752" calcext:value-type="float">
            <text:p>0.002621301151418</text:p>
          </table:table-cell>
          <table:table-cell office:value-type="float" office:value="0.00201847550858187" calcext:value-type="float">
            <text:p>0.002018475508582</text:p>
          </table:table-cell>
          <table:table-cell office:value-type="float" office:value="0.0920871347865641" calcext:value-type="float">
            <text:p>0.092087134786564</text:p>
          </table:table-cell>
          <table:table-cell office:value-type="float" office:value="0.106360147942363" calcext:value-type="float">
            <text:p>0.106360147942363</text:p>
          </table:table-cell>
          <table:table-cell office:value-type="float" office:value="0.000196462971576938" calcext:value-type="float">
            <text:p>0.000196462971577</text:p>
          </table:table-cell>
          <table:table-cell office:value-type="float" office:value="0.783857557560844" calcext:value-type="float">
            <text:p>0.783857557560844</text:p>
          </table:table-cell>
          <table:table-cell office:value-type="float" office:value="0.486508163322904" calcext:value-type="float">
            <text:p>0.486508163322904</text:p>
          </table:table-cell>
          <table:table-cell office:value-type="float" office:value="0.918464401409498" calcext:value-type="float">
            <text:p>0.918464401409498</text:p>
          </table:table-cell>
          <table:table-cell office:value-type="float" office:value="76326592" calcext:value-type="float">
            <text:p>76326592</text:p>
          </table:table-cell>
          <table:table-cell table:number-columns-repeated="1000"/>
        </table:table-row>
        <table:table-row table:style-name="ro1">
          <table:table-cell office:value-type="float" office:value="55280199" calcext:value-type="float">
            <text:p>55280199</text:p>
          </table:table-cell>
          <table:table-cell office:value-type="string" calcext:value-type="string">
            <text:p><text:s/>The Netherlands, Eindhoven (2003-2007)</text:p>
          </table:table-cell>
          <table:table-cell office:value-type="float" office:value="0.0106723302549739" calcext:value-type="float">
            <text:p>0.010672330254974</text:p>
          </table:table-cell>
          <table:table-cell office:value-type="float" office:value="0.00195754056109558" calcext:value-type="float">
            <text:p>0.001957540561096</text:p>
          </table:table-cell>
          <table:table-cell office:value-type="float" office:value="0.0446267783665795" calcext:value-type="float">
            <text:p>0.04462677836658</text:p>
          </table:table-cell>
          <table:table-cell office:value-type="float" office:value="0.000572784107402152" calcext:value-type="float">
            <text:p>0.000572784107402</text:p>
          </table:table-cell>
          <table:table-cell office:value-type="float" office:value="0.00683126383828512" calcext:value-type="float">
            <text:p>0.006831263838285</text:p>
          </table:table-cell>
          <table:table-cell office:value-type="float" office:value="0.0123307443251004" calcext:value-type="float">
            <text:p>0.0123307443251</text:p>
          </table:table-cell>
          <table:table-cell table:style-name="ce2" office:value-type="float" office:value="0.0000910749640276475" calcext:value-type="float">
            <text:p>9.11E-05</text:p>
          </table:table-cell>
          <table:table-cell office:value-type="float" office:value="0.0139841677202756" calcext:value-type="float">
            <text:p>0.013984167720276</text:p>
          </table:table-cell>
          <table:table-cell office:value-type="float" office:value="0.000280126905361038" calcext:value-type="float">
            <text:p>0.000280126905361</text:p>
          </table:table-cell>
          <table:table-cell office:value-type="float" office:value="0.00470766152544147" calcext:value-type="float">
            <text:p>0.004707661525441</text:p>
          </table:table-cell>
          <table:table-cell office:value-type="float" office:value="0.000152992067920661" calcext:value-type="float">
            <text:p>0.000152992067921</text:p>
          </table:table-cell>
          <table:table-cell office:value-type="float" office:value="0.00162594011560022" calcext:value-type="float">
            <text:p>0.0016259401156</text:p>
          </table:table-cell>
          <table:table-cell office:value-type="float" office:value="0.000142606174849978" calcext:value-type="float">
            <text:p>0.00014260617485</text:p>
          </table:table-cell>
          <table:table-cell office:value-type="float" office:value="0.00282966809385963" calcext:value-type="float">
            <text:p>0.00282966809386</text:p>
          </table:table-cell>
          <table:table-cell office:value-type="float" office:value="0.00199065811682539" calcext:value-type="float">
            <text:p>0.001990658116825</text:p>
          </table:table-cell>
          <table:table-cell office:value-type="float" office:value="0.0912969353729529" calcext:value-type="float">
            <text:p>0.091296935372953</text:p>
          </table:table-cell>
          <table:table-cell office:value-type="float" office:value="0.10796626321071" calcext:value-type="float">
            <text:p>0.10796626321071</text:p>
          </table:table-cell>
          <table:table-cell office:value-type="float" office:value="0.000218716673747288" calcext:value-type="float">
            <text:p>0.000218716673747</text:p>
          </table:table-cell>
          <table:table-cell office:value-type="float" office:value="0.780427614317995" calcext:value-type="float">
            <text:p>0.780427614317995</text:p>
          </table:table-cell>
          <table:table-cell office:value-type="float" office:value="0.479735799487352" calcext:value-type="float">
            <text:p>0.479735799487352</text:p>
          </table:table-cell>
          <table:table-cell office:value-type="float" office:value="0.917071218724253" calcext:value-type="float">
            <text:p>0.917071218724253</text:p>
          </table:table-cell>
          <table:table-cell office:value-type="float" office:value="4850158" calcext:value-type="float">
            <text:p>4850158</text:p>
          </table:table-cell>
          <table:table-cell table:number-columns-repeated="1000"/>
        </table:table-row>
        <table:table-row table:style-name="ro1">
          <table:table-cell office:value-type="float" office:value="55780099" calcext:value-type="float">
            <text:p>55780099</text:p>
          </table:table-cell>
          <table:table-cell office:value-type="string" calcext:value-type="string">
            <text:p><text:s/>Norway (2003-2007)</text:p>
          </table:table-cell>
          <table:table-cell office:value-type="float" office:value="0.00878995851102149" calcext:value-type="float">
            <text:p>0.008789958511021</text:p>
          </table:table-cell>
          <table:table-cell office:value-type="float" office:value="0.00125421461824759" calcext:value-type="float">
            <text:p>0.001254214618248</text:p>
          </table:table-cell>
          <table:table-cell office:value-type="float" office:value="0.0437073547734772" calcext:value-type="float">
            <text:p>0.043707354773477</text:p>
          </table:table-cell>
          <table:table-cell office:value-type="float" office:value="0.000965182587694835" calcext:value-type="float">
            <text:p>0.000965182587695</text:p>
          </table:table-cell>
          <table:table-cell office:value-type="float" office:value="0.00833377475170747" calcext:value-type="float">
            <text:p>0.008333774751707</text:p>
          </table:table-cell>
          <table:table-cell office:value-type="float" office:value="0.0120701762013226" calcext:value-type="float">
            <text:p>0.012070176201323</text:p>
          </table:table-cell>
          <table:table-cell office:value-type="float" office:value="0.000216911076040379" calcext:value-type="float">
            <text:p>0.00021691107604</text:p>
          </table:table-cell>
          <table:table-cell office:value-type="float" office:value="0.0177087299261699" calcext:value-type="float">
            <text:p>0.01770872992617</text:p>
          </table:table-cell>
          <table:table-cell office:value-type="float" office:value="0.000338346380103411" calcext:value-type="float">
            <text:p>0.000338346380103</text:p>
          </table:table-cell>
          <table:table-cell office:value-type="float" office:value="0.00819592729503471" calcext:value-type="float">
            <text:p>0.008195927295035</text:p>
          </table:table-cell>
          <table:table-cell office:value-type="float" office:value="0.000110416332032116" calcext:value-type="float">
            <text:p>0.000110416332032</text:p>
          </table:table-cell>
          <table:table-cell office:value-type="float" office:value="0.00303456673449925" calcext:value-type="float">
            <text:p>0.003034566734499</text:p>
          </table:table-cell>
          <table:table-cell table:style-name="ce2" office:value-type="float" office:value="0.0000936060693443914" calcext:value-type="float">
            <text:p>9.36E-05</text:p>
          </table:table-cell>
          <table:table-cell office:value-type="float" office:value="0.00288906582836587" calcext:value-type="float">
            <text:p>0.002889065828366</text:p>
          </table:table-cell>
          <table:table-cell office:value-type="float" office:value="0.00186008559639741" calcext:value-type="float">
            <text:p>0.001860085596397</text:p>
          </table:table-cell>
          <table:table-cell office:value-type="float" office:value="0.12905322807382" calcext:value-type="float">
            <text:p>0.12905322807382</text:p>
          </table:table-cell>
          <table:table-cell office:value-type="float" office:value="0.0857004730089331" calcext:value-type="float">
            <text:p>0.085700473008933</text:p>
          </table:table-cell>
          <table:table-cell office:value-type="float" office:value="0.000463479566118918" calcext:value-type="float">
            <text:p>0.000463479566119</text:p>
          </table:table-cell>
          <table:table-cell office:value-type="float" office:value="0.754650636725297" calcext:value-type="float">
            <text:p>0.754650636725297</text:p>
          </table:table-cell>
          <table:table-cell office:value-type="float" office:value="0.429960752807259" calcext:value-type="float">
            <text:p>0.429960752807259</text:p>
          </table:table-cell>
          <table:table-cell office:value-type="float" office:value="0.90649320418309" calcext:value-type="float">
            <text:p>0.90649320418309</text:p>
          </table:table-cell>
          <table:table-cell office:value-type="float" office:value="21378111" calcext:value-type="float">
            <text:p>21378111</text:p>
          </table:table-cell>
          <table:table-cell table:number-columns-repeated="1000"/>
        </table:table-row>
        <table:table-row table:style-name="ro1">
          <table:table-cell office:value-type="float" office:value="56160199" calcext:value-type="float">
            <text:p>56160199</text:p>
          </table:table-cell>
          <table:table-cell office:value-type="string" calcext:value-type="string">
            <text:p><text:s/>Poland, Cracow (2003-2006)</text:p>
          </table:table-cell>
          <table:table-cell office:value-type="float" office:value="0.0109637773661072" calcext:value-type="float">
            <text:p>0.010963777366107</text:p>
          </table:table-cell>
          <table:table-cell office:value-type="float" office:value="0.0017495414921451" calcext:value-type="float">
            <text:p>0.001749541492145</text:p>
          </table:table-cell>
          <table:table-cell office:value-type="float" office:value="0.0325515473255518" calcext:value-type="float">
            <text:p>0.032551547325552</text:p>
          </table:table-cell>
          <table:table-cell office:value-type="float" office:value="0.00160643904816673" calcext:value-type="float">
            <text:p>0.001606439048167</text:p>
          </table:table-cell>
          <table:table-cell office:value-type="float" office:value="0.0074437981952952" calcext:value-type="float">
            <text:p>0.007443798195295</text:p>
          </table:table-cell>
          <table:table-cell office:value-type="float" office:value="0.00729522907627735" calcext:value-type="float">
            <text:p>0.007295229076277</text:p>
          </table:table-cell>
          <table:table-cell office:value-type="float" office:value="0.000173867942155042" calcext:value-type="float">
            <text:p>0.000173867942155</text:p>
          </table:table-cell>
          <table:table-cell office:value-type="float" office:value="0.00653265787394711" calcext:value-type="float">
            <text:p>0.006532657873947</text:p>
          </table:table-cell>
          <table:table-cell office:value-type="float" office:value="0.000112653417231475" calcext:value-type="float">
            <text:p>0.000112653417231</text:p>
          </table:table-cell>
          <table:table-cell office:value-type="float" office:value="0.00384298733391492" calcext:value-type="float">
            <text:p>0.003842987333915</text:p>
          </table:table-cell>
          <table:table-cell table:style-name="ce2" office:value-type="float" office:value="0.0000596626540833132" calcext:value-type="float">
            <text:p>5.97E-05</text:p>
          </table:table-cell>
          <table:table-cell office:value-type="float" office:value="0.00467366312294194" calcext:value-type="float">
            <text:p>0.004673663122942</text:p>
          </table:table-cell>
          <table:table-cell table:style-name="ce2" office:value-type="float" office:value="0.0000894744345144014" calcext:value-type="float">
            <text:p>8.95E-05</text:p>
          </table:table-cell>
          <table:table-cell office:value-type="float" office:value="0.00167998155311033" calcext:value-type="float">
            <text:p>0.00167998155311</text:p>
          </table:table-cell>
          <table:table-cell office:value-type="float" office:value="0.00201488325976849" calcext:value-type="float">
            <text:p>0.002014883259768</text:p>
          </table:table-cell>
          <table:table-cell office:value-type="float" office:value="0.0461227347512455" calcext:value-type="float">
            <text:p>0.046122734751246</text:p>
          </table:table-cell>
          <table:table-cell office:value-type="float" office:value="0.0686292887732418" calcext:value-type="float">
            <text:p>0.068629288773242</text:p>
          </table:table-cell>
          <table:table-cell office:value-type="float" office:value="0.000128279484906013" calcext:value-type="float">
            <text:p>0.000128279484906</text:p>
          </table:table-cell>
          <table:table-cell office:value-type="float" office:value="0.796909194970897" calcext:value-type="float">
            <text:p>0.796909194970897</text:p>
          </table:table-cell>
          <table:table-cell office:value-type="float" office:value="0.51260928186427" calcext:value-type="float">
            <text:p>0.51260928186427</text:p>
          </table:table-cell>
          <table:table-cell office:value-type="float" office:value="0.923735381926454" calcext:value-type="float">
            <text:p>0.923735381926454</text:p>
          </table:table-cell>
          <table:table-cell office:value-type="float" office:value="2843203" calcext:value-type="float">
            <text:p>2843203</text:p>
          </table:table-cell>
          <table:table-cell table:number-columns-repeated="1000"/>
        </table:table-row>
        <table:table-row table:style-name="ro1">
          <table:table-cell office:value-type="float" office:value="56160299" calcext:value-type="float">
            <text:p>56160299</text:p>
          </table:table-cell>
          <table:table-cell office:value-type="string" calcext:value-type="string">
            <text:p><text:s/>Poland, Lower Silesia (2003-2007)</text:p>
          </table:table-cell>
          <table:table-cell office:value-type="float" office:value="0.0142259299471621" calcext:value-type="float">
            <text:p>0.014225929947162</text:p>
          </table:table-cell>
          <table:table-cell office:value-type="float" office:value="0.001739333429822" calcext:value-type="float">
            <text:p>0.001739333429822</text:p>
          </table:table-cell>
          <table:table-cell office:value-type="float" office:value="0.0312892880412536" calcext:value-type="float">
            <text:p>0.031289288041254</text:p>
          </table:table-cell>
          <table:table-cell office:value-type="float" office:value="0.000609065011183904" calcext:value-type="float">
            <text:p>0.000609065011184</text:p>
          </table:table-cell>
          <table:table-cell office:value-type="float" office:value="0.00783285518865423" calcext:value-type="float">
            <text:p>0.007832855188654</text:p>
          </table:table-cell>
          <table:table-cell office:value-type="float" office:value="0.00393476997476592" calcext:value-type="float">
            <text:p>0.003934769974766</text:p>
          </table:table-cell>
          <table:table-cell office:value-type="float" office:value="0.00016344679060619" calcext:value-type="float">
            <text:p>0.000163446790606</text:p>
          </table:table-cell>
          <table:table-cell office:value-type="float" office:value="0.00433207773697828" calcext:value-type="float">
            <text:p>0.004332077736978</text:p>
          </table:table-cell>
          <table:table-cell office:value-type="float" office:value="0.000209747113251961" calcext:value-type="float">
            <text:p>0.000209747113252</text:p>
          </table:table-cell>
          <table:table-cell office:value-type="float" office:value="0.00410762280663632" calcext:value-type="float">
            <text:p>0.004107622806636</text:p>
          </table:table-cell>
          <table:table-cell office:value-type="float" office:value="0.000120724906170751" calcext:value-type="float">
            <text:p>0.000120724906171</text:p>
          </table:table-cell>
          <table:table-cell office:value-type="float" office:value="0.00186722912515519" calcext:value-type="float">
            <text:p>0.001867229125155</text:p>
          </table:table-cell>
          <table:table-cell office:value-type="float" office:value="0.000219311387134568" calcext:value-type="float">
            <text:p>0.000219311387135</text:p>
          </table:table-cell>
          <table:table-cell office:value-type="float" office:value="0.0024764991641808" calcext:value-type="float">
            <text:p>0.002476499164181</text:p>
          </table:table-cell>
          <table:table-cell office:value-type="float" office:value="0.00157138135679069" calcext:value-type="float">
            <text:p>0.001571381356791</text:p>
          </table:table-cell>
          <table:table-cell office:value-type="float" office:value="0.0341178032420433" calcext:value-type="float">
            <text:p>0.034117803242043</text:p>
          </table:table-cell>
          <table:table-cell office:value-type="float" office:value="0.0570034163123761" calcext:value-type="float">
            <text:p>0.057003416312376</text:p>
          </table:table-cell>
          <table:table-cell office:value-type="float" office:value="0.000239650131985458" calcext:value-type="float">
            <text:p>0.000239650131985</text:p>
          </table:table-cell>
          <table:table-cell office:value-type="float" office:value="0.777458192495682" calcext:value-type="float">
            <text:p>0.777458192495682</text:p>
          </table:table-cell>
          <table:table-cell office:value-type="float" office:value="0.473901520526474" calcext:value-type="float">
            <text:p>0.473901520526474</text:p>
          </table:table-cell>
          <table:table-cell office:value-type="float" office:value="0.915862391100015" calcext:value-type="float">
            <text:p>0.915862391100015</text:p>
          </table:table-cell>
          <table:table-cell office:value-type="float" office:value="13614458" calcext:value-type="float">
            <text:p>13614458</text:p>
          </table:table-cell>
          <table:table-cell table:number-columns-repeated="1000"/>
        </table:table-row>
        <table:table-row table:style-name="ro1">
          <table:table-cell office:value-type="float" office:value="56160799" calcext:value-type="float">
            <text:p>56160799</text:p>
          </table:table-cell>
          <table:table-cell office:value-type="string" calcext:value-type="string">
            <text:p><text:s/>Poland, Kielce (2003-2007)</text:p>
          </table:table-cell>
          <table:table-cell office:value-type="float" office:value="0.0129152639024203" calcext:value-type="float">
            <text:p>0.01291526390242</text:p>
          </table:table-cell>
          <table:table-cell office:value-type="float" office:value="0.00168073441656605" calcext:value-type="float">
            <text:p>0.001680734416566</text:p>
          </table:table-cell>
          <table:table-cell office:value-type="float" office:value="0.0277460095476093" calcext:value-type="float">
            <text:p>0.027746009547609</text:p>
          </table:table-cell>
          <table:table-cell office:value-type="float" office:value="0.000560657595564493" calcext:value-type="float">
            <text:p>0.000560657595564</text:p>
          </table:table-cell>
          <table:table-cell office:value-type="float" office:value="0.00724755162815776" calcext:value-type="float">
            <text:p>0.007247551628158</text:p>
          </table:table-cell>
          <table:table-cell office:value-type="float" office:value="0.00577041655227734" calcext:value-type="float">
            <text:p>0.005770416552277</text:p>
          </table:table-cell>
          <table:table-cell office:value-type="float" office:value="0.000192682238820645" calcext:value-type="float">
            <text:p>0.000192682238821</text:p>
          </table:table-cell>
          <table:table-cell office:value-type="float" office:value="0.00457469351967876" calcext:value-type="float">
            <text:p>0.004574693519679</text:p>
          </table:table-cell>
          <table:table-cell office:value-type="float" office:value="0.000234419442701913" calcext:value-type="float">
            <text:p>0.000234419442702</text:p>
          </table:table-cell>
          <table:table-cell office:value-type="float" office:value="0.0024214953731577" calcext:value-type="float">
            <text:p>0.002421495373158</text:p>
          </table:table-cell>
          <table:table-cell office:value-type="float" office:value="0.00017811008612212" calcext:value-type="float">
            <text:p>0.000178110086122</text:p>
          </table:table-cell>
          <table:table-cell office:value-type="float" office:value="0.0051681536444515" calcext:value-type="float">
            <text:p>0.005168153644452</text:p>
          </table:table-cell>
          <table:table-cell office:value-type="float" office:value="0.000404162963282586" calcext:value-type="float">
            <text:p>0.000404162963283</text:p>
          </table:table-cell>
          <table:table-cell office:value-type="float" office:value="0.00277039649937396" calcext:value-type="float">
            <text:p>0.002770396499374</text:p>
          </table:table-cell>
          <table:table-cell office:value-type="float" office:value="0.00211368128254892" calcext:value-type="float">
            <text:p>0.002113681282549</text:p>
          </table:table-cell>
          <table:table-cell office:value-type="float" office:value="0.0396351416028965" calcext:value-type="float">
            <text:p>0.039635141602897</text:p>
          </table:table-cell>
          <table:table-cell office:value-type="float" office:value="0.045786727584257" calcext:value-type="float">
            <text:p>0.045786727584257</text:p>
          </table:table-cell>
          <table:table-cell office:value-type="float" office:value="0.000747557007285238" calcext:value-type="float">
            <text:p>0.000747557007285</text:p>
          </table:table-cell>
          <table:table-cell office:value-type="float" office:value="0.736471150607819" calcext:value-type="float">
            <text:p>0.736471150607819</text:p>
          </table:table-cell>
          <table:table-cell office:value-type="float" office:value="0.396004430315147" calcext:value-type="float">
            <text:p>0.396004430315147</text:p>
          </table:table-cell>
          <table:table-cell office:value-type="float" office:value="0.898916538103637" calcext:value-type="float">
            <text:p>0.898916538103637</text:p>
          </table:table-cell>
          <table:table-cell office:value-type="float" office:value="6060195" calcext:value-type="float">
            <text:p>6060195</text:p>
          </table:table-cell>
          <table:table-cell table:number-columns-repeated="1000"/>
        </table:table-row>
        <table:table-row table:style-name="ro1">
          <table:table-cell office:value-type="float" office:value="56161299" calcext:value-type="float">
            <text:p>56161299</text:p>
          </table:table-cell>
          <table:table-cell office:value-type="string" calcext:value-type="string">
            <text:p><text:s/>Poland, Rzeszow (2003-2007)</text:p>
          </table:table-cell>
          <table:table-cell office:value-type="float" office:value="0.0137341852213625" calcext:value-type="float">
            <text:p>0.013734185221363</text:p>
          </table:table-cell>
          <table:table-cell office:value-type="float" office:value="0.00167096116587017" calcext:value-type="float">
            <text:p>0.00167096116587</text:p>
          </table:table-cell>
          <table:table-cell office:value-type="float" office:value="0.0261371220510547" calcext:value-type="float">
            <text:p>0.026137122051055</text:p>
          </table:table-cell>
          <table:table-cell office:value-type="float" office:value="0.000524107776328515" calcext:value-type="float">
            <text:p>0.000524107776329</text:p>
          </table:table-cell>
          <table:table-cell office:value-type="float" office:value="0.00739299302087245" calcext:value-type="float">
            <text:p>0.007392993020872</text:p>
          </table:table-cell>
          <table:table-cell office:value-type="float" office:value="0.00738923952458703" calcext:value-type="float">
            <text:p>0.007389239524587</text:p>
          </table:table-cell>
          <table:table-cell office:value-type="float" office:value="0.000147914376824665" calcext:value-type="float">
            <text:p>0.000147914376825</text:p>
          </table:table-cell>
          <table:table-cell office:value-type="float" office:value="0.00401942137855574" calcext:value-type="float">
            <text:p>0.004019421378556</text:p>
          </table:table-cell>
          <table:table-cell office:value-type="float" office:value="0.000213505630548578" calcext:value-type="float">
            <text:p>0.000213505630549</text:p>
          </table:table-cell>
          <table:table-cell office:value-type="float" office:value="0.00184014732768421" calcext:value-type="float">
            <text:p>0.001840147327684</text:p>
          </table:table-cell>
          <table:table-cell office:value-type="float" office:value="0.000117111512161923" calcext:value-type="float">
            <text:p>0.000117111512162</text:p>
          </table:table-cell>
          <table:table-cell office:value-type="float" office:value="0.00316118809021693" calcext:value-type="float">
            <text:p>0.003161188090217</text:p>
          </table:table-cell>
          <table:table-cell office:value-type="float" office:value="0.000205035996969778" calcext:value-type="float">
            <text:p>0.00020503599697</text:p>
          </table:table-cell>
          <table:table-cell office:value-type="float" office:value="0.00263842348276636" calcext:value-type="float">
            <text:p>0.002638423482766</text:p>
          </table:table-cell>
          <table:table-cell office:value-type="float" office:value="0.00137306880710795" calcext:value-type="float">
            <text:p>0.001373068807108</text:p>
          </table:table-cell>
          <table:table-cell office:value-type="float" office:value="0.0397428931842705" calcext:value-type="float">
            <text:p>0.039742893184271</text:p>
          </table:table-cell>
          <table:table-cell office:value-type="float" office:value="0.0395399700979747" calcext:value-type="float">
            <text:p>0.039539970097975</text:p>
          </table:table-cell>
          <table:table-cell office:value-type="float" office:value="0.000538472345423591" calcext:value-type="float">
            <text:p>0.000538472345424</text:p>
          </table:table-cell>
          <table:table-cell office:value-type="float" office:value="0.749105087581153" calcext:value-type="float">
            <text:p>0.749105087581153</text:p>
          </table:table-cell>
          <table:table-cell office:value-type="float" office:value="0.4195042806722" calcext:value-type="float">
            <text:p>0.4195042806722</text:p>
          </table:table-cell>
          <table:table-cell office:value-type="float" office:value="0.90419230441096" calcext:value-type="float">
            <text:p>0.90419230441096</text:p>
          </table:table-cell>
          <table:table-cell office:value-type="float" office:value="9982863" calcext:value-type="float">
            <text:p>9982863</text:p>
          </table:table-cell>
          <table:table-cell table:number-columns-repeated="1000"/>
        </table:table-row>
        <table:table-row table:style-name="ro1">
          <table:table-cell office:value-type="float" office:value="56200599" calcext:value-type="float">
            <text:p>56200599</text:p>
          </table:table-cell>
          <table:table-cell office:value-type="string" calcext:value-type="string">
            <text:p><text:s/>Portugal, Azores (2003-2007)</text:p>
          </table:table-cell>
          <table:table-cell office:value-type="float" office:value="0.0290747218230656" calcext:value-type="float">
            <text:p>0.029074721823066</text:p>
          </table:table-cell>
          <table:table-cell office:value-type="float" office:value="0.00237614555406367" calcext:value-type="float">
            <text:p>0.002376145554064</text:p>
          </table:table-cell>
          <table:table-cell office:value-type="float" office:value="0.027570205792838" calcext:value-type="float">
            <text:p>0.027570205792838</text:p>
          </table:table-cell>
          <table:table-cell office:value-type="float" office:value="0.000713229848351422" calcext:value-type="float">
            <text:p>0.000713229848351</text:p>
          </table:table-cell>
          <table:table-cell office:value-type="float" office:value="0.00807406421173321" calcext:value-type="float">
            <text:p>0.008074064211733</text:p>
          </table:table-cell>
          <table:table-cell office:value-type="float" office:value="0.00823204420497971" calcext:value-type="float">
            <text:p>0.00823204420498</text:p>
          </table:table-cell>
          <table:table-cell table:style-name="ce2" office:value-type="float" office:value="0.0000609215439233645" calcext:value-type="float">
            <text:p>6.09E-05</text:p>
          </table:table-cell>
          <table:table-cell office:value-type="float" office:value="0.00612189151758477" calcext:value-type="float">
            <text:p>0.006121891517585</text:p>
          </table:table-cell>
          <table:table-cell office:value-type="float" office:value="0.000272636079403586" calcext:value-type="float">
            <text:p>0.000272636079404</text:p>
          </table:table-cell>
          <table:table-cell office:value-type="float" office:value="0.00259092541480974" calcext:value-type="float">
            <text:p>0.00259092541481</text:p>
          </table:table-cell>
          <table:table-cell table:style-name="ce2" office:value-type="float" office:value="0.000067871888778831" calcext:value-type="float">
            <text:p>6.79E-05</text:p>
          </table:table-cell>
          <table:table-cell office:value-type="float" office:value="0.0050435973245944" calcext:value-type="float">
            <text:p>0.005043597324594</text:p>
          </table:table-cell>
          <table:table-cell office:value-type="float" office:value="0.000501540774955177" calcext:value-type="float">
            <text:p>0.000501540774955</text:p>
          </table:table-cell>
          <table:table-cell office:value-type="float" office:value="0.00180377666489635" calcext:value-type="float">
            <text:p>0.001803776664896</text:p>
          </table:table-cell>
          <table:table-cell office:value-type="float" office:value="0.00128152819704573" calcext:value-type="float">
            <text:p>0.001281528197046</text:p>
          </table:table-cell>
          <table:table-cell office:value-type="float" office:value="0.0895527814977902" calcext:value-type="float">
            <text:p>0.08955278149779</text:p>
          </table:table-cell>
          <table:table-cell office:value-type="float" office:value="0.0639151759397726" calcext:value-type="float">
            <text:p>0.063915175939773</text:p>
          </table:table-cell>
          <table:table-cell office:value-type="float" office:value="0.00157396144396738" calcext:value-type="float">
            <text:p>0.001573961443967</text:p>
          </table:table-cell>
          <table:table-cell office:value-type="float" office:value="0.704998216766775" calcext:value-type="float">
            <text:p>0.704998216766775</text:p>
          </table:table-cell>
          <table:table-cell office:value-type="float" office:value="0.339340100203464" calcext:value-type="float">
            <text:p>0.339340100203464</text:p>
          </table:table-cell>
          <table:table-cell office:value-type="float" office:value="0.885565749422669" calcext:value-type="float">
            <text:p>0.885565749422669</text:p>
          </table:table-cell>
          <table:table-cell office:value-type="float" office:value="1144902" calcext:value-type="float">
            <text:p>1144902</text:p>
          </table:table-cell>
          <table:table-cell table:number-columns-repeated="1000"/>
        </table:table-row>
        <table:table-row table:style-name="ro1">
          <table:table-cell office:value-type="float" office:value="56430199" calcext:value-type="float">
            <text:p>56430199</text:p>
          </table:table-cell>
          <table:table-cell office:value-type="string" calcext:value-type="string">
            <text:p><text:s/>Russia, St Petersburg (2003-2007)</text:p>
          </table:table-cell>
          <table:table-cell office:value-type="float" office:value="0.0129431847088831" calcext:value-type="float">
            <text:p>0.012943184708883</text:p>
          </table:table-cell>
          <table:table-cell office:value-type="float" office:value="0.00284715660326191" calcext:value-type="float">
            <text:p>0.002847156603262</text:p>
          </table:table-cell>
          <table:table-cell office:value-type="float" office:value="0.0355483062035579" calcext:value-type="float">
            <text:p>0.035548306203558</text:p>
          </table:table-cell>
          <table:table-cell office:value-type="float" office:value="0.000578493357144435" calcext:value-type="float">
            <text:p>0.000578493357144</text:p>
          </table:table-cell>
          <table:table-cell office:value-type="float" office:value="0.00940641687637842" calcext:value-type="float">
            <text:p>0.009406416876378</text:p>
          </table:table-cell>
          <table:table-cell office:value-type="float" office:value="0.00352222607851271" calcext:value-type="float">
            <text:p>0.003522226078513</text:p>
          </table:table-cell>
          <table:table-cell office:value-type="float" office:value="0.000158712901300747" calcext:value-type="float">
            <text:p>0.000158712901301</text:p>
          </table:table-cell>
          <table:table-cell office:value-type="float" office:value="0.00585121691452694" calcext:value-type="float">
            <text:p>0.005851216914527</text:p>
          </table:table-cell>
          <table:table-cell office:value-type="float" office:value="0.000166481683692798" calcext:value-type="float">
            <text:p>0.000166481683693</text:p>
          </table:table-cell>
          <table:table-cell office:value-type="float" office:value="0.00189600407902916" calcext:value-type="float">
            <text:p>0.001896004079029</text:p>
          </table:table-cell>
          <table:table-cell office:value-type="float" office:value="0.000103905847249942" calcext:value-type="float">
            <text:p>0.00010390584725</text:p>
          </table:table-cell>
          <table:table-cell office:value-type="float" office:value="0.00316944798762244" calcext:value-type="float">
            <text:p>0.003169447987622</text:p>
          </table:table-cell>
          <table:table-cell office:value-type="float" office:value="0.000166506741434874" calcext:value-type="float">
            <text:p>0.000166506741435</text:p>
          </table:table-cell>
          <table:table-cell office:value-type="float" office:value="0.00306424122064694" calcext:value-type="float">
            <text:p>0.003064241220647</text:p>
          </table:table-cell>
          <table:table-cell office:value-type="float" office:value="0.00129538391431689" calcext:value-type="float">
            <text:p>0.001295383914317</text:p>
          </table:table-cell>
          <table:table-cell office:value-type="float" office:value="0.0302413729718699" calcext:value-type="float">
            <text:p>0.03024137297187</text:p>
          </table:table-cell>
          <table:table-cell office:value-type="float" office:value="0.0543146631954879" calcext:value-type="float">
            <text:p>0.054314663195488</text:p>
          </table:table-cell>
          <table:table-cell office:value-type="float" office:value="0.000138831091884839" calcext:value-type="float">
            <text:p>0.000138831091885</text:p>
          </table:table-cell>
          <table:table-cell office:value-type="float" office:value="0.794556108681698" calcext:value-type="float">
            <text:p>0.794556108681698</text:p>
          </table:table-cell>
          <table:table-cell office:value-type="float" office:value="0.507864348934122" calcext:value-type="float">
            <text:p>0.507864348934122</text:p>
          </table:table-cell>
          <table:table-cell office:value-type="float" office:value="0.922788610393511" calcext:value-type="float">
            <text:p>0.922788610393511</text:p>
          </table:table-cell>
          <table:table-cell office:value-type="float" office:value="21495049" calcext:value-type="float">
            <text:p>21495049</text:p>
          </table:table-cell>
          <table:table-cell table:number-columns-repeated="1000"/>
        </table:table-row>
        <table:table-row table:style-name="ro1">
          <table:table-cell office:value-type="float" office:value="57030099" calcext:value-type="float">
            <text:p>57030099</text:p>
          </table:table-cell>
          <table:table-cell office:value-type="string" calcext:value-type="string">
            <text:p><text:s/>Slovakia (2003-2007)</text:p>
          </table:table-cell>
          <table:table-cell office:value-type="float" office:value="0.0211026822222273" calcext:value-type="float">
            <text:p>0.021102682222227</text:p>
          </table:table-cell>
          <table:table-cell office:value-type="float" office:value="0.00372880378636013" calcext:value-type="float">
            <text:p>0.00372880378636</text:p>
          </table:table-cell>
          <table:table-cell office:value-type="float" office:value="0.0452527961781553" calcext:value-type="float">
            <text:p>0.045252796178155</text:p>
          </table:table-cell>
          <table:table-cell office:value-type="float" office:value="0.00196705945210478" calcext:value-type="float">
            <text:p>0.001967059452105</text:p>
          </table:table-cell>
          <table:table-cell office:value-type="float" office:value="0.0105117586490919" calcext:value-type="float">
            <text:p>0.010511758649092</text:p>
          </table:table-cell>
          <table:table-cell office:value-type="float" office:value="0.00704793186347822" calcext:value-type="float">
            <text:p>0.007047931863478</text:p>
          </table:table-cell>
          <table:table-cell office:value-type="float" office:value="0.000195499369317834" calcext:value-type="float">
            <text:p>0.000195499369318</text:p>
          </table:table-cell>
          <table:table-cell office:value-type="float" office:value="0.00888049507792251" calcext:value-type="float">
            <text:p>0.008880495077923</text:p>
          </table:table-cell>
          <table:table-cell office:value-type="float" office:value="0.000300954431727618" calcext:value-type="float">
            <text:p>0.000300954431728</text:p>
          </table:table-cell>
          <table:table-cell office:value-type="float" office:value="0.00566746141787906" calcext:value-type="float">
            <text:p>0.005667461417879</text:p>
          </table:table-cell>
          <table:table-cell office:value-type="float" office:value="0.000104136531251942" calcext:value-type="float">
            <text:p>0.000104136531252</text:p>
          </table:table-cell>
          <table:table-cell office:value-type="float" office:value="0.00302974857277112" calcext:value-type="float">
            <text:p>0.003029748572771</text:p>
          </table:table-cell>
          <table:table-cell office:value-type="float" office:value="0.000180517208333207" calcext:value-type="float">
            <text:p>0.000180517208333</text:p>
          </table:table-cell>
          <table:table-cell office:value-type="float" office:value="0.00382830547129985" calcext:value-type="float">
            <text:p>0.0038283054713</text:p>
          </table:table-cell>
          <table:table-cell office:value-type="float" office:value="0.00196563453986784" calcext:value-type="float">
            <text:p>0.001965634539868</text:p>
          </table:table-cell>
          <table:table-cell office:value-type="float" office:value="0.0478523383269822" calcext:value-type="float">
            <text:p>0.047852338326982</text:p>
          </table:table-cell>
          <table:table-cell office:value-type="float" office:value="0.0589376672485385" calcext:value-type="float">
            <text:p>0.058937667248539</text:p>
          </table:table-cell>
          <table:table-cell table:style-name="ce2" office:value-type="float" office:value="0.000074631812080117" calcext:value-type="float">
            <text:p>7.46E-05</text:p>
          </table:table-cell>
          <table:table-cell office:value-type="float" office:value="0.812258850110334" calcext:value-type="float">
            <text:p>0.812258850110334</text:p>
          </table:table-cell>
          <table:table-cell office:value-type="float" office:value="0.543993466102817" calcext:value-type="float">
            <text:p>0.543993466102817</text:p>
          </table:table-cell>
          <table:table-cell office:value-type="float" office:value="0.9298735685723" calcext:value-type="float">
            <text:p>0.9298735685723</text:p>
          </table:table-cell>
          <table:table-cell office:value-type="float" office:value="25613953" calcext:value-type="float">
            <text:p>25613953</text:p>
          </table:table-cell>
          <table:table-cell table:number-columns-repeated="1000"/>
        </table:table-row>
        <table:table-row table:style-name="ro1">
          <table:table-cell office:value-type="float" office:value="57050099" calcext:value-type="float">
            <text:p>57050099</text:p>
          </table:table-cell>
          <table:table-cell office:value-type="string" calcext:value-type="string">
            <text:p><text:s/>Slovenia (2003-2007)</text:p>
          </table:table-cell>
          <table:table-cell office:value-type="float" office:value="0.0160602833920408" calcext:value-type="float">
            <text:p>0.016060283392041</text:p>
          </table:table-cell>
          <table:table-cell office:value-type="float" office:value="0.0024744155793478" calcext:value-type="float">
            <text:p>0.002474415579348</text:p>
          </table:table-cell>
          <table:table-cell office:value-type="float" office:value="0.0394010165711909" calcext:value-type="float">
            <text:p>0.039401016571191</text:p>
          </table:table-cell>
          <table:table-cell office:value-type="float" office:value="0.00256039014097912" calcext:value-type="float">
            <text:p>0.002560390140979</text:p>
          </table:table-cell>
          <table:table-cell office:value-type="float" office:value="0.00879677386009492" calcext:value-type="float">
            <text:p>0.008796773860095</text:p>
          </table:table-cell>
          <table:table-cell office:value-type="float" office:value="0.0128645945633277" calcext:value-type="float">
            <text:p>0.012864594563328</text:p>
          </table:table-cell>
          <table:table-cell office:value-type="float" office:value="0.000184876845181292" calcext:value-type="float">
            <text:p>0.000184876845181</text:p>
          </table:table-cell>
          <table:table-cell office:value-type="float" office:value="0.0131693342543376" calcext:value-type="float">
            <text:p>0.013169334254338</text:p>
          </table:table-cell>
          <table:table-cell office:value-type="float" office:value="0.000205449746536336" calcext:value-type="float">
            <text:p>0.000205449746536</text:p>
          </table:table-cell>
          <table:table-cell office:value-type="float" office:value="0.00644432418053063" calcext:value-type="float">
            <text:p>0.006444324180531</text:p>
          </table:table-cell>
          <table:table-cell office:value-type="float" office:value="0.00012555763250756" calcext:value-type="float">
            <text:p>0.000125557632508</text:p>
          </table:table-cell>
          <table:table-cell office:value-type="float" office:value="0.00430523344561987" calcext:value-type="float">
            <text:p>0.00430523344562</text:p>
          </table:table-cell>
          <table:table-cell office:value-type="float" office:value="0.00019258030357943" calcext:value-type="float">
            <text:p>0.000192580303579</text:p>
          </table:table-cell>
          <table:table-cell office:value-type="float" office:value="0.00246784940728865" calcext:value-type="float">
            <text:p>0.002467849407289</text:p>
          </table:table-cell>
          <table:table-cell office:value-type="float" office:value="0.00164136968692497" calcext:value-type="float">
            <text:p>0.001641369686925</text:p>
          </table:table-cell>
          <table:table-cell office:value-type="float" office:value="0.0713823366861961" calcext:value-type="float">
            <text:p>0.071382336686196</text:p>
          </table:table-cell>
          <table:table-cell office:value-type="float" office:value="0.072605767758571" calcext:value-type="float">
            <text:p>0.072605767758571</text:p>
          </table:table-cell>
          <table:table-cell office:value-type="float" office:value="0.000140618903969658" calcext:value-type="float">
            <text:p>0.00014061890397</text:p>
          </table:table-cell>
          <table:table-cell office:value-type="float" office:value="0.794172394848166" calcext:value-type="float">
            <text:p>0.794172394848166</text:p>
          </table:table-cell>
          <table:table-cell office:value-type="float" office:value="0.507092246864599" calcext:value-type="float">
            <text:p>0.507092246864599</text:p>
          </table:table-cell>
          <table:table-cell office:value-type="float" office:value="0.922634074966142" calcext:value-type="float">
            <text:p>0.922634074966142</text:p>
          </table:table-cell>
          <table:table-cell office:value-type="float" office:value="9381176" calcext:value-type="float">
            <text:p>9381176</text:p>
          </table:table-cell>
          <table:table-cell table:number-columns-repeated="1000"/>
        </table:table-row>
        <table:table-row table:style-name="ro1">
          <table:table-cell office:value-type="float" office:value="57240199" calcext:value-type="float">
            <text:p>57240199</text:p>
          </table:table-cell>
          <table:table-cell office:value-type="string" calcext:value-type="string">
            <text:p><text:s/>Spain, Tarragona (2003-2007)</text:p>
          </table:table-cell>
          <table:table-cell office:value-type="float" office:value="0.0176230429676447" calcext:value-type="float">
            <text:p>0.017623042967645</text:p>
          </table:table-cell>
          <table:table-cell office:value-type="float" office:value="0.00203470359668031" calcext:value-type="float">
            <text:p>0.00203470359668</text:p>
          </table:table-cell>
          <table:table-cell office:value-type="float" office:value="0.0419782349430992" calcext:value-type="float">
            <text:p>0.041978234943099</text:p>
          </table:table-cell>
          <table:table-cell office:value-type="float" office:value="0.00300224812936633" calcext:value-type="float">
            <text:p>0.003002248129366</text:p>
          </table:table-cell>
          <table:table-cell office:value-type="float" office:value="0.00678402532808429" calcext:value-type="float">
            <text:p>0.006784025328084</text:p>
          </table:table-cell>
          <table:table-cell office:value-type="float" office:value="0.00934266654279777" calcext:value-type="float">
            <text:p>0.009342666542798</text:p>
          </table:table-cell>
          <table:table-cell office:value-type="float" office:value="0.000162460709238459" calcext:value-type="float">
            <text:p>0.000162460709238</text:p>
          </table:table-cell>
          <table:table-cell office:value-type="float" office:value="0.00710313149952779" calcext:value-type="float">
            <text:p>0.007103131499528</text:p>
          </table:table-cell>
          <table:table-cell office:value-type="float" office:value="0.000173697420091685" calcext:value-type="float">
            <text:p>0.000173697420092</text:p>
          </table:table-cell>
          <table:table-cell office:value-type="float" office:value="0.00252645694482865" calcext:value-type="float">
            <text:p>0.002526456944829</text:p>
          </table:table-cell>
          <table:table-cell office:value-type="float" office:value="0.000201824141159854" calcext:value-type="float">
            <text:p>0.00020182414116</text:p>
          </table:table-cell>
          <table:table-cell office:value-type="float" office:value="0.00257014644851155" calcext:value-type="float">
            <text:p>0.002570146448512</text:p>
          </table:table-cell>
          <table:table-cell office:value-type="float" office:value="0.000134608805592959" calcext:value-type="float">
            <text:p>0.000134608805593</text:p>
          </table:table-cell>
          <table:table-cell office:value-type="float" office:value="0.00245307899716357" calcext:value-type="float">
            <text:p>0.002453078997164</text:p>
          </table:table-cell>
          <table:table-cell office:value-type="float" office:value="0.00194969344030823" calcext:value-type="float">
            <text:p>0.001949693440308</text:p>
          </table:table-cell>
          <table:table-cell office:value-type="float" office:value="0.0873911323999187" calcext:value-type="float">
            <text:p>0.087391132399919</text:p>
          </table:table-cell>
          <table:table-cell office:value-type="float" office:value="0.0749711335754567" calcext:value-type="float">
            <text:p>0.074971133575457</text:p>
          </table:table-cell>
          <table:table-cell table:style-name="ce2" office:value-type="float" office:value="0.0000565235386384977" calcext:value-type="float">
            <text:p>5.65E-05</text:p>
          </table:table-cell>
          <table:table-cell office:value-type="float" office:value="0.819638714512579" calcext:value-type="float">
            <text:p>0.819638714512579</text:p>
          </table:table-cell>
          <table:table-cell office:value-type="float" office:value="0.559354472002767" calcext:value-type="float">
            <text:p>0.559354472002767</text:p>
          </table:table-cell>
          <table:table-cell office:value-type="float" office:value="0.932801579892896" calcext:value-type="float">
            <text:p>0.932801579892896</text:p>
          </table:table-cell>
          <table:table-cell office:value-type="float" office:value="3195027" calcext:value-type="float">
            <text:p>3195027</text:p>
          </table:table-cell>
          <table:table-cell table:number-columns-repeated="1000"/>
        </table:table-row>
        <table:table-row table:style-name="ro1">
          <table:table-cell office:value-type="float" office:value="57240299" calcext:value-type="float">
            <text:p>57240299</text:p>
          </table:table-cell>
          <table:table-cell office:value-type="string" calcext:value-type="string">
            <text:p><text:s/>Spain, Granada (2003-2007)</text:p>
          </table:table-cell>
          <table:table-cell office:value-type="float" office:value="0.0193927163947645" calcext:value-type="float">
            <text:p>0.019392716394765</text:p>
          </table:table-cell>
          <table:table-cell office:value-type="float" office:value="0.00140388916720286" calcext:value-type="float">
            <text:p>0.001403889167203</text:p>
          </table:table-cell>
          <table:table-cell office:value-type="float" office:value="0.0302856471701832" calcext:value-type="float">
            <text:p>0.030285647170183</text:p>
          </table:table-cell>
          <table:table-cell office:value-type="float" office:value="0.001292821345743" calcext:value-type="float">
            <text:p>0.001292821345743</text:p>
          </table:table-cell>
          <table:table-cell office:value-type="float" office:value="0.00482930412465031" calcext:value-type="float">
            <text:p>0.00482930412465</text:p>
          </table:table-cell>
          <table:table-cell office:value-type="float" office:value="0.00638970928362444" calcext:value-type="float">
            <text:p>0.006389709283624</text:p>
          </table:table-cell>
          <table:table-cell office:value-type="float" office:value="0.000191572371995222" calcext:value-type="float">
            <text:p>0.000191572371995</text:p>
          </table:table-cell>
          <table:table-cell office:value-type="float" office:value="0.00773651734233089" calcext:value-type="float">
            <text:p>0.007736517342331</text:p>
          </table:table-cell>
          <table:table-cell office:value-type="float" office:value="0.000264045742089118" calcext:value-type="float">
            <text:p>0.000264045742089</text:p>
          </table:table-cell>
          <table:table-cell office:value-type="float" office:value="0.00251808158176889" calcext:value-type="float">
            <text:p>0.002518081581769</text:p>
          </table:table-cell>
          <table:table-cell table:style-name="ce2" office:value-type="float" office:value="0.0000661655369505101" calcext:value-type="float">
            <text:p>6.62E-05</text:p>
          </table:table-cell>
          <table:table-cell office:value-type="float" office:value="0.00403226697968755" calcext:value-type="float">
            <text:p>0.004032266979688</text:p>
          </table:table-cell>
          <table:table-cell office:value-type="float" office:value="0.000115449693847672" calcext:value-type="float">
            <text:p>0.000115449693848</text:p>
          </table:table-cell>
          <table:table-cell office:value-type="float" office:value="0.00167628530729766" calcext:value-type="float">
            <text:p>0.001676285307298</text:p>
          </table:table-cell>
          <table:table-cell office:value-type="float" office:value="0.0019102404285243" calcext:value-type="float">
            <text:p>0.001910240428524</text:p>
          </table:table-cell>
          <table:table-cell office:value-type="float" office:value="0.0613502141919022" calcext:value-type="float">
            <text:p>0.061350214191902</text:p>
          </table:table-cell>
          <table:table-cell office:value-type="float" office:value="0.059176516567741" calcext:value-type="float">
            <text:p>0.059176516567741</text:p>
          </table:table-cell>
          <table:table-cell office:value-type="float" office:value="0.000386362828721953" calcext:value-type="float">
            <text:p>0.000386362828722</text:p>
          </table:table-cell>
          <table:table-cell office:value-type="float" office:value="0.761195031315812" calcext:value-type="float">
            <text:p>0.761195031315812</text:p>
          </table:table-cell>
          <table:table-cell office:value-type="float" office:value="0.44241368670224" calcext:value-type="float">
            <text:p>0.44241368670224</text:p>
          </table:table-cell>
          <table:table-cell office:value-type="float" office:value="0.909196982025849" calcext:value-type="float">
            <text:p>0.909196982025849</text:p>
          </table:table-cell>
          <table:table-cell office:value-type="float" office:value="4001118" calcext:value-type="float">
            <text:p>4001118</text:p>
          </table:table-cell>
          <table:table-cell table:number-columns-repeated="1000"/>
        </table:table-row>
        <table:table-row table:style-name="ro1">
          <table:table-cell office:value-type="float" office:value="57240399" calcext:value-type="float">
            <text:p>57240399</text:p>
          </table:table-cell>
          <table:table-cell office:value-type="string" calcext:value-type="string">
            <text:p><text:s/>Spain, Murcia (2003-2007)</text:p>
          </table:table-cell>
          <table:table-cell office:value-type="float" office:value="0.0168710687896623" calcext:value-type="float">
            <text:p>0.016871068789662</text:p>
          </table:table-cell>
          <table:table-cell office:value-type="float" office:value="0.00160865070782901" calcext:value-type="float">
            <text:p>0.001608650707829</text:p>
          </table:table-cell>
          <table:table-cell office:value-type="float" office:value="0.0385004896486605" calcext:value-type="float">
            <text:p>0.038500489648661</text:p>
          </table:table-cell>
          <table:table-cell office:value-type="float" office:value="0.00277807841844041" calcext:value-type="float">
            <text:p>0.00277807841844</text:p>
          </table:table-cell>
          <table:table-cell office:value-type="float" office:value="0.00670466749999647" calcext:value-type="float">
            <text:p>0.006704667499996</text:p>
          </table:table-cell>
          <table:table-cell office:value-type="float" office:value="0.0102682905327974" calcext:value-type="float">
            <text:p>0.010268290532797</text:p>
          </table:table-cell>
          <table:table-cell office:value-type="float" office:value="0.000248647437299197" calcext:value-type="float">
            <text:p>0.000248647437299</text:p>
          </table:table-cell>
          <table:table-cell office:value-type="float" office:value="0.00722267723418523" calcext:value-type="float">
            <text:p>0.007222677234185</text:p>
          </table:table-cell>
          <table:table-cell office:value-type="float" office:value="0.00031602326471856" calcext:value-type="float">
            <text:p>0.000316023264719</text:p>
          </table:table-cell>
          <table:table-cell office:value-type="float" office:value="0.00276444406600122" calcext:value-type="float">
            <text:p>0.002764444066001</text:p>
          </table:table-cell>
          <table:table-cell office:value-type="float" office:value="0.000227954489299211" calcext:value-type="float">
            <text:p>0.000227954489299</text:p>
          </table:table-cell>
          <table:table-cell office:value-type="float" office:value="0.00490665165930999" calcext:value-type="float">
            <text:p>0.00490665165931</text:p>
          </table:table-cell>
          <table:table-cell office:value-type="float" office:value="0.000381378457933906" calcext:value-type="float">
            <text:p>0.000381378457934</text:p>
          </table:table-cell>
          <table:table-cell office:value-type="float" office:value="0.00350227779631084" calcext:value-type="float">
            <text:p>0.003502277796311</text:p>
          </table:table-cell>
          <table:table-cell office:value-type="float" office:value="0.00193395009589999" calcext:value-type="float">
            <text:p>0.0019339500959</text:p>
          </table:table-cell>
          <table:table-cell office:value-type="float" office:value="0.0793136217010694" calcext:value-type="float">
            <text:p>0.079313621701069</text:p>
          </table:table-cell>
          <table:table-cell office:value-type="float" office:value="0.0657392748773077" calcext:value-type="float">
            <text:p>0.065739274877308</text:p>
          </table:table-cell>
          <table:table-cell office:value-type="float" office:value="0.00024179932859747" calcext:value-type="float">
            <text:p>0.000241799328597</text:p>
          </table:table-cell>
          <table:table-cell office:value-type="float" office:value="0.777165757654943" calcext:value-type="float">
            <text:p>0.777165757654943</text:p>
          </table:table-cell>
          <table:table-cell office:value-type="float" office:value="0.473328386532133" calcext:value-type="float">
            <text:p>0.473328386532133</text:p>
          </table:table-cell>
          <table:table-cell office:value-type="float" office:value="0.91574320735562" calcext:value-type="float">
            <text:p>0.91574320735562</text:p>
          </table:table-cell>
          <table:table-cell office:value-type="float" office:value="6319765" calcext:value-type="float">
            <text:p>6319765</text:p>
          </table:table-cell>
          <table:table-cell table:number-columns-repeated="1000"/>
        </table:table-row>
        <table:table-row table:style-name="ro1">
          <table:table-cell office:value-type="float" office:value="57240499" calcext:value-type="float">
            <text:p>57240499</text:p>
          </table:table-cell>
          <table:table-cell office:value-type="string" calcext:value-type="string">
            <text:p><text:s/>Spain, Navarra (2003-2007)</text:p>
          </table:table-cell>
          <table:table-cell office:value-type="float" office:value="0.0161856519779265" calcext:value-type="float">
            <text:p>0.016185651977927</text:p>
          </table:table-cell>
          <table:table-cell office:value-type="float" office:value="0.00297632549758376" calcext:value-type="float">
            <text:p>0.002976325497584</text:p>
          </table:table-cell>
          <table:table-cell office:value-type="float" office:value="0.0376921752457869" calcext:value-type="float">
            <text:p>0.037692175245787</text:p>
          </table:table-cell>
          <table:table-cell office:value-type="float" office:value="0.00239738813575718" calcext:value-type="float">
            <text:p>0.002397388135757</text:p>
          </table:table-cell>
          <table:table-cell office:value-type="float" office:value="0.00790079999724898" calcext:value-type="float">
            <text:p>0.007900799997249</text:p>
          </table:table-cell>
          <table:table-cell office:value-type="float" office:value="0.00738461803712411" calcext:value-type="float">
            <text:p>0.007384618037124</text:p>
          </table:table-cell>
          <table:table-cell office:value-type="float" office:value="0.000164945028994092" calcext:value-type="float">
            <text:p>0.000164945028994</text:p>
          </table:table-cell>
          <table:table-cell office:value-type="float" office:value="0.00794447576889474" calcext:value-type="float">
            <text:p>0.007944475768895</text:p>
          </table:table-cell>
          <table:table-cell table:style-name="ce2" office:value-type="float" office:value="0.0000546227208669718" calcext:value-type="float">
            <text:p>5.46E-05</text:p>
          </table:table-cell>
          <table:table-cell office:value-type="float" office:value="0.00293250331528251" calcext:value-type="float">
            <text:p>0.002932503315283</text:p>
          </table:table-cell>
          <table:table-cell office:value-type="float" office:value="0.000156142522593101" calcext:value-type="float">
            <text:p>0.000156142522593</text:p>
          </table:table-cell>
          <table:table-cell office:value-type="float" office:value="0.00525529429222171" calcext:value-type="float">
            <text:p>0.005255294292222</text:p>
          </table:table-cell>
          <table:table-cell office:value-type="float" office:value="0.000163415210370615" calcext:value-type="float">
            <text:p>0.000163415210371</text:p>
          </table:table-cell>
          <table:table-cell office:value-type="float" office:value="0.00177791414082796" calcext:value-type="float">
            <text:p>0.001777914140828</text:p>
          </table:table-cell>
          <table:table-cell office:value-type="float" office:value="0.00136316639648908" calcext:value-type="float">
            <text:p>0.001363166396489</text:p>
          </table:table-cell>
          <table:table-cell office:value-type="float" office:value="0.0900033648027784" calcext:value-type="float">
            <text:p>0.090003364802778</text:p>
          </table:table-cell>
          <table:table-cell office:value-type="float" office:value="0.0746568584113546" calcext:value-type="float">
            <text:p>0.074656858411355</text:p>
          </table:table-cell>
          <table:table-cell office:value-type="float" office:value="0.000125099255385175" calcext:value-type="float">
            <text:p>0.000125099255385</text:p>
          </table:table-cell>
          <table:table-cell office:value-type="float" office:value="0.797650276108909" calcext:value-type="float">
            <text:p>0.797650276108909</text:p>
          </table:table-cell>
          <table:table-cell office:value-type="float" office:value="0.514107255561439" calcext:value-type="float">
            <text:p>0.514107255561439</text:p>
          </table:table-cell>
          <table:table-cell office:value-type="float" office:value="0.924033237658857" calcext:value-type="float">
            <text:p>0.924033237658857</text:p>
          </table:table-cell>
          <table:table-cell office:value-type="float" office:value="2700362" calcext:value-type="float">
            <text:p>2700362</text:p>
          </table:table-cell>
          <table:table-cell table:number-columns-repeated="1000"/>
        </table:table-row>
        <table:table-row table:style-name="ro1">
          <table:table-cell office:value-type="float" office:value="57240599" calcext:value-type="float">
            <text:p>57240599</text:p>
          </table:table-cell>
          <table:table-cell office:value-type="string" calcext:value-type="string">
            <text:p><text:s/>Spain, Asturias (2003-2007)</text:p>
          </table:table-cell>
          <table:table-cell office:value-type="float" office:value="0.0206759108433619" calcext:value-type="float">
            <text:p>0.020675910843362</text:p>
          </table:table-cell>
          <table:table-cell office:value-type="float" office:value="0.00312672260862248" calcext:value-type="float">
            <text:p>0.003126722608622</text:p>
          </table:table-cell>
          <table:table-cell office:value-type="float" office:value="0.0356624969837972" calcext:value-type="float">
            <text:p>0.035662496983797</text:p>
          </table:table-cell>
          <table:table-cell office:value-type="float" office:value="0.00348018326336494" calcext:value-type="float">
            <text:p>0.003480183263365</text:p>
          </table:table-cell>
          <table:table-cell office:value-type="float" office:value="0.00624106004167262" calcext:value-type="float">
            <text:p>0.006241060041673</text:p>
          </table:table-cell>
          <table:table-cell office:value-type="float" office:value="0.0132379149238849" calcext:value-type="float">
            <text:p>0.013237914923885</text:p>
          </table:table-cell>
          <table:table-cell office:value-type="float" office:value="0.000140932558783155" calcext:value-type="float">
            <text:p>0.000140932558783</text:p>
          </table:table-cell>
          <table:table-cell office:value-type="float" office:value="0.00550901027419132" calcext:value-type="float">
            <text:p>0.005509010274191</text:p>
          </table:table-cell>
          <table:table-cell office:value-type="float" office:value="0.000328886740908774" calcext:value-type="float">
            <text:p>0.000328886740909</text:p>
          </table:table-cell>
          <table:table-cell office:value-type="float" office:value="0.00259995185105799" calcext:value-type="float">
            <text:p>0.002599951851058</text:p>
          </table:table-cell>
          <table:table-cell office:value-type="float" office:value="0.000143023665352638" calcext:value-type="float">
            <text:p>0.000143023665353</text:p>
          </table:table-cell>
          <table:table-cell office:value-type="float" office:value="0.00305782943464239" calcext:value-type="float">
            <text:p>0.003057829434642</text:p>
          </table:table-cell>
          <table:table-cell office:value-type="float" office:value="0.000181629006370489" calcext:value-type="float">
            <text:p>0.00018162900637</text:p>
          </table:table-cell>
          <table:table-cell office:value-type="float" office:value="0.00140467027149595" calcext:value-type="float">
            <text:p>0.001404670271496</text:p>
          </table:table-cell>
          <table:table-cell office:value-type="float" office:value="0.00137600844288275" calcext:value-type="float">
            <text:p>0.001376008442883</text:p>
          </table:table-cell>
          <table:table-cell office:value-type="float" office:value="0.0872992916430447" calcext:value-type="float">
            <text:p>0.087299291643045</text:p>
          </table:table-cell>
          <table:table-cell office:value-type="float" office:value="0.062654015273011" calcext:value-type="float">
            <text:p>0.062654015273011</text:p>
          </table:table-cell>
          <table:table-cell office:value-type="float" office:value="0.000346920551238084" calcext:value-type="float">
            <text:p>0.000346920551238</text:p>
          </table:table-cell>
          <table:table-cell office:value-type="float" office:value="0.764974800246401" calcext:value-type="float">
            <text:p>0.764974800246401</text:p>
          </table:table-cell>
          <table:table-cell office:value-type="float" office:value="0.449662424153938" calcext:value-type="float">
            <text:p>0.449662424153938</text:p>
          </table:table-cell>
          <table:table-cell office:value-type="float" office:value="0.910752905363422" calcext:value-type="float">
            <text:p>0.910752905363422</text:p>
          </table:table-cell>
          <table:table-cell office:value-type="float" office:value="4784545" calcext:value-type="float">
            <text:p>4784545</text:p>
          </table:table-cell>
          <table:table-cell table:number-columns-repeated="1000"/>
        </table:table-row>
        <table:table-row table:style-name="ro1">
          <table:table-cell office:value-type="float" office:value="57240699" calcext:value-type="float">
            <text:p>57240699</text:p>
          </table:table-cell>
          <table:table-cell office:value-type="string" calcext:value-type="string">
            <text:p><text:s/>Spain, Basque Country (2003-2007)</text:p>
          </table:table-cell>
          <table:table-cell office:value-type="float" office:value="0.0224310865294614" calcext:value-type="float">
            <text:p>0.022431086529461</text:p>
          </table:table-cell>
          <table:table-cell office:value-type="float" office:value="0.00389575332778743" calcext:value-type="float">
            <text:p>0.003895753327787</text:p>
          </table:table-cell>
          <table:table-cell office:value-type="float" office:value="0.038474047302855" calcext:value-type="float">
            <text:p>0.038474047302855</text:p>
          </table:table-cell>
          <table:table-cell office:value-type="float" office:value="0.00298155084540922" calcext:value-type="float">
            <text:p>0.002981550845409</text:p>
          </table:table-cell>
          <table:table-cell office:value-type="float" office:value="0.00728834468925647" calcext:value-type="float">
            <text:p>0.007288344689256</text:p>
          </table:table-cell>
          <table:table-cell office:value-type="float" office:value="0.0108169362623893" calcext:value-type="float">
            <text:p>0.010816936262389</text:p>
          </table:table-cell>
          <table:table-cell office:value-type="float" office:value="0.000256417195760946" calcext:value-type="float">
            <text:p>0.000256417195761</text:p>
          </table:table-cell>
          <table:table-cell office:value-type="float" office:value="0.00743390446659438" calcext:value-type="float">
            <text:p>0.007433904466594</text:p>
          </table:table-cell>
          <table:table-cell office:value-type="float" office:value="0.000155557521024125" calcext:value-type="float">
            <text:p>0.000155557521024</text:p>
          </table:table-cell>
          <table:table-cell office:value-type="float" office:value="0.0035041966184852" calcext:value-type="float">
            <text:p>0.003504196618485</text:p>
          </table:table-cell>
          <table:table-cell office:value-type="float" office:value="0.000141128616129808" calcext:value-type="float">
            <text:p>0.00014112861613</text:p>
          </table:table-cell>
          <table:table-cell office:value-type="float" office:value="0.00411499097768455" calcext:value-type="float">
            <text:p>0.004114990977685</text:p>
          </table:table-cell>
          <table:table-cell office:value-type="float" office:value="0.000234788820760466" calcext:value-type="float">
            <text:p>0.00023478882076</text:p>
          </table:table-cell>
          <table:table-cell office:value-type="float" office:value="0.00248651926237565" calcext:value-type="float">
            <text:p>0.002486519262376</text:p>
          </table:table-cell>
          <table:table-cell office:value-type="float" office:value="0.00149000205290806" calcext:value-type="float">
            <text:p>0.001490002052908</text:p>
          </table:table-cell>
          <table:table-cell office:value-type="float" office:value="0.101562106243558" calcext:value-type="float">
            <text:p>0.101562106243558</text:p>
          </table:table-cell>
          <table:table-cell office:value-type="float" office:value="0.0687547455108407" calcext:value-type="float">
            <text:p>0.068754745510841</text:p>
          </table:table-cell>
          <table:table-cell office:value-type="float" office:value="0.000225738082929805" calcext:value-type="float">
            <text:p>0.00022573808293</text:p>
          </table:table-cell>
          <table:table-cell office:value-type="float" office:value="0.779406088986207" calcext:value-type="float">
            <text:p>0.779406088986207</text:p>
          </table:table-cell>
          <table:table-cell office:value-type="float" office:value="0.477725715879333" calcext:value-type="float">
            <text:p>0.477725715879333</text:p>
          </table:table-cell>
          <table:table-cell office:value-type="float" office:value="0.916655647254828" calcext:value-type="float">
            <text:p>0.916655647254828</text:p>
          </table:table-cell>
          <table:table-cell office:value-type="float" office:value="9665851" calcext:value-type="float">
            <text:p>9665851</text:p>
          </table:table-cell>
          <table:table-cell table:number-columns-repeated="1000"/>
        </table:table-row>
        <table:table-row table:style-name="ro1">
          <table:table-cell office:value-type="float" office:value="57240899" calcext:value-type="float">
            <text:p>57240899</text:p>
          </table:table-cell>
          <table:table-cell office:value-type="string" calcext:value-type="string">
            <text:p><text:s/>Spain, Mallorca (2003-2007)</text:p>
          </table:table-cell>
          <table:table-cell office:value-type="float" office:value="0.0173920112383599" calcext:value-type="float">
            <text:p>0.01739201123836</text:p>
          </table:table-cell>
          <table:table-cell office:value-type="float" office:value="0.00253458738604211" calcext:value-type="float">
            <text:p>0.002534587386042</text:p>
          </table:table-cell>
          <table:table-cell office:value-type="float" office:value="0.0347356780983918" calcext:value-type="float">
            <text:p>0.034735678098392</text:p>
          </table:table-cell>
          <table:table-cell office:value-type="float" office:value="0.00293552688487118" calcext:value-type="float">
            <text:p>0.002935526884871</text:p>
          </table:table-cell>
          <table:table-cell office:value-type="float" office:value="0.006986856249534" calcext:value-type="float">
            <text:p>0.006986856249534</text:p>
          </table:table-cell>
          <table:table-cell office:value-type="float" office:value="0.0151141602641705" calcext:value-type="float">
            <text:p>0.015114160264171</text:p>
          </table:table-cell>
          <table:table-cell office:value-type="float" office:value="0.000228352657857645" calcext:value-type="float">
            <text:p>0.000228352657858</text:p>
          </table:table-cell>
          <table:table-cell office:value-type="float" office:value="0.00707136969134867" calcext:value-type="float">
            <text:p>0.007071369691349</text:p>
          </table:table-cell>
          <table:table-cell office:value-type="float" office:value="0.000167106136427061" calcext:value-type="float">
            <text:p>0.000167106136427</text:p>
          </table:table-cell>
          <table:table-cell office:value-type="float" office:value="0.00352569784239148" calcext:value-type="float">
            <text:p>0.003525697842391</text:p>
          </table:table-cell>
          <table:table-cell office:value-type="float" office:value="0.000135884370297276" calcext:value-type="float">
            <text:p>0.000135884370297</text:p>
          </table:table-cell>
          <table:table-cell office:value-type="float" office:value="0.00346677930081285" calcext:value-type="float">
            <text:p>0.003466779300813</text:p>
          </table:table-cell>
          <table:table-cell table:style-name="ce2" office:value-type="float" office:value="0.0000832591153917045" calcext:value-type="float">
            <text:p>8.33E-05</text:p>
          </table:table-cell>
          <table:table-cell office:value-type="float" office:value="0.00228035264844758" calcext:value-type="float">
            <text:p>0.002280352648448</text:p>
          </table:table-cell>
          <table:table-cell office:value-type="float" office:value="0.00140741465595632" calcext:value-type="float">
            <text:p>0.001407414655956</text:p>
          </table:table-cell>
          <table:table-cell office:value-type="float" office:value="0.0906750338794706" calcext:value-type="float">
            <text:p>0.090675033879471</text:p>
          </table:table-cell>
          <table:table-cell office:value-type="float" office:value="0.0646069113904402" calcext:value-type="float">
            <text:p>0.06460691139044</text:p>
          </table:table-cell>
          <table:table-cell office:value-type="float" office:value="0.000193505030955166" calcext:value-type="float">
            <text:p>0.000193505030955</text:p>
          </table:table-cell>
          <table:table-cell office:value-type="float" office:value="0.784337666689209" calcext:value-type="float">
            <text:p>0.784337666689209</text:p>
          </table:table-cell>
          <table:table-cell office:value-type="float" office:value="0.48745899011319" calcext:value-type="float">
            <text:p>0.48745899011319</text:p>
          </table:table-cell>
          <table:table-cell office:value-type="float" office:value="0.918659147145554" calcext:value-type="float">
            <text:p>0.918659147145554</text:p>
          </table:table-cell>
          <table:table-cell office:value-type="float" office:value="3605366" calcext:value-type="float">
            <text:p>3605366</text:p>
          </table:table-cell>
          <table:table-cell table:number-columns-repeated="1000"/>
        </table:table-row>
        <table:table-row table:style-name="ro1">
          <table:table-cell office:value-type="float" office:value="57240999" calcext:value-type="float">
            <text:p>57240999</text:p>
          </table:table-cell>
          <table:table-cell office:value-type="string" calcext:value-type="string">
            <text:p><text:s/>Spain, Albacete (2003-2007)</text:p>
          </table:table-cell>
          <table:table-cell office:value-type="float" office:value="0.0184157593668579" calcext:value-type="float">
            <text:p>0.018415759366858</text:p>
          </table:table-cell>
          <table:table-cell office:value-type="float" office:value="0.00145652040320875" calcext:value-type="float">
            <text:p>0.001456520403209</text:p>
          </table:table-cell>
          <table:table-cell office:value-type="float" office:value="0.0272671296412703" calcext:value-type="float">
            <text:p>0.02726712964127</text:p>
          </table:table-cell>
          <table:table-cell office:value-type="float" office:value="0.00118371596967046" calcext:value-type="float">
            <text:p>0.00118371596967</text:p>
          </table:table-cell>
          <table:table-cell office:value-type="float" office:value="0.00625156479180409" calcext:value-type="float">
            <text:p>0.006251564791804</text:p>
          </table:table-cell>
          <table:table-cell office:value-type="float" office:value="0.00578036726601697" calcext:value-type="float">
            <text:p>0.005780367266017</text:p>
          </table:table-cell>
          <table:table-cell office:value-type="float" office:value="0.00028841761421032" calcext:value-type="float">
            <text:p>0.00028841761421</text:p>
          </table:table-cell>
          <table:table-cell office:value-type="float" office:value="0.00590578472562411" calcext:value-type="float">
            <text:p>0.005905784725624</text:p>
          </table:table-cell>
          <table:table-cell office:value-type="float" office:value="0.000442285821888916" calcext:value-type="float">
            <text:p>0.000442285821889</text:p>
          </table:table-cell>
          <table:table-cell office:value-type="float" office:value="0.0041204193515073" calcext:value-type="float">
            <text:p>0.004120419351507</text:p>
          </table:table-cell>
          <table:table-cell office:value-type="float" office:value="0.00010412963659489" calcext:value-type="float">
            <text:p>0.000104129636595</text:p>
          </table:table-cell>
          <table:table-cell office:value-type="float" office:value="0.00299608196051624" calcext:value-type="float">
            <text:p>0.002996081960516</text:p>
          </table:table-cell>
          <table:table-cell table:style-name="ce2" office:value-type="float" office:value="0.0000722023957970039" calcext:value-type="float">
            <text:p>7.22E-05</text:p>
          </table:table-cell>
          <table:table-cell office:value-type="float" office:value="0.00194743964641596" calcext:value-type="float">
            <text:p>0.001947439646416</text:p>
          </table:table-cell>
          <table:table-cell office:value-type="float" office:value="0.00258140407187654" calcext:value-type="float">
            <text:p>0.002581404071877</text:p>
          </table:table-cell>
          <table:table-cell office:value-type="float" office:value="0.0866184044988352" calcext:value-type="float">
            <text:p>0.086618404498835</text:p>
          </table:table-cell>
          <table:table-cell office:value-type="float" office:value="0.062718268297268" calcext:value-type="float">
            <text:p>0.062718268297268</text:p>
          </table:table-cell>
          <table:table-cell office:value-type="float" office:value="0.000615226085390663" calcext:value-type="float">
            <text:p>0.000615226085391</text:p>
          </table:table-cell>
          <table:table-cell office:value-type="float" office:value="0.744058486849128" calcext:value-type="float">
            <text:p>0.744058486849128</text:p>
          </table:table-cell>
          <table:table-cell office:value-type="float" office:value="0.410064021887485" calcext:value-type="float">
            <text:p>0.410064021887485</text:p>
          </table:table-cell>
          <table:table-cell office:value-type="float" office:value="0.902090570973274" calcext:value-type="float">
            <text:p>0.902090570973274</text:p>
          </table:table-cell>
          <table:table-cell office:value-type="float" office:value="1737333" calcext:value-type="float">
            <text:p>1737333</text:p>
          </table:table-cell>
          <table:table-cell table:number-columns-repeated="1000"/>
        </table:table-row>
        <table:table-row table:style-name="ro1">
          <table:table-cell office:value-type="float" office:value="57241099" calcext:value-type="float">
            <text:p>57241099</text:p>
          </table:table-cell>
          <table:table-cell office:value-type="string" calcext:value-type="string">
            <text:p><text:s/>Spain, Girona (2003-2007)</text:p>
          </table:table-cell>
          <table:table-cell office:value-type="float" office:value="0.0165969657206959" calcext:value-type="float">
            <text:p>0.016596965720696</text:p>
          </table:table-cell>
          <table:table-cell office:value-type="float" office:value="0.00225089199510647" calcext:value-type="float">
            <text:p>0.002250891995106</text:p>
          </table:table-cell>
          <table:table-cell office:value-type="float" office:value="0.0416614306282952" calcext:value-type="float">
            <text:p>0.041661430628295</text:p>
          </table:table-cell>
          <table:table-cell office:value-type="float" office:value="0.0031782987242391" calcext:value-type="float">
            <text:p>0.003178298724239</text:p>
          </table:table-cell>
          <table:table-cell office:value-type="float" office:value="0.00676750642074082" calcext:value-type="float">
            <text:p>0.006767506420741</text:p>
          </table:table-cell>
          <table:table-cell office:value-type="float" office:value="0.008758886026243" calcext:value-type="float">
            <text:p>0.008758886026243</text:p>
          </table:table-cell>
          <table:table-cell office:value-type="float" office:value="0.000148398042778862" calcext:value-type="float">
            <text:p>0.000148398042779</text:p>
          </table:table-cell>
          <table:table-cell office:value-type="float" office:value="0.0057310773363139" calcext:value-type="float">
            <text:p>0.005731077336314</text:p>
          </table:table-cell>
          <table:table-cell office:value-type="float" office:value="0.000259067501293408" calcext:value-type="float">
            <text:p>0.000259067501293</text:p>
          </table:table-cell>
          <table:table-cell office:value-type="float" office:value="0.00378954420313353" calcext:value-type="float">
            <text:p>0.003789544203134</text:p>
          </table:table-cell>
          <table:table-cell office:value-type="float" office:value="0.000110698977185629" calcext:value-type="float">
            <text:p>0.000110698977186</text:p>
          </table:table-cell>
          <table:table-cell office:value-type="float" office:value="0.00360990746241048" calcext:value-type="float">
            <text:p>0.00360990746241</text:p>
          </table:table-cell>
          <table:table-cell office:value-type="float" office:value="0.000253040829297535" calcext:value-type="float">
            <text:p>0.000253040829298</text:p>
          </table:table-cell>
          <table:table-cell office:value-type="float" office:value="0.00267937131484081" calcext:value-type="float">
            <text:p>0.002679371314841</text:p>
          </table:table-cell>
          <table:table-cell office:value-type="float" office:value="0.0017478734105764" calcext:value-type="float">
            <text:p>0.001747873410576</text:p>
          </table:table-cell>
          <table:table-cell office:value-type="float" office:value="0.0970059185176069" calcext:value-type="float">
            <text:p>0.097005918517607</text:p>
          </table:table-cell>
          <table:table-cell office:value-type="float" office:value="0.0748812617678636" calcext:value-type="float">
            <text:p>0.074881261767864</text:p>
          </table:table-cell>
          <table:table-cell office:value-type="float" office:value="0.000183603981863234" calcext:value-type="float">
            <text:p>0.000183603981863</text:p>
          </table:table-cell>
          <table:table-cell office:value-type="float" office:value="0.785990767434435" calcext:value-type="float">
            <text:p>0.785990767434435</text:p>
          </table:table-cell>
          <table:table-cell office:value-type="float" office:value="0.490738249932772" calcext:value-type="float">
            <text:p>0.490738249932772</text:p>
          </table:table-cell>
          <table:table-cell office:value-type="float" office:value="0.919329192195231" calcext:value-type="float">
            <text:p>0.919329192195231</text:p>
          </table:table-cell>
          <table:table-cell office:value-type="float" office:value="2979471" calcext:value-type="float">
            <text:p>2979471</text:p>
          </table:table-cell>
          <table:table-cell table:number-columns-repeated="1000"/>
        </table:table-row>
        <table:table-row table:style-name="ro1">
          <table:table-cell office:value-type="float" office:value="57241199" calcext:value-type="float">
            <text:p>57241199</text:p>
          </table:table-cell>
          <table:table-cell office:value-type="string" calcext:value-type="string">
            <text:p><text:s/>Spain, Canary Islands (2003-2006)</text:p>
          </table:table-cell>
          <table:table-cell office:value-type="float" office:value="0.0213230798223903" calcext:value-type="float">
            <text:p>0.02132307982239</text:p>
          </table:table-cell>
          <table:table-cell office:value-type="float" office:value="0.00295683355708003" calcext:value-type="float">
            <text:p>0.00295683355708</text:p>
          </table:table-cell>
          <table:table-cell office:value-type="float" office:value="0.029843660348322" calcext:value-type="float">
            <text:p>0.029843660348322</text:p>
          </table:table-cell>
          <table:table-cell office:value-type="float" office:value="0.00249474155618562" calcext:value-type="float">
            <text:p>0.002494741556186</text:p>
          </table:table-cell>
          <table:table-cell office:value-type="float" office:value="0.00678642532921765" calcext:value-type="float">
            <text:p>0.006786425329218</text:p>
          </table:table-cell>
          <table:table-cell office:value-type="float" office:value="0.00866923072842731" calcext:value-type="float">
            <text:p>0.008669230728427</text:p>
          </table:table-cell>
          <table:table-cell office:value-type="float" office:value="0.000136712413436754" calcext:value-type="float">
            <text:p>0.000136712413437</text:p>
          </table:table-cell>
          <table:table-cell office:value-type="float" office:value="0.00518652401473837" calcext:value-type="float">
            <text:p>0.005186524014738</text:p>
          </table:table-cell>
          <table:table-cell office:value-type="float" office:value="0.000209561503875953" calcext:value-type="float">
            <text:p>0.000209561503876</text:p>
          </table:table-cell>
          <table:table-cell office:value-type="float" office:value="0.00175035812501501" calcext:value-type="float">
            <text:p>0.001750358125015</text:p>
          </table:table-cell>
          <table:table-cell table:style-name="ce2" office:value-type="float" office:value="0.0000908592478935688" calcext:value-type="float">
            <text:p>9.09E-05</text:p>
          </table:table-cell>
          <table:table-cell office:value-type="float" office:value="0.00415550644861243" calcext:value-type="float">
            <text:p>0.004155506448612</text:p>
          </table:table-cell>
          <table:table-cell office:value-type="float" office:value="0.00011181093412564" calcext:value-type="float">
            <text:p>0.000111810934126</text:p>
          </table:table-cell>
          <table:table-cell office:value-type="float" office:value="0.00177731586618482" calcext:value-type="float">
            <text:p>0.001777315866185</text:p>
          </table:table-cell>
          <table:table-cell office:value-type="float" office:value="0.0018068370559509" calcext:value-type="float">
            <text:p>0.001806837055951</text:p>
          </table:table-cell>
          <table:table-cell office:value-type="float" office:value="0.0909889957167234" calcext:value-type="float">
            <text:p>0.090988995716723</text:p>
          </table:table-cell>
          <table:table-cell office:value-type="float" office:value="0.0657355808721806" calcext:value-type="float">
            <text:p>0.065735580872181</text:p>
          </table:table-cell>
          <table:table-cell office:value-type="float" office:value="0.000212832369983484" calcext:value-type="float">
            <text:p>0.000212832369983</text:p>
          </table:table-cell>
          <table:table-cell office:value-type="float" office:value="0.781305063676879" calcext:value-type="float">
            <text:p>0.781305063676879</text:p>
          </table:table-cell>
          <table:table-cell office:value-type="float" office:value="0.481464904415481" calcext:value-type="float">
            <text:p>0.481464904415481</text:p>
          </table:table-cell>
          <table:table-cell office:value-type="float" office:value="0.917427941117212" calcext:value-type="float">
            <text:p>0.917427941117212</text:p>
          </table:table-cell>
          <table:table-cell office:value-type="float" office:value="6212217" calcext:value-type="float">
            <text:p>6212217</text:p>
          </table:table-cell>
          <table:table-cell table:number-columns-repeated="1000"/>
        </table:table-row>
        <table:table-row table:style-name="ro1">
          <table:table-cell office:value-type="float" office:value="57241399" calcext:value-type="float">
            <text:p>57241399</text:p>
          </table:table-cell>
          <table:table-cell office:value-type="string" calcext:value-type="string">
            <text:p><text:s/>Spain, Cuenca (2003-2007)</text:p>
          </table:table-cell>
          <table:table-cell office:value-type="float" office:value="0.0161175301797395" calcext:value-type="float">
            <text:p>0.01611753017974</text:p>
          </table:table-cell>
          <table:table-cell office:value-type="float" office:value="0.00162821437990617" calcext:value-type="float">
            <text:p>0.001628214379906</text:p>
          </table:table-cell>
          <table:table-cell office:value-type="float" office:value="0.0255699289124763" calcext:value-type="float">
            <text:p>0.025569928912476</text:p>
          </table:table-cell>
          <table:table-cell office:value-type="float" office:value="0.00146127111561766" calcext:value-type="float">
            <text:p>0.001461271115618</text:p>
          </table:table-cell>
          <table:table-cell office:value-type="float" office:value="0.00477350160828798" calcext:value-type="float">
            <text:p>0.004773501608288</text:p>
          </table:table-cell>
          <table:table-cell office:value-type="float" office:value="0.00647768921480364" calcext:value-type="float">
            <text:p>0.006477689214804</text:p>
          </table:table-cell>
          <table:table-cell office:value-type="float" office:value="0" calcext:value-type="float">
            <text:p>0</text:p>
          </table:table-cell>
          <table:table-cell office:value-type="float" office:value="0.00367833115868423" calcext:value-type="float">
            <text:p>0.003678331158684</text:p>
          </table:table-cell>
          <table:table-cell office:value-type="float" office:value="0.000144864551644213" calcext:value-type="float">
            <text:p>0.000144864551644</text:p>
          </table:table-cell>
          <table:table-cell office:value-type="float" office:value="0.00124774348680107" calcext:value-type="float">
            <text:p>0.001247743486801</text:p>
          </table:table-cell>
          <table:table-cell table:style-name="ce2" office:value-type="float" office:value="0.0000899032965994446" calcext:value-type="float">
            <text:p>8.99E-05</text:p>
          </table:table-cell>
          <table:table-cell office:value-type="float" office:value="0.00285758320879302" calcext:value-type="float">
            <text:p>0.002857583208793</text:p>
          </table:table-cell>
          <table:table-cell office:value-type="float" office:value="0.000338802956092825" calcext:value-type="float">
            <text:p>0.000338802956093</text:p>
          </table:table-cell>
          <table:table-cell office:value-type="float" office:value="0.00325409349277921" calcext:value-type="float">
            <text:p>0.003254093492779</text:p>
          </table:table-cell>
          <table:table-cell office:value-type="float" office:value="0.00196695873414219" calcext:value-type="float">
            <text:p>0.001966958734142</text:p>
          </table:table-cell>
          <table:table-cell office:value-type="float" office:value="0.0783281274946751" calcext:value-type="float">
            <text:p>0.078328127494675</text:p>
          </table:table-cell>
          <table:table-cell office:value-type="float" office:value="0.0538752380358814" calcext:value-type="float">
            <text:p>0.05387523803588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905489" calcext:value-type="float">
            <text:p>905489</text:p>
          </table:table-cell>
          <table:table-cell table:number-columns-repeated="1000"/>
        </table:table-row>
        <table:table-row table:style-name="ro1">
          <table:table-cell office:value-type="float" office:value="57241499" calcext:value-type="float">
            <text:p>57241499</text:p>
          </table:table-cell>
          <table:table-cell office:value-type="string" calcext:value-type="string">
            <text:p><text:s/>Spain, La Rioja (2003-2007)</text:p>
          </table:table-cell>
          <table:table-cell office:value-type="float" office:value="0.0133034091259441" calcext:value-type="float">
            <text:p>0.013303409125944</text:p>
          </table:table-cell>
          <table:table-cell office:value-type="float" office:value="0.00245457006458659" calcext:value-type="float">
            <text:p>0.002454570064587</text:p>
          </table:table-cell>
          <table:table-cell office:value-type="float" office:value="0.037224731408648" calcext:value-type="float">
            <text:p>0.037224731408648</text:p>
          </table:table-cell>
          <table:table-cell office:value-type="float" office:value="0.00246167968357776" calcext:value-type="float">
            <text:p>0.002461679683578</text:p>
          </table:table-cell>
          <table:table-cell office:value-type="float" office:value="0.00794999144600568" calcext:value-type="float">
            <text:p>0.007949991446006</text:p>
          </table:table-cell>
          <table:table-cell office:value-type="float" office:value="0.00611847722026981" calcext:value-type="float">
            <text:p>0.00611847722027</text:p>
          </table:table-cell>
          <table:table-cell table:style-name="ce2" office:value-type="float" office:value="0.0000428221923868431" calcext:value-type="float">
            <text:p>4.28E-05</text:p>
          </table:table-cell>
          <table:table-cell office:value-type="float" office:value="0.00700618143590598" calcext:value-type="float">
            <text:p>0.007006181435906</text:p>
          </table:table-cell>
          <table:table-cell table:style-name="ce2" office:value-type="float" office:value="0.0000861608450655684" calcext:value-type="float">
            <text:p>8.62E-05</text:p>
          </table:table-cell>
          <table:table-cell office:value-type="float" office:value="0.00267344468011043" calcext:value-type="float">
            <text:p>0.00267344468011</text:p>
          </table:table-cell>
          <table:table-cell office:value-type="float" office:value="0.000183201778482765" calcext:value-type="float">
            <text:p>0.000183201778483</text:p>
          </table:table-cell>
          <table:table-cell office:value-type="float" office:value="0.00303256454729755" calcext:value-type="float">
            <text:p>0.003032564547298</text:p>
          </table:table-cell>
          <table:table-cell office:value-type="float" office:value="0.000106933890401261" calcext:value-type="float">
            <text:p>0.000106933890401</text:p>
          </table:table-cell>
          <table:table-cell office:value-type="float" office:value="0.00107150383685675" calcext:value-type="float">
            <text:p>0.001071503836857</text:p>
          </table:table-cell>
          <table:table-cell office:value-type="float" office:value="0.00115717720977462" calcext:value-type="float">
            <text:p>0.001157177209775</text:p>
          </table:table-cell>
          <table:table-cell office:value-type="float" office:value="0.0960895488039129" calcext:value-type="float">
            <text:p>0.096089548803913</text:p>
          </table:table-cell>
          <table:table-cell office:value-type="float" office:value="0.069934576077724" calcext:value-type="float">
            <text:p>0.069934576077724</text:p>
          </table:table-cell>
          <table:table-cell table:style-name="ce2" office:value-type="float" office:value="0.0000776395623813819" calcext:value-type="float">
            <text:p>7.76E-05</text:p>
          </table:table-cell>
          <table:table-cell office:value-type="float" office:value="0.81118320891192" calcext:value-type="float">
            <text:p>0.81118320891192</text:p>
          </table:table-cell>
          <table:table-cell office:value-type="float" office:value="0.541769459485145" calcext:value-type="float">
            <text:p>0.541769459485145</text:p>
          </table:table-cell>
          <table:table-cell office:value-type="float" office:value="0.929445552735944" calcext:value-type="float">
            <text:p>0.929445552735944</text:p>
          </table:table-cell>
          <table:table-cell office:value-type="float" office:value="1355896" calcext:value-type="float">
            <text:p>1355896</text:p>
          </table:table-cell>
          <table:table-cell table:number-columns-repeated="1000"/>
        </table:table-row>
        <table:table-row table:style-name="ro1">
          <table:table-cell office:value-type="float" office:value="57241699" calcext:value-type="float">
            <text:p>57241699</text:p>
          </table:table-cell>
          <table:table-cell office:value-type="string" calcext:value-type="string">
            <text:p><text:s/>Spain, Ciudad Real (2004-2007)</text:p>
          </table:table-cell>
          <table:table-cell office:value-type="float" office:value="0.0156839888418197" calcext:value-type="float">
            <text:p>0.01568398884182</text:p>
          </table:table-cell>
          <table:table-cell office:value-type="float" office:value="0.00112296527842339" calcext:value-type="float">
            <text:p>0.001122965278423</text:p>
          </table:table-cell>
          <table:table-cell office:value-type="float" office:value="0.0303596965142158" calcext:value-type="float">
            <text:p>0.030359696514216</text:p>
          </table:table-cell>
          <table:table-cell office:value-type="float" office:value="0.00209712514365343" calcext:value-type="float">
            <text:p>0.002097125143653</text:p>
          </table:table-cell>
          <table:table-cell office:value-type="float" office:value="0.00514774822860204" calcext:value-type="float">
            <text:p>0.005147748228602</text:p>
          </table:table-cell>
          <table:table-cell office:value-type="float" office:value="0.00473926605018402" calcext:value-type="float">
            <text:p>0.004739266050184</text:p>
          </table:table-cell>
          <table:table-cell office:value-type="float" office:value="0.000209898241369284" calcext:value-type="float">
            <text:p>0.000209898241369</text:p>
          </table:table-cell>
          <table:table-cell office:value-type="float" office:value="0.00406421732522392" calcext:value-type="float">
            <text:p>0.004064217325224</text:p>
          </table:table-cell>
          <table:table-cell office:value-type="float" office:value="0.000142590860336277" calcext:value-type="float">
            <text:p>0.000142590860336</text:p>
          </table:table-cell>
          <table:table-cell office:value-type="float" office:value="0.00276382957781879" calcext:value-type="float">
            <text:p>0.002763829577819</text:p>
          </table:table-cell>
          <table:table-cell office:value-type="float" office:value="0.000136283710581992" calcext:value-type="float">
            <text:p>0.000136283710582</text:p>
          </table:table-cell>
          <table:table-cell office:value-type="float" office:value="0.00441813236625072" calcext:value-type="float">
            <text:p>0.004418132366251</text:p>
          </table:table-cell>
          <table:table-cell table:style-name="ce2" office:value-type="float" office:value="0.0000849143826576766" calcext:value-type="float">
            <text:p>8.49E-05</text:p>
          </table:table-cell>
          <table:table-cell office:value-type="float" office:value="0.00110288806204528" calcext:value-type="float">
            <text:p>0.001102888062045</text:p>
          </table:table-cell>
          <table:table-cell office:value-type="float" office:value="0.00109721168624139" calcext:value-type="float">
            <text:p>0.001097211686241</text:p>
          </table:table-cell>
          <table:table-cell office:value-type="float" office:value="0.0712596258146287" calcext:value-type="float">
            <text:p>0.071259625814629</text:p>
          </table:table-cell>
          <table:table-cell office:value-type="float" office:value="0.0567312333276079" calcext:value-type="float">
            <text:p>0.056731233327608</text:p>
          </table:table-cell>
          <table:table-cell office:value-type="float" office:value="0.000490175405566617" calcext:value-type="float">
            <text:p>0.000490175405567</text:p>
          </table:table-cell>
          <table:table-cell office:value-type="float" office:value="0.752596270968766" calcext:value-type="float">
            <text:p>0.752596270968766</text:p>
          </table:table-cell>
          <table:table-cell office:value-type="float" office:value="0.426076936660585" calcext:value-type="float">
            <text:p>0.426076936660585</text:p>
          </table:table-cell>
          <table:table-cell office:value-type="float" office:value="0.905641879132993" calcext:value-type="float">
            <text:p>0.905641879132993</text:p>
          </table:table-cell>
          <table:table-cell office:value-type="float" office:value="1798584" calcext:value-type="float">
            <text:p>1798584</text:p>
          </table:table-cell>
          <table:table-cell table:number-columns-repeated="1000"/>
        </table:table-row>
        <table:table-row table:style-name="ro1">
          <table:table-cell office:value-type="float" office:value="57520099" calcext:value-type="float">
            <text:p>57520099</text:p>
          </table:table-cell>
          <table:table-cell office:value-type="string" calcext:value-type="string">
            <text:p><text:s/>Sweden (2003-2007)</text:p>
          </table:table-cell>
          <table:table-cell office:value-type="float" office:value="0.007306115921387" calcext:value-type="float">
            <text:p>0.007306115921387</text:p>
          </table:table-cell>
          <table:table-cell office:value-type="float" office:value="0.00125994539663192" calcext:value-type="float">
            <text:p>0.001259945396632</text:p>
          </table:table-cell>
          <table:table-cell office:value-type="float" office:value="0.0328115777814617" calcext:value-type="float">
            <text:p>0.032811577781462</text:p>
          </table:table-cell>
          <table:table-cell office:value-type="float" office:value="0.00161449970342444" calcext:value-type="float">
            <text:p>0.001614499703424</text:p>
          </table:table-cell>
          <table:table-cell office:value-type="float" office:value="0.00659077131831009" calcext:value-type="float">
            <text:p>0.00659077131831</text:p>
          </table:table-cell>
          <table:table-cell office:value-type="float" office:value="0.0097398919195561" calcext:value-type="float">
            <text:p>0.009739891919556</text:p>
          </table:table-cell>
          <table:table-cell office:value-type="float" office:value="0.000160223478246765" calcext:value-type="float">
            <text:p>0.000160223478247</text:p>
          </table:table-cell>
          <table:table-cell office:value-type="float" office:value="0.0144535627259017" calcext:value-type="float">
            <text:p>0.014453562725902</text:p>
          </table:table-cell>
          <table:table-cell office:value-type="float" office:value="0" calcext:value-type="float">
            <text:p>0</text:p>
          </table:table-cell>
          <table:table-cell office:value-type="float" office:value="0.00470755084719367" calcext:value-type="float">
            <text:p>0.004707550847194</text:p>
          </table:table-cell>
          <table:table-cell office:value-type="float" office:value="0.00011615129231883" calcext:value-type="float">
            <text:p>0.000116151292319</text:p>
          </table:table-cell>
          <table:table-cell office:value-type="float" office:value="0" calcext:value-type="float">
            <text:p>0</text:p>
          </table:table-cell>
          <table:table-cell office:value-type="float" office:value="0.000116313271789869" calcext:value-type="float">
            <text:p>0.00011631327179</text:p>
          </table:table-cell>
          <table:table-cell office:value-type="float" office:value="0.00311386155607221" calcext:value-type="float">
            <text:p>0.003113861556072</text:p>
          </table:table-cell>
          <table:table-cell office:value-type="float" office:value="0.0018383186343336" calcext:value-type="float">
            <text:p>0.001838318634334</text:p>
          </table:table-cell>
          <table:table-cell office:value-type="float" office:value="0.143813750652708" calcext:value-type="float">
            <text:p>0.143813750652708</text:p>
          </table:table-cell>
          <table:table-cell office:value-type="float" office:value="0.0936829685919428" calcext:value-type="float">
            <text:p>0.09368296859194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1222229" calcext:value-type="float">
            <text:p>41222229</text:p>
          </table:table-cell>
          <table:table-cell table:number-columns-repeated="1000"/>
        </table:table-row>
        <table:table-row table:style-name="ro1">
          <table:table-cell office:value-type="float" office:value="57560199" calcext:value-type="float">
            <text:p>57560199</text:p>
          </table:table-cell>
          <table:table-cell office:value-type="string" calcext:value-type="string">
            <text:p><text:s/>Switzerland, Basel (2003-2007)</text:p>
          </table:table-cell>
          <table:table-cell office:value-type="float" office:value="0.0108382089248263" calcext:value-type="float">
            <text:p>0.010838208924826</text:p>
          </table:table-cell>
          <table:table-cell office:value-type="float" office:value="0.00232605120482059" calcext:value-type="float">
            <text:p>0.002326051204821</text:p>
          </table:table-cell>
          <table:table-cell office:value-type="float" office:value="0.0279882541608074" calcext:value-type="float">
            <text:p>0.027988254160807</text:p>
          </table:table-cell>
          <table:table-cell office:value-type="float" office:value="0.00204409656982624" calcext:value-type="float">
            <text:p>0.002044096569826</text:p>
          </table:table-cell>
          <table:table-cell office:value-type="float" office:value="0.00644687559359075" calcext:value-type="float">
            <text:p>0.006446875593591</text:p>
          </table:table-cell>
          <table:table-cell office:value-type="float" office:value="0.0103498371916461" calcext:value-type="float">
            <text:p>0.010349837191646</text:p>
          </table:table-cell>
          <table:table-cell office:value-type="float" office:value="0.000462965266681156" calcext:value-type="float">
            <text:p>0.000462965266681</text:p>
          </table:table-cell>
          <table:table-cell office:value-type="float" office:value="0.0152780919886635" calcext:value-type="float">
            <text:p>0.015278091988664</text:p>
          </table:table-cell>
          <table:table-cell office:value-type="float" office:value="0.000161842705620417" calcext:value-type="float">
            <text:p>0.00016184270562</text:p>
          </table:table-cell>
          <table:table-cell office:value-type="float" office:value="0.00832539238260489" calcext:value-type="float">
            <text:p>0.008325392382605</text:p>
          </table:table-cell>
          <table:table-cell table:style-name="ce2" office:value-type="float" office:value="0.0000953859715454915" calcext:value-type="float">
            <text:p>9.54E-05</text:p>
          </table:table-cell>
          <table:table-cell office:value-type="float" office:value="0.00398583392331008" calcext:value-type="float">
            <text:p>0.00398583392331</text:p>
          </table:table-cell>
          <table:table-cell table:style-name="ce2" office:value-type="float" office:value="0.0000651462063815965" calcext:value-type="float">
            <text:p>6.51E-05</text:p>
          </table:table-cell>
          <table:table-cell office:value-type="float" office:value="0.00248310639050348" calcext:value-type="float">
            <text:p>0.002483106390503</text:p>
          </table:table-cell>
          <table:table-cell office:value-type="float" office:value="0.00241673076553708" calcext:value-type="float">
            <text:p>0.002416730765537</text:p>
          </table:table-cell>
          <table:table-cell office:value-type="float" office:value="0.133701323117654" calcext:value-type="float">
            <text:p>0.133701323117654</text:p>
          </table:table-cell>
          <table:table-cell office:value-type="float" office:value="0.080563462892187" calcext:value-type="float">
            <text:p>0.080563462892187</text:p>
          </table:table-cell>
          <table:table-cell office:value-type="float" office:value="0.000324783347933177" calcext:value-type="float">
            <text:p>0.000324783347933</text:p>
          </table:table-cell>
          <table:table-cell office:value-type="float" office:value="0.76725615510413" calcext:value-type="float">
            <text:p>0.76725615510413</text:p>
          </table:table-cell>
          <table:table-cell office:value-type="float" office:value="0.454057736350791" calcext:value-type="float">
            <text:p>0.454057736350791</text:p>
          </table:table-cell>
          <table:table-cell office:value-type="float" office:value="0.911690015140616" calcext:value-type="float">
            <text:p>0.911690015140616</text:p>
          </table:table-cell>
          <table:table-cell office:value-type="float" office:value="1990631" calcext:value-type="float">
            <text:p>1990631</text:p>
          </table:table-cell>
          <table:table-cell table:number-columns-repeated="1000"/>
        </table:table-row>
        <table:table-row table:style-name="ro1">
          <table:table-cell office:value-type="float" office:value="57560299" calcext:value-type="float">
            <text:p>57560299</text:p>
          </table:table-cell>
          <table:table-cell office:value-type="string" calcext:value-type="string">
            <text:p><text:s/>Switzerland, Geneva (2003-2007)</text:p>
          </table:table-cell>
          <table:table-cell office:value-type="float" office:value="0.0165220743971081" calcext:value-type="float">
            <text:p>0.016522074397108</text:p>
          </table:table-cell>
          <table:table-cell office:value-type="float" office:value="0.00377654157931729" calcext:value-type="float">
            <text:p>0.003776541579317</text:p>
          </table:table-cell>
          <table:table-cell office:value-type="float" office:value="0.0285249322088011" calcext:value-type="float">
            <text:p>0.028524932208801</text:p>
          </table:table-cell>
          <table:table-cell office:value-type="float" office:value="0.003456521749038" calcext:value-type="float">
            <text:p>0.003456521749038</text:p>
          </table:table-cell>
          <table:table-cell office:value-type="float" office:value="0.00742487954601202" calcext:value-type="float">
            <text:p>0.007424879546012</text:p>
          </table:table-cell>
          <table:table-cell office:value-type="float" office:value="0.0126416942291395" calcext:value-type="float">
            <text:p>0.01264169422914</text:p>
          </table:table-cell>
          <table:table-cell office:value-type="float" office:value="0.000121543201875935" calcext:value-type="float">
            <text:p>0.000121543201876</text:p>
          </table:table-cell>
          <table:table-cell office:value-type="float" office:value="0.0210665255703568" calcext:value-type="float">
            <text:p>0.021066525570357</text:p>
          </table:table-cell>
          <table:table-cell office:value-type="float" office:value="0.000344700305455997" calcext:value-type="float">
            <text:p>0.000344700305456</text:p>
          </table:table-cell>
          <table:table-cell office:value-type="float" office:value="0.00478624282272302" calcext:value-type="float">
            <text:p>0.004786242822723</text:p>
          </table:table-cell>
          <table:table-cell table:style-name="ce2" office:value-type="float" office:value="0.0000612546911773905" calcext:value-type="float">
            <text:p>6.13E-05</text:p>
          </table:table-cell>
          <table:table-cell office:value-type="float" office:value="0.00714226195157889" calcext:value-type="float">
            <text:p>0.007142261951579</text:p>
          </table:table-cell>
          <table:table-cell office:value-type="float" office:value="0.000215780748362204" calcext:value-type="float">
            <text:p>0.000215780748362</text:p>
          </table:table-cell>
          <table:table-cell office:value-type="float" office:value="0.00333818469896557" calcext:value-type="float">
            <text:p>0.003338184698966</text:p>
          </table:table-cell>
          <table:table-cell office:value-type="float" office:value="0.00182253682732163" calcext:value-type="float">
            <text:p>0.001822536827322</text:p>
          </table:table-cell>
          <table:table-cell office:value-type="float" office:value="0.116481909392767" calcext:value-type="float">
            <text:p>0.116481909392767</text:p>
          </table:table-cell>
          <table:table-cell office:value-type="float" office:value="0.114240602502539" calcext:value-type="float">
            <text:p>0.114240602502539</text:p>
          </table:table-cell>
          <table:table-cell office:value-type="float" office:value="0.000219190777096978" calcext:value-type="float">
            <text:p>0.000219190777097</text:p>
          </table:table-cell>
          <table:table-cell office:value-type="float" office:value="0.780357780881627" calcext:value-type="float">
            <text:p>0.780357780881627</text:p>
          </table:table-cell>
          <table:table-cell office:value-type="float" office:value="0.479598285723769" calcext:value-type="float">
            <text:p>0.479598285723769</text:p>
          </table:table-cell>
          <table:table-cell office:value-type="float" office:value="0.917042818909828" calcext:value-type="float">
            <text:p>0.917042818909828</text:p>
          </table:table-cell>
          <table:table-cell office:value-type="float" office:value="1991347" calcext:value-type="float">
            <text:p>1991347</text:p>
          </table:table-cell>
          <table:table-cell table:number-columns-repeated="1000"/>
        </table:table-row>
        <table:table-row table:style-name="ro1">
          <table:table-cell office:value-type="float" office:value="57560399" calcext:value-type="float">
            <text:p>57560399</text:p>
          </table:table-cell>
          <table:table-cell office:value-type="string" calcext:value-type="string">
            <text:p><text:s/>Switzerland, Neuchatel (2003-2007)</text:p>
          </table:table-cell>
          <table:table-cell office:value-type="float" office:value="0.0157156916419125" calcext:value-type="float">
            <text:p>0.015715691641913</text:p>
          </table:table-cell>
          <table:table-cell office:value-type="float" office:value="0.00363049768030879" calcext:value-type="float">
            <text:p>0.003630497680309</text:p>
          </table:table-cell>
          <table:table-cell office:value-type="float" office:value="0.0321199122656258" calcext:value-type="float">
            <text:p>0.032119912265626</text:p>
          </table:table-cell>
          <table:table-cell office:value-type="float" office:value="0.00251144672407502" calcext:value-type="float">
            <text:p>0.002511446724075</text:p>
          </table:table-cell>
          <table:table-cell office:value-type="float" office:value="0.00742333208614414" calcext:value-type="float">
            <text:p>0.007423332086144</text:p>
          </table:table-cell>
          <table:table-cell office:value-type="float" office:value="0.0129707378480758" calcext:value-type="float">
            <text:p>0.012970737848076</text:p>
          </table:table-cell>
          <table:table-cell office:value-type="float" office:value="0.000448046250346432" calcext:value-type="float">
            <text:p>0.000448046250346</text:p>
          </table:table-cell>
          <table:table-cell office:value-type="float" office:value="0.0223923657527888" calcext:value-type="float">
            <text:p>0.022392365752789</text:p>
          </table:table-cell>
          <table:table-cell office:value-type="float" office:value="0" calcext:value-type="float">
            <text:p>0</text:p>
          </table:table-cell>
          <table:table-cell office:value-type="float" office:value="0.00738334966314171" calcext:value-type="float">
            <text:p>0.007383349663142</text:p>
          </table:table-cell>
          <table:table-cell table:style-name="ce2" office:value-type="float" office:value="0.0000846797497601548" calcext:value-type="float">
            <text:p>8.47E-05</text:p>
          </table:table-cell>
          <table:table-cell office:value-type="float" office:value="0.00384770807086293" calcext:value-type="float">
            <text:p>0.003847708070863</text:p>
          </table:table-cell>
          <table:table-cell office:value-type="float" office:value="0.000179943622723305" calcext:value-type="float">
            <text:p>0.000179943622723</text:p>
          </table:table-cell>
          <table:table-cell office:value-type="float" office:value="0.00222940649058719" calcext:value-type="float">
            <text:p>0.002229406490587</text:p>
          </table:table-cell>
          <table:table-cell office:value-type="float" office:value="0.00201793835203773" calcext:value-type="float">
            <text:p>0.002017938352038</text:p>
          </table:table-cell>
          <table:table-cell office:value-type="float" office:value="0.113714317475916" calcext:value-type="float">
            <text:p>0.113714317475916</text:p>
          </table:table-cell>
          <table:table-cell office:value-type="float" office:value="0.0992976945132305" calcext:value-type="float">
            <text:p>0.09929769451323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65739" calcext:value-type="float">
            <text:p>765739</text:p>
          </table:table-cell>
          <table:table-cell table:number-columns-repeated="1000"/>
        </table:table-row>
        <table:table-row table:style-name="ro1">
          <table:table-cell office:value-type="float" office:value="57560499" calcext:value-type="float">
            <text:p>57560499</text:p>
          </table:table-cell>
          <table:table-cell office:value-type="string" calcext:value-type="string">
            <text:p><text:s/>Switzerland, St Gall-Appenzell (2003-2007)</text:p>
          </table:table-cell>
          <table:table-cell office:value-type="float" office:value="0.0114014008359216" calcext:value-type="float">
            <text:p>0.011401400835922</text:p>
          </table:table-cell>
          <table:table-cell office:value-type="float" office:value="0.00221613112844135" calcext:value-type="float">
            <text:p>0.002216131128441</text:p>
          </table:table-cell>
          <table:table-cell office:value-type="float" office:value="0.0305638799274719" calcext:value-type="float">
            <text:p>0.030563879927472</text:p>
          </table:table-cell>
          <table:table-cell office:value-type="float" office:value="0.00214031679668461" calcext:value-type="float">
            <text:p>0.002140316796685</text:p>
          </table:table-cell>
          <table:table-cell office:value-type="float" office:value="0.00726070307429443" calcext:value-type="float">
            <text:p>0.007260703074294</text:p>
          </table:table-cell>
          <table:table-cell office:value-type="float" office:value="0.0105300275564008" calcext:value-type="float">
            <text:p>0.010530027556401</text:p>
          </table:table-cell>
          <table:table-cell office:value-type="float" office:value="0.000243841453345583" calcext:value-type="float">
            <text:p>0.000243841453346</text:p>
          </table:table-cell>
          <table:table-cell office:value-type="float" office:value="0.0141626075721741" calcext:value-type="float">
            <text:p>0.014162607572174</text:p>
          </table:table-cell>
          <table:table-cell office:value-type="float" office:value="0.000213708532142858" calcext:value-type="float">
            <text:p>0.000213708532143</text:p>
          </table:table-cell>
          <table:table-cell office:value-type="float" office:value="0.00875860857929472" calcext:value-type="float">
            <text:p>0.008758608579295</text:p>
          </table:table-cell>
          <table:table-cell office:value-type="float" office:value="0.000124760441926881" calcext:value-type="float">
            <text:p>0.000124760441927</text:p>
          </table:table-cell>
          <table:table-cell office:value-type="float" office:value="0.00428116039784282" calcext:value-type="float">
            <text:p>0.004281160397843</text:p>
          </table:table-cell>
          <table:table-cell office:value-type="float" office:value="0.000181902705433978" calcext:value-type="float">
            <text:p>0.000181902705434</text:p>
          </table:table-cell>
          <table:table-cell office:value-type="float" office:value="0.00285429260122711" calcext:value-type="float">
            <text:p>0.002854292601227</text:p>
          </table:table-cell>
          <table:table-cell office:value-type="float" office:value="0.0013295786936668" calcext:value-type="float">
            <text:p>0.001329578693667</text:p>
          </table:table-cell>
          <table:table-cell office:value-type="float" office:value="0.116489775696566" calcext:value-type="float">
            <text:p>0.116489775696566</text:p>
          </table:table-cell>
          <table:table-cell office:value-type="float" office:value="0.0772147389475858" calcext:value-type="float">
            <text:p>0.077214738947586</text:p>
          </table:table-cell>
          <table:table-cell office:value-type="float" office:value="0.00035445794538802" calcext:value-type="float">
            <text:p>0.000354457945388</text:p>
          </table:table-cell>
          <table:table-cell office:value-type="float" office:value="0.764225727807312" calcext:value-type="float">
            <text:p>0.764225727807312</text:p>
          </table:table-cell>
          <table:table-cell office:value-type="float" office:value="0.448222565989208" calcext:value-type="float">
            <text:p>0.448222565989208</text:p>
          </table:table-cell>
          <table:table-cell office:value-type="float" office:value="0.910444881874355" calcext:value-type="float">
            <text:p>0.910444881874355</text:p>
          </table:table-cell>
          <table:table-cell office:value-type="float" office:value="2443218" calcext:value-type="float">
            <text:p>2443218</text:p>
          </table:table-cell>
          <table:table-cell table:number-columns-repeated="1000"/>
        </table:table-row>
        <table:table-row table:style-name="ro1">
          <table:table-cell office:value-type="float" office:value="57560599" calcext:value-type="float">
            <text:p>57560599</text:p>
          </table:table-cell>
          <table:table-cell office:value-type="string" calcext:value-type="string">
            <text:p><text:s/>Switzerland, Vaud (2003-2007)</text:p>
          </table:table-cell>
          <table:table-cell office:value-type="float" office:value="0.0180190081370948" calcext:value-type="float">
            <text:p>0.018019008137095</text:p>
          </table:table-cell>
          <table:table-cell office:value-type="float" office:value="0.00423519367096976" calcext:value-type="float">
            <text:p>0.00423519367097</text:p>
          </table:table-cell>
          <table:table-cell office:value-type="float" office:value="0.0293495824336015" calcext:value-type="float">
            <text:p>0.029349582433602</text:p>
          </table:table-cell>
          <table:table-cell office:value-type="float" office:value="0.00402178096631764" calcext:value-type="float">
            <text:p>0.004021780966318</text:p>
          </table:table-cell>
          <table:table-cell office:value-type="float" office:value="0.0080741023702894" calcext:value-type="float">
            <text:p>0.008074102370289</text:p>
          </table:table-cell>
          <table:table-cell office:value-type="float" office:value="0.0130140220288545" calcext:value-type="float">
            <text:p>0.013014022028855</text:p>
          </table:table-cell>
          <table:table-cell office:value-type="float" office:value="0.000266059974676412" calcext:value-type="float">
            <text:p>0.000266059974676</text:p>
          </table:table-cell>
          <table:table-cell office:value-type="float" office:value="0.0223246455667886" calcext:value-type="float">
            <text:p>0.022324645566789</text:p>
          </table:table-cell>
          <table:table-cell office:value-type="float" office:value="0.000152722380436515" calcext:value-type="float">
            <text:p>0.000152722380437</text:p>
          </table:table-cell>
          <table:table-cell office:value-type="float" office:value="0.00639255128352772" calcext:value-type="float">
            <text:p>0.006392551283528</text:p>
          </table:table-cell>
          <table:table-cell table:style-name="ce2" office:value-type="float" office:value="0.0000271884557262313" calcext:value-type="float">
            <text:p>2.72E-05</text:p>
          </table:table-cell>
          <table:table-cell office:value-type="float" office:value="0.00354111657490273" calcext:value-type="float">
            <text:p>0.003541116574903</text:p>
          </table:table-cell>
          <table:table-cell office:value-type="float" office:value="0.000212904552848762" calcext:value-type="float">
            <text:p>0.000212904552849</text:p>
          </table:table-cell>
          <table:table-cell office:value-type="float" office:value="0.00156913690660537" calcext:value-type="float">
            <text:p>0.001569136906605</text:p>
          </table:table-cell>
          <table:table-cell office:value-type="float" office:value="0.00211604782923992" calcext:value-type="float">
            <text:p>0.00211604782924</text:p>
          </table:table-cell>
          <table:table-cell office:value-type="float" office:value="0.136478552582964" calcext:value-type="float">
            <text:p>0.136478552582964</text:p>
          </table:table-cell>
          <table:table-cell office:value-type="float" office:value="0.11240838082738" calcext:value-type="float">
            <text:p>0.11240838082738</text:p>
          </table:table-cell>
          <table:table-cell office:value-type="float" office:value="0.000262027277784682" calcext:value-type="float">
            <text:p>0.000262027277785</text:p>
          </table:table-cell>
          <table:table-cell office:value-type="float" office:value="0.774514907804021" calcext:value-type="float">
            <text:p>0.774514907804021</text:p>
          </table:table-cell>
          <table:table-cell office:value-type="float" office:value="0.46814477623345" calcext:value-type="float">
            <text:p>0.46814477623345</text:p>
          </table:table-cell>
          <table:table-cell office:value-type="float" office:value="0.914661722290184" calcext:value-type="float">
            <text:p>0.914661722290184</text:p>
          </table:table-cell>
          <table:table-cell office:value-type="float" office:value="3008941" calcext:value-type="float">
            <text:p>3008941</text:p>
          </table:table-cell>
          <table:table-cell table:number-columns-repeated="1000"/>
        </table:table-row>
        <table:table-row table:style-name="ro1">
          <table:table-cell office:value-type="float" office:value="57560699" calcext:value-type="float">
            <text:p>57560699</text:p>
          </table:table-cell>
          <table:table-cell office:value-type="string" calcext:value-type="string">
            <text:p><text:s/>Switzerland, Zurich (2003-2007)</text:p>
          </table:table-cell>
          <table:table-cell office:value-type="float" office:value="0.0126021239364236" calcext:value-type="float">
            <text:p>0.012602123936424</text:p>
          </table:table-cell>
          <table:table-cell office:value-type="float" office:value="0.00230778080410602" calcext:value-type="float">
            <text:p>0.002307780804106</text:p>
          </table:table-cell>
          <table:table-cell office:value-type="float" office:value="0.0276964963931418" calcext:value-type="float">
            <text:p>0.027696496393142</text:p>
          </table:table-cell>
          <table:table-cell office:value-type="float" office:value="0.00277668547265482" calcext:value-type="float">
            <text:p>0.002776685472655</text:p>
          </table:table-cell>
          <table:table-cell office:value-type="float" office:value="0.0075079600447572" calcext:value-type="float">
            <text:p>0.007507960044757</text:p>
          </table:table-cell>
          <table:table-cell office:value-type="float" office:value="0.0131958094640069" calcext:value-type="float">
            <text:p>0.013195809464007</text:p>
          </table:table-cell>
          <table:table-cell office:value-type="float" office:value="0.000215539473342091" calcext:value-type="float">
            <text:p>0.000215539473342</text:p>
          </table:table-cell>
          <table:table-cell office:value-type="float" office:value="0.0182639294620007" calcext:value-type="float">
            <text:p>0.018263929462001</text:p>
          </table:table-cell>
          <table:table-cell office:value-type="float" office:value="0.000181094891917358" calcext:value-type="float">
            <text:p>0.000181094891917</text:p>
          </table:table-cell>
          <table:table-cell office:value-type="float" office:value="0.00759009212959765" calcext:value-type="float">
            <text:p>0.007590092129598</text:p>
          </table:table-cell>
          <table:table-cell office:value-type="float" office:value="0.00017495751220792" calcext:value-type="float">
            <text:p>0.000174957512208</text:p>
          </table:table-cell>
          <table:table-cell office:value-type="float" office:value="0.00406018764598121" calcext:value-type="float">
            <text:p>0.004060187645981</text:p>
          </table:table-cell>
          <table:table-cell office:value-type="float" office:value="0.000156205286515586" calcext:value-type="float">
            <text:p>0.000156205286516</text:p>
          </table:table-cell>
          <table:table-cell office:value-type="float" office:value="0.00305174119814588" calcext:value-type="float">
            <text:p>0.003051741198146</text:p>
          </table:table-cell>
          <table:table-cell office:value-type="float" office:value="0.00191749204722391" calcext:value-type="float">
            <text:p>0.001917492047224</text:p>
          </table:table-cell>
          <table:table-cell office:value-type="float" office:value="0.121120660560859" calcext:value-type="float">
            <text:p>0.121120660560859</text:p>
          </table:table-cell>
          <table:table-cell office:value-type="float" office:value="0.0923846921870138" calcext:value-type="float">
            <text:p>0.092384692187014</text:p>
          </table:table-cell>
          <table:table-cell office:value-type="float" office:value="0.000138058306151212" calcext:value-type="float">
            <text:p>0.000138058306151</text:p>
          </table:table-cell>
          <table:table-cell office:value-type="float" office:value="0.794723254812261" calcext:value-type="float">
            <text:p>0.794723254812261</text:p>
          </table:table-cell>
          <table:table-cell office:value-type="float" office:value="0.508200821457105" calcext:value-type="float">
            <text:p>0.508200821457105</text:p>
          </table:table-cell>
          <table:table-cell office:value-type="float" office:value="0.922855913283833" calcext:value-type="float">
            <text:p>0.922855913283833</text:p>
          </table:table-cell>
          <table:table-cell office:value-type="float" office:value="5866748" calcext:value-type="float">
            <text:p>5866748</text:p>
          </table:table-cell>
          <table:table-cell table:number-columns-repeated="1000"/>
        </table:table-row>
        <table:table-row table:style-name="ro1">
          <table:table-cell office:value-type="float" office:value="57560899" calcext:value-type="float">
            <text:p>57560899</text:p>
          </table:table-cell>
          <table:table-cell office:value-type="string" calcext:value-type="string">
            <text:p><text:s/>Switzerland, Valais (2003-2007)</text:p>
          </table:table-cell>
          <table:table-cell office:value-type="float" office:value="0.0161638065386009" calcext:value-type="float">
            <text:p>0.016163806538601</text:p>
          </table:table-cell>
          <table:table-cell office:value-type="float" office:value="0.00342826100773423" calcext:value-type="float">
            <text:p>0.003428261007734</text:p>
          </table:table-cell>
          <table:table-cell office:value-type="float" office:value="0.0282406308064563" calcext:value-type="float">
            <text:p>0.028240630806456</text:p>
          </table:table-cell>
          <table:table-cell office:value-type="float" office:value="0.00315527155464447" calcext:value-type="float">
            <text:p>0.003155271554644</text:p>
          </table:table-cell>
          <table:table-cell office:value-type="float" office:value="0.00903935811382265" calcext:value-type="float">
            <text:p>0.009039358113823</text:p>
          </table:table-cell>
          <table:table-cell office:value-type="float" office:value="0.0125710559560337" calcext:value-type="float">
            <text:p>0.012571055956034</text:p>
          </table:table-cell>
          <table:table-cell table:style-name="ce2" office:value-type="float" office:value="0.0000438038013977161" calcext:value-type="float">
            <text:p>4.38E-05</text:p>
          </table:table-cell>
          <table:table-cell office:value-type="float" office:value="0.0167813160765749" calcext:value-type="float">
            <text:p>0.016781316076575</text:p>
          </table:table-cell>
          <table:table-cell office:value-type="float" office:value="0.000319580807001757" calcext:value-type="float">
            <text:p>0.000319580807002</text:p>
          </table:table-cell>
          <table:table-cell office:value-type="float" office:value="0.00718165538445179" calcext:value-type="float">
            <text:p>0.007181655384452</text:p>
          </table:table-cell>
          <table:table-cell office:value-type="float" office:value="0.000117250504427733" calcext:value-type="float">
            <text:p>0.000117250504428</text:p>
          </table:table-cell>
          <table:table-cell office:value-type="float" office:value="0.00417556438982977" calcext:value-type="float">
            <text:p>0.00417556438983</text:p>
          </table:table-cell>
          <table:table-cell office:value-type="float" office:value="0.000383553535658767" calcext:value-type="float">
            <text:p>0.000383553535659</text:p>
          </table:table-cell>
          <table:table-cell office:value-type="float" office:value="0.00382080185725392" calcext:value-type="float">
            <text:p>0.003820801857254</text:p>
          </table:table-cell>
          <table:table-cell office:value-type="float" office:value="0.00116786772768931" calcext:value-type="float">
            <text:p>0.001167867727689</text:p>
          </table:table-cell>
          <table:table-cell office:value-type="float" office:value="0.115071408948377" calcext:value-type="float">
            <text:p>0.115071408948377</text:p>
          </table:table-cell>
          <table:table-cell office:value-type="float" office:value="0.0914179502418688" calcext:value-type="float">
            <text:p>0.091417950241869</text:p>
          </table:table-cell>
          <table:table-cell office:value-type="float" office:value="0.000212365195889186" calcext:value-type="float">
            <text:p>0.000212365195889</text:p>
          </table:table-cell>
          <table:table-cell office:value-type="float" office:value="0.781375593789646" calcext:value-type="float">
            <text:p>0.781375593789646</text:p>
          </table:table-cell>
          <table:table-cell office:value-type="float" office:value="0.48160399273127" calcext:value-type="float">
            <text:p>0.48160399273127</text:p>
          </table:table-cell>
          <table:table-cell office:value-type="float" office:value="0.91745660526343" calcext:value-type="float">
            <text:p>0.91745660526343</text:p>
          </table:table-cell>
          <table:table-cell office:value-type="float" office:value="1345470" calcext:value-type="float">
            <text:p>1345470</text:p>
          </table:table-cell>
          <table:table-cell table:number-columns-repeated="1000"/>
        </table:table-row>
        <table:table-row table:style-name="ro1">
          <table:table-cell office:value-type="float" office:value="57561099" calcext:value-type="float">
            <text:p>57561099</text:p>
          </table:table-cell>
          <table:table-cell office:value-type="string" calcext:value-type="string">
            <text:p><text:s/>Switzerland, Ticino (2003-2007)</text:p>
          </table:table-cell>
          <table:table-cell office:value-type="float" office:value="0.0148399225935735" calcext:value-type="float">
            <text:p>0.014839922593574</text:p>
          </table:table-cell>
          <table:table-cell office:value-type="float" office:value="0.00216483398471508" calcext:value-type="float">
            <text:p>0.002164833984715</text:p>
          </table:table-cell>
          <table:table-cell office:value-type="float" office:value="0.035594535407828" calcext:value-type="float">
            <text:p>0.035594535407828</text:p>
          </table:table-cell>
          <table:table-cell office:value-type="float" office:value="0.0043893069518815" calcext:value-type="float">
            <text:p>0.004389306951882</text:p>
          </table:table-cell>
          <table:table-cell office:value-type="float" office:value="0.00855135015427359" calcext:value-type="float">
            <text:p>0.008551350154274</text:p>
          </table:table-cell>
          <table:table-cell office:value-type="float" office:value="0.0156473972365549" calcext:value-type="float">
            <text:p>0.015647397236555</text:p>
          </table:table-cell>
          <table:table-cell office:value-type="float" office:value="0.000125632977550015" calcext:value-type="float">
            <text:p>0.00012563297755</text:p>
          </table:table-cell>
          <table:table-cell office:value-type="float" office:value="0.0178521530172029" calcext:value-type="float">
            <text:p>0.017852153017203</text:p>
          </table:table-cell>
          <table:table-cell office:value-type="float" office:value="0.000107383703449165" calcext:value-type="float">
            <text:p>0.000107383703449</text:p>
          </table:table-cell>
          <table:table-cell office:value-type="float" office:value="0.00679411973521778" calcext:value-type="float">
            <text:p>0.006794119735218</text:p>
          </table:table-cell>
          <table:table-cell table:style-name="ce2" office:value-type="float" office:value="0.0000655642481465276" calcext:value-type="float">
            <text:p>6.56E-05</text:p>
          </table:table-cell>
          <table:table-cell office:value-type="float" office:value="0.00495141820917563" calcext:value-type="float">
            <text:p>0.004951418209176</text:p>
          </table:table-cell>
          <table:table-cell table:style-name="ce2" office:value-type="float" office:value="0.0000369050087980875" calcext:value-type="float">
            <text:p>3.69E-05</text:p>
          </table:table-cell>
          <table:table-cell office:value-type="float" office:value="0.00343199869410318" calcext:value-type="float">
            <text:p>0.003431998694103</text:p>
          </table:table-cell>
          <table:table-cell office:value-type="float" office:value="0.00193566102622535" calcext:value-type="float">
            <text:p>0.001935661026225</text:p>
          </table:table-cell>
          <table:table-cell office:value-type="float" office:value="0.0892763510537074" calcext:value-type="float">
            <text:p>0.089276351053707</text:p>
          </table:table-cell>
          <table:table-cell office:value-type="float" office:value="0.0939537536567632" calcext:value-type="float">
            <text:p>0.093953753656763</text:p>
          </table:table-cell>
          <table:table-cell table:style-name="ce2" office:value-type="float" office:value="0.0000503343025373137" calcext:value-type="float">
            <text:p>5.03E-05</text:p>
          </table:table-cell>
          <table:table-cell office:value-type="float" office:value="0.822624488761588" calcext:value-type="float">
            <text:p>0.822624488761588</text:p>
          </table:table-cell>
          <table:table-cell office:value-type="float" office:value="0.565620499712656" calcext:value-type="float">
            <text:p>0.565620499712656</text:p>
          </table:table-cell>
          <table:table-cell office:value-type="float" office:value="0.933981976438591" calcext:value-type="float">
            <text:p>0.933981976438591</text:p>
          </table:table-cell>
          <table:table-cell office:value-type="float" office:value="1468560" calcext:value-type="float">
            <text:p>1468560</text:p>
          </table:table-cell>
          <table:table-cell table:number-columns-repeated="1000"/>
        </table:table-row>
        <table:table-row table:style-name="ro1">
          <table:table-cell office:value-type="float" office:value="57561199" calcext:value-type="float">
            <text:p>57561199</text:p>
          </table:table-cell>
          <table:table-cell office:value-type="string" calcext:value-type="string">
            <text:p><text:s/>Switzerland, Graubunden and Glarus (2003-2007)</text:p>
          </table:table-cell>
          <table:table-cell office:value-type="float" office:value="0.0114256040711279" calcext:value-type="float">
            <text:p>0.011425604071128</text:p>
          </table:table-cell>
          <table:table-cell office:value-type="float" office:value="0.00227051391674012" calcext:value-type="float">
            <text:p>0.00227051391674</text:p>
          </table:table-cell>
          <table:table-cell office:value-type="float" office:value="0.0297088413597376" calcext:value-type="float">
            <text:p>0.029708841359738</text:p>
          </table:table-cell>
          <table:table-cell office:value-type="float" office:value="0.00232705876074215" calcext:value-type="float">
            <text:p>0.002327058760742</text:p>
          </table:table-cell>
          <table:table-cell office:value-type="float" office:value="0.00786074690972008" calcext:value-type="float">
            <text:p>0.00786074690972</text:p>
          </table:table-cell>
          <table:table-cell office:value-type="float" office:value="0.0127310300848182" calcext:value-type="float">
            <text:p>0.012731030084818</text:p>
          </table:table-cell>
          <table:table-cell office:value-type="float" office:value="0.000319927422574396" calcext:value-type="float">
            <text:p>0.000319927422574</text:p>
          </table:table-cell>
          <table:table-cell office:value-type="float" office:value="0.0140731858134995" calcext:value-type="float">
            <text:p>0.0140731858135</text:p>
          </table:table-cell>
          <table:table-cell office:value-type="float" office:value="0.000535181379041503" calcext:value-type="float">
            <text:p>0.000535181379042</text:p>
          </table:table-cell>
          <table:table-cell office:value-type="float" office:value="0.00681461400367296" calcext:value-type="float">
            <text:p>0.006814614003673</text:p>
          </table:table-cell>
          <table:table-cell office:value-type="float" office:value="0.000312709483273646" calcext:value-type="float">
            <text:p>0.000312709483274</text:p>
          </table:table-cell>
          <table:table-cell office:value-type="float" office:value="0.00367907454484449" calcext:value-type="float">
            <text:p>0.003679074544844</text:p>
          </table:table-cell>
          <table:table-cell office:value-type="float" office:value="0.000205384605676845" calcext:value-type="float">
            <text:p>0.000205384605677</text:p>
          </table:table-cell>
          <table:table-cell office:value-type="float" office:value="0.00541414880667193" calcext:value-type="float">
            <text:p>0.005414148806672</text:p>
          </table:table-cell>
          <table:table-cell office:value-type="float" office:value="0.00204774984622832" calcext:value-type="float">
            <text:p>0.002047749846228</text:p>
          </table:table-cell>
          <table:table-cell office:value-type="float" office:value="0.10959891337134" calcext:value-type="float">
            <text:p>0.10959891337134</text:p>
          </table:table-cell>
          <table:table-cell office:value-type="float" office:value="0.0902024925636586" calcext:value-type="float">
            <text:p>0.090202492563659</text:p>
          </table:table-cell>
          <table:table-cell office:value-type="float" office:value="0.000225723949452306" calcext:value-type="float">
            <text:p>0.000225723949452</text:p>
          </table:table-cell>
          <table:table-cell office:value-type="float" office:value="0.779408118358716" calcext:value-type="float">
            <text:p>0.779408118358716</text:p>
          </table:table-cell>
          <table:table-cell office:value-type="float" office:value="0.477729706002771" calcext:value-type="float">
            <text:p>0.477729706002771</text:p>
          </table:table-cell>
          <table:table-cell office:value-type="float" office:value="0.91665647312759" calcext:value-type="float">
            <text:p>0.91665647312759</text:p>
          </table:table-cell>
          <table:table-cell office:value-type="float" office:value="1039058" calcext:value-type="float">
            <text:p>1039058</text:p>
          </table:table-cell>
          <table:table-cell table:number-columns-repeated="1000"/>
        </table:table-row>
        <table:table-row table:style-name="ro1">
          <table:table-cell office:value-type="float" office:value="58040099" calcext:value-type="float">
            <text:p>58040099</text:p>
          </table:table-cell>
          <table:table-cell office:value-type="string" calcext:value-type="string">
            <text:p><text:s/>Ukraine (2003-2007)</text:p>
          </table:table-cell>
          <table:table-cell office:value-type="float" office:value="0.0158367636545349" calcext:value-type="float">
            <text:p>0.015836763654535</text:p>
          </table:table-cell>
          <table:table-cell office:value-type="float" office:value="0.0018342140768562" calcext:value-type="float">
            <text:p>0.001834214076856</text:p>
          </table:table-cell>
          <table:table-cell office:value-type="float" office:value="0.0277661413898957" calcext:value-type="float">
            <text:p>0.027766141389896</text:p>
          </table:table-cell>
          <table:table-cell office:value-type="float" office:value="0.000361300956064127" calcext:value-type="float">
            <text:p>0.000361300956064</text:p>
          </table:table-cell>
          <table:table-cell office:value-type="float" office:value="0.00767747269381547" calcext:value-type="float">
            <text:p>0.007677472693815</text:p>
          </table:table-cell>
          <table:table-cell office:value-type="float" office:value="0.00427358039804415" calcext:value-type="float">
            <text:p>0.004273580398044</text:p>
          </table:table-cell>
          <table:table-cell office:value-type="float" office:value="0.000219954314979004" calcext:value-type="float">
            <text:p>0.000219954314979</text:p>
          </table:table-cell>
          <table:table-cell office:value-type="float" office:value="0.00408548300789023" calcext:value-type="float">
            <text:p>0.00408548300789</text:p>
          </table:table-cell>
          <table:table-cell office:value-type="float" office:value="0.000188480095092923" calcext:value-type="float">
            <text:p>0.000188480095093</text:p>
          </table:table-cell>
          <table:table-cell office:value-type="float" office:value="0.00153934410882158" calcext:value-type="float">
            <text:p>0.001539344108822</text:p>
          </table:table-cell>
          <table:table-cell office:value-type="float" office:value="0.00011534733780414" calcext:value-type="float">
            <text:p>0.000115347337804</text:p>
          </table:table-cell>
          <table:table-cell office:value-type="float" office:value="0.00320323322300121" calcext:value-type="float">
            <text:p>0.003203233223001</text:p>
          </table:table-cell>
          <table:table-cell office:value-type="float" office:value="0.000108992681525105" calcext:value-type="float">
            <text:p>0.000108992681525</text:p>
          </table:table-cell>
          <table:table-cell office:value-type="float" office:value="0.00233058057904014" calcext:value-type="float">
            <text:p>0.00233058057904</text:p>
          </table:table-cell>
          <table:table-cell office:value-type="float" office:value="0.00110076449819158" calcext:value-type="float">
            <text:p>0.001100764498192</text:p>
          </table:table-cell>
          <table:table-cell office:value-type="float" office:value="0.0232783221974522" calcext:value-type="float">
            <text:p>0.023278322197452</text:p>
          </table:table-cell>
          <table:table-cell office:value-type="float" office:value="0.0449085054400545" calcext:value-type="float">
            <text:p>0.044908505440055</text:p>
          </table:table-cell>
          <table:table-cell office:value-type="float" office:value="0.000548936874580352" calcext:value-type="float">
            <text:p>0.00054893687458</text:p>
          </table:table-cell>
          <table:table-cell office:value-type="float" office:value="0.748383170858157" calcext:value-type="float">
            <text:p>0.748383170858157</text:p>
          </table:table-cell>
          <table:table-cell office:value-type="float" office:value="0.41814946672973" calcext:value-type="float">
            <text:p>0.41814946672973</text:p>
          </table:table-cell>
          <table:table-cell office:value-type="float" office:value="0.903892110859675" calcext:value-type="float">
            <text:p>0.903892110859675</text:p>
          </table:table-cell>
          <table:table-cell office:value-type="float" office:value="221297774" calcext:value-type="float">
            <text:p>221297774</text:p>
          </table:table-cell>
          <table:table-cell table:number-columns-repeated="1000"/>
        </table:table-row>
        <table:table-row table:style-name="ro1">
          <table:table-cell office:value-type="float" office:value="58260199" calcext:value-type="float">
            <text:p>58260199</text:p>
          </table:table-cell>
          <table:table-cell office:value-type="string" calcext:value-type="string">
            <text:p><text:s/>UK, England (2003-2007)</text:p>
          </table:table-cell>
          <table:table-cell office:value-type="float" office:value="0.00936576378409624" calcext:value-type="float">
            <text:p>0.009365763784096</text:p>
          </table:table-cell>
          <table:table-cell office:value-type="float" office:value="0.00228933615313427" calcext:value-type="float">
            <text:p>0.002289336153134</text:p>
          </table:table-cell>
          <table:table-cell office:value-type="float" office:value="0.0309308798241372" calcext:value-type="float">
            <text:p>0.030930879824137</text:p>
          </table:table-cell>
          <table:table-cell office:value-type="float" office:value="0.000721085365059766" calcext:value-type="float">
            <text:p>0.00072108536506</text:p>
          </table:table-cell>
          <table:table-cell office:value-type="float" office:value="0.007207908066542" calcext:value-type="float">
            <text:p>0.007207908066542</text:p>
          </table:table-cell>
          <table:table-cell office:value-type="float" office:value="0.00695616657065962" calcext:value-type="float">
            <text:p>0.00695616657066</text:p>
          </table:table-cell>
          <table:table-cell office:value-type="float" office:value="0.000169300787973617" calcext:value-type="float">
            <text:p>0.000169300787974</text:p>
          </table:table-cell>
          <table:table-cell office:value-type="float" office:value="0.0111154566432844" calcext:value-type="float">
            <text:p>0.011115456643284</text:p>
          </table:table-cell>
          <table:table-cell office:value-type="float" office:value="0.000209374425412873" calcext:value-type="float">
            <text:p>0.000209374425413</text:p>
          </table:table-cell>
          <table:table-cell office:value-type="float" office:value="0.00484638268444778" calcext:value-type="float">
            <text:p>0.004846382684448</text:p>
          </table:table-cell>
          <table:table-cell office:value-type="float" office:value="0.000101229560328347" calcext:value-type="float">
            <text:p>0.000101229560328</text:p>
          </table:table-cell>
          <table:table-cell office:value-type="float" office:value="0.00170191764092149" calcext:value-type="float">
            <text:p>0.001701917640921</text:p>
          </table:table-cell>
          <table:table-cell office:value-type="float" office:value="0.000103375516368381" calcext:value-type="float">
            <text:p>0.000103375516368</text:p>
          </table:table-cell>
          <table:table-cell office:value-type="float" office:value="0.0024517528576125" calcext:value-type="float">
            <text:p>0.002451752857613</text:p>
          </table:table-cell>
          <table:table-cell office:value-type="float" office:value="0.00240795010009476" calcext:value-type="float">
            <text:p>0.002407950100095</text:p>
          </table:table-cell>
          <table:table-cell office:value-type="float" office:value="0.0830958569028447" calcext:value-type="float">
            <text:p>0.083095856902845</text:p>
          </table:table-cell>
          <table:table-cell office:value-type="float" office:value="0.0965511010387277" calcext:value-type="float">
            <text:p>0.096551101038728</text:p>
          </table:table-cell>
          <table:table-cell office:value-type="float" office:value="0.000135128401480777" calcext:value-type="float">
            <text:p>0.000135128401481</text:p>
          </table:table-cell>
          <table:table-cell office:value-type="float" office:value="0.795364184378987" calcext:value-type="float">
            <text:p>0.795364184378987</text:p>
          </table:table-cell>
          <table:table-cell office:value-type="float" office:value="0.5094918521533" calcext:value-type="float">
            <text:p>0.5094918521533</text:p>
          </table:table-cell>
          <table:table-cell office:value-type="float" office:value="0.923113916814343" calcext:value-type="float">
            <text:p>0.923113916814343</text:p>
          </table:table-cell>
          <table:table-cell office:value-type="float" office:value="232963160" calcext:value-type="float">
            <text:p>232963160</text:p>
          </table:table-cell>
          <table:table-cell table:number-columns-repeated="1000"/>
        </table:table-row>
        <table:table-row table:style-name="ro1">
          <table:table-cell office:value-type="float" office:value="58260299" calcext:value-type="float">
            <text:p>58260299</text:p>
          </table:table-cell>
          <table:table-cell office:value-type="string" calcext:value-type="string">
            <text:p><text:s/>UK, England, West Midlands (2003-2007)</text:p>
          </table:table-cell>
          <table:table-cell office:value-type="float" office:value="0.00912642578182336" calcext:value-type="float">
            <text:p>0.009126425781823</text:p>
          </table:table-cell>
          <table:table-cell office:value-type="float" office:value="0.0025954425472943" calcext:value-type="float">
            <text:p>0.002595442547294</text:p>
          </table:table-cell>
          <table:table-cell office:value-type="float" office:value="0.0328818289075923" calcext:value-type="float">
            <text:p>0.032881828907592</text:p>
          </table:table-cell>
          <table:table-cell office:value-type="float" office:value="0.000649704459378962" calcext:value-type="float">
            <text:p>0.000649704459379</text:p>
          </table:table-cell>
          <table:table-cell office:value-type="float" office:value="0.00680958197691572" calcext:value-type="float">
            <text:p>0.006809581976916</text:p>
          </table:table-cell>
          <table:table-cell office:value-type="float" office:value="0.00662747872090777" calcext:value-type="float">
            <text:p>0.006627478720908</text:p>
          </table:table-cell>
          <table:table-cell office:value-type="float" office:value="0.000152844576567096" calcext:value-type="float">
            <text:p>0.000152844576567</text:p>
          </table:table-cell>
          <table:table-cell office:value-type="float" office:value="0.00986875748895034" calcext:value-type="float">
            <text:p>0.00986875748895</text:p>
          </table:table-cell>
          <table:table-cell office:value-type="float" office:value="0.000215136620354701" calcext:value-type="float">
            <text:p>0.000215136620355</text:p>
          </table:table-cell>
          <table:table-cell office:value-type="float" office:value="0.00513979428491372" calcext:value-type="float">
            <text:p>0.005139794284914</text:p>
          </table:table-cell>
          <table:table-cell office:value-type="float" office:value="0.000126601942725877" calcext:value-type="float">
            <text:p>0.000126601942726</text:p>
          </table:table-cell>
          <table:table-cell office:value-type="float" office:value="0.00149520540865168" calcext:value-type="float">
            <text:p>0.001495205408652</text:p>
          </table:table-cell>
          <table:table-cell office:value-type="float" office:value="0.000106050082735579" calcext:value-type="float">
            <text:p>0.000106050082736</text:p>
          </table:table-cell>
          <table:table-cell office:value-type="float" office:value="0.00243894415471155" calcext:value-type="float">
            <text:p>0.002438944154712</text:p>
          </table:table-cell>
          <table:table-cell office:value-type="float" office:value="0.00234854964646626" calcext:value-type="float">
            <text:p>0.002348549646466</text:p>
          </table:table-cell>
          <table:table-cell office:value-type="float" office:value="0.0857289886162275" calcext:value-type="float">
            <text:p>0.085728988616228</text:p>
          </table:table-cell>
          <table:table-cell office:value-type="float" office:value="0.0964313697481976" calcext:value-type="float">
            <text:p>0.096431369748198</text:p>
          </table:table-cell>
          <table:table-cell office:value-type="float" office:value="0.000149908493732864" calcext:value-type="float">
            <text:p>0.000149908493733</text:p>
          </table:table-cell>
          <table:table-cell office:value-type="float" office:value="0.792242097172275" calcext:value-type="float">
            <text:p>0.792242097172275</text:p>
          </table:table-cell>
          <table:table-cell office:value-type="float" office:value="0.503215113182098" calcext:value-type="float">
            <text:p>0.503215113182098</text:p>
          </table:table-cell>
          <table:table-cell office:value-type="float" office:value="0.921856048142594" calcext:value-type="float">
            <text:p>0.921856048142594</text:p>
          </table:table-cell>
          <table:table-cell office:value-type="float" office:value="24665210" calcext:value-type="float">
            <text:p>24665210</text:p>
          </table:table-cell>
          <table:table-cell table:number-columns-repeated="1000"/>
        </table:table-row>
        <table:table-row table:style-name="ro1">
          <table:table-cell office:value-type="float" office:value="58260399" calcext:value-type="float">
            <text:p>58260399</text:p>
          </table:table-cell>
          <table:table-cell office:value-type="string" calcext:value-type="string">
            <text:p><text:s/>UK, England, North Western (2003-2007)</text:p>
          </table:table-cell>
          <table:table-cell office:value-type="float" office:value="0.0115580233155094" calcext:value-type="float">
            <text:p>0.011558023315509</text:p>
          </table:table-cell>
          <table:table-cell office:value-type="float" office:value="0.00272675235841132" calcext:value-type="float">
            <text:p>0.002726752358411</text:p>
          </table:table-cell>
          <table:table-cell office:value-type="float" office:value="0.0321046609628726" calcext:value-type="float">
            <text:p>0.032104660962873</text:p>
          </table:table-cell>
          <table:table-cell office:value-type="float" office:value="0.000688864383099266" calcext:value-type="float">
            <text:p>0.000688864383099</text:p>
          </table:table-cell>
          <table:table-cell office:value-type="float" office:value="0.00719523771962688" calcext:value-type="float">
            <text:p>0.007195237719627</text:p>
          </table:table-cell>
          <table:table-cell office:value-type="float" office:value="0.00798609032700881" calcext:value-type="float">
            <text:p>0.007986090327009</text:p>
          </table:table-cell>
          <table:table-cell office:value-type="float" office:value="0.000144556234538706" calcext:value-type="float">
            <text:p>0.000144556234539</text:p>
          </table:table-cell>
          <table:table-cell office:value-type="float" office:value="0.0107638609460387" calcext:value-type="float">
            <text:p>0.010763860946039</text:p>
          </table:table-cell>
          <table:table-cell office:value-type="float" office:value="0.000162623411734165" calcext:value-type="float">
            <text:p>0.000162623411734</text:p>
          </table:table-cell>
          <table:table-cell office:value-type="float" office:value="0.00498706349553424" calcext:value-type="float">
            <text:p>0.004987063495534</text:p>
          </table:table-cell>
          <table:table-cell table:style-name="ce2" office:value-type="float" office:value="0.0000638252346579458" calcext:value-type="float">
            <text:p>6.38E-05</text:p>
          </table:table-cell>
          <table:table-cell office:value-type="float" office:value="0.00161469408303526" calcext:value-type="float">
            <text:p>0.001614694083035</text:p>
          </table:table-cell>
          <table:table-cell office:value-type="float" office:value="0.000114013193192058" calcext:value-type="float">
            <text:p>0.000114013193192</text:p>
          </table:table-cell>
          <table:table-cell office:value-type="float" office:value="0.00185625745910786" calcext:value-type="float">
            <text:p>0.001856257459108</text:p>
          </table:table-cell>
          <table:table-cell office:value-type="float" office:value="0.00232391170867898" calcext:value-type="float">
            <text:p>0.002323911708679</text:p>
          </table:table-cell>
          <table:table-cell office:value-type="float" office:value="0.0845005475388258" calcext:value-type="float">
            <text:p>0.084500547538826</text:p>
          </table:table-cell>
          <table:table-cell office:value-type="float" office:value="0.0965747356316406" calcext:value-type="float">
            <text:p>0.096574735631641</text:p>
          </table:table-cell>
          <table:table-cell office:value-type="float" office:value="0.000171297857401997" calcext:value-type="float">
            <text:p>0.000171297857402</text:p>
          </table:table-cell>
          <table:table-cell office:value-type="float" office:value="0.788152895047867" calcext:value-type="float">
            <text:p>0.788152895047867</text:p>
          </table:table-cell>
          <table:table-cell office:value-type="float" office:value="0.495039929073602" calcext:value-type="float">
            <text:p>0.495039929073602</text:p>
          </table:table-cell>
          <table:table-cell office:value-type="float" office:value="0.920204393645117" calcext:value-type="float">
            <text:p>0.920204393645117</text:p>
          </table:table-cell>
          <table:table-cell office:value-type="float" office:value="30284910" calcext:value-type="float">
            <text:p>30284910</text:p>
          </table:table-cell>
          <table:table-cell table:number-columns-repeated="1000"/>
        </table:table-row>
        <table:table-row table:style-name="ro1">
          <table:table-cell office:value-type="float" office:value="58260499" calcext:value-type="float">
            <text:p>58260499</text:p>
          </table:table-cell>
          <table:table-cell office:value-type="string" calcext:value-type="string">
            <text:p><text:s/>UK, England, Oxford Region (2003-2007)</text:p>
          </table:table-cell>
          <table:table-cell office:value-type="float" office:value="0.00850727356978737" calcext:value-type="float">
            <text:p>0.008507273569787</text:p>
          </table:table-cell>
          <table:table-cell office:value-type="float" office:value="0.00193234006781376" calcext:value-type="float">
            <text:p>0.001932340067814</text:p>
          </table:table-cell>
          <table:table-cell office:value-type="float" office:value="0.0312119341261663" calcext:value-type="float">
            <text:p>0.031211934126166</text:p>
          </table:table-cell>
          <table:table-cell office:value-type="float" office:value="0.000785287483151878" calcext:value-type="float">
            <text:p>0.000785287483152</text:p>
          </table:table-cell>
          <table:table-cell office:value-type="float" office:value="0.00700192509729318" calcext:value-type="float">
            <text:p>0.007001925097293</text:p>
          </table:table-cell>
          <table:table-cell office:value-type="float" office:value="0.00705135872321063" calcext:value-type="float">
            <text:p>0.007051358723211</text:p>
          </table:table-cell>
          <table:table-cell office:value-type="float" office:value="0.000165187839543639" calcext:value-type="float">
            <text:p>0.000165187839544</text:p>
          </table:table-cell>
          <table:table-cell office:value-type="float" office:value="0.0129168230751075" calcext:value-type="float">
            <text:p>0.012916823075108</text:p>
          </table:table-cell>
          <table:table-cell office:value-type="float" office:value="0.000236205006900356" calcext:value-type="float">
            <text:p>0.0002362050069</text:p>
          </table:table-cell>
          <table:table-cell office:value-type="float" office:value="0.00552711341600839" calcext:value-type="float">
            <text:p>0.005527113416008</text:p>
          </table:table-cell>
          <table:table-cell table:style-name="ce2" office:value-type="float" office:value="0.0000946915027968884" calcext:value-type="float">
            <text:p>9.47E-05</text:p>
          </table:table-cell>
          <table:table-cell office:value-type="float" office:value="0.0021484952097535" calcext:value-type="float">
            <text:p>0.002148495209754</text:p>
          </table:table-cell>
          <table:table-cell table:style-name="ce2" office:value-type="float" office:value="0.0000697409867140766" calcext:value-type="float">
            <text:p>6.97E-05</text:p>
          </table:table-cell>
          <table:table-cell office:value-type="float" office:value="0.00284534917872242" calcext:value-type="float">
            <text:p>0.002845349178722</text:p>
          </table:table-cell>
          <table:table-cell office:value-type="float" office:value="0.00243572445296461" calcext:value-type="float">
            <text:p>0.002435724452965</text:p>
          </table:table-cell>
          <table:table-cell office:value-type="float" office:value="0.0956050935422357" calcext:value-type="float">
            <text:p>0.095605093542236</text:p>
          </table:table-cell>
          <table:table-cell office:value-type="float" office:value="0.105233931626901" calcext:value-type="float">
            <text:p>0.105233931626901</text:p>
          </table:table-cell>
          <table:table-cell office:value-type="float" office:value="0.000152549427063553" calcext:value-type="float">
            <text:p>0.000152549427064</text:p>
          </table:table-cell>
          <table:table-cell office:value-type="float" office:value="0.791711682398373" calcext:value-type="float">
            <text:p>0.791711682398373</text:p>
          </table:table-cell>
          <table:table-cell office:value-type="float" office:value="0.502151773248399" calcext:value-type="float">
            <text:p>0.502151773248399</text:p>
          </table:table-cell>
          <table:table-cell office:value-type="float" office:value="0.921642075720014" calcext:value-type="float">
            <text:p>0.921642075720014</text:p>
          </table:table-cell>
          <table:table-cell office:value-type="float" office:value="13072750" calcext:value-type="float">
            <text:p>13072750</text:p>
          </table:table-cell>
          <table:table-cell table:number-columns-repeated="1000"/>
        </table:table-row>
        <table:table-row table:style-name="ro1">
          <table:table-cell office:value-type="float" office:value="58260699" calcext:value-type="float">
            <text:p>58260699</text:p>
          </table:table-cell>
          <table:table-cell office:value-type="string" calcext:value-type="string">
            <text:p><text:s/>UK, England, South and Western Regions (2003-2007)</text:p>
          </table:table-cell>
          <table:table-cell office:value-type="float" office:value="0.00822858940653329" calcext:value-type="float">
            <text:p>0.008228589406533</text:p>
          </table:table-cell>
          <table:table-cell office:value-type="float" office:value="0.00205019004968447" calcext:value-type="float">
            <text:p>0.002050190049684</text:p>
          </table:table-cell>
          <table:table-cell office:value-type="float" office:value="0.0318501258212109" calcext:value-type="float">
            <text:p>0.031850125821211</text:p>
          </table:table-cell>
          <table:table-cell office:value-type="float" office:value="0.000472234981741945" calcext:value-type="float">
            <text:p>0.000472234981742</text:p>
          </table:table-cell>
          <table:table-cell office:value-type="float" office:value="0.00706026740073715" calcext:value-type="float">
            <text:p>0.007060267400737</text:p>
          </table:table-cell>
          <table:table-cell office:value-type="float" office:value="0.00560634371338329" calcext:value-type="float">
            <text:p>0.005606343713383</text:p>
          </table:table-cell>
          <table:table-cell office:value-type="float" office:value="0.000176196774141128" calcext:value-type="float">
            <text:p>0.000176196774141</text:p>
          </table:table-cell>
          <table:table-cell office:value-type="float" office:value="0.0157633252549768" calcext:value-type="float">
            <text:p>0.015763325254977</text:p>
          </table:table-cell>
          <table:table-cell office:value-type="float" office:value="0.000244700645823242" calcext:value-type="float">
            <text:p>0.000244700645823</text:p>
          </table:table-cell>
          <table:table-cell office:value-type="float" office:value="0.00586772380661962" calcext:value-type="float">
            <text:p>0.00586772380662</text:p>
          </table:table-cell>
          <table:table-cell table:style-name="ce2" office:value-type="float" office:value="0.0000701085568750128" calcext:value-type="float">
            <text:p>7.01E-05</text:p>
          </table:table-cell>
          <table:table-cell office:value-type="float" office:value="0.00165495140601285" calcext:value-type="float">
            <text:p>0.001654951406013</text:p>
          </table:table-cell>
          <table:table-cell office:value-type="float" office:value="0.00010625701055685" calcext:value-type="float">
            <text:p>0.000106257010557</text:p>
          </table:table-cell>
          <table:table-cell office:value-type="float" office:value="0.00262065443394253" calcext:value-type="float">
            <text:p>0.002620654433943</text:p>
          </table:table-cell>
          <table:table-cell office:value-type="float" office:value="0.00229703577885204" calcext:value-type="float">
            <text:p>0.002297035778852</text:p>
          </table:table-cell>
          <table:table-cell office:value-type="float" office:value="0.0866226426179557" calcext:value-type="float">
            <text:p>0.086622642617956</text:p>
          </table:table-cell>
          <table:table-cell office:value-type="float" office:value="0.101017585106705" calcext:value-type="float">
            <text:p>0.101017585106705</text:p>
          </table:table-cell>
          <table:table-cell office:value-type="float" office:value="0.000248480099007686" calcext:value-type="float">
            <text:p>0.000248480099008</text:p>
          </table:table-cell>
          <table:table-cell office:value-type="float" office:value="0.776270397544064" calcext:value-type="float">
            <text:p>0.776270397544064</text:p>
          </table:table-cell>
          <table:table-cell office:value-type="float" office:value="0.471575196042761" calcext:value-type="float">
            <text:p>0.471575196042761</text:p>
          </table:table-cell>
          <table:table-cell office:value-type="float" office:value="0.915378145727338" calcext:value-type="float">
            <text:p>0.915378145727338</text:p>
          </table:table-cell>
          <table:table-cell office:value-type="float" office:value="31378810" calcext:value-type="float">
            <text:p>31378810</text:p>
          </table:table-cell>
          <table:table-cell table:number-columns-repeated="1000"/>
        </table:table-row>
        <table:table-row table:style-name="ro1">
          <table:table-cell office:value-type="float" office:value="58260799" calcext:value-type="float">
            <text:p>58260799</text:p>
          </table:table-cell>
          <table:table-cell office:value-type="string" calcext:value-type="string">
            <text:p><text:s/>UK, England, Trent (2005-2007)</text:p>
          </table:table-cell>
          <table:table-cell office:value-type="float" office:value="0.00947047146523342" calcext:value-type="float">
            <text:p>0.009470471465233</text:p>
          </table:table-cell>
          <table:table-cell office:value-type="float" office:value="0.00245357209425485" calcext:value-type="float">
            <text:p>0.002453572094255</text:p>
          </table:table-cell>
          <table:table-cell office:value-type="float" office:value="0.0319253680377016" calcext:value-type="float">
            <text:p>0.031925368037702</text:p>
          </table:table-cell>
          <table:table-cell office:value-type="float" office:value="0.000731894063650067" calcext:value-type="float">
            <text:p>0.00073189406365</text:p>
          </table:table-cell>
          <table:table-cell office:value-type="float" office:value="0.00755619545866083" calcext:value-type="float">
            <text:p>0.007556195458661</text:p>
          </table:table-cell>
          <table:table-cell office:value-type="float" office:value="0.00771037703507406" calcext:value-type="float">
            <text:p>0.007710377035074</text:p>
          </table:table-cell>
          <table:table-cell office:value-type="float" office:value="0.000177789524929569" calcext:value-type="float">
            <text:p>0.00017778952493</text:p>
          </table:table-cell>
          <table:table-cell office:value-type="float" office:value="0.0114969973650053" calcext:value-type="float">
            <text:p>0.011496997365005</text:p>
          </table:table-cell>
          <table:table-cell office:value-type="float" office:value="0.000197662608936649" calcext:value-type="float">
            <text:p>0.000197662608937</text:p>
          </table:table-cell>
          <table:table-cell office:value-type="float" office:value="0.00487120920941936" calcext:value-type="float">
            <text:p>0.004871209209419</text:p>
          </table:table-cell>
          <table:table-cell office:value-type="float" office:value="0.000117874399455815" calcext:value-type="float">
            <text:p>0.000117874399456</text:p>
          </table:table-cell>
          <table:table-cell office:value-type="float" office:value="0.00198054180189073" calcext:value-type="float">
            <text:p>0.001980541801891</text:p>
          </table:table-cell>
          <table:table-cell office:value-type="float" office:value="0.000140115417241298" calcext:value-type="float">
            <text:p>0.000140115417241</text:p>
          </table:table-cell>
          <table:table-cell office:value-type="float" office:value="0.00233553738337324" calcext:value-type="float">
            <text:p>0.002335537383373</text:p>
          </table:table-cell>
          <table:table-cell office:value-type="float" office:value="0.00253961406652033" calcext:value-type="float">
            <text:p>0.00253961406652</text:p>
          </table:table-cell>
          <table:table-cell office:value-type="float" office:value="0.0750633870321407" calcext:value-type="float">
            <text:p>0.075063387032141</text:p>
          </table:table-cell>
          <table:table-cell office:value-type="float" office:value="0.0934910449718187" calcext:value-type="float">
            <text:p>0.093491044971819</text:p>
          </table:table-cell>
          <table:table-cell office:value-type="float" office:value="0.000137264642276147" calcext:value-type="float">
            <text:p>0.000137264642276</text:p>
          </table:table-cell>
          <table:table-cell office:value-type="float" office:value="0.794895736095364" calcext:value-type="float">
            <text:p>0.794895736095364</text:p>
          </table:table-cell>
          <table:table-cell office:value-type="float" office:value="0.508548125600015" calcext:value-type="float">
            <text:p>0.508548125600015</text:p>
          </table:table-cell>
          <table:table-cell office:value-type="float" office:value="0.922925356218118" calcext:value-type="float">
            <text:p>0.922925356218118</text:p>
          </table:table-cell>
          <table:table-cell office:value-type="float" office:value="13708600" calcext:value-type="float">
            <text:p>13708600</text:p>
          </table:table-cell>
          <table:table-cell table:number-columns-repeated="1000"/>
        </table:table-row>
        <table:table-row table:style-name="ro1">
          <table:table-cell office:value-type="float" office:value="58261199" calcext:value-type="float">
            <text:p>58261199</text:p>
          </table:table-cell>
          <table:table-cell office:value-type="string" calcext:value-type="string">
            <text:p><text:s/>UK, England, East of England Region (2003-2007)</text:p>
          </table:table-cell>
          <table:table-cell office:value-type="float" office:value="0.00786985129028999" calcext:value-type="float">
            <text:p>0.00786985129029</text:p>
          </table:table-cell>
          <table:table-cell office:value-type="float" office:value="0.00165240849869716" calcext:value-type="float">
            <text:p>0.001652408498697</text:p>
          </table:table-cell>
          <table:table-cell office:value-type="float" office:value="0.0298383542565834" calcext:value-type="float">
            <text:p>0.029838354256583</text:p>
          </table:table-cell>
          <table:table-cell office:value-type="float" office:value="0.000778420549859596" calcext:value-type="float">
            <text:p>0.00077842054986</text:p>
          </table:table-cell>
          <table:table-cell office:value-type="float" office:value="0.00705593815119451" calcext:value-type="float">
            <text:p>0.007055938151195</text:p>
          </table:table-cell>
          <table:table-cell office:value-type="float" office:value="0.00578651171163938" calcext:value-type="float">
            <text:p>0.005786511711639</text:p>
          </table:table-cell>
          <table:table-cell office:value-type="float" office:value="0.000124295062752499" calcext:value-type="float">
            <text:p>0.000124295062752</text:p>
          </table:table-cell>
          <table:table-cell office:value-type="float" office:value="0.0111739804404673" calcext:value-type="float">
            <text:p>0.011173980440467</text:p>
          </table:table-cell>
          <table:table-cell office:value-type="float" office:value="0.000199844792646171" calcext:value-type="float">
            <text:p>0.000199844792646</text:p>
          </table:table-cell>
          <table:table-cell office:value-type="float" office:value="0.00485688162331584" calcext:value-type="float">
            <text:p>0.004856881623316</text:p>
          </table:table-cell>
          <table:table-cell office:value-type="float" office:value="0.000104542989850533" calcext:value-type="float">
            <text:p>0.000104542989851</text:p>
          </table:table-cell>
          <table:table-cell office:value-type="float" office:value="0.00165100666673708" calcext:value-type="float">
            <text:p>0.001651006666737</text:p>
          </table:table-cell>
          <table:table-cell table:style-name="ce2" office:value-type="float" office:value="0.0000822491776713955" calcext:value-type="float">
            <text:p>8.22E-05</text:p>
          </table:table-cell>
          <table:table-cell office:value-type="float" office:value="0.00209697657971831" calcext:value-type="float">
            <text:p>0.002096976579718</text:p>
          </table:table-cell>
          <table:table-cell office:value-type="float" office:value="0.00236969849545919" calcext:value-type="float">
            <text:p>0.002369698495459</text:p>
          </table:table-cell>
          <table:table-cell office:value-type="float" office:value="0.0814004811681236" calcext:value-type="float">
            <text:p>0.081400481168124</text:p>
          </table:table-cell>
          <table:table-cell office:value-type="float" office:value="0.0967840787939934" calcext:value-type="float">
            <text:p>0.096784078793993</text:p>
          </table:table-cell>
          <table:table-cell table:style-name="ce2" office:value-type="float" office:value="0.0000993449288115844" calcext:value-type="float">
            <text:p>9.93E-05</text:p>
          </table:table-cell>
          <table:table-cell office:value-type="float" office:value="0.80431783847985" calcext:value-type="float">
            <text:p>0.80431783847985</text:p>
          </table:table-cell>
          <table:table-cell office:value-type="float" office:value="0.527662874959524" calcext:value-type="float">
            <text:p>0.527662874959524</text:p>
          </table:table-cell>
          <table:table-cell office:value-type="float" office:value="0.926706185825865" calcext:value-type="float">
            <text:p>0.926706185825865</text:p>
          </table:table-cell>
          <table:table-cell office:value-type="float" office:value="25513700" calcext:value-type="float">
            <text:p>25513700</text:p>
          </table:table-cell>
          <table:table-cell table:number-columns-repeated="1000"/>
        </table:table-row>
        <table:table-row table:style-name="ro1">
          <table:table-cell office:value-type="float" office:value="58261499" calcext:value-type="float">
            <text:p>58261499</text:p>
          </table:table-cell>
          <table:table-cell office:value-type="string" calcext:value-type="string">
            <text:p><text:s/>UK, England, Northern and Yorkshire (2003-2007)</text:p>
          </table:table-cell>
          <table:table-cell office:value-type="float" office:value="0.0105156051015309" calcext:value-type="float">
            <text:p>0.010515605101531</text:p>
          </table:table-cell>
          <table:table-cell office:value-type="float" office:value="0.00272505829669988" calcext:value-type="float">
            <text:p>0.0027250582967</text:p>
          </table:table-cell>
          <table:table-cell office:value-type="float" office:value="0.0326779812350341" calcext:value-type="float">
            <text:p>0.032677981235034</text:p>
          </table:table-cell>
          <table:table-cell office:value-type="float" office:value="0.000754595581066989" calcext:value-type="float">
            <text:p>0.000754595581067</text:p>
          </table:table-cell>
          <table:table-cell office:value-type="float" office:value="0.00720053041553439" calcext:value-type="float">
            <text:p>0.007200530415534</text:p>
          </table:table-cell>
          <table:table-cell office:value-type="float" office:value="0.00833535037462734" calcext:value-type="float">
            <text:p>0.008335350374627</text:p>
          </table:table-cell>
          <table:table-cell office:value-type="float" office:value="0.000190969316283899" calcext:value-type="float">
            <text:p>0.000190969316284</text:p>
          </table:table-cell>
          <table:table-cell office:value-type="float" office:value="0.0104688937563" calcext:value-type="float">
            <text:p>0.0104688937563</text:p>
          </table:table-cell>
          <table:table-cell office:value-type="float" office:value="0.000164543001104573" calcext:value-type="float">
            <text:p>0.000164543001105</text:p>
          </table:table-cell>
          <table:table-cell office:value-type="float" office:value="0.00482603168355391" calcext:value-type="float">
            <text:p>0.004826031683554</text:p>
          </table:table-cell>
          <table:table-cell table:style-name="ce2" office:value-type="float" office:value="0.0000970018945944029" calcext:value-type="float">
            <text:p>9.70E-05</text:p>
          </table:table-cell>
          <table:table-cell office:value-type="float" office:value="0.00202875662782994" calcext:value-type="float">
            <text:p>0.00202875662783</text:p>
          </table:table-cell>
          <table:table-cell office:value-type="float" office:value="0.000118541211015606" calcext:value-type="float">
            <text:p>0.000118541211016</text:p>
          </table:table-cell>
          <table:table-cell office:value-type="float" office:value="0.00343848011557513" calcext:value-type="float">
            <text:p>0.003438480115575</text:p>
          </table:table-cell>
          <table:table-cell office:value-type="float" office:value="0.00236649345882817" calcext:value-type="float">
            <text:p>0.002366493458828</text:p>
          </table:table-cell>
          <table:table-cell office:value-type="float" office:value="0.0799502817668731" calcext:value-type="float">
            <text:p>0.079950281766873</text:p>
          </table:table-cell>
          <table:table-cell office:value-type="float" office:value="0.0939177068825048" calcext:value-type="float">
            <text:p>0.093917706882505</text:p>
          </table:table-cell>
          <table:table-cell office:value-type="float" office:value="0.000122831921273381" calcext:value-type="float">
            <text:p>0.000122831921273</text:p>
          </table:table-cell>
          <table:table-cell office:value-type="float" office:value="0.798188349809382" calcext:value-type="float">
            <text:p>0.798188349809382</text:p>
          </table:table-cell>
          <table:table-cell office:value-type="float" office:value="0.515195968012513" calcext:value-type="float">
            <text:p>0.515195968012513</text:p>
          </table:table-cell>
          <table:table-cell office:value-type="float" office:value="0.924249404436159" calcext:value-type="float">
            <text:p>0.924249404436159</text:p>
          </table:table-cell>
          <table:table-cell office:value-type="float" office:value="30863520" calcext:value-type="float">
            <text:p>30863520</text:p>
          </table:table-cell>
          <table:table-cell table:number-columns-repeated="1000"/>
        </table:table-row>
        <table:table-row table:style-name="ro1">
          <table:table-cell office:value-type="float" office:value="58261599" calcext:value-type="float">
            <text:p>58261599</text:p>
          </table:table-cell>
          <table:table-cell office:value-type="string" calcext:value-type="string">
            <text:p><text:s/>UK, England, Thames (2003-2007)</text:p>
          </table:table-cell>
          <table:table-cell office:value-type="float" office:value="0.00932772880342939" calcext:value-type="float">
            <text:p>0.009327728803429</text:p>
          </table:table-cell>
          <table:table-cell office:value-type="float" office:value="0.00213033640124554" calcext:value-type="float">
            <text:p>0.002130336401246</text:p>
          </table:table-cell>
          <table:table-cell office:value-type="float" office:value="0.0277269397515145" calcext:value-type="float">
            <text:p>0.027726939751515</text:p>
          </table:table-cell>
          <table:table-cell office:value-type="float" office:value="0.000913948750109122" calcext:value-type="float">
            <text:p>0.000913948750109</text:p>
          </table:table-cell>
          <table:table-cell office:value-type="float" office:value="0.0075145249529697" calcext:value-type="float">
            <text:p>0.00751452495297</text:p>
          </table:table-cell>
          <table:table-cell office:value-type="float" office:value="0.00711484866898103" calcext:value-type="float">
            <text:p>0.007114848668981</text:p>
          </table:table-cell>
          <table:table-cell office:value-type="float" office:value="0.000202862062023676" calcext:value-type="float">
            <text:p>0.000202862062024</text:p>
          </table:table-cell>
          <table:table-cell office:value-type="float" office:value="0.00911030253920814" calcext:value-type="float">
            <text:p>0.009110302539208</text:p>
          </table:table-cell>
          <table:table-cell office:value-type="float" office:value="0.000233628414692281" calcext:value-type="float">
            <text:p>0.000233628414692</text:p>
          </table:table-cell>
          <table:table-cell office:value-type="float" office:value="0.00406466904502863" calcext:value-type="float">
            <text:p>0.004064669045029</text:p>
          </table:table-cell>
          <table:table-cell office:value-type="float" office:value="0.000121346804226012" calcext:value-type="float">
            <text:p>0.000121346804226</text:p>
          </table:table-cell>
          <table:table-cell office:value-type="float" office:value="0.00157305682113647" calcext:value-type="float">
            <text:p>0.001573056821136</text:p>
          </table:table-cell>
          <table:table-cell office:value-type="float" office:value="0.000100160521657645" calcext:value-type="float">
            <text:p>0.000100160521658</text:p>
          </table:table-cell>
          <table:table-cell office:value-type="float" office:value="0.00227020878399216" calcext:value-type="float">
            <text:p>0.002270208783992</text:p>
          </table:table-cell>
          <table:table-cell office:value-type="float" office:value="0.00256882130595366" calcext:value-type="float">
            <text:p>0.002568821305954</text:p>
          </table:table-cell>
          <table:table-cell office:value-type="float" office:value="0.0845271809119775" calcext:value-type="float">
            <text:p>0.084527180911978</text:p>
          </table:table-cell>
          <table:table-cell office:value-type="float" office:value="0.0936563605902956" calcext:value-type="float">
            <text:p>0.093656360590296</text:p>
          </table:table-cell>
          <table:table-cell office:value-type="float" office:value="0.000119350475833446" calcext:value-type="float">
            <text:p>0.000119350475833</text:p>
          </table:table-cell>
          <table:table-cell office:value-type="float" office:value="0.799031019803687" calcext:value-type="float">
            <text:p>0.799031019803687</text:p>
          </table:table-cell>
          <table:table-cell office:value-type="float" office:value="0.516902823006742" calcext:value-type="float">
            <text:p>0.516902823006742</text:p>
          </table:table-cell>
          <table:table-cell office:value-type="float" office:value="0.924587777995511" calcext:value-type="float">
            <text:p>0.924587777995511</text:p>
          </table:table-cell>
          <table:table-cell office:value-type="float" office:value="54488910" calcext:value-type="float">
            <text:p>54488910</text:p>
          </table:table-cell>
          <table:table-cell table:number-columns-repeated="1000"/>
        </table:table-row>
        <table:table-row table:style-name="ro1">
          <table:table-cell office:value-type="float" office:value="58262099" calcext:value-type="float">
            <text:p>58262099</text:p>
          </table:table-cell>
          <table:table-cell office:value-type="string" calcext:value-type="string">
            <text:p><text:s/>UK, Scotland (2003-2007)</text:p>
          </table:table-cell>
          <table:table-cell office:value-type="float" office:value="0.0144076556077111" calcext:value-type="float">
            <text:p>0.014407655607711</text:p>
          </table:table-cell>
          <table:table-cell office:value-type="float" office:value="0.00348873811358251" calcext:value-type="float">
            <text:p>0.003488738113583</text:p>
          </table:table-cell>
          <table:table-cell office:value-type="float" office:value="0.0359245629395375" calcext:value-type="float">
            <text:p>0.035924562939538</text:p>
          </table:table-cell>
          <table:table-cell office:value-type="float" office:value="0.00111734577307791" calcext:value-type="float">
            <text:p>0.001117345773078</text:p>
          </table:table-cell>
          <table:table-cell office:value-type="float" office:value="0.00712272087285167" calcext:value-type="float">
            <text:p>0.007122720872852</text:p>
          </table:table-cell>
          <table:table-cell office:value-type="float" office:value="0.0101168042086012" calcext:value-type="float">
            <text:p>0.010116804208601</text:p>
          </table:table-cell>
          <table:table-cell office:value-type="float" office:value="0.000164689575280562" calcext:value-type="float">
            <text:p>0.000164689575281</text:p>
          </table:table-cell>
          <table:table-cell office:value-type="float" office:value="0.0115792629734082" calcext:value-type="float">
            <text:p>0.011579262973408</text:p>
          </table:table-cell>
          <table:table-cell office:value-type="float" office:value="0.00028790937546855" calcext:value-type="float">
            <text:p>0.000287909375469</text:p>
          </table:table-cell>
          <table:table-cell office:value-type="float" office:value="0.00570354240280886" calcext:value-type="float">
            <text:p>0.005703542402809</text:p>
          </table:table-cell>
          <table:table-cell table:style-name="ce2" office:value-type="float" office:value="0.0000990077835073068" calcext:value-type="float">
            <text:p>9.90E-05</text:p>
          </table:table-cell>
          <table:table-cell office:value-type="float" office:value="0.00192517934555749" calcext:value-type="float">
            <text:p>0.001925179345557</text:p>
          </table:table-cell>
          <table:table-cell office:value-type="float" office:value="0.000121707984446439" calcext:value-type="float">
            <text:p>0.000121707984446</text:p>
          </table:table-cell>
          <table:table-cell office:value-type="float" office:value="0.00343089470865844" calcext:value-type="float">
            <text:p>0.003430894708658</text:p>
          </table:table-cell>
          <table:table-cell office:value-type="float" office:value="0.00207607717607882" calcext:value-type="float">
            <text:p>0.002076077176079</text:p>
          </table:table-cell>
          <table:table-cell office:value-type="float" office:value="0.072645324281611" calcext:value-type="float">
            <text:p>0.072645324281611</text:p>
          </table:table-cell>
          <table:table-cell office:value-type="float" office:value="0.0935933689450505" calcext:value-type="float">
            <text:p>0.093593368945051</text:p>
          </table:table-cell>
          <table:table-cell office:value-type="float" office:value="0.000121731261544689" calcext:value-type="float">
            <text:p>0.000121731261545</text:p>
          </table:table-cell>
          <table:table-cell office:value-type="float" office:value="0.798452567210318" calcext:value-type="float">
            <text:p>0.798452567210318</text:p>
          </table:table-cell>
          <table:table-cell office:value-type="float" office:value="0.515730907335769" calcext:value-type="float">
            <text:p>0.515730907335769</text:p>
          </table:table-cell>
          <table:table-cell office:value-type="float" office:value="0.924355522069712" calcext:value-type="float">
            <text:p>0.924355522069712</text:p>
          </table:table-cell>
          <table:table-cell office:value-type="float" office:value="23606567" calcext:value-type="float">
            <text:p>23606567</text:p>
          </table:table-cell>
          <table:table-cell table:number-columns-repeated="1000"/>
        </table:table-row>
        <table:table-row table:style-name="ro1">
          <table:table-cell office:value-type="float" office:value="58263099" calcext:value-type="float">
            <text:p>58263099</text:p>
          </table:table-cell>
          <table:table-cell office:value-type="string" calcext:value-type="string">
            <text:p><text:s/>UK, Northern Ireland (2003-2007)</text:p>
          </table:table-cell>
          <table:table-cell office:value-type="float" office:value="0.0107745074745926" calcext:value-type="float">
            <text:p>0.010774507474593</text:p>
          </table:table-cell>
          <table:table-cell office:value-type="float" office:value="0.00204277657868501" calcext:value-type="float">
            <text:p>0.002042776578685</text:p>
          </table:table-cell>
          <table:table-cell office:value-type="float" office:value="0.0385650723588274" calcext:value-type="float">
            <text:p>0.038565072358827</text:p>
          </table:table-cell>
          <table:table-cell office:value-type="float" office:value="0.000682749638378221" calcext:value-type="float">
            <text:p>0.000682749638378</text:p>
          </table:table-cell>
          <table:table-cell office:value-type="float" office:value="0.00681721924849395" calcext:value-type="float">
            <text:p>0.006817219248494</text:p>
          </table:table-cell>
          <table:table-cell office:value-type="float" office:value="0.00597943435282945" calcext:value-type="float">
            <text:p>0.005979434352829</text:p>
          </table:table-cell>
          <table:table-cell office:value-type="float" office:value="0.000201535934930689" calcext:value-type="float">
            <text:p>0.000201535934931</text:p>
          </table:table-cell>
          <table:table-cell office:value-type="float" office:value="0.0103082907973302" calcext:value-type="float">
            <text:p>0.01030829079733</text:p>
          </table:table-cell>
          <table:table-cell office:value-type="float" office:value="0.000178719417160567" calcext:value-type="float">
            <text:p>0.000178719417161</text:p>
          </table:table-cell>
          <table:table-cell office:value-type="float" office:value="0.00505530204957002" calcext:value-type="float">
            <text:p>0.00505530204957</text:p>
          </table:table-cell>
          <table:table-cell office:value-type="float" office:value="0.000139137365707049" calcext:value-type="float">
            <text:p>0.000139137365707</text:p>
          </table:table-cell>
          <table:table-cell office:value-type="float" office:value="0.00164504804978395" calcext:value-type="float">
            <text:p>0.001645048049784</text:p>
          </table:table-cell>
          <table:table-cell table:style-name="ce2" office:value-type="float" office:value="0.0000977529050518528" calcext:value-type="float">
            <text:p>9.78E-05</text:p>
          </table:table-cell>
          <table:table-cell office:value-type="float" office:value="0.00165655339598226" calcext:value-type="float">
            <text:p>0.001656553395982</text:p>
          </table:table-cell>
          <table:table-cell office:value-type="float" office:value="0.00224386125973988" calcext:value-type="float">
            <text:p>0.00224386125974</text:p>
          </table:table-cell>
          <table:table-cell office:value-type="float" office:value="0.0819679715567128" calcext:value-type="float">
            <text:p>0.081967971556713</text:p>
          </table:table-cell>
          <table:table-cell office:value-type="float" office:value="0.0890963973229696" calcext:value-type="float">
            <text:p>0.08909639732297</text:p>
          </table:table-cell>
          <table:table-cell office:value-type="float" office:value="0.000186986452975546" calcext:value-type="float">
            <text:p>0.000186986452976</text:p>
          </table:table-cell>
          <table:table-cell office:value-type="float" office:value="0.785417802227169" calcext:value-type="float">
            <text:p>0.785417802227169</text:p>
          </table:table-cell>
          <table:table-cell office:value-type="float" office:value="0.489600709587063" calcext:value-type="float">
            <text:p>0.489600709587063</text:p>
          </table:table-cell>
          <table:table-cell office:value-type="float" office:value="0.919097041909732" calcext:value-type="float">
            <text:p>0.919097041909732</text:p>
          </table:table-cell>
          <table:table-cell office:value-type="float" office:value="8098879" calcext:value-type="float">
            <text:p>8098879</text:p>
          </table:table-cell>
          <table:table-cell table:number-columns-repeated="1000"/>
        </table:table-row>
        <table:table-row table:style-name="ro1">
          <table:table-cell office:value-type="float" office:value="58264099" calcext:value-type="float">
            <text:p>58264099</text:p>
          </table:table-cell>
          <table:table-cell office:value-type="string" calcext:value-type="string">
            <text:p><text:s/>UK, Wales (2003-2007)</text:p>
          </table:table-cell>
          <table:table-cell office:value-type="float" office:value="0.010246951328682" calcext:value-type="float">
            <text:p>0.010246951328682</text:p>
          </table:table-cell>
          <table:table-cell office:value-type="float" office:value="0.00233095764224537" calcext:value-type="float">
            <text:p>0.002330957642245</text:p>
          </table:table-cell>
          <table:table-cell office:value-type="float" office:value="0.0337854968320114" calcext:value-type="float">
            <text:p>0.033785496832011</text:p>
          </table:table-cell>
          <table:table-cell office:value-type="float" office:value="0.00088444950658098" calcext:value-type="float">
            <text:p>0.000884449506581</text:p>
          </table:table-cell>
          <table:table-cell office:value-type="float" office:value="0.00742183647935791" calcext:value-type="float">
            <text:p>0.007421836479358</text:p>
          </table:table-cell>
          <table:table-cell office:value-type="float" office:value="0.00571516744634402" calcext:value-type="float">
            <text:p>0.005715167446344</text:p>
          </table:table-cell>
          <table:table-cell office:value-type="float" office:value="0.000122867648982159" calcext:value-type="float">
            <text:p>0.000122867648982</text:p>
          </table:table-cell>
          <table:table-cell office:value-type="float" office:value="0.0103714854052371" calcext:value-type="float">
            <text:p>0.010371485405237</text:p>
          </table:table-cell>
          <table:table-cell office:value-type="float" office:value="0.00014500495635729" calcext:value-type="float">
            <text:p>0.000145004956357</text:p>
          </table:table-cell>
          <table:table-cell office:value-type="float" office:value="0.0056571949702843" calcext:value-type="float">
            <text:p>0.005657194970284</text:p>
          </table:table-cell>
          <table:table-cell table:style-name="ce2" office:value-type="float" office:value="0.0000790346562918778" calcext:value-type="float">
            <text:p>7.90E-05</text:p>
          </table:table-cell>
          <table:table-cell office:value-type="float" office:value="0.0013248271915141" calcext:value-type="float">
            <text:p>0.001324827191514</text:p>
          </table:table-cell>
          <table:table-cell office:value-type="float" office:value="0.000122564683216021" calcext:value-type="float">
            <text:p>0.000122564683216</text:p>
          </table:table-cell>
          <table:table-cell office:value-type="float" office:value="0.00287334099515504" calcext:value-type="float">
            <text:p>0.002873340995155</text:p>
          </table:table-cell>
          <table:table-cell office:value-type="float" office:value="0.00314066165161978" calcext:value-type="float">
            <text:p>0.00314066165162</text:p>
          </table:table-cell>
          <table:table-cell office:value-type="float" office:value="0.0890375614900221" calcext:value-type="float">
            <text:p>0.089037561490022</text:p>
          </table:table-cell>
          <table:table-cell office:value-type="float" office:value="0.0980344703875493" calcext:value-type="float">
            <text:p>0.098034470387549</text:p>
          </table:table-cell>
          <table:table-cell table:style-name="ce2" office:value-type="float" office:value="0.0000557457767804692" calcext:value-type="float">
            <text:p>5.57E-05</text:p>
          </table:table-cell>
          <table:table-cell office:value-type="float" office:value="0.819998292526852" calcext:value-type="float">
            <text:p>0.819998292526852</text:p>
          </table:table-cell>
          <table:table-cell office:value-type="float" office:value="0.560107520115451" calcext:value-type="float">
            <text:p>0.560107520115451</text:p>
          </table:table-cell>
          <table:table-cell office:value-type="float" office:value="0.93294386424196" calcext:value-type="float">
            <text:p>0.93294386424196</text:p>
          </table:table-cell>
          <table:table-cell office:value-type="float" office:value="13545140" calcext:value-type="float">
            <text:p>13545140</text:p>
          </table:table-cell>
          <table:table-cell table:number-columns-repeated="1000"/>
        </table:table-row>
        <table:table-row table:style-name="ro1">
          <table:table-cell office:value-type="float" office:value="58910299" calcext:value-type="float">
            <text:p>58910299</text:p>
          </table:table-cell>
          <table:table-cell office:value-type="string" calcext:value-type="string">
            <text:p><text:s/>Serbia, Central (2003-2007)</text:p>
          </table:table-cell>
          <table:table-cell office:value-type="float" office:value="0.0150894818253937" calcext:value-type="float">
            <text:p>0.015089481825394</text:p>
          </table:table-cell>
          <table:table-cell office:value-type="float" office:value="0.00145305947727849" calcext:value-type="float">
            <text:p>0.001453059477278</text:p>
          </table:table-cell>
          <table:table-cell office:value-type="float" office:value="0.0291563318741457" calcext:value-type="float">
            <text:p>0.029156331874146</text:p>
          </table:table-cell>
          <table:table-cell office:value-type="float" office:value="0.00104732447482779" calcext:value-type="float">
            <text:p>0.001047324474828</text:p>
          </table:table-cell>
          <table:table-cell office:value-type="float" office:value="0.00639753276215745" calcext:value-type="float">
            <text:p>0.006397532762157</text:p>
          </table:table-cell>
          <table:table-cell office:value-type="float" office:value="0.0100580728275126" calcext:value-type="float">
            <text:p>0.010058072827513</text:p>
          </table:table-cell>
          <table:table-cell office:value-type="float" office:value="0.00043739729615742" calcext:value-type="float">
            <text:p>0.000437397296157</text:p>
          </table:table-cell>
          <table:table-cell office:value-type="float" office:value="0.00418256513929679" calcext:value-type="float">
            <text:p>0.004182565139297</text:p>
          </table:table-cell>
          <table:table-cell office:value-type="float" office:value="0.000174914403302989" calcext:value-type="float">
            <text:p>0.000174914403303</text:p>
          </table:table-cell>
          <table:table-cell office:value-type="float" office:value="0.00414747291053628" calcext:value-type="float">
            <text:p>0.004147472910536</text:p>
          </table:table-cell>
          <table:table-cell table:style-name="ce2" office:value-type="float" office:value="0.0000968282024445469" calcext:value-type="float">
            <text:p>9.68E-05</text:p>
          </table:table-cell>
          <table:table-cell office:value-type="float" office:value="0.00121024840862953" calcext:value-type="float">
            <text:p>0.00121024840863</text:p>
          </table:table-cell>
          <table:table-cell table:style-name="ce2" office:value-type="float" office:value="0.0000712014010438941" calcext:value-type="float">
            <text:p>7.12E-05</text:p>
          </table:table-cell>
          <table:table-cell office:value-type="float" office:value="0.00138395554045574" calcext:value-type="float">
            <text:p>0.001383955540456</text:p>
          </table:table-cell>
          <table:table-cell office:value-type="float" office:value="0.00104999301410806" calcext:value-type="float">
            <text:p>0.001049993014108</text:p>
          </table:table-cell>
          <table:table-cell office:value-type="float" office:value="0.0265827678248902" calcext:value-type="float">
            <text:p>0.02658276782489</text:p>
          </table:table-cell>
          <table:table-cell office:value-type="float" office:value="0.0611196328421029" calcext:value-type="float">
            <text:p>0.061119632842103</text:p>
          </table:table-cell>
          <table:table-cell office:value-type="float" office:value="0.000424505804624609" calcext:value-type="float">
            <text:p>0.000424505804625</text:p>
          </table:table-cell>
          <table:table-cell office:value-type="float" office:value="0.757834222213792" calcext:value-type="float">
            <text:p>0.757834222213792</text:p>
          </table:table-cell>
          <table:table-cell office:value-type="float" office:value="0.436003213523144" calcext:value-type="float">
            <text:p>0.436003213523144</text:p>
          </table:table-cell>
          <table:table-cell office:value-type="float" office:value="0.907810041033921" calcext:value-type="float">
            <text:p>0.907810041033921</text:p>
          </table:table-cell>
          <table:table-cell office:value-type="float" office:value="25363242" calcext:value-type="float">
            <text:p>25363242</text:p>
          </table:table-cell>
          <table:table-cell table:number-columns-repeated="1000"/>
        </table:table-row>
        <table:table-row table:style-name="ro1">
          <table:table-cell office:value-type="float" office:value="60360299" calcext:value-type="float">
            <text:p>60360299</text:p>
          </table:table-cell>
          <table:table-cell office:value-type="string" calcext:value-type="string">
            <text:p><text:s/>Australia, New South Wales (2003-2007)</text:p>
          </table:table-cell>
          <table:table-cell office:value-type="float" office:value="0.0129743688364552" calcext:value-type="float">
            <text:p>0.012974368836455</text:p>
          </table:table-cell>
          <table:table-cell office:value-type="float" office:value="0.00152816119151241" calcext:value-type="float">
            <text:p>0.001528161191512</text:p>
          </table:table-cell>
          <table:table-cell office:value-type="float" office:value="0.0430702451110498" calcext:value-type="float">
            <text:p>0.04307024511105</text:p>
          </table:table-cell>
          <table:table-cell office:value-type="float" office:value="0.00169285368457665" calcext:value-type="float">
            <text:p>0.001692853684577</text:p>
          </table:table-cell>
          <table:table-cell office:value-type="float" office:value="0.00726592219779086" calcext:value-type="float">
            <text:p>0.007265922197791</text:p>
          </table:table-cell>
          <table:table-cell office:value-type="float" office:value="0.00987611840556263" calcext:value-type="float">
            <text:p>0.009876118405563</text:p>
          </table:table-cell>
          <table:table-cell office:value-type="float" office:value="0.000190108314763135" calcext:value-type="float">
            <text:p>0.000190108314763</text:p>
          </table:table-cell>
          <table:table-cell office:value-type="float" office:value="0.0376255070869198" calcext:value-type="float">
            <text:p>0.03762550708692</text:p>
          </table:table-cell>
          <table:table-cell office:value-type="float" office:value="0.000306705669112549" calcext:value-type="float">
            <text:p>0.000306705669113</text:p>
          </table:table-cell>
          <table:table-cell office:value-type="float" office:value="0.00469965022096501" calcext:value-type="float">
            <text:p>0.004699650220965</text:p>
          </table:table-cell>
          <table:table-cell office:value-type="float" office:value="0.000109122686572419" calcext:value-type="float">
            <text:p>0.000109122686572</text:p>
          </table:table-cell>
          <table:table-cell office:value-type="float" office:value="0.00633880665262899" calcext:value-type="float">
            <text:p>0.006338806652629</text:p>
          </table:table-cell>
          <table:table-cell office:value-type="float" office:value="0.000215598840115131" calcext:value-type="float">
            <text:p>0.000215598840115</text:p>
          </table:table-cell>
          <table:table-cell office:value-type="float" office:value="0.00292257356240032" calcext:value-type="float">
            <text:p>0.0029225735624</text:p>
          </table:table-cell>
          <table:table-cell office:value-type="float" office:value="0.00244300072578026" calcext:value-type="float">
            <text:p>0.00244300072578</text:p>
          </table:table-cell>
          <table:table-cell office:value-type="float" office:value="0.146370295510163" calcext:value-type="float">
            <text:p>0.146370295510163</text:p>
          </table:table-cell>
          <table:table-cell office:value-type="float" office:value="0.09408703081582" calcext:value-type="float">
            <text:p>0.09408703081582</text:p>
          </table:table-cell>
          <table:table-cell office:value-type="float" office:value="0.000272986681100651" calcext:value-type="float">
            <text:p>0.000272986681101</text:p>
          </table:table-cell>
          <table:table-cell office:value-type="float" office:value="0.773149427574546" calcext:value-type="float">
            <text:p>0.773149427574546</text:p>
          </table:table-cell>
          <table:table-cell office:value-type="float" office:value="0.465482847555692" calcext:value-type="float">
            <text:p>0.465482847555692</text:p>
          </table:table-cell>
          <table:table-cell office:value-type="float" office:value="0.914103854075421" calcext:value-type="float">
            <text:p>0.914103854075421</text:p>
          </table:table-cell>
          <table:table-cell office:value-type="float" office:value="31684928" calcext:value-type="float">
            <text:p>31684928</text:p>
          </table:table-cell>
          <table:table-cell table:number-columns-repeated="1000"/>
        </table:table-row>
        <table:table-row table:style-name="ro1">
          <table:table-cell office:value-type="float" office:value="60360399" calcext:value-type="float">
            <text:p>60360399</text:p>
          </table:table-cell>
          <table:table-cell office:value-type="string" calcext:value-type="string">
            <text:p><text:s/>Australia, Queensland (2003-2007)</text:p>
          </table:table-cell>
          <table:table-cell office:value-type="float" office:value="0.015956496826691" calcext:value-type="float">
            <text:p>0.015956496826691</text:p>
          </table:table-cell>
          <table:table-cell office:value-type="float" office:value="0.00170733704153024" calcext:value-type="float">
            <text:p>0.00170733704153</text:p>
          </table:table-cell>
          <table:table-cell office:value-type="float" office:value="0.0455587079288089" calcext:value-type="float">
            <text:p>0.045558707928809</text:p>
          </table:table-cell>
          <table:table-cell office:value-type="float" office:value="0.000960292958863472" calcext:value-type="float">
            <text:p>0.000960292958863</text:p>
          </table:table-cell>
          <table:table-cell office:value-type="float" office:value="0.0069123180612844" calcext:value-type="float">
            <text:p>0.006912318061284</text:p>
          </table:table-cell>
          <table:table-cell office:value-type="float" office:value="0.0108416453607503" calcext:value-type="float">
            <text:p>0.01084164536075</text:p>
          </table:table-cell>
          <table:table-cell office:value-type="float" office:value="0.000230088338277182" calcext:value-type="float">
            <text:p>0.000230088338277</text:p>
          </table:table-cell>
          <table:table-cell office:value-type="float" office:value="0.0493204268200486" calcext:value-type="float">
            <text:p>0.049320426820049</text:p>
          </table:table-cell>
          <table:table-cell office:value-type="float" office:value="0.000293746929474799" calcext:value-type="float">
            <text:p>0.000293746929475</text:p>
          </table:table-cell>
          <table:table-cell office:value-type="float" office:value="0.00444796672093325" calcext:value-type="float">
            <text:p>0.004447966720933</text:p>
          </table:table-cell>
          <table:table-cell table:style-name="ce2" office:value-type="float" office:value="0.0000984980260984603" calcext:value-type="float">
            <text:p>9.85E-05</text:p>
          </table:table-cell>
          <table:table-cell office:value-type="float" office:value="0.00682620091182144" calcext:value-type="float">
            <text:p>0.006826200911821</text:p>
          </table:table-cell>
          <table:table-cell office:value-type="float" office:value="0.000141611984182016" calcext:value-type="float">
            <text:p>0.000141611984182</text:p>
          </table:table-cell>
          <table:table-cell office:value-type="float" office:value="0.00415345497884224" calcext:value-type="float">
            <text:p>0.004153454978842</text:p>
          </table:table-cell>
          <table:table-cell office:value-type="float" office:value="0.00221806057933547" calcext:value-type="float">
            <text:p>0.002218060579335</text:p>
          </table:table-cell>
          <table:table-cell office:value-type="float" office:value="0.139464048191946" calcext:value-type="float">
            <text:p>0.139464048191946</text:p>
          </table:table-cell>
          <table:table-cell office:value-type="float" office:value="0.0972085875831852" calcext:value-type="float">
            <text:p>0.097208587583185</text:p>
          </table:table-cell>
          <table:table-cell office:value-type="float" office:value="0.00040048720198671" calcext:value-type="float">
            <text:p>0.000400487201987</text:p>
          </table:table-cell>
          <table:table-cell office:value-type="float" office:value="0.759919570438389" calcext:value-type="float">
            <text:p>0.759919570438389</text:p>
          </table:table-cell>
          <table:table-cell office:value-type="float" office:value="0.439977005995647" calcext:value-type="float">
            <text:p>0.439977005995647</text:p>
          </table:table-cell>
          <table:table-cell office:value-type="float" office:value="0.90867101039179" calcext:value-type="float">
            <text:p>0.90867101039179</text:p>
          </table:table-cell>
          <table:table-cell office:value-type="float" office:value="18893946" calcext:value-type="float">
            <text:p>18893946</text:p>
          </table:table-cell>
          <table:table-cell table:number-columns-repeated="1000"/>
        </table:table-row>
        <table:table-row table:style-name="ro1">
          <table:table-cell office:value-type="float" office:value="60360499" calcext:value-type="float">
            <text:p>60360499</text:p>
          </table:table-cell>
          <table:table-cell office:value-type="string" calcext:value-type="string">
            <text:p><text:s/>South Australia (2003-2007)</text:p>
          </table:table-cell>
          <table:table-cell office:value-type="float" office:value="0.0123454412734168" calcext:value-type="float">
            <text:p>0.012345441273417</text:p>
          </table:table-cell>
          <table:table-cell office:value-type="float" office:value="0.00124829045059282" calcext:value-type="float">
            <text:p>0.001248290450593</text:p>
          </table:table-cell>
          <table:table-cell office:value-type="float" office:value="0.0432635404079169" calcext:value-type="float">
            <text:p>0.043263540407917</text:p>
          </table:table-cell>
          <table:table-cell office:value-type="float" office:value="0.00139138550368645" calcext:value-type="float">
            <text:p>0.001391385503686</text:p>
          </table:table-cell>
          <table:table-cell office:value-type="float" office:value="0.0073020974369623" calcext:value-type="float">
            <text:p>0.007302097436962</text:p>
          </table:table-cell>
          <table:table-cell office:value-type="float" office:value="0.00921010142507945" calcext:value-type="float">
            <text:p>0.009210101425079</text:p>
          </table:table-cell>
          <table:table-cell office:value-type="float" office:value="0.0001733660666577" calcext:value-type="float">
            <text:p>0.000173366066658</text:p>
          </table:table-cell>
          <table:table-cell office:value-type="float" office:value="0.0297057088480496" calcext:value-type="float">
            <text:p>0.02970570884805</text:p>
          </table:table-cell>
          <table:table-cell office:value-type="float" office:value="0.000117036289026413" calcext:value-type="float">
            <text:p>0.000117036289026</text:p>
          </table:table-cell>
          <table:table-cell office:value-type="float" office:value="0.00467416245482875" calcext:value-type="float">
            <text:p>0.004674162454829</text:p>
          </table:table-cell>
          <table:table-cell office:value-type="float" office:value="0.000122691075462459" calcext:value-type="float">
            <text:p>0.000122691075462</text:p>
          </table:table-cell>
          <table:table-cell office:value-type="float" office:value="0.00388451417552038" calcext:value-type="float">
            <text:p>0.00388451417552</text:p>
          </table:table-cell>
          <table:table-cell office:value-type="float" office:value="0.000132516578988613" calcext:value-type="float">
            <text:p>0.000132516578989</text:p>
          </table:table-cell>
          <table:table-cell office:value-type="float" office:value="0.00536774693687352" calcext:value-type="float">
            <text:p>0.005367746936874</text:p>
          </table:table-cell>
          <table:table-cell office:value-type="float" office:value="0.00291448988577728" calcext:value-type="float">
            <text:p>0.002914489885777</text:p>
          </table:table-cell>
          <table:table-cell office:value-type="float" office:value="0.135166617600322" calcext:value-type="float">
            <text:p>0.135166617600322</text:p>
          </table:table-cell>
          <table:table-cell office:value-type="float" office:value="0.0940365972932372" calcext:value-type="float">
            <text:p>0.094036597293237</text:p>
          </table:table-cell>
          <table:table-cell table:style-name="ce2" office:value-type="float" office:value="0.0000661267163364343" calcext:value-type="float">
            <text:p>6.61E-05</text:p>
          </table:table-cell>
          <table:table-cell office:value-type="float" office:value="0.815511479821699" calcext:value-type="float">
            <text:p>0.815511479821699</text:p>
          </table:table-cell>
          <table:table-cell office:value-type="float" office:value="0.550741646247402" calcext:value-type="float">
            <text:p>0.550741646247402</text:p>
          </table:table-cell>
          <table:table-cell office:value-type="float" office:value="0.931165910628485" calcext:value-type="float">
            <text:p>0.931165910628485</text:p>
          </table:table-cell>
          <table:table-cell office:value-type="float" office:value="7196751" calcext:value-type="float">
            <text:p>7196751</text:p>
          </table:table-cell>
          <table:table-cell table:number-columns-repeated="1000"/>
        </table:table-row>
        <table:table-row table:style-name="ro1">
          <table:table-cell office:value-type="float" office:value="60360599" calcext:value-type="float">
            <text:p>60360599</text:p>
          </table:table-cell>
          <table:table-cell office:value-type="string" calcext:value-type="string">
            <text:p><text:s/>Australia, Tasmania (2003-2007)</text:p>
          </table:table-cell>
          <table:table-cell office:value-type="float" office:value="0.0142504639643578" calcext:value-type="float">
            <text:p>0.014250463964358</text:p>
          </table:table-cell>
          <table:table-cell office:value-type="float" office:value="0.00205532284311486" calcext:value-type="float">
            <text:p>0.002055322843115</text:p>
          </table:table-cell>
          <table:table-cell office:value-type="float" office:value="0.041027263689146" calcext:value-type="float">
            <text:p>0.041027263689146</text:p>
          </table:table-cell>
          <table:table-cell office:value-type="float" office:value="0.00107940991823378" calcext:value-type="float">
            <text:p>0.001079409918234</text:p>
          </table:table-cell>
          <table:table-cell office:value-type="float" office:value="0.00702252024635277" calcext:value-type="float">
            <text:p>0.007022520246353</text:p>
          </table:table-cell>
          <table:table-cell office:value-type="float" office:value="0.00912856723697683" calcext:value-type="float">
            <text:p>0.009128567236977</text:p>
          </table:table-cell>
          <table:table-cell table:style-name="ce2" office:value-type="float" office:value="0.0000936846191183356" calcext:value-type="float">
            <text:p>9.37E-05</text:p>
          </table:table-cell>
          <table:table-cell office:value-type="float" office:value="0.0356845207023506" calcext:value-type="float">
            <text:p>0.035684520702351</text:p>
          </table:table-cell>
          <table:table-cell office:value-type="float" office:value="0.000361531610053935" calcext:value-type="float">
            <text:p>0.000361531610054</text:p>
          </table:table-cell>
          <table:table-cell office:value-type="float" office:value="0.00473379929031886" calcext:value-type="float">
            <text:p>0.004733799290319</text:p>
          </table:table-cell>
          <table:table-cell office:value-type="float" office:value="0.000189670855684189" calcext:value-type="float">
            <text:p>0.000189670855684</text:p>
          </table:table-cell>
          <table:table-cell office:value-type="float" office:value="0.00422841036637118" calcext:value-type="float">
            <text:p>0.004228410366371</text:p>
          </table:table-cell>
          <table:table-cell office:value-type="float" office:value="0.000156480879178129" calcext:value-type="float">
            <text:p>0.000156480879178</text:p>
          </table:table-cell>
          <table:table-cell office:value-type="float" office:value="0.0048018893999297" calcext:value-type="float">
            <text:p>0.00480188939993</text:p>
          </table:table-cell>
          <table:table-cell office:value-type="float" office:value="0.00169922819737231" calcext:value-type="float">
            <text:p>0.001699228197372</text:p>
          </table:table-cell>
          <table:table-cell office:value-type="float" office:value="0.160643258700936" calcext:value-type="float">
            <text:p>0.160643258700936</text:p>
          </table:table-cell>
          <table:table-cell office:value-type="float" office:value="0.0919761740333617" calcext:value-type="float">
            <text:p>0.091976174033362</text:p>
          </table:table-cell>
          <table:table-cell office:value-type="float" office:value="0.000232754560025361" calcext:value-type="float">
            <text:p>0.000232754560025</text:p>
          </table:table-cell>
          <table:table-cell office:value-type="float" office:value="0.778411500540319" calcext:value-type="float">
            <text:p>0.778411500540319</text:p>
          </table:table-cell>
          <table:table-cell office:value-type="float" office:value="0.475771666916925" calcext:value-type="float">
            <text:p>0.475771666916925</text:p>
          </table:table-cell>
          <table:table-cell office:value-type="float" office:value="0.916250748774522" calcext:value-type="float">
            <text:p>0.916250748774522</text:p>
          </table:table-cell>
          <table:table-cell office:value-type="float" office:value="2249443" calcext:value-type="float">
            <text:p>2249443</text:p>
          </table:table-cell>
          <table:table-cell table:number-columns-repeated="1000"/>
        </table:table-row>
        <table:table-row table:style-name="ro1">
          <table:table-cell office:value-type="float" office:value="60360699" calcext:value-type="float">
            <text:p>60360699</text:p>
          </table:table-cell>
          <table:table-cell office:value-type="string" calcext:value-type="string">
            <text:p><text:s/>Australia, Victoria (2003-2007)</text:p>
          </table:table-cell>
          <table:table-cell office:value-type="float" office:value="0.0119721163764316" calcext:value-type="float">
            <text:p>0.011972116376432</text:p>
          </table:table-cell>
          <table:table-cell office:value-type="float" office:value="0.00146288039338896" calcext:value-type="float">
            <text:p>0.001462880393389</text:p>
          </table:table-cell>
          <table:table-cell office:value-type="float" office:value="0.0435651338961942" calcext:value-type="float">
            <text:p>0.043565133896194</text:p>
          </table:table-cell>
          <table:table-cell office:value-type="float" office:value="0.00180481144105335" calcext:value-type="float">
            <text:p>0.001804811441053</text:p>
          </table:table-cell>
          <table:table-cell office:value-type="float" office:value="0.00716360193796483" calcext:value-type="float">
            <text:p>0.007163601937965</text:p>
          </table:table-cell>
          <table:table-cell office:value-type="float" office:value="0.011145063453688" calcext:value-type="float">
            <text:p>0.011145063453688</text:p>
          </table:table-cell>
          <table:table-cell office:value-type="float" office:value="0.000175802547643042" calcext:value-type="float">
            <text:p>0.000175802547643</text:p>
          </table:table-cell>
          <table:table-cell office:value-type="float" office:value="0.02993397109222" calcext:value-type="float">
            <text:p>0.02993397109222</text:p>
          </table:table-cell>
          <table:table-cell office:value-type="float" office:value="0.000264133739883566" calcext:value-type="float">
            <text:p>0.000264133739884</text:p>
          </table:table-cell>
          <table:table-cell office:value-type="float" office:value="0.00466663789784414" calcext:value-type="float">
            <text:p>0.004666637897844</text:p>
          </table:table-cell>
          <table:table-cell table:style-name="ce2" office:value-type="float" office:value="0.0000873793657337641" calcext:value-type="float">
            <text:p>8.74E-05</text:p>
          </table:table-cell>
          <table:table-cell office:value-type="float" office:value="0.00430674034250906" calcext:value-type="float">
            <text:p>0.004306740342509</text:p>
          </table:table-cell>
          <table:table-cell office:value-type="float" office:value="0.000117822725554536" calcext:value-type="float">
            <text:p>0.000117822725555</text:p>
          </table:table-cell>
          <table:table-cell office:value-type="float" office:value="0.00254567702778421" calcext:value-type="float">
            <text:p>0.002545677027784</text:p>
          </table:table-cell>
          <table:table-cell office:value-type="float" office:value="0.00238720623464583" calcext:value-type="float">
            <text:p>0.002387206234646</text:p>
          </table:table-cell>
          <table:table-cell office:value-type="float" office:value="0.136031796941556" calcext:value-type="float">
            <text:p>0.136031796941556</text:p>
          </table:table-cell>
          <table:table-cell office:value-type="float" office:value="0.0923105175008749" calcext:value-type="float">
            <text:p>0.092310517500875</text:p>
          </table:table-cell>
          <table:table-cell office:value-type="float" office:value="0.000168632238705335" calcext:value-type="float">
            <text:p>0.000168632238705</text:p>
          </table:table-cell>
          <table:table-cell office:value-type="float" office:value="0.788638316480077" calcext:value-type="float">
            <text:p>0.788638316480077</text:p>
          </table:table-cell>
          <table:table-cell office:value-type="float" office:value="0.496007682562784" calcext:value-type="float">
            <text:p>0.496007682562784</text:p>
          </table:table-cell>
          <table:table-cell office:value-type="float" office:value="0.92040070468325" calcext:value-type="float">
            <text:p>0.92040070468325</text:p>
          </table:table-cell>
          <table:table-cell office:value-type="float" office:value="23675683" calcext:value-type="float">
            <text:p>23675683</text:p>
          </table:table-cell>
          <table:table-cell table:number-columns-repeated="1000"/>
        </table:table-row>
        <table:table-row table:style-name="ro1">
          <table:table-cell office:value-type="float" office:value="60360799" calcext:value-type="float">
            <text:p>60360799</text:p>
          </table:table-cell>
          <table:table-cell office:value-type="string" calcext:value-type="string">
            <text:p><text:s/>Western Australia (2003-2007)</text:p>
          </table:table-cell>
          <table:table-cell office:value-type="float" office:value="0.0134306457073314" calcext:value-type="float">
            <text:p>0.013430645707331</text:p>
          </table:table-cell>
          <table:table-cell office:value-type="float" office:value="0.00176941277859167" calcext:value-type="float">
            <text:p>0.001769412778592</text:p>
          </table:table-cell>
          <table:table-cell office:value-type="float" office:value="0.038826970710461" calcext:value-type="float">
            <text:p>0.038826970710461</text:p>
          </table:table-cell>
          <table:table-cell office:value-type="float" office:value="0.00129399145387923" calcext:value-type="float">
            <text:p>0.001293991453879</text:p>
          </table:table-cell>
          <table:table-cell office:value-type="float" office:value="0.00752554921626749" calcext:value-type="float">
            <text:p>0.007525549216267</text:p>
          </table:table-cell>
          <table:table-cell office:value-type="float" office:value="0.00967931837843248" calcext:value-type="float">
            <text:p>0.009679318378432</text:p>
          </table:table-cell>
          <table:table-cell office:value-type="float" office:value="0.000149949003923468" calcext:value-type="float">
            <text:p>0.000149949003923</text:p>
          </table:table-cell>
          <table:table-cell office:value-type="float" office:value="0.0402889897786041" calcext:value-type="float">
            <text:p>0.040288989778604</text:p>
          </table:table-cell>
          <table:table-cell office:value-type="float" office:value="0.000274032040160175" calcext:value-type="float">
            <text:p>0.00027403204016</text:p>
          </table:table-cell>
          <table:table-cell office:value-type="float" office:value="0.00491708207232309" calcext:value-type="float">
            <text:p>0.004917082072323</text:p>
          </table:table-cell>
          <table:table-cell table:style-name="ce2" office:value-type="float" office:value="0.0000959345308671133" calcext:value-type="float">
            <text:p>9.59E-05</text:p>
          </table:table-cell>
          <table:table-cell office:value-type="float" office:value="0.00585718355519578" calcext:value-type="float">
            <text:p>0.005857183555196</text:p>
          </table:table-cell>
          <table:table-cell table:style-name="ce2" office:value-type="float" office:value="0.0000516736585705919" calcext:value-type="float">
            <text:p>5.17E-05</text:p>
          </table:table-cell>
          <table:table-cell office:value-type="float" office:value="0.00372195382755751" calcext:value-type="float">
            <text:p>0.003721953827558</text:p>
          </table:table-cell>
          <table:table-cell office:value-type="float" office:value="0.00201633222337482" calcext:value-type="float">
            <text:p>0.002016332223375</text:p>
          </table:table-cell>
          <table:table-cell office:value-type="float" office:value="0.137106991955741" calcext:value-type="float">
            <text:p>0.137106991955741</text:p>
          </table:table-cell>
          <table:table-cell office:value-type="float" office:value="0.0917724050331051" calcext:value-type="float">
            <text:p>0.091772405033105</text:p>
          </table:table-cell>
          <table:table-cell office:value-type="float" office:value="0.000200556520921324" calcext:value-type="float">
            <text:p>0.000200556520921</text:p>
          </table:table-cell>
          <table:table-cell office:value-type="float" office:value="0.783203014332276" calcext:value-type="float">
            <text:p>0.783203014332276</text:p>
          </table:table-cell>
          <table:table-cell office:value-type="float" office:value="0.485213014188088" calcext:value-type="float">
            <text:p>0.485213014188088</text:p>
          </table:table-cell>
          <table:table-cell office:value-type="float" office:value="0.918198795112098" calcext:value-type="float">
            <text:p>0.918198795112098</text:p>
          </table:table-cell>
          <table:table-cell office:value-type="float" office:value="9585386" calcext:value-type="float">
            <text:p>9585386</text:p>
          </table:table-cell>
          <table:table-cell table:number-columns-repeated="1000"/>
        </table:table-row>
        <table:table-row table:style-name="ro1">
          <table:table-cell office:value-type="float" office:value="60360862" calcext:value-type="float">
            <text:p>60360862</text:p>
          </table:table-cell>
          <table:table-cell office:value-type="string" calcext:value-type="string">
            <text:p><text:s/>Australia, Northern Territory: Indigenous (2003-2007)</text:p>
          </table:table-cell>
          <table:table-cell office:value-type="float" office:value="0.03070336790452" calcext:value-type="float">
            <text:p>0.03070336790452</text:p>
          </table:table-cell>
          <table:table-cell office:value-type="float" office:value="0" calcext:value-type="float">
            <text:p>0</text:p>
          </table:table-cell>
          <table:table-cell office:value-type="float" office:value="0.0245151155823007" calcext:value-type="float">
            <text:p>0.024515115582301</text:p>
          </table:table-cell>
          <table:table-cell office:value-type="float" office:value="0" calcext:value-type="float">
            <text:p>0</text:p>
          </table:table-cell>
          <table:table-cell office:value-type="float" office:value="0.00613705609663644" calcext:value-type="float">
            <text:p>0.00613705609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8218062346233" calcext:value-type="float">
            <text:p>0.003482180623462</text:p>
          </table:table-cell>
          <table:table-cell office:value-type="float" office:value="0" calcext:value-type="float">
            <text:p>0</text:p>
          </table:table-cell>
          <table:table-cell office:value-type="float" office:value="0.00073264752073629" calcext:value-type="float">
            <text:p>0.00073264752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6030760706325" calcext:value-type="float">
            <text:p>0.001060307607063</text:p>
          </table:table-cell>
          <table:table-cell office:value-type="float" office:value="0.00663075550473298" calcext:value-type="float">
            <text:p>0.006630755504733</text:p>
          </table:table-cell>
          <table:table-cell office:value-type="float" office:value="0.0491860452843016" calcext:value-type="float">
            <text:p>0.049186045284302</text:p>
          </table:table-cell>
          <table:table-cell office:value-type="float" office:value="0.0545143588743862" calcext:value-type="float">
            <text:p>0.05451435887438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8186" calcext:value-type="float">
            <text:p>308186</text:p>
          </table:table-cell>
          <table:table-cell table:number-columns-repeated="1000"/>
        </table:table-row>
        <table:table-row table:style-name="ro1">
          <table:table-cell office:value-type="float" office:value="60360863" calcext:value-type="float">
            <text:p>60360863</text:p>
          </table:table-cell>
          <table:table-cell office:value-type="string" calcext:value-type="string">
            <text:p><text:s/>Australia, Northern Territory: Non-Indigenous (2003-2007)</text:p>
          </table:table-cell>
          <table:table-cell office:value-type="float" office:value="0.0210655311272911" calcext:value-type="float">
            <text:p>0.021065531127291</text:p>
          </table:table-cell>
          <table:table-cell office:value-type="float" office:value="0" calcext:value-type="float">
            <text:p>0</text:p>
          </table:table-cell>
          <table:table-cell office:value-type="float" office:value="0.0409232952041734" calcext:value-type="float">
            <text:p>0.040923295204173</text:p>
          </table:table-cell>
          <table:table-cell office:value-type="float" office:value="0" calcext:value-type="float">
            <text:p>0</text:p>
          </table:table-cell>
          <table:table-cell office:value-type="float" office:value="0.00736762724327143" calcext:value-type="float">
            <text:p>0.007367627243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061329989772" calcext:value-type="float">
            <text:p>0.039906132998977</text:p>
          </table:table-cell>
          <table:table-cell office:value-type="float" office:value="0" calcext:value-type="float">
            <text:p>0</text:p>
          </table:table-cell>
          <table:table-cell office:value-type="float" office:value="0.00521988099353635" calcext:value-type="float">
            <text:p>0.005219880993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3172083992562" calcext:value-type="float">
            <text:p>0.004331720839926</text:p>
          </table:table-cell>
          <table:table-cell office:value-type="float" office:value="0.00194459827033753" calcext:value-type="float">
            <text:p>0.001944598270338</text:p>
          </table:table-cell>
          <table:table-cell office:value-type="float" office:value="0.0987394680399132" calcext:value-type="float">
            <text:p>0.098739468039913</text:p>
          </table:table-cell>
          <table:table-cell office:value-type="float" office:value="0.0787010763322279" calcext:value-type="float">
            <text:p>0.07870107633222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07790" calcext:value-type="float">
            <text:p>707790</text:p>
          </table:table-cell>
          <table:table-cell table:number-columns-repeated="1000"/>
        </table:table-row>
        <table:table-row table:style-name="ro1">
          <table:table-cell office:value-type="float" office:value="60360899" calcext:value-type="float">
            <text:p>60360899</text:p>
          </table:table-cell>
          <table:table-cell office:value-type="string" calcext:value-type="string">
            <text:p><text:s/>Australia, Northern Territory (2003-2007)</text:p>
          </table:table-cell>
          <table:table-cell office:value-type="float" office:value="0.0231521508737704" calcext:value-type="float">
            <text:p>0.02315215087377</text:p>
          </table:table-cell>
          <table:table-cell office:value-type="float" office:value="0" calcext:value-type="float">
            <text:p>0</text:p>
          </table:table-cell>
          <table:table-cell office:value-type="float" office:value="0.0374700478075823" calcext:value-type="float">
            <text:p>0.037470047807582</text:p>
          </table:table-cell>
          <table:table-cell office:value-type="float" office:value="0" calcext:value-type="float">
            <text:p>0</text:p>
          </table:table-cell>
          <table:table-cell office:value-type="float" office:value="0.00704989828233855" calcext:value-type="float">
            <text:p>0.00704989828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0296536522671" calcext:value-type="float">
            <text:p>0.036029653652267</text:p>
          </table:table-cell>
          <table:table-cell office:value-type="float" office:value="0" calcext:value-type="float">
            <text:p>0</text:p>
          </table:table-cell>
          <table:table-cell office:value-type="float" office:value="0.00437012775924711" calcext:value-type="float">
            <text:p>0.004370127759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9508173052693" calcext:value-type="float">
            <text:p>0.003495081730527</text:p>
          </table:table-cell>
          <table:table-cell office:value-type="float" office:value="0.003211673571635" calcext:value-type="float">
            <text:p>0.003211673571635</text:p>
          </table:table-cell>
          <table:table-cell office:value-type="float" office:value="0.0946239137159405" calcext:value-type="float">
            <text:p>0.094623913715941</text:p>
          </table:table-cell>
          <table:table-cell office:value-type="float" office:value="0.0749921403256386" calcext:value-type="float">
            <text:p>0.07499214032563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15976" calcext:value-type="float">
            <text:p>1015976</text:p>
          </table:table-cell>
          <table:table-cell table:number-columns-repeated="1000"/>
        </table:table-row>
        <table:table-row table:style-name="ro1">
          <table:table-cell office:value-type="float" office:value="65540028" calcext:value-type="float">
            <text:p>65540028</text:p>
          </table:table-cell>
          <table:table-cell office:value-type="string" calcext:value-type="string">
            <text:p><text:s/>New Zealand: Maori (2003-2007)</text:p>
          </table:table-cell>
          <table:table-cell office:value-type="float" office:value="0.0114972931726667" calcext:value-type="float">
            <text:p>0.011497293172667</text:p>
          </table:table-cell>
          <table:table-cell office:value-type="float" office:value="0.00305063630594628" calcext:value-type="float">
            <text:p>0.003050636305946</text:p>
          </table:table-cell>
          <table:table-cell office:value-type="float" office:value="0.0350363006388199" calcext:value-type="float">
            <text:p>0.03503630063882</text:p>
          </table:table-cell>
          <table:table-cell office:value-type="float" office:value="0.0046794550866277" calcext:value-type="float">
            <text:p>0.004679455086628</text:p>
          </table:table-cell>
          <table:table-cell office:value-type="float" office:value="0.0111591372530615" calcext:value-type="float">
            <text:p>0.011159137253062</text:p>
          </table:table-cell>
          <table:table-cell office:value-type="float" office:value="0.017692838584095" calcext:value-type="float">
            <text:p>0.017692838584095</text:p>
          </table:table-cell>
          <table:table-cell office:value-type="float" office:value="0.000302579245386352" calcext:value-type="float">
            <text:p>0.000302579245386</text:p>
          </table:table-cell>
          <table:table-cell office:value-type="float" office:value="0.00567013109904016" calcext:value-type="float">
            <text:p>0.00567013109904</text:p>
          </table:table-cell>
          <table:table-cell office:value-type="float" office:value="0.000264461006902227" calcext:value-type="float">
            <text:p>0.000264461006902</text:p>
          </table:table-cell>
          <table:table-cell office:value-type="float" office:value="0.00798359115588959" calcext:value-type="float">
            <text:p>0.00798359115589</text:p>
          </table:table-cell>
          <table:table-cell office:value-type="float" office:value="0.000133180255126445" calcext:value-type="float">
            <text:p>0.000133180255126</text:p>
          </table:table-cell>
          <table:table-cell office:value-type="float" office:value="0.00644564515458047" calcext:value-type="float">
            <text:p>0.00644564515458</text:p>
          </table:table-cell>
          <table:table-cell office:value-type="float" office:value="0.000104326942595246" calcext:value-type="float">
            <text:p>0.000104326942595</text:p>
          </table:table-cell>
          <table:table-cell office:value-type="float" office:value="0.00593329313180115" calcext:value-type="float">
            <text:p>0.005933293131801</text:p>
          </table:table-cell>
          <table:table-cell office:value-type="float" office:value="0.0034056524901733" calcext:value-type="float">
            <text:p>0.003405652490173</text:p>
          </table:table-cell>
          <table:table-cell office:value-type="float" office:value="0.106122299208306" calcext:value-type="float">
            <text:p>0.106122299208306</text:p>
          </table:table-cell>
          <table:table-cell office:value-type="float" office:value="0.127248996303751" calcext:value-type="float">
            <text:p>0.127248996303751</text:p>
          </table:table-cell>
          <table:table-cell office:value-type="float" office:value="0.000145179876229751" calcext:value-type="float">
            <text:p>0.00014517987623</text:p>
          </table:table-cell>
          <table:table-cell office:value-type="float" office:value="0.793211713641741" calcext:value-type="float">
            <text:p>0.793211713641741</text:p>
          </table:table-cell>
          <table:table-cell office:value-type="float" office:value="0.505161200191559" calcext:value-type="float">
            <text:p>0.505161200191559</text:p>
          </table:table-cell>
          <table:table-cell office:value-type="float" office:value="0.922246992927667" calcext:value-type="float">
            <text:p>0.922246992927667</text:p>
          </table:table-cell>
          <table:table-cell office:value-type="float" office:value="3089870" calcext:value-type="float">
            <text:p>3089870</text:p>
          </table:table-cell>
          <table:table-cell table:number-columns-repeated="1000"/>
        </table:table-row>
        <table:table-row table:style-name="ro1">
          <table:table-cell office:value-type="float" office:value="65540029" calcext:value-type="float">
            <text:p>65540029</text:p>
          </table:table-cell>
          <table:table-cell office:value-type="string" calcext:value-type="string">
            <text:p><text:s/>New Zealand: Pacific Islander (2003-2007)</text:p>
          </table:table-cell>
          <table:table-cell office:value-type="float" office:value="0.0108329985069074" calcext:value-type="float">
            <text:p>0.010832998506907</text:p>
          </table:table-cell>
          <table:table-cell office:value-type="float" office:value="0.0031280593879371" calcext:value-type="float">
            <text:p>0.003128059387937</text:p>
          </table:table-cell>
          <table:table-cell office:value-type="float" office:value="0.0202888586488438" calcext:value-type="float">
            <text:p>0.020288858648844</text:p>
          </table:table-cell>
          <table:table-cell office:value-type="float" office:value="0.00481031072761986" calcext:value-type="float">
            <text:p>0.00481031072762</text:p>
          </table:table-cell>
          <table:table-cell office:value-type="float" office:value="0.00682089496340541" calcext:value-type="float">
            <text:p>0.006820894963405</text:p>
          </table:table-cell>
          <table:table-cell office:value-type="float" office:value="0.0139173733449376" calcext:value-type="float">
            <text:p>0.013917373344938</text:p>
          </table:table-cell>
          <table:table-cell office:value-type="float" office:value="0.000242216812812956" calcext:value-type="float">
            <text:p>0.000242216812813</text:p>
          </table:table-cell>
          <table:table-cell office:value-type="float" office:value="0.00319454585908053" calcext:value-type="float">
            <text:p>0.003194545859081</text:p>
          </table:table-cell>
          <table:table-cell office:value-type="float" office:value="0.000608412536780991" calcext:value-type="float">
            <text:p>0.000608412536781</text:p>
          </table:table-cell>
          <table:table-cell office:value-type="float" office:value="0.00139995171613915" calcext:value-type="float">
            <text:p>0.001399951716139</text:p>
          </table:table-cell>
          <table:table-cell office:value-type="float" office:value="0.000183458915272889" calcext:value-type="float">
            <text:p>0.000183458915273</text:p>
          </table:table-cell>
          <table:table-cell office:value-type="float" office:value="0.00811973541626262" calcext:value-type="float">
            <text:p>0.008119735416263</text:p>
          </table:table-cell>
          <table:table-cell office:value-type="float" office:value="0.000206799924700674" calcext:value-type="float">
            <text:p>0.000206799924701</text:p>
          </table:table-cell>
          <table:table-cell office:value-type="float" office:value="0.00207588410115519" calcext:value-type="float">
            <text:p>0.002075884101155</text:p>
          </table:table-cell>
          <table:table-cell office:value-type="float" office:value="0.00462569635773258" calcext:value-type="float">
            <text:p>0.004625696357733</text:p>
          </table:table-cell>
          <table:table-cell office:value-type="float" office:value="0.109804090074671" calcext:value-type="float">
            <text:p>0.109804090074671</text:p>
          </table:table-cell>
          <table:table-cell office:value-type="float" office:value="0.09605940423415" calcext:value-type="float">
            <text:p>0.09605940423415</text:p>
          </table:table-cell>
          <table:table-cell office:value-type="float" office:value="0.000735884254005725" calcext:value-type="float">
            <text:p>0.000735884254006</text:p>
          </table:table-cell>
          <table:table-cell office:value-type="float" office:value="0.737093487012742" calcext:value-type="float">
            <text:p>0.737093487012742</text:p>
          </table:table-cell>
          <table:table-cell office:value-type="float" office:value="0.397151662054597" calcext:value-type="float">
            <text:p>0.397151662054597</text:p>
          </table:table-cell>
          <table:table-cell office:value-type="float" office:value="0.899177525490114" calcext:value-type="float">
            <text:p>0.899177525490114</text:p>
          </table:table-cell>
          <table:table-cell office:value-type="float" office:value="1219785" calcext:value-type="float">
            <text:p>1219785</text:p>
          </table:table-cell>
          <table:table-cell table:number-columns-repeated="1000"/>
        </table:table-row>
        <table:table-row table:style-name="ro1">
          <table:table-cell office:value-type="float" office:value="65540098" calcext:value-type="float">
            <text:p>65540098</text:p>
          </table:table-cell>
          <table:table-cell office:value-type="string" calcext:value-type="string">
            <text:p><text:s/>New Zealand: Other (2003-2007)</text:p>
          </table:table-cell>
          <table:table-cell office:value-type="float" office:value="0.00769230707682033" calcext:value-type="float">
            <text:p>0.00769230707682</text:p>
          </table:table-cell>
          <table:table-cell office:value-type="float" office:value="0.00124000664723408" calcext:value-type="float">
            <text:p>0.001240006647234</text:p>
          </table:table-cell>
          <table:table-cell office:value-type="float" office:value="0.0471425139227628" calcext:value-type="float">
            <text:p>0.047142513922763</text:p>
          </table:table-cell>
          <table:table-cell office:value-type="float" office:value="0.000835973832579536" calcext:value-type="float">
            <text:p>0.00083597383258</text:p>
          </table:table-cell>
          <table:table-cell office:value-type="float" office:value="0.00609613147475613" calcext:value-type="float">
            <text:p>0.006096131474756</text:p>
          </table:table-cell>
          <table:table-cell office:value-type="float" office:value="0.00838373088065557" calcext:value-type="float">
            <text:p>0.008383730880656</text:p>
          </table:table-cell>
          <table:table-cell office:value-type="float" office:value="0.000270468650864017" calcext:value-type="float">
            <text:p>0.000270468650864</text:p>
          </table:table-cell>
          <table:table-cell office:value-type="float" office:value="0.0427539406466219" calcext:value-type="float">
            <text:p>0.042753940646622</text:p>
          </table:table-cell>
          <table:table-cell office:value-type="float" office:value="0.000295054865776629" calcext:value-type="float">
            <text:p>0.000295054865777</text:p>
          </table:table-cell>
          <table:table-cell office:value-type="float" office:value="0.00514209276817092" calcext:value-type="float">
            <text:p>0.005142092768171</text:p>
          </table:table-cell>
          <table:table-cell office:value-type="float" office:value="0.00010190537024095" calcext:value-type="float">
            <text:p>0.000101905370241</text:p>
          </table:table-cell>
          <table:table-cell office:value-type="float" office:value="0.00316291646404292" calcext:value-type="float">
            <text:p>0.003162916464043</text:p>
          </table:table-cell>
          <table:table-cell table:style-name="ce2" office:value-type="float" office:value="0.0000555517028538727" calcext:value-type="float">
            <text:p>5.56E-05</text:p>
          </table:table-cell>
          <table:table-cell office:value-type="float" office:value="0.00491509139214619" calcext:value-type="float">
            <text:p>0.004915091392146</text:p>
          </table:table-cell>
          <table:table-cell office:value-type="float" office:value="0.00220805507163419" calcext:value-type="float">
            <text:p>0.002208055071634</text:p>
          </table:table-cell>
          <table:table-cell office:value-type="float" office:value="0.123714552240292" calcext:value-type="float">
            <text:p>0.123714552240292</text:p>
          </table:table-cell>
          <table:table-cell office:value-type="float" office:value="0.0907666326709675" calcext:value-type="float">
            <text:p>0.090766632670968</text:p>
          </table:table-cell>
          <table:table-cell office:value-type="float" office:value="0.000229535267478598" calcext:value-type="float">
            <text:p>0.000229535267479</text:p>
          </table:table-cell>
          <table:table-cell office:value-type="float" office:value="0.778864677226848" calcext:value-type="float">
            <text:p>0.778864677226848</text:p>
          </table:table-cell>
          <table:table-cell office:value-type="float" office:value="0.476661644188498" calcext:value-type="float">
            <text:p>0.476661644188498</text:p>
          </table:table-cell>
          <table:table-cell office:value-type="float" office:value="0.916435272629929" calcext:value-type="float">
            <text:p>0.916435272629929</text:p>
          </table:table-cell>
          <table:table-cell office:value-type="float" office:value="15126465" calcext:value-type="float">
            <text:p>15126465</text:p>
          </table:table-cell>
          <table:table-cell table:number-columns-repeated="1000"/>
        </table:table-row>
        <table:table-row table:style-name="ro1">
          <table:table-cell office:value-type="float" office:value="65540099" calcext:value-type="float">
            <text:p>65540099</text:p>
          </table:table-cell>
          <table:table-cell office:value-type="string" calcext:value-type="string">
            <text:p><text:s/>New Zealand (2003-2007)</text:p>
          </table:table-cell>
          <table:table-cell office:value-type="float" office:value="0.00807959457478142" calcext:value-type="float">
            <text:p>0.008079594574781</text:p>
          </table:table-cell>
          <table:table-cell office:value-type="float" office:value="0.00142137683660275" calcext:value-type="float">
            <text:p>0.001421376836603</text:p>
          </table:table-cell>
          <table:table-cell office:value-type="float" office:value="0.0455604303812759" calcext:value-type="float">
            <text:p>0.045560430381276</text:p>
          </table:table-cell>
          <table:table-cell office:value-type="float" office:value="0.00129097384124993" calcext:value-type="float">
            <text:p>0.00129097384125</text:p>
          </table:table-cell>
          <table:table-cell office:value-type="float" office:value="0.00650369889815699" calcext:value-type="float">
            <text:p>0.006503698898157</text:p>
          </table:table-cell>
          <table:table-cell office:value-type="float" office:value="0.00928523201332803" calcext:value-type="float">
            <text:p>0.009285232013328</text:p>
          </table:table-cell>
          <table:table-cell office:value-type="float" office:value="0.000282679264302246" calcext:value-type="float">
            <text:p>0.000282679264302</text:p>
          </table:table-cell>
          <table:table-cell office:value-type="float" office:value="0.0379671378001341" calcext:value-type="float">
            <text:p>0.037967137800134</text:p>
          </table:table-cell>
          <table:table-cell office:value-type="float" office:value="0.000308682363032598" calcext:value-type="float">
            <text:p>0.000308682363033</text:p>
          </table:table-cell>
          <table:table-cell office:value-type="float" office:value="0.00538781740461345" calcext:value-type="float">
            <text:p>0.005387817404613</text:p>
          </table:table-cell>
          <table:table-cell office:value-type="float" office:value="0.000117255832317573" calcext:value-type="float">
            <text:p>0.000117255832318</text:p>
          </table:table-cell>
          <table:table-cell office:value-type="float" office:value="0.003604849712567" calcext:value-type="float">
            <text:p>0.003604849712567</text:p>
          </table:table-cell>
          <table:table-cell table:style-name="ce2" office:value-type="float" office:value="0.0000706718422852696" calcext:value-type="float">
            <text:p>7.07E-05</text:p>
          </table:table-cell>
          <table:table-cell office:value-type="float" office:value="0.00490628969772118" calcext:value-type="float">
            <text:p>0.004906289697721</text:p>
          </table:table-cell>
          <table:table-cell office:value-type="float" office:value="0.00239769429769208" calcext:value-type="float">
            <text:p>0.002397694297692</text:p>
          </table:table-cell>
          <table:table-cell office:value-type="float" office:value="0.121635392540636" calcext:value-type="float">
            <text:p>0.121635392540636</text:p>
          </table:table-cell>
          <table:table-cell office:value-type="float" office:value="0.0939457447313319" calcext:value-type="float">
            <text:p>0.093945744731332</text:p>
          </table:table-cell>
          <table:table-cell office:value-type="float" office:value="0.000156477395488075" calcext:value-type="float">
            <text:p>0.000156477395488</text:p>
          </table:table-cell>
          <table:table-cell office:value-type="float" office:value="0.79093684855458" calcext:value-type="float">
            <text:p>0.79093684855458</text:p>
          </table:table-cell>
          <table:table-cell office:value-type="float" office:value="0.500600010552057" calcext:value-type="float">
            <text:p>0.500600010552057</text:p>
          </table:table-cell>
          <table:table-cell office:value-type="float" office:value="0.921329361132904" calcext:value-type="float">
            <text:p>0.921329361132904</text:p>
          </table:table-cell>
          <table:table-cell office:value-type="float" office:value="19436120" calcext:value-type="float">
            <text:p>19436120</text:p>
          </table:table-cell>
          <table:table-cell table:number-columns-repeated="1000"/>
        </table:table-row>
        <table:table-row table:style-name="ro1">
          <table:table-cell office:value-type="float" office:value="68409910" calcext:value-type="float">
            <text:p>68409910</text:p>
          </table:table-cell>
          <table:table-cell office:value-type="string" calcext:value-type="string">
            <text:p><text:s/>USA, Hawaii: White (2003-2007)</text:p>
          </table:table-cell>
          <table:table-cell office:value-type="float" office:value="0.0194977346448232" calcext:value-type="float">
            <text:p>0.019497734644823</text:p>
          </table:table-cell>
          <table:table-cell office:value-type="float" office:value="0.000945347421783135" calcext:value-type="float">
            <text:p>0.000945347421783</text:p>
          </table:table-cell>
          <table:table-cell office:value-type="float" office:value="0.03434328814032" calcext:value-type="float">
            <text:p>0.03434328814032</text:p>
          </table:table-cell>
          <table:table-cell office:value-type="float" office:value="0.00393791794606451" calcext:value-type="float">
            <text:p>0.003937917946065</text:p>
          </table:table-cell>
          <table:table-cell office:value-type="float" office:value="0.00838973955746447" calcext:value-type="float">
            <text:p>0.008389739557464</text:p>
          </table:table-cell>
          <table:table-cell office:value-type="float" office:value="0.0190657988788122" calcext:value-type="float">
            <text:p>0.019065798878812</text:p>
          </table:table-cell>
          <table:table-cell office:value-type="float" office:value="0.000229052999435366" calcext:value-type="float">
            <text:p>0.000229052999435</text:p>
          </table:table-cell>
          <table:table-cell office:value-type="float" office:value="0.0513267985161593" calcext:value-type="float">
            <text:p>0.051326798516159</text:p>
          </table:table-cell>
          <table:table-cell office:value-type="float" office:value="0" calcext:value-type="float">
            <text:p>0</text:p>
          </table:table-cell>
          <table:table-cell office:value-type="float" office:value="0.00628416798728594" calcext:value-type="float">
            <text:p>0.006284167987286</text:p>
          </table:table-cell>
          <table:table-cell office:value-type="float" office:value="0" calcext:value-type="float">
            <text:p>0</text:p>
          </table:table-cell>
          <table:table-cell office:value-type="float" office:value="0.00688285727438588" calcext:value-type="float">
            <text:p>0.006882857274386</text:p>
          </table:table-cell>
          <table:table-cell table:style-name="ce2" office:value-type="float" office:value="0.000033867377812904" calcext:value-type="float">
            <text:p>3.39E-05</text:p>
          </table:table-cell>
          <table:table-cell office:value-type="float" office:value="0.00451880414771627" calcext:value-type="float">
            <text:p>0.004518804147716</text:p>
          </table:table-cell>
          <table:table-cell office:value-type="float" office:value="0.00248441905892566" calcext:value-type="float">
            <text:p>0.002484419058926</text:p>
          </table:table-cell>
          <table:table-cell office:value-type="float" office:value="0.134529303459336" calcext:value-type="float">
            <text:p>0.134529303459336</text:p>
          </table:table-cell>
          <table:table-cell office:value-type="float" office:value="0.120448990156844" calcext:value-type="float">
            <text:p>0.12044899015684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48987" calcext:value-type="float">
            <text:p>1448987</text:p>
          </table:table-cell>
          <table:table-cell table:number-columns-repeated="1000"/>
        </table:table-row>
        <table:table-row table:style-name="ro1">
          <table:table-cell office:value-type="float" office:value="68409920" calcext:value-type="float">
            <text:p>68409920</text:p>
          </table:table-cell>
          <table:table-cell office:value-type="string" calcext:value-type="string">
            <text:p><text:s/>USA, Hawaii: Chinese (2003-2007)</text:p>
          </table:table-cell>
          <table:table-cell office:value-type="float" office:value="0.0134805546781922" calcext:value-type="float">
            <text:p>0.013480554678192</text:p>
          </table:table-cell>
          <table:table-cell office:value-type="float" office:value="0.0026639209130648" calcext:value-type="float">
            <text:p>0.002663920913065</text:p>
          </table:table-cell>
          <table:table-cell office:value-type="float" office:value="0.0332434791433399" calcext:value-type="float">
            <text:p>0.03324347914334</text:p>
          </table:table-cell>
          <table:table-cell office:value-type="float" office:value="0.00760509688339693" calcext:value-type="float">
            <text:p>0.007605096883397</text:p>
          </table:table-cell>
          <table:table-cell office:value-type="float" office:value="0.0073505067955948" calcext:value-type="float">
            <text:p>0.007350506795595</text:p>
          </table:table-cell>
          <table:table-cell office:value-type="float" office:value="0.0217032518584475" calcext:value-type="float">
            <text:p>0.021703251858448</text:p>
          </table:table-cell>
          <table:table-cell office:value-type="float" office:value="0.000947570032423435" calcext:value-type="float">
            <text:p>0.000947570032423</text:p>
          </table:table-cell>
          <table:table-cell office:value-type="float" office:value="0.00101799955320458" calcext:value-type="float">
            <text:p>0.001017999553205</text:p>
          </table:table-cell>
          <table:table-cell office:value-type="float" office:value="0" calcext:value-type="float">
            <text:p>0</text:p>
          </table:table-cell>
          <table:table-cell office:value-type="float" office:value="0.00307876048896025" calcext:value-type="float">
            <text:p>0.00307876048896</text:p>
          </table:table-cell>
          <table:table-cell office:value-type="float" office:value="0" calcext:value-type="float">
            <text:p>0</text:p>
          </table:table-cell>
          <table:table-cell office:value-type="float" office:value="0.0143114764941265" calcext:value-type="float">
            <text:p>0.014311476494127</text:p>
          </table:table-cell>
          <table:table-cell office:value-type="float" office:value="0" calcext:value-type="float">
            <text:p>0</text:p>
          </table:table-cell>
          <table:table-cell office:value-type="float" office:value="0.0015669704107647" calcext:value-type="float">
            <text:p>0.001566970410765</text:p>
          </table:table-cell>
          <table:table-cell office:value-type="float" office:value="0.00199683371448229" calcext:value-type="float">
            <text:p>0.001996833714482</text:p>
          </table:table-cell>
          <table:table-cell office:value-type="float" office:value="0.11982322229354" calcext:value-type="float">
            <text:p>0.11982322229354</text:p>
          </table:table-cell>
          <table:table-cell office:value-type="float" office:value="0.106570723063712" calcext:value-type="float">
            <text:p>0.10657072306371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93949" calcext:value-type="float">
            <text:p>293949</text:p>
          </table:table-cell>
          <table:table-cell table:number-columns-repeated="1000"/>
        </table:table-row>
        <table:table-row table:style-name="ro1">
          <table:table-cell office:value-type="float" office:value="68409921" calcext:value-type="float">
            <text:p>68409921</text:p>
          </table:table-cell>
          <table:table-cell office:value-type="string" calcext:value-type="string">
            <text:p><text:s/>USA, Hawaii: Japanese (2003-2007)</text:p>
          </table:table-cell>
          <table:table-cell office:value-type="float" office:value="0.00862340851315264" calcext:value-type="float">
            <text:p>0.008623408513153</text:p>
          </table:table-cell>
          <table:table-cell office:value-type="float" office:value="0.00299804414957667" calcext:value-type="float">
            <text:p>0.002998044149577</text:p>
          </table:table-cell>
          <table:table-cell office:value-type="float" office:value="0.0406097311154719" calcext:value-type="float">
            <text:p>0.040609731115472</text:p>
          </table:table-cell>
          <table:table-cell office:value-type="float" office:value="0.00454860174449691" calcext:value-type="float">
            <text:p>0.004548601744497</text:p>
          </table:table-cell>
          <table:table-cell office:value-type="float" office:value="0.00922372012740036" calcext:value-type="float">
            <text:p>0.0092237201274</text:p>
          </table:table-cell>
          <table:table-cell office:value-type="float" office:value="0.0112685522256324" calcext:value-type="float">
            <text:p>0.011268552225632</text:p>
          </table:table-cell>
          <table:table-cell table:style-name="ce2" office:value-type="float" office:value="0.0000859935968306497" calcext:value-type="float">
            <text:p>8.60E-05</text:p>
          </table:table-cell>
          <table:table-cell office:value-type="float" office:value="0.00190081120554692" calcext:value-type="float">
            <text:p>0.001900811205547</text:p>
          </table:table-cell>
          <table:table-cell office:value-type="float" office:value="0.000212071086228104" calcext:value-type="float">
            <text:p>0.000212071086228</text:p>
          </table:table-cell>
          <table:table-cell office:value-type="float" office:value="0.00312151921706822" calcext:value-type="float">
            <text:p>0.003121519217068</text:p>
          </table:table-cell>
          <table:table-cell table:style-name="ce2" office:value-type="float" office:value="0.000096194645559464" calcext:value-type="float">
            <text:p>9.62E-05</text:p>
          </table:table-cell>
          <table:table-cell office:value-type="float" office:value="0.0056003995527439" calcext:value-type="float">
            <text:p>0.005600399552744</text:p>
          </table:table-cell>
          <table:table-cell office:value-type="float" office:value="0.000240879058248475" calcext:value-type="float">
            <text:p>0.000240879058248</text:p>
          </table:table-cell>
          <table:table-cell office:value-type="float" office:value="0.000230194416358731" calcext:value-type="float">
            <text:p>0.000230194416359</text:p>
          </table:table-cell>
          <table:table-cell office:value-type="float" office:value="0.00209912636419077" calcext:value-type="float">
            <text:p>0.002099126364191</text:p>
          </table:table-cell>
          <table:table-cell office:value-type="float" office:value="0.104167578251541" calcext:value-type="float">
            <text:p>0.104167578251541</text:p>
          </table:table-cell>
          <table:table-cell office:value-type="float" office:value="0.100436488991614" calcext:value-type="float">
            <text:p>0.100436488991614</text:p>
          </table:table-cell>
          <table:table-cell office:value-type="float" office:value="0.00182197784384064" calcext:value-type="float">
            <text:p>0.001821977843841</text:p>
          </table:table-cell>
          <table:table-cell office:value-type="float" office:value="0.6983118405349" calcext:value-type="float">
            <text:p>0.6983118405349</text:p>
          </table:table-cell>
          <table:table-cell office:value-type="float" office:value="0.327634192184627" calcext:value-type="float">
            <text:p>0.327634192184627</text:p>
          </table:table-cell>
          <table:table-cell office:value-type="float" office:value="0.882690446009947" calcext:value-type="float">
            <text:p>0.882690446009947</text:p>
          </table:table-cell>
          <table:table-cell office:value-type="float" office:value="1082682" calcext:value-type="float">
            <text:p>1082682</text:p>
          </table:table-cell>
          <table:table-cell table:number-columns-repeated="1000"/>
        </table:table-row>
        <table:table-row table:style-name="ro1">
          <table:table-cell office:value-type="float" office:value="68409923" calcext:value-type="float">
            <text:p>68409923</text:p>
          </table:table-cell>
          <table:table-cell office:value-type="string" calcext:value-type="string">
            <text:p><text:s/>USA, Hawaii: Filipino (2003-2007)</text:p>
          </table:table-cell>
          <table:table-cell office:value-type="float" office:value="0.0124858553849083" calcext:value-type="float">
            <text:p>0.012485855384908</text:p>
          </table:table-cell>
          <table:table-cell office:value-type="float" office:value="0.00122071617970105" calcext:value-type="float">
            <text:p>0.001220716179701</text:p>
          </table:table-cell>
          <table:table-cell office:value-type="float" office:value="0.039147751181796" calcext:value-type="float">
            <text:p>0.039147751181796</text:p>
          </table:table-cell>
          <table:table-cell office:value-type="float" office:value="0.00570360248612051" calcext:value-type="float">
            <text:p>0.005703602486121</text:p>
          </table:table-cell>
          <table:table-cell office:value-type="float" office:value="0.0101377505984252" calcext:value-type="float">
            <text:p>0.010137750598425</text:p>
          </table:table-cell>
          <table:table-cell office:value-type="float" office:value="0.0276119985921631" calcext:value-type="float">
            <text:p>0.027611998592163</text:p>
          </table:table-cell>
          <table:table-cell office:value-type="float" office:value="0.000409632784180512" calcext:value-type="float">
            <text:p>0.000409632784181</text:p>
          </table:table-cell>
          <table:table-cell office:value-type="float" office:value="0.00179674103091403" calcext:value-type="float">
            <text:p>0.001796741030914</text:p>
          </table:table-cell>
          <table:table-cell office:value-type="float" office:value="0.000436026230737812" calcext:value-type="float">
            <text:p>0.000436026230738</text:p>
          </table:table-cell>
          <table:table-cell office:value-type="float" office:value="0.00188515921023078" calcext:value-type="float">
            <text:p>0.001885159210231</text:p>
          </table:table-cell>
          <table:table-cell office:value-type="float" office:value="0" calcext:value-type="float">
            <text:p>0</text:p>
          </table:table-cell>
          <table:table-cell office:value-type="float" office:value="0.0182163715765929" calcext:value-type="float">
            <text:p>0.018216371576593</text:p>
          </table:table-cell>
          <table:table-cell office:value-type="float" office:value="0" calcext:value-type="float">
            <text:p>0</text:p>
          </table:table-cell>
          <table:table-cell office:value-type="float" office:value="0.00167854827313508" calcext:value-type="float">
            <text:p>0.001678548273135</text:p>
          </table:table-cell>
          <table:table-cell office:value-type="float" office:value="0.00325005577297712" calcext:value-type="float">
            <text:p>0.003250055772977</text:p>
          </table:table-cell>
          <table:table-cell office:value-type="float" office:value="0.124439984114935" calcext:value-type="float">
            <text:p>0.124439984114935</text:p>
          </table:table-cell>
          <table:table-cell office:value-type="float" office:value="0.0934292084415236" calcext:value-type="float">
            <text:p>0.09342920844152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66313" calcext:value-type="float">
            <text:p>866313</text:p>
          </table:table-cell>
          <table:table-cell table:number-columns-repeated="1000"/>
        </table:table-row>
        <table:table-row table:style-name="ro1">
          <table:table-cell office:value-type="float" office:value="68409945" calcext:value-type="float">
            <text:p>68409945</text:p>
          </table:table-cell>
          <table:table-cell office:value-type="string" calcext:value-type="string">
            <text:p><text:s/>USA, Hawaii: Hawaiian (2003-2007)</text:p>
          </table:table-cell>
          <table:table-cell office:value-type="float" office:value="0.0128384576448116" calcext:value-type="float">
            <text:p>0.012838457644812</text:p>
          </table:table-cell>
          <table:table-cell office:value-type="float" office:value="0.0041750616431309" calcext:value-type="float">
            <text:p>0.004175061643131</text:p>
          </table:table-cell>
          <table:table-cell office:value-type="float" office:value="0.0356906380528485" calcext:value-type="float">
            <text:p>0.035690638052849</text:p>
          </table:table-cell>
          <table:table-cell office:value-type="float" office:value="0.00586542071400714" calcext:value-type="float">
            <text:p>0.005865420714007</text:p>
          </table:table-cell>
          <table:table-cell office:value-type="float" office:value="0.01304980587412" calcext:value-type="float">
            <text:p>0.01304980587412</text:p>
          </table:table-cell>
          <table:table-cell office:value-type="float" office:value="0.0216711518521628" calcext:value-type="float">
            <text:p>0.021671151852163</text:p>
          </table:table-cell>
          <table:table-cell office:value-type="float" office:value="0.000265628364817918" calcext:value-type="float">
            <text:p>0.000265628364818</text:p>
          </table:table-cell>
          <table:table-cell office:value-type="float" office:value="0.00322739532978214" calcext:value-type="float">
            <text:p>0.003227395329782</text:p>
          </table:table-cell>
          <table:table-cell office:value-type="float" office:value="0.000384291685897844" calcext:value-type="float">
            <text:p>0.000384291685898</text:p>
          </table:table-cell>
          <table:table-cell office:value-type="float" office:value="0.00243595828478896" calcext:value-type="float">
            <text:p>0.002435958284789</text:p>
          </table:table-cell>
          <table:table-cell office:value-type="float" office:value="0.000196976764104962" calcext:value-type="float">
            <text:p>0.000196976764105</text:p>
          </table:table-cell>
          <table:table-cell office:value-type="float" office:value="0.00806862734996287" calcext:value-type="float">
            <text:p>0.008068627349963</text:p>
          </table:table-cell>
          <table:table-cell office:value-type="float" office:value="0.000131690997879225" calcext:value-type="float">
            <text:p>0.000131690997879</text:p>
          </table:table-cell>
          <table:table-cell office:value-type="float" office:value="0.002415218686514" calcext:value-type="float">
            <text:p>0.002415218686514</text:p>
          </table:table-cell>
          <table:table-cell office:value-type="float" office:value="0.00327153200635217" calcext:value-type="float">
            <text:p>0.003271532006352</text:p>
          </table:table-cell>
          <table:table-cell office:value-type="float" office:value="0.100455719736896" calcext:value-type="float">
            <text:p>0.100455719736896</text:p>
          </table:table-cell>
          <table:table-cell office:value-type="float" office:value="0.127623986566374" calcext:value-type="float">
            <text:p>0.127623986566374</text:p>
          </table:table-cell>
          <table:table-cell office:value-type="float" office:value="0.000340584166361957" calcext:value-type="float">
            <text:p>0.000340584166362</text:p>
          </table:table-cell>
          <table:table-cell office:value-type="float" office:value="0.765615090953703" calcext:value-type="float">
            <text:p>0.765615090953703</text:p>
          </table:table-cell>
          <table:table-cell office:value-type="float" office:value="0.450894483797228" calcext:value-type="float">
            <text:p>0.450894483797228</text:p>
          </table:table-cell>
          <table:table-cell office:value-type="float" office:value="0.911016068565404" calcext:value-type="float">
            <text:p>0.911016068565404</text:p>
          </table:table-cell>
          <table:table-cell office:value-type="float" office:value="1358435" calcext:value-type="float">
            <text:p>1358435</text:p>
          </table:table-cell>
          <table:table-cell table:number-columns-repeated="1000"/>
        </table:table-row>
        <table:table-row table:style-name="ro1">
          <table:table-cell office:value-type="float" office:value="68409999" calcext:value-type="float">
            <text:p>68409999</text:p>
          </table:table-cell>
          <table:table-cell office:value-type="string" calcext:value-type="string">
            <text:p><text:s/>USA, Hawaii (2003-2007)</text:p>
          </table:table-cell>
          <table:table-cell office:value-type="float" office:value="0.0126833892420109" calcext:value-type="float">
            <text:p>0.012683389242011</text:p>
          </table:table-cell>
          <table:table-cell office:value-type="float" office:value="0.00200971408701794" calcext:value-type="float">
            <text:p>0.002009714087018</text:p>
          </table:table-cell>
          <table:table-cell office:value-type="float" office:value="0.0342662068792923" calcext:value-type="float">
            <text:p>0.034266206879292</text:p>
          </table:table-cell>
          <table:table-cell office:value-type="float" office:value="0.00511030137186942" calcext:value-type="float">
            <text:p>0.005110301371869</text:p>
          </table:table-cell>
          <table:table-cell office:value-type="float" office:value="0.00897194880436787" calcext:value-type="float">
            <text:p>0.008971948804368</text:p>
          </table:table-cell>
          <table:table-cell office:value-type="float" office:value="0.0171027349432719" calcext:value-type="float">
            <text:p>0.017102734943272</text:p>
          </table:table-cell>
          <table:table-cell office:value-type="float" office:value="0.000242172316553312" calcext:value-type="float">
            <text:p>0.000242172316553</text:p>
          </table:table-cell>
          <table:table-cell office:value-type="float" office:value="0.0155637705864265" calcext:value-type="float">
            <text:p>0.015563770586427</text:p>
          </table:table-cell>
          <table:table-cell office:value-type="float" office:value="0.000269006244413499" calcext:value-type="float">
            <text:p>0.000269006244413</text:p>
          </table:table-cell>
          <table:table-cell office:value-type="float" office:value="0.00357515898371653" calcext:value-type="float">
            <text:p>0.003575158983717</text:p>
          </table:table-cell>
          <table:table-cell office:value-type="float" office:value="0.000107894158080792" calcext:value-type="float">
            <text:p>0.000107894158081</text:p>
          </table:table-cell>
          <table:table-cell office:value-type="float" office:value="0.0091479939655237" calcext:value-type="float">
            <text:p>0.009147993965524</text:p>
          </table:table-cell>
          <table:table-cell office:value-type="float" office:value="0.000132330261268415" calcext:value-type="float">
            <text:p>0.000132330261268</text:p>
          </table:table-cell>
          <table:table-cell office:value-type="float" office:value="0.00205269457478879" calcext:value-type="float">
            <text:p>0.002052694574789</text:p>
          </table:table-cell>
          <table:table-cell office:value-type="float" office:value="0.00237903881036707" calcext:value-type="float">
            <text:p>0.002379038810367</text:p>
          </table:table-cell>
          <table:table-cell office:value-type="float" office:value="0.108569954197941" calcext:value-type="float">
            <text:p>0.108569954197941</text:p>
          </table:table-cell>
          <table:table-cell office:value-type="float" office:value="0.103261161930835" calcext:value-type="float">
            <text:p>0.103261161930835</text:p>
          </table:table-cell>
          <table:table-cell office:value-type="float" office:value="0.000208314449481772" calcext:value-type="float">
            <text:p>0.000208314449482</text:p>
          </table:table-cell>
          <table:table-cell office:value-type="float" office:value="0.781992649403053" calcext:value-type="float">
            <text:p>0.781992649403053</text:p>
          </table:table-cell>
          <table:table-cell office:value-type="float" office:value="0.482821496397121" calcext:value-type="float">
            <text:p>0.482821496397121</text:p>
          </table:table-cell>
          <table:table-cell office:value-type="float" office:value="0.917707322625008" calcext:value-type="float">
            <text:p>0.917707322625008</text:p>
          </table:table-cell>
          <table:table-cell office:value-type="float" office:value="5859839" calcext:value-type="float">
            <text:p>5859839</text:p>
          </table:table-cell>
          <table:table-cell table:number-columns-repeated="1000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cd values" table:style-name="ta2"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3" table:number-columns-repeated="1007" table:default-cell-style-name="ce1"/>
        <table:table-row table:style-name="ro2">
          <table:table-cell office:value-type="string" calcext:value-type="string">
            <text:p>Tissue type</text:p>
          </table:table-cell>
          <table:table-cell office:value-type="string" calcext:value-type="string">
            <text:p>lscd</text:p>
          </table:table-cell>
          <table:table-cell office:value-type="string" calcext:value-type="string">
            <text:p>log(lscd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arian germ cell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16.9065530113226" calcext:value-type="float">
            <text:p>16.90655301132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eosarcoma</text:p>
          </table:table-cell>
          <table:table-cell office:value-type="float" office:value="29260000" calcext:value-type="float">
            <text:p>29260000</text:p>
          </table:table-cell>
          <table:table-cell office:value-type="float" office:value="17.1917319535563" calcext:value-type="float">
            <text:p>17.191731953556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yroid medullary</text:p>
          </table:table-cell>
          <table:table-cell office:value-type="float" office:value="58500000" calcext:value-type="float">
            <text:p>58500000</text:p>
          </table:table-cell>
          <table:table-cell office:value-type="float" office:value="17.8845373122021" calcext:value-type="float">
            <text:p>17.88453731220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ulloblastoma</text:p>
          </table:table-cell>
          <table:table-cell office:value-type="float" office:value="272000000" calcext:value-type="float">
            <text:p>272000000</text:p>
          </table:table-cell>
          <table:table-cell office:value-type="float" office:value="19.4213126242603" calcext:value-type="float">
            <text:p>19.4213126242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yroid follicular/papillary</text:p>
          </table:table-cell>
          <table:table-cell office:value-type="float" office:value="585000000" calcext:value-type="float">
            <text:p>585000000</text:p>
          </table:table-cell>
          <table:table-cell office:value-type="float" office:value="20.1871224051961" calcext:value-type="float">
            <text:p>20.18712240519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ophageal squamous cell carcinoma</text:p>
          </table:table-cell>
          <table:table-cell office:value-type="float" office:value="1203000000" calcext:value-type="float">
            <text:p>1203000000</text:p>
          </table:table-cell>
          <table:table-cell office:value-type="float" office:value="20.908084273939" calcext:value-type="float">
            <text:p>20.9080842739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icular germ cell</text:p>
          </table:table-cell>
          <table:table-cell office:value-type="float" office:value="3348000000" calcext:value-type="float">
            <text:p>3348000000</text:p>
          </table:table-cell>
          <table:table-cell office:value-type="float" office:value="21.9316289895736" calcext:value-type="float">
            <text:p>21.93162898957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g adenocarcinoma</text:p>
          </table:table-cell>
          <table:table-cell office:value-type="float" office:value="9272000000" calcext:value-type="float">
            <text:p>9272000000</text:p>
          </table:table-cell>
          <table:table-cell office:value-type="float" office:value="22.9502649429839" calcext:value-type="float">
            <text:p>22.95026494298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ate</text:p>
          </table:table-cell>
          <table:table-cell office:value-type="float" office:value="50819999998" calcext:value-type="float">
            <text:p>50819999998</text:p>
          </table:table-cell>
          <table:table-cell office:value-type="float" office:value="24.6515558147991" calcext:value-type="float">
            <text:p>24.65155581479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ute myeloid leukemia</text:p>
          </table:table-cell>
          <table:table-cell office:value-type="float" office:value="129900000000" calcext:value-type="float">
            <text:p>129900000000</text:p>
          </table:table-cell>
          <table:table-cell office:value-type="float" office:value="25.590030760623" calcext:value-type="float">
            <text:p>25.5900307606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ronic lymphocytic leukemia</text:p>
          </table:table-cell>
          <table:table-cell office:value-type="float" office:value="129900000000" calcext:value-type="float">
            <text:p>129900000000</text:p>
          </table:table-cell>
          <table:table-cell office:value-type="float" office:value="25.590030760623" calcext:value-type="float">
            <text:p>25.5900307606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patocellular carcinoma</text:p>
          </table:table-cell>
          <table:table-cell office:value-type="float" office:value="270900000000" calcext:value-type="float">
            <text:p>270900000000</text:p>
          </table:table-cell>
          <table:table-cell office:value-type="float" office:value="26.3250155860375" calcext:value-type="float">
            <text:p>26.3250155860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reatic cancer (ductal + endocrine)</text:p>
          </table:table-cell>
          <table:table-cell office:value-type="float" office:value="348868000000" calcext:value-type="float">
            <text:p>348868000000</text:p>
          </table:table-cell>
          <table:table-cell office:value-type="float" office:value="26.5779594641086" calcext:value-type="float">
            <text:p>26.577959464108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anoma</text:p>
          </table:table-cell>
          <table:table-cell office:value-type="float" office:value="763800000000" calcext:value-type="float">
            <text:p>763800000000</text:p>
          </table:table-cell>
          <table:table-cell office:value-type="float" office:value="27.3615718117378" calcext:value-type="float">
            <text:p>27.36157181173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orectal adenocarcinoma</text:p>
          </table:table-cell>
          <table:table-cell office:value-type="float" office:value="1168000000000" calcext:value-type="float">
            <text:p>1168000000000</text:p>
          </table:table-cell>
          <table:table-cell office:value-type="float" office:value="27.7863140003346" calcext:value-type="float">
            <text:p>27.78631400033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st</text:p>
          </table:table-cell>
          <table:table-cell office:value-type="float" office:value="3028991999998" calcext:value-type="float">
            <text:p>3028991999998</text:p>
          </table:table-cell>
          <table:table-cell office:value-type="float" office:value="28.7392510068338" calcext:value-type="float">
            <text:p>28.73925100683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d &amp; neck squamous cell carcinoma</text:p>
          </table:table-cell>
          <table:table-cell office:value-type="float" office:value="301860000000000" calcext:value-type="float">
            <text:p>301860000000000</text:p>
          </table:table-cell>
          <table:table-cell office:value-type="float" office:value="33.3409844496598" calcext:value-type="float">
            <text:p>33.3409844496598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ce by site" table:style-name="ta3">
        <office:forms form:automatic-focus="false" form:apply-design-mode="false"/>
        <table:table-column table:style-name="co3" table:default-cell-style-name="Default"/>
        <table:table-column table:style-name="co3" table:number-columns-repeated="1022" table:default-cell-style-name="ce1"/>
        <table:table-row table:style-name="ro3">
          <table:table-cell table:style-name="ce3" office:value-type="string" calcext:value-type="string">
            <text:p>Cancer Site</text:p>
          </table:table-cell>
          <table:table-cell table:style-name="ce4" office:value-type="string" calcext:value-type="string">
            <text:p>Head &amp; neck squamous cell carcinoma</text:p>
          </table:table-cell>
          <table:table-cell table:style-name="ce4" office:value-type="string" calcext:value-type="string">
            <text:p>Esophageal squamous cell carcinoma</text:p>
          </table:table-cell>
          <table:table-cell table:style-name="ce4" office:value-type="string" calcext:value-type="string">
            <text:p>Colorectal adenocarcinoma</text:p>
          </table:table-cell>
          <table:table-cell table:style-name="ce4" office:value-type="string" calcext:value-type="string">
            <text:p>Hepatocellular carcinoma</text:p>
          </table:table-cell>
          <table:table-cell table:style-name="ce4" office:value-type="string" calcext:value-type="string">
            <text:p>Pancreatic cancer (ductal + endocrine)</text:p>
          </table:table-cell>
          <table:table-cell table:style-name="ce4" office:value-type="string" calcext:value-type="string">
            <text:p>Lung adenocarcinoma</text:p>
          </table:table-cell>
          <table:table-cell table:style-name="ce4" office:value-type="string" calcext:value-type="string">
            <text:p>Osteosarcoma</text:p>
          </table:table-cell>
          <table:table-cell table:style-name="ce4" office:value-type="string" calcext:value-type="string">
            <text:p>Melanoma</text:p>
          </table:table-cell>
          <table:table-cell table:style-name="ce4" office:value-type="string" calcext:value-type="string">
            <text:p>Ovarian germ cell</text:p>
          </table:table-cell>
          <table:table-cell table:style-name="ce4" office:value-type="string" calcext:value-type="string">
            <text:p>Testicular germ cell</text:p>
          </table:table-cell>
          <table:table-cell table:style-name="ce4" office:value-type="string" calcext:value-type="string">
            <text:p>Medulloblastoma</text:p>
          </table:table-cell>
          <table:table-cell table:style-name="ce4" office:value-type="string" calcext:value-type="string">
            <text:p>Thyroid follicular/papillary</text:p>
          </table:table-cell>
          <table:table-cell table:style-name="ce4" office:value-type="string" calcext:value-type="string">
            <text:p>Thyroid medullary</text:p>
          </table:table-cell>
          <table:table-cell table:style-name="ce4" office:value-type="string" calcext:value-type="string">
            <text:p>Chronic lymphocytic leukemia</text:p>
          </table:table-cell>
          <table:table-cell table:style-name="ce4" office:value-type="string" calcext:value-type="string">
            <text:p>Acute myeloid leukemia</text:p>
          </table:table-cell>
          <table:table-cell table:style-name="ce4" office:value-type="string" calcext:value-type="string">
            <text:p>Prostate</text:p>
          </table:table-cell>
          <table:table-cell table:style-name="ce4" office:value-type="string" calcext:value-type="string">
            <text:p>Breast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Mutation threshold, <text:span text:style-name="T1">k </text:span><text:span text:style-name="T2">from Nunney &amp; Muir (2015)</text:span>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05"/>
        </table:table-row>
        <table:table-row table:style-name="ro4">
          <table:table-cell table:style-name="ce3" office:value-type="string" calcext:value-type="string">
            <text:p>Cell number, <text:span text:style-name="T1">n</text:span></text:p>
          </table:table-cell>
          <table:table-cell table:style-name="ce4" table:formula="of:=1.85*10^7" office:value-type="float" office:value="18500000" calcext:value-type="float">
            <text:p>18500000</text:p>
          </table:table-cell>
          <table:table-cell table:style-name="ce4" table:formula="of:=8.64*10^5" office:value-type="float" office:value="864000" calcext:value-type="float">
            <text:p>864000</text:p>
          </table:table-cell>
          <table:table-cell table:style-name="ce4" table:formula="of:=2*10^8" office:value-type="float" office:value="200000000" calcext:value-type="float">
            <text:p>200000000</text:p>
          </table:table-cell>
          <table:table-cell table:style-name="ce4" table:formula="of:=3.01*10^9" office:value-type="float" office:value="3010000000" calcext:value-type="float">
            <text:p>3010000000</text:p>
          </table:table-cell>
          <table:table-cell table:style-name="ce4" table:formula="of:=((4.18*10^9)+(7.4*10^7))/2" office:value-type="float" office:value="2127000000" calcext:value-type="float">
            <text:p>2127000000</text:p>
          </table:table-cell>
          <table:table-cell table:style-name="ce4" table:formula="of:=1.22*10^9" office:value-type="float" office:value="1220000000" calcext:value-type="float">
            <text:p>1220000000</text:p>
          </table:table-cell>
          <table:table-cell table:style-name="ce4" table:formula="of:=4.18*10^6" office:value-type="float" office:value="4180000" calcext:value-type="float">
            <text:p>4180000</text:p>
          </table:table-cell>
          <table:table-cell table:style-name="ce4" table:formula="of:=3.8*10^9" office:value-type="float" office:value="3800000000" calcext:value-type="float">
            <text:p>3800000000</text:p>
          </table:table-cell>
          <table:table-cell table:style-name="ce4" table:formula="of:=1.1*10^7" office:value-type="float" office:value="11000000" calcext:value-type="float">
            <text:p>11000000</text:p>
          </table:table-cell>
          <table:table-cell table:style-name="ce4" table:formula="of:=7.2*10^6" office:value-type="float" office:value="7200000" calcext:value-type="float">
            <text:p>7200000</text:p>
          </table:table-cell>
          <table:table-cell table:style-name="ce4" table:formula="of:=1.36*10^8" office:value-type="float" office:value="136000000" calcext:value-type="float">
            <text:p>136000000</text:p>
          </table:table-cell>
          <table:table-cell table:style-name="ce4" table:formula="of:=7.2*10^6" office:value-type="float" office:value="7200000" calcext:value-type="float">
            <text:p>7200000</text:p>
          </table:table-cell>
          <table:table-cell table:style-name="ce4" table:formula="of:=6.5*10^7" office:value-type="float" office:value="65000000" calcext:value-type="float">
            <text:p>65000000</text:p>
          </table:table-cell>
          <table:table-cell table:style-name="ce4" table:formula="of:=1.35*10^8" office:value-type="float" office:value="135000000" calcext:value-type="float">
            <text:p>135000000</text:p>
          </table:table-cell>
          <table:table-cell table:style-name="ce4" table:formula="of:=1.35*10^8" office:value-type="float" office:value="135000000" calcext:value-type="float">
            <text:p>135000000</text:p>
          </table:table-cell>
          <table:table-cell table:style-name="ce4" table:number-columns-repeated="2"/>
          <table:table-cell table:number-columns-repeated="1005"/>
        </table:table-row>
        <table:table-row table:style-name="ro5">
          <table:table-cell table:style-name="ce3" office:value-type="string" calcext:value-type="string">
            <text:p>Mutation rate per Mb from Hao (2016)</text:p>
          </table:table-cell>
          <table:table-cell table:style-name="ce4" office:value-type="float" office:value="4.46" calcext:value-type="float">
            <text:p>4.46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51" calcext:value-type="float">
            <text:p>3.51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.85" calcext:value-type="float">
            <text:p>2.8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1" calcext:value-type="float">
            <text:p>0.5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05"/>
        </table:table-row>
        <table:table-row table:style-name="ro6">
          <table:table-cell table:style-name="ce3" office:value-type="string" calcext:value-type="string">
            <text:p>Mutation rate per nucleotide, <text:span text:style-name="T1">p</text:span></text:p>
          </table:table-cell>
          <table:table-cell table:style-name="ce4" table:formula="of:=[.B4]*10^-6" office:value-type="float" office:value="0.00000446" calcext:value-type="float">
            <text:p>4.46E-06</text:p>
          </table:table-cell>
          <table:table-cell table:style-name="ce4" table:formula="of:=[.C4]*10^-6" office:value-type="float" office:value="0.00000263" calcext:value-type="float">
            <text:p>2.63E-06</text:p>
          </table:table-cell>
          <table:table-cell table:style-name="ce4" table:formula="of:=[.D4]*10^-6" office:value-type="float" office:value="0.0000028" calcext:value-type="float">
            <text:p>2.8E-06</text:p>
          </table:table-cell>
          <table:table-cell table:style-name="ce4" table:formula="of:=[.E4]*10^-6" office:value-type="float" office:value="0.00000351" calcext:value-type="float">
            <text:p>3.51E-06</text:p>
          </table:table-cell>
          <table:table-cell table:style-name="ce4" table:formula="of:=[.F4]*10^-6" office:value-type="float" office:value="0.0000027" calcext:value-type="float">
            <text:p>2.7E-06</text:p>
          </table:table-cell>
          <table:table-cell table:style-name="ce4" table:formula="of:=[.G4]*10^-6" office:value-type="float" office:value="0.00000285" calcext:value-type="float">
            <text:p>2.85E-06</text:p>
          </table:table-cell>
          <table:table-cell table:style-name="ce4" table:formula="of:=[.H4]*10^-6" office:value-type="float" office:value="0" calcext:value-type="float">
            <text:p>0</text:p>
          </table:table-cell>
          <table:table-cell table:style-name="ce4" table:formula="of:=[.I4]*10^-6" office:value-type="float" office:value="0.000028" calcext:value-type="float">
            <text:p>2.8E-05</text:p>
          </table:table-cell>
          <table:table-cell table:style-name="ce4" table:formula="of:=[.J4]*10^-6" office:value-type="float" office:value="0.00000208" calcext:value-type="float">
            <text:p>2.08E-06</text:p>
          </table:table-cell>
          <table:table-cell table:style-name="ce4" table:formula="of:=[.K4]*10^-6" office:value-type="float" office:value="0.0000054" calcext:value-type="float">
            <text:p>5.4E-06</text:p>
          </table:table-cell>
          <table:table-cell table:style-name="ce4" table:formula="of:=[.L4]*10^-6" office:value-type="float" office:value="0.0000004" calcext:value-type="float">
            <text:p>4E-07</text:p>
          </table:table-cell>
          <table:table-cell table:style-name="ce4" table:formula="of:=[.M4]*10^-6" office:value-type="float" office:value="0.00000051" calcext:value-type="float">
            <text:p>5.1E-07</text:p>
          </table:table-cell>
          <table:table-cell table:style-name="ce4" table:formula="of:=[.N4]*10^-6" office:value-type="float" office:value="0" calcext:value-type="float">
            <text:p>0</text:p>
          </table:table-cell>
          <table:table-cell table:style-name="ce4" table:formula="of:=[.O4]*10^-6" office:value-type="float" office:value="0.0000008" calcext:value-type="float">
            <text:p>8E-07</text:p>
          </table:table-cell>
          <table:table-cell table:style-name="ce4" table:formula="of:=[.P4]*10^-6" office:value-type="float" office:value="0.00000043" calcext:value-type="float">
            <text:p>4.3E-07</text:p>
          </table:table-cell>
          <table:table-cell table:style-name="ce4" table:formula="of:=[.Q4]*10^-6" office:value-type="float" office:value="0.00000083" calcext:value-type="float">
            <text:p>8.3E-07</text:p>
          </table:table-cell>
          <table:table-cell table:style-name="ce4" table:formula="of:=[.R4]*10^-6" office:value-type="float" office:value="0.00000202" calcext:value-type="float">
            <text:p>2.02E-06</text:p>
          </table:table-cell>
          <table:table-cell table:number-columns-repeated="1005"/>
        </table:table-row>
        <table:table-row table:style-name="ro7">
          <table:table-cell table:style-name="ce3" office:value-type="string" calcext:value-type="string">
            <text:p>Median CR from SEER 9</text:p>
          </table:table-cell>
          <table:table-cell table:formula="of:=MEDIAN([$'Original datasets'.C2:$'Original datasets'.C424])" office:value-type="float" office:value="0.0126251002167548" calcext:value-type="float">
            <text:p>0.012625100216755</text:p>
          </table:table-cell>
          <table:table-cell table:formula="of:=MEDIAN([$'Original datasets'.D2:$'Original datasets'.D424])" office:value-type="float" office:value="0.00163852003233237" calcext:value-type="float">
            <text:p>0.001638520032332</text:p>
          </table:table-cell>
          <table:table-cell table:formula="of:=MEDIAN([$'Original datasets'.E2:$'Original datasets'.E424])" office:value-type="float" office:value="0.0317526849857545" calcext:value-type="float">
            <text:p>0.031752684985755</text:p>
          </table:table-cell>
          <table:table-cell table:formula="of:=MEDIAN([$'Original datasets'.F2:$'Original datasets'.F424])" office:value-type="float" office:value="0.00255704776959692" calcext:value-type="float">
            <text:p>0.002557047769597</text:p>
          </table:table-cell>
          <table:table-cell table:formula="of:=MEDIAN([$'Original datasets'.G2:$'Original datasets'.G424])" office:value-type="float" office:value="0.00786074690972008" calcext:value-type="float">
            <text:p>0.00786074690972</text:p>
          </table:table-cell>
          <table:table-cell table:formula="of:=MEDIAN([$'Original datasets'.H2:$'Original datasets'.H424])" office:value-type="float" office:value="0.0123307443251004" calcext:value-type="float">
            <text:p>0.0123307443251</text:p>
          </table:table-cell>
          <table:table-cell table:formula="of:=MEDIAN([$'Original datasets'.I2:$'Original datasets'.I424])" office:value-type="float" office:value="0.000205907130277891" calcext:value-type="float">
            <text:p>0.000205907130278</text:p>
          </table:table-cell>
          <table:table-cell table:formula="of:=MEDIAN([$'Original datasets'.J2:$'Original datasets'.J424])" office:value-type="float" office:value="0.00680121294949928" calcext:value-type="float">
            <text:p>0.006801212949499</text:p>
          </table:table-cell>
          <table:table-cell table:formula="of:=MEDIAN([$'Original datasets'.K2:$'Original datasets'.K424])" office:value-type="float" office:value="0.000248276214478647" calcext:value-type="float">
            <text:p>0.000248276214479</text:p>
          </table:table-cell>
          <table:table-cell table:formula="of:=MEDIAN([$'Original datasets'.L2:$'Original datasets'.L424])" office:value-type="float" office:value="0.00350818081413328" calcext:value-type="float">
            <text:p>0.003508180814133</text:p>
          </table:table-cell>
          <table:table-cell table:formula="of:=MEDIAN([$'Original datasets'.M2:$'Original datasets'.M424])" office:value-type="float" office:value="0.0000945354201417638" calcext:value-type="float">
            <text:p>9.45354201417638E-05</text:p>
          </table:table-cell>
          <table:table-cell table:formula="of:=MEDIAN([$'Original datasets'.N2:$'Original datasets'.N424])" office:value-type="float" office:value="0.0056003995527439" calcext:value-type="float">
            <text:p>0.005600399552744</text:p>
          </table:table-cell>
          <table:table-cell table:formula="of:=MEDIAN([$'Original datasets'.O2:$'Original datasets'.O424])" office:value-type="float" office:value="0.000141611984182016" calcext:value-type="float">
            <text:p>0.000141611984182</text:p>
          </table:table-cell>
          <table:table-cell table:formula="of:=MEDIAN([$'Original datasets'.P2:$'Original datasets'.P424])" office:value-type="float" office:value="0.002415218686514" calcext:value-type="float">
            <text:p>0.002415218686514</text:p>
          </table:table-cell>
          <table:table-cell table:formula="of:=MEDIAN([$'Original datasets'.Q2:$'Original datasets'.Q424])" office:value-type="float" office:value="0.00201793835203773" calcext:value-type="float">
            <text:p>0.002017938352038</text:p>
          </table:table-cell>
          <table:table-cell table:formula="of:=MEDIAN([$'Original datasets'.R2:$'Original datasets'.R424])" office:value-type="float" office:value="0.104524332243086" calcext:value-type="float">
            <text:p>0.104524332243086</text:p>
          </table:table-cell>
          <table:table-cell table:formula="of:=MEDIAN([$'Original datasets'.S2:$'Original datasets'.S424])" office:value-type="float" office:value="0.0901183865127676" calcext:value-type="float">
            <text:p>0.090118386512768</text:p>
          </table:table-cell>
          <table:table-cell table:number-columns-repeated="1005"/>
        </table:table-row>
        <table:table-row table:style-name="ro6">
          <table:table-cell table:style-name="ce3" office:value-type="string" calcext:value-type="string">
            <text:p>P(cancer development) from SEER 18</text:p>
          </table:table-cell>
          <table:table-cell office:value-type="string" calcext:value-type="string">
            <text:p>Data unavailable</text:p>
          </table:table-cell>
          <table:table-cell table:formula="of:=[$'Cancer development probability from SEER 18-10Dec'.B3]/100" office:value-type="float" office:value="0.0048" calcext:value-type="float">
            <text:p>0.0048</text:p>
          </table:table-cell>
          <table:table-cell table:formula="of:=[$'Cancer development probability from SEER 18-10Dec'.B2]/100" office:value-type="float" office:value="0.04235" calcext:value-type="float">
            <text:p>0.04235</text:p>
          </table:table-cell>
          <table:table-cell table:formula="of:=[$'Cancer development probability from SEER 18-10Dec'.B4]/100" office:value-type="float" office:value="0.01013" calcext:value-type="float">
            <text:p>0.01013</text:p>
          </table:table-cell>
          <table:table-cell table:formula="of:=[$'Cancer development probability from SEER 18-10Dec'.B7]/100" office:value-type="float" office:value="0.01575" calcext:value-type="float">
            <text:p>0.01575</text:p>
          </table:table-cell>
          <table:table-cell table:formula="of:=[$'Cancer development probability from SEER 18-10Dec'.B5]/100" office:value-type="float" office:value="0.06241" calcext:value-type="float">
            <text:p>0.06241</text:p>
          </table:table-cell>
          <table:table-cell office:value-type="string" calcext:value-type="string">
            <text:p>Data unavailable</text:p>
          </table:table-cell>
          <table:table-cell table:formula="of:=[$'Cancer development probability from SEER 18-10Dec'.B6]/100" office:value-type="float" office:value="0.02272" calcext:value-type="float">
            <text:p>0.02272</text:p>
          </table:table-cell>
          <table:table-cell table:formula="of:=[$'Cancer development probability from SEER 18-10Dec'.B12]/100" office:value-type="float" office:value="0.01268" calcext:value-type="float">
            <text:p>0.01268</text:p>
          </table:table-cell>
          <table:table-cell table:formula="of:=[$'Cancer development probability from SEER 18-10Dec'.B14]/100" office:value-type="float" office:value="0.004" calcext:value-type="float">
            <text:p>0.004</text:p>
          </table:table-cell>
          <table:table-cell office:value-type="string" calcext:value-type="string">
            <text:p>Data unavailable</text:p>
          </table:table-cell>
          <table:table-cell table:style-name="ce9" table:formula="of:=[$'Cancer development probability from SEER 18-10Dec'.B10]/100" office:value-type="float" office:value="0.01221" calcext:value-type="float" table:number-columns-spanned="2" table:number-rows-spanned="1">
            <text:p>0.01221</text:p>
          </table:table-cell>
          <table:covered-table-cell/>
          <table:table-cell table:formula="of:=[$'Cancer development probability from SEER 18-10Dec'.B9]/100" office:value-type="float" office:value="0.0057" calcext:value-type="float">
            <text:p>0.0057</text:p>
          </table:table-cell>
          <table:table-cell table:formula="of:=[$'Cancer development probability from SEER 18-10Dec'.B8]/100" office:value-type="float" office:value="0.00482" calcext:value-type="float">
            <text:p>0.00482</text:p>
          </table:table-cell>
          <table:table-cell table:formula="of:=[$'Cancer development probability from SEER 18-10Dec'.B13]/100" office:value-type="float" office:value="0.11179" calcext:value-type="float">
            <text:p>0.11179</text:p>
          </table:table-cell>
          <table:table-cell table:formula="of:=[$'Cancer development probability from SEER 18-10Dec'.B11]/100" office:value-type="float" office:value="0.12439" calcext:value-type="float">
            <text:p>0.12439</text:p>
          </table:table-cell>
          <table:table-cell table:number-columns-repeated="1005"/>
        </table:table-row>
        <table:table-row table:style-name="ro8">
          <table:table-cell table:style-name="ce3" office:value-type="string" calcext:value-type="string">
            <text:p>Lifetime incidence from SEER 9, as given in Tomasetti (2015) and Hao (2016)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408" calcext:value-type="float">
            <text:p>0.0408</text:p>
          </table:table-cell>
          <table:table-cell table:style-name="Default" office:value-type="float" office:value="0.0071" calcext:value-type="float">
            <text:p>0.007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45" calcext:value-type="float">
            <text:p>0.004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6" calcext:value-type="float">
            <text:p>0.0086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5" calcext:value-type="float">
            <text:p>0.15</text:p>
          </table:table-cell>
          <table:table-cell office:value-type="float" office:value="0.123" calcext:value-type="float">
            <text:p>0.123</text:p>
          </table:table-cell>
          <table:table-cell table:number-columns-repeated="1005"/>
        </table:table-row>
        <table:table-row table:style-name="ro5">
          <table:table-cell table:style-name="ce8" office:value-type="string" calcext:value-type="string">
            <text:p>Random chance model prediction</text:p>
          </table:table-cell>
          <table:table-cell table:style-name="ce11" table:formula="of:=1-(1-(1-[.B5])^[.B3])^36500" office:value-type="float" office:value="0" calcext:value-type="float">
            <text:p>0</text:p>
          </table:table-cell>
          <table:table-cell table:style-name="ce11" table:formula="of:=1-(1-(1-[.C5])^[.C3])^36500" office:value-type="float" office:value="1" calcext:value-type="float">
            <text:p>1</text:p>
          </table:table-cell>
          <table:table-cell table:style-name="ce11" table:formula="of:=1-(1-(1-[.D5])^[.D3])^36500" office:value-type="float" office:value="0" calcext:value-type="float">
            <text:p>0</text:p>
          </table:table-cell>
          <table:table-cell table:style-name="ce11" table:formula="of:=1-(1-(1-[.E5])^[.E3])^36500" office:value-type="float" office:value="0" calcext:value-type="float">
            <text:p>0</text:p>
          </table:table-cell>
          <table:table-cell table:style-name="ce11" table:formula="of:=1-(1-(1-[.F5])^[.F3])^36500" office:value-type="float" office:value="0" calcext:value-type="float">
            <text:p>0</text:p>
          </table:table-cell>
          <table:table-cell table:style-name="ce11" table:formula="of:=1-(1-(1-[.G5])^[.G3])^36500" office:value-type="float" office:value="0" calcext:value-type="float">
            <text:p>0</text:p>
          </table:table-cell>
          <table:table-cell table:style-name="ce11" table:formula="of:=1-(1-(1-[.H5])^[.H3])^36500" office:value-type="float" office:value="1" calcext:value-type="float">
            <text:p>1</text:p>
          </table:table-cell>
          <table:table-cell table:style-name="ce11" table:formula="of:=1-(1-(1-[.I5])^[.I3])^36500" office:value-type="float" office:value="0" calcext:value-type="float">
            <text:p>0</text:p>
          </table:table-cell>
          <table:table-cell table:style-name="ce11" table:formula="of:=1-(1-(1-[.J5])^[.J3])^36500" office:value-type="float" office:value="0.00000422302911362582" calcext:value-type="float">
            <text:p>4.22302911362582E-06</text:p>
          </table:table-cell>
          <table:table-cell table:style-name="ce11" table:formula="of:=1-(1-(1-[.K5])^[.K3])^36500" office:value-type="float" office:value="0" calcext:value-type="float">
            <text:p>0</text:p>
          </table:table-cell>
          <table:table-cell table:style-name="ce11" table:formula="of:=1-(1-(1-[.L5])^[.L3])^36500" office:value-type="float" office:value="0" calcext:value-type="float">
            <text:p>0</text:p>
          </table:table-cell>
          <table:table-cell table:style-name="ce11" table:formula="of:=1-(1-(1-[.M5])^[.M3])^36500" office:value-type="float" office:value="1" calcext:value-type="float">
            <text:p>1</text:p>
          </table:table-cell>
          <table:table-cell table:style-name="ce11" table:formula="of:=1-(1-(1-[.N5])^[.N3])^36500" office:value-type="float" office:value="1" calcext:value-type="float">
            <text:p>1</text:p>
          </table:table-cell>
          <table:table-cell table:style-name="ce11" table:formula="of:=1-(1-(1-[.O5])^[.O3])^36500" office:value-type="float" office:value="0" calcext:value-type="float">
            <text:p>0</text:p>
          </table:table-cell>
          <table:table-cell table:style-name="ce11" table:formula="of:=1-(1-(1-[.P5])^[.P3])^36500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05"/>
        </table:table-row>
        <table:table-row table:style-name="ro2" table:number-rows-repeated="255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32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13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22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24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10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1048166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range table:name="_xlnm._FilterDatabase" table:base-cell-address="$'Original datasets'.$A$1" table:cell-range-address="$'Incidence by site'.$AA$6:.$AA$427"/>
        </table:named-expressions>
      </table:table>
      <table:table table:name="Cancer development probability from SEER 18-10Dec" table:style-name="ta4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20" table:default-cell-style-name="ce1"/>
        <table:table-row table:style-name="ro2">
          <table:table-cell table:style-name="Default" office:value-type="string" calcext:value-type="string">
            <text:p>Cancer Site</text:p>
          </table:table-cell>
          <table:table-cell table:style-name="Default" office:value-type="string" calcext:value-type="string">
            <text:p>Risk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Colon and Rectum</text:p>
          </table:table-cell>
          <table:table-cell table:style-name="Default" office:value-type="float" office:value="4.235" calcext:value-type="float">
            <text:p>4.235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Esophagus</text:p>
          </table:table-cell>
          <table:table-cell table:style-name="Default" office:value-type="float" office:value="0.48" calcext:value-type="float">
            <text:p>0.48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Liver and Intrahepatic Bile Duct</text:p>
          </table:table-cell>
          <table:table-cell table:style-name="Default" office:value-type="float" office:value="1.013" calcext:value-type="float">
            <text:p>1.01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Lung and Bronchus</text:p>
          </table:table-cell>
          <table:table-cell table:style-name="Default" office:value-type="float" office:value="6.241" calcext:value-type="float">
            <text:p>6.24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elanoma of the Skin</text:p>
          </table:table-cell>
          <table:table-cell table:style-name="Default" office:value-type="float" office:value="2.272" calcext:value-type="float">
            <text:p>2.27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Pancreas</text:p>
          </table:table-cell>
          <table:table-cell table:style-name="Default" office:value-type="float" office:value="1.575" calcext:value-type="float">
            <text:p>1.575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Acute Myeloid Leukemia</text:p>
          </table:table-cell>
          <table:table-cell table:style-name="Default" office:value-type="float" office:value="0.482" calcext:value-type="float">
            <text:p>0.48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Chronic Lymphocytic Leukemia</text:p>
          </table:table-cell>
          <table:table-cell table:style-name="Default" office:value-type="float" office:value="0.57" calcext:value-type="float">
            <text:p>0.5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Thyroid</text:p>
          </table:table-cell>
          <table:table-cell table:style-name="Default" office:value-type="float" office:value="1.221" calcext:value-type="float">
            <text:p>1.22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Female Breast</text:p>
          </table:table-cell>
          <table:table-cell table:style-name="Default" office:value-type="float" office:value="12.439" calcext:value-type="float">
            <text:p>12.43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Ovary</text:p>
          </table:table-cell>
          <table:table-cell table:style-name="Default" office:value-type="float" office:value="1.268" calcext:value-type="float">
            <text:p>1.268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Prostate</text:p>
          </table:table-cell>
          <table:table-cell table:style-name="Default" office:value-type="float" office:value="11.179" calcext:value-type="float">
            <text:p>11.17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Testis</text:p>
          </table:table-cell>
          <table:table-cell table:style-name="Default" office:value-type="float" office:value="0.4" calcext:value-type="float">
            <text:p>0.4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Incidence by site'.AA6:'Incidence by site'.AA4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AR PL SungtiL GB" style:font-family-asian="'AR PL SungtiL GB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23:43:08.51282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scd_20_values" style:display-name="PageStyle_lscd 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ope_20_calculation" style:display-name="PageStyle_Slope 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ginal_20_datasets" style:display-name="PageStyle_Original 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28_CR_29_" style:display-name="PageStyle_log(C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5:50:59</meta:creation-date>
    <meta:initial-creator>Vibishan B</meta:initial-creator>
    <dc:language>en-IN</dc:language>
    <dc:date>2019-01-09T23:54:31.337268144</dc:date>
    <meta:editing-cycles>18</meta:editing-cycles>
    <meta:editing-duration>PT1H7M28S</meta:editing-duration>
    <meta:generator>LibreOffice/6.0.7.3$Linux_X86_64 LibreOffice_project/00m0$Build-3</meta:generator>
    <dc:creator>Vibishan B</dc:creator>
    <meta:document-statistic meta:table-count="4" meta:cell-count="1040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